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81mm"/>
    </style:style>
    <style:style style:name="co2" style:family="table-column">
      <style:table-column-properties fo:break-before="auto" style:column-width="53.89mm"/>
    </style:style>
    <style:style style:name="co3" style:family="table-column">
      <style:table-column-properties fo:break-before="auto" style:column-width="84.2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6.25mm"/>
    </style:style>
    <style:style style:name="co6" style:family="table-column">
      <style:table-column-properties fo:break-before="auto" style:column-width="61.61mm"/>
    </style:style>
    <style:style style:name="co7" style:family="table-column">
      <style:table-column-properties fo:break-before="auto" style:column-width="131.55mm"/>
    </style:style>
    <style:style style:name="co8" style:family="table-column">
      <style:table-column-properties fo:break-before="auto" style:column-width="180.59mm"/>
    </style:style>
    <style:style style:name="co9" style:family="table-column">
      <style:table-column-properties fo:break-before="auto" style:column-width="83.13mm"/>
    </style:style>
    <style:style style:name="co10" style:family="table-column">
      <style:table-column-properties fo:break-before="auto" style:column-width="186.88mm"/>
    </style:style>
    <style:style style:name="co11" style:family="table-column">
      <style:table-column-properties fo:break-before="auto" style:column-width="29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o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Lokasi</text:p>
          </table:table-cell>
          <table:table-cell office:value-type="string" calcext:value-type="string">
            <text:p>Tautan</text:p>
          </table:table-cell>
          <table:table-cell office:value-type="string" calcext:value-type="string">
            <text:p>Keterangan</text:p>
          </table:table-cell>
          <table:table-cell office:value-type="string" calcext:value-type="string">
            <text:p>Markdown</text:p>
          </table:table-cell>
        </table:table-row>
        <table:table-row table:style-name="ro1">
          <table:table-cell table:style-name="ce1" office:value-type="string" calcext:value-type="string">
            <text:p>Acara/</text:p>
          </table:table-cell>
          <table:table-cell office:value-type="string" calcext:value-type="string">
            <text:p>/wiki/</text:p>
          </table:table-cell>
          <table:table-cell table:formula="of:=[.B2]&amp;[.A2]" office:value-type="string" office:string-value="/wiki/Acara/" calcext:value-type="string">
            <text:p>/wiki/Acara/</text:p>
          </table:table-cell>
          <table:table-cell office:value-type="string" calcext:value-type="string">
            <text:p>Direktori</text:p>
          </table:table-cell>
          <table:table-cell table:formula="of:=&quot;  * [&quot;&amp;[.A2]&amp;&quot;](&quot;&amp;[.C2]&amp;&quot;)&quot;" office:value-type="string" office:string-value="  * [Acara/](/wiki/Acara/)" calcext:value-type="string">
            <text:p><text:s text:c="2"/>* [Acara/](/wiki/Acara/)</text:p>
          </table:table-cell>
        </table:table-row>
        <table:table-row table:style-name="ro1">
          <table:table-cell table:style-name="ce1" office:value-type="string" calcext:value-type="string">
            <text:p>Assets/</text:p>
          </table:table-cell>
          <table:table-cell office:value-type="string" calcext:value-type="string">
            <text:p>/wiki/</text:p>
          </table:table-cell>
          <table:table-cell table:formula="of:=[.B3]&amp;[.A3]" office:value-type="string" office:string-value="/wiki/Assets/" calcext:value-type="string">
            <text:p>/wiki/Assets/</text:p>
          </table:table-cell>
          <table:table-cell office:value-type="string" calcext:value-type="string">
            <text:p>Direktori</text:p>
          </table:table-cell>
          <table:table-cell table:formula="of:=&quot;  * [&quot;&amp;[.A3]&amp;&quot;](&quot;&amp;[.C3]&amp;&quot;)&quot;" office:value-type="string" office:string-value="  * [Assets/](/wiki/Assets/)" calcext:value-type="string">
            <text:p><text:s text:c="2"/>* [Assets/](/wiki/Assets/)</text:p>
          </table:table-cell>
        </table:table-row>
        <table:table-row table:style-name="ro1">
          <table:table-cell office:value-type="string" calcext:value-type="string">
            <text:p>BlankOn.md</text:p>
          </table:table-cell>
          <table:table-cell office:value-type="string" calcext:value-type="string">
            <text:p>/wiki/</text:p>
          </table:table-cell>
          <table:table-cell table:formula="of:=[.B4]&amp;[.A4]" office:value-type="string" office:string-value="/wiki/BlankOn.md" calcext:value-type="string">
            <text:p>/wiki/BlankOn.md</text:p>
          </table:table-cell>
          <table:table-cell/>
          <table:table-cell table:formula="of:=&quot;  * [&quot;&amp;[.A4]&amp;&quot;](&quot;&amp;[.C4]&amp;&quot;)&quot;" office:value-type="string" office:string-value="  * [BlankOn.md](/wiki/BlankOn.md)" calcext:value-type="string">
            <text:p><text:s text:c="2"/>* [BlankOn.md](/wiki/BlankOn.md)</text:p>
          </table:table-cell>
        </table:table-row>
        <table:table-row table:style-name="ro1">
          <table:table-cell office:value-type="string" calcext:value-type="string">
            <text:p>BukuAlamat.md</text:p>
          </table:table-cell>
          <table:table-cell office:value-type="string" calcext:value-type="string">
            <text:p>/wiki/</text:p>
          </table:table-cell>
          <table:table-cell table:formula="of:=[.B5]&amp;[.A5]" office:value-type="string" office:string-value="/wiki/BukuAlamat.md" calcext:value-type="string">
            <text:p>/wiki/BukuAlamat.md</text:p>
          </table:table-cell>
          <table:table-cell/>
          <table:table-cell table:formula="of:=&quot;  * [&quot;&amp;[.A5]&amp;&quot;](&quot;&amp;[.C5]&amp;&quot;)&quot;" office:value-type="string" office:string-value="  * [BukuAlamat.md](/wiki/BukuAlamat.md)" calcext:value-type="string">
            <text:p><text:s text:c="2"/>* [BukuAlamat.md](/wiki/BukuAlamat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aftarIsi</text:p>
          </table:table-cell>
          <table:table-cell office:value-type="string" calcext:value-type="string">
            <text:p>/wiki/</text:p>
          </table:table-cell>
          <table:table-cell table:formula="of:=[.B7]&amp;[.A7]" office:value-type="string" office:string-value="/wiki/DaftarIsi" calcext:value-type="string">
            <text:p>/wiki/DaftarIsi</text:p>
          </table:table-cell>
          <table:table-cell office:value-type="string" calcext:value-type="string">
            <text:p>Direktori</text:p>
          </table:table-cell>
          <table:table-cell table:formula="of:=&quot;  * [&quot;&amp;[.A7]&amp;&quot;](&quot;&amp;[.C7]&amp;&quot;)&quot;" office:value-type="string" office:string-value="  * [DaftarIsi](/wiki/DaftarIsi)" calcext:value-type="string">
            <text:p><text:s text:c="2"/>* [DaftarIsi](/wiki/DaftarIsi)</text:p>
          </table:table-cell>
        </table:table-row>
        <table:table-row table:style-name="ro1">
          <table:table-cell office:value-type="string" calcext:value-type="string">
            <text:p>FAQ.md</text:p>
          </table:table-cell>
          <table:table-cell office:value-type="string" calcext:value-type="string">
            <text:p>/wiki/</text:p>
          </table:table-cell>
          <table:table-cell table:formula="of:=[.B8]&amp;[.A8]" office:value-type="string" office:string-value="/wiki/FAQ.md" calcext:value-type="string">
            <text:p>/wiki/FAQ.md</text:p>
          </table:table-cell>
          <table:table-cell/>
          <table:table-cell table:formula="of:=&quot;  * [&quot;&amp;[.A8]&amp;&quot;](&quot;&amp;[.C8]&amp;&quot;)&quot;" office:value-type="string" office:string-value="  * [FAQ.md](/wiki/FAQ.md)" calcext:value-type="string">
            <text:p><text:s text:c="2"/>* [FAQ.md](/wiki/FAQ.md)</text:p>
          </table:table-cell>
        </table:table-row>
        <table:table-row table:style-name="ro1">
          <table:table-cell table:style-name="ce3" office:value-type="string" calcext:value-type="string">
            <text:p>HeaderHalaman.md</text:p>
          </table:table-cell>
          <table:table-cell office:value-type="string" calcext:value-type="string">
            <text:p>/wiki/</text:p>
          </table:table-cell>
          <table:table-cell table:formula="of:=[.B9]&amp;[.A9]" office:value-type="string" office:string-value="/wiki/HeaderHalaman.md" calcext:value-type="string">
            <text:p>/wiki/HeaderHalaman.md</text:p>
          </table:table-cell>
          <table:table-cell/>
          <table:table-cell table:formula="of:=&quot;  * [&quot;&amp;[.A9]&amp;&quot;](&quot;&amp;[.C9]&amp;&quot;)&quot;" office:value-type="string" office:string-value="  * [HeaderHalaman.md](/wiki/HeaderHalaman.md)" calcext:value-type="string">
            <text:p><text:s text:c="2"/>* [HeaderHalaman.md](/wiki/HeaderHalaman.md)</text:p>
          </table:table-cell>
        </table:table-row>
        <table:table-row table:style-name="ro1">
          <table:table-cell table:style-name="ce1" office:value-type="string" calcext:value-type="string">
            <text:p>Instalasi/</text:p>
          </table:table-cell>
          <table:table-cell office:value-type="string" calcext:value-type="string">
            <text:p>/wiki/</text:p>
          </table:table-cell>
          <table:table-cell table:formula="of:=[.B10]&amp;[.A10]" office:value-type="string" office:string-value="/wiki/Instalasi/" calcext:value-type="string">
            <text:p>/wiki/Instalasi/</text:p>
          </table:table-cell>
          <table:table-cell office:value-type="string" calcext:value-type="string">
            <text:p>Direktori</text:p>
          </table:table-cell>
          <table:table-cell table:formula="of:=&quot;  * [&quot;&amp;[.A10]&amp;&quot;](&quot;&amp;[.C10]&amp;&quot;)&quot;" office:value-type="string" office:string-value="  * [Instalasi/](/wiki/Instalasi/)" calcext:value-type="string">
            <text:p><text:s text:c="2"/>* [Instalasi/](/wiki/Instalasi/)</text:p>
          </table:table-cell>
        </table:table-row>
        <table:table-row table:style-name="ro1">
          <table:table-cell table:style-name="ce3" office:value-type="string" calcext:value-type="string">
            <text:p>HPLaserJet1020.md</text:p>
          </table:table-cell>
          <table:table-cell office:value-type="string" calcext:value-type="string">
            <text:p>/wiki/Instalasi/</text:p>
          </table:table-cell>
          <table:table-cell table:formula="of:=[.B11]&amp;[.A11]" office:value-type="string" office:string-value="/wiki/Instalasi/HPLaserJet1020.md" calcext:value-type="string">
            <text:p>/wiki/Instalasi/HPLaserJet1020.md</text:p>
          </table:table-cell>
          <table:table-cell/>
          <table:table-cell table:formula="of:=&quot;  * [&quot;&amp;[.A11]&amp;&quot;](&quot;&amp;[.C11]&amp;&quot;)&quot;" office:value-type="string" office:string-value="  * [HPLaserJet1020.md](/wiki/Instalasi/HPLaserJet1020.md)" calcext:value-type="string">
            <text:p><text:s text:c="2"/>* [HPLaserJet1020.md](/wiki/Instalasi/HPLaserJet1020.md)</text:p>
          </table:table-cell>
        </table:table-row>
        <table:table-row table:style-name="ro1">
          <table:table-cell table:style-name="ce3" office:value-type="string" calcext:value-type="string">
            <text:p>IbmLenovo.md</text:p>
          </table:table-cell>
          <table:table-cell office:value-type="string" calcext:value-type="string">
            <text:p>/wiki/Instalasi/</text:p>
          </table:table-cell>
          <table:table-cell table:formula="of:=[.B12]&amp;[.A12]" office:value-type="string" office:string-value="/wiki/Instalasi/IbmLenovo.md" calcext:value-type="string">
            <text:p>/wiki/Instalasi/IbmLenovo.md</text:p>
          </table:table-cell>
          <table:table-cell/>
          <table:table-cell table:formula="of:=&quot;  * [&quot;&amp;[.A12]&amp;&quot;](&quot;&amp;[.C12]&amp;&quot;)&quot;" office:value-type="string" office:string-value="  * [IbmLenovo.md](/wiki/Instalasi/IbmLenovo.md)" calcext:value-type="string">
            <text:p><text:s text:c="2"/>* [IbmLenovo.md](/wiki/Instalasi/IbmLenovo.md)</text:p>
          </table:table-cell>
        </table:table-row>
        <table:table-row table:style-name="ro1">
          <table:table-cell table:style-name="ce3" office:value-type="string" calcext:value-type="string">
            <text:p>Instalasi.md</text:p>
          </table:table-cell>
          <table:table-cell office:value-type="string" calcext:value-type="string">
            <text:p>/wiki/Instalasi/</text:p>
          </table:table-cell>
          <table:table-cell table:formula="of:=[.B13]&amp;[.A13]" office:value-type="string" office:string-value="/wiki/Instalasi/Instalasi.md" calcext:value-type="string">
            <text:p>/wiki/Instalasi/Instalasi.md</text:p>
          </table:table-cell>
          <table:table-cell/>
          <table:table-cell table:formula="of:=&quot;  * [&quot;&amp;[.A13]&amp;&quot;](&quot;&amp;[.C13]&amp;&quot;)&quot;" office:value-type="string" office:string-value="  * [Instalasi.md](/wiki/Instalasi/Instalasi.md)" calcext:value-type="string">
            <text:p><text:s text:c="2"/>* [Instalasi.md](/wiki/Instalasi/Instalasi.md)</text:p>
          </table:table-cell>
        </table:table-row>
        <table:table-row table:style-name="ro1">
          <table:table-cell table:style-name="ce3" office:value-type="string" calcext:value-type="string">
            <text:p>LapTop.md</text:p>
          </table:table-cell>
          <table:table-cell office:value-type="string" calcext:value-type="string">
            <text:p>/wiki/Instalasi/</text:p>
          </table:table-cell>
          <table:table-cell table:formula="of:=[.B14]&amp;[.A14]" office:value-type="string" office:string-value="/wiki/Instalasi/LapTop.md" calcext:value-type="string">
            <text:p>/wiki/Instalasi/LapTop.md</text:p>
          </table:table-cell>
          <table:table-cell/>
          <table:table-cell table:formula="of:=&quot;  * [&quot;&amp;[.A14]&amp;&quot;](&quot;&amp;[.C14]&amp;&quot;)&quot;" office:value-type="string" office:string-value="  * [LapTop.md](/wiki/Instalasi/LapTop.md)" calcext:value-type="string">
            <text:p><text:s text:c="2"/>* [LapTop.md](/wiki/Instalasi/LapTop.md)</text:p>
          </table:table-cell>
        </table:table-row>
        <table:table-row table:style-name="ro1">
          <table:table-cell table:style-name="ce3" office:value-type="string" calcext:value-type="string">
            <text:p>Toshiba.md</text:p>
          </table:table-cell>
          <table:table-cell office:value-type="string" calcext:value-type="string">
            <text:p>/wiki/Instalasi/</text:p>
          </table:table-cell>
          <table:table-cell table:formula="of:=[.B15]&amp;[.A15]" office:value-type="string" office:string-value="/wiki/Instalasi/Toshiba.md" calcext:value-type="string">
            <text:p>/wiki/Instalasi/Toshiba.md</text:p>
          </table:table-cell>
          <table:table-cell/>
          <table:table-cell table:formula="of:=&quot;  * [&quot;&amp;[.A15]&amp;&quot;](&quot;&amp;[.C15]&amp;&quot;)&quot;" office:value-type="string" office:string-value="  * [Toshiba.md](/wiki/Instalasi/Toshiba.md)" calcext:value-type="string">
            <text:p><text:s text:c="2"/>* [Toshiba.md](/wiki/Instalasi/Toshiba.md)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Komunitas/</text:p>
          </table:table-cell>
          <table:table-cell office:value-type="string" calcext:value-type="string">
            <text:p>/wiki/</text:p>
          </table:table-cell>
          <table:table-cell table:formula="of:=[.B17]&amp;[.A17]" office:value-type="string" office:string-value="/wiki/Komunitas/" calcext:value-type="string">
            <text:p>/wiki/Komunitas/</text:p>
          </table:table-cell>
          <table:table-cell office:value-type="string" calcext:value-type="string">
            <text:p>Direktori</text:p>
          </table:table-cell>
          <table:table-cell table:formula="of:=&quot;  * [&quot;&amp;[.A17]&amp;&quot;](&quot;&amp;[.C17]&amp;&quot;)&quot;" office:value-type="string" office:string-value="  * [Komunitas/](/wiki/Komunitas/)" calcext:value-type="string">
            <text:p><text:s text:c="2"/>* [Komunitas/](/wiki/Komunitas/)</text:p>
          </table:table-cell>
        </table:table-row>
        <table:table-row table:style-name="ro1">
          <table:table-cell table:style-name="ce1" office:value-type="string" calcext:value-type="string">
            <text:p>Lainnya/</text:p>
          </table:table-cell>
          <table:table-cell office:value-type="string" calcext:value-type="string">
            <text:p>/wiki/</text:p>
          </table:table-cell>
          <table:table-cell table:formula="of:=[.B18]&amp;[.A18]" office:value-type="string" office:string-value="/wiki/Lainnya/" calcext:value-type="string">
            <text:p>/wiki/Lainnya/</text:p>
          </table:table-cell>
          <table:table-cell office:value-type="string" calcext:value-type="string">
            <text:p>Direktori</text:p>
          </table:table-cell>
          <table:table-cell table:formula="of:=&quot;  * [&quot;&amp;[.A18]&amp;&quot;](&quot;&amp;[.C18]&amp;&quot;)&quot;" office:value-type="string" office:string-value="  * [Lainnya/](/wiki/Lainnya/)" calcext:value-type="string">
            <text:p><text:s text:c="2"/>* [Lainnya/](/wiki/Lainnya/)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/wiki/</text:p>
          </table:table-cell>
          <table:table-cell table:formula="of:=[.B19]&amp;[.A19]" office:value-type="string" office:string-value="/wiki/LICENSE" calcext:value-type="string">
            <text:p>/wiki/LICENSE</text:p>
          </table:table-cell>
          <table:table-cell/>
          <table:table-cell table:formula="of:=&quot;  * [&quot;&amp;[.A19]&amp;&quot;](&quot;&amp;[.C19]&amp;&quot;)&quot;" office:value-type="string" office:string-value="  * [LICENSE](/wiki/LICENSE)" calcext:value-type="string">
            <text:p><text:s text:c="2"/>* [LICENSE](/wiki/LICENSE)</text:p>
          </table:table-cell>
        </table:table-row>
        <table:table-row table:style-name="ro1">
          <table:table-cell office:value-type="string" calcext:value-type="string">
            <text:p>LumbungPaket.md</text:p>
          </table:table-cell>
          <table:table-cell office:value-type="string" calcext:value-type="string">
            <text:p>/wiki/</text:p>
          </table:table-cell>
          <table:table-cell table:formula="of:=[.B20]&amp;[.A20]" office:value-type="string" office:string-value="/wiki/LumbungPaket.md" calcext:value-type="string">
            <text:p>/wiki/LumbungPaket.md</text:p>
          </table:table-cell>
          <table:table-cell/>
          <table:table-cell table:formula="of:=&quot;  * [&quot;&amp;[.A20]&amp;&quot;](&quot;&amp;[.C20]&amp;&quot;)&quot;" office:value-type="string" office:string-value="  * [LumbungPaket.md](/wiki/LumbungPaket.md)" calcext:value-type="string">
            <text:p><text:s text:c="2"/>* [LumbungPaket.md](/wiki/LumbungPaket.md)</text:p>
          </table:table-cell>
        </table:table-row>
        <table:table-row table:style-name="ro1">
          <table:table-cell office:value-type="string" calcext:value-type="string">
            <text:p>Memulai.md</text:p>
          </table:table-cell>
          <table:table-cell office:value-type="string" calcext:value-type="string">
            <text:p>/wiki/</text:p>
          </table:table-cell>
          <table:table-cell table:formula="of:=[.B21]&amp;[.A21]" office:value-type="string" office:string-value="/wiki/Memulai.md" calcext:value-type="string">
            <text:p>/wiki/Memulai.md</text:p>
          </table:table-cell>
          <table:table-cell/>
          <table:table-cell table:formula="of:=&quot;  * [&quot;&amp;[.A21]&amp;&quot;](&quot;&amp;[.C21]&amp;&quot;)&quot;" office:value-type="string" office:string-value="  * [Memulai.md](/wiki/Memulai.md)" calcext:value-type="string">
            <text:p><text:s text:c="2"/>* [Memulai.md](/wiki/Memulai.md)</text:p>
          </table:table-cell>
        </table:table-row>
        <table:table-row table:style-name="ro1">
          <table:table-cell office:value-type="string" calcext:value-type="string">
            <text:p>MendapatkanBlankOn.md</text:p>
          </table:table-cell>
          <table:table-cell office:value-type="string" calcext:value-type="string">
            <text:p>/wiki/</text:p>
          </table:table-cell>
          <table:table-cell table:formula="of:=[.B22]&amp;[.A22]" office:value-type="string" office:string-value="/wiki/MendapatkanBlankOn.md" calcext:value-type="string">
            <text:p>/wiki/MendapatkanBlankOn.md</text:p>
          </table:table-cell>
          <table:table-cell/>
          <table:table-cell table:formula="of:=&quot;  * [&quot;&amp;[.A22]&amp;&quot;](&quot;&amp;[.C22]&amp;&quot;)&quot;" office:value-type="string" office:string-value="  * [MendapatkanBlankOn.md](/wiki/MendapatkanBlankOn.md)" calcext:value-type="string">
            <text:p><text:s text:c="2"/>* [MendapatkanBlankOn.md](/wiki/MendapatkanBlankOn.md)</text:p>
          </table:table-cell>
        </table:table-row>
        <table:table-row table:style-name="ro1">
          <table:table-cell office:value-type="string" calcext:value-type="string">
            <text:p>Misi.md</text:p>
          </table:table-cell>
          <table:table-cell office:value-type="string" calcext:value-type="string">
            <text:p>/wiki/</text:p>
          </table:table-cell>
          <table:table-cell table:formula="of:=[.B23]&amp;[.A23]" office:value-type="string" office:string-value="/wiki/Misi.md" calcext:value-type="string">
            <text:p>/wiki/Misi.md</text:p>
          </table:table-cell>
          <table:table-cell/>
          <table:table-cell table:formula="of:=&quot;  * [&quot;&amp;[.A23]&amp;&quot;](&quot;&amp;[.C23]&amp;&quot;)&quot;" office:value-type="string" office:string-value="  * [Misi.md](/wiki/Misi.md)" calcext:value-type="string">
            <text:p><text:s text:c="2"/>* [Misi.md](/wiki/Misi.md)</text:p>
          </table:table-cell>
        </table:table-row>
        <table:table-row table:style-name="ro1">
          <table:table-cell office:value-type="string" calcext:value-type="string">
            <text:p>Partisipasi.md</text:p>
          </table:table-cell>
          <table:table-cell office:value-type="string" calcext:value-type="string">
            <text:p>/wiki/</text:p>
          </table:table-cell>
          <table:table-cell table:formula="of:=[.B24]&amp;[.A24]" office:value-type="string" office:string-value="/wiki/Partisipasi.md" calcext:value-type="string">
            <text:p>/wiki/Partisipasi.md</text:p>
          </table:table-cell>
          <table:table-cell/>
          <table:table-cell table:formula="of:=&quot;  * [&quot;&amp;[.A24]&amp;&quot;](&quot;&amp;[.C24]&amp;&quot;)&quot;" office:value-type="string" office:string-value="  * [Partisipasi.md](/wiki/Partisipasi.md)" calcext:value-type="string">
            <text:p><text:s text:c="2"/>* [Partisipasi.md](/wiki/Partisipasi.md)</text:p>
          </table:table-cell>
        </table:table-row>
        <table:table-row table:style-name="ro1">
          <table:table-cell office:value-type="string" calcext:value-type="string">
            <text:p>ProdukBlankOn</text:p>
          </table:table-cell>
          <table:table-cell office:value-type="string" calcext:value-type="string">
            <text:p>/wiki/</text:p>
          </table:table-cell>
          <table:table-cell table:formula="of:=[.B25]&amp;[.A25]" office:value-type="string" office:string-value="/wiki/ProdukBlankOn" calcext:value-type="string">
            <text:p>/wiki/ProdukBlankOn</text:p>
          </table:table-cell>
          <table:table-cell/>
          <table:table-cell table:formula="of:=&quot;  * [&quot;&amp;[.A25]&amp;&quot;](&quot;&amp;[.C25]&amp;&quot;)&quot;" office:value-type="string" office:string-value="  * [ProdukBlankOn](/wiki/ProdukBlankOn)" calcext:value-type="string">
            <text:p><text:s text:c="2"/>* [ProdukBlankOn](/wiki/ProdukBlankOn)</text:p>
          </table:table-cell>
        </table:table-row>
        <table:table-row table:style-name="ro1">
          <table:table-cell table:style-name="ce1" office:value-type="string" calcext:value-type="string">
            <text:p>Profil/</text:p>
          </table:table-cell>
          <table:table-cell office:value-type="string" calcext:value-type="string">
            <text:p>/wiki/</text:p>
          </table:table-cell>
          <table:table-cell table:formula="of:=[.B26]&amp;[.A26]" office:value-type="string" office:string-value="/wiki/Profil/" calcext:value-type="string">
            <text:p>/wiki/Profil/</text:p>
          </table:table-cell>
          <table:table-cell office:value-type="string" calcext:value-type="string">
            <text:p>Direktori</text:p>
          </table:table-cell>
          <table:table-cell table:formula="of:=&quot;  * [&quot;&amp;[.A26]&amp;&quot;](&quot;&amp;[.C26]&amp;&quot;)&quot;" office:value-type="string" office:string-value="  * [Profil/](/wiki/Profil/)" calcext:value-type="string">
            <text:p><text:s text:c="2"/>* [Profil/](/wiki/Profil/)</text:p>
          </table:table-cell>
        </table:table-row>
        <table:table-row table:style-name="ro1">
          <table:table-cell table:style-name="ce1" office:value-type="string" calcext:value-type="string">
            <text:p>Proyek/</text:p>
          </table:table-cell>
          <table:table-cell office:value-type="string" calcext:value-type="string">
            <text:p>/wiki/</text:p>
          </table:table-cell>
          <table:table-cell table:formula="of:=[.B27]&amp;[.A27]" office:value-type="string" office:string-value="/wiki/Proyek/" calcext:value-type="string">
            <text:p>/wiki/Proyek/</text:p>
          </table:table-cell>
          <table:table-cell office:value-type="string" calcext:value-type="string">
            <text:p>Direktori</text:p>
          </table:table-cell>
          <table:table-cell table:formula="of:=&quot;  * [&quot;&amp;[.A27]&amp;&quot;](&quot;&amp;[.C27]&amp;&quot;)&quot;" office:value-type="string" office:string-value="  * [Proyek/](/wiki/Proyek/)" calcext:value-type="string">
            <text:p><text:s text:c="2"/>* [Proyek/](/wiki/Proyek/)</text:p>
          </table:table-cell>
        </table:table-row>
        <table:table-row table:style-name="ro1">
          <table:table-cell table:style-name="ce3" office:value-type="string" calcext:value-type="string">
            <text:p>README.md</text:p>
          </table:table-cell>
          <table:table-cell office:value-type="string" calcext:value-type="string">
            <text:p>/wiki/</text:p>
          </table:table-cell>
          <table:table-cell table:formula="of:=[.B28]&amp;[.A28]" office:value-type="string" office:string-value="/wiki/README.md" calcext:value-type="string">
            <text:p>/wiki/README.md</text:p>
          </table:table-cell>
          <table:table-cell/>
          <table:table-cell table:formula="of:=&quot;  * [&quot;&amp;[.A28]&amp;&quot;](&quot;&amp;[.C28]&amp;&quot;)&quot;" office:value-type="string" office:string-value="  * [README.md](/wiki/README.md)" calcext:value-type="string">
            <text:p><text:s text:c="2"/>* [README.md](/wiki/README.md)</text:p>
          </table:table-cell>
        </table:table-row>
        <table:table-row table:style-name="ro1">
          <table:table-cell office:value-type="string" calcext:value-type="string">
            <text:p>Rujukan.txt</text:p>
          </table:table-cell>
          <table:table-cell office:value-type="string" calcext:value-type="string">
            <text:p>/wiki/</text:p>
          </table:table-cell>
          <table:table-cell table:formula="of:=[.B29]&amp;[.A29]" office:value-type="string" office:string-value="/wiki/Rujukan.txt" calcext:value-type="string">
            <text:p>/wiki/Rujukan.txt</text:p>
          </table:table-cell>
          <table:table-cell/>
          <table:table-cell table:formula="of:=&quot;  * [&quot;&amp;[.A29]&amp;&quot;](&quot;&amp;[.C29]&amp;&quot;)&quot;" office:value-type="string" office:string-value="  * [Rujukan.txt](/wiki/Rujukan.txt)" calcext:value-type="string">
            <text:p><text:s text:c="2"/>* [Rujukan.txt](/wiki/Rujukan.txt)</text:p>
          </table:table-cell>
        </table:table-row>
        <table:table-row table:style-name="ro1">
          <table:table-cell table:style-name="ce1" office:value-type="string" calcext:value-type="string">
            <text:p>TimPengembang/</text:p>
          </table:table-cell>
          <table:table-cell office:value-type="string" calcext:value-type="string">
            <text:p>/wiki/</text:p>
          </table:table-cell>
          <table:table-cell table:formula="of:=[.B30]&amp;[.A30]" office:value-type="string" office:string-value="/wiki/TimPengembang/" calcext:value-type="string">
            <text:p>/wiki/TimPengembang/</text:p>
          </table:table-cell>
          <table:table-cell office:value-type="string" calcext:value-type="string">
            <text:p>Direktori</text:p>
          </table:table-cell>
          <table:table-cell table:formula="of:=&quot;  * [&quot;&amp;[.A30]&amp;&quot;](&quot;&amp;[.C30]&amp;&quot;)&quot;" office:value-type="string" office:string-value="  * [TimPengembang/](/wiki/TimPengembang/)" calcext:value-type="string">
            <text:p><text:s text:c="2"/>* [TimPengembang/](/wiki/TimPengembang/)</text:p>
          </table:table-cell>
        </table:table-row>
        <table:table-row table:style-name="ro1">
          <table:table-cell table:style-name="ce1" office:value-type="string" calcext:value-type="string">
            <text:p>CakramPengaya</text:p>
          </table:table-cell>
          <table:table-cell office:value-type="string" calcext:value-type="string">
            <text:p>/wiki/</text:p>
          </table:table-cell>
          <table:table-cell table:formula="of:=[.B31]&amp;[.A31]" office:value-type="string" office:string-value="/wiki/CakramPengaya" calcext:value-type="string">
            <text:p>/wiki/CakramPengaya</text:p>
          </table:table-cell>
          <table:table-cell office:value-type="string" calcext:value-type="string">
            <text:p>Direktori</text:p>
          </table:table-cell>
          <table:table-cell table:formula="of:=&quot;  * [&quot;&amp;[.A31]&amp;&quot;](&quot;&amp;[.C31]&amp;&quot;)&quot;" office:value-type="string" office:string-value="  * [CakramPengaya](/wiki/CakramPengaya)" calcext:value-type="string">
            <text:p><text:s text:c="2"/>* [CakramPengaya](/wiki/CakramPengaya)</text:p>
          </table:table-cell>
        </table:table-row>
        <table:table-row table:style-name="ro1">
          <table:table-cell office:value-type="string" calcext:value-type="string">
            <text:p>CakramPengaya.md</text:p>
          </table:table-cell>
          <table:table-cell office:value-type="string" calcext:value-type="string">
            <text:p>/wiki/CakramPengaya/</text:p>
          </table:table-cell>
          <table:table-cell table:formula="of:=[.B32]&amp;[.A32]" office:value-type="string" office:string-value="/wiki/CakramPengaya/CakramPengaya.md" calcext:value-type="string">
            <text:p>/wiki/CakramPengaya/CakramPengaya.md</text:p>
          </table:table-cell>
          <table:table-cell/>
          <table:table-cell table:formula="of:=&quot;  * [&quot;&amp;[.A32]&amp;&quot;](&quot;&amp;[.C32]&amp;&quot;)&quot;" office:value-type="string" office:string-value="  * [CakramPengaya.md](/wiki/CakramPengaya/CakramPengaya.md)" calcext:value-type="string">
            <text:p><text:s text:c="2"/>* [CakramPengaya.md](/wiki/CakramPengaya/CakramPengaya.md)</text:p>
          </table:table-cell>
        </table:table-row>
        <table:table-row table:style-name="ro1">
          <table:table-cell office:value-type="string" calcext:value-type="string">
            <text:p>CD1.md</text:p>
          </table:table-cell>
          <table:table-cell office:value-type="string" calcext:value-type="string">
            <text:p>/wiki/CakramPengaya/</text:p>
          </table:table-cell>
          <table:table-cell table:formula="of:=[.B33]&amp;[.A33]" office:value-type="string" office:string-value="/wiki/CakramPengaya/CD1.md" calcext:value-type="string">
            <text:p>/wiki/CakramPengaya/CD1.md</text:p>
          </table:table-cell>
          <table:table-cell/>
          <table:table-cell table:formula="of:=&quot;  * [&quot;&amp;[.A33]&amp;&quot;](&quot;&amp;[.C33]&amp;&quot;)&quot;" office:value-type="string" office:string-value="  * [CD1.md](/wiki/CakramPengaya/CD1.md)" calcext:value-type="string">
            <text:p><text:s text:c="2"/>* [CD1.md](/wiki/CakramPengaya/CD1.md)</text:p>
          </table:table-cell>
        </table:table-row>
        <table:table-row table:style-name="ro1">
          <table:table-cell office:value-type="string" calcext:value-type="string">
            <text:p>CD2.md</text:p>
          </table:table-cell>
          <table:table-cell office:value-type="string" calcext:value-type="string">
            <text:p>/wiki/CakramPengaya/</text:p>
          </table:table-cell>
          <table:table-cell table:formula="of:=[.B34]&amp;[.A34]" office:value-type="string" office:string-value="/wiki/CakramPengaya/CD2.md" calcext:value-type="string">
            <text:p>/wiki/CakramPengaya/CD2.md</text:p>
          </table:table-cell>
          <table:table-cell/>
          <table:table-cell table:formula="of:=&quot;  * [&quot;&amp;[.A34]&amp;&quot;](&quot;&amp;[.C34]&amp;&quot;)&quot;" office:value-type="string" office:string-value="  * [CD2.md](/wiki/CakramPengaya/CD2.md)" calcext:value-type="string">
            <text:p><text:s text:c="2"/>* [CD2.md](/wiki/CakramPengaya/CD2.md)</text:p>
          </table:table-cell>
        </table:table-row>
        <table:table-row table:style-name="ro1">
          <table:table-cell office:value-type="string" calcext:value-type="string">
            <text:p>CD3.md</text:p>
          </table:table-cell>
          <table:table-cell office:value-type="string" calcext:value-type="string">
            <text:p>/wiki/CakramPengaya/</text:p>
          </table:table-cell>
          <table:table-cell table:formula="of:=[.B35]&amp;[.A35]" office:value-type="string" office:string-value="/wiki/CakramPengaya/CD3.md" calcext:value-type="string">
            <text:p>/wiki/CakramPengaya/CD3.md</text:p>
          </table:table-cell>
          <table:table-cell/>
          <table:table-cell table:formula="of:=&quot;  * [&quot;&amp;[.A35]&amp;&quot;](&quot;&amp;[.C35]&amp;&quot;)&quot;" office:value-type="string" office:string-value="  * [CD3.md](/wiki/CakramPengaya/CD3.md)" calcext:value-type="string">
            <text:p><text:s text:c="2"/>* [CD3.md](/wiki/CakramPengaya/CD3.md)</text:p>
          </table:table-cell>
        </table:table-row>
        <table:table-row table:style-name="ro1">
          <table:table-cell office:value-type="string" calcext:value-type="string">
            <text:p>CD4.md</text:p>
          </table:table-cell>
          <table:table-cell office:value-type="string" calcext:value-type="string">
            <text:p>/wiki/CakramPengaya/</text:p>
          </table:table-cell>
          <table:table-cell table:formula="of:=[.B36]&amp;[.A36]" office:value-type="string" office:string-value="/wiki/CakramPengaya/CD4.md" calcext:value-type="string">
            <text:p>/wiki/CakramPengaya/CD4.md</text:p>
          </table:table-cell>
          <table:table-cell/>
          <table:table-cell table:formula="of:=&quot;  * [&quot;&amp;[.A36]&amp;&quot;](&quot;&amp;[.C36]&amp;&quot;)&quot;" office:value-type="string" office:string-value="  * [CD4.md](/wiki/CakramPengaya/CD4.md)" calcext:value-type="string">
            <text:p><text:s text:c="2"/>* [CD4.md](/wiki/CakramPengaya/CD4.md)</text:p>
          </table:table-cell>
        </table:table-row>
        <table:table-row table:style-name="ro1">
          <table:table-cell office:value-type="string" calcext:value-type="string">
            <text:p>Kreatif.md</text:p>
          </table:table-cell>
          <table:table-cell office:value-type="string" calcext:value-type="string">
            <text:p>/wiki/CakramPengaya/</text:p>
          </table:table-cell>
          <table:table-cell table:formula="of:=[.B37]&amp;[.A37]" office:value-type="string" office:string-value="/wiki/CakramPengaya/Kreatif.md" calcext:value-type="string">
            <text:p>/wiki/CakramPengaya/Kreatif.md</text:p>
          </table:table-cell>
          <table:table-cell/>
          <table:table-cell table:formula="of:=&quot;  * [&quot;&amp;[.A37]&amp;&quot;](&quot;&amp;[.C37]&amp;&quot;)&quot;" office:value-type="string" office:string-value="  * [Kreatif.md](/wiki/CakramPengaya/Kreatif.md)" calcext:value-type="string">
            <text:p><text:s text:c="2"/>* [Kreatif.md](/wiki/CakramPengaya/Kreatif.md)</text:p>
          </table:table-cell>
        </table:table-row>
        <table:table-row table:style-name="ro1">
          <table:table-cell office:value-type="string" calcext:value-type="string">
            <text:p>Multimedia.md</text:p>
          </table:table-cell>
          <table:table-cell office:value-type="string" calcext:value-type="string">
            <text:p>/wiki/CakramPengaya/</text:p>
          </table:table-cell>
          <table:table-cell table:formula="of:=[.B38]&amp;[.A38]" office:value-type="string" office:string-value="/wiki/CakramPengaya/Multimedia.md" calcext:value-type="string">
            <text:p>/wiki/CakramPengaya/Multimedia.md</text:p>
          </table:table-cell>
          <table:table-cell/>
          <table:table-cell table:formula="of:=&quot;  * [&quot;&amp;[.A38]&amp;&quot;](&quot;&amp;[.C38]&amp;&quot;)&quot;" office:value-type="string" office:string-value="  * [Multimedia.md](/wiki/CakramPengaya/Multimedia.md)" calcext:value-type="string">
            <text:p><text:s text:c="2"/>* [Multimedia.md](/wiki/CakramPengaya/Multimedia.md)</text:p>
          </table:table-cell>
        </table:table-row>
        <table:table-row table:style-name="ro1">
          <table:table-cell office:value-type="string" calcext:value-type="string">
            <text:p>Request.md</text:p>
          </table:table-cell>
          <table:table-cell office:value-type="string" calcext:value-type="string">
            <text:p>/wiki/CakramPengaya/</text:p>
          </table:table-cell>
          <table:table-cell table:formula="of:=[.B39]&amp;[.A39]" office:value-type="string" office:string-value="/wiki/CakramPengaya/Request.md" calcext:value-type="string">
            <text:p>/wiki/CakramPengaya/Request.md</text:p>
          </table:table-cell>
          <table:table-cell/>
          <table:table-cell table:formula="of:=&quot;  * [&quot;&amp;[.A39]&amp;&quot;](&quot;&amp;[.C39]&amp;&quot;)&quot;" office:value-type="string" office:string-value="  * [Request.md](/wiki/CakramPengaya/Request.md)" calcext:value-type="string">
            <text:p><text:s text:c="2"/>* [Request.md](/wiki/CakramPengaya/Request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i.png</text:p>
          </table:table-cell>
          <table:table-cell office:value-type="string" calcext:value-type="string">
            <text:p>/wiki/Assets/Images/</text:p>
          </table:table-cell>
          <table:table-cell table:formula="of:=[.B41]&amp;[.A41]" office:value-type="string" office:string-value="/wiki/Assets/Images/Boni.png" calcext:value-type="string">
            <text:p>/wiki/Assets/Images/Boni.png</text:p>
          </table:table-cell>
          <table:table-cell/>
          <table:table-cell table:formula="of:=&quot;  * [&quot;&amp;[.A41]&amp;&quot;](&quot;&amp;[.C41]&amp;&quot;)&quot;" office:value-type="string" office:string-value="  * [Boni.png](/wiki/Assets/Images/Boni.png)" calcext:value-type="string">
            <text:p><text:s text:c="2"/>* [Boni.png](/wiki/Assets/Images/Boni.png)</text:p>
          </table:table-cell>
        </table:table-row>
        <table:table-row table:style-name="ro1">
          <table:table-cell office:value-type="string" calcext:value-type="string">
            <text:p>DaftarTautanGambar.md</text:p>
          </table:table-cell>
          <table:table-cell office:value-type="string" calcext:value-type="string">
            <text:p>/wiki/Assets/Images/</text:p>
          </table:table-cell>
          <table:table-cell table:formula="of:=[.B42]&amp;[.A42]" office:value-type="string" office:string-value="/wiki/Assets/Images/DaftarTautanGambar.md" calcext:value-type="string">
            <text:p>/wiki/Assets/Images/DaftarTautanGambar.md</text:p>
          </table:table-cell>
          <table:table-cell/>
          <table:table-cell table:formula="of:=&quot;  * [&quot;&amp;[.A42]&amp;&quot;](&quot;&amp;[.C42]&amp;&quot;)&quot;" office:value-type="string" office:string-value="  * [DaftarTautanGambar.md](/wiki/Assets/Images/DaftarTautanGambar.md)" calcext:value-type="string">
            <text:p><text:s text:c="2"/>* [DaftarTautanGambar.md](/wiki/Assets/Images/DaftarTautanGambar.md)</text:p>
          </table:table-cell>
        </table:table-row>
        <table:table-row table:style-name="ro1">
          <table:table-cell office:value-type="string" calcext:value-type="string">
            <text:p>Github10.png</text:p>
          </table:table-cell>
          <table:table-cell office:value-type="string" calcext:value-type="string">
            <text:p>/wiki/Assets/Images/</text:p>
          </table:table-cell>
          <table:table-cell table:formula="of:=[.B43]&amp;[.A43]" office:value-type="string" office:string-value="/wiki/Assets/Images/Github10.png" calcext:value-type="string">
            <text:p>/wiki/Assets/Images/Github10.png</text:p>
          </table:table-cell>
          <table:table-cell/>
          <table:table-cell table:formula="of:=&quot;  * [&quot;&amp;[.A43]&amp;&quot;](&quot;&amp;[.C43]&amp;&quot;)&quot;" office:value-type="string" office:string-value="  * [Github10.png](/wiki/Assets/Images/Github10.png)" calcext:value-type="string">
            <text:p><text:s text:c="2"/>* [Github10.png](/wiki/Assets/Images/Github10.png)</text:p>
          </table:table-cell>
        </table:table-row>
        <table:table-row table:style-name="ro1">
          <table:table-cell office:value-type="string" calcext:value-type="string">
            <text:p>Github11.png</text:p>
          </table:table-cell>
          <table:table-cell office:value-type="string" calcext:value-type="string">
            <text:p>/wiki/Assets/Images/</text:p>
          </table:table-cell>
          <table:table-cell table:formula="of:=[.B44]&amp;[.A44]" office:value-type="string" office:string-value="/wiki/Assets/Images/Github11.png" calcext:value-type="string">
            <text:p>/wiki/Assets/Images/Github11.png</text:p>
          </table:table-cell>
          <table:table-cell/>
          <table:table-cell table:formula="of:=&quot;  * [&quot;&amp;[.A44]&amp;&quot;](&quot;&amp;[.C44]&amp;&quot;)&quot;" office:value-type="string" office:string-value="  * [Github11.png](/wiki/Assets/Images/Github11.png)" calcext:value-type="string">
            <text:p><text:s text:c="2"/>* [Github11.png](/wiki/Assets/Images/Github11.png)</text:p>
          </table:table-cell>
        </table:table-row>
        <table:table-row table:style-name="ro1">
          <table:table-cell office:value-type="string" calcext:value-type="string">
            <text:p>Github12.png</text:p>
          </table:table-cell>
          <table:table-cell office:value-type="string" calcext:value-type="string">
            <text:p>/wiki/Assets/Images/</text:p>
          </table:table-cell>
          <table:table-cell table:formula="of:=[.B45]&amp;[.A45]" office:value-type="string" office:string-value="/wiki/Assets/Images/Github12.png" calcext:value-type="string">
            <text:p>/wiki/Assets/Images/Github12.png</text:p>
          </table:table-cell>
          <table:table-cell/>
          <table:table-cell table:formula="of:=&quot;  * [&quot;&amp;[.A45]&amp;&quot;](&quot;&amp;[.C45]&amp;&quot;)&quot;" office:value-type="string" office:string-value="  * [Github12.png](/wiki/Assets/Images/Github12.png)" calcext:value-type="string">
            <text:p><text:s text:c="2"/>* [Github12.png](/wiki/Assets/Images/Github12.png)</text:p>
          </table:table-cell>
        </table:table-row>
        <table:table-row table:style-name="ro1">
          <table:table-cell office:value-type="string" calcext:value-type="string">
            <text:p>Github13.png</text:p>
          </table:table-cell>
          <table:table-cell office:value-type="string" calcext:value-type="string">
            <text:p>/wiki/Assets/Images/</text:p>
          </table:table-cell>
          <table:table-cell table:formula="of:=[.B46]&amp;[.A46]" office:value-type="string" office:string-value="/wiki/Assets/Images/Github13.png" calcext:value-type="string">
            <text:p>/wiki/Assets/Images/Github13.png</text:p>
          </table:table-cell>
          <table:table-cell/>
          <table:table-cell table:formula="of:=&quot;  * [&quot;&amp;[.A46]&amp;&quot;](&quot;&amp;[.C46]&amp;&quot;)&quot;" office:value-type="string" office:string-value="  * [Github13.png](/wiki/Assets/Images/Github13.png)" calcext:value-type="string">
            <text:p><text:s text:c="2"/>* [Github13.png](/wiki/Assets/Images/Github13.png)</text:p>
          </table:table-cell>
        </table:table-row>
        <table:table-row table:style-name="ro1">
          <table:table-cell office:value-type="string" calcext:value-type="string">
            <text:p>Github14.png</text:p>
          </table:table-cell>
          <table:table-cell office:value-type="string" calcext:value-type="string">
            <text:p>/wiki/Assets/Images/</text:p>
          </table:table-cell>
          <table:table-cell table:formula="of:=[.B47]&amp;[.A47]" office:value-type="string" office:string-value="/wiki/Assets/Images/Github14.png" calcext:value-type="string">
            <text:p>/wiki/Assets/Images/Github14.png</text:p>
          </table:table-cell>
          <table:table-cell/>
          <table:table-cell table:formula="of:=&quot;  * [&quot;&amp;[.A47]&amp;&quot;](&quot;&amp;[.C47]&amp;&quot;)&quot;" office:value-type="string" office:string-value="  * [Github14.png](/wiki/Assets/Images/Github14.png)" calcext:value-type="string">
            <text:p><text:s text:c="2"/>* [Github14.png](/wiki/Assets/Images/Github14.png)</text:p>
          </table:table-cell>
        </table:table-row>
        <table:table-row table:style-name="ro1">
          <table:table-cell office:value-type="string" calcext:value-type="string">
            <text:p>Github15.png</text:p>
          </table:table-cell>
          <table:table-cell office:value-type="string" calcext:value-type="string">
            <text:p>/wiki/Assets/Images/</text:p>
          </table:table-cell>
          <table:table-cell table:formula="of:=[.B48]&amp;[.A48]" office:value-type="string" office:string-value="/wiki/Assets/Images/Github15.png" calcext:value-type="string">
            <text:p>/wiki/Assets/Images/Github15.png</text:p>
          </table:table-cell>
          <table:table-cell/>
          <table:table-cell table:formula="of:=&quot;  * [&quot;&amp;[.A48]&amp;&quot;](&quot;&amp;[.C48]&amp;&quot;)&quot;" office:value-type="string" office:string-value="  * [Github15.png](/wiki/Assets/Images/Github15.png)" calcext:value-type="string">
            <text:p><text:s text:c="2"/>* [Github15.png](/wiki/Assets/Images/Github15.png)</text:p>
          </table:table-cell>
        </table:table-row>
        <table:table-row table:style-name="ro1">
          <table:table-cell office:value-type="string" calcext:value-type="string">
            <text:p>Github16.png</text:p>
          </table:table-cell>
          <table:table-cell office:value-type="string" calcext:value-type="string">
            <text:p>/wiki/Assets/Images/</text:p>
          </table:table-cell>
          <table:table-cell table:formula="of:=[.B49]&amp;[.A49]" office:value-type="string" office:string-value="/wiki/Assets/Images/Github16.png" calcext:value-type="string">
            <text:p>/wiki/Assets/Images/Github16.png</text:p>
          </table:table-cell>
          <table:table-cell/>
          <table:table-cell table:formula="of:=&quot;  * [&quot;&amp;[.A49]&amp;&quot;](&quot;&amp;[.C49]&amp;&quot;)&quot;" office:value-type="string" office:string-value="  * [Github16.png](/wiki/Assets/Images/Github16.png)" calcext:value-type="string">
            <text:p><text:s text:c="2"/>* [Github16.png](/wiki/Assets/Images/Github16.png)</text:p>
          </table:table-cell>
        </table:table-row>
        <table:table-row table:style-name="ro1">
          <table:table-cell office:value-type="string" calcext:value-type="string">
            <text:p>Github17.png</text:p>
          </table:table-cell>
          <table:table-cell office:value-type="string" calcext:value-type="string">
            <text:p>/wiki/Assets/Images/</text:p>
          </table:table-cell>
          <table:table-cell table:formula="of:=[.B50]&amp;[.A50]" office:value-type="string" office:string-value="/wiki/Assets/Images/Github17.png" calcext:value-type="string">
            <text:p>/wiki/Assets/Images/Github17.png</text:p>
          </table:table-cell>
          <table:table-cell/>
          <table:table-cell table:formula="of:=&quot;  * [&quot;&amp;[.A50]&amp;&quot;](&quot;&amp;[.C50]&amp;&quot;)&quot;" office:value-type="string" office:string-value="  * [Github17.png](/wiki/Assets/Images/Github17.png)" calcext:value-type="string">
            <text:p><text:s text:c="2"/>* [Github17.png](/wiki/Assets/Images/Github17.png)</text:p>
          </table:table-cell>
        </table:table-row>
        <table:table-row table:style-name="ro1">
          <table:table-cell office:value-type="string" calcext:value-type="string">
            <text:p>Github18.png</text:p>
          </table:table-cell>
          <table:table-cell office:value-type="string" calcext:value-type="string">
            <text:p>/wiki/Assets/Images/</text:p>
          </table:table-cell>
          <table:table-cell table:formula="of:=[.B51]&amp;[.A51]" office:value-type="string" office:string-value="/wiki/Assets/Images/Github18.png" calcext:value-type="string">
            <text:p>/wiki/Assets/Images/Github18.png</text:p>
          </table:table-cell>
          <table:table-cell/>
          <table:table-cell table:formula="of:=&quot;  * [&quot;&amp;[.A51]&amp;&quot;](&quot;&amp;[.C51]&amp;&quot;)&quot;" office:value-type="string" office:string-value="  * [Github18.png](/wiki/Assets/Images/Github18.png)" calcext:value-type="string">
            <text:p><text:s text:c="2"/>* [Github18.png](/wiki/Assets/Images/Github18.png)</text:p>
          </table:table-cell>
        </table:table-row>
        <table:table-row table:style-name="ro1">
          <table:table-cell office:value-type="string" calcext:value-type="string">
            <text:p>Github1.png</text:p>
          </table:table-cell>
          <table:table-cell office:value-type="string" calcext:value-type="string">
            <text:p>/wiki/Assets/Images/</text:p>
          </table:table-cell>
          <table:table-cell table:formula="of:=[.B52]&amp;[.A52]" office:value-type="string" office:string-value="/wiki/Assets/Images/Github1.png" calcext:value-type="string">
            <text:p>/wiki/Assets/Images/Github1.png</text:p>
          </table:table-cell>
          <table:table-cell/>
          <table:table-cell table:formula="of:=&quot;  * [&quot;&amp;[.A52]&amp;&quot;](&quot;&amp;[.C52]&amp;&quot;)&quot;" office:value-type="string" office:string-value="  * [Github1.png](/wiki/Assets/Images/Github1.png)" calcext:value-type="string">
            <text:p><text:s text:c="2"/>* [Github1.png](/wiki/Assets/Images/Github1.png)</text:p>
          </table:table-cell>
        </table:table-row>
        <table:table-row table:style-name="ro1">
          <table:table-cell office:value-type="string" calcext:value-type="string">
            <text:p>Github2.png</text:p>
          </table:table-cell>
          <table:table-cell office:value-type="string" calcext:value-type="string">
            <text:p>/wiki/Assets/Images/</text:p>
          </table:table-cell>
          <table:table-cell table:formula="of:=[.B53]&amp;[.A53]" office:value-type="string" office:string-value="/wiki/Assets/Images/Github2.png" calcext:value-type="string">
            <text:p>/wiki/Assets/Images/Github2.png</text:p>
          </table:table-cell>
          <table:table-cell/>
          <table:table-cell table:formula="of:=&quot;  * [&quot;&amp;[.A53]&amp;&quot;](&quot;&amp;[.C53]&amp;&quot;)&quot;" office:value-type="string" office:string-value="  * [Github2.png](/wiki/Assets/Images/Github2.png)" calcext:value-type="string">
            <text:p><text:s text:c="2"/>* [Github2.png](/wiki/Assets/Images/Github2.png)</text:p>
          </table:table-cell>
        </table:table-row>
        <table:table-row table:style-name="ro1">
          <table:table-cell office:value-type="string" calcext:value-type="string">
            <text:p>Github3.png</text:p>
          </table:table-cell>
          <table:table-cell office:value-type="string" calcext:value-type="string">
            <text:p>/wiki/Assets/Images/</text:p>
          </table:table-cell>
          <table:table-cell table:formula="of:=[.B54]&amp;[.A54]" office:value-type="string" office:string-value="/wiki/Assets/Images/Github3.png" calcext:value-type="string">
            <text:p>/wiki/Assets/Images/Github3.png</text:p>
          </table:table-cell>
          <table:table-cell/>
          <table:table-cell table:formula="of:=&quot;  * [&quot;&amp;[.A54]&amp;&quot;](&quot;&amp;[.C54]&amp;&quot;)&quot;" office:value-type="string" office:string-value="  * [Github3.png](/wiki/Assets/Images/Github3.png)" calcext:value-type="string">
            <text:p><text:s text:c="2"/>* [Github3.png](/wiki/Assets/Images/Github3.png)</text:p>
          </table:table-cell>
        </table:table-row>
        <table:table-row table:style-name="ro1">
          <table:table-cell office:value-type="string" calcext:value-type="string">
            <text:p>Github4.png</text:p>
          </table:table-cell>
          <table:table-cell office:value-type="string" calcext:value-type="string">
            <text:p>/wiki/Assets/Images/</text:p>
          </table:table-cell>
          <table:table-cell table:formula="of:=[.B55]&amp;[.A55]" office:value-type="string" office:string-value="/wiki/Assets/Images/Github4.png" calcext:value-type="string">
            <text:p>/wiki/Assets/Images/Github4.png</text:p>
          </table:table-cell>
          <table:table-cell/>
          <table:table-cell table:formula="of:=&quot;  * [&quot;&amp;[.A55]&amp;&quot;](&quot;&amp;[.C55]&amp;&quot;)&quot;" office:value-type="string" office:string-value="  * [Github4.png](/wiki/Assets/Images/Github4.png)" calcext:value-type="string">
            <text:p><text:s text:c="2"/>* [Github4.png](/wiki/Assets/Images/Github4.png)</text:p>
          </table:table-cell>
        </table:table-row>
        <table:table-row table:style-name="ro1">
          <table:table-cell office:value-type="string" calcext:value-type="string">
            <text:p>Github5.png</text:p>
          </table:table-cell>
          <table:table-cell office:value-type="string" calcext:value-type="string">
            <text:p>/wiki/Assets/Images/</text:p>
          </table:table-cell>
          <table:table-cell table:formula="of:=[.B56]&amp;[.A56]" office:value-type="string" office:string-value="/wiki/Assets/Images/Github5.png" calcext:value-type="string">
            <text:p>/wiki/Assets/Images/Github5.png</text:p>
          </table:table-cell>
          <table:table-cell/>
          <table:table-cell table:formula="of:=&quot;  * [&quot;&amp;[.A56]&amp;&quot;](&quot;&amp;[.C56]&amp;&quot;)&quot;" office:value-type="string" office:string-value="  * [Github5.png](/wiki/Assets/Images/Github5.png)" calcext:value-type="string">
            <text:p><text:s text:c="2"/>* [Github5.png](/wiki/Assets/Images/Github5.png)</text:p>
          </table:table-cell>
        </table:table-row>
        <table:table-row table:style-name="ro1">
          <table:table-cell office:value-type="string" calcext:value-type="string">
            <text:p>Github6.png</text:p>
          </table:table-cell>
          <table:table-cell office:value-type="string" calcext:value-type="string">
            <text:p>/wiki/Assets/Images/</text:p>
          </table:table-cell>
          <table:table-cell table:formula="of:=[.B57]&amp;[.A57]" office:value-type="string" office:string-value="/wiki/Assets/Images/Github6.png" calcext:value-type="string">
            <text:p>/wiki/Assets/Images/Github6.png</text:p>
          </table:table-cell>
          <table:table-cell/>
          <table:table-cell table:formula="of:=&quot;  * [&quot;&amp;[.A57]&amp;&quot;](&quot;&amp;[.C57]&amp;&quot;)&quot;" office:value-type="string" office:string-value="  * [Github6.png](/wiki/Assets/Images/Github6.png)" calcext:value-type="string">
            <text:p><text:s text:c="2"/>* [Github6.png](/wiki/Assets/Images/Github6.png)</text:p>
          </table:table-cell>
        </table:table-row>
        <table:table-row table:style-name="ro1">
          <table:table-cell office:value-type="string" calcext:value-type="string">
            <text:p>Github7.png</text:p>
          </table:table-cell>
          <table:table-cell office:value-type="string" calcext:value-type="string">
            <text:p>/wiki/Assets/Images/</text:p>
          </table:table-cell>
          <table:table-cell table:formula="of:=[.B58]&amp;[.A58]" office:value-type="string" office:string-value="/wiki/Assets/Images/Github7.png" calcext:value-type="string">
            <text:p>/wiki/Assets/Images/Github7.png</text:p>
          </table:table-cell>
          <table:table-cell/>
          <table:table-cell table:formula="of:=&quot;  * [&quot;&amp;[.A58]&amp;&quot;](&quot;&amp;[.C58]&amp;&quot;)&quot;" office:value-type="string" office:string-value="  * [Github7.png](/wiki/Assets/Images/Github7.png)" calcext:value-type="string">
            <text:p><text:s text:c="2"/>* [Github7.png](/wiki/Assets/Images/Github7.png)</text:p>
          </table:table-cell>
        </table:table-row>
        <table:table-row table:style-name="ro1">
          <table:table-cell office:value-type="string" calcext:value-type="string">
            <text:p>Github7SkipThisStep.png</text:p>
          </table:table-cell>
          <table:table-cell office:value-type="string" calcext:value-type="string">
            <text:p>/wiki/Assets/Images/</text:p>
          </table:table-cell>
          <table:table-cell table:formula="of:=[.B59]&amp;[.A59]" office:value-type="string" office:string-value="/wiki/Assets/Images/Github7SkipThisStep.png" calcext:value-type="string">
            <text:p>/wiki/Assets/Images/Github7SkipThisStep.png</text:p>
          </table:table-cell>
          <table:table-cell/>
          <table:table-cell table:formula="of:=&quot;  * [&quot;&amp;[.A59]&amp;&quot;](&quot;&amp;[.C59]&amp;&quot;)&quot;" office:value-type="string" office:string-value="  * [Github7SkipThisStep.png](/wiki/Assets/Images/Github7SkipThisStep.png)" calcext:value-type="string">
            <text:p><text:s text:c="2"/>* [Github7SkipThisStep.png](/wiki/Assets/Images/Github7SkipThisStep.png)</text:p>
          </table:table-cell>
        </table:table-row>
        <table:table-row table:style-name="ro1">
          <table:table-cell office:value-type="string" calcext:value-type="string">
            <text:p>Github8.png</text:p>
          </table:table-cell>
          <table:table-cell office:value-type="string" calcext:value-type="string">
            <text:p>/wiki/Assets/Images/</text:p>
          </table:table-cell>
          <table:table-cell table:formula="of:=[.B60]&amp;[.A60]" office:value-type="string" office:string-value="/wiki/Assets/Images/Github8.png" calcext:value-type="string">
            <text:p>/wiki/Assets/Images/Github8.png</text:p>
          </table:table-cell>
          <table:table-cell/>
          <table:table-cell table:formula="of:=&quot;  * [&quot;&amp;[.A60]&amp;&quot;](&quot;&amp;[.C60]&amp;&quot;)&quot;" office:value-type="string" office:string-value="  * [Github8.png](/wiki/Assets/Images/Github8.png)" calcext:value-type="string">
            <text:p><text:s text:c="2"/>* [Github8.png](/wiki/Assets/Images/Github8.png)</text:p>
          </table:table-cell>
        </table:table-row>
        <table:table-row table:style-name="ro1">
          <table:table-cell office:value-type="string" calcext:value-type="string">
            <text:p>Github9.png</text:p>
          </table:table-cell>
          <table:table-cell office:value-type="string" calcext:value-type="string">
            <text:p>/wiki/Assets/Images/</text:p>
          </table:table-cell>
          <table:table-cell table:formula="of:=[.B61]&amp;[.A61]" office:value-type="string" office:string-value="/wiki/Assets/Images/Github9.png" calcext:value-type="string">
            <text:p>/wiki/Assets/Images/Github9.png</text:p>
          </table:table-cell>
          <table:table-cell/>
          <table:table-cell table:formula="of:=&quot;  * [&quot;&amp;[.A61]&amp;&quot;](&quot;&amp;[.C61]&amp;&quot;)&quot;" office:value-type="string" office:string-value="  * [Github9.png](/wiki/Assets/Images/Github9.png)" calcext:value-type="string">
            <text:p><text:s text:c="2"/>* [Github9.png](/wiki/Assets/Images/Github9.png)</text:p>
          </table:table-cell>
        </table:table-row>
        <table:table-row table:style-name="ro1">
          <table:table-cell office:value-type="string" calcext:value-type="string">
            <text:p>Haroopad1.png</text:p>
          </table:table-cell>
          <table:table-cell office:value-type="string" calcext:value-type="string">
            <text:p>/wiki/Assets/Images/</text:p>
          </table:table-cell>
          <table:table-cell table:formula="of:=[.B62]&amp;[.A62]" office:value-type="string" office:string-value="/wiki/Assets/Images/Haroopad1.png" calcext:value-type="string">
            <text:p>/wiki/Assets/Images/Haroopad1.png</text:p>
          </table:table-cell>
          <table:table-cell/>
          <table:table-cell table:formula="of:=&quot;  * [&quot;&amp;[.A62]&amp;&quot;](&quot;&amp;[.C62]&amp;&quot;)&quot;" office:value-type="string" office:string-value="  * [Haroopad1.png](/wiki/Assets/Images/Haroopad1.png)" calcext:value-type="string">
            <text:p><text:s text:c="2"/>* [Haroopad1.png](/wiki/Assets/Images/Haroopad1.png)</text:p>
          </table:table-cell>
        </table:table-row>
        <table:table-row table:style-name="ro1">
          <table:table-cell office:value-type="string" calcext:value-type="string">
            <text:p>Infrastruktur.png</text:p>
          </table:table-cell>
          <table:table-cell office:value-type="string" calcext:value-type="string">
            <text:p>/wiki/Assets/Images/</text:p>
          </table:table-cell>
          <table:table-cell table:formula="of:=[.B63]&amp;[.A63]" office:value-type="string" office:string-value="/wiki/Assets/Images/Infrastruktur.png" calcext:value-type="string">
            <text:p>/wiki/Assets/Images/Infrastruktur.png</text:p>
          </table:table-cell>
          <table:table-cell/>
          <table:table-cell table:formula="of:=&quot;  * [&quot;&amp;[.A63]&amp;&quot;](&quot;&amp;[.C63]&amp;&quot;)&quot;" office:value-type="string" office:string-value="  * [Infrastruktur.png](/wiki/Assets/Images/Infrastruktur.png)" calcext:value-type="string">
            <text:p><text:s text:c="2"/>* [Infrastruktur.png](/wiki/Assets/Images/Infrastruktur.png)</text:p>
          </table:table-cell>
        </table:table-row>
        <table:table-row table:style-name="ro1">
          <table:table-cell table:style-name="ce1" office:value-type="string" calcext:value-type="string">
            <text:p>Markdown/</text:p>
          </table:table-cell>
          <table:table-cell office:value-type="string" calcext:value-type="string">
            <text:p>/wiki/Assets/Images/</text:p>
          </table:table-cell>
          <table:table-cell table:formula="of:=[.B64]&amp;[.A64]" office:value-type="string" office:string-value="/wiki/Assets/Images/Markdown/" calcext:value-type="string">
            <text:p>/wiki/Assets/Images/Markdown/</text:p>
          </table:table-cell>
          <table:table-cell office:value-type="string" calcext:value-type="string">
            <text:p>Direktori</text:p>
          </table:table-cell>
          <table:table-cell table:formula="of:=&quot;  * [&quot;&amp;[.A64]&amp;&quot;](&quot;&amp;[.C64]&amp;&quot;)&quot;" office:value-type="string" office:string-value="  * [Markdown/](/wiki/Assets/Images/Markdown/)" calcext:value-type="string">
            <text:p><text:s text:c="2"/>* [Markdown/](/wiki/Assets/Images/Markdown/)</text:p>
          </table:table-cell>
        </table:table-row>
        <table:table-row table:style-name="ro1">
          <table:table-cell office:value-type="string" calcext:value-type="string">
            <text:p>MigrasiWiki1.png</text:p>
          </table:table-cell>
          <table:table-cell office:value-type="string" calcext:value-type="string">
            <text:p>/wiki/Assets/Images/</text:p>
          </table:table-cell>
          <table:table-cell table:formula="of:=[.B65]&amp;[.A65]" office:value-type="string" office:string-value="/wiki/Assets/Images/MigrasiWiki1.png" calcext:value-type="string">
            <text:p>/wiki/Assets/Images/MigrasiWiki1.png</text:p>
          </table:table-cell>
          <table:table-cell/>
          <table:table-cell table:formula="of:=&quot;  * [&quot;&amp;[.A65]&amp;&quot;](&quot;&amp;[.C65]&amp;&quot;)&quot;" office:value-type="string" office:string-value="  * [MigrasiWiki1.png](/wiki/Assets/Images/MigrasiWiki1.png)" calcext:value-type="string">
            <text:p><text:s text:c="2"/>* [MigrasiWiki1.png](/wiki/Assets/Images/MigrasiWiki1.png)</text:p>
          </table:table-cell>
        </table:table-row>
        <table:table-row table:style-name="ro1">
          <table:table-cell office:value-type="string" calcext:value-type="string">
            <text:p>MigrasiWiki2.png</text:p>
          </table:table-cell>
          <table:table-cell office:value-type="string" calcext:value-type="string">
            <text:p>/wiki/Assets/Images/</text:p>
          </table:table-cell>
          <table:table-cell table:formula="of:=[.B66]&amp;[.A66]" office:value-type="string" office:string-value="/wiki/Assets/Images/MigrasiWiki2.png" calcext:value-type="string">
            <text:p>/wiki/Assets/Images/MigrasiWiki2.png</text:p>
          </table:table-cell>
          <table:table-cell/>
          <table:table-cell table:formula="of:=&quot;  * [&quot;&amp;[.A66]&amp;&quot;](&quot;&amp;[.C66]&amp;&quot;)&quot;" office:value-type="string" office:string-value="  * [MigrasiWiki2.png](/wiki/Assets/Images/MigrasiWiki2.png)" calcext:value-type="string">
            <text:p><text:s text:c="2"/>* [MigrasiWiki2.png](/wiki/Assets/Images/MigrasiWiki2.png)</text:p>
          </table:table-cell>
        </table:table-row>
        <table:table-row table:style-name="ro1">
          <table:table-cell office:value-type="string" calcext:value-type="string">
            <text:p>MigrasiWiki3.png</text:p>
          </table:table-cell>
          <table:table-cell office:value-type="string" calcext:value-type="string">
            <text:p>/wiki/Assets/Images/</text:p>
          </table:table-cell>
          <table:table-cell table:formula="of:=[.B67]&amp;[.A67]" office:value-type="string" office:string-value="/wiki/Assets/Images/MigrasiWiki3.png" calcext:value-type="string">
            <text:p>/wiki/Assets/Images/MigrasiWiki3.png</text:p>
          </table:table-cell>
          <table:table-cell/>
          <table:table-cell table:formula="of:=&quot;  * [&quot;&amp;[.A67]&amp;&quot;](&quot;&amp;[.C67]&amp;&quot;)&quot;" office:value-type="string" office:string-value="  * [MigrasiWiki3.png](/wiki/Assets/Images/MigrasiWiki3.png)" calcext:value-type="string">
            <text:p><text:s text:c="2"/>* [MigrasiWiki3.png](/wiki/Assets/Images/MigrasiWiki3.png)</text:p>
          </table:table-cell>
        </table:table-row>
        <table:table-row table:style-name="ro1">
          <table:table-cell office:value-type="string" calcext:value-type="string">
            <text:p>MigrasiWiki4.png</text:p>
          </table:table-cell>
          <table:table-cell office:value-type="string" calcext:value-type="string">
            <text:p>/wiki/Assets/Images/</text:p>
          </table:table-cell>
          <table:table-cell table:formula="of:=[.B68]&amp;[.A68]" office:value-type="string" office:string-value="/wiki/Assets/Images/MigrasiWiki4.png" calcext:value-type="string">
            <text:p>/wiki/Assets/Images/MigrasiWiki4.png</text:p>
          </table:table-cell>
          <table:table-cell/>
          <table:table-cell table:formula="of:=&quot;  * [&quot;&amp;[.A68]&amp;&quot;](&quot;&amp;[.C68]&amp;&quot;)&quot;" office:value-type="string" office:string-value="  * [MigrasiWiki4.png](/wiki/Assets/Images/MigrasiWiki4.png)" calcext:value-type="string">
            <text:p><text:s text:c="2"/>* [MigrasiWiki4.png](/wiki/Assets/Images/MigrasiWiki4.png)</text:p>
          </table:table-cell>
        </table:table-row>
        <table:table-row table:style-name="ro1">
          <table:table-cell office:value-type="string" calcext:value-type="string">
            <text:p>MigrasiWiki5.png</text:p>
          </table:table-cell>
          <table:table-cell office:value-type="string" calcext:value-type="string">
            <text:p>/wiki/Assets/Images/</text:p>
          </table:table-cell>
          <table:table-cell table:formula="of:=[.B69]&amp;[.A69]" office:value-type="string" office:string-value="/wiki/Assets/Images/MigrasiWiki5.png" calcext:value-type="string">
            <text:p>/wiki/Assets/Images/MigrasiWiki5.png</text:p>
          </table:table-cell>
          <table:table-cell/>
          <table:table-cell table:formula="of:=&quot;  * [&quot;&amp;[.A69]&amp;&quot;](&quot;&amp;[.C69]&amp;&quot;)&quot;" office:value-type="string" office:string-value="  * [MigrasiWiki5.png](/wiki/Assets/Images/MigrasiWiki5.png)" calcext:value-type="string">
            <text:p><text:s text:c="2"/>* [MigrasiWiki5.png](/wiki/Assets/Images/MigrasiWiki5.png)</text:p>
          </table:table-cell>
        </table:table-row>
        <table:table-row table:style-name="ro1">
          <table:table-cell office:value-type="string" calcext:value-type="string">
            <text:p>MigrasiWiki6.png</text:p>
          </table:table-cell>
          <table:table-cell office:value-type="string" calcext:value-type="string">
            <text:p>/wiki/Assets/Images/</text:p>
          </table:table-cell>
          <table:table-cell table:formula="of:=[.B70]&amp;[.A70]" office:value-type="string" office:string-value="/wiki/Assets/Images/MigrasiWiki6.png" calcext:value-type="string">
            <text:p>/wiki/Assets/Images/MigrasiWiki6.png</text:p>
          </table:table-cell>
          <table:table-cell/>
          <table:table-cell table:formula="of:=&quot;  * [&quot;&amp;[.A70]&amp;&quot;](&quot;&amp;[.C70]&amp;&quot;)&quot;" office:value-type="string" office:string-value="  * [MigrasiWiki6.png](/wiki/Assets/Images/MigrasiWiki6.png)" calcext:value-type="string">
            <text:p><text:s text:c="2"/>* [MigrasiWiki6.png](/wiki/Assets/Images/MigrasiWiki6.png)</text:p>
          </table:table-cell>
        </table:table-row>
        <table:table-row table:style-name="ro1">
          <table:table-cell office:value-type="string" calcext:value-type="string">
            <text:p>PestaRilisXSurabaya.jpg</text:p>
          </table:table-cell>
          <table:table-cell office:value-type="string" calcext:value-type="string">
            <text:p>/wiki/Assets/Images/</text:p>
          </table:table-cell>
          <table:table-cell table:formula="of:=[.B71]&amp;[.A71]" office:value-type="string" office:string-value="/wiki/Assets/Images/PestaRilisXSurabaya.jpg" calcext:value-type="string">
            <text:p>/wiki/Assets/Images/PestaRilisXSurabaya.jpg</text:p>
          </table:table-cell>
          <table:table-cell/>
          <table:table-cell table:formula="of:=&quot;  * [&quot;&amp;[.A71]&amp;&quot;](&quot;&amp;[.C71]&amp;&quot;)&quot;" office:value-type="string" office:string-value="  * [PestaRilisXSurabaya.jpg](/wiki/Assets/Images/PestaRilisXSurabaya.jpg)" calcext:value-type="string">
            <text:p><text:s text:c="2"/>* [PestaRilisXSurabaya.jpg](/wiki/Assets/Images/PestaRilisXSurabaya.jpg)</text:p>
          </table:table-cell>
        </table:table-row>
        <table:table-row table:style-name="ro1">
          <table:table-cell office:value-type="string" calcext:value-type="string">
            <text:p>PreviewWiki.png</text:p>
          </table:table-cell>
          <table:table-cell office:value-type="string" calcext:value-type="string">
            <text:p>/wiki/Assets/Images/</text:p>
          </table:table-cell>
          <table:table-cell table:formula="of:=[.B72]&amp;[.A72]" office:value-type="string" office:string-value="/wiki/Assets/Images/PreviewWiki.png" calcext:value-type="string">
            <text:p>/wiki/Assets/Images/PreviewWiki.png</text:p>
          </table:table-cell>
          <table:table-cell/>
          <table:table-cell table:formula="of:=&quot;  * [&quot;&amp;[.A72]&amp;&quot;](&quot;&amp;[.C72]&amp;&quot;)&quot;" office:value-type="string" office:string-value="  * [PreviewWiki.png](/wiki/Assets/Images/PreviewWiki.png)" calcext:value-type="string">
            <text:p><text:s text:c="2"/>* [PreviewWiki.png](/wiki/Assets/Images/PreviewWiki.png)</text:p>
          </table:table-cell>
        </table:table-row>
        <table:table-row table:style-name="ro1">
          <table:table-cell office:value-type="string" calcext:value-type="string">
            <text:p>SampulBuku1.jpg</text:p>
          </table:table-cell>
          <table:table-cell office:value-type="string" calcext:value-type="string">
            <text:p>/wiki/Assets/Images/</text:p>
          </table:table-cell>
          <table:table-cell table:formula="of:=[.B73]&amp;[.A73]" office:value-type="string" office:string-value="/wiki/Assets/Images/SampulBuku1.jpg" calcext:value-type="string">
            <text:p>/wiki/Assets/Images/SampulBuku1.jpg</text:p>
          </table:table-cell>
          <table:table-cell/>
          <table:table-cell table:formula="of:=&quot;  * [&quot;&amp;[.A73]&amp;&quot;](&quot;&amp;[.C73]&amp;&quot;)&quot;" office:value-type="string" office:string-value="  * [SampulBuku1.jpg](/wiki/Assets/Images/SampulBuku1.jpg)" calcext:value-type="string">
            <text:p><text:s text:c="2"/>* [SampulBuku1.jpg](/wiki/Assets/Images/SampulBuku1.jpg)</text:p>
          </table:table-cell>
        </table:table-row>
        <table:table-row table:style-name="ro1">
          <table:table-cell office:value-type="string" calcext:value-type="string">
            <text:p>SimpanWiki2.png</text:p>
          </table:table-cell>
          <table:table-cell office:value-type="string" calcext:value-type="string">
            <text:p>/wiki/Assets/Images/</text:p>
          </table:table-cell>
          <table:table-cell table:formula="of:=[.B74]&amp;[.A74]" office:value-type="string" office:string-value="/wiki/Assets/Images/SimpanWiki2.png" calcext:value-type="string">
            <text:p>/wiki/Assets/Images/SimpanWiki2.png</text:p>
          </table:table-cell>
          <table:table-cell/>
          <table:table-cell table:formula="of:=&quot;  * [&quot;&amp;[.A74]&amp;&quot;](&quot;&amp;[.C74]&amp;&quot;)&quot;" office:value-type="string" office:string-value="  * [SimpanWiki2.png](/wiki/Assets/Images/SimpanWiki2.png)" calcext:value-type="string">
            <text:p><text:s text:c="2"/>* [SimpanWiki2.png](/wiki/Assets/Images/SimpanWiki2.png)</text:p>
          </table:table-cell>
        </table:table-row>
        <table:table-row table:style-name="ro1">
          <table:table-cell office:value-type="string" calcext:value-type="string">
            <text:p>SimpanWiki3.png</text:p>
          </table:table-cell>
          <table:table-cell office:value-type="string" calcext:value-type="string">
            <text:p>/wiki/Assets/Images/</text:p>
          </table:table-cell>
          <table:table-cell table:formula="of:=[.B75]&amp;[.A75]" office:value-type="string" office:string-value="/wiki/Assets/Images/SimpanWiki3.png" calcext:value-type="string">
            <text:p>/wiki/Assets/Images/SimpanWiki3.png</text:p>
          </table:table-cell>
          <table:table-cell/>
          <table:table-cell table:formula="of:=&quot;  * [&quot;&amp;[.A75]&amp;&quot;](&quot;&amp;[.C75]&amp;&quot;)&quot;" office:value-type="string" office:string-value="  * [SimpanWiki3.png](/wiki/Assets/Images/SimpanWiki3.png)" calcext:value-type="string">
            <text:p><text:s text:c="2"/>* [SimpanWiki3.png](/wiki/Assets/Images/SimpanWiki3.png)</text:p>
          </table:table-cell>
        </table:table-row>
        <table:table-row table:style-name="ro1">
          <table:table-cell office:value-type="string" calcext:value-type="string">
            <text:p>SimpanWiki.png</text:p>
          </table:table-cell>
          <table:table-cell office:value-type="string" calcext:value-type="string">
            <text:p>/wiki/Assets/Images/</text:p>
          </table:table-cell>
          <table:table-cell table:formula="of:=[.B76]&amp;[.A76]" office:value-type="string" office:string-value="/wiki/Assets/Images/SimpanWiki.png" calcext:value-type="string">
            <text:p>/wiki/Assets/Images/SimpanWiki.png</text:p>
          </table:table-cell>
          <table:table-cell/>
          <table:table-cell table:formula="of:=&quot;  * [&quot;&amp;[.A76]&amp;&quot;](&quot;&amp;[.C76]&amp;&quot;)&quot;" office:value-type="string" office:string-value="  * [SimpanWiki.png](/wiki/Assets/Images/SimpanWiki.png)" calcext:value-type="string">
            <text:p><text:s text:c="2"/>* [SimpanWiki.png](/wiki/Assets/Images/SimpanWiki.png)</text:p>
          </table:table-cell>
        </table:table-row>
        <table:table-row table:style-name="ro1">
          <table:table-cell office:value-type="string" calcext:value-type="string">
            <text:p>BlankOnReport.pdf</text:p>
          </table:table-cell>
          <table:table-cell office:value-type="string" calcext:value-type="string">
            <text:p>/wiki/Assets/Others/</text:p>
          </table:table-cell>
          <table:table-cell table:formula="of:=[.B77]&amp;[.A77]" office:value-type="string" office:string-value="/wiki/Assets/Others/BlankOnReport.pdf" calcext:value-type="string">
            <text:p>/wiki/Assets/Others/BlankOnReport.pdf</text:p>
          </table:table-cell>
          <table:table-cell/>
          <table:table-cell table:formula="of:=&quot;  * [&quot;&amp;[.A77]&amp;&quot;](&quot;&amp;[.C77]&amp;&quot;)&quot;" office:value-type="string" office:string-value="  * [BlankOnReport.pdf](/wiki/Assets/Others/BlankOnReport.pdf)" calcext:value-type="string">
            <text:p><text:s text:c="2"/>* [BlankOnReport.pdf](/wiki/Assets/Others/BlankOnReport.pdf)</text:p>
          </table:table-cell>
        </table:table-row>
        <table:table-row table:style-name="ro1">
          <table:table-cell office:value-type="string" calcext:value-type="string">
            <text:p>BukuPanduanMeuligoe.pdf</text:p>
          </table:table-cell>
          <table:table-cell office:value-type="string" calcext:value-type="string">
            <text:p>/wiki/Assets/Others/</text:p>
          </table:table-cell>
          <table:table-cell table:formula="of:=[.B78]&amp;[.A78]" office:value-type="string" office:string-value="/wiki/Assets/Others/BukuPanduanMeuligoe.pdf" calcext:value-type="string">
            <text:p>/wiki/Assets/Others/BukuPanduanMeuligoe.pdf</text:p>
          </table:table-cell>
          <table:table-cell/>
          <table:table-cell table:formula="of:=&quot;  * [&quot;&amp;[.A78]&amp;&quot;](&quot;&amp;[.C78]&amp;&quot;)&quot;" office:value-type="string" office:string-value="  * [BukuPanduanMeuligoe.pdf](/wiki/Assets/Others/BukuPanduanMeuligoe.pdf)" calcext:value-type="string">
            <text:p><text:s text:c="2"/>* [BukuPanduanMeuligoe.pdf](/wiki/Assets/Others/BukuPanduanMeuligoe.pdf)</text:p>
          </table:table-cell>
        </table:table-row>
        <table:table-row table:style-name="ro1">
          <table:table-cell office:value-type="string" calcext:value-type="string">
            <text:p>BukuPanduanRote.pdf</text:p>
          </table:table-cell>
          <table:table-cell office:value-type="string" calcext:value-type="string">
            <text:p>/wiki/Assets/Others/</text:p>
          </table:table-cell>
          <table:table-cell table:formula="of:=[.B79]&amp;[.A79]" office:value-type="string" office:string-value="/wiki/Assets/Others/BukuPanduanRote.pdf" calcext:value-type="string">
            <text:p>/wiki/Assets/Others/BukuPanduanRote.pdf</text:p>
          </table:table-cell>
          <table:table-cell/>
          <table:table-cell table:formula="of:=&quot;  * [&quot;&amp;[.A79]&amp;&quot;](&quot;&amp;[.C79]&amp;&quot;)&quot;" office:value-type="string" office:string-value="  * [BukuPanduanRote.pdf](/wiki/Assets/Others/BukuPanduanRote.pdf)" calcext:value-type="string">
            <text:p><text:s text:c="2"/>* [BukuPanduanRote.pdf](/wiki/Assets/Others/BukuPanduanRote.pdf)</text:p>
          </table:table-cell>
        </table:table-row>
        <table:table-row table:style-name="ro1">
          <table:table-cell office:value-type="string" calcext:value-type="string">
            <text:p>DaftarIsiWiki.ods</text:p>
          </table:table-cell>
          <table:table-cell office:value-type="string" calcext:value-type="string">
            <text:p>/wiki/Assets/Others/</text:p>
          </table:table-cell>
          <table:table-cell table:formula="of:=[.B80]&amp;[.A80]" office:value-type="string" office:string-value="/wiki/Assets/Others/DaftarIsiWiki.ods" calcext:value-type="string">
            <text:p>/wiki/Assets/Others/DaftarIsiWiki.ods</text:p>
          </table:table-cell>
          <table:table-cell/>
          <table:table-cell table:formula="of:=&quot;  * [&quot;&amp;[.A80]&amp;&quot;](&quot;&amp;[.C80]&amp;&quot;)&quot;" office:value-type="string" office:string-value="  * [DaftarIsiWiki.ods](/wiki/Assets/Others/DaftarIsiWiki.ods)" calcext:value-type="string">
            <text:p><text:s text:c="2"/>* [DaftarIsiWiki.ods](/wiki/Assets/Others/DaftarIsiWiki.ods)</text:p>
          </table:table-cell>
        </table:table-row>
        <table:table-row table:style-name="ro1">
          <table:table-cell office:value-type="string" calcext:value-type="string">
            <text:p>DaftarIsltilah.ods</text:p>
          </table:table-cell>
          <table:table-cell office:value-type="string" calcext:value-type="string">
            <text:p>/wiki/Assets/Others/</text:p>
          </table:table-cell>
          <table:table-cell table:formula="of:=[.B81]&amp;[.A81]" office:value-type="string" office:string-value="/wiki/Assets/Others/DaftarIsltilah.ods" calcext:value-type="string">
            <text:p>/wiki/Assets/Others/DaftarIsltilah.ods</text:p>
          </table:table-cell>
          <table:table-cell/>
          <table:table-cell table:formula="of:=&quot;  * [&quot;&amp;[.A81]&amp;&quot;](&quot;&amp;[.C81]&amp;&quot;)&quot;" office:value-type="string" office:string-value="  * [DaftarIsltilah.ods](/wiki/Assets/Others/DaftarIsltilah.ods)" calcext:value-type="string">
            <text:p><text:s text:c="2"/>* [DaftarIsltilah.ods](/wiki/Assets/Others/DaftarIsltilah.ods)</text:p>
          </table:table-cell>
        </table:table-row>
        <table:table-row table:style-name="ro1">
          <table:table-cell office:value-type="string" calcext:value-type="string">
            <text:p>DaftarRapat.ods</text:p>
          </table:table-cell>
          <table:table-cell office:value-type="string" calcext:value-type="string">
            <text:p>/wiki/Assets/Others/</text:p>
          </table:table-cell>
          <table:table-cell table:formula="of:=[.B82]&amp;[.A82]" office:value-type="string" office:string-value="/wiki/Assets/Others/DaftarRapat.ods" calcext:value-type="string">
            <text:p>/wiki/Assets/Others/DaftarRapat.ods</text:p>
          </table:table-cell>
          <table:table-cell/>
          <table:table-cell table:formula="of:=&quot;  * [&quot;&amp;[.A82]&amp;&quot;](&quot;&amp;[.C82]&amp;&quot;)&quot;" office:value-type="string" office:string-value="  * [DaftarRapat.ods](/wiki/Assets/Others/DaftarRapat.ods)" calcext:value-type="string">
            <text:p><text:s text:c="2"/>* [DaftarRapat.ods](/wiki/Assets/Others/DaftarRapat.ods)</text:p>
          </table:table-cell>
        </table:table-row>
        <table:table-row table:style-name="ro1">
          <table:table-cell office:value-type="string" calcext:value-type="string">
            <text:p>DaftarSpek.ods</text:p>
          </table:table-cell>
          <table:table-cell office:value-type="string" calcext:value-type="string">
            <text:p>/wiki/Assets/Others/</text:p>
          </table:table-cell>
          <table:table-cell table:formula="of:=[.B83]&amp;[.A83]" office:value-type="string" office:string-value="/wiki/Assets/Others/DaftarSpek.ods" calcext:value-type="string">
            <text:p>/wiki/Assets/Others/DaftarSpek.ods</text:p>
          </table:table-cell>
          <table:table-cell/>
          <table:table-cell table:formula="of:=&quot;  * [&quot;&amp;[.A83]&amp;&quot;](&quot;&amp;[.C83]&amp;&quot;)&quot;" office:value-type="string" office:string-value="  * [DaftarSpek.ods](/wiki/Assets/Others/DaftarSpek.ods)" calcext:value-type="string">
            <text:p><text:s text:c="2"/>* [DaftarSpek.ods](/wiki/Assets/Others/DaftarSpek.ods)</text:p>
          </table:table-cell>
        </table:table-row>
        <table:table-row table:style-name="ro1">
          <table:table-cell office:value-type="string" calcext:value-type="string">
            <text:p>LogKelasPembuatanTemplatBukuPanduanBlankOnUluwatuKedua.pdf</text:p>
          </table:table-cell>
          <table:table-cell office:value-type="string" calcext:value-type="string">
            <text:p>/wiki/Assets/Others/</text:p>
          </table:table-cell>
          <table:table-cell table:formula="of:=[.B84]&amp;[.A84]" office:value-type="string" office:string-value="/wiki/Assets/Others/LogKelasPembuatanTemplatBukuPanduanBlankOnUluwatuKedua.pdf" calcext:value-type="string">
            <text:p>/wiki/Assets/Others/LogKelasPembuatanTemplatBukuPanduanBlankOnUluwatuKedua.pdf</text:p>
          </table:table-cell>
          <table:table-cell/>
          <table:table-cell table:formula="of:=&quot;  * [&quot;&amp;[.A84]&amp;&quot;](&quot;&amp;[.C84]&amp;&quot;)&quot;" office:value-type="string" office:string-value="  * [LogKelasPembuatanTemplatBukuPanduanBlankOnUluwatuKedua.pdf](/wiki/Assets/Others/LogKelasPembuatanTemplatBukuPanduanBlankOnUluwatuKedua.pdf)" calcext:value-type="string">
            <text:p><text:s text:c="2"/>* [LogKelasPembuatanTemplatBukuPanduanBlankOnUluwatuKedua.pdf](/wiki/Assets/Others/LogKelasPembuatanTemplatBukuPanduanBlankOnUluwatuKedua.pdf)</text:p>
          </table:table-cell>
        </table:table-row>
        <table:table-row table:style-name="ro1">
          <table:table-cell office:value-type="string" calcext:value-type="string">
            <text:p>LogKelasPembuatanTemplatBukuPanduanBlankOnUluwatuPertama.pdf</text:p>
          </table:table-cell>
          <table:table-cell office:value-type="string" calcext:value-type="string">
            <text:p>/wiki/Assets/Others/</text:p>
          </table:table-cell>
          <table:table-cell table:formula="of:=[.B85]&amp;[.A85]" office:value-type="string" office:string-value="/wiki/Assets/Others/LogKelasPembuatanTemplatBukuPanduanBlankOnUluwatuPertama.pdf" calcext:value-type="string">
            <text:p>/wiki/Assets/Others/LogKelasPembuatanTemplatBukuPanduanBlankOnUluwatuPertama.pdf</text:p>
          </table:table-cell>
          <table:table-cell/>
          <table:table-cell table:formula="of:=&quot;  * [&quot;&amp;[.A85]&amp;&quot;](&quot;&amp;[.C85]&amp;&quot;)&quot;" office:value-type="string" office:string-value="  * [LogKelasPembuatanTemplatBukuPanduanBlankOnUluwatuPertama.pdf](/wiki/Assets/Others/LogKelasPembuatanTemplatBukuPanduanBlankOnUluwatuPertama.pdf)" calcext:value-type="string">
            <text:p><text:s text:c="2"/>* [LogKelasPembuatanTemplatBukuPanduanBlankOnUluwatuPertama.pdf](/wiki/Assets/Others/LogKelasPembuatanTemplatBukuPanduanBlankOnUluwatuPertama.pdf)</text:p>
          </table:table-cell>
        </table:table-row>
        <table:table-row table:style-name="ro1">
          <table:table-cell office:value-type="string" calcext:value-type="string">
            <text:p>LogLokakaryaMembuatDaftarIsiOtomatis.pdf</text:p>
          </table:table-cell>
          <table:table-cell office:value-type="string" calcext:value-type="string">
            <text:p>/wiki/Assets/Others/</text:p>
          </table:table-cell>
          <table:table-cell table:formula="of:=[.B86]&amp;[.A86]" office:value-type="string" office:string-value="/wiki/Assets/Others/LogLokakaryaMembuatDaftarIsiOtomatis.pdf" calcext:value-type="string">
            <text:p>/wiki/Assets/Others/LogLokakaryaMembuatDaftarIsiOtomatis.pdf</text:p>
          </table:table-cell>
          <table:table-cell/>
          <table:table-cell table:formula="of:=&quot;  * [&quot;&amp;[.A86]&amp;&quot;](&quot;&amp;[.C86]&amp;&quot;)&quot;" office:value-type="string" office:string-value="  * [LogLokakaryaMembuatDaftarIsiOtomatis.pdf](/wiki/Assets/Others/LogLokakaryaMembuatDaftarIsiOtomatis.pdf)" calcext:value-type="string">
            <text:p><text:s text:c="2"/>* [LogLokakaryaMembuatDaftarIsiOtomatis.pdf](/wiki/Assets/Others/LogLokakaryaMembuatDaftarIsiOtomatis.pdf)</text:p>
          </table:table-cell>
        </table:table-row>
        <table:table-row table:style-name="ro1">
          <table:table-cell office:value-type="string" calcext:value-type="string">
            <text:p>MenjadiPengembangBlankOn.pdf</text:p>
          </table:table-cell>
          <table:table-cell office:value-type="string" calcext:value-type="string">
            <text:p>/wiki/Assets/Others/</text:p>
          </table:table-cell>
          <table:table-cell table:formula="of:=[.B87]&amp;[.A87]" office:value-type="string" office:string-value="/wiki/Assets/Others/MenjadiPengembangBlankOn.pdf" calcext:value-type="string">
            <text:p>/wiki/Assets/Others/MenjadiPengembangBlankOn.pdf</text:p>
          </table:table-cell>
          <table:table-cell/>
          <table:table-cell table:formula="of:=&quot;  * [&quot;&amp;[.A87]&amp;&quot;](&quot;&amp;[.C87]&amp;&quot;)&quot;" office:value-type="string" office:string-value="  * [MenjadiPengembangBlankOn.pdf](/wiki/Assets/Others/MenjadiPengembangBlankOn.pdf)" calcext:value-type="string">
            <text:p><text:s text:c="2"/>* [MenjadiPengembangBlankOn.pdf](/wiki/Assets/Others/MenjadiPengembangBlankOn.pdf)</text:p>
          </table:table-cell>
        </table:table-row>
        <table:table-row table:style-name="ro1">
          <table:table-cell office:value-type="string" calcext:value-type="string">
            <text:p>PedomanPenulisanAksaraJawa.pdf</text:p>
          </table:table-cell>
          <table:table-cell office:value-type="string" calcext:value-type="string">
            <text:p>/wiki/Assets/Others/</text:p>
          </table:table-cell>
          <table:table-cell table:formula="of:=[.B88]&amp;[.A88]" office:value-type="string" office:string-value="/wiki/Assets/Others/PedomanPenulisanAksaraJawa.pdf" calcext:value-type="string">
            <text:p>/wiki/Assets/Others/PedomanPenulisanAksaraJawa.pdf</text:p>
          </table:table-cell>
          <table:table-cell/>
          <table:table-cell table:formula="of:=&quot;  * [&quot;&amp;[.A88]&amp;&quot;](&quot;&amp;[.C88]&amp;&quot;)&quot;" office:value-type="string" office:string-value="  * [PedomanPenulisanAksaraJawa.pdf](/wiki/Assets/Others/PedomanPenulisanAksaraJawa.pdf)" calcext:value-type="string">
            <text:p><text:s text:c="2"/>* [PedomanPenulisanAksaraJawa.pdf](/wiki/Assets/Others/PedomanPenulisanAksaraJawa.pdf)</text:p>
          </table:table-cell>
        </table:table-row>
        <table:table-row table:style-name="ro1">
          <table:table-cell office:value-type="string" calcext:value-type="string">
            <text:p>PengenalanProyekBlankOn.pdf</text:p>
          </table:table-cell>
          <table:table-cell office:value-type="string" calcext:value-type="string">
            <text:p>/wiki/Assets/Others/</text:p>
          </table:table-cell>
          <table:table-cell table:formula="of:=[.B89]&amp;[.A89]" office:value-type="string" office:string-value="/wiki/Assets/Others/PengenalanProyekBlankOn.pdf" calcext:value-type="string">
            <text:p>/wiki/Assets/Others/PengenalanProyekBlankOn.pdf</text:p>
          </table:table-cell>
          <table:table-cell/>
          <table:table-cell table:formula="of:=&quot;  * [&quot;&amp;[.A89]&amp;&quot;](&quot;&amp;[.C89]&amp;&quot;)&quot;" office:value-type="string" office:string-value="  * [PengenalanProyekBlankOn.pdf](/wiki/Assets/Others/PengenalanProyekBlankOn.pdf)" calcext:value-type="string">
            <text:p><text:s text:c="2"/>* [PengenalanProyekBlankOn.pdf](/wiki/Assets/Others/PengenalanProyekBlankOn.pdf)</text:p>
          </table:table-cell>
        </table:table-row>
        <table:table-row table:style-name="ro1">
          <table:table-cell office:value-type="string" calcext:value-type="string">
            <text:p>UlasanBlankOn1.pdf</text:p>
          </table:table-cell>
          <table:table-cell office:value-type="string" calcext:value-type="string">
            <text:p>/wiki/Assets/Others/</text:p>
          </table:table-cell>
          <table:table-cell table:formula="of:=[.B90]&amp;[.A90]" office:value-type="string" office:string-value="/wiki/Assets/Others/UlasanBlankOn1.pdf" calcext:value-type="string">
            <text:p>/wiki/Assets/Others/UlasanBlankOn1.pdf</text:p>
          </table:table-cell>
          <table:table-cell/>
          <table:table-cell table:formula="of:=&quot;  * [&quot;&amp;[.A90]&amp;&quot;](&quot;&amp;[.C90]&amp;&quot;)&quot;" office:value-type="string" office:string-value="  * [UlasanBlankOn1.pdf](/wiki/Assets/Others/UlasanBlankOn1.pdf)" calcext:value-type="string">
            <text:p><text:s text:c="2"/>* [UlasanBlankOn1.pdf](/wiki/Assets/Others/UlasanBlankOn1.pdf)</text:p>
          </table:table-cell>
        </table:table-row>
        <table:table-row table:style-name="ro1">
          <table:table-cell table:style-name="ce1" office:value-type="string" calcext:value-type="string">
            <text:p>BlanKoding/</text:p>
          </table:table-cell>
          <table:table-cell office:value-type="string" calcext:value-type="string">
            <text:p>/wiki/Acara/</text:p>
          </table:table-cell>
          <table:table-cell table:formula="of:=[.B91]&amp;[.A91]" office:value-type="string" office:string-value="/wiki/Acara/BlanKoding/" calcext:value-type="string">
            <text:p>/wiki/Acara/BlanKoding/</text:p>
          </table:table-cell>
          <table:table-cell office:value-type="string" calcext:value-type="string">
            <text:p>Direktori</text:p>
          </table:table-cell>
          <table:table-cell table:formula="of:=&quot;  * [&quot;&amp;[.A91]&amp;&quot;](&quot;&amp;[.C91]&amp;&quot;)&quot;" office:value-type="string" office:string-value="  * [BlanKoding/](/wiki/Acara/BlanKoding/)" calcext:value-type="string">
            <text:p><text:s text:c="2"/>* [BlanKoding/](/wiki/Acara/BlanKoding/)</text:p>
          </table:table-cell>
        </table:table-row>
        <table:table-row table:style-name="ro1">
          <table:table-cell table:style-name="ce3" office:value-type="string" calcext:value-type="string">
            <text:p>BlanKoding2005.md</text:p>
          </table:table-cell>
          <table:table-cell office:value-type="string" calcext:value-type="string">
            <text:p>/wiki/Acara/BlanKoding/</text:p>
          </table:table-cell>
          <table:table-cell table:formula="of:=[.B92]&amp;[.A92]" office:value-type="string" office:string-value="/wiki/Acara/BlanKoding/BlanKoding2005.md" calcext:value-type="string">
            <text:p>/wiki/Acara/BlanKoding/BlanKoding2005.md</text:p>
          </table:table-cell>
          <table:table-cell/>
          <table:table-cell table:formula="of:=&quot;  * [&quot;&amp;[.A92]&amp;&quot;](&quot;&amp;[.C92]&amp;&quot;)&quot;" office:value-type="string" office:string-value="  * [BlanKoding2005.md](/wiki/Acara/BlanKoding/BlanKoding2005.md)" calcext:value-type="string">
            <text:p><text:s text:c="2"/>* [BlanKoding2005.md](/wiki/Acara/BlanKoding/BlanKoding2005.md)</text:p>
          </table:table-cell>
        </table:table-row>
        <table:table-row table:style-name="ro1">
          <table:table-cell table:style-name="ce3" office:value-type="string" calcext:value-type="string">
            <text:p>BlanKoding2006.md</text:p>
          </table:table-cell>
          <table:table-cell office:value-type="string" calcext:value-type="string">
            <text:p>/wiki/Acara/BlanKoding/</text:p>
          </table:table-cell>
          <table:table-cell table:formula="of:=[.B93]&amp;[.A93]" office:value-type="string" office:string-value="/wiki/Acara/BlanKoding/BlanKoding2006.md" calcext:value-type="string">
            <text:p>/wiki/Acara/BlanKoding/BlanKoding2006.md</text:p>
          </table:table-cell>
          <table:table-cell/>
          <table:table-cell table:formula="of:=&quot;  * [&quot;&amp;[.A93]&amp;&quot;](&quot;&amp;[.C93]&amp;&quot;)&quot;" office:value-type="string" office:string-value="  * [BlanKoding2006.md](/wiki/Acara/BlanKoding/BlanKoding2006.md)" calcext:value-type="string">
            <text:p><text:s text:c="2"/>* [BlanKoding2006.md](/wiki/Acara/BlanKoding/BlanKoding2006.md)</text:p>
          </table:table-cell>
        </table:table-row>
        <table:table-row table:style-name="ro1">
          <table:table-cell table:style-name="ce3" office:value-type="string" calcext:value-type="string">
            <text:p>BlanKoding2013.md</text:p>
          </table:table-cell>
          <table:table-cell office:value-type="string" calcext:value-type="string">
            <text:p>/wiki/Acara/BlanKoding/</text:p>
          </table:table-cell>
          <table:table-cell table:formula="of:=[.B94]&amp;[.A94]" office:value-type="string" office:string-value="/wiki/Acara/BlanKoding/BlanKoding2013.md" calcext:value-type="string">
            <text:p>/wiki/Acara/BlanKoding/BlanKoding2013.md</text:p>
          </table:table-cell>
          <table:table-cell/>
          <table:table-cell table:formula="of:=&quot;  * [&quot;&amp;[.A94]&amp;&quot;](&quot;&amp;[.C94]&amp;&quot;)&quot;" office:value-type="string" office:string-value="  * [BlanKoding2013.md](/wiki/Acara/BlanKoding/BlanKoding2013.md)" calcext:value-type="string">
            <text:p><text:s text:c="2"/>* [BlanKoding2013.md](/wiki/Acara/BlanKoding/BlanKoding2013.md)</text:p>
          </table:table-cell>
        </table:table-row>
        <table:table-row table:style-name="ro1">
          <table:table-cell table:style-name="ce3" office:value-type="string" calcext:value-type="string">
            <text:p>BlanKoding2017.md</text:p>
          </table:table-cell>
          <table:table-cell office:value-type="string" calcext:value-type="string">
            <text:p>/wiki/Acara/BlanKoding/</text:p>
          </table:table-cell>
          <table:table-cell table:formula="of:=[.B95]&amp;[.A95]" office:value-type="string" office:string-value="/wiki/Acara/BlanKoding/BlanKoding2017.md" calcext:value-type="string">
            <text:p>/wiki/Acara/BlanKoding/BlanKoding2017.md</text:p>
          </table:table-cell>
          <table:table-cell/>
          <table:table-cell table:formula="of:=&quot;  * [&quot;&amp;[.A95]&amp;&quot;](&quot;&amp;[.C95]&amp;&quot;)&quot;" office:value-type="string" office:string-value="  * [BlanKoding2017.md](/wiki/Acara/BlanKoding/BlanKoding2017.md)" calcext:value-type="string">
            <text:p><text:s text:c="2"/>* [BlanKoding2017.md](/wiki/Acara/BlanKoding/BlanKoding2017.md)</text:p>
          </table:table-cell>
        </table:table-row>
        <table:table-row table:style-name="ro1">
          <table:table-cell table:style-name="ce3" office:value-type="string" calcext:value-type="string">
            <text:p>KandidatTantanganBlankOn.md</text:p>
          </table:table-cell>
          <table:table-cell office:value-type="string" calcext:value-type="string">
            <text:p>/wiki/Acara/BlanKoding/</text:p>
          </table:table-cell>
          <table:table-cell table:formula="of:=[.B96]&amp;[.A96]" office:value-type="string" office:string-value="/wiki/Acara/BlanKoding/KandidatTantanganBlankOn.md" calcext:value-type="string">
            <text:p>/wiki/Acara/BlanKoding/KandidatTantanganBlankOn.md</text:p>
          </table:table-cell>
          <table:table-cell/>
          <table:table-cell table:formula="of:=&quot;  * [&quot;&amp;[.A96]&amp;&quot;](&quot;&amp;[.C96]&amp;&quot;)&quot;" office:value-type="string" office:string-value="  * [KandidatTantanganBlankOn.md](/wiki/Acara/BlanKoding/KandidatTantanganBlankOn.md)" calcext:value-type="string">
            <text:p><text:s text:c="2"/>* [KandidatTantanganBlankOn.md](/wiki/Acara/BlanKoding/KandidatTantanganBlankOn.md)</text:p>
          </table:table-cell>
        </table:table-row>
        <table:table-row table:style-name="ro1">
          <table:table-cell table:style-name="ce1" office:value-type="string" calcext:value-type="string">
            <text:p>BlanKonf/</text:p>
          </table:table-cell>
          <table:table-cell office:value-type="string" calcext:value-type="string">
            <text:p>/wiki/Acara/</text:p>
          </table:table-cell>
          <table:table-cell table:formula="of:=[.B97]&amp;[.A97]" office:value-type="string" office:string-value="/wiki/Acara/BlanKonf/" calcext:value-type="string">
            <text:p>/wiki/Acara/BlanKonf/</text:p>
          </table:table-cell>
          <table:table-cell office:value-type="string" calcext:value-type="string">
            <text:p>Direktori</text:p>
          </table:table-cell>
          <table:table-cell table:formula="of:=&quot;  * [&quot;&amp;[.A97]&amp;&quot;](&quot;&amp;[.C97]&amp;&quot;)&quot;" office:value-type="string" office:string-value="  * [BlanKonf/](/wiki/Acara/BlanKonf/)" calcext:value-type="string">
            <text:p><text:s text:c="2"/>* [BlanKonf/](/wiki/Acara/BlanKonf/)</text:p>
          </table:table-cell>
        </table:table-row>
        <table:table-row table:style-name="ro1">
          <table:table-cell table:style-name="ce1" office:value-type="string" calcext:value-type="string">
            <text:p>BlanKonf2009</text:p>
          </table:table-cell>
          <table:table-cell office:value-type="string" calcext:value-type="string">
            <text:p>/wiki/Acara/BlanKonf/</text:p>
          </table:table-cell>
          <table:table-cell table:formula="of:=[.B98]&amp;[.A98]" office:value-type="string" office:string-value="/wiki/Acara/BlanKonf/BlanKonf2009" calcext:value-type="string">
            <text:p>/wiki/Acara/BlanKonf/BlanKonf2009</text:p>
          </table:table-cell>
          <table:table-cell office:value-type="string" calcext:value-type="string">
            <text:p>Direktori</text:p>
          </table:table-cell>
          <table:table-cell table:formula="of:=&quot;  * [&quot;&amp;[.A98]&amp;&quot;](&quot;&amp;[.C98]&amp;&quot;)&quot;" office:value-type="string" office:string-value="  * [BlanKonf2009](/wiki/Acara/BlanKonf/BlanKonf2009)" calcext:value-type="string">
            <text:p><text:s text:c="2"/>* [BlanKonf2009](/wiki/Acara/BlanKonf/BlanKonf2009)</text:p>
          </table:table-cell>
        </table:table-row>
        <table:table-row table:style-name="ro1">
          <table:table-cell table:style-name="ce3" office:value-type="string" calcext:value-type="string">
            <text:p>AcaraBlanKonf2009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iapanPanitiaLokal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Acara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BukletSponsor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DaftarPembicaraPanitia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DaftarPeserta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Peralatan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Publikasi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TargetSponsor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resentasi.m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lanKonf2010</text:p>
          </table:table-cell>
          <table:table-cell office:value-type="string" calcext:value-type="string">
            <text:p>/wiki/Acara/BlanKonf/</text:p>
          </table:table-cell>
          <table:table-cell table:formula="of:=[.B110]&amp;[.A110]" office:value-type="string" office:string-value="/wiki/Acara/BlanKonf/BlanKonf2010" calcext:value-type="string">
            <text:p>/wiki/Acara/BlanKonf/BlanKonf2010</text:p>
          </table:table-cell>
          <table:table-cell office:value-type="string" calcext:value-type="string">
            <text:p>Direktori</text:p>
          </table:table-cell>
          <table:table-cell table:formula="of:=&quot;  * [&quot;&amp;[.A110]&amp;&quot;](&quot;&amp;[.C110]&amp;&quot;)&quot;" office:value-type="string" office:string-value="  * [BlanKonf2010](/wiki/Acara/BlanKonf/BlanKonf2010)" calcext:value-type="string">
            <text:p><text:s text:c="2"/>* [BlanKonf2010](/wiki/Acara/BlanKonf/BlanKonf2010)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 table:number-rows-repeated="12">
          <table:table-cell table:style-name="ce3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lanKonf2011</text:p>
          </table:table-cell>
          <table:table-cell office:value-type="string" calcext:value-type="string">
            <text:p>/wiki/Acara/BlanKonf/</text:p>
          </table:table-cell>
          <table:table-cell table:formula="of:=[.B129]&amp;[.A129]" office:value-type="string" office:string-value="/wiki/Acara/BlanKonf/BlanKonf2011" calcext:value-type="string">
            <text:p>/wiki/Acara/BlanKonf/BlanKonf2011</text:p>
          </table:table-cell>
          <table:table-cell office:value-type="string" calcext:value-type="string">
            <text:p>Direktori</text:p>
          </table:table-cell>
          <table:table-cell table:formula="of:=&quot;  * [&quot;&amp;[.A129]&amp;&quot;](&quot;&amp;[.C129]&amp;&quot;)&quot;" office:value-type="string" office:string-value="  * [BlanKonf2011](/wiki/Acara/BlanKonf/BlanKonf2011)" calcext:value-type="string">
            <text:p><text:s text:c="2"/>* [BlanKonf2011](/wiki/Acara/BlanKonf/BlanKonf2011)</text:p>
          </table:table-cell>
        </table:table-row>
        <table:table-row table:style-name="ro1">
          <table:table-cell table:style-name="ce1" office:value-type="string" calcext:value-type="string">
            <text:p>BlanKonf2012</text:p>
          </table:table-cell>
          <table:table-cell office:value-type="string" calcext:value-type="string">
            <text:p>/wiki/Acara/BlanKonf/</text:p>
          </table:table-cell>
          <table:table-cell table:formula="of:=[.B130]&amp;[.A130]" office:value-type="string" office:string-value="/wiki/Acara/BlanKonf/BlanKonf2012" calcext:value-type="string">
            <text:p>/wiki/Acara/BlanKonf/BlanKonf2012</text:p>
          </table:table-cell>
          <table:table-cell office:value-type="string" calcext:value-type="string">
            <text:p>Direktori</text:p>
          </table:table-cell>
          <table:table-cell table:formula="of:=&quot;  * [&quot;&amp;[.A130]&amp;&quot;](&quot;&amp;[.C130]&amp;&quot;)&quot;" office:value-type="string" office:string-value="  * [BlanKonf2012](/wiki/Acara/BlanKonf/BlanKonf2012)" calcext:value-type="string">
            <text:p><text:s text:c="2"/>* [BlanKonf2012](/wiki/Acara/BlanKonf/BlanKonf2012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lanKopdar/</text:p>
          </table:table-cell>
          <table:table-cell office:value-type="string" calcext:value-type="string">
            <text:p>/wiki/Acara/</text:p>
          </table:table-cell>
          <table:table-cell table:formula="of:=[.B132]&amp;[.A132]" office:value-type="string" office:string-value="/wiki/Acara/BlanKopdar/" calcext:value-type="string">
            <text:p>/wiki/Acara/BlanKopdar/</text:p>
          </table:table-cell>
          <table:table-cell office:value-type="string" calcext:value-type="string">
            <text:p>Direktori</text:p>
          </table:table-cell>
          <table:table-cell table:formula="of:=&quot;  * [&quot;&amp;[.A132]&amp;&quot;](&quot;&amp;[.C132]&amp;&quot;)&quot;" office:value-type="string" office:string-value="  * [BlanKopdar/](/wiki/Acara/BlanKopdar/)" calcext:value-type="string">
            <text:p><text:s text:c="2"/>* [BlanKopdar/](/wiki/Acara/BlanKopdar/)</text:p>
          </table:table-cell>
        </table:table-row>
        <table:table-row table:style-name="ro1">
          <table:table-cell office:value-type="string" calcext:value-type="string">
            <text:p>ILC2007.md</text:p>
          </table:table-cell>
          <table:table-cell office:value-type="string" calcext:value-type="string">
            <text:p>/wiki/Acara/</text:p>
          </table:table-cell>
          <table:table-cell table:formula="of:=[.B133]&amp;[.A133]" office:value-type="string" office:string-value="/wiki/Acara/ILC2007.md" calcext:value-type="string">
            <text:p>/wiki/Acara/ILC2007.md</text:p>
          </table:table-cell>
          <table:table-cell office:value-type="string" calcext:value-type="string">
            <text:p>Kosong</text:p>
          </table:table-cell>
          <table:table-cell table:formula="of:=&quot;  * [&quot;&amp;[.A133]&amp;&quot;](&quot;&amp;[.C133]&amp;&quot;)&quot;" office:value-type="string" office:string-value="  * [ILC2007.md](/wiki/Acara/ILC2007.md)" calcext:value-type="string">
            <text:p><text:s text:c="2"/>* [ILC2007.md](/wiki/Acara/ILC2007.md)</text:p>
          </table:table-cell>
        </table:table-row>
        <table:table-row table:style-name="ro1">
          <table:table-cell table:style-name="ce1" office:value-type="string" calcext:value-type="string">
            <text:p>Tantangan/</text:p>
          </table:table-cell>
          <table:table-cell office:value-type="string" calcext:value-type="string">
            <text:p>/wiki/Acara/</text:p>
          </table:table-cell>
          <table:table-cell table:formula="of:=[.B134]&amp;[.A134]" office:value-type="string" office:string-value="/wiki/Acara/Tantangan/" calcext:value-type="string">
            <text:p>/wiki/Acara/Tantangan/</text:p>
          </table:table-cell>
          <table:table-cell office:value-type="string" calcext:value-type="string">
            <text:p>Direktori</text:p>
          </table:table-cell>
          <table:table-cell table:formula="of:=&quot;  * [&quot;&amp;[.A134]&amp;&quot;](&quot;&amp;[.C134]&amp;&quot;)&quot;" office:value-type="string" office:string-value="  * [Tantangan/](/wiki/Acara/Tantangan/)" calcext:value-type="string">
            <text:p><text:s text:c="2"/>* [Tantangan/](/wiki/Acara/Tantangan/)</text:p>
          </table:table-cell>
        </table:table-row>
      </table:table>
      <table:table table:name="PanduanDistribusi" table:style-name="ta1"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BAB I : Pengenalan BlankOn Linux</text:p>
          </table:table-cell>
          <table:table-cell office:value-type="string" calcext:value-type="string">
            <text:p>/wiki/TimPengembang/Dokumentasi/Panduan/PanduanDistribusi/</text:p>
          </table:table-cell>
          <table:table-cell office:value-type="string" calcext:value-type="string">
            <text:p>5/</text:p>
          </table:table-cell>
          <table:table-cell office:value-type="string" calcext:value-type="string">
            <text:p>Bab1.md</text:p>
          </table:table-cell>
          <table:table-cell table:formula="of:=&quot;  * [&quot;&amp;[.A1]&amp;&quot;]&quot;&amp;&quot;(&quot;&amp;[.B1]&amp;[.C1]&amp;[.D1]&amp;&quot;)&quot;" office:value-type="string" office:string-value="  * [BAB I : Pengenalan BlankOn Linux](/wiki/TimPengembang/Dokumentasi/Panduan/PanduanDistribusi/5/Bab1.md)" calcext:value-type="string">
            <text:p><text:s text:c="2"/>* [BAB I : Pengenalan BlankOn Linux](/wiki/TimPengembang/Dokumentasi/Panduan/PanduanDistribusi/5/Bab1.md)</text:p>
          </table:table-cell>
        </table:table-row>
        <table:table-row table:style-name="ro1">
          <table:table-cell office:value-type="string" calcext:value-type="string">
            <text:p>BAB II : Memasang BlankOn Linux</text:p>
          </table:table-cell>
          <table:table-cell table:formula="of:=[.B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]" office:value-type="string" office:string-value="5/" calcext:value-type="string">
            <text:p>5/</text:p>
          </table:table-cell>
          <table:table-cell office:value-type="string" calcext:value-type="string">
            <text:p>Bab2.md</text:p>
          </table:table-cell>
          <table:table-cell table:formula="of:=&quot;  * [&quot;&amp;[.A2]&amp;&quot;]&quot;&amp;&quot;(&quot;&amp;[.B2]&amp;[.C2]&amp;[.D2]&amp;&quot;)&quot;" office:value-type="string" office:string-value="  * [BAB II : Memasang BlankOn Linux](/wiki/TimPengembang/Dokumentasi/Panduan/PanduanDistribusi/5/Bab2.md)" calcext:value-type="string">
            <text:p><text:s text:c="2"/>* [BAB II : Memasang BlankOn Linux](/wiki/TimPengembang/Dokumentasi/Panduan/PanduanDistribusi/5/Bab2.md)</text:p>
          </table:table-cell>
        </table:table-row>
        <table:table-row table:style-name="ro1">
          <table:table-cell office:value-type="string" calcext:value-type="string">
            <text:p>BAB III</text:p>
          </table:table-cell>
          <table:table-cell table:formula="of:=[.B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2]" office:value-type="string" office:string-value="5/" calcext:value-type="string">
            <text:p>5/</text:p>
          </table:table-cell>
          <table:table-cell office:value-type="string" calcext:value-type="string">
            <text:p>Bab3.md</text:p>
          </table:table-cell>
          <table:table-cell table:formula="of:=&quot;  * [&quot;&amp;[.A3]&amp;&quot;]&quot;&amp;&quot;(&quot;&amp;[.B3]&amp;[.C3]&amp;[.D3]&amp;&quot;)&quot;" office:value-type="string" office:string-value="  * [BAB III](/wiki/TimPengembang/Dokumentasi/Panduan/PanduanDistribusi/5/Bab3.md)" calcext:value-type="string">
            <text:p><text:s text:c="2"/>* [BAB III](/wiki/TimPengembang/Dokumentasi/Panduan/PanduanDistribusi/5/Bab3.md)</text:p>
          </table:table-cell>
        </table:table-row>
        <table:table-row table:style-name="ro1">
          <table:table-cell office:value-type="string" calcext:value-type="string">
            <text:p>BAB IV</text:p>
          </table:table-cell>
          <table:table-cell table:formula="of:=[.B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3]" office:value-type="string" office:string-value="5/" calcext:value-type="string">
            <text:p>5/</text:p>
          </table:table-cell>
          <table:table-cell office:value-type="string" calcext:value-type="string">
            <text:p>Bab4.md</text:p>
          </table:table-cell>
          <table:table-cell table:formula="of:=&quot;  * [&quot;&amp;[.A4]&amp;&quot;]&quot;&amp;&quot;(&quot;&amp;[.B4]&amp;[.C4]&amp;[.D4]&amp;&quot;)&quot;" office:value-type="string" office:string-value="  * [BAB IV](/wiki/TimPengembang/Dokumentasi/Panduan/PanduanDistribusi/5/Bab4.md)" calcext:value-type="string">
            <text:p><text:s text:c="2"/>* [BAB IV](/wiki/TimPengembang/Dokumentasi/Panduan/PanduanDistribusi/5/Bab4.md)</text:p>
          </table:table-cell>
        </table:table-row>
        <table:table-row table:style-name="ro1">
          <table:table-cell office:value-type="string" calcext:value-type="string">
            <text:p>BAB V</text:p>
          </table:table-cell>
          <table:table-cell table:formula="of:=[.B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4]" office:value-type="string" office:string-value="5/" calcext:value-type="string">
            <text:p>5/</text:p>
          </table:table-cell>
          <table:table-cell office:value-type="string" calcext:value-type="string">
            <text:p>Bab5.md</text:p>
          </table:table-cell>
          <table:table-cell table:formula="of:=&quot;  * [&quot;&amp;[.A5]&amp;&quot;]&quot;&amp;&quot;(&quot;&amp;[.B5]&amp;[.C5]&amp;[.D5]&amp;&quot;)&quot;" office:value-type="string" office:string-value="  * [BAB V](/wiki/TimPengembang/Dokumentasi/Panduan/PanduanDistribusi/5/Bab5.md)" calcext:value-type="string">
            <text:p><text:s text:c="2"/>* [BAB V](/wiki/TimPengembang/Dokumentasi/Panduan/PanduanDistribusi/5/Bab5.md)</text:p>
          </table:table-cell>
        </table:table-row>
        <table:table-row table:style-name="ro1">
          <table:table-cell office:value-type="string" calcext:value-type="string">
            <text:p>BAB VI</text:p>
          </table:table-cell>
          <table:table-cell table:formula="of:=[.B5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5]" office:value-type="string" office:string-value="5/" calcext:value-type="string">
            <text:p>5/</text:p>
          </table:table-cell>
          <table:table-cell office:value-type="string" calcext:value-type="string">
            <text:p>Bab6.md</text:p>
          </table:table-cell>
          <table:table-cell table:formula="of:=&quot;  * [&quot;&amp;[.A6]&amp;&quot;]&quot;&amp;&quot;(&quot;&amp;[.B6]&amp;[.C6]&amp;[.D6]&amp;&quot;)&quot;" office:value-type="string" office:string-value="  * [BAB VI](/wiki/TimPengembang/Dokumentasi/Panduan/PanduanDistribusi/5/Bab6.md)" calcext:value-type="string">
            <text:p><text:s text:c="2"/>* [BAB VI](/wiki/TimPengembang/Dokumentasi/Panduan/PanduanDistribusi/5/Bab6.md)</text:p>
          </table:table-cell>
        </table:table-row>
        <table:table-row table:style-name="ro1">
          <table:table-cell office:value-type="string" calcext:value-type="string">
            <text:p>BAB VII</text:p>
          </table:table-cell>
          <table:table-cell table:formula="of:=[.B6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6]" office:value-type="string" office:string-value="5/" calcext:value-type="string">
            <text:p>5/</text:p>
          </table:table-cell>
          <table:table-cell office:value-type="string" calcext:value-type="string">
            <text:p>Bab7.md</text:p>
          </table:table-cell>
          <table:table-cell table:formula="of:=&quot;  * [&quot;&amp;[.A7]&amp;&quot;]&quot;&amp;&quot;(&quot;&amp;[.B7]&amp;[.C7]&amp;[.D7]&amp;&quot;)&quot;" office:value-type="string" office:string-value="  * [BAB VII](/wiki/TimPengembang/Dokumentasi/Panduan/PanduanDistribusi/5/Bab7.md)" calcext:value-type="string">
            <text:p><text:s text:c="2"/>* [BAB VII](/wiki/TimPengembang/Dokumentasi/Panduan/PanduanDistribusi/5/Bab7.md)</text:p>
          </table:table-cell>
        </table:table-row>
        <table:table-row table:style-name="ro1">
          <table:table-cell office:value-type="string" calcext:value-type="string">
            <text:p>BAB VIII</text:p>
          </table:table-cell>
          <table:table-cell table:formula="of:=[.B7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7]" office:value-type="string" office:string-value="5/" calcext:value-type="string">
            <text:p>5/</text:p>
          </table:table-cell>
          <table:table-cell office:value-type="string" calcext:value-type="string">
            <text:p>Bab8.md</text:p>
          </table:table-cell>
          <table:table-cell table:formula="of:=&quot;  * [&quot;&amp;[.A8]&amp;&quot;]&quot;&amp;&quot;(&quot;&amp;[.B8]&amp;[.C8]&amp;[.D8]&amp;&quot;)&quot;" office:value-type="string" office:string-value="  * [BAB VIII](/wiki/TimPengembang/Dokumentasi/Panduan/PanduanDistribusi/5/Bab8.md)" calcext:value-type="string">
            <text:p><text:s text:c="2"/>* [BAB VIII](/wiki/TimPengembang/Dokumentasi/Panduan/PanduanDistribusi/5/Bab8.md)</text:p>
          </table:table-cell>
        </table:table-row>
        <table:table-row table:style-name="ro1">
          <table:table-cell office:value-type="string" calcext:value-type="string">
            <text:p>BAB IX</text:p>
          </table:table-cell>
          <table:table-cell table:formula="of:=[.B8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8]" office:value-type="string" office:string-value="5/" calcext:value-type="string">
            <text:p>5/</text:p>
          </table:table-cell>
          <table:table-cell office:value-type="string" calcext:value-type="string">
            <text:p>Bab9.md</text:p>
          </table:table-cell>
          <table:table-cell table:formula="of:=&quot;  * [&quot;&amp;[.A9]&amp;&quot;]&quot;&amp;&quot;(&quot;&amp;[.B9]&amp;[.C9]&amp;[.D9]&amp;&quot;)&quot;" office:value-type="string" office:string-value="  * [BAB IX](/wiki/TimPengembang/Dokumentasi/Panduan/PanduanDistribusi/5/Bab9.md)" calcext:value-type="string">
            <text:p><text:s text:c="2"/>* [BAB IX](/wiki/TimPengembang/Dokumentasi/Panduan/PanduanDistribusi/5/Bab9.md)</text:p>
          </table:table-cell>
        </table:table-row>
        <table:table-row table:style-name="ro1">
          <table:table-cell office:value-type="string" calcext:value-type="string">
            <text:p>BAB X</text:p>
          </table:table-cell>
          <table:table-cell table:formula="of:=[.B9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9]" office:value-type="string" office:string-value="5/" calcext:value-type="string">
            <text:p>5/</text:p>
          </table:table-cell>
          <table:table-cell office:value-type="string" calcext:value-type="string">
            <text:p>Bab10.md</text:p>
          </table:table-cell>
          <table:table-cell table:formula="of:=&quot;  * [&quot;&amp;[.A10]&amp;&quot;]&quot;&amp;&quot;(&quot;&amp;[.B10]&amp;[.C10]&amp;[.D10]&amp;&quot;)&quot;" office:value-type="string" office:string-value="  * [BAB X](/wiki/TimPengembang/Dokumentasi/Panduan/PanduanDistribusi/5/Bab10.md)" calcext:value-type="string">
            <text:p><text:s text:c="2"/>* [BAB X](/wiki/TimPengembang/Dokumentasi/Panduan/PanduanDistribusi/5/Bab10.md)</text:p>
          </table:table-cell>
        </table:table-row>
        <table:table-row table:style-name="ro1">
          <table:table-cell office:value-type="string" calcext:value-type="string">
            <text:p>BAB XI</text:p>
          </table:table-cell>
          <table:table-cell table:formula="of:=[.B10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0]" office:value-type="string" office:string-value="5/" calcext:value-type="string">
            <text:p>5/</text:p>
          </table:table-cell>
          <table:table-cell office:value-type="string" calcext:value-type="string">
            <text:p>Bab11.md</text:p>
          </table:table-cell>
          <table:table-cell table:formula="of:=&quot;  * [&quot;&amp;[.A11]&amp;&quot;]&quot;&amp;&quot;(&quot;&amp;[.B11]&amp;[.C11]&amp;[.D11]&amp;&quot;)&quot;" office:value-type="string" office:string-value="  * [BAB XI](/wiki/TimPengembang/Dokumentasi/Panduan/PanduanDistribusi/5/Bab11.md)" calcext:value-type="string">
            <text:p><text:s text:c="2"/>* [BAB XI](/wiki/TimPengembang/Dokumentasi/Panduan/PanduanDistribusi/5/Bab11.md)</text:p>
          </table:table-cell>
        </table:table-row>
        <table:table-row table:style-name="ro1">
          <table:table-cell office:value-type="string" calcext:value-type="string">
            <text:p>BAB XII</text:p>
          </table:table-cell>
          <table:table-cell table:formula="of:=[.B1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1]" office:value-type="string" office:string-value="5/" calcext:value-type="string">
            <text:p>5/</text:p>
          </table:table-cell>
          <table:table-cell office:value-type="string" calcext:value-type="string">
            <text:p>Bab12.md</text:p>
          </table:table-cell>
          <table:table-cell table:formula="of:=&quot;  * [&quot;&amp;[.A12]&amp;&quot;]&quot;&amp;&quot;(&quot;&amp;[.B12]&amp;[.C12]&amp;[.D12]&amp;&quot;)&quot;" office:value-type="string" office:string-value="  * [BAB XII](/wiki/TimPengembang/Dokumentasi/Panduan/PanduanDistribusi/5/Bab12.md)" calcext:value-type="string">
            <text:p><text:s text:c="2"/>* [BAB XII](/wiki/TimPengembang/Dokumentasi/Panduan/PanduanDistribusi/5/Bab12.md)</text:p>
          </table:table-cell>
        </table:table-row>
        <table:table-row table:style-name="ro1">
          <table:table-cell office:value-type="string" calcext:value-type="string">
            <text:p>BAB XIII</text:p>
          </table:table-cell>
          <table:table-cell table:formula="of:=[.B1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2]" office:value-type="string" office:string-value="5/" calcext:value-type="string">
            <text:p>5/</text:p>
          </table:table-cell>
          <table:table-cell office:value-type="string" calcext:value-type="string">
            <text:p>Bab13.md</text:p>
          </table:table-cell>
          <table:table-cell table:formula="of:=&quot;  * [&quot;&amp;[.A13]&amp;&quot;]&quot;&amp;&quot;(&quot;&amp;[.B13]&amp;[.C13]&amp;[.D13]&amp;&quot;)&quot;" office:value-type="string" office:string-value="  * [BAB XIII](/wiki/TimPengembang/Dokumentasi/Panduan/PanduanDistribusi/5/Bab13.md)" calcext:value-type="string">
            <text:p><text:s text:c="2"/>* [BAB XIII](/wiki/TimPengembang/Dokumentasi/Panduan/PanduanDistribusi/5/Bab13.md)</text:p>
          </table:table-cell>
        </table:table-row>
        <table:table-row table:style-name="ro1">
          <table:table-cell office:value-type="string" calcext:value-type="string">
            <text:p>BAB XIV</text:p>
          </table:table-cell>
          <table:table-cell table:formula="of:=[.B1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3]" office:value-type="string" office:string-value="5/" calcext:value-type="string">
            <text:p>5/</text:p>
          </table:table-cell>
          <table:table-cell office:value-type="string" calcext:value-type="string">
            <text:p>Bab14.md</text:p>
          </table:table-cell>
          <table:table-cell table:formula="of:=&quot;  * [&quot;&amp;[.A14]&amp;&quot;]&quot;&amp;&quot;(&quot;&amp;[.B14]&amp;[.C14]&amp;[.D14]&amp;&quot;)&quot;" office:value-type="string" office:string-value="  * [BAB XIV](/wiki/TimPengembang/Dokumentasi/Panduan/PanduanDistribusi/5/Bab14.md)" calcext:value-type="string">
            <text:p><text:s text:c="2"/>* [BAB XIV](/wiki/TimPengembang/Dokumentasi/Panduan/PanduanDistribusi/5/Bab14.md)</text:p>
          </table:table-cell>
        </table:table-row>
        <table:table-row table:style-name="ro1">
          <table:table-cell office:value-type="string" calcext:value-type="string">
            <text:p>BAB XV</text:p>
          </table:table-cell>
          <table:table-cell table:formula="of:=[.B1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4]" office:value-type="string" office:string-value="5/" calcext:value-type="string">
            <text:p>5/</text:p>
          </table:table-cell>
          <table:table-cell office:value-type="string" calcext:value-type="string">
            <text:p>Bab15.md</text:p>
          </table:table-cell>
          <table:table-cell table:formula="of:=&quot;  * [&quot;&amp;[.A15]&amp;&quot;]&quot;&amp;&quot;(&quot;&amp;[.B15]&amp;[.C15]&amp;[.D15]&amp;&quot;)&quot;" office:value-type="string" office:string-value="  * [BAB XV](/wiki/TimPengembang/Dokumentasi/Panduan/PanduanDistribusi/5/Bab15.md)" calcext:value-type="string">
            <text:p><text:s text:c="2"/>* [BAB XV](/wiki/TimPengembang/Dokumentasi/Panduan/PanduanDistribusi/5/Bab15.md)</text:p>
          </table:table-cell>
        </table:table-row>
      </table:table>
      <table:table table:name="Attachment" table:style-name="ta1">
        <table:table-column table:style-name="co4" table:default-cell-style-name="Default"/>
        <table:table-row table:style-name="ro1">
          <table:table-cell office:value-type="string" calcext:value-type="string">
            <text:p>![](http://dev.blankonlinux.or.id/raw-attachment/wiki/Misi/buatan-indonesia.png)</text:p>
          </table:table-cell>
        </table:table-row>
      </table:table>
      <table:table table:name="Sheet4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aiq@dell:~/Dropbox/wiki$ find . -type f</text:p>
          </table:table-cell>
          <table:table-cell/>
        </table:table-row>
        <table:table-row table:style-name="ro1">
          <table:table-cell office:value-type="string" calcext:value-type="string">
            <text:p>/wiki/BlankOn.md</text:p>
          </table:table-cell>
          <table:table-cell office:value-type="string" calcext:value-type="string">
            <text:p>BlankOn.md</text:p>
          </table:table-cell>
        </table:table-row>
        <table:table-row table:style-name="ro1">
          <table:table-cell office:value-type="string" calcext:value-type="string">
            <text:p>/wiki/LumbungPaket.md</text:p>
          </table:table-cell>
          <table:table-cell office:value-type="string" calcext:value-type="string">
            <text:p>BukuAlamat.md</text:p>
          </table:table-cell>
        </table:table-row>
        <table:table-row table:style-name="ro1">
          <table:table-cell office:value-type="string" calcext:value-type="string">
            <text:p>/wiki/Indeks.md</text:p>
          </table:table-cell>
          <table:table-cell office:value-type="string" calcext:value-type="string">
            <text:p>FAQ.md</text:p>
          </table:table-cell>
        </table:table-row>
        <table:table-row table:style-name="ro1">
          <table:table-cell office:value-type="string" calcext:value-type="string">
            <text:p>/wiki/BukuAlamat.md</text:p>
          </table:table-cell>
          <table:table-cell office:value-type="string" calcext:value-type="string">
            <text:p>HeaderHalaman.md</text:p>
          </table:table-cell>
        </table:table-row>
        <table:table-row table:style-name="ro1">
          <table:table-cell office:value-type="string" calcext:value-type="string">
            <text:p>/wiki/CakramPengaya/CakramPengaya.md</text:p>
          </table:table-cell>
          <table:table-cell office:value-type="string" calcext:value-type="string">
            <text:p>Indeks.md</text:p>
          </table:table-cell>
        </table:table-row>
        <table:table-row table:style-name="ro1">
          <table:table-cell office:value-type="string" calcext:value-type="string">
            <text:p>/wiki/CakramPengaya/Request.md</text:p>
          </table:table-cell>
          <table:table-cell office:value-type="string" calcext:value-type="string">
            <text:p>LumbungPaket.md</text:p>
          </table:table-cell>
        </table:table-row>
        <table:table-row table:style-name="ro1">
          <table:table-cell office:value-type="string" calcext:value-type="string">
            <text:p>/wiki/CakramPengaya/CD2.md</text:p>
          </table:table-cell>
          <table:table-cell office:value-type="string" calcext:value-type="string">
            <text:p>Memulai.md</text:p>
          </table:table-cell>
        </table:table-row>
        <table:table-row table:style-name="ro1">
          <table:table-cell office:value-type="string" calcext:value-type="string">
            <text:p>/wiki/CakramPengaya/Multimedia.md</text:p>
          </table:table-cell>
          <table:table-cell office:value-type="string" calcext:value-type="string">
            <text:p>MendapatkanBlankOn.md</text:p>
          </table:table-cell>
        </table:table-row>
        <table:table-row table:style-name="ro1">
          <table:table-cell office:value-type="string" calcext:value-type="string">
            <text:p>/wiki/CakramPengaya/CD4.md</text:p>
          </table:table-cell>
          <table:table-cell office:value-type="string" calcext:value-type="string">
            <text:p>Partisipasi.md</text:p>
          </table:table-cell>
        </table:table-row>
        <table:table-row table:style-name="ro1">
          <table:table-cell office:value-type="string" calcext:value-type="string">
            <text:p>/wiki/CakramPengaya/CD1.md</text:p>
          </table:table-cell>
          <table:table-cell office:value-type="string" calcext:value-type="string">
            <text:p>README.md</text:p>
          </table:table-cell>
        </table:table-row>
        <table:table-row table:style-name="ro1">
          <table:table-cell office:value-type="string" calcext:value-type="string">
            <text:p>/wiki/CakramPengaya/Kreatif.md</text:p>
          </table:table-cell>
          <table:table-cell/>
        </table:table-row>
        <table:table-row table:style-name="ro1">
          <table:table-cell office:value-type="string" calcext:value-type="string">
            <text:p>/wiki/CakramPengaya/CD3.md</text:p>
          </table:table-cell>
          <table:table-cell/>
        </table:table-row>
        <table:table-row table:style-name="ro1">
          <table:table-cell office:value-type="string" calcext:value-type="string">
            <text:p>/wiki/TimPengembang/ManajerRilis/ProsesRilis.md</text:p>
          </table:table-cell>
          <table:table-cell/>
        </table:table-row>
        <table:table-row table:style-name="ro1">
          <table:table-cell office:value-type="string" calcext:value-type="string">
            <text:p>/wiki/TimPengembang/ManajerRilis/ManajerRilis.md</text:p>
          </table:table-cell>
          <table:table-cell/>
        </table:table-row>
        <table:table-row table:style-name="ro1">
          <table:table-cell office:value-type="string" calcext:value-type="string">
            <text:p>/wiki/TimPengembang/ManajerRilis/TahapanRilis.md</text:p>
          </table:table-cell>
          <table:table-cell/>
        </table:table-row>
        <table:table-row table:style-name="ro1">
          <table:table-cell office:value-type="string" calcext:value-type="string">
            <text:p>/wiki/TimPengembang/ManajerRilis/SejarahRilis.md</text:p>
          </table:table-cell>
          <table:table-cell/>
        </table:table-row>
        <table:table-row table:style-name="ro1">
          <table:table-cell office:value-type="string" calcext:value-type="string">
            <text:p>/wiki/TimPengembang/TimBisni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Maleo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mversia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Umum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Debtre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Tutorial/PengenalanBazaa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Tutorial/MencariNamaAplikasi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Tutorial/Tutoria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AlamatSurel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Branding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asalahYangSeringDihadapi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tchingLocal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TebuFlatIcon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DaftarPaketKha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nanganiPaketRestricte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dep5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lihatPerubahanPaketImpo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TebuIcon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rkembangan/blankon-artwork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rkembangan/Perkembanga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rkembangan/liberatio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rkembangan/pidgi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builderMultiARCH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DaftarPaketImpo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TODO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gfxboot-theme-dis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/MembuatPaketDebia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/ProsedurPembuatanP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Avata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Wallpaper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Font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Deskto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RapatPemaket08062008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ketImporRobo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firefox-3.0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openoffice.org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ubiquity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main-menu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human-icon-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base-file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gnome-pane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ap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PanduanPaketImpo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python-django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blankonfirefox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gnome-sessio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python-ap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Kerne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taskse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liberation-font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debootstra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chromium-brows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tango-icon-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firefox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localechoos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mbuatanPaketArmhf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embuatanP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mbuatPaketDebia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ngirimPaketKePabrik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Manokwari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MengirimPaketKePabrikPaketVersi1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urikulum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nanganiPaketImpo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ThemeGreet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Wikipedia-i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Standar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Minima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Kha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Deskto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Selebihnya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KomponenKond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embuatanPaketMotu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rosedurPembuatanP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romo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Lamp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BibitP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Boo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Deskto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hi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Install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BuildEssentia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hipLiv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amba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Blacklis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MobileDev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tructur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Require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OpenSSH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Liv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Postgresql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Print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tandar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Minima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erverShi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Dns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Mail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upporte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Developmen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LogsPertemuan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JaminanKualitas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PanduanMengunduh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Bergabung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14112008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Prosedur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ArsipTesterLontara2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ReferensiKode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ArsipTesterLontara1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ArsipTesterLontara3.md</text:p>
          </table:table-cell>
          <table:table-cell/>
        </table:table-row>
        <table:table-row table:style-name="ro1">
          <table:table-cell office:value-type="string" calcext:value-type="string">
            <text:p>/wiki/TimPengembang/GrupSteering.md</text:p>
          </table:table-cell>
          <table:table-cell/>
        </table:table-row>
        <table:table-row table:style-name="ro1">
          <table:table-cell office:value-type="string" calcext:value-type="string">
            <text:p>/wiki/TimPengembang/Riset/Log2012101.md</text:p>
          </table:table-cell>
          <table:table-cell/>
        </table:table-row>
        <table:table-row table:style-name="ro1">
          <table:table-cell office:value-type="string" calcext:value-type="string">
            <text:p>/wiki/TimPengembang/Riset/LokakaryaDasarJQuery.md</text:p>
          </table:table-cell>
          <table:table-cell/>
        </table:table-row>
        <table:table-row table:style-name="ro1">
          <table:table-cell office:value-type="string" calcext:value-type="string">
            <text:p>/wiki/TimPengembang/Riset/Riset.md</text:p>
          </table:table-cell>
          <table:table-cell/>
        </table:table-row>
        <table:table-row table:style-name="ro1">
          <table:table-cell office:value-type="string" calcext:value-type="string">
            <text:p>/wiki/TimPengembang/TimProyek.md</text:p>
          </table:table-cell>
          <table:table-cell/>
        </table:table-row>
        <table:table-row table:style-name="ro1">
          <table:table-cell office:value-type="string" calcext:value-type="string">
            <text:p>/wiki/TimPengembang/Tim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0910200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0103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21080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2202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0305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TimDokumemtasi20080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504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15012017PaskaRilisTambo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1505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0504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803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(LupaTanggal)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1503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305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1022017PaskaRilisTamboraKedu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Humas1505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103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1501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26022017PembekalanTimDokumentasi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TimDokumentasi03090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TimDokumentasi1012200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103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HubungiKam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InstalasiPaketMet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nyegaranPemaket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mbuatRepository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Darat2009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InstalasiKerne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maketanKerne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maket08060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GelarLokakaryaPengembanga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kakaryaMenulis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nyegaranPemaket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ngantarGi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BlankOnUjiPenetr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nyiapanSistemDas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mbuatanISO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maket07080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ContohMembuatRepository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ngenalPerkaka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gKelasPemaket2007182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maket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TataLaksanaDay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rkenalanLisensi07090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gKelasPemaketBzr2009102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GitDu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maket07080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mbuatSquashf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InstalasiBootload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CatatanKelasGit14Oktober2016.pdf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ngenalBerkasPadaDirektoriDebi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AgendaLokakarya1012Panduan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nerjemahanTransifex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kakaryaDasarJQuery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gKelasPemaket2010040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GitS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nerjemahanAplik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gKelasPemaket2013100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mbuatPallet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nuB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Yelp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ekapTulisanDiPanduanBlankOn.ods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mbuatCertificateAuthorityUtam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SayembaraMenuli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Bedah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AlurKerjaTimDokument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0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9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3.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2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9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0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0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9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0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Grafi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BantuanPengembang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NanggarKeOmbili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OmbilinKePattimu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LontaraKeMeuligo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HardyKeLonta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KondeKeLonta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LucidkeOmbili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SuroboyoKeTambo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GutsyKeKond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JauntyKeNangg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IntrepidKeMeuligo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MeuligoeKeNangg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Unduh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Memasang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PerambanBerka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Perkantor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ManajemenAplik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PerangkatKera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Calc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Writ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SyslogInstal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estop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Buk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terne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MenulisTike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aItu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BantuanPenggun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ArsipProyekBukuBlankOn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CdDvdBurning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ArsipPandua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MemutusRangkaianKetergantung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SenaraiPadananIstilahIndonesi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asangUnetbooti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Flashplay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SenaraiPadananIstilah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Pencil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Spray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FiilAndStrok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Sta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Bezie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DaftarTautanArsip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Connecto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Spiral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Rectangle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FlatColor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6-TextAndPath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7UndoAndRedo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BucketFill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Tweak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3DBox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Calligraphy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scapeBab5.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7Clon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ColorSwatche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6.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StrokeStyl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Zoom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Patter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Ellipse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6-SpellChecking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Droppe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6-ExtensionsTex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Text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3.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Selecto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7-CopyCutAndPast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Node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scapeBab6-SelectingTex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scapeBab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Erase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1.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Gradient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MenulisAksaraBal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engguna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PanduanPembakuanIstilahKomput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Format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MarkdownKarakt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Inter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FormatMarkdow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MarkdownTajuk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InterTrac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FormatHtm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PanduanMenulis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FormatWikiHtm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InterMapTx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Kamus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CamelCas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Markdow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PanduanMenulisWikiLam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PanduanMigrasi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Chromium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Menerjemah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LisensiDokume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Sejarah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mula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masangManokwar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aftarRapa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aftarDokument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TangkapanLay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Ap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InternetDialUp.md.save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Dpkg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Peralat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InternetDialUp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rbedaanMinimalisdanRegularOmbili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DariGutsyKeKond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Multimedi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SettingModemHai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TarGz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TarBz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Compiz.md.save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Deb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hwal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BeliCD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Virtualis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WifiAthero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Mendapatka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RKOmbilinEnglish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BurningISO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Interne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DualBoo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Compiz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mbuatLiveCD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Filosofi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okumentasi.md</text:p>
          </table:table-cell>
          <table:table-cell/>
        </table:table-row>
        <table:table-row table:style-name="ro1">
          <table:table-cell office:value-type="string" calcext:value-type="string">
            <text:p>/wiki/TimPengembang/TimTester.md</text:p>
          </table:table-cell>
          <table:table-cell/>
        </table:table-row>
        <table:table-row table:style-name="ro1">
          <table:table-cell office:value-type="string" calcext:value-type="string">
            <text:p>/wiki/TimPengembang/PedomanKoordinatorTim.md</text:p>
          </table:table-cell>
          <table:table-cell/>
        </table:table-row>
        <table:table-row table:style-name="ro1">
          <table:table-cell office:value-type="string" calcext:value-type="string">
            <text:p>/wiki/TimPengembang/Humas/IRC.md</text:p>
          </table:table-cell>
          <table:table-cell/>
        </table:table-row>
        <table:table-row table:style-name="ro1">
          <table:table-cell office:value-type="string" calcext:value-type="string">
            <text:p>/wiki/TimPengembang/Humas/Donas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MediaSosial.md</text:p>
          </table:table-cell>
          <table:table-cell/>
        </table:table-row>
        <table:table-row table:style-name="ro1">
          <table:table-cell office:value-type="string" calcext:value-type="string">
            <text:p>/wiki/TimPengembang/Humas/TimPemasara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edomanAlihMerek.md</text:p>
          </table:table-cell>
          <table:table-cell/>
        </table:table-row>
        <table:table-row table:style-name="ro1">
          <table:table-cell office:value-type="string" calcext:value-type="string">
            <text:p>/wiki/TimPengembang/Humas/EtikaMilis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resentasi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Sertifikas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DonasiYPL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HalamanPemasara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resentasiPemasaran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emasara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LogRapat20170515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Jateng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Semarang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Bekas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Cirebo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Banyumas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Surabaya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Atjeh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Gresik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Jakarta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Nganjuk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Jamb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Aceh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Bogor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Makasar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KelompokPengguna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Malang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endaftaranAnggota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ejuang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roposal.md</text:p>
          </table:table-cell>
          <table:table-cell/>
        </table:table-row>
        <table:table-row table:style-name="ro1">
          <table:table-cell office:value-type="string" calcext:value-type="string">
            <text:p>/wiki/TimPengembang/Humas/Humas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Jedough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GrupInfrastruktu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help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PabrikC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nyalakanBotTwitte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Jigd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Smart-hd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MenggantiAlamatRep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MenghidupkanPelayanV1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MenejemenRep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PekerjaV2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Menyalak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Pekerj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Wik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FastCG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nggot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C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rgshC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CL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afta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nyalakanIrgshSupyBo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GudangKode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Trac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aftarMesi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Kompetens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Konf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Nginx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2009/HttpUploa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2009/Rancang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2009/Diskus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epositor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Gi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rosedurPemaketanDiPabrik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Utang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etaMesi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BlanKonf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epositoriPengembang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dministratif/Cecunguk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encanaKerj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anajemenArsipDenganReprepr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aftarC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MesinKompilas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nyalakanPabrikPaketV2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nfrastruktu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acik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Unhas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Yeye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GPG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VDRep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ootC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BasisDat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Forum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lan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KontakISP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onito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aftarCermi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sinKompilas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ilisC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PabrikPaketCabang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sinPengembang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Bo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Cermi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ilis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ary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dministratif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PabrikPak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sinPabrikPak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LayananTorren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rsitektu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Umum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HalamanInfr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mbuatCermi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2011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Selang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edomanKesenia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aletWarna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DaftarIco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pi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kaos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banner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Publikasi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sticker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TombolWeb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AcuanDesktop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ermintaa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DokumentasiLokakaryaKesenia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stock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edomanIko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Lisensi.md</text:p>
          </table:table-cell>
          <table:table-cell/>
        </table:table-row>
        <table:table-row table:style-name="ro1">
          <table:table-cell office:value-type="string" calcext:value-type="string">
            <text:p>/wiki/.dropbox</text:p>
          </table:table-cell>
          <table:table-cell/>
        </table:table-row>
        <table:table-row table:style-name="ro1">
          <table:table-cell office:value-type="string" calcext:value-type="string">
            <text:p>/wiki/DaftarIsi/AssetsOthers.md</text:p>
          </table:table-cell>
          <table:table-cell/>
        </table:table-row>
        <table:table-row table:style-name="ro1">
          <table:table-cell office:value-type="string" calcext:value-type="string">
            <text:p>/wiki/DaftarIsi/Komunitas.md</text:p>
          </table:table-cell>
          <table:table-cell/>
        </table:table-row>
        <table:table-row table:style-name="ro1">
          <table:table-cell office:value-type="string" calcext:value-type="string">
            <text:p>/wiki/DaftarIsi/AssetsImages.md</text:p>
          </table:table-cell>
          <table:table-cell/>
        </table:table-row>
        <table:table-row table:style-name="ro1">
          <table:table-cell office:value-type="string" calcext:value-type="string">
            <text:p>/wiki/DaftarIsi/README.md</text:p>
          </table:table-cell>
          <table:table-cell/>
        </table:table-row>
        <table:table-row table:style-name="ro1">
          <table:table-cell office:value-type="string" calcext:value-type="string">
            <text:p>/wiki/Instalasi/IbmLenovo.md</text:p>
          </table:table-cell>
          <table:table-cell/>
        </table:table-row>
        <table:table-row table:style-name="ro1">
          <table:table-cell office:value-type="string" calcext:value-type="string">
            <text:p>/wiki/Instalasi/Instalasi.md</text:p>
          </table:table-cell>
          <table:table-cell/>
        </table:table-row>
        <table:table-row table:style-name="ro1">
          <table:table-cell office:value-type="string" calcext:value-type="string">
            <text:p>/wiki/Instalasi/HPLaserJet1020.md</text:p>
          </table:table-cell>
          <table:table-cell/>
        </table:table-row>
        <table:table-row table:style-name="ro1">
          <table:table-cell office:value-type="string" calcext:value-type="string">
            <text:p>/wiki/Instalasi/Toshiba.md</text:p>
          </table:table-cell>
          <table:table-cell/>
        </table:table-row>
        <table:table-row table:style-name="ro1">
          <table:table-cell office:value-type="string" calcext:value-type="string">
            <text:p>/wiki/Instalasi/Laptop.md</text:p>
          </table:table-cell>
          <table:table-cell/>
        </table:table-row>
        <table:table-row table:style-name="ro1">
          <table:table-cell office:value-type="string" calcext:value-type="string">
            <text:p>/wiki/LICENSE</text:p>
          </table:table-cell>
          <table:table-cell/>
        </table:table-row>
        <table:table-row table:style-name="ro1">
          <table:table-cell office:value-type="string" calcext:value-type="string">
            <text:p>/wiki/Lainnya/DaftarAbsensi.md</text:p>
          </table:table-cell>
          <table:table-cell/>
        </table:table-row>
        <table:table-row table:style-name="ro1">
          <table:table-cell office:value-type="string" calcext:value-type="string">
            <text:p>/wiki/Lainnya/DebianCensus.md</text:p>
          </table:table-cell>
          <table:table-cell/>
        </table:table-row>
        <table:table-row table:style-name="ro1">
          <table:table-cell office:value-type="string" calcext:value-type="string">
            <text:p>/wiki/FAQ.md</text:p>
          </table:table-cell>
          <table:table-cell/>
        </table:table-row>
        <table:table-row table:style-name="ro1">
          <table:table-cell office:value-type="string" calcext:value-type="string">
            <text:p>/wiki/Partisipasi.md</text:p>
          </table:table-cell>
          <table:table-cell/>
        </table:table-row>
        <table:table-row table:style-name="ro1">
          <table:table-cell office:value-type="string" calcext:value-type="string">
            <text:p>/wiki/ProdukBlankOn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6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6/DokumentasiOmbilin.md</text:p>
          </table:table-cell>
          <table:table-cell/>
        </table:table-row>
        <table:table-row table:style-name="ro1">
          <table:table-cell office:value-type="string" calcext:value-type="string">
            <text:p>/wiki/ProdukBlankOn/6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6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6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6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11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7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7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7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7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7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10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10/PanduanIkonTebu.md</text:p>
          </table:table-cell>
          <table:table-cell/>
        </table:table-row>
        <table:table-row table:style-name="ro1">
          <table:table-cell office:value-type="string" calcext:value-type="string">
            <text:p>/wiki/ProdukBlankOn/10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10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10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10/PestaRilis.md</text:p>
          </table:table-cell>
          <table:table-cell/>
        </table:table-row>
        <table:table-row table:style-name="ro1">
          <table:table-cell office:value-type="string" calcext:value-type="string">
            <text:p>/wiki/ProdukBlankOn/10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BlankBerry/BlankBerry.md</text:p>
          </table:table-cell>
          <table:table-cell/>
        </table:table-row>
        <table:table-row table:style-name="ro1">
          <table:table-cell office:value-type="string" calcext:value-type="string">
            <text:p>/wiki/ProdukBlankOn/BlankBerry/BlankBerryMembangunPaket.md</text:p>
          </table:table-cell>
          <table:table-cell/>
        </table:table-row>
        <table:table-row table:style-name="ro1">
          <table:table-cell office:value-type="string" calcext:value-type="string">
            <text:p>/wiki/ProdukBlankOn/1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1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1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1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1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1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4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4/RepositoriBlankOn4.md</text:p>
          </table:table-cell>
          <table:table-cell/>
        </table:table-row>
        <table:table-row table:style-name="ro1">
          <table:table-cell office:value-type="string" calcext:value-type="string">
            <text:p>/wiki/ProdukBlankOn/4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4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4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4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4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Edusantara.md</text:p>
          </table:table-cell>
          <table:table-cell/>
        </table:table-row>
        <table:table-row table:style-name="ro1">
          <table:table-cell office:value-type="string" calcext:value-type="string">
            <text:p>/wiki/ProdukBlankOn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BlankOnSajadah.md</text:p>
          </table:table-cell>
          <table:table-cell/>
        </table:table-row>
        <table:table-row table:style-name="ro1">
          <table:table-cell office:value-type="string" calcext:value-type="string">
            <text:p>/wiki/ProdukBlankOn/3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3/JadwalRilisLontara.md</text:p>
          </table:table-cell>
          <table:table-cell/>
        </table:table-row>
        <table:table-row table:style-name="ro1">
          <table:table-cell office:value-type="string" calcext:value-type="string">
            <text:p>/wiki/ProdukBlankOn/3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3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3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3/KalenderLontara.md</text:p>
          </table:table-cell>
          <table:table-cell/>
        </table:table-row>
        <table:table-row table:style-name="ro1">
          <table:table-cell office:value-type="string" calcext:value-type="string">
            <text:p>/wiki/ProdukBlankOn/3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3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5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5/Panduan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5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5/JadwalRilisBlankOn5.md</text:p>
          </table:table-cell>
          <table:table-cell/>
        </table:table-row>
        <table:table-row table:style-name="ro1">
          <table:table-cell office:value-type="string" calcext:value-type="string">
            <text:p>/wiki/ProdukBlankOn/5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5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5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9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9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9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9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9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8/DokumentasiRote.md</text:p>
          </table:table-cell>
          <table:table-cell/>
        </table:table-row>
        <table:table-row table:style-name="ro1">
          <table:table-cell office:value-type="string" calcext:value-type="string">
            <text:p>/wiki/ProdukBlankOn/8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8/BlankOnPanel.md</text:p>
          </table:table-cell>
          <table:table-cell/>
        </table:table-row>
        <table:table-row table:style-name="ro1">
          <table:table-cell office:value-type="string" calcext:value-type="string">
            <text:p>/wiki/ProdukBlankOn/8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8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8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8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BlankBanana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2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2/SiaranPersKonde.md</text:p>
          </table:table-cell>
          <table:table-cell/>
        </table:table-row>
        <table:table-row table:style-name="ro1">
          <table:table-cell office:value-type="string" calcext:value-type="string">
            <text:p>/wiki/ProdukBlankOn/2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2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2/KalenderKonde.md</text:p>
          </table:table-cell>
          <table:table-cell/>
        </table:table-row>
        <table:table-row table:style-name="ro1">
          <table:table-cell office:value-type="string" calcext:value-type="string">
            <text:p>/wiki/ProdukBlankOn/2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2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2/JadwalRilisKonde.md</text:p>
          </table:table-cell>
          <table:table-cell/>
        </table:table-row>
        <table:table-row table:style-name="ro1">
          <table:table-cell office:value-type="string" calcext:value-type="string">
            <text:p>/wiki/ProdukBlankOn/2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2/Dokumentasi.md</text:p>
          </table:table-cell>
          <table:table-cell/>
        </table:table-row>
        <table:table-row table:style-name="ro1">
          <table:table-cell office:value-type="string" calcext:value-type="string">
            <text:p>/wiki/ProdukBlankOn/Srimubil/DaftarPaketSrimubil.md</text:p>
          </table:table-cell>
          <table:table-cell/>
        </table:table-row>
        <table:table-row table:style-name="ro1">
          <table:table-cell office:value-type="string" calcext:value-type="string">
            <text:p>/wiki/ProdukBlankOn/Srimubil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Srimubil/RancanganSrimubil.md</text:p>
          </table:table-cell>
          <table:table-cell/>
        </table:table-row>
        <table:table-row table:style-name="ro1">
          <table:table-cell office:value-type="string" calcext:value-type="string">
            <text:p>/wiki/ProdukBlankOn/Srimubil/TimPengembangSrimubil.md</text:p>
          </table:table-cell>
          <table:table-cell/>
        </table:table-row>
        <table:table-row table:style-name="ro1">
          <table:table-cell office:value-type="string" calcext:value-type="string">
            <text:p>/wiki/Assets/Images/Github1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2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7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4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0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3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9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1.png</text:p>
          </table:table-cell>
          <table:table-cell/>
        </table:table-row>
        <table:table-row table:style-name="ro1">
          <table:table-cell office:value-type="string" calcext:value-type="string">
            <text:p>/wiki/Assets/Images/PestaRilisXSurabaya.jpg</text:p>
          </table:table-cell>
          <table:table-cell/>
        </table:table-row>
        <table:table-row table:style-name="ro1">
          <table:table-cell office:value-type="string" calcext:value-type="string">
            <text:p>/wiki/Assets/Images/Github18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6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3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6.png</text:p>
          </table:table-cell>
          <table:table-cell/>
        </table:table-row>
        <table:table-row table:style-name="ro1">
          <table:table-cell office:value-type="string" calcext:value-type="string">
            <text:p>/wiki/Assets/Images/DaftarTautanGambar.md</text:p>
          </table:table-cell>
          <table:table-cell/>
        </table:table-row>
        <table:table-row table:style-name="ro1">
          <table:table-cell office:value-type="string" calcext:value-type="string">
            <text:p>/wiki/Assets/Images/Boni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6.png</text:p>
          </table:table-cell>
          <table:table-cell/>
        </table:table-row>
        <table:table-row table:style-name="ro1">
          <table:table-cell office:value-type="string" calcext:value-type="string">
            <text:p>/wiki/Assets/Images/Markdown/TOC.png</text:p>
          </table:table-cell>
          <table:table-cell/>
        </table:table-row>
        <table:table-row table:style-name="ro1">
          <table:table-cell office:value-type="string" calcext:value-type="string">
            <text:p>/wiki/Assets/Images/Markdown/Daftar.png</text:p>
          </table:table-cell>
          <table:table-cell/>
        </table:table-row>
        <table:table-row table:style-name="ro1">
          <table:table-cell office:value-type="string" calcext:value-type="string">
            <text:p>/wiki/Assets/Images/Markdown/Karakter.png</text:p>
          </table:table-cell>
          <table:table-cell/>
        </table:table-row>
        <table:table-row table:style-name="ro1">
          <table:table-cell office:value-type="string" calcext:value-type="string">
            <text:p>/wiki/Assets/Images/Markdown/Tajuk.png</text:p>
          </table:table-cell>
          <table:table-cell/>
        </table:table-row>
        <table:table-row table:style-name="ro1">
          <table:table-cell office:value-type="string" calcext:value-type="string">
            <text:p>/wiki/Assets/Images/PreviewWiki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7.png</text:p>
          </table:table-cell>
          <table:table-cell/>
        </table:table-row>
        <table:table-row table:style-name="ro1">
          <table:table-cell office:value-type="string" calcext:value-type="string">
            <text:p>/wiki/Assets/Images/Infrastruktur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5.png</text:p>
          </table:table-cell>
          <table:table-cell/>
        </table:table-row>
        <table:table-row table:style-name="ro1">
          <table:table-cell office:value-type="string" calcext:value-type="string">
            <text:p>/wiki/Assets/Images/Haroopad1.png</text:p>
          </table:table-cell>
          <table:table-cell/>
        </table:table-row>
        <table:table-row table:style-name="ro1">
          <table:table-cell office:value-type="string" calcext:value-type="string">
            <text:p>/wiki/Assets/Images/SimpanWiki2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4.png</text:p>
          </table:table-cell>
          <table:table-cell/>
        </table:table-row>
        <table:table-row table:style-name="ro1">
          <table:table-cell office:value-type="string" calcext:value-type="string">
            <text:p>/wiki/Assets/Images/SimpanWiki3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2.png</text:p>
          </table:table-cell>
          <table:table-cell/>
        </table:table-row>
        <table:table-row table:style-name="ro1">
          <table:table-cell office:value-type="string" calcext:value-type="string">
            <text:p>/wiki/Assets/Images/SampulBuku1.jpg</text:p>
          </table:table-cell>
          <table:table-cell/>
        </table:table-row>
        <table:table-row table:style-name="ro1">
          <table:table-cell office:value-type="string" calcext:value-type="string">
            <text:p>/wiki/Assets/Images/Github11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4.png</text:p>
          </table:table-cell>
          <table:table-cell/>
        </table:table-row>
        <table:table-row table:style-name="ro1">
          <table:table-cell office:value-type="string" calcext:value-type="string">
            <text:p>/wiki/Assets/Images/SimpanWiki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3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8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5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7SkipThisStep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5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2.png</text:p>
          </table:table-cell>
          <table:table-cell/>
        </table:table-row>
        <table:table-row table:style-name="ro1">
          <table:table-cell office:value-type="string" calcext:value-type="string">
            <text:p>/wiki/Assets/Others/MenjadiPengembangBlankOn.pdf</text:p>
          </table:table-cell>
          <table:table-cell/>
        </table:table-row>
        <table:table-row table:style-name="ro1">
          <table:table-cell office:value-type="string" calcext:value-type="string">
            <text:p>/wiki/Assets/Others/BlankOnReport.pdf</text:p>
          </table:table-cell>
          <table:table-cell/>
        </table:table-row>
        <table:table-row table:style-name="ro1">
          <table:table-cell office:value-type="string" calcext:value-type="string">
            <text:p>/wiki/Assets/Others/DaftarRapat.ods</text:p>
          </table:table-cell>
          <table:table-cell/>
        </table:table-row>
        <table:table-row table:style-name="ro1">
          <table:table-cell office:value-type="string" calcext:value-type="string">
            <text:p>/wiki/Assets/Others/UlasanBlankOn1.pdf</text:p>
          </table:table-cell>
          <table:table-cell/>
        </table:table-row>
        <table:table-row table:style-name="ro1">
          <table:table-cell office:value-type="string" calcext:value-type="string">
            <text:p>/wiki/Assets/Others/DaftarIsiWiki.ods</text:p>
          </table:table-cell>
          <table:table-cell/>
        </table:table-row>
        <table:table-row table:style-name="ro1">
          <table:table-cell office:value-type="string" calcext:value-type="string">
            <text:p>/wiki/Assets/Others/BukuPanduanMeuligoe.pdf</text:p>
          </table:table-cell>
          <table:table-cell/>
        </table:table-row>
        <table:table-row table:style-name="ro1">
          <table:table-cell office:value-type="string" calcext:value-type="string">
            <text:p>/wiki/Assets/Others/LogKelasPembuatanTemplatBukuPanduanBlankOnUluwatuKedua.pdf</text:p>
          </table:table-cell>
          <table:table-cell/>
        </table:table-row>
        <table:table-row table:style-name="ro1">
          <table:table-cell office:value-type="string" calcext:value-type="string">
            <text:p>/wiki/Assets/Others/BukuPanduanRote.pdf</text:p>
          </table:table-cell>
          <table:table-cell/>
        </table:table-row>
        <table:table-row table:style-name="ro1">
          <table:table-cell office:value-type="string" calcext:value-type="string">
            <text:p>/wiki/Assets/Others/PedomanPenulisanAksaraJawa.pdf</text:p>
          </table:table-cell>
          <table:table-cell/>
        </table:table-row>
        <table:table-row table:style-name="ro1">
          <table:table-cell office:value-type="string" calcext:value-type="string">
            <text:p>/wiki/Assets/Others/PengenalanProyekBlankOn.pdf</text:p>
          </table:table-cell>
          <table:table-cell/>
        </table:table-row>
        <table:table-row table:style-name="ro1">
          <table:table-cell office:value-type="string" calcext:value-type="string">
            <text:p>/wiki/Assets/Others/LogLokakaryaMembuatDaftarIsiOtomatis.pdf</text:p>
          </table:table-cell>
          <table:table-cell/>
        </table:table-row>
        <table:table-row table:style-name="ro1">
          <table:table-cell office:value-type="string" calcext:value-type="string">
            <text:p>/wiki/Assets/Others/LogKelasPembuatanTemplatBukuPanduanBlankOnUluwatuPertama.pdf</text:p>
          </table:table-cell>
          <table:table-cell/>
        </table:table-row>
        <table:table-row table:style-name="ro1">
          <table:table-cell office:value-type="string" calcext:value-type="string">
            <text:p>/wiki/Assets/Others/DaftarSpek.ods</text:p>
          </table:table-cell>
          <table:table-cell/>
        </table:table-row>
        <table:table-row table:style-name="ro1">
          <table:table-cell office:value-type="string" calcext:value-type="string">
            <text:p>/wiki/Assets/Others/JadwalRilis.ods</text:p>
          </table:table-cell>
          <table:table-cell/>
        </table:table-row>
        <table:table-row table:style-name="ro1">
          <table:table-cell office:value-type="string" calcext:value-type="string">
            <text:p>/wiki/Assets/Others/DaftarIsltilah.ods</text:p>
          </table:table-cell>
          <table:table-cell/>
        </table:table-row>
        <table:table-row table:style-name="ro1">
          <table:table-cell office:value-type="string" calcext:value-type="string">
            <text:p>/wiki/HeaderHalaman.md</text:p>
          </table:table-cell>
          <table:table-cell/>
        </table:table-row>
        <table:table-row table:style-name="ro1">
          <table:table-cell office:value-type="string" calcext:value-type="string">
            <text:p>/wiki/Memulai.md</text:p>
          </table:table-cell>
          <table:table-cell/>
        </table:table-row>
        <table:table-row table:style-name="ro1">
          <table:table-cell office:value-type="string" calcext:value-type="string">
            <text:p>/wiki/Proyek/AlurKerjaProyekBlankOn.md</text:p>
          </table:table-cell>
          <table:table-cell/>
        </table:table-row>
        <table:table-row table:style-name="ro1">
          <table:table-cell office:value-type="string" calcext:value-type="string">
            <text:p>/wiki/Proyek/Misi.md</text:p>
          </table:table-cell>
          <table:table-cell/>
        </table:table-row>
        <table:table-row table:style-name="ro1">
          <table:table-cell office:value-type="string" calcext:value-type="string">
            <text:p>/wiki/Proyek/Proyek.md</text:p>
          </table:table-cell>
          <table:table-cell/>
        </table:table-row>
        <table:table-row table:style-name="ro1">
          <table:table-cell office:value-type="string" calcext:value-type="string">
            <text:p>/wiki/.git/packed-refs</text:p>
          </table:table-cell>
          <table:table-cell/>
        </table:table-row>
        <table:table-row table:style-name="ro1">
          <table:table-cell office:value-type="string" calcext:value-type="string">
            <text:p>/wiki/.git/COMMIT_EDITMSG</text:p>
          </table:table-cell>
          <table:table-cell/>
        </table:table-row>
        <table:table-row table:style-name="ro1">
          <table:table-cell office:value-type="string" calcext:value-type="string">
            <text:p>/wiki/.git/ORIG_HEAD</text:p>
          </table:table-cell>
          <table:table-cell/>
        </table:table-row>
        <table:table-row table:style-name="ro1">
          <table:table-cell office:value-type="string" calcext:value-type="string">
            <text:p>/wiki/.git/GIT_COLA_MSG</text:p>
          </table:table-cell>
          <table:table-cell/>
        </table:table-row>
        <table:table-row table:style-name="ro1">
          <table:table-cell office:value-type="string" calcext:value-type="string">
            <text:p>/wiki/.git/info/exclude</text:p>
          </table:table-cell>
          <table:table-cell/>
        </table:table-row>
        <table:table-row table:style-name="ro1">
          <table:table-cell office:value-type="string" calcext:value-type="string">
            <text:p>/wiki/.git/refs/heads/11417</text:p>
          </table:table-cell>
          <table:table-cell/>
        </table:table-row>
        <table:table-row table:style-name="ro1">
          <table:table-cell office:value-type="string" calcext:value-type="string">
            <text:p>/wiki/.git/refs/heads/trisfaizal-patch-8</text:p>
          </table:table-cell>
          <table:table-cell/>
        </table:table-row>
        <table:table-row table:style-name="ro1">
          <table:table-cell office:value-type="string" calcext:value-type="string">
            <text:p>/wiki/.git/refs/heads/master</text:p>
          </table:table-cell>
          <table:table-cell/>
        </table:table-row>
        <table:table-row table:style-name="ro1">
          <table:table-cell office:value-type="string" calcext:value-type="string">
            <text:p>/wiki/.git/refs/heads/trisfaizal-patch-9</text:p>
          </table:table-cell>
          <table:table-cell/>
        </table:table-row>
        <table:table-row table:style-name="ro1">
          <table:table-cell office:value-type="string" calcext:value-type="string">
            <text:p>/wiki/.git/refs/heads/satu</text:p>
          </table:table-cell>
          <table:table-cell/>
        </table:table-row>
        <table:table-row table:style-name="ro1">
          <table:table-cell office:value-type="string" calcext:value-type="string">
            <text:p>/wiki/.git/refs/heads/300417</text:p>
          </table:table-cell>
          <table:table-cell/>
        </table:table-row>
        <table:table-row table:style-name="ro1">
          <table:table-cell office:value-type="string" calcext:value-type="string">
            <text:p>/wiki/.git/refs/heads/13417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11417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master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FaiqAminuddin-patch-2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FaiqAminuddin-patch-1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FaiqAminuddin-patch-2-1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satu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300417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HEAD</text:p>
          </table:table-cell>
          <table:table-cell/>
        </table:table-row>
        <table:table-row table:style-name="ro1">
          <table:table-cell office:value-type="string" calcext:value-type="string">
            <text:p>/wiki/.git/hooks/pre-commit.sample</text:p>
          </table:table-cell>
          <table:table-cell/>
        </table:table-row>
        <table:table-row table:style-name="ro1">
          <table:table-cell office:value-type="string" calcext:value-type="string">
            <text:p>/wiki/.git/hooks/pre-applypatch.sample</text:p>
          </table:table-cell>
          <table:table-cell/>
        </table:table-row>
        <table:table-row table:style-name="ro1">
          <table:table-cell office:value-type="string" calcext:value-type="string">
            <text:p>/wiki/.git/hooks/pre-rebase.sample</text:p>
          </table:table-cell>
          <table:table-cell/>
        </table:table-row>
        <table:table-row table:style-name="ro1">
          <table:table-cell office:value-type="string" calcext:value-type="string">
            <text:p>/wiki/.git/hooks/update.sample</text:p>
          </table:table-cell>
          <table:table-cell/>
        </table:table-row>
        <table:table-row table:style-name="ro1">
          <table:table-cell office:value-type="string" calcext:value-type="string">
            <text:p>/wiki/.git/hooks/commit-msg.sample</text:p>
          </table:table-cell>
          <table:table-cell/>
        </table:table-row>
        <table:table-row table:style-name="ro1">
          <table:table-cell office:value-type="string" calcext:value-type="string">
            <text:p>/wiki/.git/hooks/pre-push.sample</text:p>
          </table:table-cell>
          <table:table-cell/>
        </table:table-row>
        <table:table-row table:style-name="ro1">
          <table:table-cell office:value-type="string" calcext:value-type="string">
            <text:p>/wiki/.git/hooks/prepare-commit-msg.sample</text:p>
          </table:table-cell>
          <table:table-cell/>
        </table:table-row>
        <table:table-row table:style-name="ro1">
          <table:table-cell office:value-type="string" calcext:value-type="string">
            <text:p>/wiki/.git/hooks/post-update.sample</text:p>
          </table:table-cell>
          <table:table-cell/>
        </table:table-row>
        <table:table-row table:style-name="ro1">
          <table:table-cell office:value-type="string" calcext:value-type="string">
            <text:p>/wiki/.git/hooks/applypatch-msg.sample</text:p>
          </table:table-cell>
          <table:table-cell/>
        </table:table-row>
        <table:table-row table:style-name="ro1">
          <table:table-cell office:value-type="string" calcext:value-type="string">
            <text:p>/wiki/.git/config</text:p>
          </table:table-cell>
          <table:table-cell/>
        </table:table-row>
        <table:table-row table:style-name="ro1">
          <table:table-cell office:value-type="string" calcext:value-type="string">
            <text:p>/wiki/.git/objects/fe/287a9c1066842c73b95e7982afe8e527feb183</text:p>
          </table:table-cell>
          <table:table-cell/>
        </table:table-row>
        <table:table-row table:style-name="ro1">
          <table:table-cell office:value-type="string" calcext:value-type="string">
            <text:p>/wiki/.git/objects/fe/3c1acbdd6853e37ee265e56b6297b764325279</text:p>
          </table:table-cell>
          <table:table-cell/>
        </table:table-row>
        <table:table-row table:style-name="ro1">
          <table:table-cell office:value-type="string" calcext:value-type="string">
            <text:p>/wiki/.git/objects/fe/e40bec22d1a61e9ea0d4842a3740bafc1a50f9</text:p>
          </table:table-cell>
          <table:table-cell/>
        </table:table-row>
        <table:table-row table:style-name="ro1">
          <table:table-cell office:value-type="string" calcext:value-type="string">
            <text:p>/wiki/.git/objects/fe/ac14f0b331c538637f2743e68798f1bf07fa3f</text:p>
          </table:table-cell>
          <table:table-cell/>
        </table:table-row>
        <table:table-row table:style-name="ro1">
          <table:table-cell office:value-type="string" calcext:value-type="string">
            <text:p>/wiki/.git/objects/fe/9400186720e2ea14f36daa37a39169269038dc</text:p>
          </table:table-cell>
          <table:table-cell/>
        </table:table-row>
        <table:table-row table:style-name="ro1">
          <table:table-cell office:value-type="string" calcext:value-type="string">
            <text:p>/wiki/.git/objects/fe/6b7bc4944d44d10928489f84327cbf1574814e</text:p>
          </table:table-cell>
          <table:table-cell/>
        </table:table-row>
        <table:table-row table:style-name="ro1">
          <table:table-cell office:value-type="string" calcext:value-type="string">
            <text:p>/wiki/.git/objects/25/a414911a7a081f470a19c2d05c7c1d82214acc</text:p>
          </table:table-cell>
          <table:table-cell/>
        </table:table-row>
        <table:table-row table:style-name="ro1">
          <table:table-cell office:value-type="string" calcext:value-type="string">
            <text:p>/wiki/.git/objects/25/cb7224969d1c99383699f61a539063cfc79f35</text:p>
          </table:table-cell>
          <table:table-cell/>
        </table:table-row>
        <table:table-row table:style-name="ro1">
          <table:table-cell office:value-type="string" calcext:value-type="string">
            <text:p>/wiki/.git/objects/25/4e1ec3f2635d11fd419e2838ab09a6ca13c4a3</text:p>
          </table:table-cell>
          <table:table-cell/>
        </table:table-row>
        <table:table-row table:style-name="ro1">
          <table:table-cell office:value-type="string" calcext:value-type="string">
            <text:p>/wiki/.git/objects/25/80077e1b8ef4b511a5eac6e4c79fe732275628</text:p>
          </table:table-cell>
          <table:table-cell/>
        </table:table-row>
        <table:table-row table:style-name="ro1">
          <table:table-cell office:value-type="string" calcext:value-type="string">
            <text:p>/wiki/.git/objects/25/584d1aac615399ce00ce67f6dc7d3070635a73</text:p>
          </table:table-cell>
          <table:table-cell/>
        </table:table-row>
        <table:table-row table:style-name="ro1">
          <table:table-cell office:value-type="string" calcext:value-type="string">
            <text:p>/wiki/.git/objects/25/28e59bf99ba7b26b038eee26626b70a490e300</text:p>
          </table:table-cell>
          <table:table-cell/>
        </table:table-row>
        <table:table-row table:style-name="ro1">
          <table:table-cell office:value-type="string" calcext:value-type="string">
            <text:p>/wiki/.git/objects/25/ceb3ad65337ef436c5acde1b4155fec895fc83</text:p>
          </table:table-cell>
          <table:table-cell/>
        </table:table-row>
        <table:table-row table:style-name="ro1">
          <table:table-cell office:value-type="string" calcext:value-type="string">
            <text:p>/wiki/.git/objects/25/3b76ef3b2f7affaffa51d047434ba7432d43b8</text:p>
          </table:table-cell>
          <table:table-cell/>
        </table:table-row>
        <table:table-row table:style-name="ro1">
          <table:table-cell office:value-type="string" calcext:value-type="string">
            <text:p>/wiki/.git/objects/25/d68221b691b11d49a733dd245f4800d30a240a</text:p>
          </table:table-cell>
          <table:table-cell/>
        </table:table-row>
        <table:table-row table:style-name="ro1">
          <table:table-cell office:value-type="string" calcext:value-type="string">
            <text:p>/wiki/.git/objects/25/dfb0d4d52a4c04f393ee56cd86c1bc641752ca</text:p>
          </table:table-cell>
          <table:table-cell/>
        </table:table-row>
        <table:table-row table:style-name="ro1">
          <table:table-cell office:value-type="string" calcext:value-type="string">
            <text:p>/wiki/.git/objects/25/143944da1e90e073d8d7bc108a5424995d7417</text:p>
          </table:table-cell>
          <table:table-cell/>
        </table:table-row>
        <table:table-row table:style-name="ro1">
          <table:table-cell office:value-type="string" calcext:value-type="string">
            <text:p>/wiki/.git/objects/ae/efb4ae22333e80714a9e2776a56c05891a7d3c</text:p>
          </table:table-cell>
          <table:table-cell/>
        </table:table-row>
        <table:table-row table:style-name="ro1">
          <table:table-cell office:value-type="string" calcext:value-type="string">
            <text:p>/wiki/.git/objects/ae/11f9b58c6ceaa8d8e85d2914c6a4e54375b635</text:p>
          </table:table-cell>
          <table:table-cell/>
        </table:table-row>
        <table:table-row table:style-name="ro1">
          <table:table-cell office:value-type="string" calcext:value-type="string">
            <text:p>/wiki/.git/objects/ae/43804174c58e4fc8b203065057ca3aa0de9ef1</text:p>
          </table:table-cell>
          <table:table-cell/>
        </table:table-row>
        <table:table-row table:style-name="ro1">
          <table:table-cell office:value-type="string" calcext:value-type="string">
            <text:p>/wiki/.git/objects/ae/83533607642879201abb9d601add1a6e49a69f</text:p>
          </table:table-cell>
          <table:table-cell/>
        </table:table-row>
        <table:table-row table:style-name="ro1">
          <table:table-cell office:value-type="string" calcext:value-type="string">
            <text:p>/wiki/.git/objects/ae/253abbea01b0f7a9409112c63f513336735093</text:p>
          </table:table-cell>
          <table:table-cell/>
        </table:table-row>
        <table:table-row table:style-name="ro1">
          <table:table-cell office:value-type="string" calcext:value-type="string">
            <text:p>/wiki/.git/objects/ae/5bd44433bd24c754c716ae62690f51329a64b6</text:p>
          </table:table-cell>
          <table:table-cell/>
        </table:table-row>
        <table:table-row table:style-name="ro1">
          <table:table-cell office:value-type="string" calcext:value-type="string">
            <text:p>/wiki/.git/objects/ae/872f43286cdf961714a66fc9e96d2a35e6b6ef</text:p>
          </table:table-cell>
          <table:table-cell/>
        </table:table-row>
        <table:table-row table:style-name="ro1">
          <table:table-cell office:value-type="string" calcext:value-type="string">
            <text:p>/wiki/.git/objects/ae/f7abe29778649ebe323ff74521abcd6ac29399</text:p>
          </table:table-cell>
          <table:table-cell/>
        </table:table-row>
        <table:table-row table:style-name="ro1">
          <table:table-cell office:value-type="string" calcext:value-type="string">
            <text:p>/wiki/.git/objects/ae/cfbcde58c90483cf60cf6c9ab76bd02921eb11</text:p>
          </table:table-cell>
          <table:table-cell/>
        </table:table-row>
        <table:table-row table:style-name="ro1">
          <table:table-cell office:value-type="string" calcext:value-type="string">
            <text:p>/wiki/.git/objects/ae/0ef9b71f342e30e4d5edad228668be145c136f</text:p>
          </table:table-cell>
          <table:table-cell/>
        </table:table-row>
        <table:table-row table:style-name="ro1">
          <table:table-cell office:value-type="string" calcext:value-type="string">
            <text:p>/wiki/.git/objects/07/b8d799152bef8a72555a6fdb3f966a420b725d</text:p>
          </table:table-cell>
          <table:table-cell/>
        </table:table-row>
        <table:table-row table:style-name="ro1">
          <table:table-cell office:value-type="string" calcext:value-type="string">
            <text:p>/wiki/.git/objects/07/204fe87d27dd35c25b2acf9c59d6d38362da41</text:p>
          </table:table-cell>
          <table:table-cell/>
        </table:table-row>
        <table:table-row table:style-name="ro1">
          <table:table-cell office:value-type="string" calcext:value-type="string">
            <text:p>/wiki/.git/objects/07/9bf865c4cf252056ecb409547a6a4d550919ba</text:p>
          </table:table-cell>
          <table:table-cell/>
        </table:table-row>
        <table:table-row table:style-name="ro1">
          <table:table-cell office:value-type="string" calcext:value-type="string">
            <text:p>/wiki/.git/objects/07/2400b961318141544e297035fdc2198088e212</text:p>
          </table:table-cell>
          <table:table-cell/>
        </table:table-row>
        <table:table-row table:style-name="ro1">
          <table:table-cell office:value-type="string" calcext:value-type="string">
            <text:p>/wiki/.git/objects/07/ca7fd7ca4ba32c42e6fa40d00b61c688663507</text:p>
          </table:table-cell>
          <table:table-cell/>
        </table:table-row>
        <table:table-row table:style-name="ro1">
          <table:table-cell office:value-type="string" calcext:value-type="string">
            <text:p>/wiki/.git/objects/07/5b6deac58dbd5b0e0101f603ddbd5da221be4a</text:p>
          </table:table-cell>
          <table:table-cell/>
        </table:table-row>
        <table:table-row table:style-name="ro1">
          <table:table-cell office:value-type="string" calcext:value-type="string">
            <text:p>/wiki/.git/objects/07/4cdfc50e5f8c79cc5ca520590e842401212013</text:p>
          </table:table-cell>
          <table:table-cell/>
        </table:table-row>
        <table:table-row table:style-name="ro1">
          <table:table-cell office:value-type="string" calcext:value-type="string">
            <text:p>/wiki/.git/objects/07/720ef21b09915c622ca03fde3730a3a3fcfca4</text:p>
          </table:table-cell>
          <table:table-cell/>
        </table:table-row>
        <table:table-row table:style-name="ro1">
          <table:table-cell office:value-type="string" calcext:value-type="string">
            <text:p>/wiki/.git/objects/07/e5e8465e91a9583acd7a810247bd479f24362a</text:p>
          </table:table-cell>
          <table:table-cell/>
        </table:table-row>
        <table:table-row table:style-name="ro1">
          <table:table-cell office:value-type="string" calcext:value-type="string">
            <text:p>/wiki/.git/objects/07/edf379aa5cba7b3b8b2b7824c34663bbe68d82</text:p>
          </table:table-cell>
          <table:table-cell/>
        </table:table-row>
        <table:table-row table:style-name="ro1">
          <table:table-cell office:value-type="string" calcext:value-type="string">
            <text:p>/wiki/.git/objects/07/f8390979f9e37ba38dd57f31940c9b577d15e1</text:p>
          </table:table-cell>
          <table:table-cell/>
        </table:table-row>
        <table:table-row table:style-name="ro1">
          <table:table-cell office:value-type="string" calcext:value-type="string">
            <text:p>/wiki/.git/objects/07/a0a001acfea1aff6c842dc015dbaeb7283d9b3</text:p>
          </table:table-cell>
          <table:table-cell/>
        </table:table-row>
        <table:table-row table:style-name="ro1">
          <table:table-cell office:value-type="string" calcext:value-type="string">
            <text:p>/wiki/.git/objects/07/906658a49eec3a93217e02365e0b471d5c5a86</text:p>
          </table:table-cell>
          <table:table-cell/>
        </table:table-row>
        <table:table-row table:style-name="ro1">
          <table:table-cell office:value-type="string" calcext:value-type="string">
            <text:p>/wiki/.git/objects/07/e38730eb74371cd065098adf0429fce8a03976</text:p>
          </table:table-cell>
          <table:table-cell/>
        </table:table-row>
        <table:table-row table:style-name="ro1">
          <table:table-cell office:value-type="string" calcext:value-type="string">
            <text:p>/wiki/.git/objects/07/8fcf529b0eb699b08f1e3c2bf6d6575922daf5</text:p>
          </table:table-cell>
          <table:table-cell/>
        </table:table-row>
        <table:table-row table:style-name="ro1">
          <table:table-cell office:value-type="string" calcext:value-type="string">
            <text:p>/wiki/.git/objects/5f/997c7895c8d056b250f616549fedfcd0c3e425</text:p>
          </table:table-cell>
          <table:table-cell/>
        </table:table-row>
        <table:table-row table:style-name="ro1">
          <table:table-cell office:value-type="string" calcext:value-type="string">
            <text:p>/wiki/.git/objects/5f/d7c2ba5fef9a96faf9fb1f3a0c72912e7cd133</text:p>
          </table:table-cell>
          <table:table-cell/>
        </table:table-row>
        <table:table-row table:style-name="ro1">
          <table:table-cell office:value-type="string" calcext:value-type="string">
            <text:p>/wiki/.git/objects/5f/71866eedebf2b6dfdd14086202c311b121a886</text:p>
          </table:table-cell>
          <table:table-cell/>
        </table:table-row>
        <table:table-row table:style-name="ro1">
          <table:table-cell office:value-type="string" calcext:value-type="string">
            <text:p>/wiki/.git/objects/5f/5bd019c6790c42974ef6d7536f0f859810a6eb</text:p>
          </table:table-cell>
          <table:table-cell/>
        </table:table-row>
        <table:table-row table:style-name="ro1">
          <table:table-cell office:value-type="string" calcext:value-type="string">
            <text:p>/wiki/.git/objects/5f/a443641750955657aa5eae57d1daa73449bf65</text:p>
          </table:table-cell>
          <table:table-cell/>
        </table:table-row>
        <table:table-row table:style-name="ro1">
          <table:table-cell office:value-type="string" calcext:value-type="string">
            <text:p>/wiki/.git/objects/5f/a72c20f55f00f7cff9e63d189ea3618552a34c</text:p>
          </table:table-cell>
          <table:table-cell/>
        </table:table-row>
        <table:table-row table:style-name="ro1">
          <table:table-cell office:value-type="string" calcext:value-type="string">
            <text:p>/wiki/.git/objects/5f/0b1ce310939230cf50a20bac53dd936b6fbbcc</text:p>
          </table:table-cell>
          <table:table-cell/>
        </table:table-row>
        <table:table-row table:style-name="ro1">
          <table:table-cell office:value-type="string" calcext:value-type="string">
            <text:p>/wiki/.git/objects/5f/338f3fb2a36075e3156b644167e694c1d6fd96</text:p>
          </table:table-cell>
          <table:table-cell/>
        </table:table-row>
        <table:table-row table:style-name="ro1">
          <table:table-cell office:value-type="string" calcext:value-type="string">
            <text:p>/wiki/.git/objects/5f/7cf204253a5b7bb074a7b8d45f72180430a9f7</text:p>
          </table:table-cell>
          <table:table-cell/>
        </table:table-row>
        <table:table-row table:style-name="ro1">
          <table:table-cell office:value-type="string" calcext:value-type="string">
            <text:p>/wiki/.git/objects/71/c8d0c20fb9da36502183f0736a04ebfcb54729</text:p>
          </table:table-cell>
          <table:table-cell/>
        </table:table-row>
        <table:table-row table:style-name="ro1">
          <table:table-cell office:value-type="string" calcext:value-type="string">
            <text:p>/wiki/.git/objects/71/b89bdd3a91185c5c445797248b595efe82be3e</text:p>
          </table:table-cell>
          <table:table-cell/>
        </table:table-row>
        <table:table-row table:style-name="ro1">
          <table:table-cell office:value-type="string" calcext:value-type="string">
            <text:p>/wiki/.git/objects/71/7e6265fb3e5ba3b7309cec08cf92b9bdc69f1a</text:p>
          </table:table-cell>
          <table:table-cell/>
        </table:table-row>
        <table:table-row table:style-name="ro1">
          <table:table-cell office:value-type="string" calcext:value-type="string">
            <text:p>/wiki/.git/objects/71/689dee384d9161b0071c160b2337e07a1e8e3f</text:p>
          </table:table-cell>
          <table:table-cell/>
        </table:table-row>
        <table:table-row table:style-name="ro1">
          <table:table-cell office:value-type="string" calcext:value-type="string">
            <text:p>/wiki/.git/objects/71/9cdf05c9573b30b18e4e7b472a6f7069c03fa5</text:p>
          </table:table-cell>
          <table:table-cell/>
        </table:table-row>
        <table:table-row table:style-name="ro1">
          <table:table-cell office:value-type="string" calcext:value-type="string">
            <text:p>/wiki/.git/objects/71/061d5b18d9646feef13a994d56823c2da27bdd</text:p>
          </table:table-cell>
          <table:table-cell/>
        </table:table-row>
        <table:table-row table:style-name="ro1">
          <table:table-cell office:value-type="string" calcext:value-type="string">
            <text:p>/wiki/.git/objects/71/e6cb4d5f84f6cd24a769510a0f86da81be11b3</text:p>
          </table:table-cell>
          <table:table-cell/>
        </table:table-row>
        <table:table-row table:style-name="ro1">
          <table:table-cell office:value-type="string" calcext:value-type="string">
            <text:p>/wiki/.git/objects/71/3b0cf46bf9e86cc1eceb22fab0926c42abf350</text:p>
          </table:table-cell>
          <table:table-cell/>
        </table:table-row>
        <table:table-row table:style-name="ro1">
          <table:table-cell office:value-type="string" calcext:value-type="string">
            <text:p>/wiki/.git/objects/71/d273502a7c06cde0a70d5e889c21ed59fd504d</text:p>
          </table:table-cell>
          <table:table-cell/>
        </table:table-row>
        <table:table-row table:style-name="ro1">
          <table:table-cell office:value-type="string" calcext:value-type="string">
            <text:p>/wiki/.git/objects/71/49ea9120b9a2b26c1cb7438df364ae2ebb565d</text:p>
          </table:table-cell>
          <table:table-cell/>
        </table:table-row>
        <table:table-row table:style-name="ro1">
          <table:table-cell office:value-type="string" calcext:value-type="string">
            <text:p>/wiki/.git/objects/71/701286a2ac6516859151b20af00bd525c538e1</text:p>
          </table:table-cell>
          <table:table-cell/>
        </table:table-row>
        <table:table-row table:style-name="ro1">
          <table:table-cell office:value-type="string" calcext:value-type="string">
            <text:p>/wiki/.git/objects/71/e2a78ba5cc7244cfb2095d3dbab10b363bad76</text:p>
          </table:table-cell>
          <table:table-cell/>
        </table:table-row>
        <table:table-row table:style-name="ro1">
          <table:table-cell office:value-type="string" calcext:value-type="string">
            <text:p>/wiki/.git/objects/71/7a1cb1530c4de0e5be90f20c518076418fabc1</text:p>
          </table:table-cell>
          <table:table-cell/>
        </table:table-row>
        <table:table-row table:style-name="ro1">
          <table:table-cell office:value-type="string" calcext:value-type="string">
            <text:p>/wiki/.git/objects/31/6e6343d880183f7979afb476e7eec819dd9881</text:p>
          </table:table-cell>
          <table:table-cell/>
        </table:table-row>
        <table:table-row table:style-name="ro1">
          <table:table-cell office:value-type="string" calcext:value-type="string">
            <text:p>/wiki/.git/objects/31/dc49db6383efedbcfdbc27429ef555b1cddffb</text:p>
          </table:table-cell>
          <table:table-cell/>
        </table:table-row>
        <table:table-row table:style-name="ro1">
          <table:table-cell office:value-type="string" calcext:value-type="string">
            <text:p>/wiki/.git/objects/31/03640673a3dffa394c6299df672aeeb7f46a4d</text:p>
          </table:table-cell>
          <table:table-cell/>
        </table:table-row>
        <table:table-row table:style-name="ro1">
          <table:table-cell office:value-type="string" calcext:value-type="string">
            <text:p>/wiki/.git/objects/31/eb7e19a18237e1141dc06b1f85281d7d284f98</text:p>
          </table:table-cell>
          <table:table-cell/>
        </table:table-row>
        <table:table-row table:style-name="ro1">
          <table:table-cell office:value-type="string" calcext:value-type="string">
            <text:p>/wiki/.git/objects/31/d91fde6358208eec8a5147993f0ad75b101797</text:p>
          </table:table-cell>
          <table:table-cell/>
        </table:table-row>
        <table:table-row table:style-name="ro1">
          <table:table-cell office:value-type="string" calcext:value-type="string">
            <text:p>/wiki/.git/objects/31/91bb8b644f1131ba3f64987ff455bc68f44f7d</text:p>
          </table:table-cell>
          <table:table-cell/>
        </table:table-row>
        <table:table-row table:style-name="ro1">
          <table:table-cell office:value-type="string" calcext:value-type="string">
            <text:p>/wiki/.git/objects/31/ae0a4c9d34180b8c5b3b890f212caa51408f99</text:p>
          </table:table-cell>
          <table:table-cell/>
        </table:table-row>
        <table:table-row table:style-name="ro1">
          <table:table-cell office:value-type="string" calcext:value-type="string">
            <text:p>/wiki/.git/objects/31/9ae1c16ff3a4daecdd057de7f46249f8d2b968</text:p>
          </table:table-cell>
          <table:table-cell/>
        </table:table-row>
        <table:table-row table:style-name="ro1">
          <table:table-cell office:value-type="string" calcext:value-type="string">
            <text:p>/wiki/.git/objects/31/d52a86f44a97ae294845bf2e126597648d445e</text:p>
          </table:table-cell>
          <table:table-cell/>
        </table:table-row>
        <table:table-row table:style-name="ro1">
          <table:table-cell office:value-type="string" calcext:value-type="string">
            <text:p>/wiki/.git/objects/31/fa71a4fbc39ae43a02bcc2b5a622f6f6d17218</text:p>
          </table:table-cell>
          <table:table-cell/>
        </table:table-row>
        <table:table-row table:style-name="ro1">
          <table:table-cell office:value-type="string" calcext:value-type="string">
            <text:p>/wiki/.git/objects/31/7f25aa19fd64bf7ce87d15989c4f63038cd1f0</text:p>
          </table:table-cell>
          <table:table-cell/>
        </table:table-row>
        <table:table-row table:style-name="ro1">
          <table:table-cell office:value-type="string" calcext:value-type="string">
            <text:p>/wiki/.git/objects/31/34373de85802b48a92136d80db6283de34685a</text:p>
          </table:table-cell>
          <table:table-cell/>
        </table:table-row>
        <table:table-row table:style-name="ro1">
          <table:table-cell office:value-type="string" calcext:value-type="string">
            <text:p>/wiki/.git/objects/31/9027d1413e036344ca96d314378757fc9e4f0e</text:p>
          </table:table-cell>
          <table:table-cell/>
        </table:table-row>
        <table:table-row table:style-name="ro1">
          <table:table-cell office:value-type="string" calcext:value-type="string">
            <text:p>/wiki/.git/objects/e7/dec878513e45c37e691fe87f03c021510d854c</text:p>
          </table:table-cell>
          <table:table-cell/>
        </table:table-row>
        <table:table-row table:style-name="ro1">
          <table:table-cell office:value-type="string" calcext:value-type="string">
            <text:p>/wiki/.git/objects/e7/19fded9e485693baacf66f1f6acc6acacaa446</text:p>
          </table:table-cell>
          <table:table-cell/>
        </table:table-row>
        <table:table-row table:style-name="ro1">
          <table:table-cell office:value-type="string" calcext:value-type="string">
            <text:p>/wiki/.git/objects/e7/37da41a1e21e067e94a1dad5333e52c5175eca</text:p>
          </table:table-cell>
          <table:table-cell/>
        </table:table-row>
        <table:table-row table:style-name="ro1">
          <table:table-cell office:value-type="string" calcext:value-type="string">
            <text:p>/wiki/.git/objects/e7/a24997da155010c61ae18aa75cf3515d1e053d</text:p>
          </table:table-cell>
          <table:table-cell/>
        </table:table-row>
        <table:table-row table:style-name="ro1">
          <table:table-cell office:value-type="string" calcext:value-type="string">
            <text:p>/wiki/.git/objects/e7/38885d4e90d3e9190e62bea865589c44ad1d69</text:p>
          </table:table-cell>
          <table:table-cell/>
        </table:table-row>
        <table:table-row table:style-name="ro1">
          <table:table-cell office:value-type="string" calcext:value-type="string">
            <text:p>/wiki/.git/objects/e7/e157eb489b513082a110cb082027aabdb3049d</text:p>
          </table:table-cell>
          <table:table-cell/>
        </table:table-row>
        <table:table-row table:style-name="ro1">
          <table:table-cell office:value-type="string" calcext:value-type="string">
            <text:p>/wiki/.git/objects/e7/5a09c2f8bece6c1b68c58762c487a0510c79d2</text:p>
          </table:table-cell>
          <table:table-cell/>
        </table:table-row>
        <table:table-row table:style-name="ro1">
          <table:table-cell office:value-type="string" calcext:value-type="string">
            <text:p>/wiki/.git/objects/e7/09a4b7fb65331a8e034c0cc1d8d51b01715075</text:p>
          </table:table-cell>
          <table:table-cell/>
        </table:table-row>
        <table:table-row table:style-name="ro1">
          <table:table-cell office:value-type="string" calcext:value-type="string">
            <text:p>/wiki/.git/objects/e7/f3f6fdd309d8727ba9e93e082d8e3e5979a3ca</text:p>
          </table:table-cell>
          <table:table-cell/>
        </table:table-row>
        <table:table-row table:style-name="ro1">
          <table:table-cell office:value-type="string" calcext:value-type="string">
            <text:p>/wiki/.git/objects/e7/c54974cec3a61d0acd368a59617602b4a81826</text:p>
          </table:table-cell>
          <table:table-cell/>
        </table:table-row>
        <table:table-row table:style-name="ro1">
          <table:table-cell office:value-type="string" calcext:value-type="string">
            <text:p>/wiki/.git/objects/e7/160404189fae11ad6cb75ed0e25539ff072190</text:p>
          </table:table-cell>
          <table:table-cell/>
        </table:table-row>
        <table:table-row table:style-name="ro1">
          <table:table-cell office:value-type="string" calcext:value-type="string">
            <text:p>/wiki/.git/objects/be/997484ccb6f94646c8134ec41c36419fc11a18</text:p>
          </table:table-cell>
          <table:table-cell/>
        </table:table-row>
        <table:table-row table:style-name="ro1">
          <table:table-cell office:value-type="string" calcext:value-type="string">
            <text:p>/wiki/.git/objects/be/3f20f5cf95628723acf60eaf55b1934b7574b8</text:p>
          </table:table-cell>
          <table:table-cell/>
        </table:table-row>
        <table:table-row table:style-name="ro1">
          <table:table-cell office:value-type="string" calcext:value-type="string">
            <text:p>/wiki/.git/objects/be/175b8a915929e4ee7d3d6534af63f978cf2c93</text:p>
          </table:table-cell>
          <table:table-cell/>
        </table:table-row>
        <table:table-row table:style-name="ro1">
          <table:table-cell office:value-type="string" calcext:value-type="string">
            <text:p>/wiki/.git/objects/be/ef1522a1ee2a4cd932169f26c552743397a32a</text:p>
          </table:table-cell>
          <table:table-cell/>
        </table:table-row>
        <table:table-row table:style-name="ro1">
          <table:table-cell office:value-type="string" calcext:value-type="string">
            <text:p>/wiki/.git/objects/be/08222d599e131ee2144bc6deb3f6032caf8465</text:p>
          </table:table-cell>
          <table:table-cell/>
        </table:table-row>
        <table:table-row table:style-name="ro1">
          <table:table-cell office:value-type="string" calcext:value-type="string">
            <text:p>/wiki/.git/objects/be/53e1cf1dc80ed87255046a4a55e681c1c8d435</text:p>
          </table:table-cell>
          <table:table-cell/>
        </table:table-row>
        <table:table-row table:style-name="ro1">
          <table:table-cell office:value-type="string" calcext:value-type="string">
            <text:p>/wiki/.git/objects/be/4ec2882d2be88f2c64e3b6e436a619a3d0901d</text:p>
          </table:table-cell>
          <table:table-cell/>
        </table:table-row>
        <table:table-row table:style-name="ro1">
          <table:table-cell office:value-type="string" calcext:value-type="string">
            <text:p>/wiki/.git/objects/be/559c4cd00edb8c79934c406daf323540c1b05e</text:p>
          </table:table-cell>
          <table:table-cell/>
        </table:table-row>
        <table:table-row table:style-name="ro1">
          <table:table-cell office:value-type="string" calcext:value-type="string">
            <text:p>/wiki/.git/objects/be/8b464307dfb28733688d1910fdcb38ef9474e9</text:p>
          </table:table-cell>
          <table:table-cell/>
        </table:table-row>
        <table:table-row table:style-name="ro1">
          <table:table-cell office:value-type="string" calcext:value-type="string">
            <text:p>/wiki/.git/objects/be/96f0dbb44eca2b49adce9ff804dcfccbcd0edd</text:p>
          </table:table-cell>
          <table:table-cell/>
        </table:table-row>
        <table:table-row table:style-name="ro1">
          <table:table-cell office:value-type="string" calcext:value-type="string">
            <text:p>/wiki/.git/objects/be/6dee0e77375fe8187fd87400b12d75b617fa1f</text:p>
          </table:table-cell>
          <table:table-cell/>
        </table:table-row>
        <table:table-row table:style-name="ro1">
          <table:table-cell office:value-type="string" calcext:value-type="string">
            <text:p>/wiki/.git/objects/be/171532a9e602160efef65ea473fb8826ab8fa4</text:p>
          </table:table-cell>
          <table:table-cell/>
        </table:table-row>
        <table:table-row table:style-name="ro1">
          <table:table-cell office:value-type="string" calcext:value-type="string">
            <text:p>/wiki/.git/objects/91/ad0a374d2c01a76cf3e643039f95d091be444c</text:p>
          </table:table-cell>
          <table:table-cell/>
        </table:table-row>
        <table:table-row table:style-name="ro1">
          <table:table-cell office:value-type="string" calcext:value-type="string">
            <text:p>/wiki/.git/objects/91/9db8b113599dc38bd52d6a253ac2dc0e2f277b</text:p>
          </table:table-cell>
          <table:table-cell/>
        </table:table-row>
        <table:table-row table:style-name="ro1">
          <table:table-cell office:value-type="string" calcext:value-type="string">
            <text:p>/wiki/.git/objects/91/6cb40ad2874cc54f1783248e990db52f856a9d</text:p>
          </table:table-cell>
          <table:table-cell/>
        </table:table-row>
        <table:table-row table:style-name="ro1">
          <table:table-cell office:value-type="string" calcext:value-type="string">
            <text:p>/wiki/.git/objects/91/823e321e2139e52dead59961a704ec632d6aa3</text:p>
          </table:table-cell>
          <table:table-cell/>
        </table:table-row>
        <table:table-row table:style-name="ro1">
          <table:table-cell office:value-type="string" calcext:value-type="string">
            <text:p>/wiki/.git/objects/91/b5ca597376d4138fa450e1c11de28c94b411ac</text:p>
          </table:table-cell>
          <table:table-cell/>
        </table:table-row>
        <table:table-row table:style-name="ro1">
          <table:table-cell office:value-type="string" calcext:value-type="string">
            <text:p>/wiki/.git/objects/91/5da7948d8ae0934f0a2c9809088ffed8b1eff2</text:p>
          </table:table-cell>
          <table:table-cell/>
        </table:table-row>
        <table:table-row table:style-name="ro1">
          <table:table-cell office:value-type="string" calcext:value-type="string">
            <text:p>/wiki/.git/objects/91/c1a1c0b7610e55543468474229932e46b9417b</text:p>
          </table:table-cell>
          <table:table-cell/>
        </table:table-row>
        <table:table-row table:style-name="ro1">
          <table:table-cell office:value-type="string" calcext:value-type="string">
            <text:p>/wiki/.git/objects/91/6482a990241336c2b71785ec6331684d225137</text:p>
          </table:table-cell>
          <table:table-cell/>
        </table:table-row>
        <table:table-row table:style-name="ro1">
          <table:table-cell office:value-type="string" calcext:value-type="string">
            <text:p>/wiki/.git/objects/91/a8116f3646dc4847b03da311149b38cc0afabb</text:p>
          </table:table-cell>
          <table:table-cell/>
        </table:table-row>
        <table:table-row table:style-name="ro1">
          <table:table-cell office:value-type="string" calcext:value-type="string">
            <text:p>/wiki/.git/objects/7d/34dbb8a928fd78f138191dcc334a48d1834fdf</text:p>
          </table:table-cell>
          <table:table-cell/>
        </table:table-row>
        <table:table-row table:style-name="ro1">
          <table:table-cell office:value-type="string" calcext:value-type="string">
            <text:p>/wiki/.git/objects/7d/4a09383ffdcfc5064d8314a2faf70b0b57c0b4</text:p>
          </table:table-cell>
          <table:table-cell/>
        </table:table-row>
        <table:table-row table:style-name="ro1">
          <table:table-cell office:value-type="string" calcext:value-type="string">
            <text:p>/wiki/.git/objects/7d/d5ff657963b0d9df14bb47dd0373e0090c4831</text:p>
          </table:table-cell>
          <table:table-cell/>
        </table:table-row>
        <table:table-row table:style-name="ro1">
          <table:table-cell office:value-type="string" calcext:value-type="string">
            <text:p>/wiki/.git/objects/7d/7da41eac8e03ae548d6c9c36a6d0428c99fee5</text:p>
          </table:table-cell>
          <table:table-cell/>
        </table:table-row>
        <table:table-row table:style-name="ro1">
          <table:table-cell office:value-type="string" calcext:value-type="string">
            <text:p>/wiki/.git/objects/7d/22d65f693cf865495b294ec04c7d1ccad3e859</text:p>
          </table:table-cell>
          <table:table-cell/>
        </table:table-row>
        <table:table-row table:style-name="ro1">
          <table:table-cell office:value-type="string" calcext:value-type="string">
            <text:p>/wiki/.git/objects/7d/f4559c77f48686301b28cf98dfd8586ce2e5b0</text:p>
          </table:table-cell>
          <table:table-cell/>
        </table:table-row>
        <table:table-row table:style-name="ro1">
          <table:table-cell office:value-type="string" calcext:value-type="string">
            <text:p>/wiki/.git/objects/7d/f17848005aa673636c1d46ca2431ff71896f34</text:p>
          </table:table-cell>
          <table:table-cell/>
        </table:table-row>
        <table:table-row table:style-name="ro1">
          <table:table-cell office:value-type="string" calcext:value-type="string">
            <text:p>/wiki/.git/objects/7d/d854402b47b68a62af54984b2b201cd2d05e2c</text:p>
          </table:table-cell>
          <table:table-cell/>
        </table:table-row>
        <table:table-row table:style-name="ro1">
          <table:table-cell office:value-type="string" calcext:value-type="string">
            <text:p>/wiki/.git/objects/12/68043e5b4fbfd983e207deffc8e9c105d4a7a4</text:p>
          </table:table-cell>
          <table:table-cell/>
        </table:table-row>
        <table:table-row table:style-name="ro1">
          <table:table-cell office:value-type="string" calcext:value-type="string">
            <text:p>/wiki/.git/objects/12/2ab8c1e04a8fdd29ece71ad6d08370af55ad5c</text:p>
          </table:table-cell>
          <table:table-cell/>
        </table:table-row>
        <table:table-row table:style-name="ro1">
          <table:table-cell office:value-type="string" calcext:value-type="string">
            <text:p>/wiki/.git/objects/12/2579df2dbcc4e18e2cbea8541de1eb388b4181</text:p>
          </table:table-cell>
          <table:table-cell/>
        </table:table-row>
        <table:table-row table:style-name="ro1">
          <table:table-cell office:value-type="string" calcext:value-type="string">
            <text:p>/wiki/.git/objects/12/d5c8355018d1624933fd11a10557ca3f2a0b10</text:p>
          </table:table-cell>
          <table:table-cell/>
        </table:table-row>
        <table:table-row table:style-name="ro1">
          <table:table-cell office:value-type="string" calcext:value-type="string">
            <text:p>/wiki/.git/objects/12/a5460c6a3b82cd884780ac2a53a3179132248b</text:p>
          </table:table-cell>
          <table:table-cell/>
        </table:table-row>
        <table:table-row table:style-name="ro1">
          <table:table-cell office:value-type="string" calcext:value-type="string">
            <text:p>/wiki/.git/objects/12/58b79154abe46dc5e26b91f5f8fb86207e537e</text:p>
          </table:table-cell>
          <table:table-cell/>
        </table:table-row>
        <table:table-row table:style-name="ro1">
          <table:table-cell office:value-type="string" calcext:value-type="string">
            <text:p>/wiki/.git/objects/12/f84723c8b5ab2f5c28365f981a8ce82492deb0</text:p>
          </table:table-cell>
          <table:table-cell/>
        </table:table-row>
        <table:table-row table:style-name="ro1">
          <table:table-cell office:value-type="string" calcext:value-type="string">
            <text:p>/wiki/.git/objects/12/e6224cb6fe20c1fa47cdba11754bf731e3a031</text:p>
          </table:table-cell>
          <table:table-cell/>
        </table:table-row>
        <table:table-row table:style-name="ro1">
          <table:table-cell office:value-type="string" calcext:value-type="string">
            <text:p>/wiki/.git/objects/12/c99a2e3c21847019d8d4c75ee15ab4a47ffc57</text:p>
          </table:table-cell>
          <table:table-cell/>
        </table:table-row>
        <table:table-row table:style-name="ro1">
          <table:table-cell office:value-type="string" calcext:value-type="string">
            <text:p>/wiki/.git/objects/12/8dc58da67f7b04d32cdb0b6d9de3b8071954ae</text:p>
          </table:table-cell>
          <table:table-cell/>
        </table:table-row>
        <table:table-row table:style-name="ro1">
          <table:table-cell office:value-type="string" calcext:value-type="string">
            <text:p>/wiki/.git/objects/12/c6691adb1be46d3befb11df02ff3cec799e00e</text:p>
          </table:table-cell>
          <table:table-cell/>
        </table:table-row>
        <table:table-row table:style-name="ro1">
          <table:table-cell office:value-type="string" calcext:value-type="string">
            <text:p>/wiki/.git/objects/12/dc1fd947793b8fa41f9a259b63dac3458b98f5</text:p>
          </table:table-cell>
          <table:table-cell/>
        </table:table-row>
        <table:table-row table:style-name="ro1">
          <table:table-cell office:value-type="string" calcext:value-type="string">
            <text:p>/wiki/.git/objects/12/dce4c5dd711914661b249e7c8a015c81744c44</text:p>
          </table:table-cell>
          <table:table-cell/>
        </table:table-row>
        <table:table-row table:style-name="ro1">
          <table:table-cell office:value-type="string" calcext:value-type="string">
            <text:p>/wiki/.git/objects/12/6a5c0d0be81041c620d98137a3903f037d5910</text:p>
          </table:table-cell>
          <table:table-cell/>
        </table:table-row>
        <table:table-row table:style-name="ro1">
          <table:table-cell office:value-type="string" calcext:value-type="string">
            <text:p>/wiki/.git/objects/12/6ac079e271aa14255b3e591a2bfa02700b449d</text:p>
          </table:table-cell>
          <table:table-cell/>
        </table:table-row>
        <table:table-row table:style-name="ro1">
          <table:table-cell office:value-type="string" calcext:value-type="string">
            <text:p>/wiki/.git/objects/12/47d504d9b27da59df7a9b7f2162324a86522ac</text:p>
          </table:table-cell>
          <table:table-cell/>
        </table:table-row>
        <table:table-row table:style-name="ro1">
          <table:table-cell office:value-type="string" calcext:value-type="string">
            <text:p>/wiki/.git/objects/12/fe738ab4844cf832f1251f1475efc45dd7ea94</text:p>
          </table:table-cell>
          <table:table-cell/>
        </table:table-row>
        <table:table-row table:style-name="ro1">
          <table:table-cell office:value-type="string" calcext:value-type="string">
            <text:p>/wiki/.git/objects/bb/eb63880ef2b4590efc90127b7eef83179f5f6d</text:p>
          </table:table-cell>
          <table:table-cell/>
        </table:table-row>
        <table:table-row table:style-name="ro1">
          <table:table-cell office:value-type="string" calcext:value-type="string">
            <text:p>/wiki/.git/objects/bb/5c4f35ee866809395b6c21df6768c4b5fe0206</text:p>
          </table:table-cell>
          <table:table-cell/>
        </table:table-row>
        <table:table-row table:style-name="ro1">
          <table:table-cell office:value-type="string" calcext:value-type="string">
            <text:p>/wiki/.git/objects/bb/51f1942daf6c91fc155051fb2e28c79d86cae7</text:p>
          </table:table-cell>
          <table:table-cell/>
        </table:table-row>
        <table:table-row table:style-name="ro1">
          <table:table-cell office:value-type="string" calcext:value-type="string">
            <text:p>/wiki/.git/objects/bb/852ae000615d0a492f432f3fd9d8448ff1aff3</text:p>
          </table:table-cell>
          <table:table-cell/>
        </table:table-row>
        <table:table-row table:style-name="ro1">
          <table:table-cell office:value-type="string" calcext:value-type="string">
            <text:p>/wiki/.git/objects/bb/c74df8c5dea38e62d3dfca99003b94528757aa</text:p>
          </table:table-cell>
          <table:table-cell/>
        </table:table-row>
        <table:table-row table:style-name="ro1">
          <table:table-cell office:value-type="string" calcext:value-type="string">
            <text:p>/wiki/.git/objects/bb/7c6d6dcd11c8efa9f1f626f6477e31a2408de5</text:p>
          </table:table-cell>
          <table:table-cell/>
        </table:table-row>
        <table:table-row table:style-name="ro1">
          <table:table-cell office:value-type="string" calcext:value-type="string">
            <text:p>/wiki/.git/objects/bb/f852636b1720039834c87407beb3e92c8749bc</text:p>
          </table:table-cell>
          <table:table-cell/>
        </table:table-row>
        <table:table-row table:style-name="ro1">
          <table:table-cell office:value-type="string" calcext:value-type="string">
            <text:p>/wiki/.git/objects/bb/3f8e5c63ac83e05f3a6fefe7d794fcbbfe062a</text:p>
          </table:table-cell>
          <table:table-cell/>
        </table:table-row>
        <table:table-row table:style-name="ro1">
          <table:table-cell office:value-type="string" calcext:value-type="string">
            <text:p>/wiki/.git/objects/bb/3e78e31fa7427cdce753d89d76fd0470299e73</text:p>
          </table:table-cell>
          <table:table-cell/>
        </table:table-row>
        <table:table-row table:style-name="ro1">
          <table:table-cell office:value-type="string" calcext:value-type="string">
            <text:p>/wiki/.git/objects/bb/e9e9fcf25c5229de884f1337369591db6ef249</text:p>
          </table:table-cell>
          <table:table-cell/>
        </table:table-row>
        <table:table-row table:style-name="ro1">
          <table:table-cell office:value-type="string" calcext:value-type="string">
            <text:p>/wiki/.git/objects/bb/3464ef25133daccaa693aa4131b7d8c462de22</text:p>
          </table:table-cell>
          <table:table-cell/>
        </table:table-row>
        <table:table-row table:style-name="ro1">
          <table:table-cell office:value-type="string" calcext:value-type="string">
            <text:p>/wiki/.git/objects/d9/1185fd5ae63b1375e98d4e92a0169a180a800b</text:p>
          </table:table-cell>
          <table:table-cell/>
        </table:table-row>
        <table:table-row table:style-name="ro1">
          <table:table-cell office:value-type="string" calcext:value-type="string">
            <text:p>/wiki/.git/objects/d9/a548f4640379344db964415f86c62c02f8c00d</text:p>
          </table:table-cell>
          <table:table-cell/>
        </table:table-row>
        <table:table-row table:style-name="ro1">
          <table:table-cell office:value-type="string" calcext:value-type="string">
            <text:p>/wiki/.git/objects/d9/337a2ea2ecae9a884412d056b1cf5117bbe6a5</text:p>
          </table:table-cell>
          <table:table-cell/>
        </table:table-row>
        <table:table-row table:style-name="ro1">
          <table:table-cell office:value-type="string" calcext:value-type="string">
            <text:p>/wiki/.git/objects/d9/546d7597abb62fb8010c5f01de8592e33802b5</text:p>
          </table:table-cell>
          <table:table-cell/>
        </table:table-row>
        <table:table-row table:style-name="ro1">
          <table:table-cell office:value-type="string" calcext:value-type="string">
            <text:p>/wiki/.git/objects/d9/a7051260a6a98960e2a9669f0460b5b1359834</text:p>
          </table:table-cell>
          <table:table-cell/>
        </table:table-row>
        <table:table-row table:style-name="ro1">
          <table:table-cell office:value-type="string" calcext:value-type="string">
            <text:p>/wiki/.git/objects/d9/baa7f8b8bbe3e16962fbcbc54c4a547b22891e</text:p>
          </table:table-cell>
          <table:table-cell/>
        </table:table-row>
        <table:table-row table:style-name="ro1">
          <table:table-cell office:value-type="string" calcext:value-type="string">
            <text:p>/wiki/.git/objects/d9/ee809ffb268729a749c4ea5b524efd935eb53a</text:p>
          </table:table-cell>
          <table:table-cell/>
        </table:table-row>
        <table:table-row table:style-name="ro1">
          <table:table-cell office:value-type="string" calcext:value-type="string">
            <text:p>/wiki/.git/objects/d9/bd3b2ff010f28a6b9c61eb5fc2ec7dfd79e056</text:p>
          </table:table-cell>
          <table:table-cell/>
        </table:table-row>
        <table:table-row table:style-name="ro1">
          <table:table-cell office:value-type="string" calcext:value-type="string">
            <text:p>/wiki/.git/objects/d9/0e92d9a6719202b3ba27488ece78e007b57425</text:p>
          </table:table-cell>
          <table:table-cell/>
        </table:table-row>
        <table:table-row table:style-name="ro1">
          <table:table-cell office:value-type="string" calcext:value-type="string">
            <text:p>/wiki/.git/objects/d9/1321ce71ef0654f3677cfce04d993aae7575de</text:p>
          </table:table-cell>
          <table:table-cell/>
        </table:table-row>
        <table:table-row table:style-name="ro1">
          <table:table-cell office:value-type="string" calcext:value-type="string">
            <text:p>/wiki/.git/objects/d9/00a32f6773a10c505f0ff5b43e7824b48da08d</text:p>
          </table:table-cell>
          <table:table-cell/>
        </table:table-row>
        <table:table-row table:style-name="ro1">
          <table:table-cell office:value-type="string" calcext:value-type="string">
            <text:p>/wiki/.git/objects/d9/17d79fcedeeea59f02956b223c6b8f92d4e549</text:p>
          </table:table-cell>
          <table:table-cell/>
        </table:table-row>
        <table:table-row table:style-name="ro1">
          <table:table-cell office:value-type="string" calcext:value-type="string">
            <text:p>/wiki/.git/objects/d9/cbcb9c128762644b0b4f2282ca4c88db2738b6</text:p>
          </table:table-cell>
          <table:table-cell/>
        </table:table-row>
        <table:table-row table:style-name="ro1">
          <table:table-cell office:value-type="string" calcext:value-type="string">
            <text:p>/wiki/.git/objects/d9/be50c4647150ff68c998c1fcf53503b214f6a2</text:p>
          </table:table-cell>
          <table:table-cell/>
        </table:table-row>
        <table:table-row table:style-name="ro1">
          <table:table-cell office:value-type="string" calcext:value-type="string">
            <text:p>/wiki/.git/objects/72/d79c93db2d4385af72cfbe86e714ed00cd80e8</text:p>
          </table:table-cell>
          <table:table-cell/>
        </table:table-row>
        <table:table-row table:style-name="ro1">
          <table:table-cell office:value-type="string" calcext:value-type="string">
            <text:p>/wiki/.git/objects/72/f94d4a4650198fb92d7da141601eb2d6420e15</text:p>
          </table:table-cell>
          <table:table-cell/>
        </table:table-row>
        <table:table-row table:style-name="ro1">
          <table:table-cell office:value-type="string" calcext:value-type="string">
            <text:p>/wiki/.git/objects/72/4cf29d5e5179b1f59566c00c9a42c3f6fdfd08</text:p>
          </table:table-cell>
          <table:table-cell/>
        </table:table-row>
        <table:table-row table:style-name="ro1">
          <table:table-cell office:value-type="string" calcext:value-type="string">
            <text:p>/wiki/.git/objects/72/57823d3bba4ab4941e0172873105eafd9d74c6</text:p>
          </table:table-cell>
          <table:table-cell/>
        </table:table-row>
        <table:table-row table:style-name="ro1">
          <table:table-cell office:value-type="string" calcext:value-type="string">
            <text:p>/wiki/.git/objects/72/4e967765aa7f69809b31ee8a9931e7b9136692</text:p>
          </table:table-cell>
          <table:table-cell/>
        </table:table-row>
        <table:table-row table:style-name="ro1">
          <table:table-cell office:value-type="string" calcext:value-type="string">
            <text:p>/wiki/.git/objects/72/94e4be2982aa60dc08be4733276a12c17e385f</text:p>
          </table:table-cell>
          <table:table-cell/>
        </table:table-row>
        <table:table-row table:style-name="ro1">
          <table:table-cell office:value-type="string" calcext:value-type="string">
            <text:p>/wiki/.git/objects/72/8657a2cb54bda4d5e3b96b5296b412907dded5</text:p>
          </table:table-cell>
          <table:table-cell/>
        </table:table-row>
        <table:table-row table:style-name="ro1">
          <table:table-cell office:value-type="string" calcext:value-type="string">
            <text:p>/wiki/.git/objects/72/f4bb21c004888f71919bb36988ad4dba7bcb6b</text:p>
          </table:table-cell>
          <table:table-cell/>
        </table:table-row>
        <table:table-row table:style-name="ro1">
          <table:table-cell office:value-type="string" calcext:value-type="string">
            <text:p>/wiki/.git/objects/55/5719b31d50879151da292403e859a115e6b0e8</text:p>
          </table:table-cell>
          <table:table-cell/>
        </table:table-row>
        <table:table-row table:style-name="ro1">
          <table:table-cell office:value-type="string" calcext:value-type="string">
            <text:p>/wiki/.git/objects/55/9db93dfe024e4d49ead2ff376070a507d0a79c</text:p>
          </table:table-cell>
          <table:table-cell/>
        </table:table-row>
        <table:table-row table:style-name="ro1">
          <table:table-cell office:value-type="string" calcext:value-type="string">
            <text:p>/wiki/.git/objects/55/87b89ca4262c50482f9089d5ae3966fcb7efbc</text:p>
          </table:table-cell>
          <table:table-cell/>
        </table:table-row>
        <table:table-row table:style-name="ro1">
          <table:table-cell office:value-type="string" calcext:value-type="string">
            <text:p>/wiki/.git/objects/55/39a675191417fdc5ba518bd86c62326a477878</text:p>
          </table:table-cell>
          <table:table-cell/>
        </table:table-row>
        <table:table-row table:style-name="ro1">
          <table:table-cell office:value-type="string" calcext:value-type="string">
            <text:p>/wiki/.git/objects/55/d51e3fe96a4b3ceeeaea20d2bbeb0fc0c9559d</text:p>
          </table:table-cell>
          <table:table-cell/>
        </table:table-row>
        <table:table-row table:style-name="ro1">
          <table:table-cell office:value-type="string" calcext:value-type="string">
            <text:p>/wiki/.git/objects/55/dbb6d5ac5face09887a32dbcc0f6cbdcd8ca98</text:p>
          </table:table-cell>
          <table:table-cell/>
        </table:table-row>
        <table:table-row table:style-name="ro1">
          <table:table-cell office:value-type="string" calcext:value-type="string">
            <text:p>/wiki/.git/objects/55/c70206567420577975270a8ae2ec6453ae9da4</text:p>
          </table:table-cell>
          <table:table-cell/>
        </table:table-row>
        <table:table-row table:style-name="ro1">
          <table:table-cell office:value-type="string" calcext:value-type="string">
            <text:p>/wiki/.git/objects/55/5bef98212cefe8a83c086863549654cc0e39b6</text:p>
          </table:table-cell>
          <table:table-cell/>
        </table:table-row>
        <table:table-row table:style-name="ro1">
          <table:table-cell office:value-type="string" calcext:value-type="string">
            <text:p>/wiki/.git/objects/55/6c048dd715b27b8c7c47a1d9a90a62ec89f82d</text:p>
          </table:table-cell>
          <table:table-cell/>
        </table:table-row>
        <table:table-row table:style-name="ro1">
          <table:table-cell office:value-type="string" calcext:value-type="string">
            <text:p>/wiki/.git/objects/6a/42fac6f3e5f456e860646bde5c3ca9233564d6</text:p>
          </table:table-cell>
          <table:table-cell/>
        </table:table-row>
        <table:table-row table:style-name="ro1">
          <table:table-cell office:value-type="string" calcext:value-type="string">
            <text:p>/wiki/.git/objects/6a/4fbac4f95e19dfc4d2cac2783893710fb6523f</text:p>
          </table:table-cell>
          <table:table-cell/>
        </table:table-row>
        <table:table-row table:style-name="ro1">
          <table:table-cell office:value-type="string" calcext:value-type="string">
            <text:p>/wiki/.git/objects/6a/244be3983fa03efacdfb8e3f79840e9d2c9e7d</text:p>
          </table:table-cell>
          <table:table-cell/>
        </table:table-row>
        <table:table-row table:style-name="ro1">
          <table:table-cell office:value-type="string" calcext:value-type="string">
            <text:p>/wiki/.git/objects/6a/677c0246571da93ddd3031a708c898612e6b31</text:p>
          </table:table-cell>
          <table:table-cell/>
        </table:table-row>
        <table:table-row table:style-name="ro1">
          <table:table-cell office:value-type="string" calcext:value-type="string">
            <text:p>/wiki/.git/objects/6a/10dc0ce0d57b9a684c6ea67909a3bff9b59e67</text:p>
          </table:table-cell>
          <table:table-cell/>
        </table:table-row>
        <table:table-row table:style-name="ro1">
          <table:table-cell office:value-type="string" calcext:value-type="string">
            <text:p>/wiki/.git/objects/6a/00443d2406dc19b5a7dd2230df8ec102d9cca7</text:p>
          </table:table-cell>
          <table:table-cell/>
        </table:table-row>
        <table:table-row table:style-name="ro1">
          <table:table-cell office:value-type="string" calcext:value-type="string">
            <text:p>/wiki/.git/objects/6a/8661c7724df03ae0cb43fe4de015def20d0470</text:p>
          </table:table-cell>
          <table:table-cell/>
        </table:table-row>
        <table:table-row table:style-name="ro1">
          <table:table-cell office:value-type="string" calcext:value-type="string">
            <text:p>/wiki/.git/objects/6a/9ea3b25dc0b72d2ff30e76c2394546e03a7b1a</text:p>
          </table:table-cell>
          <table:table-cell/>
        </table:table-row>
        <table:table-row table:style-name="ro1">
          <table:table-cell office:value-type="string" calcext:value-type="string">
            <text:p>/wiki/.git/objects/6a/2a434da8a0da0761d508455e0c73e419cb8b25</text:p>
          </table:table-cell>
          <table:table-cell/>
        </table:table-row>
        <table:table-row table:style-name="ro1">
          <table:table-cell office:value-type="string" calcext:value-type="string">
            <text:p>/wiki/.git/objects/6a/b3a2190195b6110ea6b0313f1b3009d3ba2366</text:p>
          </table:table-cell>
          <table:table-cell/>
        </table:table-row>
        <table:table-row table:style-name="ro1">
          <table:table-cell office:value-type="string" calcext:value-type="string">
            <text:p>/wiki/.git/objects/6a/e330ac465090f0697e56d4e141f2fd04a2b745</text:p>
          </table:table-cell>
          <table:table-cell/>
        </table:table-row>
        <table:table-row table:style-name="ro1">
          <table:table-cell office:value-type="string" calcext:value-type="string">
            <text:p>/wiki/.git/objects/6a/64796a0f9e9741d7e62f4a25f5419579756c46</text:p>
          </table:table-cell>
          <table:table-cell/>
        </table:table-row>
        <table:table-row table:style-name="ro1">
          <table:table-cell office:value-type="string" calcext:value-type="string">
            <text:p>/wiki/.git/objects/6a/ff6794a7149e72b8b45bbda2c71a1c2addc4c0</text:p>
          </table:table-cell>
          <table:table-cell/>
        </table:table-row>
        <table:table-row table:style-name="ro1">
          <table:table-cell office:value-type="string" calcext:value-type="string">
            <text:p>/wiki/.git/objects/09/e62744fc2978c6d09e2e9e28656673635f83f2</text:p>
          </table:table-cell>
          <table:table-cell/>
        </table:table-row>
        <table:table-row table:style-name="ro1">
          <table:table-cell office:value-type="string" calcext:value-type="string">
            <text:p>/wiki/.git/objects/09/5e0e3d8499d2d844de72a255e57b43e9c2ea78</text:p>
          </table:table-cell>
          <table:table-cell/>
        </table:table-row>
        <table:table-row table:style-name="ro1">
          <table:table-cell office:value-type="string" calcext:value-type="string">
            <text:p>/wiki/.git/objects/09/e10a9f6df4f0efc4f571ed875e3eddf5a0d51f</text:p>
          </table:table-cell>
          <table:table-cell/>
        </table:table-row>
        <table:table-row table:style-name="ro1">
          <table:table-cell office:value-type="string" calcext:value-type="string">
            <text:p>/wiki/.git/objects/09/6b6dde0756093287684167af9c942ca7769370</text:p>
          </table:table-cell>
          <table:table-cell/>
        </table:table-row>
        <table:table-row table:style-name="ro1">
          <table:table-cell office:value-type="string" calcext:value-type="string">
            <text:p>/wiki/.git/objects/09/47d31ad2c51542565058d8e0890299653878f1</text:p>
          </table:table-cell>
          <table:table-cell/>
        </table:table-row>
        <table:table-row table:style-name="ro1">
          <table:table-cell office:value-type="string" calcext:value-type="string">
            <text:p>/wiki/.git/objects/09/0aa9a879753670700b17db944c33532fc7ebf1</text:p>
          </table:table-cell>
          <table:table-cell/>
        </table:table-row>
        <table:table-row table:style-name="ro1">
          <table:table-cell office:value-type="string" calcext:value-type="string">
            <text:p>/wiki/.git/objects/09/6aa554f94480436f70239d2034e86c729a0ed5</text:p>
          </table:table-cell>
          <table:table-cell/>
        </table:table-row>
        <table:table-row table:style-name="ro1">
          <table:table-cell office:value-type="string" calcext:value-type="string">
            <text:p>/wiki/.git/objects/09/4f417df3a80fdac352f0ad5603e63ca5ffd358</text:p>
          </table:table-cell>
          <table:table-cell/>
        </table:table-row>
        <table:table-row table:style-name="ro1">
          <table:table-cell office:value-type="string" calcext:value-type="string">
            <text:p>/wiki/.git/objects/09/a5cdc95b2a42ae77330a015c0694540da67406</text:p>
          </table:table-cell>
          <table:table-cell/>
        </table:table-row>
        <table:table-row table:style-name="ro1">
          <table:table-cell office:value-type="string" calcext:value-type="string">
            <text:p>/wiki/.git/objects/09/be5bdcfac4076a1ab19b93d8b5b03cd37e47da</text:p>
          </table:table-cell>
          <table:table-cell/>
        </table:table-row>
        <table:table-row table:style-name="ro1">
          <table:table-cell office:value-type="string" calcext:value-type="string">
            <text:p>/wiki/.git/objects/09/09e0ca961fdb95d6a1950ba84ae75f379c92a5</text:p>
          </table:table-cell>
          <table:table-cell/>
        </table:table-row>
        <table:table-row table:style-name="ro1">
          <table:table-cell office:value-type="string" calcext:value-type="string">
            <text:p>/wiki/.git/objects/75/7a0d5667c03f1c70b54e77edd6dcfc2ee74c38</text:p>
          </table:table-cell>
          <table:table-cell/>
        </table:table-row>
        <table:table-row table:style-name="ro1">
          <table:table-cell office:value-type="string" calcext:value-type="string">
            <text:p>/wiki/.git/objects/75/b59d3eade80424696f0128f5276df5ebbc667a</text:p>
          </table:table-cell>
          <table:table-cell/>
        </table:table-row>
        <table:table-row table:style-name="ro1">
          <table:table-cell office:value-type="string" calcext:value-type="string">
            <text:p>/wiki/.git/objects/75/1bb291b68093af2032ee7d0a983b7bbc4e24ec</text:p>
          </table:table-cell>
          <table:table-cell/>
        </table:table-row>
        <table:table-row table:style-name="ro1">
          <table:table-cell office:value-type="string" calcext:value-type="string">
            <text:p>/wiki/.git/objects/75/c3c201ca171484f7825365dfc08718355946fd</text:p>
          </table:table-cell>
          <table:table-cell/>
        </table:table-row>
        <table:table-row table:style-name="ro1">
          <table:table-cell office:value-type="string" calcext:value-type="string">
            <text:p>/wiki/.git/objects/75/a1e2dd437255d1b6e841690b72942e59e8c17a</text:p>
          </table:table-cell>
          <table:table-cell/>
        </table:table-row>
        <table:table-row table:style-name="ro1">
          <table:table-cell office:value-type="string" calcext:value-type="string">
            <text:p>/wiki/.git/objects/75/ab5ce57f9b578bf32cf3a2bb28d738de6bbcd4</text:p>
          </table:table-cell>
          <table:table-cell/>
        </table:table-row>
        <table:table-row table:style-name="ro1">
          <table:table-cell office:value-type="string" calcext:value-type="string">
            <text:p>/wiki/.git/objects/75/c26d1848461adb7c28bca67467369ef63b4592</text:p>
          </table:table-cell>
          <table:table-cell/>
        </table:table-row>
        <table:table-row table:style-name="ro1">
          <table:table-cell office:value-type="string" calcext:value-type="string">
            <text:p>/wiki/.git/objects/b0/52e5641d1f442ee52a9b59d670f0c2930e686f</text:p>
          </table:table-cell>
          <table:table-cell/>
        </table:table-row>
        <table:table-row table:style-name="ro1">
          <table:table-cell office:value-type="string" calcext:value-type="string">
            <text:p>/wiki/.git/objects/b0/13418722fa496c69bb0e82314c40d6709b6eab</text:p>
          </table:table-cell>
          <table:table-cell/>
        </table:table-row>
        <table:table-row table:style-name="ro1">
          <table:table-cell office:value-type="string" calcext:value-type="string">
            <text:p>/wiki/.git/objects/b0/e9a735d827fae1c7767051796327941b3552aa</text:p>
          </table:table-cell>
          <table:table-cell/>
        </table:table-row>
        <table:table-row table:style-name="ro1">
          <table:table-cell office:value-type="string" calcext:value-type="string">
            <text:p>/wiki/.git/objects/b0/81f3d6ce982fa9e74a0c399f710426629e9582</text:p>
          </table:table-cell>
          <table:table-cell/>
        </table:table-row>
        <table:table-row table:style-name="ro1">
          <table:table-cell office:value-type="string" calcext:value-type="string">
            <text:p>/wiki/.git/objects/b0/7c99a6f7a904841780df9ab08ea5a49fce0727</text:p>
          </table:table-cell>
          <table:table-cell/>
        </table:table-row>
        <table:table-row table:style-name="ro1">
          <table:table-cell office:value-type="string" calcext:value-type="string">
            <text:p>/wiki/.git/objects/b0/65efac108b2ee04f181d106ff1a09d14e04bea</text:p>
          </table:table-cell>
          <table:table-cell/>
        </table:table-row>
        <table:table-row table:style-name="ro1">
          <table:table-cell office:value-type="string" calcext:value-type="string">
            <text:p>/wiki/.git/objects/a7/86412bf19eb58be9883cfb8268e0b96d3034c6</text:p>
          </table:table-cell>
          <table:table-cell/>
        </table:table-row>
        <table:table-row table:style-name="ro1">
          <table:table-cell office:value-type="string" calcext:value-type="string">
            <text:p>/wiki/.git/objects/a7/616314397a31f063afe79a4fea88de0884d9b6</text:p>
          </table:table-cell>
          <table:table-cell/>
        </table:table-row>
        <table:table-row table:style-name="ro1">
          <table:table-cell office:value-type="string" calcext:value-type="string">
            <text:p>/wiki/.git/objects/a7/eb7e9764018c9f3faa44d7041a621b5f9271af</text:p>
          </table:table-cell>
          <table:table-cell/>
        </table:table-row>
        <table:table-row table:style-name="ro1">
          <table:table-cell office:value-type="string" calcext:value-type="string">
            <text:p>/wiki/.git/objects/a7/12c1c1f88c75bc58799b1fec38223ee8f66321</text:p>
          </table:table-cell>
          <table:table-cell/>
        </table:table-row>
        <table:table-row table:style-name="ro1">
          <table:table-cell office:value-type="string" calcext:value-type="string">
            <text:p>/wiki/.git/objects/a7/9dc0e7e3924b20c2f54a90c26f9dbb65c470b3</text:p>
          </table:table-cell>
          <table:table-cell/>
        </table:table-row>
        <table:table-row table:style-name="ro1">
          <table:table-cell office:value-type="string" calcext:value-type="string">
            <text:p>/wiki/.git/objects/a7/74c497471d08f37008e822f60b72d5bbd87a4c</text:p>
          </table:table-cell>
          <table:table-cell/>
        </table:table-row>
        <table:table-row table:style-name="ro1">
          <table:table-cell office:value-type="string" calcext:value-type="string">
            <text:p>/wiki/.git/objects/a7/c6918c87b7d7dfe99920ab0af74bea271a9e90</text:p>
          </table:table-cell>
          <table:table-cell/>
        </table:table-row>
        <table:table-row table:style-name="ro1">
          <table:table-cell office:value-type="string" calcext:value-type="string">
            <text:p>/wiki/.git/objects/a7/5c26bd9fea297fc1a4e701b9ab289b2a93a635</text:p>
          </table:table-cell>
          <table:table-cell/>
        </table:table-row>
        <table:table-row table:style-name="ro1">
          <table:table-cell office:value-type="string" calcext:value-type="string">
            <text:p>/wiki/.git/objects/a7/e5baa9ed742d074311d8c4e5b86add2ef30730</text:p>
          </table:table-cell>
          <table:table-cell/>
        </table:table-row>
        <table:table-row table:style-name="ro1">
          <table:table-cell office:value-type="string" calcext:value-type="string">
            <text:p>/wiki/.git/objects/a7/63eda84578f1ff112c02ae81b1c006ea82dfa1</text:p>
          </table:table-cell>
          <table:table-cell/>
        </table:table-row>
        <table:table-row table:style-name="ro1">
          <table:table-cell office:value-type="string" calcext:value-type="string">
            <text:p>/wiki/.git/objects/a7/1b011aa9c8c2057e265725c93f1b0f994487e8</text:p>
          </table:table-cell>
          <table:table-cell/>
        </table:table-row>
        <table:table-row table:style-name="ro1">
          <table:table-cell office:value-type="string" calcext:value-type="string">
            <text:p>/wiki/.git/objects/a7/64e2ca407bb2d616f35ed07e647bfb65eb3458</text:p>
          </table:table-cell>
          <table:table-cell/>
        </table:table-row>
        <table:table-row table:style-name="ro1">
          <table:table-cell office:value-type="string" calcext:value-type="string">
            <text:p>/wiki/.git/objects/a7/6f77677f76c3137bade074c6225657a7be307b</text:p>
          </table:table-cell>
          <table:table-cell/>
        </table:table-row>
        <table:table-row table:style-name="ro1">
          <table:table-cell office:value-type="string" calcext:value-type="string">
            <text:p>/wiki/.git/objects/a7/4af951f31d34de2606fdd6ea714c96782055c7</text:p>
          </table:table-cell>
          <table:table-cell/>
        </table:table-row>
        <table:table-row table:style-name="ro1">
          <table:table-cell office:value-type="string" calcext:value-type="string">
            <text:p>/wiki/.git/objects/a7/4c2faa2eac0e19f2142a1159f9def47f3d6796</text:p>
          </table:table-cell>
          <table:table-cell/>
        </table:table-row>
        <table:table-row table:style-name="ro1">
          <table:table-cell office:value-type="string" calcext:value-type="string">
            <text:p>/wiki/.git/objects/a7/7f3a91ac4161afa394c3152648d189d532e49c</text:p>
          </table:table-cell>
          <table:table-cell/>
        </table:table-row>
        <table:table-row table:style-name="ro1">
          <table:table-cell office:value-type="string" calcext:value-type="string">
            <text:p>/wiki/.git/objects/70/a1da42f9e5c113e3d032ac29d6b71b193bbe66</text:p>
          </table:table-cell>
          <table:table-cell/>
        </table:table-row>
        <table:table-row table:style-name="ro1">
          <table:table-cell office:value-type="string" calcext:value-type="string">
            <text:p>/wiki/.git/objects/70/e00f66224e76f9ec01697972a7bd61327b2584</text:p>
          </table:table-cell>
          <table:table-cell/>
        </table:table-row>
        <table:table-row table:style-name="ro1">
          <table:table-cell office:value-type="string" calcext:value-type="string">
            <text:p>/wiki/.git/objects/70/1aef430c890aa378090272789436c3872096dc</text:p>
          </table:table-cell>
          <table:table-cell/>
        </table:table-row>
        <table:table-row table:style-name="ro1">
          <table:table-cell office:value-type="string" calcext:value-type="string">
            <text:p>/wiki/.git/objects/70/b5b44312e5dc444890e73a4abee0515414bde1</text:p>
          </table:table-cell>
          <table:table-cell/>
        </table:table-row>
        <table:table-row table:style-name="ro1">
          <table:table-cell office:value-type="string" calcext:value-type="string">
            <text:p>/wiki/.git/objects/70/c6e7ab66972d6b048b88e33236b49e9d9ce31d</text:p>
          </table:table-cell>
          <table:table-cell/>
        </table:table-row>
        <table:table-row table:style-name="ro1">
          <table:table-cell office:value-type="string" calcext:value-type="string">
            <text:p>/wiki/.git/objects/70/e454c5709428cfe9ad606899267f164ecd4201</text:p>
          </table:table-cell>
          <table:table-cell/>
        </table:table-row>
        <table:table-row table:style-name="ro1">
          <table:table-cell office:value-type="string" calcext:value-type="string">
            <text:p>/wiki/.git/objects/70/2f6b227792f54d8723f3f33300e1509959d9ee</text:p>
          </table:table-cell>
          <table:table-cell/>
        </table:table-row>
        <table:table-row table:style-name="ro1">
          <table:table-cell office:value-type="string" calcext:value-type="string">
            <text:p>/wiki/.git/objects/70/67550f61271e646150ecdc83521b0e5375cd22</text:p>
          </table:table-cell>
          <table:table-cell/>
        </table:table-row>
        <table:table-row table:style-name="ro1">
          <table:table-cell office:value-type="string" calcext:value-type="string">
            <text:p>/wiki/.git/objects/70/38394da0a5beea9a0639a5ebc3baaba55a0636</text:p>
          </table:table-cell>
          <table:table-cell/>
        </table:table-row>
        <table:table-row table:style-name="ro1">
          <table:table-cell office:value-type="string" calcext:value-type="string">
            <text:p>/wiki/.git/objects/70/80307a91537be7af910b78bf2562e09e38b8a8</text:p>
          </table:table-cell>
          <table:table-cell/>
        </table:table-row>
        <table:table-row table:style-name="ro1">
          <table:table-cell office:value-type="string" calcext:value-type="string">
            <text:p>/wiki/.git/objects/70/03a2123864da365436173917cbe0758fe9aaf2</text:p>
          </table:table-cell>
          <table:table-cell/>
        </table:table-row>
        <table:table-row table:style-name="ro1">
          <table:table-cell office:value-type="string" calcext:value-type="string">
            <text:p>/wiki/.git/objects/70/fbbf80fbe0e44c9ad64f0977d0be07d50f932b</text:p>
          </table:table-cell>
          <table:table-cell/>
        </table:table-row>
        <table:table-row table:style-name="ro1">
          <table:table-cell office:value-type="string" calcext:value-type="string">
            <text:p>/wiki/.git/objects/70/b7d121c33b6c9cbf86752862cff80bf371c540</text:p>
          </table:table-cell>
          <table:table-cell/>
        </table:table-row>
        <table:table-row table:style-name="ro1">
          <table:table-cell office:value-type="string" calcext:value-type="string">
            <text:p>/wiki/.git/objects/70/1e0340c49b3a4d0fd1031e979b02ebbbb5ea81</text:p>
          </table:table-cell>
          <table:table-cell/>
        </table:table-row>
        <table:table-row table:style-name="ro1">
          <table:table-cell office:value-type="string" calcext:value-type="string">
            <text:p>/wiki/.git/objects/c6/cd50cc95d216451a68afb069759bfc3e84ff3d</text:p>
          </table:table-cell>
          <table:table-cell/>
        </table:table-row>
        <table:table-row table:style-name="ro1">
          <table:table-cell office:value-type="string" calcext:value-type="string">
            <text:p>/wiki/.git/objects/c6/239cf1d8db450e15af0f00d46c9412a5e5dcd0</text:p>
          </table:table-cell>
          <table:table-cell/>
        </table:table-row>
        <table:table-row table:style-name="ro1">
          <table:table-cell office:value-type="string" calcext:value-type="string">
            <text:p>/wiki/.git/objects/c6/1b5655ac9fbece956fade48437aa4521366624</text:p>
          </table:table-cell>
          <table:table-cell/>
        </table:table-row>
        <table:table-row table:style-name="ro1">
          <table:table-cell office:value-type="string" calcext:value-type="string">
            <text:p>/wiki/.git/objects/c6/2131b91ea40632e08ccdd97a99b27272d225d4</text:p>
          </table:table-cell>
          <table:table-cell/>
        </table:table-row>
        <table:table-row table:style-name="ro1">
          <table:table-cell office:value-type="string" calcext:value-type="string">
            <text:p>/wiki/.git/objects/c6/a20cb0891bea3759a343bc7f36c0f2b408d2f7</text:p>
          </table:table-cell>
          <table:table-cell/>
        </table:table-row>
        <table:table-row table:style-name="ro1">
          <table:table-cell office:value-type="string" calcext:value-type="string">
            <text:p>/wiki/.git/objects/c6/ae06efbeb66e48315c33f2c6801570e8089f9a</text:p>
          </table:table-cell>
          <table:table-cell/>
        </table:table-row>
        <table:table-row table:style-name="ro1">
          <table:table-cell office:value-type="string" calcext:value-type="string">
            <text:p>/wiki/.git/objects/c6/326c1bdc40fa612d435fd7d66f55202d7093e3</text:p>
          </table:table-cell>
          <table:table-cell/>
        </table:table-row>
        <table:table-row table:style-name="ro1">
          <table:table-cell office:value-type="string" calcext:value-type="string">
            <text:p>/wiki/.git/objects/c6/05404a369a79708c420256295ad1f365669afd</text:p>
          </table:table-cell>
          <table:table-cell/>
        </table:table-row>
        <table:table-row table:style-name="ro1">
          <table:table-cell office:value-type="string" calcext:value-type="string">
            <text:p>/wiki/.git/objects/4b/837a47db23b46d4330c9e196fb1434431f1b5f</text:p>
          </table:table-cell>
          <table:table-cell/>
        </table:table-row>
        <table:table-row table:style-name="ro1">
          <table:table-cell office:value-type="string" calcext:value-type="string">
            <text:p>/wiki/.git/objects/4b/99e734a739637d03cace7bbe5fdef7bfde33df</text:p>
          </table:table-cell>
          <table:table-cell/>
        </table:table-row>
        <table:table-row table:style-name="ro1">
          <table:table-cell office:value-type="string" calcext:value-type="string">
            <text:p>/wiki/.git/objects/4b/45e28c43e4c98d0b6ef23afca149bc5b47f838</text:p>
          </table:table-cell>
          <table:table-cell/>
        </table:table-row>
        <table:table-row table:style-name="ro1">
          <table:table-cell office:value-type="string" calcext:value-type="string">
            <text:p>/wiki/.git/objects/4b/94035bec5afd4d4c6e019744df6b529686f000</text:p>
          </table:table-cell>
          <table:table-cell/>
        </table:table-row>
        <table:table-row table:style-name="ro1">
          <table:table-cell office:value-type="string" calcext:value-type="string">
            <text:p>/wiki/.git/objects/4b/4d5a752c5dcae20c94f3b62f78dcc34a2a8f1d</text:p>
          </table:table-cell>
          <table:table-cell/>
        </table:table-row>
        <table:table-row table:style-name="ro1">
          <table:table-cell office:value-type="string" calcext:value-type="string">
            <text:p>/wiki/.git/objects/4b/f0927000140dd6a65efef716df1ed8e7482971</text:p>
          </table:table-cell>
          <table:table-cell/>
        </table:table-row>
        <table:table-row table:style-name="ro1">
          <table:table-cell office:value-type="string" calcext:value-type="string">
            <text:p>/wiki/.git/objects/4b/f93067b59c0f5dc474dc212565ecc574ed0e6a</text:p>
          </table:table-cell>
          <table:table-cell/>
        </table:table-row>
        <table:table-row table:style-name="ro1">
          <table:table-cell office:value-type="string" calcext:value-type="string">
            <text:p>/wiki/.git/objects/4b/c8c6d689500f7f1e95c91d1ec7a3211ed1be39</text:p>
          </table:table-cell>
          <table:table-cell/>
        </table:table-row>
        <table:table-row table:style-name="ro1">
          <table:table-cell office:value-type="string" calcext:value-type="string">
            <text:p>/wiki/.git/objects/4b/8cfa861183cdb0303dce1d610660afc9bc9f50</text:p>
          </table:table-cell>
          <table:table-cell/>
        </table:table-row>
        <table:table-row table:style-name="ro1">
          <table:table-cell office:value-type="string" calcext:value-type="string">
            <text:p>/wiki/.git/objects/4b/175cb5d66d8d2fea225019e4e2f0afcd88a7fd</text:p>
          </table:table-cell>
          <table:table-cell/>
        </table:table-row>
        <table:table-row table:style-name="ro1">
          <table:table-cell office:value-type="string" calcext:value-type="string">
            <text:p>/wiki/.git/objects/4b/268bed8a5d5e65e23dca265f264ccfafc851e1</text:p>
          </table:table-cell>
          <table:table-cell/>
        </table:table-row>
        <table:table-row table:style-name="ro1">
          <table:table-cell office:value-type="string" calcext:value-type="string">
            <text:p>/wiki/.git/objects/00/d1da0be3967592644b22d4ebac98fc4a796767</text:p>
          </table:table-cell>
          <table:table-cell/>
        </table:table-row>
        <table:table-row table:style-name="ro1">
          <table:table-cell office:value-type="string" calcext:value-type="string">
            <text:p>/wiki/.git/objects/00/35db2b339d2dbaee7dc3f91e47020c83dbedc7</text:p>
          </table:table-cell>
          <table:table-cell/>
        </table:table-row>
        <table:table-row table:style-name="ro1">
          <table:table-cell office:value-type="string" calcext:value-type="string">
            <text:p>/wiki/.git/objects/00/e8c009da688047581e3862a1828eb04bb79993</text:p>
          </table:table-cell>
          <table:table-cell/>
        </table:table-row>
        <table:table-row table:style-name="ro1">
          <table:table-cell office:value-type="string" calcext:value-type="string">
            <text:p>/wiki/.git/objects/00/808f46108540a05173a6f7cd3a492543a422b8</text:p>
          </table:table-cell>
          <table:table-cell/>
        </table:table-row>
        <table:table-row table:style-name="ro1">
          <table:table-cell office:value-type="string" calcext:value-type="string">
            <text:p>/wiki/.git/objects/00/66eeca94cbc631fe940dd66d48f4d56c192c1a</text:p>
          </table:table-cell>
          <table:table-cell/>
        </table:table-row>
        <table:table-row table:style-name="ro1">
          <table:table-cell office:value-type="string" calcext:value-type="string">
            <text:p>/wiki/.git/objects/00/0af3a8ac2d094cc2c3e9f21be82cf1f46a07bf</text:p>
          </table:table-cell>
          <table:table-cell/>
        </table:table-row>
        <table:table-row table:style-name="ro1">
          <table:table-cell office:value-type="string" calcext:value-type="string">
            <text:p>/wiki/.git/objects/00/0a41f252e180418d3104f736e94bd1465e0b8c</text:p>
          </table:table-cell>
          <table:table-cell/>
        </table:table-row>
        <table:table-row table:style-name="ro1">
          <table:table-cell office:value-type="string" calcext:value-type="string">
            <text:p>/wiki/.git/objects/00/621f704e7b6c88b04aafb9ab790c60595fd8e4</text:p>
          </table:table-cell>
          <table:table-cell/>
        </table:table-row>
        <table:table-row table:style-name="ro1">
          <table:table-cell office:value-type="string" calcext:value-type="string">
            <text:p>/wiki/.git/objects/bf/7434e63730e3aad84dd1a8b4c2f5bbc951f2ef</text:p>
          </table:table-cell>
          <table:table-cell/>
        </table:table-row>
        <table:table-row table:style-name="ro1">
          <table:table-cell office:value-type="string" calcext:value-type="string">
            <text:p>/wiki/.git/objects/bf/2bc5561a1d09b7dd012fd820c71b2e40626ec5</text:p>
          </table:table-cell>
          <table:table-cell/>
        </table:table-row>
        <table:table-row table:style-name="ro1">
          <table:table-cell office:value-type="string" calcext:value-type="string">
            <text:p>/wiki/.git/objects/bf/697b2af516fef5cfa71ca9912a120d7f92233c</text:p>
          </table:table-cell>
          <table:table-cell/>
        </table:table-row>
        <table:table-row table:style-name="ro1">
          <table:table-cell office:value-type="string" calcext:value-type="string">
            <text:p>/wiki/.git/objects/bf/f9c637f2c7de0738ff1d3a783b6c191d5f6863</text:p>
          </table:table-cell>
          <table:table-cell/>
        </table:table-row>
        <table:table-row table:style-name="ro1">
          <table:table-cell office:value-type="string" calcext:value-type="string">
            <text:p>/wiki/.git/objects/bf/13adfb411812de93ad393c249b7828023163b4</text:p>
          </table:table-cell>
          <table:table-cell/>
        </table:table-row>
        <table:table-row table:style-name="ro1">
          <table:table-cell office:value-type="string" calcext:value-type="string">
            <text:p>/wiki/.git/objects/bf/0a01c68748fd6d086a886fb1fd014ffd501074</text:p>
          </table:table-cell>
          <table:table-cell/>
        </table:table-row>
        <table:table-row table:style-name="ro1">
          <table:table-cell office:value-type="string" calcext:value-type="string">
            <text:p>/wiki/.git/objects/bf/134114ed2cb89acd5fd9be9de3c5eb49afa476</text:p>
          </table:table-cell>
          <table:table-cell/>
        </table:table-row>
        <table:table-row table:style-name="ro1">
          <table:table-cell office:value-type="string" calcext:value-type="string">
            <text:p>/wiki/.git/objects/bf/f4f61551e95741c6cb69c11d08cd517ae7f060</text:p>
          </table:table-cell>
          <table:table-cell/>
        </table:table-row>
        <table:table-row table:style-name="ro1">
          <table:table-cell office:value-type="string" calcext:value-type="string">
            <text:p>/wiki/.git/objects/bf/4b0dddbf11555d1d5b752361f8d12b54f3786b</text:p>
          </table:table-cell>
          <table:table-cell/>
        </table:table-row>
        <table:table-row table:style-name="ro1">
          <table:table-cell office:value-type="string" calcext:value-type="string">
            <text:p>/wiki/.git/objects/bf/9a8182a185dff20823f87f1cd02e29fa6a5dd8</text:p>
          </table:table-cell>
          <table:table-cell/>
        </table:table-row>
        <table:table-row table:style-name="ro1">
          <table:table-cell office:value-type="string" calcext:value-type="string">
            <text:p>/wiki/.git/objects/bf/223dd412255f4b36569aaa6d9e7ceedde5bd4b</text:p>
          </table:table-cell>
          <table:table-cell/>
        </table:table-row>
        <table:table-row table:style-name="ro1">
          <table:table-cell office:value-type="string" calcext:value-type="string">
            <text:p>/wiki/.git/objects/bf/64c5d8af4126532c822761ad7772b8de1780ab</text:p>
          </table:table-cell>
          <table:table-cell/>
        </table:table-row>
        <table:table-row table:style-name="ro1">
          <table:table-cell office:value-type="string" calcext:value-type="string">
            <text:p>/wiki/.git/objects/bf/ca0b0bc8f8cfbfc2739a1052935dfbb8807f58</text:p>
          </table:table-cell>
          <table:table-cell/>
        </table:table-row>
        <table:table-row table:style-name="ro1">
          <table:table-cell office:value-type="string" calcext:value-type="string">
            <text:p>/wiki/.git/objects/41/9d2970bc80cfbbc6655fc5d50432f2a8a479f5</text:p>
          </table:table-cell>
          <table:table-cell/>
        </table:table-row>
        <table:table-row table:style-name="ro1">
          <table:table-cell office:value-type="string" calcext:value-type="string">
            <text:p>/wiki/.git/objects/41/0034fa0476400ab35dc8c206c6308e795d9c19</text:p>
          </table:table-cell>
          <table:table-cell/>
        </table:table-row>
        <table:table-row table:style-name="ro1">
          <table:table-cell office:value-type="string" calcext:value-type="string">
            <text:p>/wiki/.git/objects/41/d2d8e0fbd9270673e530459b3fac62d8b3bbd3</text:p>
          </table:table-cell>
          <table:table-cell/>
        </table:table-row>
        <table:table-row table:style-name="ro1">
          <table:table-cell office:value-type="string" calcext:value-type="string">
            <text:p>/wiki/.git/objects/41/865eac47abe410a113bb90823052a245b0a117</text:p>
          </table:table-cell>
          <table:table-cell/>
        </table:table-row>
        <table:table-row table:style-name="ro1">
          <table:table-cell office:value-type="string" calcext:value-type="string">
            <text:p>/wiki/.git/objects/41/a848f8cf1232aa526b0713d8ece70e9c26ce76</text:p>
          </table:table-cell>
          <table:table-cell/>
        </table:table-row>
        <table:table-row table:style-name="ro1">
          <table:table-cell office:value-type="string" calcext:value-type="string">
            <text:p>/wiki/.git/objects/41/4dec5852224dbe69a9cce29ad134f827b77289</text:p>
          </table:table-cell>
          <table:table-cell/>
        </table:table-row>
        <table:table-row table:style-name="ro1">
          <table:table-cell office:value-type="string" calcext:value-type="string">
            <text:p>/wiki/.git/objects/41/4fcac392386d1b3c83c95c4f146d56f63a1e6f</text:p>
          </table:table-cell>
          <table:table-cell/>
        </table:table-row>
        <table:table-row table:style-name="ro1">
          <table:table-cell office:value-type="string" calcext:value-type="string">
            <text:p>/wiki/.git/objects/41/aecec08f03b854e2c6a80fe53d5421aee45dbc</text:p>
          </table:table-cell>
          <table:table-cell/>
        </table:table-row>
        <table:table-row table:style-name="ro1">
          <table:table-cell office:value-type="string" calcext:value-type="string">
            <text:p>/wiki/.git/objects/85/bee6d3a1dedf302953198afc626718941a278b</text:p>
          </table:table-cell>
          <table:table-cell/>
        </table:table-row>
        <table:table-row table:style-name="ro1">
          <table:table-cell office:value-type="string" calcext:value-type="string">
            <text:p>/wiki/.git/objects/85/8a3fd694ea8b6f81c7696ae4c93cf100303e82</text:p>
          </table:table-cell>
          <table:table-cell/>
        </table:table-row>
        <table:table-row table:style-name="ro1">
          <table:table-cell office:value-type="string" calcext:value-type="string">
            <text:p>/wiki/.git/objects/85/00f7d3a023c7557bf4a72168bc61bdc3aef051</text:p>
          </table:table-cell>
          <table:table-cell/>
        </table:table-row>
        <table:table-row table:style-name="ro1">
          <table:table-cell office:value-type="string" calcext:value-type="string">
            <text:p>/wiki/.git/objects/85/cf677f07c2fbe0f13bb59aefc5c39b57248579</text:p>
          </table:table-cell>
          <table:table-cell/>
        </table:table-row>
        <table:table-row table:style-name="ro1">
          <table:table-cell office:value-type="string" calcext:value-type="string">
            <text:p>/wiki/.git/objects/85/9c590222d13a0ec8561129eea8809efa7cf581</text:p>
          </table:table-cell>
          <table:table-cell/>
        </table:table-row>
        <table:table-row table:style-name="ro1">
          <table:table-cell office:value-type="string" calcext:value-type="string">
            <text:p>/wiki/.git/objects/85/e55afaeb12df9576b4633b4979f3ab7ff5d086</text:p>
          </table:table-cell>
          <table:table-cell/>
        </table:table-row>
        <table:table-row table:style-name="ro1">
          <table:table-cell office:value-type="string" calcext:value-type="string">
            <text:p>/wiki/.git/objects/85/ec15f243f0b0c77157dd29081351d47a2b08d2</text:p>
          </table:table-cell>
          <table:table-cell/>
        </table:table-row>
        <table:table-row table:style-name="ro1">
          <table:table-cell office:value-type="string" calcext:value-type="string">
            <text:p>/wiki/.git/objects/85/07bc1b06f29e180c17adb02b310b0dc734fdbb</text:p>
          </table:table-cell>
          <table:table-cell/>
        </table:table-row>
        <table:table-row table:style-name="ro1">
          <table:table-cell office:value-type="string" calcext:value-type="string">
            <text:p>/wiki/.git/objects/96/447cc39c9b780fa6c7d715d36570f73b2be033</text:p>
          </table:table-cell>
          <table:table-cell/>
        </table:table-row>
        <table:table-row table:style-name="ro1">
          <table:table-cell office:value-type="string" calcext:value-type="string">
            <text:p>/wiki/.git/objects/96/7219bbb28cfdf2166b0fe1a0ac5214024ae053</text:p>
          </table:table-cell>
          <table:table-cell/>
        </table:table-row>
        <table:table-row table:style-name="ro1">
          <table:table-cell office:value-type="string" calcext:value-type="string">
            <text:p>/wiki/.git/objects/96/1251ad23c62fd1235e415387cbf15fb812ad18</text:p>
          </table:table-cell>
          <table:table-cell/>
        </table:table-row>
        <table:table-row table:style-name="ro1">
          <table:table-cell office:value-type="string" calcext:value-type="string">
            <text:p>/wiki/.git/objects/96/57d83890f03385642db3b37c7307258ae36b94</text:p>
          </table:table-cell>
          <table:table-cell/>
        </table:table-row>
        <table:table-row table:style-name="ro1">
          <table:table-cell office:value-type="string" calcext:value-type="string">
            <text:p>/wiki/.git/objects/96/7ae3d098818790b5a6068bd582ec10b74846d5</text:p>
          </table:table-cell>
          <table:table-cell/>
        </table:table-row>
        <table:table-row table:style-name="ro1">
          <table:table-cell office:value-type="string" calcext:value-type="string">
            <text:p>/wiki/.git/objects/96/7eda01cd34680f057cf30a3c426881cfb360e1</text:p>
          </table:table-cell>
          <table:table-cell/>
        </table:table-row>
        <table:table-row table:style-name="ro1">
          <table:table-cell office:value-type="string" calcext:value-type="string">
            <text:p>/wiki/.git/objects/96/98629bddc7fe79202ed884bbe6836d1a7052f9</text:p>
          </table:table-cell>
          <table:table-cell/>
        </table:table-row>
        <table:table-row table:style-name="ro1">
          <table:table-cell office:value-type="string" calcext:value-type="string">
            <text:p>/wiki/.git/objects/96/5527dee8ef9e7a3242f4cc5aba14589a7f918c</text:p>
          </table:table-cell>
          <table:table-cell/>
        </table:table-row>
        <table:table-row table:style-name="ro1">
          <table:table-cell office:value-type="string" calcext:value-type="string">
            <text:p>/wiki/.git/objects/96/5f7bb171a9c1c1f0299c88f54da6cad0933340</text:p>
          </table:table-cell>
          <table:table-cell/>
        </table:table-row>
        <table:table-row table:style-name="ro1">
          <table:table-cell office:value-type="string" calcext:value-type="string">
            <text:p>/wiki/.git/objects/96/2d47488efdcbbe824c986f5332de929dc45cb3</text:p>
          </table:table-cell>
          <table:table-cell/>
        </table:table-row>
        <table:table-row table:style-name="ro1">
          <table:table-cell office:value-type="string" calcext:value-type="string">
            <text:p>/wiki/.git/objects/96/45a72d18ec5283283e9661370e3ed8a53f9797</text:p>
          </table:table-cell>
          <table:table-cell/>
        </table:table-row>
        <table:table-row table:style-name="ro1">
          <table:table-cell office:value-type="string" calcext:value-type="string">
            <text:p>/wiki/.git/objects/96/2a83f2181f905a158aa7508d90e128ecd13f0c</text:p>
          </table:table-cell>
          <table:table-cell/>
        </table:table-row>
        <table:table-row table:style-name="ro1">
          <table:table-cell office:value-type="string" calcext:value-type="string">
            <text:p>/wiki/.git/objects/0d/40650eb6371459808d06a21f836538c64f5c5a</text:p>
          </table:table-cell>
          <table:table-cell/>
        </table:table-row>
        <table:table-row table:style-name="ro1">
          <table:table-cell office:value-type="string" calcext:value-type="string">
            <text:p>/wiki/.git/objects/0d/0c28a308f58e133ea9dc522d5b70373b5244f7</text:p>
          </table:table-cell>
          <table:table-cell/>
        </table:table-row>
        <table:table-row table:style-name="ro1">
          <table:table-cell office:value-type="string" calcext:value-type="string">
            <text:p>/wiki/.git/objects/0d/a57086b90cb84e3438cd15c01684d76ac31158</text:p>
          </table:table-cell>
          <table:table-cell/>
        </table:table-row>
        <table:table-row table:style-name="ro1">
          <table:table-cell office:value-type="string" calcext:value-type="string">
            <text:p>/wiki/.git/objects/0d/866db3454962c30eb47e2f13e2365145a37d4a</text:p>
          </table:table-cell>
          <table:table-cell/>
        </table:table-row>
        <table:table-row table:style-name="ro1">
          <table:table-cell office:value-type="string" calcext:value-type="string">
            <text:p>/wiki/.git/objects/0d/508b6429cea5e87fe760e61f6473e8686dcbab</text:p>
          </table:table-cell>
          <table:table-cell/>
        </table:table-row>
        <table:table-row table:style-name="ro1">
          <table:table-cell office:value-type="string" calcext:value-type="string">
            <text:p>/wiki/.git/objects/0d/51452c83376309dea5c6b245bd97d090076a34</text:p>
          </table:table-cell>
          <table:table-cell/>
        </table:table-row>
        <table:table-row table:style-name="ro1">
          <table:table-cell office:value-type="string" calcext:value-type="string">
            <text:p>/wiki/.git/objects/0d/c9e19e98a4a00899ac2ee3323efc0a921df3b9</text:p>
          </table:table-cell>
          <table:table-cell/>
        </table:table-row>
        <table:table-row table:style-name="ro1">
          <table:table-cell office:value-type="string" calcext:value-type="string">
            <text:p>/wiki/.git/objects/0d/6a95cc5230b16661538d72e61dbc090c0e98c6</text:p>
          </table:table-cell>
          <table:table-cell/>
        </table:table-row>
        <table:table-row table:style-name="ro1">
          <table:table-cell office:value-type="string" calcext:value-type="string">
            <text:p>/wiki/.git/objects/0d/0df856ddf6f2227d2f70a0db0c5b7a042588ca</text:p>
          </table:table-cell>
          <table:table-cell/>
        </table:table-row>
        <table:table-row table:style-name="ro1">
          <table:table-cell office:value-type="string" calcext:value-type="string">
            <text:p>/wiki/.git/objects/a6/b4e6738cab04f644dd92934cac0bb2004ddc68</text:p>
          </table:table-cell>
          <table:table-cell/>
        </table:table-row>
        <table:table-row table:style-name="ro1">
          <table:table-cell office:value-type="string" calcext:value-type="string">
            <text:p>/wiki/.git/objects/a6/6e78973dd3ead52dac653bbaf4effe5b916a73</text:p>
          </table:table-cell>
          <table:table-cell/>
        </table:table-row>
        <table:table-row table:style-name="ro1">
          <table:table-cell office:value-type="string" calcext:value-type="string">
            <text:p>/wiki/.git/objects/a6/23f0f6c7e88eff66e08e008b0e5bf50a72307b</text:p>
          </table:table-cell>
          <table:table-cell/>
        </table:table-row>
        <table:table-row table:style-name="ro1">
          <table:table-cell office:value-type="string" calcext:value-type="string">
            <text:p>/wiki/.git/objects/a6/8ffd098884f9532f6862853947d8e6caae2bab</text:p>
          </table:table-cell>
          <table:table-cell/>
        </table:table-row>
        <table:table-row table:style-name="ro1">
          <table:table-cell office:value-type="string" calcext:value-type="string">
            <text:p>/wiki/.git/objects/a6/20acb82ad014f3f8b9685cd899e046edd71007</text:p>
          </table:table-cell>
          <table:table-cell/>
        </table:table-row>
        <table:table-row table:style-name="ro1">
          <table:table-cell office:value-type="string" calcext:value-type="string">
            <text:p>/wiki/.git/objects/a6/c7bd46516b284a0dc0502e7d2d183d9942c4a9</text:p>
          </table:table-cell>
          <table:table-cell/>
        </table:table-row>
        <table:table-row table:style-name="ro1">
          <table:table-cell office:value-type="string" calcext:value-type="string">
            <text:p>/wiki/.git/objects/a6/ab4b931549531f82c683f191306beb73be1e1f</text:p>
          </table:table-cell>
          <table:table-cell/>
        </table:table-row>
        <table:table-row table:style-name="ro1">
          <table:table-cell office:value-type="string" calcext:value-type="string">
            <text:p>/wiki/.git/objects/a6/87288538ed3c24359d31576cef8c062d01e596</text:p>
          </table:table-cell>
          <table:table-cell/>
        </table:table-row>
        <table:table-row table:style-name="ro1">
          <table:table-cell office:value-type="string" calcext:value-type="string">
            <text:p>/wiki/.git/objects/a6/daeefe96c05eba57a730bcd43c7cb0fba1e19f</text:p>
          </table:table-cell>
          <table:table-cell/>
        </table:table-row>
        <table:table-row table:style-name="ro1">
          <table:table-cell office:value-type="string" calcext:value-type="string">
            <text:p>/wiki/.git/objects/a6/a8ae62cd40891f014e2c9337cf70761aa41d49</text:p>
          </table:table-cell>
          <table:table-cell/>
        </table:table-row>
        <table:table-row table:style-name="ro1">
          <table:table-cell office:value-type="string" calcext:value-type="string">
            <text:p>/wiki/.git/objects/a6/0799f94c66f0d4807e50b62b28d185db59caa6</text:p>
          </table:table-cell>
          <table:table-cell/>
        </table:table-row>
        <table:table-row table:style-name="ro1">
          <table:table-cell office:value-type="string" calcext:value-type="string">
            <text:p>/wiki/.git/objects/a6/08ff217ae41306e1410644fe0f4f8d2c181a65</text:p>
          </table:table-cell>
          <table:table-cell/>
        </table:table-row>
        <table:table-row table:style-name="ro1">
          <table:table-cell office:value-type="string" calcext:value-type="string">
            <text:p>/wiki/.git/objects/a6/b3cdde76fa6f71d27c9f03f36e317267b5039e</text:p>
          </table:table-cell>
          <table:table-cell/>
        </table:table-row>
        <table:table-row table:style-name="ro1">
          <table:table-cell office:value-type="string" calcext:value-type="string">
            <text:p>/wiki/.git/objects/a6/a10d9fbd4dbffe09e7a6fd644c082f4acdc799</text:p>
          </table:table-cell>
          <table:table-cell/>
        </table:table-row>
        <table:table-row table:style-name="ro1">
          <table:table-cell office:value-type="string" calcext:value-type="string">
            <text:p>/wiki/.git/objects/a6/30a40c4c3c6c618493c9112a761b68f4460b2b</text:p>
          </table:table-cell>
          <table:table-cell/>
        </table:table-row>
        <table:table-row table:style-name="ro1">
          <table:table-cell office:value-type="string" calcext:value-type="string">
            <text:p>/wiki/.git/objects/a6/8e466c4136466f97fa6d768018e54b8cd27ccf</text:p>
          </table:table-cell>
          <table:table-cell/>
        </table:table-row>
        <table:table-row table:style-name="ro1">
          <table:table-cell office:value-type="string" calcext:value-type="string">
            <text:p>/wiki/.git/objects/ed/5069e0632bb60ee6922102cde08fbc25244396</text:p>
          </table:table-cell>
          <table:table-cell/>
        </table:table-row>
        <table:table-row table:style-name="ro1">
          <table:table-cell office:value-type="string" calcext:value-type="string">
            <text:p>/wiki/.git/objects/ed/ccdb588a15e99251aca2b043278d184f475ed1</text:p>
          </table:table-cell>
          <table:table-cell/>
        </table:table-row>
        <table:table-row table:style-name="ro1">
          <table:table-cell office:value-type="string" calcext:value-type="string">
            <text:p>/wiki/.git/objects/ed/e3ca1397551acaead432c4af14b2f106256fce</text:p>
          </table:table-cell>
          <table:table-cell/>
        </table:table-row>
        <table:table-row table:style-name="ro1">
          <table:table-cell office:value-type="string" calcext:value-type="string">
            <text:p>/wiki/.git/objects/ed/7f1d5c6f422f0c4ede6c1f651da8e25cb98b2b</text:p>
          </table:table-cell>
          <table:table-cell/>
        </table:table-row>
        <table:table-row table:style-name="ro1">
          <table:table-cell office:value-type="string" calcext:value-type="string">
            <text:p>/wiki/.git/objects/ed/05747188de19d5057ee50b791f1e736ea2ee57</text:p>
          </table:table-cell>
          <table:table-cell/>
        </table:table-row>
        <table:table-row table:style-name="ro1">
          <table:table-cell office:value-type="string" calcext:value-type="string">
            <text:p>/wiki/.git/objects/ed/c0fdc093ca134a3e0be5b0d9174829337dd0e8</text:p>
          </table:table-cell>
          <table:table-cell/>
        </table:table-row>
        <table:table-row table:style-name="ro1">
          <table:table-cell office:value-type="string" calcext:value-type="string">
            <text:p>/wiki/.git/objects/ed/303fe7c6014ef63cfcce696b953e3afaab3ee0</text:p>
          </table:table-cell>
          <table:table-cell/>
        </table:table-row>
        <table:table-row table:style-name="ro1">
          <table:table-cell office:value-type="string" calcext:value-type="string">
            <text:p>/wiki/.git/objects/ed/7e183715b0315c12c5eeba9e36cde8e9012f3f</text:p>
          </table:table-cell>
          <table:table-cell/>
        </table:table-row>
        <table:table-row table:style-name="ro1">
          <table:table-cell office:value-type="string" calcext:value-type="string">
            <text:p>/wiki/.git/objects/ed/f3def1dfd43efdeef3182fb09d79681ca65d2c</text:p>
          </table:table-cell>
          <table:table-cell/>
        </table:table-row>
        <table:table-row table:style-name="ro1">
          <table:table-cell office:value-type="string" calcext:value-type="string">
            <text:p>/wiki/.git/objects/ed/7030abd07915413eaf1921829f2548cf0300b3</text:p>
          </table:table-cell>
          <table:table-cell/>
        </table:table-row>
        <table:table-row table:style-name="ro1">
          <table:table-cell office:value-type="string" calcext:value-type="string">
            <text:p>/wiki/.git/objects/ed/6f87369298dfd82457034b19c43c71dd5da100</text:p>
          </table:table-cell>
          <table:table-cell/>
        </table:table-row>
        <table:table-row table:style-name="ro1">
          <table:table-cell office:value-type="string" calcext:value-type="string">
            <text:p>/wiki/.git/objects/ed/c5ec990b733073c0e9c8e3b14208620e535259</text:p>
          </table:table-cell>
          <table:table-cell/>
        </table:table-row>
        <table:table-row table:style-name="ro1">
          <table:table-cell office:value-type="string" calcext:value-type="string">
            <text:p>/wiki/.git/objects/ed/cffb13d2bdcb928ebb3274d3b26bee548a20a4</text:p>
          </table:table-cell>
          <table:table-cell/>
        </table:table-row>
        <table:table-row table:style-name="ro1">
          <table:table-cell office:value-type="string" calcext:value-type="string">
            <text:p>/wiki/.git/objects/ed/2bd52266606aea3905b1e51f9b70624674367a</text:p>
          </table:table-cell>
          <table:table-cell/>
        </table:table-row>
        <table:table-row table:style-name="ro1">
          <table:table-cell office:value-type="string" calcext:value-type="string">
            <text:p>/wiki/.git/objects/ed/ffb9c1fbb737ce955498655595b5f2d69a0577</text:p>
          </table:table-cell>
          <table:table-cell/>
        </table:table-row>
        <table:table-row table:style-name="ro1">
          <table:table-cell office:value-type="string" calcext:value-type="string">
            <text:p>/wiki/.git/objects/ed/36db88a7d60c65483380be16526092105bc1cb</text:p>
          </table:table-cell>
          <table:table-cell/>
        </table:table-row>
        <table:table-row table:style-name="ro1">
          <table:table-cell office:value-type="string" calcext:value-type="string">
            <text:p>/wiki/.git/objects/ed/ebb420199eca721748b4bb74576594f1b5241c</text:p>
          </table:table-cell>
          <table:table-cell/>
        </table:table-row>
        <table:table-row table:style-name="ro1">
          <table:table-cell office:value-type="string" calcext:value-type="string">
            <text:p>/wiki/.git/objects/34/d0defc153c3468bc44b61dadc61c6a908ab8f5</text:p>
          </table:table-cell>
          <table:table-cell/>
        </table:table-row>
        <table:table-row table:style-name="ro1">
          <table:table-cell office:value-type="string" calcext:value-type="string">
            <text:p>/wiki/.git/objects/34/9ab80c3c258a69eb00b72293f2ae891b00a4dd</text:p>
          </table:table-cell>
          <table:table-cell/>
        </table:table-row>
        <table:table-row table:style-name="ro1">
          <table:table-cell office:value-type="string" calcext:value-type="string">
            <text:p>/wiki/.git/objects/34/47d1737a6d9aecd1754c138ebc0505e70f0618</text:p>
          </table:table-cell>
          <table:table-cell/>
        </table:table-row>
        <table:table-row table:style-name="ro1">
          <table:table-cell office:value-type="string" calcext:value-type="string">
            <text:p>/wiki/.git/objects/34/af09f40f06b2c2ede5cb98e1932af8cd6a5fb4</text:p>
          </table:table-cell>
          <table:table-cell/>
        </table:table-row>
        <table:table-row table:style-name="ro1">
          <table:table-cell office:value-type="string" calcext:value-type="string">
            <text:p>/wiki/.git/objects/34/1d9ef8a428fec256ef69ec2bfb649aae442db4</text:p>
          </table:table-cell>
          <table:table-cell/>
        </table:table-row>
        <table:table-row table:style-name="ro1">
          <table:table-cell office:value-type="string" calcext:value-type="string">
            <text:p>/wiki/.git/objects/34/6267e80c76b15cc76aef0961b25fe4a783a1d8</text:p>
          </table:table-cell>
          <table:table-cell/>
        </table:table-row>
        <table:table-row table:style-name="ro1">
          <table:table-cell office:value-type="string" calcext:value-type="string">
            <text:p>/wiki/.git/objects/34/fc41acde32cc55a3587b96fd1c2df0005c9c4d</text:p>
          </table:table-cell>
          <table:table-cell/>
        </table:table-row>
        <table:table-row table:style-name="ro1">
          <table:table-cell office:value-type="string" calcext:value-type="string">
            <text:p>/wiki/.git/objects/34/b6a35bc9c743767ce6c066105c68070f4adf9a</text:p>
          </table:table-cell>
          <table:table-cell/>
        </table:table-row>
        <table:table-row table:style-name="ro1">
          <table:table-cell office:value-type="string" calcext:value-type="string">
            <text:p>/wiki/.git/objects/34/df521ab61562afc3485af0b2a1d4a10a721b82</text:p>
          </table:table-cell>
          <table:table-cell/>
        </table:table-row>
        <table:table-row table:style-name="ro1">
          <table:table-cell office:value-type="string" calcext:value-type="string">
            <text:p>/wiki/.git/objects/34/819f1c18717e2d6643d3e081f4b866e8cbfe4a</text:p>
          </table:table-cell>
          <table:table-cell/>
        </table:table-row>
        <table:table-row table:style-name="ro1">
          <table:table-cell office:value-type="string" calcext:value-type="string">
            <text:p>/wiki/.git/objects/34/0b74777302221b846ad7db867eb3b6a74e9424</text:p>
          </table:table-cell>
          <table:table-cell/>
        </table:table-row>
        <table:table-row table:style-name="ro1">
          <table:table-cell office:value-type="string" calcext:value-type="string">
            <text:p>/wiki/.git/objects/34/95f2c584e00613c7b8df927cf68b2352fe1166</text:p>
          </table:table-cell>
          <table:table-cell/>
        </table:table-row>
        <table:table-row table:style-name="ro1">
          <table:table-cell office:value-type="string" calcext:value-type="string">
            <text:p>/wiki/.git/objects/34/7f0dd938649df3ffccb79b6512e7dac14c1e1a</text:p>
          </table:table-cell>
          <table:table-cell/>
        </table:table-row>
        <table:table-row table:style-name="ro1">
          <table:table-cell office:value-type="string" calcext:value-type="string">
            <text:p>/wiki/.git/objects/34/2cc53f022a70225d60557196397f3b17e53b15</text:p>
          </table:table-cell>
          <table:table-cell/>
        </table:table-row>
        <table:table-row table:style-name="ro1">
          <table:table-cell office:value-type="string" calcext:value-type="string">
            <text:p>/wiki/.git/objects/34/87ef8b938097da65c7f65d8d1cb336ac508984</text:p>
          </table:table-cell>
          <table:table-cell/>
        </table:table-row>
        <table:table-row table:style-name="ro1">
          <table:table-cell office:value-type="string" calcext:value-type="string">
            <text:p>/wiki/.git/objects/51/7348ffe20027ac53f86c85f9b682dacf0ce66d</text:p>
          </table:table-cell>
          <table:table-cell/>
        </table:table-row>
        <table:table-row table:style-name="ro1">
          <table:table-cell office:value-type="string" calcext:value-type="string">
            <text:p>/wiki/.git/objects/51/09cb3ae130d7a5cf2c0284fbe24135d7acb2e0</text:p>
          </table:table-cell>
          <table:table-cell/>
        </table:table-row>
        <table:table-row table:style-name="ro1">
          <table:table-cell office:value-type="string" calcext:value-type="string">
            <text:p>/wiki/.git/objects/51/ebd006e8dcec9fc666a260bf6bc627a77a1fb7</text:p>
          </table:table-cell>
          <table:table-cell/>
        </table:table-row>
        <table:table-row table:style-name="ro1">
          <table:table-cell office:value-type="string" calcext:value-type="string">
            <text:p>/wiki/.git/objects/51/dc52efa7254a4a0d47ae405296512aa3ab1882</text:p>
          </table:table-cell>
          <table:table-cell/>
        </table:table-row>
        <table:table-row table:style-name="ro1">
          <table:table-cell office:value-type="string" calcext:value-type="string">
            <text:p>/wiki/.git/objects/51/f9c672d410493ddb8f1c7c7d45b9b2d2f506a2</text:p>
          </table:table-cell>
          <table:table-cell/>
        </table:table-row>
        <table:table-row table:style-name="ro1">
          <table:table-cell office:value-type="string" calcext:value-type="string">
            <text:p>/wiki/.git/objects/51/0255254be65541cc4b6d7888e61697bc0c5184</text:p>
          </table:table-cell>
          <table:table-cell/>
        </table:table-row>
        <table:table-row table:style-name="ro1">
          <table:table-cell office:value-type="string" calcext:value-type="string">
            <text:p>/wiki/.git/objects/51/211929f11d202f1986f7d4468ab24fe45ad9dc</text:p>
          </table:table-cell>
          <table:table-cell/>
        </table:table-row>
        <table:table-row table:style-name="ro1">
          <table:table-cell office:value-type="string" calcext:value-type="string">
            <text:p>/wiki/.git/objects/51/d2074e15f854b90929f76c93e99e5873832472</text:p>
          </table:table-cell>
          <table:table-cell/>
        </table:table-row>
        <table:table-row table:style-name="ro1">
          <table:table-cell office:value-type="string" calcext:value-type="string">
            <text:p>/wiki/.git/objects/51/e7bed45378a744ce7de2d65866728ff7b1e983</text:p>
          </table:table-cell>
          <table:table-cell/>
        </table:table-row>
        <table:table-row table:style-name="ro1">
          <table:table-cell office:value-type="string" calcext:value-type="string">
            <text:p>/wiki/.git/objects/51/830e5ae12205ca82963678d2812233df9a8f76</text:p>
          </table:table-cell>
          <table:table-cell/>
        </table:table-row>
        <table:table-row table:style-name="ro1">
          <table:table-cell office:value-type="string" calcext:value-type="string">
            <text:p>/wiki/.git/objects/d0/b712e36ad5989854b2d7b0df62d5c7c631a62e</text:p>
          </table:table-cell>
          <table:table-cell/>
        </table:table-row>
        <table:table-row table:style-name="ro1">
          <table:table-cell office:value-type="string" calcext:value-type="string">
            <text:p>/wiki/.git/objects/d0/115a16b9c6e817d561cfd76432625f4bf50858</text:p>
          </table:table-cell>
          <table:table-cell/>
        </table:table-row>
        <table:table-row table:style-name="ro1">
          <table:table-cell office:value-type="string" calcext:value-type="string">
            <text:p>/wiki/.git/objects/d0/f220cdb8bfea17286f5da01d53601d4401b91e</text:p>
          </table:table-cell>
          <table:table-cell/>
        </table:table-row>
        <table:table-row table:style-name="ro1">
          <table:table-cell office:value-type="string" calcext:value-type="string">
            <text:p>/wiki/.git/objects/d0/81a5fd952a197587338357746229a3571f21bf</text:p>
          </table:table-cell>
          <table:table-cell/>
        </table:table-row>
        <table:table-row table:style-name="ro1">
          <table:table-cell office:value-type="string" calcext:value-type="string">
            <text:p>/wiki/.git/objects/d0/511c208c69e5ef59ca4b529bd3ddfab42afcb1</text:p>
          </table:table-cell>
          <table:table-cell/>
        </table:table-row>
        <table:table-row table:style-name="ro1">
          <table:table-cell office:value-type="string" calcext:value-type="string">
            <text:p>/wiki/.git/objects/d0/5f637ded612c077ff001a38914573e016a92fb</text:p>
          </table:table-cell>
          <table:table-cell/>
        </table:table-row>
        <table:table-row table:style-name="ro1">
          <table:table-cell office:value-type="string" calcext:value-type="string">
            <text:p>/wiki/.git/objects/d0/68ef4bad2adc8bdb5e9d3438a68752fb0ee0a8</text:p>
          </table:table-cell>
          <table:table-cell/>
        </table:table-row>
        <table:table-row table:style-name="ro1">
          <table:table-cell office:value-type="string" calcext:value-type="string">
            <text:p>/wiki/.git/objects/d0/632594bdea8207fc8e9be08996bffdb31129c9</text:p>
          </table:table-cell>
          <table:table-cell/>
        </table:table-row>
        <table:table-row table:style-name="ro1">
          <table:table-cell office:value-type="string" calcext:value-type="string">
            <text:p>/wiki/.git/objects/0f/b71cb273023cecf1f077e896ff6ea66c200c95</text:p>
          </table:table-cell>
          <table:table-cell/>
        </table:table-row>
        <table:table-row table:style-name="ro1">
          <table:table-cell office:value-type="string" calcext:value-type="string">
            <text:p>/wiki/.git/objects/0f/137eb1680a16d61837cd1669391ca3a4fa3bd0</text:p>
          </table:table-cell>
          <table:table-cell/>
        </table:table-row>
        <table:table-row table:style-name="ro1">
          <table:table-cell office:value-type="string" calcext:value-type="string">
            <text:p>/wiki/.git/objects/0f/5eb867175bb7650866c1e7475844a4bca4f18c</text:p>
          </table:table-cell>
          <table:table-cell/>
        </table:table-row>
        <table:table-row table:style-name="ro1">
          <table:table-cell office:value-type="string" calcext:value-type="string">
            <text:p>/wiki/.git/objects/0f/15cd1d6c7a881db0b64b8a556ef17ddac16708</text:p>
          </table:table-cell>
          <table:table-cell/>
        </table:table-row>
        <table:table-row table:style-name="ro1">
          <table:table-cell office:value-type="string" calcext:value-type="string">
            <text:p>/wiki/.git/objects/0f/cb7f0b697a1b0f721ea1e45f79fceb4f048794</text:p>
          </table:table-cell>
          <table:table-cell/>
        </table:table-row>
        <table:table-row table:style-name="ro1">
          <table:table-cell office:value-type="string" calcext:value-type="string">
            <text:p>/wiki/.git/objects/0f/c870193395761000b628830bfa94a984fc727b</text:p>
          </table:table-cell>
          <table:table-cell/>
        </table:table-row>
        <table:table-row table:style-name="ro1">
          <table:table-cell office:value-type="string" calcext:value-type="string">
            <text:p>/wiki/.git/objects/0f/95469ba1d96b5f97d9b13ea45d8e63a2ad49e3</text:p>
          </table:table-cell>
          <table:table-cell/>
        </table:table-row>
        <table:table-row table:style-name="ro1">
          <table:table-cell office:value-type="string" calcext:value-type="string">
            <text:p>/wiki/.git/objects/0f/5bc8f1cb4a943c85f274b6b3af2076c7a807bb</text:p>
          </table:table-cell>
          <table:table-cell/>
        </table:table-row>
        <table:table-row table:style-name="ro1">
          <table:table-cell office:value-type="string" calcext:value-type="string">
            <text:p>/wiki/.git/objects/0f/3428fa0be29537c125920ce6efe4eb5a7d5891</text:p>
          </table:table-cell>
          <table:table-cell/>
        </table:table-row>
        <table:table-row table:style-name="ro1">
          <table:table-cell office:value-type="string" calcext:value-type="string">
            <text:p>/wiki/.git/objects/e8/80e316341c18bc835232c00a93ffbd9b996f8d</text:p>
          </table:table-cell>
          <table:table-cell/>
        </table:table-row>
        <table:table-row table:style-name="ro1">
          <table:table-cell office:value-type="string" calcext:value-type="string">
            <text:p>/wiki/.git/objects/e8/75dd98fdcde1c23e134a99243c94fe24fa4f6e</text:p>
          </table:table-cell>
          <table:table-cell/>
        </table:table-row>
        <table:table-row table:style-name="ro1">
          <table:table-cell office:value-type="string" calcext:value-type="string">
            <text:p>/wiki/.git/objects/e8/e8dae5688b40fde2a402f556bbb1a7ac1f2140</text:p>
          </table:table-cell>
          <table:table-cell/>
        </table:table-row>
        <table:table-row table:style-name="ro1">
          <table:table-cell office:value-type="string" calcext:value-type="string">
            <text:p>/wiki/.git/objects/e8/58fb9af1ec7c419ab0d629e1d726e467c846aa</text:p>
          </table:table-cell>
          <table:table-cell/>
        </table:table-row>
        <table:table-row table:style-name="ro1">
          <table:table-cell office:value-type="string" calcext:value-type="string">
            <text:p>/wiki/.git/objects/e8/fce5e29489f9d693894d49714b9c3c55f6f3ce</text:p>
          </table:table-cell>
          <table:table-cell/>
        </table:table-row>
        <table:table-row table:style-name="ro1">
          <table:table-cell office:value-type="string" calcext:value-type="string">
            <text:p>/wiki/.git/objects/e8/e6a087fd3c96b5424ece1a1f74aaef08bae741</text:p>
          </table:table-cell>
          <table:table-cell/>
        </table:table-row>
        <table:table-row table:style-name="ro1">
          <table:table-cell office:value-type="string" calcext:value-type="string">
            <text:p>/wiki/.git/objects/e8/c79d59969b58c633f64df1aab819c26b5a794c</text:p>
          </table:table-cell>
          <table:table-cell/>
        </table:table-row>
        <table:table-row table:style-name="ro1">
          <table:table-cell office:value-type="string" calcext:value-type="string">
            <text:p>/wiki/.git/objects/e8/124e510272ec196c20d2a3b840074485a0c348</text:p>
          </table:table-cell>
          <table:table-cell/>
        </table:table-row>
        <table:table-row table:style-name="ro1">
          <table:table-cell office:value-type="string" calcext:value-type="string">
            <text:p>/wiki/.git/objects/e8/9bc9b69b7f0790d783896723576f93117fe38c</text:p>
          </table:table-cell>
          <table:table-cell/>
        </table:table-row>
        <table:table-row table:style-name="ro1">
          <table:table-cell office:value-type="string" calcext:value-type="string">
            <text:p>/wiki/.git/objects/1e/9df4d56219aee237b321e26b134f34691a48fe</text:p>
          </table:table-cell>
          <table:table-cell/>
        </table:table-row>
        <table:table-row table:style-name="ro1">
          <table:table-cell office:value-type="string" calcext:value-type="string">
            <text:p>/wiki/.git/objects/1e/90939e5882010aeda9db7d66678b44a8e3b09f</text:p>
          </table:table-cell>
          <table:table-cell/>
        </table:table-row>
        <table:table-row table:style-name="ro1">
          <table:table-cell office:value-type="string" calcext:value-type="string">
            <text:p>/wiki/.git/objects/1e/70b10bfe825ab63685834875ea81cec756a0e2</text:p>
          </table:table-cell>
          <table:table-cell/>
        </table:table-row>
        <table:table-row table:style-name="ro1">
          <table:table-cell office:value-type="string" calcext:value-type="string">
            <text:p>/wiki/.git/objects/1e/fc0059804021e3395b0fc4ee4615a40ee3a7dc</text:p>
          </table:table-cell>
          <table:table-cell/>
        </table:table-row>
        <table:table-row table:style-name="ro1">
          <table:table-cell office:value-type="string" calcext:value-type="string">
            <text:p>/wiki/.git/objects/1e/532b68bd2a2398b8b32d5d50601fc55cf186b0</text:p>
          </table:table-cell>
          <table:table-cell/>
        </table:table-row>
        <table:table-row table:style-name="ro1">
          <table:table-cell office:value-type="string" calcext:value-type="string">
            <text:p>/wiki/.git/objects/1e/bddf2bc2964fe2dbccbe106c1730eec5123d93</text:p>
          </table:table-cell>
          <table:table-cell/>
        </table:table-row>
        <table:table-row table:style-name="ro1">
          <table:table-cell office:value-type="string" calcext:value-type="string">
            <text:p>/wiki/.git/objects/1e/5be435080dc7cc27760d7440c65e6665e43a4d</text:p>
          </table:table-cell>
          <table:table-cell/>
        </table:table-row>
        <table:table-row table:style-name="ro1">
          <table:table-cell office:value-type="string" calcext:value-type="string">
            <text:p>/wiki/.git/objects/1e/569c4d8d6ad1e7e6f55040a7f287e3d2d88e46</text:p>
          </table:table-cell>
          <table:table-cell/>
        </table:table-row>
        <table:table-row table:style-name="ro1">
          <table:table-cell office:value-type="string" calcext:value-type="string">
            <text:p>/wiki/.git/objects/1e/5f0a58dacb4642b0d981cca404ef3ebf0a1309</text:p>
          </table:table-cell>
          <table:table-cell/>
        </table:table-row>
        <table:table-row table:style-name="ro1">
          <table:table-cell office:value-type="string" calcext:value-type="string">
            <text:p>/wiki/.git/objects/29/ae08e0813372268abe67f5953894e229a634d0</text:p>
          </table:table-cell>
          <table:table-cell/>
        </table:table-row>
        <table:table-row table:style-name="ro1">
          <table:table-cell office:value-type="string" calcext:value-type="string">
            <text:p>/wiki/.git/objects/29/ff54b84f95a6b59942b684de9289b6543428fb</text:p>
          </table:table-cell>
          <table:table-cell/>
        </table:table-row>
        <table:table-row table:style-name="ro1">
          <table:table-cell office:value-type="string" calcext:value-type="string">
            <text:p>/wiki/.git/objects/29/e92dc2c72b233ef8c90236b7dcd341aa60e7a0</text:p>
          </table:table-cell>
          <table:table-cell/>
        </table:table-row>
        <table:table-row table:style-name="ro1">
          <table:table-cell office:value-type="string" calcext:value-type="string">
            <text:p>/wiki/.git/objects/29/db36b9f5ad6917e2d56d9b8655fdefb5194eb7</text:p>
          </table:table-cell>
          <table:table-cell/>
        </table:table-row>
        <table:table-row table:style-name="ro1">
          <table:table-cell office:value-type="string" calcext:value-type="string">
            <text:p>/wiki/.git/objects/04/3b326b12da2a091b447b9b01b1473dd8d30d73</text:p>
          </table:table-cell>
          <table:table-cell/>
        </table:table-row>
        <table:table-row table:style-name="ro1">
          <table:table-cell office:value-type="string" calcext:value-type="string">
            <text:p>/wiki/.git/objects/04/4581cb37732c106dd78960cd91a05c4f10ea1c</text:p>
          </table:table-cell>
          <table:table-cell/>
        </table:table-row>
        <table:table-row table:style-name="ro1">
          <table:table-cell office:value-type="string" calcext:value-type="string">
            <text:p>/wiki/.git/objects/04/a9a8300c17ff4a446009e306278597526e435d</text:p>
          </table:table-cell>
          <table:table-cell/>
        </table:table-row>
        <table:table-row table:style-name="ro1">
          <table:table-cell office:value-type="string" calcext:value-type="string">
            <text:p>/wiki/.git/objects/04/5b1fe9b0bfa771e05d65cea1c30b0295b08226</text:p>
          </table:table-cell>
          <table:table-cell/>
        </table:table-row>
        <table:table-row table:style-name="ro1">
          <table:table-cell office:value-type="string" calcext:value-type="string">
            <text:p>/wiki/.git/objects/04/25416a4285e7270ea857faf3575b475b218d54</text:p>
          </table:table-cell>
          <table:table-cell/>
        </table:table-row>
        <table:table-row table:style-name="ro1">
          <table:table-cell office:value-type="string" calcext:value-type="string">
            <text:p>/wiki/.git/objects/04/0d11ee458f687c225c357c2aa3c1f7df373ede</text:p>
          </table:table-cell>
          <table:table-cell/>
        </table:table-row>
        <table:table-row table:style-name="ro1">
          <table:table-cell office:value-type="string" calcext:value-type="string">
            <text:p>/wiki/.git/objects/04/b14a77a29fae2745c7afbec6dd2af1a25d5e4a</text:p>
          </table:table-cell>
          <table:table-cell/>
        </table:table-row>
        <table:table-row table:style-name="ro1">
          <table:table-cell office:value-type="string" calcext:value-type="string">
            <text:p>/wiki/.git/objects/04/061b88dbdf9e0498826be5f164e49fcd91bd1d</text:p>
          </table:table-cell>
          <table:table-cell/>
        </table:table-row>
        <table:table-row table:style-name="ro1">
          <table:table-cell office:value-type="string" calcext:value-type="string">
            <text:p>/wiki/.git/objects/04/1e0a083c7909e1cde790eaa1943c819e8cce07</text:p>
          </table:table-cell>
          <table:table-cell/>
        </table:table-row>
        <table:table-row table:style-name="ro1">
          <table:table-cell office:value-type="string" calcext:value-type="string">
            <text:p>/wiki/.git/objects/04/ee9bdd0b20cd1d87d825366013063c69f4db88</text:p>
          </table:table-cell>
          <table:table-cell/>
        </table:table-row>
        <table:table-row table:style-name="ro1">
          <table:table-cell office:value-type="string" calcext:value-type="string">
            <text:p>/wiki/.git/objects/04/cfcc70d2f5a4ebabed470df0aa7c4056f89a43</text:p>
          </table:table-cell>
          <table:table-cell/>
        </table:table-row>
        <table:table-row table:style-name="ro1">
          <table:table-cell office:value-type="string" calcext:value-type="string">
            <text:p>/wiki/.git/objects/04/6b412b8e01bf0400f0fa89a9c2074f2ad5a1b3</text:p>
          </table:table-cell>
          <table:table-cell/>
        </table:table-row>
        <table:table-row table:style-name="ro1">
          <table:table-cell office:value-type="string" calcext:value-type="string">
            <text:p>/wiki/.git/objects/04/e4d32c1edd1e64fb618b754b92ed061abc5565</text:p>
          </table:table-cell>
          <table:table-cell/>
        </table:table-row>
        <table:table-row table:style-name="ro1">
          <table:table-cell office:value-type="string" calcext:value-type="string">
            <text:p>/wiki/.git/objects/04/55c5708b7e210dc16d665a0ae4973e32b92714</text:p>
          </table:table-cell>
          <table:table-cell/>
        </table:table-row>
        <table:table-row table:style-name="ro1">
          <table:table-cell office:value-type="string" calcext:value-type="string">
            <text:p>/wiki/.git/objects/04/ae05bac2d3c4bddeb08f1b3bc017699fec6c0b</text:p>
          </table:table-cell>
          <table:table-cell/>
        </table:table-row>
        <table:table-row table:style-name="ro1">
          <table:table-cell office:value-type="string" calcext:value-type="string">
            <text:p>/wiki/.git/objects/e2/480cf37f6cbca96fdad7bd0cf5bec5cebdb7c9</text:p>
          </table:table-cell>
          <table:table-cell/>
        </table:table-row>
        <table:table-row table:style-name="ro1">
          <table:table-cell office:value-type="string" calcext:value-type="string">
            <text:p>/wiki/.git/objects/e2/dc1095d064fd2e9dd308980736b82ba88b1035</text:p>
          </table:table-cell>
          <table:table-cell/>
        </table:table-row>
        <table:table-row table:style-name="ro1">
          <table:table-cell office:value-type="string" calcext:value-type="string">
            <text:p>/wiki/.git/objects/e2/e8e7fb4999c7d9ffd58ea2e1faf08a5cbc92f7</text:p>
          </table:table-cell>
          <table:table-cell/>
        </table:table-row>
        <table:table-row table:style-name="ro1">
          <table:table-cell office:value-type="string" calcext:value-type="string">
            <text:p>/wiki/.git/objects/e2/bd814edf1899739e807856f933396ce9c93a63</text:p>
          </table:table-cell>
          <table:table-cell/>
        </table:table-row>
        <table:table-row table:style-name="ro1">
          <table:table-cell office:value-type="string" calcext:value-type="string">
            <text:p>/wiki/.git/objects/e2/713559fb71cc2e980f347a06fc5e91de1afedd</text:p>
          </table:table-cell>
          <table:table-cell/>
        </table:table-row>
        <table:table-row table:style-name="ro1">
          <table:table-cell office:value-type="string" calcext:value-type="string">
            <text:p>/wiki/.git/objects/e2/c126e6ff0c26d1ce4e7fccd17561fb417605df</text:p>
          </table:table-cell>
          <table:table-cell/>
        </table:table-row>
        <table:table-row table:style-name="ro1">
          <table:table-cell office:value-type="string" calcext:value-type="string">
            <text:p>/wiki/.git/objects/e2/9ba81b587ec0fefb7a12c30b864917963d5f3f</text:p>
          </table:table-cell>
          <table:table-cell/>
        </table:table-row>
        <table:table-row table:style-name="ro1">
          <table:table-cell office:value-type="string" calcext:value-type="string">
            <text:p>/wiki/.git/objects/e2/f70fef5cca4487824585f311be48822f71e5bb</text:p>
          </table:table-cell>
          <table:table-cell/>
        </table:table-row>
        <table:table-row table:style-name="ro1">
          <table:table-cell office:value-type="string" calcext:value-type="string">
            <text:p>/wiki/.git/objects/e2/b558fb15a1ab13a0f506783fdc8642e29c0edf</text:p>
          </table:table-cell>
          <table:table-cell/>
        </table:table-row>
        <table:table-row table:style-name="ro1">
          <table:table-cell office:value-type="string" calcext:value-type="string">
            <text:p>/wiki/.git/objects/e2/9e6282be5ab1ec1ee43134765a57625fa6a0ad</text:p>
          </table:table-cell>
          <table:table-cell/>
        </table:table-row>
        <table:table-row table:style-name="ro1">
          <table:table-cell office:value-type="string" calcext:value-type="string">
            <text:p>/wiki/.git/objects/e2/3f15bf8a4cf5bd007fe5f2efec82772672a92f</text:p>
          </table:table-cell>
          <table:table-cell/>
        </table:table-row>
        <table:table-row table:style-name="ro1">
          <table:table-cell office:value-type="string" calcext:value-type="string">
            <text:p>/wiki/.git/objects/e2/360ce2b7d4b46c0297bd7fb518d08b5dd50f65</text:p>
          </table:table-cell>
          <table:table-cell/>
        </table:table-row>
        <table:table-row table:style-name="ro1">
          <table:table-cell office:value-type="string" calcext:value-type="string">
            <text:p>/wiki/.git/objects/e2/948fa1c00f75be9553dea714996d040fb68548</text:p>
          </table:table-cell>
          <table:table-cell/>
        </table:table-row>
        <table:table-row table:style-name="ro1">
          <table:table-cell office:value-type="string" calcext:value-type="string">
            <text:p>/wiki/.git/objects/e2/15719c755ebd530618abf14d0359402023ef78</text:p>
          </table:table-cell>
          <table:table-cell/>
        </table:table-row>
        <table:table-row table:style-name="ro1">
          <table:table-cell office:value-type="string" calcext:value-type="string">
            <text:p>/wiki/.git/objects/93/53970ad2538651de51dd855727e6b78a86447f</text:p>
          </table:table-cell>
          <table:table-cell/>
        </table:table-row>
        <table:table-row table:style-name="ro1">
          <table:table-cell office:value-type="string" calcext:value-type="string">
            <text:p>/wiki/.git/objects/93/959821be1fda2734a5901774a79c9d034022e6</text:p>
          </table:table-cell>
          <table:table-cell/>
        </table:table-row>
        <table:table-row table:style-name="ro1">
          <table:table-cell office:value-type="string" calcext:value-type="string">
            <text:p>/wiki/.git/objects/93/efe4497fe06e878890346a439dd6fa795b0d53</text:p>
          </table:table-cell>
          <table:table-cell/>
        </table:table-row>
        <table:table-row table:style-name="ro1">
          <table:table-cell office:value-type="string" calcext:value-type="string">
            <text:p>/wiki/.git/objects/93/9b69e83da33b1d2dfc6adbca3a219644d119f6</text:p>
          </table:table-cell>
          <table:table-cell/>
        </table:table-row>
        <table:table-row table:style-name="ro1">
          <table:table-cell office:value-type="string" calcext:value-type="string">
            <text:p>/wiki/.git/objects/93/bbe330c314dc426087ebe909ecc68ad340201c</text:p>
          </table:table-cell>
          <table:table-cell/>
        </table:table-row>
        <table:table-row table:style-name="ro1">
          <table:table-cell office:value-type="string" calcext:value-type="string">
            <text:p>/wiki/.git/objects/93/5156235babc806cbcc0848307fedae6550a28a</text:p>
          </table:table-cell>
          <table:table-cell/>
        </table:table-row>
        <table:table-row table:style-name="ro1">
          <table:table-cell office:value-type="string" calcext:value-type="string">
            <text:p>/wiki/.git/objects/93/edfcce4e7ec6f6e84ffa3a2c91e4f68d3d8d73</text:p>
          </table:table-cell>
          <table:table-cell/>
        </table:table-row>
        <table:table-row table:style-name="ro1">
          <table:table-cell office:value-type="string" calcext:value-type="string">
            <text:p>/wiki/.git/objects/93/3e014887450cc2d66bd06dea9bf98c68e85a36</text:p>
          </table:table-cell>
          <table:table-cell/>
        </table:table-row>
        <table:table-row table:style-name="ro1">
          <table:table-cell office:value-type="string" calcext:value-type="string">
            <text:p>/wiki/.git/objects/93/e5fcc9c41f3d5e2a076d1cfe2937bd4b512338</text:p>
          </table:table-cell>
          <table:table-cell/>
        </table:table-row>
        <table:table-row table:style-name="ro1">
          <table:table-cell office:value-type="string" calcext:value-type="string">
            <text:p>/wiki/.git/objects/93/76add4599bcefabd91562776620e490ff5d4da</text:p>
          </table:table-cell>
          <table:table-cell/>
        </table:table-row>
        <table:table-row table:style-name="ro1">
          <table:table-cell office:value-type="string" calcext:value-type="string">
            <text:p>/wiki/.git/objects/94/65df2bce1a509368244f812cf59dfe39615c67</text:p>
          </table:table-cell>
          <table:table-cell/>
        </table:table-row>
        <table:table-row table:style-name="ro1">
          <table:table-cell office:value-type="string" calcext:value-type="string">
            <text:p>/wiki/.git/objects/94/00b837f05ecb28de3c5c352ddba1dcff65b541</text:p>
          </table:table-cell>
          <table:table-cell/>
        </table:table-row>
        <table:table-row table:style-name="ro1">
          <table:table-cell office:value-type="string" calcext:value-type="string">
            <text:p>/wiki/.git/objects/94/cfab31a64b6563d1256ff0805fce07ba97f3e4</text:p>
          </table:table-cell>
          <table:table-cell/>
        </table:table-row>
        <table:table-row table:style-name="ro1">
          <table:table-cell office:value-type="string" calcext:value-type="string">
            <text:p>/wiki/.git/objects/94/f55d426d21d71d2f7312c22b22cbfae1514978</text:p>
          </table:table-cell>
          <table:table-cell/>
        </table:table-row>
        <table:table-row table:style-name="ro1">
          <table:table-cell office:value-type="string" calcext:value-type="string">
            <text:p>/wiki/.git/objects/94/06cad94326031b5255859a1d141ba905af86dd</text:p>
          </table:table-cell>
          <table:table-cell/>
        </table:table-row>
        <table:table-row table:style-name="ro1">
          <table:table-cell office:value-type="string" calcext:value-type="string">
            <text:p>/wiki/.git/objects/94/21355e2863af137ff32a3b5e111cbf040061b4</text:p>
          </table:table-cell>
          <table:table-cell/>
        </table:table-row>
        <table:table-row table:style-name="ro1">
          <table:table-cell office:value-type="string" calcext:value-type="string">
            <text:p>/wiki/.git/objects/94/ba569c68070de2155f16b104d86899c17440d4</text:p>
          </table:table-cell>
          <table:table-cell/>
        </table:table-row>
        <table:table-row table:style-name="ro1">
          <table:table-cell office:value-type="string" calcext:value-type="string">
            <text:p>/wiki/.git/objects/94/b57331dc13d38234f04e670bf249c1b3659304</text:p>
          </table:table-cell>
          <table:table-cell/>
        </table:table-row>
        <table:table-row table:style-name="ro1">
          <table:table-cell office:value-type="string" calcext:value-type="string">
            <text:p>/wiki/.git/objects/94/4220d038e473c699741dc6986601269ff3d08c</text:p>
          </table:table-cell>
          <table:table-cell/>
        </table:table-row>
        <table:table-row table:style-name="ro1">
          <table:table-cell office:value-type="string" calcext:value-type="string">
            <text:p>/wiki/.git/objects/94/e6d113180e33b63503f957254a7dcb95a54d58</text:p>
          </table:table-cell>
          <table:table-cell/>
        </table:table-row>
        <table:table-row table:style-name="ro1">
          <table:table-cell office:value-type="string" calcext:value-type="string">
            <text:p>/wiki/.git/objects/94/910117895db97eb3c16075464f29a4f8f4941b</text:p>
          </table:table-cell>
          <table:table-cell/>
        </table:table-row>
        <table:table-row table:style-name="ro1">
          <table:table-cell office:value-type="string" calcext:value-type="string">
            <text:p>/wiki/.git/objects/94/39c32922f07891e5ae015f99d071acb71247ae</text:p>
          </table:table-cell>
          <table:table-cell/>
        </table:table-row>
        <table:table-row table:style-name="ro1">
          <table:table-cell office:value-type="string" calcext:value-type="string">
            <text:p>/wiki/.git/objects/94/49bf6a243880d348a0267d6e11a194f57e58c0</text:p>
          </table:table-cell>
          <table:table-cell/>
        </table:table-row>
        <table:table-row table:style-name="ro1">
          <table:table-cell office:value-type="string" calcext:value-type="string">
            <text:p>/wiki/.git/objects/59/c1c1d1dd472f831229aa16a2e19cd1686cc61a</text:p>
          </table:table-cell>
          <table:table-cell/>
        </table:table-row>
        <table:table-row table:style-name="ro1">
          <table:table-cell office:value-type="string" calcext:value-type="string">
            <text:p>/wiki/.git/objects/59/31aa556cbc4ecb4271a518df69fa7f902b3672</text:p>
          </table:table-cell>
          <table:table-cell/>
        </table:table-row>
        <table:table-row table:style-name="ro1">
          <table:table-cell office:value-type="string" calcext:value-type="string">
            <text:p>/wiki/.git/objects/59/274dc260b26a8b6537924a58f1b4d0ca25b65a</text:p>
          </table:table-cell>
          <table:table-cell/>
        </table:table-row>
        <table:table-row table:style-name="ro1">
          <table:table-cell office:value-type="string" calcext:value-type="string">
            <text:p>/wiki/.git/objects/59/733a6ed64d4305dbfef5e1866b9a72b7e99795</text:p>
          </table:table-cell>
          <table:table-cell/>
        </table:table-row>
        <table:table-row table:style-name="ro1">
          <table:table-cell office:value-type="string" calcext:value-type="string">
            <text:p>/wiki/.git/objects/59/bb8ca0ef0e7c619fa13302ddfaeefddc875a38</text:p>
          </table:table-cell>
          <table:table-cell/>
        </table:table-row>
        <table:table-row table:style-name="ro1">
          <table:table-cell office:value-type="string" calcext:value-type="string">
            <text:p>/wiki/.git/objects/59/acc65a96ad806ec2e0b500dfc39f12e704d372</text:p>
          </table:table-cell>
          <table:table-cell/>
        </table:table-row>
        <table:table-row table:style-name="ro1">
          <table:table-cell office:value-type="string" calcext:value-type="string">
            <text:p>/wiki/.git/objects/59/7254a69eefb88f578e20976219cd2e9ad81af8</text:p>
          </table:table-cell>
          <table:table-cell/>
        </table:table-row>
        <table:table-row table:style-name="ro1">
          <table:table-cell office:value-type="string" calcext:value-type="string">
            <text:p>/wiki/.git/objects/59/2d2f8b12d3f32877d5090a2e8a5eecc54a9b93</text:p>
          </table:table-cell>
          <table:table-cell/>
        </table:table-row>
        <table:table-row table:style-name="ro1">
          <table:table-cell office:value-type="string" calcext:value-type="string">
            <text:p>/wiki/.git/objects/59/cd47a350f031fa6125fa93c5497fe079d240e6</text:p>
          </table:table-cell>
          <table:table-cell/>
        </table:table-row>
        <table:table-row table:style-name="ro1">
          <table:table-cell office:value-type="string" calcext:value-type="string">
            <text:p>/wiki/.git/objects/59/dcf20102ffeb6589ee9897917c8ec4ee104ad2</text:p>
          </table:table-cell>
          <table:table-cell/>
        </table:table-row>
        <table:table-row table:style-name="ro1">
          <table:table-cell office:value-type="string" calcext:value-type="string">
            <text:p>/wiki/.git/objects/59/963500a1a64a9aa90ec33b67dc1cb3ee3c35c1</text:p>
          </table:table-cell>
          <table:table-cell/>
        </table:table-row>
        <table:table-row table:style-name="ro1">
          <table:table-cell office:value-type="string" calcext:value-type="string">
            <text:p>/wiki/.git/objects/b6/ac023115916dbc29982ad4eeb829a498388b45</text:p>
          </table:table-cell>
          <table:table-cell/>
        </table:table-row>
        <table:table-row table:style-name="ro1">
          <table:table-cell office:value-type="string" calcext:value-type="string">
            <text:p>/wiki/.git/objects/b6/e646d30a1cbe93837d2801346c8c6f04decb02</text:p>
          </table:table-cell>
          <table:table-cell/>
        </table:table-row>
        <table:table-row table:style-name="ro1">
          <table:table-cell office:value-type="string" calcext:value-type="string">
            <text:p>/wiki/.git/objects/b6/773c9ac1951211e85ae51146916a5290664039</text:p>
          </table:table-cell>
          <table:table-cell/>
        </table:table-row>
        <table:table-row table:style-name="ro1">
          <table:table-cell office:value-type="string" calcext:value-type="string">
            <text:p>/wiki/.git/objects/b6/00c67a0bebc7834ef81bd2fbe3b85a68782626</text:p>
          </table:table-cell>
          <table:table-cell/>
        </table:table-row>
        <table:table-row table:style-name="ro1">
          <table:table-cell office:value-type="string" calcext:value-type="string">
            <text:p>/wiki/.git/objects/b6/24357798f4150630ef0e82389934d8b68df988</text:p>
          </table:table-cell>
          <table:table-cell/>
        </table:table-row>
        <table:table-row table:style-name="ro1">
          <table:table-cell office:value-type="string" calcext:value-type="string">
            <text:p>/wiki/.git/objects/b6/4e8fe6e56690431230be91d18c047fee415827</text:p>
          </table:table-cell>
          <table:table-cell/>
        </table:table-row>
        <table:table-row table:style-name="ro1">
          <table:table-cell office:value-type="string" calcext:value-type="string">
            <text:p>/wiki/.git/objects/b6/94bb60c0200f5bd6430856e323c23bca4a9b7e</text:p>
          </table:table-cell>
          <table:table-cell/>
        </table:table-row>
        <table:table-row table:style-name="ro1">
          <table:table-cell office:value-type="string" calcext:value-type="string">
            <text:p>/wiki/.git/objects/b6/4d5d1e71ed7ba46567b3f40152ca07ca1955b6</text:p>
          </table:table-cell>
          <table:table-cell/>
        </table:table-row>
        <table:table-row table:style-name="ro1">
          <table:table-cell office:value-type="string" calcext:value-type="string">
            <text:p>/wiki/.git/objects/b6/877861a89296c35b4d26db83011548e568d753</text:p>
          </table:table-cell>
          <table:table-cell/>
        </table:table-row>
        <table:table-row table:style-name="ro1">
          <table:table-cell office:value-type="string" calcext:value-type="string">
            <text:p>/wiki/.git/objects/b6/b37b34b1231c12ef38076fc6734247722f768f</text:p>
          </table:table-cell>
          <table:table-cell/>
        </table:table-row>
        <table:table-row table:style-name="ro1">
          <table:table-cell office:value-type="string" calcext:value-type="string">
            <text:p>/wiki/.git/objects/b6/dd5d2f8e1e32d976913d6c8c52dac6002e017a</text:p>
          </table:table-cell>
          <table:table-cell/>
        </table:table-row>
        <table:table-row table:style-name="ro1">
          <table:table-cell office:value-type="string" calcext:value-type="string">
            <text:p>/wiki/.git/objects/ac/97b3804678df65681f7df6d0f81464479639c3</text:p>
          </table:table-cell>
          <table:table-cell/>
        </table:table-row>
        <table:table-row table:style-name="ro1">
          <table:table-cell office:value-type="string" calcext:value-type="string">
            <text:p>/wiki/.git/objects/ac/37e93d9a7e7f37cb5a8cc47d5f8dcd0e1a0ec7</text:p>
          </table:table-cell>
          <table:table-cell/>
        </table:table-row>
        <table:table-row table:style-name="ro1">
          <table:table-cell office:value-type="string" calcext:value-type="string">
            <text:p>/wiki/.git/objects/ac/0d335001af1a9c495a3cf3b561df1e0622c08c</text:p>
          </table:table-cell>
          <table:table-cell/>
        </table:table-row>
        <table:table-row table:style-name="ro1">
          <table:table-cell office:value-type="string" calcext:value-type="string">
            <text:p>/wiki/.git/objects/ac/c7c2849309ca63d5ff97bebee15292f3275d95</text:p>
          </table:table-cell>
          <table:table-cell/>
        </table:table-row>
        <table:table-row table:style-name="ro1">
          <table:table-cell office:value-type="string" calcext:value-type="string">
            <text:p>/wiki/.git/objects/ac/b3f9760f8bd03ec5dd06b0b54cc4a7c23e5640</text:p>
          </table:table-cell>
          <table:table-cell/>
        </table:table-row>
        <table:table-row table:style-name="ro1">
          <table:table-cell office:value-type="string" calcext:value-type="string">
            <text:p>/wiki/.git/objects/ac/18e309fbeff22ab160a7a8e10ec59f2d31ef37</text:p>
          </table:table-cell>
          <table:table-cell/>
        </table:table-row>
        <table:table-row table:style-name="ro1">
          <table:table-cell office:value-type="string" calcext:value-type="string">
            <text:p>/wiki/.git/objects/ac/202d084d054ff6121411689aab53c099f83e65</text:p>
          </table:table-cell>
          <table:table-cell/>
        </table:table-row>
        <table:table-row table:style-name="ro1">
          <table:table-cell office:value-type="string" calcext:value-type="string">
            <text:p>/wiki/.git/objects/ac/a128e1535653da511ba2ac8eecd78d099474b4</text:p>
          </table:table-cell>
          <table:table-cell/>
        </table:table-row>
        <table:table-row table:style-name="ro1">
          <table:table-cell office:value-type="string" calcext:value-type="string">
            <text:p>/wiki/.git/objects/ac/4461d5a0c04031b7437be751e8e4dd2694e327</text:p>
          </table:table-cell>
          <table:table-cell/>
        </table:table-row>
        <table:table-row table:style-name="ro1">
          <table:table-cell office:value-type="string" calcext:value-type="string">
            <text:p>/wiki/.git/objects/ac/174c50aa77149f6e7c4062d8a9e74e2c6c21d8</text:p>
          </table:table-cell>
          <table:table-cell/>
        </table:table-row>
        <table:table-row table:style-name="ro1">
          <table:table-cell office:value-type="string" calcext:value-type="string">
            <text:p>/wiki/.git/objects/ac/a3bff1541f04679069d253d68c732fb910c05f</text:p>
          </table:table-cell>
          <table:table-cell/>
        </table:table-row>
        <table:table-row table:style-name="ro1">
          <table:table-cell office:value-type="string" calcext:value-type="string">
            <text:p>/wiki/.git/objects/ac/d6b7dea0848bda0f75420caf9abafce086de76</text:p>
          </table:table-cell>
          <table:table-cell/>
        </table:table-row>
        <table:table-row table:style-name="ro1">
          <table:table-cell office:value-type="string" calcext:value-type="string">
            <text:p>/wiki/.git/objects/ac/7084a759fe3f5952644435cfd8a2f3abdaebba</text:p>
          </table:table-cell>
          <table:table-cell/>
        </table:table-row>
        <table:table-row table:style-name="ro1">
          <table:table-cell office:value-type="string" calcext:value-type="string">
            <text:p>/wiki/.git/objects/ac/1358993dff1f7994552abc19f97af6a8b13de6</text:p>
          </table:table-cell>
          <table:table-cell/>
        </table:table-row>
        <table:table-row table:style-name="ro1">
          <table:table-cell office:value-type="string" calcext:value-type="string">
            <text:p>/wiki/.git/objects/cd/cc888aa4ae7ceece916fee88119d0df20def7d</text:p>
          </table:table-cell>
          <table:table-cell/>
        </table:table-row>
        <table:table-row table:style-name="ro1">
          <table:table-cell office:value-type="string" calcext:value-type="string">
            <text:p>/wiki/.git/objects/cd/1ba0afd481884902b5dbf0d0163829795a729e</text:p>
          </table:table-cell>
          <table:table-cell/>
        </table:table-row>
        <table:table-row table:style-name="ro1">
          <table:table-cell office:value-type="string" calcext:value-type="string">
            <text:p>/wiki/.git/objects/cd/76dec17b40dc42695ba7d2c778f7e21bfaa398</text:p>
          </table:table-cell>
          <table:table-cell/>
        </table:table-row>
        <table:table-row table:style-name="ro1">
          <table:table-cell office:value-type="string" calcext:value-type="string">
            <text:p>/wiki/.git/objects/cd/cfc7f7358b0328fee3327fba3ea7cb57314380</text:p>
          </table:table-cell>
          <table:table-cell/>
        </table:table-row>
        <table:table-row table:style-name="ro1">
          <table:table-cell office:value-type="string" calcext:value-type="string">
            <text:p>/wiki/.git/objects/cd/4090b015796d352f7b3ebb4183c91433bb09d7</text:p>
          </table:table-cell>
          <table:table-cell/>
        </table:table-row>
        <table:table-row table:style-name="ro1">
          <table:table-cell office:value-type="string" calcext:value-type="string">
            <text:p>/wiki/.git/objects/cd/8a8cbc55c0af7bd62376af23a266bf2881bf0a</text:p>
          </table:table-cell>
          <table:table-cell/>
        </table:table-row>
        <table:table-row table:style-name="ro1">
          <table:table-cell office:value-type="string" calcext:value-type="string">
            <text:p>/wiki/.git/objects/cd/db6f79e2e57e37b75f5b4373dc984a1337cba5</text:p>
          </table:table-cell>
          <table:table-cell/>
        </table:table-row>
        <table:table-row table:style-name="ro1">
          <table:table-cell office:value-type="string" calcext:value-type="string">
            <text:p>/wiki/.git/objects/cd/4714bea3bfa5daf7379410ceb6cf12e53ec6d2</text:p>
          </table:table-cell>
          <table:table-cell/>
        </table:table-row>
        <table:table-row table:style-name="ro1">
          <table:table-cell office:value-type="string" calcext:value-type="string">
            <text:p>/wiki/.git/objects/bc/74ae174343fad4ab69ae42a912fdb912d4d982</text:p>
          </table:table-cell>
          <table:table-cell/>
        </table:table-row>
        <table:table-row table:style-name="ro1">
          <table:table-cell office:value-type="string" calcext:value-type="string">
            <text:p>/wiki/.git/objects/bc/3977d8ae4fe396d73ba2c25db77b57de2ad40e</text:p>
          </table:table-cell>
          <table:table-cell/>
        </table:table-row>
        <table:table-row table:style-name="ro1">
          <table:table-cell office:value-type="string" calcext:value-type="string">
            <text:p>/wiki/.git/objects/bc/70b76fecf23fee7719ac5b730b534f0a8365a2</text:p>
          </table:table-cell>
          <table:table-cell/>
        </table:table-row>
        <table:table-row table:style-name="ro1">
          <table:table-cell office:value-type="string" calcext:value-type="string">
            <text:p>/wiki/.git/objects/bc/126d9ce6c91eb291338ddc4251aea512ae5fef</text:p>
          </table:table-cell>
          <table:table-cell/>
        </table:table-row>
        <table:table-row table:style-name="ro1">
          <table:table-cell office:value-type="string" calcext:value-type="string">
            <text:p>/wiki/.git/objects/bc/9644596d07627deabcb3d3547bd7440ca2dd4f</text:p>
          </table:table-cell>
          <table:table-cell/>
        </table:table-row>
        <table:table-row table:style-name="ro1">
          <table:table-cell office:value-type="string" calcext:value-type="string">
            <text:p>/wiki/.git/objects/bc/df56677fa6c5cbf5e8b450d92ab6ddc911c2dc</text:p>
          </table:table-cell>
          <table:table-cell/>
        </table:table-row>
        <table:table-row table:style-name="ro1">
          <table:table-cell office:value-type="string" calcext:value-type="string">
            <text:p>/wiki/.git/objects/bc/399f83ff2e01aef63fa457cf0deb13dab4bda9</text:p>
          </table:table-cell>
          <table:table-cell/>
        </table:table-row>
        <table:table-row table:style-name="ro1">
          <table:table-cell office:value-type="string" calcext:value-type="string">
            <text:p>/wiki/.git/objects/bc/eacdf19943f9355a719d64f6ad2ce1630bc935</text:p>
          </table:table-cell>
          <table:table-cell/>
        </table:table-row>
        <table:table-row table:style-name="ro1">
          <table:table-cell office:value-type="string" calcext:value-type="string">
            <text:p>/wiki/.git/objects/bc/6ded7a7dec93cb91afc32b420c2e5041da6614</text:p>
          </table:table-cell>
          <table:table-cell/>
        </table:table-row>
        <table:table-row table:style-name="ro1">
          <table:table-cell office:value-type="string" calcext:value-type="string">
            <text:p>/wiki/.git/objects/18/f5266c991397c31cbe7c4d477a649406027d69</text:p>
          </table:table-cell>
          <table:table-cell/>
        </table:table-row>
        <table:table-row table:style-name="ro1">
          <table:table-cell office:value-type="string" calcext:value-type="string">
            <text:p>/wiki/.git/objects/18/38ede33431dce36bf08f4056c64b837d3eb854</text:p>
          </table:table-cell>
          <table:table-cell/>
        </table:table-row>
        <table:table-row table:style-name="ro1">
          <table:table-cell office:value-type="string" calcext:value-type="string">
            <text:p>/wiki/.git/objects/18/3e7a0b85f3879027e7626cb5e2c3fa794d7779</text:p>
          </table:table-cell>
          <table:table-cell/>
        </table:table-row>
        <table:table-row table:style-name="ro1">
          <table:table-cell office:value-type="string" calcext:value-type="string">
            <text:p>/wiki/.git/objects/18/5a102e0a79ef4d2c7508ade3f905866c903eaa</text:p>
          </table:table-cell>
          <table:table-cell/>
        </table:table-row>
        <table:table-row table:style-name="ro1">
          <table:table-cell office:value-type="string" calcext:value-type="string">
            <text:p>/wiki/.git/objects/18/dbc43d326a2734b061675c57699fd720ea3fc1</text:p>
          </table:table-cell>
          <table:table-cell/>
        </table:table-row>
        <table:table-row table:style-name="ro1">
          <table:table-cell office:value-type="string" calcext:value-type="string">
            <text:p>/wiki/.git/objects/18/737d5de38495878f0196f1cc60c0e4667304f7</text:p>
          </table:table-cell>
          <table:table-cell/>
        </table:table-row>
        <table:table-row table:style-name="ro1">
          <table:table-cell office:value-type="string" calcext:value-type="string">
            <text:p>/wiki/.git/objects/18/e76128ce7261c5749bfe770fad712f4049c3e3</text:p>
          </table:table-cell>
          <table:table-cell/>
        </table:table-row>
        <table:table-row table:style-name="ro1">
          <table:table-cell office:value-type="string" calcext:value-type="string">
            <text:p>/wiki/.git/objects/18/861cd92a82d05810d7b1bb0ce5e1ef7e649364</text:p>
          </table:table-cell>
          <table:table-cell/>
        </table:table-row>
        <table:table-row table:style-name="ro1">
          <table:table-cell office:value-type="string" calcext:value-type="string">
            <text:p>/wiki/.git/objects/18/532d4a3a990f979d4ef7a0895c9fb9e3846030</text:p>
          </table:table-cell>
          <table:table-cell/>
        </table:table-row>
        <table:table-row table:style-name="ro1">
          <table:table-cell office:value-type="string" calcext:value-type="string">
            <text:p>/wiki/.git/objects/18/6ed54c01d51552e6c812ebb6c42847860df5d3</text:p>
          </table:table-cell>
          <table:table-cell/>
        </table:table-row>
        <table:table-row table:style-name="ro1">
          <table:table-cell office:value-type="string" calcext:value-type="string">
            <text:p>/wiki/.git/objects/18/437d277b2b1b915479c6317ce72ca6ba1c4868</text:p>
          </table:table-cell>
          <table:table-cell/>
        </table:table-row>
        <table:table-row table:style-name="ro1">
          <table:table-cell office:value-type="string" calcext:value-type="string">
            <text:p>/wiki/.git/objects/18/80e170cb12a5608a4e5100701a4d53188aef88</text:p>
          </table:table-cell>
          <table:table-cell/>
        </table:table-row>
        <table:table-row table:style-name="ro1">
          <table:table-cell office:value-type="string" calcext:value-type="string">
            <text:p>/wiki/.git/objects/11/ca52ac81f98a0ac406bf0647da30f5db59bbfb</text:p>
          </table:table-cell>
          <table:table-cell/>
        </table:table-row>
        <table:table-row table:style-name="ro1">
          <table:table-cell office:value-type="string" calcext:value-type="string">
            <text:p>/wiki/.git/objects/11/a9fa1bf7f45993ea271c1173c6a18118ad96d2</text:p>
          </table:table-cell>
          <table:table-cell/>
        </table:table-row>
        <table:table-row table:style-name="ro1">
          <table:table-cell office:value-type="string" calcext:value-type="string">
            <text:p>/wiki/.git/objects/11/5b8fcbd78469a80369f969ce28fe02ca242799</text:p>
          </table:table-cell>
          <table:table-cell/>
        </table:table-row>
        <table:table-row table:style-name="ro1">
          <table:table-cell office:value-type="string" calcext:value-type="string">
            <text:p>/wiki/.git/objects/11/2f732a1b0e2feeb6608c4c6fec9ab32d54970f</text:p>
          </table:table-cell>
          <table:table-cell/>
        </table:table-row>
        <table:table-row table:style-name="ro1">
          <table:table-cell office:value-type="string" calcext:value-type="string">
            <text:p>/wiki/.git/objects/11/ed0237b4096396e1f8e4d1f1b45cd2275ebcf1</text:p>
          </table:table-cell>
          <table:table-cell/>
        </table:table-row>
        <table:table-row table:style-name="ro1">
          <table:table-cell office:value-type="string" calcext:value-type="string">
            <text:p>/wiki/.git/objects/11/1f4fc6e677b2e71f5635e270d8d052746b05ce</text:p>
          </table:table-cell>
          <table:table-cell/>
        </table:table-row>
        <table:table-row table:style-name="ro1">
          <table:table-cell office:value-type="string" calcext:value-type="string">
            <text:p>/wiki/.git/objects/11/4254ee806c8b0c979763943d639776d63b125e</text:p>
          </table:table-cell>
          <table:table-cell/>
        </table:table-row>
        <table:table-row table:style-name="ro1">
          <table:table-cell office:value-type="string" calcext:value-type="string">
            <text:p>/wiki/.git/objects/11/a9ce05fdfda77d950865adc884b736186d4c9a</text:p>
          </table:table-cell>
          <table:table-cell/>
        </table:table-row>
        <table:table-row table:style-name="ro1">
          <table:table-cell office:value-type="string" calcext:value-type="string">
            <text:p>/wiki/.git/objects/11/35675a9605fe636ee3a706ae39f2f8de98cf9d</text:p>
          </table:table-cell>
          <table:table-cell/>
        </table:table-row>
        <table:table-row table:style-name="ro1">
          <table:table-cell office:value-type="string" calcext:value-type="string">
            <text:p>/wiki/.git/objects/11/e8b699ea2e13a3a650ff187c065d2671924c36</text:p>
          </table:table-cell>
          <table:table-cell/>
        </table:table-row>
        <table:table-row table:style-name="ro1">
          <table:table-cell office:value-type="string" calcext:value-type="string">
            <text:p>/wiki/.git/objects/11/7350afd3bb9912baaf662998ed56afd4fca543</text:p>
          </table:table-cell>
          <table:table-cell/>
        </table:table-row>
        <table:table-row table:style-name="ro1">
          <table:table-cell office:value-type="string" calcext:value-type="string">
            <text:p>/wiki/.git/objects/11/e049a1381c903ef95a6418f3a75c804f711df2</text:p>
          </table:table-cell>
          <table:table-cell/>
        </table:table-row>
        <table:table-row table:style-name="ro1">
          <table:table-cell office:value-type="string" calcext:value-type="string">
            <text:p>/wiki/.git/objects/11/d1187f4bd1662499515e29c7c017d99f370554</text:p>
          </table:table-cell>
          <table:table-cell/>
        </table:table-row>
        <table:table-row table:style-name="ro1">
          <table:table-cell office:value-type="string" calcext:value-type="string">
            <text:p>/wiki/.git/objects/11/c17fbd16e418288d957df53dce1ef99ebe57bc</text:p>
          </table:table-cell>
          <table:table-cell/>
        </table:table-row>
        <table:table-row table:style-name="ro1">
          <table:table-cell office:value-type="string" calcext:value-type="string">
            <text:p>/wiki/.git/objects/11/4ab0389792587b3680d87faa63f677f3ebefc1</text:p>
          </table:table-cell>
          <table:table-cell/>
        </table:table-row>
        <table:table-row table:style-name="ro1">
          <table:table-cell office:value-type="string" calcext:value-type="string">
            <text:p>/wiki/.git/objects/c0/4fab551414eafcf121fe2a4162f814a8d20eb4</text:p>
          </table:table-cell>
          <table:table-cell/>
        </table:table-row>
        <table:table-row table:style-name="ro1">
          <table:table-cell office:value-type="string" calcext:value-type="string">
            <text:p>/wiki/.git/objects/c0/4549fca58c1144d9d75809cd251d16bb26ae3a</text:p>
          </table:table-cell>
          <table:table-cell/>
        </table:table-row>
        <table:table-row table:style-name="ro1">
          <table:table-cell office:value-type="string" calcext:value-type="string">
            <text:p>/wiki/.git/objects/c0/8d160e296ae5f9bb4ebf15cda4f57b6768159c</text:p>
          </table:table-cell>
          <table:table-cell/>
        </table:table-row>
        <table:table-row table:style-name="ro1">
          <table:table-cell office:value-type="string" calcext:value-type="string">
            <text:p>/wiki/.git/objects/c0/a42c755625681778017570151481d1751a104d</text:p>
          </table:table-cell>
          <table:table-cell/>
        </table:table-row>
        <table:table-row table:style-name="ro1">
          <table:table-cell office:value-type="string" calcext:value-type="string">
            <text:p>/wiki/.git/objects/a9/a66f257e6b01b39520e7f4136545a96c08f983</text:p>
          </table:table-cell>
          <table:table-cell/>
        </table:table-row>
        <table:table-row table:style-name="ro1">
          <table:table-cell office:value-type="string" calcext:value-type="string">
            <text:p>/wiki/.git/objects/a9/88a21d8e4d5653d36ff401e35c96ce8404c595</text:p>
          </table:table-cell>
          <table:table-cell/>
        </table:table-row>
        <table:table-row table:style-name="ro1">
          <table:table-cell office:value-type="string" calcext:value-type="string">
            <text:p>/wiki/.git/objects/a9/c34ff77fe55c55120b49a4e26419b574614a82</text:p>
          </table:table-cell>
          <table:table-cell/>
        </table:table-row>
        <table:table-row table:style-name="ro1">
          <table:table-cell office:value-type="string" calcext:value-type="string">
            <text:p>/wiki/.git/objects/a9/4cca23eb14baef6aefcdb355cb95205709af2f</text:p>
          </table:table-cell>
          <table:table-cell/>
        </table:table-row>
        <table:table-row table:style-name="ro1">
          <table:table-cell office:value-type="string" calcext:value-type="string">
            <text:p>/wiki/.git/objects/a9/1a73064f59b7256ba5aad38e12b8579a6081cb</text:p>
          </table:table-cell>
          <table:table-cell/>
        </table:table-row>
        <table:table-row table:style-name="ro1">
          <table:table-cell office:value-type="string" calcext:value-type="string">
            <text:p>/wiki/.git/objects/a9/dec36317b91cc7e0596d3f17e17358038b938a</text:p>
          </table:table-cell>
          <table:table-cell/>
        </table:table-row>
        <table:table-row table:style-name="ro1">
          <table:table-cell office:value-type="string" calcext:value-type="string">
            <text:p>/wiki/.git/objects/a9/ff4e998693d92ce4d765a3d513b56df803fdb5</text:p>
          </table:table-cell>
          <table:table-cell/>
        </table:table-row>
        <table:table-row table:style-name="ro1">
          <table:table-cell office:value-type="string" calcext:value-type="string">
            <text:p>/wiki/.git/objects/a9/85dec3bd53f71a4f4b90606e114567b59eda4a</text:p>
          </table:table-cell>
          <table:table-cell/>
        </table:table-row>
        <table:table-row table:style-name="ro1">
          <table:table-cell office:value-type="string" calcext:value-type="string">
            <text:p>/wiki/.git/objects/a9/c653e58ac2be57a6014f23534340ba2f57d8dd</text:p>
          </table:table-cell>
          <table:table-cell/>
        </table:table-row>
        <table:table-row table:style-name="ro1">
          <table:table-cell office:value-type="string" calcext:value-type="string">
            <text:p>/wiki/.git/objects/a9/7539729a5e043947f50645ba6b148e1641c712</text:p>
          </table:table-cell>
          <table:table-cell/>
        </table:table-row>
        <table:table-row table:style-name="ro1">
          <table:table-cell office:value-type="string" calcext:value-type="string">
            <text:p>/wiki/.git/objects/a9/5e10358ff5e5028f4afec7cf3175f346ec6302</text:p>
          </table:table-cell>
          <table:table-cell/>
        </table:table-row>
        <table:table-row table:style-name="ro1">
          <table:table-cell office:value-type="string" calcext:value-type="string">
            <text:p>/wiki/.git/objects/a9/59814b0a586d697ba897b1d9f439a6cb2c891a</text:p>
          </table:table-cell>
          <table:table-cell/>
        </table:table-row>
        <table:table-row table:style-name="ro1">
          <table:table-cell office:value-type="string" calcext:value-type="string">
            <text:p>/wiki/.git/objects/a9/8f1027c3d114ad84a069404854b5cab42951c2</text:p>
          </table:table-cell>
          <table:table-cell/>
        </table:table-row>
        <table:table-row table:style-name="ro1">
          <table:table-cell office:value-type="string" calcext:value-type="string">
            <text:p>/wiki/.git/objects/7b/f38764cabfa649acf20cbe5fd93c5d36d33686</text:p>
          </table:table-cell>
          <table:table-cell/>
        </table:table-row>
        <table:table-row table:style-name="ro1">
          <table:table-cell office:value-type="string" calcext:value-type="string">
            <text:p>/wiki/.git/objects/7b/02cd9849aac923f0fdf30050815d4604a934b4</text:p>
          </table:table-cell>
          <table:table-cell/>
        </table:table-row>
        <table:table-row table:style-name="ro1">
          <table:table-cell office:value-type="string" calcext:value-type="string">
            <text:p>/wiki/.git/objects/7b/ab15f8cbf55edafe04148f5133eb705676ed05</text:p>
          </table:table-cell>
          <table:table-cell/>
        </table:table-row>
        <table:table-row table:style-name="ro1">
          <table:table-cell office:value-type="string" calcext:value-type="string">
            <text:p>/wiki/.git/objects/7b/3f114c8ac5987e2f4bc4d1dd61f4940da3dc45</text:p>
          </table:table-cell>
          <table:table-cell/>
        </table:table-row>
        <table:table-row table:style-name="ro1">
          <table:table-cell office:value-type="string" calcext:value-type="string">
            <text:p>/wiki/.git/objects/7b/8132493b935f5d6119bfe9ae54f1bf8dcd99ba</text:p>
          </table:table-cell>
          <table:table-cell/>
        </table:table-row>
        <table:table-row table:style-name="ro1">
          <table:table-cell office:value-type="string" calcext:value-type="string">
            <text:p>/wiki/.git/objects/7b/85ad951499d8347694cd53791384961e000def</text:p>
          </table:table-cell>
          <table:table-cell/>
        </table:table-row>
        <table:table-row table:style-name="ro1">
          <table:table-cell office:value-type="string" calcext:value-type="string">
            <text:p>/wiki/.git/objects/7b/f4ec2962027ca51a65ba9c6bbf960746e58a22</text:p>
          </table:table-cell>
          <table:table-cell/>
        </table:table-row>
        <table:table-row table:style-name="ro1">
          <table:table-cell office:value-type="string" calcext:value-type="string">
            <text:p>/wiki/.git/objects/7b/44f5380ef3446e102ac7988a905576a13d2377</text:p>
          </table:table-cell>
          <table:table-cell/>
        </table:table-row>
        <table:table-row table:style-name="ro1">
          <table:table-cell office:value-type="string" calcext:value-type="string">
            <text:p>/wiki/.git/objects/7b/f1f16767aba5f4f3279ff72936f3df7761cc2a</text:p>
          </table:table-cell>
          <table:table-cell/>
        </table:table-row>
        <table:table-row table:style-name="ro1">
          <table:table-cell office:value-type="string" calcext:value-type="string">
            <text:p>/wiki/.git/objects/7b/9cc0be15b48af771f5dcb3f58875144e311fe6</text:p>
          </table:table-cell>
          <table:table-cell/>
        </table:table-row>
        <table:table-row table:style-name="ro1">
          <table:table-cell office:value-type="string" calcext:value-type="string">
            <text:p>/wiki/.git/objects/7b/b4a96bae62eb959acba31ec969bd4f51f668ed</text:p>
          </table:table-cell>
          <table:table-cell/>
        </table:table-row>
        <table:table-row table:style-name="ro1">
          <table:table-cell office:value-type="string" calcext:value-type="string">
            <text:p>/wiki/.git/objects/7b/a2893ab02753473265e38c54938d51a66caea8</text:p>
          </table:table-cell>
          <table:table-cell/>
        </table:table-row>
        <table:table-row table:style-name="ro1">
          <table:table-cell office:value-type="string" calcext:value-type="string">
            <text:p>/wiki/.git/objects/7b/1e1cca3dfb0cd49a8d1a5c4dbfec5acbf5ea44</text:p>
          </table:table-cell>
          <table:table-cell/>
        </table:table-row>
        <table:table-row table:style-name="ro1">
          <table:table-cell office:value-type="string" calcext:value-type="string">
            <text:p>/wiki/.git/objects/c8/f3d7afea7faccd20baee5f4eac36c2aa32b878</text:p>
          </table:table-cell>
          <table:table-cell/>
        </table:table-row>
        <table:table-row table:style-name="ro1">
          <table:table-cell office:value-type="string" calcext:value-type="string">
            <text:p>/wiki/.git/objects/c8/4c9613b83b8d2de9933c10754752bfb6b3e878</text:p>
          </table:table-cell>
          <table:table-cell/>
        </table:table-row>
        <table:table-row table:style-name="ro1">
          <table:table-cell office:value-type="string" calcext:value-type="string">
            <text:p>/wiki/.git/objects/c8/9e9bf2466e22a1294f2ea77c136d3081aa19cb</text:p>
          </table:table-cell>
          <table:table-cell/>
        </table:table-row>
        <table:table-row table:style-name="ro1">
          <table:table-cell office:value-type="string" calcext:value-type="string">
            <text:p>/wiki/.git/objects/c8/e95af1ad1bd4c2583a6bb8dc13692bfb58ca0e</text:p>
          </table:table-cell>
          <table:table-cell/>
        </table:table-row>
        <table:table-row table:style-name="ro1">
          <table:table-cell office:value-type="string" calcext:value-type="string">
            <text:p>/wiki/.git/objects/c8/89b3d6a767d243ac80b894085da6d54ad55e76</text:p>
          </table:table-cell>
          <table:table-cell/>
        </table:table-row>
        <table:table-row table:style-name="ro1">
          <table:table-cell office:value-type="string" calcext:value-type="string">
            <text:p>/wiki/.git/objects/c8/c305b7fb7b36a32710744b9bf0ca91652e6f53</text:p>
          </table:table-cell>
          <table:table-cell/>
        </table:table-row>
        <table:table-row table:style-name="ro1">
          <table:table-cell office:value-type="string" calcext:value-type="string">
            <text:p>/wiki/.git/objects/c8/73c71641cfe63d7d07d46cf71c3d6c07f91e9e</text:p>
          </table:table-cell>
          <table:table-cell/>
        </table:table-row>
        <table:table-row table:style-name="ro1">
          <table:table-cell office:value-type="string" calcext:value-type="string">
            <text:p>/wiki/.git/objects/c8/2e09d242c5027c541c91b33add6d335b3f6d3f</text:p>
          </table:table-cell>
          <table:table-cell/>
        </table:table-row>
        <table:table-row table:style-name="ro1">
          <table:table-cell office:value-type="string" calcext:value-type="string">
            <text:p>/wiki/.git/objects/c8/9f0228f558a676a3b9ffb1c62b172c7b6efc46</text:p>
          </table:table-cell>
          <table:table-cell/>
        </table:table-row>
        <table:table-row table:style-name="ro1">
          <table:table-cell office:value-type="string" calcext:value-type="string">
            <text:p>/wiki/.git/objects/61/1d3dfb728c021d0181d21f0a25437b476764b7</text:p>
          </table:table-cell>
          <table:table-cell/>
        </table:table-row>
        <table:table-row table:style-name="ro1">
          <table:table-cell office:value-type="string" calcext:value-type="string">
            <text:p>/wiki/.git/objects/61/643a394eee671ad50e45595fa4eb2cfd9b726a</text:p>
          </table:table-cell>
          <table:table-cell/>
        </table:table-row>
        <table:table-row table:style-name="ro1">
          <table:table-cell office:value-type="string" calcext:value-type="string">
            <text:p>/wiki/.git/objects/61/cf544dc80852f4851a5426e7602dc8d620fd25</text:p>
          </table:table-cell>
          <table:table-cell/>
        </table:table-row>
        <table:table-row table:style-name="ro1">
          <table:table-cell office:value-type="string" calcext:value-type="string">
            <text:p>/wiki/.git/objects/61/69a7ba7974b4306bf07f1e84ee614b86a8872a</text:p>
          </table:table-cell>
          <table:table-cell/>
        </table:table-row>
        <table:table-row table:style-name="ro1">
          <table:table-cell office:value-type="string" calcext:value-type="string">
            <text:p>/wiki/.git/objects/61/355f0721c2dc741bbf1c6cdc80f45a5ab9fdac</text:p>
          </table:table-cell>
          <table:table-cell/>
        </table:table-row>
        <table:table-row table:style-name="ro1">
          <table:table-cell office:value-type="string" calcext:value-type="string">
            <text:p>/wiki/.git/objects/61/4b612e665cd2568f20c838c680d8dab3113f14</text:p>
          </table:table-cell>
          <table:table-cell/>
        </table:table-row>
        <table:table-row table:style-name="ro1">
          <table:table-cell office:value-type="string" calcext:value-type="string">
            <text:p>/wiki/.git/objects/61/1e22de84553597f652885c9a079934d7146589</text:p>
          </table:table-cell>
          <table:table-cell/>
        </table:table-row>
        <table:table-row table:style-name="ro1">
          <table:table-cell office:value-type="string" calcext:value-type="string">
            <text:p>/wiki/.git/objects/61/6ff10a0cd17a3890f10e6169620be361711109</text:p>
          </table:table-cell>
          <table:table-cell/>
        </table:table-row>
        <table:table-row table:style-name="ro1">
          <table:table-cell office:value-type="string" calcext:value-type="string">
            <text:p>/wiki/.git/objects/61/9ef5524c91570bf8bb37547345b39b6da03f79</text:p>
          </table:table-cell>
          <table:table-cell/>
        </table:table-row>
        <table:table-row table:style-name="ro1">
          <table:table-cell office:value-type="string" calcext:value-type="string">
            <text:p>/wiki/.git/objects/61/66c25dbbf52c86845d1d030815bd8091c93eae</text:p>
          </table:table-cell>
          <table:table-cell/>
        </table:table-row>
        <table:table-row table:style-name="ro1">
          <table:table-cell office:value-type="string" calcext:value-type="string">
            <text:p>/wiki/.git/objects/61/3043e7ed17375545621e4375d854f8d2693636</text:p>
          </table:table-cell>
          <table:table-cell/>
        </table:table-row>
        <table:table-row table:style-name="ro1">
          <table:table-cell office:value-type="string" calcext:value-type="string">
            <text:p>/wiki/.git/objects/61/74aaac6bd22e6f6a5929bc48e64b93820d90ca</text:p>
          </table:table-cell>
          <table:table-cell/>
        </table:table-row>
        <table:table-row table:style-name="ro1">
          <table:table-cell office:value-type="string" calcext:value-type="string">
            <text:p>/wiki/.git/objects/61/237210e07052ab1ddbb3b7057dad95a56d001e</text:p>
          </table:table-cell>
          <table:table-cell/>
        </table:table-row>
        <table:table-row table:style-name="ro1">
          <table:table-cell office:value-type="string" calcext:value-type="string">
            <text:p>/wiki/.git/objects/a4/b8d650961192ba4a69afa897588a6c2b212087</text:p>
          </table:table-cell>
          <table:table-cell/>
        </table:table-row>
        <table:table-row table:style-name="ro1">
          <table:table-cell office:value-type="string" calcext:value-type="string">
            <text:p>/wiki/.git/objects/a4/a6d3773aa373074778fd69958edf9d33e948cc</text:p>
          </table:table-cell>
          <table:table-cell/>
        </table:table-row>
        <table:table-row table:style-name="ro1">
          <table:table-cell office:value-type="string" calcext:value-type="string">
            <text:p>/wiki/.git/objects/a4/436b2279e82836702b3b44b4559dbc4fbb03ea</text:p>
          </table:table-cell>
          <table:table-cell/>
        </table:table-row>
        <table:table-row table:style-name="ro1">
          <table:table-cell office:value-type="string" calcext:value-type="string">
            <text:p>/wiki/.git/objects/a4/ac28ba9c766302335a910a23790c8528d9e482</text:p>
          </table:table-cell>
          <table:table-cell/>
        </table:table-row>
        <table:table-row table:style-name="ro1">
          <table:table-cell office:value-type="string" calcext:value-type="string">
            <text:p>/wiki/.git/objects/a4/f6cb2b31f711a934f7490c0b1510ec3fce1dd0</text:p>
          </table:table-cell>
          <table:table-cell/>
        </table:table-row>
        <table:table-row table:style-name="ro1">
          <table:table-cell office:value-type="string" calcext:value-type="string">
            <text:p>/wiki/.git/objects/a4/5e1245b80e4ef1d32807a5c95567937ac89600</text:p>
          </table:table-cell>
          <table:table-cell/>
        </table:table-row>
        <table:table-row table:style-name="ro1">
          <table:table-cell office:value-type="string" calcext:value-type="string">
            <text:p>/wiki/.git/objects/a4/651cb3b3ceb71ae60ca7f0323686b83e659da3</text:p>
          </table:table-cell>
          <table:table-cell/>
        </table:table-row>
        <table:table-row table:style-name="ro1">
          <table:table-cell office:value-type="string" calcext:value-type="string">
            <text:p>/wiki/.git/objects/a4/7c1f972c411cba625c737d815b84bce347257a</text:p>
          </table:table-cell>
          <table:table-cell/>
        </table:table-row>
        <table:table-row table:style-name="ro1">
          <table:table-cell office:value-type="string" calcext:value-type="string">
            <text:p>/wiki/.git/objects/a4/5d46201558fd884f4eecad0ebef52d5e587171</text:p>
          </table:table-cell>
          <table:table-cell/>
        </table:table-row>
        <table:table-row table:style-name="ro1">
          <table:table-cell office:value-type="string" calcext:value-type="string">
            <text:p>/wiki/.git/objects/a4/4fe5d65194720d84021ac13e4d11485e90318d</text:p>
          </table:table-cell>
          <table:table-cell/>
        </table:table-row>
        <table:table-row table:style-name="ro1">
          <table:table-cell office:value-type="string" calcext:value-type="string">
            <text:p>/wiki/.git/objects/a4/9efd11fb4b567dd0dee00a8c89f7ae4cb59fc6</text:p>
          </table:table-cell>
          <table:table-cell/>
        </table:table-row>
        <table:table-row table:style-name="ro1">
          <table:table-cell office:value-type="string" calcext:value-type="string">
            <text:p>/wiki/.git/objects/a4/d283389a651a4ee1e97075ae23c5cc4a66b2c2</text:p>
          </table:table-cell>
          <table:table-cell/>
        </table:table-row>
        <table:table-row table:style-name="ro1">
          <table:table-cell office:value-type="string" calcext:value-type="string">
            <text:p>/wiki/.git/objects/a4/bfa8286f8d590a311770aa099dcca746e7d282</text:p>
          </table:table-cell>
          <table:table-cell/>
        </table:table-row>
        <table:table-row table:style-name="ro1">
          <table:table-cell office:value-type="string" calcext:value-type="string">
            <text:p>/wiki/.git/objects/a4/e474d0f016c67b58f878f40c0f8a07866b655d</text:p>
          </table:table-cell>
          <table:table-cell/>
        </table:table-row>
        <table:table-row table:style-name="ro1">
          <table:table-cell office:value-type="string" calcext:value-type="string">
            <text:p>/wiki/.git/objects/a4/205b01e979c7da10584fb15c2de01875397838</text:p>
          </table:table-cell>
          <table:table-cell/>
        </table:table-row>
        <table:table-row table:style-name="ro1">
          <table:table-cell office:value-type="string" calcext:value-type="string">
            <text:p>/wiki/.git/objects/a4/1322fa6863e1baf19db388e5ae831e78ceb598</text:p>
          </table:table-cell>
          <table:table-cell/>
        </table:table-row>
        <table:table-row table:style-name="ro1">
          <table:table-cell office:value-type="string" calcext:value-type="string">
            <text:p>/wiki/.git/objects/a4/77a31d1ea0a27dee3f9001497f62064a350adc</text:p>
          </table:table-cell>
          <table:table-cell/>
        </table:table-row>
        <table:table-row table:style-name="ro1">
          <table:table-cell office:value-type="string" calcext:value-type="string">
            <text:p>/wiki/.git/objects/0e/a1fbb1d9f452198c10826f689bc37b5f1ba548</text:p>
          </table:table-cell>
          <table:table-cell/>
        </table:table-row>
        <table:table-row table:style-name="ro1">
          <table:table-cell office:value-type="string" calcext:value-type="string">
            <text:p>/wiki/.git/objects/0e/309cfd8c3ddf9ea57107da6353bd2668de7e64</text:p>
          </table:table-cell>
          <table:table-cell/>
        </table:table-row>
        <table:table-row table:style-name="ro1">
          <table:table-cell office:value-type="string" calcext:value-type="string">
            <text:p>/wiki/.git/objects/0e/8ed36322d7dd88e87ddc430cb0e76964fa69c2</text:p>
          </table:table-cell>
          <table:table-cell/>
        </table:table-row>
        <table:table-row table:style-name="ro1">
          <table:table-cell office:value-type="string" calcext:value-type="string">
            <text:p>/wiki/.git/objects/0e/6f1b8597faee95634245c604e8faf89d0cec2d</text:p>
          </table:table-cell>
          <table:table-cell/>
        </table:table-row>
        <table:table-row table:style-name="ro1">
          <table:table-cell office:value-type="string" calcext:value-type="string">
            <text:p>/wiki/.git/objects/0e/1b3137f956f4a871481bcaae884b3efbc5a630</text:p>
          </table:table-cell>
          <table:table-cell/>
        </table:table-row>
        <table:table-row table:style-name="ro1">
          <table:table-cell office:value-type="string" calcext:value-type="string">
            <text:p>/wiki/.git/objects/0e/54eda278bb8f916f91341e0dcaf486f3cdafef</text:p>
          </table:table-cell>
          <table:table-cell/>
        </table:table-row>
        <table:table-row table:style-name="ro1">
          <table:table-cell office:value-type="string" calcext:value-type="string">
            <text:p>/wiki/.git/objects/0e/f4112300286fc822239e1258540da0166a0418</text:p>
          </table:table-cell>
          <table:table-cell/>
        </table:table-row>
        <table:table-row table:style-name="ro1">
          <table:table-cell office:value-type="string" calcext:value-type="string">
            <text:p>/wiki/.git/objects/0e/1689eaf102905cd3aa148d3db268ca2cf4d5d1</text:p>
          </table:table-cell>
          <table:table-cell/>
        </table:table-row>
        <table:table-row table:style-name="ro1">
          <table:table-cell office:value-type="string" calcext:value-type="string">
            <text:p>/wiki/.git/objects/0e/2e17bad123d71d9c41ad27681413cc055afe77</text:p>
          </table:table-cell>
          <table:table-cell/>
        </table:table-row>
        <table:table-row table:style-name="ro1">
          <table:table-cell office:value-type="string" calcext:value-type="string">
            <text:p>/wiki/.git/objects/0e/5da5ab69e0b16270584faebed83d5c953da496</text:p>
          </table:table-cell>
          <table:table-cell/>
        </table:table-row>
        <table:table-row table:style-name="ro1">
          <table:table-cell office:value-type="string" calcext:value-type="string">
            <text:p>/wiki/.git/objects/0e/d6d431cdb2abe7f3224018137bcf96921c0231</text:p>
          </table:table-cell>
          <table:table-cell/>
        </table:table-row>
        <table:table-row table:style-name="ro1">
          <table:table-cell office:value-type="string" calcext:value-type="string">
            <text:p>/wiki/.git/objects/0e/49e0e0d01c2b5ab97ce1ff21151a3ddd1c8b50</text:p>
          </table:table-cell>
          <table:table-cell/>
        </table:table-row>
        <table:table-row table:style-name="ro1">
          <table:table-cell office:value-type="string" calcext:value-type="string">
            <text:p>/wiki/.git/objects/4e/3160df87b8ded9853a2e64431169d261e30af3</text:p>
          </table:table-cell>
          <table:table-cell/>
        </table:table-row>
        <table:table-row table:style-name="ro1">
          <table:table-cell office:value-type="string" calcext:value-type="string">
            <text:p>/wiki/.git/objects/4e/4bcd4bea2f129bd1cb26d3e44243ae4a0aa9ba</text:p>
          </table:table-cell>
          <table:table-cell/>
        </table:table-row>
        <table:table-row table:style-name="ro1">
          <table:table-cell office:value-type="string" calcext:value-type="string">
            <text:p>/wiki/.git/objects/4e/7cc3b5bd1da96995331ed5adc3059706164f6d</text:p>
          </table:table-cell>
          <table:table-cell/>
        </table:table-row>
        <table:table-row table:style-name="ro1">
          <table:table-cell office:value-type="string" calcext:value-type="string">
            <text:p>/wiki/.git/objects/4e/a091153ebfd0bcf0e571d8b118ab7bc112ed74</text:p>
          </table:table-cell>
          <table:table-cell/>
        </table:table-row>
        <table:table-row table:style-name="ro1">
          <table:table-cell office:value-type="string" calcext:value-type="string">
            <text:p>/wiki/.git/objects/4e/3976cf55514514badcabf73ff8794fb264c1b3</text:p>
          </table:table-cell>
          <table:table-cell/>
        </table:table-row>
        <table:table-row table:style-name="ro1">
          <table:table-cell office:value-type="string" calcext:value-type="string">
            <text:p>/wiki/.git/objects/4e/a2d27647d5ade7a29c506b90c274e692406a7c</text:p>
          </table:table-cell>
          <table:table-cell/>
        </table:table-row>
        <table:table-row table:style-name="ro1">
          <table:table-cell office:value-type="string" calcext:value-type="string">
            <text:p>/wiki/.git/objects/4e/483811a5b18e0e9b1aa9d4bd3a282ba2312fc7</text:p>
          </table:table-cell>
          <table:table-cell/>
        </table:table-row>
        <table:table-row table:style-name="ro1">
          <table:table-cell office:value-type="string" calcext:value-type="string">
            <text:p>/wiki/.git/objects/4e/f8794faa3fb4b2a10f4b02979015de36803561</text:p>
          </table:table-cell>
          <table:table-cell/>
        </table:table-row>
        <table:table-row table:style-name="ro1">
          <table:table-cell office:value-type="string" calcext:value-type="string">
            <text:p>/wiki/.git/objects/a8/b2a6f2694ebe4e4076f764f0fb200cf9844026</text:p>
          </table:table-cell>
          <table:table-cell/>
        </table:table-row>
        <table:table-row table:style-name="ro1">
          <table:table-cell office:value-type="string" calcext:value-type="string">
            <text:p>/wiki/.git/objects/a8/68d3fa457fe30c5e3a6d6ed192d5cbb9faa10f</text:p>
          </table:table-cell>
          <table:table-cell/>
        </table:table-row>
        <table:table-row table:style-name="ro1">
          <table:table-cell office:value-type="string" calcext:value-type="string">
            <text:p>/wiki/.git/objects/a8/8ca1e77534b52376a7a91858bbc742305e8e51</text:p>
          </table:table-cell>
          <table:table-cell/>
        </table:table-row>
        <table:table-row table:style-name="ro1">
          <table:table-cell office:value-type="string" calcext:value-type="string">
            <text:p>/wiki/.git/objects/a8/cc6c65d40e283c1f5a5587ac05c408399df397</text:p>
          </table:table-cell>
          <table:table-cell/>
        </table:table-row>
        <table:table-row table:style-name="ro1">
          <table:table-cell office:value-type="string" calcext:value-type="string">
            <text:p>/wiki/.git/objects/a8/e9752e20cdbc6a730832da7cb14e7ccf9835f7</text:p>
          </table:table-cell>
          <table:table-cell/>
        </table:table-row>
        <table:table-row table:style-name="ro1">
          <table:table-cell office:value-type="string" calcext:value-type="string">
            <text:p>/wiki/.git/objects/a8/c1b47423772331d30bf81c720f8ef31a44b4d8</text:p>
          </table:table-cell>
          <table:table-cell/>
        </table:table-row>
        <table:table-row table:style-name="ro1">
          <table:table-cell office:value-type="string" calcext:value-type="string">
            <text:p>/wiki/.git/objects/a8/4ef8700f5c98ebadc0d4c05d2ea4b766fc8b07</text:p>
          </table:table-cell>
          <table:table-cell/>
        </table:table-row>
        <table:table-row table:style-name="ro1">
          <table:table-cell office:value-type="string" calcext:value-type="string">
            <text:p>/wiki/.git/objects/a8/c545933944f6f091fd4753609ba247f11fea95</text:p>
          </table:table-cell>
          <table:table-cell/>
        </table:table-row>
        <table:table-row table:style-name="ro1">
          <table:table-cell office:value-type="string" calcext:value-type="string">
            <text:p>/wiki/.git/objects/a8/0f66aaf42002c137f9cd69d7b3f52f34558b5f</text:p>
          </table:table-cell>
          <table:table-cell/>
        </table:table-row>
        <table:table-row table:style-name="ro1">
          <table:table-cell office:value-type="string" calcext:value-type="string">
            <text:p>/wiki/.git/objects/a8/12093f6aae691ac49f554236f13f9b3518dfcf</text:p>
          </table:table-cell>
          <table:table-cell/>
        </table:table-row>
        <table:table-row table:style-name="ro1">
          <table:table-cell office:value-type="string" calcext:value-type="string">
            <text:p>/wiki/.git/objects/a8/b51cde17072bf1267a75def17071845895352e</text:p>
          </table:table-cell>
          <table:table-cell/>
        </table:table-row>
        <table:table-row table:style-name="ro1">
          <table:table-cell office:value-type="string" calcext:value-type="string">
            <text:p>/wiki/.git/objects/a8/503a187ecf874eec266740e1b18bf0bfeb5acb</text:p>
          </table:table-cell>
          <table:table-cell/>
        </table:table-row>
        <table:table-row table:style-name="ro1">
          <table:table-cell office:value-type="string" calcext:value-type="string">
            <text:p>/wiki/.git/objects/a8/f8eb7183bdcfcf3b96fbec553e4d0f73d5a691</text:p>
          </table:table-cell>
          <table:table-cell/>
        </table:table-row>
        <table:table-row table:style-name="ro1">
          <table:table-cell office:value-type="string" calcext:value-type="string">
            <text:p>/wiki/.git/objects/a8/ed3ba254bcdc9345ea316f69a4d16ed338fe7b</text:p>
          </table:table-cell>
          <table:table-cell/>
        </table:table-row>
        <table:table-row table:style-name="ro1">
          <table:table-cell office:value-type="string" calcext:value-type="string">
            <text:p>/wiki/.git/objects/a8/0c9a870652afe37f12a113ab5a291ca7c8f6a7</text:p>
          </table:table-cell>
          <table:table-cell/>
        </table:table-row>
        <table:table-row table:style-name="ro1">
          <table:table-cell office:value-type="string" calcext:value-type="string">
            <text:p>/wiki/.git/objects/a8/b8e5dfed17e827070206281f0f8e46ca1c61e8</text:p>
          </table:table-cell>
          <table:table-cell/>
        </table:table-row>
        <table:table-row table:style-name="ro1">
          <table:table-cell office:value-type="string" calcext:value-type="string">
            <text:p>/wiki/.git/objects/8c/26bf329e386b7cf261da21f0bced5215667235</text:p>
          </table:table-cell>
          <table:table-cell/>
        </table:table-row>
        <table:table-row table:style-name="ro1">
          <table:table-cell office:value-type="string" calcext:value-type="string">
            <text:p>/wiki/.git/objects/8c/52625d329511f8e51e316729c739fe45024f75</text:p>
          </table:table-cell>
          <table:table-cell/>
        </table:table-row>
        <table:table-row table:style-name="ro1">
          <table:table-cell office:value-type="string" calcext:value-type="string">
            <text:p>/wiki/.git/objects/8c/4e0d4a82fb51b19dc1acab7d907bda3d02ec87</text:p>
          </table:table-cell>
          <table:table-cell/>
        </table:table-row>
        <table:table-row table:style-name="ro1">
          <table:table-cell office:value-type="string" calcext:value-type="string">
            <text:p>/wiki/.git/objects/8c/c4a7d00eef8a905283a3323ab5b70b85e592bd</text:p>
          </table:table-cell>
          <table:table-cell/>
        </table:table-row>
        <table:table-row table:style-name="ro1">
          <table:table-cell office:value-type="string" calcext:value-type="string">
            <text:p>/wiki/.git/objects/8c/e6040a66b81eb644f67fdf316e4958e9381529</text:p>
          </table:table-cell>
          <table:table-cell/>
        </table:table-row>
        <table:table-row table:style-name="ro1">
          <table:table-cell office:value-type="string" calcext:value-type="string">
            <text:p>/wiki/.git/objects/8c/814451273287e20d16a9817159f21dca36d8ad</text:p>
          </table:table-cell>
          <table:table-cell/>
        </table:table-row>
        <table:table-row table:style-name="ro1">
          <table:table-cell office:value-type="string" calcext:value-type="string">
            <text:p>/wiki/.git/objects/8c/0053a1b4f74af0b588b3ec23a0aa10f125e7e1</text:p>
          </table:table-cell>
          <table:table-cell/>
        </table:table-row>
        <table:table-row table:style-name="ro1">
          <table:table-cell office:value-type="string" calcext:value-type="string">
            <text:p>/wiki/.git/objects/8c/6bb374b706e67b7947c972e8308b8461586191</text:p>
          </table:table-cell>
          <table:table-cell/>
        </table:table-row>
        <table:table-row table:style-name="ro1">
          <table:table-cell office:value-type="string" calcext:value-type="string">
            <text:p>/wiki/.git/objects/8c/413388f7c6c38bfb0903c6741d88847573c9dc</text:p>
          </table:table-cell>
          <table:table-cell/>
        </table:table-row>
        <table:table-row table:style-name="ro1">
          <table:table-cell office:value-type="string" calcext:value-type="string">
            <text:p>/wiki/.git/objects/8c/ac5fbf37c8d9907b81cdc6cd00431ba23bcac6</text:p>
          </table:table-cell>
          <table:table-cell/>
        </table:table-row>
        <table:table-row table:style-name="ro1">
          <table:table-cell office:value-type="string" calcext:value-type="string">
            <text:p>/wiki/.git/objects/f6/db21be7d2b6e1f4c8cd328267411d46fb61ed0</text:p>
          </table:table-cell>
          <table:table-cell/>
        </table:table-row>
        <table:table-row table:style-name="ro1">
          <table:table-cell office:value-type="string" calcext:value-type="string">
            <text:p>/wiki/.git/objects/f6/46e6bcb5af633324aa3efc3bc09e13471c3c62</text:p>
          </table:table-cell>
          <table:table-cell/>
        </table:table-row>
        <table:table-row table:style-name="ro1">
          <table:table-cell office:value-type="string" calcext:value-type="string">
            <text:p>/wiki/.git/objects/f6/2d91fd0dcca9e65fb74a8189a4df438449207d</text:p>
          </table:table-cell>
          <table:table-cell/>
        </table:table-row>
        <table:table-row table:style-name="ro1">
          <table:table-cell office:value-type="string" calcext:value-type="string">
            <text:p>/wiki/.git/objects/f6/094ac4a008e77ec44e44cb787c6969eba237f1</text:p>
          </table:table-cell>
          <table:table-cell/>
        </table:table-row>
        <table:table-row table:style-name="ro1">
          <table:table-cell office:value-type="string" calcext:value-type="string">
            <text:p>/wiki/.git/objects/f6/9e6a3504712d6230a2132903b96bd5839e2d68</text:p>
          </table:table-cell>
          <table:table-cell/>
        </table:table-row>
        <table:table-row table:style-name="ro1">
          <table:table-cell office:value-type="string" calcext:value-type="string">
            <text:p>/wiki/.git/objects/f6/575883a7ebd4f1bcd776fe7eb9068f0bbed617</text:p>
          </table:table-cell>
          <table:table-cell/>
        </table:table-row>
        <table:table-row table:style-name="ro1">
          <table:table-cell office:value-type="string" calcext:value-type="string">
            <text:p>/wiki/.git/objects/08/a02e36e2623bfa938c3c29bdc0ed204bd86aa6</text:p>
          </table:table-cell>
          <table:table-cell/>
        </table:table-row>
        <table:table-row table:style-name="ro1">
          <table:table-cell office:value-type="string" calcext:value-type="string">
            <text:p>/wiki/.git/objects/08/0cf67b98fab7b2151ba7efb5f04d8101139353</text:p>
          </table:table-cell>
          <table:table-cell/>
        </table:table-row>
        <table:table-row table:style-name="ro1">
          <table:table-cell office:value-type="string" calcext:value-type="string">
            <text:p>/wiki/.git/objects/08/7c15badaf22b73da7f3169dd382c8bbd98cfa4</text:p>
          </table:table-cell>
          <table:table-cell/>
        </table:table-row>
        <table:table-row table:style-name="ro1">
          <table:table-cell office:value-type="string" calcext:value-type="string">
            <text:p>/wiki/.git/objects/08/4c4c764730b1812bd4df950d79310a7b2105d2</text:p>
          </table:table-cell>
          <table:table-cell/>
        </table:table-row>
        <table:table-row table:style-name="ro1">
          <table:table-cell office:value-type="string" calcext:value-type="string">
            <text:p>/wiki/.git/objects/08/c07cadcf473af9848f7f4099a7719cceaf7705</text:p>
          </table:table-cell>
          <table:table-cell/>
        </table:table-row>
        <table:table-row table:style-name="ro1">
          <table:table-cell office:value-type="string" calcext:value-type="string">
            <text:p>/wiki/.git/objects/08/e4f53741868f1d51d16ba2f45d42c5910e39e7</text:p>
          </table:table-cell>
          <table:table-cell/>
        </table:table-row>
        <table:table-row table:style-name="ro1">
          <table:table-cell office:value-type="string" calcext:value-type="string">
            <text:p>/wiki/.git/objects/08/f2f59a4deac88867c170a006ea174ca81cb836</text:p>
          </table:table-cell>
          <table:table-cell/>
        </table:table-row>
        <table:table-row table:style-name="ro1">
          <table:table-cell office:value-type="string" calcext:value-type="string">
            <text:p>/wiki/.git/objects/08/7ba5a097f3d3d5f270b239fa2967d0c8fd1df8</text:p>
          </table:table-cell>
          <table:table-cell/>
        </table:table-row>
        <table:table-row table:style-name="ro1">
          <table:table-cell office:value-type="string" calcext:value-type="string">
            <text:p>/wiki/.git/objects/08/6901b522036ce471c98f761a408e709ca44a4d</text:p>
          </table:table-cell>
          <table:table-cell/>
        </table:table-row>
        <table:table-row table:style-name="ro1">
          <table:table-cell office:value-type="string" calcext:value-type="string">
            <text:p>/wiki/.git/objects/08/c754f5e16bb7edbead92642476740477a315ec</text:p>
          </table:table-cell>
          <table:table-cell/>
        </table:table-row>
        <table:table-row table:style-name="ro1">
          <table:table-cell office:value-type="string" calcext:value-type="string">
            <text:p>/wiki/.git/objects/08/649c0e6491b6decf43529265453d4b654d139c</text:p>
          </table:table-cell>
          <table:table-cell/>
        </table:table-row>
        <table:table-row table:style-name="ro1">
          <table:table-cell office:value-type="string" calcext:value-type="string">
            <text:p>/wiki/.git/objects/08/93558f072c598215a1e3eb68d635986dcc5526</text:p>
          </table:table-cell>
          <table:table-cell/>
        </table:table-row>
        <table:table-row table:style-name="ro1">
          <table:table-cell office:value-type="string" calcext:value-type="string">
            <text:p>/wiki/.git/objects/08/730cf7534f5720417be25b26e0d669186ef650</text:p>
          </table:table-cell>
          <table:table-cell/>
        </table:table-row>
        <table:table-row table:style-name="ro1">
          <table:table-cell office:value-type="string" calcext:value-type="string">
            <text:p>/wiki/.git/objects/08/c0ddc81f3c344e81f735c80d127e3761f80245</text:p>
          </table:table-cell>
          <table:table-cell/>
        </table:table-row>
        <table:table-row table:style-name="ro1">
          <table:table-cell office:value-type="string" calcext:value-type="string">
            <text:p>/wiki/.git/objects/77/9c4337d1e1a70abde1ef8d99bbeb1592956c9d</text:p>
          </table:table-cell>
          <table:table-cell/>
        </table:table-row>
        <table:table-row table:style-name="ro1">
          <table:table-cell office:value-type="string" calcext:value-type="string">
            <text:p>/wiki/.git/objects/77/a705e3fc36454ddbff79c78fc2d05c0b5346af</text:p>
          </table:table-cell>
          <table:table-cell/>
        </table:table-row>
        <table:table-row table:style-name="ro1">
          <table:table-cell office:value-type="string" calcext:value-type="string">
            <text:p>/wiki/.git/objects/77/3dc86a4ab5414dfad959e83ed3a6e55479371d</text:p>
          </table:table-cell>
          <table:table-cell/>
        </table:table-row>
        <table:table-row table:style-name="ro1">
          <table:table-cell office:value-type="string" calcext:value-type="string">
            <text:p>/wiki/.git/objects/77/d8288dab54986218e13fec72658ca9a72c6c0d</text:p>
          </table:table-cell>
          <table:table-cell/>
        </table:table-row>
        <table:table-row table:style-name="ro1">
          <table:table-cell office:value-type="string" calcext:value-type="string">
            <text:p>/wiki/.git/objects/77/dece5cb62279700bf88e74a9f2c474027eafcb</text:p>
          </table:table-cell>
          <table:table-cell/>
        </table:table-row>
        <table:table-row table:style-name="ro1">
          <table:table-cell office:value-type="string" calcext:value-type="string">
            <text:p>/wiki/.git/objects/77/3bd8f8bb3709fc13ed3d9542cfb7b63098c02f</text:p>
          </table:table-cell>
          <table:table-cell/>
        </table:table-row>
        <table:table-row table:style-name="ro1">
          <table:table-cell office:value-type="string" calcext:value-type="string">
            <text:p>/wiki/.git/objects/77/799260c075d092db21c915f897f753e1a47b22</text:p>
          </table:table-cell>
          <table:table-cell/>
        </table:table-row>
        <table:table-row table:style-name="ro1">
          <table:table-cell office:value-type="string" calcext:value-type="string">
            <text:p>/wiki/.git/objects/77/8e2e83365f2dd32babd94a97ea70391f5ca25e</text:p>
          </table:table-cell>
          <table:table-cell/>
        </table:table-row>
        <table:table-row table:style-name="ro1">
          <table:table-cell office:value-type="string" calcext:value-type="string">
            <text:p>/wiki/.git/objects/a1/3296b6f90c45053ab685af0f355dc589fed110</text:p>
          </table:table-cell>
          <table:table-cell/>
        </table:table-row>
        <table:table-row table:style-name="ro1">
          <table:table-cell office:value-type="string" calcext:value-type="string">
            <text:p>/wiki/.git/objects/a1/8b7d89fa9ab92b378b3c83cdc228abe1529ef9</text:p>
          </table:table-cell>
          <table:table-cell/>
        </table:table-row>
        <table:table-row table:style-name="ro1">
          <table:table-cell office:value-type="string" calcext:value-type="string">
            <text:p>/wiki/.git/objects/a1/f31c1fa4dc526415c58ec6761c6b9b969e8902</text:p>
          </table:table-cell>
          <table:table-cell/>
        </table:table-row>
        <table:table-row table:style-name="ro1">
          <table:table-cell office:value-type="string" calcext:value-type="string">
            <text:p>/wiki/.git/objects/a1/d377b20c981036e9eceb3f7e6bf64ff3ed0bd2</text:p>
          </table:table-cell>
          <table:table-cell/>
        </table:table-row>
        <table:table-row table:style-name="ro1">
          <table:table-cell office:value-type="string" calcext:value-type="string">
            <text:p>/wiki/.git/objects/a1/19424498eb0f858f23e9380e99ca67b48c8e68</text:p>
          </table:table-cell>
          <table:table-cell/>
        </table:table-row>
        <table:table-row table:style-name="ro1">
          <table:table-cell office:value-type="string" calcext:value-type="string">
            <text:p>/wiki/.git/objects/a1/434b6d2348913c88bcb52bef48382f54b33024</text:p>
          </table:table-cell>
          <table:table-cell/>
        </table:table-row>
        <table:table-row table:style-name="ro1">
          <table:table-cell office:value-type="string" calcext:value-type="string">
            <text:p>/wiki/.git/objects/a1/a6ae550b8ed7c13c1e6a9d0d08e778499369ec</text:p>
          </table:table-cell>
          <table:table-cell/>
        </table:table-row>
        <table:table-row table:style-name="ro1">
          <table:table-cell office:value-type="string" calcext:value-type="string">
            <text:p>/wiki/.git/objects/a1/9e33dbdb5547224972661477399ca26d9db0b3</text:p>
          </table:table-cell>
          <table:table-cell/>
        </table:table-row>
        <table:table-row table:style-name="ro1">
          <table:table-cell office:value-type="string" calcext:value-type="string">
            <text:p>/wiki/.git/objects/a1/2d5588b9a824d087cfbf4b190c9011f68f0497</text:p>
          </table:table-cell>
          <table:table-cell/>
        </table:table-row>
        <table:table-row table:style-name="ro1">
          <table:table-cell office:value-type="string" calcext:value-type="string">
            <text:p>/wiki/.git/objects/a1/7281b8a1b2f0790b68f131714827e3f8367de2</text:p>
          </table:table-cell>
          <table:table-cell/>
        </table:table-row>
        <table:table-row table:style-name="ro1">
          <table:table-cell office:value-type="string" calcext:value-type="string">
            <text:p>/wiki/.git/objects/86/4f941bab8da76b1a52fac8ffcfa09df61e71c4</text:p>
          </table:table-cell>
          <table:table-cell/>
        </table:table-row>
        <table:table-row table:style-name="ro1">
          <table:table-cell office:value-type="string" calcext:value-type="string">
            <text:p>/wiki/.git/objects/86/7ad13865ad7970be92203ed0391b3c1461157d</text:p>
          </table:table-cell>
          <table:table-cell/>
        </table:table-row>
        <table:table-row table:style-name="ro1">
          <table:table-cell office:value-type="string" calcext:value-type="string">
            <text:p>/wiki/.git/objects/86/604bf1135040b424a1842b79ed57a6e1fc17d4</text:p>
          </table:table-cell>
          <table:table-cell/>
        </table:table-row>
        <table:table-row table:style-name="ro1">
          <table:table-cell office:value-type="string" calcext:value-type="string">
            <text:p>/wiki/.git/objects/86/3a79e79f83a94d6a94f9c9fe2379823921e6d3</text:p>
          </table:table-cell>
          <table:table-cell/>
        </table:table-row>
        <table:table-row table:style-name="ro1">
          <table:table-cell office:value-type="string" calcext:value-type="string">
            <text:p>/wiki/.git/objects/86/fe15a18991418c109f002672f9b919ed6fb093</text:p>
          </table:table-cell>
          <table:table-cell/>
        </table:table-row>
        <table:table-row table:style-name="ro1">
          <table:table-cell office:value-type="string" calcext:value-type="string">
            <text:p>/wiki/.git/objects/86/19e73cf0a72f354ae2730e36e582acbc9f01e2</text:p>
          </table:table-cell>
          <table:table-cell/>
        </table:table-row>
        <table:table-row table:style-name="ro1">
          <table:table-cell office:value-type="string" calcext:value-type="string">
            <text:p>/wiki/.git/objects/86/c94bb9dbecde444d9593fefac3a7bc158af717</text:p>
          </table:table-cell>
          <table:table-cell/>
        </table:table-row>
        <table:table-row table:style-name="ro1">
          <table:table-cell office:value-type="string" calcext:value-type="string">
            <text:p>/wiki/.git/objects/86/c7ae583fd04e5175eecdceb9c1fa5048858a96</text:p>
          </table:table-cell>
          <table:table-cell/>
        </table:table-row>
        <table:table-row table:style-name="ro1">
          <table:table-cell office:value-type="string" calcext:value-type="string">
            <text:p>/wiki/.git/objects/86/d6e7d114593e29e670bacf8a13cbb2e0c83ed6</text:p>
          </table:table-cell>
          <table:table-cell/>
        </table:table-row>
        <table:table-row table:style-name="ro1">
          <table:table-cell office:value-type="string" calcext:value-type="string">
            <text:p>/wiki/.git/objects/86/fc7f03471f6714a4a50d3a2050d3761101014f</text:p>
          </table:table-cell>
          <table:table-cell/>
        </table:table-row>
        <table:table-row table:style-name="ro1">
          <table:table-cell office:value-type="string" calcext:value-type="string">
            <text:p>/wiki/.git/objects/69/b524f079d6fef2e6d9e3443ec7785f54c05601</text:p>
          </table:table-cell>
          <table:table-cell/>
        </table:table-row>
        <table:table-row table:style-name="ro1">
          <table:table-cell office:value-type="string" calcext:value-type="string">
            <text:p>/wiki/.git/objects/69/bdc51abe66770a5cd7c12785c8e3484ed3f9ec</text:p>
          </table:table-cell>
          <table:table-cell/>
        </table:table-row>
        <table:table-row table:style-name="ro1">
          <table:table-cell office:value-type="string" calcext:value-type="string">
            <text:p>/wiki/.git/objects/69/7db8cc9c3e054a0eb4e4bbdbec8767dd6a1158</text:p>
          </table:table-cell>
          <table:table-cell/>
        </table:table-row>
        <table:table-row table:style-name="ro1">
          <table:table-cell office:value-type="string" calcext:value-type="string">
            <text:p>/wiki/.git/objects/69/cc50f4a8fc8ef996bc2d88d062e0f482d63d4e</text:p>
          </table:table-cell>
          <table:table-cell/>
        </table:table-row>
        <table:table-row table:style-name="ro1">
          <table:table-cell office:value-type="string" calcext:value-type="string">
            <text:p>/wiki/.git/objects/69/8d2c2d6b23c07a29075152a62528df97ea3b73</text:p>
          </table:table-cell>
          <table:table-cell/>
        </table:table-row>
        <table:table-row table:style-name="ro1">
          <table:table-cell office:value-type="string" calcext:value-type="string">
            <text:p>/wiki/.git/objects/69/4ef6834211adb25becd50dae32b89eb33a0a20</text:p>
          </table:table-cell>
          <table:table-cell/>
        </table:table-row>
        <table:table-row table:style-name="ro1">
          <table:table-cell office:value-type="string" calcext:value-type="string">
            <text:p>/wiki/.git/objects/69/a30842c61214ab6eca7511cbd58fd02082b6c5</text:p>
          </table:table-cell>
          <table:table-cell/>
        </table:table-row>
        <table:table-row table:style-name="ro1">
          <table:table-cell office:value-type="string" calcext:value-type="string">
            <text:p>/wiki/.git/objects/69/ee89d936c8658a02023ffccefa141905f57c98</text:p>
          </table:table-cell>
          <table:table-cell/>
        </table:table-row>
        <table:table-row table:style-name="ro1">
          <table:table-cell office:value-type="string" calcext:value-type="string">
            <text:p>/wiki/.git/objects/69/fc4e72e2b98b97fc8cc99a415727dce80f9f88</text:p>
          </table:table-cell>
          <table:table-cell/>
        </table:table-row>
        <table:table-row table:style-name="ro1">
          <table:table-cell office:value-type="string" calcext:value-type="string">
            <text:p>/wiki/.git/objects/69/479ef40306636d38334b53c0847ae987c3fbbf</text:p>
          </table:table-cell>
          <table:table-cell/>
        </table:table-row>
        <table:table-row table:style-name="ro1">
          <table:table-cell office:value-type="string" calcext:value-type="string">
            <text:p>/wiki/.git/objects/fa/ed962a296ac7fa2318a5a4de73bcd0edb93cb6</text:p>
          </table:table-cell>
          <table:table-cell/>
        </table:table-row>
        <table:table-row table:style-name="ro1">
          <table:table-cell office:value-type="string" calcext:value-type="string">
            <text:p>/wiki/.git/objects/fa/fc12ef1e54bcbd1bca6d15ea91246a271843de</text:p>
          </table:table-cell>
          <table:table-cell/>
        </table:table-row>
        <table:table-row table:style-name="ro1">
          <table:table-cell office:value-type="string" calcext:value-type="string">
            <text:p>/wiki/.git/objects/fa/1fb33d1565b4cc938aad99edd2cb8cd6063c00</text:p>
          </table:table-cell>
          <table:table-cell/>
        </table:table-row>
        <table:table-row table:style-name="ro1">
          <table:table-cell office:value-type="string" calcext:value-type="string">
            <text:p>/wiki/.git/objects/fa/708d468f90f57c7a36fb80cde90f8f056abf17</text:p>
          </table:table-cell>
          <table:table-cell/>
        </table:table-row>
        <table:table-row table:style-name="ro1">
          <table:table-cell office:value-type="string" calcext:value-type="string">
            <text:p>/wiki/.git/objects/fa/190ab4bc44c7c77cd4f834e2a1db4d6cc7c136</text:p>
          </table:table-cell>
          <table:table-cell/>
        </table:table-row>
        <table:table-row table:style-name="ro1">
          <table:table-cell office:value-type="string" calcext:value-type="string">
            <text:p>/wiki/.git/objects/fa/cb5ff8d5fb25a9a16db087ebb09b3aff663fd4</text:p>
          </table:table-cell>
          <table:table-cell/>
        </table:table-row>
        <table:table-row table:style-name="ro1">
          <table:table-cell office:value-type="string" calcext:value-type="string">
            <text:p>/wiki/.git/objects/fa/4fcf6f2e0aeaf5689f7f5f8f92f52efdf3baa7</text:p>
          </table:table-cell>
          <table:table-cell/>
        </table:table-row>
        <table:table-row table:style-name="ro1">
          <table:table-cell office:value-type="string" calcext:value-type="string">
            <text:p>/wiki/.git/objects/38/fb2c030a70f4a42b1eb3f13cd3c73c7f84e88c</text:p>
          </table:table-cell>
          <table:table-cell/>
        </table:table-row>
        <table:table-row table:style-name="ro1">
          <table:table-cell office:value-type="string" calcext:value-type="string">
            <text:p>/wiki/.git/objects/38/42917071b15b4c0e2c3d465cc809cda3ccd08d</text:p>
          </table:table-cell>
          <table:table-cell/>
        </table:table-row>
        <table:table-row table:style-name="ro1">
          <table:table-cell office:value-type="string" calcext:value-type="string">
            <text:p>/wiki/.git/objects/38/c3479a7b7b99a78311871e23559218e3c08aa7</text:p>
          </table:table-cell>
          <table:table-cell/>
        </table:table-row>
        <table:table-row table:style-name="ro1">
          <table:table-cell office:value-type="string" calcext:value-type="string">
            <text:p>/wiki/.git/objects/38/e63eeed1cfef72f32c5cbd99f8effb105a2255</text:p>
          </table:table-cell>
          <table:table-cell/>
        </table:table-row>
        <table:table-row table:style-name="ro1">
          <table:table-cell office:value-type="string" calcext:value-type="string">
            <text:p>/wiki/.git/objects/38/f4835cb4af8a16619a145b49f4b07e0134c3b3</text:p>
          </table:table-cell>
          <table:table-cell/>
        </table:table-row>
        <table:table-row table:style-name="ro1">
          <table:table-cell office:value-type="string" calcext:value-type="string">
            <text:p>/wiki/.git/objects/38/948ab6cc21d463878cf643065a90bb5664336d</text:p>
          </table:table-cell>
          <table:table-cell/>
        </table:table-row>
        <table:table-row table:style-name="ro1">
          <table:table-cell office:value-type="string" calcext:value-type="string">
            <text:p>/wiki/.git/objects/38/bef2aa6260b56cc3c62a0c1e70c41d50fe49ce</text:p>
          </table:table-cell>
          <table:table-cell/>
        </table:table-row>
        <table:table-row table:style-name="ro1">
          <table:table-cell office:value-type="string" calcext:value-type="string">
            <text:p>/wiki/.git/objects/38/4479cd073326134bddacae53432b093eb34834</text:p>
          </table:table-cell>
          <table:table-cell/>
        </table:table-row>
        <table:table-row table:style-name="ro1">
          <table:table-cell office:value-type="string" calcext:value-type="string">
            <text:p>/wiki/.git/objects/38/0b9ce48fb8945de42cfe7cc2cc79969282898c</text:p>
          </table:table-cell>
          <table:table-cell/>
        </table:table-row>
        <table:table-row table:style-name="ro1">
          <table:table-cell office:value-type="string" calcext:value-type="string">
            <text:p>/wiki/.git/objects/38/6118463b632385e698460a552611dfc0f5288c</text:p>
          </table:table-cell>
          <table:table-cell/>
        </table:table-row>
        <table:table-row table:style-name="ro1">
          <table:table-cell office:value-type="string" calcext:value-type="string">
            <text:p>/wiki/.git/objects/2c/f5d7b9149fb2c39d84bb6d7ae526623c0279ee</text:p>
          </table:table-cell>
          <table:table-cell/>
        </table:table-row>
        <table:table-row table:style-name="ro1">
          <table:table-cell office:value-type="string" calcext:value-type="string">
            <text:p>/wiki/.git/objects/2c/c6e378ec73a9f79317a6bcf5cf3d794830fe21</text:p>
          </table:table-cell>
          <table:table-cell/>
        </table:table-row>
        <table:table-row table:style-name="ro1">
          <table:table-cell office:value-type="string" calcext:value-type="string">
            <text:p>/wiki/.git/objects/2c/233016bb8c6a8ff6956014fdff266252a8009e</text:p>
          </table:table-cell>
          <table:table-cell/>
        </table:table-row>
        <table:table-row table:style-name="ro1">
          <table:table-cell office:value-type="string" calcext:value-type="string">
            <text:p>/wiki/.git/objects/2c/727f9b65be8d0c86e2fc2e8d408efdea265715</text:p>
          </table:table-cell>
          <table:table-cell/>
        </table:table-row>
        <table:table-row table:style-name="ro1">
          <table:table-cell office:value-type="string" calcext:value-type="string">
            <text:p>/wiki/.git/objects/2c/197bdaf1a62f2591fc7eee1a5c2ebc75ce404a</text:p>
          </table:table-cell>
          <table:table-cell/>
        </table:table-row>
        <table:table-row table:style-name="ro1">
          <table:table-cell office:value-type="string" calcext:value-type="string">
            <text:p>/wiki/.git/objects/2c/9811e93eec0a504d6ac737651d16f42b4156ec</text:p>
          </table:table-cell>
          <table:table-cell/>
        </table:table-row>
        <table:table-row table:style-name="ro1">
          <table:table-cell office:value-type="string" calcext:value-type="string">
            <text:p>/wiki/.git/objects/2c/b4cc563d2c64fd138cf33a803499d8de546e97</text:p>
          </table:table-cell>
          <table:table-cell/>
        </table:table-row>
        <table:table-row table:style-name="ro1">
          <table:table-cell office:value-type="string" calcext:value-type="string">
            <text:p>/wiki/.git/objects/2c/dc86c3470ba9e3fc98d1d2d1cc86d09aa73c2a</text:p>
          </table:table-cell>
          <table:table-cell/>
        </table:table-row>
        <table:table-row table:style-name="ro1">
          <table:table-cell office:value-type="string" calcext:value-type="string">
            <text:p>/wiki/.git/objects/2c/c96706713ab1f3def08767e981e0f6f99beb5d</text:p>
          </table:table-cell>
          <table:table-cell/>
        </table:table-row>
        <table:table-row table:style-name="ro1">
          <table:table-cell office:value-type="string" calcext:value-type="string">
            <text:p>/wiki/.git/objects/2c/52ed12c037a594f6d5c4c32da10d895ae7a9e7</text:p>
          </table:table-cell>
          <table:table-cell/>
        </table:table-row>
        <table:table-row table:style-name="ro1">
          <table:table-cell office:value-type="string" calcext:value-type="string">
            <text:p>/wiki/.git/objects/2c/765a2ec7c791ff33fe6faab9ba6894e1b3f508</text:p>
          </table:table-cell>
          <table:table-cell/>
        </table:table-row>
        <table:table-row table:style-name="ro1">
          <table:table-cell office:value-type="string" calcext:value-type="string">
            <text:p>/wiki/.git/objects/98/01bf2dccd75ef73235435ae60a673c61817102</text:p>
          </table:table-cell>
          <table:table-cell/>
        </table:table-row>
        <table:table-row table:style-name="ro1">
          <table:table-cell office:value-type="string" calcext:value-type="string">
            <text:p>/wiki/.git/objects/98/09fd31f526a1639b39f86512b6a8b35159233b</text:p>
          </table:table-cell>
          <table:table-cell/>
        </table:table-row>
        <table:table-row table:style-name="ro1">
          <table:table-cell office:value-type="string" calcext:value-type="string">
            <text:p>/wiki/.git/objects/98/da76117b775b30f927c6e141e6b839b7731cf9</text:p>
          </table:table-cell>
          <table:table-cell/>
        </table:table-row>
        <table:table-row table:style-name="ro1">
          <table:table-cell office:value-type="string" calcext:value-type="string">
            <text:p>/wiki/.git/objects/98/2f25108ca89fa698d061154e33fb6dcbf91865</text:p>
          </table:table-cell>
          <table:table-cell/>
        </table:table-row>
        <table:table-row table:style-name="ro1">
          <table:table-cell office:value-type="string" calcext:value-type="string">
            <text:p>/wiki/.git/objects/98/6cfe8e29c2ec7c3681fa4fe3977fc21f51439b</text:p>
          </table:table-cell>
          <table:table-cell/>
        </table:table-row>
        <table:table-row table:style-name="ro1">
          <table:table-cell office:value-type="string" calcext:value-type="string">
            <text:p>/wiki/.git/objects/98/b1671149bc06b00243b84d52637e568f9d31ea</text:p>
          </table:table-cell>
          <table:table-cell/>
        </table:table-row>
        <table:table-row table:style-name="ro1">
          <table:table-cell office:value-type="string" calcext:value-type="string">
            <text:p>/wiki/.git/objects/98/91b5be36fc9ed383eeb8c1c3104af3955961b1</text:p>
          </table:table-cell>
          <table:table-cell/>
        </table:table-row>
        <table:table-row table:style-name="ro1">
          <table:table-cell office:value-type="string" calcext:value-type="string">
            <text:p>/wiki/.git/objects/98/e5453dab35d218f316d42bb67adc3148c19ce2</text:p>
          </table:table-cell>
          <table:table-cell/>
        </table:table-row>
        <table:table-row table:style-name="ro1">
          <table:table-cell office:value-type="string" calcext:value-type="string">
            <text:p>/wiki/.git/objects/98/2df92678049c309befa52ff04b9c66d5ff8739</text:p>
          </table:table-cell>
          <table:table-cell/>
        </table:table-row>
        <table:table-row table:style-name="ro1">
          <table:table-cell office:value-type="string" calcext:value-type="string">
            <text:p>/wiki/.git/objects/98/7b2868469a3c70531d4af3fdded93579fa5648</text:p>
          </table:table-cell>
          <table:table-cell/>
        </table:table-row>
        <table:table-row table:style-name="ro1">
          <table:table-cell office:value-type="string" calcext:value-type="string">
            <text:p>/wiki/.git/objects/98/bfe9d4b05670d5dcd0a5dbe8cb84e3ba48e7dd</text:p>
          </table:table-cell>
          <table:table-cell/>
        </table:table-row>
        <table:table-row table:style-name="ro1">
          <table:table-cell office:value-type="string" calcext:value-type="string">
            <text:p>/wiki/.git/objects/98/2f1349081a22b9ade7ead5802c738c307adc9e</text:p>
          </table:table-cell>
          <table:table-cell/>
        </table:table-row>
        <table:table-row table:style-name="ro1">
          <table:table-cell office:value-type="string" calcext:value-type="string">
            <text:p>/wiki/.git/objects/98/afe8f1f97324d25eec68adb9fbde5fb912248e</text:p>
          </table:table-cell>
          <table:table-cell/>
        </table:table-row>
        <table:table-row table:style-name="ro1">
          <table:table-cell office:value-type="string" calcext:value-type="string">
            <text:p>/wiki/.git/objects/98/40f231c1d2a1e07925aa645be9610294eb7050</text:p>
          </table:table-cell>
          <table:table-cell/>
        </table:table-row>
        <table:table-row table:style-name="ro1">
          <table:table-cell office:value-type="string" calcext:value-type="string">
            <text:p>/wiki/.git/objects/5d/416cb1665788266e2c5957319f316cab36481d</text:p>
          </table:table-cell>
          <table:table-cell/>
        </table:table-row>
        <table:table-row table:style-name="ro1">
          <table:table-cell office:value-type="string" calcext:value-type="string">
            <text:p>/wiki/.git/objects/5d/61c2d175d2f034de92a9c143e2770e59a8b9d9</text:p>
          </table:table-cell>
          <table:table-cell/>
        </table:table-row>
        <table:table-row table:style-name="ro1">
          <table:table-cell office:value-type="string" calcext:value-type="string">
            <text:p>/wiki/.git/objects/5d/41b9a9053ac8241491d0660d868488b9895b69</text:p>
          </table:table-cell>
          <table:table-cell/>
        </table:table-row>
        <table:table-row table:style-name="ro1">
          <table:table-cell office:value-type="string" calcext:value-type="string">
            <text:p>/wiki/.git/objects/5d/a8d7c342fa6c590800fd031d6015586ef95393</text:p>
          </table:table-cell>
          <table:table-cell/>
        </table:table-row>
        <table:table-row table:style-name="ro1">
          <table:table-cell office:value-type="string" calcext:value-type="string">
            <text:p>/wiki/.git/objects/5d/91fe67e5141adbaad39caa5fb9a7ce459ea592</text:p>
          </table:table-cell>
          <table:table-cell/>
        </table:table-row>
        <table:table-row table:style-name="ro1">
          <table:table-cell office:value-type="string" calcext:value-type="string">
            <text:p>/wiki/.git/objects/5d/a1c053442552991e59b35734efaeef9252078b</text:p>
          </table:table-cell>
          <table:table-cell/>
        </table:table-row>
        <table:table-row table:style-name="ro1">
          <table:table-cell office:value-type="string" calcext:value-type="string">
            <text:p>/wiki/.git/objects/5d/bd8cce4078f5f78ab0da154c89cae9a83a54a5</text:p>
          </table:table-cell>
          <table:table-cell/>
        </table:table-row>
        <table:table-row table:style-name="ro1">
          <table:table-cell office:value-type="string" calcext:value-type="string">
            <text:p>/wiki/.git/objects/5d/c36ba350ce9a6e047e10f180e2620bcdd66917</text:p>
          </table:table-cell>
          <table:table-cell/>
        </table:table-row>
        <table:table-row table:style-name="ro1">
          <table:table-cell office:value-type="string" calcext:value-type="string">
            <text:p>/wiki/.git/objects/5d/71e8d687d385a0e54773fbd3e014e3053fc578</text:p>
          </table:table-cell>
          <table:table-cell/>
        </table:table-row>
        <table:table-row table:style-name="ro1">
          <table:table-cell office:value-type="string" calcext:value-type="string">
            <text:p>/wiki/.git/objects/5d/33f0a1759263e713bbe97afbcedcf098ca8723</text:p>
          </table:table-cell>
          <table:table-cell/>
        </table:table-row>
        <table:table-row table:style-name="ro1">
          <table:table-cell office:value-type="string" calcext:value-type="string">
            <text:p>/wiki/.git/objects/68/b50ddf80a8a65c19a1c439650bb060e9e6c7d6</text:p>
          </table:table-cell>
          <table:table-cell/>
        </table:table-row>
        <table:table-row table:style-name="ro1">
          <table:table-cell office:value-type="string" calcext:value-type="string">
            <text:p>/wiki/.git/objects/68/a685ecf04c561e884fe1e7afc0ba768141adc6</text:p>
          </table:table-cell>
          <table:table-cell/>
        </table:table-row>
        <table:table-row table:style-name="ro1">
          <table:table-cell office:value-type="string" calcext:value-type="string">
            <text:p>/wiki/.git/objects/68/5155c63b1a1cc38285101037ccd61fa12c4826</text:p>
          </table:table-cell>
          <table:table-cell/>
        </table:table-row>
        <table:table-row table:style-name="ro1">
          <table:table-cell office:value-type="string" calcext:value-type="string">
            <text:p>/wiki/.git/objects/68/e4353017d653947ad02ff447ec87c4f81c956d</text:p>
          </table:table-cell>
          <table:table-cell/>
        </table:table-row>
        <table:table-row table:style-name="ro1">
          <table:table-cell office:value-type="string" calcext:value-type="string">
            <text:p>/wiki/.git/objects/68/6e990519a37fea0d1cf317d6ecf4f0d5e3467f</text:p>
          </table:table-cell>
          <table:table-cell/>
        </table:table-row>
        <table:table-row table:style-name="ro1">
          <table:table-cell office:value-type="string" calcext:value-type="string">
            <text:p>/wiki/.git/objects/68/bf5e6c6215f8bf0aa90c78054ec6ec00b63812</text:p>
          </table:table-cell>
          <table:table-cell/>
        </table:table-row>
        <table:table-row table:style-name="ro1">
          <table:table-cell office:value-type="string" calcext:value-type="string">
            <text:p>/wiki/.git/objects/68/5b623676829c853b97407ffb945dffe8314e0b</text:p>
          </table:table-cell>
          <table:table-cell/>
        </table:table-row>
        <table:table-row table:style-name="ro1">
          <table:table-cell office:value-type="string" calcext:value-type="string">
            <text:p>/wiki/.git/objects/68/b463a806b868738bbb7140f5a7bd07bea17e7c</text:p>
          </table:table-cell>
          <table:table-cell/>
        </table:table-row>
        <table:table-row table:style-name="ro1">
          <table:table-cell office:value-type="string" calcext:value-type="string">
            <text:p>/wiki/.git/objects/68/5946ae38862d5cb6f1a4131cd456df27941fdf</text:p>
          </table:table-cell>
          <table:table-cell/>
        </table:table-row>
        <table:table-row table:style-name="ro1">
          <table:table-cell office:value-type="string" calcext:value-type="string">
            <text:p>/wiki/.git/objects/68/9f3f08d3a5f453efb5f3116cd428e5ff26d0fe</text:p>
          </table:table-cell>
          <table:table-cell/>
        </table:table-row>
        <table:table-row table:style-name="ro1">
          <table:table-cell office:value-type="string" calcext:value-type="string">
            <text:p>/wiki/.git/objects/8a/9aa8e2b4ca607f9ef2997c25471ff1fb19d21b</text:p>
          </table:table-cell>
          <table:table-cell/>
        </table:table-row>
        <table:table-row table:style-name="ro1">
          <table:table-cell office:value-type="string" calcext:value-type="string">
            <text:p>/wiki/.git/objects/8a/49724308ffc36c97a5d76111561c78a6dbb37d</text:p>
          </table:table-cell>
          <table:table-cell/>
        </table:table-row>
        <table:table-row table:style-name="ro1">
          <table:table-cell office:value-type="string" calcext:value-type="string">
            <text:p>/wiki/.git/objects/8a/029f75cb4a29309b8a80d6eee8f22a2d55a00b</text:p>
          </table:table-cell>
          <table:table-cell/>
        </table:table-row>
        <table:table-row table:style-name="ro1">
          <table:table-cell office:value-type="string" calcext:value-type="string">
            <text:p>/wiki/.git/objects/8a/b5ffa245850eb947e3bb40b9409e88640d4ea6</text:p>
          </table:table-cell>
          <table:table-cell/>
        </table:table-row>
        <table:table-row table:style-name="ro1">
          <table:table-cell office:value-type="string" calcext:value-type="string">
            <text:p>/wiki/.git/objects/8a/18992cbbfc76f2090571e2d88082bba5360964</text:p>
          </table:table-cell>
          <table:table-cell/>
        </table:table-row>
        <table:table-row table:style-name="ro1">
          <table:table-cell office:value-type="string" calcext:value-type="string">
            <text:p>/wiki/.git/objects/8a/a318b8123fbd310b504a6bdc5df119294ebbda</text:p>
          </table:table-cell>
          <table:table-cell/>
        </table:table-row>
        <table:table-row table:style-name="ro1">
          <table:table-cell office:value-type="string" calcext:value-type="string">
            <text:p>/wiki/.git/objects/8a/38f9455d93fb635b02c1f144c7fb3387b8a4e1</text:p>
          </table:table-cell>
          <table:table-cell/>
        </table:table-row>
        <table:table-row table:style-name="ro1">
          <table:table-cell office:value-type="string" calcext:value-type="string">
            <text:p>/wiki/.git/objects/8a/33c431c48bb5e3cc625ae7f4b2dbe9cfb9682f</text:p>
          </table:table-cell>
          <table:table-cell/>
        </table:table-row>
        <table:table-row table:style-name="ro1">
          <table:table-cell office:value-type="string" calcext:value-type="string">
            <text:p>/wiki/.git/objects/8a/d1a18922a93c4dd542a3f7b089caf55d197af4</text:p>
          </table:table-cell>
          <table:table-cell/>
        </table:table-row>
        <table:table-row table:style-name="ro1">
          <table:table-cell office:value-type="string" calcext:value-type="string">
            <text:p>/wiki/.git/objects/8a/ef21cc61c948a3447d08e5e600c69dd26196b2</text:p>
          </table:table-cell>
          <table:table-cell/>
        </table:table-row>
        <table:table-row table:style-name="ro1">
          <table:table-cell office:value-type="string" calcext:value-type="string">
            <text:p>/wiki/.git/objects/8a/183b1c1f513a7f080277b2dbcc5a2ad3a20dbd</text:p>
          </table:table-cell>
          <table:table-cell/>
        </table:table-row>
        <table:table-row table:style-name="ro1">
          <table:table-cell office:value-type="string" calcext:value-type="string">
            <text:p>/wiki/.git/objects/4d/aee19c4d3fef740968a543d7bfa136532de19d</text:p>
          </table:table-cell>
          <table:table-cell/>
        </table:table-row>
        <table:table-row table:style-name="ro1">
          <table:table-cell office:value-type="string" calcext:value-type="string">
            <text:p>/wiki/.git/objects/4d/b68b902ed958266aff7bf6cf39075ae28e370e</text:p>
          </table:table-cell>
          <table:table-cell/>
        </table:table-row>
        <table:table-row table:style-name="ro1">
          <table:table-cell office:value-type="string" calcext:value-type="string">
            <text:p>/wiki/.git/objects/4d/bb477a282e49fd99fa21a0e54075097a9abc5d</text:p>
          </table:table-cell>
          <table:table-cell/>
        </table:table-row>
        <table:table-row table:style-name="ro1">
          <table:table-cell office:value-type="string" calcext:value-type="string">
            <text:p>/wiki/.git/objects/4d/87e2409dc192a86c23cd293afd1372f0c26aaf</text:p>
          </table:table-cell>
          <table:table-cell/>
        </table:table-row>
        <table:table-row table:style-name="ro1">
          <table:table-cell office:value-type="string" calcext:value-type="string">
            <text:p>/wiki/.git/objects/4d/5332883675dca17b70ebf0134a60ff047732d4</text:p>
          </table:table-cell>
          <table:table-cell/>
        </table:table-row>
        <table:table-row table:style-name="ro1">
          <table:table-cell office:value-type="string" calcext:value-type="string">
            <text:p>/wiki/.git/objects/4d/6e8f2a1c39d7bf6d80f9ce3d9d485041b2cf21</text:p>
          </table:table-cell>
          <table:table-cell/>
        </table:table-row>
        <table:table-row table:style-name="ro1">
          <table:table-cell office:value-type="string" calcext:value-type="string">
            <text:p>/wiki/.git/objects/4d/9bd646e6f5353514fbedebf4143fdd9bb1da78</text:p>
          </table:table-cell>
          <table:table-cell/>
        </table:table-row>
        <table:table-row table:style-name="ro1">
          <table:table-cell office:value-type="string" calcext:value-type="string">
            <text:p>/wiki/.git/objects/4d/c156f40e66ec529c98ebc953cdd64bad379cc7</text:p>
          </table:table-cell>
          <table:table-cell/>
        </table:table-row>
        <table:table-row table:style-name="ro1">
          <table:table-cell office:value-type="string" calcext:value-type="string">
            <text:p>/wiki/.git/objects/4d/0028902a8a3ae348bacbfbf6926c24821a4052</text:p>
          </table:table-cell>
          <table:table-cell/>
        </table:table-row>
        <table:table-row table:style-name="ro1">
          <table:table-cell office:value-type="string" calcext:value-type="string">
            <text:p>/wiki/.git/objects/4d/85cc0cbfad2222878fc48c92cfcecac9ad7915</text:p>
          </table:table-cell>
          <table:table-cell/>
        </table:table-row>
        <table:table-row table:style-name="ro1">
          <table:table-cell office:value-type="string" calcext:value-type="string">
            <text:p>/wiki/.git/objects/4d/ca0adff6da7055a200221a1745810d45cdd5d5</text:p>
          </table:table-cell>
          <table:table-cell/>
        </table:table-row>
        <table:table-row table:style-name="ro1">
          <table:table-cell office:value-type="string" calcext:value-type="string">
            <text:p>/wiki/.git/objects/4d/41ef0bd0621a25510e9059eecaa60b520337a4</text:p>
          </table:table-cell>
          <table:table-cell/>
        </table:table-row>
        <table:table-row table:style-name="ro1">
          <table:table-cell office:value-type="string" calcext:value-type="string">
            <text:p>/wiki/.git/objects/4d/da9ed0831d2a773ef5e38d00033a24507b7e11</text:p>
          </table:table-cell>
          <table:table-cell/>
        </table:table-row>
        <table:table-row table:style-name="ro1">
          <table:table-cell office:value-type="string" calcext:value-type="string">
            <text:p>/wiki/.git/objects/64/71b5cd0c93c2ab242b826fc91dccdf6f13a966</text:p>
          </table:table-cell>
          <table:table-cell/>
        </table:table-row>
        <table:table-row table:style-name="ro1">
          <table:table-cell office:value-type="string" calcext:value-type="string">
            <text:p>/wiki/.git/objects/64/358b635f5f30e290c783a07f3bff1d132f447e</text:p>
          </table:table-cell>
          <table:table-cell/>
        </table:table-row>
        <table:table-row table:style-name="ro1">
          <table:table-cell office:value-type="string" calcext:value-type="string">
            <text:p>/wiki/.git/objects/64/67dc7d78d79a28562899959e1b5f197a30be6e</text:p>
          </table:table-cell>
          <table:table-cell/>
        </table:table-row>
        <table:table-row table:style-name="ro1">
          <table:table-cell office:value-type="string" calcext:value-type="string">
            <text:p>/wiki/.git/objects/64/7171e40728b93344b50b3ab0975d873a67c246</text:p>
          </table:table-cell>
          <table:table-cell/>
        </table:table-row>
        <table:table-row table:style-name="ro1">
          <table:table-cell office:value-type="string" calcext:value-type="string">
            <text:p>/wiki/.git/objects/64/20ec724b1b93569722caf60d2db4e4a9f5d73c</text:p>
          </table:table-cell>
          <table:table-cell/>
        </table:table-row>
        <table:table-row table:style-name="ro1">
          <table:table-cell office:value-type="string" calcext:value-type="string">
            <text:p>/wiki/.git/objects/64/e5769b82a6eaa7a1da86700ab3f49f208066d5</text:p>
          </table:table-cell>
          <table:table-cell/>
        </table:table-row>
        <table:table-row table:style-name="ro1">
          <table:table-cell office:value-type="string" calcext:value-type="string">
            <text:p>/wiki/.git/objects/64/8b2e7f9528c6cb7052f13a9a31397149224a58</text:p>
          </table:table-cell>
          <table:table-cell/>
        </table:table-row>
        <table:table-row table:style-name="ro1">
          <table:table-cell office:value-type="string" calcext:value-type="string">
            <text:p>/wiki/.git/objects/64/2bd5cfda49b88f604ace8108afae6636225d34</text:p>
          </table:table-cell>
          <table:table-cell/>
        </table:table-row>
        <table:table-row table:style-name="ro1">
          <table:table-cell office:value-type="string" calcext:value-type="string">
            <text:p>/wiki/.git/objects/64/63ea7a32a4e64da892b4fb375d83e3f11de604</text:p>
          </table:table-cell>
          <table:table-cell/>
        </table:table-row>
        <table:table-row table:style-name="ro1">
          <table:table-cell office:value-type="string" calcext:value-type="string">
            <text:p>/wiki/.git/objects/9f/bc72505e77efbbc13409d2c5b981d3bca9aa81</text:p>
          </table:table-cell>
          <table:table-cell/>
        </table:table-row>
        <table:table-row table:style-name="ro1">
          <table:table-cell office:value-type="string" calcext:value-type="string">
            <text:p>/wiki/.git/objects/9f/ffa098a60b44a9b7b2f53f6f0e9527bed7035d</text:p>
          </table:table-cell>
          <table:table-cell/>
        </table:table-row>
        <table:table-row table:style-name="ro1">
          <table:table-cell office:value-type="string" calcext:value-type="string">
            <text:p>/wiki/.git/objects/9f/0559f6a440ad2fc2407123b70a7740f08487f8</text:p>
          </table:table-cell>
          <table:table-cell/>
        </table:table-row>
        <table:table-row table:style-name="ro1">
          <table:table-cell office:value-type="string" calcext:value-type="string">
            <text:p>/wiki/.git/objects/9f/7d58eb9322f8e05f2763573fdc1104ca5752e7</text:p>
          </table:table-cell>
          <table:table-cell/>
        </table:table-row>
        <table:table-row table:style-name="ro1">
          <table:table-cell office:value-type="string" calcext:value-type="string">
            <text:p>/wiki/.git/objects/9f/054a5ab6898b0ebce1c8f92a6523e70365a9a3</text:p>
          </table:table-cell>
          <table:table-cell/>
        </table:table-row>
        <table:table-row table:style-name="ro1">
          <table:table-cell office:value-type="string" calcext:value-type="string">
            <text:p>/wiki/.git/objects/9f/1572bcad2ebcbd8bdb3126b6f1087c85e9e389</text:p>
          </table:table-cell>
          <table:table-cell/>
        </table:table-row>
        <table:table-row table:style-name="ro1">
          <table:table-cell office:value-type="string" calcext:value-type="string">
            <text:p>/wiki/.git/objects/9f/ced49618f245cc4b02e4b9290cf53efa79bebc</text:p>
          </table:table-cell>
          <table:table-cell/>
        </table:table-row>
        <table:table-row table:style-name="ro1">
          <table:table-cell office:value-type="string" calcext:value-type="string">
            <text:p>/wiki/.git/objects/9f/f828e7262631f6fa1936153b9a0cd1c90a7d28</text:p>
          </table:table-cell>
          <table:table-cell/>
        </table:table-row>
        <table:table-row table:style-name="ro1">
          <table:table-cell office:value-type="string" calcext:value-type="string">
            <text:p>/wiki/.git/objects/9f/e8a0e10a54883b1d91f913236c9ec32e4bd5b4</text:p>
          </table:table-cell>
          <table:table-cell/>
        </table:table-row>
        <table:table-row table:style-name="ro1">
          <table:table-cell office:value-type="string" calcext:value-type="string">
            <text:p>/wiki/.git/objects/9f/13d3f7bb7d554b02a55ae0c21253818363b72d</text:p>
          </table:table-cell>
          <table:table-cell/>
        </table:table-row>
        <table:table-row table:style-name="ro1">
          <table:table-cell office:value-type="string" calcext:value-type="string">
            <text:p>/wiki/.git/objects/9f/b2f7394e39e6938dd4a8f8b5499a904ce710d1</text:p>
          </table:table-cell>
          <table:table-cell/>
        </table:table-row>
        <table:table-row table:style-name="ro1">
          <table:table-cell office:value-type="string" calcext:value-type="string">
            <text:p>/wiki/.git/objects/9f/4f6c6da05fe8fcff20189177252d7754dc4377</text:p>
          </table:table-cell>
          <table:table-cell/>
        </table:table-row>
        <table:table-row table:style-name="ro1">
          <table:table-cell office:value-type="string" calcext:value-type="string">
            <text:p>/wiki/.git/objects/9f/1fd1239f5a90f6eabe484e81f766ba3c2c46c2</text:p>
          </table:table-cell>
          <table:table-cell/>
        </table:table-row>
        <table:table-row table:style-name="ro1">
          <table:table-cell office:value-type="string" calcext:value-type="string">
            <text:p>/wiki/.git/objects/9f/5dd93bcb2a72962d2e975c8f63352cf308fcc3</text:p>
          </table:table-cell>
          <table:table-cell/>
        </table:table-row>
        <table:table-row table:style-name="ro1">
          <table:table-cell office:value-type="string" calcext:value-type="string">
            <text:p>/wiki/.git/objects/9f/d91cd86c01ebe2568c2d8a54223f597446e0e3</text:p>
          </table:table-cell>
          <table:table-cell/>
        </table:table-row>
        <table:table-row table:style-name="ro1">
          <table:table-cell office:value-type="string" calcext:value-type="string">
            <text:p>/wiki/.git/objects/43/9758bb1ef0c0eb0c07a69aae201ed0821170f5</text:p>
          </table:table-cell>
          <table:table-cell/>
        </table:table-row>
        <table:table-row table:style-name="ro1">
          <table:table-cell office:value-type="string" calcext:value-type="string">
            <text:p>/wiki/.git/objects/43/0fb8966dcff2b754f4688ea04609ac86c08adc</text:p>
          </table:table-cell>
          <table:table-cell/>
        </table:table-row>
        <table:table-row table:style-name="ro1">
          <table:table-cell office:value-type="string" calcext:value-type="string">
            <text:p>/wiki/.git/objects/43/9cbb2032a8e93ec8163d270f82ab8b959eaa25</text:p>
          </table:table-cell>
          <table:table-cell/>
        </table:table-row>
        <table:table-row table:style-name="ro1">
          <table:table-cell office:value-type="string" calcext:value-type="string">
            <text:p>/wiki/.git/objects/43/9aabd504e564007d7b5a423dcd1bc16cc46f83</text:p>
          </table:table-cell>
          <table:table-cell/>
        </table:table-row>
        <table:table-row table:style-name="ro1">
          <table:table-cell office:value-type="string" calcext:value-type="string">
            <text:p>/wiki/.git/objects/43/a0a19a8dc6267dff6b0aa5af59357c3b8868bb</text:p>
          </table:table-cell>
          <table:table-cell/>
        </table:table-row>
        <table:table-row table:style-name="ro1">
          <table:table-cell office:value-type="string" calcext:value-type="string">
            <text:p>/wiki/.git/objects/43/4cf0d1da2034b149d6340972fba6c18c4094ef</text:p>
          </table:table-cell>
          <table:table-cell/>
        </table:table-row>
        <table:table-row table:style-name="ro1">
          <table:table-cell office:value-type="string" calcext:value-type="string">
            <text:p>/wiki/.git/objects/43/e1159c2262c184eea1a85ade282e5e05ae0eba</text:p>
          </table:table-cell>
          <table:table-cell/>
        </table:table-row>
        <table:table-row table:style-name="ro1">
          <table:table-cell office:value-type="string" calcext:value-type="string">
            <text:p>/wiki/.git/objects/43/a31aa796bf07382259605fe1ffbd1972afc632</text:p>
          </table:table-cell>
          <table:table-cell/>
        </table:table-row>
        <table:table-row table:style-name="ro1">
          <table:table-cell office:value-type="string" calcext:value-type="string">
            <text:p>/wiki/.git/objects/43/c521b7b30543d28f3bbbd64a81b0fb925e5913</text:p>
          </table:table-cell>
          <table:table-cell/>
        </table:table-row>
        <table:table-row table:style-name="ro1">
          <table:table-cell office:value-type="string" calcext:value-type="string">
            <text:p>/wiki/.git/objects/43/f31eeb9c48a2d97232caa575daaf66f062f400</text:p>
          </table:table-cell>
          <table:table-cell/>
        </table:table-row>
        <table:table-row table:style-name="ro1">
          <table:table-cell office:value-type="string" calcext:value-type="string">
            <text:p>/wiki/.git/objects/43/dd38714a4db54913ec67b72842859c8ea5aee2</text:p>
          </table:table-cell>
          <table:table-cell/>
        </table:table-row>
        <table:table-row table:style-name="ro1">
          <table:table-cell office:value-type="string" calcext:value-type="string">
            <text:p>/wiki/.git/objects/43/9fe8f0942dc1a5c9f4bad192308040a2d0b435</text:p>
          </table:table-cell>
          <table:table-cell/>
        </table:table-row>
        <table:table-row table:style-name="ro1">
          <table:table-cell office:value-type="string" calcext:value-type="string">
            <text:p>/wiki/.git/objects/3d/6ddf99b1d853c5b404c44268cf7fd221f23c86</text:p>
          </table:table-cell>
          <table:table-cell/>
        </table:table-row>
        <table:table-row table:style-name="ro1">
          <table:table-cell office:value-type="string" calcext:value-type="string">
            <text:p>/wiki/.git/objects/3d/4a6c295f6817899601ab27eebb20813a46da0d</text:p>
          </table:table-cell>
          <table:table-cell/>
        </table:table-row>
        <table:table-row table:style-name="ro1">
          <table:table-cell office:value-type="string" calcext:value-type="string">
            <text:p>/wiki/.git/objects/3d/56124bc8ec24cc08d26173216324de43bbccc8</text:p>
          </table:table-cell>
          <table:table-cell/>
        </table:table-row>
        <table:table-row table:style-name="ro1">
          <table:table-cell office:value-type="string" calcext:value-type="string">
            <text:p>/wiki/.git/objects/3d/98ce0ad58b8916a3b2ee4edcfa47558c3ef746</text:p>
          </table:table-cell>
          <table:table-cell/>
        </table:table-row>
        <table:table-row table:style-name="ro1">
          <table:table-cell office:value-type="string" calcext:value-type="string">
            <text:p>/wiki/.git/objects/3d/fe587754e35e2b8cef2ec3c43a00d0a2ba967e</text:p>
          </table:table-cell>
          <table:table-cell/>
        </table:table-row>
        <table:table-row table:style-name="ro1">
          <table:table-cell office:value-type="string" calcext:value-type="string">
            <text:p>/wiki/.git/objects/3d/f05bcb3e8cf3a4754e714af8630417a6a0e615</text:p>
          </table:table-cell>
          <table:table-cell/>
        </table:table-row>
        <table:table-row table:style-name="ro1">
          <table:table-cell office:value-type="string" calcext:value-type="string">
            <text:p>/wiki/.git/objects/3d/24cc62ecd5603ff2af28fcaf37357d6a52c421</text:p>
          </table:table-cell>
          <table:table-cell/>
        </table:table-row>
        <table:table-row table:style-name="ro1">
          <table:table-cell office:value-type="string" calcext:value-type="string">
            <text:p>/wiki/.git/objects/a0/1aff080265fd1217c31e6c46da83fea269b517</text:p>
          </table:table-cell>
          <table:table-cell/>
        </table:table-row>
        <table:table-row table:style-name="ro1">
          <table:table-cell office:value-type="string" calcext:value-type="string">
            <text:p>/wiki/.git/objects/a0/798062a6ea359bf57a468485a0b37a20ec08e7</text:p>
          </table:table-cell>
          <table:table-cell/>
        </table:table-row>
        <table:table-row table:style-name="ro1">
          <table:table-cell office:value-type="string" calcext:value-type="string">
            <text:p>/wiki/.git/objects/a0/8936e2568c130b29441e106a56ee58c01e9271</text:p>
          </table:table-cell>
          <table:table-cell/>
        </table:table-row>
        <table:table-row table:style-name="ro1">
          <table:table-cell office:value-type="string" calcext:value-type="string">
            <text:p>/wiki/.git/objects/a0/c1b3820cb038ec06cde5c33d6bc845ef0023ae</text:p>
          </table:table-cell>
          <table:table-cell/>
        </table:table-row>
        <table:table-row table:style-name="ro1">
          <table:table-cell office:value-type="string" calcext:value-type="string">
            <text:p>/wiki/.git/objects/a0/cd750c02483ea81e6dd03f316428dfec703dff</text:p>
          </table:table-cell>
          <table:table-cell/>
        </table:table-row>
        <table:table-row table:style-name="ro1">
          <table:table-cell office:value-type="string" calcext:value-type="string">
            <text:p>/wiki/.git/objects/a0/cffa3995320044705a4b337239e2438f447eea</text:p>
          </table:table-cell>
          <table:table-cell/>
        </table:table-row>
        <table:table-row table:style-name="ro1">
          <table:table-cell office:value-type="string" calcext:value-type="string">
            <text:p>/wiki/.git/objects/a0/57af9f2a312252f32a7f6b35bdbe32ffee7a17</text:p>
          </table:table-cell>
          <table:table-cell/>
        </table:table-row>
        <table:table-row table:style-name="ro1">
          <table:table-cell office:value-type="string" calcext:value-type="string">
            <text:p>/wiki/.git/objects/a0/4d2a76c67b87e7114ac89126afdf78b650f897</text:p>
          </table:table-cell>
          <table:table-cell/>
        </table:table-row>
        <table:table-row table:style-name="ro1">
          <table:table-cell office:value-type="string" calcext:value-type="string">
            <text:p>/wiki/.git/objects/a0/ad02e6220ddf30b1e29167fa74b90ec01da821</text:p>
          </table:table-cell>
          <table:table-cell/>
        </table:table-row>
        <table:table-row table:style-name="ro1">
          <table:table-cell office:value-type="string" calcext:value-type="string">
            <text:p>/wiki/.git/objects/a0/25f120d72aa31c5031ac625892811650e72583</text:p>
          </table:table-cell>
          <table:table-cell/>
        </table:table-row>
        <table:table-row table:style-name="ro1">
          <table:table-cell office:value-type="string" calcext:value-type="string">
            <text:p>/wiki/.git/objects/a0/be4a966817e44863417a389f8b1a50349fbecf</text:p>
          </table:table-cell>
          <table:table-cell/>
        </table:table-row>
        <table:table-row table:style-name="ro1">
          <table:table-cell office:value-type="string" calcext:value-type="string">
            <text:p>/wiki/.git/objects/a0/5ab2624724b33992a685c6caedb96d5f3a7cd5</text:p>
          </table:table-cell>
          <table:table-cell/>
        </table:table-row>
        <table:table-row table:style-name="ro1">
          <table:table-cell office:value-type="string" calcext:value-type="string">
            <text:p>/wiki/.git/objects/ea/79fb99e5b7a74dc318de8296c8b32f9d109c88</text:p>
          </table:table-cell>
          <table:table-cell/>
        </table:table-row>
        <table:table-row table:style-name="ro1">
          <table:table-cell office:value-type="string" calcext:value-type="string">
            <text:p>/wiki/.git/objects/ea/fc6126a8c1d166f57101c2f70bca79e346312f</text:p>
          </table:table-cell>
          <table:table-cell/>
        </table:table-row>
        <table:table-row table:style-name="ro1">
          <table:table-cell office:value-type="string" calcext:value-type="string">
            <text:p>/wiki/.git/objects/ea/81ca36a77b1942321d956b13cdee08711f5b88</text:p>
          </table:table-cell>
          <table:table-cell/>
        </table:table-row>
        <table:table-row table:style-name="ro1">
          <table:table-cell office:value-type="string" calcext:value-type="string">
            <text:p>/wiki/.git/objects/ea/6673c86a6fc12e89146fdad7c20f0bbe6455a5</text:p>
          </table:table-cell>
          <table:table-cell/>
        </table:table-row>
        <table:table-row table:style-name="ro1">
          <table:table-cell office:value-type="string" calcext:value-type="string">
            <text:p>/wiki/.git/objects/ea/78251c28a4357a7bc90844fb27c356ceb68a9d</text:p>
          </table:table-cell>
          <table:table-cell/>
        </table:table-row>
        <table:table-row table:style-name="ro1">
          <table:table-cell office:value-type="string" calcext:value-type="string">
            <text:p>/wiki/.git/objects/ea/ae9871997551e825ec81a397ac27d90aa10e5f</text:p>
          </table:table-cell>
          <table:table-cell/>
        </table:table-row>
        <table:table-row table:style-name="ro1">
          <table:table-cell office:value-type="string" calcext:value-type="string">
            <text:p>/wiki/.git/objects/ea/eb9c712646b2c156e5644b31e6d918f705137e</text:p>
          </table:table-cell>
          <table:table-cell/>
        </table:table-row>
        <table:table-row table:style-name="ro1">
          <table:table-cell office:value-type="string" calcext:value-type="string">
            <text:p>/wiki/.git/objects/ea/b78756b8ce8e578e300f1bfd91e89a0857bcc4</text:p>
          </table:table-cell>
          <table:table-cell/>
        </table:table-row>
        <table:table-row table:style-name="ro1">
          <table:table-cell office:value-type="string" calcext:value-type="string">
            <text:p>/wiki/.git/objects/ea/8c14a19bf24ca71c7efa9da252ded2fb6926b8</text:p>
          </table:table-cell>
          <table:table-cell/>
        </table:table-row>
        <table:table-row table:style-name="ro1">
          <table:table-cell office:value-type="string" calcext:value-type="string">
            <text:p>/wiki/.git/objects/ea/a8aedb577e676b151c2859bfaf3827ac9bb63d</text:p>
          </table:table-cell>
          <table:table-cell/>
        </table:table-row>
        <table:table-row table:style-name="ro1">
          <table:table-cell office:value-type="string" calcext:value-type="string">
            <text:p>/wiki/.git/objects/ea/f4d72c6f7474e536c53ce2faea8c05e43aab9e</text:p>
          </table:table-cell>
          <table:table-cell/>
        </table:table-row>
        <table:table-row table:style-name="ro1">
          <table:table-cell office:value-type="string" calcext:value-type="string">
            <text:p>/wiki/.git/objects/ea/9d0a2e213796e303b425d8cb884624fe22447d</text:p>
          </table:table-cell>
          <table:table-cell/>
        </table:table-row>
        <table:table-row table:style-name="ro1">
          <table:table-cell office:value-type="string" calcext:value-type="string">
            <text:p>/wiki/.git/objects/d2/1f0730f7043836077ed69734a758e00946d67d</text:p>
          </table:table-cell>
          <table:table-cell/>
        </table:table-row>
        <table:table-row table:style-name="ro1">
          <table:table-cell office:value-type="string" calcext:value-type="string">
            <text:p>/wiki/.git/objects/d2/75bc1bdd4a16d70d9cd66ef0faff25269f3bbf</text:p>
          </table:table-cell>
          <table:table-cell/>
        </table:table-row>
        <table:table-row table:style-name="ro1">
          <table:table-cell office:value-type="string" calcext:value-type="string">
            <text:p>/wiki/.git/objects/d2/da329a9643bf4731dacf4e9f4c9ac226d672dd</text:p>
          </table:table-cell>
          <table:table-cell/>
        </table:table-row>
        <table:table-row table:style-name="ro1">
          <table:table-cell office:value-type="string" calcext:value-type="string">
            <text:p>/wiki/.git/objects/d2/43ae85c05a2d53d2562eddd836b02b0acab428</text:p>
          </table:table-cell>
          <table:table-cell/>
        </table:table-row>
        <table:table-row table:style-name="ro1">
          <table:table-cell office:value-type="string" calcext:value-type="string">
            <text:p>/wiki/.git/objects/d2/c41cde9fef2b6ab9540a1a9130974dce5fbd27</text:p>
          </table:table-cell>
          <table:table-cell/>
        </table:table-row>
        <table:table-row table:style-name="ro1">
          <table:table-cell office:value-type="string" calcext:value-type="string">
            <text:p>/wiki/.git/objects/d2/4d3271b0fd9a5b757571419adc8be975f8ca6c</text:p>
          </table:table-cell>
          <table:table-cell/>
        </table:table-row>
        <table:table-row table:style-name="ro1">
          <table:table-cell office:value-type="string" calcext:value-type="string">
            <text:p>/wiki/.git/objects/d2/568a8ca1ae1848938866119ca1e3bf9f6175c7</text:p>
          </table:table-cell>
          <table:table-cell/>
        </table:table-row>
        <table:table-row table:style-name="ro1">
          <table:table-cell office:value-type="string" calcext:value-type="string">
            <text:p>/wiki/.git/objects/d2/2033f9f676374fb41ce2944d4b3c2e1d6719c5</text:p>
          </table:table-cell>
          <table:table-cell/>
        </table:table-row>
        <table:table-row table:style-name="ro1">
          <table:table-cell office:value-type="string" calcext:value-type="string">
            <text:p>/wiki/.git/objects/d2/c551a2259b8046a02a6cc76f4d341664e7a9c4</text:p>
          </table:table-cell>
          <table:table-cell/>
        </table:table-row>
        <table:table-row table:style-name="ro1">
          <table:table-cell office:value-type="string" calcext:value-type="string">
            <text:p>/wiki/.git/objects/d2/1114adc5fb26c453660baf0aaee4364a73c97e</text:p>
          </table:table-cell>
          <table:table-cell/>
        </table:table-row>
        <table:table-row table:style-name="ro1">
          <table:table-cell office:value-type="string" calcext:value-type="string">
            <text:p>/wiki/.git/objects/d2/037b538311540f259bc6feedb8251b5496c0a9</text:p>
          </table:table-cell>
          <table:table-cell/>
        </table:table-row>
        <table:table-row table:style-name="ro1">
          <table:table-cell office:value-type="string" calcext:value-type="string">
            <text:p>/wiki/.git/objects/d2/2508e9d29f4e8ddb8d15910e4934268c6b7fc6</text:p>
          </table:table-cell>
          <table:table-cell/>
        </table:table-row>
        <table:table-row table:style-name="ro1">
          <table:table-cell office:value-type="string" calcext:value-type="string">
            <text:p>/wiki/.git/objects/d2/0b36f0a3a3bf1f06503bf5c392639edd9e565f</text:p>
          </table:table-cell>
          <table:table-cell/>
        </table:table-row>
        <table:table-row table:style-name="ro1">
          <table:table-cell office:value-type="string" calcext:value-type="string">
            <text:p>/wiki/.git/objects/8e/c1c4439ab35887241a940a59c5afd9a381e1b3</text:p>
          </table:table-cell>
          <table:table-cell/>
        </table:table-row>
        <table:table-row table:style-name="ro1">
          <table:table-cell office:value-type="string" calcext:value-type="string">
            <text:p>/wiki/.git/objects/8e/444e7e00119cf3adde780cbd6825c570e40477</text:p>
          </table:table-cell>
          <table:table-cell/>
        </table:table-row>
        <table:table-row table:style-name="ro1">
          <table:table-cell office:value-type="string" calcext:value-type="string">
            <text:p>/wiki/.git/objects/8e/29167353acd3e70ec8889ed55fcd5c71d6bb1a</text:p>
          </table:table-cell>
          <table:table-cell/>
        </table:table-row>
        <table:table-row table:style-name="ro1">
          <table:table-cell office:value-type="string" calcext:value-type="string">
            <text:p>/wiki/.git/objects/8e/8a61bcd1bedb26814190ef4c325612079cef35</text:p>
          </table:table-cell>
          <table:table-cell/>
        </table:table-row>
        <table:table-row table:style-name="ro1">
          <table:table-cell office:value-type="string" calcext:value-type="string">
            <text:p>/wiki/.git/objects/8e/fcc3ff01c954267082614bcaf18b8451d58534</text:p>
          </table:table-cell>
          <table:table-cell/>
        </table:table-row>
        <table:table-row table:style-name="ro1">
          <table:table-cell office:value-type="string" calcext:value-type="string">
            <text:p>/wiki/.git/objects/8e/84cd1afe228b38df3a2925bf27314aac5b316e</text:p>
          </table:table-cell>
          <table:table-cell/>
        </table:table-row>
        <table:table-row table:style-name="ro1">
          <table:table-cell office:value-type="string" calcext:value-type="string">
            <text:p>/wiki/.git/objects/8e/a79ff4ac19592b9545158e8911211d3705ea15</text:p>
          </table:table-cell>
          <table:table-cell/>
        </table:table-row>
        <table:table-row table:style-name="ro1">
          <table:table-cell office:value-type="string" calcext:value-type="string">
            <text:p>/wiki/.git/objects/8e/2d90618716a46dc3ee8cf2165785f51ea79a94</text:p>
          </table:table-cell>
          <table:table-cell/>
        </table:table-row>
        <table:table-row table:style-name="ro1">
          <table:table-cell office:value-type="string" calcext:value-type="string">
            <text:p>/wiki/.git/objects/8e/e641ed96e1e9dadec255cb0ed5b22b06fe8573</text:p>
          </table:table-cell>
          <table:table-cell/>
        </table:table-row>
        <table:table-row table:style-name="ro1">
          <table:table-cell office:value-type="string" calcext:value-type="string">
            <text:p>/wiki/.git/objects/8e/7d4a53bdfa5d8a38e4fe9321a66abe9d62655e</text:p>
          </table:table-cell>
          <table:table-cell/>
        </table:table-row>
        <table:table-row table:style-name="ro1">
          <table:table-cell office:value-type="string" calcext:value-type="string">
            <text:p>/wiki/.git/objects/8e/b08a34bb0c65b1cb4e60a973c034c32daaf54a</text:p>
          </table:table-cell>
          <table:table-cell/>
        </table:table-row>
        <table:table-row table:style-name="ro1">
          <table:table-cell office:value-type="string" calcext:value-type="string">
            <text:p>/wiki/.git/objects/32/8075ebdea0b1bbe275c5e8fb3f88f6021572f7</text:p>
          </table:table-cell>
          <table:table-cell/>
        </table:table-row>
        <table:table-row table:style-name="ro1">
          <table:table-cell office:value-type="string" calcext:value-type="string">
            <text:p>/wiki/.git/objects/32/596c6794f3af55599de574bc56956b4a3d27d1</text:p>
          </table:table-cell>
          <table:table-cell/>
        </table:table-row>
        <table:table-row table:style-name="ro1">
          <table:table-cell office:value-type="string" calcext:value-type="string">
            <text:p>/wiki/.git/objects/32/0dc1faaf4e7b314e60a0d2d6b3328d94f8332d</text:p>
          </table:table-cell>
          <table:table-cell/>
        </table:table-row>
        <table:table-row table:style-name="ro1">
          <table:table-cell office:value-type="string" calcext:value-type="string">
            <text:p>/wiki/.git/objects/32/5fca615463dbfe0afa42fd2805b148f64fef90</text:p>
          </table:table-cell>
          <table:table-cell/>
        </table:table-row>
        <table:table-row table:style-name="ro1">
          <table:table-cell office:value-type="string" calcext:value-type="string">
            <text:p>/wiki/.git/objects/32/6d86a8260cd14c4cf703af6e733315093f536a</text:p>
          </table:table-cell>
          <table:table-cell/>
        </table:table-row>
        <table:table-row table:style-name="ro1">
          <table:table-cell office:value-type="string" calcext:value-type="string">
            <text:p>/wiki/.git/objects/32/30684997432f07e94018ea511e584fbacbe012</text:p>
          </table:table-cell>
          <table:table-cell/>
        </table:table-row>
        <table:table-row table:style-name="ro1">
          <table:table-cell office:value-type="string" calcext:value-type="string">
            <text:p>/wiki/.git/objects/32/595bb38adaaa9e72977568fdf14613c7ce66c1</text:p>
          </table:table-cell>
          <table:table-cell/>
        </table:table-row>
        <table:table-row table:style-name="ro1">
          <table:table-cell office:value-type="string" calcext:value-type="string">
            <text:p>/wiki/.git/objects/32/11737c27dc34f90a229195b2ab11ee915dbb0c</text:p>
          </table:table-cell>
          <table:table-cell/>
        </table:table-row>
        <table:table-row table:style-name="ro1">
          <table:table-cell office:value-type="string" calcext:value-type="string">
            <text:p>/wiki/.git/objects/32/bb917dbaee2f8aa045995b02db1433af992ab5</text:p>
          </table:table-cell>
          <table:table-cell/>
        </table:table-row>
        <table:table-row table:style-name="ro1">
          <table:table-cell office:value-type="string" calcext:value-type="string">
            <text:p>/wiki/.git/objects/32/0f94df92bfbbe4a38b75d80a3efa8168efcfb4</text:p>
          </table:table-cell>
          <table:table-cell/>
        </table:table-row>
        <table:table-row table:style-name="ro1">
          <table:table-cell office:value-type="string" calcext:value-type="string">
            <text:p>/wiki/.git/objects/32/d6c68ea704f91d5422df48f6c56da87454237f</text:p>
          </table:table-cell>
          <table:table-cell/>
        </table:table-row>
        <table:table-row table:style-name="ro1">
          <table:table-cell office:value-type="string" calcext:value-type="string">
            <text:p>/wiki/.git/objects/32/de827a42d0a436a08a4d5e1cf0cd97a0d11cf4</text:p>
          </table:table-cell>
          <table:table-cell/>
        </table:table-row>
        <table:table-row table:style-name="ro1">
          <table:table-cell office:value-type="string" calcext:value-type="string">
            <text:p>/wiki/.git/objects/32/1ea55690a39eacb82ef0c707c0fa54daa6f680</text:p>
          </table:table-cell>
          <table:table-cell/>
        </table:table-row>
        <table:table-row table:style-name="ro1">
          <table:table-cell office:value-type="string" calcext:value-type="string">
            <text:p>/wiki/.git/objects/32/8e7076ae9586616e26d55519921e1276cbd80a</text:p>
          </table:table-cell>
          <table:table-cell/>
        </table:table-row>
        <table:table-row table:style-name="ro1">
          <table:table-cell office:value-type="string" calcext:value-type="string">
            <text:p>/wiki/.git/objects/32/17ebe96248134e372a8439af24962330df8151</text:p>
          </table:table-cell>
          <table:table-cell/>
        </table:table-row>
        <table:table-row table:style-name="ro1">
          <table:table-cell office:value-type="string" calcext:value-type="string">
            <text:p>/wiki/.git/objects/6c/9d226c0464c44aaddcf67cb6e8da44ec040cbf</text:p>
          </table:table-cell>
          <table:table-cell/>
        </table:table-row>
        <table:table-row table:style-name="ro1">
          <table:table-cell office:value-type="string" calcext:value-type="string">
            <text:p>/wiki/.git/objects/6c/cfd0e103ed17a1019dd943e2722ac366c9e5a5</text:p>
          </table:table-cell>
          <table:table-cell/>
        </table:table-row>
        <table:table-row table:style-name="ro1">
          <table:table-cell office:value-type="string" calcext:value-type="string">
            <text:p>/wiki/.git/objects/6c/c0567bd733146931dda3a3e5857a7e9f454a92</text:p>
          </table:table-cell>
          <table:table-cell/>
        </table:table-row>
        <table:table-row table:style-name="ro1">
          <table:table-cell office:value-type="string" calcext:value-type="string">
            <text:p>/wiki/.git/objects/6c/35fc788e232fd04bf80acc765ebfb3f8f79f93</text:p>
          </table:table-cell>
          <table:table-cell/>
        </table:table-row>
        <table:table-row table:style-name="ro1">
          <table:table-cell office:value-type="string" calcext:value-type="string">
            <text:p>/wiki/.git/objects/6c/6cb8b717532c75e0f72ad09ba9f29dc780f478</text:p>
          </table:table-cell>
          <table:table-cell/>
        </table:table-row>
        <table:table-row table:style-name="ro1">
          <table:table-cell office:value-type="string" calcext:value-type="string">
            <text:p>/wiki/.git/objects/6c/0b50dad1e804bdacc211ab369114e7c134d197</text:p>
          </table:table-cell>
          <table:table-cell/>
        </table:table-row>
        <table:table-row table:style-name="ro1">
          <table:table-cell office:value-type="string" calcext:value-type="string">
            <text:p>/wiki/.git/objects/6c/c46e408843996aa0d3626ea3629d0c643605f1</text:p>
          </table:table-cell>
          <table:table-cell/>
        </table:table-row>
        <table:table-row table:style-name="ro1">
          <table:table-cell office:value-type="string" calcext:value-type="string">
            <text:p>/wiki/.git/objects/6c/5844de1144b405584774df7c9f2c268d4e3c83</text:p>
          </table:table-cell>
          <table:table-cell/>
        </table:table-row>
        <table:table-row table:style-name="ro1">
          <table:table-cell office:value-type="string" calcext:value-type="string">
            <text:p>/wiki/.git/objects/6c/cd51ea171099270cd42529653d1d27bf9f5fb7</text:p>
          </table:table-cell>
          <table:table-cell/>
        </table:table-row>
        <table:table-row table:style-name="ro1">
          <table:table-cell office:value-type="string" calcext:value-type="string">
            <text:p>/wiki/.git/objects/6c/b98ae688177ae2a1b09157a1a415c67471869d</text:p>
          </table:table-cell>
          <table:table-cell/>
        </table:table-row>
        <table:table-row table:style-name="ro1">
          <table:table-cell office:value-type="string" calcext:value-type="string">
            <text:p>/wiki/.git/objects/6c/15c2c05c1da982c9cf518f1db43d907f98f697</text:p>
          </table:table-cell>
          <table:table-cell/>
        </table:table-row>
        <table:table-row table:style-name="ro1">
          <table:table-cell office:value-type="string" calcext:value-type="string">
            <text:p>/wiki/.git/objects/6c/48483422f451001504d5a5ff14f00ef3cd0c0d</text:p>
          </table:table-cell>
          <table:table-cell/>
        </table:table-row>
        <table:table-row table:style-name="ro1">
          <table:table-cell office:value-type="string" calcext:value-type="string">
            <text:p>/wiki/.git/objects/e9/f6ab449464959085e3baf59e5615a1c6830845</text:p>
          </table:table-cell>
          <table:table-cell/>
        </table:table-row>
        <table:table-row table:style-name="ro1">
          <table:table-cell office:value-type="string" calcext:value-type="string">
            <text:p>/wiki/.git/objects/e9/780848d39d95caf2cb31b1ba82923f876c5940</text:p>
          </table:table-cell>
          <table:table-cell/>
        </table:table-row>
        <table:table-row table:style-name="ro1">
          <table:table-cell office:value-type="string" calcext:value-type="string">
            <text:p>/wiki/.git/objects/e9/d527fd8061d9a550dd197257a4312722b62d3e</text:p>
          </table:table-cell>
          <table:table-cell/>
        </table:table-row>
        <table:table-row table:style-name="ro1">
          <table:table-cell office:value-type="string" calcext:value-type="string">
            <text:p>/wiki/.git/objects/e9/7d1ecce310e6957329695d46ac980796141188</text:p>
          </table:table-cell>
          <table:table-cell/>
        </table:table-row>
        <table:table-row table:style-name="ro1">
          <table:table-cell office:value-type="string" calcext:value-type="string">
            <text:p>/wiki/.git/objects/e9/6e46d3bde089025c307dc49feb9bebd6705484</text:p>
          </table:table-cell>
          <table:table-cell/>
        </table:table-row>
        <table:table-row table:style-name="ro1">
          <table:table-cell office:value-type="string" calcext:value-type="string">
            <text:p>/wiki/.git/objects/e9/23f74cf3ed1aa1c5615d9dc2157f525b5fbd1a</text:p>
          </table:table-cell>
          <table:table-cell/>
        </table:table-row>
        <table:table-row table:style-name="ro1">
          <table:table-cell office:value-type="string" calcext:value-type="string">
            <text:p>/wiki/.git/objects/e9/dc85dbef5aa73acbee3de7be7b6f530960adc8</text:p>
          </table:table-cell>
          <table:table-cell/>
        </table:table-row>
        <table:table-row table:style-name="ro1">
          <table:table-cell office:value-type="string" calcext:value-type="string">
            <text:p>/wiki/.git/objects/e9/dda702c44dfcddaf6202b466d809aecd73e2f3</text:p>
          </table:table-cell>
          <table:table-cell/>
        </table:table-row>
        <table:table-row table:style-name="ro1">
          <table:table-cell office:value-type="string" calcext:value-type="string">
            <text:p>/wiki/.git/objects/pack/pack-5378bfe5634acc078976905a3b003a8be734fa68.idx</text:p>
          </table:table-cell>
          <table:table-cell/>
        </table:table-row>
        <table:table-row table:style-name="ro1">
          <table:table-cell office:value-type="string" calcext:value-type="string">
            <text:p>/wiki/.git/objects/pack/pack-d5dff85f82ba3a9be2aef1057d58394a5fa6d947.pack</text:p>
          </table:table-cell>
          <table:table-cell/>
        </table:table-row>
        <table:table-row table:style-name="ro1">
          <table:table-cell office:value-type="string" calcext:value-type="string">
            <text:p>/wiki/.git/objects/pack/pack-5378bfe5634acc078976905a3b003a8be734fa68.pack</text:p>
          </table:table-cell>
          <table:table-cell/>
        </table:table-row>
        <table:table-row table:style-name="ro1">
          <table:table-cell office:value-type="string" calcext:value-type="string">
            <text:p>/wiki/.git/objects/pack/pack-d5dff85f82ba3a9be2aef1057d58394a5fa6d947.idx</text:p>
          </table:table-cell>
          <table:table-cell/>
        </table:table-row>
        <table:table-row table:style-name="ro1">
          <table:table-cell office:value-type="string" calcext:value-type="string">
            <text:p>/wiki/.git/objects/c2/a9ce53b591e4f759a4969b79c6a88aaadd2973</text:p>
          </table:table-cell>
          <table:table-cell/>
        </table:table-row>
        <table:table-row table:style-name="ro1">
          <table:table-cell office:value-type="string" calcext:value-type="string">
            <text:p>/wiki/.git/objects/c2/8748e81ff6ddfa7fb5c50ada710bd59a631a66</text:p>
          </table:table-cell>
          <table:table-cell/>
        </table:table-row>
        <table:table-row table:style-name="ro1">
          <table:table-cell office:value-type="string" calcext:value-type="string">
            <text:p>/wiki/.git/objects/c2/67c459ce064208b5a5b3f16e3fd8a736ab8c7c</text:p>
          </table:table-cell>
          <table:table-cell/>
        </table:table-row>
        <table:table-row table:style-name="ro1">
          <table:table-cell office:value-type="string" calcext:value-type="string">
            <text:p>/wiki/.git/objects/c2/7313aa312c795c0594962235c5da56dc7d3051</text:p>
          </table:table-cell>
          <table:table-cell/>
        </table:table-row>
        <table:table-row table:style-name="ro1">
          <table:table-cell office:value-type="string" calcext:value-type="string">
            <text:p>/wiki/.git/objects/c2/71bc7cbb45eda4921ff558fbd153903ff8f4ca</text:p>
          </table:table-cell>
          <table:table-cell/>
        </table:table-row>
        <table:table-row table:style-name="ro1">
          <table:table-cell office:value-type="string" calcext:value-type="string">
            <text:p>/wiki/.git/objects/c2/bffa4b3cee5d5ffba8faddfd707c39a37591b9</text:p>
          </table:table-cell>
          <table:table-cell/>
        </table:table-row>
        <table:table-row table:style-name="ro1">
          <table:table-cell office:value-type="string" calcext:value-type="string">
            <text:p>/wiki/.git/objects/c2/750e22fa586978e764665428b8fb839ef54858</text:p>
          </table:table-cell>
          <table:table-cell/>
        </table:table-row>
        <table:table-row table:style-name="ro1">
          <table:table-cell office:value-type="string" calcext:value-type="string">
            <text:p>/wiki/.git/objects/c2/ffcfdd0ab5f2863655a344b6be6b7e8d8969e1</text:p>
          </table:table-cell>
          <table:table-cell/>
        </table:table-row>
        <table:table-row table:style-name="ro1">
          <table:table-cell office:value-type="string" calcext:value-type="string">
            <text:p>/wiki/.git/objects/c2/559341227fe4d855068b82f76ce279b47c931f</text:p>
          </table:table-cell>
          <table:table-cell/>
        </table:table-row>
        <table:table-row table:style-name="ro1">
          <table:table-cell office:value-type="string" calcext:value-type="string">
            <text:p>/wiki/.git/objects/c2/41b40e603394a3ac80b9671510d7f1a2da382d</text:p>
          </table:table-cell>
          <table:table-cell/>
        </table:table-row>
        <table:table-row table:style-name="ro1">
          <table:table-cell office:value-type="string" calcext:value-type="string">
            <text:p>/wiki/.git/objects/c2/08b5f463b39e5fb5be244a1a2a6ebc1dd0d101</text:p>
          </table:table-cell>
          <table:table-cell/>
        </table:table-row>
        <table:table-row table:style-name="ro1">
          <table:table-cell office:value-type="string" calcext:value-type="string">
            <text:p>/wiki/.git/objects/7e/eafc793ec576cd6e006b5869972c4b6adde298</text:p>
          </table:table-cell>
          <table:table-cell/>
        </table:table-row>
        <table:table-row table:style-name="ro1">
          <table:table-cell office:value-type="string" calcext:value-type="string">
            <text:p>/wiki/.git/objects/7e/c6a44cf771fdaceb5d59aa76eca8a69d267478</text:p>
          </table:table-cell>
          <table:table-cell/>
        </table:table-row>
        <table:table-row table:style-name="ro1">
          <table:table-cell office:value-type="string" calcext:value-type="string">
            <text:p>/wiki/.git/objects/7e/7ad8e1a7c0ec21c70249fb330a8f9c715882a0</text:p>
          </table:table-cell>
          <table:table-cell/>
        </table:table-row>
        <table:table-row table:style-name="ro1">
          <table:table-cell office:value-type="string" calcext:value-type="string">
            <text:p>/wiki/.git/objects/7e/a16c548c0f4b247ef0424f6aad9225fa926b2b</text:p>
          </table:table-cell>
          <table:table-cell/>
        </table:table-row>
        <table:table-row table:style-name="ro1">
          <table:table-cell office:value-type="string" calcext:value-type="string">
            <text:p>/wiki/.git/objects/7e/7135696051441681ea9dde8308b6e3504e75f7</text:p>
          </table:table-cell>
          <table:table-cell/>
        </table:table-row>
        <table:table-row table:style-name="ro1">
          <table:table-cell office:value-type="string" calcext:value-type="string">
            <text:p>/wiki/.git/objects/7e/c40a00e1401613996645510fef89e5ef6f5b97</text:p>
          </table:table-cell>
          <table:table-cell/>
        </table:table-row>
        <table:table-row table:style-name="ro1">
          <table:table-cell office:value-type="string" calcext:value-type="string">
            <text:p>/wiki/.git/objects/7e/91ec2ad4d93f776626d7742cfdc74d7dbe8a91</text:p>
          </table:table-cell>
          <table:table-cell/>
        </table:table-row>
        <table:table-row table:style-name="ro1">
          <table:table-cell office:value-type="string" calcext:value-type="string">
            <text:p>/wiki/.git/objects/7e/1a5c65f149027b77e7db932e5285be5a3a6d72</text:p>
          </table:table-cell>
          <table:table-cell/>
        </table:table-row>
        <table:table-row table:style-name="ro1">
          <table:table-cell office:value-type="string" calcext:value-type="string">
            <text:p>/wiki/.git/objects/60/1b43b5608038c6730be751551249d51b392230</text:p>
          </table:table-cell>
          <table:table-cell/>
        </table:table-row>
        <table:table-row table:style-name="ro1">
          <table:table-cell office:value-type="string" calcext:value-type="string">
            <text:p>/wiki/.git/objects/60/8132604ae7a6ee2f614b7c0e15303547c76c32</text:p>
          </table:table-cell>
          <table:table-cell/>
        </table:table-row>
        <table:table-row table:style-name="ro1">
          <table:table-cell office:value-type="string" calcext:value-type="string">
            <text:p>/wiki/.git/objects/60/e9accbecaaebb94bfbe8ab42a614a9805263ce</text:p>
          </table:table-cell>
          <table:table-cell/>
        </table:table-row>
        <table:table-row table:style-name="ro1">
          <table:table-cell office:value-type="string" calcext:value-type="string">
            <text:p>/wiki/.git/objects/60/8014c3010c66ba017c56e10fa5d13a8a84f0c0</text:p>
          </table:table-cell>
          <table:table-cell/>
        </table:table-row>
        <table:table-row table:style-name="ro1">
          <table:table-cell office:value-type="string" calcext:value-type="string">
            <text:p>/wiki/.git/objects/60/18d6c815a3d35bd20fdb349e80395066a827db</text:p>
          </table:table-cell>
          <table:table-cell/>
        </table:table-row>
        <table:table-row table:style-name="ro1">
          <table:table-cell office:value-type="string" calcext:value-type="string">
            <text:p>/wiki/.git/objects/60/c9e2dbdf8d87f6b535f4e2df702b70a99a1ff8</text:p>
          </table:table-cell>
          <table:table-cell/>
        </table:table-row>
        <table:table-row table:style-name="ro1">
          <table:table-cell office:value-type="string" calcext:value-type="string">
            <text:p>/wiki/.git/objects/60/d3fd8adb900a530e61048555ba2857c2734053</text:p>
          </table:table-cell>
          <table:table-cell/>
        </table:table-row>
        <table:table-row table:style-name="ro1">
          <table:table-cell office:value-type="string" calcext:value-type="string">
            <text:p>/wiki/.git/objects/60/d1dbf1e26d59668b1b43cc67f511aa134c161e</text:p>
          </table:table-cell>
          <table:table-cell/>
        </table:table-row>
        <table:table-row table:style-name="ro1">
          <table:table-cell office:value-type="string" calcext:value-type="string">
            <text:p>/wiki/.git/objects/60/4767224041a9326a614a801dcdb159d4d80e9d</text:p>
          </table:table-cell>
          <table:table-cell/>
        </table:table-row>
        <table:table-row table:style-name="ro1">
          <table:table-cell office:value-type="string" calcext:value-type="string">
            <text:p>/wiki/.git/objects/60/902056fc2a52b047754b522d2a1283b47f7236</text:p>
          </table:table-cell>
          <table:table-cell/>
        </table:table-row>
        <table:table-row table:style-name="ro1">
          <table:table-cell office:value-type="string" calcext:value-type="string">
            <text:p>/wiki/.git/objects/60/8e90620849617662892861a4799a171a0f2ddd</text:p>
          </table:table-cell>
          <table:table-cell/>
        </table:table-row>
        <table:table-row table:style-name="ro1">
          <table:table-cell office:value-type="string" calcext:value-type="string">
            <text:p>/wiki/.git/objects/60/34a63413bcc5597f8dfe1a143fc62c6d747894</text:p>
          </table:table-cell>
          <table:table-cell/>
        </table:table-row>
        <table:table-row table:style-name="ro1">
          <table:table-cell office:value-type="string" calcext:value-type="string">
            <text:p>/wiki/.git/objects/60/d5dccf106fb44195f30028168f3f31448478c3</text:p>
          </table:table-cell>
          <table:table-cell/>
        </table:table-row>
        <table:table-row table:style-name="ro1">
          <table:table-cell office:value-type="string" calcext:value-type="string">
            <text:p>/wiki/.git/objects/60/7d78789ac5fb11f5478cc381db3bf9bb017e8c</text:p>
          </table:table-cell>
          <table:table-cell/>
        </table:table-row>
        <table:table-row table:style-name="ro1">
          <table:table-cell office:value-type="string" calcext:value-type="string">
            <text:p>/wiki/.git/objects/60/6b86cfc06e4667d3f17538bf95c5ed0f6fbfab</text:p>
          </table:table-cell>
          <table:table-cell/>
        </table:table-row>
        <table:table-row table:style-name="ro1">
          <table:table-cell office:value-type="string" calcext:value-type="string">
            <text:p>/wiki/.git/objects/60/cafe9190f35727916c539ff1abf70fa72a3382</text:p>
          </table:table-cell>
          <table:table-cell/>
        </table:table-row>
        <table:table-row table:style-name="ro1">
          <table:table-cell office:value-type="string" calcext:value-type="string">
            <text:p>/wiki/.git/objects/44/07b1aaa8d380c2b644a31c54decfc4884ee807</text:p>
          </table:table-cell>
          <table:table-cell/>
        </table:table-row>
        <table:table-row table:style-name="ro1">
          <table:table-cell office:value-type="string" calcext:value-type="string">
            <text:p>/wiki/.git/objects/44/1d8e12b494f1c5ac5e33e2392592b179a88ac6</text:p>
          </table:table-cell>
          <table:table-cell/>
        </table:table-row>
        <table:table-row table:style-name="ro1">
          <table:table-cell office:value-type="string" calcext:value-type="string">
            <text:p>/wiki/.git/objects/44/d5026928f2ba739b89fcbf5a5abb588e5c2e67</text:p>
          </table:table-cell>
          <table:table-cell/>
        </table:table-row>
        <table:table-row table:style-name="ro1">
          <table:table-cell office:value-type="string" calcext:value-type="string">
            <text:p>/wiki/.git/objects/44/7f4d65ff631abc7892823570ef9a27607e5fa6</text:p>
          </table:table-cell>
          <table:table-cell/>
        </table:table-row>
        <table:table-row table:style-name="ro1">
          <table:table-cell office:value-type="string" calcext:value-type="string">
            <text:p>/wiki/.git/objects/44/b1ab8ecdcef6c28fea3abe1098b93872bdc5b3</text:p>
          </table:table-cell>
          <table:table-cell/>
        </table:table-row>
        <table:table-row table:style-name="ro1">
          <table:table-cell office:value-type="string" calcext:value-type="string">
            <text:p>/wiki/.git/objects/44/722d663bb19740862212e09d6066d2c38a818d</text:p>
          </table:table-cell>
          <table:table-cell/>
        </table:table-row>
        <table:table-row table:style-name="ro1">
          <table:table-cell office:value-type="string" calcext:value-type="string">
            <text:p>/wiki/.git/objects/44/2399169e855570fe7b6fa64fc88937d0bb62d3</text:p>
          </table:table-cell>
          <table:table-cell/>
        </table:table-row>
        <table:table-row table:style-name="ro1">
          <table:table-cell office:value-type="string" calcext:value-type="string">
            <text:p>/wiki/.git/objects/44/89f4d6cab3799bf9f867d8e657c3dee39999aa</text:p>
          </table:table-cell>
          <table:table-cell/>
        </table:table-row>
        <table:table-row table:style-name="ro1">
          <table:table-cell office:value-type="string" calcext:value-type="string">
            <text:p>/wiki/.git/objects/44/ec048947f6219c9eafe8256a296960cd43187e</text:p>
          </table:table-cell>
          <table:table-cell/>
        </table:table-row>
        <table:table-row table:style-name="ro1">
          <table:table-cell office:value-type="string" calcext:value-type="string">
            <text:p>/wiki/.git/objects/44/6d9a46a118181fc1c33d2a921533b2f4bb0667</text:p>
          </table:table-cell>
          <table:table-cell/>
        </table:table-row>
        <table:table-row table:style-name="ro1">
          <table:table-cell office:value-type="string" calcext:value-type="string">
            <text:p>/wiki/.git/objects/cf/82a598a497e021519467ca9b12cbb26d4348e1</text:p>
          </table:table-cell>
          <table:table-cell/>
        </table:table-row>
        <table:table-row table:style-name="ro1">
          <table:table-cell office:value-type="string" calcext:value-type="string">
            <text:p>/wiki/.git/objects/cf/d8562a0a6fa792835226dbc321c8bee87ddb4e</text:p>
          </table:table-cell>
          <table:table-cell/>
        </table:table-row>
        <table:table-row table:style-name="ro1">
          <table:table-cell office:value-type="string" calcext:value-type="string">
            <text:p>/wiki/.git/objects/cf/fa7b26dcc9c50172df455585087d6a516059d6</text:p>
          </table:table-cell>
          <table:table-cell/>
        </table:table-row>
        <table:table-row table:style-name="ro1">
          <table:table-cell office:value-type="string" calcext:value-type="string">
            <text:p>/wiki/.git/objects/cf/04f739b5733f41c2f4bd3a1da9dbf6e9fc3ab0</text:p>
          </table:table-cell>
          <table:table-cell/>
        </table:table-row>
        <table:table-row table:style-name="ro1">
          <table:table-cell office:value-type="string" calcext:value-type="string">
            <text:p>/wiki/.git/objects/cf/22fdf1ec03b5a997b971130d80304452e3bcef</text:p>
          </table:table-cell>
          <table:table-cell/>
        </table:table-row>
        <table:table-row table:style-name="ro1">
          <table:table-cell office:value-type="string" calcext:value-type="string">
            <text:p>/wiki/.git/objects/cf/258fbe4bdd5c3b1dce0a3a579c28d46cacc6a4</text:p>
          </table:table-cell>
          <table:table-cell/>
        </table:table-row>
        <table:table-row table:style-name="ro1">
          <table:table-cell office:value-type="string" calcext:value-type="string">
            <text:p>/wiki/.git/objects/cf/9146358ab05fde4f6cc333188c7d89a9fac959</text:p>
          </table:table-cell>
          <table:table-cell/>
        </table:table-row>
        <table:table-row table:style-name="ro1">
          <table:table-cell office:value-type="string" calcext:value-type="string">
            <text:p>/wiki/.git/objects/ca/f2e5c2a293e4dbb4829c7253cfb9b2213f1a5a</text:p>
          </table:table-cell>
          <table:table-cell/>
        </table:table-row>
        <table:table-row table:style-name="ro1">
          <table:table-cell office:value-type="string" calcext:value-type="string">
            <text:p>/wiki/.git/objects/ca/2d7f1b9a222dc878797954dddb5f4a3f0ff6a1</text:p>
          </table:table-cell>
          <table:table-cell/>
        </table:table-row>
        <table:table-row table:style-name="ro1">
          <table:table-cell office:value-type="string" calcext:value-type="string">
            <text:p>/wiki/.git/objects/ca/3e0139518a892bba5ca9771a57e836ca3ab065</text:p>
          </table:table-cell>
          <table:table-cell/>
        </table:table-row>
        <table:table-row table:style-name="ro1">
          <table:table-cell office:value-type="string" calcext:value-type="string">
            <text:p>/wiki/.git/objects/ca/38b251a9c68b5d59ecfd1d2b41eae82943fc79</text:p>
          </table:table-cell>
          <table:table-cell/>
        </table:table-row>
        <table:table-row table:style-name="ro1">
          <table:table-cell office:value-type="string" calcext:value-type="string">
            <text:p>/wiki/.git/objects/ca/5b4742ac98c4e817eb68569723f622abf06c8f</text:p>
          </table:table-cell>
          <table:table-cell/>
        </table:table-row>
        <table:table-row table:style-name="ro1">
          <table:table-cell office:value-type="string" calcext:value-type="string">
            <text:p>/wiki/.git/objects/ca/c3adde64b02adc830fcb014e0e61022760b225</text:p>
          </table:table-cell>
          <table:table-cell/>
        </table:table-row>
        <table:table-row table:style-name="ro1">
          <table:table-cell office:value-type="string" calcext:value-type="string">
            <text:p>/wiki/.git/objects/ca/b98ff7bb3ee9fc56ecbd3d7f5f210dadb4f887</text:p>
          </table:table-cell>
          <table:table-cell/>
        </table:table-row>
        <table:table-row table:style-name="ro1">
          <table:table-cell office:value-type="string" calcext:value-type="string">
            <text:p>/wiki/.git/objects/03/06e4a887a6bbaf4bf0f45094bcd0fdbddf1677</text:p>
          </table:table-cell>
          <table:table-cell/>
        </table:table-row>
        <table:table-row table:style-name="ro1">
          <table:table-cell office:value-type="string" calcext:value-type="string">
            <text:p>/wiki/.git/objects/03/40dae4907d573a10941558406cfc84ac8814c0</text:p>
          </table:table-cell>
          <table:table-cell/>
        </table:table-row>
        <table:table-row table:style-name="ro1">
          <table:table-cell office:value-type="string" calcext:value-type="string">
            <text:p>/wiki/.git/objects/03/c3c7b0ea991df5d3a3c06b90da9230d5fc4630</text:p>
          </table:table-cell>
          <table:table-cell/>
        </table:table-row>
        <table:table-row table:style-name="ro1">
          <table:table-cell office:value-type="string" calcext:value-type="string">
            <text:p>/wiki/.git/objects/03/c7e9160bed7f584cae62adb00697338ad0eb96</text:p>
          </table:table-cell>
          <table:table-cell/>
        </table:table-row>
        <table:table-row table:style-name="ro1">
          <table:table-cell office:value-type="string" calcext:value-type="string">
            <text:p>/wiki/.git/objects/03/4d266d99df8b15ec3920ceb5c054abf9331d0d</text:p>
          </table:table-cell>
          <table:table-cell/>
        </table:table-row>
        <table:table-row table:style-name="ro1">
          <table:table-cell office:value-type="string" calcext:value-type="string">
            <text:p>/wiki/.git/objects/03/10670989d1265879bfb6c7f79df5c176b21e47</text:p>
          </table:table-cell>
          <table:table-cell/>
        </table:table-row>
        <table:table-row table:style-name="ro1">
          <table:table-cell office:value-type="string" calcext:value-type="string">
            <text:p>/wiki/.git/objects/03/0d0645ef92bd6cf7f24fc9959191b083be9d4c</text:p>
          </table:table-cell>
          <table:table-cell/>
        </table:table-row>
        <table:table-row table:style-name="ro1">
          <table:table-cell office:value-type="string" calcext:value-type="string">
            <text:p>/wiki/.git/objects/03/9e5eb2a22213981f48d9d83c1dd7c3d3a9c712</text:p>
          </table:table-cell>
          <table:table-cell/>
        </table:table-row>
        <table:table-row table:style-name="ro1">
          <table:table-cell office:value-type="string" calcext:value-type="string">
            <text:p>/wiki/.git/objects/03/72ff6573ac9908af744fe83049d1af70292268</text:p>
          </table:table-cell>
          <table:table-cell/>
        </table:table-row>
        <table:table-row table:style-name="ro1">
          <table:table-cell office:value-type="string" calcext:value-type="string">
            <text:p>/wiki/.git/objects/7f/3f74ecd1907c393e427aeda854825b0b737574</text:p>
          </table:table-cell>
          <table:table-cell/>
        </table:table-row>
        <table:table-row table:style-name="ro1">
          <table:table-cell office:value-type="string" calcext:value-type="string">
            <text:p>/wiki/.git/objects/7f/f16dc0059420ca6ee08360ea6a18ee135b1c22</text:p>
          </table:table-cell>
          <table:table-cell/>
        </table:table-row>
        <table:table-row table:style-name="ro1">
          <table:table-cell office:value-type="string" calcext:value-type="string">
            <text:p>/wiki/.git/objects/7f/15199bb6878ecbba153fed5c69320a9760632e</text:p>
          </table:table-cell>
          <table:table-cell/>
        </table:table-row>
        <table:table-row table:style-name="ro1">
          <table:table-cell office:value-type="string" calcext:value-type="string">
            <text:p>/wiki/.git/objects/7f/45fb3b55d70dc7c4efa128bc60260582c2b162</text:p>
          </table:table-cell>
          <table:table-cell/>
        </table:table-row>
        <table:table-row table:style-name="ro1">
          <table:table-cell office:value-type="string" calcext:value-type="string">
            <text:p>/wiki/.git/objects/7f/5c34c2b770e119b44c92045988ad6ab414a6e1</text:p>
          </table:table-cell>
          <table:table-cell/>
        </table:table-row>
        <table:table-row table:style-name="ro1">
          <table:table-cell office:value-type="string" calcext:value-type="string">
            <text:p>/wiki/.git/objects/7f/16d6cfeca40f964f1ee4a5e30420b6034f7c8d</text:p>
          </table:table-cell>
          <table:table-cell/>
        </table:table-row>
        <table:table-row table:style-name="ro1">
          <table:table-cell office:value-type="string" calcext:value-type="string">
            <text:p>/wiki/.git/objects/7f/c975ffd43f0ccfbe7660a8a704695828229149</text:p>
          </table:table-cell>
          <table:table-cell/>
        </table:table-row>
        <table:table-row table:style-name="ro1">
          <table:table-cell office:value-type="string" calcext:value-type="string">
            <text:p>/wiki/.git/objects/7f/08d543d16669e61270e1c643eeab7d2c24299c</text:p>
          </table:table-cell>
          <table:table-cell/>
        </table:table-row>
        <table:table-row table:style-name="ro1">
          <table:table-cell office:value-type="string" calcext:value-type="string">
            <text:p>/wiki/.git/objects/10/8913c93e29ed93c9e78d7864e80d0b0ae24b56</text:p>
          </table:table-cell>
          <table:table-cell/>
        </table:table-row>
        <table:table-row table:style-name="ro1">
          <table:table-cell office:value-type="string" calcext:value-type="string">
            <text:p>/wiki/.git/objects/10/17878e40e6d9f9125682c87c41119c3e0b2739</text:p>
          </table:table-cell>
          <table:table-cell/>
        </table:table-row>
        <table:table-row table:style-name="ro1">
          <table:table-cell office:value-type="string" calcext:value-type="string">
            <text:p>/wiki/.git/objects/10/583615f2349522050ecafa2ee1afa25f9c4e42</text:p>
          </table:table-cell>
          <table:table-cell/>
        </table:table-row>
        <table:table-row table:style-name="ro1">
          <table:table-cell office:value-type="string" calcext:value-type="string">
            <text:p>/wiki/.git/objects/10/59db18f4e97a9f481bd8e831f96dd22f55a933</text:p>
          </table:table-cell>
          <table:table-cell/>
        </table:table-row>
        <table:table-row table:style-name="ro1">
          <table:table-cell office:value-type="string" calcext:value-type="string">
            <text:p>/wiki/.git/objects/10/7610830611b644de49a34326889ecbce560884</text:p>
          </table:table-cell>
          <table:table-cell/>
        </table:table-row>
        <table:table-row table:style-name="ro1">
          <table:table-cell office:value-type="string" calcext:value-type="string">
            <text:p>/wiki/.git/objects/10/a5a3a2230f62b2b2fa6a9ef85375f2e94c0e22</text:p>
          </table:table-cell>
          <table:table-cell/>
        </table:table-row>
        <table:table-row table:style-name="ro1">
          <table:table-cell office:value-type="string" calcext:value-type="string">
            <text:p>/wiki/.git/objects/10/2441e965d4d0b333492cbe6ddec5a4db6a082e</text:p>
          </table:table-cell>
          <table:table-cell/>
        </table:table-row>
        <table:table-row table:style-name="ro1">
          <table:table-cell office:value-type="string" calcext:value-type="string">
            <text:p>/wiki/.git/objects/10/70d08afe96ab8d3f7e4c5b85ff965a384274c7</text:p>
          </table:table-cell>
          <table:table-cell/>
        </table:table-row>
        <table:table-row table:style-name="ro1">
          <table:table-cell office:value-type="string" calcext:value-type="string">
            <text:p>/wiki/.git/objects/10/bd0bcbbe247c16b7710eb06022bfb7cf9349a2</text:p>
          </table:table-cell>
          <table:table-cell/>
        </table:table-row>
        <table:table-row table:style-name="ro1">
          <table:table-cell office:value-type="string" calcext:value-type="string">
            <text:p>/wiki/.git/objects/10/020b6bef9946bc40c6067b05ba97996053bda8</text:p>
          </table:table-cell>
          <table:table-cell/>
        </table:table-row>
        <table:table-row table:style-name="ro1">
          <table:table-cell office:value-type="string" calcext:value-type="string">
            <text:p>/wiki/.git/objects/10/23ecc0ca7aec6bd7763d90223d43de85980d19</text:p>
          </table:table-cell>
          <table:table-cell/>
        </table:table-row>
        <table:table-row table:style-name="ro1">
          <table:table-cell office:value-type="string" calcext:value-type="string">
            <text:p>/wiki/.git/objects/66/0d81ef2a287a9013b5e1b03cc38cf0522dd1d0</text:p>
          </table:table-cell>
          <table:table-cell/>
        </table:table-row>
        <table:table-row table:style-name="ro1">
          <table:table-cell office:value-type="string" calcext:value-type="string">
            <text:p>/wiki/.git/objects/66/cffe85bad89361a8bb56c03a108da05d2ce6ac</text:p>
          </table:table-cell>
          <table:table-cell/>
        </table:table-row>
        <table:table-row table:style-name="ro1">
          <table:table-cell office:value-type="string" calcext:value-type="string">
            <text:p>/wiki/.git/objects/66/7daa1b8890f3d148f5c5388b8f1c21e4cc14ac</text:p>
          </table:table-cell>
          <table:table-cell/>
        </table:table-row>
        <table:table-row table:style-name="ro1">
          <table:table-cell office:value-type="string" calcext:value-type="string">
            <text:p>/wiki/.git/objects/66/d64c39e60d45f9fade1ac78ed04cd6513cc61f</text:p>
          </table:table-cell>
          <table:table-cell/>
        </table:table-row>
        <table:table-row table:style-name="ro1">
          <table:table-cell office:value-type="string" calcext:value-type="string">
            <text:p>/wiki/.git/objects/66/7c3789fda322c4476dd1c5a5eb5a6830e189bc</text:p>
          </table:table-cell>
          <table:table-cell/>
        </table:table-row>
        <table:table-row table:style-name="ro1">
          <table:table-cell office:value-type="string" calcext:value-type="string">
            <text:p>/wiki/.git/objects/66/4a9367f702cd5e4779a306e8f7b9a8b87a652a</text:p>
          </table:table-cell>
          <table:table-cell/>
        </table:table-row>
        <table:table-row table:style-name="ro1">
          <table:table-cell office:value-type="string" calcext:value-type="string">
            <text:p>/wiki/.git/objects/66/d4ac0ec3c021178ce337f15489093e45530e68</text:p>
          </table:table-cell>
          <table:table-cell/>
        </table:table-row>
        <table:table-row table:style-name="ro1">
          <table:table-cell office:value-type="string" calcext:value-type="string">
            <text:p>/wiki/.git/objects/66/f7686d8788a818c118c7ad9135bc820b703220</text:p>
          </table:table-cell>
          <table:table-cell/>
        </table:table-row>
        <table:table-row table:style-name="ro1">
          <table:table-cell office:value-type="string" calcext:value-type="string">
            <text:p>/wiki/.git/objects/66/c39386599c7f5ba94f7a63c3f4295cf4ab35a0</text:p>
          </table:table-cell>
          <table:table-cell/>
        </table:table-row>
        <table:table-row table:style-name="ro1">
          <table:table-cell office:value-type="string" calcext:value-type="string">
            <text:p>/wiki/.git/objects/66/0852c4574078683711cbc2e33bd1122ca0ce1c</text:p>
          </table:table-cell>
          <table:table-cell/>
        </table:table-row>
        <table:table-row table:style-name="ro1">
          <table:table-cell office:value-type="string" calcext:value-type="string">
            <text:p>/wiki/.git/objects/66/862e253823cff86290c3bca5761f689e16ce60</text:p>
          </table:table-cell>
          <table:table-cell/>
        </table:table-row>
        <table:table-row table:style-name="ro1">
          <table:table-cell office:value-type="string" calcext:value-type="string">
            <text:p>/wiki/.git/objects/66/c2bb6b81f127468a632aba44f0135c4f67d78d</text:p>
          </table:table-cell>
          <table:table-cell/>
        </table:table-row>
        <table:table-row table:style-name="ro1">
          <table:table-cell office:value-type="string" calcext:value-type="string">
            <text:p>/wiki/.git/objects/ba/7c692eb7123c5cbe886ecdb4778acb1ab0214e</text:p>
          </table:table-cell>
          <table:table-cell/>
        </table:table-row>
        <table:table-row table:style-name="ro1">
          <table:table-cell office:value-type="string" calcext:value-type="string">
            <text:p>/wiki/.git/objects/ba/a20583a4ae83c108ba3f8cefcdff3f21bf9f0d</text:p>
          </table:table-cell>
          <table:table-cell/>
        </table:table-row>
        <table:table-row table:style-name="ro1">
          <table:table-cell office:value-type="string" calcext:value-type="string">
            <text:p>/wiki/.git/objects/ba/b2e3fec8894d997e6f3634d8bec16e9dcb5a8f</text:p>
          </table:table-cell>
          <table:table-cell/>
        </table:table-row>
        <table:table-row table:style-name="ro1">
          <table:table-cell office:value-type="string" calcext:value-type="string">
            <text:p>/wiki/.git/objects/ba/54bdbea0a6bc8bc0a798f2bdaa0324e34031f9</text:p>
          </table:table-cell>
          <table:table-cell/>
        </table:table-row>
        <table:table-row table:style-name="ro1">
          <table:table-cell office:value-type="string" calcext:value-type="string">
            <text:p>/wiki/.git/objects/ba/86f3ac0bf0319f919720cd5a770909c0fd2bf2</text:p>
          </table:table-cell>
          <table:table-cell/>
        </table:table-row>
        <table:table-row table:style-name="ro1">
          <table:table-cell office:value-type="string" calcext:value-type="string">
            <text:p>/wiki/.git/objects/ba/74d657ee346369fee5098acc99b78337060bc6</text:p>
          </table:table-cell>
          <table:table-cell/>
        </table:table-row>
        <table:table-row table:style-name="ro1">
          <table:table-cell office:value-type="string" calcext:value-type="string">
            <text:p>/wiki/.git/objects/ba/1745370c88cef35c5079daa84815850e495822</text:p>
          </table:table-cell>
          <table:table-cell/>
        </table:table-row>
        <table:table-row table:style-name="ro1">
          <table:table-cell office:value-type="string" calcext:value-type="string">
            <text:p>/wiki/.git/objects/ba/0807bfd94cf4aa7e98b6ce391147ebe2c7f697</text:p>
          </table:table-cell>
          <table:table-cell/>
        </table:table-row>
        <table:table-row table:style-name="ro1">
          <table:table-cell office:value-type="string" calcext:value-type="string">
            <text:p>/wiki/.git/objects/ba/307f69b8b7d35e835f197992afe21616df766c</text:p>
          </table:table-cell>
          <table:table-cell/>
        </table:table-row>
        <table:table-row table:style-name="ro1">
          <table:table-cell office:value-type="string" calcext:value-type="string">
            <text:p>/wiki/.git/objects/ba/d54aea3c3f551fe93594ef6722466390465b36</text:p>
          </table:table-cell>
          <table:table-cell/>
        </table:table-row>
        <table:table-row table:style-name="ro1">
          <table:table-cell office:value-type="string" calcext:value-type="string">
            <text:p>/wiki/.git/objects/ba/c19f966e916c550a5c07c9ad0988f3a1099df0</text:p>
          </table:table-cell>
          <table:table-cell/>
        </table:table-row>
        <table:table-row table:style-name="ro1">
          <table:table-cell office:value-type="string" calcext:value-type="string">
            <text:p>/wiki/.git/objects/ba/8f987ddefaad4f4af5263442d91886a650315e</text:p>
          </table:table-cell>
          <table:table-cell/>
        </table:table-row>
        <table:table-row table:style-name="ro1">
          <table:table-cell office:value-type="string" calcext:value-type="string">
            <text:p>/wiki/.git/objects/0c/15646b964ecffb76e79f95192e225cfa6e1161</text:p>
          </table:table-cell>
          <table:table-cell/>
        </table:table-row>
        <table:table-row table:style-name="ro1">
          <table:table-cell office:value-type="string" calcext:value-type="string">
            <text:p>/wiki/.git/objects/0c/bc077f4730d00bbf34df96a7678c57661d1a8d</text:p>
          </table:table-cell>
          <table:table-cell/>
        </table:table-row>
        <table:table-row table:style-name="ro1">
          <table:table-cell office:value-type="string" calcext:value-type="string">
            <text:p>/wiki/.git/objects/0c/e9027359490b9c09f46895a284685c7ae57193</text:p>
          </table:table-cell>
          <table:table-cell/>
        </table:table-row>
        <table:table-row table:style-name="ro1">
          <table:table-cell office:value-type="string" calcext:value-type="string">
            <text:p>/wiki/.git/objects/0c/e21d64629843a26b3a81e2261873adacf236f0</text:p>
          </table:table-cell>
          <table:table-cell/>
        </table:table-row>
        <table:table-row table:style-name="ro1">
          <table:table-cell office:value-type="string" calcext:value-type="string">
            <text:p>/wiki/.git/objects/0c/d56c01f94266ac47f0d4a98eb081e0ed7be63d</text:p>
          </table:table-cell>
          <table:table-cell/>
        </table:table-row>
        <table:table-row table:style-name="ro1">
          <table:table-cell office:value-type="string" calcext:value-type="string">
            <text:p>/wiki/.git/objects/0c/ae40dee2253534d37bd336e35482824efbb263</text:p>
          </table:table-cell>
          <table:table-cell/>
        </table:table-row>
        <table:table-row table:style-name="ro1">
          <table:table-cell office:value-type="string" calcext:value-type="string">
            <text:p>/wiki/.git/objects/0c/216be97c60d456d352e1748d52cfb95178a778</text:p>
          </table:table-cell>
          <table:table-cell/>
        </table:table-row>
        <table:table-row table:style-name="ro1">
          <table:table-cell office:value-type="string" calcext:value-type="string">
            <text:p>/wiki/.git/objects/0c/6792391881226201e6f1703209f8629cebba0a</text:p>
          </table:table-cell>
          <table:table-cell/>
        </table:table-row>
        <table:table-row table:style-name="ro1">
          <table:table-cell office:value-type="string" calcext:value-type="string">
            <text:p>/wiki/.git/objects/0c/5147735e587881cfc35fa44728830939f664b2</text:p>
          </table:table-cell>
          <table:table-cell/>
        </table:table-row>
        <table:table-row table:style-name="ro1">
          <table:table-cell office:value-type="string" calcext:value-type="string">
            <text:p>/wiki/.git/objects/0c/7d034d0412f12a9b3c49c6556f6821f3a2066e</text:p>
          </table:table-cell>
          <table:table-cell/>
        </table:table-row>
        <table:table-row table:style-name="ro1">
          <table:table-cell office:value-type="string" calcext:value-type="string">
            <text:p>/wiki/.git/objects/0c/2bd0009114d7e649661c821db2f60088611993</text:p>
          </table:table-cell>
          <table:table-cell/>
        </table:table-row>
        <table:table-row table:style-name="ro1">
          <table:table-cell office:value-type="string" calcext:value-type="string">
            <text:p>/wiki/.git/objects/0c/18e7c2ecc249b9117bc1f2f14f2116fff6e74f</text:p>
          </table:table-cell>
          <table:table-cell/>
        </table:table-row>
        <table:table-row table:style-name="ro1">
          <table:table-cell office:value-type="string" calcext:value-type="string">
            <text:p>/wiki/.git/objects/0c/6a6b34a92c7f8bc6b0f2cde109c4e5e14afded</text:p>
          </table:table-cell>
          <table:table-cell/>
        </table:table-row>
        <table:table-row table:style-name="ro1">
          <table:table-cell office:value-type="string" calcext:value-type="string">
            <text:p>/wiki/.git/objects/0c/728d3093132c2b4231d664bd776ea00285116c</text:p>
          </table:table-cell>
          <table:table-cell/>
        </table:table-row>
        <table:table-row table:style-name="ro1">
          <table:table-cell office:value-type="string" calcext:value-type="string">
            <text:p>/wiki/.git/objects/48/3ed8e8fdd200e84dd085ead70220230e01f807</text:p>
          </table:table-cell>
          <table:table-cell/>
        </table:table-row>
        <table:table-row table:style-name="ro1">
          <table:table-cell office:value-type="string" calcext:value-type="string">
            <text:p>/wiki/.git/objects/48/6d8abac70035ac535dbde424a40e5e11215ec8</text:p>
          </table:table-cell>
          <table:table-cell/>
        </table:table-row>
        <table:table-row table:style-name="ro1">
          <table:table-cell office:value-type="string" calcext:value-type="string">
            <text:p>/wiki/.git/objects/48/26221310a34d3a308d9f21a47d4830075ef36e</text:p>
          </table:table-cell>
          <table:table-cell/>
        </table:table-row>
        <table:table-row table:style-name="ro1">
          <table:table-cell office:value-type="string" calcext:value-type="string">
            <text:p>/wiki/.git/objects/48/ff8e4d37b2b8caccbd2952048f9e9bc364a05b</text:p>
          </table:table-cell>
          <table:table-cell/>
        </table:table-row>
        <table:table-row table:style-name="ro1">
          <table:table-cell office:value-type="string" calcext:value-type="string">
            <text:p>/wiki/.git/objects/48/d53084e216b143a0c54f259425d34bf4df386a</text:p>
          </table:table-cell>
          <table:table-cell/>
        </table:table-row>
        <table:table-row table:style-name="ro1">
          <table:table-cell office:value-type="string" calcext:value-type="string">
            <text:p>/wiki/.git/objects/48/f477210b2eb94bba58e8136371bce1e371a4b2</text:p>
          </table:table-cell>
          <table:table-cell/>
        </table:table-row>
        <table:table-row table:style-name="ro1">
          <table:table-cell office:value-type="string" calcext:value-type="string">
            <text:p>/wiki/.git/objects/48/800a59d97ea697a6a71816d4ff5083026d3327</text:p>
          </table:table-cell>
          <table:table-cell/>
        </table:table-row>
        <table:table-row table:style-name="ro1">
          <table:table-cell office:value-type="string" calcext:value-type="string">
            <text:p>/wiki/.git/objects/48/e7fb9ac2e085738eed080f93c7363cd83cca37</text:p>
          </table:table-cell>
          <table:table-cell/>
        </table:table-row>
        <table:table-row table:style-name="ro1">
          <table:table-cell office:value-type="string" calcext:value-type="string">
            <text:p>/wiki/.git/objects/db/b1b5b96f9eacd78d92eace9c5e345d7ace4be6</text:p>
          </table:table-cell>
          <table:table-cell/>
        </table:table-row>
        <table:table-row table:style-name="ro1">
          <table:table-cell office:value-type="string" calcext:value-type="string">
            <text:p>/wiki/.git/objects/db/637da851d0b032b5de85f6199224d1ea0b0eef</text:p>
          </table:table-cell>
          <table:table-cell/>
        </table:table-row>
        <table:table-row table:style-name="ro1">
          <table:table-cell office:value-type="string" calcext:value-type="string">
            <text:p>/wiki/.git/objects/db/2606f9e14a56fd38b572606ac28adf00258bbc</text:p>
          </table:table-cell>
          <table:table-cell/>
        </table:table-row>
        <table:table-row table:style-name="ro1">
          <table:table-cell office:value-type="string" calcext:value-type="string">
            <text:p>/wiki/.git/objects/db/b5e66feaa486a010fd7bcbef31789f0387c1e4</text:p>
          </table:table-cell>
          <table:table-cell/>
        </table:table-row>
        <table:table-row table:style-name="ro1">
          <table:table-cell office:value-type="string" calcext:value-type="string">
            <text:p>/wiki/.git/objects/db/f16b791b0104d8479ed4a98561def0222794d8</text:p>
          </table:table-cell>
          <table:table-cell/>
        </table:table-row>
        <table:table-row table:style-name="ro1">
          <table:table-cell office:value-type="string" calcext:value-type="string">
            <text:p>/wiki/.git/objects/db/2f35c74da0cc6a722a308dc84148d4a93cb186</text:p>
          </table:table-cell>
          <table:table-cell/>
        </table:table-row>
        <table:table-row table:style-name="ro1">
          <table:table-cell office:value-type="string" calcext:value-type="string">
            <text:p>/wiki/.git/objects/db/7512478d978ff733a1eeee06ef90d965b07f0b</text:p>
          </table:table-cell>
          <table:table-cell/>
        </table:table-row>
        <table:table-row table:style-name="ro1">
          <table:table-cell office:value-type="string" calcext:value-type="string">
            <text:p>/wiki/.git/objects/db/b436ba34885028c16558a1a8362a8e6ff76b77</text:p>
          </table:table-cell>
          <table:table-cell/>
        </table:table-row>
        <table:table-row table:style-name="ro1">
          <table:table-cell office:value-type="string" calcext:value-type="string">
            <text:p>/wiki/.git/objects/db/498d954a6657d7c133b2061315ff0db9f174f4</text:p>
          </table:table-cell>
          <table:table-cell/>
        </table:table-row>
        <table:table-row table:style-name="ro1">
          <table:table-cell office:value-type="string" calcext:value-type="string">
            <text:p>/wiki/.git/objects/db/416770d3010a8537c618deb3d2b755bed2d1b8</text:p>
          </table:table-cell>
          <table:table-cell/>
        </table:table-row>
        <table:table-row table:style-name="ro1">
          <table:table-cell office:value-type="string" calcext:value-type="string">
            <text:p>/wiki/.git/objects/db/7b99b7cdf45651f336701d3474253f86ae4c53</text:p>
          </table:table-cell>
          <table:table-cell/>
        </table:table-row>
        <table:table-row table:style-name="ro1">
          <table:table-cell office:value-type="string" calcext:value-type="string">
            <text:p>/wiki/.git/objects/db/5930deb15f6d096313752c3f52b38027d839b5</text:p>
          </table:table-cell>
          <table:table-cell/>
        </table:table-row>
        <table:table-row table:style-name="ro1">
          <table:table-cell office:value-type="string" calcext:value-type="string">
            <text:p>/wiki/.git/objects/db/b14039de1436380a001f2e558c229c83e61023</text:p>
          </table:table-cell>
          <table:table-cell/>
        </table:table-row>
        <table:table-row table:style-name="ro1">
          <table:table-cell office:value-type="string" calcext:value-type="string">
            <text:p>/wiki/.git/objects/db/6b7139ecaac38be681a284c2cf52c6c9b4c6ae</text:p>
          </table:table-cell>
          <table:table-cell/>
        </table:table-row>
        <table:table-row table:style-name="ro1">
          <table:table-cell office:value-type="string" calcext:value-type="string">
            <text:p>/wiki/.git/objects/db/53a6711fc07b014d86e013a88f00d511dcefe9</text:p>
          </table:table-cell>
          <table:table-cell/>
        </table:table-row>
        <table:table-row table:style-name="ro1">
          <table:table-cell office:value-type="string" calcext:value-type="string">
            <text:p>/wiki/.git/objects/db/758303abb1edefc2f70ef672e38e2527e1fcca</text:p>
          </table:table-cell>
          <table:table-cell/>
        </table:table-row>
        <table:table-row table:style-name="ro1">
          <table:table-cell office:value-type="string" calcext:value-type="string">
            <text:p>/wiki/.git/objects/db/5e01026f3ae079a8ed75b423a677ecf105da7d</text:p>
          </table:table-cell>
          <table:table-cell/>
        </table:table-row>
        <table:table-row table:style-name="ro1">
          <table:table-cell office:value-type="string" calcext:value-type="string">
            <text:p>/wiki/.git/objects/cb/de3b833a43506739d59ee88580d9bdcbc45afe</text:p>
          </table:table-cell>
          <table:table-cell/>
        </table:table-row>
        <table:table-row table:style-name="ro1">
          <table:table-cell office:value-type="string" calcext:value-type="string">
            <text:p>/wiki/.git/objects/cb/b9623214ee1ce6b78514f67debf7f0d48e321b</text:p>
          </table:table-cell>
          <table:table-cell/>
        </table:table-row>
        <table:table-row table:style-name="ro1">
          <table:table-cell office:value-type="string" calcext:value-type="string">
            <text:p>/wiki/.git/objects/cb/0f1727165048befb08f1d27dcc7f61375dc594</text:p>
          </table:table-cell>
          <table:table-cell/>
        </table:table-row>
        <table:table-row table:style-name="ro1">
          <table:table-cell office:value-type="string" calcext:value-type="string">
            <text:p>/wiki/.git/objects/cb/2ac31fcb0128fd18adb7c779ec44ae5321112a</text:p>
          </table:table-cell>
          <table:table-cell/>
        </table:table-row>
        <table:table-row table:style-name="ro1">
          <table:table-cell office:value-type="string" calcext:value-type="string">
            <text:p>/wiki/.git/objects/cb/efc46140dd384138735f48902bc163c1eff9cb</text:p>
          </table:table-cell>
          <table:table-cell/>
        </table:table-row>
        <table:table-row table:style-name="ro1">
          <table:table-cell office:value-type="string" calcext:value-type="string">
            <text:p>/wiki/.git/objects/cb/36983257f9a7ed89bc50643b888514e48dba5c</text:p>
          </table:table-cell>
          <table:table-cell/>
        </table:table-row>
        <table:table-row table:style-name="ro1">
          <table:table-cell office:value-type="string" calcext:value-type="string">
            <text:p>/wiki/.git/objects/cb/0571e4ab2dd0cdff4e21901f8d3983f10f3c44</text:p>
          </table:table-cell>
          <table:table-cell/>
        </table:table-row>
        <table:table-row table:style-name="ro1">
          <table:table-cell office:value-type="string" calcext:value-type="string">
            <text:p>/wiki/.git/objects/cb/15e3fe4870b1cb37746b4a301e51798ddf8c39</text:p>
          </table:table-cell>
          <table:table-cell/>
        </table:table-row>
        <table:table-row table:style-name="ro1">
          <table:table-cell office:value-type="string" calcext:value-type="string">
            <text:p>/wiki/.git/objects/cb/a3fa5dee3717eaab9c43cc091ab4f9b4e0a02b</text:p>
          </table:table-cell>
          <table:table-cell/>
        </table:table-row>
        <table:table-row table:style-name="ro1">
          <table:table-cell office:value-type="string" calcext:value-type="string">
            <text:p>/wiki/.git/objects/cb/0d8c175e38b5baa0b3be2a7399eb436281eff5</text:p>
          </table:table-cell>
          <table:table-cell/>
        </table:table-row>
        <table:table-row table:style-name="ro1">
          <table:table-cell office:value-type="string" calcext:value-type="string">
            <text:p>/wiki/.git/objects/cb/e657e3d12501b36144732e39002fa56e6609e1</text:p>
          </table:table-cell>
          <table:table-cell/>
        </table:table-row>
        <table:table-row table:style-name="ro1">
          <table:table-cell office:value-type="string" calcext:value-type="string">
            <text:p>/wiki/.git/objects/cb/0cb18b405f1feb737007159b23557228073a10</text:p>
          </table:table-cell>
          <table:table-cell/>
        </table:table-row>
        <table:table-row table:style-name="ro1">
          <table:table-cell office:value-type="string" calcext:value-type="string">
            <text:p>/wiki/.git/objects/cb/c2c79aa7f56d14d1aebb9a62091d5f403ba74c</text:p>
          </table:table-cell>
          <table:table-cell/>
        </table:table-row>
        <table:table-row table:style-name="ro1">
          <table:table-cell office:value-type="string" calcext:value-type="string">
            <text:p>/wiki/.git/objects/cb/b1dbcf3a65bec322a175eb9f899ea8a5711852</text:p>
          </table:table-cell>
          <table:table-cell/>
        </table:table-row>
        <table:table-row table:style-name="ro1">
          <table:table-cell office:value-type="string" calcext:value-type="string">
            <text:p>/wiki/.git/objects/cb/3b2ec2161e15b73b8ef7963028652e8b850858</text:p>
          </table:table-cell>
          <table:table-cell/>
        </table:table-row>
        <table:table-row table:style-name="ro1">
          <table:table-cell office:value-type="string" calcext:value-type="string">
            <text:p>/wiki/.git/objects/cb/d2bfb869f8862cbee818a4ae6172c0c2c403ec</text:p>
          </table:table-cell>
          <table:table-cell/>
        </table:table-row>
        <table:table-row table:style-name="ro1">
          <table:table-cell office:value-type="string" calcext:value-type="string">
            <text:p>/wiki/.git/objects/d6/fb2324c1ecca4dbf80fb96d3a3410afe70384f</text:p>
          </table:table-cell>
          <table:table-cell/>
        </table:table-row>
        <table:table-row table:style-name="ro1">
          <table:table-cell office:value-type="string" calcext:value-type="string">
            <text:p>/wiki/.git/objects/d6/a28a41685d0227eb6e371df69b83cf2d8d0159</text:p>
          </table:table-cell>
          <table:table-cell/>
        </table:table-row>
        <table:table-row table:style-name="ro1">
          <table:table-cell office:value-type="string" calcext:value-type="string">
            <text:p>/wiki/.git/objects/d6/52dd791de9f0b8dcc8254eddf80e62def3f42c</text:p>
          </table:table-cell>
          <table:table-cell/>
        </table:table-row>
        <table:table-row table:style-name="ro1">
          <table:table-cell office:value-type="string" calcext:value-type="string">
            <text:p>/wiki/.git/objects/d6/e050088caffe117d4de6b31df12a3a5e8ff278</text:p>
          </table:table-cell>
          <table:table-cell/>
        </table:table-row>
        <table:table-row table:style-name="ro1">
          <table:table-cell office:value-type="string" calcext:value-type="string">
            <text:p>/wiki/.git/objects/d6/fd3068dd2f8c89e9f89f8def405043d03cdbce</text:p>
          </table:table-cell>
          <table:table-cell/>
        </table:table-row>
        <table:table-row table:style-name="ro1">
          <table:table-cell office:value-type="string" calcext:value-type="string">
            <text:p>/wiki/.git/objects/d6/447ba57eb2ecc001b7b103e079f60ec8c30a0a</text:p>
          </table:table-cell>
          <table:table-cell/>
        </table:table-row>
        <table:table-row table:style-name="ro1">
          <table:table-cell office:value-type="string" calcext:value-type="string">
            <text:p>/wiki/.git/objects/d6/d3004bba647da78f30bb4adaff85f4fab8983e</text:p>
          </table:table-cell>
          <table:table-cell/>
        </table:table-row>
        <table:table-row table:style-name="ro1">
          <table:table-cell office:value-type="string" calcext:value-type="string">
            <text:p>/wiki/.git/objects/d6/514800745df1b62b97119587fe86d290c33048</text:p>
          </table:table-cell>
          <table:table-cell/>
        </table:table-row>
        <table:table-row table:style-name="ro1">
          <table:table-cell office:value-type="string" calcext:value-type="string">
            <text:p>/wiki/.git/objects/d6/47803d5dc9f987c24ca74fdcf7a2f629f2917a</text:p>
          </table:table-cell>
          <table:table-cell/>
        </table:table-row>
        <table:table-row table:style-name="ro1">
          <table:table-cell office:value-type="string" calcext:value-type="string">
            <text:p>/wiki/.git/objects/d6/df764ec4976a6301a7ad9ff6c89d3eb31b5771</text:p>
          </table:table-cell>
          <table:table-cell/>
        </table:table-row>
        <table:table-row table:style-name="ro1">
          <table:table-cell office:value-type="string" calcext:value-type="string">
            <text:p>/wiki/.git/objects/d6/b9c1e8b1f0f8c60ce59c4640ea8c63b074cc6c</text:p>
          </table:table-cell>
          <table:table-cell/>
        </table:table-row>
        <table:table-row table:style-name="ro1">
          <table:table-cell office:value-type="string" calcext:value-type="string">
            <text:p>/wiki/.git/objects/d6/e1cc36b0ebaee0b4797e99224a6b2a43eecde5</text:p>
          </table:table-cell>
          <table:table-cell/>
        </table:table-row>
        <table:table-row table:style-name="ro1">
          <table:table-cell office:value-type="string" calcext:value-type="string">
            <text:p>/wiki/.git/objects/d6/be4794d04563baf0bb246f0887568f2d840dea</text:p>
          </table:table-cell>
          <table:table-cell/>
        </table:table-row>
        <table:table-row table:style-name="ro1">
          <table:table-cell office:value-type="string" calcext:value-type="string">
            <text:p>/wiki/.git/objects/d6/c4b25dbf445094a205ca3cc5ba981ecfac0181</text:p>
          </table:table-cell>
          <table:table-cell/>
        </table:table-row>
        <table:table-row table:style-name="ro1">
          <table:table-cell office:value-type="string" calcext:value-type="string">
            <text:p>/wiki/.git/objects/d6/6d57b15bbfa172f29b1a0d54e2d615f8d3064c</text:p>
          </table:table-cell>
          <table:table-cell/>
        </table:table-row>
        <table:table-row table:style-name="ro1">
          <table:table-cell office:value-type="string" calcext:value-type="string">
            <text:p>/wiki/.git/objects/24/a6616f725e449491e748c5e401b3b2a6d350fa</text:p>
          </table:table-cell>
          <table:table-cell/>
        </table:table-row>
        <table:table-row table:style-name="ro1">
          <table:table-cell office:value-type="string" calcext:value-type="string">
            <text:p>/wiki/.git/objects/24/ef0bf8c16867af33392a827a651c607a98a9c4</text:p>
          </table:table-cell>
          <table:table-cell/>
        </table:table-row>
        <table:table-row table:style-name="ro1">
          <table:table-cell office:value-type="string" calcext:value-type="string">
            <text:p>/wiki/.git/objects/24/de969919c5eb23b1e3fe2e0d90d2514af541c2</text:p>
          </table:table-cell>
          <table:table-cell/>
        </table:table-row>
        <table:table-row table:style-name="ro1">
          <table:table-cell office:value-type="string" calcext:value-type="string">
            <text:p>/wiki/.git/objects/24/1e281d934b61bf39754a8d89b9076eaba5822f</text:p>
          </table:table-cell>
          <table:table-cell/>
        </table:table-row>
        <table:table-row table:style-name="ro1">
          <table:table-cell office:value-type="string" calcext:value-type="string">
            <text:p>/wiki/.git/objects/24/1f62f6f3e99cc5754537baac6fc674b524960d</text:p>
          </table:table-cell>
          <table:table-cell/>
        </table:table-row>
        <table:table-row table:style-name="ro1">
          <table:table-cell office:value-type="string" calcext:value-type="string">
            <text:p>/wiki/.git/objects/24/93c7afd003fd977fedebdc4ad9cadd52ebc9a4</text:p>
          </table:table-cell>
          <table:table-cell/>
        </table:table-row>
        <table:table-row table:style-name="ro1">
          <table:table-cell office:value-type="string" calcext:value-type="string">
            <text:p>/wiki/.git/objects/24/0e051c7ae8566d41810c8d168a21fedaaa89c5</text:p>
          </table:table-cell>
          <table:table-cell/>
        </table:table-row>
        <table:table-row table:style-name="ro1">
          <table:table-cell office:value-type="string" calcext:value-type="string">
            <text:p>/wiki/.git/objects/24/179eb4e3b29a8f866a9aba009d41e7822e488c</text:p>
          </table:table-cell>
          <table:table-cell/>
        </table:table-row>
        <table:table-row table:style-name="ro1">
          <table:table-cell office:value-type="string" calcext:value-type="string">
            <text:p>/wiki/.git/objects/24/98517eb2800c3bc4984bdc814a78b3087f0b91</text:p>
          </table:table-cell>
          <table:table-cell/>
        </table:table-row>
        <table:table-row table:style-name="ro1">
          <table:table-cell office:value-type="string" calcext:value-type="string">
            <text:p>/wiki/.git/objects/24/e2e72e37cc941521646eaa10760370ec56e743</text:p>
          </table:table-cell>
          <table:table-cell/>
        </table:table-row>
        <table:table-row table:style-name="ro1">
          <table:table-cell office:value-type="string" calcext:value-type="string">
            <text:p>/wiki/.git/objects/24/6389da0dfef8d368dd3925fb87eeb8781fa47d</text:p>
          </table:table-cell>
          <table:table-cell/>
        </table:table-row>
        <table:table-row table:style-name="ro1">
          <table:table-cell office:value-type="string" calcext:value-type="string">
            <text:p>/wiki/.git/objects/24/36ee3aac1705bd7f9e7df1aff58044dfbba814</text:p>
          </table:table-cell>
          <table:table-cell/>
        </table:table-row>
        <table:table-row table:style-name="ro1">
          <table:table-cell office:value-type="string" calcext:value-type="string">
            <text:p>/wiki/.git/objects/24/8d983c056dbf43a88911f7662281efbf7b32a4</text:p>
          </table:table-cell>
          <table:table-cell/>
        </table:table-row>
        <table:table-row table:style-name="ro1">
          <table:table-cell office:value-type="string" calcext:value-type="string">
            <text:p>/wiki/.git/objects/24/1745a25ae0f0c07e3601cbfffdbd41cb37faae</text:p>
          </table:table-cell>
          <table:table-cell/>
        </table:table-row>
        <table:table-row table:style-name="ro1">
          <table:table-cell office:value-type="string" calcext:value-type="string">
            <text:p>/wiki/.git/objects/24/bb0de8a1b33096da6ab44ea7b5391e45c86f12</text:p>
          </table:table-cell>
          <table:table-cell/>
        </table:table-row>
        <table:table-row table:style-name="ro1">
          <table:table-cell office:value-type="string" calcext:value-type="string">
            <text:p>/wiki/.git/objects/24/656690649e1ae8d37ccd1ea11b206bcbdfe2d4</text:p>
          </table:table-cell>
          <table:table-cell/>
        </table:table-row>
        <table:table-row table:style-name="ro1">
          <table:table-cell office:value-type="string" calcext:value-type="string">
            <text:p>/wiki/.git/objects/21/53e8cb0fe61550d3d87dde19ecb63099e9f47e</text:p>
          </table:table-cell>
          <table:table-cell/>
        </table:table-row>
        <table:table-row table:style-name="ro1">
          <table:table-cell office:value-type="string" calcext:value-type="string">
            <text:p>/wiki/.git/objects/21/8a05849374ebba75b8a05fb2eb8ca3f26f3701</text:p>
          </table:table-cell>
          <table:table-cell/>
        </table:table-row>
        <table:table-row table:style-name="ro1">
          <table:table-cell office:value-type="string" calcext:value-type="string">
            <text:p>/wiki/.git/objects/21/88d754cfb8514c4d25f199234cd705fd68dee5</text:p>
          </table:table-cell>
          <table:table-cell/>
        </table:table-row>
        <table:table-row table:style-name="ro1">
          <table:table-cell office:value-type="string" calcext:value-type="string">
            <text:p>/wiki/.git/objects/21/cbe19c6c95aab3fe5daa24f6180319ee38573e</text:p>
          </table:table-cell>
          <table:table-cell/>
        </table:table-row>
        <table:table-row table:style-name="ro1">
          <table:table-cell office:value-type="string" calcext:value-type="string">
            <text:p>/wiki/.git/objects/21/d17aa0cf5f86c6304a60690e5563651f68917b</text:p>
          </table:table-cell>
          <table:table-cell/>
        </table:table-row>
        <table:table-row table:style-name="ro1">
          <table:table-cell office:value-type="string" calcext:value-type="string">
            <text:p>/wiki/.git/objects/21/8251c961953b64abe7e97b9afa224ed93d54e3</text:p>
          </table:table-cell>
          <table:table-cell/>
        </table:table-row>
        <table:table-row table:style-name="ro1">
          <table:table-cell office:value-type="string" calcext:value-type="string">
            <text:p>/wiki/.git/objects/21/bead5a1610d23e918bf163459e6a6a5bb583c8</text:p>
          </table:table-cell>
          <table:table-cell/>
        </table:table-row>
        <table:table-row table:style-name="ro1">
          <table:table-cell office:value-type="string" calcext:value-type="string">
            <text:p>/wiki/.git/objects/21/11e2e96f21d154fc8dbad253a055f2e822d981</text:p>
          </table:table-cell>
          <table:table-cell/>
        </table:table-row>
        <table:table-row table:style-name="ro1">
          <table:table-cell office:value-type="string" calcext:value-type="string">
            <text:p>/wiki/.git/objects/21/d162645cc28eea5c9db1de12ce2d1ff97e441d</text:p>
          </table:table-cell>
          <table:table-cell/>
        </table:table-row>
        <table:table-row table:style-name="ro1">
          <table:table-cell office:value-type="string" calcext:value-type="string">
            <text:p>/wiki/.git/objects/21/5bcf1d1fe7720f8e1b4a903fead99611ba7a63</text:p>
          </table:table-cell>
          <table:table-cell/>
        </table:table-row>
        <table:table-row table:style-name="ro1">
          <table:table-cell office:value-type="string" calcext:value-type="string">
            <text:p>/wiki/.git/objects/21/6939502d97d64596f85ddabf730fe3fc2f9802</text:p>
          </table:table-cell>
          <table:table-cell/>
        </table:table-row>
        <table:table-row table:style-name="ro1">
          <table:table-cell office:value-type="string" calcext:value-type="string">
            <text:p>/wiki/.git/objects/21/0aae5cf8946d5717f716e6b67b73c8facde30d</text:p>
          </table:table-cell>
          <table:table-cell/>
        </table:table-row>
        <table:table-row table:style-name="ro1">
          <table:table-cell office:value-type="string" calcext:value-type="string">
            <text:p>/wiki/.git/objects/c9/901f86e4d75d9176183650ce0e74ea8aed3e57</text:p>
          </table:table-cell>
          <table:table-cell/>
        </table:table-row>
        <table:table-row table:style-name="ro1">
          <table:table-cell office:value-type="string" calcext:value-type="string">
            <text:p>/wiki/.git/objects/c9/a9393470563b0b2c3a5988697b1376d8f9858e</text:p>
          </table:table-cell>
          <table:table-cell/>
        </table:table-row>
        <table:table-row table:style-name="ro1">
          <table:table-cell office:value-type="string" calcext:value-type="string">
            <text:p>/wiki/.git/objects/c9/922da54764a74e877d7def415f8fb173cc6118</text:p>
          </table:table-cell>
          <table:table-cell/>
        </table:table-row>
        <table:table-row table:style-name="ro1">
          <table:table-cell office:value-type="string" calcext:value-type="string">
            <text:p>/wiki/.git/objects/c9/6fb50eb6e8b7c49c47f3d241b238323d4aa7c8</text:p>
          </table:table-cell>
          <table:table-cell/>
        </table:table-row>
        <table:table-row table:style-name="ro1">
          <table:table-cell office:value-type="string" calcext:value-type="string">
            <text:p>/wiki/.git/objects/c9/5961556df2a60225b0dfa254b85e09cc4aaacc</text:p>
          </table:table-cell>
          <table:table-cell/>
        </table:table-row>
        <table:table-row table:style-name="ro1">
          <table:table-cell office:value-type="string" calcext:value-type="string">
            <text:p>/wiki/.git/objects/c9/33f908ae93a1c4f606873800977ce5809f795b</text:p>
          </table:table-cell>
          <table:table-cell/>
        </table:table-row>
        <table:table-row table:style-name="ro1">
          <table:table-cell office:value-type="string" calcext:value-type="string">
            <text:p>/wiki/.git/objects/c9/79e3cbeeb46c9364b1142682468f735e63ea9c</text:p>
          </table:table-cell>
          <table:table-cell/>
        </table:table-row>
        <table:table-row table:style-name="ro1">
          <table:table-cell office:value-type="string" calcext:value-type="string">
            <text:p>/wiki/.git/objects/80/544b237a714f024b67efbef2ddf670bc1ab1b2</text:p>
          </table:table-cell>
          <table:table-cell/>
        </table:table-row>
        <table:table-row table:style-name="ro1">
          <table:table-cell office:value-type="string" calcext:value-type="string">
            <text:p>/wiki/.git/objects/80/0b7581a59229ece993255c999c1960ac06d5a4</text:p>
          </table:table-cell>
          <table:table-cell/>
        </table:table-row>
        <table:table-row table:style-name="ro1">
          <table:table-cell office:value-type="string" calcext:value-type="string">
            <text:p>/wiki/.git/objects/80/5ef3e2c76e37ed23660edab2912f991e168095</text:p>
          </table:table-cell>
          <table:table-cell/>
        </table:table-row>
        <table:table-row table:style-name="ro1">
          <table:table-cell office:value-type="string" calcext:value-type="string">
            <text:p>/wiki/.git/objects/80/5e806f55de67e6d282a0a2627de1b311d6badb</text:p>
          </table:table-cell>
          <table:table-cell/>
        </table:table-row>
        <table:table-row table:style-name="ro1">
          <table:table-cell office:value-type="string" calcext:value-type="string">
            <text:p>/wiki/.git/objects/80/7563629c70205da9fcefaf5a45351c68f15ddb</text:p>
          </table:table-cell>
          <table:table-cell/>
        </table:table-row>
        <table:table-row table:style-name="ro1">
          <table:table-cell office:value-type="string" calcext:value-type="string">
            <text:p>/wiki/.git/objects/80/5f761551dcc29d74d49cf0426bab8ee1b50874</text:p>
          </table:table-cell>
          <table:table-cell/>
        </table:table-row>
        <table:table-row table:style-name="ro1">
          <table:table-cell office:value-type="string" calcext:value-type="string">
            <text:p>/wiki/.git/objects/80/0749cc2a5e2dc5ae7f8419d0c2d30694a83b3f</text:p>
          </table:table-cell>
          <table:table-cell/>
        </table:table-row>
        <table:table-row table:style-name="ro1">
          <table:table-cell office:value-type="string" calcext:value-type="string">
            <text:p>/wiki/.git/objects/80/e15e297b004e6952ff833128f0caeb99c56c78</text:p>
          </table:table-cell>
          <table:table-cell/>
        </table:table-row>
        <table:table-row table:style-name="ro1">
          <table:table-cell office:value-type="string" calcext:value-type="string">
            <text:p>/wiki/.git/objects/80/bd9e44a7cbfcbb9054bda7cb85e994020cdf0f</text:p>
          </table:table-cell>
          <table:table-cell/>
        </table:table-row>
        <table:table-row table:style-name="ro1">
          <table:table-cell office:value-type="string" calcext:value-type="string">
            <text:p>/wiki/.git/objects/80/dc0ad01fc5977969bb0cf2a18605f7a1290409</text:p>
          </table:table-cell>
          <table:table-cell/>
        </table:table-row>
        <table:table-row table:style-name="ro1">
          <table:table-cell office:value-type="string" calcext:value-type="string">
            <text:p>/wiki/.git/objects/80/f9740c495db442e22cb72bbf5433f65d70c43a</text:p>
          </table:table-cell>
          <table:table-cell/>
        </table:table-row>
        <table:table-row table:style-name="ro1">
          <table:table-cell office:value-type="string" calcext:value-type="string">
            <text:p>/wiki/.git/objects/80/783ddd6dc74a2d870590224282314168d4b360</text:p>
          </table:table-cell>
          <table:table-cell/>
        </table:table-row>
        <table:table-row table:style-name="ro1">
          <table:table-cell office:value-type="string" calcext:value-type="string">
            <text:p>/wiki/.git/objects/80/660b930ae7f14a9eaba169f50989ff7e0bcdd5</text:p>
          </table:table-cell>
          <table:table-cell/>
        </table:table-row>
        <table:table-row table:style-name="ro1">
          <table:table-cell office:value-type="string" calcext:value-type="string">
            <text:p>/wiki/.git/objects/80/5a2f410e8ac233082991cbe4d83fc7dd37839f</text:p>
          </table:table-cell>
          <table:table-cell/>
        </table:table-row>
        <table:table-row table:style-name="ro1">
          <table:table-cell office:value-type="string" calcext:value-type="string">
            <text:p>/wiki/.git/objects/80/ed93b149d5ed4a99e37b64c8da98136243c7fc</text:p>
          </table:table-cell>
          <table:table-cell/>
        </table:table-row>
        <table:table-row table:style-name="ro1">
          <table:table-cell office:value-type="string" calcext:value-type="string">
            <text:p>/wiki/.git/objects/80/778353de80e4f7144fa92c51b8eded6e4bc410</text:p>
          </table:table-cell>
          <table:table-cell/>
        </table:table-row>
        <table:table-row table:style-name="ro1">
          <table:table-cell office:value-type="string" calcext:value-type="string">
            <text:p>/wiki/.git/objects/7c/60d1869413095c36769641e16e45d02d7d07d9</text:p>
          </table:table-cell>
          <table:table-cell/>
        </table:table-row>
        <table:table-row table:style-name="ro1">
          <table:table-cell office:value-type="string" calcext:value-type="string">
            <text:p>/wiki/.git/objects/7c/9444fcf9d18254c683ef80a3232c772f24bdfe</text:p>
          </table:table-cell>
          <table:table-cell/>
        </table:table-row>
        <table:table-row table:style-name="ro1">
          <table:table-cell office:value-type="string" calcext:value-type="string">
            <text:p>/wiki/.git/objects/7c/9756c1c117611fc4c841783eb31f40eca9324d</text:p>
          </table:table-cell>
          <table:table-cell/>
        </table:table-row>
        <table:table-row table:style-name="ro1">
          <table:table-cell office:value-type="string" calcext:value-type="string">
            <text:p>/wiki/.git/objects/7c/d3153f3e99d5d33a3236f494f26dfa004b4d9a</text:p>
          </table:table-cell>
          <table:table-cell/>
        </table:table-row>
        <table:table-row table:style-name="ro1">
          <table:table-cell office:value-type="string" calcext:value-type="string">
            <text:p>/wiki/.git/objects/7c/c13c657cdc18ae55bcbe85c493a7f9e6401d08</text:p>
          </table:table-cell>
          <table:table-cell/>
        </table:table-row>
        <table:table-row table:style-name="ro1">
          <table:table-cell office:value-type="string" calcext:value-type="string">
            <text:p>/wiki/.git/objects/7c/fc5d25dff37b67410eed89a7f6e826d13fe14c</text:p>
          </table:table-cell>
          <table:table-cell/>
        </table:table-row>
        <table:table-row table:style-name="ro1">
          <table:table-cell office:value-type="string" calcext:value-type="string">
            <text:p>/wiki/.git/objects/7c/a32d7063951c88507b1b74f977133658976420</text:p>
          </table:table-cell>
          <table:table-cell/>
        </table:table-row>
        <table:table-row table:style-name="ro1">
          <table:table-cell office:value-type="string" calcext:value-type="string">
            <text:p>/wiki/.git/objects/7c/54831daaf412303664bf376299bff32eb93c2f</text:p>
          </table:table-cell>
          <table:table-cell/>
        </table:table-row>
        <table:table-row table:style-name="ro1">
          <table:table-cell office:value-type="string" calcext:value-type="string">
            <text:p>/wiki/.git/objects/7c/48e540210aa2e5c23f956d943912eda65dd8a1</text:p>
          </table:table-cell>
          <table:table-cell/>
        </table:table-row>
        <table:table-row table:style-name="ro1">
          <table:table-cell office:value-type="string" calcext:value-type="string">
            <text:p>/wiki/.git/objects/7c/a360a859fcc73f8a01aea0806a81e2de0ffcf5</text:p>
          </table:table-cell>
          <table:table-cell/>
        </table:table-row>
        <table:table-row table:style-name="ro1">
          <table:table-cell office:value-type="string" calcext:value-type="string">
            <text:p>/wiki/.git/objects/7c/ed3b2305e246538763311fba957b72d3a7bc5b</text:p>
          </table:table-cell>
          <table:table-cell/>
        </table:table-row>
        <table:table-row table:style-name="ro1">
          <table:table-cell office:value-type="string" calcext:value-type="string">
            <text:p>/wiki/.git/objects/7c/e700796a33c9d104550006a39a79c0a262ba8f</text:p>
          </table:table-cell>
          <table:table-cell/>
        </table:table-row>
        <table:table-row table:style-name="ro1">
          <table:table-cell office:value-type="string" calcext:value-type="string">
            <text:p>/wiki/.git/objects/7c/3b8a058456caaaa455e3416eda909f5e2891ae</text:p>
          </table:table-cell>
          <table:table-cell/>
        </table:table-row>
        <table:table-row table:style-name="ro1">
          <table:table-cell office:value-type="string" calcext:value-type="string">
            <text:p>/wiki/.git/objects/7c/46d4c6807b8871e04006d9b2d3f9a5b77fa90d</text:p>
          </table:table-cell>
          <table:table-cell/>
        </table:table-row>
        <table:table-row table:style-name="ro1">
          <table:table-cell office:value-type="string" calcext:value-type="string">
            <text:p>/wiki/.git/objects/47/1b5848a2410b8167dcad717531636ee9267d60</text:p>
          </table:table-cell>
          <table:table-cell/>
        </table:table-row>
        <table:table-row table:style-name="ro1">
          <table:table-cell office:value-type="string" calcext:value-type="string">
            <text:p>/wiki/.git/objects/47/b8d7a10e911987a7fc58db36427f2160ced12e</text:p>
          </table:table-cell>
          <table:table-cell/>
        </table:table-row>
        <table:table-row table:style-name="ro1">
          <table:table-cell office:value-type="string" calcext:value-type="string">
            <text:p>/wiki/.git/objects/47/2805146cc4d6af011444ba027a1f50695691bc</text:p>
          </table:table-cell>
          <table:table-cell/>
        </table:table-row>
        <table:table-row table:style-name="ro1">
          <table:table-cell office:value-type="string" calcext:value-type="string">
            <text:p>/wiki/.git/objects/47/0f99dfc98be695493f76fffcdcbcfd6803017e</text:p>
          </table:table-cell>
          <table:table-cell/>
        </table:table-row>
        <table:table-row table:style-name="ro1">
          <table:table-cell office:value-type="string" calcext:value-type="string">
            <text:p>/wiki/.git/objects/47/948e9a17b29a588fb1bdc7947890fb8bae7d67</text:p>
          </table:table-cell>
          <table:table-cell/>
        </table:table-row>
        <table:table-row table:style-name="ro1">
          <table:table-cell office:value-type="string" calcext:value-type="string">
            <text:p>/wiki/.git/objects/47/a0e834db77df581703e6d7a22988d378439ece</text:p>
          </table:table-cell>
          <table:table-cell/>
        </table:table-row>
        <table:table-row table:style-name="ro1">
          <table:table-cell office:value-type="string" calcext:value-type="string">
            <text:p>/wiki/.git/objects/47/2271f7150cfa6b2b99724ac1f737dac1607005</text:p>
          </table:table-cell>
          <table:table-cell/>
        </table:table-row>
        <table:table-row table:style-name="ro1">
          <table:table-cell office:value-type="string" calcext:value-type="string">
            <text:p>/wiki/.git/objects/47/28df8b936afc3f420f4d6d6f0ed142077d0c2f</text:p>
          </table:table-cell>
          <table:table-cell/>
        </table:table-row>
        <table:table-row table:style-name="ro1">
          <table:table-cell office:value-type="string" calcext:value-type="string">
            <text:p>/wiki/.git/objects/30/23a9c55198a9c60b88eb8e1bf3a919e26d79b6</text:p>
          </table:table-cell>
          <table:table-cell/>
        </table:table-row>
        <table:table-row table:style-name="ro1">
          <table:table-cell office:value-type="string" calcext:value-type="string">
            <text:p>/wiki/.git/objects/30/ddee99d080af749f1b5b8d51cf22f2e5bdbdbc</text:p>
          </table:table-cell>
          <table:table-cell/>
        </table:table-row>
        <table:table-row table:style-name="ro1">
          <table:table-cell office:value-type="string" calcext:value-type="string">
            <text:p>/wiki/.git/objects/30/294e99d52986c3a7644bbb9306400bc8645217</text:p>
          </table:table-cell>
          <table:table-cell/>
        </table:table-row>
        <table:table-row table:style-name="ro1">
          <table:table-cell office:value-type="string" calcext:value-type="string">
            <text:p>/wiki/.git/objects/30/a3b156bc8a2b047477fe623eef2580a047e1e3</text:p>
          </table:table-cell>
          <table:table-cell/>
        </table:table-row>
        <table:table-row table:style-name="ro1">
          <table:table-cell office:value-type="string" calcext:value-type="string">
            <text:p>/wiki/.git/objects/30/36e4d503322ea77cb6584e40d9019a722d252f</text:p>
          </table:table-cell>
          <table:table-cell/>
        </table:table-row>
        <table:table-row table:style-name="ro1">
          <table:table-cell office:value-type="string" calcext:value-type="string">
            <text:p>/wiki/.git/objects/30/81ba3b2a14a9f6e2cb32f96d3f1be0d3f9cba6</text:p>
          </table:table-cell>
          <table:table-cell/>
        </table:table-row>
        <table:table-row table:style-name="ro1">
          <table:table-cell office:value-type="string" calcext:value-type="string">
            <text:p>/wiki/.git/objects/30/4570258130f96b88124a4d91f51b17731fa30a</text:p>
          </table:table-cell>
          <table:table-cell/>
        </table:table-row>
        <table:table-row table:style-name="ro1">
          <table:table-cell office:value-type="string" calcext:value-type="string">
            <text:p>/wiki/.git/objects/30/7b4fd95544f5c665a4acf4c7f6ebdb130bde85</text:p>
          </table:table-cell>
          <table:table-cell/>
        </table:table-row>
        <table:table-row table:style-name="ro1">
          <table:table-cell office:value-type="string" calcext:value-type="string">
            <text:p>/wiki/.git/objects/33/32c83ae7315f9cb27752e3787b47255a1a7a47</text:p>
          </table:table-cell>
          <table:table-cell/>
        </table:table-row>
        <table:table-row table:style-name="ro1">
          <table:table-cell office:value-type="string" calcext:value-type="string">
            <text:p>/wiki/.git/objects/33/81faaba411c5a5ddfe8648fe8eecf3922d3bc1</text:p>
          </table:table-cell>
          <table:table-cell/>
        </table:table-row>
        <table:table-row table:style-name="ro1">
          <table:table-cell office:value-type="string" calcext:value-type="string">
            <text:p>/wiki/.git/objects/33/fdd5e7f9ac5868549ccf5d8026aec3e3f6b0cb</text:p>
          </table:table-cell>
          <table:table-cell/>
        </table:table-row>
        <table:table-row table:style-name="ro1">
          <table:table-cell office:value-type="string" calcext:value-type="string">
            <text:p>/wiki/.git/objects/33/bd1483cf75af5d2f0c1865b39ce3f8a50d3722</text:p>
          </table:table-cell>
          <table:table-cell/>
        </table:table-row>
        <table:table-row table:style-name="ro1">
          <table:table-cell office:value-type="string" calcext:value-type="string">
            <text:p>/wiki/.git/objects/33/47d11a92a8b558698da5b23135f6311348bf46</text:p>
          </table:table-cell>
          <table:table-cell/>
        </table:table-row>
        <table:table-row table:style-name="ro1">
          <table:table-cell office:value-type="string" calcext:value-type="string">
            <text:p>/wiki/.git/objects/33/dcfac8578770c952bfb891c2645d1463dc23e5</text:p>
          </table:table-cell>
          <table:table-cell/>
        </table:table-row>
        <table:table-row table:style-name="ro1">
          <table:table-cell office:value-type="string" calcext:value-type="string">
            <text:p>/wiki/.git/objects/33/45273176af2003b4259b5933e365c85e8715e7</text:p>
          </table:table-cell>
          <table:table-cell/>
        </table:table-row>
        <table:table-row table:style-name="ro1">
          <table:table-cell office:value-type="string" calcext:value-type="string">
            <text:p>/wiki/.git/objects/33/06290f5e4fcc84845ef3cacdb5b3bb8c1c8aa1</text:p>
          </table:table-cell>
          <table:table-cell/>
        </table:table-row>
        <table:table-row table:style-name="ro1">
          <table:table-cell office:value-type="string" calcext:value-type="string">
            <text:p>/wiki/.git/objects/33/e7173d247b95497c79edcb0e392c30677863f9</text:p>
          </table:table-cell>
          <table:table-cell/>
        </table:table-row>
        <table:table-row table:style-name="ro1">
          <table:table-cell office:value-type="string" calcext:value-type="string">
            <text:p>/wiki/.git/objects/33/4e6f84e51be5c266eb19f8abf33076fb8faf80</text:p>
          </table:table-cell>
          <table:table-cell/>
        </table:table-row>
        <table:table-row table:style-name="ro1">
          <table:table-cell office:value-type="string" calcext:value-type="string">
            <text:p>/wiki/.git/objects/33/196db7a60254f3e91cb97e29a48d5f246a52f0</text:p>
          </table:table-cell>
          <table:table-cell/>
        </table:table-row>
        <table:table-row table:style-name="ro1">
          <table:table-cell office:value-type="string" calcext:value-type="string">
            <text:p>/wiki/.git/objects/33/1d014a32124e30f0c7b83f21e1e476568988d3</text:p>
          </table:table-cell>
          <table:table-cell/>
        </table:table-row>
        <table:table-row table:style-name="ro1">
          <table:table-cell office:value-type="string" calcext:value-type="string">
            <text:p>/wiki/.git/objects/33/97c9a4928e1b41957484ee4e53e78da37224e8</text:p>
          </table:table-cell>
          <table:table-cell/>
        </table:table-row>
        <table:table-row table:style-name="ro1">
          <table:table-cell office:value-type="string" calcext:value-type="string">
            <text:p>/wiki/.git/objects/15/a57d93d5597819da508c6b322c5639602524b8</text:p>
          </table:table-cell>
          <table:table-cell/>
        </table:table-row>
        <table:table-row table:style-name="ro1">
          <table:table-cell office:value-type="string" calcext:value-type="string">
            <text:p>/wiki/.git/objects/15/6b35f39f50d665e40464d4d703c679a9ee897e</text:p>
          </table:table-cell>
          <table:table-cell/>
        </table:table-row>
        <table:table-row table:style-name="ro1">
          <table:table-cell office:value-type="string" calcext:value-type="string">
            <text:p>/wiki/.git/objects/15/d8ae453b30b5a27380cedd52780105ecd50859</text:p>
          </table:table-cell>
          <table:table-cell/>
        </table:table-row>
        <table:table-row table:style-name="ro1">
          <table:table-cell office:value-type="string" calcext:value-type="string">
            <text:p>/wiki/.git/objects/15/baeb0fcf0cb8bd641f52142069ce106b738aaa</text:p>
          </table:table-cell>
          <table:table-cell/>
        </table:table-row>
        <table:table-row table:style-name="ro1">
          <table:table-cell office:value-type="string" calcext:value-type="string">
            <text:p>/wiki/.git/objects/15/b2a1d99dc365c8af3babc6b2c64cbddeea291c</text:p>
          </table:table-cell>
          <table:table-cell/>
        </table:table-row>
        <table:table-row table:style-name="ro1">
          <table:table-cell office:value-type="string" calcext:value-type="string">
            <text:p>/wiki/.git/objects/15/a7c3251b32722c771f0139a4a90886bd8c56c0</text:p>
          </table:table-cell>
          <table:table-cell/>
        </table:table-row>
        <table:table-row table:style-name="ro1">
          <table:table-cell office:value-type="string" calcext:value-type="string">
            <text:p>/wiki/.git/objects/15/63e5f9b85825ce979c893cbd94dde009e1ce44</text:p>
          </table:table-cell>
          <table:table-cell/>
        </table:table-row>
        <table:table-row table:style-name="ro1">
          <table:table-cell office:value-type="string" calcext:value-type="string">
            <text:p>/wiki/.git/objects/15/c3537829c608e065f48c3982ef7be72ad7868f</text:p>
          </table:table-cell>
          <table:table-cell/>
        </table:table-row>
        <table:table-row table:style-name="ro1">
          <table:table-cell office:value-type="string" calcext:value-type="string">
            <text:p>/wiki/.git/objects/15/6d64f0b40c753675b39d2900ade38002709783</text:p>
          </table:table-cell>
          <table:table-cell/>
        </table:table-row>
        <table:table-row table:style-name="ro1">
          <table:table-cell office:value-type="string" calcext:value-type="string">
            <text:p>/wiki/.git/objects/15/dd8db12832edd26be5c901205a2c4a242e2955</text:p>
          </table:table-cell>
          <table:table-cell/>
        </table:table-row>
        <table:table-row table:style-name="ro1">
          <table:table-cell office:value-type="string" calcext:value-type="string">
            <text:p>/wiki/.git/objects/15/faa432dabb864f79cff8a7081025d5c9e5cd6c</text:p>
          </table:table-cell>
          <table:table-cell/>
        </table:table-row>
        <table:table-row table:style-name="ro1">
          <table:table-cell office:value-type="string" calcext:value-type="string">
            <text:p>/wiki/.git/objects/15/b0f8616c59c41cbf3bd9527a590b4f5e660abd</text:p>
          </table:table-cell>
          <table:table-cell/>
        </table:table-row>
        <table:table-row table:style-name="ro1">
          <table:table-cell office:value-type="string" calcext:value-type="string">
            <text:p>/wiki/.git/objects/92/02c8bb250d614e194149330f10eb4b38167f5b</text:p>
          </table:table-cell>
          <table:table-cell/>
        </table:table-row>
        <table:table-row table:style-name="ro1">
          <table:table-cell office:value-type="string" calcext:value-type="string">
            <text:p>/wiki/.git/objects/92/0b7669939af7b2e66337c041ecb339553dcbae</text:p>
          </table:table-cell>
          <table:table-cell/>
        </table:table-row>
        <table:table-row table:style-name="ro1">
          <table:table-cell office:value-type="string" calcext:value-type="string">
            <text:p>/wiki/.git/objects/92/5ccd1c2cd47a5e8adc2c55c02f7093f16b5b1e</text:p>
          </table:table-cell>
          <table:table-cell/>
        </table:table-row>
        <table:table-row table:style-name="ro1">
          <table:table-cell office:value-type="string" calcext:value-type="string">
            <text:p>/wiki/.git/objects/92/f248cbabb09b981ee54b8bb8bfb197995b00b1</text:p>
          </table:table-cell>
          <table:table-cell/>
        </table:table-row>
        <table:table-row table:style-name="ro1">
          <table:table-cell office:value-type="string" calcext:value-type="string">
            <text:p>/wiki/.git/objects/92/308f742efad443da82addd289b50b52d61f2c0</text:p>
          </table:table-cell>
          <table:table-cell/>
        </table:table-row>
        <table:table-row table:style-name="ro1">
          <table:table-cell office:value-type="string" calcext:value-type="string">
            <text:p>/wiki/.git/objects/92/d033c5b771c75ffbd161709593f89d79c99552</text:p>
          </table:table-cell>
          <table:table-cell/>
        </table:table-row>
        <table:table-row table:style-name="ro1">
          <table:table-cell office:value-type="string" calcext:value-type="string">
            <text:p>/wiki/.git/objects/92/ad44937f2afb10b184e3c82412bf6d6f35d4e1</text:p>
          </table:table-cell>
          <table:table-cell/>
        </table:table-row>
        <table:table-row table:style-name="ro1">
          <table:table-cell office:value-type="string" calcext:value-type="string">
            <text:p>/wiki/.git/objects/92/b68eb72652d6c3e5604f2a5885c1783c52bc64</text:p>
          </table:table-cell>
          <table:table-cell/>
        </table:table-row>
        <table:table-row table:style-name="ro1">
          <table:table-cell office:value-type="string" calcext:value-type="string">
            <text:p>/wiki/.git/objects/92/d008338df8c848e66136f4797b23346aa47d6b</text:p>
          </table:table-cell>
          <table:table-cell/>
        </table:table-row>
        <table:table-row table:style-name="ro1">
          <table:table-cell office:value-type="string" calcext:value-type="string">
            <text:p>/wiki/.git/objects/92/5ff03e3c6cb0be30930da6291a286a9137f9bd</text:p>
          </table:table-cell>
          <table:table-cell/>
        </table:table-row>
        <table:table-row table:style-name="ro1">
          <table:table-cell office:value-type="string" calcext:value-type="string">
            <text:p>/wiki/.git/objects/92/bf26950e98a967ecd733b53da15a77364236b0</text:p>
          </table:table-cell>
          <table:table-cell/>
        </table:table-row>
        <table:table-row table:style-name="ro1">
          <table:table-cell office:value-type="string" calcext:value-type="string">
            <text:p>/wiki/.git/objects/92/77354c91be2bc946fb444cc7ea3aeb79e0279c</text:p>
          </table:table-cell>
          <table:table-cell/>
        </table:table-row>
        <table:table-row table:style-name="ro1">
          <table:table-cell office:value-type="string" calcext:value-type="string">
            <text:p>/wiki/.git/objects/92/82043ed233c4c8bc902a83552616cccedd662a</text:p>
          </table:table-cell>
          <table:table-cell/>
        </table:table-row>
        <table:table-row table:style-name="ro1">
          <table:table-cell office:value-type="string" calcext:value-type="string">
            <text:p>/wiki/.git/objects/92/154788b431bad844ad1b08c218a78c6447bed1</text:p>
          </table:table-cell>
          <table:table-cell/>
        </table:table-row>
        <table:table-row table:style-name="ro1">
          <table:table-cell office:value-type="string" calcext:value-type="string">
            <text:p>/wiki/.git/objects/92/282de15596e189966a21201fb2b935feb4fe10</text:p>
          </table:table-cell>
          <table:table-cell/>
        </table:table-row>
        <table:table-row table:style-name="ro1">
          <table:table-cell office:value-type="string" calcext:value-type="string">
            <text:p>/wiki/.git/objects/92/3fce598ec261f7b361a8822fcb6562ab0eb05e</text:p>
          </table:table-cell>
          <table:table-cell/>
        </table:table-row>
        <table:table-row table:style-name="ro1">
          <table:table-cell office:value-type="string" calcext:value-type="string">
            <text:p>/wiki/.git/objects/92/f8e9ca21c385952d724da51ce529cf2af999dc</text:p>
          </table:table-cell>
          <table:table-cell/>
        </table:table-row>
        <table:table-row table:style-name="ro1">
          <table:table-cell office:value-type="string" calcext:value-type="string">
            <text:p>/wiki/.git/objects/92/9c69bafebf73fb4f3ad14ac1d32535f96b9328</text:p>
          </table:table-cell>
          <table:table-cell/>
        </table:table-row>
        <table:table-row table:style-name="ro1">
          <table:table-cell office:value-type="string" calcext:value-type="string">
            <text:p>/wiki/.git/objects/4a/70bfcaab04e1a0824628a35cdc135869df9793</text:p>
          </table:table-cell>
          <table:table-cell/>
        </table:table-row>
        <table:table-row table:style-name="ro1">
          <table:table-cell office:value-type="string" calcext:value-type="string">
            <text:p>/wiki/.git/objects/4a/390380c54c32b8ecca2feaad90aa83a9bc4006</text:p>
          </table:table-cell>
          <table:table-cell/>
        </table:table-row>
        <table:table-row table:style-name="ro1">
          <table:table-cell office:value-type="string" calcext:value-type="string">
            <text:p>/wiki/.git/objects/4a/11fb7245164fa1a2fd21359326438444bdc4c9</text:p>
          </table:table-cell>
          <table:table-cell/>
        </table:table-row>
        <table:table-row table:style-name="ro1">
          <table:table-cell office:value-type="string" calcext:value-type="string">
            <text:p>/wiki/.git/objects/4a/e3cfe6e612f00a080c04c87bc0032ae2aba953</text:p>
          </table:table-cell>
          <table:table-cell/>
        </table:table-row>
        <table:table-row table:style-name="ro1">
          <table:table-cell office:value-type="string" calcext:value-type="string">
            <text:p>/wiki/.git/objects/4a/0f4553fac7b13fc20ef8a8cb349904aa337cda</text:p>
          </table:table-cell>
          <table:table-cell/>
        </table:table-row>
        <table:table-row table:style-name="ro1">
          <table:table-cell office:value-type="string" calcext:value-type="string">
            <text:p>/wiki/.git/objects/4a/dfc8fb3184c2e482d30d0b5d3c9dcf998f926d</text:p>
          </table:table-cell>
          <table:table-cell/>
        </table:table-row>
        <table:table-row table:style-name="ro1">
          <table:table-cell office:value-type="string" calcext:value-type="string">
            <text:p>/wiki/.git/objects/4a/34e361a00efa37dd720e19a01c07d202754faa</text:p>
          </table:table-cell>
          <table:table-cell/>
        </table:table-row>
        <table:table-row table:style-name="ro1">
          <table:table-cell office:value-type="string" calcext:value-type="string">
            <text:p>/wiki/.git/objects/4a/0e1abd63e78d3d87820b7683bc27d0a60b6da6</text:p>
          </table:table-cell>
          <table:table-cell/>
        </table:table-row>
        <table:table-row table:style-name="ro1">
          <table:table-cell office:value-type="string" calcext:value-type="string">
            <text:p>/wiki/.git/objects/4a/2afddb2f562ce57d51fdcbe05ae26332cb5ea5</text:p>
          </table:table-cell>
          <table:table-cell/>
        </table:table-row>
        <table:table-row table:style-name="ro1">
          <table:table-cell office:value-type="string" calcext:value-type="string">
            <text:p>/wiki/.git/objects/4a/d66f5f4591ab44f1155d85842f8133758a73d4</text:p>
          </table:table-cell>
          <table:table-cell/>
        </table:table-row>
        <table:table-row table:style-name="ro1">
          <table:table-cell office:value-type="string" calcext:value-type="string">
            <text:p>/wiki/.git/objects/4a/d25d44c93a14827d4a48f341f73b9617d457b0</text:p>
          </table:table-cell>
          <table:table-cell/>
        </table:table-row>
        <table:table-row table:style-name="ro1">
          <table:table-cell office:value-type="string" calcext:value-type="string">
            <text:p>/wiki/.git/objects/4a/83533b94441ed07c9ca4be256e727a3680c106</text:p>
          </table:table-cell>
          <table:table-cell/>
        </table:table-row>
        <table:table-row table:style-name="ro1">
          <table:table-cell office:value-type="string" calcext:value-type="string">
            <text:p>/wiki/.git/objects/4a/26c14776f45a2946c9c551a41042c87b7640f0</text:p>
          </table:table-cell>
          <table:table-cell/>
        </table:table-row>
        <table:table-row table:style-name="ro1">
          <table:table-cell office:value-type="string" calcext:value-type="string">
            <text:p>/wiki/.git/objects/4a/ebea0a97b0ea7f04a9fed6f9d21455abd5bb47</text:p>
          </table:table-cell>
          <table:table-cell/>
        </table:table-row>
        <table:table-row table:style-name="ro1">
          <table:table-cell office:value-type="string" calcext:value-type="string">
            <text:p>/wiki/.git/objects/4a/7dab16dadde75ca0341cbff9c5596b67bb39d1</text:p>
          </table:table-cell>
          <table:table-cell/>
        </table:table-row>
        <table:table-row table:style-name="ro1">
          <table:table-cell office:value-type="string" calcext:value-type="string">
            <text:p>/wiki/.git/objects/4a/bddcdd8f212514386d4c9a8273825cc0706853</text:p>
          </table:table-cell>
          <table:table-cell/>
        </table:table-row>
        <table:table-row table:style-name="ro1">
          <table:table-cell office:value-type="string" calcext:value-type="string">
            <text:p>/wiki/.git/objects/36/465adc97c9405b51bc3987f1702f18ea9de0dc</text:p>
          </table:table-cell>
          <table:table-cell/>
        </table:table-row>
        <table:table-row table:style-name="ro1">
          <table:table-cell office:value-type="string" calcext:value-type="string">
            <text:p>/wiki/.git/objects/36/5f64463baf9fe635c2d65fd713bb17a438bea9</text:p>
          </table:table-cell>
          <table:table-cell/>
        </table:table-row>
        <table:table-row table:style-name="ro1">
          <table:table-cell office:value-type="string" calcext:value-type="string">
            <text:p>/wiki/.git/objects/36/3ef52340386171895051e9b8bded20519507c0</text:p>
          </table:table-cell>
          <table:table-cell/>
        </table:table-row>
        <table:table-row table:style-name="ro1">
          <table:table-cell office:value-type="string" calcext:value-type="string">
            <text:p>/wiki/.git/objects/36/df6971a76f7e5f8123ecc276564847b1dd1322</text:p>
          </table:table-cell>
          <table:table-cell/>
        </table:table-row>
        <table:table-row table:style-name="ro1">
          <table:table-cell office:value-type="string" calcext:value-type="string">
            <text:p>/wiki/.git/objects/36/28a39117cc78dd434d77bb6c967fe16b2b4277</text:p>
          </table:table-cell>
          <table:table-cell/>
        </table:table-row>
        <table:table-row table:style-name="ro1">
          <table:table-cell office:value-type="string" calcext:value-type="string">
            <text:p>/wiki/.git/objects/36/1fd10c3268dd2cc5e3f0ae79134b48006e634a</text:p>
          </table:table-cell>
          <table:table-cell/>
        </table:table-row>
        <table:table-row table:style-name="ro1">
          <table:table-cell office:value-type="string" calcext:value-type="string">
            <text:p>/wiki/.git/objects/36/e11da01fb27035cd13388b64d740c8c4aded0b</text:p>
          </table:table-cell>
          <table:table-cell/>
        </table:table-row>
        <table:table-row table:style-name="ro1">
          <table:table-cell office:value-type="string" calcext:value-type="string">
            <text:p>/wiki/.git/objects/36/1c214a8b40e6dc6132dca85ac2c8800edc44e5</text:p>
          </table:table-cell>
          <table:table-cell/>
        </table:table-row>
        <table:table-row table:style-name="ro1">
          <table:table-cell office:value-type="string" calcext:value-type="string">
            <text:p>/wiki/.git/objects/36/ed88e814ee3ddfd16c262139934f7e031b82c5</text:p>
          </table:table-cell>
          <table:table-cell/>
        </table:table-row>
        <table:table-row table:style-name="ro1">
          <table:table-cell office:value-type="string" calcext:value-type="string">
            <text:p>/wiki/.git/objects/36/be5ced2ea7b25928eda5adf5941469a4e0ff9e</text:p>
          </table:table-cell>
          <table:table-cell/>
        </table:table-row>
        <table:table-row table:style-name="ro1">
          <table:table-cell office:value-type="string" calcext:value-type="string">
            <text:p>/wiki/.git/objects/36/b47edecbcf43b90d8ade04722a1b5b79d166cd</text:p>
          </table:table-cell>
          <table:table-cell/>
        </table:table-row>
        <table:table-row table:style-name="ro1">
          <table:table-cell office:value-type="string" calcext:value-type="string">
            <text:p>/wiki/.git/objects/36/1a477043c3672948dc661a31df65f1b545488c</text:p>
          </table:table-cell>
          <table:table-cell/>
        </table:table-row>
        <table:table-row table:style-name="ro1">
          <table:table-cell office:value-type="string" calcext:value-type="string">
            <text:p>/wiki/.git/objects/36/4cb0c0d09bc6fc85b4c8fed79d618f45282a69</text:p>
          </table:table-cell>
          <table:table-cell/>
        </table:table-row>
        <table:table-row table:style-name="ro1">
          <table:table-cell office:value-type="string" calcext:value-type="string">
            <text:p>/wiki/.git/objects/36/987769c07c24e99c00384c89782adba99e3388</text:p>
          </table:table-cell>
          <table:table-cell/>
        </table:table-row>
        <table:table-row table:style-name="ro1">
          <table:table-cell office:value-type="string" calcext:value-type="string">
            <text:p>/wiki/.git/objects/b3/fd9633949d9af9610fa62662c567d0f6bfea26</text:p>
          </table:table-cell>
          <table:table-cell/>
        </table:table-row>
        <table:table-row table:style-name="ro1">
          <table:table-cell office:value-type="string" calcext:value-type="string">
            <text:p>/wiki/.git/objects/b3/63fe48d0449405f24c53f39cee129e82b3b95d</text:p>
          </table:table-cell>
          <table:table-cell/>
        </table:table-row>
        <table:table-row table:style-name="ro1">
          <table:table-cell office:value-type="string" calcext:value-type="string">
            <text:p>/wiki/.git/objects/b3/7e7ed67e19f92122d1f4e7fa0377326edeed7d</text:p>
          </table:table-cell>
          <table:table-cell/>
        </table:table-row>
        <table:table-row table:style-name="ro1">
          <table:table-cell office:value-type="string" calcext:value-type="string">
            <text:p>/wiki/.git/objects/b3/acf1075323f09592b19efe2fa471fd5cccd1a8</text:p>
          </table:table-cell>
          <table:table-cell/>
        </table:table-row>
        <table:table-row table:style-name="ro1">
          <table:table-cell office:value-type="string" calcext:value-type="string">
            <text:p>/wiki/.git/objects/b3/8b83276be14fc32aa46d07ee1c20da05ad4bea</text:p>
          </table:table-cell>
          <table:table-cell/>
        </table:table-row>
        <table:table-row table:style-name="ro1">
          <table:table-cell office:value-type="string" calcext:value-type="string">
            <text:p>/wiki/.git/objects/9c/9a248a7a8b7a8d6de2dd4a76bc46c16c45fe26</text:p>
          </table:table-cell>
          <table:table-cell/>
        </table:table-row>
        <table:table-row table:style-name="ro1">
          <table:table-cell office:value-type="string" calcext:value-type="string">
            <text:p>/wiki/.git/objects/9c/015dc864b0f0a24c6bd37c3272822ece55c39f</text:p>
          </table:table-cell>
          <table:table-cell/>
        </table:table-row>
        <table:table-row table:style-name="ro1">
          <table:table-cell office:value-type="string" calcext:value-type="string">
            <text:p>/wiki/.git/objects/9c/9735ca8a0fcb76951896b9719f0dbdf947a3d2</text:p>
          </table:table-cell>
          <table:table-cell/>
        </table:table-row>
        <table:table-row table:style-name="ro1">
          <table:table-cell office:value-type="string" calcext:value-type="string">
            <text:p>/wiki/.git/objects/9c/f4b6669c8b4e9734218c889265a1439b1c78e5</text:p>
          </table:table-cell>
          <table:table-cell/>
        </table:table-row>
        <table:table-row table:style-name="ro1">
          <table:table-cell office:value-type="string" calcext:value-type="string">
            <text:p>/wiki/.git/objects/9c/debae3725ac6000fd10d6264e36d7f632b2f98</text:p>
          </table:table-cell>
          <table:table-cell/>
        </table:table-row>
        <table:table-row table:style-name="ro1">
          <table:table-cell office:value-type="string" calcext:value-type="string">
            <text:p>/wiki/.git/objects/9c/ee2354590ac99eb1c661298f3bee72c55d5f3e</text:p>
          </table:table-cell>
          <table:table-cell/>
        </table:table-row>
        <table:table-row table:style-name="ro1">
          <table:table-cell office:value-type="string" calcext:value-type="string">
            <text:p>/wiki/.git/objects/9c/15224f611a2608b2dcb3a1ecd4366dbc762c74</text:p>
          </table:table-cell>
          <table:table-cell/>
        </table:table-row>
        <table:table-row table:style-name="ro1">
          <table:table-cell office:value-type="string" calcext:value-type="string">
            <text:p>/wiki/.git/objects/9c/084216fbd5334346ff6b2fb8814fbd5fcc38d5</text:p>
          </table:table-cell>
          <table:table-cell/>
        </table:table-row>
        <table:table-row table:style-name="ro1">
          <table:table-cell office:value-type="string" calcext:value-type="string">
            <text:p>/wiki/.git/objects/9c/5493f9bfbe2d2a089e22787fcaf312b1779fef</text:p>
          </table:table-cell>
          <table:table-cell/>
        </table:table-row>
        <table:table-row table:style-name="ro1">
          <table:table-cell office:value-type="string" calcext:value-type="string">
            <text:p>/wiki/.git/objects/9c/a8a1290cdd7aa87448b7bd52763d6606e9867b</text:p>
          </table:table-cell>
          <table:table-cell/>
        </table:table-row>
        <table:table-row table:style-name="ro1">
          <table:table-cell office:value-type="string" calcext:value-type="string">
            <text:p>/wiki/.git/objects/9c/9714092bba6770204ba99fd7df07921aa79f01</text:p>
          </table:table-cell>
          <table:table-cell/>
        </table:table-row>
        <table:table-row table:style-name="ro1">
          <table:table-cell office:value-type="string" calcext:value-type="string">
            <text:p>/wiki/.git/objects/9c/dc8a15256e15cb0c05f519a0d8ba383da6ca4e</text:p>
          </table:table-cell>
          <table:table-cell/>
        </table:table-row>
        <table:table-row table:style-name="ro1">
          <table:table-cell office:value-type="string" calcext:value-type="string">
            <text:p>/wiki/.git/objects/9c/bc6726a3de541e7ec8dc710627c21f018635b6</text:p>
          </table:table-cell>
          <table:table-cell/>
        </table:table-row>
        <table:table-row table:style-name="ro1">
          <table:table-cell office:value-type="string" calcext:value-type="string">
            <text:p>/wiki/.git/objects/9c/8f533a6c0b0f15b3b763f03df983d6b2fa3aa1</text:p>
          </table:table-cell>
          <table:table-cell/>
        </table:table-row>
        <table:table-row table:style-name="ro1">
          <table:table-cell office:value-type="string" calcext:value-type="string">
            <text:p>/wiki/.git/objects/9c/3a0d8b6d88953c9c2ccabfbec3644ddec93e19</text:p>
          </table:table-cell>
          <table:table-cell/>
        </table:table-row>
        <table:table-row table:style-name="ro1">
          <table:table-cell office:value-type="string" calcext:value-type="string">
            <text:p>/wiki/.git/objects/13/cadf751e5add6b753de22566c66cab9657ed0b</text:p>
          </table:table-cell>
          <table:table-cell/>
        </table:table-row>
        <table:table-row table:style-name="ro1">
          <table:table-cell office:value-type="string" calcext:value-type="string">
            <text:p>/wiki/.git/objects/13/341e2010cba1b77ec4b56eaf0b31547867a86a</text:p>
          </table:table-cell>
          <table:table-cell/>
        </table:table-row>
        <table:table-row table:style-name="ro1">
          <table:table-cell office:value-type="string" calcext:value-type="string">
            <text:p>/wiki/.git/objects/13/c1a647f27b1ecc05e429699d9ebe69a52030b8</text:p>
          </table:table-cell>
          <table:table-cell/>
        </table:table-row>
        <table:table-row table:style-name="ro1">
          <table:table-cell office:value-type="string" calcext:value-type="string">
            <text:p>/wiki/.git/objects/13/c17cf12d69b45d8c23bcf33db161830274789f</text:p>
          </table:table-cell>
          <table:table-cell/>
        </table:table-row>
        <table:table-row table:style-name="ro1">
          <table:table-cell office:value-type="string" calcext:value-type="string">
            <text:p>/wiki/.git/objects/13/8756754c167321b2b48b4a68c704a3b488e67f</text:p>
          </table:table-cell>
          <table:table-cell/>
        </table:table-row>
        <table:table-row table:style-name="ro1">
          <table:table-cell office:value-type="string" calcext:value-type="string">
            <text:p>/wiki/.git/objects/13/f5ca097592c1c6f72c771c9c2e6253e67f71c8</text:p>
          </table:table-cell>
          <table:table-cell/>
        </table:table-row>
        <table:table-row table:style-name="ro1">
          <table:table-cell office:value-type="string" calcext:value-type="string">
            <text:p>/wiki/.git/objects/13/8c4e235f80ef3e7b1e08ae0ec2e129b6b0e43f</text:p>
          </table:table-cell>
          <table:table-cell/>
        </table:table-row>
        <table:table-row table:style-name="ro1">
          <table:table-cell office:value-type="string" calcext:value-type="string">
            <text:p>/wiki/.git/objects/13/24d927bf7d21bdb7b705daabc76c8022a8c658</text:p>
          </table:table-cell>
          <table:table-cell/>
        </table:table-row>
        <table:table-row table:style-name="ro1">
          <table:table-cell office:value-type="string" calcext:value-type="string">
            <text:p>/wiki/.git/objects/13/f55dad19d0527293e880c47e132f2bc5163af7</text:p>
          </table:table-cell>
          <table:table-cell/>
        </table:table-row>
        <table:table-row table:style-name="ro1">
          <table:table-cell office:value-type="string" calcext:value-type="string">
            <text:p>/wiki/.git/objects/13/eace085587fb9d4066d3eddf59559182eef468</text:p>
          </table:table-cell>
          <table:table-cell/>
        </table:table-row>
        <table:table-row table:style-name="ro1">
          <table:table-cell office:value-type="string" calcext:value-type="string">
            <text:p>/wiki/.git/objects/c5/c8e9f1838e4d1b2384e43dc35f3b0c134d8aee</text:p>
          </table:table-cell>
          <table:table-cell/>
        </table:table-row>
        <table:table-row table:style-name="ro1">
          <table:table-cell office:value-type="string" calcext:value-type="string">
            <text:p>/wiki/.git/objects/c5/8345272debae5cad33abfb994f70d1575506ff</text:p>
          </table:table-cell>
          <table:table-cell/>
        </table:table-row>
        <table:table-row table:style-name="ro1">
          <table:table-cell office:value-type="string" calcext:value-type="string">
            <text:p>/wiki/.git/objects/c5/11afe467312f8e916d248af35bea817ec6e7ef</text:p>
          </table:table-cell>
          <table:table-cell/>
        </table:table-row>
        <table:table-row table:style-name="ro1">
          <table:table-cell office:value-type="string" calcext:value-type="string">
            <text:p>/wiki/.git/objects/c5/bf7f75355f87f341ce706b40ca19314d226ebc</text:p>
          </table:table-cell>
          <table:table-cell/>
        </table:table-row>
        <table:table-row table:style-name="ro1">
          <table:table-cell office:value-type="string" calcext:value-type="string">
            <text:p>/wiki/.git/objects/c5/99ee39c070a28c19bab0fae893f9a783c8f908</text:p>
          </table:table-cell>
          <table:table-cell/>
        </table:table-row>
        <table:table-row table:style-name="ro1">
          <table:table-cell office:value-type="string" calcext:value-type="string">
            <text:p>/wiki/.git/objects/c5/ecbc20a30d2e2f31fae52dc71e2aec32330a35</text:p>
          </table:table-cell>
          <table:table-cell/>
        </table:table-row>
        <table:table-row table:style-name="ro1">
          <table:table-cell office:value-type="string" calcext:value-type="string">
            <text:p>/wiki/.git/objects/c5/c5b42296b4c30142df302012cb9358feec1a1b</text:p>
          </table:table-cell>
          <table:table-cell/>
        </table:table-row>
        <table:table-row table:style-name="ro1">
          <table:table-cell office:value-type="string" calcext:value-type="string">
            <text:p>/wiki/.git/objects/c5/0c04fc62b06bb9cfae3971fc9b887ae6fc4cee</text:p>
          </table:table-cell>
          <table:table-cell/>
        </table:table-row>
        <table:table-row table:style-name="ro1">
          <table:table-cell office:value-type="string" calcext:value-type="string">
            <text:p>/wiki/.git/objects/f5/4c3e21e866723fbab816d437b5f1becf1244de</text:p>
          </table:table-cell>
          <table:table-cell/>
        </table:table-row>
        <table:table-row table:style-name="ro1">
          <table:table-cell office:value-type="string" calcext:value-type="string">
            <text:p>/wiki/.git/objects/f5/7e86108595af93be70f6c278a83a20410839ff</text:p>
          </table:table-cell>
          <table:table-cell/>
        </table:table-row>
        <table:table-row table:style-name="ro1">
          <table:table-cell office:value-type="string" calcext:value-type="string">
            <text:p>/wiki/.git/objects/f5/30f499a0c10c0854468d8c22e7ede8c44ced5f</text:p>
          </table:table-cell>
          <table:table-cell/>
        </table:table-row>
        <table:table-row table:style-name="ro1">
          <table:table-cell office:value-type="string" calcext:value-type="string">
            <text:p>/wiki/.git/objects/f5/dace026e588202d96bf591d6061987c7a70a83</text:p>
          </table:table-cell>
          <table:table-cell/>
        </table:table-row>
        <table:table-row table:style-name="ro1">
          <table:table-cell office:value-type="string" calcext:value-type="string">
            <text:p>/wiki/.git/objects/f5/dc424da5fe85242648a2138587ec74ce91ba08</text:p>
          </table:table-cell>
          <table:table-cell/>
        </table:table-row>
        <table:table-row table:style-name="ro1">
          <table:table-cell office:value-type="string" calcext:value-type="string">
            <text:p>/wiki/.git/objects/f5/39e7901314413c8f3413aa9a64f14494033f2f</text:p>
          </table:table-cell>
          <table:table-cell/>
        </table:table-row>
        <table:table-row table:style-name="ro1">
          <table:table-cell office:value-type="string" calcext:value-type="string">
            <text:p>/wiki/.git/objects/f5/e881a2cca6d88415bd81046a2bb2267966028b</text:p>
          </table:table-cell>
          <table:table-cell/>
        </table:table-row>
        <table:table-row table:style-name="ro1">
          <table:table-cell office:value-type="string" calcext:value-type="string">
            <text:p>/wiki/.git/objects/f5/0363619893ab661d5186ab305f9889486f1edb</text:p>
          </table:table-cell>
          <table:table-cell/>
        </table:table-row>
        <table:table-row table:style-name="ro1">
          <table:table-cell office:value-type="string" calcext:value-type="string">
            <text:p>/wiki/.git/objects/f5/8471edbba2b8b8937a1c588bb68960797ca55d</text:p>
          </table:table-cell>
          <table:table-cell/>
        </table:table-row>
        <table:table-row table:style-name="ro1">
          <table:table-cell office:value-type="string" calcext:value-type="string">
            <text:p>/wiki/.git/objects/f5/07aa152b982d785a8eaa41180280bd6184dfaa</text:p>
          </table:table-cell>
          <table:table-cell/>
        </table:table-row>
        <table:table-row table:style-name="ro1">
          <table:table-cell office:value-type="string" calcext:value-type="string">
            <text:p>/wiki/.git/objects/f5/eb3d06e380604164d55d57c29436b83b85d96c</text:p>
          </table:table-cell>
          <table:table-cell/>
        </table:table-row>
        <table:table-row table:style-name="ro1">
          <table:table-cell office:value-type="string" calcext:value-type="string">
            <text:p>/wiki/.git/objects/f5/0986164b853e329b79d86aba977b33cb37ecd7</text:p>
          </table:table-cell>
          <table:table-cell/>
        </table:table-row>
        <table:table-row table:style-name="ro1">
          <table:table-cell office:value-type="string" calcext:value-type="string">
            <text:p>/wiki/.git/objects/f5/9fc17ce4fd7030a89f5c84e4422479e613ba03</text:p>
          </table:table-cell>
          <table:table-cell/>
        </table:table-row>
        <table:table-row table:style-name="ro1">
          <table:table-cell office:value-type="string" calcext:value-type="string">
            <text:p>/wiki/.git/objects/f5/678d495ae9a463a0520c3368ad94c3421ac94f</text:p>
          </table:table-cell>
          <table:table-cell/>
        </table:table-row>
        <table:table-row table:style-name="ro1">
          <table:table-cell office:value-type="string" calcext:value-type="string">
            <text:p>/wiki/.git/objects/f5/c04f6eaa176fb34dc1b23041af124082d87487</text:p>
          </table:table-cell>
          <table:table-cell/>
        </table:table-row>
        <table:table-row table:style-name="ro1">
          <table:table-cell office:value-type="string" calcext:value-type="string">
            <text:p>/wiki/.git/objects/f5/4c85bf1b4eeaacca5a7f020ff33da2ef50e257</text:p>
          </table:table-cell>
          <table:table-cell/>
        </table:table-row>
        <table:table-row table:style-name="ro1">
          <table:table-cell office:value-type="string" calcext:value-type="string">
            <text:p>/wiki/.git/objects/f5/a2703e7e108694a5597c2f28e7bb0048e32c39</text:p>
          </table:table-cell>
          <table:table-cell/>
        </table:table-row>
        <table:table-row table:style-name="ro1">
          <table:table-cell office:value-type="string" calcext:value-type="string">
            <text:p>/wiki/.git/objects/f5/fe8efab5ad37987249200d8a126675d52c2e23</text:p>
          </table:table-cell>
          <table:table-cell/>
        </table:table-row>
        <table:table-row table:style-name="ro1">
          <table:table-cell office:value-type="string" calcext:value-type="string">
            <text:p>/wiki/.git/objects/f5/723c876df6e122f19862d6434892b1243127f0</text:p>
          </table:table-cell>
          <table:table-cell/>
        </table:table-row>
        <table:table-row table:style-name="ro1">
          <table:table-cell office:value-type="string" calcext:value-type="string">
            <text:p>/wiki/.git/objects/f5/6be11d5e1b77e6e9761a8f31c3c5a592b1ba5a</text:p>
          </table:table-cell>
          <table:table-cell/>
        </table:table-row>
        <table:table-row table:style-name="ro1">
          <table:table-cell office:value-type="string" calcext:value-type="string">
            <text:p>/wiki/.git/objects/87/0d4fd221de09e0c364889bf9ee2c4b48c1b877</text:p>
          </table:table-cell>
          <table:table-cell/>
        </table:table-row>
        <table:table-row table:style-name="ro1">
          <table:table-cell office:value-type="string" calcext:value-type="string">
            <text:p>/wiki/.git/objects/87/8fb612206e7d4ec1a4946e94394c4916c78cd1</text:p>
          </table:table-cell>
          <table:table-cell/>
        </table:table-row>
        <table:table-row table:style-name="ro1">
          <table:table-cell office:value-type="string" calcext:value-type="string">
            <text:p>/wiki/.git/objects/87/c5042f0f1ca94eb3db224c5d6d26e76dd39760</text:p>
          </table:table-cell>
          <table:table-cell/>
        </table:table-row>
        <table:table-row table:style-name="ro1">
          <table:table-cell office:value-type="string" calcext:value-type="string">
            <text:p>/wiki/.git/objects/87/7919fbadec51f267c7e7d2e88336a55ab67ef2</text:p>
          </table:table-cell>
          <table:table-cell/>
        </table:table-row>
        <table:table-row table:style-name="ro1">
          <table:table-cell office:value-type="string" calcext:value-type="string">
            <text:p>/wiki/.git/objects/87/bbf7c15c332b461242e756541b3bcd28f269a1</text:p>
          </table:table-cell>
          <table:table-cell/>
        </table:table-row>
        <table:table-row table:style-name="ro1">
          <table:table-cell office:value-type="string" calcext:value-type="string">
            <text:p>/wiki/.git/objects/87/6104cdd38db73c5838d82b98fba37aab717371</text:p>
          </table:table-cell>
          <table:table-cell/>
        </table:table-row>
        <table:table-row table:style-name="ro1">
          <table:table-cell office:value-type="string" calcext:value-type="string">
            <text:p>/wiki/.git/objects/87/c1e36b80ba6a1c373ebc9f46a9f9c95937ffb6</text:p>
          </table:table-cell>
          <table:table-cell/>
        </table:table-row>
        <table:table-row table:style-name="ro1">
          <table:table-cell office:value-type="string" calcext:value-type="string">
            <text:p>/wiki/.git/objects/87/e15aa4bb5b3c7fb63bdbac65f2d6d796552f17</text:p>
          </table:table-cell>
          <table:table-cell/>
        </table:table-row>
        <table:table-row table:style-name="ro1">
          <table:table-cell office:value-type="string" calcext:value-type="string">
            <text:p>/wiki/.git/objects/87/26658d955fe117b80cda830e5c353010c595c1</text:p>
          </table:table-cell>
          <table:table-cell/>
        </table:table-row>
        <table:table-row table:style-name="ro1">
          <table:table-cell office:value-type="string" calcext:value-type="string">
            <text:p>/wiki/.git/objects/87/61b803e45b202a3cd044cb81d953534620caeb</text:p>
          </table:table-cell>
          <table:table-cell/>
        </table:table-row>
        <table:table-row table:style-name="ro1">
          <table:table-cell office:value-type="string" calcext:value-type="string">
            <text:p>/wiki/.git/objects/87/bc6c5a0b02049b7610d5504800f3f13d95a646</text:p>
          </table:table-cell>
          <table:table-cell/>
        </table:table-row>
        <table:table-row table:style-name="ro1">
          <table:table-cell office:value-type="string" calcext:value-type="string">
            <text:p>/wiki/.git/objects/87/c2e169d11f933504be5e365d60bae139513ca4</text:p>
          </table:table-cell>
          <table:table-cell/>
        </table:table-row>
        <table:table-row table:style-name="ro1">
          <table:table-cell office:value-type="string" calcext:value-type="string">
            <text:p>/wiki/.git/objects/87/23428c0e58653374d0e647275ac9a746f33f63</text:p>
          </table:table-cell>
          <table:table-cell/>
        </table:table-row>
        <table:table-row table:style-name="ro1">
          <table:table-cell office:value-type="string" calcext:value-type="string">
            <text:p>/wiki/.git/objects/87/54963dbf3d668d6ff6f673f418cb79d6820ba6</text:p>
          </table:table-cell>
          <table:table-cell/>
        </table:table-row>
        <table:table-row table:style-name="ro1">
          <table:table-cell office:value-type="string" calcext:value-type="string">
            <text:p>/wiki/.git/objects/87/bce135eba296f0d924a7a78dbcb401ab145653</text:p>
          </table:table-cell>
          <table:table-cell/>
        </table:table-row>
        <table:table-row table:style-name="ro1">
          <table:table-cell office:value-type="string" calcext:value-type="string">
            <text:p>/wiki/.git/objects/87/8245fc9890feda1fa940e822e11201b275dc41</text:p>
          </table:table-cell>
          <table:table-cell/>
        </table:table-row>
        <table:table-row table:style-name="ro1">
          <table:table-cell office:value-type="string" calcext:value-type="string">
            <text:p>/wiki/.git/objects/87/c0351e55a7ba92b851ae5ba4ec1d376e9ebbfc</text:p>
          </table:table-cell>
          <table:table-cell/>
        </table:table-row>
        <table:table-row table:style-name="ro1">
          <table:table-cell office:value-type="string" calcext:value-type="string">
            <text:p>/wiki/.git/objects/9e/db340d6b27d8e587d7a3ce088946c036a0728f</text:p>
          </table:table-cell>
          <table:table-cell/>
        </table:table-row>
        <table:table-row table:style-name="ro1">
          <table:table-cell office:value-type="string" calcext:value-type="string">
            <text:p>/wiki/.git/objects/9e/3a5023931b01047f8418b369d2a6a0fb01817a</text:p>
          </table:table-cell>
          <table:table-cell/>
        </table:table-row>
        <table:table-row table:style-name="ro1">
          <table:table-cell office:value-type="string" calcext:value-type="string">
            <text:p>/wiki/.git/objects/9e/eda832644dd25cfa1afceccad3ade4da14a93f</text:p>
          </table:table-cell>
          <table:table-cell/>
        </table:table-row>
        <table:table-row table:style-name="ro1">
          <table:table-cell office:value-type="string" calcext:value-type="string">
            <text:p>/wiki/.git/objects/9e/f615d5fa9d4d2f7e965dc725083b9a61b380f0</text:p>
          </table:table-cell>
          <table:table-cell/>
        </table:table-row>
        <table:table-row table:style-name="ro1">
          <table:table-cell office:value-type="string" calcext:value-type="string">
            <text:p>/wiki/.git/objects/9e/a00ade5c1c8db5ad77a74052fc6f9c8921a53c</text:p>
          </table:table-cell>
          <table:table-cell/>
        </table:table-row>
        <table:table-row table:style-name="ro1">
          <table:table-cell office:value-type="string" calcext:value-type="string">
            <text:p>/wiki/.git/objects/9e/260a19577f74761f62dc3bd2fac6ea643bcc9c</text:p>
          </table:table-cell>
          <table:table-cell/>
        </table:table-row>
        <table:table-row table:style-name="ro1">
          <table:table-cell office:value-type="string" calcext:value-type="string">
            <text:p>/wiki/.git/objects/ad/f55b7f101761171b2f40da412326f8f8ec4c81</text:p>
          </table:table-cell>
          <table:table-cell/>
        </table:table-row>
        <table:table-row table:style-name="ro1">
          <table:table-cell office:value-type="string" calcext:value-type="string">
            <text:p>/wiki/.git/objects/ad/c2afdd66f5df10b554f6fe347b88d12d0bf5a2</text:p>
          </table:table-cell>
          <table:table-cell/>
        </table:table-row>
        <table:table-row table:style-name="ro1">
          <table:table-cell office:value-type="string" calcext:value-type="string">
            <text:p>/wiki/.git/objects/ad/eb85b98a6afb15e1b7f544857617a861026931</text:p>
          </table:table-cell>
          <table:table-cell/>
        </table:table-row>
        <table:table-row table:style-name="ro1">
          <table:table-cell office:value-type="string" calcext:value-type="string">
            <text:p>/wiki/.git/objects/ad/163870f9e549f05e173ca2ad1749eed4d52d33</text:p>
          </table:table-cell>
          <table:table-cell/>
        </table:table-row>
        <table:table-row table:style-name="ro1">
          <table:table-cell office:value-type="string" calcext:value-type="string">
            <text:p>/wiki/.git/objects/ad/c759b3e1db6cf7f7ad5a3f99a63711bf3d4958</text:p>
          </table:table-cell>
          <table:table-cell/>
        </table:table-row>
        <table:table-row table:style-name="ro1">
          <table:table-cell office:value-type="string" calcext:value-type="string">
            <text:p>/wiki/.git/objects/ad/6ca4509294d091b8f58135434c812a9ddd6863</text:p>
          </table:table-cell>
          <table:table-cell/>
        </table:table-row>
        <table:table-row table:style-name="ro1">
          <table:table-cell office:value-type="string" calcext:value-type="string">
            <text:p>/wiki/.git/objects/ad/a6e419ab1c0421adfe240f1fd7ddd64b77ee7d</text:p>
          </table:table-cell>
          <table:table-cell/>
        </table:table-row>
        <table:table-row table:style-name="ro1">
          <table:table-cell office:value-type="string" calcext:value-type="string">
            <text:p>/wiki/.git/objects/ad/4b88024ee49fc75ab77b9c91815b1bebc3c0ea</text:p>
          </table:table-cell>
          <table:table-cell/>
        </table:table-row>
        <table:table-row table:style-name="ro1">
          <table:table-cell office:value-type="string" calcext:value-type="string">
            <text:p>/wiki/.git/objects/ad/9b08e9785315283c4cf06485dd148218a2fbea</text:p>
          </table:table-cell>
          <table:table-cell/>
        </table:table-row>
        <table:table-row table:style-name="ro1">
          <table:table-cell office:value-type="string" calcext:value-type="string">
            <text:p>/wiki/.git/objects/ad/947595b831847d1545b2d27d2cd5adb7c1ec48</text:p>
          </table:table-cell>
          <table:table-cell/>
        </table:table-row>
        <table:table-row table:style-name="ro1">
          <table:table-cell office:value-type="string" calcext:value-type="string">
            <text:p>/wiki/.git/objects/ad/2d520d41de10ff0f3f82870991416138d97f95</text:p>
          </table:table-cell>
          <table:table-cell/>
        </table:table-row>
        <table:table-row table:style-name="ro1">
          <table:table-cell office:value-type="string" calcext:value-type="string">
            <text:p>/wiki/.git/objects/ad/c5b07e58d07bdc1c26b8a77cbcea623aec4a86</text:p>
          </table:table-cell>
          <table:table-cell/>
        </table:table-row>
        <table:table-row table:style-name="ro1">
          <table:table-cell office:value-type="string" calcext:value-type="string">
            <text:p>/wiki/.git/objects/af/019d1aa81641679cf8e954d61837176a9533e0</text:p>
          </table:table-cell>
          <table:table-cell/>
        </table:table-row>
        <table:table-row table:style-name="ro1">
          <table:table-cell office:value-type="string" calcext:value-type="string">
            <text:p>/wiki/.git/objects/af/401421b53be75fff13ab1879f8ceb551c92ca3</text:p>
          </table:table-cell>
          <table:table-cell/>
        </table:table-row>
        <table:table-row table:style-name="ro1">
          <table:table-cell office:value-type="string" calcext:value-type="string">
            <text:p>/wiki/.git/objects/af/5203ea430697b1e3baf56c62afdb1588334d24</text:p>
          </table:table-cell>
          <table:table-cell/>
        </table:table-row>
        <table:table-row table:style-name="ro1">
          <table:table-cell office:value-type="string" calcext:value-type="string">
            <text:p>/wiki/.git/objects/af/ae3856c6807cfed73d0b29151f9c1f9b820ccd</text:p>
          </table:table-cell>
          <table:table-cell/>
        </table:table-row>
        <table:table-row table:style-name="ro1">
          <table:table-cell office:value-type="string" calcext:value-type="string">
            <text:p>/wiki/.git/objects/af/5cedd3d6dac859dc61ccc238632ba382ae2f2d</text:p>
          </table:table-cell>
          <table:table-cell/>
        </table:table-row>
        <table:table-row table:style-name="ro1">
          <table:table-cell office:value-type="string" calcext:value-type="string">
            <text:p>/wiki/.git/objects/af/bc9f36bee3d88b11f8f5399d0247cbf048549a</text:p>
          </table:table-cell>
          <table:table-cell/>
        </table:table-row>
        <table:table-row table:style-name="ro1">
          <table:table-cell office:value-type="string" calcext:value-type="string">
            <text:p>/wiki/.git/objects/af/13656b83f70b5ab49f82d2b79e079bbdaf749b</text:p>
          </table:table-cell>
          <table:table-cell/>
        </table:table-row>
        <table:table-row table:style-name="ro1">
          <table:table-cell office:value-type="string" calcext:value-type="string">
            <text:p>/wiki/.git/objects/af/9ca0e552d8fba84cb6297fc14aa919028f5ee0</text:p>
          </table:table-cell>
          <table:table-cell/>
        </table:table-row>
        <table:table-row table:style-name="ro1">
          <table:table-cell office:value-type="string" calcext:value-type="string">
            <text:p>/wiki/.git/objects/af/264618125d8e74b3702b511c5130cb4b502e07</text:p>
          </table:table-cell>
          <table:table-cell/>
        </table:table-row>
        <table:table-row table:style-name="ro1">
          <table:table-cell office:value-type="string" calcext:value-type="string">
            <text:p>/wiki/.git/objects/ec/eb6426380f4f4b77d0f1b41b26e9bdf29dfbd0</text:p>
          </table:table-cell>
          <table:table-cell/>
        </table:table-row>
        <table:table-row table:style-name="ro1">
          <table:table-cell office:value-type="string" calcext:value-type="string">
            <text:p>/wiki/.git/objects/ec/f827e16622b483cd0605dfcb6ee1045540fea6</text:p>
          </table:table-cell>
          <table:table-cell/>
        </table:table-row>
        <table:table-row table:style-name="ro1">
          <table:table-cell office:value-type="string" calcext:value-type="string">
            <text:p>/wiki/.git/objects/ec/e85c59b8691912998963ebfca54757e76a6fb1</text:p>
          </table:table-cell>
          <table:table-cell/>
        </table:table-row>
        <table:table-row table:style-name="ro1">
          <table:table-cell office:value-type="string" calcext:value-type="string">
            <text:p>/wiki/.git/objects/ec/6e8b03e6b962a66c598b0598a429b662150d46</text:p>
          </table:table-cell>
          <table:table-cell/>
        </table:table-row>
        <table:table-row table:style-name="ro1">
          <table:table-cell office:value-type="string" calcext:value-type="string">
            <text:p>/wiki/.git/objects/ec/1299ab0af52c6eb10527751354773e57b70c5f</text:p>
          </table:table-cell>
          <table:table-cell/>
        </table:table-row>
        <table:table-row table:style-name="ro1">
          <table:table-cell office:value-type="string" calcext:value-type="string">
            <text:p>/wiki/.git/objects/ec/29503b8fe14c8adc0403121367c58fc41f77b8</text:p>
          </table:table-cell>
          <table:table-cell/>
        </table:table-row>
        <table:table-row table:style-name="ro1">
          <table:table-cell office:value-type="string" calcext:value-type="string">
            <text:p>/wiki/.git/objects/ec/eb344dac679c443d8012f77c98834394245770</text:p>
          </table:table-cell>
          <table:table-cell/>
        </table:table-row>
        <table:table-row table:style-name="ro1">
          <table:table-cell office:value-type="string" calcext:value-type="string">
            <text:p>/wiki/.git/objects/ec/fc50a6cbb1dddaf13c40e3afeab4590aaea25f</text:p>
          </table:table-cell>
          <table:table-cell/>
        </table:table-row>
        <table:table-row table:style-name="ro1">
          <table:table-cell office:value-type="string" calcext:value-type="string">
            <text:p>/wiki/.git/objects/ec/d06ce1de98311f0e9174ea9302413b7ed5645a</text:p>
          </table:table-cell>
          <table:table-cell/>
        </table:table-row>
        <table:table-row table:style-name="ro1">
          <table:table-cell office:value-type="string" calcext:value-type="string">
            <text:p>/wiki/.git/objects/ec/8108731e0119562747ab1edcd3f885089416a1</text:p>
          </table:table-cell>
          <table:table-cell/>
        </table:table-row>
        <table:table-row table:style-name="ro1">
          <table:table-cell office:value-type="string" calcext:value-type="string">
            <text:p>/wiki/.git/objects/ec/a73a95777181aafaa084cff2af567a46f3da2b</text:p>
          </table:table-cell>
          <table:table-cell/>
        </table:table-row>
        <table:table-row table:style-name="ro1">
          <table:table-cell office:value-type="string" calcext:value-type="string">
            <text:p>/wiki/.git/objects/ec/551fcfd4fd2564e315c306995c8c6501130a0e</text:p>
          </table:table-cell>
          <table:table-cell/>
        </table:table-row>
        <table:table-row table:style-name="ro1">
          <table:table-cell office:value-type="string" calcext:value-type="string">
            <text:p>/wiki/.git/objects/ec/6ab7a00f05c196026e54d901fd9399d3823265</text:p>
          </table:table-cell>
          <table:table-cell/>
        </table:table-row>
        <table:table-row table:style-name="ro1">
          <table:table-cell office:value-type="string" calcext:value-type="string">
            <text:p>/wiki/.git/objects/79/91ca15ed61110d5333b919d69330cdc566ab04</text:p>
          </table:table-cell>
          <table:table-cell/>
        </table:table-row>
        <table:table-row table:style-name="ro1">
          <table:table-cell office:value-type="string" calcext:value-type="string">
            <text:p>/wiki/.git/objects/79/add7bee50e5c702166f038015646929bb70d55</text:p>
          </table:table-cell>
          <table:table-cell/>
        </table:table-row>
        <table:table-row table:style-name="ro1">
          <table:table-cell office:value-type="string" calcext:value-type="string">
            <text:p>/wiki/.git/objects/79/5397c3a258e5d5f2c2c109af0ba6166a684cb4</text:p>
          </table:table-cell>
          <table:table-cell/>
        </table:table-row>
        <table:table-row table:style-name="ro1">
          <table:table-cell office:value-type="string" calcext:value-type="string">
            <text:p>/wiki/.git/objects/79/86735b31464519e99b5c092ce867f8bd270b89</text:p>
          </table:table-cell>
          <table:table-cell/>
        </table:table-row>
        <table:table-row table:style-name="ro1">
          <table:table-cell office:value-type="string" calcext:value-type="string">
            <text:p>/wiki/.git/objects/79/afb7258db1967877116d922e7df7d149f9c0c2</text:p>
          </table:table-cell>
          <table:table-cell/>
        </table:table-row>
        <table:table-row table:style-name="ro1">
          <table:table-cell office:value-type="string" calcext:value-type="string">
            <text:p>/wiki/.git/objects/79/ca910152822bc67c4ca775653d8600646a3543</text:p>
          </table:table-cell>
          <table:table-cell/>
        </table:table-row>
        <table:table-row table:style-name="ro1">
          <table:table-cell office:value-type="string" calcext:value-type="string">
            <text:p>/wiki/.git/objects/79/ce412027a2047def7f672bd9ead0fcbfecbedc</text:p>
          </table:table-cell>
          <table:table-cell/>
        </table:table-row>
        <table:table-row table:style-name="ro1">
          <table:table-cell office:value-type="string" calcext:value-type="string">
            <text:p>/wiki/.git/objects/79/47d712971c83e71c939871601ebd401172dc44</text:p>
          </table:table-cell>
          <table:table-cell/>
        </table:table-row>
        <table:table-row table:style-name="ro1">
          <table:table-cell office:value-type="string" calcext:value-type="string">
            <text:p>/wiki/.git/objects/67/c9ccd02f2bd7d8da1edcd2f491721bf0550ac2</text:p>
          </table:table-cell>
          <table:table-cell/>
        </table:table-row>
        <table:table-row table:style-name="ro1">
          <table:table-cell office:value-type="string" calcext:value-type="string">
            <text:p>/wiki/.git/objects/67/94bc99849118896a5f21d975f01e37fdf141c8</text:p>
          </table:table-cell>
          <table:table-cell/>
        </table:table-row>
        <table:table-row table:style-name="ro1">
          <table:table-cell office:value-type="string" calcext:value-type="string">
            <text:p>/wiki/.git/objects/67/e649c0645624ee0deb713be74bdc96b1148b56</text:p>
          </table:table-cell>
          <table:table-cell/>
        </table:table-row>
        <table:table-row table:style-name="ro1">
          <table:table-cell office:value-type="string" calcext:value-type="string">
            <text:p>/wiki/.git/objects/67/21082e372e4c0229feb25b7976fb0c391df57e</text:p>
          </table:table-cell>
          <table:table-cell/>
        </table:table-row>
        <table:table-row table:style-name="ro1">
          <table:table-cell office:value-type="string" calcext:value-type="string">
            <text:p>/wiki/.git/objects/67/a065f9381615077f91248abcbcb91136b31eeb</text:p>
          </table:table-cell>
          <table:table-cell/>
        </table:table-row>
        <table:table-row table:style-name="ro1">
          <table:table-cell office:value-type="string" calcext:value-type="string">
            <text:p>/wiki/.git/objects/67/d40efe5d888d7b72f38ddf8fcc285b5d3a612f</text:p>
          </table:table-cell>
          <table:table-cell/>
        </table:table-row>
        <table:table-row table:style-name="ro1">
          <table:table-cell office:value-type="string" calcext:value-type="string">
            <text:p>/wiki/.git/objects/67/727e50512651c4e52b8b3691c6718b85b95217</text:p>
          </table:table-cell>
          <table:table-cell/>
        </table:table-row>
        <table:table-row table:style-name="ro1">
          <table:table-cell office:value-type="string" calcext:value-type="string">
            <text:p>/wiki/.git/objects/67/7bceac6ecc38529aac052821015199bd14477f</text:p>
          </table:table-cell>
          <table:table-cell/>
        </table:table-row>
        <table:table-row table:style-name="ro1">
          <table:table-cell office:value-type="string" calcext:value-type="string">
            <text:p>/wiki/.git/objects/67/b6711c7b5a68a958f65dad254a88e3de9c0e3f</text:p>
          </table:table-cell>
          <table:table-cell/>
        </table:table-row>
        <table:table-row table:style-name="ro1">
          <table:table-cell office:value-type="string" calcext:value-type="string">
            <text:p>/wiki/.git/objects/67/44d3c0cff25e29e0217f47ee2e795b1013d8a5</text:p>
          </table:table-cell>
          <table:table-cell/>
        </table:table-row>
        <table:table-row table:style-name="ro1">
          <table:table-cell office:value-type="string" calcext:value-type="string">
            <text:p>/wiki/.git/objects/67/e2be8cb9c28133252253746bb6c2c7f21f3d7d</text:p>
          </table:table-cell>
          <table:table-cell/>
        </table:table-row>
        <table:table-row table:style-name="ro1">
          <table:table-cell office:value-type="string" calcext:value-type="string">
            <text:p>/wiki/.git/objects/67/431dce397f251825f559ec9bdf5a4ffe47713f</text:p>
          </table:table-cell>
          <table:table-cell/>
        </table:table-row>
        <table:table-row table:style-name="ro1">
          <table:table-cell office:value-type="string" calcext:value-type="string">
            <text:p>/wiki/.git/objects/67/075efebca257d4c2a1e28aa0981883b7656262</text:p>
          </table:table-cell>
          <table:table-cell/>
        </table:table-row>
        <table:table-row table:style-name="ro1">
          <table:table-cell office:value-type="string" calcext:value-type="string">
            <text:p>/wiki/.git/objects/67/0e63b6429ba2ff292dd721ecaa1cd6361cc92d</text:p>
          </table:table-cell>
          <table:table-cell/>
        </table:table-row>
        <table:table-row table:style-name="ro1">
          <table:table-cell office:value-type="string" calcext:value-type="string">
            <text:p>/wiki/.git/objects/67/fdea3cce7986a5d218923ad129cb2ab7f005b1</text:p>
          </table:table-cell>
          <table:table-cell/>
        </table:table-row>
        <table:table-row table:style-name="ro1">
          <table:table-cell office:value-type="string" calcext:value-type="string">
            <text:p>/wiki/.git/objects/5a/95653d3f49f18ffdd8219f226b72a010c297b9</text:p>
          </table:table-cell>
          <table:table-cell/>
        </table:table-row>
        <table:table-row table:style-name="ro1">
          <table:table-cell office:value-type="string" calcext:value-type="string">
            <text:p>/wiki/.git/objects/5a/aa43f16de6e167e1136d968f5c604c3bdbb59e</text:p>
          </table:table-cell>
          <table:table-cell/>
        </table:table-row>
        <table:table-row table:style-name="ro1">
          <table:table-cell office:value-type="string" calcext:value-type="string">
            <text:p>/wiki/.git/objects/5a/187e1af86a3bb71dae93f74f60b592775485bb</text:p>
          </table:table-cell>
          <table:table-cell/>
        </table:table-row>
        <table:table-row table:style-name="ro1">
          <table:table-cell office:value-type="string" calcext:value-type="string">
            <text:p>/wiki/.git/objects/5a/b280b2985f4840eb9cb85536cfbe6ee1b06aa8</text:p>
          </table:table-cell>
          <table:table-cell/>
        </table:table-row>
        <table:table-row table:style-name="ro1">
          <table:table-cell office:value-type="string" calcext:value-type="string">
            <text:p>/wiki/.git/objects/5a/643aa4023deab2cc6cf6daa02e9f9e8a476825</text:p>
          </table:table-cell>
          <table:table-cell/>
        </table:table-row>
        <table:table-row table:style-name="ro1">
          <table:table-cell office:value-type="string" calcext:value-type="string">
            <text:p>/wiki/.git/objects/5a/a3f6ecbdc1514e5dd9ea9521c54a428bec54b2</text:p>
          </table:table-cell>
          <table:table-cell/>
        </table:table-row>
        <table:table-row table:style-name="ro1">
          <table:table-cell office:value-type="string" calcext:value-type="string">
            <text:p>/wiki/.git/objects/5a/ad2a3d6a211a114a17774688d20c9e5d884607</text:p>
          </table:table-cell>
          <table:table-cell/>
        </table:table-row>
        <table:table-row table:style-name="ro1">
          <table:table-cell office:value-type="string" calcext:value-type="string">
            <text:p>/wiki/.git/objects/5a/5c2dc30214555d8a13bc69b1707cbae1ec5f70</text:p>
          </table:table-cell>
          <table:table-cell/>
        </table:table-row>
        <table:table-row table:style-name="ro1">
          <table:table-cell office:value-type="string" calcext:value-type="string">
            <text:p>/wiki/.git/objects/5a/b326318cb658d26aeb14758bb7f6037e746b00</text:p>
          </table:table-cell>
          <table:table-cell/>
        </table:table-row>
        <table:table-row table:style-name="ro1">
          <table:table-cell office:value-type="string" calcext:value-type="string">
            <text:p>/wiki/.git/objects/5a/0901daa0a96b46a0dad82ddea0d683073c932b</text:p>
          </table:table-cell>
          <table:table-cell/>
        </table:table-row>
        <table:table-row table:style-name="ro1">
          <table:table-cell office:value-type="string" calcext:value-type="string">
            <text:p>/wiki/.git/objects/5a/230d3f480206b8d977ae605438d25a8ff141cc</text:p>
          </table:table-cell>
          <table:table-cell/>
        </table:table-row>
        <table:table-row table:style-name="ro1">
          <table:table-cell office:value-type="string" calcext:value-type="string">
            <text:p>/wiki/.git/objects/5a/9958b56548710695b0161548f4c935af0592ad</text:p>
          </table:table-cell>
          <table:table-cell/>
        </table:table-row>
        <table:table-row table:style-name="ro1">
          <table:table-cell office:value-type="string" calcext:value-type="string">
            <text:p>/wiki/.git/objects/5a/91d9b386ec4b2b036488fdb2143dfa9afd3e12</text:p>
          </table:table-cell>
          <table:table-cell/>
        </table:table-row>
        <table:table-row table:style-name="ro1">
          <table:table-cell office:value-type="string" calcext:value-type="string">
            <text:p>/wiki/.git/objects/cc/98e4bfa77fff36bdb59983d6cc60a60eb7abcb</text:p>
          </table:table-cell>
          <table:table-cell/>
        </table:table-row>
        <table:table-row table:style-name="ro1">
          <table:table-cell office:value-type="string" calcext:value-type="string">
            <text:p>/wiki/.git/objects/cc/405a888d755173637384cf938beaf906ce126e</text:p>
          </table:table-cell>
          <table:table-cell/>
        </table:table-row>
        <table:table-row table:style-name="ro1">
          <table:table-cell office:value-type="string" calcext:value-type="string">
            <text:p>/wiki/.git/objects/cc/392fc8b0fc8454073cb003560421ae6d5c2a99</text:p>
          </table:table-cell>
          <table:table-cell/>
        </table:table-row>
        <table:table-row table:style-name="ro1">
          <table:table-cell office:value-type="string" calcext:value-type="string">
            <text:p>/wiki/.git/objects/cc/eadbc14517f7788a969d5677ff98a8fca005b4</text:p>
          </table:table-cell>
          <table:table-cell/>
        </table:table-row>
        <table:table-row table:style-name="ro1">
          <table:table-cell office:value-type="string" calcext:value-type="string">
            <text:p>/wiki/.git/objects/cc/2dde35d566d0f9d77747da2f1986fa35853c84</text:p>
          </table:table-cell>
          <table:table-cell/>
        </table:table-row>
        <table:table-row table:style-name="ro1">
          <table:table-cell office:value-type="string" calcext:value-type="string">
            <text:p>/wiki/.git/objects/cc/9e4d5b96448ad88413f529ac488257e24be01f</text:p>
          </table:table-cell>
          <table:table-cell/>
        </table:table-row>
        <table:table-row table:style-name="ro1">
          <table:table-cell office:value-type="string" calcext:value-type="string">
            <text:p>/wiki/.git/objects/cc/8b67d748a6c83787def767ae9c1952fb565cc5</text:p>
          </table:table-cell>
          <table:table-cell/>
        </table:table-row>
        <table:table-row table:style-name="ro1">
          <table:table-cell office:value-type="string" calcext:value-type="string">
            <text:p>/wiki/.git/objects/cc/1a40caeb610a45507634a6c179f7c30585c289</text:p>
          </table:table-cell>
          <table:table-cell/>
        </table:table-row>
        <table:table-row table:style-name="ro1">
          <table:table-cell office:value-type="string" calcext:value-type="string">
            <text:p>/wiki/.git/objects/cc/04a0c3f92f516f79d08fd3b5f0c07afcf98026</text:p>
          </table:table-cell>
          <table:table-cell/>
        </table:table-row>
        <table:table-row table:style-name="ro1">
          <table:table-cell office:value-type="string" calcext:value-type="string">
            <text:p>/wiki/.git/objects/cc/d41e8ddbabdc100517102e7a00f02689e917a9</text:p>
          </table:table-cell>
          <table:table-cell/>
        </table:table-row>
        <table:table-row table:style-name="ro1">
          <table:table-cell office:value-type="string" calcext:value-type="string">
            <text:p>/wiki/.git/objects/cc/bda22e40f142c5fedcbd345dd73cd7598faaac</text:p>
          </table:table-cell>
          <table:table-cell/>
        </table:table-row>
        <table:table-row table:style-name="ro1">
          <table:table-cell office:value-type="string" calcext:value-type="string">
            <text:p>/wiki/.git/objects/cc/47fe172764a8de53821401db7a878ea837cdbc</text:p>
          </table:table-cell>
          <table:table-cell/>
        </table:table-row>
        <table:table-row table:style-name="ro1">
          <table:table-cell office:value-type="string" calcext:value-type="string">
            <text:p>/wiki/.git/objects/cc/e58625c4f3421246adf9666b172cc2c16d3ce6</text:p>
          </table:table-cell>
          <table:table-cell/>
        </table:table-row>
        <table:table-row table:style-name="ro1">
          <table:table-cell office:value-type="string" calcext:value-type="string">
            <text:p>/wiki/.git/objects/8f/c038c4364eb43f5b7e52aadd4d85ab04a43129</text:p>
          </table:table-cell>
          <table:table-cell/>
        </table:table-row>
        <table:table-row table:style-name="ro1">
          <table:table-cell office:value-type="string" calcext:value-type="string">
            <text:p>/wiki/.git/objects/8f/68ef270e42345c3c502edd583f4d405820082d</text:p>
          </table:table-cell>
          <table:table-cell/>
        </table:table-row>
        <table:table-row table:style-name="ro1">
          <table:table-cell office:value-type="string" calcext:value-type="string">
            <text:p>/wiki/.git/objects/8f/51744d6eb9b39ebd251dc15ac8c7ff93e8bd78</text:p>
          </table:table-cell>
          <table:table-cell/>
        </table:table-row>
        <table:table-row table:style-name="ro1">
          <table:table-cell office:value-type="string" calcext:value-type="string">
            <text:p>/wiki/.git/objects/8f/2266c2201acdd029ffab806bf896b5313199f0</text:p>
          </table:table-cell>
          <table:table-cell/>
        </table:table-row>
        <table:table-row table:style-name="ro1">
          <table:table-cell office:value-type="string" calcext:value-type="string">
            <text:p>/wiki/.git/objects/8f/52c68dca0b586997501af5e23c6dc45730b5f4</text:p>
          </table:table-cell>
          <table:table-cell/>
        </table:table-row>
        <table:table-row table:style-name="ro1">
          <table:table-cell office:value-type="string" calcext:value-type="string">
            <text:p>/wiki/.git/objects/8f/125af5002f65b1748bc23d3c4174b83da9c7e5</text:p>
          </table:table-cell>
          <table:table-cell/>
        </table:table-row>
        <table:table-row table:style-name="ro1">
          <table:table-cell office:value-type="string" calcext:value-type="string">
            <text:p>/wiki/.git/objects/8f/3b8e09b0f80faaab48ef61061d6e61190c8408</text:p>
          </table:table-cell>
          <table:table-cell/>
        </table:table-row>
        <table:table-row table:style-name="ro1">
          <table:table-cell office:value-type="string" calcext:value-type="string">
            <text:p>/wiki/.git/objects/8f/43a424aca9fa6526db99fc7d569ffaa4fceb9e</text:p>
          </table:table-cell>
          <table:table-cell/>
        </table:table-row>
        <table:table-row table:style-name="ro1">
          <table:table-cell office:value-type="string" calcext:value-type="string">
            <text:p>/wiki/.git/objects/8f/90f9f97a54ea0b038eaa053a261ca8300dd02b</text:p>
          </table:table-cell>
          <table:table-cell/>
        </table:table-row>
        <table:table-row table:style-name="ro1">
          <table:table-cell office:value-type="string" calcext:value-type="string">
            <text:p>/wiki/.git/objects/8f/ee2c58374e37a5e0b25a1d4701243ff7d99b5e</text:p>
          </table:table-cell>
          <table:table-cell/>
        </table:table-row>
        <table:table-row table:style-name="ro1">
          <table:table-cell office:value-type="string" calcext:value-type="string">
            <text:p>/wiki/.git/objects/8f/f7cda5edc96192602a3c698f348d5e87029775</text:p>
          </table:table-cell>
          <table:table-cell/>
        </table:table-row>
        <table:table-row table:style-name="ro1">
          <table:table-cell office:value-type="string" calcext:value-type="string">
            <text:p>/wiki/.git/objects/8f/6c9f0015747d82c88d8e605195bb1c754e3bc1</text:p>
          </table:table-cell>
          <table:table-cell/>
        </table:table-row>
        <table:table-row table:style-name="ro1">
          <table:table-cell office:value-type="string" calcext:value-type="string">
            <text:p>/wiki/.git/objects/8f/8b25e422deb8b05635efdbb2bd201961b3b7f8</text:p>
          </table:table-cell>
          <table:table-cell/>
        </table:table-row>
        <table:table-row table:style-name="ro1">
          <table:table-cell office:value-type="string" calcext:value-type="string">
            <text:p>/wiki/.git/objects/8f/e55175dfe35575fc0960fc6a63a99a4c7f19dc</text:p>
          </table:table-cell>
          <table:table-cell/>
        </table:table-row>
        <table:table-row table:style-name="ro1">
          <table:table-cell office:value-type="string" calcext:value-type="string">
            <text:p>/wiki/.git/objects/8f/601234149153797c37437d781fb90f18a75ab2</text:p>
          </table:table-cell>
          <table:table-cell/>
        </table:table-row>
        <table:table-row table:style-name="ro1">
          <table:table-cell office:value-type="string" calcext:value-type="string">
            <text:p>/wiki/.git/objects/8f/d11e14a22de8e53eaa13ae43de869a15f10a88</text:p>
          </table:table-cell>
          <table:table-cell/>
        </table:table-row>
        <table:table-row table:style-name="ro1">
          <table:table-cell office:value-type="string" calcext:value-type="string">
            <text:p>/wiki/.git/objects/8f/6abec305a8e85ed4a09af11c5e316443cecc91</text:p>
          </table:table-cell>
          <table:table-cell/>
        </table:table-row>
        <table:table-row table:style-name="ro1">
          <table:table-cell office:value-type="string" calcext:value-type="string">
            <text:p>/wiki/.git/objects/73/69ecc727d6c9210a6bc3bb1e67b0326e86b1d3</text:p>
          </table:table-cell>
          <table:table-cell/>
        </table:table-row>
        <table:table-row table:style-name="ro1">
          <table:table-cell office:value-type="string" calcext:value-type="string">
            <text:p>/wiki/.git/objects/73/99ce8200060f82f91c559af0a65a100b98c8a4</text:p>
          </table:table-cell>
          <table:table-cell/>
        </table:table-row>
        <table:table-row table:style-name="ro1">
          <table:table-cell office:value-type="string" calcext:value-type="string">
            <text:p>/wiki/.git/objects/73/8f3feb7540bdfa36e1f56e58c0c7e5731cf1b8</text:p>
          </table:table-cell>
          <table:table-cell/>
        </table:table-row>
        <table:table-row table:style-name="ro1">
          <table:table-cell office:value-type="string" calcext:value-type="string">
            <text:p>/wiki/.git/objects/73/5cdcd92f7ea17e1b5fd52f9b09e760feab2048</text:p>
          </table:table-cell>
          <table:table-cell/>
        </table:table-row>
        <table:table-row table:style-name="ro1">
          <table:table-cell office:value-type="string" calcext:value-type="string">
            <text:p>/wiki/.git/objects/73/1117b89bc953d85c90aef4c69d807736090044</text:p>
          </table:table-cell>
          <table:table-cell/>
        </table:table-row>
        <table:table-row table:style-name="ro1">
          <table:table-cell office:value-type="string" calcext:value-type="string">
            <text:p>/wiki/.git/objects/73/23e3f9b1e930b9199d94e1abf3849bf2cfd42e</text:p>
          </table:table-cell>
          <table:table-cell/>
        </table:table-row>
        <table:table-row table:style-name="ro1">
          <table:table-cell office:value-type="string" calcext:value-type="string">
            <text:p>/wiki/.git/objects/73/2deb1d9c1348539417eb1109d23dff4d133f31</text:p>
          </table:table-cell>
          <table:table-cell/>
        </table:table-row>
        <table:table-row table:style-name="ro1">
          <table:table-cell office:value-type="string" calcext:value-type="string">
            <text:p>/wiki/.git/objects/73/9723bf2029850e1eff78de93d724f7b8511869</text:p>
          </table:table-cell>
          <table:table-cell/>
        </table:table-row>
        <table:table-row table:style-name="ro1">
          <table:table-cell office:value-type="string" calcext:value-type="string">
            <text:p>/wiki/.git/objects/73/cf7c38e736316ab1c7ed589c5bc085b3155095</text:p>
          </table:table-cell>
          <table:table-cell/>
        </table:table-row>
        <table:table-row table:style-name="ro1">
          <table:table-cell office:value-type="string" calcext:value-type="string">
            <text:p>/wiki/.git/objects/73/370aa5eccfdf30ec96738f0b39428fd3602390</text:p>
          </table:table-cell>
          <table:table-cell/>
        </table:table-row>
        <table:table-row table:style-name="ro1">
          <table:table-cell office:value-type="string" calcext:value-type="string">
            <text:p>/wiki/.git/objects/3f/c97990de8ff3bd5590a846d1b837bb22468b33</text:p>
          </table:table-cell>
          <table:table-cell/>
        </table:table-row>
        <table:table-row table:style-name="ro1">
          <table:table-cell office:value-type="string" calcext:value-type="string">
            <text:p>/wiki/.git/objects/3f/ea7646d362921f68cb528dcf2e9ea932e92eac</text:p>
          </table:table-cell>
          <table:table-cell/>
        </table:table-row>
        <table:table-row table:style-name="ro1">
          <table:table-cell office:value-type="string" calcext:value-type="string">
            <text:p>/wiki/.git/objects/3f/e7a4e26f9d69865c985001418a775e2eb726c4</text:p>
          </table:table-cell>
          <table:table-cell/>
        </table:table-row>
        <table:table-row table:style-name="ro1">
          <table:table-cell office:value-type="string" calcext:value-type="string">
            <text:p>/wiki/.git/objects/3f/46ca6810e3c85a873b30c121d7c668614d94d7</text:p>
          </table:table-cell>
          <table:table-cell/>
        </table:table-row>
        <table:table-row table:style-name="ro1">
          <table:table-cell office:value-type="string" calcext:value-type="string">
            <text:p>/wiki/.git/objects/3f/031574a3421ea4df7f4eec45668c8e1bfa1a45</text:p>
          </table:table-cell>
          <table:table-cell/>
        </table:table-row>
        <table:table-row table:style-name="ro1">
          <table:table-cell office:value-type="string" calcext:value-type="string">
            <text:p>/wiki/.git/objects/3f/760f3f27e325ce5a9c39e97065e09314245652</text:p>
          </table:table-cell>
          <table:table-cell/>
        </table:table-row>
        <table:table-row table:style-name="ro1">
          <table:table-cell office:value-type="string" calcext:value-type="string">
            <text:p>/wiki/.git/objects/3f/589e2bef4b806be477b79955ac633cfd44a3a3</text:p>
          </table:table-cell>
          <table:table-cell/>
        </table:table-row>
        <table:table-row table:style-name="ro1">
          <table:table-cell office:value-type="string" calcext:value-type="string">
            <text:p>/wiki/.git/objects/3f/49fae2f786d6aba32d17e4b2c9500bb852c5d8</text:p>
          </table:table-cell>
          <table:table-cell/>
        </table:table-row>
        <table:table-row table:style-name="ro1">
          <table:table-cell office:value-type="string" calcext:value-type="string">
            <text:p>/wiki/.git/objects/3f/4df17d61293d993ac47ca6afd24a8543f861f7</text:p>
          </table:table-cell>
          <table:table-cell/>
        </table:table-row>
        <table:table-row table:style-name="ro1">
          <table:table-cell office:value-type="string" calcext:value-type="string">
            <text:p>/wiki/.git/objects/3f/f4b8b181abbab5948c135ed7a0c6cf85c1146b</text:p>
          </table:table-cell>
          <table:table-cell/>
        </table:table-row>
        <table:table-row table:style-name="ro1">
          <table:table-cell office:value-type="string" calcext:value-type="string">
            <text:p>/wiki/.git/objects/ef/95659d96ae49690dc0aa3761d7441d12db2a9e</text:p>
          </table:table-cell>
          <table:table-cell/>
        </table:table-row>
        <table:table-row table:style-name="ro1">
          <table:table-cell office:value-type="string" calcext:value-type="string">
            <text:p>/wiki/.git/objects/ef/9175eee9264d686e634017efea4be5e956cf1c</text:p>
          </table:table-cell>
          <table:table-cell/>
        </table:table-row>
        <table:table-row table:style-name="ro1">
          <table:table-cell office:value-type="string" calcext:value-type="string">
            <text:p>/wiki/.git/objects/ef/b284b9edd770b3bb48460f9da81632e6947069</text:p>
          </table:table-cell>
          <table:table-cell/>
        </table:table-row>
        <table:table-row table:style-name="ro1">
          <table:table-cell office:value-type="string" calcext:value-type="string">
            <text:p>/wiki/.git/objects/ef/6bdd59ec44aade72db04ded61aa8ab705a8417</text:p>
          </table:table-cell>
          <table:table-cell/>
        </table:table-row>
        <table:table-row table:style-name="ro1">
          <table:table-cell office:value-type="string" calcext:value-type="string">
            <text:p>/wiki/.git/objects/ef/269765f7b96d5eae4a6db598e111a704d65067</text:p>
          </table:table-cell>
          <table:table-cell/>
        </table:table-row>
        <table:table-row table:style-name="ro1">
          <table:table-cell office:value-type="string" calcext:value-type="string">
            <text:p>/wiki/.git/objects/ef/7a459e279d9b60ff58a6502efee215a40bc261</text:p>
          </table:table-cell>
          <table:table-cell/>
        </table:table-row>
        <table:table-row table:style-name="ro1">
          <table:table-cell office:value-type="string" calcext:value-type="string">
            <text:p>/wiki/.git/objects/ef/1e338864e7b99da82e0df3cfe2bf7e805d9abc</text:p>
          </table:table-cell>
          <table:table-cell/>
        </table:table-row>
        <table:table-row table:style-name="ro1">
          <table:table-cell office:value-type="string" calcext:value-type="string">
            <text:p>/wiki/.git/objects/ef/e35fe08f2393609defbb3071a0d80700239a8f</text:p>
          </table:table-cell>
          <table:table-cell/>
        </table:table-row>
        <table:table-row table:style-name="ro1">
          <table:table-cell office:value-type="string" calcext:value-type="string">
            <text:p>/wiki/.git/objects/ef/5e18e49897936a752562bc9bb19a2ad5f699a5</text:p>
          </table:table-cell>
          <table:table-cell/>
        </table:table-row>
        <table:table-row table:style-name="ro1">
          <table:table-cell office:value-type="string" calcext:value-type="string">
            <text:p>/wiki/.git/objects/ef/2e9c4aab0681a3123b1561d3cc5a0188ee31b8</text:p>
          </table:table-cell>
          <table:table-cell/>
        </table:table-row>
        <table:table-row table:style-name="ro1">
          <table:table-cell office:value-type="string" calcext:value-type="string">
            <text:p>/wiki/.git/objects/ef/98a85f374f5fd03531376f006cc5ba1d44b3a5</text:p>
          </table:table-cell>
          <table:table-cell/>
        </table:table-row>
        <table:table-row table:style-name="ro1">
          <table:table-cell office:value-type="string" calcext:value-type="string">
            <text:p>/wiki/.git/objects/ef/fbe69413c68a08a59627a4752b6fe89f69b0b7</text:p>
          </table:table-cell>
          <table:table-cell/>
        </table:table-row>
        <table:table-row table:style-name="ro1">
          <table:table-cell office:value-type="string" calcext:value-type="string">
            <text:p>/wiki/.git/objects/ef/346b79d0d30a8db4c7ffba0d70ab88c4cedaa6</text:p>
          </table:table-cell>
          <table:table-cell/>
        </table:table-row>
        <table:table-row table:style-name="ro1">
          <table:table-cell office:value-type="string" calcext:value-type="string">
            <text:p>/wiki/.git/objects/ef/3ab1bf4215d62f6c003e9cabbc44b962da2a5c</text:p>
          </table:table-cell>
          <table:table-cell/>
        </table:table-row>
        <table:table-row table:style-name="ro1">
          <table:table-cell office:value-type="string" calcext:value-type="string">
            <text:p>/wiki/.git/objects/ef/e6b21194c3d403f18a981f143cf2eec1ec2e9a</text:p>
          </table:table-cell>
          <table:table-cell/>
        </table:table-row>
        <table:table-row table:style-name="ro1">
          <table:table-cell office:value-type="string" calcext:value-type="string">
            <text:p>/wiki/.git/objects/ef/28efb4e80f1063daa3f6ee716b48e31d50948f</text:p>
          </table:table-cell>
          <table:table-cell/>
        </table:table-row>
        <table:table-row table:style-name="ro1">
          <table:table-cell office:value-type="string" calcext:value-type="string">
            <text:p>/wiki/.git/objects/54/eccb792b0a7e2f1ac15a6370ca628d83cc3db8</text:p>
          </table:table-cell>
          <table:table-cell/>
        </table:table-row>
        <table:table-row table:style-name="ro1">
          <table:table-cell office:value-type="string" calcext:value-type="string">
            <text:p>/wiki/.git/objects/54/36bda8afa5f1cec22032c4b0dd7f017dea8dcf</text:p>
          </table:table-cell>
          <table:table-cell/>
        </table:table-row>
        <table:table-row table:style-name="ro1">
          <table:table-cell office:value-type="string" calcext:value-type="string">
            <text:p>/wiki/.git/objects/54/d98e834b9a208405d4f71ba4cc0b73ffb642d2</text:p>
          </table:table-cell>
          <table:table-cell/>
        </table:table-row>
        <table:table-row table:style-name="ro1">
          <table:table-cell office:value-type="string" calcext:value-type="string">
            <text:p>/wiki/.git/objects/54/6fa9c2744e87a7fc46d852424ab2817c1e07a3</text:p>
          </table:table-cell>
          <table:table-cell/>
        </table:table-row>
        <table:table-row table:style-name="ro1">
          <table:table-cell office:value-type="string" calcext:value-type="string">
            <text:p>/wiki/.git/objects/54/314d5018c383dac06954d7ae235747a473094a</text:p>
          </table:table-cell>
          <table:table-cell/>
        </table:table-row>
        <table:table-row table:style-name="ro1">
          <table:table-cell office:value-type="string" calcext:value-type="string">
            <text:p>/wiki/.git/objects/54/fc54b7f9d235e5ebd7339400ae53f08259640f</text:p>
          </table:table-cell>
          <table:table-cell/>
        </table:table-row>
        <table:table-row table:style-name="ro1">
          <table:table-cell office:value-type="string" calcext:value-type="string">
            <text:p>/wiki/.git/objects/54/44c87615f078d96732909a16779d39e3c78e49</text:p>
          </table:table-cell>
          <table:table-cell/>
        </table:table-row>
        <table:table-row table:style-name="ro1">
          <table:table-cell office:value-type="string" calcext:value-type="string">
            <text:p>/wiki/.git/objects/3e/7a5f5920e06a3fe169fc62580ccc9e3eddb1ce</text:p>
          </table:table-cell>
          <table:table-cell/>
        </table:table-row>
        <table:table-row table:style-name="ro1">
          <table:table-cell office:value-type="string" calcext:value-type="string">
            <text:p>/wiki/.git/objects/3e/8d872d4a9cdac5dae2f27e7910c3b3782e88bd</text:p>
          </table:table-cell>
          <table:table-cell/>
        </table:table-row>
        <table:table-row table:style-name="ro1">
          <table:table-cell office:value-type="string" calcext:value-type="string">
            <text:p>/wiki/.git/objects/3e/5c34ce925616cb3e98f0b70dc03e6fa2c62ae8</text:p>
          </table:table-cell>
          <table:table-cell/>
        </table:table-row>
        <table:table-row table:style-name="ro1">
          <table:table-cell office:value-type="string" calcext:value-type="string">
            <text:p>/wiki/.git/objects/3e/27872c039f4801071d8085df8741c31cdf56bc</text:p>
          </table:table-cell>
          <table:table-cell/>
        </table:table-row>
        <table:table-row table:style-name="ro1">
          <table:table-cell office:value-type="string" calcext:value-type="string">
            <text:p>/wiki/.git/objects/3e/60de66d66eea5104f9292762c69966e8012206</text:p>
          </table:table-cell>
          <table:table-cell/>
        </table:table-row>
        <table:table-row table:style-name="ro1">
          <table:table-cell office:value-type="string" calcext:value-type="string">
            <text:p>/wiki/.git/objects/3e/b6f184527c3c1fed61e1757fad47823146b13b</text:p>
          </table:table-cell>
          <table:table-cell/>
        </table:table-row>
        <table:table-row table:style-name="ro1">
          <table:table-cell office:value-type="string" calcext:value-type="string">
            <text:p>/wiki/.git/objects/3e/e53076a1c7791dd290e471613469e968c3e1ee</text:p>
          </table:table-cell>
          <table:table-cell/>
        </table:table-row>
        <table:table-row table:style-name="ro1">
          <table:table-cell office:value-type="string" calcext:value-type="string">
            <text:p>/wiki/.git/objects/3e/4a35a73d87fc8bb65dbb83d526b63e8047eb42</text:p>
          </table:table-cell>
          <table:table-cell/>
        </table:table-row>
        <table:table-row table:style-name="ro1">
          <table:table-cell office:value-type="string" calcext:value-type="string">
            <text:p>/wiki/.git/objects/3e/bbc8f27a3214c847d8f15dd208373f1d93d679</text:p>
          </table:table-cell>
          <table:table-cell/>
        </table:table-row>
        <table:table-row table:style-name="ro1">
          <table:table-cell office:value-type="string" calcext:value-type="string">
            <text:p>/wiki/.git/objects/3e/5f5b7c0fe44caf9b50d9d4b12cdf0d4fb33239</text:p>
          </table:table-cell>
          <table:table-cell/>
        </table:table-row>
        <table:table-row table:style-name="ro1">
          <table:table-cell office:value-type="string" calcext:value-type="string">
            <text:p>/wiki/.git/objects/3e/06a4a881afecd487528d6efaa470a45a301909</text:p>
          </table:table-cell>
          <table:table-cell/>
        </table:table-row>
        <table:table-row table:style-name="ro1">
          <table:table-cell office:value-type="string" calcext:value-type="string">
            <text:p>/wiki/.git/objects/3e/e1464086dcc61478d07920fbdcc41a65c72a9d</text:p>
          </table:table-cell>
          <table:table-cell/>
        </table:table-row>
        <table:table-row table:style-name="ro1">
          <table:table-cell office:value-type="string" calcext:value-type="string">
            <text:p>/wiki/.git/objects/3e/b35b7bdc02b6bda3d327306a2f3d144948f444</text:p>
          </table:table-cell>
          <table:table-cell/>
        </table:table-row>
        <table:table-row table:style-name="ro1">
          <table:table-cell office:value-type="string" calcext:value-type="string">
            <text:p>/wiki/.git/objects/19/5fc31289669e568b9a1017411eaeedff7bdc83</text:p>
          </table:table-cell>
          <table:table-cell/>
        </table:table-row>
        <table:table-row table:style-name="ro1">
          <table:table-cell office:value-type="string" calcext:value-type="string">
            <text:p>/wiki/.git/objects/19/0635b3efaff06913f9429787386af252b4a53e</text:p>
          </table:table-cell>
          <table:table-cell/>
        </table:table-row>
        <table:table-row table:style-name="ro1">
          <table:table-cell office:value-type="string" calcext:value-type="string">
            <text:p>/wiki/.git/objects/19/f4df55c26899d45ca4ad43dd23fd920d6fca83</text:p>
          </table:table-cell>
          <table:table-cell/>
        </table:table-row>
        <table:table-row table:style-name="ro1">
          <table:table-cell office:value-type="string" calcext:value-type="string">
            <text:p>/wiki/.git/objects/19/8857b150d61a1c19c0d4501e1acfeeec7bc08d</text:p>
          </table:table-cell>
          <table:table-cell/>
        </table:table-row>
        <table:table-row table:style-name="ro1">
          <table:table-cell office:value-type="string" calcext:value-type="string">
            <text:p>/wiki/.git/objects/19/6dd6816c1a7a9a2b0311771c27acf1bb4a833c</text:p>
          </table:table-cell>
          <table:table-cell/>
        </table:table-row>
        <table:table-row table:style-name="ro1">
          <table:table-cell office:value-type="string" calcext:value-type="string">
            <text:p>/wiki/.git/objects/19/96a274965d660cb1ea8bbeae6a972a84241e66</text:p>
          </table:table-cell>
          <table:table-cell/>
        </table:table-row>
        <table:table-row table:style-name="ro1">
          <table:table-cell office:value-type="string" calcext:value-type="string">
            <text:p>/wiki/.git/objects/19/367046af8b95cab34ff89810d0c8f205caf874</text:p>
          </table:table-cell>
          <table:table-cell/>
        </table:table-row>
        <table:table-row table:style-name="ro1">
          <table:table-cell office:value-type="string" calcext:value-type="string">
            <text:p>/wiki/.git/objects/19/034a9b98d48e828cb9f34da242f209ef5eb680</text:p>
          </table:table-cell>
          <table:table-cell/>
        </table:table-row>
        <table:table-row table:style-name="ro1">
          <table:table-cell office:value-type="string" calcext:value-type="string">
            <text:p>/wiki/.git/objects/19/b2607964015ea0ad56863ed53393ff3dd2483b</text:p>
          </table:table-cell>
          <table:table-cell/>
        </table:table-row>
        <table:table-row table:style-name="ro1">
          <table:table-cell office:value-type="string" calcext:value-type="string">
            <text:p>/wiki/.git/objects/19/4a271730cf85136a4e86f5776f5c5997230f43</text:p>
          </table:table-cell>
          <table:table-cell/>
        </table:table-row>
        <table:table-row table:style-name="ro1">
          <table:table-cell office:value-type="string" calcext:value-type="string">
            <text:p>/wiki/.git/objects/2e/c58522a5323a78592b706a0b91d1509bd5c4d8</text:p>
          </table:table-cell>
          <table:table-cell/>
        </table:table-row>
        <table:table-row table:style-name="ro1">
          <table:table-cell office:value-type="string" calcext:value-type="string">
            <text:p>/wiki/.git/objects/2e/412710e97b3ab184723cdc2d7520a44136ca53</text:p>
          </table:table-cell>
          <table:table-cell/>
        </table:table-row>
        <table:table-row table:style-name="ro1">
          <table:table-cell office:value-type="string" calcext:value-type="string">
            <text:p>/wiki/.git/objects/2e/dc00ee60058af076b4f5b101b02926c1db8bd6</text:p>
          </table:table-cell>
          <table:table-cell/>
        </table:table-row>
        <table:table-row table:style-name="ro1">
          <table:table-cell office:value-type="string" calcext:value-type="string">
            <text:p>/wiki/.git/objects/2e/d3fcdcdf8ff973a2434fff1ccff8491bbbcc84</text:p>
          </table:table-cell>
          <table:table-cell/>
        </table:table-row>
        <table:table-row table:style-name="ro1">
          <table:table-cell office:value-type="string" calcext:value-type="string">
            <text:p>/wiki/.git/objects/2e/66f76c6d9d02cf6779ab8d81963e46893a2b6f</text:p>
          </table:table-cell>
          <table:table-cell/>
        </table:table-row>
        <table:table-row table:style-name="ro1">
          <table:table-cell office:value-type="string" calcext:value-type="string">
            <text:p>/wiki/.git/objects/2e/3b27655be8918dda9511751d4f3fc2ae909aa9</text:p>
          </table:table-cell>
          <table:table-cell/>
        </table:table-row>
        <table:table-row table:style-name="ro1">
          <table:table-cell office:value-type="string" calcext:value-type="string">
            <text:p>/wiki/.git/objects/2e/fbad11c0ac1fbe5d2896192a0989e9124d5ad4</text:p>
          </table:table-cell>
          <table:table-cell/>
        </table:table-row>
        <table:table-row table:style-name="ro1">
          <table:table-cell office:value-type="string" calcext:value-type="string">
            <text:p>/wiki/.git/objects/2e/b1ecd9ee858ba799d714d1599cbe3c880a95e1</text:p>
          </table:table-cell>
          <table:table-cell/>
        </table:table-row>
        <table:table-row table:style-name="ro1">
          <table:table-cell office:value-type="string" calcext:value-type="string">
            <text:p>/wiki/.git/objects/2e/9322d6b98073273e2ee5d027f5d0d20947eb34</text:p>
          </table:table-cell>
          <table:table-cell/>
        </table:table-row>
        <table:table-row table:style-name="ro1">
          <table:table-cell office:value-type="string" calcext:value-type="string">
            <text:p>/wiki/.git/objects/2e/ed8309b7f5e9be8ed74d63da3daf4950fc66f0</text:p>
          </table:table-cell>
          <table:table-cell/>
        </table:table-row>
        <table:table-row table:style-name="ro1">
          <table:table-cell office:value-type="string" calcext:value-type="string">
            <text:p>/wiki/.git/objects/2e/bbbacc065e1c0d52f76aaa2c2856845b73b869</text:p>
          </table:table-cell>
          <table:table-cell/>
        </table:table-row>
        <table:table-row table:style-name="ro1">
          <table:table-cell office:value-type="string" calcext:value-type="string">
            <text:p>/wiki/.git/objects/2e/3974c76df5168e5ac90d4cc2d5628e7b56a44f</text:p>
          </table:table-cell>
          <table:table-cell/>
        </table:table-row>
        <table:table-row table:style-name="ro1">
          <table:table-cell office:value-type="string" calcext:value-type="string">
            <text:p>/wiki/.git/objects/2e/e028f0726011a0354b2478e93d15fc13f9ba7c</text:p>
          </table:table-cell>
          <table:table-cell/>
        </table:table-row>
        <table:table-row table:style-name="ro1">
          <table:table-cell office:value-type="string" calcext:value-type="string">
            <text:p>/wiki/.git/objects/c3/7abad07532d5fe846575fe2c156c9a970ac148</text:p>
          </table:table-cell>
          <table:table-cell/>
        </table:table-row>
        <table:table-row table:style-name="ro1">
          <table:table-cell office:value-type="string" calcext:value-type="string">
            <text:p>/wiki/.git/objects/c3/14cd2ccf5500e66cfbc616b06376b24d6273e6</text:p>
          </table:table-cell>
          <table:table-cell/>
        </table:table-row>
        <table:table-row table:style-name="ro1">
          <table:table-cell office:value-type="string" calcext:value-type="string">
            <text:p>/wiki/.git/objects/c3/04032700941b509c61e6b28341c2055ccda770</text:p>
          </table:table-cell>
          <table:table-cell/>
        </table:table-row>
        <table:table-row table:style-name="ro1">
          <table:table-cell office:value-type="string" calcext:value-type="string">
            <text:p>/wiki/.git/objects/c3/f8e8b151def27f6829a996dd09da23d268a5a0</text:p>
          </table:table-cell>
          <table:table-cell/>
        </table:table-row>
        <table:table-row table:style-name="ro1">
          <table:table-cell office:value-type="string" calcext:value-type="string">
            <text:p>/wiki/.git/objects/c3/5fe8d5c2b648dae8ca1d62b2f0e68c771f6d69</text:p>
          </table:table-cell>
          <table:table-cell/>
        </table:table-row>
        <table:table-row table:style-name="ro1">
          <table:table-cell office:value-type="string" calcext:value-type="string">
            <text:p>/wiki/.git/objects/c3/953669fd68e2a10bde7e2d2b2c6038c1f721b7</text:p>
          </table:table-cell>
          <table:table-cell/>
        </table:table-row>
        <table:table-row table:style-name="ro1">
          <table:table-cell office:value-type="string" calcext:value-type="string">
            <text:p>/wiki/.git/objects/c3/b4f373c172684c349e845fd65871d50d42e386</text:p>
          </table:table-cell>
          <table:table-cell/>
        </table:table-row>
        <table:table-row table:style-name="ro1">
          <table:table-cell office:value-type="string" calcext:value-type="string">
            <text:p>/wiki/.git/objects/c3/c3a44c3b81cfa6384fcf3f5ab80e60ed65a50c</text:p>
          </table:table-cell>
          <table:table-cell/>
        </table:table-row>
        <table:table-row table:style-name="ro1">
          <table:table-cell office:value-type="string" calcext:value-type="string">
            <text:p>/wiki/.git/objects/c3/f2c45cc1d77d642b36c3db1ec8b835a3c428ca</text:p>
          </table:table-cell>
          <table:table-cell/>
        </table:table-row>
        <table:table-row table:style-name="ro1">
          <table:table-cell office:value-type="string" calcext:value-type="string">
            <text:p>/wiki/.git/objects/c3/966e31fb97b08bb1a3994b79f8acdb9db9f4f9</text:p>
          </table:table-cell>
          <table:table-cell/>
        </table:table-row>
        <table:table-row table:style-name="ro1">
          <table:table-cell office:value-type="string" calcext:value-type="string">
            <text:p>/wiki/.git/objects/c3/c266cb0022f25cef4026933e9f7817d47fe512</text:p>
          </table:table-cell>
          <table:table-cell/>
        </table:table-row>
        <table:table-row table:style-name="ro1">
          <table:table-cell office:value-type="string" calcext:value-type="string">
            <text:p>/wiki/.git/objects/c3/02db0a821d5a374a43351c1ed916a436f13caf</text:p>
          </table:table-cell>
          <table:table-cell/>
        </table:table-row>
        <table:table-row table:style-name="ro1">
          <table:table-cell office:value-type="string" calcext:value-type="string">
            <text:p>/wiki/.git/objects/c3/ae3bfb99bc192a5b77656bb18cb1957d1e7442</text:p>
          </table:table-cell>
          <table:table-cell/>
        </table:table-row>
        <table:table-row table:style-name="ro1">
          <table:table-cell office:value-type="string" calcext:value-type="string">
            <text:p>/wiki/.git/objects/c3/b5e2e6e1ebd5ede9913706d79ec1f098bd8b90</text:p>
          </table:table-cell>
          <table:table-cell/>
        </table:table-row>
        <table:table-row table:style-name="ro1">
          <table:table-cell office:value-type="string" calcext:value-type="string">
            <text:p>/wiki/.git/objects/c3/ad18a94d249ab4544ddb3dabcdeb146b71b42b</text:p>
          </table:table-cell>
          <table:table-cell/>
        </table:table-row>
        <table:table-row table:style-name="ro1">
          <table:table-cell office:value-type="string" calcext:value-type="string">
            <text:p>/wiki/.git/objects/c3/d1bac911c186087ab1c80441b7c1d27e338b80</text:p>
          </table:table-cell>
          <table:table-cell/>
        </table:table-row>
        <table:table-row table:style-name="ro1">
          <table:table-cell office:value-type="string" calcext:value-type="string">
            <text:p>/wiki/.git/objects/b8/b0ac3da3b36224b1934c0a57d5719a1211ed5d</text:p>
          </table:table-cell>
          <table:table-cell/>
        </table:table-row>
        <table:table-row table:style-name="ro1">
          <table:table-cell office:value-type="string" calcext:value-type="string">
            <text:p>/wiki/.git/objects/b8/cdd0a28bb372c8606701b53c31fe460c91c232</text:p>
          </table:table-cell>
          <table:table-cell/>
        </table:table-row>
        <table:table-row table:style-name="ro1">
          <table:table-cell office:value-type="string" calcext:value-type="string">
            <text:p>/wiki/.git/objects/b8/33b3c2bd7b602b55c42a171274a09150b58e6d</text:p>
          </table:table-cell>
          <table:table-cell/>
        </table:table-row>
        <table:table-row table:style-name="ro1">
          <table:table-cell office:value-type="string" calcext:value-type="string">
            <text:p>/wiki/.git/objects/b8/21fb7e73351194037e88a35b96ae98183f2849</text:p>
          </table:table-cell>
          <table:table-cell/>
        </table:table-row>
        <table:table-row table:style-name="ro1">
          <table:table-cell office:value-type="string" calcext:value-type="string">
            <text:p>/wiki/.git/objects/b8/3c47f4598a7e1d11afe26a827b9d6cf4cfc95b</text:p>
          </table:table-cell>
          <table:table-cell/>
        </table:table-row>
        <table:table-row table:style-name="ro1">
          <table:table-cell office:value-type="string" calcext:value-type="string">
            <text:p>/wiki/.git/objects/b8/dc623e57bb4415e4fe4f3952db6ce854653de4</text:p>
          </table:table-cell>
          <table:table-cell/>
        </table:table-row>
        <table:table-row table:style-name="ro1">
          <table:table-cell office:value-type="string" calcext:value-type="string">
            <text:p>/wiki/.git/objects/b8/4ce3e2ffd1cac6f11e332ac0dafe9b123df8c3</text:p>
          </table:table-cell>
          <table:table-cell/>
        </table:table-row>
        <table:table-row table:style-name="ro1">
          <table:table-cell office:value-type="string" calcext:value-type="string">
            <text:p>/wiki/.git/objects/b8/0a2e91bb59765c412761adc09dd57a91cbf11c</text:p>
          </table:table-cell>
          <table:table-cell/>
        </table:table-row>
        <table:table-row table:style-name="ro1">
          <table:table-cell office:value-type="string" calcext:value-type="string">
            <text:p>/wiki/.git/objects/dc/ba876a0280757e4a2037b29fbd8c3667ba4525</text:p>
          </table:table-cell>
          <table:table-cell/>
        </table:table-row>
        <table:table-row table:style-name="ro1">
          <table:table-cell office:value-type="string" calcext:value-type="string">
            <text:p>/wiki/.git/objects/dc/3ea163ef121e1ff7057a5aac7c72cc5a5231df</text:p>
          </table:table-cell>
          <table:table-cell/>
        </table:table-row>
        <table:table-row table:style-name="ro1">
          <table:table-cell office:value-type="string" calcext:value-type="string">
            <text:p>/wiki/.git/objects/dc/dba4418432ad5e169db9d413379d5a48100d73</text:p>
          </table:table-cell>
          <table:table-cell/>
        </table:table-row>
        <table:table-row table:style-name="ro1">
          <table:table-cell office:value-type="string" calcext:value-type="string">
            <text:p>/wiki/.git/objects/dc/35c192a037bc994c5e9285d8debb995bc23376</text:p>
          </table:table-cell>
          <table:table-cell/>
        </table:table-row>
        <table:table-row table:style-name="ro1">
          <table:table-cell office:value-type="string" calcext:value-type="string">
            <text:p>/wiki/.git/objects/dc/6ec4abbc569927a83468712ab20c2aaa45858a</text:p>
          </table:table-cell>
          <table:table-cell/>
        </table:table-row>
        <table:table-row table:style-name="ro1">
          <table:table-cell office:value-type="string" calcext:value-type="string">
            <text:p>/wiki/.git/objects/dc/431cbf3efadd6afe98a8dde0d2ac036cf2c8ee</text:p>
          </table:table-cell>
          <table:table-cell/>
        </table:table-row>
        <table:table-row table:style-name="ro1">
          <table:table-cell office:value-type="string" calcext:value-type="string">
            <text:p>/wiki/.git/objects/dc/84b52291996db0a9f6ef6e3442b71174824dfc</text:p>
          </table:table-cell>
          <table:table-cell/>
        </table:table-row>
        <table:table-row table:style-name="ro1">
          <table:table-cell office:value-type="string" calcext:value-type="string">
            <text:p>/wiki/.git/objects/dc/a42216eea484650a17c5d5dee919ad73269173</text:p>
          </table:table-cell>
          <table:table-cell/>
        </table:table-row>
        <table:table-row table:style-name="ro1">
          <table:table-cell office:value-type="string" calcext:value-type="string">
            <text:p>/wiki/.git/objects/dc/2ee6382d52cbea32899ca39eae58760111ce8a</text:p>
          </table:table-cell>
          <table:table-cell/>
        </table:table-row>
        <table:table-row table:style-name="ro1">
          <table:table-cell office:value-type="string" calcext:value-type="string">
            <text:p>/wiki/.git/objects/dc/d63f683a044298b3f82c0a5810662c49d0e55e</text:p>
          </table:table-cell>
          <table:table-cell/>
        </table:table-row>
        <table:table-row table:style-name="ro1">
          <table:table-cell office:value-type="string" calcext:value-type="string">
            <text:p>/wiki/.git/objects/dc/8bd92706afdf3f2554be7e2c82a413f4635dab</text:p>
          </table:table-cell>
          <table:table-cell/>
        </table:table-row>
        <table:table-row table:style-name="ro1">
          <table:table-cell office:value-type="string" calcext:value-type="string">
            <text:p>/wiki/.git/objects/dc/86912a67726f3c5a7e5bdbf4512f02f9565c30</text:p>
          </table:table-cell>
          <table:table-cell/>
        </table:table-row>
        <table:table-row table:style-name="ro1">
          <table:table-cell office:value-type="string" calcext:value-type="string">
            <text:p>/wiki/.git/objects/99/5df771e91d9ef8f90bec5d7e0aa3d3041e6d3f</text:p>
          </table:table-cell>
          <table:table-cell/>
        </table:table-row>
        <table:table-row table:style-name="ro1">
          <table:table-cell office:value-type="string" calcext:value-type="string">
            <text:p>/wiki/.git/objects/99/5d6b145f88bc8d82c5722a0227c2b06388650a</text:p>
          </table:table-cell>
          <table:table-cell/>
        </table:table-row>
        <table:table-row table:style-name="ro1">
          <table:table-cell office:value-type="string" calcext:value-type="string">
            <text:p>/wiki/.git/objects/99/fafba522c2246bbeaf7cc97bd509a1e479cd82</text:p>
          </table:table-cell>
          <table:table-cell/>
        </table:table-row>
        <table:table-row table:style-name="ro1">
          <table:table-cell office:value-type="string" calcext:value-type="string">
            <text:p>/wiki/.git/objects/99/0689b374ec62e6ca8d2fab25e979f376a9b5fe</text:p>
          </table:table-cell>
          <table:table-cell/>
        </table:table-row>
        <table:table-row table:style-name="ro1">
          <table:table-cell office:value-type="string" calcext:value-type="string">
            <text:p>/wiki/.git/objects/99/aa0ae89261088c80dbcce4b99d2f33e25b59b5</text:p>
          </table:table-cell>
          <table:table-cell/>
        </table:table-row>
        <table:table-row table:style-name="ro1">
          <table:table-cell office:value-type="string" calcext:value-type="string">
            <text:p>/wiki/.git/objects/99/d446eee7c3d0a613c50360b37a9f1b29eac20b</text:p>
          </table:table-cell>
          <table:table-cell/>
        </table:table-row>
        <table:table-row table:style-name="ro1">
          <table:table-cell office:value-type="string" calcext:value-type="string">
            <text:p>/wiki/.git/objects/90/c137a3d179b952930d7e00f8c0e1df63ed1fdd</text:p>
          </table:table-cell>
          <table:table-cell/>
        </table:table-row>
        <table:table-row table:style-name="ro1">
          <table:table-cell office:value-type="string" calcext:value-type="string">
            <text:p>/wiki/.git/objects/90/e5a988caa08fd3b1bb2c387b0e087b3db31d2c</text:p>
          </table:table-cell>
          <table:table-cell/>
        </table:table-row>
        <table:table-row table:style-name="ro1">
          <table:table-cell office:value-type="string" calcext:value-type="string">
            <text:p>/wiki/.git/objects/90/bc130390475d107dbdb52831ae70ec1bbcf258</text:p>
          </table:table-cell>
          <table:table-cell/>
        </table:table-row>
        <table:table-row table:style-name="ro1">
          <table:table-cell office:value-type="string" calcext:value-type="string">
            <text:p>/wiki/.git/objects/90/7e886277dbe3a450c25f2bf74abec98257b3d6</text:p>
          </table:table-cell>
          <table:table-cell/>
        </table:table-row>
        <table:table-row table:style-name="ro1">
          <table:table-cell office:value-type="string" calcext:value-type="string">
            <text:p>/wiki/.git/objects/90/a23f8f2acbc03040324835089eb9d22407a217</text:p>
          </table:table-cell>
          <table:table-cell/>
        </table:table-row>
        <table:table-row table:style-name="ro1">
          <table:table-cell office:value-type="string" calcext:value-type="string">
            <text:p>/wiki/.git/objects/90/bb5cee15a52befab41f8c3efcf954fa27f5904</text:p>
          </table:table-cell>
          <table:table-cell/>
        </table:table-row>
        <table:table-row table:style-name="ro1">
          <table:table-cell office:value-type="string" calcext:value-type="string">
            <text:p>/wiki/.git/objects/90/758bdb8e456e20b389262c842954e555c421d6</text:p>
          </table:table-cell>
          <table:table-cell/>
        </table:table-row>
        <table:table-row table:style-name="ro1">
          <table:table-cell office:value-type="string" calcext:value-type="string">
            <text:p>/wiki/.git/objects/90/f3ef966a22d488e34b13efcba0a04b5d4df267</text:p>
          </table:table-cell>
          <table:table-cell/>
        </table:table-row>
        <table:table-row table:style-name="ro1">
          <table:table-cell office:value-type="string" calcext:value-type="string">
            <text:p>/wiki/.git/objects/d7/cab1bff1b9bc6691efb1541e89b86ec377fc03</text:p>
          </table:table-cell>
          <table:table-cell/>
        </table:table-row>
        <table:table-row table:style-name="ro1">
          <table:table-cell office:value-type="string" calcext:value-type="string">
            <text:p>/wiki/.git/objects/d7/3fdd74c5e0156249a99b879d6af153fade121d</text:p>
          </table:table-cell>
          <table:table-cell/>
        </table:table-row>
        <table:table-row table:style-name="ro1">
          <table:table-cell office:value-type="string" calcext:value-type="string">
            <text:p>/wiki/.git/objects/d7/622692b1de9d18258dc32bfb1bca6f8e51a7bb</text:p>
          </table:table-cell>
          <table:table-cell/>
        </table:table-row>
        <table:table-row table:style-name="ro1">
          <table:table-cell office:value-type="string" calcext:value-type="string">
            <text:p>/wiki/.git/objects/d7/09db618833f1781501812bec1bccca20177150</text:p>
          </table:table-cell>
          <table:table-cell/>
        </table:table-row>
        <table:table-row table:style-name="ro1">
          <table:table-cell office:value-type="string" calcext:value-type="string">
            <text:p>/wiki/.git/objects/d7/1cbc9ff8cffa2cc59ad73b290a057adcad2f43</text:p>
          </table:table-cell>
          <table:table-cell/>
        </table:table-row>
        <table:table-row table:style-name="ro1">
          <table:table-cell office:value-type="string" calcext:value-type="string">
            <text:p>/wiki/.git/objects/d7/603e67d05ab518cde6afc5a62264de5a72f274</text:p>
          </table:table-cell>
          <table:table-cell/>
        </table:table-row>
        <table:table-row table:style-name="ro1">
          <table:table-cell office:value-type="string" calcext:value-type="string">
            <text:p>/wiki/.git/objects/d7/5795354ddf592a0c5fd7de72557c4eaee92951</text:p>
          </table:table-cell>
          <table:table-cell/>
        </table:table-row>
        <table:table-row table:style-name="ro1">
          <table:table-cell office:value-type="string" calcext:value-type="string">
            <text:p>/wiki/.git/objects/da/a028dc7de3da0b348ca1d8af157875e934308c</text:p>
          </table:table-cell>
          <table:table-cell/>
        </table:table-row>
        <table:table-row table:style-name="ro1">
          <table:table-cell office:value-type="string" calcext:value-type="string">
            <text:p>/wiki/.git/objects/da/3eb83ace7ce3b0f0a1eddbb10161eb9a905dac</text:p>
          </table:table-cell>
          <table:table-cell/>
        </table:table-row>
        <table:table-row table:style-name="ro1">
          <table:table-cell office:value-type="string" calcext:value-type="string">
            <text:p>/wiki/.git/objects/da/33cee757715c04907e547a6c87f6a195dcd500</text:p>
          </table:table-cell>
          <table:table-cell/>
        </table:table-row>
        <table:table-row table:style-name="ro1">
          <table:table-cell office:value-type="string" calcext:value-type="string">
            <text:p>/wiki/.git/objects/da/48284d157fc6ac773afce25227cc5e22c0335d</text:p>
          </table:table-cell>
          <table:table-cell/>
        </table:table-row>
        <table:table-row table:style-name="ro1">
          <table:table-cell office:value-type="string" calcext:value-type="string">
            <text:p>/wiki/.git/objects/da/9ef45e4c4922dd1a3b4e106d3d65c9ded6fa0a</text:p>
          </table:table-cell>
          <table:table-cell/>
        </table:table-row>
        <table:table-row table:style-name="ro1">
          <table:table-cell office:value-type="string" calcext:value-type="string">
            <text:p>/wiki/.git/objects/da/c91ecb59175e3c5cbddb7d1b5a2946df7319c1</text:p>
          </table:table-cell>
          <table:table-cell/>
        </table:table-row>
        <table:table-row table:style-name="ro1">
          <table:table-cell office:value-type="string" calcext:value-type="string">
            <text:p>/wiki/.git/objects/da/78a3bbf98d9856db8a8947577d7178d4edb6f0</text:p>
          </table:table-cell>
          <table:table-cell/>
        </table:table-row>
        <table:table-row table:style-name="ro1">
          <table:table-cell office:value-type="string" calcext:value-type="string">
            <text:p>/wiki/.git/objects/da/a3f2b18ae6faf7fb101cbc23cb1e90fd6f398f</text:p>
          </table:table-cell>
          <table:table-cell/>
        </table:table-row>
        <table:table-row table:style-name="ro1">
          <table:table-cell office:value-type="string" calcext:value-type="string">
            <text:p>/wiki/.git/objects/da/30bdcad54af6142cd3cfeeabe64e2895a6d2a0</text:p>
          </table:table-cell>
          <table:table-cell/>
        </table:table-row>
        <table:table-row table:style-name="ro1">
          <table:table-cell office:value-type="string" calcext:value-type="string">
            <text:p>/wiki/.git/objects/da/a77e3ded62ab6a2e42f96eb38aeb1c2edc5e7e</text:p>
          </table:table-cell>
          <table:table-cell/>
        </table:table-row>
        <table:table-row table:style-name="ro1">
          <table:table-cell office:value-type="string" calcext:value-type="string">
            <text:p>/wiki/.git/objects/da/0654dbf04c6c20301be09242e63bb050b5679c</text:p>
          </table:table-cell>
          <table:table-cell/>
        </table:table-row>
        <table:table-row table:style-name="ro1">
          <table:table-cell office:value-type="string" calcext:value-type="string">
            <text:p>/wiki/.git/objects/da/9920324a2915fba804033e4ac60d787712e6ac</text:p>
          </table:table-cell>
          <table:table-cell/>
        </table:table-row>
        <table:table-row table:style-name="ro1">
          <table:table-cell office:value-type="string" calcext:value-type="string">
            <text:p>/wiki/.git/objects/da/f813800e119e1a622de893968ab2b3c2ba9521</text:p>
          </table:table-cell>
          <table:table-cell/>
        </table:table-row>
        <table:table-row table:style-name="ro1">
          <table:table-cell office:value-type="string" calcext:value-type="string">
            <text:p>/wiki/.git/objects/da/4ba9c8093b9d3ad6573c68c11407e2aba96592</text:p>
          </table:table-cell>
          <table:table-cell/>
        </table:table-row>
        <table:table-row table:style-name="ro1">
          <table:table-cell office:value-type="string" calcext:value-type="string">
            <text:p>/wiki/.git/objects/5e/f7ec4485ee96a470e721dafd99cd3f6dbeb484</text:p>
          </table:table-cell>
          <table:table-cell/>
        </table:table-row>
        <table:table-row table:style-name="ro1">
          <table:table-cell office:value-type="string" calcext:value-type="string">
            <text:p>/wiki/.git/objects/5e/05e3ab059dce189dce106eba3633656fef2b30</text:p>
          </table:table-cell>
          <table:table-cell/>
        </table:table-row>
        <table:table-row table:style-name="ro1">
          <table:table-cell office:value-type="string" calcext:value-type="string">
            <text:p>/wiki/.git/objects/5e/363b29a54c7fa72ff418c8387996f9ac726018</text:p>
          </table:table-cell>
          <table:table-cell/>
        </table:table-row>
        <table:table-row table:style-name="ro1">
          <table:table-cell office:value-type="string" calcext:value-type="string">
            <text:p>/wiki/.git/objects/5e/b05c79d351cd26676855a7f962f7b207855e22</text:p>
          </table:table-cell>
          <table:table-cell/>
        </table:table-row>
        <table:table-row table:style-name="ro1">
          <table:table-cell office:value-type="string" calcext:value-type="string">
            <text:p>/wiki/.git/objects/5e/2e9290f4fea8e82cc8126aa4cb46a890f7c569</text:p>
          </table:table-cell>
          <table:table-cell/>
        </table:table-row>
        <table:table-row table:style-name="ro1">
          <table:table-cell office:value-type="string" calcext:value-type="string">
            <text:p>/wiki/.git/objects/5e/c1e80bd1982dc0aec4008f935570a3368ec6b9</text:p>
          </table:table-cell>
          <table:table-cell/>
        </table:table-row>
        <table:table-row table:style-name="ro1">
          <table:table-cell office:value-type="string" calcext:value-type="string">
            <text:p>/wiki/.git/objects/5e/7ec8849dbcc8916071c83cd28e6f2e3a0c7802</text:p>
          </table:table-cell>
          <table:table-cell/>
        </table:table-row>
        <table:table-row table:style-name="ro1">
          <table:table-cell office:value-type="string" calcext:value-type="string">
            <text:p>/wiki/.git/objects/5e/67eafb872dad6084f032c2b00d4733a56071c2</text:p>
          </table:table-cell>
          <table:table-cell/>
        </table:table-row>
        <table:table-row table:style-name="ro1">
          <table:table-cell office:value-type="string" calcext:value-type="string">
            <text:p>/wiki/.git/objects/5e/76f457e5eebb89fda5e03e70b9a780ad6558b0</text:p>
          </table:table-cell>
          <table:table-cell/>
        </table:table-row>
        <table:table-row table:style-name="ro1">
          <table:table-cell office:value-type="string" calcext:value-type="string">
            <text:p>/wiki/.git/objects/7a/9952e61b715607d3775f9046e208a445816a86</text:p>
          </table:table-cell>
          <table:table-cell/>
        </table:table-row>
        <table:table-row table:style-name="ro1">
          <table:table-cell office:value-type="string" calcext:value-type="string">
            <text:p>/wiki/.git/objects/7a/cc79dc2469403dd29a0626d65962cb7763f743</text:p>
          </table:table-cell>
          <table:table-cell/>
        </table:table-row>
        <table:table-row table:style-name="ro1">
          <table:table-cell office:value-type="string" calcext:value-type="string">
            <text:p>/wiki/.git/objects/7a/861c629406c28e65b6aceb4688c07a1e7a42a9</text:p>
          </table:table-cell>
          <table:table-cell/>
        </table:table-row>
        <table:table-row table:style-name="ro1">
          <table:table-cell office:value-type="string" calcext:value-type="string">
            <text:p>/wiki/.git/objects/7a/df17721d914a9e2a0cf4397cedd316f63e7dc6</text:p>
          </table:table-cell>
          <table:table-cell/>
        </table:table-row>
        <table:table-row table:style-name="ro1">
          <table:table-cell office:value-type="string" calcext:value-type="string">
            <text:p>/wiki/.git/objects/7a/f60a5f12bc0efe5924e56064569b36de782f2f</text:p>
          </table:table-cell>
          <table:table-cell/>
        </table:table-row>
        <table:table-row table:style-name="ro1">
          <table:table-cell office:value-type="string" calcext:value-type="string">
            <text:p>/wiki/.git/objects/7a/75c1f437c9ea01dc4d541656017711f434df02</text:p>
          </table:table-cell>
          <table:table-cell/>
        </table:table-row>
        <table:table-row table:style-name="ro1">
          <table:table-cell office:value-type="string" calcext:value-type="string">
            <text:p>/wiki/.git/objects/7a/c8427a5685aa9dc96bdfbf25e37ab9885f41c0</text:p>
          </table:table-cell>
          <table:table-cell/>
        </table:table-row>
        <table:table-row table:style-name="ro1">
          <table:table-cell office:value-type="string" calcext:value-type="string">
            <text:p>/wiki/.git/objects/7a/d2c822bb29abf534ea3d9ce7510bba133ad14c</text:p>
          </table:table-cell>
          <table:table-cell/>
        </table:table-row>
        <table:table-row table:style-name="ro1">
          <table:table-cell office:value-type="string" calcext:value-type="string">
            <text:p>/wiki/.git/objects/d8/43868241d985ac81493234daaeeb398be5e232</text:p>
          </table:table-cell>
          <table:table-cell/>
        </table:table-row>
        <table:table-row table:style-name="ro1">
          <table:table-cell office:value-type="string" calcext:value-type="string">
            <text:p>/wiki/.git/objects/d8/4727de522e49108764cd822340e8b68fae146a</text:p>
          </table:table-cell>
          <table:table-cell/>
        </table:table-row>
        <table:table-row table:style-name="ro1">
          <table:table-cell office:value-type="string" calcext:value-type="string">
            <text:p>/wiki/.git/objects/d8/e73eb21325bdaae100a448902a3e556c2be999</text:p>
          </table:table-cell>
          <table:table-cell/>
        </table:table-row>
        <table:table-row table:style-name="ro1">
          <table:table-cell office:value-type="string" calcext:value-type="string">
            <text:p>/wiki/.git/objects/d8/8b6d045df3829c1a553fc3109afd6341a2fdba</text:p>
          </table:table-cell>
          <table:table-cell/>
        </table:table-row>
        <table:table-row table:style-name="ro1">
          <table:table-cell office:value-type="string" calcext:value-type="string">
            <text:p>/wiki/.git/objects/d8/27b76b5a3b73f808adcf92db7d7eab2b8ab315</text:p>
          </table:table-cell>
          <table:table-cell/>
        </table:table-row>
        <table:table-row table:style-name="ro1">
          <table:table-cell office:value-type="string" calcext:value-type="string">
            <text:p>/wiki/.git/objects/d8/d7f575f657144814a9eda9299509776a3d4510</text:p>
          </table:table-cell>
          <table:table-cell/>
        </table:table-row>
        <table:table-row table:style-name="ro1">
          <table:table-cell office:value-type="string" calcext:value-type="string">
            <text:p>/wiki/.git/objects/d8/e165451265854e3c7134f9121863d76a0cedf6</text:p>
          </table:table-cell>
          <table:table-cell/>
        </table:table-row>
        <table:table-row table:style-name="ro1">
          <table:table-cell office:value-type="string" calcext:value-type="string">
            <text:p>/wiki/.git/objects/d8/4add50a15f4f1700531b95172bfd2f9658a7bd</text:p>
          </table:table-cell>
          <table:table-cell/>
        </table:table-row>
        <table:table-row table:style-name="ro1">
          <table:table-cell office:value-type="string" calcext:value-type="string">
            <text:p>/wiki/.git/objects/d8/be3b84fbc31dfb51bdddd103de038aea4e0488</text:p>
          </table:table-cell>
          <table:table-cell/>
        </table:table-row>
        <table:table-row table:style-name="ro1">
          <table:table-cell office:value-type="string" calcext:value-type="string">
            <text:p>/wiki/.git/objects/d8/073530195520bbb39bbe64c06827ef7a9b75ec</text:p>
          </table:table-cell>
          <table:table-cell/>
        </table:table-row>
        <table:table-row table:style-name="ro1">
          <table:table-cell office:value-type="string" calcext:value-type="string">
            <text:p>/wiki/.git/objects/d8/20a3c5043504b7f8acd5c16b2180787b400488</text:p>
          </table:table-cell>
          <table:table-cell/>
        </table:table-row>
        <table:table-row table:style-name="ro1">
          <table:table-cell office:value-type="string" calcext:value-type="string">
            <text:p>/wiki/.git/objects/d8/e163b281f2d143622d9d717e21cde4219dd94f</text:p>
          </table:table-cell>
          <table:table-cell/>
        </table:table-row>
        <table:table-row table:style-name="ro1">
          <table:table-cell office:value-type="string" calcext:value-type="string">
            <text:p>/wiki/.git/objects/d8/52fb3be71e584752bb95f598f8672599af218c</text:p>
          </table:table-cell>
          <table:table-cell/>
        </table:table-row>
        <table:table-row table:style-name="ro1">
          <table:table-cell office:value-type="string" calcext:value-type="string">
            <text:p>/wiki/.git/objects/81/a7d4836003a248e7a176c117310b795290bd89</text:p>
          </table:table-cell>
          <table:table-cell/>
        </table:table-row>
        <table:table-row table:style-name="ro1">
          <table:table-cell office:value-type="string" calcext:value-type="string">
            <text:p>/wiki/.git/objects/81/aca24228fdf1d41150d4d5b05509fe744a20db</text:p>
          </table:table-cell>
          <table:table-cell/>
        </table:table-row>
        <table:table-row table:style-name="ro1">
          <table:table-cell office:value-type="string" calcext:value-type="string">
            <text:p>/wiki/.git/objects/81/b43d86419f007ce3d2e820441f4bb213520f37</text:p>
          </table:table-cell>
          <table:table-cell/>
        </table:table-row>
        <table:table-row table:style-name="ro1">
          <table:table-cell office:value-type="string" calcext:value-type="string">
            <text:p>/wiki/.git/objects/81/6859661de1a1962ec1979356694ccd096065af</text:p>
          </table:table-cell>
          <table:table-cell/>
        </table:table-row>
        <table:table-row table:style-name="ro1">
          <table:table-cell office:value-type="string" calcext:value-type="string">
            <text:p>/wiki/.git/objects/81/b7aab494bf46c57a10d4d2bf801e9708f882e4</text:p>
          </table:table-cell>
          <table:table-cell/>
        </table:table-row>
        <table:table-row table:style-name="ro1">
          <table:table-cell office:value-type="string" calcext:value-type="string">
            <text:p>/wiki/.git/objects/81/9b09854a784c9026216fef604eb49b9cb32cb0</text:p>
          </table:table-cell>
          <table:table-cell/>
        </table:table-row>
        <table:table-row table:style-name="ro1">
          <table:table-cell office:value-type="string" calcext:value-type="string">
            <text:p>/wiki/.git/objects/81/6e54f1e23be8e9526a727d21f909b80a20c343</text:p>
          </table:table-cell>
          <table:table-cell/>
        </table:table-row>
        <table:table-row table:style-name="ro1">
          <table:table-cell office:value-type="string" calcext:value-type="string">
            <text:p>/wiki/.git/objects/81/e8d998064bd79bdff3e7fc3d432590fac0e84b</text:p>
          </table:table-cell>
          <table:table-cell/>
        </table:table-row>
        <table:table-row table:style-name="ro1">
          <table:table-cell office:value-type="string" calcext:value-type="string">
            <text:p>/wiki/.git/objects/81/aaca5dfc39927ebb140112b11759dc01bf6113</text:p>
          </table:table-cell>
          <table:table-cell/>
        </table:table-row>
        <table:table-row table:style-name="ro1">
          <table:table-cell office:value-type="string" calcext:value-type="string">
            <text:p>/wiki/.git/objects/81/4a29341b35250628a057644caf522d0667e864</text:p>
          </table:table-cell>
          <table:table-cell/>
        </table:table-row>
        <table:table-row table:style-name="ro1">
          <table:table-cell office:value-type="string" calcext:value-type="string">
            <text:p>/wiki/.git/objects/81/12f29d18f2c4ffc2be3aaf83379a4ff35613d1</text:p>
          </table:table-cell>
          <table:table-cell/>
        </table:table-row>
        <table:table-row table:style-name="ro1">
          <table:table-cell office:value-type="string" calcext:value-type="string">
            <text:p>/wiki/.git/objects/81/925357948fa2358ec4c102a7ead67bfcf3e8e8</text:p>
          </table:table-cell>
          <table:table-cell/>
        </table:table-row>
        <table:table-row table:style-name="ro1">
          <table:table-cell office:value-type="string" calcext:value-type="string">
            <text:p>/wiki/.git/objects/81/44e77ecabf4682d41f7d5a91155cd7de3b854b</text:p>
          </table:table-cell>
          <table:table-cell/>
        </table:table-row>
        <table:table-row table:style-name="ro1">
          <table:table-cell office:value-type="string" calcext:value-type="string">
            <text:p>/wiki/.git/objects/b4/8ac1c7d3b3f54056436d1fba7ec06726b0bf4e</text:p>
          </table:table-cell>
          <table:table-cell/>
        </table:table-row>
        <table:table-row table:style-name="ro1">
          <table:table-cell office:value-type="string" calcext:value-type="string">
            <text:p>/wiki/.git/objects/b4/20bf726ad33f6ca050fee33c66c7ad048f3edb</text:p>
          </table:table-cell>
          <table:table-cell/>
        </table:table-row>
        <table:table-row table:style-name="ro1">
          <table:table-cell office:value-type="string" calcext:value-type="string">
            <text:p>/wiki/.git/objects/b4/d6ed531bdfea7eaebdf42def1ca559e4ee64de</text:p>
          </table:table-cell>
          <table:table-cell/>
        </table:table-row>
        <table:table-row table:style-name="ro1">
          <table:table-cell office:value-type="string" calcext:value-type="string">
            <text:p>/wiki/.git/objects/b4/5b4ec62995269f4393c8060462933d07b7eeb6</text:p>
          </table:table-cell>
          <table:table-cell/>
        </table:table-row>
        <table:table-row table:style-name="ro1">
          <table:table-cell office:value-type="string" calcext:value-type="string">
            <text:p>/wiki/.git/objects/b4/e078101b3541fb5e74d2789130f9dbcfb42478</text:p>
          </table:table-cell>
          <table:table-cell/>
        </table:table-row>
        <table:table-row table:style-name="ro1">
          <table:table-cell office:value-type="string" calcext:value-type="string">
            <text:p>/wiki/.git/objects/b4/7fe0794d53458f3047fcaf5d272daac72f9dbe</text:p>
          </table:table-cell>
          <table:table-cell/>
        </table:table-row>
        <table:table-row table:style-name="ro1">
          <table:table-cell office:value-type="string" calcext:value-type="string">
            <text:p>/wiki/.git/objects/b4/e20a189239dc7a17b9891ed293157a0c3d4fed</text:p>
          </table:table-cell>
          <table:table-cell/>
        </table:table-row>
        <table:table-row table:style-name="ro1">
          <table:table-cell office:value-type="string" calcext:value-type="string">
            <text:p>/wiki/.git/objects/b4/e24d8bfa1df3dc2e647b9e0ebc4db10817ea57</text:p>
          </table:table-cell>
          <table:table-cell/>
        </table:table-row>
        <table:table-row table:style-name="ro1">
          <table:table-cell office:value-type="string" calcext:value-type="string">
            <text:p>/wiki/.git/objects/b4/c3b1b3001a31c1caf16f628049ce481f7f2118</text:p>
          </table:table-cell>
          <table:table-cell/>
        </table:table-row>
        <table:table-row table:style-name="ro1">
          <table:table-cell office:value-type="string" calcext:value-type="string">
            <text:p>/wiki/.git/objects/b4/57aadcbc1736623298e3ea866bbf86d8c919de</text:p>
          </table:table-cell>
          <table:table-cell/>
        </table:table-row>
        <table:table-row table:style-name="ro1">
          <table:table-cell office:value-type="string" calcext:value-type="string">
            <text:p>/wiki/.git/objects/b4/54e0ed94be504f6b2c082fb6a0aadcbc999f0b</text:p>
          </table:table-cell>
          <table:table-cell/>
        </table:table-row>
        <table:table-row table:style-name="ro1">
          <table:table-cell office:value-type="string" calcext:value-type="string">
            <text:p>/wiki/.git/objects/39/e29724a1b412d131495850b6c2312d5adce3a7</text:p>
          </table:table-cell>
          <table:table-cell/>
        </table:table-row>
        <table:table-row table:style-name="ro1">
          <table:table-cell office:value-type="string" calcext:value-type="string">
            <text:p>/wiki/.git/objects/39/ab9837e1db737177d063a937c8f4e8b6043b56</text:p>
          </table:table-cell>
          <table:table-cell/>
        </table:table-row>
        <table:table-row table:style-name="ro1">
          <table:table-cell office:value-type="string" calcext:value-type="string">
            <text:p>/wiki/.git/objects/39/1a02ab3b6c1c0e07253b61695b1f3aeabc2ca5</text:p>
          </table:table-cell>
          <table:table-cell/>
        </table:table-row>
        <table:table-row table:style-name="ro1">
          <table:table-cell office:value-type="string" calcext:value-type="string">
            <text:p>/wiki/.git/objects/39/f2f68aff576dc46cdb0e59006d2445ccc67bf4</text:p>
          </table:table-cell>
          <table:table-cell/>
        </table:table-row>
        <table:table-row table:style-name="ro1">
          <table:table-cell office:value-type="string" calcext:value-type="string">
            <text:p>/wiki/.git/objects/39/729044dcedcc778aa92f55872c04c60a08889c</text:p>
          </table:table-cell>
          <table:table-cell/>
        </table:table-row>
        <table:table-row table:style-name="ro1">
          <table:table-cell office:value-type="string" calcext:value-type="string">
            <text:p>/wiki/.git/objects/39/9f7ac01671cc755e426a72ea0872703760e2e2</text:p>
          </table:table-cell>
          <table:table-cell/>
        </table:table-row>
        <table:table-row table:style-name="ro1">
          <table:table-cell office:value-type="string" calcext:value-type="string">
            <text:p>/wiki/.git/objects/39/5d497edfd40d6619b997b8a8a28ecaece1296a</text:p>
          </table:table-cell>
          <table:table-cell/>
        </table:table-row>
        <table:table-row table:style-name="ro1">
          <table:table-cell office:value-type="string" calcext:value-type="string">
            <text:p>/wiki/.git/objects/39/b1164dca3cffc78936c6a01edfa557ccc98635</text:p>
          </table:table-cell>
          <table:table-cell/>
        </table:table-row>
        <table:table-row table:style-name="ro1">
          <table:table-cell office:value-type="string" calcext:value-type="string">
            <text:p>/wiki/.git/objects/39/179efb792e4a74e2b0caf0675da261c2990fbb</text:p>
          </table:table-cell>
          <table:table-cell/>
        </table:table-row>
        <table:table-row table:style-name="ro1">
          <table:table-cell office:value-type="string" calcext:value-type="string">
            <text:p>/wiki/.git/objects/1f/379000af186d031ba0844925fbbb674e25300e</text:p>
          </table:table-cell>
          <table:table-cell/>
        </table:table-row>
        <table:table-row table:style-name="ro1">
          <table:table-cell office:value-type="string" calcext:value-type="string">
            <text:p>/wiki/.git/objects/1f/964499646318d1f23559ac34b2119d0021df18</text:p>
          </table:table-cell>
          <table:table-cell/>
        </table:table-row>
        <table:table-row table:style-name="ro1">
          <table:table-cell office:value-type="string" calcext:value-type="string">
            <text:p>/wiki/.git/objects/1f/15705648394cfb82bab1c5416d040b76cbc0e3</text:p>
          </table:table-cell>
          <table:table-cell/>
        </table:table-row>
        <table:table-row table:style-name="ro1">
          <table:table-cell office:value-type="string" calcext:value-type="string">
            <text:p>/wiki/.git/objects/1f/20d08cadc81754fc7a214f515263ea6c5f5bf3</text:p>
          </table:table-cell>
          <table:table-cell/>
        </table:table-row>
        <table:table-row table:style-name="ro1">
          <table:table-cell office:value-type="string" calcext:value-type="string">
            <text:p>/wiki/.git/objects/1f/50585b3777d3526c5be73a1a258c2577a80bb7</text:p>
          </table:table-cell>
          <table:table-cell/>
        </table:table-row>
        <table:table-row table:style-name="ro1">
          <table:table-cell office:value-type="string" calcext:value-type="string">
            <text:p>/wiki/.git/objects/1f/5a98f159ca8e3b597ecd92d56f906d26f46d3b</text:p>
          </table:table-cell>
          <table:table-cell/>
        </table:table-row>
        <table:table-row table:style-name="ro1">
          <table:table-cell office:value-type="string" calcext:value-type="string">
            <text:p>/wiki/.git/objects/1f/78fe835c89bd4ac77d8de2c59efbd74f68a895</text:p>
          </table:table-cell>
          <table:table-cell/>
        </table:table-row>
        <table:table-row table:style-name="ro1">
          <table:table-cell office:value-type="string" calcext:value-type="string">
            <text:p>/wiki/.git/objects/1f/b8d9e538e53d86c7ffbef4e4fb7eabba1405ae</text:p>
          </table:table-cell>
          <table:table-cell/>
        </table:table-row>
        <table:table-row table:style-name="ro1">
          <table:table-cell office:value-type="string" calcext:value-type="string">
            <text:p>/wiki/.git/objects/1f/fe4a326a8d42689b44fec3950cf16a7758da6a</text:p>
          </table:table-cell>
          <table:table-cell/>
        </table:table-row>
        <table:table-row table:style-name="ro1">
          <table:table-cell office:value-type="string" calcext:value-type="string">
            <text:p>/wiki/.git/objects/1f/c694a1dfdc3f49b3cd6df3f37c144bb2222760</text:p>
          </table:table-cell>
          <table:table-cell/>
        </table:table-row>
        <table:table-row table:style-name="ro1">
          <table:table-cell office:value-type="string" calcext:value-type="string">
            <text:p>/wiki/.git/objects/1f/aeab7a07a5f2f9d618ede3f4c3d0303d94e330</text:p>
          </table:table-cell>
          <table:table-cell/>
        </table:table-row>
        <table:table-row table:style-name="ro1">
          <table:table-cell office:value-type="string" calcext:value-type="string">
            <text:p>/wiki/.git/objects/de/f95a3358726f09aea67e4d006481f9b33fe7de</text:p>
          </table:table-cell>
          <table:table-cell/>
        </table:table-row>
        <table:table-row table:style-name="ro1">
          <table:table-cell office:value-type="string" calcext:value-type="string">
            <text:p>/wiki/.git/objects/de/c6d98cd96f299d6fb606448df9412d20e79510</text:p>
          </table:table-cell>
          <table:table-cell/>
        </table:table-row>
        <table:table-row table:style-name="ro1">
          <table:table-cell office:value-type="string" calcext:value-type="string">
            <text:p>/wiki/.git/objects/de/eb2e54a806980833ea629d6d98bac985be9e70</text:p>
          </table:table-cell>
          <table:table-cell/>
        </table:table-row>
        <table:table-row table:style-name="ro1">
          <table:table-cell office:value-type="string" calcext:value-type="string">
            <text:p>/wiki/.git/objects/de/65541c9366c0d879336e6e36660ef20c1c7326</text:p>
          </table:table-cell>
          <table:table-cell/>
        </table:table-row>
        <table:table-row table:style-name="ro1">
          <table:table-cell office:value-type="string" calcext:value-type="string">
            <text:p>/wiki/.git/objects/de/2de5d1acf8138f4219f12e11ae9eed356bbc8b</text:p>
          </table:table-cell>
          <table:table-cell/>
        </table:table-row>
        <table:table-row table:style-name="ro1">
          <table:table-cell office:value-type="string" calcext:value-type="string">
            <text:p>/wiki/.git/objects/de/04f61b14571673cf4f521f811924e5087e518f</text:p>
          </table:table-cell>
          <table:table-cell/>
        </table:table-row>
        <table:table-row table:style-name="ro1">
          <table:table-cell office:value-type="string" calcext:value-type="string">
            <text:p>/wiki/.git/objects/53/e18f68203f6650b2bd2aba8cc36a9ec6649930</text:p>
          </table:table-cell>
          <table:table-cell/>
        </table:table-row>
        <table:table-row table:style-name="ro1">
          <table:table-cell office:value-type="string" calcext:value-type="string">
            <text:p>/wiki/.git/objects/53/88b7fc9860c125227a71bd4d5d9fa1b44e1a6e</text:p>
          </table:table-cell>
          <table:table-cell/>
        </table:table-row>
        <table:table-row table:style-name="ro1">
          <table:table-cell office:value-type="string" calcext:value-type="string">
            <text:p>/wiki/.git/objects/53/abb68fc292330c049bc5f0abfa75f911e0827a</text:p>
          </table:table-cell>
          <table:table-cell/>
        </table:table-row>
        <table:table-row table:style-name="ro1">
          <table:table-cell office:value-type="string" calcext:value-type="string">
            <text:p>/wiki/.git/objects/53/b0e462a23682953f2617620b46b9a392c15d95</text:p>
          </table:table-cell>
          <table:table-cell/>
        </table:table-row>
        <table:table-row table:style-name="ro1">
          <table:table-cell office:value-type="string" calcext:value-type="string">
            <text:p>/wiki/.git/objects/53/67178a881eb0c899c0c04f2e85dab06ed3ca46</text:p>
          </table:table-cell>
          <table:table-cell/>
        </table:table-row>
        <table:table-row table:style-name="ro1">
          <table:table-cell office:value-type="string" calcext:value-type="string">
            <text:p>/wiki/.git/objects/53/9cae7b3931044d97790d4763e7a6d306386ef1</text:p>
          </table:table-cell>
          <table:table-cell/>
        </table:table-row>
        <table:table-row table:style-name="ro1">
          <table:table-cell office:value-type="string" calcext:value-type="string">
            <text:p>/wiki/.git/objects/53/18a48dae55b6482b51d4a7e403a977182ce00e</text:p>
          </table:table-cell>
          <table:table-cell/>
        </table:table-row>
        <table:table-row table:style-name="ro1">
          <table:table-cell office:value-type="string" calcext:value-type="string">
            <text:p>/wiki/.git/objects/53/d7a5a175f3e5504c8ff19230612620b3af215a</text:p>
          </table:table-cell>
          <table:table-cell/>
        </table:table-row>
        <table:table-row table:style-name="ro1">
          <table:table-cell office:value-type="string" calcext:value-type="string">
            <text:p>/wiki/.git/objects/ce/2140367f5d98261458aac53ced8d99e6436607</text:p>
          </table:table-cell>
          <table:table-cell/>
        </table:table-row>
        <table:table-row table:style-name="ro1">
          <table:table-cell office:value-type="string" calcext:value-type="string">
            <text:p>/wiki/.git/objects/ce/0f7d39eb8535b54aa0f45f94a84e1d5856b5b2</text:p>
          </table:table-cell>
          <table:table-cell/>
        </table:table-row>
        <table:table-row table:style-name="ro1">
          <table:table-cell office:value-type="string" calcext:value-type="string">
            <text:p>/wiki/.git/objects/ce/08f73ac42866e52a5c8dc354aafa729d51e126</text:p>
          </table:table-cell>
          <table:table-cell/>
        </table:table-row>
        <table:table-row table:style-name="ro1">
          <table:table-cell office:value-type="string" calcext:value-type="string">
            <text:p>/wiki/.git/objects/ce/5496f9f7b2ff02997780cb3adcb132c651503e</text:p>
          </table:table-cell>
          <table:table-cell/>
        </table:table-row>
        <table:table-row table:style-name="ro1">
          <table:table-cell office:value-type="string" calcext:value-type="string">
            <text:p>/wiki/.git/objects/ce/a8045426950bdc3fe43cbcc786bdedf936bd2c</text:p>
          </table:table-cell>
          <table:table-cell/>
        </table:table-row>
        <table:table-row table:style-name="ro1">
          <table:table-cell office:value-type="string" calcext:value-type="string">
            <text:p>/wiki/.git/objects/ce/02a74c5cd32020068918b9952f2f57e302cdaf</text:p>
          </table:table-cell>
          <table:table-cell/>
        </table:table-row>
        <table:table-row table:style-name="ro1">
          <table:table-cell office:value-type="string" calcext:value-type="string">
            <text:p>/wiki/.git/objects/ce/25efd9fe4716410d85284c9ddf7dda5bb425c6</text:p>
          </table:table-cell>
          <table:table-cell/>
        </table:table-row>
        <table:table-row table:style-name="ro1">
          <table:table-cell office:value-type="string" calcext:value-type="string">
            <text:p>/wiki/.git/objects/ce/1d8946be87f7a5d894d4e6ea6c890c640d1219</text:p>
          </table:table-cell>
          <table:table-cell/>
        </table:table-row>
        <table:table-row table:style-name="ro1">
          <table:table-cell office:value-type="string" calcext:value-type="string">
            <text:p>/wiki/.git/objects/ce/3442ef40afd6219bcb8dab7edb39b98d7a746d</text:p>
          </table:table-cell>
          <table:table-cell/>
        </table:table-row>
        <table:table-row table:style-name="ro1">
          <table:table-cell office:value-type="string" calcext:value-type="string">
            <text:p>/wiki/.git/objects/fd/ab23a1339560485f576e445218e75f15173b94</text:p>
          </table:table-cell>
          <table:table-cell/>
        </table:table-row>
        <table:table-row table:style-name="ro1">
          <table:table-cell office:value-type="string" calcext:value-type="string">
            <text:p>/wiki/.git/objects/fd/3b65baba81b0f734bbe34513f3b38fd70b0bb4</text:p>
          </table:table-cell>
          <table:table-cell/>
        </table:table-row>
        <table:table-row table:style-name="ro1">
          <table:table-cell office:value-type="string" calcext:value-type="string">
            <text:p>/wiki/.git/objects/fd/9a8835ed45c8592f6691a1c578001461934810</text:p>
          </table:table-cell>
          <table:table-cell/>
        </table:table-row>
        <table:table-row table:style-name="ro1">
          <table:table-cell office:value-type="string" calcext:value-type="string">
            <text:p>/wiki/.git/objects/fd/93a9d372aa11b8aaf50dcac48e6d8f979977b8</text:p>
          </table:table-cell>
          <table:table-cell/>
        </table:table-row>
        <table:table-row table:style-name="ro1">
          <table:table-cell office:value-type="string" calcext:value-type="string">
            <text:p>/wiki/.git/objects/fd/c733aaa6eeb68a311de8afc07c61955fb63478</text:p>
          </table:table-cell>
          <table:table-cell/>
        </table:table-row>
        <table:table-row table:style-name="ro1">
          <table:table-cell office:value-type="string" calcext:value-type="string">
            <text:p>/wiki/.git/objects/fd/0b53d9d331a7b0f186036a30a46db410ab45bd</text:p>
          </table:table-cell>
          <table:table-cell/>
        </table:table-row>
        <table:table-row table:style-name="ro1">
          <table:table-cell office:value-type="string" calcext:value-type="string">
            <text:p>/wiki/.git/objects/fd/1c060597e02de919ad744e4ab19e58aceabb57</text:p>
          </table:table-cell>
          <table:table-cell/>
        </table:table-row>
        <table:table-row table:style-name="ro1">
          <table:table-cell office:value-type="string" calcext:value-type="string">
            <text:p>/wiki/.git/objects/6e/384b024077c139aab7e60e0e68c6fef692cd06</text:p>
          </table:table-cell>
          <table:table-cell/>
        </table:table-row>
        <table:table-row table:style-name="ro1">
          <table:table-cell office:value-type="string" calcext:value-type="string">
            <text:p>/wiki/.git/objects/6e/981e59892d06353dc5b10ee751a28759435c0e</text:p>
          </table:table-cell>
          <table:table-cell/>
        </table:table-row>
        <table:table-row table:style-name="ro1">
          <table:table-cell office:value-type="string" calcext:value-type="string">
            <text:p>/wiki/.git/objects/6e/65d3c8b5c38fea22436b8e71ae9bdb83ce6b11</text:p>
          </table:table-cell>
          <table:table-cell/>
        </table:table-row>
        <table:table-row table:style-name="ro1">
          <table:table-cell office:value-type="string" calcext:value-type="string">
            <text:p>/wiki/.git/objects/6e/dd44648f05c698f182f0bb05a80db85862cbf6</text:p>
          </table:table-cell>
          <table:table-cell/>
        </table:table-row>
        <table:table-row table:style-name="ro1">
          <table:table-cell office:value-type="string" calcext:value-type="string">
            <text:p>/wiki/.git/objects/6e/ac9550c45b4fdeff9ef1880c7d90e4e3e32898</text:p>
          </table:table-cell>
          <table:table-cell/>
        </table:table-row>
        <table:table-row table:style-name="ro1">
          <table:table-cell office:value-type="string" calcext:value-type="string">
            <text:p>/wiki/.git/objects/6e/6dcf865835cec40d4b9ef44d13cf48012a90d2</text:p>
          </table:table-cell>
          <table:table-cell/>
        </table:table-row>
        <table:table-row table:style-name="ro1">
          <table:table-cell office:value-type="string" calcext:value-type="string">
            <text:p>/wiki/.git/objects/6e/2881303b2a8708df81d05db0f7536f091d63fb</text:p>
          </table:table-cell>
          <table:table-cell/>
        </table:table-row>
        <table:table-row table:style-name="ro1">
          <table:table-cell office:value-type="string" calcext:value-type="string">
            <text:p>/wiki/.git/objects/6e/fb820c2f0e95ea91f4fc7581b5d9f10d415349</text:p>
          </table:table-cell>
          <table:table-cell/>
        </table:table-row>
        <table:table-row table:style-name="ro1">
          <table:table-cell office:value-type="string" calcext:value-type="string">
            <text:p>/wiki/.git/objects/6e/22f25530f7a2f4154ed092d79d53f0d5fb8f95</text:p>
          </table:table-cell>
          <table:table-cell/>
        </table:table-row>
        <table:table-row table:style-name="ro1">
          <table:table-cell office:value-type="string" calcext:value-type="string">
            <text:p>/wiki/.git/objects/6e/5c3e53fa0f527e108a730ee3e1f76665ab688a</text:p>
          </table:table-cell>
          <table:table-cell/>
        </table:table-row>
        <table:table-row table:style-name="ro1">
          <table:table-cell office:value-type="string" calcext:value-type="string">
            <text:p>/wiki/.git/objects/6e/5722889e79ea30d0ca8072a404f47e0ead12fc</text:p>
          </table:table-cell>
          <table:table-cell/>
        </table:table-row>
        <table:table-row table:style-name="ro1">
          <table:table-cell office:value-type="string" calcext:value-type="string">
            <text:p>/wiki/.git/objects/6e/bbd18e04da2937bf6cedbb33c1b817f3a0a515</text:p>
          </table:table-cell>
          <table:table-cell/>
        </table:table-row>
        <table:table-row table:style-name="ro1">
          <table:table-cell office:value-type="string" calcext:value-type="string">
            <text:p>/wiki/.git/objects/6e/219cbdd99d3a0dd461247b60823f00afb0d4d0</text:p>
          </table:table-cell>
          <table:table-cell/>
        </table:table-row>
        <table:table-row table:style-name="ro1">
          <table:table-cell office:value-type="string" calcext:value-type="string">
            <text:p>/wiki/.git/objects/6e/fdacb610fda38a55cf3568afbcd2454f728ea3</text:p>
          </table:table-cell>
          <table:table-cell/>
        </table:table-row>
        <table:table-row table:style-name="ro1">
          <table:table-cell office:value-type="string" calcext:value-type="string">
            <text:p>/wiki/.git/objects/e5/07ae81890634dc0b9dd24fcefb91ee52c815df</text:p>
          </table:table-cell>
          <table:table-cell/>
        </table:table-row>
        <table:table-row table:style-name="ro1">
          <table:table-cell office:value-type="string" calcext:value-type="string">
            <text:p>/wiki/.git/objects/e5/a5af633d8d629ec4bdc69cc53bb7429d839773</text:p>
          </table:table-cell>
          <table:table-cell/>
        </table:table-row>
        <table:table-row table:style-name="ro1">
          <table:table-cell office:value-type="string" calcext:value-type="string">
            <text:p>/wiki/.git/objects/e5/e63d024f8765c261a796db348f8a9575a7c2b0</text:p>
          </table:table-cell>
          <table:table-cell/>
        </table:table-row>
        <table:table-row table:style-name="ro1">
          <table:table-cell office:value-type="string" calcext:value-type="string">
            <text:p>/wiki/.git/objects/e5/25ed97a1c6366eb6c1ee20971d33dd6ac77ae9</text:p>
          </table:table-cell>
          <table:table-cell/>
        </table:table-row>
        <table:table-row table:style-name="ro1">
          <table:table-cell office:value-type="string" calcext:value-type="string">
            <text:p>/wiki/.git/objects/e5/222c73217d7636e04dce6b6704f495646e0256</text:p>
          </table:table-cell>
          <table:table-cell/>
        </table:table-row>
        <table:table-row table:style-name="ro1">
          <table:table-cell office:value-type="string" calcext:value-type="string">
            <text:p>/wiki/.git/objects/e5/15c0399e7b54812a4ee8a5c9a7981c9b9c4247</text:p>
          </table:table-cell>
          <table:table-cell/>
        </table:table-row>
        <table:table-row table:style-name="ro1">
          <table:table-cell office:value-type="string" calcext:value-type="string">
            <text:p>/wiki/.git/objects/e5/ffda0e39e5f7a93abc2614a7e14e78e819aee4</text:p>
          </table:table-cell>
          <table:table-cell/>
        </table:table-row>
        <table:table-row table:style-name="ro1">
          <table:table-cell office:value-type="string" calcext:value-type="string">
            <text:p>/wiki/.git/objects/e5/e2a3b27dde2476e355678297660efee3e5be4f</text:p>
          </table:table-cell>
          <table:table-cell/>
        </table:table-row>
        <table:table-row table:style-name="ro1">
          <table:table-cell office:value-type="string" calcext:value-type="string">
            <text:p>/wiki/.git/objects/e5/089d4613d8e8096e88a8edd602be8b56e89969</text:p>
          </table:table-cell>
          <table:table-cell/>
        </table:table-row>
        <table:table-row table:style-name="ro1">
          <table:table-cell office:value-type="string" calcext:value-type="string">
            <text:p>/wiki/.git/objects/02/0da25bb694d9afdd8cd879e744f5f400f0dd20</text:p>
          </table:table-cell>
          <table:table-cell/>
        </table:table-row>
        <table:table-row table:style-name="ro1">
          <table:table-cell office:value-type="string" calcext:value-type="string">
            <text:p>/wiki/.git/objects/02/bba5ec3fbdf49b746eacba1a717d852e7986b1</text:p>
          </table:table-cell>
          <table:table-cell/>
        </table:table-row>
        <table:table-row table:style-name="ro1">
          <table:table-cell office:value-type="string" calcext:value-type="string">
            <text:p>/wiki/.git/objects/02/2aeb202c77e059d85a65ba722803bf1ec11440</text:p>
          </table:table-cell>
          <table:table-cell/>
        </table:table-row>
        <table:table-row table:style-name="ro1">
          <table:table-cell office:value-type="string" calcext:value-type="string">
            <text:p>/wiki/.git/objects/02/7cbec4beed9820d50ca5b966c28ce5bf717cbf</text:p>
          </table:table-cell>
          <table:table-cell/>
        </table:table-row>
        <table:table-row table:style-name="ro1">
          <table:table-cell office:value-type="string" calcext:value-type="string">
            <text:p>/wiki/.git/objects/02/fa7d4c5e95e5f9fe9aeaf7d876e75832afce56</text:p>
          </table:table-cell>
          <table:table-cell/>
        </table:table-row>
        <table:table-row table:style-name="ro1">
          <table:table-cell office:value-type="string" calcext:value-type="string">
            <text:p>/wiki/.git/objects/02/6df6f3d0fbb279356a0703a09ca8293c8d21a5</text:p>
          </table:table-cell>
          <table:table-cell/>
        </table:table-row>
        <table:table-row table:style-name="ro1">
          <table:table-cell office:value-type="string" calcext:value-type="string">
            <text:p>/wiki/.git/objects/02/a0278428a09ac09e7ec6efc9832a98daded51d</text:p>
          </table:table-cell>
          <table:table-cell/>
        </table:table-row>
        <table:table-row table:style-name="ro1">
          <table:table-cell office:value-type="string" calcext:value-type="string">
            <text:p>/wiki/.git/objects/02/d9e20a9dfc3ec0fc365d65be91e986179b109b</text:p>
          </table:table-cell>
          <table:table-cell/>
        </table:table-row>
        <table:table-row table:style-name="ro1">
          <table:table-cell office:value-type="string" calcext:value-type="string">
            <text:p>/wiki/.git/objects/fc/6be25119b5d50d5333215087353b723da639ac</text:p>
          </table:table-cell>
          <table:table-cell/>
        </table:table-row>
        <table:table-row table:style-name="ro1">
          <table:table-cell office:value-type="string" calcext:value-type="string">
            <text:p>/wiki/.git/objects/fc/bf9ac3b330044cc6cf7778ba5e0c3dcc554911</text:p>
          </table:table-cell>
          <table:table-cell/>
        </table:table-row>
        <table:table-row table:style-name="ro1">
          <table:table-cell office:value-type="string" calcext:value-type="string">
            <text:p>/wiki/.git/objects/fc/5956c535ac2a1c489cee9c8b6c9d58bad64f3e</text:p>
          </table:table-cell>
          <table:table-cell/>
        </table:table-row>
        <table:table-row table:style-name="ro1">
          <table:table-cell office:value-type="string" calcext:value-type="string">
            <text:p>/wiki/.git/objects/fc/ddc0cee3e1b9e6c864b0a684762aeeb11e04ff</text:p>
          </table:table-cell>
          <table:table-cell/>
        </table:table-row>
        <table:table-row table:style-name="ro1">
          <table:table-cell office:value-type="string" calcext:value-type="string">
            <text:p>/wiki/.git/objects/6d/cf81a8ec7ae03eb799caac7f42ee30414165d9</text:p>
          </table:table-cell>
          <table:table-cell/>
        </table:table-row>
        <table:table-row table:style-name="ro1">
          <table:table-cell office:value-type="string" calcext:value-type="string">
            <text:p>/wiki/.git/objects/6d/3bcbcac18b2425c303a6f2ad970f98fb333b4e</text:p>
          </table:table-cell>
          <table:table-cell/>
        </table:table-row>
        <table:table-row table:style-name="ro1">
          <table:table-cell office:value-type="string" calcext:value-type="string">
            <text:p>/wiki/.git/objects/6d/f3866bfc7cb725e312f84369e38cf82b18c67c</text:p>
          </table:table-cell>
          <table:table-cell/>
        </table:table-row>
        <table:table-row table:style-name="ro1">
          <table:table-cell office:value-type="string" calcext:value-type="string">
            <text:p>/wiki/.git/objects/6d/291f1936f75cb9510c30c640971c7937053307</text:p>
          </table:table-cell>
          <table:table-cell/>
        </table:table-row>
        <table:table-row table:style-name="ro1">
          <table:table-cell office:value-type="string" calcext:value-type="string">
            <text:p>/wiki/.git/objects/6d/b2770ba9d01ee34997b55c29e15003977ada65</text:p>
          </table:table-cell>
          <table:table-cell/>
        </table:table-row>
        <table:table-row table:style-name="ro1">
          <table:table-cell office:value-type="string" calcext:value-type="string">
            <text:p>/wiki/.git/objects/6d/6672bd2d6bd572df3f6042bad7291f2179d4fe</text:p>
          </table:table-cell>
          <table:table-cell/>
        </table:table-row>
        <table:table-row table:style-name="ro1">
          <table:table-cell office:value-type="string" calcext:value-type="string">
            <text:p>/wiki/.git/objects/6d/d0d733d8f38ec647af4fa5382469a84f8c7e4d</text:p>
          </table:table-cell>
          <table:table-cell/>
        </table:table-row>
        <table:table-row table:style-name="ro1">
          <table:table-cell office:value-type="string" calcext:value-type="string">
            <text:p>/wiki/.git/objects/6d/0c730b5548320729e8be2857013728684f664c</text:p>
          </table:table-cell>
          <table:table-cell/>
        </table:table-row>
        <table:table-row table:style-name="ro1">
          <table:table-cell office:value-type="string" calcext:value-type="string">
            <text:p>/wiki/.git/objects/89/791a8949b0b126c36a5b47e5267dfef6ee0d07</text:p>
          </table:table-cell>
          <table:table-cell/>
        </table:table-row>
        <table:table-row table:style-name="ro1">
          <table:table-cell office:value-type="string" calcext:value-type="string">
            <text:p>/wiki/.git/objects/89/44ee1c9a0dfe4f1e043951fcb7b53c44fdb4de</text:p>
          </table:table-cell>
          <table:table-cell/>
        </table:table-row>
        <table:table-row table:style-name="ro1">
          <table:table-cell office:value-type="string" calcext:value-type="string">
            <text:p>/wiki/.git/objects/89/9266e87bab48cbd848757f3147292f0d009a45</text:p>
          </table:table-cell>
          <table:table-cell/>
        </table:table-row>
        <table:table-row table:style-name="ro1">
          <table:table-cell office:value-type="string" calcext:value-type="string">
            <text:p>/wiki/.git/objects/89/fb5893707457af2b21d6ca02bb24f74c74ae77</text:p>
          </table:table-cell>
          <table:table-cell/>
        </table:table-row>
        <table:table-row table:style-name="ro1">
          <table:table-cell office:value-type="string" calcext:value-type="string">
            <text:p>/wiki/.git/objects/89/9cc5ceb29a6f1c2d3034e9355d4fb0d6d4e551</text:p>
          </table:table-cell>
          <table:table-cell/>
        </table:table-row>
        <table:table-row table:style-name="ro1">
          <table:table-cell office:value-type="string" calcext:value-type="string">
            <text:p>/wiki/.git/objects/89/7fbb4e32c3b29ed30fda30caf164166aeb40d1</text:p>
          </table:table-cell>
          <table:table-cell/>
        </table:table-row>
        <table:table-row table:style-name="ro1">
          <table:table-cell office:value-type="string" calcext:value-type="string">
            <text:p>/wiki/.git/objects/89/e8413848f2bea2151d76747a134b4c197be85b</text:p>
          </table:table-cell>
          <table:table-cell/>
        </table:table-row>
        <table:table-row table:style-name="ro1">
          <table:table-cell office:value-type="string" calcext:value-type="string">
            <text:p>/wiki/.git/objects/89/074eaaed6e83eb72f2467475784cefa37a8d28</text:p>
          </table:table-cell>
          <table:table-cell/>
        </table:table-row>
        <table:table-row table:style-name="ro1">
          <table:table-cell office:value-type="string" calcext:value-type="string">
            <text:p>/wiki/.git/objects/89/b9101b727aed0462998546cdbb95efb137dde9</text:p>
          </table:table-cell>
          <table:table-cell/>
        </table:table-row>
        <table:table-row table:style-name="ro1">
          <table:table-cell office:value-type="string" calcext:value-type="string">
            <text:p>/wiki/.git/objects/89/075faa7a5a92e7b85519b90c1954b456e309ce</text:p>
          </table:table-cell>
          <table:table-cell/>
        </table:table-row>
        <table:table-row table:style-name="ro1">
          <table:table-cell office:value-type="string" calcext:value-type="string">
            <text:p>/wiki/.git/objects/89/90ec922d68f0410938d7e2e9198e3821e56a4b</text:p>
          </table:table-cell>
          <table:table-cell/>
        </table:table-row>
        <table:table-row table:style-name="ro1">
          <table:table-cell office:value-type="string" calcext:value-type="string">
            <text:p>/wiki/.git/objects/89/7ff5a9de83b65a09bd107834da94f37c2e3dff</text:p>
          </table:table-cell>
          <table:table-cell/>
        </table:table-row>
        <table:table-row table:style-name="ro1">
          <table:table-cell office:value-type="string" calcext:value-type="string">
            <text:p>/wiki/.git/objects/89/4569fcad3eaa9005b286e967947bbb3976f086</text:p>
          </table:table-cell>
          <table:table-cell/>
        </table:table-row>
        <table:table-row table:style-name="ro1">
          <table:table-cell office:value-type="string" calcext:value-type="string">
            <text:p>/wiki/.git/objects/89/fecfd1c4da0c445a76b0b4b19d68f7184714cf</text:p>
          </table:table-cell>
          <table:table-cell/>
        </table:table-row>
        <table:table-row table:style-name="ro1">
          <table:table-cell office:value-type="string" calcext:value-type="string">
            <text:p>/wiki/.git/objects/35/622959b8f2148ad082d7e2665f70d407e4472e</text:p>
          </table:table-cell>
          <table:table-cell/>
        </table:table-row>
        <table:table-row table:style-name="ro1">
          <table:table-cell office:value-type="string" calcext:value-type="string">
            <text:p>/wiki/.git/objects/35/55e5c09ea1ba5786c10068074280c381965136</text:p>
          </table:table-cell>
          <table:table-cell/>
        </table:table-row>
        <table:table-row table:style-name="ro1">
          <table:table-cell office:value-type="string" calcext:value-type="string">
            <text:p>/wiki/.git/objects/35/aa089a63073e0fd6946357698bdf6fde4120a3</text:p>
          </table:table-cell>
          <table:table-cell/>
        </table:table-row>
        <table:table-row table:style-name="ro1">
          <table:table-cell office:value-type="string" calcext:value-type="string">
            <text:p>/wiki/.git/objects/35/74108f9e090f41c70c393ccb07f54531808253</text:p>
          </table:table-cell>
          <table:table-cell/>
        </table:table-row>
        <table:table-row table:style-name="ro1">
          <table:table-cell office:value-type="string" calcext:value-type="string">
            <text:p>/wiki/.git/objects/35/8a417b1853efc10ed50699a0d56deb72adac00</text:p>
          </table:table-cell>
          <table:table-cell/>
        </table:table-row>
        <table:table-row table:style-name="ro1">
          <table:table-cell office:value-type="string" calcext:value-type="string">
            <text:p>/wiki/.git/objects/35/c5963cdd90d6f3ed926b8d17053ac40cca0935</text:p>
          </table:table-cell>
          <table:table-cell/>
        </table:table-row>
        <table:table-row table:style-name="ro1">
          <table:table-cell office:value-type="string" calcext:value-type="string">
            <text:p>/wiki/.git/objects/35/5e6b9715b37b3f8df1d2a05b6ffc1a3654d15e</text:p>
          </table:table-cell>
          <table:table-cell/>
        </table:table-row>
        <table:table-row table:style-name="ro1">
          <table:table-cell office:value-type="string" calcext:value-type="string">
            <text:p>/wiki/.git/objects/35/6a6fb5438b1afcccb94dc8df4d270a434539d4</text:p>
          </table:table-cell>
          <table:table-cell/>
        </table:table-row>
        <table:table-row table:style-name="ro1">
          <table:table-cell office:value-type="string" calcext:value-type="string">
            <text:p>/wiki/.git/objects/35/925908b770959fd07e34dbefaa55386b461d64</text:p>
          </table:table-cell>
          <table:table-cell/>
        </table:table-row>
        <table:table-row table:style-name="ro1">
          <table:table-cell office:value-type="string" calcext:value-type="string">
            <text:p>/wiki/.git/objects/35/25c50c5d8f7aea9e55ea8f2a614987c9082bec</text:p>
          </table:table-cell>
          <table:table-cell/>
        </table:table-row>
        <table:table-row table:style-name="ro1">
          <table:table-cell office:value-type="string" calcext:value-type="string">
            <text:p>/wiki/.git/objects/35/4b4291a04b1e5eb979df22867c77643cde8252</text:p>
          </table:table-cell>
          <table:table-cell/>
        </table:table-row>
        <table:table-row table:style-name="ro1">
          <table:table-cell office:value-type="string" calcext:value-type="string">
            <text:p>/wiki/.git/objects/a5/ced7c9283900308b9c56ae38bbfa7612004914</text:p>
          </table:table-cell>
          <table:table-cell/>
        </table:table-row>
        <table:table-row table:style-name="ro1">
          <table:table-cell office:value-type="string" calcext:value-type="string">
            <text:p>/wiki/.git/objects/a5/f4ecccba3b427fab7e96d9be58f2829a22ced9</text:p>
          </table:table-cell>
          <table:table-cell/>
        </table:table-row>
        <table:table-row table:style-name="ro1">
          <table:table-cell office:value-type="string" calcext:value-type="string">
            <text:p>/wiki/.git/objects/a5/a98849da7999b55464af55bb5ee0e4d0ef3d8b</text:p>
          </table:table-cell>
          <table:table-cell/>
        </table:table-row>
        <table:table-row table:style-name="ro1">
          <table:table-cell office:value-type="string" calcext:value-type="string">
            <text:p>/wiki/.git/objects/a5/35a2770053474025c245620683846878bfaa84</text:p>
          </table:table-cell>
          <table:table-cell/>
        </table:table-row>
        <table:table-row table:style-name="ro1">
          <table:table-cell office:value-type="string" calcext:value-type="string">
            <text:p>/wiki/.git/objects/a5/481af57bf5d3a670cb1690d5a8daf76012d522</text:p>
          </table:table-cell>
          <table:table-cell/>
        </table:table-row>
        <table:table-row table:style-name="ro1">
          <table:table-cell office:value-type="string" calcext:value-type="string">
            <text:p>/wiki/.git/objects/a5/cd4d200ecdad0546254f2e02b9c0ed4bfe4f92</text:p>
          </table:table-cell>
          <table:table-cell/>
        </table:table-row>
        <table:table-row table:style-name="ro1">
          <table:table-cell office:value-type="string" calcext:value-type="string">
            <text:p>/wiki/.git/objects/a5/d38fae5ffce8be5f53ff8512d738007f668bca</text:p>
          </table:table-cell>
          <table:table-cell/>
        </table:table-row>
        <table:table-row table:style-name="ro1">
          <table:table-cell office:value-type="string" calcext:value-type="string">
            <text:p>/wiki/.git/objects/a5/5dd776b8bcce6f9c493dccdd0da16801361a7e</text:p>
          </table:table-cell>
          <table:table-cell/>
        </table:table-row>
        <table:table-row table:style-name="ro1">
          <table:table-cell office:value-type="string" calcext:value-type="string">
            <text:p>/wiki/.git/objects/a5/d0614277cf46645e0814746db15b9150c87419</text:p>
          </table:table-cell>
          <table:table-cell/>
        </table:table-row>
        <table:table-row table:style-name="ro1">
          <table:table-cell office:value-type="string" calcext:value-type="string">
            <text:p>/wiki/.git/objects/a5/b815d4679e19047e2e41a6d8f16911e1967c5d</text:p>
          </table:table-cell>
          <table:table-cell/>
        </table:table-row>
        <table:table-row table:style-name="ro1">
          <table:table-cell office:value-type="string" calcext:value-type="string">
            <text:p>/wiki/.git/objects/a5/39ca3e88ab01bc3485409ef51bb6d9061b6a40</text:p>
          </table:table-cell>
          <table:table-cell/>
        </table:table-row>
        <table:table-row table:style-name="ro1">
          <table:table-cell office:value-type="string" calcext:value-type="string">
            <text:p>/wiki/.git/objects/a5/6f6b732d148ea4e628b82607e5dfcaaff70ae6</text:p>
          </table:table-cell>
          <table:table-cell/>
        </table:table-row>
        <table:table-row table:style-name="ro1">
          <table:table-cell office:value-type="string" calcext:value-type="string">
            <text:p>/wiki/.git/objects/a5/1853628867c3aa0f41c9b4dc0e26e5f3886e14</text:p>
          </table:table-cell>
          <table:table-cell/>
        </table:table-row>
        <table:table-row table:style-name="ro1">
          <table:table-cell office:value-type="string" calcext:value-type="string">
            <text:p>/wiki/.git/objects/78/fff9b400fe281a27dc3d21ac94ab1efba4ff42</text:p>
          </table:table-cell>
          <table:table-cell/>
        </table:table-row>
        <table:table-row table:style-name="ro1">
          <table:table-cell office:value-type="string" calcext:value-type="string">
            <text:p>/wiki/.git/objects/78/ab4833d01cf6426dae4ea9526a9401d423a2df</text:p>
          </table:table-cell>
          <table:table-cell/>
        </table:table-row>
        <table:table-row table:style-name="ro1">
          <table:table-cell office:value-type="string" calcext:value-type="string">
            <text:p>/wiki/.git/objects/78/7372ed0c77e8b0b8e39d30eac2dc9f35c4dca6</text:p>
          </table:table-cell>
          <table:table-cell/>
        </table:table-row>
        <table:table-row table:style-name="ro1">
          <table:table-cell office:value-type="string" calcext:value-type="string">
            <text:p>/wiki/.git/objects/78/38a127610f01b0114e9209e27b619911c92b93</text:p>
          </table:table-cell>
          <table:table-cell/>
        </table:table-row>
        <table:table-row table:style-name="ro1">
          <table:table-cell office:value-type="string" calcext:value-type="string">
            <text:p>/wiki/.git/objects/78/3769e1ab7149e74e3564eee19a158abbd9f6b5</text:p>
          </table:table-cell>
          <table:table-cell/>
        </table:table-row>
        <table:table-row table:style-name="ro1">
          <table:table-cell office:value-type="string" calcext:value-type="string">
            <text:p>/wiki/.git/objects/78/e3abb14795a82bc3c8087bdd83f1ebe95989e7</text:p>
          </table:table-cell>
          <table:table-cell/>
        </table:table-row>
        <table:table-row table:style-name="ro1">
          <table:table-cell office:value-type="string" calcext:value-type="string">
            <text:p>/wiki/.git/objects/78/a91521203f18700505cf85a1f9899a68f9d2a0</text:p>
          </table:table-cell>
          <table:table-cell/>
        </table:table-row>
        <table:table-row table:style-name="ro1">
          <table:table-cell office:value-type="string" calcext:value-type="string">
            <text:p>/wiki/.git/objects/27/becf61b1cc5ff9cf67e2adff88129a87aec8a4</text:p>
          </table:table-cell>
          <table:table-cell/>
        </table:table-row>
        <table:table-row table:style-name="ro1">
          <table:table-cell office:value-type="string" calcext:value-type="string">
            <text:p>/wiki/.git/objects/27/550c5572fa073c34ab14c94016072eef3df160</text:p>
          </table:table-cell>
          <table:table-cell/>
        </table:table-row>
        <table:table-row table:style-name="ro1">
          <table:table-cell office:value-type="string" calcext:value-type="string">
            <text:p>/wiki/.git/objects/27/4816063f2054813ff57d4df7a7b9c4f565abc4</text:p>
          </table:table-cell>
          <table:table-cell/>
        </table:table-row>
        <table:table-row table:style-name="ro1">
          <table:table-cell office:value-type="string" calcext:value-type="string">
            <text:p>/wiki/.git/objects/27/19cc396ed9b531bed6e1b0f87c437b28a5bdd9</text:p>
          </table:table-cell>
          <table:table-cell/>
        </table:table-row>
        <table:table-row table:style-name="ro1">
          <table:table-cell office:value-type="string" calcext:value-type="string">
            <text:p>/wiki/.git/objects/27/1d79ed7e5aa00c6cbf2cbf5e26888b57d5debe</text:p>
          </table:table-cell>
          <table:table-cell/>
        </table:table-row>
        <table:table-row table:style-name="ro1">
          <table:table-cell office:value-type="string" calcext:value-type="string">
            <text:p>/wiki/.git/objects/27/3eec3d8366cf52a6c1dd1e01a7d6cf53a53256</text:p>
          </table:table-cell>
          <table:table-cell/>
        </table:table-row>
        <table:table-row table:style-name="ro1">
          <table:table-cell office:value-type="string" calcext:value-type="string">
            <text:p>/wiki/.git/objects/27/f5913563e781f1f53e916a34861ab040a16885</text:p>
          </table:table-cell>
          <table:table-cell/>
        </table:table-row>
        <table:table-row table:style-name="ro1">
          <table:table-cell office:value-type="string" calcext:value-type="string">
            <text:p>/wiki/.git/objects/27/e16466fa16eb757350812f9b9ed6203ae633fb</text:p>
          </table:table-cell>
          <table:table-cell/>
        </table:table-row>
        <table:table-row table:style-name="ro1">
          <table:table-cell office:value-type="string" calcext:value-type="string">
            <text:p>/wiki/.git/objects/27/c3dc71dc063d3889c84970e9645ad9c54dd30f</text:p>
          </table:table-cell>
          <table:table-cell/>
        </table:table-row>
        <table:table-row table:style-name="ro1">
          <table:table-cell office:value-type="string" calcext:value-type="string">
            <text:p>/wiki/.git/objects/27/59f1b3d7e687051ef99fb642c78dc47db2ebce</text:p>
          </table:table-cell>
          <table:table-cell/>
        </table:table-row>
        <table:table-row table:style-name="ro1">
          <table:table-cell office:value-type="string" calcext:value-type="string">
            <text:p>/wiki/.git/objects/27/c65e4cb0c380d0527808532ef8faacbceddcb2</text:p>
          </table:table-cell>
          <table:table-cell/>
        </table:table-row>
        <table:table-row table:style-name="ro1">
          <table:table-cell office:value-type="string" calcext:value-type="string">
            <text:p>/wiki/.git/objects/d3/c6c51ab2fd69783ebe8e4784fa43a5461c696a</text:p>
          </table:table-cell>
          <table:table-cell/>
        </table:table-row>
        <table:table-row table:style-name="ro1">
          <table:table-cell office:value-type="string" calcext:value-type="string">
            <text:p>/wiki/.git/objects/d3/ee472b43bfae196e68a58789201666a6fc1455</text:p>
          </table:table-cell>
          <table:table-cell/>
        </table:table-row>
        <table:table-row table:style-name="ro1">
          <table:table-cell office:value-type="string" calcext:value-type="string">
            <text:p>/wiki/.git/objects/d3/eaf504a4e959a7858be750f4b05ebf17bb9db7</text:p>
          </table:table-cell>
          <table:table-cell/>
        </table:table-row>
        <table:table-row table:style-name="ro1">
          <table:table-cell office:value-type="string" calcext:value-type="string">
            <text:p>/wiki/.git/objects/d3/dbb8e87008ec268b3462b040704654f3aa833c</text:p>
          </table:table-cell>
          <table:table-cell/>
        </table:table-row>
        <table:table-row table:style-name="ro1">
          <table:table-cell office:value-type="string" calcext:value-type="string">
            <text:p>/wiki/.git/objects/d3/a68884c9ddbed3ea48b6938b325b120213c46e</text:p>
          </table:table-cell>
          <table:table-cell/>
        </table:table-row>
        <table:table-row table:style-name="ro1">
          <table:table-cell office:value-type="string" calcext:value-type="string">
            <text:p>/wiki/.git/objects/d3/bb7f557de3da561aea9b3db1a17209f36241ac</text:p>
          </table:table-cell>
          <table:table-cell/>
        </table:table-row>
        <table:table-row table:style-name="ro1">
          <table:table-cell office:value-type="string" calcext:value-type="string">
            <text:p>/wiki/.git/objects/d3/74e053aa9166ff96d7096ba7b46515b65cc946</text:p>
          </table:table-cell>
          <table:table-cell/>
        </table:table-row>
        <table:table-row table:style-name="ro1">
          <table:table-cell office:value-type="string" calcext:value-type="string">
            <text:p>/wiki/.git/objects/d3/85a9c4bad65fd148cbe2f3b1c3d6326126c42d</text:p>
          </table:table-cell>
          <table:table-cell/>
        </table:table-row>
        <table:table-row table:style-name="ro1">
          <table:table-cell office:value-type="string" calcext:value-type="string">
            <text:p>/wiki/.git/objects/d3/bef5255870eab37a294dbc4ed3f92f6094b991</text:p>
          </table:table-cell>
          <table:table-cell/>
        </table:table-row>
        <table:table-row table:style-name="ro1">
          <table:table-cell office:value-type="string" calcext:value-type="string">
            <text:p>/wiki/.git/objects/d3/07ae914fa2e10f2ba23105c3d10e1b904133a6</text:p>
          </table:table-cell>
          <table:table-cell/>
        </table:table-row>
        <table:table-row table:style-name="ro1">
          <table:table-cell office:value-type="string" calcext:value-type="string">
            <text:p>/wiki/.git/objects/d3/d0bcdf6e167652d619b4f8e6093b37dbb4a677</text:p>
          </table:table-cell>
          <table:table-cell/>
        </table:table-row>
        <table:table-row table:style-name="ro1">
          <table:table-cell office:value-type="string" calcext:value-type="string">
            <text:p>/wiki/.git/objects/f2/c927696cf27f720a73c8124b01310fe7469c83</text:p>
          </table:table-cell>
          <table:table-cell/>
        </table:table-row>
        <table:table-row table:style-name="ro1">
          <table:table-cell office:value-type="string" calcext:value-type="string">
            <text:p>/wiki/.git/objects/f2/197e320916f6ad036dda26a35e77c3b1a2bda1</text:p>
          </table:table-cell>
          <table:table-cell/>
        </table:table-row>
        <table:table-row table:style-name="ro1">
          <table:table-cell office:value-type="string" calcext:value-type="string">
            <text:p>/wiki/.git/objects/f2/bd4bdf0061d166f51c6ece744bd6cbf8c4cecd</text:p>
          </table:table-cell>
          <table:table-cell/>
        </table:table-row>
        <table:table-row table:style-name="ro1">
          <table:table-cell office:value-type="string" calcext:value-type="string">
            <text:p>/wiki/.git/objects/f2/83ad2a405e6a15791bca578dbb2a8cf955e0f7</text:p>
          </table:table-cell>
          <table:table-cell/>
        </table:table-row>
        <table:table-row table:style-name="ro1">
          <table:table-cell office:value-type="string" calcext:value-type="string">
            <text:p>/wiki/.git/objects/f2/7549b7ff9169995fc12417ad71a018c635dce9</text:p>
          </table:table-cell>
          <table:table-cell/>
        </table:table-row>
        <table:table-row table:style-name="ro1">
          <table:table-cell office:value-type="string" calcext:value-type="string">
            <text:p>/wiki/.git/objects/f2/b130502a9ec71d4ea6bf6dcb3df0be3fd267b4</text:p>
          </table:table-cell>
          <table:table-cell/>
        </table:table-row>
        <table:table-row table:style-name="ro1">
          <table:table-cell office:value-type="string" calcext:value-type="string">
            <text:p>/wiki/.git/objects/f2/eae8bbe038dad5137024a0431868e2108c9a07</text:p>
          </table:table-cell>
          <table:table-cell/>
        </table:table-row>
        <table:table-row table:style-name="ro1">
          <table:table-cell office:value-type="string" calcext:value-type="string">
            <text:p>/wiki/.git/objects/f2/592ccc8e34207c12f0b8b4f903db0a4b64feb6</text:p>
          </table:table-cell>
          <table:table-cell/>
        </table:table-row>
        <table:table-row table:style-name="ro1">
          <table:table-cell office:value-type="string" calcext:value-type="string">
            <text:p>/wiki/.git/objects/f2/c5568540fe57c55fd66b44f60af137c35f735e</text:p>
          </table:table-cell>
          <table:table-cell/>
        </table:table-row>
        <table:table-row table:style-name="ro1">
          <table:table-cell office:value-type="string" calcext:value-type="string">
            <text:p>/wiki/.git/objects/f2/3b8cc3f14425ac90f3f7dcf9a56568edcda508</text:p>
          </table:table-cell>
          <table:table-cell/>
        </table:table-row>
        <table:table-row table:style-name="ro1">
          <table:table-cell office:value-type="string" calcext:value-type="string">
            <text:p>/wiki/.git/objects/f2/010ea8f19037d8f262f0abfcfd1958ad2d71b3</text:p>
          </table:table-cell>
          <table:table-cell/>
        </table:table-row>
        <table:table-row table:style-name="ro1">
          <table:table-cell office:value-type="string" calcext:value-type="string">
            <text:p>/wiki/.git/objects/88/37d64a3f7d9d603577d6cda119c01b54ab79d5</text:p>
          </table:table-cell>
          <table:table-cell/>
        </table:table-row>
        <table:table-row table:style-name="ro1">
          <table:table-cell office:value-type="string" calcext:value-type="string">
            <text:p>/wiki/.git/objects/88/6d97e32888ccd2f4bac33c4af1e7fdf6ba91bf</text:p>
          </table:table-cell>
          <table:table-cell/>
        </table:table-row>
        <table:table-row table:style-name="ro1">
          <table:table-cell office:value-type="string" calcext:value-type="string">
            <text:p>/wiki/.git/objects/88/fa8dc3a1d954488552a2e96709f9a3a46cdd63</text:p>
          </table:table-cell>
          <table:table-cell/>
        </table:table-row>
        <table:table-row table:style-name="ro1">
          <table:table-cell office:value-type="string" calcext:value-type="string">
            <text:p>/wiki/.git/objects/88/f9e2896e18e3465d8e922c9066c07b0b1ad956</text:p>
          </table:table-cell>
          <table:table-cell/>
        </table:table-row>
        <table:table-row table:style-name="ro1">
          <table:table-cell office:value-type="string" calcext:value-type="string">
            <text:p>/wiki/.git/objects/88/d7865ef94246fca9888cc9b047e91324a78b18</text:p>
          </table:table-cell>
          <table:table-cell/>
        </table:table-row>
        <table:table-row table:style-name="ro1">
          <table:table-cell office:value-type="string" calcext:value-type="string">
            <text:p>/wiki/.git/objects/88/dcfbb3a81f6eacb183ccceca2d196553b977a4</text:p>
          </table:table-cell>
          <table:table-cell/>
        </table:table-row>
        <table:table-row table:style-name="ro1">
          <table:table-cell office:value-type="string" calcext:value-type="string">
            <text:p>/wiki/.git/objects/88/0a3e3d10b1f57e99f840440e79ee6dea714a70</text:p>
          </table:table-cell>
          <table:table-cell/>
        </table:table-row>
        <table:table-row table:style-name="ro1">
          <table:table-cell office:value-type="string" calcext:value-type="string">
            <text:p>/wiki/.git/objects/88/1c25a3513abb77da82b1edb8915aeb12f84353</text:p>
          </table:table-cell>
          <table:table-cell/>
        </table:table-row>
        <table:table-row table:style-name="ro1">
          <table:table-cell office:value-type="string" calcext:value-type="string">
            <text:p>/wiki/.git/objects/88/2e1ae8351958e0bf63ba5fbca8b7a22478641e</text:p>
          </table:table-cell>
          <table:table-cell/>
        </table:table-row>
        <table:table-row table:style-name="ro1">
          <table:table-cell office:value-type="string" calcext:value-type="string">
            <text:p>/wiki/.git/objects/3b/6b0b141a9fb50014be70c77f03142383a90e1b</text:p>
          </table:table-cell>
          <table:table-cell/>
        </table:table-row>
        <table:table-row table:style-name="ro1">
          <table:table-cell office:value-type="string" calcext:value-type="string">
            <text:p>/wiki/.git/objects/3b/7061e7b6a5a23f6b0f247189277ae093fa8651</text:p>
          </table:table-cell>
          <table:table-cell/>
        </table:table-row>
        <table:table-row table:style-name="ro1">
          <table:table-cell office:value-type="string" calcext:value-type="string">
            <text:p>/wiki/.git/objects/3b/026b790757c6743295aaefa5c2e66375844677</text:p>
          </table:table-cell>
          <table:table-cell/>
        </table:table-row>
        <table:table-row table:style-name="ro1">
          <table:table-cell office:value-type="string" calcext:value-type="string">
            <text:p>/wiki/.git/objects/3b/147741e5cba2e046e4a5cf9430743ce9de7d12</text:p>
          </table:table-cell>
          <table:table-cell/>
        </table:table-row>
        <table:table-row table:style-name="ro1">
          <table:table-cell office:value-type="string" calcext:value-type="string">
            <text:p>/wiki/.git/objects/3b/aac3324c0d1b60354bd2f9827a83af182dd1fd</text:p>
          </table:table-cell>
          <table:table-cell/>
        </table:table-row>
        <table:table-row table:style-name="ro1">
          <table:table-cell office:value-type="string" calcext:value-type="string">
            <text:p>/wiki/.git/objects/3b/75ead00f1fce07dc98eda7bd08e752b7d12f7e</text:p>
          </table:table-cell>
          <table:table-cell/>
        </table:table-row>
        <table:table-row table:style-name="ro1">
          <table:table-cell office:value-type="string" calcext:value-type="string">
            <text:p>/wiki/.git/objects/3b/ac520563f7763c1cf8d6f5d25d5dd48cb03a0c</text:p>
          </table:table-cell>
          <table:table-cell/>
        </table:table-row>
        <table:table-row table:style-name="ro1">
          <table:table-cell office:value-type="string" calcext:value-type="string">
            <text:p>/wiki/.git/objects/3b/370e04f5376226fe81d85fd42dacd196bccadb</text:p>
          </table:table-cell>
          <table:table-cell/>
        </table:table-row>
        <table:table-row table:style-name="ro1">
          <table:table-cell office:value-type="string" calcext:value-type="string">
            <text:p>/wiki/.git/objects/3b/b73f41f3b9205766d8680f354bc5fc08bb29dd</text:p>
          </table:table-cell>
          <table:table-cell/>
        </table:table-row>
        <table:table-row table:style-name="ro1">
          <table:table-cell office:value-type="string" calcext:value-type="string">
            <text:p>/wiki/.git/objects/3b/94ea15af53f9d70185908fa350998d8e4a8391</text:p>
          </table:table-cell>
          <table:table-cell/>
        </table:table-row>
        <table:table-row table:style-name="ro1">
          <table:table-cell office:value-type="string" calcext:value-type="string">
            <text:p>/wiki/.git/objects/3b/b9f8ab6f0dcaf6989053e7d1e935c94142c986</text:p>
          </table:table-cell>
          <table:table-cell/>
        </table:table-row>
        <table:table-row table:style-name="ro1">
          <table:table-cell office:value-type="string" calcext:value-type="string">
            <text:p>/wiki/.git/objects/3b/ab6caceec02752abbf84f1ecb9396dde66ef20</text:p>
          </table:table-cell>
          <table:table-cell/>
        </table:table-row>
        <table:table-row table:style-name="ro1">
          <table:table-cell office:value-type="string" calcext:value-type="string">
            <text:p>/wiki/.git/objects/3b/cf38cac60cd029bb117affc02ef64efd9b2838</text:p>
          </table:table-cell>
          <table:table-cell/>
        </table:table-row>
        <table:table-row table:style-name="ro1">
          <table:table-cell office:value-type="string" calcext:value-type="string">
            <text:p>/wiki/.git/objects/3b/1cddfd16748fab9b0cffe077656700cc85cbf9</text:p>
          </table:table-cell>
          <table:table-cell/>
        </table:table-row>
        <table:table-row table:style-name="ro1">
          <table:table-cell office:value-type="string" calcext:value-type="string">
            <text:p>/wiki/.git/objects/3b/ea8f31cc3a8331c64bea983062ea6a5a568409</text:p>
          </table:table-cell>
          <table:table-cell/>
        </table:table-row>
        <table:table-row table:style-name="ro1">
          <table:table-cell office:value-type="string" calcext:value-type="string">
            <text:p>/wiki/.git/objects/3b/e02cee93090cb0ad7316589d180aa59a417c1b</text:p>
          </table:table-cell>
          <table:table-cell/>
        </table:table-row>
        <table:table-row table:style-name="ro1">
          <table:table-cell office:value-type="string" calcext:value-type="string">
            <text:p>/wiki/.git/objects/3b/96993e3b8652e1403e9265fddba0ac6479bde0</text:p>
          </table:table-cell>
          <table:table-cell/>
        </table:table-row>
        <table:table-row table:style-name="ro1">
          <table:table-cell office:value-type="string" calcext:value-type="string">
            <text:p>/wiki/.git/objects/3b/571733a65b87ec0c3dfe68e26b2205ff25ed98</text:p>
          </table:table-cell>
          <table:table-cell/>
        </table:table-row>
        <table:table-row table:style-name="ro1">
          <table:table-cell office:value-type="string" calcext:value-type="string">
            <text:p>/wiki/.git/objects/3b/8c5a1a081d52ce75bc958ab35e2624266f44b6</text:p>
          </table:table-cell>
          <table:table-cell/>
        </table:table-row>
        <table:table-row table:style-name="ro1">
          <table:table-cell office:value-type="string" calcext:value-type="string">
            <text:p>/wiki/.git/objects/4f/1f6098d46f55f0c5f2774b6d8c965a02d34310</text:p>
          </table:table-cell>
          <table:table-cell/>
        </table:table-row>
        <table:table-row table:style-name="ro1">
          <table:table-cell office:value-type="string" calcext:value-type="string">
            <text:p>/wiki/.git/objects/4f/b427558075846a9b560799314c96afd9a8ec09</text:p>
          </table:table-cell>
          <table:table-cell/>
        </table:table-row>
        <table:table-row table:style-name="ro1">
          <table:table-cell office:value-type="string" calcext:value-type="string">
            <text:p>/wiki/.git/objects/4f/7bf869f3f43e18e293e05fe087a24d2961b045</text:p>
          </table:table-cell>
          <table:table-cell/>
        </table:table-row>
        <table:table-row table:style-name="ro1">
          <table:table-cell office:value-type="string" calcext:value-type="string">
            <text:p>/wiki/.git/objects/4f/96e30e9bc0558b57d1884d38f4a30d9e56feec</text:p>
          </table:table-cell>
          <table:table-cell/>
        </table:table-row>
        <table:table-row table:style-name="ro1">
          <table:table-cell office:value-type="string" calcext:value-type="string">
            <text:p>/wiki/.git/objects/4f/af2af8ae19a8d1a8270d9703c48d2cde3f6a7e</text:p>
          </table:table-cell>
          <table:table-cell/>
        </table:table-row>
        <table:table-row table:style-name="ro1">
          <table:table-cell office:value-type="string" calcext:value-type="string">
            <text:p>/wiki/.git/objects/4f/44d37443013e8a32780a1ea8988a9835ebc64a</text:p>
          </table:table-cell>
          <table:table-cell/>
        </table:table-row>
        <table:table-row table:style-name="ro1">
          <table:table-cell office:value-type="string" calcext:value-type="string">
            <text:p>/wiki/.git/objects/4f/a7c03b6d3743307789b955cb5f96ab0587aa6d</text:p>
          </table:table-cell>
          <table:table-cell/>
        </table:table-row>
        <table:table-row table:style-name="ro1">
          <table:table-cell office:value-type="string" calcext:value-type="string">
            <text:p>/wiki/.git/objects/4f/95c16b038ce8164b78ab7105f34b67c2f004b9</text:p>
          </table:table-cell>
          <table:table-cell/>
        </table:table-row>
        <table:table-row table:style-name="ro1">
          <table:table-cell office:value-type="string" calcext:value-type="string">
            <text:p>/wiki/.git/objects/4f/f8747097323076d853177db3553ad40cc86b40</text:p>
          </table:table-cell>
          <table:table-cell/>
        </table:table-row>
        <table:table-row table:style-name="ro1">
          <table:table-cell office:value-type="string" calcext:value-type="string">
            <text:p>/wiki/.git/objects/40/59222cdb1050eb71edc90c0c6ffd02eb560476</text:p>
          </table:table-cell>
          <table:table-cell/>
        </table:table-row>
        <table:table-row table:style-name="ro1">
          <table:table-cell office:value-type="string" calcext:value-type="string">
            <text:p>/wiki/.git/objects/40/9d7ade0d106e5d40cff4ccc9121815163e1453</text:p>
          </table:table-cell>
          <table:table-cell/>
        </table:table-row>
        <table:table-row table:style-name="ro1">
          <table:table-cell office:value-type="string" calcext:value-type="string">
            <text:p>/wiki/.git/objects/40/05b66380d6253996e1a9b0a8aac3a6d86ecb35</text:p>
          </table:table-cell>
          <table:table-cell/>
        </table:table-row>
        <table:table-row table:style-name="ro1">
          <table:table-cell office:value-type="string" calcext:value-type="string">
            <text:p>/wiki/.git/objects/40/c2249e470e8800916a67b4a71d3c8faf6d8af8</text:p>
          </table:table-cell>
          <table:table-cell/>
        </table:table-row>
        <table:table-row table:style-name="ro1">
          <table:table-cell office:value-type="string" calcext:value-type="string">
            <text:p>/wiki/.git/objects/40/3d657234706fdd35f1e83c8ce87973f08f7db3</text:p>
          </table:table-cell>
          <table:table-cell/>
        </table:table-row>
        <table:table-row table:style-name="ro1">
          <table:table-cell office:value-type="string" calcext:value-type="string">
            <text:p>/wiki/.git/objects/40/dcdc4c8fb4c8597168d1e2e84d643057e16529</text:p>
          </table:table-cell>
          <table:table-cell/>
        </table:table-row>
        <table:table-row table:style-name="ro1">
          <table:table-cell office:value-type="string" calcext:value-type="string">
            <text:p>/wiki/.git/objects/37/2ef19a849a69faa46124602d2b4c22151ce067</text:p>
          </table:table-cell>
          <table:table-cell/>
        </table:table-row>
        <table:table-row table:style-name="ro1">
          <table:table-cell office:value-type="string" calcext:value-type="string">
            <text:p>/wiki/.git/objects/37/33bdcb85558107192d9ff6330a4c5981c279af</text:p>
          </table:table-cell>
          <table:table-cell/>
        </table:table-row>
        <table:table-row table:style-name="ro1">
          <table:table-cell office:value-type="string" calcext:value-type="string">
            <text:p>/wiki/.git/objects/37/6d47382d7d92d296346956d5a8e070de4fa507</text:p>
          </table:table-cell>
          <table:table-cell/>
        </table:table-row>
        <table:table-row table:style-name="ro1">
          <table:table-cell office:value-type="string" calcext:value-type="string">
            <text:p>/wiki/.git/objects/37/66a83ca5b11d2563282c6878e756b73aa006ed</text:p>
          </table:table-cell>
          <table:table-cell/>
        </table:table-row>
        <table:table-row table:style-name="ro1">
          <table:table-cell office:value-type="string" calcext:value-type="string">
            <text:p>/wiki/.git/objects/37/ce2cadbf80e3c5f2bd7abb9be60f3895d4c7bc</text:p>
          </table:table-cell>
          <table:table-cell/>
        </table:table-row>
        <table:table-row table:style-name="ro1">
          <table:table-cell office:value-type="string" calcext:value-type="string">
            <text:p>/wiki/.git/objects/37/25804cafbd7dd2c84e5066ef9a992894310578</text:p>
          </table:table-cell>
          <table:table-cell/>
        </table:table-row>
        <table:table-row table:style-name="ro1">
          <table:table-cell office:value-type="string" calcext:value-type="string">
            <text:p>/wiki/.git/objects/37/ee580e85f532f5cd704cb98a18ecc7ad1e38d5</text:p>
          </table:table-cell>
          <table:table-cell/>
        </table:table-row>
        <table:table-row table:style-name="ro1">
          <table:table-cell office:value-type="string" calcext:value-type="string">
            <text:p>/wiki/.git/objects/37/381ecbbce246cde49ad541575a6d8eea52148f</text:p>
          </table:table-cell>
          <table:table-cell/>
        </table:table-row>
        <table:table-row table:style-name="ro1">
          <table:table-cell office:value-type="string" calcext:value-type="string">
            <text:p>/wiki/.git/objects/37/0d65f762636c08ed047846a8c7f1d6b82874fc</text:p>
          </table:table-cell>
          <table:table-cell/>
        </table:table-row>
        <table:table-row table:style-name="ro1">
          <table:table-cell office:value-type="string" calcext:value-type="string">
            <text:p>/wiki/.git/objects/37/ac5f82dbb4242359277be12097bafd7e4bdbd5</text:p>
          </table:table-cell>
          <table:table-cell/>
        </table:table-row>
        <table:table-row table:style-name="ro1">
          <table:table-cell office:value-type="string" calcext:value-type="string">
            <text:p>/wiki/.git/objects/ee/d0d1dd15fe1f102e472adb648d39ef0e335327</text:p>
          </table:table-cell>
          <table:table-cell/>
        </table:table-row>
        <table:table-row table:style-name="ro1">
          <table:table-cell office:value-type="string" calcext:value-type="string">
            <text:p>/wiki/.git/objects/ee/c38f1b87f16d771f711bcbe46f10fdefaba161</text:p>
          </table:table-cell>
          <table:table-cell/>
        </table:table-row>
        <table:table-row table:style-name="ro1">
          <table:table-cell office:value-type="string" calcext:value-type="string">
            <text:p>/wiki/.git/objects/ee/a893df5ca1b2bec94782a35be4c4ada4f21521</text:p>
          </table:table-cell>
          <table:table-cell/>
        </table:table-row>
        <table:table-row table:style-name="ro1">
          <table:table-cell office:value-type="string" calcext:value-type="string">
            <text:p>/wiki/.git/objects/ee/7e58ed1156fb011b50a781f2cc2da104ebab51</text:p>
          </table:table-cell>
          <table:table-cell/>
        </table:table-row>
        <table:table-row table:style-name="ro1">
          <table:table-cell office:value-type="string" calcext:value-type="string">
            <text:p>/wiki/.git/objects/ee/6fb905e584766f1c51115b32709f4f9062d8c4</text:p>
          </table:table-cell>
          <table:table-cell/>
        </table:table-row>
        <table:table-row table:style-name="ro1">
          <table:table-cell office:value-type="string" calcext:value-type="string">
            <text:p>/wiki/.git/objects/ee/12647750a82f5de6676b8594b3ac7f030e0b69</text:p>
          </table:table-cell>
          <table:table-cell/>
        </table:table-row>
        <table:table-row table:style-name="ro1">
          <table:table-cell office:value-type="string" calcext:value-type="string">
            <text:p>/wiki/.git/objects/ee/91ed8a12295c5b9bca8b90bb6691ece8055f1d</text:p>
          </table:table-cell>
          <table:table-cell/>
        </table:table-row>
        <table:table-row table:style-name="ro1">
          <table:table-cell office:value-type="string" calcext:value-type="string">
            <text:p>/wiki/.git/objects/82/4bdc0eaef36fa6a8277e93c93acc96e548d9fe</text:p>
          </table:table-cell>
          <table:table-cell/>
        </table:table-row>
        <table:table-row table:style-name="ro1">
          <table:table-cell office:value-type="string" calcext:value-type="string">
            <text:p>/wiki/.git/objects/82/cfa0992a3093282eed1eaf683e862640136c5e</text:p>
          </table:table-cell>
          <table:table-cell/>
        </table:table-row>
        <table:table-row table:style-name="ro1">
          <table:table-cell office:value-type="string" calcext:value-type="string">
            <text:p>/wiki/.git/objects/82/9891b9e0fbc1240f87f278496420ff12ab786e</text:p>
          </table:table-cell>
          <table:table-cell/>
        </table:table-row>
        <table:table-row table:style-name="ro1">
          <table:table-cell office:value-type="string" calcext:value-type="string">
            <text:p>/wiki/.git/objects/82/ce4f9553a1f9321f41b401dd4064b98390d085</text:p>
          </table:table-cell>
          <table:table-cell/>
        </table:table-row>
        <table:table-row table:style-name="ro1">
          <table:table-cell office:value-type="string" calcext:value-type="string">
            <text:p>/wiki/.git/objects/82/a383d70300d88a1ecd1089b954f3e0720f5b0d</text:p>
          </table:table-cell>
          <table:table-cell/>
        </table:table-row>
        <table:table-row table:style-name="ro1">
          <table:table-cell office:value-type="string" calcext:value-type="string">
            <text:p>/wiki/.git/objects/82/f694ff8fe0474dc586e0dd6fec55a0fbdd8453</text:p>
          </table:table-cell>
          <table:table-cell/>
        </table:table-row>
        <table:table-row table:style-name="ro1">
          <table:table-cell office:value-type="string" calcext:value-type="string">
            <text:p>/wiki/.git/objects/82/000024e7085c3d6713a8d3d545ca022ed699de</text:p>
          </table:table-cell>
          <table:table-cell/>
        </table:table-row>
        <table:table-row table:style-name="ro1">
          <table:table-cell office:value-type="string" calcext:value-type="string">
            <text:p>/wiki/.git/objects/82/0e5a289f63f2eddf70df6de85f28bfd693d93b</text:p>
          </table:table-cell>
          <table:table-cell/>
        </table:table-row>
        <table:table-row table:style-name="ro1">
          <table:table-cell office:value-type="string" calcext:value-type="string">
            <text:p>/wiki/.git/objects/82/03a8ef051658f16a8615b19636c7755e17ab95</text:p>
          </table:table-cell>
          <table:table-cell/>
        </table:table-row>
        <table:table-row table:style-name="ro1">
          <table:table-cell office:value-type="string" calcext:value-type="string">
            <text:p>/wiki/.git/objects/82/3cdeff2b3bb3c62b83da9524c78ea4936280eb</text:p>
          </table:table-cell>
          <table:table-cell/>
        </table:table-row>
        <table:table-row table:style-name="ro1">
          <table:table-cell office:value-type="string" calcext:value-type="string">
            <text:p>/wiki/.git/objects/82/0aad7a95cadfd1fd60099571df6bdb4856b992</text:p>
          </table:table-cell>
          <table:table-cell/>
        </table:table-row>
        <table:table-row table:style-name="ro1">
          <table:table-cell office:value-type="string" calcext:value-type="string">
            <text:p>/wiki/.git/objects/82/73e08649d4da28fa134970e75f551e5a2e97fe</text:p>
          </table:table-cell>
          <table:table-cell/>
        </table:table-row>
        <table:table-row table:style-name="ro1">
          <table:table-cell office:value-type="string" calcext:value-type="string">
            <text:p>/wiki/.git/objects/17/c32953547acd7c00d2366da2b2b8823d029ee5</text:p>
          </table:table-cell>
          <table:table-cell/>
        </table:table-row>
        <table:table-row table:style-name="ro1">
          <table:table-cell office:value-type="string" calcext:value-type="string">
            <text:p>/wiki/.git/objects/17/2a6f9c90a1d909d7c6de86e91e564f13e7f569</text:p>
          </table:table-cell>
          <table:table-cell/>
        </table:table-row>
        <table:table-row table:style-name="ro1">
          <table:table-cell office:value-type="string" calcext:value-type="string">
            <text:p>/wiki/.git/objects/17/83684734c4aab7ed5e24ef157fb6bab5414b0e</text:p>
          </table:table-cell>
          <table:table-cell/>
        </table:table-row>
        <table:table-row table:style-name="ro1">
          <table:table-cell office:value-type="string" calcext:value-type="string">
            <text:p>/wiki/.git/objects/17/8fb1dc47323c887c85f0e89b3540434f347189</text:p>
          </table:table-cell>
          <table:table-cell/>
        </table:table-row>
        <table:table-row table:style-name="ro1">
          <table:table-cell office:value-type="string" calcext:value-type="string">
            <text:p>/wiki/.git/objects/17/53c6055acb8fe8b9667541804af9d911c21d39</text:p>
          </table:table-cell>
          <table:table-cell/>
        </table:table-row>
        <table:table-row table:style-name="ro1">
          <table:table-cell office:value-type="string" calcext:value-type="string">
            <text:p>/wiki/.git/objects/17/e6e5d8d80188b33a0c61ad9fd8f675e94e944d</text:p>
          </table:table-cell>
          <table:table-cell/>
        </table:table-row>
        <table:table-row table:style-name="ro1">
          <table:table-cell office:value-type="string" calcext:value-type="string">
            <text:p>/wiki/.git/objects/17/ef5190db06953b51f30223fb8a2c0aaedbe767</text:p>
          </table:table-cell>
          <table:table-cell/>
        </table:table-row>
        <table:table-row table:style-name="ro1">
          <table:table-cell office:value-type="string" calcext:value-type="string">
            <text:p>/wiki/.git/objects/17/6357a0e93422f8d6260744dd6b072626503294</text:p>
          </table:table-cell>
          <table:table-cell/>
        </table:table-row>
        <table:table-row table:style-name="ro1">
          <table:table-cell office:value-type="string" calcext:value-type="string">
            <text:p>/wiki/.git/objects/17/27bafd151713c5557c7794f8391c8b7a0f9d79</text:p>
          </table:table-cell>
          <table:table-cell/>
        </table:table-row>
        <table:table-row table:style-name="ro1">
          <table:table-cell office:value-type="string" calcext:value-type="string">
            <text:p>/wiki/.git/objects/17/d28e0356dab4aac3b2a13266208a4168d18337</text:p>
          </table:table-cell>
          <table:table-cell/>
        </table:table-row>
        <table:table-row table:style-name="ro1">
          <table:table-cell office:value-type="string" calcext:value-type="string">
            <text:p>/wiki/.git/objects/ab/fe959024b3005f2f27e653ef5c5ecdd3aa9839</text:p>
          </table:table-cell>
          <table:table-cell/>
        </table:table-row>
        <table:table-row table:style-name="ro1">
          <table:table-cell office:value-type="string" calcext:value-type="string">
            <text:p>/wiki/.git/objects/ab/884c9920f2503a9873ce0bd7f83a214b4a02ce</text:p>
          </table:table-cell>
          <table:table-cell/>
        </table:table-row>
        <table:table-row table:style-name="ro1">
          <table:table-cell office:value-type="string" calcext:value-type="string">
            <text:p>/wiki/.git/objects/ab/d3b3d7ff5dbadb86f4893aff9730e55b46a7ff</text:p>
          </table:table-cell>
          <table:table-cell/>
        </table:table-row>
        <table:table-row table:style-name="ro1">
          <table:table-cell office:value-type="string" calcext:value-type="string">
            <text:p>/wiki/.git/objects/ab/d0aac9820ea098c5f0f4271b5ffb004ed3a393</text:p>
          </table:table-cell>
          <table:table-cell/>
        </table:table-row>
        <table:table-row table:style-name="ro1">
          <table:table-cell office:value-type="string" calcext:value-type="string">
            <text:p>/wiki/.git/objects/ab/81c8c72cf14e308134861385570712cc0ead25</text:p>
          </table:table-cell>
          <table:table-cell/>
        </table:table-row>
        <table:table-row table:style-name="ro1">
          <table:table-cell office:value-type="string" calcext:value-type="string">
            <text:p>/wiki/.git/objects/ab/f2e313a7fea1aa583a62799b53cf3784e4db4a</text:p>
          </table:table-cell>
          <table:table-cell/>
        </table:table-row>
        <table:table-row table:style-name="ro1">
          <table:table-cell office:value-type="string" calcext:value-type="string">
            <text:p>/wiki/.git/objects/ab/4b8e897a58fa426265b37758b3fc6b668012ab</text:p>
          </table:table-cell>
          <table:table-cell/>
        </table:table-row>
        <table:table-row table:style-name="ro1">
          <table:table-cell office:value-type="string" calcext:value-type="string">
            <text:p>/wiki/.git/objects/ab/9fd9d394a00c469801980d17243e8c9baa2640</text:p>
          </table:table-cell>
          <table:table-cell/>
        </table:table-row>
        <table:table-row table:style-name="ro1">
          <table:table-cell office:value-type="string" calcext:value-type="string">
            <text:p>/wiki/.git/objects/ab/1141ce7b85182a5871fe81305399ce2d38023a</text:p>
          </table:table-cell>
          <table:table-cell/>
        </table:table-row>
        <table:table-row table:style-name="ro1">
          <table:table-cell office:value-type="string" calcext:value-type="string">
            <text:p>/wiki/.git/objects/ab/fb367dde446f8b282abacd422b1232af4aa4a5</text:p>
          </table:table-cell>
          <table:table-cell/>
        </table:table-row>
        <table:table-row table:style-name="ro1">
          <table:table-cell office:value-type="string" calcext:value-type="string">
            <text:p>/wiki/.git/objects/ab/befc8eb8d2b9d55031a8927a6a553c19bffeba</text:p>
          </table:table-cell>
          <table:table-cell/>
        </table:table-row>
        <table:table-row table:style-name="ro1">
          <table:table-cell office:value-type="string" calcext:value-type="string">
            <text:p>/wiki/.git/objects/ab/d91c3dfed96c81712b2036ef7aca75673ab0a3</text:p>
          </table:table-cell>
          <table:table-cell/>
        </table:table-row>
        <table:table-row table:style-name="ro1">
          <table:table-cell office:value-type="string" calcext:value-type="string">
            <text:p>/wiki/.git/objects/3c/a8c933c5e4a4d7690caef8ca72fb0d5ff9218e</text:p>
          </table:table-cell>
          <table:table-cell/>
        </table:table-row>
        <table:table-row table:style-name="ro1">
          <table:table-cell office:value-type="string" calcext:value-type="string">
            <text:p>/wiki/.git/objects/3c/a7fa4b62b8a58a0eaee653999f7b363981d698</text:p>
          </table:table-cell>
          <table:table-cell/>
        </table:table-row>
        <table:table-row table:style-name="ro1">
          <table:table-cell office:value-type="string" calcext:value-type="string">
            <text:p>/wiki/.git/objects/3c/8d0f19e0d154241f05e3d36a80ced23193467e</text:p>
          </table:table-cell>
          <table:table-cell/>
        </table:table-row>
        <table:table-row table:style-name="ro1">
          <table:table-cell office:value-type="string" calcext:value-type="string">
            <text:p>/wiki/.git/objects/3c/a5044e4361d9731b02ecfd2d3004a2635a589a</text:p>
          </table:table-cell>
          <table:table-cell/>
        </table:table-row>
        <table:table-row table:style-name="ro1">
          <table:table-cell office:value-type="string" calcext:value-type="string">
            <text:p>/wiki/.git/objects/3c/4e40bc113bd671a6e62029fb2ee43e08beabc4</text:p>
          </table:table-cell>
          <table:table-cell/>
        </table:table-row>
        <table:table-row table:style-name="ro1">
          <table:table-cell office:value-type="string" calcext:value-type="string">
            <text:p>/wiki/.git/objects/3c/eba916302936c35cfdbbc17f7570ac2e2db0d5</text:p>
          </table:table-cell>
          <table:table-cell/>
        </table:table-row>
        <table:table-row table:style-name="ro1">
          <table:table-cell office:value-type="string" calcext:value-type="string">
            <text:p>/wiki/.git/objects/3c/4f690dd6be0a844054074a0acbacc2f32216c3</text:p>
          </table:table-cell>
          <table:table-cell/>
        </table:table-row>
        <table:table-row table:style-name="ro1">
          <table:table-cell office:value-type="string" calcext:value-type="string">
            <text:p>/wiki/.git/objects/3c/cb9b4c631bc664127f0edd51c00fa6be675832</text:p>
          </table:table-cell>
          <table:table-cell/>
        </table:table-row>
        <table:table-row table:style-name="ro1">
          <table:table-cell office:value-type="string" calcext:value-type="string">
            <text:p>/wiki/.git/objects/3c/5a95a45e14c9aac160b8b289430a35904eda3b</text:p>
          </table:table-cell>
          <table:table-cell/>
        </table:table-row>
        <table:table-row table:style-name="ro1">
          <table:table-cell office:value-type="string" calcext:value-type="string">
            <text:p>/wiki/.git/objects/3c/e782cc8688571e120897ddf07be23d3d049bff</text:p>
          </table:table-cell>
          <table:table-cell/>
        </table:table-row>
        <table:table-row table:style-name="ro1">
          <table:table-cell office:value-type="string" calcext:value-type="string">
            <text:p>/wiki/.git/objects/3c/679464260ef7266686eac37f4f2d6a64beada0</text:p>
          </table:table-cell>
          <table:table-cell/>
        </table:table-row>
        <table:table-row table:style-name="ro1">
          <table:table-cell office:value-type="string" calcext:value-type="string">
            <text:p>/wiki/.git/objects/3c/689f0357909c3c318bfcfce4781e73f262037e</text:p>
          </table:table-cell>
          <table:table-cell/>
        </table:table-row>
        <table:table-row table:style-name="ro1">
          <table:table-cell office:value-type="string" calcext:value-type="string">
            <text:p>/wiki/.git/objects/3c/6f88b37b35f0a1e1c69ceeda3d860e506c193f</text:p>
          </table:table-cell>
          <table:table-cell/>
        </table:table-row>
        <table:table-row table:style-name="ro1">
          <table:table-cell office:value-type="string" calcext:value-type="string">
            <text:p>/wiki/.git/objects/3c/022cfd1c183956c4c4671413c79540c040b200</text:p>
          </table:table-cell>
          <table:table-cell/>
        </table:table-row>
        <table:table-row table:style-name="ro1">
          <table:table-cell office:value-type="string" calcext:value-type="string">
            <text:p>/wiki/.git/objects/f1/cf5f86b7b9da131feadd03ffd9401b3267a5f5</text:p>
          </table:table-cell>
          <table:table-cell/>
        </table:table-row>
        <table:table-row table:style-name="ro1">
          <table:table-cell office:value-type="string" calcext:value-type="string">
            <text:p>/wiki/.git/objects/f1/8d35609b6963fe8eaaad4f1be7632b195ca5a3</text:p>
          </table:table-cell>
          <table:table-cell/>
        </table:table-row>
        <table:table-row table:style-name="ro1">
          <table:table-cell office:value-type="string" calcext:value-type="string">
            <text:p>/wiki/.git/objects/f1/7952f273a4c94da99079b720f2778d2ad8dffd</text:p>
          </table:table-cell>
          <table:table-cell/>
        </table:table-row>
        <table:table-row table:style-name="ro1">
          <table:table-cell office:value-type="string" calcext:value-type="string">
            <text:p>/wiki/.git/objects/f1/1232760cde433285b9e81ef872fb5e035add43</text:p>
          </table:table-cell>
          <table:table-cell/>
        </table:table-row>
        <table:table-row table:style-name="ro1">
          <table:table-cell office:value-type="string" calcext:value-type="string">
            <text:p>/wiki/.git/objects/f1/5ba63b9842ae961dda2af3818cf877c68821f0</text:p>
          </table:table-cell>
          <table:table-cell/>
        </table:table-row>
        <table:table-row table:style-name="ro1">
          <table:table-cell office:value-type="string" calcext:value-type="string">
            <text:p>/wiki/.git/objects/f1/21a4ef30e502913de100c74f0dbe83fe74324b</text:p>
          </table:table-cell>
          <table:table-cell/>
        </table:table-row>
        <table:table-row table:style-name="ro1">
          <table:table-cell office:value-type="string" calcext:value-type="string">
            <text:p>/wiki/.git/objects/f1/fc005e96064fa529806b162f54231e7612303f</text:p>
          </table:table-cell>
          <table:table-cell/>
        </table:table-row>
        <table:table-row table:style-name="ro1">
          <table:table-cell office:value-type="string" calcext:value-type="string">
            <text:p>/wiki/.git/objects/f1/55ac88baff747cc41d6ac76cbbb6f108ff5f5d</text:p>
          </table:table-cell>
          <table:table-cell/>
        </table:table-row>
        <table:table-row table:style-name="ro1">
          <table:table-cell office:value-type="string" calcext:value-type="string">
            <text:p>/wiki/.git/objects/f1/dee3a29a0f444c4146d244fa4d6382ab8559ab</text:p>
          </table:table-cell>
          <table:table-cell/>
        </table:table-row>
        <table:table-row table:style-name="ro1">
          <table:table-cell office:value-type="string" calcext:value-type="string">
            <text:p>/wiki/.git/objects/f1/16f1d43b7096f3f5998204f17f147b5bcf218d</text:p>
          </table:table-cell>
          <table:table-cell/>
        </table:table-row>
        <table:table-row table:style-name="ro1">
          <table:table-cell office:value-type="string" calcext:value-type="string">
            <text:p>/wiki/.git/objects/f1/5abeab056412bb5fa5fe0836dfdd7b78e4ac4c</text:p>
          </table:table-cell>
          <table:table-cell/>
        </table:table-row>
        <table:table-row table:style-name="ro1">
          <table:table-cell office:value-type="string" calcext:value-type="string">
            <text:p>/wiki/.git/objects/f1/bd122bd98db81ba4ed4b66607a2456a64684e3</text:p>
          </table:table-cell>
          <table:table-cell/>
        </table:table-row>
        <table:table-row table:style-name="ro1">
          <table:table-cell office:value-type="string" calcext:value-type="string">
            <text:p>/wiki/.git/objects/63/f51015719ca9023c454fc0b46b8354009e643b</text:p>
          </table:table-cell>
          <table:table-cell/>
        </table:table-row>
        <table:table-row table:style-name="ro1">
          <table:table-cell office:value-type="string" calcext:value-type="string">
            <text:p>/wiki/.git/objects/63/43f2465701065578123c14e21b288c6dbb8226</text:p>
          </table:table-cell>
          <table:table-cell/>
        </table:table-row>
        <table:table-row table:style-name="ro1">
          <table:table-cell office:value-type="string" calcext:value-type="string">
            <text:p>/wiki/.git/objects/63/dc8aca30ee30f6ffaae109bfa58ed41bedf5aa</text:p>
          </table:table-cell>
          <table:table-cell/>
        </table:table-row>
        <table:table-row table:style-name="ro1">
          <table:table-cell office:value-type="string" calcext:value-type="string">
            <text:p>/wiki/.git/objects/63/645bb2241819cb053ccfe04db0612cd92232b5</text:p>
          </table:table-cell>
          <table:table-cell/>
        </table:table-row>
        <table:table-row table:style-name="ro1">
          <table:table-cell office:value-type="string" calcext:value-type="string">
            <text:p>/wiki/.git/objects/63/af89533f5a0922178fb0d24c830d8d2b30b010</text:p>
          </table:table-cell>
          <table:table-cell/>
        </table:table-row>
        <table:table-row table:style-name="ro1">
          <table:table-cell office:value-type="string" calcext:value-type="string">
            <text:p>/wiki/.git/objects/63/9503e89b3a3ff039249ea41382a659c596952e</text:p>
          </table:table-cell>
          <table:table-cell/>
        </table:table-row>
        <table:table-row table:style-name="ro1">
          <table:table-cell office:value-type="string" calcext:value-type="string">
            <text:p>/wiki/.git/objects/63/6250ba39f0eb3cc3b9bbd4caf8a92f0f25a5dc</text:p>
          </table:table-cell>
          <table:table-cell/>
        </table:table-row>
        <table:table-row table:style-name="ro1">
          <table:table-cell office:value-type="string" calcext:value-type="string">
            <text:p>/wiki/.git/objects/63/7e646ba4e727d04933096b879a4a692ee92202</text:p>
          </table:table-cell>
          <table:table-cell/>
        </table:table-row>
        <table:table-row table:style-name="ro1">
          <table:table-cell office:value-type="string" calcext:value-type="string">
            <text:p>/wiki/.git/objects/63/4da4eebb89a4376523d7eac1660ae6f0f83bde</text:p>
          </table:table-cell>
          <table:table-cell/>
        </table:table-row>
        <table:table-row table:style-name="ro1">
          <table:table-cell office:value-type="string" calcext:value-type="string">
            <text:p>/wiki/.git/objects/63/04cba210d45a4743cbc08d3cebeb85f9a3b9fe</text:p>
          </table:table-cell>
          <table:table-cell/>
        </table:table-row>
        <table:table-row table:style-name="ro1">
          <table:table-cell office:value-type="string" calcext:value-type="string">
            <text:p>/wiki/.git/objects/06/e7891ceb9caa3faaa0870a3cf02229fe3318e0</text:p>
          </table:table-cell>
          <table:table-cell/>
        </table:table-row>
        <table:table-row table:style-name="ro1">
          <table:table-cell office:value-type="string" calcext:value-type="string">
            <text:p>/wiki/.git/objects/06/deba015a27225bc7f549bcae58664a01933d47</text:p>
          </table:table-cell>
          <table:table-cell/>
        </table:table-row>
        <table:table-row table:style-name="ro1">
          <table:table-cell office:value-type="string" calcext:value-type="string">
            <text:p>/wiki/.git/objects/06/51024e77b9d611a20a3253b3291574d02a4c37</text:p>
          </table:table-cell>
          <table:table-cell/>
        </table:table-row>
        <table:table-row table:style-name="ro1">
          <table:table-cell office:value-type="string" calcext:value-type="string">
            <text:p>/wiki/.git/objects/06/9c2382c1a1d1b0ef87f405ba650287afaf2297</text:p>
          </table:table-cell>
          <table:table-cell/>
        </table:table-row>
        <table:table-row table:style-name="ro1">
          <table:table-cell office:value-type="string" calcext:value-type="string">
            <text:p>/wiki/.git/objects/06/b0477e464eb00b7c923146de0f623040f85619</text:p>
          </table:table-cell>
          <table:table-cell/>
        </table:table-row>
        <table:table-row table:style-name="ro1">
          <table:table-cell office:value-type="string" calcext:value-type="string">
            <text:p>/wiki/.git/objects/06/d381ba1da9ddb3a5e0ed6566116f7377810c35</text:p>
          </table:table-cell>
          <table:table-cell/>
        </table:table-row>
        <table:table-row table:style-name="ro1">
          <table:table-cell office:value-type="string" calcext:value-type="string">
            <text:p>/wiki/.git/objects/06/78600785cdb16f0ffa4da9dd94744008e4ec4a</text:p>
          </table:table-cell>
          <table:table-cell/>
        </table:table-row>
        <table:table-row table:style-name="ro1">
          <table:table-cell office:value-type="string" calcext:value-type="string">
            <text:p>/wiki/.git/objects/06/fdb2230d845ca5416e8ebc8ff60cbbf0c9520e</text:p>
          </table:table-cell>
          <table:table-cell/>
        </table:table-row>
        <table:table-row table:style-name="ro1">
          <table:table-cell office:value-type="string" calcext:value-type="string">
            <text:p>/wiki/.git/objects/06/c60de380a61e91b938b23038fe2a3e42cdd586</text:p>
          </table:table-cell>
          <table:table-cell/>
        </table:table-row>
        <table:table-row table:style-name="ro1">
          <table:table-cell office:value-type="string" calcext:value-type="string">
            <text:p>/wiki/.git/objects/06/50e4a55fd6a87ddefa0495acb6fdfe16728ad9</text:p>
          </table:table-cell>
          <table:table-cell/>
        </table:table-row>
        <table:table-row table:style-name="ro1">
          <table:table-cell office:value-type="string" calcext:value-type="string">
            <text:p>/wiki/.git/objects/06/80f95548efc990e39b0ef845ccddf2e0da8c43</text:p>
          </table:table-cell>
          <table:table-cell/>
        </table:table-row>
        <table:table-row table:style-name="ro1">
          <table:table-cell office:value-type="string" calcext:value-type="string">
            <text:p>/wiki/.git/objects/06/a838b5f56d77f3597e9628cf0e9c493b938bcb</text:p>
          </table:table-cell>
          <table:table-cell/>
        </table:table-row>
        <table:table-row table:style-name="ro1">
          <table:table-cell office:value-type="string" calcext:value-type="string">
            <text:p>/wiki/.git/objects/06/4939ba1040958f950f565b9893ee9fa8d28e3e</text:p>
          </table:table-cell>
          <table:table-cell/>
        </table:table-row>
        <table:table-row table:style-name="ro1">
          <table:table-cell office:value-type="string" calcext:value-type="string">
            <text:p>/wiki/.git/objects/06/f5c1e86c8bf391ac369440eeeafeefd75eb1f0</text:p>
          </table:table-cell>
          <table:table-cell/>
        </table:table-row>
        <table:table-row table:style-name="ro1">
          <table:table-cell office:value-type="string" calcext:value-type="string">
            <text:p>/wiki/.git/objects/06/6cb1d6b56ac79c3034696f5b28243034528e1f</text:p>
          </table:table-cell>
          <table:table-cell/>
        </table:table-row>
        <table:table-row table:style-name="ro1">
          <table:table-cell office:value-type="string" calcext:value-type="string">
            <text:p>/wiki/.git/objects/06/a24a536db33205e0e70dfaeaa8d1bf65a38a5d</text:p>
          </table:table-cell>
          <table:table-cell/>
        </table:table-row>
        <table:table-row table:style-name="ro1">
          <table:table-cell office:value-type="string" calcext:value-type="string">
            <text:p>/wiki/.git/objects/c1/26c8cf2a8feef5581843ff6b7fa1a28d754e94</text:p>
          </table:table-cell>
          <table:table-cell/>
        </table:table-row>
        <table:table-row table:style-name="ro1">
          <table:table-cell office:value-type="string" calcext:value-type="string">
            <text:p>/wiki/.git/objects/c1/6b12cd6e066743278f9b087ba831dbb66b5174</text:p>
          </table:table-cell>
          <table:table-cell/>
        </table:table-row>
        <table:table-row table:style-name="ro1">
          <table:table-cell office:value-type="string" calcext:value-type="string">
            <text:p>/wiki/.git/objects/c1/35496cca8ff5bdaf3f26f420dacd285d806cd6</text:p>
          </table:table-cell>
          <table:table-cell/>
        </table:table-row>
        <table:table-row table:style-name="ro1">
          <table:table-cell office:value-type="string" calcext:value-type="string">
            <text:p>/wiki/.git/objects/c1/e163555f4ebc03e066ba16480b620041b2c3fb</text:p>
          </table:table-cell>
          <table:table-cell/>
        </table:table-row>
        <table:table-row table:style-name="ro1">
          <table:table-cell office:value-type="string" calcext:value-type="string">
            <text:p>/wiki/.git/objects/c1/e550f2106a7aa80973a27a3aa23c69230748ac</text:p>
          </table:table-cell>
          <table:table-cell/>
        </table:table-row>
        <table:table-row table:style-name="ro1">
          <table:table-cell office:value-type="string" calcext:value-type="string">
            <text:p>/wiki/.git/objects/c1/c4e79d4ee85fe72269daf541be36c5e58d6909</text:p>
          </table:table-cell>
          <table:table-cell/>
        </table:table-row>
        <table:table-row table:style-name="ro1">
          <table:table-cell office:value-type="string" calcext:value-type="string">
            <text:p>/wiki/.git/objects/c1/ab27348a409fe398be25e0543fc7dc797c921b</text:p>
          </table:table-cell>
          <table:table-cell/>
        </table:table-row>
        <table:table-row table:style-name="ro1">
          <table:table-cell office:value-type="string" calcext:value-type="string">
            <text:p>/wiki/.git/objects/c1/b8b509cfa4a388d6f6e6131ac414885972bd3b</text:p>
          </table:table-cell>
          <table:table-cell/>
        </table:table-row>
        <table:table-row table:style-name="ro1">
          <table:table-cell office:value-type="string" calcext:value-type="string">
            <text:p>/wiki/.git/objects/c1/12c685eed347e77027493a37c05067051194e8</text:p>
          </table:table-cell>
          <table:table-cell/>
        </table:table-row>
        <table:table-row table:style-name="ro1">
          <table:table-cell office:value-type="string" calcext:value-type="string">
            <text:p>/wiki/.git/objects/c1/bc5fbc5fe25dc2634836533ba7ec4d8ab11e37</text:p>
          </table:table-cell>
          <table:table-cell/>
        </table:table-row>
        <table:table-row table:style-name="ro1">
          <table:table-cell office:value-type="string" calcext:value-type="string">
            <text:p>/wiki/.git/objects/c1/3c797c60a438f7001239c5a6f3f75d25a5c2d0</text:p>
          </table:table-cell>
          <table:table-cell/>
        </table:table-row>
        <table:table-row table:style-name="ro1">
          <table:table-cell office:value-type="string" calcext:value-type="string">
            <text:p>/wiki/.git/objects/c1/12dcd9df33f7327f00e028ac4e9d75774795b5</text:p>
          </table:table-cell>
          <table:table-cell/>
        </table:table-row>
        <table:table-row table:style-name="ro1">
          <table:table-cell office:value-type="string" calcext:value-type="string">
            <text:p>/wiki/.git/objects/c1/e04ac8ae730d087abdbea5b76520f90aa9de3a</text:p>
          </table:table-cell>
          <table:table-cell/>
        </table:table-row>
        <table:table-row table:style-name="ro1">
          <table:table-cell office:value-type="string" calcext:value-type="string">
            <text:p>/wiki/.git/objects/14/62f15cae900ed58cac8868f3b5e83ad728ab4b</text:p>
          </table:table-cell>
          <table:table-cell/>
        </table:table-row>
        <table:table-row table:style-name="ro1">
          <table:table-cell office:value-type="string" calcext:value-type="string">
            <text:p>/wiki/.git/objects/14/a9a0adf3909fdbc1ef8833e60907b40475b8fb</text:p>
          </table:table-cell>
          <table:table-cell/>
        </table:table-row>
        <table:table-row table:style-name="ro1">
          <table:table-cell office:value-type="string" calcext:value-type="string">
            <text:p>/wiki/.git/objects/14/852bbd9665f4a191ba2362fad20ab7f4a8653a</text:p>
          </table:table-cell>
          <table:table-cell/>
        </table:table-row>
        <table:table-row table:style-name="ro1">
          <table:table-cell office:value-type="string" calcext:value-type="string">
            <text:p>/wiki/.git/objects/14/c2e460d761621d78c3cc21c91ad45f5db3de00</text:p>
          </table:table-cell>
          <table:table-cell/>
        </table:table-row>
        <table:table-row table:style-name="ro1">
          <table:table-cell office:value-type="string" calcext:value-type="string">
            <text:p>/wiki/.git/objects/14/9f7e66855aa64c0533a652dd5f24c5aff3c279</text:p>
          </table:table-cell>
          <table:table-cell/>
        </table:table-row>
        <table:table-row table:style-name="ro1">
          <table:table-cell office:value-type="string" calcext:value-type="string">
            <text:p>/wiki/.git/objects/14/50ae2864a2de26bbbf352b54eadf4d48a5b206</text:p>
          </table:table-cell>
          <table:table-cell/>
        </table:table-row>
        <table:table-row table:style-name="ro1">
          <table:table-cell office:value-type="string" calcext:value-type="string">
            <text:p>/wiki/.git/objects/14/d6db6f1edc591238a68ba90a7c4b79e032b3cd</text:p>
          </table:table-cell>
          <table:table-cell/>
        </table:table-row>
        <table:table-row table:style-name="ro1">
          <table:table-cell office:value-type="string" calcext:value-type="string">
            <text:p>/wiki/.git/objects/14/c1417b53f9c0bc85951991d8fb12335399783e</text:p>
          </table:table-cell>
          <table:table-cell/>
        </table:table-row>
        <table:table-row table:style-name="ro1">
          <table:table-cell office:value-type="string" calcext:value-type="string">
            <text:p>/wiki/.git/objects/14/8193a44c7b9f75561fbb716bb9f9bf77b45c0c</text:p>
          </table:table-cell>
          <table:table-cell/>
        </table:table-row>
        <table:table-row table:style-name="ro1">
          <table:table-cell office:value-type="string" calcext:value-type="string">
            <text:p>/wiki/.git/objects/83/a9dada3d3fd22cd21c6b5191cff9106f9ff2ba</text:p>
          </table:table-cell>
          <table:table-cell/>
        </table:table-row>
        <table:table-row table:style-name="ro1">
          <table:table-cell office:value-type="string" calcext:value-type="string">
            <text:p>/wiki/.git/objects/83/e5b3781a035c11ba0cc2a2747e67b2dab797d8</text:p>
          </table:table-cell>
          <table:table-cell/>
        </table:table-row>
        <table:table-row table:style-name="ro1">
          <table:table-cell office:value-type="string" calcext:value-type="string">
            <text:p>/wiki/.git/objects/83/38d55d732f2481a7c53458cfdf5ab19f1f33f5</text:p>
          </table:table-cell>
          <table:table-cell/>
        </table:table-row>
        <table:table-row table:style-name="ro1">
          <table:table-cell office:value-type="string" calcext:value-type="string">
            <text:p>/wiki/.git/objects/83/a6cc46743567d438c0f2d268b030c970212b1f</text:p>
          </table:table-cell>
          <table:table-cell/>
        </table:table-row>
        <table:table-row table:style-name="ro1">
          <table:table-cell office:value-type="string" calcext:value-type="string">
            <text:p>/wiki/.git/objects/83/45a5e3eb015669488e0930ee807ee4d01a2c0c</text:p>
          </table:table-cell>
          <table:table-cell/>
        </table:table-row>
        <table:table-row table:style-name="ro1">
          <table:table-cell office:value-type="string" calcext:value-type="string">
            <text:p>/wiki/.git/objects/83/b1071361df61db2b141476642e0e691515f51c</text:p>
          </table:table-cell>
          <table:table-cell/>
        </table:table-row>
        <table:table-row table:style-name="ro1">
          <table:table-cell office:value-type="string" calcext:value-type="string">
            <text:p>/wiki/.git/objects/83/8bdc0b735827f5ecdb3826fb791f82a73dffc6</text:p>
          </table:table-cell>
          <table:table-cell/>
        </table:table-row>
        <table:table-row table:style-name="ro1">
          <table:table-cell office:value-type="string" calcext:value-type="string">
            <text:p>/wiki/.git/objects/83/23202dc4a298ae8ec94b900022b12bf7138bab</text:p>
          </table:table-cell>
          <table:table-cell/>
        </table:table-row>
        <table:table-row table:style-name="ro1">
          <table:table-cell office:value-type="string" calcext:value-type="string">
            <text:p>/wiki/.git/objects/83/7349632aaca39b56e71a59833504d9b6824b12</text:p>
          </table:table-cell>
          <table:table-cell/>
        </table:table-row>
        <table:table-row table:style-name="ro1">
          <table:table-cell office:value-type="string" calcext:value-type="string">
            <text:p>/wiki/.git/objects/83/36d06d24c0b12b63ab03600e2564143537cbab</text:p>
          </table:table-cell>
          <table:table-cell/>
        </table:table-row>
        <table:table-row table:style-name="ro1">
          <table:table-cell office:value-type="string" calcext:value-type="string">
            <text:p>/wiki/.git/objects/83/49afed40a86d4455383b727970248f64a3ea34</text:p>
          </table:table-cell>
          <table:table-cell/>
        </table:table-row>
        <table:table-row table:style-name="ro1">
          <table:table-cell office:value-type="string" calcext:value-type="string">
            <text:p>/wiki/.git/objects/83/d6bbae55ddab480eba8436704a5245d3dde932</text:p>
          </table:table-cell>
          <table:table-cell/>
        </table:table-row>
        <table:table-row table:style-name="ro1">
          <table:table-cell office:value-type="string" calcext:value-type="string">
            <text:p>/wiki/.git/objects/83/8b4da226a08d277ae992079dfc548219d5b4d4</text:p>
          </table:table-cell>
          <table:table-cell/>
        </table:table-row>
        <table:table-row table:style-name="ro1">
          <table:table-cell office:value-type="string" calcext:value-type="string">
            <text:p>/wiki/.git/objects/83/253519c115114deb8c5bf09fe17844368cf502</text:p>
          </table:table-cell>
          <table:table-cell/>
        </table:table-row>
        <table:table-row table:style-name="ro1">
          <table:table-cell office:value-type="string" calcext:value-type="string">
            <text:p>/wiki/.git/objects/f8/d8d0d5ad367157a52f9e93cbd609b5b4041b12</text:p>
          </table:table-cell>
          <table:table-cell/>
        </table:table-row>
        <table:table-row table:style-name="ro1">
          <table:table-cell office:value-type="string" calcext:value-type="string">
            <text:p>/wiki/.git/objects/f8/b9905ace7cd75fc04b5e16c44d9c16819f998e</text:p>
          </table:table-cell>
          <table:table-cell/>
        </table:table-row>
        <table:table-row table:style-name="ro1">
          <table:table-cell office:value-type="string" calcext:value-type="string">
            <text:p>/wiki/.git/objects/f8/18bb9dfa2a1891499d4645ebd7c37d05dadbac</text:p>
          </table:table-cell>
          <table:table-cell/>
        </table:table-row>
        <table:table-row table:style-name="ro1">
          <table:table-cell office:value-type="string" calcext:value-type="string">
            <text:p>/wiki/.git/objects/f8/30d546d13a166ed156af903053f779c148dd45</text:p>
          </table:table-cell>
          <table:table-cell/>
        </table:table-row>
        <table:table-row table:style-name="ro1">
          <table:table-cell office:value-type="string" calcext:value-type="string">
            <text:p>/wiki/.git/objects/f8/9c49728a0cc9880beb68d54a5503672b299885</text:p>
          </table:table-cell>
          <table:table-cell/>
        </table:table-row>
        <table:table-row table:style-name="ro1">
          <table:table-cell office:value-type="string" calcext:value-type="string">
            <text:p>/wiki/.git/objects/28/2db3dcdf3b61ea31b5df964a8c39cf663d5d8a</text:p>
          </table:table-cell>
          <table:table-cell/>
        </table:table-row>
        <table:table-row table:style-name="ro1">
          <table:table-cell office:value-type="string" calcext:value-type="string">
            <text:p>/wiki/.git/objects/28/248e4e928721efd7c62ae660a439c84563e7c5</text:p>
          </table:table-cell>
          <table:table-cell/>
        </table:table-row>
        <table:table-row table:style-name="ro1">
          <table:table-cell office:value-type="string" calcext:value-type="string">
            <text:p>/wiki/.git/objects/28/5923f663180a997cb97a76d5a7d725d135747b</text:p>
          </table:table-cell>
          <table:table-cell/>
        </table:table-row>
        <table:table-row table:style-name="ro1">
          <table:table-cell office:value-type="string" calcext:value-type="string">
            <text:p>/wiki/.git/objects/28/7719b36c0ef6494bb51bd7d79736c93c443da1</text:p>
          </table:table-cell>
          <table:table-cell/>
        </table:table-row>
        <table:table-row table:style-name="ro1">
          <table:table-cell office:value-type="string" calcext:value-type="string">
            <text:p>/wiki/.git/objects/28/ac09c46cd1791cf31290ee5404378853a016de</text:p>
          </table:table-cell>
          <table:table-cell/>
        </table:table-row>
        <table:table-row table:style-name="ro1">
          <table:table-cell office:value-type="string" calcext:value-type="string">
            <text:p>/wiki/.git/objects/28/8b8eba2cbbff424d17feaf0923b8be1d478b30</text:p>
          </table:table-cell>
          <table:table-cell/>
        </table:table-row>
        <table:table-row table:style-name="ro1">
          <table:table-cell office:value-type="string" calcext:value-type="string">
            <text:p>/wiki/.git/objects/28/b01ad2cfae37488f44db02632ed52cd043c10a</text:p>
          </table:table-cell>
          <table:table-cell/>
        </table:table-row>
        <table:table-row table:style-name="ro1">
          <table:table-cell office:value-type="string" calcext:value-type="string">
            <text:p>/wiki/.git/objects/28/1ae86faa22f06a0a371706794c53f3cb7c4c76</text:p>
          </table:table-cell>
          <table:table-cell/>
        </table:table-row>
        <table:table-row table:style-name="ro1">
          <table:table-cell office:value-type="string" calcext:value-type="string">
            <text:p>/wiki/.git/objects/28/b05505907218e819b84b8f51d31ea4daaf9d48</text:p>
          </table:table-cell>
          <table:table-cell/>
        </table:table-row>
        <table:table-row table:style-name="ro1">
          <table:table-cell office:value-type="string" calcext:value-type="string">
            <text:p>/wiki/.git/objects/28/36950f1cd2d5649cada2be73c7c463894ddbee</text:p>
          </table:table-cell>
          <table:table-cell/>
        </table:table-row>
        <table:table-row table:style-name="ro1">
          <table:table-cell office:value-type="string" calcext:value-type="string">
            <text:p>/wiki/.git/objects/d4/d71e86107710edc55dbf9899209ddd3d82c620</text:p>
          </table:table-cell>
          <table:table-cell/>
        </table:table-row>
        <table:table-row table:style-name="ro1">
          <table:table-cell office:value-type="string" calcext:value-type="string">
            <text:p>/wiki/.git/objects/d4/efb83905506136ee704287da774058986cbbf0</text:p>
          </table:table-cell>
          <table:table-cell/>
        </table:table-row>
        <table:table-row table:style-name="ro1">
          <table:table-cell office:value-type="string" calcext:value-type="string">
            <text:p>/wiki/.git/objects/d4/7b8e10776373c06ca97c74511e04c9a1e39301</text:p>
          </table:table-cell>
          <table:table-cell/>
        </table:table-row>
        <table:table-row table:style-name="ro1">
          <table:table-cell office:value-type="string" calcext:value-type="string">
            <text:p>/wiki/.git/objects/d4/af60a4db4b7f4d3aa1b14f3887563d672595b2</text:p>
          </table:table-cell>
          <table:table-cell/>
        </table:table-row>
        <table:table-row table:style-name="ro1">
          <table:table-cell office:value-type="string" calcext:value-type="string">
            <text:p>/wiki/.git/objects/d4/ee9314a5a1a66ec5d0e78a49f664a2bdbc95e4</text:p>
          </table:table-cell>
          <table:table-cell/>
        </table:table-row>
        <table:table-row table:style-name="ro1">
          <table:table-cell office:value-type="string" calcext:value-type="string">
            <text:p>/wiki/.git/objects/d4/35945174c823da2d2c9d99b06dba59e23abf8d</text:p>
          </table:table-cell>
          <table:table-cell/>
        </table:table-row>
        <table:table-row table:style-name="ro1">
          <table:table-cell office:value-type="string" calcext:value-type="string">
            <text:p>/wiki/.git/objects/d4/6ad813cf0031bdf0fd07ab9ac1dd0f6cd14b2e</text:p>
          </table:table-cell>
          <table:table-cell/>
        </table:table-row>
        <table:table-row table:style-name="ro1">
          <table:table-cell office:value-type="string" calcext:value-type="string">
            <text:p>/wiki/.git/objects/d4/ff824bc547919be147fe011970dfe5c5afb11b</text:p>
          </table:table-cell>
          <table:table-cell/>
        </table:table-row>
        <table:table-row table:style-name="ro1">
          <table:table-cell office:value-type="string" calcext:value-type="string">
            <text:p>/wiki/.git/objects/d4/6db1dd7511de84ae840cff59fceaa525522ff8</text:p>
          </table:table-cell>
          <table:table-cell/>
        </table:table-row>
        <table:table-row table:style-name="ro1">
          <table:table-cell office:value-type="string" calcext:value-type="string">
            <text:p>/wiki/.git/objects/d4/bc0a4baf80bb0c51bd530097b43519773e4e1c</text:p>
          </table:table-cell>
          <table:table-cell/>
        </table:table-row>
        <table:table-row table:style-name="ro1">
          <table:table-cell office:value-type="string" calcext:value-type="string">
            <text:p>/wiki/.git/objects/d4/a1dd39e2e7822eed3d98494f62a38d10aaba9c</text:p>
          </table:table-cell>
          <table:table-cell/>
        </table:table-row>
        <table:table-row table:style-name="ro1">
          <table:table-cell office:value-type="string" calcext:value-type="string">
            <text:p>/wiki/.git/objects/d4/2954a2bb663f5959c6eadbc78b8ced7f114592</text:p>
          </table:table-cell>
          <table:table-cell/>
        </table:table-row>
        <table:table-row table:style-name="ro1">
          <table:table-cell office:value-type="string" calcext:value-type="string">
            <text:p>/wiki/.git/objects/d4/e953dfcd959cd7a6d531c298c57beee9683cc9</text:p>
          </table:table-cell>
          <table:table-cell/>
        </table:table-row>
        <table:table-row table:style-name="ro1">
          <table:table-cell office:value-type="string" calcext:value-type="string">
            <text:p>/wiki/.git/objects/e0/5e0a6c42d4dfbdca888169040886529663eb21</text:p>
          </table:table-cell>
          <table:table-cell/>
        </table:table-row>
        <table:table-row table:style-name="ro1">
          <table:table-cell office:value-type="string" calcext:value-type="string">
            <text:p>/wiki/.git/objects/e0/ca5e3fb6ce3e6522351803539e065e78c17a8f</text:p>
          </table:table-cell>
          <table:table-cell/>
        </table:table-row>
        <table:table-row table:style-name="ro1">
          <table:table-cell office:value-type="string" calcext:value-type="string">
            <text:p>/wiki/.git/objects/e0/306df033f5a410fd0c8a316bfa8430a84f9d72</text:p>
          </table:table-cell>
          <table:table-cell/>
        </table:table-row>
        <table:table-row table:style-name="ro1">
          <table:table-cell office:value-type="string" calcext:value-type="string">
            <text:p>/wiki/.git/objects/e0/8cdc285918f0fd80c1518c988724fbe7e74dd4</text:p>
          </table:table-cell>
          <table:table-cell/>
        </table:table-row>
        <table:table-row table:style-name="ro1">
          <table:table-cell office:value-type="string" calcext:value-type="string">
            <text:p>/wiki/.git/objects/e0/9613d278bf1d9408cf4928b3aed58b6441b30b</text:p>
          </table:table-cell>
          <table:table-cell/>
        </table:table-row>
        <table:table-row table:style-name="ro1">
          <table:table-cell office:value-type="string" calcext:value-type="string">
            <text:p>/wiki/.git/objects/e0/c3cb188c205ed2c5b228d80f0b02469d4c01fa</text:p>
          </table:table-cell>
          <table:table-cell/>
        </table:table-row>
        <table:table-row table:style-name="ro1">
          <table:table-cell office:value-type="string" calcext:value-type="string">
            <text:p>/wiki/.git/objects/e0/d1c443dd4f79946853717c2a473562c22f2dcc</text:p>
          </table:table-cell>
          <table:table-cell/>
        </table:table-row>
        <table:table-row table:style-name="ro1">
          <table:table-cell office:value-type="string" calcext:value-type="string">
            <text:p>/wiki/.git/objects/e1/ee3de7e4f795160b6ec21d9d87cd1fdd434948</text:p>
          </table:table-cell>
          <table:table-cell/>
        </table:table-row>
        <table:table-row table:style-name="ro1">
          <table:table-cell office:value-type="string" calcext:value-type="string">
            <text:p>/wiki/.git/objects/e1/a25cec6494212c114e0e938dcf53821c025ca0</text:p>
          </table:table-cell>
          <table:table-cell/>
        </table:table-row>
        <table:table-row table:style-name="ro1">
          <table:table-cell office:value-type="string" calcext:value-type="string">
            <text:p>/wiki/.git/objects/e1/92167c3ddc9bface39e6cd3464d39e3934f0d7</text:p>
          </table:table-cell>
          <table:table-cell/>
        </table:table-row>
        <table:table-row table:style-name="ro1">
          <table:table-cell office:value-type="string" calcext:value-type="string">
            <text:p>/wiki/.git/objects/e1/d574afa207fb146a0ab6a39ed511d0eb4adfd4</text:p>
          </table:table-cell>
          <table:table-cell/>
        </table:table-row>
        <table:table-row table:style-name="ro1">
          <table:table-cell office:value-type="string" calcext:value-type="string">
            <text:p>/wiki/.git/objects/e1/673c232483bbabfb2581e26f0722613786479a</text:p>
          </table:table-cell>
          <table:table-cell/>
        </table:table-row>
        <table:table-row table:style-name="ro1">
          <table:table-cell office:value-type="string" calcext:value-type="string">
            <text:p>/wiki/.git/objects/e1/243b9282b23842fb1af432a5ee4f1823ce056c</text:p>
          </table:table-cell>
          <table:table-cell/>
        </table:table-row>
        <table:table-row table:style-name="ro1">
          <table:table-cell office:value-type="string" calcext:value-type="string">
            <text:p>/wiki/.git/objects/e1/3c915ddfe2c003f39a5fb1ea88832962a39548</text:p>
          </table:table-cell>
          <table:table-cell/>
        </table:table-row>
        <table:table-row table:style-name="ro1">
          <table:table-cell office:value-type="string" calcext:value-type="string">
            <text:p>/wiki/.git/objects/e1/20a2630b8f6455cc69ebef410a6b6a54d0215e</text:p>
          </table:table-cell>
          <table:table-cell/>
        </table:table-row>
        <table:table-row table:style-name="ro1">
          <table:table-cell office:value-type="string" calcext:value-type="string">
            <text:p>/wiki/.git/objects/e1/f90b71b392bb8fad1a32083d6895c43ed8e1dd</text:p>
          </table:table-cell>
          <table:table-cell/>
        </table:table-row>
        <table:table-row table:style-name="ro1">
          <table:table-cell office:value-type="string" calcext:value-type="string">
            <text:p>/wiki/.git/objects/e1/e2b7e3ee3cd0b5786a4dbf20a07c71f8890570</text:p>
          </table:table-cell>
          <table:table-cell/>
        </table:table-row>
        <table:table-row table:style-name="ro1">
          <table:table-cell office:value-type="string" calcext:value-type="string">
            <text:p>/wiki/.git/objects/e1/e11877d34113430561dbc1b8be9d62af43ad9d</text:p>
          </table:table-cell>
          <table:table-cell/>
        </table:table-row>
        <table:table-row table:style-name="ro1">
          <table:table-cell office:value-type="string" calcext:value-type="string">
            <text:p>/wiki/.git/objects/e1/0e262d047be8e1636e8878848a19659f765bad</text:p>
          </table:table-cell>
          <table:table-cell/>
        </table:table-row>
        <table:table-row table:style-name="ro1">
          <table:table-cell office:value-type="string" calcext:value-type="string">
            <text:p>/wiki/.git/objects/e1/5be5d3ca49c221a7a805230c474abe5234dcdd</text:p>
          </table:table-cell>
          <table:table-cell/>
        </table:table-row>
        <table:table-row table:style-name="ro1">
          <table:table-cell office:value-type="string" calcext:value-type="string">
            <text:p>/wiki/.git/objects/e1/8c653f13d82ecb00ab2830dfc5c4ed0921750c</text:p>
          </table:table-cell>
          <table:table-cell/>
        </table:table-row>
        <table:table-row table:style-name="ro1">
          <table:table-cell office:value-type="string" calcext:value-type="string">
            <text:p>/wiki/.git/objects/a2/6b4b0ed7a81cc3333027b08547cbb434937bdb</text:p>
          </table:table-cell>
          <table:table-cell/>
        </table:table-row>
        <table:table-row table:style-name="ro1">
          <table:table-cell office:value-type="string" calcext:value-type="string">
            <text:p>/wiki/.git/objects/a2/d4de219bbcff80142f0d0d455fef35bc4ada9d</text:p>
          </table:table-cell>
          <table:table-cell/>
        </table:table-row>
        <table:table-row table:style-name="ro1">
          <table:table-cell office:value-type="string" calcext:value-type="string">
            <text:p>/wiki/.git/objects/a2/c8a56e8b8bb068ff1a9295cdf8a814e7b88be1</text:p>
          </table:table-cell>
          <table:table-cell/>
        </table:table-row>
        <table:table-row table:style-name="ro1">
          <table:table-cell office:value-type="string" calcext:value-type="string">
            <text:p>/wiki/.git/objects/a2/c1175d1d9332ae320a650206522ac115fb2020</text:p>
          </table:table-cell>
          <table:table-cell/>
        </table:table-row>
        <table:table-row table:style-name="ro1">
          <table:table-cell office:value-type="string" calcext:value-type="string">
            <text:p>/wiki/.git/objects/a2/856b5df63ba1f2e6e7f65e0c967e4f64f28d0d</text:p>
          </table:table-cell>
          <table:table-cell/>
        </table:table-row>
        <table:table-row table:style-name="ro1">
          <table:table-cell office:value-type="string" calcext:value-type="string">
            <text:p>/wiki/.git/objects/a2/4555f8dcc50fbd40f6d89e94a21d2016c80092</text:p>
          </table:table-cell>
          <table:table-cell/>
        </table:table-row>
        <table:table-row table:style-name="ro1">
          <table:table-cell office:value-type="string" calcext:value-type="string">
            <text:p>/wiki/.git/objects/a2/895aa05526e8c149118ca623aeec9dbc86852d</text:p>
          </table:table-cell>
          <table:table-cell/>
        </table:table-row>
        <table:table-row table:style-name="ro1">
          <table:table-cell office:value-type="string" calcext:value-type="string">
            <text:p>/wiki/.git/objects/a2/e8150c612434e355002ebf019be61bf4f71844</text:p>
          </table:table-cell>
          <table:table-cell/>
        </table:table-row>
        <table:table-row table:style-name="ro1">
          <table:table-cell office:value-type="string" calcext:value-type="string">
            <text:p>/wiki/.git/objects/2f/7efbeab578c8042531ea7908ee8ffd7589fe46</text:p>
          </table:table-cell>
          <table:table-cell/>
        </table:table-row>
        <table:table-row table:style-name="ro1">
          <table:table-cell office:value-type="string" calcext:value-type="string">
            <text:p>/wiki/.git/objects/2f/45ff98c2765323d7d8ab53afa07f13e3f4f802</text:p>
          </table:table-cell>
          <table:table-cell/>
        </table:table-row>
        <table:table-row table:style-name="ro1">
          <table:table-cell office:value-type="string" calcext:value-type="string">
            <text:p>/wiki/.git/objects/2f/7906691d2ff09ee544b5cd7caf7e73f3e70df1</text:p>
          </table:table-cell>
          <table:table-cell/>
        </table:table-row>
        <table:table-row table:style-name="ro1">
          <table:table-cell office:value-type="string" calcext:value-type="string">
            <text:p>/wiki/.git/objects/2f/d4f6488a6011d3ab5d38d54d52a87d36c4de4a</text:p>
          </table:table-cell>
          <table:table-cell/>
        </table:table-row>
        <table:table-row table:style-name="ro1">
          <table:table-cell office:value-type="string" calcext:value-type="string">
            <text:p>/wiki/.git/objects/2f/c22177827619596b1752df1960a830324516dc</text:p>
          </table:table-cell>
          <table:table-cell/>
        </table:table-row>
        <table:table-row table:style-name="ro1">
          <table:table-cell office:value-type="string" calcext:value-type="string">
            <text:p>/wiki/.git/objects/2f/dd6bafb4882ac21277245c1d0eceee06865944</text:p>
          </table:table-cell>
          <table:table-cell/>
        </table:table-row>
        <table:table-row table:style-name="ro1">
          <table:table-cell office:value-type="string" calcext:value-type="string">
            <text:p>/wiki/.git/objects/2f/470d230fd1a393dacfce1cef9f461ccf55b2f5</text:p>
          </table:table-cell>
          <table:table-cell/>
        </table:table-row>
        <table:table-row table:style-name="ro1">
          <table:table-cell office:value-type="string" calcext:value-type="string">
            <text:p>/wiki/.git/objects/2f/1548eda8a243df009192ef37386def35080620</text:p>
          </table:table-cell>
          <table:table-cell/>
        </table:table-row>
        <table:table-row table:style-name="ro1">
          <table:table-cell office:value-type="string" calcext:value-type="string">
            <text:p>/wiki/.git/objects/2f/83e9daf585893e33cda02b8f50e26005e0dacb</text:p>
          </table:table-cell>
          <table:table-cell/>
        </table:table-row>
        <table:table-row table:style-name="ro1">
          <table:table-cell office:value-type="string" calcext:value-type="string">
            <text:p>/wiki/.git/objects/2f/899438f3695a12bb5ef6400e6ae14e24f20b8b</text:p>
          </table:table-cell>
          <table:table-cell/>
        </table:table-row>
        <table:table-row table:style-name="ro1">
          <table:table-cell office:value-type="string" calcext:value-type="string">
            <text:p>/wiki/.git/objects/2f/1af4a4fe13fcf18ad7bd2158e0c800a7bacafe</text:p>
          </table:table-cell>
          <table:table-cell/>
        </table:table-row>
        <table:table-row table:style-name="ro1">
          <table:table-cell office:value-type="string" calcext:value-type="string">
            <text:p>/wiki/.git/objects/2f/d57275f1f97be96790297176f4338c9c6e0b5f</text:p>
          </table:table-cell>
          <table:table-cell/>
        </table:table-row>
        <table:table-row table:style-name="ro1">
          <table:table-cell office:value-type="string" calcext:value-type="string">
            <text:p>/wiki/.git/objects/2f/7926d26c4651347f76c65382aec2b2e1ee6ce2</text:p>
          </table:table-cell>
          <table:table-cell/>
        </table:table-row>
        <table:table-row table:style-name="ro1">
          <table:table-cell office:value-type="string" calcext:value-type="string">
            <text:p>/wiki/.git/objects/46/f22db5b422cda94bee63f76d6f0c832086e22e</text:p>
          </table:table-cell>
          <table:table-cell/>
        </table:table-row>
        <table:table-row table:style-name="ro1">
          <table:table-cell office:value-type="string" calcext:value-type="string">
            <text:p>/wiki/.git/objects/46/2553d8966c74bee9935039350e6cca36bd3eac</text:p>
          </table:table-cell>
          <table:table-cell/>
        </table:table-row>
        <table:table-row table:style-name="ro1">
          <table:table-cell office:value-type="string" calcext:value-type="string">
            <text:p>/wiki/.git/objects/46/ad4c46b540dc015e733818049f38ab4cd6be5b</text:p>
          </table:table-cell>
          <table:table-cell/>
        </table:table-row>
        <table:table-row table:style-name="ro1">
          <table:table-cell office:value-type="string" calcext:value-type="string">
            <text:p>/wiki/.git/objects/46/b70921e2d2e939d0793570b7ec311e25a9a4f9</text:p>
          </table:table-cell>
          <table:table-cell/>
        </table:table-row>
        <table:table-row table:style-name="ro1">
          <table:table-cell office:value-type="string" calcext:value-type="string">
            <text:p>/wiki/.git/objects/46/41fdba527ccebd65f0e1469e31b3922e94550c</text:p>
          </table:table-cell>
          <table:table-cell/>
        </table:table-row>
        <table:table-row table:style-name="ro1">
          <table:table-cell office:value-type="string" calcext:value-type="string">
            <text:p>/wiki/.git/objects/46/2cd2220235f79b29a0fc89340e927e40cd486d</text:p>
          </table:table-cell>
          <table:table-cell/>
        </table:table-row>
        <table:table-row table:style-name="ro1">
          <table:table-cell office:value-type="string" calcext:value-type="string">
            <text:p>/wiki/.git/objects/46/e54877c9edd2f23c524aa95bd6c97dc442d61d</text:p>
          </table:table-cell>
          <table:table-cell/>
        </table:table-row>
        <table:table-row table:style-name="ro1">
          <table:table-cell office:value-type="string" calcext:value-type="string">
            <text:p>/wiki/.git/objects/46/ea94ab92a534c286db18c81da7c08953f596d0</text:p>
          </table:table-cell>
          <table:table-cell/>
        </table:table-row>
        <table:table-row table:style-name="ro1">
          <table:table-cell office:value-type="string" calcext:value-type="string">
            <text:p>/wiki/.git/objects/46/9f90e3f3ccb488f286f1a5a5d1ca3a2a20d81d</text:p>
          </table:table-cell>
          <table:table-cell/>
        </table:table-row>
        <table:table-row table:style-name="ro1">
          <table:table-cell office:value-type="string" calcext:value-type="string">
            <text:p>/wiki/.git/objects/46/42814c57b29f1d660ce58e2933fe94c65214df</text:p>
          </table:table-cell>
          <table:table-cell/>
        </table:table-row>
        <table:table-row table:style-name="ro1">
          <table:table-cell office:value-type="string" calcext:value-type="string">
            <text:p>/wiki/.git/objects/46/3d205bb258a4c97954989a20e8fccaabc0ed9c</text:p>
          </table:table-cell>
          <table:table-cell/>
        </table:table-row>
        <table:table-row table:style-name="ro1">
          <table:table-cell office:value-type="string" calcext:value-type="string">
            <text:p>/wiki/.git/objects/46/3bee9a5515f0e4f6fb31350e0988e896c4f07b</text:p>
          </table:table-cell>
          <table:table-cell/>
        </table:table-row>
        <table:table-row table:style-name="ro1">
          <table:table-cell office:value-type="string" calcext:value-type="string">
            <text:p>/wiki/.git/objects/46/4123a5be5aca51f57ae254cb70f2b13b4d26e5</text:p>
          </table:table-cell>
          <table:table-cell/>
        </table:table-row>
        <table:table-row table:style-name="ro1">
          <table:table-cell office:value-type="string" calcext:value-type="string">
            <text:p>/wiki/.git/objects/46/b879d6fc841dafc099fda66cf448385807eb2c</text:p>
          </table:table-cell>
          <table:table-cell/>
        </table:table-row>
        <table:table-row table:style-name="ro1">
          <table:table-cell office:value-type="string" calcext:value-type="string">
            <text:p>/wiki/.git/objects/46/4752b78c4980bcbb9b4365d6a99f1a307a67ee</text:p>
          </table:table-cell>
          <table:table-cell/>
        </table:table-row>
        <table:table-row table:style-name="ro1">
          <table:table-cell office:value-type="string" calcext:value-type="string">
            <text:p>/wiki/.git/objects/46/a71516a5ce0cf775f352eeb23e614fb49622f8</text:p>
          </table:table-cell>
          <table:table-cell/>
        </table:table-row>
        <table:table-row table:style-name="ro1">
          <table:table-cell office:value-type="string" calcext:value-type="string">
            <text:p>/wiki/.git/objects/46/529e82055ed353345e2c5d2faf2597ef8ef76a</text:p>
          </table:table-cell>
          <table:table-cell/>
        </table:table-row>
        <table:table-row table:style-name="ro1">
          <table:table-cell office:value-type="string" calcext:value-type="string">
            <text:p>/wiki/.git/objects/46/2d30d62d6d8e660b7757d5aa0e80fbe3131483</text:p>
          </table:table-cell>
          <table:table-cell/>
        </table:table-row>
        <table:table-row table:style-name="ro1">
          <table:table-cell office:value-type="string" calcext:value-type="string">
            <text:p>/wiki/.git/objects/46/c33b17eafa23621ba40f24036972218c05abee</text:p>
          </table:table-cell>
          <table:table-cell/>
        </table:table-row>
        <table:table-row table:style-name="ro1">
          <table:table-cell office:value-type="string" calcext:value-type="string">
            <text:p>/wiki/.git/objects/46/8b3897c56da9a33b40db88f5500afbe8b57aaa</text:p>
          </table:table-cell>
          <table:table-cell/>
        </table:table-row>
        <table:table-row table:style-name="ro1">
          <table:table-cell office:value-type="string" calcext:value-type="string">
            <text:p>/wiki/.git/objects/1a/c1043588b7b4b2c11fb453d02f6a35cd45d1e2</text:p>
          </table:table-cell>
          <table:table-cell/>
        </table:table-row>
        <table:table-row table:style-name="ro1">
          <table:table-cell office:value-type="string" calcext:value-type="string">
            <text:p>/wiki/.git/objects/1a/fa8f8dcb9a259b846c8d80526159a1d4285a5f</text:p>
          </table:table-cell>
          <table:table-cell/>
        </table:table-row>
        <table:table-row table:style-name="ro1">
          <table:table-cell office:value-type="string" calcext:value-type="string">
            <text:p>/wiki/.git/objects/1a/acec812b58f245c01644f5fcc74e09da356303</text:p>
          </table:table-cell>
          <table:table-cell/>
        </table:table-row>
        <table:table-row table:style-name="ro1">
          <table:table-cell office:value-type="string" calcext:value-type="string">
            <text:p>/wiki/.git/objects/1a/40ff40e1fd613ef4c97e9ab22197adbb7c133a</text:p>
          </table:table-cell>
          <table:table-cell/>
        </table:table-row>
        <table:table-row table:style-name="ro1">
          <table:table-cell office:value-type="string" calcext:value-type="string">
            <text:p>/wiki/.git/objects/1a/f803e0fb23c4204faef78a016d05ef49f65c4f</text:p>
          </table:table-cell>
          <table:table-cell/>
        </table:table-row>
        <table:table-row table:style-name="ro1">
          <table:table-cell office:value-type="string" calcext:value-type="string">
            <text:p>/wiki/.git/objects/1a/90a3a86b827a6edf048e3f0fbad49686262e4c</text:p>
          </table:table-cell>
          <table:table-cell/>
        </table:table-row>
        <table:table-row table:style-name="ro1">
          <table:table-cell office:value-type="string" calcext:value-type="string">
            <text:p>/wiki/.git/objects/1a/900b8e1bf69f8940e96358e402389ff94081de</text:p>
          </table:table-cell>
          <table:table-cell/>
        </table:table-row>
        <table:table-row table:style-name="ro1">
          <table:table-cell office:value-type="string" calcext:value-type="string">
            <text:p>/wiki/.git/objects/1a/0c67149b566f5685cea08ee60cea2e6fde6eb8</text:p>
          </table:table-cell>
          <table:table-cell/>
        </table:table-row>
        <table:table-row table:style-name="ro1">
          <table:table-cell office:value-type="string" calcext:value-type="string">
            <text:p>/wiki/.git/objects/1a/e62ee353fe774b4eba18b31a70544ee93d4c77</text:p>
          </table:table-cell>
          <table:table-cell/>
        </table:table-row>
        <table:table-row table:style-name="ro1">
          <table:table-cell office:value-type="string" calcext:value-type="string">
            <text:p>/wiki/.git/objects/1a/cf155b8c3a7c2d120b1520ae1c017d670b0600</text:p>
          </table:table-cell>
          <table:table-cell/>
        </table:table-row>
        <table:table-row table:style-name="ro1">
          <table:table-cell office:value-type="string" calcext:value-type="string">
            <text:p>/wiki/.git/objects/1a/28bab0dac0936db447ad503c3db59ef89f1de3</text:p>
          </table:table-cell>
          <table:table-cell/>
        </table:table-row>
        <table:table-row table:style-name="ro1">
          <table:table-cell office:value-type="string" calcext:value-type="string">
            <text:p>/wiki/.git/objects/2a/c0dd2a7cfc542be27b87185055cccfde361867</text:p>
          </table:table-cell>
          <table:table-cell/>
        </table:table-row>
        <table:table-row table:style-name="ro1">
          <table:table-cell office:value-type="string" calcext:value-type="string">
            <text:p>/wiki/.git/objects/2a/c922a43b482517eafc1ab0247a519afc5cc806</text:p>
          </table:table-cell>
          <table:table-cell/>
        </table:table-row>
        <table:table-row table:style-name="ro1">
          <table:table-cell office:value-type="string" calcext:value-type="string">
            <text:p>/wiki/.git/objects/2a/a5ee69c2ee3b0307efd23cd9df61bbccdb6a4d</text:p>
          </table:table-cell>
          <table:table-cell/>
        </table:table-row>
        <table:table-row table:style-name="ro1">
          <table:table-cell office:value-type="string" calcext:value-type="string">
            <text:p>/wiki/.git/objects/2a/277ddb8bd2633635c7233fa9ef7bde347f2390</text:p>
          </table:table-cell>
          <table:table-cell/>
        </table:table-row>
        <table:table-row table:style-name="ro1">
          <table:table-cell office:value-type="string" calcext:value-type="string">
            <text:p>/wiki/.git/objects/2a/5bec4df56d7a94be8f648d48ec53bd94c5187d</text:p>
          </table:table-cell>
          <table:table-cell/>
        </table:table-row>
        <table:table-row table:style-name="ro1">
          <table:table-cell office:value-type="string" calcext:value-type="string">
            <text:p>/wiki/.git/objects/2a/ff6b0a76a7d3a16637a8432c1974fc856a6fe6</text:p>
          </table:table-cell>
          <table:table-cell/>
        </table:table-row>
        <table:table-row table:style-name="ro1">
          <table:table-cell office:value-type="string" calcext:value-type="string">
            <text:p>/wiki/.git/objects/2a/a72c28686b0b762f53c1dbecbb3052504cfc7f</text:p>
          </table:table-cell>
          <table:table-cell/>
        </table:table-row>
        <table:table-row table:style-name="ro1">
          <table:table-cell office:value-type="string" calcext:value-type="string">
            <text:p>/wiki/.git/objects/2a/138551119aa03b3b8a1b4616bb3fbc3fe5643e</text:p>
          </table:table-cell>
          <table:table-cell/>
        </table:table-row>
        <table:table-row table:style-name="ro1">
          <table:table-cell office:value-type="string" calcext:value-type="string">
            <text:p>/wiki/.git/objects/f4/52957698c73ec6c121a182e7dfeb3c84ff38bd</text:p>
          </table:table-cell>
          <table:table-cell/>
        </table:table-row>
        <table:table-row table:style-name="ro1">
          <table:table-cell office:value-type="string" calcext:value-type="string">
            <text:p>/wiki/.git/objects/f4/6e3b36fc98d3a426b244b55dcdd6bfb3f7177b</text:p>
          </table:table-cell>
          <table:table-cell/>
        </table:table-row>
        <table:table-row table:style-name="ro1">
          <table:table-cell office:value-type="string" calcext:value-type="string">
            <text:p>/wiki/.git/objects/f4/667bfa136fec10956d4acd2c0c1dec25f9e0db</text:p>
          </table:table-cell>
          <table:table-cell/>
        </table:table-row>
        <table:table-row table:style-name="ro1">
          <table:table-cell office:value-type="string" calcext:value-type="string">
            <text:p>/wiki/.git/objects/f4/0346b4fb42fbb5981a7bfff18c791268e5f473</text:p>
          </table:table-cell>
          <table:table-cell/>
        </table:table-row>
        <table:table-row table:style-name="ro1">
          <table:table-cell office:value-type="string" calcext:value-type="string">
            <text:p>/wiki/.git/objects/f4/51a1aabc530a9ef1060f3c2d7a20f0db9179ee</text:p>
          </table:table-cell>
          <table:table-cell/>
        </table:table-row>
        <table:table-row table:style-name="ro1">
          <table:table-cell office:value-type="string" calcext:value-type="string">
            <text:p>/wiki/.git/objects/f4/4a90459baf566e578df6aa173a251338f589dc</text:p>
          </table:table-cell>
          <table:table-cell/>
        </table:table-row>
        <table:table-row table:style-name="ro1">
          <table:table-cell office:value-type="string" calcext:value-type="string">
            <text:p>/wiki/.git/objects/f4/5732caf99941e08f0ea8cff1ad5c791da2512f</text:p>
          </table:table-cell>
          <table:table-cell/>
        </table:table-row>
        <table:table-row table:style-name="ro1">
          <table:table-cell office:value-type="string" calcext:value-type="string">
            <text:p>/wiki/.git/objects/f4/9d2b2c6b1e985b063aa28988f9e863f684945f</text:p>
          </table:table-cell>
          <table:table-cell/>
        </table:table-row>
        <table:table-row table:style-name="ro1">
          <table:table-cell office:value-type="string" calcext:value-type="string">
            <text:p>/wiki/.git/objects/f4/04afc6d6f4ed29a8f730d71a475945e5d74fd2</text:p>
          </table:table-cell>
          <table:table-cell/>
        </table:table-row>
        <table:table-row table:style-name="ro1">
          <table:table-cell office:value-type="string" calcext:value-type="string">
            <text:p>/wiki/.git/objects/f4/af6cfd850558f9f6dfa25f2cbdd2a202e36815</text:p>
          </table:table-cell>
          <table:table-cell/>
        </table:table-row>
        <table:table-row table:style-name="ro1">
          <table:table-cell office:value-type="string" calcext:value-type="string">
            <text:p>/wiki/.git/objects/f4/37a523fc96cf64f783e2e510b121bc006ce6aa</text:p>
          </table:table-cell>
          <table:table-cell/>
        </table:table-row>
        <table:table-row table:style-name="ro1">
          <table:table-cell office:value-type="string" calcext:value-type="string">
            <text:p>/wiki/.git/objects/20/03a463204942008ec2e6496b5d027db8ef979c</text:p>
          </table:table-cell>
          <table:table-cell/>
        </table:table-row>
        <table:table-row table:style-name="ro1">
          <table:table-cell office:value-type="string" calcext:value-type="string">
            <text:p>/wiki/.git/objects/20/26b2825bf6fdfb792845a77408147cc2cc9f99</text:p>
          </table:table-cell>
          <table:table-cell/>
        </table:table-row>
        <table:table-row table:style-name="ro1">
          <table:table-cell office:value-type="string" calcext:value-type="string">
            <text:p>/wiki/.git/objects/20/12ff798fdec375f42f490e61f9411f84ae3c25</text:p>
          </table:table-cell>
          <table:table-cell/>
        </table:table-row>
        <table:table-row table:style-name="ro1">
          <table:table-cell office:value-type="string" calcext:value-type="string">
            <text:p>/wiki/.git/objects/20/17217dbd71abb2e6d195e679831c43246bcbce</text:p>
          </table:table-cell>
          <table:table-cell/>
        </table:table-row>
        <table:table-row table:style-name="ro1">
          <table:table-cell office:value-type="string" calcext:value-type="string">
            <text:p>/wiki/.git/objects/20/631d9517e358bcd2e2dc91c20057dddbc28545</text:p>
          </table:table-cell>
          <table:table-cell/>
        </table:table-row>
        <table:table-row table:style-name="ro1">
          <table:table-cell office:value-type="string" calcext:value-type="string">
            <text:p>/wiki/.git/objects/20/f84de6c9b41911684e5dc04b26a4a192dffd2d</text:p>
          </table:table-cell>
          <table:table-cell/>
        </table:table-row>
        <table:table-row table:style-name="ro1">
          <table:table-cell office:value-type="string" calcext:value-type="string">
            <text:p>/wiki/.git/objects/20/0a397e633140b928e05250fb5df94a01e14b13</text:p>
          </table:table-cell>
          <table:table-cell/>
        </table:table-row>
        <table:table-row table:style-name="ro1">
          <table:table-cell office:value-type="string" calcext:value-type="string">
            <text:p>/wiki/.git/objects/20/73a9708b1418b9d474d320d03a7df4966dfeb4</text:p>
          </table:table-cell>
          <table:table-cell/>
        </table:table-row>
        <table:table-row table:style-name="ro1">
          <table:table-cell office:value-type="string" calcext:value-type="string">
            <text:p>/wiki/.git/objects/20/1d7b079ee6cbcba99da187e64a533ef13dc440</text:p>
          </table:table-cell>
          <table:table-cell/>
        </table:table-row>
        <table:table-row table:style-name="ro1">
          <table:table-cell office:value-type="string" calcext:value-type="string">
            <text:p>/wiki/.git/objects/20/1b270b7988d3479d81498a43d145e8c4aa215b</text:p>
          </table:table-cell>
          <table:table-cell/>
        </table:table-row>
        <table:table-row table:style-name="ro1">
          <table:table-cell office:value-type="string" calcext:value-type="string">
            <text:p>/wiki/.git/objects/1b/a9e373c099b89a76b80f01aebcba38a8019df3</text:p>
          </table:table-cell>
          <table:table-cell/>
        </table:table-row>
        <table:table-row table:style-name="ro1">
          <table:table-cell office:value-type="string" calcext:value-type="string">
            <text:p>/wiki/.git/objects/1b/f55d138b93de63859a8dc48260cb374b48ab5e</text:p>
          </table:table-cell>
          <table:table-cell/>
        </table:table-row>
        <table:table-row table:style-name="ro1">
          <table:table-cell office:value-type="string" calcext:value-type="string">
            <text:p>/wiki/.git/objects/1b/9c34d4ba4b6c7743c618a3ce298dfc93c9e803</text:p>
          </table:table-cell>
          <table:table-cell/>
        </table:table-row>
        <table:table-row table:style-name="ro1">
          <table:table-cell office:value-type="string" calcext:value-type="string">
            <text:p>/wiki/.git/objects/1b/ff9d023af56b5ef9db4765398350578623d4ef</text:p>
          </table:table-cell>
          <table:table-cell/>
        </table:table-row>
        <table:table-row table:style-name="ro1">
          <table:table-cell office:value-type="string" calcext:value-type="string">
            <text:p>/wiki/.git/objects/1b/5299495657f55bc2fd0b4d246c9e8f7a2d2490</text:p>
          </table:table-cell>
          <table:table-cell/>
        </table:table-row>
        <table:table-row table:style-name="ro1">
          <table:table-cell office:value-type="string" calcext:value-type="string">
            <text:p>/wiki/.git/objects/1b/ebfb6df27e164c514e2b15a21957037a92aa78</text:p>
          </table:table-cell>
          <table:table-cell/>
        </table:table-row>
        <table:table-row table:style-name="ro1">
          <table:table-cell office:value-type="string" calcext:value-type="string">
            <text:p>/wiki/.git/objects/1b/765e5f5768c7a1f619de2b43ce6e3e93e215a3</text:p>
          </table:table-cell>
          <table:table-cell/>
        </table:table-row>
        <table:table-row table:style-name="ro1">
          <table:table-cell office:value-type="string" calcext:value-type="string">
            <text:p>/wiki/.git/objects/1b/3812270178b3a83042181c0c1f705df056bf5d</text:p>
          </table:table-cell>
          <table:table-cell/>
        </table:table-row>
        <table:table-row table:style-name="ro1">
          <table:table-cell office:value-type="string" calcext:value-type="string">
            <text:p>/wiki/.git/objects/16/499b6c7438ecda547e82545d2511e765b49ee3</text:p>
          </table:table-cell>
          <table:table-cell/>
        </table:table-row>
        <table:table-row table:style-name="ro1">
          <table:table-cell office:value-type="string" calcext:value-type="string">
            <text:p>/wiki/.git/objects/16/08335e8f7ea076b88887f75ce1f38f913886d4</text:p>
          </table:table-cell>
          <table:table-cell/>
        </table:table-row>
        <table:table-row table:style-name="ro1">
          <table:table-cell office:value-type="string" calcext:value-type="string">
            <text:p>/wiki/.git/objects/16/ed8f3be2c7538c6647c10708466d7d6d604df5</text:p>
          </table:table-cell>
          <table:table-cell/>
        </table:table-row>
        <table:table-row table:style-name="ro1">
          <table:table-cell office:value-type="string" calcext:value-type="string">
            <text:p>/wiki/.git/objects/16/8c1978ed4046847e61d3b7c855875496c80189</text:p>
          </table:table-cell>
          <table:table-cell/>
        </table:table-row>
        <table:table-row table:style-name="ro1">
          <table:table-cell office:value-type="string" calcext:value-type="string">
            <text:p>/wiki/.git/objects/16/5475a02deb03f2619ef3f85dd29d48795e6b0e</text:p>
          </table:table-cell>
          <table:table-cell/>
        </table:table-row>
        <table:table-row table:style-name="ro1">
          <table:table-cell office:value-type="string" calcext:value-type="string">
            <text:p>/wiki/.git/objects/16/5ee6de2766ebf61f743a8f6094404840f20ac4</text:p>
          </table:table-cell>
          <table:table-cell/>
        </table:table-row>
        <table:table-row table:style-name="ro1">
          <table:table-cell office:value-type="string" calcext:value-type="string">
            <text:p>/wiki/.git/objects/16/033adb4ba04d7b85cee8455736463f4707f4a1</text:p>
          </table:table-cell>
          <table:table-cell/>
        </table:table-row>
        <table:table-row table:style-name="ro1">
          <table:table-cell office:value-type="string" calcext:value-type="string">
            <text:p>/wiki/.git/objects/16/47e46f39c1c679adc999e5ea133f0435ad1017</text:p>
          </table:table-cell>
          <table:table-cell/>
        </table:table-row>
        <table:table-row table:style-name="ro1">
          <table:table-cell office:value-type="string" calcext:value-type="string">
            <text:p>/wiki/.git/objects/16/f1be9c50914499af9fdb9d8561c9bcf5f03f71</text:p>
          </table:table-cell>
          <table:table-cell/>
        </table:table-row>
        <table:table-row table:style-name="ro1">
          <table:table-cell office:value-type="string" calcext:value-type="string">
            <text:p>/wiki/.git/objects/16/da87d4dda65a49bd7c6e74e5ce836dafb29da0</text:p>
          </table:table-cell>
          <table:table-cell/>
        </table:table-row>
        <table:table-row table:style-name="ro1">
          <table:table-cell office:value-type="string" calcext:value-type="string">
            <text:p>/wiki/.git/objects/16/e1964182833995e35722ac1fed97f704982007</text:p>
          </table:table-cell>
          <table:table-cell/>
        </table:table-row>
        <table:table-row table:style-name="ro1">
          <table:table-cell office:value-type="string" calcext:value-type="string">
            <text:p>/wiki/.git/objects/50/f6e03a4286f23b75197f3413ac91c7f3913b1a</text:p>
          </table:table-cell>
          <table:table-cell/>
        </table:table-row>
        <table:table-row table:style-name="ro1">
          <table:table-cell office:value-type="string" calcext:value-type="string">
            <text:p>/wiki/.git/objects/50/6914ab88ad8b75e62294692648d44be855c86d</text:p>
          </table:table-cell>
          <table:table-cell/>
        </table:table-row>
        <table:table-row table:style-name="ro1">
          <table:table-cell office:value-type="string" calcext:value-type="string">
            <text:p>/wiki/.git/objects/50/7fa53ee06896b28a99626e22331b77124d38a3</text:p>
          </table:table-cell>
          <table:table-cell/>
        </table:table-row>
        <table:table-row table:style-name="ro1">
          <table:table-cell office:value-type="string" calcext:value-type="string">
            <text:p>/wiki/.git/objects/50/0cf45c7d6d618fbbf831610ccce16b73d4a2d6</text:p>
          </table:table-cell>
          <table:table-cell/>
        </table:table-row>
        <table:table-row table:style-name="ro1">
          <table:table-cell office:value-type="string" calcext:value-type="string">
            <text:p>/wiki/.git/objects/50/fa66c743e635e03a5dc35cc7a8e4f96411afe7</text:p>
          </table:table-cell>
          <table:table-cell/>
        </table:table-row>
        <table:table-row table:style-name="ro1">
          <table:table-cell office:value-type="string" calcext:value-type="string">
            <text:p>/wiki/.git/objects/50/c3ead719f834e601bbcd859d1d280567dafb0c</text:p>
          </table:table-cell>
          <table:table-cell/>
        </table:table-row>
        <table:table-row table:style-name="ro1">
          <table:table-cell office:value-type="string" calcext:value-type="string">
            <text:p>/wiki/.git/objects/50/681039ce6a750d435ff63798ef5d3238ead56d</text:p>
          </table:table-cell>
          <table:table-cell/>
        </table:table-row>
        <table:table-row table:style-name="ro1">
          <table:table-cell office:value-type="string" calcext:value-type="string">
            <text:p>/wiki/.git/objects/50/b2c790334442cf85c945320511bf0fab4a2c83</text:p>
          </table:table-cell>
          <table:table-cell/>
        </table:table-row>
        <table:table-row table:style-name="ro1">
          <table:table-cell office:value-type="string" calcext:value-type="string">
            <text:p>/wiki/.git/objects/4c/714d46fd6bc2e19d50d8d01f5316b8c35d4f9a</text:p>
          </table:table-cell>
          <table:table-cell/>
        </table:table-row>
        <table:table-row table:style-name="ro1">
          <table:table-cell office:value-type="string" calcext:value-type="string">
            <text:p>/wiki/.git/objects/4c/5d86a06ef361f1355469b16327d81f43273e1e</text:p>
          </table:table-cell>
          <table:table-cell/>
        </table:table-row>
        <table:table-row table:style-name="ro1">
          <table:table-cell office:value-type="string" calcext:value-type="string">
            <text:p>/wiki/.git/objects/4c/e57b0cf00fd2a10926fe35c84dfb8847824843</text:p>
          </table:table-cell>
          <table:table-cell/>
        </table:table-row>
        <table:table-row table:style-name="ro1">
          <table:table-cell office:value-type="string" calcext:value-type="string">
            <text:p>/wiki/.git/objects/4c/297eb0d78f9d7e499d0e8987a010d7ee3c8bcb</text:p>
          </table:table-cell>
          <table:table-cell/>
        </table:table-row>
        <table:table-row table:style-name="ro1">
          <table:table-cell office:value-type="string" calcext:value-type="string">
            <text:p>/wiki/.git/objects/4c/71e02471fbca09ba418537ca04586049673954</text:p>
          </table:table-cell>
          <table:table-cell/>
        </table:table-row>
        <table:table-row table:style-name="ro1">
          <table:table-cell office:value-type="string" calcext:value-type="string">
            <text:p>/wiki/.git/objects/4c/c4861e0a5652a4d08544cdcd3848fed3238c17</text:p>
          </table:table-cell>
          <table:table-cell/>
        </table:table-row>
        <table:table-row table:style-name="ro1">
          <table:table-cell office:value-type="string" calcext:value-type="string">
            <text:p>/wiki/.git/objects/4c/c58f1dcf2814fbe4b5cb9298f303707153e8b2</text:p>
          </table:table-cell>
          <table:table-cell/>
        </table:table-row>
        <table:table-row table:style-name="ro1">
          <table:table-cell office:value-type="string" calcext:value-type="string">
            <text:p>/wiki/.git/objects/4c/733a93aec4a26ba3500eb9f33a2ed3da705be6</text:p>
          </table:table-cell>
          <table:table-cell/>
        </table:table-row>
        <table:table-row table:style-name="ro1">
          <table:table-cell office:value-type="string" calcext:value-type="string">
            <text:p>/wiki/.git/objects/4c/ef72b822537afcc33b8e9f168afd1f332ca542</text:p>
          </table:table-cell>
          <table:table-cell/>
        </table:table-row>
        <table:table-row table:style-name="ro1">
          <table:table-cell office:value-type="string" calcext:value-type="string">
            <text:p>/wiki/.git/objects/4c/e5a22cf4adbabd583852c67043abeec1e3e79d</text:p>
          </table:table-cell>
          <table:table-cell/>
        </table:table-row>
        <table:table-row table:style-name="ro1">
          <table:table-cell office:value-type="string" calcext:value-type="string">
            <text:p>/wiki/.git/objects/4c/da25fd3933f46bda5eeb3e21bd994dfe8a9731</text:p>
          </table:table-cell>
          <table:table-cell/>
        </table:table-row>
        <table:table-row table:style-name="ro1">
          <table:table-cell office:value-type="string" calcext:value-type="string">
            <text:p>/wiki/.git/objects/4c/b414b3833d5301d982cc9c4a8820c524ef2cbe</text:p>
          </table:table-cell>
          <table:table-cell/>
        </table:table-row>
        <table:table-row table:style-name="ro1">
          <table:table-cell office:value-type="string" calcext:value-type="string">
            <text:p>/wiki/.git/objects/4c/1b8001e68556d7ea45add358e9cfa9ec8028ab</text:p>
          </table:table-cell>
          <table:table-cell/>
        </table:table-row>
        <table:table-row table:style-name="ro1">
          <table:table-cell office:value-type="string" calcext:value-type="string">
            <text:p>/wiki/.git/objects/4c/9e74eccbfebb1a4b85b7b67011d40168d1ed2b</text:p>
          </table:table-cell>
          <table:table-cell/>
        </table:table-row>
        <table:table-row table:style-name="ro1">
          <table:table-cell office:value-type="string" calcext:value-type="string">
            <text:p>/wiki/.git/objects/4c/11bf06ce923c0b5f107ab126b2ca0688f59a3f</text:p>
          </table:table-cell>
          <table:table-cell/>
        </table:table-row>
        <table:table-row table:style-name="ro1">
          <table:table-cell office:value-type="string" calcext:value-type="string">
            <text:p>/wiki/.git/objects/ff/b8bac70441f4765060a80dd2e06afa32c914ec</text:p>
          </table:table-cell>
          <table:table-cell/>
        </table:table-row>
        <table:table-row table:style-name="ro1">
          <table:table-cell office:value-type="string" calcext:value-type="string">
            <text:p>/wiki/.git/objects/ff/d3771bd90aaf08f910a4cbc84b1863cbf3d875</text:p>
          </table:table-cell>
          <table:table-cell/>
        </table:table-row>
        <table:table-row table:style-name="ro1">
          <table:table-cell office:value-type="string" calcext:value-type="string">
            <text:p>/wiki/.git/objects/ff/ae4e68b427054bf99ad084a86501be9e3793a2</text:p>
          </table:table-cell>
          <table:table-cell/>
        </table:table-row>
        <table:table-row table:style-name="ro1">
          <table:table-cell office:value-type="string" calcext:value-type="string">
            <text:p>/wiki/.git/objects/ff/0540f2394d0704a16f28025a4b25887e07aba3</text:p>
          </table:table-cell>
          <table:table-cell/>
        </table:table-row>
        <table:table-row table:style-name="ro1">
          <table:table-cell office:value-type="string" calcext:value-type="string">
            <text:p>/wiki/.git/objects/ff/1ed95e1e256e9f4bd8d3a51b500bfc36fd927f</text:p>
          </table:table-cell>
          <table:table-cell/>
        </table:table-row>
        <table:table-row table:style-name="ro1">
          <table:table-cell office:value-type="string" calcext:value-type="string">
            <text:p>/wiki/.git/objects/ff/39be55d3c025a73c02ec0b018c15b140539170</text:p>
          </table:table-cell>
          <table:table-cell/>
        </table:table-row>
        <table:table-row table:style-name="ro1">
          <table:table-cell office:value-type="string" calcext:value-type="string">
            <text:p>/wiki/.git/objects/ff/7c0f8383bcbf1a8dc04bd624061e240ce35681</text:p>
          </table:table-cell>
          <table:table-cell/>
        </table:table-row>
        <table:table-row table:style-name="ro1">
          <table:table-cell office:value-type="string" calcext:value-type="string">
            <text:p>/wiki/.git/objects/ff/463a4e622eac0f99bb0e4216dc5149935ca9e9</text:p>
          </table:table-cell>
          <table:table-cell/>
        </table:table-row>
        <table:table-row table:style-name="ro1">
          <table:table-cell office:value-type="string" calcext:value-type="string">
            <text:p>/wiki/.git/objects/ff/39dc35fba5525800c1b28d65ff5d8c674ff456</text:p>
          </table:table-cell>
          <table:table-cell/>
        </table:table-row>
        <table:table-row table:style-name="ro1">
          <table:table-cell office:value-type="string" calcext:value-type="string">
            <text:p>/wiki/.git/objects/95/db0495627f265234d2212e7e972d414bf1c682</text:p>
          </table:table-cell>
          <table:table-cell/>
        </table:table-row>
        <table:table-row table:style-name="ro1">
          <table:table-cell office:value-type="string" calcext:value-type="string">
            <text:p>/wiki/.git/objects/95/ecd017e19c9339e4c105f2400fa1f7356755b2</text:p>
          </table:table-cell>
          <table:table-cell/>
        </table:table-row>
        <table:table-row table:style-name="ro1">
          <table:table-cell office:value-type="string" calcext:value-type="string">
            <text:p>/wiki/.git/objects/95/c84356148c0730ae22705ab5aa24d73d503db0</text:p>
          </table:table-cell>
          <table:table-cell/>
        </table:table-row>
        <table:table-row table:style-name="ro1">
          <table:table-cell office:value-type="string" calcext:value-type="string">
            <text:p>/wiki/.git/objects/95/cb6d26e8f2ebe3bc35e746c667524a04a2df11</text:p>
          </table:table-cell>
          <table:table-cell/>
        </table:table-row>
        <table:table-row table:style-name="ro1">
          <table:table-cell office:value-type="string" calcext:value-type="string">
            <text:p>/wiki/.git/objects/95/5e597f8a9a1233a58b18d512d00624b5d1ce70</text:p>
          </table:table-cell>
          <table:table-cell/>
        </table:table-row>
        <table:table-row table:style-name="ro1">
          <table:table-cell office:value-type="string" calcext:value-type="string">
            <text:p>/wiki/.git/objects/95/bac3b272297fcd6429d268b31c44a56473e6ee</text:p>
          </table:table-cell>
          <table:table-cell/>
        </table:table-row>
        <table:table-row table:style-name="ro1">
          <table:table-cell office:value-type="string" calcext:value-type="string">
            <text:p>/wiki/.git/objects/95/6ad178d3b0b244cb84d4e2c91bf3daf71e0263</text:p>
          </table:table-cell>
          <table:table-cell/>
        </table:table-row>
        <table:table-row table:style-name="ro1">
          <table:table-cell office:value-type="string" calcext:value-type="string">
            <text:p>/wiki/.git/objects/95/9bd1332ea2fc7654f5f69f0d552db8926c0024</text:p>
          </table:table-cell>
          <table:table-cell/>
        </table:table-row>
        <table:table-row table:style-name="ro1">
          <table:table-cell office:value-type="string" calcext:value-type="string">
            <text:p>/wiki/.git/objects/95/e508927924c63d1b88ab18b23de20ce57fe8f6</text:p>
          </table:table-cell>
          <table:table-cell/>
        </table:table-row>
        <table:table-row table:style-name="ro1">
          <table:table-cell office:value-type="string" calcext:value-type="string">
            <text:p>/wiki/.git/objects/95/3511f3f774c0e0d322565b74008024573d685b</text:p>
          </table:table-cell>
          <table:table-cell/>
        </table:table-row>
        <table:table-row table:style-name="ro1">
          <table:table-cell office:value-type="string" calcext:value-type="string">
            <text:p>/wiki/.git/objects/95/f45ab91dc621e12a657dcf8520dc4c42bc77c6</text:p>
          </table:table-cell>
          <table:table-cell/>
        </table:table-row>
        <table:table-row table:style-name="ro1">
          <table:table-cell office:value-type="string" calcext:value-type="string">
            <text:p>/wiki/.git/objects/95/7db998b09803cd0eba0ee174d50d286ad09978</text:p>
          </table:table-cell>
          <table:table-cell/>
        </table:table-row>
        <table:table-row table:style-name="ro1">
          <table:table-cell office:value-type="string" calcext:value-type="string">
            <text:p>/wiki/.git/objects/95/11440c2a1439baef3ead7d4b507679244212c5</text:p>
          </table:table-cell>
          <table:table-cell/>
        </table:table-row>
        <table:table-row table:style-name="ro1">
          <table:table-cell office:value-type="string" calcext:value-type="string">
            <text:p>/wiki/.git/objects/8b/137891791fe96927ad78e64b0aad7bded08bdc</text:p>
          </table:table-cell>
          <table:table-cell/>
        </table:table-row>
        <table:table-row table:style-name="ro1">
          <table:table-cell office:value-type="string" calcext:value-type="string">
            <text:p>/wiki/.git/objects/8b/f9b719a1fc8d02989fb0d7d89481ade1f3f969</text:p>
          </table:table-cell>
          <table:table-cell/>
        </table:table-row>
        <table:table-row table:style-name="ro1">
          <table:table-cell office:value-type="string" calcext:value-type="string">
            <text:p>/wiki/.git/objects/8b/07e7d6829c48a2e94b011a66afca746f73398f</text:p>
          </table:table-cell>
          <table:table-cell/>
        </table:table-row>
        <table:table-row table:style-name="ro1">
          <table:table-cell office:value-type="string" calcext:value-type="string">
            <text:p>/wiki/.git/objects/8b/6930317a200f7a609cba4c6bb265f50200e4e8</text:p>
          </table:table-cell>
          <table:table-cell/>
        </table:table-row>
        <table:table-row table:style-name="ro1">
          <table:table-cell office:value-type="string" calcext:value-type="string">
            <text:p>/wiki/.git/objects/8b/b8268e2e37bb495ff2188a25837e6b0479ca2d</text:p>
          </table:table-cell>
          <table:table-cell/>
        </table:table-row>
        <table:table-row table:style-name="ro1">
          <table:table-cell office:value-type="string" calcext:value-type="string">
            <text:p>/wiki/.git/objects/8b/22af15ec10a7a877b089f06addad77c5d10b18</text:p>
          </table:table-cell>
          <table:table-cell/>
        </table:table-row>
        <table:table-row table:style-name="ro1">
          <table:table-cell office:value-type="string" calcext:value-type="string">
            <text:p>/wiki/.git/objects/8b/1b1f03b3ffc6a9a1f9731500d01af8b724273e</text:p>
          </table:table-cell>
          <table:table-cell/>
        </table:table-row>
        <table:table-row table:style-name="ro1">
          <table:table-cell office:value-type="string" calcext:value-type="string">
            <text:p>/wiki/.git/objects/8b/1530a391271591ae9e91973e4cee1d62a6c7d2</text:p>
          </table:table-cell>
          <table:table-cell/>
        </table:table-row>
        <table:table-row table:style-name="ro1">
          <table:table-cell office:value-type="string" calcext:value-type="string">
            <text:p>/wiki/.git/objects/8b/ac430b4c626c7c94423e02c598aabc3c9f67bd</text:p>
          </table:table-cell>
          <table:table-cell/>
        </table:table-row>
        <table:table-row table:style-name="ro1">
          <table:table-cell office:value-type="string" calcext:value-type="string">
            <text:p>/wiki/.git/objects/8b/c99ff2edb2ed2a3454adfb3e0fd043d3daa4f7</text:p>
          </table:table-cell>
          <table:table-cell/>
        </table:table-row>
        <table:table-row table:style-name="ro1">
          <table:table-cell office:value-type="string" calcext:value-type="string">
            <text:p>/wiki/.git/objects/6f/d9d5b2eb3d7c6975a9826ae381f6b1e6eed0ce</text:p>
          </table:table-cell>
          <table:table-cell/>
        </table:table-row>
        <table:table-row table:style-name="ro1">
          <table:table-cell office:value-type="string" calcext:value-type="string">
            <text:p>/wiki/.git/objects/6f/d84c8438d5045fe608a77120f3f939bc1fbac8</text:p>
          </table:table-cell>
          <table:table-cell/>
        </table:table-row>
        <table:table-row table:style-name="ro1">
          <table:table-cell office:value-type="string" calcext:value-type="string">
            <text:p>/wiki/.git/objects/6f/6465d8af2005373a1005f412e6a9ae2fe880a6</text:p>
          </table:table-cell>
          <table:table-cell/>
        </table:table-row>
        <table:table-row table:style-name="ro1">
          <table:table-cell office:value-type="string" calcext:value-type="string">
            <text:p>/wiki/.git/objects/6f/54a93450b232886e0457e73650be027cf7edfa</text:p>
          </table:table-cell>
          <table:table-cell/>
        </table:table-row>
        <table:table-row table:style-name="ro1">
          <table:table-cell office:value-type="string" calcext:value-type="string">
            <text:p>/wiki/.git/objects/6f/81d8cc5c8ac1a9f046456f6c9a66ceaf37d4e5</text:p>
          </table:table-cell>
          <table:table-cell/>
        </table:table-row>
        <table:table-row table:style-name="ro1">
          <table:table-cell office:value-type="string" calcext:value-type="string">
            <text:p>/wiki/.git/objects/6f/b770a9b007a1cf170bb0c315a3df593dbdbece</text:p>
          </table:table-cell>
          <table:table-cell/>
        </table:table-row>
        <table:table-row table:style-name="ro1">
          <table:table-cell office:value-type="string" calcext:value-type="string">
            <text:p>/wiki/.git/objects/6f/71a75a845a1ae45de92e7f460ab9949e425943</text:p>
          </table:table-cell>
          <table:table-cell/>
        </table:table-row>
        <table:table-row table:style-name="ro1">
          <table:table-cell office:value-type="string" calcext:value-type="string">
            <text:p>/wiki/.git/objects/6f/1f0bb8f428d3a6f2a9dbb9674f2d5dc9cb696a</text:p>
          </table:table-cell>
          <table:table-cell/>
        </table:table-row>
        <table:table-row table:style-name="ro1">
          <table:table-cell office:value-type="string" calcext:value-type="string">
            <text:p>/wiki/.git/objects/6f/04a7560dd6e84b26ff887662fa411c89124b8e</text:p>
          </table:table-cell>
          <table:table-cell/>
        </table:table-row>
        <table:table-row table:style-name="ro1">
          <table:table-cell office:value-type="string" calcext:value-type="string">
            <text:p>/wiki/.git/objects/6f/4e8b7475c153531a523ea84b9b01d204de3911</text:p>
          </table:table-cell>
          <table:table-cell/>
        </table:table-row>
        <table:table-row table:style-name="ro1">
          <table:table-cell office:value-type="string" calcext:value-type="string">
            <text:p>/wiki/.git/objects/6f/0da8ae4153da3664558f2833ab0f9374ab525c</text:p>
          </table:table-cell>
          <table:table-cell/>
        </table:table-row>
        <table:table-row table:style-name="ro1">
          <table:table-cell office:value-type="string" calcext:value-type="string">
            <text:p>/wiki/.git/objects/6f/35cc07ccc094e5794e61dfb8ff592a3fb0c791</text:p>
          </table:table-cell>
          <table:table-cell/>
        </table:table-row>
        <table:table-row table:style-name="ro1">
          <table:table-cell office:value-type="string" calcext:value-type="string">
            <text:p>/wiki/.git/objects/6f/286ed76318729b9a65d1b19e8d8908d2aa9d65</text:p>
          </table:table-cell>
          <table:table-cell/>
        </table:table-row>
        <table:table-row table:style-name="ro1">
          <table:table-cell office:value-type="string" calcext:value-type="string">
            <text:p>/wiki/.git/objects/6f/4a15b43cc580bdf894274df6e1788bab0333e5</text:p>
          </table:table-cell>
          <table:table-cell/>
        </table:table-row>
        <table:table-row table:style-name="ro1">
          <table:table-cell office:value-type="string" calcext:value-type="string">
            <text:p>/wiki/.git/objects/e4/de20feb1247c3ec4133e0080a48f6437e08b48</text:p>
          </table:table-cell>
          <table:table-cell/>
        </table:table-row>
        <table:table-row table:style-name="ro1">
          <table:table-cell office:value-type="string" calcext:value-type="string">
            <text:p>/wiki/.git/objects/e4/b8cdee7cc2a82003acb92252cfa0da58ece97f</text:p>
          </table:table-cell>
          <table:table-cell/>
        </table:table-row>
        <table:table-row table:style-name="ro1">
          <table:table-cell office:value-type="string" calcext:value-type="string">
            <text:p>/wiki/.git/objects/e4/9826e0244dc9e3afaf11b68c67bddfb2b9f37c</text:p>
          </table:table-cell>
          <table:table-cell/>
        </table:table-row>
        <table:table-row table:style-name="ro1">
          <table:table-cell office:value-type="string" calcext:value-type="string">
            <text:p>/wiki/.git/objects/e4/37eaae8ab75533494d92553710772350a6a468</text:p>
          </table:table-cell>
          <table:table-cell/>
        </table:table-row>
        <table:table-row table:style-name="ro1">
          <table:table-cell office:value-type="string" calcext:value-type="string">
            <text:p>/wiki/.git/objects/e4/1189b99727bad8af0da10f15a16ba983677dbc</text:p>
          </table:table-cell>
          <table:table-cell/>
        </table:table-row>
        <table:table-row table:style-name="ro1">
          <table:table-cell office:value-type="string" calcext:value-type="string">
            <text:p>/wiki/.git/objects/e4/019890d898c3c4a5aac0991dcd9d7a339b153f</text:p>
          </table:table-cell>
          <table:table-cell/>
        </table:table-row>
        <table:table-row table:style-name="ro1">
          <table:table-cell office:value-type="string" calcext:value-type="string">
            <text:p>/wiki/.git/objects/e4/b0ef29513af330ec89561ae5b7619fad00d708</text:p>
          </table:table-cell>
          <table:table-cell/>
        </table:table-row>
        <table:table-row table:style-name="ro1">
          <table:table-cell office:value-type="string" calcext:value-type="string">
            <text:p>/wiki/.git/objects/e4/0c55a411cad1d2b5f65b12531995a9ca381f84</text:p>
          </table:table-cell>
          <table:table-cell/>
        </table:table-row>
        <table:table-row table:style-name="ro1">
          <table:table-cell office:value-type="string" calcext:value-type="string">
            <text:p>/wiki/.git/objects/e4/3b07bb45fe82fb6454dd5daca5ed4b59908689</text:p>
          </table:table-cell>
          <table:table-cell/>
        </table:table-row>
        <table:table-row table:style-name="ro1">
          <table:table-cell office:value-type="string" calcext:value-type="string">
            <text:p>/wiki/.git/objects/eb/f53abccbd0432e84ffa387e5d55db56d0f7249</text:p>
          </table:table-cell>
          <table:table-cell/>
        </table:table-row>
        <table:table-row table:style-name="ro1">
          <table:table-cell office:value-type="string" calcext:value-type="string">
            <text:p>/wiki/.git/objects/eb/159f4261332a574ea42baf3b93adc2b221eb0e</text:p>
          </table:table-cell>
          <table:table-cell/>
        </table:table-row>
        <table:table-row table:style-name="ro1">
          <table:table-cell office:value-type="string" calcext:value-type="string">
            <text:p>/wiki/.git/objects/eb/3b0e2dbd2318ecab9947881a8dcb629fa91bdb</text:p>
          </table:table-cell>
          <table:table-cell/>
        </table:table-row>
        <table:table-row table:style-name="ro1">
          <table:table-cell office:value-type="string" calcext:value-type="string">
            <text:p>/wiki/.git/objects/eb/85e2cb26617fb092359fb301f9e73d139494a5</text:p>
          </table:table-cell>
          <table:table-cell/>
        </table:table-row>
        <table:table-row table:style-name="ro1">
          <table:table-cell office:value-type="string" calcext:value-type="string">
            <text:p>/wiki/.git/objects/eb/ebcdeb78b86a9cbe1db25782eaf18e771de062</text:p>
          </table:table-cell>
          <table:table-cell/>
        </table:table-row>
        <table:table-row table:style-name="ro1">
          <table:table-cell office:value-type="string" calcext:value-type="string">
            <text:p>/wiki/.git/objects/eb/48edd9e83a27f747f365e9099c355fab384da3</text:p>
          </table:table-cell>
          <table:table-cell/>
        </table:table-row>
        <table:table-row table:style-name="ro1">
          <table:table-cell office:value-type="string" calcext:value-type="string">
            <text:p>/wiki/.git/objects/eb/f810852892e02226fbbc645f7ce29fb03bde6e</text:p>
          </table:table-cell>
          <table:table-cell/>
        </table:table-row>
        <table:table-row table:style-name="ro1">
          <table:table-cell office:value-type="string" calcext:value-type="string">
            <text:p>/wiki/.git/objects/eb/f074f83875a8394cd06f41f3b8a566f2682c69</text:p>
          </table:table-cell>
          <table:table-cell/>
        </table:table-row>
        <table:table-row table:style-name="ro1">
          <table:table-cell office:value-type="string" calcext:value-type="string">
            <text:p>/wiki/.git/objects/eb/7880b0be869cd47451e4d9216a37d64da2823c</text:p>
          </table:table-cell>
          <table:table-cell/>
        </table:table-row>
        <table:table-row table:style-name="ro1">
          <table:table-cell office:value-type="string" calcext:value-type="string">
            <text:p>/wiki/.git/objects/eb/a562fec8785710b155db7c75f20502a56d25c9</text:p>
          </table:table-cell>
          <table:table-cell/>
        </table:table-row>
        <table:table-row table:style-name="ro1">
          <table:table-cell office:value-type="string" calcext:value-type="string">
            <text:p>/wiki/.git/objects/eb/02521d22fb667198a7a3b544cb9a7a2d0dcbc4</text:p>
          </table:table-cell>
          <table:table-cell/>
        </table:table-row>
        <table:table-row table:style-name="ro1">
          <table:table-cell office:value-type="string" calcext:value-type="string">
            <text:p>/wiki/.git/objects/b2/18152da88ed16bf6c5b1f7275fae5f0e87a55e</text:p>
          </table:table-cell>
          <table:table-cell/>
        </table:table-row>
        <table:table-row table:style-name="ro1">
          <table:table-cell office:value-type="string" calcext:value-type="string">
            <text:p>/wiki/.git/objects/b2/872755446046b97ff0bbd2f7fe27a21a5ef352</text:p>
          </table:table-cell>
          <table:table-cell/>
        </table:table-row>
        <table:table-row table:style-name="ro1">
          <table:table-cell office:value-type="string" calcext:value-type="string">
            <text:p>/wiki/.git/objects/b2/3e786b7517b173a4693d58e87e87e8c512b4e1</text:p>
          </table:table-cell>
          <table:table-cell/>
        </table:table-row>
        <table:table-row table:style-name="ro1">
          <table:table-cell office:value-type="string" calcext:value-type="string">
            <text:p>/wiki/.git/objects/b2/de8a5c7105ac10d62007d4c30b58ac2165d2d8</text:p>
          </table:table-cell>
          <table:table-cell/>
        </table:table-row>
        <table:table-row table:style-name="ro1">
          <table:table-cell office:value-type="string" calcext:value-type="string">
            <text:p>/wiki/.git/objects/b2/66669c0cbfaa33ade4a7e79b7e14f86652b1a2</text:p>
          </table:table-cell>
          <table:table-cell/>
        </table:table-row>
        <table:table-row table:style-name="ro1">
          <table:table-cell office:value-type="string" calcext:value-type="string">
            <text:p>/wiki/.git/objects/b2/63fcd6246c0f1ccd51eec9c951cfa6898ab226</text:p>
          </table:table-cell>
          <table:table-cell/>
        </table:table-row>
        <table:table-row table:style-name="ro1">
          <table:table-cell office:value-type="string" calcext:value-type="string">
            <text:p>/wiki/.git/objects/b2/5f7ef87957f3b7629351b65cdba32d0bbdfbbb</text:p>
          </table:table-cell>
          <table:table-cell/>
        </table:table-row>
        <table:table-row table:style-name="ro1">
          <table:table-cell office:value-type="string" calcext:value-type="string">
            <text:p>/wiki/.git/objects/b2/403b50ae351576740099c47cdd3964770ffcde</text:p>
          </table:table-cell>
          <table:table-cell/>
        </table:table-row>
        <table:table-row table:style-name="ro1">
          <table:table-cell office:value-type="string" calcext:value-type="string">
            <text:p>/wiki/.git/objects/b2/6f677ed41e0ced87aea237e48f54b83e0877b9</text:p>
          </table:table-cell>
          <table:table-cell/>
        </table:table-row>
        <table:table-row table:style-name="ro1">
          <table:table-cell office:value-type="string" calcext:value-type="string">
            <text:p>/wiki/.git/objects/b2/d263e915a3c28f894a9bb4c84927472c71b8a1</text:p>
          </table:table-cell>
          <table:table-cell/>
        </table:table-row>
        <table:table-row table:style-name="ro1">
          <table:table-cell office:value-type="string" calcext:value-type="string">
            <text:p>/wiki/.git/objects/b2/56c384145ebb2f0e48d2ddabcf7701019773dd</text:p>
          </table:table-cell>
          <table:table-cell/>
        </table:table-row>
        <table:table-row table:style-name="ro1">
          <table:table-cell office:value-type="string" calcext:value-type="string">
            <text:p>/wiki/.git/objects/b2/dc8f3dee77382e0acf6300d0635776877dcddc</text:p>
          </table:table-cell>
          <table:table-cell/>
        </table:table-row>
        <table:table-row table:style-name="ro1">
          <table:table-cell office:value-type="string" calcext:value-type="string">
            <text:p>/wiki/.git/objects/f3/b1f41ccd56c9f26eb10d191097f3cdedfdd850</text:p>
          </table:table-cell>
          <table:table-cell/>
        </table:table-row>
        <table:table-row table:style-name="ro1">
          <table:table-cell office:value-type="string" calcext:value-type="string">
            <text:p>/wiki/.git/objects/f3/6fd761cb09473829d1a91595516c70d4fa6779</text:p>
          </table:table-cell>
          <table:table-cell/>
        </table:table-row>
        <table:table-row table:style-name="ro1">
          <table:table-cell office:value-type="string" calcext:value-type="string">
            <text:p>/wiki/.git/objects/f3/e7ee6f39f0a9f3d74e429e279c6e0747a2819d</text:p>
          </table:table-cell>
          <table:table-cell/>
        </table:table-row>
        <table:table-row table:style-name="ro1">
          <table:table-cell office:value-type="string" calcext:value-type="string">
            <text:p>/wiki/.git/objects/f3/6669e37b640b27ba0a683e542f40466ae2ce66</text:p>
          </table:table-cell>
          <table:table-cell/>
        </table:table-row>
        <table:table-row table:style-name="ro1">
          <table:table-cell office:value-type="string" calcext:value-type="string">
            <text:p>/wiki/.git/objects/f3/4709473d8e7edefb592479ea5ccf459600f97b</text:p>
          </table:table-cell>
          <table:table-cell/>
        </table:table-row>
        <table:table-row table:style-name="ro1">
          <table:table-cell office:value-type="string" calcext:value-type="string">
            <text:p>/wiki/.git/objects/f3/710037d41596bd538e7f86d147219e6e1c2c95</text:p>
          </table:table-cell>
          <table:table-cell/>
        </table:table-row>
        <table:table-row table:style-name="ro1">
          <table:table-cell office:value-type="string" calcext:value-type="string">
            <text:p>/wiki/.git/objects/f3/ecc8750cd20c75d0a0c688e9996c4ef4b7627b</text:p>
          </table:table-cell>
          <table:table-cell/>
        </table:table-row>
        <table:table-row table:style-name="ro1">
          <table:table-cell office:value-type="string" calcext:value-type="string">
            <text:p>/wiki/.git/objects/f3/f3b3df02191e548f951f3ad32a00849bda7580</text:p>
          </table:table-cell>
          <table:table-cell/>
        </table:table-row>
        <table:table-row table:style-name="ro1">
          <table:table-cell office:value-type="string" calcext:value-type="string">
            <text:p>/wiki/.git/objects/f3/0debc359a2bfcabc246cccb38aabe9474c650e</text:p>
          </table:table-cell>
          <table:table-cell/>
        </table:table-row>
        <table:table-row table:style-name="ro1">
          <table:table-cell office:value-type="string" calcext:value-type="string">
            <text:p>/wiki/.git/objects/f3/e1fa9886193a06aed8f460873b85cfbb390e70</text:p>
          </table:table-cell>
          <table:table-cell/>
        </table:table-row>
        <table:table-row table:style-name="ro1">
          <table:table-cell office:value-type="string" calcext:value-type="string">
            <text:p>/wiki/.git/objects/f3/c9687761d5f6cdc87b6522472fb0c83ec23288</text:p>
          </table:table-cell>
          <table:table-cell/>
        </table:table-row>
        <table:table-row table:style-name="ro1">
          <table:table-cell office:value-type="string" calcext:value-type="string">
            <text:p>/wiki/.git/objects/f3/d59df79a59227d112c024ef55d87573945c965</text:p>
          </table:table-cell>
          <table:table-cell/>
        </table:table-row>
        <table:table-row table:style-name="ro1">
          <table:table-cell office:value-type="string" calcext:value-type="string">
            <text:p>/wiki/.git/objects/f3/286664a8367d6bf0a71886fec6fae08014e981</text:p>
          </table:table-cell>
          <table:table-cell/>
        </table:table-row>
        <table:table-row table:style-name="ro1">
          <table:table-cell office:value-type="string" calcext:value-type="string">
            <text:p>/wiki/.git/objects/f3/00c45e5f70e25bc2b27e47a164c50cad8dfb62</text:p>
          </table:table-cell>
          <table:table-cell/>
        </table:table-row>
        <table:table-row table:style-name="ro1">
          <table:table-cell office:value-type="string" calcext:value-type="string">
            <text:p>/wiki/.git/objects/e6/46245e618e255fafef7dbf2b5e98a64b0faa85</text:p>
          </table:table-cell>
          <table:table-cell/>
        </table:table-row>
        <table:table-row table:style-name="ro1">
          <table:table-cell office:value-type="string" calcext:value-type="string">
            <text:p>/wiki/.git/objects/e6/bc9191509fcff9bf195b47761d4241f84c4584</text:p>
          </table:table-cell>
          <table:table-cell/>
        </table:table-row>
        <table:table-row table:style-name="ro1">
          <table:table-cell office:value-type="string" calcext:value-type="string">
            <text:p>/wiki/.git/objects/e6/eb66c37911fa5f4d7d0c21fe2c1dbbf7654f79</text:p>
          </table:table-cell>
          <table:table-cell/>
        </table:table-row>
        <table:table-row table:style-name="ro1">
          <table:table-cell office:value-type="string" calcext:value-type="string">
            <text:p>/wiki/.git/objects/e6/bb6c6d3dba3cf50b22a378464ea88c3078ea46</text:p>
          </table:table-cell>
          <table:table-cell/>
        </table:table-row>
        <table:table-row table:style-name="ro1">
          <table:table-cell office:value-type="string" calcext:value-type="string">
            <text:p>/wiki/.git/objects/e6/6a674789416a3ed036f093cc1c802864055889</text:p>
          </table:table-cell>
          <table:table-cell/>
        </table:table-row>
        <table:table-row table:style-name="ro1">
          <table:table-cell office:value-type="string" calcext:value-type="string">
            <text:p>/wiki/.git/objects/e6/f88123aea467029febf8b8ca2e2ac5ac5f7208</text:p>
          </table:table-cell>
          <table:table-cell/>
        </table:table-row>
        <table:table-row table:style-name="ro1">
          <table:table-cell office:value-type="string" calcext:value-type="string">
            <text:p>/wiki/.git/objects/e6/c02ec0cc1b5b6040939cedfd0c8571f4418654</text:p>
          </table:table-cell>
          <table:table-cell/>
        </table:table-row>
        <table:table-row table:style-name="ro1">
          <table:table-cell office:value-type="string" calcext:value-type="string">
            <text:p>/wiki/.git/objects/e6/0ef2dc5dd0a4322e01111ec1b6473481e1bad8</text:p>
          </table:table-cell>
          <table:table-cell/>
        </table:table-row>
        <table:table-row table:style-name="ro1">
          <table:table-cell office:value-type="string" calcext:value-type="string">
            <text:p>/wiki/.git/objects/e6/d2de6f8e40abc162717fd0e4bf67d6d28486d7</text:p>
          </table:table-cell>
          <table:table-cell/>
        </table:table-row>
        <table:table-row table:style-name="ro1">
          <table:table-cell office:value-type="string" calcext:value-type="string">
            <text:p>/wiki/.git/objects/e6/73318b63ea4e2c84a92f78c56808fd1ba9776f</text:p>
          </table:table-cell>
          <table:table-cell/>
        </table:table-row>
        <table:table-row table:style-name="ro1">
          <table:table-cell office:value-type="string" calcext:value-type="string">
            <text:p>/wiki/.git/objects/e6/fa07a3aca9de0d55b2c58e9ea06f71b394dbfd</text:p>
          </table:table-cell>
          <table:table-cell/>
        </table:table-row>
        <table:table-row table:style-name="ro1">
          <table:table-cell office:value-type="string" calcext:value-type="string">
            <text:p>/wiki/.git/objects/e6/1301fcb0e40a36e1e718513f2e1aaf53e758a2</text:p>
          </table:table-cell>
          <table:table-cell/>
        </table:table-row>
        <table:table-row table:style-name="ro1">
          <table:table-cell office:value-type="string" calcext:value-type="string">
            <text:p>/wiki/.git/objects/e6/66eef1484edb358eae02a15ff927166843dbf0</text:p>
          </table:table-cell>
          <table:table-cell/>
        </table:table-row>
        <table:table-row table:style-name="ro1">
          <table:table-cell office:value-type="string" calcext:value-type="string">
            <text:p>/wiki/.git/objects/e6/a6d0325ff0487dec698f7ccce6b9c6222a9bc8</text:p>
          </table:table-cell>
          <table:table-cell/>
        </table:table-row>
        <table:table-row table:style-name="ro1">
          <table:table-cell office:value-type="string" calcext:value-type="string">
            <text:p>/wiki/.git/objects/e6/216b92a7c861cfb5b4ebaed76f82b8021b535b</text:p>
          </table:table-cell>
          <table:table-cell/>
        </table:table-row>
        <table:table-row table:style-name="ro1">
          <table:table-cell office:value-type="string" calcext:value-type="string">
            <text:p>/wiki/.git/objects/e6/9f40f19cd6f5c077042711ba766705e2cbe57f</text:p>
          </table:table-cell>
          <table:table-cell/>
        </table:table-row>
        <table:table-row table:style-name="ro1">
          <table:table-cell office:value-type="string" calcext:value-type="string">
            <text:p>/wiki/.git/objects/e6/f3461f62735f9b092e22be60799411164d5ff7</text:p>
          </table:table-cell>
          <table:table-cell/>
        </table:table-row>
        <table:table-row table:style-name="ro1">
          <table:table-cell office:value-type="string" calcext:value-type="string">
            <text:p>/wiki/.git/objects/e6/9de29bb2d1d6434b8b29ae775ad8c2e48c5391</text:p>
          </table:table-cell>
          <table:table-cell/>
        </table:table-row>
        <table:table-row table:style-name="ro1">
          <table:table-cell office:value-type="string" calcext:value-type="string">
            <text:p>/wiki/.git/objects/49/4b9e113e0606db856504486f58c13bdf942623</text:p>
          </table:table-cell>
          <table:table-cell/>
        </table:table-row>
        <table:table-row table:style-name="ro1">
          <table:table-cell office:value-type="string" calcext:value-type="string">
            <text:p>/wiki/.git/objects/49/83704f96b1d24e481c3a8e0a2d4c239395319e</text:p>
          </table:table-cell>
          <table:table-cell/>
        </table:table-row>
        <table:table-row table:style-name="ro1">
          <table:table-cell office:value-type="string" calcext:value-type="string">
            <text:p>/wiki/.git/objects/49/31686c50935b534c796e70b4b3994668ef14be</text:p>
          </table:table-cell>
          <table:table-cell/>
        </table:table-row>
        <table:table-row table:style-name="ro1">
          <table:table-cell office:value-type="string" calcext:value-type="string">
            <text:p>/wiki/.git/objects/49/c44fad904acf0042fed8580717622b3d3c0497</text:p>
          </table:table-cell>
          <table:table-cell/>
        </table:table-row>
        <table:table-row table:style-name="ro1">
          <table:table-cell office:value-type="string" calcext:value-type="string">
            <text:p>/wiki/.git/objects/49/d9826f8d5c3f827e7089003f6ce4a71ea03e2d</text:p>
          </table:table-cell>
          <table:table-cell/>
        </table:table-row>
        <table:table-row table:style-name="ro1">
          <table:table-cell office:value-type="string" calcext:value-type="string">
            <text:p>/wiki/.git/objects/49/c7263f2202f6fa4cf265908bc16bc08b73fc7c</text:p>
          </table:table-cell>
          <table:table-cell/>
        </table:table-row>
        <table:table-row table:style-name="ro1">
          <table:table-cell office:value-type="string" calcext:value-type="string">
            <text:p>/wiki/.git/objects/49/348f9f43cccbd40db83e692a4a3efcffd89c52</text:p>
          </table:table-cell>
          <table:table-cell/>
        </table:table-row>
        <table:table-row table:style-name="ro1">
          <table:table-cell office:value-type="string" calcext:value-type="string">
            <text:p>/wiki/.git/objects/49/8c22ecc0c4c880f1849e779dfac98a8698c032</text:p>
          </table:table-cell>
          <table:table-cell/>
        </table:table-row>
        <table:table-row table:style-name="ro1">
          <table:table-cell office:value-type="string" calcext:value-type="string">
            <text:p>/wiki/.git/objects/49/ccbe944db983168d7ff7e2d7cc0a9acb12d6bb</text:p>
          </table:table-cell>
          <table:table-cell/>
        </table:table-row>
        <table:table-row table:style-name="ro1">
          <table:table-cell office:value-type="string" calcext:value-type="string">
            <text:p>/wiki/.git/objects/49/ce096607683e299250a4c840b16f15ef5554ec</text:p>
          </table:table-cell>
          <table:table-cell/>
        </table:table-row>
        <table:table-row table:style-name="ro1">
          <table:table-cell office:value-type="string" calcext:value-type="string">
            <text:p>/wiki/.git/objects/49/1a246723291ac81e2e9c88c7a7087be7ba97d7</text:p>
          </table:table-cell>
          <table:table-cell/>
        </table:table-row>
        <table:table-row table:style-name="ro1">
          <table:table-cell office:value-type="string" calcext:value-type="string">
            <text:p>/wiki/.git/objects/49/c241d756774032fa6ae5041db1bade9c4560f9</text:p>
          </table:table-cell>
          <table:table-cell/>
        </table:table-row>
        <table:table-row table:style-name="ro1">
          <table:table-cell office:value-type="string" calcext:value-type="string">
            <text:p>/wiki/.git/objects/49/c3d3457581e932228721f91048a659a173b838</text:p>
          </table:table-cell>
          <table:table-cell/>
        </table:table-row>
        <table:table-row table:style-name="ro1">
          <table:table-cell office:value-type="string" calcext:value-type="string">
            <text:p>/wiki/.git/objects/65/b4f21bb3b760c2b1984f46e96274a497298b54</text:p>
          </table:table-cell>
          <table:table-cell/>
        </table:table-row>
        <table:table-row table:style-name="ro1">
          <table:table-cell office:value-type="string" calcext:value-type="string">
            <text:p>/wiki/.git/objects/65/8e52a59e28b6ea01d07cbff127fe16e8e38e74</text:p>
          </table:table-cell>
          <table:table-cell/>
        </table:table-row>
        <table:table-row table:style-name="ro1">
          <table:table-cell office:value-type="string" calcext:value-type="string">
            <text:p>/wiki/.git/objects/65/882703d549c8b136c9df5d4552d6452f11f603</text:p>
          </table:table-cell>
          <table:table-cell/>
        </table:table-row>
        <table:table-row table:style-name="ro1">
          <table:table-cell office:value-type="string" calcext:value-type="string">
            <text:p>/wiki/.git/objects/65/ee978d7064620fad816804e3eb0c77e15623b3</text:p>
          </table:table-cell>
          <table:table-cell/>
        </table:table-row>
        <table:table-row table:style-name="ro1">
          <table:table-cell office:value-type="string" calcext:value-type="string">
            <text:p>/wiki/.git/objects/65/0cc62c5c64531fdb59d98ea2cf5c972e2ece0f</text:p>
          </table:table-cell>
          <table:table-cell/>
        </table:table-row>
        <table:table-row table:style-name="ro1">
          <table:table-cell office:value-type="string" calcext:value-type="string">
            <text:p>/wiki/.git/objects/65/45a7fa5fc498a93752f28268806d463d84e32e</text:p>
          </table:table-cell>
          <table:table-cell/>
        </table:table-row>
        <table:table-row table:style-name="ro1">
          <table:table-cell office:value-type="string" calcext:value-type="string">
            <text:p>/wiki/.git/objects/65/8434bb1c494432c5487cd7867ac65f4613eddd</text:p>
          </table:table-cell>
          <table:table-cell/>
        </table:table-row>
        <table:table-row table:style-name="ro1">
          <table:table-cell office:value-type="string" calcext:value-type="string">
            <text:p>/wiki/.git/objects/65/eab81e75ffd61236ee820c37dda17f44e727b2</text:p>
          </table:table-cell>
          <table:table-cell/>
        </table:table-row>
        <table:table-row table:style-name="ro1">
          <table:table-cell office:value-type="string" calcext:value-type="string">
            <text:p>/wiki/.git/objects/65/d23fac2090987cc588709c325326558e57a5de</text:p>
          </table:table-cell>
          <table:table-cell/>
        </table:table-row>
        <table:table-row table:style-name="ro1">
          <table:table-cell office:value-type="string" calcext:value-type="string">
            <text:p>/wiki/.git/objects/65/4e6b87d7e93369bd5ba6bebfe3fc724592593e</text:p>
          </table:table-cell>
          <table:table-cell/>
        </table:table-row>
        <table:table-row table:style-name="ro1">
          <table:table-cell office:value-type="string" calcext:value-type="string">
            <text:p>/wiki/.git/objects/65/4c64d9d492f570496d32174a7b43541757c2d6</text:p>
          </table:table-cell>
          <table:table-cell/>
        </table:table-row>
        <table:table-row table:style-name="ro1">
          <table:table-cell office:value-type="string" calcext:value-type="string">
            <text:p>/wiki/.git/objects/65/cf40d643c64426b4ad11469e2b7cfdc7a535d8</text:p>
          </table:table-cell>
          <table:table-cell/>
        </table:table-row>
        <table:table-row table:style-name="ro1">
          <table:table-cell office:value-type="string" calcext:value-type="string">
            <text:p>/wiki/.git/objects/65/b4741a18f620d996eaf98d5a112da548d45dfc</text:p>
          </table:table-cell>
          <table:table-cell/>
        </table:table-row>
        <table:table-row table:style-name="ro1">
          <table:table-cell office:value-type="string" calcext:value-type="string">
            <text:p>/wiki/.git/objects/65/bd50f139e4f2c8f93c98f2dfa7810766b8aad1</text:p>
          </table:table-cell>
          <table:table-cell/>
        </table:table-row>
        <table:table-row table:style-name="ro1">
          <table:table-cell office:value-type="string" calcext:value-type="string">
            <text:p>/wiki/.git/objects/65/ef17b66be5f7c9a4298ff866765c6052c501cb</text:p>
          </table:table-cell>
          <table:table-cell/>
        </table:table-row>
        <table:table-row table:style-name="ro1">
          <table:table-cell office:value-type="string" calcext:value-type="string">
            <text:p>/wiki/.git/objects/22/f0fa1810d8049ac602a064b479d2056e666c84</text:p>
          </table:table-cell>
          <table:table-cell/>
        </table:table-row>
        <table:table-row table:style-name="ro1">
          <table:table-cell office:value-type="string" calcext:value-type="string">
            <text:p>/wiki/.git/objects/22/722e7a4719bbe545ebc7263f8e76357c7cc161</text:p>
          </table:table-cell>
          <table:table-cell/>
        </table:table-row>
        <table:table-row table:style-name="ro1">
          <table:table-cell office:value-type="string" calcext:value-type="string">
            <text:p>/wiki/.git/objects/22/df8d58afc7337457b1596cb53c5bdb482c79cb</text:p>
          </table:table-cell>
          <table:table-cell/>
        </table:table-row>
        <table:table-row table:style-name="ro1">
          <table:table-cell office:value-type="string" calcext:value-type="string">
            <text:p>/wiki/.git/objects/22/f60afcbd6c60a43cbe0edf2b27430e0863e1cc</text:p>
          </table:table-cell>
          <table:table-cell/>
        </table:table-row>
        <table:table-row table:style-name="ro1">
          <table:table-cell office:value-type="string" calcext:value-type="string">
            <text:p>/wiki/.git/objects/22/64f61faaef062cc109a1af2ab101dd7c3c85b5</text:p>
          </table:table-cell>
          <table:table-cell/>
        </table:table-row>
        <table:table-row table:style-name="ro1">
          <table:table-cell office:value-type="string" calcext:value-type="string">
            <text:p>/wiki/.git/objects/22/7369175638992ad6a8532ca2ff1e295b5b96cc</text:p>
          </table:table-cell>
          <table:table-cell/>
        </table:table-row>
        <table:table-row table:style-name="ro1">
          <table:table-cell office:value-type="string" calcext:value-type="string">
            <text:p>/wiki/.git/objects/22/f38e894890437f7b8f304887833023534b4f82</text:p>
          </table:table-cell>
          <table:table-cell/>
        </table:table-row>
        <table:table-row table:style-name="ro1">
          <table:table-cell office:value-type="string" calcext:value-type="string">
            <text:p>/wiki/.git/objects/22/e5e2ea932230d086cf36532bc213115f4acfb9</text:p>
          </table:table-cell>
          <table:table-cell/>
        </table:table-row>
        <table:table-row table:style-name="ro1">
          <table:table-cell office:value-type="string" calcext:value-type="string">
            <text:p>/wiki/.git/objects/22/bbc27ab833fbfecad40aca1040df2f98314a4a</text:p>
          </table:table-cell>
          <table:table-cell/>
        </table:table-row>
        <table:table-row table:style-name="ro1">
          <table:table-cell office:value-type="string" calcext:value-type="string">
            <text:p>/wiki/.git/objects/22/170730b467aa9e6831401b1c9bfe241043c9ed</text:p>
          </table:table-cell>
          <table:table-cell/>
        </table:table-row>
        <table:table-row table:style-name="ro1">
          <table:table-cell office:value-type="string" calcext:value-type="string">
            <text:p>/wiki/.git/objects/9a/8e42cfd15bae93b1a7c25882f2e173e31afec2</text:p>
          </table:table-cell>
          <table:table-cell/>
        </table:table-row>
        <table:table-row table:style-name="ro1">
          <table:table-cell office:value-type="string" calcext:value-type="string">
            <text:p>/wiki/.git/objects/9a/c667fe9ff039d34dfae2949787cba5c044e85b</text:p>
          </table:table-cell>
          <table:table-cell/>
        </table:table-row>
        <table:table-row table:style-name="ro1">
          <table:table-cell office:value-type="string" calcext:value-type="string">
            <text:p>/wiki/.git/objects/9a/edee54d70f5a64026174d5a818abd5752e248f</text:p>
          </table:table-cell>
          <table:table-cell/>
        </table:table-row>
        <table:table-row table:style-name="ro1">
          <table:table-cell office:value-type="string" calcext:value-type="string">
            <text:p>/wiki/.git/objects/9a/c1c2e689469e4d7d7507b02ebffb72e8d15108</text:p>
          </table:table-cell>
          <table:table-cell/>
        </table:table-row>
        <table:table-row table:style-name="ro1">
          <table:table-cell office:value-type="string" calcext:value-type="string">
            <text:p>/wiki/.git/objects/9a/021b804f374c62e346d3b47f637b82dd565fce</text:p>
          </table:table-cell>
          <table:table-cell/>
        </table:table-row>
        <table:table-row table:style-name="ro1">
          <table:table-cell office:value-type="string" calcext:value-type="string">
            <text:p>/wiki/.git/objects/9a/c3899108da4723d2d0fa3b0439984c50ac7225</text:p>
          </table:table-cell>
          <table:table-cell/>
        </table:table-row>
        <table:table-row table:style-name="ro1">
          <table:table-cell office:value-type="string" calcext:value-type="string">
            <text:p>/wiki/.git/objects/9a/328347a486ef453d3dee4bec145143844580c6</text:p>
          </table:table-cell>
          <table:table-cell/>
        </table:table-row>
        <table:table-row table:style-name="ro1">
          <table:table-cell office:value-type="string" calcext:value-type="string">
            <text:p>/wiki/.git/objects/9a/3b4b19d8d50c4edaab235620af1dcab39223be</text:p>
          </table:table-cell>
          <table:table-cell/>
        </table:table-row>
        <table:table-row table:style-name="ro1">
          <table:table-cell office:value-type="string" calcext:value-type="string">
            <text:p>/wiki/.git/objects/9a/c7a5b2b74c09de53e445aa22f39ffa1c93961d</text:p>
          </table:table-cell>
          <table:table-cell/>
        </table:table-row>
        <table:table-row table:style-name="ro1">
          <table:table-cell office:value-type="string" calcext:value-type="string">
            <text:p>/wiki/.git/objects/9a/39e69dc24b9770103d0a8a26e7c544b01d8866</text:p>
          </table:table-cell>
          <table:table-cell/>
        </table:table-row>
        <table:table-row table:style-name="ro1">
          <table:table-cell office:value-type="string" calcext:value-type="string">
            <text:p>/wiki/.git/objects/b9/432f6dcdbe2d5a8b1b0763be55d5c7423ba997</text:p>
          </table:table-cell>
          <table:table-cell/>
        </table:table-row>
        <table:table-row table:style-name="ro1">
          <table:table-cell office:value-type="string" calcext:value-type="string">
            <text:p>/wiki/.git/objects/b9/415d0ae2bbce8655b6dc13b98918e12a2e47e6</text:p>
          </table:table-cell>
          <table:table-cell/>
        </table:table-row>
        <table:table-row table:style-name="ro1">
          <table:table-cell office:value-type="string" calcext:value-type="string">
            <text:p>/wiki/.git/objects/b9/b239389c99d2cd23e6c1f7d34eed625b91fe50</text:p>
          </table:table-cell>
          <table:table-cell/>
        </table:table-row>
        <table:table-row table:style-name="ro1">
          <table:table-cell office:value-type="string" calcext:value-type="string">
            <text:p>/wiki/.git/objects/b9/ca632372e778b37412b31c96b18063c9eaa2fb</text:p>
          </table:table-cell>
          <table:table-cell/>
        </table:table-row>
        <table:table-row table:style-name="ro1">
          <table:table-cell office:value-type="string" calcext:value-type="string">
            <text:p>/wiki/.git/objects/b9/c67c6e8c645da96d17e89bac67541d4648c307</text:p>
          </table:table-cell>
          <table:table-cell/>
        </table:table-row>
        <table:table-row table:style-name="ro1">
          <table:table-cell office:value-type="string" calcext:value-type="string">
            <text:p>/wiki/.git/objects/b9/63b7640b7b2b818851eb70529387d5e508c165</text:p>
          </table:table-cell>
          <table:table-cell/>
        </table:table-row>
        <table:table-row table:style-name="ro1">
          <table:table-cell office:value-type="string" calcext:value-type="string">
            <text:p>/wiki/.git/objects/b9/becb4a53c5ec9544eba7e338880e36cef6b005</text:p>
          </table:table-cell>
          <table:table-cell/>
        </table:table-row>
        <table:table-row table:style-name="ro1">
          <table:table-cell office:value-type="string" calcext:value-type="string">
            <text:p>/wiki/.git/objects/b9/6298455e4102eec210bb800af24f552596cc5c</text:p>
          </table:table-cell>
          <table:table-cell/>
        </table:table-row>
        <table:table-row table:style-name="ro1">
          <table:table-cell office:value-type="string" calcext:value-type="string">
            <text:p>/wiki/.git/objects/b9/752f44cf2678b4f62055cedcb32dd97bd18b38</text:p>
          </table:table-cell>
          <table:table-cell/>
        </table:table-row>
        <table:table-row table:style-name="ro1">
          <table:table-cell office:value-type="string" calcext:value-type="string">
            <text:p>/wiki/.git/objects/52/8eaeb34fdec684e2b89a96e7358b11a9271ba1</text:p>
          </table:table-cell>
          <table:table-cell/>
        </table:table-row>
        <table:table-row table:style-name="ro1">
          <table:table-cell office:value-type="string" calcext:value-type="string">
            <text:p>/wiki/.git/objects/52/e374a66810f48d2a875e17b86c6165d5546291</text:p>
          </table:table-cell>
          <table:table-cell/>
        </table:table-row>
        <table:table-row table:style-name="ro1">
          <table:table-cell office:value-type="string" calcext:value-type="string">
            <text:p>/wiki/.git/objects/52/05d74f5d501b9ed62118714b464523e91f488e</text:p>
          </table:table-cell>
          <table:table-cell/>
        </table:table-row>
        <table:table-row table:style-name="ro1">
          <table:table-cell office:value-type="string" calcext:value-type="string">
            <text:p>/wiki/.git/objects/52/7c89d4dd2de679423e374d0aaf986df1a3a4c7</text:p>
          </table:table-cell>
          <table:table-cell/>
        </table:table-row>
        <table:table-row table:style-name="ro1">
          <table:table-cell office:value-type="string" calcext:value-type="string">
            <text:p>/wiki/.git/objects/52/c879c31f17867e3b2ea97b4ebe56d5a91f2700</text:p>
          </table:table-cell>
          <table:table-cell/>
        </table:table-row>
        <table:table-row table:style-name="ro1">
          <table:table-cell office:value-type="string" calcext:value-type="string">
            <text:p>/wiki/.git/objects/52/7b166c82125d1012936598cd0c485052a713ad</text:p>
          </table:table-cell>
          <table:table-cell/>
        </table:table-row>
        <table:table-row table:style-name="ro1">
          <table:table-cell office:value-type="string" calcext:value-type="string">
            <text:p>/wiki/.git/objects/52/8cb7750c2a79d540f943ca2b4bda870e793f3b</text:p>
          </table:table-cell>
          <table:table-cell/>
        </table:table-row>
        <table:table-row table:style-name="ro1">
          <table:table-cell office:value-type="string" calcext:value-type="string">
            <text:p>/wiki/.git/objects/a3/e3335583b464020a7525b6c5714626bc2a9a58</text:p>
          </table:table-cell>
          <table:table-cell/>
        </table:table-row>
        <table:table-row table:style-name="ro1">
          <table:table-cell office:value-type="string" calcext:value-type="string">
            <text:p>/wiki/.git/objects/a3/52a0e062b0154dc2bb80ed84c3e2c0e6fbac17</text:p>
          </table:table-cell>
          <table:table-cell/>
        </table:table-row>
        <table:table-row table:style-name="ro1">
          <table:table-cell office:value-type="string" calcext:value-type="string">
            <text:p>/wiki/.git/objects/a3/905c0361198b07846f8d8b960e1db9b6b69de5</text:p>
          </table:table-cell>
          <table:table-cell/>
        </table:table-row>
        <table:table-row table:style-name="ro1">
          <table:table-cell office:value-type="string" calcext:value-type="string">
            <text:p>/wiki/.git/objects/a3/3398481f05df668d0d63d7cf7a6b498c4f84da</text:p>
          </table:table-cell>
          <table:table-cell/>
        </table:table-row>
        <table:table-row table:style-name="ro1">
          <table:table-cell office:value-type="string" calcext:value-type="string">
            <text:p>/wiki/.git/objects/a3/d0a0b68db1977a1738a0eaedfc62d1593b3242</text:p>
          </table:table-cell>
          <table:table-cell/>
        </table:table-row>
        <table:table-row table:style-name="ro1">
          <table:table-cell office:value-type="string" calcext:value-type="string">
            <text:p>/wiki/.git/objects/a3/ccdd5957c43574bcc761d91dce8065c96b1c96</text:p>
          </table:table-cell>
          <table:table-cell/>
        </table:table-row>
        <table:table-row table:style-name="ro1">
          <table:table-cell office:value-type="string" calcext:value-type="string">
            <text:p>/wiki/.git/objects/a3/5e7c431ce6f52313b968548640e30ce3b52c7d</text:p>
          </table:table-cell>
          <table:table-cell/>
        </table:table-row>
        <table:table-row table:style-name="ro1">
          <table:table-cell office:value-type="string" calcext:value-type="string">
            <text:p>/wiki/.git/objects/a3/eb1c0817f1b94f03a275d4ac13d996afbb900a</text:p>
          </table:table-cell>
          <table:table-cell/>
        </table:table-row>
        <table:table-row table:style-name="ro1">
          <table:table-cell office:value-type="string" calcext:value-type="string">
            <text:p>/wiki/.git/objects/a3/6daaeb13c6190d4229d305555d53fe3e54508b</text:p>
          </table:table-cell>
          <table:table-cell/>
        </table:table-row>
        <table:table-row table:style-name="ro1">
          <table:table-cell office:value-type="string" calcext:value-type="string">
            <text:p>/wiki/.git/objects/a3/cceb21e59bdfba010bd7182465c74f926cf437</text:p>
          </table:table-cell>
          <table:table-cell/>
        </table:table-row>
        <table:table-row table:style-name="ro1">
          <table:table-cell office:value-type="string" calcext:value-type="string">
            <text:p>/wiki/.git/objects/a3/838e69385506e58e4984a4ce9f768e89bf7595</text:p>
          </table:table-cell>
          <table:table-cell/>
        </table:table-row>
        <table:table-row table:style-name="ro1">
          <table:table-cell office:value-type="string" calcext:value-type="string">
            <text:p>/wiki/.git/objects/fb/cb63bebfd375bf05dc3eeb89ca6824d4b8c933</text:p>
          </table:table-cell>
          <table:table-cell/>
        </table:table-row>
        <table:table-row table:style-name="ro1">
          <table:table-cell office:value-type="string" calcext:value-type="string">
            <text:p>/wiki/.git/objects/fb/b4fe45fe95260dccb6b7d8e4099fcbf277ea5f</text:p>
          </table:table-cell>
          <table:table-cell/>
        </table:table-row>
        <table:table-row table:style-name="ro1">
          <table:table-cell office:value-type="string" calcext:value-type="string">
            <text:p>/wiki/.git/objects/fb/e6d356ea89a767dccd2f9958c9a7adddaff324</text:p>
          </table:table-cell>
          <table:table-cell/>
        </table:table-row>
        <table:table-row table:style-name="ro1">
          <table:table-cell office:value-type="string" calcext:value-type="string">
            <text:p>/wiki/.git/objects/fb/8936f5fe9ec147cc57af004e3733f36bd2835d</text:p>
          </table:table-cell>
          <table:table-cell/>
        </table:table-row>
        <table:table-row table:style-name="ro1">
          <table:table-cell office:value-type="string" calcext:value-type="string">
            <text:p>/wiki/.git/objects/fb/5895988b3d7bac1c9724f05471180b337a30b7</text:p>
          </table:table-cell>
          <table:table-cell/>
        </table:table-row>
        <table:table-row table:style-name="ro1">
          <table:table-cell office:value-type="string" calcext:value-type="string">
            <text:p>/wiki/.git/objects/fb/8f89993d30a630362bf294a95a7ed9698f4e8b</text:p>
          </table:table-cell>
          <table:table-cell/>
        </table:table-row>
        <table:table-row table:style-name="ro1">
          <table:table-cell office:value-type="string" calcext:value-type="string">
            <text:p>/wiki/.git/objects/fb/d7a985f81fe9f6415b5cb0305d8a770288477f</text:p>
          </table:table-cell>
          <table:table-cell/>
        </table:table-row>
        <table:table-row table:style-name="ro1">
          <table:table-cell office:value-type="string" calcext:value-type="string">
            <text:p>/wiki/.git/objects/fb/6ccbc36b4ace79b242a998ced0bfba8872bafc</text:p>
          </table:table-cell>
          <table:table-cell/>
        </table:table-row>
        <table:table-row table:style-name="ro1">
          <table:table-cell office:value-type="string" calcext:value-type="string">
            <text:p>/wiki/.git/objects/fb/17ff2acf5bdcc3c2a6242952b3b189a9ed3ff3</text:p>
          </table:table-cell>
          <table:table-cell/>
        </table:table-row>
        <table:table-row table:style-name="ro1">
          <table:table-cell office:value-type="string" calcext:value-type="string">
            <text:p>/wiki/.git/objects/0b/8f87fa0a710a692f3cdbdcd5b53da7c37bb465</text:p>
          </table:table-cell>
          <table:table-cell/>
        </table:table-row>
        <table:table-row table:style-name="ro1">
          <table:table-cell office:value-type="string" calcext:value-type="string">
            <text:p>/wiki/.git/objects/0b/a218629192396046e0989df3338eafc38b3d6f</text:p>
          </table:table-cell>
          <table:table-cell/>
        </table:table-row>
        <table:table-row table:style-name="ro1">
          <table:table-cell office:value-type="string" calcext:value-type="string">
            <text:p>/wiki/.git/objects/0b/b181d06c5dd4fc66d6efb4389afcde801336fa</text:p>
          </table:table-cell>
          <table:table-cell/>
        </table:table-row>
        <table:table-row table:style-name="ro1">
          <table:table-cell office:value-type="string" calcext:value-type="string">
            <text:p>/wiki/.git/objects/0b/7f90ab464c3dee91a63c359d82a7e1556c8dee</text:p>
          </table:table-cell>
          <table:table-cell/>
        </table:table-row>
        <table:table-row table:style-name="ro1">
          <table:table-cell office:value-type="string" calcext:value-type="string">
            <text:p>/wiki/.git/objects/0b/73cd5493a6f666bf3b407bfccf1eb58f5a00a8</text:p>
          </table:table-cell>
          <table:table-cell/>
        </table:table-row>
        <table:table-row table:style-name="ro1">
          <table:table-cell office:value-type="string" calcext:value-type="string">
            <text:p>/wiki/.git/objects/0b/ea2819c5115019f47e8e4641e57c4fa4eba8e8</text:p>
          </table:table-cell>
          <table:table-cell/>
        </table:table-row>
        <table:table-row table:style-name="ro1">
          <table:table-cell office:value-type="string" calcext:value-type="string">
            <text:p>/wiki/.git/objects/0b/8ff0bbe03fbe000f755cf08b17422f4f95fc1c</text:p>
          </table:table-cell>
          <table:table-cell/>
        </table:table-row>
        <table:table-row table:style-name="ro1">
          <table:table-cell office:value-type="string" calcext:value-type="string">
            <text:p>/wiki/.git/objects/0b/c3695aa89220ea8050fd7e2a6976ad9e98974d</text:p>
          </table:table-cell>
          <table:table-cell/>
        </table:table-row>
        <table:table-row table:style-name="ro1">
          <table:table-cell office:value-type="string" calcext:value-type="string">
            <text:p>/wiki/.git/objects/0b/a1acc1762a7fc2c67042c5013fe8f08bd28404</text:p>
          </table:table-cell>
          <table:table-cell/>
        </table:table-row>
        <table:table-row table:style-name="ro1">
          <table:table-cell office:value-type="string" calcext:value-type="string">
            <text:p>/wiki/.git/objects/c4/08c35582da24b120bdad538236a16d2ab66659</text:p>
          </table:table-cell>
          <table:table-cell/>
        </table:table-row>
        <table:table-row table:style-name="ro1">
          <table:table-cell office:value-type="string" calcext:value-type="string">
            <text:p>/wiki/.git/objects/c4/2a5e37b7e74346c9385b7d86bdce23fe0804db</text:p>
          </table:table-cell>
          <table:table-cell/>
        </table:table-row>
        <table:table-row table:style-name="ro1">
          <table:table-cell office:value-type="string" calcext:value-type="string">
            <text:p>/wiki/.git/objects/c4/f4cd62c64c8e4aca961c881cd6523976ee6902</text:p>
          </table:table-cell>
          <table:table-cell/>
        </table:table-row>
        <table:table-row table:style-name="ro1">
          <table:table-cell office:value-type="string" calcext:value-type="string">
            <text:p>/wiki/.git/objects/c4/c1d7c4513a10b5c386393173b4f9a889151db7</text:p>
          </table:table-cell>
          <table:table-cell/>
        </table:table-row>
        <table:table-row table:style-name="ro1">
          <table:table-cell office:value-type="string" calcext:value-type="string">
            <text:p>/wiki/.git/objects/c4/62f0ee66c16d6905197bfd24deac5998f78125</text:p>
          </table:table-cell>
          <table:table-cell/>
        </table:table-row>
        <table:table-row table:style-name="ro1">
          <table:table-cell office:value-type="string" calcext:value-type="string">
            <text:p>/wiki/.git/objects/c4/1b65347668d9a7b45f6fd0fa58baebc7e78c7d</text:p>
          </table:table-cell>
          <table:table-cell/>
        </table:table-row>
        <table:table-row table:style-name="ro1">
          <table:table-cell office:value-type="string" calcext:value-type="string">
            <text:p>/wiki/.git/objects/84/e28987828881325c73bce300e58bf058a997fb</text:p>
          </table:table-cell>
          <table:table-cell/>
        </table:table-row>
        <table:table-row table:style-name="ro1">
          <table:table-cell office:value-type="string" calcext:value-type="string">
            <text:p>/wiki/.git/objects/84/5b9e4120183598be7f96e655a2785c1e952598</text:p>
          </table:table-cell>
          <table:table-cell/>
        </table:table-row>
        <table:table-row table:style-name="ro1">
          <table:table-cell office:value-type="string" calcext:value-type="string">
            <text:p>/wiki/.git/objects/84/5342e555ddcec938671134ecd51216b90384fb</text:p>
          </table:table-cell>
          <table:table-cell/>
        </table:table-row>
        <table:table-row table:style-name="ro1">
          <table:table-cell office:value-type="string" calcext:value-type="string">
            <text:p>/wiki/.git/objects/84/8f74629f0450a87e38c8f5c3d01ba955dc9a75</text:p>
          </table:table-cell>
          <table:table-cell/>
        </table:table-row>
        <table:table-row table:style-name="ro1">
          <table:table-cell office:value-type="string" calcext:value-type="string">
            <text:p>/wiki/.git/objects/84/0e0476fd1232f549f3006ad730cf7e7a3e4126</text:p>
          </table:table-cell>
          <table:table-cell/>
        </table:table-row>
        <table:table-row table:style-name="ro1">
          <table:table-cell office:value-type="string" calcext:value-type="string">
            <text:p>/wiki/.git/objects/84/e48913175a8c98da4bcdceb52ed4188dd8ceda</text:p>
          </table:table-cell>
          <table:table-cell/>
        </table:table-row>
        <table:table-row table:style-name="ro1">
          <table:table-cell office:value-type="string" calcext:value-type="string">
            <text:p>/wiki/.git/objects/84/a7b0347838b803155aa292ecd7353716c3c681</text:p>
          </table:table-cell>
          <table:table-cell/>
        </table:table-row>
        <table:table-row table:style-name="ro1">
          <table:table-cell office:value-type="string" calcext:value-type="string">
            <text:p>/wiki/.git/objects/84/b603a037ae00468d382bfb41021576b01f1900</text:p>
          </table:table-cell>
          <table:table-cell/>
        </table:table-row>
        <table:table-row table:style-name="ro1">
          <table:table-cell office:value-type="string" calcext:value-type="string">
            <text:p>/wiki/.git/objects/84/df70b517a33d584b3f45884e886f0714a98c2a</text:p>
          </table:table-cell>
          <table:table-cell/>
        </table:table-row>
        <table:table-row table:style-name="ro1">
          <table:table-cell office:value-type="string" calcext:value-type="string">
            <text:p>/wiki/.git/objects/84/800a2181513b922f21966ebc164731f7f90326</text:p>
          </table:table-cell>
          <table:table-cell/>
        </table:table-row>
        <table:table-row table:style-name="ro1">
          <table:table-cell office:value-type="string" calcext:value-type="string">
            <text:p>/wiki/.git/objects/84/a4021bee1a77b932405f1b3a2df1a977912a8c</text:p>
          </table:table-cell>
          <table:table-cell/>
        </table:table-row>
        <table:table-row table:style-name="ro1">
          <table:table-cell office:value-type="string" calcext:value-type="string">
            <text:p>/wiki/.git/objects/84/694786940427ec84e5c8c3ece83c22eafa31d5</text:p>
          </table:table-cell>
          <table:table-cell/>
        </table:table-row>
        <table:table-row table:style-name="ro1">
          <table:table-cell office:value-type="string" calcext:value-type="string">
            <text:p>/wiki/.git/objects/5b/a2f73c98be739635fd15070b552adfee3c2056</text:p>
          </table:table-cell>
          <table:table-cell/>
        </table:table-row>
        <table:table-row table:style-name="ro1">
          <table:table-cell office:value-type="string" calcext:value-type="string">
            <text:p>/wiki/.git/objects/5b/943d997048ae720ca57b43b041f8b8cdefa394</text:p>
          </table:table-cell>
          <table:table-cell/>
        </table:table-row>
        <table:table-row table:style-name="ro1">
          <table:table-cell office:value-type="string" calcext:value-type="string">
            <text:p>/wiki/.git/objects/5b/ffc088be7727574e0195ede22c7b2b43f7964b</text:p>
          </table:table-cell>
          <table:table-cell/>
        </table:table-row>
        <table:table-row table:style-name="ro1">
          <table:table-cell office:value-type="string" calcext:value-type="string">
            <text:p>/wiki/.git/objects/5b/4bce1731b130d93a54ef60c23a0da7600b1f23</text:p>
          </table:table-cell>
          <table:table-cell/>
        </table:table-row>
        <table:table-row table:style-name="ro1">
          <table:table-cell office:value-type="string" calcext:value-type="string">
            <text:p>/wiki/.git/objects/5b/49b238688d9c64e41cfdad7306fe3769269c56</text:p>
          </table:table-cell>
          <table:table-cell/>
        </table:table-row>
        <table:table-row table:style-name="ro1">
          <table:table-cell office:value-type="string" calcext:value-type="string">
            <text:p>/wiki/.git/objects/5b/ccb9c51b59ad25c9a07dec036dcc27e4a96413</text:p>
          </table:table-cell>
          <table:table-cell/>
        </table:table-row>
        <table:table-row table:style-name="ro1">
          <table:table-cell office:value-type="string" calcext:value-type="string">
            <text:p>/wiki/.git/objects/5b/fa1d420600f83c22468356d59cc5d06f77d89e</text:p>
          </table:table-cell>
          <table:table-cell/>
        </table:table-row>
        <table:table-row table:style-name="ro1">
          <table:table-cell office:value-type="string" calcext:value-type="string">
            <text:p>/wiki/.git/objects/5b/0c3c4bfd47dd91cdffa037da34e774e7d6d856</text:p>
          </table:table-cell>
          <table:table-cell/>
        </table:table-row>
        <table:table-row table:style-name="ro1">
          <table:table-cell office:value-type="string" calcext:value-type="string">
            <text:p>/wiki/.git/objects/5b/09b1aef9c68942e4f39a8238c59440f2be39f4</text:p>
          </table:table-cell>
          <table:table-cell/>
        </table:table-row>
        <table:table-row table:style-name="ro1">
          <table:table-cell office:value-type="string" calcext:value-type="string">
            <text:p>/wiki/.git/objects/6b/4ab4d51be97209a64f4d68e6ecf4c1cebb1c43</text:p>
          </table:table-cell>
          <table:table-cell/>
        </table:table-row>
        <table:table-row table:style-name="ro1">
          <table:table-cell office:value-type="string" calcext:value-type="string">
            <text:p>/wiki/.git/objects/6b/3c428c0d01bf85af410ff9ac87844841df7c3e</text:p>
          </table:table-cell>
          <table:table-cell/>
        </table:table-row>
        <table:table-row table:style-name="ro1">
          <table:table-cell office:value-type="string" calcext:value-type="string">
            <text:p>/wiki/.git/objects/6b/cf7c0e4f1f66b00f0284db5edfdd03f3473648</text:p>
          </table:table-cell>
          <table:table-cell/>
        </table:table-row>
        <table:table-row table:style-name="ro1">
          <table:table-cell office:value-type="string" calcext:value-type="string">
            <text:p>/wiki/.git/objects/6b/f514f4315171c3adca854e03a9bd0c6dcfdf52</text:p>
          </table:table-cell>
          <table:table-cell/>
        </table:table-row>
        <table:table-row table:style-name="ro1">
          <table:table-cell office:value-type="string" calcext:value-type="string">
            <text:p>/wiki/.git/objects/8d/7c3b836e98d7ebd6598a61c6faadbe71fb4979</text:p>
          </table:table-cell>
          <table:table-cell/>
        </table:table-row>
        <table:table-row table:style-name="ro1">
          <table:table-cell office:value-type="string" calcext:value-type="string">
            <text:p>/wiki/.git/objects/8d/4db8f7677550cb7193338cd2f03d20d6a1dc5c</text:p>
          </table:table-cell>
          <table:table-cell/>
        </table:table-row>
        <table:table-row table:style-name="ro1">
          <table:table-cell office:value-type="string" calcext:value-type="string">
            <text:p>/wiki/.git/objects/8d/a0ffa871f54bc25433061e631369b0ad483ef4</text:p>
          </table:table-cell>
          <table:table-cell/>
        </table:table-row>
        <table:table-row table:style-name="ro1">
          <table:table-cell office:value-type="string" calcext:value-type="string">
            <text:p>/wiki/.git/objects/8d/fce8fd493d3a8eeddf9d725e80a4ab83a4eec7</text:p>
          </table:table-cell>
          <table:table-cell/>
        </table:table-row>
        <table:table-row table:style-name="ro1">
          <table:table-cell office:value-type="string" calcext:value-type="string">
            <text:p>/wiki/.git/objects/8d/b3c1a71dcc5c429488af470a9346bb1b1fb747</text:p>
          </table:table-cell>
          <table:table-cell/>
        </table:table-row>
        <table:table-row table:style-name="ro1">
          <table:table-cell office:value-type="string" calcext:value-type="string">
            <text:p>/wiki/.git/objects/8d/4a92f958edbb1cb27b3e671a66aa2b3200eddc</text:p>
          </table:table-cell>
          <table:table-cell/>
        </table:table-row>
        <table:table-row table:style-name="ro1">
          <table:table-cell office:value-type="string" calcext:value-type="string">
            <text:p>/wiki/.git/objects/8d/cb559159d0501df89afb1018bc1b537c0c9c39</text:p>
          </table:table-cell>
          <table:table-cell/>
        </table:table-row>
        <table:table-row table:style-name="ro1">
          <table:table-cell office:value-type="string" calcext:value-type="string">
            <text:p>/wiki/.git/objects/8d/ff54af1abae656b22cf89007807cc43b9d7977</text:p>
          </table:table-cell>
          <table:table-cell/>
        </table:table-row>
        <table:table-row table:style-name="ro1">
          <table:table-cell office:value-type="string" calcext:value-type="string">
            <text:p>/wiki/.git/objects/2b/8b92962641a4025c676f3d54857f810162dcfe</text:p>
          </table:table-cell>
          <table:table-cell/>
        </table:table-row>
        <table:table-row table:style-name="ro1">
          <table:table-cell office:value-type="string" calcext:value-type="string">
            <text:p>/wiki/.git/objects/2b/afb768b0591be57000099bbe0da220967245c4</text:p>
          </table:table-cell>
          <table:table-cell/>
        </table:table-row>
        <table:table-row table:style-name="ro1">
          <table:table-cell office:value-type="string" calcext:value-type="string">
            <text:p>/wiki/.git/objects/2b/e455f2593133b2ed6893658d2df4b1df3b4239</text:p>
          </table:table-cell>
          <table:table-cell/>
        </table:table-row>
        <table:table-row table:style-name="ro1">
          <table:table-cell office:value-type="string" calcext:value-type="string">
            <text:p>/wiki/.git/objects/2b/f4db2db78caa8db8605267effc0131988968eb</text:p>
          </table:table-cell>
          <table:table-cell/>
        </table:table-row>
        <table:table-row table:style-name="ro1">
          <table:table-cell office:value-type="string" calcext:value-type="string">
            <text:p>/wiki/.git/objects/2b/fb0775bbab050ab2f26ab51a0a4d741fd68bda</text:p>
          </table:table-cell>
          <table:table-cell/>
        </table:table-row>
        <table:table-row table:style-name="ro1">
          <table:table-cell office:value-type="string" calcext:value-type="string">
            <text:p>/wiki/.git/objects/2b/0a9e5f3c01e63a0125f3564bd358dd498c937f</text:p>
          </table:table-cell>
          <table:table-cell/>
        </table:table-row>
        <table:table-row table:style-name="ro1">
          <table:table-cell office:value-type="string" calcext:value-type="string">
            <text:p>/wiki/.git/objects/2b/cbe94fb5284270ecf2288b215af6b849a56049</text:p>
          </table:table-cell>
          <table:table-cell/>
        </table:table-row>
        <table:table-row table:style-name="ro1">
          <table:table-cell office:value-type="string" calcext:value-type="string">
            <text:p>/wiki/.git/objects/2b/9b28fff59d9d947385d5a7561239e48b11bf81</text:p>
          </table:table-cell>
          <table:table-cell/>
        </table:table-row>
        <table:table-row table:style-name="ro1">
          <table:table-cell office:value-type="string" calcext:value-type="string">
            <text:p>/wiki/.git/objects/2b/9ba48e17dee200c153e0e3750e8755c82172f7</text:p>
          </table:table-cell>
          <table:table-cell/>
        </table:table-row>
        <table:table-row table:style-name="ro1">
          <table:table-cell office:value-type="string" calcext:value-type="string">
            <text:p>/wiki/.git/objects/2b/00f23a5811d09842a2c96e019b6ae3f1a4e4bd</text:p>
          </table:table-cell>
          <table:table-cell/>
        </table:table-row>
        <table:table-row table:style-name="ro1">
          <table:table-cell office:value-type="string" calcext:value-type="string">
            <text:p>/wiki/.git/objects/56/e44902bf40b44346ca6b3ae1ddf63c0a028333</text:p>
          </table:table-cell>
          <table:table-cell/>
        </table:table-row>
        <table:table-row table:style-name="ro1">
          <table:table-cell office:value-type="string" calcext:value-type="string">
            <text:p>/wiki/.git/objects/56/f768c996e87183b733112cedf1ad6338c88ddd</text:p>
          </table:table-cell>
          <table:table-cell/>
        </table:table-row>
        <table:table-row table:style-name="ro1">
          <table:table-cell office:value-type="string" calcext:value-type="string">
            <text:p>/wiki/.git/objects/56/bd8dfa732619daaf2010ec58e9613ea9970c59</text:p>
          </table:table-cell>
          <table:table-cell/>
        </table:table-row>
        <table:table-row table:style-name="ro1">
          <table:table-cell office:value-type="string" calcext:value-type="string">
            <text:p>/wiki/.git/objects/56/dda2f4f000fe084dd3b0ccf8c5777fb3a76d28</text:p>
          </table:table-cell>
          <table:table-cell/>
        </table:table-row>
        <table:table-row table:style-name="ro1">
          <table:table-cell office:value-type="string" calcext:value-type="string">
            <text:p>/wiki/.git/objects/56/13f997a7bbde81c31b739deb30daaf54de8ce1</text:p>
          </table:table-cell>
          <table:table-cell/>
        </table:table-row>
        <table:table-row table:style-name="ro1">
          <table:table-cell office:value-type="string" calcext:value-type="string">
            <text:p>/wiki/.git/objects/56/d90c04f0339a965bbde3cbe5fa2bf77ae1194c</text:p>
          </table:table-cell>
          <table:table-cell/>
        </table:table-row>
        <table:table-row table:style-name="ro1">
          <table:table-cell office:value-type="string" calcext:value-type="string">
            <text:p>/wiki/.git/objects/56/b4a40d037a0f567cb3a543d4aac3c667c59eb0</text:p>
          </table:table-cell>
          <table:table-cell/>
        </table:table-row>
        <table:table-row table:style-name="ro1">
          <table:table-cell office:value-type="string" calcext:value-type="string">
            <text:p>/wiki/.git/objects/56/997927d15aaedc1bf594ac43bb9c57db1392b4</text:p>
          </table:table-cell>
          <table:table-cell/>
        </table:table-row>
        <table:table-row table:style-name="ro1">
          <table:table-cell office:value-type="string" calcext:value-type="string">
            <text:p>/wiki/.git/objects/56/f8b8ac60cfe07f5fe5c582f2bc5255d074d43c</text:p>
          </table:table-cell>
          <table:table-cell/>
        </table:table-row>
        <table:table-row table:style-name="ro1">
          <table:table-cell office:value-type="string" calcext:value-type="string">
            <text:p>/wiki/.git/objects/56/5a68b86503a9234b69ea89aa4cf7cff3a75684</text:p>
          </table:table-cell>
          <table:table-cell/>
        </table:table-row>
        <table:table-row table:style-name="ro1">
          <table:table-cell office:value-type="string" calcext:value-type="string">
            <text:p>/wiki/.git/objects/56/481bec0bf6e4fb3cf304c78a63c5733684e177</text:p>
          </table:table-cell>
          <table:table-cell/>
        </table:table-row>
        <table:table-row table:style-name="ro1">
          <table:table-cell office:value-type="string" calcext:value-type="string">
            <text:p>/wiki/.git/objects/56/44358b422de99162e432a63fadefbf813c7d2c</text:p>
          </table:table-cell>
          <table:table-cell/>
        </table:table-row>
        <table:table-row table:style-name="ro1">
          <table:table-cell office:value-type="string" calcext:value-type="string">
            <text:p>/wiki/.git/objects/56/0e4aff0ca4e23ce0c3c89d0508e53fa9415dc5</text:p>
          </table:table-cell>
          <table:table-cell/>
        </table:table-row>
        <table:table-row table:style-name="ro1">
          <table:table-cell office:value-type="string" calcext:value-type="string">
            <text:p>/wiki/.git/objects/b7/0017d90475b4c0cd55a0b508da3ed8a95f0a01</text:p>
          </table:table-cell>
          <table:table-cell/>
        </table:table-row>
        <table:table-row table:style-name="ro1">
          <table:table-cell office:value-type="string" calcext:value-type="string">
            <text:p>/wiki/.git/objects/b7/439463607437347cf3d39327dd269cacdf354b</text:p>
          </table:table-cell>
          <table:table-cell/>
        </table:table-row>
        <table:table-row table:style-name="ro1">
          <table:table-cell office:value-type="string" calcext:value-type="string">
            <text:p>/wiki/.git/objects/b7/52455af6d386aac4bb28491000832a4aff01f2</text:p>
          </table:table-cell>
          <table:table-cell/>
        </table:table-row>
        <table:table-row table:style-name="ro1">
          <table:table-cell office:value-type="string" calcext:value-type="string">
            <text:p>/wiki/.git/objects/b7/47a34bc5fd09cc97b7ce18215fa16189268112</text:p>
          </table:table-cell>
          <table:table-cell/>
        </table:table-row>
        <table:table-row table:style-name="ro1">
          <table:table-cell office:value-type="string" calcext:value-type="string">
            <text:p>/wiki/.git/objects/b7/8c91ed18e4516581b71d5036003c55e22a07e0</text:p>
          </table:table-cell>
          <table:table-cell/>
        </table:table-row>
        <table:table-row table:style-name="ro1">
          <table:table-cell office:value-type="string" calcext:value-type="string">
            <text:p>/wiki/.git/objects/b7/2367afd97e6d515e8124b5e014cbc6de2b9bd5</text:p>
          </table:table-cell>
          <table:table-cell/>
        </table:table-row>
        <table:table-row table:style-name="ro1">
          <table:table-cell office:value-type="string" calcext:value-type="string">
            <text:p>/wiki/.git/objects/b7/12c3a91568731684644ff24d7ae32be8b3a7ff</text:p>
          </table:table-cell>
          <table:table-cell/>
        </table:table-row>
        <table:table-row table:style-name="ro1">
          <table:table-cell office:value-type="string" calcext:value-type="string">
            <text:p>/wiki/.git/objects/b7/d66b3c9ae4221a8bff1b9b2bb1197f8ba19ff7</text:p>
          </table:table-cell>
          <table:table-cell/>
        </table:table-row>
        <table:table-row table:style-name="ro1">
          <table:table-cell office:value-type="string" calcext:value-type="string">
            <text:p>/wiki/.git/objects/b7/3485911e1f85ab3d11755ba4efd558de3be73a</text:p>
          </table:table-cell>
          <table:table-cell/>
        </table:table-row>
        <table:table-row table:style-name="ro1">
          <table:table-cell office:value-type="string" calcext:value-type="string">
            <text:p>/wiki/.git/objects/b7/0bcf230f3f472f0ff59fea0fa3315155d2cdd9</text:p>
          </table:table-cell>
          <table:table-cell/>
        </table:table-row>
        <table:table-row table:style-name="ro1">
          <table:table-cell office:value-type="string" calcext:value-type="string">
            <text:p>/wiki/.git/objects/b7/862d7d68c635725d01bb8dbda9e6386ae2dc36</text:p>
          </table:table-cell>
          <table:table-cell/>
        </table:table-row>
        <table:table-row table:style-name="ro1">
          <table:table-cell office:value-type="string" calcext:value-type="string">
            <text:p>/wiki/.git/objects/b7/17f2d72417c8257db0c6326d8ed443526dfbfa</text:p>
          </table:table-cell>
          <table:table-cell/>
        </table:table-row>
        <table:table-row table:style-name="ro1">
          <table:table-cell office:value-type="string" calcext:value-type="string">
            <text:p>/wiki/.git/objects/b7/c10b0a859c9449752ca405a7ef5ea3f801982d</text:p>
          </table:table-cell>
          <table:table-cell/>
        </table:table-row>
        <table:table-row table:style-name="ro1">
          <table:table-cell office:value-type="string" calcext:value-type="string">
            <text:p>/wiki/.git/objects/b7/fabcd76f55bbc0965db144adf9d90a4cfdc087</text:p>
          </table:table-cell>
          <table:table-cell/>
        </table:table-row>
        <table:table-row table:style-name="ro1">
          <table:table-cell office:value-type="string" calcext:value-type="string">
            <text:p>/wiki/.git/objects/bd/0e882145157e844ec1d18d2aa452757a240052</text:p>
          </table:table-cell>
          <table:table-cell/>
        </table:table-row>
        <table:table-row table:style-name="ro1">
          <table:table-cell office:value-type="string" calcext:value-type="string">
            <text:p>/wiki/.git/objects/bd/ad7a290f3278f09005e4b10948602c493b7047</text:p>
          </table:table-cell>
          <table:table-cell/>
        </table:table-row>
        <table:table-row table:style-name="ro1">
          <table:table-cell office:value-type="string" calcext:value-type="string">
            <text:p>/wiki/.git/objects/bd/502759083ab679535b264a53ba6bed8f62053a</text:p>
          </table:table-cell>
          <table:table-cell/>
        </table:table-row>
        <table:table-row table:style-name="ro1">
          <table:table-cell office:value-type="string" calcext:value-type="string">
            <text:p>/wiki/.git/objects/bd/a30f041cdaaf081da5d6dfefea37384e908059</text:p>
          </table:table-cell>
          <table:table-cell/>
        </table:table-row>
        <table:table-row table:style-name="ro1">
          <table:table-cell office:value-type="string" calcext:value-type="string">
            <text:p>/wiki/.git/objects/bd/e54ae41aaacb4891f76c8b4ed8c8650a5ababc</text:p>
          </table:table-cell>
          <table:table-cell/>
        </table:table-row>
        <table:table-row table:style-name="ro1">
          <table:table-cell office:value-type="string" calcext:value-type="string">
            <text:p>/wiki/.git/objects/bd/6d221cdb13fade11155a481e6c3a7f49e7b6a8</text:p>
          </table:table-cell>
          <table:table-cell/>
        </table:table-row>
        <table:table-row table:style-name="ro1">
          <table:table-cell office:value-type="string" calcext:value-type="string">
            <text:p>/wiki/.git/objects/bd/c264a7df9c9672d703032c02619c2c25ee310e</text:p>
          </table:table-cell>
          <table:table-cell/>
        </table:table-row>
        <table:table-row table:style-name="ro1">
          <table:table-cell office:value-type="string" calcext:value-type="string">
            <text:p>/wiki/.git/objects/bd/836488496d43c33aa80bb3a66dee4258b76ddd</text:p>
          </table:table-cell>
          <table:table-cell/>
        </table:table-row>
        <table:table-row table:style-name="ro1">
          <table:table-cell office:value-type="string" calcext:value-type="string">
            <text:p>/wiki/.git/objects/bd/65aee6c23d47276b806fdcc11964635ac09c70</text:p>
          </table:table-cell>
          <table:table-cell/>
        </table:table-row>
        <table:table-row table:style-name="ro1">
          <table:table-cell office:value-type="string" calcext:value-type="string">
            <text:p>/wiki/.git/objects/bd/b019f4098d7d1f112bff4564f9b0f5e8e274d9</text:p>
          </table:table-cell>
          <table:table-cell/>
        </table:table-row>
        <table:table-row table:style-name="ro1">
          <table:table-cell office:value-type="string" calcext:value-type="string">
            <text:p>/wiki/.git/objects/bd/2d5f23698cfaee3ccbfafb03f51194bf09c43f</text:p>
          </table:table-cell>
          <table:table-cell/>
        </table:table-row>
        <table:table-row table:style-name="ro1">
          <table:table-cell office:value-type="string" calcext:value-type="string">
            <text:p>/wiki/.git/objects/bd/18d5350d90c093fd2f458080357117fe26ea38</text:p>
          </table:table-cell>
          <table:table-cell/>
        </table:table-row>
        <table:table-row table:style-name="ro1">
          <table:table-cell office:value-type="string" calcext:value-type="string">
            <text:p>/wiki/.git/objects/bd/acbd517b545dfda9596b40fdd10f7911d8fcd2</text:p>
          </table:table-cell>
          <table:table-cell/>
        </table:table-row>
        <table:table-row table:style-name="ro1">
          <table:table-cell office:value-type="string" calcext:value-type="string">
            <text:p>/wiki/.git/objects/d5/404be722af9c8e620db4ee9e69d61969cf335d</text:p>
          </table:table-cell>
          <table:table-cell/>
        </table:table-row>
        <table:table-row table:style-name="ro1">
          <table:table-cell office:value-type="string" calcext:value-type="string">
            <text:p>/wiki/.git/objects/d5/bd3176061e7cc8bd3697d9e5ff01bac46414a3</text:p>
          </table:table-cell>
          <table:table-cell/>
        </table:table-row>
        <table:table-row table:style-name="ro1">
          <table:table-cell office:value-type="string" calcext:value-type="string">
            <text:p>/wiki/.git/objects/d5/44b70f903b596236b0cdd6648228de1beb658b</text:p>
          </table:table-cell>
          <table:table-cell/>
        </table:table-row>
        <table:table-row table:style-name="ro1">
          <table:table-cell office:value-type="string" calcext:value-type="string">
            <text:p>/wiki/.git/objects/d5/93e9bf28b90ae39a495840e5ec2fd64f144a49</text:p>
          </table:table-cell>
          <table:table-cell/>
        </table:table-row>
        <table:table-row table:style-name="ro1">
          <table:table-cell office:value-type="string" calcext:value-type="string">
            <text:p>/wiki/.git/objects/d5/5808e28c58c5d091158839925839cb42d4133c</text:p>
          </table:table-cell>
          <table:table-cell/>
        </table:table-row>
        <table:table-row table:style-name="ro1">
          <table:table-cell office:value-type="string" calcext:value-type="string">
            <text:p>/wiki/.git/objects/d5/eaf76ba2e32f4a90273b65f9424c7cb4bf7555</text:p>
          </table:table-cell>
          <table:table-cell/>
        </table:table-row>
        <table:table-row table:style-name="ro1">
          <table:table-cell office:value-type="string" calcext:value-type="string">
            <text:p>/wiki/.git/objects/d5/2242bf754419af80679c20f4faab34b14c78c3</text:p>
          </table:table-cell>
          <table:table-cell/>
        </table:table-row>
        <table:table-row table:style-name="ro1">
          <table:table-cell office:value-type="string" calcext:value-type="string">
            <text:p>/wiki/.git/objects/d5/7eeca26cf94e25de72b446a5a7890b618621fa</text:p>
          </table:table-cell>
          <table:table-cell/>
        </table:table-row>
        <table:table-row table:style-name="ro1">
          <table:table-cell office:value-type="string" calcext:value-type="string">
            <text:p>/wiki/.git/objects/d5/a6e96e325d1530fe90c645ad1395b59a2b27c9</text:p>
          </table:table-cell>
          <table:table-cell/>
        </table:table-row>
        <table:table-row table:style-name="ro1">
          <table:table-cell office:value-type="string" calcext:value-type="string">
            <text:p>/wiki/.git/objects/f0/75d8276488ab28363684197e00158995794f2d</text:p>
          </table:table-cell>
          <table:table-cell/>
        </table:table-row>
        <table:table-row table:style-name="ro1">
          <table:table-cell office:value-type="string" calcext:value-type="string">
            <text:p>/wiki/.git/objects/f0/39415d03f7ff7c0a52c8869c04decfe79a9b9f</text:p>
          </table:table-cell>
          <table:table-cell/>
        </table:table-row>
        <table:table-row table:style-name="ro1">
          <table:table-cell office:value-type="string" calcext:value-type="string">
            <text:p>/wiki/.git/objects/f0/13aaea2e72628cc92f3b465e4865152abd5a8b</text:p>
          </table:table-cell>
          <table:table-cell/>
        </table:table-row>
        <table:table-row table:style-name="ro1">
          <table:table-cell office:value-type="string" calcext:value-type="string">
            <text:p>/wiki/.git/objects/f0/bf8b685e9e392a04ef6e3713e86997b55d1195</text:p>
          </table:table-cell>
          <table:table-cell/>
        </table:table-row>
        <table:table-row table:style-name="ro1">
          <table:table-cell office:value-type="string" calcext:value-type="string">
            <text:p>/wiki/.git/objects/f0/bd43218f04798cda8f0fedcfbb6636606affd3</text:p>
          </table:table-cell>
          <table:table-cell/>
        </table:table-row>
        <table:table-row table:style-name="ro1">
          <table:table-cell office:value-type="string" calcext:value-type="string">
            <text:p>/wiki/.git/objects/26/04f843419b20ee58bf36f1b25d333b11e4dc32</text:p>
          </table:table-cell>
          <table:table-cell/>
        </table:table-row>
        <table:table-row table:style-name="ro1">
          <table:table-cell office:value-type="string" calcext:value-type="string">
            <text:p>/wiki/.git/objects/26/cdb864a3fb6c8682c658647729f680c7af8678</text:p>
          </table:table-cell>
          <table:table-cell/>
        </table:table-row>
        <table:table-row table:style-name="ro1">
          <table:table-cell office:value-type="string" calcext:value-type="string">
            <text:p>/wiki/.git/objects/26/c2d2729c1b70039eab5e01e7e793ba7dc8a704</text:p>
          </table:table-cell>
          <table:table-cell/>
        </table:table-row>
        <table:table-row table:style-name="ro1">
          <table:table-cell office:value-type="string" calcext:value-type="string">
            <text:p>/wiki/.git/objects/26/8471e80caf493ff11c395124d6e6a8552f1d8b</text:p>
          </table:table-cell>
          <table:table-cell/>
        </table:table-row>
        <table:table-row table:style-name="ro1">
          <table:table-cell office:value-type="string" calcext:value-type="string">
            <text:p>/wiki/.git/objects/26/67b8351d9f01a23dab84d6142fa00b9712a648</text:p>
          </table:table-cell>
          <table:table-cell/>
        </table:table-row>
        <table:table-row table:style-name="ro1">
          <table:table-cell office:value-type="string" calcext:value-type="string">
            <text:p>/wiki/.git/objects/26/c9c232ac7c13a65ca5448aa9cda18701c3fdcc</text:p>
          </table:table-cell>
          <table:table-cell/>
        </table:table-row>
        <table:table-row table:style-name="ro1">
          <table:table-cell office:value-type="string" calcext:value-type="string">
            <text:p>/wiki/.git/objects/26/f302c9f1d9e2ea380ecdf4b9549f5dc8cdae8e</text:p>
          </table:table-cell>
          <table:table-cell/>
        </table:table-row>
        <table:table-row table:style-name="ro1">
          <table:table-cell office:value-type="string" calcext:value-type="string">
            <text:p>/wiki/.git/objects/26/a3253eb7820b18606a45a9763ace147137ec6e</text:p>
          </table:table-cell>
          <table:table-cell/>
        </table:table-row>
        <table:table-row table:style-name="ro1">
          <table:table-cell office:value-type="string" calcext:value-type="string">
            <text:p>/wiki/.git/objects/26/7113358a3e5e5dd8c607b6c4dbd7a4457a80e7</text:p>
          </table:table-cell>
          <table:table-cell/>
        </table:table-row>
        <table:table-row table:style-name="ro1">
          <table:table-cell office:value-type="string" calcext:value-type="string">
            <text:p>/wiki/.git/objects/26/52c31e0579950341c3d194fb2a38267084b86c</text:p>
          </table:table-cell>
          <table:table-cell/>
        </table:table-row>
        <table:table-row table:style-name="ro1">
          <table:table-cell office:value-type="string" calcext:value-type="string">
            <text:p>/wiki/.git/objects/e3/7848a80761eff05029ad5ed7588f15da6e227d</text:p>
          </table:table-cell>
          <table:table-cell/>
        </table:table-row>
        <table:table-row table:style-name="ro1">
          <table:table-cell office:value-type="string" calcext:value-type="string">
            <text:p>/wiki/.git/objects/e3/c6dbb156e2002d080c29c6f6a63c7cc286f0fd</text:p>
          </table:table-cell>
          <table:table-cell/>
        </table:table-row>
        <table:table-row table:style-name="ro1">
          <table:table-cell office:value-type="string" calcext:value-type="string">
            <text:p>/wiki/.git/objects/e3/8588861fc98264bd9ecbd652fe7915ee3798f0</text:p>
          </table:table-cell>
          <table:table-cell/>
        </table:table-row>
        <table:table-row table:style-name="ro1">
          <table:table-cell office:value-type="string" calcext:value-type="string">
            <text:p>/wiki/.git/objects/e3/0c73175320d46d6175957622ac600dccc2ccc5</text:p>
          </table:table-cell>
          <table:table-cell/>
        </table:table-row>
        <table:table-row table:style-name="ro1">
          <table:table-cell office:value-type="string" calcext:value-type="string">
            <text:p>/wiki/.git/objects/e3/2043ed37f65fb5d92fa6a3e2901b40c74dfac9</text:p>
          </table:table-cell>
          <table:table-cell/>
        </table:table-row>
        <table:table-row table:style-name="ro1">
          <table:table-cell office:value-type="string" calcext:value-type="string">
            <text:p>/wiki/.git/objects/e3/2d266cbea8b318cc04e102d0c83dad88bba65d</text:p>
          </table:table-cell>
          <table:table-cell/>
        </table:table-row>
        <table:table-row table:style-name="ro1">
          <table:table-cell office:value-type="string" calcext:value-type="string">
            <text:p>/wiki/.git/objects/e3/89caa9e2e39315452f79605199a25f8380dccd</text:p>
          </table:table-cell>
          <table:table-cell/>
        </table:table-row>
        <table:table-row table:style-name="ro1">
          <table:table-cell office:value-type="string" calcext:value-type="string">
            <text:p>/wiki/.git/objects/e3/5b838235e44d454189ca33244d8c2e951e6c26</text:p>
          </table:table-cell>
          <table:table-cell/>
        </table:table-row>
        <table:table-row table:style-name="ro1">
          <table:table-cell office:value-type="string" calcext:value-type="string">
            <text:p>/wiki/.git/objects/c7/5d087e17adca2c26980c634ebed96f08948954</text:p>
          </table:table-cell>
          <table:table-cell/>
        </table:table-row>
        <table:table-row table:style-name="ro1">
          <table:table-cell office:value-type="string" calcext:value-type="string">
            <text:p>/wiki/.git/objects/c7/731ff025a94911b79bc6675a1523b77a2f8579</text:p>
          </table:table-cell>
          <table:table-cell/>
        </table:table-row>
        <table:table-row table:style-name="ro1">
          <table:table-cell office:value-type="string" calcext:value-type="string">
            <text:p>/wiki/.git/objects/c7/686dc64b06efc63598046da3c91032b289b7a1</text:p>
          </table:table-cell>
          <table:table-cell/>
        </table:table-row>
        <table:table-row table:style-name="ro1">
          <table:table-cell office:value-type="string" calcext:value-type="string">
            <text:p>/wiki/.git/objects/c7/59457438c01d74fd5ecb2c4058e2c23b169a12</text:p>
          </table:table-cell>
          <table:table-cell/>
        </table:table-row>
        <table:table-row table:style-name="ro1">
          <table:table-cell office:value-type="string" calcext:value-type="string">
            <text:p>/wiki/.git/objects/c7/4301f551647eaca3a0df79fa499fa23a079583</text:p>
          </table:table-cell>
          <table:table-cell/>
        </table:table-row>
        <table:table-row table:style-name="ro1">
          <table:table-cell office:value-type="string" calcext:value-type="string">
            <text:p>/wiki/.git/objects/c7/c5f0d8d175fe9d8a6965da9f0008d282b53298</text:p>
          </table:table-cell>
          <table:table-cell/>
        </table:table-row>
        <table:table-row table:style-name="ro1">
          <table:table-cell office:value-type="string" calcext:value-type="string">
            <text:p>/wiki/.git/objects/c7/9f311593ab80b7e616674ce9f581e075e52c99</text:p>
          </table:table-cell>
          <table:table-cell/>
        </table:table-row>
        <table:table-row table:style-name="ro1">
          <table:table-cell office:value-type="string" calcext:value-type="string">
            <text:p>/wiki/.git/objects/c7/b934c2a413fb9d6851ed3f7bb707bcbfa49b2f</text:p>
          </table:table-cell>
          <table:table-cell/>
        </table:table-row>
        <table:table-row table:style-name="ro1">
          <table:table-cell office:value-type="string" calcext:value-type="string">
            <text:p>/wiki/.git/objects/c7/5e68debadf714bfc48b28adef67e05ed7b31c8</text:p>
          </table:table-cell>
          <table:table-cell/>
        </table:table-row>
        <table:table-row table:style-name="ro1">
          <table:table-cell office:value-type="string" calcext:value-type="string">
            <text:p>/wiki/.git/objects/c7/0baab95a0e4102c5eeab727f07d71282f1e320</text:p>
          </table:table-cell>
          <table:table-cell/>
        </table:table-row>
        <table:table-row table:style-name="ro1">
          <table:table-cell office:value-type="string" calcext:value-type="string">
            <text:p>/wiki/.git/objects/c7/6022b04aef5e1a527670bddc242570d0ab1ea2</text:p>
          </table:table-cell>
          <table:table-cell/>
        </table:table-row>
        <table:table-row table:style-name="ro1">
          <table:table-cell office:value-type="string" calcext:value-type="string">
            <text:p>/wiki/.git/objects/c7/97ec64f5ae8cbc2555c2d3a30af7190f75b41d</text:p>
          </table:table-cell>
          <table:table-cell/>
        </table:table-row>
        <table:table-row table:style-name="ro1">
          <table:table-cell office:value-type="string" calcext:value-type="string">
            <text:p>/wiki/.git/objects/97/960de629c345b352bc1e6b726e472c91a6cf90</text:p>
          </table:table-cell>
          <table:table-cell/>
        </table:table-row>
        <table:table-row table:style-name="ro1">
          <table:table-cell office:value-type="string" calcext:value-type="string">
            <text:p>/wiki/.git/objects/97/a6e527bd2268cdd2d96df3fc6f6d0302d5e4cb</text:p>
          </table:table-cell>
          <table:table-cell/>
        </table:table-row>
        <table:table-row table:style-name="ro1">
          <table:table-cell office:value-type="string" calcext:value-type="string">
            <text:p>/wiki/.git/objects/97/027f14752bfc2cc440a1736331d9c2575087c6</text:p>
          </table:table-cell>
          <table:table-cell/>
        </table:table-row>
        <table:table-row table:style-name="ro1">
          <table:table-cell office:value-type="string" calcext:value-type="string">
            <text:p>/wiki/.git/objects/97/56173416856e2aa586d1db648684c74fc96f47</text:p>
          </table:table-cell>
          <table:table-cell/>
        </table:table-row>
        <table:table-row table:style-name="ro1">
          <table:table-cell office:value-type="string" calcext:value-type="string">
            <text:p>/wiki/.git/objects/97/89b7e71f4f95e708b0407376acafe57ab580c7</text:p>
          </table:table-cell>
          <table:table-cell/>
        </table:table-row>
        <table:table-row table:style-name="ro1">
          <table:table-cell office:value-type="string" calcext:value-type="string">
            <text:p>/wiki/.git/objects/97/1393eef182857a3c7f106107233ab91d053dc8</text:p>
          </table:table-cell>
          <table:table-cell/>
        </table:table-row>
        <table:table-row table:style-name="ro1">
          <table:table-cell office:value-type="string" calcext:value-type="string">
            <text:p>/wiki/.git/objects/97/62d7bf8f21483d78cab6685095072d0365997f</text:p>
          </table:table-cell>
          <table:table-cell/>
        </table:table-row>
        <table:table-row table:style-name="ro1">
          <table:table-cell office:value-type="string" calcext:value-type="string">
            <text:p>/wiki/.git/objects/97/c8fa86b4a5977e76ca486a1c85ec1a9513feb5</text:p>
          </table:table-cell>
          <table:table-cell/>
        </table:table-row>
        <table:table-row table:style-name="ro1">
          <table:table-cell office:value-type="string" calcext:value-type="string">
            <text:p>/wiki/.git/objects/97/a9ad0756426176d153ac159a15d2a2ab09c155</text:p>
          </table:table-cell>
          <table:table-cell/>
        </table:table-row>
        <table:table-row table:style-name="ro1">
          <table:table-cell office:value-type="string" calcext:value-type="string">
            <text:p>/wiki/.git/objects/97/51aad2f099da0060975638827ad06b6ca4c966</text:p>
          </table:table-cell>
          <table:table-cell/>
        </table:table-row>
        <table:table-row table:style-name="ro1">
          <table:table-cell office:value-type="string" calcext:value-type="string">
            <text:p>/wiki/.git/objects/0a/e6613755d7ab342ef1edee9d41b5b06c724979</text:p>
          </table:table-cell>
          <table:table-cell/>
        </table:table-row>
        <table:table-row table:style-name="ro1">
          <table:table-cell office:value-type="string" calcext:value-type="string">
            <text:p>/wiki/.git/objects/0a/367f53f5ae020917820b02438eeb08cbe6f839</text:p>
          </table:table-cell>
          <table:table-cell/>
        </table:table-row>
        <table:table-row table:style-name="ro1">
          <table:table-cell office:value-type="string" calcext:value-type="string">
            <text:p>/wiki/.git/objects/0a/28fb10cd8731170eb193a291800236e4f9942f</text:p>
          </table:table-cell>
          <table:table-cell/>
        </table:table-row>
        <table:table-row table:style-name="ro1">
          <table:table-cell office:value-type="string" calcext:value-type="string">
            <text:p>/wiki/.git/objects/0a/3e998dd84f5f2dc0c31c52f480ca97b6dc68cd</text:p>
          </table:table-cell>
          <table:table-cell/>
        </table:table-row>
        <table:table-row table:style-name="ro1">
          <table:table-cell office:value-type="string" calcext:value-type="string">
            <text:p>/wiki/.git/objects/0a/5943053581097bc3e7a6cf9905f402a61af50e</text:p>
          </table:table-cell>
          <table:table-cell/>
        </table:table-row>
        <table:table-row table:style-name="ro1">
          <table:table-cell office:value-type="string" calcext:value-type="string">
            <text:p>/wiki/.git/objects/0a/72d4e2c643b21fe48257ae1589c4f3bbdd0f28</text:p>
          </table:table-cell>
          <table:table-cell/>
        </table:table-row>
        <table:table-row table:style-name="ro1">
          <table:table-cell office:value-type="string" calcext:value-type="string">
            <text:p>/wiki/.git/objects/0a/ab9709c6ddf9eaf8f9710b0805297ee60649c2</text:p>
          </table:table-cell>
          <table:table-cell/>
        </table:table-row>
        <table:table-row table:style-name="ro1">
          <table:table-cell office:value-type="string" calcext:value-type="string">
            <text:p>/wiki/.git/objects/0a/83d2df9d570fdc55a7b87d8ad33859c3669101</text:p>
          </table:table-cell>
          <table:table-cell/>
        </table:table-row>
        <table:table-row table:style-name="ro1">
          <table:table-cell office:value-type="string" calcext:value-type="string">
            <text:p>/wiki/.git/objects/0a/7df3152143553ea1d92e794dc536b640a80df0</text:p>
          </table:table-cell>
          <table:table-cell/>
        </table:table-row>
        <table:table-row table:style-name="ro1">
          <table:table-cell office:value-type="string" calcext:value-type="string">
            <text:p>/wiki/.git/objects/0a/6332bc5faac8f002c6ed82d4315ed70b4b44d7</text:p>
          </table:table-cell>
          <table:table-cell/>
        </table:table-row>
        <table:table-row table:style-name="ro1">
          <table:table-cell office:value-type="string" calcext:value-type="string">
            <text:p>/wiki/.git/objects/0a/923c7f3402559dc5ec599b9fd1e67fd525a455</text:p>
          </table:table-cell>
          <table:table-cell/>
        </table:table-row>
        <table:table-row table:style-name="ro1">
          <table:table-cell office:value-type="string" calcext:value-type="string">
            <text:p>/wiki/.git/objects/1d/7c2f079f0ca18b891d9d6eb6b620ab1a212b5d</text:p>
          </table:table-cell>
          <table:table-cell/>
        </table:table-row>
        <table:table-row table:style-name="ro1">
          <table:table-cell office:value-type="string" calcext:value-type="string">
            <text:p>/wiki/.git/objects/1d/28bc3c6150b4a0e086b3bd764bed93fbc75945</text:p>
          </table:table-cell>
          <table:table-cell/>
        </table:table-row>
        <table:table-row table:style-name="ro1">
          <table:table-cell office:value-type="string" calcext:value-type="string">
            <text:p>/wiki/.git/objects/1d/74e04ac87cdb4a815e7462fd80d60f9d6504f7</text:p>
          </table:table-cell>
          <table:table-cell/>
        </table:table-row>
        <table:table-row table:style-name="ro1">
          <table:table-cell office:value-type="string" calcext:value-type="string">
            <text:p>/wiki/.git/objects/1d/014d1fd42eb717e8eec21078f83f6a95be67d5</text:p>
          </table:table-cell>
          <table:table-cell/>
        </table:table-row>
        <table:table-row table:style-name="ro1">
          <table:table-cell office:value-type="string" calcext:value-type="string">
            <text:p>/wiki/.git/objects/1d/538693a180bd12cd4963b1a280ffdfb0a0e22f</text:p>
          </table:table-cell>
          <table:table-cell/>
        </table:table-row>
        <table:table-row table:style-name="ro1">
          <table:table-cell office:value-type="string" calcext:value-type="string">
            <text:p>/wiki/.git/objects/1d/abaaeedb78fbcd094bc40c636ad6c083f200bd</text:p>
          </table:table-cell>
          <table:table-cell/>
        </table:table-row>
        <table:table-row table:style-name="ro1">
          <table:table-cell office:value-type="string" calcext:value-type="string">
            <text:p>/wiki/.git/objects/1d/80b595654082d7746eca522bb310ece0ea9a3c</text:p>
          </table:table-cell>
          <table:table-cell/>
        </table:table-row>
        <table:table-row table:style-name="ro1">
          <table:table-cell office:value-type="string" calcext:value-type="string">
            <text:p>/wiki/.git/objects/1d/fe011cb166df0b0c5d57f0c2983d746ab8aeb3</text:p>
          </table:table-cell>
          <table:table-cell/>
        </table:table-row>
        <table:table-row table:style-name="ro1">
          <table:table-cell office:value-type="string" calcext:value-type="string">
            <text:p>/wiki/.git/objects/1d/53d4497327219ae04c6a99902b01712c439fcd</text:p>
          </table:table-cell>
          <table:table-cell/>
        </table:table-row>
        <table:table-row table:style-name="ro1">
          <table:table-cell office:value-type="string" calcext:value-type="string">
            <text:p>/wiki/.git/objects/01/305d042c117a9f803680f9bff891992ae8152b</text:p>
          </table:table-cell>
          <table:table-cell/>
        </table:table-row>
        <table:table-row table:style-name="ro1">
          <table:table-cell office:value-type="string" calcext:value-type="string">
            <text:p>/wiki/.git/objects/01/5ee06f00f08d4cb78445258f07ab56764f1385</text:p>
          </table:table-cell>
          <table:table-cell/>
        </table:table-row>
        <table:table-row table:style-name="ro1">
          <table:table-cell office:value-type="string" calcext:value-type="string">
            <text:p>/wiki/.git/objects/01/d0c2f7ef8bc5de348f3ffc751f32b59252965f</text:p>
          </table:table-cell>
          <table:table-cell/>
        </table:table-row>
        <table:table-row table:style-name="ro1">
          <table:table-cell office:value-type="string" calcext:value-type="string">
            <text:p>/wiki/.git/objects/01/da055fc39492fea3c0a1c4c38b206296603efd</text:p>
          </table:table-cell>
          <table:table-cell/>
        </table:table-row>
        <table:table-row table:style-name="ro1">
          <table:table-cell office:value-type="string" calcext:value-type="string">
            <text:p>/wiki/.git/objects/01/43eda86d3b077b2b76f3d28ce983ec85b5142e</text:p>
          </table:table-cell>
          <table:table-cell/>
        </table:table-row>
        <table:table-row table:style-name="ro1">
          <table:table-cell office:value-type="string" calcext:value-type="string">
            <text:p>/wiki/.git/objects/01/1a6e54115db0e1e6269fcae4d91686901d513d</text:p>
          </table:table-cell>
          <table:table-cell/>
        </table:table-row>
        <table:table-row table:style-name="ro1">
          <table:table-cell office:value-type="string" calcext:value-type="string">
            <text:p>/wiki/.git/objects/01/1e45662ec431e5507b4e0bb3ccbf5943dc4bd0</text:p>
          </table:table-cell>
          <table:table-cell/>
        </table:table-row>
        <table:table-row table:style-name="ro1">
          <table:table-cell office:value-type="string" calcext:value-type="string">
            <text:p>/wiki/.git/objects/01/2b317c65a2c0870c916a0a4467dacbe5c896b5</text:p>
          </table:table-cell>
          <table:table-cell/>
        </table:table-row>
        <table:table-row table:style-name="ro1">
          <table:table-cell office:value-type="string" calcext:value-type="string">
            <text:p>/wiki/.git/objects/01/5d4c0d90c3e5e10cd106869b2fe9b773f3f7e8</text:p>
          </table:table-cell>
          <table:table-cell/>
        </table:table-row>
        <table:table-row table:style-name="ro1">
          <table:table-cell office:value-type="string" calcext:value-type="string">
            <text:p>/wiki/.git/objects/01/48ecaf981bff149cc4eee0ae13b16d843cfff2</text:p>
          </table:table-cell>
          <table:table-cell/>
        </table:table-row>
        <table:table-row table:style-name="ro1">
          <table:table-cell office:value-type="string" calcext:value-type="string">
            <text:p>/wiki/.git/objects/01/8a02d22b1b7be3456bee5fb2b843ef9d0a3d7d</text:p>
          </table:table-cell>
          <table:table-cell/>
        </table:table-row>
        <table:table-row table:style-name="ro1">
          <table:table-cell office:value-type="string" calcext:value-type="string">
            <text:p>/wiki/.git/objects/2d/d27490163e67c0162475ade00eb8aad907edd7</text:p>
          </table:table-cell>
          <table:table-cell/>
        </table:table-row>
        <table:table-row table:style-name="ro1">
          <table:table-cell office:value-type="string" calcext:value-type="string">
            <text:p>/wiki/.git/objects/2d/1267cf9cb3a111a0d0f4d354265f346006a605</text:p>
          </table:table-cell>
          <table:table-cell/>
        </table:table-row>
        <table:table-row table:style-name="ro1">
          <table:table-cell office:value-type="string" calcext:value-type="string">
            <text:p>/wiki/.git/objects/2d/00e9e5f45a4220013a931c1578f4166e25f974</text:p>
          </table:table-cell>
          <table:table-cell/>
        </table:table-row>
        <table:table-row table:style-name="ro1">
          <table:table-cell office:value-type="string" calcext:value-type="string">
            <text:p>/wiki/.git/objects/2d/5ab69cbffe87b9e92f34219373b4d5c3c277b9</text:p>
          </table:table-cell>
          <table:table-cell/>
        </table:table-row>
        <table:table-row table:style-name="ro1">
          <table:table-cell office:value-type="string" calcext:value-type="string">
            <text:p>/wiki/.git/objects/2d/bc631abbb72a71ab850d12102771f27be076b8</text:p>
          </table:table-cell>
          <table:table-cell/>
        </table:table-row>
        <table:table-row table:style-name="ro1">
          <table:table-cell office:value-type="string" calcext:value-type="string">
            <text:p>/wiki/.git/objects/2d/365cd887dfa5d404ca1defdf57658ad399035a</text:p>
          </table:table-cell>
          <table:table-cell/>
        </table:table-row>
        <table:table-row table:style-name="ro1">
          <table:table-cell office:value-type="string" calcext:value-type="string">
            <text:p>/wiki/.git/objects/2d/cb7718373db5cb801e4b55b07c354a2c81b441</text:p>
          </table:table-cell>
          <table:table-cell/>
        </table:table-row>
        <table:table-row table:style-name="ro1">
          <table:table-cell office:value-type="string" calcext:value-type="string">
            <text:p>/wiki/.git/objects/2d/42e13f4691674b0e9d039ef3147c4148a1fda6</text:p>
          </table:table-cell>
          <table:table-cell/>
        </table:table-row>
        <table:table-row table:style-name="ro1">
          <table:table-cell office:value-type="string" calcext:value-type="string">
            <text:p>/wiki/.git/objects/2d/00ee108a120e80cd705adf56d5b9b97bbb1a71</text:p>
          </table:table-cell>
          <table:table-cell/>
        </table:table-row>
        <table:table-row table:style-name="ro1">
          <table:table-cell office:value-type="string" calcext:value-type="string">
            <text:p>/wiki/.git/objects/2d/ad07a657521db0fe96549ddc4f16dc807f1484</text:p>
          </table:table-cell>
          <table:table-cell/>
        </table:table-row>
        <table:table-row table:style-name="ro1">
          <table:table-cell office:value-type="string" calcext:value-type="string">
            <text:p>/wiki/.git/objects/2d/a00fa1165d3b67c8244cce608126a476ec684d</text:p>
          </table:table-cell>
          <table:table-cell/>
        </table:table-row>
        <table:table-row table:style-name="ro1">
          <table:table-cell office:value-type="string" calcext:value-type="string">
            <text:p>/wiki/.git/objects/2d/be6eef543b3285e59790bf42653311c9fc7140</text:p>
          </table:table-cell>
          <table:table-cell/>
        </table:table-row>
        <table:table-row table:style-name="ro1">
          <table:table-cell office:value-type="string" calcext:value-type="string">
            <text:p>/wiki/.git/objects/2d/8c5337d82b379044b8d6f455917ae01a9ed76e</text:p>
          </table:table-cell>
          <table:table-cell/>
        </table:table-row>
        <table:table-row table:style-name="ro1">
          <table:table-cell office:value-type="string" calcext:value-type="string">
            <text:p>/wiki/.git/objects/2d/e17e930bdbddee1339a198a41e8050a28e4830</text:p>
          </table:table-cell>
          <table:table-cell/>
        </table:table-row>
        <table:table-row table:style-name="ro1">
          <table:table-cell office:value-type="string" calcext:value-type="string">
            <text:p>/wiki/.git/objects/2d/75ab3753cb24ba31564bd672b693aba13c4f54</text:p>
          </table:table-cell>
          <table:table-cell/>
        </table:table-row>
        <table:table-row table:style-name="ro1">
          <table:table-cell office:value-type="string" calcext:value-type="string">
            <text:p>/wiki/.git/objects/d1/851b1e60b04083dc0d49a4f47245d41347b483</text:p>
          </table:table-cell>
          <table:table-cell/>
        </table:table-row>
        <table:table-row table:style-name="ro1">
          <table:table-cell office:value-type="string" calcext:value-type="string">
            <text:p>/wiki/.git/objects/d1/391b4ae13cd93e7a895e6fb9389e339d342a9c</text:p>
          </table:table-cell>
          <table:table-cell/>
        </table:table-row>
        <table:table-row table:style-name="ro1">
          <table:table-cell office:value-type="string" calcext:value-type="string">
            <text:p>/wiki/.git/objects/d1/ecd5c47e5e45bffb6364e6639cc720eccad2ab</text:p>
          </table:table-cell>
          <table:table-cell/>
        </table:table-row>
        <table:table-row table:style-name="ro1">
          <table:table-cell office:value-type="string" calcext:value-type="string">
            <text:p>/wiki/.git/objects/d1/faf81bcd2106174a9898e874c0a8f6442cec16</text:p>
          </table:table-cell>
          <table:table-cell/>
        </table:table-row>
        <table:table-row table:style-name="ro1">
          <table:table-cell office:value-type="string" calcext:value-type="string">
            <text:p>/wiki/.git/objects/d1/930ae2ca9d387376a2becd23c020e318e7fbf3</text:p>
          </table:table-cell>
          <table:table-cell/>
        </table:table-row>
        <table:table-row table:style-name="ro1">
          <table:table-cell office:value-type="string" calcext:value-type="string">
            <text:p>/wiki/.git/objects/d1/df83ff90dc9e50e4329a31ec163db980a412e2</text:p>
          </table:table-cell>
          <table:table-cell/>
        </table:table-row>
        <table:table-row table:style-name="ro1">
          <table:table-cell office:value-type="string" calcext:value-type="string">
            <text:p>/wiki/.git/objects/d1/6512cb36ab0c6334ba750e6b234ae239aa0e12</text:p>
          </table:table-cell>
          <table:table-cell/>
        </table:table-row>
        <table:table-row table:style-name="ro1">
          <table:table-cell office:value-type="string" calcext:value-type="string">
            <text:p>/wiki/.git/objects/d1/6883ad22bb57148eae6fa661e96b0f2d0de9ae</text:p>
          </table:table-cell>
          <table:table-cell/>
        </table:table-row>
        <table:table-row table:style-name="ro1">
          <table:table-cell office:value-type="string" calcext:value-type="string">
            <text:p>/wiki/.git/objects/d1/d7b8bee13fe25c69fb5ce01b7d852a1dc65dbe</text:p>
          </table:table-cell>
          <table:table-cell/>
        </table:table-row>
        <table:table-row table:style-name="ro1">
          <table:table-cell office:value-type="string" calcext:value-type="string">
            <text:p>/wiki/.git/objects/aa/7662636d8a84f817434929bae57b72c5e92b38</text:p>
          </table:table-cell>
          <table:table-cell/>
        </table:table-row>
        <table:table-row table:style-name="ro1">
          <table:table-cell office:value-type="string" calcext:value-type="string">
            <text:p>/wiki/.git/objects/aa/649687a065a6b577461ab82cbdc9ae4d572cab</text:p>
          </table:table-cell>
          <table:table-cell/>
        </table:table-row>
        <table:table-row table:style-name="ro1">
          <table:table-cell office:value-type="string" calcext:value-type="string">
            <text:p>/wiki/.git/objects/aa/448fb7a887e512283c5baa01781e2cb4c82b6c</text:p>
          </table:table-cell>
          <table:table-cell/>
        </table:table-row>
        <table:table-row table:style-name="ro1">
          <table:table-cell office:value-type="string" calcext:value-type="string">
            <text:p>/wiki/.git/objects/aa/ad89bc72bd9b98046d315df715ea24ea67bd58</text:p>
          </table:table-cell>
          <table:table-cell/>
        </table:table-row>
        <table:table-row table:style-name="ro1">
          <table:table-cell office:value-type="string" calcext:value-type="string">
            <text:p>/wiki/.git/objects/aa/cb331a194a578fa48e7e55ca7c01a3927c2915</text:p>
          </table:table-cell>
          <table:table-cell/>
        </table:table-row>
        <table:table-row table:style-name="ro1">
          <table:table-cell office:value-type="string" calcext:value-type="string">
            <text:p>/wiki/.git/objects/aa/83de1c0a5887467634a72ee794e4be42558e75</text:p>
          </table:table-cell>
          <table:table-cell/>
        </table:table-row>
        <table:table-row table:style-name="ro1">
          <table:table-cell office:value-type="string" calcext:value-type="string">
            <text:p>/wiki/.git/objects/aa/a8f2b9f2c98639787ff70a7aa317dfb75650f1</text:p>
          </table:table-cell>
          <table:table-cell/>
        </table:table-row>
        <table:table-row table:style-name="ro1">
          <table:table-cell office:value-type="string" calcext:value-type="string">
            <text:p>/wiki/.git/objects/aa/20185abbe263115c3a04423f820b16765022ff</text:p>
          </table:table-cell>
          <table:table-cell/>
        </table:table-row>
        <table:table-row table:style-name="ro1">
          <table:table-cell office:value-type="string" calcext:value-type="string">
            <text:p>/wiki/.git/objects/aa/3fffc6e23bb0700e345eaf1d88648b1671f09a</text:p>
          </table:table-cell>
          <table:table-cell/>
        </table:table-row>
        <table:table-row table:style-name="ro1">
          <table:table-cell office:value-type="string" calcext:value-type="string">
            <text:p>/wiki/.git/objects/3a/ca560b4e6bc6edc42e58d2ca453d0e0a7f7e24</text:p>
          </table:table-cell>
          <table:table-cell/>
        </table:table-row>
        <table:table-row table:style-name="ro1">
          <table:table-cell office:value-type="string" calcext:value-type="string">
            <text:p>/wiki/.git/objects/3a/22adea1de84212177ddba4d98655fcb82cc5ae</text:p>
          </table:table-cell>
          <table:table-cell/>
        </table:table-row>
        <table:table-row table:style-name="ro1">
          <table:table-cell office:value-type="string" calcext:value-type="string">
            <text:p>/wiki/.git/objects/3a/14df7b5f3fdd8e3785d61da986be476451b559</text:p>
          </table:table-cell>
          <table:table-cell/>
        </table:table-row>
        <table:table-row table:style-name="ro1">
          <table:table-cell office:value-type="string" calcext:value-type="string">
            <text:p>/wiki/.git/objects/3a/73370bca7834767f4725860dee4441992e7a09</text:p>
          </table:table-cell>
          <table:table-cell/>
        </table:table-row>
        <table:table-row table:style-name="ro1">
          <table:table-cell office:value-type="string" calcext:value-type="string">
            <text:p>/wiki/.git/objects/3a/1b36f8521ab173da8ea93f06829ac1a9a99252</text:p>
          </table:table-cell>
          <table:table-cell/>
        </table:table-row>
        <table:table-row table:style-name="ro1">
          <table:table-cell office:value-type="string" calcext:value-type="string">
            <text:p>/wiki/.git/objects/3a/46e7dc16a7f63c8db81a5b9e0e545ebd655acc</text:p>
          </table:table-cell>
          <table:table-cell/>
        </table:table-row>
        <table:table-row table:style-name="ro1">
          <table:table-cell office:value-type="string" calcext:value-type="string">
            <text:p>/wiki/.git/objects/3a/7fbd9415e546696aa7714367952565138c08e3</text:p>
          </table:table-cell>
          <table:table-cell/>
        </table:table-row>
        <table:table-row table:style-name="ro1">
          <table:table-cell office:value-type="string" calcext:value-type="string">
            <text:p>/wiki/.git/objects/3a/8d0e58d154e36b7ca782a5112a6382ea99a8e9</text:p>
          </table:table-cell>
          <table:table-cell/>
        </table:table-row>
        <table:table-row table:style-name="ro1">
          <table:table-cell office:value-type="string" calcext:value-type="string">
            <text:p>/wiki/.git/objects/1c/60dcf6dc4f5f5aa36ec16ba642d3bd8b6b793b</text:p>
          </table:table-cell>
          <table:table-cell/>
        </table:table-row>
        <table:table-row table:style-name="ro1">
          <table:table-cell office:value-type="string" calcext:value-type="string">
            <text:p>/wiki/.git/objects/1c/222f1826d3cac5e69bdaea654646148eb90dea</text:p>
          </table:table-cell>
          <table:table-cell/>
        </table:table-row>
        <table:table-row table:style-name="ro1">
          <table:table-cell office:value-type="string" calcext:value-type="string">
            <text:p>/wiki/.git/objects/1c/b2f5cfea1552d77ccb9950052ac07ed335e592</text:p>
          </table:table-cell>
          <table:table-cell/>
        </table:table-row>
        <table:table-row table:style-name="ro1">
          <table:table-cell office:value-type="string" calcext:value-type="string">
            <text:p>/wiki/.git/objects/1c/60d9ef481d2b4c030db65afbd4b185a969de72</text:p>
          </table:table-cell>
          <table:table-cell/>
        </table:table-row>
        <table:table-row table:style-name="ro1">
          <table:table-cell office:value-type="string" calcext:value-type="string">
            <text:p>/wiki/.git/objects/1c/48fcddcbd7e3e5df986e3d06e7b52ec931e6e5</text:p>
          </table:table-cell>
          <table:table-cell/>
        </table:table-row>
        <table:table-row table:style-name="ro1">
          <table:table-cell office:value-type="string" calcext:value-type="string">
            <text:p>/wiki/.git/objects/1c/ad3cd0465c17b4c6bd2c5d9c6cbccb9e2d1e6f</text:p>
          </table:table-cell>
          <table:table-cell/>
        </table:table-row>
        <table:table-row table:style-name="ro1">
          <table:table-cell office:value-type="string" calcext:value-type="string">
            <text:p>/wiki/.git/objects/1c/7d8f58ef50ad324948445050c3c63db1fea44a</text:p>
          </table:table-cell>
          <table:table-cell/>
        </table:table-row>
        <table:table-row table:style-name="ro1">
          <table:table-cell office:value-type="string" calcext:value-type="string">
            <text:p>/wiki/.git/objects/1c/d1b6d7d658d4dd255bc71ed411a3c7521e0157</text:p>
          </table:table-cell>
          <table:table-cell/>
        </table:table-row>
        <table:table-row table:style-name="ro1">
          <table:table-cell office:value-type="string" calcext:value-type="string">
            <text:p>/wiki/.git/objects/1c/1649bdeaa5367e1c3a0cac69c291f657388d34</text:p>
          </table:table-cell>
          <table:table-cell/>
        </table:table-row>
        <table:table-row table:style-name="ro1">
          <table:table-cell office:value-type="string" calcext:value-type="string">
            <text:p>/wiki/.git/objects/76/cfb0c6aaca5049c73aa21cc37c060fb601fb70</text:p>
          </table:table-cell>
          <table:table-cell/>
        </table:table-row>
        <table:table-row table:style-name="ro1">
          <table:table-cell office:value-type="string" calcext:value-type="string">
            <text:p>/wiki/.git/objects/76/ebc60d9ccc102ab8c4687b2c8f67b53beb2750</text:p>
          </table:table-cell>
          <table:table-cell/>
        </table:table-row>
        <table:table-row table:style-name="ro1">
          <table:table-cell office:value-type="string" calcext:value-type="string">
            <text:p>/wiki/.git/objects/76/36a2212102ba8a37bf7926b9a540b8c892b641</text:p>
          </table:table-cell>
          <table:table-cell/>
        </table:table-row>
        <table:table-row table:style-name="ro1">
          <table:table-cell office:value-type="string" calcext:value-type="string">
            <text:p>/wiki/.git/objects/76/bcbb29f38fa3e0e1db790a40a330a4e626207c</text:p>
          </table:table-cell>
          <table:table-cell/>
        </table:table-row>
        <table:table-row table:style-name="ro1">
          <table:table-cell office:value-type="string" calcext:value-type="string">
            <text:p>/wiki/.git/objects/76/669557e372bd2fe6b8a27c25614ecb2cb83a5e</text:p>
          </table:table-cell>
          <table:table-cell/>
        </table:table-row>
        <table:table-row table:style-name="ro1">
          <table:table-cell office:value-type="string" calcext:value-type="string">
            <text:p>/wiki/.git/objects/76/5d32f59b34699caf69cc8f007c3e106130b77e</text:p>
          </table:table-cell>
          <table:table-cell/>
        </table:table-row>
        <table:table-row table:style-name="ro1">
          <table:table-cell office:value-type="string" calcext:value-type="string">
            <text:p>/wiki/.git/objects/76/4836101b6bbfa94ed33c40443af0eb29e61329</text:p>
          </table:table-cell>
          <table:table-cell/>
        </table:table-row>
        <table:table-row table:style-name="ro1">
          <table:table-cell office:value-type="string" calcext:value-type="string">
            <text:p>/wiki/.git/objects/76/ea8e9e5dac99955db18bf49543db90685e4fc1</text:p>
          </table:table-cell>
          <table:table-cell/>
        </table:table-row>
        <table:table-row table:style-name="ro1">
          <table:table-cell office:value-type="string" calcext:value-type="string">
            <text:p>/wiki/.git/objects/76/8c572398e8dea91b1e5de9c7c8ae416b459ebc</text:p>
          </table:table-cell>
          <table:table-cell/>
        </table:table-row>
        <table:table-row table:style-name="ro1">
          <table:table-cell office:value-type="string" calcext:value-type="string">
            <text:p>/wiki/.git/objects/76/735fbb90c341dd88286483168678fe30fd1b42</text:p>
          </table:table-cell>
          <table:table-cell/>
        </table:table-row>
        <table:table-row table:style-name="ro1">
          <table:table-cell office:value-type="string" calcext:value-type="string">
            <text:p>/wiki/.git/objects/76/1b5eb032caa0165ad7aa4431cbcae74b2019b2</text:p>
          </table:table-cell>
          <table:table-cell/>
        </table:table-row>
        <table:table-row table:style-name="ro1">
          <table:table-cell office:value-type="string" calcext:value-type="string">
            <text:p>/wiki/.git/objects/76/64b4f807969e456c9b64fe297e11344faa9cc0</text:p>
          </table:table-cell>
          <table:table-cell/>
        </table:table-row>
        <table:table-row table:style-name="ro1">
          <table:table-cell office:value-type="string" calcext:value-type="string">
            <text:p>/wiki/.git/objects/dd/2fee98199da4d653c116b22230321e16d714fe</text:p>
          </table:table-cell>
          <table:table-cell/>
        </table:table-row>
        <table:table-row table:style-name="ro1">
          <table:table-cell office:value-type="string" calcext:value-type="string">
            <text:p>/wiki/.git/objects/dd/cbab90d6c673ecf93030513f4fda476b7be264</text:p>
          </table:table-cell>
          <table:table-cell/>
        </table:table-row>
        <table:table-row table:style-name="ro1">
          <table:table-cell office:value-type="string" calcext:value-type="string">
            <text:p>/wiki/.git/objects/dd/bc56ed11bd1ccd958a76ebb4b692064f79a794</text:p>
          </table:table-cell>
          <table:table-cell/>
        </table:table-row>
        <table:table-row table:style-name="ro1">
          <table:table-cell office:value-type="string" calcext:value-type="string">
            <text:p>/wiki/.git/objects/dd/f5397a8ecc7c7f08db333c4127702aa69a8d59</text:p>
          </table:table-cell>
          <table:table-cell/>
        </table:table-row>
        <table:table-row table:style-name="ro1">
          <table:table-cell office:value-type="string" calcext:value-type="string">
            <text:p>/wiki/.git/objects/dd/5f669cb1d63f1831650a3b085ed9093d32fc0b</text:p>
          </table:table-cell>
          <table:table-cell/>
        </table:table-row>
        <table:table-row table:style-name="ro1">
          <table:table-cell office:value-type="string" calcext:value-type="string">
            <text:p>/wiki/.git/objects/dd/ee9e7c82182b53183183c2bb144393ccf647c1</text:p>
          </table:table-cell>
          <table:table-cell/>
        </table:table-row>
        <table:table-row table:style-name="ro1">
          <table:table-cell office:value-type="string" calcext:value-type="string">
            <text:p>/wiki/.git/objects/42/866f5372f172fb03a4891c948cdf838480a747</text:p>
          </table:table-cell>
          <table:table-cell/>
        </table:table-row>
        <table:table-row table:style-name="ro1">
          <table:table-cell office:value-type="string" calcext:value-type="string">
            <text:p>/wiki/.git/objects/42/ebb9a833e78710f7cfa2528ff3e316aaf003dd</text:p>
          </table:table-cell>
          <table:table-cell/>
        </table:table-row>
        <table:table-row table:style-name="ro1">
          <table:table-cell office:value-type="string" calcext:value-type="string">
            <text:p>/wiki/.git/objects/42/0da406629a2e5bde2b1e5eddc798b052ef14a2</text:p>
          </table:table-cell>
          <table:table-cell/>
        </table:table-row>
        <table:table-row table:style-name="ro1">
          <table:table-cell office:value-type="string" calcext:value-type="string">
            <text:p>/wiki/.git/objects/42/4b5f362a1127ab96044e25be1b38a0e9ea9fbb</text:p>
          </table:table-cell>
          <table:table-cell/>
        </table:table-row>
        <table:table-row table:style-name="ro1">
          <table:table-cell office:value-type="string" calcext:value-type="string">
            <text:p>/wiki/.git/objects/42/8e8727e7c6a6b566d1431a929a6011736e3cb0</text:p>
          </table:table-cell>
          <table:table-cell/>
        </table:table-row>
        <table:table-row table:style-name="ro1">
          <table:table-cell office:value-type="string" calcext:value-type="string">
            <text:p>/wiki/.git/objects/42/7cd155cdd301eb8c85d1c17e74ba377dcaa284</text:p>
          </table:table-cell>
          <table:table-cell/>
        </table:table-row>
        <table:table-row table:style-name="ro1">
          <table:table-cell office:value-type="string" calcext:value-type="string">
            <text:p>/wiki/.git/objects/42/1b9a7003f1ad9cf231b2bf31069e36cddbbf64</text:p>
          </table:table-cell>
          <table:table-cell/>
        </table:table-row>
        <table:table-row table:style-name="ro1">
          <table:table-cell office:value-type="string" calcext:value-type="string">
            <text:p>/wiki/.git/objects/42/553ca5341f108fd4bb998d2c0f888a61e9a266</text:p>
          </table:table-cell>
          <table:table-cell/>
        </table:table-row>
        <table:table-row table:style-name="ro1">
          <table:table-cell office:value-type="string" calcext:value-type="string">
            <text:p>/wiki/.git/objects/42/c1f6fb512067b07880724030b16203a3a4cba7</text:p>
          </table:table-cell>
          <table:table-cell/>
        </table:table-row>
        <table:table-row table:style-name="ro1">
          <table:table-cell office:value-type="string" calcext:value-type="string">
            <text:p>/wiki/.git/objects/42/9e6b3ae03aaec7cf4d179feab22e32e9f53161</text:p>
          </table:table-cell>
          <table:table-cell/>
        </table:table-row>
        <table:table-row table:style-name="ro1">
          <table:table-cell office:value-type="string" calcext:value-type="string">
            <text:p>/wiki/.git/objects/42/2bd5ad524e091ebf819159d2924255854ccdc3</text:p>
          </table:table-cell>
          <table:table-cell/>
        </table:table-row>
        <table:table-row table:style-name="ro1">
          <table:table-cell office:value-type="string" calcext:value-type="string">
            <text:p>/wiki/.git/objects/42/619c1bed55f7e541038441f6a639f57cdbc7aa</text:p>
          </table:table-cell>
          <table:table-cell/>
        </table:table-row>
        <table:table-row table:style-name="ro1">
          <table:table-cell office:value-type="string" calcext:value-type="string">
            <text:p>/wiki/.git/objects/42/736036b2cc4308744277ccea4c7f1f1d87c507</text:p>
          </table:table-cell>
          <table:table-cell/>
        </table:table-row>
        <table:table-row table:style-name="ro1">
          <table:table-cell office:value-type="string" calcext:value-type="string">
            <text:p>/wiki/.git/objects/42/3766985968e3091c55f39d544c3de50169fd05</text:p>
          </table:table-cell>
          <table:table-cell/>
        </table:table-row>
        <table:table-row table:style-name="ro1">
          <table:table-cell office:value-type="string" calcext:value-type="string">
            <text:p>/wiki/.git/objects/42/fdf16f77c5a7af1c44a1667396084b7ac6f6e4</text:p>
          </table:table-cell>
          <table:table-cell/>
        </table:table-row>
        <table:table-row table:style-name="ro1">
          <table:table-cell office:value-type="string" calcext:value-type="string">
            <text:p>/wiki/.git/objects/b5/eff5d60d4563f1531f557407f850e090179047</text:p>
          </table:table-cell>
          <table:table-cell/>
        </table:table-row>
        <table:table-row table:style-name="ro1">
          <table:table-cell office:value-type="string" calcext:value-type="string">
            <text:p>/wiki/.git/objects/b5/839f2501f52ec8dfa9fbd22e6db68802f12b05</text:p>
          </table:table-cell>
          <table:table-cell/>
        </table:table-row>
        <table:table-row table:style-name="ro1">
          <table:table-cell office:value-type="string" calcext:value-type="string">
            <text:p>/wiki/.git/objects/b5/4c9dc7c7981e0dc67df92172bc3019c1efbed3</text:p>
          </table:table-cell>
          <table:table-cell/>
        </table:table-row>
        <table:table-row table:style-name="ro1">
          <table:table-cell office:value-type="string" calcext:value-type="string">
            <text:p>/wiki/.git/objects/b5/ecdb738a2f409cf338af22f609340280b3c391</text:p>
          </table:table-cell>
          <table:table-cell/>
        </table:table-row>
        <table:table-row table:style-name="ro1">
          <table:table-cell office:value-type="string" calcext:value-type="string">
            <text:p>/wiki/.git/objects/b5/b50f9066c05ac7e1fe4989971b1d827c7622b1</text:p>
          </table:table-cell>
          <table:table-cell/>
        </table:table-row>
        <table:table-row table:style-name="ro1">
          <table:table-cell office:value-type="string" calcext:value-type="string">
            <text:p>/wiki/.git/objects/b5/d359ffd72ab9cfb6d22e78fade00deeedd0d3a</text:p>
          </table:table-cell>
          <table:table-cell/>
        </table:table-row>
        <table:table-row table:style-name="ro1">
          <table:table-cell office:value-type="string" calcext:value-type="string">
            <text:p>/wiki/.git/objects/b5/bc1e90d9d481ba12d07bc8ece06a94741c1003</text:p>
          </table:table-cell>
          <table:table-cell/>
        </table:table-row>
        <table:table-row table:style-name="ro1">
          <table:table-cell office:value-type="string" calcext:value-type="string">
            <text:p>/wiki/.git/objects/b5/ab71cc1499ae6ffc6288d4f8b95462a384e8df</text:p>
          </table:table-cell>
          <table:table-cell/>
        </table:table-row>
        <table:table-row table:style-name="ro1">
          <table:table-cell office:value-type="string" calcext:value-type="string">
            <text:p>/wiki/.git/objects/b5/f4de12ffdc8e21cf6c89062495d221b9df504e</text:p>
          </table:table-cell>
          <table:table-cell/>
        </table:table-row>
        <table:table-row table:style-name="ro1">
          <table:table-cell office:value-type="string" calcext:value-type="string">
            <text:p>/wiki/.git/objects/23/553160102c25b2fc11b4b01fe6b55377cd15a0</text:p>
          </table:table-cell>
          <table:table-cell/>
        </table:table-row>
        <table:table-row table:style-name="ro1">
          <table:table-cell office:value-type="string" calcext:value-type="string">
            <text:p>/wiki/.git/objects/23/17a1b90dd49218be893e4863317fa2014b9f51</text:p>
          </table:table-cell>
          <table:table-cell/>
        </table:table-row>
        <table:table-row table:style-name="ro1">
          <table:table-cell office:value-type="string" calcext:value-type="string">
            <text:p>/wiki/.git/objects/23/1e204cbfe1e9dd64081de0b2403a9aa25fd8a0</text:p>
          </table:table-cell>
          <table:table-cell/>
        </table:table-row>
        <table:table-row table:style-name="ro1">
          <table:table-cell office:value-type="string" calcext:value-type="string">
            <text:p>/wiki/.git/objects/23/260b544d9081d4181ab858b9863e2d5c117168</text:p>
          </table:table-cell>
          <table:table-cell/>
        </table:table-row>
        <table:table-row table:style-name="ro1">
          <table:table-cell office:value-type="string" calcext:value-type="string">
            <text:p>/wiki/.git/objects/23/218b3e8b50b436490d30b6b0f79f3b81aa12c0</text:p>
          </table:table-cell>
          <table:table-cell/>
        </table:table-row>
        <table:table-row table:style-name="ro1">
          <table:table-cell office:value-type="string" calcext:value-type="string">
            <text:p>/wiki/.git/objects/23/26673c5eb0f5c7ef08e8cefa112284d6132930</text:p>
          </table:table-cell>
          <table:table-cell/>
        </table:table-row>
        <table:table-row table:style-name="ro1">
          <table:table-cell office:value-type="string" calcext:value-type="string">
            <text:p>/wiki/.git/objects/23/00bee1ff2b19383fde3eb3a62ec2d4f13af70b</text:p>
          </table:table-cell>
          <table:table-cell/>
        </table:table-row>
        <table:table-row table:style-name="ro1">
          <table:table-cell office:value-type="string" calcext:value-type="string">
            <text:p>/wiki/.git/objects/23/667e35a80d2100bbc54e10249bbcce87500ae6</text:p>
          </table:table-cell>
          <table:table-cell/>
        </table:table-row>
        <table:table-row table:style-name="ro1">
          <table:table-cell office:value-type="string" calcext:value-type="string">
            <text:p>/wiki/.git/objects/23/45e1a4350abc85472902a3674689b1f001fb4b</text:p>
          </table:table-cell>
          <table:table-cell/>
        </table:table-row>
        <table:table-row table:style-name="ro1">
          <table:table-cell office:value-type="string" calcext:value-type="string">
            <text:p>/wiki/.git/objects/23/95f85b266905949a90ca4b9e38e32d1a0cc8a9</text:p>
          </table:table-cell>
          <table:table-cell/>
        </table:table-row>
        <table:table-row table:style-name="ro1">
          <table:table-cell office:value-type="string" calcext:value-type="string">
            <text:p>/wiki/.git/objects/23/f236dde206a2146da66b5e0a501de6bfc2eacc</text:p>
          </table:table-cell>
          <table:table-cell/>
        </table:table-row>
        <table:table-row table:style-name="ro1">
          <table:table-cell office:value-type="string" calcext:value-type="string">
            <text:p>/wiki/.git/objects/23/6ca4d1d78bb40decf6a284e6919ba04c737cf2</text:p>
          </table:table-cell>
          <table:table-cell/>
        </table:table-row>
        <table:table-row table:style-name="ro1">
          <table:table-cell office:value-type="string" calcext:value-type="string">
            <text:p>/wiki/.git/objects/23/5d942d1cfe8cd375fe21f1ffc65dde66932c03</text:p>
          </table:table-cell>
          <table:table-cell/>
        </table:table-row>
        <table:table-row table:style-name="ro1">
          <table:table-cell office:value-type="string" calcext:value-type="string">
            <text:p>/wiki/.git/objects/23/7ab61c26c4e8a0c8c8e60d24fd44cdee934356</text:p>
          </table:table-cell>
          <table:table-cell/>
        </table:table-row>
        <table:table-row table:style-name="ro1">
          <table:table-cell office:value-type="string" calcext:value-type="string">
            <text:p>/wiki/.git/objects/23/6d76934faa0123411c3363ae0bf732db9b9993</text:p>
          </table:table-cell>
          <table:table-cell/>
        </table:table-row>
        <table:table-row table:style-name="ro1">
          <table:table-cell office:value-type="string" calcext:value-type="string">
            <text:p>/wiki/.git/objects/23/271cc5349c0bda6a8c53da063162afb7c1bd46</text:p>
          </table:table-cell>
          <table:table-cell/>
        </table:table-row>
        <table:table-row table:style-name="ro1">
          <table:table-cell office:value-type="string" calcext:value-type="string">
            <text:p>/wiki/.git/objects/23/afc5d5e105e029bfb43c0eff2fe0487505fa95</text:p>
          </table:table-cell>
          <table:table-cell/>
        </table:table-row>
        <table:table-row table:style-name="ro1">
          <table:table-cell office:value-type="string" calcext:value-type="string">
            <text:p>/wiki/.git/objects/23/29c16d71fe3d6a20423d55d513c5ab38e48ca2</text:p>
          </table:table-cell>
          <table:table-cell/>
        </table:table-row>
        <table:table-row table:style-name="ro1">
          <table:table-cell office:value-type="string" calcext:value-type="string">
            <text:p>/wiki/.git/objects/45/2e8222ba579da7fe29f98ba790a408d98a7bc2</text:p>
          </table:table-cell>
          <table:table-cell/>
        </table:table-row>
        <table:table-row table:style-name="ro1">
          <table:table-cell office:value-type="string" calcext:value-type="string">
            <text:p>/wiki/.git/objects/45/06454b79a5bc4a8f102b3551f21e0dcf816419</text:p>
          </table:table-cell>
          <table:table-cell/>
        </table:table-row>
        <table:table-row table:style-name="ro1">
          <table:table-cell office:value-type="string" calcext:value-type="string">
            <text:p>/wiki/.git/objects/45/d3b837a510bd2fd64e4d74c44f75427fab3e2c</text:p>
          </table:table-cell>
          <table:table-cell/>
        </table:table-row>
        <table:table-row table:style-name="ro1">
          <table:table-cell office:value-type="string" calcext:value-type="string">
            <text:p>/wiki/.git/objects/45/815575d9029fa2fcc07b1c21f2d5422ec4f204</text:p>
          </table:table-cell>
          <table:table-cell/>
        </table:table-row>
        <table:table-row table:style-name="ro1">
          <table:table-cell office:value-type="string" calcext:value-type="string">
            <text:p>/wiki/.git/objects/45/0deac5da657020f66574f74ae9a0612e9dd839</text:p>
          </table:table-cell>
          <table:table-cell/>
        </table:table-row>
        <table:table-row table:style-name="ro1">
          <table:table-cell office:value-type="string" calcext:value-type="string">
            <text:p>/wiki/.git/objects/45/ca92be50b7825a933519f116719d7c39b76ff8</text:p>
          </table:table-cell>
          <table:table-cell/>
        </table:table-row>
        <table:table-row table:style-name="ro1">
          <table:table-cell office:value-type="string" calcext:value-type="string">
            <text:p>/wiki/.git/objects/45/c09e0f111304050eefaf7bdbbf1bf5a49d9c74</text:p>
          </table:table-cell>
          <table:table-cell/>
        </table:table-row>
        <table:table-row table:style-name="ro1">
          <table:table-cell office:value-type="string" calcext:value-type="string">
            <text:p>/wiki/.git/objects/45/966a2a326c35be3989a1721414d597291796ac</text:p>
          </table:table-cell>
          <table:table-cell/>
        </table:table-row>
        <table:table-row table:style-name="ro1">
          <table:table-cell office:value-type="string" calcext:value-type="string">
            <text:p>/wiki/.git/objects/45/2b386c2f29e1c37fabc608ba8e71c93d5c6ef7</text:p>
          </table:table-cell>
          <table:table-cell/>
        </table:table-row>
        <table:table-row table:style-name="ro1">
          <table:table-cell office:value-type="string" calcext:value-type="string">
            <text:p>/wiki/.git/objects/45/15f446d3df6f7c79558e409089a2e9b803536e</text:p>
          </table:table-cell>
          <table:table-cell/>
        </table:table-row>
        <table:table-row table:style-name="ro1">
          <table:table-cell office:value-type="string" calcext:value-type="string">
            <text:p>/wiki/.git/objects/45/e8c8a98395cdf15c9e1cbc1e3e94880c0cfffb</text:p>
          </table:table-cell>
          <table:table-cell/>
        </table:table-row>
        <table:table-row table:style-name="ro1">
          <table:table-cell office:value-type="string" calcext:value-type="string">
            <text:p>/wiki/.git/objects/45/a914e9ae7825b255e3c334159f7431fc301483</text:p>
          </table:table-cell>
          <table:table-cell/>
        </table:table-row>
        <table:table-row table:style-name="ro1">
          <table:table-cell office:value-type="string" calcext:value-type="string">
            <text:p>/wiki/.git/objects/45/f093384234122e703dc3b19f53498ac251006e</text:p>
          </table:table-cell>
          <table:table-cell/>
        </table:table-row>
        <table:table-row table:style-name="ro1">
          <table:table-cell office:value-type="string" calcext:value-type="string">
            <text:p>/wiki/.git/objects/45/0cb7f2fa46bca9068c67680b31cd4da4bfa602</text:p>
          </table:table-cell>
          <table:table-cell/>
        </table:table-row>
        <table:table-row table:style-name="ro1">
          <table:table-cell office:value-type="string" calcext:value-type="string">
            <text:p>/wiki/.git/objects/62/4edd802a587e9b4abbce08c062758190e92872</text:p>
          </table:table-cell>
          <table:table-cell/>
        </table:table-row>
        <table:table-row table:style-name="ro1">
          <table:table-cell office:value-type="string" calcext:value-type="string">
            <text:p>/wiki/.git/objects/62/a915e9e9d6af7523b7101c95dd95ac612243c8</text:p>
          </table:table-cell>
          <table:table-cell/>
        </table:table-row>
        <table:table-row table:style-name="ro1">
          <table:table-cell office:value-type="string" calcext:value-type="string">
            <text:p>/wiki/.git/objects/62/ffd0d0713ab3ed6ac7041c2a7041e59a4c9b71</text:p>
          </table:table-cell>
          <table:table-cell/>
        </table:table-row>
        <table:table-row table:style-name="ro1">
          <table:table-cell office:value-type="string" calcext:value-type="string">
            <text:p>/wiki/.git/objects/62/8fa1d69a08fd445a36f22be7d3fc5288761dbb</text:p>
          </table:table-cell>
          <table:table-cell/>
        </table:table-row>
        <table:table-row table:style-name="ro1">
          <table:table-cell office:value-type="string" calcext:value-type="string">
            <text:p>/wiki/.git/objects/62/93442d9660cb0c83cddf90b2a57d33148afa57</text:p>
          </table:table-cell>
          <table:table-cell/>
        </table:table-row>
        <table:table-row table:style-name="ro1">
          <table:table-cell office:value-type="string" calcext:value-type="string">
            <text:p>/wiki/.git/objects/62/d89b1550329e04acfb74af086cf58dd7840e2e</text:p>
          </table:table-cell>
          <table:table-cell/>
        </table:table-row>
        <table:table-row table:style-name="ro1">
          <table:table-cell office:value-type="string" calcext:value-type="string">
            <text:p>/wiki/.git/objects/62/c69a823849934583f4f6a0ff362d9fdc56bbc8</text:p>
          </table:table-cell>
          <table:table-cell/>
        </table:table-row>
        <table:table-row table:style-name="ro1">
          <table:table-cell office:value-type="string" calcext:value-type="string">
            <text:p>/wiki/.git/objects/62/013ed44771ba7310c1a7a5321aa9c68046f0f8</text:p>
          </table:table-cell>
          <table:table-cell/>
        </table:table-row>
        <table:table-row table:style-name="ro1">
          <table:table-cell office:value-type="string" calcext:value-type="string">
            <text:p>/wiki/.git/objects/62/567a4631370d2b2247694bbbfb60d6acca6955</text:p>
          </table:table-cell>
          <table:table-cell/>
        </table:table-row>
        <table:table-row table:style-name="ro1">
          <table:table-cell office:value-type="string" calcext:value-type="string">
            <text:p>/wiki/.git/objects/62/acd0e43d974c072c9b8b4565ed69b038d9c369</text:p>
          </table:table-cell>
          <table:table-cell/>
        </table:table-row>
        <table:table-row table:style-name="ro1">
          <table:table-cell office:value-type="string" calcext:value-type="string">
            <text:p>/wiki/.git/objects/62/940f16357d76fd097b7dd3de572bb8a05facfa</text:p>
          </table:table-cell>
          <table:table-cell/>
        </table:table-row>
        <table:table-row table:style-name="ro1">
          <table:table-cell office:value-type="string" calcext:value-type="string">
            <text:p>/wiki/.git/objects/62/3b984623089175aa271bf225fe9d2137c12ee2</text:p>
          </table:table-cell>
          <table:table-cell/>
        </table:table-row>
        <table:table-row table:style-name="ro1">
          <table:table-cell office:value-type="string" calcext:value-type="string">
            <text:p>/wiki/.git/objects/62/f091553a3fb05f9e745adfa3d7bda2f87e9a25</text:p>
          </table:table-cell>
          <table:table-cell/>
        </table:table-row>
        <table:table-row table:style-name="ro1">
          <table:table-cell office:value-type="string" calcext:value-type="string">
            <text:p>/wiki/.git/objects/62/c6993132969a1cdfb5e5246167dc5614f402b4</text:p>
          </table:table-cell>
          <table:table-cell/>
        </table:table-row>
        <table:table-row table:style-name="ro1">
          <table:table-cell office:value-type="string" calcext:value-type="string">
            <text:p>/wiki/.git/objects/62/68b8fcb26ff84b7de31dc0bfb34c26214d8e8b</text:p>
          </table:table-cell>
          <table:table-cell/>
        </table:table-row>
        <table:table-row table:style-name="ro1">
          <table:table-cell office:value-type="string" calcext:value-type="string">
            <text:p>/wiki/.git/objects/62/e5a823cf824034f45021574036c937db26a26a</text:p>
          </table:table-cell>
          <table:table-cell/>
        </table:table-row>
        <table:table-row table:style-name="ro1">
          <table:table-cell office:value-type="string" calcext:value-type="string">
            <text:p>/wiki/.git/objects/62/af8fa214c696749b4434267690e36f2fc1c4f1</text:p>
          </table:table-cell>
          <table:table-cell/>
        </table:table-row>
        <table:table-row table:style-name="ro1">
          <table:table-cell office:value-type="string" calcext:value-type="string">
            <text:p>/wiki/.git/objects/f7/920aca0114b99c09a6e23513d4bacf12ac7c5d</text:p>
          </table:table-cell>
          <table:table-cell/>
        </table:table-row>
        <table:table-row table:style-name="ro1">
          <table:table-cell office:value-type="string" calcext:value-type="string">
            <text:p>/wiki/.git/objects/f7/f1275818ec2b2136a542849d1bb144421b973a</text:p>
          </table:table-cell>
          <table:table-cell/>
        </table:table-row>
        <table:table-row table:style-name="ro1">
          <table:table-cell office:value-type="string" calcext:value-type="string">
            <text:p>/wiki/.git/objects/f7/8482c8de3d41f3d0dd3f5f8047c8e005b51337</text:p>
          </table:table-cell>
          <table:table-cell/>
        </table:table-row>
        <table:table-row table:style-name="ro1">
          <table:table-cell office:value-type="string" calcext:value-type="string">
            <text:p>/wiki/.git/objects/f7/46b7ebe8841459e7036813bd46c00cd34036c4</text:p>
          </table:table-cell>
          <table:table-cell/>
        </table:table-row>
        <table:table-row table:style-name="ro1">
          <table:table-cell office:value-type="string" calcext:value-type="string">
            <text:p>/wiki/.git/objects/f7/5242409d3c853382436d26cfbeb5d82e8d0ff9</text:p>
          </table:table-cell>
          <table:table-cell/>
        </table:table-row>
        <table:table-row table:style-name="ro1">
          <table:table-cell office:value-type="string" calcext:value-type="string">
            <text:p>/wiki/.git/objects/f7/4422f7b13170be3d360c5c39b255395545d9ce</text:p>
          </table:table-cell>
          <table:table-cell/>
        </table:table-row>
        <table:table-row table:style-name="ro1">
          <table:table-cell office:value-type="string" calcext:value-type="string">
            <text:p>/wiki/.git/objects/f7/e4a2dd99768b097123aa8abc6b735f181b8600</text:p>
          </table:table-cell>
          <table:table-cell/>
        </table:table-row>
        <table:table-row table:style-name="ro1">
          <table:table-cell office:value-type="string" calcext:value-type="string">
            <text:p>/wiki/.git/objects/f7/1d2f3dd19eff7945b03a5ee9c6043cddbe10fc</text:p>
          </table:table-cell>
          <table:table-cell/>
        </table:table-row>
        <table:table-row table:style-name="ro1">
          <table:table-cell office:value-type="string" calcext:value-type="string">
            <text:p>/wiki/.git/objects/f7/2efff5b3df539c89181602b98bb63b31fdd41b</text:p>
          </table:table-cell>
          <table:table-cell/>
        </table:table-row>
        <table:table-row table:style-name="ro1">
          <table:table-cell office:value-type="string" calcext:value-type="string">
            <text:p>/wiki/.git/objects/f7/475c90c41997fe20e4d91a8aa67715e63ef225</text:p>
          </table:table-cell>
          <table:table-cell/>
        </table:table-row>
        <table:table-row table:style-name="ro1">
          <table:table-cell office:value-type="string" calcext:value-type="string">
            <text:p>/wiki/.git/objects/f7/671e0019dba202f814cd7a31603bf3e0e2698b</text:p>
          </table:table-cell>
          <table:table-cell/>
        </table:table-row>
        <table:table-row table:style-name="ro1">
          <table:table-cell office:value-type="string" calcext:value-type="string">
            <text:p>/wiki/.git/objects/58/d5035768f410d9035f96de088d724ab7fe03e0</text:p>
          </table:table-cell>
          <table:table-cell/>
        </table:table-row>
        <table:table-row table:style-name="ro1">
          <table:table-cell office:value-type="string" calcext:value-type="string">
            <text:p>/wiki/.git/objects/58/45642cf181fd6c897421a63018eb67b364b44b</text:p>
          </table:table-cell>
          <table:table-cell/>
        </table:table-row>
        <table:table-row table:style-name="ro1">
          <table:table-cell office:value-type="string" calcext:value-type="string">
            <text:p>/wiki/.git/objects/58/2613d6f5a25f896d6c5778448ca4864a0b670e</text:p>
          </table:table-cell>
          <table:table-cell/>
        </table:table-row>
        <table:table-row table:style-name="ro1">
          <table:table-cell office:value-type="string" calcext:value-type="string">
            <text:p>/wiki/.git/objects/58/688bade96fdc3886d61a24464267cda52c4dd3</text:p>
          </table:table-cell>
          <table:table-cell/>
        </table:table-row>
        <table:table-row table:style-name="ro1">
          <table:table-cell office:value-type="string" calcext:value-type="string">
            <text:p>/wiki/.git/objects/58/c791c2e8da6d3f8397388dd8f08c4205accef8</text:p>
          </table:table-cell>
          <table:table-cell/>
        </table:table-row>
        <table:table-row table:style-name="ro1">
          <table:table-cell office:value-type="string" calcext:value-type="string">
            <text:p>/wiki/.git/objects/58/0ee20ea0fe880d70bae680f7397fdfcccea22a</text:p>
          </table:table-cell>
          <table:table-cell/>
        </table:table-row>
        <table:table-row table:style-name="ro1">
          <table:table-cell office:value-type="string" calcext:value-type="string">
            <text:p>/wiki/.git/objects/58/0e3dfa225241edd5021e512edc86920f9d8fb2</text:p>
          </table:table-cell>
          <table:table-cell/>
        </table:table-row>
        <table:table-row table:style-name="ro1">
          <table:table-cell office:value-type="string" calcext:value-type="string">
            <text:p>/wiki/.git/objects/58/704f5171ae5753e52c3ba802b5004252570262</text:p>
          </table:table-cell>
          <table:table-cell/>
        </table:table-row>
        <table:table-row table:style-name="ro1">
          <table:table-cell office:value-type="string" calcext:value-type="string">
            <text:p>/wiki/.git/objects/58/32d49568845d1273d0e4bb58f43b600eb791ad</text:p>
          </table:table-cell>
          <table:table-cell/>
        </table:table-row>
        <table:table-row table:style-name="ro1">
          <table:table-cell office:value-type="string" calcext:value-type="string">
            <text:p>/wiki/.git/objects/57/441d633f4965cceb0a5c4f29d86763ced9bc8f</text:p>
          </table:table-cell>
          <table:table-cell/>
        </table:table-row>
        <table:table-row table:style-name="ro1">
          <table:table-cell office:value-type="string" calcext:value-type="string">
            <text:p>/wiki/.git/objects/57/24949c9d69e4d94289ad663b7a8fb72368c1ae</text:p>
          </table:table-cell>
          <table:table-cell/>
        </table:table-row>
        <table:table-row table:style-name="ro1">
          <table:table-cell office:value-type="string" calcext:value-type="string">
            <text:p>/wiki/.git/objects/57/549e26ebe21f3f186753c2bcec8a7af55a7772</text:p>
          </table:table-cell>
          <table:table-cell/>
        </table:table-row>
        <table:table-row table:style-name="ro1">
          <table:table-cell office:value-type="string" calcext:value-type="string">
            <text:p>/wiki/.git/objects/57/7506e9d4d042af5ddcde34e929388811dc1822</text:p>
          </table:table-cell>
          <table:table-cell/>
        </table:table-row>
        <table:table-row table:style-name="ro1">
          <table:table-cell office:value-type="string" calcext:value-type="string">
            <text:p>/wiki/.git/objects/57/ec5fdf81ba9ffe6b31e01550d61aa713fa3e28</text:p>
          </table:table-cell>
          <table:table-cell/>
        </table:table-row>
        <table:table-row table:style-name="ro1">
          <table:table-cell office:value-type="string" calcext:value-type="string">
            <text:p>/wiki/.git/objects/57/4d3ea1ff6f9dfc05f3ff4c946a51ce7d1ed174</text:p>
          </table:table-cell>
          <table:table-cell/>
        </table:table-row>
        <table:table-row table:style-name="ro1">
          <table:table-cell office:value-type="string" calcext:value-type="string">
            <text:p>/wiki/.git/objects/57/a891569d512ad287235777d7b29d5bfc7cad75</text:p>
          </table:table-cell>
          <table:table-cell/>
        </table:table-row>
        <table:table-row table:style-name="ro1">
          <table:table-cell office:value-type="string" calcext:value-type="string">
            <text:p>/wiki/.git/objects/57/e2de02cc263d961ca965ab609f510f23938691</text:p>
          </table:table-cell>
          <table:table-cell/>
        </table:table-row>
        <table:table-row table:style-name="ro1">
          <table:table-cell office:value-type="string" calcext:value-type="string">
            <text:p>/wiki/.git/objects/57/db5423ae3e1d14fc744a931ecf38814295f65d</text:p>
          </table:table-cell>
          <table:table-cell/>
        </table:table-row>
        <table:table-row table:style-name="ro1">
          <table:table-cell office:value-type="string" calcext:value-type="string">
            <text:p>/wiki/.git/objects/57/ac3642e419f99d73de40696138d9cd01f8f43f</text:p>
          </table:table-cell>
          <table:table-cell/>
        </table:table-row>
        <table:table-row table:style-name="ro1">
          <table:table-cell office:value-type="string" calcext:value-type="string">
            <text:p>/wiki/.git/objects/57/65fbb123ff1f0500bfd781bcab75c5cb1af24c</text:p>
          </table:table-cell>
          <table:table-cell/>
        </table:table-row>
        <table:table-row table:style-name="ro1">
          <table:table-cell office:value-type="string" calcext:value-type="string">
            <text:p>/wiki/.git/objects/57/50de3352e35f01f8246c4b7db3a826cb754aa5</text:p>
          </table:table-cell>
          <table:table-cell/>
        </table:table-row>
        <table:table-row table:style-name="ro1">
          <table:table-cell office:value-type="string" calcext:value-type="string">
            <text:p>/wiki/.git/objects/57/27799fea9242208240793c604ca439e788685d</text:p>
          </table:table-cell>
          <table:table-cell/>
        </table:table-row>
        <table:table-row table:style-name="ro1">
          <table:table-cell office:value-type="string" calcext:value-type="string">
            <text:p>/wiki/.git/objects/57/5f95fec1dfd7e262b55ae4a88991ff20284e2c</text:p>
          </table:table-cell>
          <table:table-cell/>
        </table:table-row>
        <table:table-row table:style-name="ro1">
          <table:table-cell office:value-type="string" calcext:value-type="string">
            <text:p>/wiki/.git/objects/b1/b5ac19d6c219f0e20c26554aa6c385e5347c8b</text:p>
          </table:table-cell>
          <table:table-cell/>
        </table:table-row>
        <table:table-row table:style-name="ro1">
          <table:table-cell office:value-type="string" calcext:value-type="string">
            <text:p>/wiki/.git/objects/b1/8e4ed3f73590e2c8cf4645a89af7adb3293d4c</text:p>
          </table:table-cell>
          <table:table-cell/>
        </table:table-row>
        <table:table-row table:style-name="ro1">
          <table:table-cell office:value-type="string" calcext:value-type="string">
            <text:p>/wiki/.git/objects/b1/22f916fd2ab1fc0311e029fb6ea642b9b42061</text:p>
          </table:table-cell>
          <table:table-cell/>
        </table:table-row>
        <table:table-row table:style-name="ro1">
          <table:table-cell office:value-type="string" calcext:value-type="string">
            <text:p>/wiki/.git/objects/b1/70e75ccda72c0ef23d521645b54fd91a744df2</text:p>
          </table:table-cell>
          <table:table-cell/>
        </table:table-row>
        <table:table-row table:style-name="ro1">
          <table:table-cell office:value-type="string" calcext:value-type="string">
            <text:p>/wiki/.git/objects/b1/b329869de50926b491fa2c7d59c8357042aaed</text:p>
          </table:table-cell>
          <table:table-cell/>
        </table:table-row>
        <table:table-row table:style-name="ro1">
          <table:table-cell office:value-type="string" calcext:value-type="string">
            <text:p>/wiki/.git/objects/b1/4d8076c0e73c4f76d14252a977610bdbfb586d</text:p>
          </table:table-cell>
          <table:table-cell/>
        </table:table-row>
        <table:table-row table:style-name="ro1">
          <table:table-cell office:value-type="string" calcext:value-type="string">
            <text:p>/wiki/.git/objects/b1/789fb297b6dab0fa321310ebc4c19c10d5b00d</text:p>
          </table:table-cell>
          <table:table-cell/>
        </table:table-row>
        <table:table-row table:style-name="ro1">
          <table:table-cell office:value-type="string" calcext:value-type="string">
            <text:p>/wiki/.git/objects/b1/8b4b18801612b6bd22d0a241599ec23dd06043</text:p>
          </table:table-cell>
          <table:table-cell/>
        </table:table-row>
        <table:table-row table:style-name="ro1">
          <table:table-cell office:value-type="string" calcext:value-type="string">
            <text:p>/wiki/.git/objects/b1/9390c7d7131488b1badd7ccd6001127cb206f2</text:p>
          </table:table-cell>
          <table:table-cell/>
        </table:table-row>
        <table:table-row table:style-name="ro1">
          <table:table-cell office:value-type="string" calcext:value-type="string">
            <text:p>/wiki/.git/objects/b1/2542d5edaf4339b3d5b6bc7a93946deecc3982</text:p>
          </table:table-cell>
          <table:table-cell/>
        </table:table-row>
        <table:table-row table:style-name="ro1">
          <table:table-cell office:value-type="string" calcext:value-type="string">
            <text:p>/wiki/.git/objects/b1/976c787900aaaed44237f810991b7ccc6c09c7</text:p>
          </table:table-cell>
          <table:table-cell/>
        </table:table-row>
        <table:table-row table:style-name="ro1">
          <table:table-cell office:value-type="string" calcext:value-type="string">
            <text:p>/wiki/.git/objects/b1/a70be98bd3013a53cc64fb02d85e1606563ce6</text:p>
          </table:table-cell>
          <table:table-cell/>
        </table:table-row>
        <table:table-row table:style-name="ro1">
          <table:table-cell office:value-type="string" calcext:value-type="string">
            <text:p>/wiki/.git/objects/b1/a23e5fc716e35708729b6233c9065f840c1711</text:p>
          </table:table-cell>
          <table:table-cell/>
        </table:table-row>
        <table:table-row table:style-name="ro1">
          <table:table-cell office:value-type="string" calcext:value-type="string">
            <text:p>/wiki/.git/objects/b1/de24602c5ff556065dd5aeecbdb3d6d49b7a6e</text:p>
          </table:table-cell>
          <table:table-cell/>
        </table:table-row>
        <table:table-row table:style-name="ro1">
          <table:table-cell office:value-type="string" calcext:value-type="string">
            <text:p>/wiki/.git/objects/05/5b0ac35f454fe26248ec548c7fd9a354bf9b10</text:p>
          </table:table-cell>
          <table:table-cell/>
        </table:table-row>
        <table:table-row table:style-name="ro1">
          <table:table-cell office:value-type="string" calcext:value-type="string">
            <text:p>/wiki/.git/objects/05/5f065316fdc7767472908862f006735330e655</text:p>
          </table:table-cell>
          <table:table-cell/>
        </table:table-row>
        <table:table-row table:style-name="ro1">
          <table:table-cell office:value-type="string" calcext:value-type="string">
            <text:p>/wiki/.git/objects/05/93e74f724bc3084d5a36ff0caef14822ede7a3</text:p>
          </table:table-cell>
          <table:table-cell/>
        </table:table-row>
        <table:table-row table:style-name="ro1">
          <table:table-cell office:value-type="string" calcext:value-type="string">
            <text:p>/wiki/.git/objects/05/b0e08605a8c709192168a6502ed30739f9fdc9</text:p>
          </table:table-cell>
          <table:table-cell/>
        </table:table-row>
        <table:table-row table:style-name="ro1">
          <table:table-cell office:value-type="string" calcext:value-type="string">
            <text:p>/wiki/.git/objects/05/fccfd0b26c91e78f784d2a02980b54d1117652</text:p>
          </table:table-cell>
          <table:table-cell/>
        </table:table-row>
        <table:table-row table:style-name="ro1">
          <table:table-cell office:value-type="string" calcext:value-type="string">
            <text:p>/wiki/.git/objects/05/bb92e27083a702a34f2c5c37c69b06b7dd6a88</text:p>
          </table:table-cell>
          <table:table-cell/>
        </table:table-row>
        <table:table-row table:style-name="ro1">
          <table:table-cell office:value-type="string" calcext:value-type="string">
            <text:p>/wiki/.git/objects/05/a7656380c05c930c1af285fe2afb4febb2a733</text:p>
          </table:table-cell>
          <table:table-cell/>
        </table:table-row>
        <table:table-row table:style-name="ro1">
          <table:table-cell office:value-type="string" calcext:value-type="string">
            <text:p>/wiki/.git/objects/05/66a9055dffef68035a18bb0bae783296270a09</text:p>
          </table:table-cell>
          <table:table-cell/>
        </table:table-row>
        <table:table-row table:style-name="ro1">
          <table:table-cell office:value-type="string" calcext:value-type="string">
            <text:p>/wiki/.git/objects/05/6bfd7f1f5fe7a7857afc289712f3f3c4e33f49</text:p>
          </table:table-cell>
          <table:table-cell/>
        </table:table-row>
        <table:table-row table:style-name="ro1">
          <table:table-cell office:value-type="string" calcext:value-type="string">
            <text:p>/wiki/.git/objects/05/9e3868c3ee9ee514b1b08df2ad60ffc55aa48e</text:p>
          </table:table-cell>
          <table:table-cell/>
        </table:table-row>
        <table:table-row table:style-name="ro1">
          <table:table-cell office:value-type="string" calcext:value-type="string">
            <text:p>/wiki/.git/objects/05/5d54bf631a528849f98215c81e524664434e05</text:p>
          </table:table-cell>
          <table:table-cell/>
        </table:table-row>
        <table:table-row table:style-name="ro1">
          <table:table-cell office:value-type="string" calcext:value-type="string">
            <text:p>/wiki/.git/objects/05/ddad6b76e062a4fffddb5f954330420d439449</text:p>
          </table:table-cell>
          <table:table-cell/>
        </table:table-row>
        <table:table-row table:style-name="ro1">
          <table:table-cell office:value-type="string" calcext:value-type="string">
            <text:p>/wiki/.git/objects/05/9468075f3e577119d7d423b3d78e1f56139d65</text:p>
          </table:table-cell>
          <table:table-cell/>
        </table:table-row>
        <table:table-row table:style-name="ro1">
          <table:table-cell office:value-type="string" calcext:value-type="string">
            <text:p>/wiki/.git/objects/05/6932fe8c44bc95e1471b859d53c1fd71b02698</text:p>
          </table:table-cell>
          <table:table-cell/>
        </table:table-row>
        <table:table-row table:style-name="ro1">
          <table:table-cell office:value-type="string" calcext:value-type="string">
            <text:p>/wiki/.git/objects/74/a010f702332f503bf71d7fcd69ca6224a1a881</text:p>
          </table:table-cell>
          <table:table-cell/>
        </table:table-row>
        <table:table-row table:style-name="ro1">
          <table:table-cell office:value-type="string" calcext:value-type="string">
            <text:p>/wiki/.git/objects/74/37b4c1a4af0113bd277b2ebea0b4f0a8adff02</text:p>
          </table:table-cell>
          <table:table-cell/>
        </table:table-row>
        <table:table-row table:style-name="ro1">
          <table:table-cell office:value-type="string" calcext:value-type="string">
            <text:p>/wiki/.git/objects/74/69c0c95efcb458962c63ef1168a8556580e8e9</text:p>
          </table:table-cell>
          <table:table-cell/>
        </table:table-row>
        <table:table-row table:style-name="ro1">
          <table:table-cell office:value-type="string" calcext:value-type="string">
            <text:p>/wiki/.git/objects/74/8e161de2ef0dff2bb9118f95643421568abc9c</text:p>
          </table:table-cell>
          <table:table-cell/>
        </table:table-row>
        <table:table-row table:style-name="ro1">
          <table:table-cell office:value-type="string" calcext:value-type="string">
            <text:p>/wiki/.git/objects/74/6d023d437e7c0e0db49e2c82cdf64179ff76cb</text:p>
          </table:table-cell>
          <table:table-cell/>
        </table:table-row>
        <table:table-row table:style-name="ro1">
          <table:table-cell office:value-type="string" calcext:value-type="string">
            <text:p>/wiki/.git/objects/74/987963841a432f2f5dd6b2a7a7e82a0a2934cb</text:p>
          </table:table-cell>
          <table:table-cell/>
        </table:table-row>
        <table:table-row table:style-name="ro1">
          <table:table-cell office:value-type="string" calcext:value-type="string">
            <text:p>/wiki/.git/objects/74/60e6ff0320e3a7f1c77d26f3c2116df3f5f537</text:p>
          </table:table-cell>
          <table:table-cell/>
        </table:table-row>
        <table:table-row table:style-name="ro1">
          <table:table-cell office:value-type="string" calcext:value-type="string">
            <text:p>/wiki/.git/objects/74/c5ca216534074831ce8d2082a4ad3605d4eca7</text:p>
          </table:table-cell>
          <table:table-cell/>
        </table:table-row>
        <table:table-row table:style-name="ro1">
          <table:table-cell office:value-type="string" calcext:value-type="string">
            <text:p>/wiki/.git/objects/74/76c577b63d148ca52f0fc565c4364adb0372ad</text:p>
          </table:table-cell>
          <table:table-cell/>
        </table:table-row>
        <table:table-row table:style-name="ro1">
          <table:table-cell office:value-type="string" calcext:value-type="string">
            <text:p>/wiki/.git/objects/74/bc176bdd28a706886463cb740d1f81a64ce4d9</text:p>
          </table:table-cell>
          <table:table-cell/>
        </table:table-row>
        <table:table-row table:style-name="ro1">
          <table:table-cell office:value-type="string" calcext:value-type="string">
            <text:p>/wiki/.git/objects/74/4bb9ffbbcb47e930914c7190cdbb6b4b970acf</text:p>
          </table:table-cell>
          <table:table-cell/>
        </table:table-row>
        <table:table-row table:style-name="ro1">
          <table:table-cell office:value-type="string" calcext:value-type="string">
            <text:p>/wiki/.git/objects/74/98b64a645158146c056dd874a1382ad4317ebc</text:p>
          </table:table-cell>
          <table:table-cell/>
        </table:table-row>
        <table:table-row table:style-name="ro1">
          <table:table-cell office:value-type="string" calcext:value-type="string">
            <text:p>/wiki/.git/objects/74/0733023d98cbef27d63b0f32d9a697087aa538</text:p>
          </table:table-cell>
          <table:table-cell/>
        </table:table-row>
        <table:table-row table:style-name="ro1">
          <table:table-cell office:value-type="string" calcext:value-type="string">
            <text:p>/wiki/.git/objects/74/12bb3aa54c242b455ba247ea76c9b8cfd43a3f</text:p>
          </table:table-cell>
          <table:table-cell/>
        </table:table-row>
        <table:table-row table:style-name="ro1">
          <table:table-cell office:value-type="string" calcext:value-type="string">
            <text:p>/wiki/.git/objects/9b/37675d327495eb53f1a159d2f596b1948573b5</text:p>
          </table:table-cell>
          <table:table-cell/>
        </table:table-row>
        <table:table-row table:style-name="ro1">
          <table:table-cell office:value-type="string" calcext:value-type="string">
            <text:p>/wiki/.git/objects/9b/690b7f32ac1f1c3b08517b8f14addcd1363843</text:p>
          </table:table-cell>
          <table:table-cell/>
        </table:table-row>
        <table:table-row table:style-name="ro1">
          <table:table-cell office:value-type="string" calcext:value-type="string">
            <text:p>/wiki/.git/objects/9b/5e89d19b1a61f7168199149d5c15d5aacd6d55</text:p>
          </table:table-cell>
          <table:table-cell/>
        </table:table-row>
        <table:table-row table:style-name="ro1">
          <table:table-cell office:value-type="string" calcext:value-type="string">
            <text:p>/wiki/.git/objects/9b/7df5b11980099e0da220d911f34e4a30560b4d</text:p>
          </table:table-cell>
          <table:table-cell/>
        </table:table-row>
        <table:table-row table:style-name="ro1">
          <table:table-cell office:value-type="string" calcext:value-type="string">
            <text:p>/wiki/.git/objects/9b/d3c74e41dce2f49cf83afe0708e42ee0ef3593</text:p>
          </table:table-cell>
          <table:table-cell/>
        </table:table-row>
        <table:table-row table:style-name="ro1">
          <table:table-cell office:value-type="string" calcext:value-type="string">
            <text:p>/wiki/.git/objects/9b/8027f94cd9256abf41382582698d9f74ab47fd</text:p>
          </table:table-cell>
          <table:table-cell/>
        </table:table-row>
        <table:table-row table:style-name="ro1">
          <table:table-cell office:value-type="string" calcext:value-type="string">
            <text:p>/wiki/.git/objects/9b/057566b4e47436400468dfaa49655b62ff6e08</text:p>
          </table:table-cell>
          <table:table-cell/>
        </table:table-row>
        <table:table-row table:style-name="ro1">
          <table:table-cell office:value-type="string" calcext:value-type="string">
            <text:p>/wiki/.git/objects/9b/ac049a8fe7ab0791a273fd533e74a66f6ca36b</text:p>
          </table:table-cell>
          <table:table-cell/>
        </table:table-row>
        <table:table-row table:style-name="ro1">
          <table:table-cell office:value-type="string" calcext:value-type="string">
            <text:p>/wiki/.git/objects/9b/ffdf55c8098ac6e342f43bb0d70eeca07120f6</text:p>
          </table:table-cell>
          <table:table-cell/>
        </table:table-row>
        <table:table-row table:style-name="ro1">
          <table:table-cell office:value-type="string" calcext:value-type="string">
            <text:p>/wiki/.git/objects/9b/1498893835f1700839d3deb2e236c8bdbd23ff</text:p>
          </table:table-cell>
          <table:table-cell/>
        </table:table-row>
        <table:table-row table:style-name="ro1">
          <table:table-cell office:value-type="string" calcext:value-type="string">
            <text:p>/wiki/.git/objects/9b/907a2adec05e2d4b8a9386aec080e0a09ea259</text:p>
          </table:table-cell>
          <table:table-cell/>
        </table:table-row>
        <table:table-row table:style-name="ro1">
          <table:table-cell office:value-type="string" calcext:value-type="string">
            <text:p>/wiki/.git/objects/9b/638461124b34e2580f8bbf0edbc58b482c5014</text:p>
          </table:table-cell>
          <table:table-cell/>
        </table:table-row>
        <table:table-row table:style-name="ro1">
          <table:table-cell office:value-type="string" calcext:value-type="string">
            <text:p>/wiki/.git/objects/5c/6de1282d62f2f5b31b59d00b834a9bf5905e8c</text:p>
          </table:table-cell>
          <table:table-cell/>
        </table:table-row>
        <table:table-row table:style-name="ro1">
          <table:table-cell office:value-type="string" calcext:value-type="string">
            <text:p>/wiki/.git/objects/5c/0e61840e265440715f742d0486b77d194fa510</text:p>
          </table:table-cell>
          <table:table-cell/>
        </table:table-row>
        <table:table-row table:style-name="ro1">
          <table:table-cell office:value-type="string" calcext:value-type="string">
            <text:p>/wiki/.git/objects/5c/cc6a9afaf9fdcad85c68cd10831253d7fea43b</text:p>
          </table:table-cell>
          <table:table-cell/>
        </table:table-row>
        <table:table-row table:style-name="ro1">
          <table:table-cell office:value-type="string" calcext:value-type="string">
            <text:p>/wiki/.git/objects/5c/821410fe56c294a0c01010fd898c6cd4901e17</text:p>
          </table:table-cell>
          <table:table-cell/>
        </table:table-row>
        <table:table-row table:style-name="ro1">
          <table:table-cell office:value-type="string" calcext:value-type="string">
            <text:p>/wiki/.git/objects/5c/05ac0f04a65a6bf1e2e03677de4d4a5b0b29c5</text:p>
          </table:table-cell>
          <table:table-cell/>
        </table:table-row>
        <table:table-row table:style-name="ro1">
          <table:table-cell office:value-type="string" calcext:value-type="string">
            <text:p>/wiki/.git/objects/5c/e8b5999c4b153e8bafa4a7077da6e8be3c7aae</text:p>
          </table:table-cell>
          <table:table-cell/>
        </table:table-row>
        <table:table-row table:style-name="ro1">
          <table:table-cell office:value-type="string" calcext:value-type="string">
            <text:p>/wiki/.git/objects/5c/b182ab69fb640fedba62931253409507e48926</text:p>
          </table:table-cell>
          <table:table-cell/>
        </table:table-row>
        <table:table-row table:style-name="ro1">
          <table:table-cell office:value-type="string" calcext:value-type="string">
            <text:p>/wiki/.git/objects/5c/d693197b7101424271a1b0c8b988754ec05be0</text:p>
          </table:table-cell>
          <table:table-cell/>
        </table:table-row>
        <table:table-row table:style-name="ro1">
          <table:table-cell office:value-type="string" calcext:value-type="string">
            <text:p>/wiki/.git/objects/5c/4540b5b4fccb093c11a1b6afc8b3aba9081e65</text:p>
          </table:table-cell>
          <table:table-cell/>
        </table:table-row>
        <table:table-row table:style-name="ro1">
          <table:table-cell office:value-type="string" calcext:value-type="string">
            <text:p>/wiki/.git/objects/5c/8860299db116f0edd6c6ffd9a72c9ea616302b</text:p>
          </table:table-cell>
          <table:table-cell/>
        </table:table-row>
        <table:table-row table:style-name="ro1">
          <table:table-cell office:value-type="string" calcext:value-type="string">
            <text:p>/wiki/.git/objects/5c/264da74b9a5cb05120afd6a2a31d8e8dc27aee</text:p>
          </table:table-cell>
          <table:table-cell/>
        </table:table-row>
        <table:table-row table:style-name="ro1">
          <table:table-cell office:value-type="string" calcext:value-type="string">
            <text:p>/wiki/.git/objects/5c/dbc8bcd34e9088e1ffcac10a7038070892cefc</text:p>
          </table:table-cell>
          <table:table-cell/>
        </table:table-row>
        <table:table-row table:style-name="ro1">
          <table:table-cell office:value-type="string" calcext:value-type="string">
            <text:p>/wiki/.git/objects/5c/59d894354fc5f6f77b1e41d57054de73eeced4</text:p>
          </table:table-cell>
          <table:table-cell/>
        </table:table-row>
        <table:table-row table:style-name="ro1">
          <table:table-cell office:value-type="string" calcext:value-type="string">
            <text:p>/wiki/.git/objects/df/3273586985f94fe683af71082fae3e96939dfb</text:p>
          </table:table-cell>
          <table:table-cell/>
        </table:table-row>
        <table:table-row table:style-name="ro1">
          <table:table-cell office:value-type="string" calcext:value-type="string">
            <text:p>/wiki/.git/objects/df/96fd1e79a0f23238ce8a4ca1b846178c7787a2</text:p>
          </table:table-cell>
          <table:table-cell/>
        </table:table-row>
        <table:table-row table:style-name="ro1">
          <table:table-cell office:value-type="string" calcext:value-type="string">
            <text:p>/wiki/.git/objects/df/3deb0a6997aae32a47856fd36f25f99ea089e7</text:p>
          </table:table-cell>
          <table:table-cell/>
        </table:table-row>
        <table:table-row table:style-name="ro1">
          <table:table-cell office:value-type="string" calcext:value-type="string">
            <text:p>/wiki/.git/objects/df/9acca05f1104c29d4f2b3f37f6d7e0843e25d6</text:p>
          </table:table-cell>
          <table:table-cell/>
        </table:table-row>
        <table:table-row table:style-name="ro1">
          <table:table-cell office:value-type="string" calcext:value-type="string">
            <text:p>/wiki/.git/objects/df/22c65608e9f7c5e5f7350682dbd2c6e72da8c2</text:p>
          </table:table-cell>
          <table:table-cell/>
        </table:table-row>
        <table:table-row table:style-name="ro1">
          <table:table-cell office:value-type="string" calcext:value-type="string">
            <text:p>/wiki/.git/objects/df/3b96e1728bb1443eda9864ab43ad41938e7777</text:p>
          </table:table-cell>
          <table:table-cell/>
        </table:table-row>
        <table:table-row table:style-name="ro1">
          <table:table-cell office:value-type="string" calcext:value-type="string">
            <text:p>/wiki/.git/objects/df/555a95962205a2c4d37c9fe2c38850fff1408e</text:p>
          </table:table-cell>
          <table:table-cell/>
        </table:table-row>
        <table:table-row table:style-name="ro1">
          <table:table-cell office:value-type="string" calcext:value-type="string">
            <text:p>/wiki/.git/objects/df/be957d3ab6ad941846cf7e682888235a584cc9</text:p>
          </table:table-cell>
          <table:table-cell/>
        </table:table-row>
        <table:table-row table:style-name="ro1">
          <table:table-cell office:value-type="string" calcext:value-type="string">
            <text:p>/wiki/.git/objects/df/f9cbf5cb61a569cda1dac57e21d05caab0dd48</text:p>
          </table:table-cell>
          <table:table-cell/>
        </table:table-row>
        <table:table-row table:style-name="ro1">
          <table:table-cell office:value-type="string" calcext:value-type="string">
            <text:p>/wiki/.git/objects/df/c064352416f51dcebd8a9b3ccefc78c624b7c8</text:p>
          </table:table-cell>
          <table:table-cell/>
        </table:table-row>
        <table:table-row table:style-name="ro1">
          <table:table-cell office:value-type="string" calcext:value-type="string">
            <text:p>/wiki/.git/objects/df/07abc876b2763520bd4da4d075df9111199658</text:p>
          </table:table-cell>
          <table:table-cell/>
        </table:table-row>
        <table:table-row table:style-name="ro1">
          <table:table-cell office:value-type="string" calcext:value-type="string">
            <text:p>/wiki/.git/objects/df/ca6d73dba127fe4cddfb18ab1db690e52d18e5</text:p>
          </table:table-cell>
          <table:table-cell/>
        </table:table-row>
        <table:table-row table:style-name="ro1">
          <table:table-cell office:value-type="string" calcext:value-type="string">
            <text:p>/wiki/.git/objects/df/edca3fb38fe5cc1777bcb79a48c4bc1cdd5dbc</text:p>
          </table:table-cell>
          <table:table-cell/>
        </table:table-row>
        <table:table-row table:style-name="ro1">
          <table:table-cell office:value-type="string" calcext:value-type="string">
            <text:p>/wiki/.git/objects/df/541ff4fef1a60d62e738787e52994717c6ebe4</text:p>
          </table:table-cell>
          <table:table-cell/>
        </table:table-row>
        <table:table-row table:style-name="ro1">
          <table:table-cell office:value-type="string" calcext:value-type="string">
            <text:p>/wiki/.git/objects/f9/71f703cdfc1b1ca97f6300ab3c640e55a17962</text:p>
          </table:table-cell>
          <table:table-cell/>
        </table:table-row>
        <table:table-row table:style-name="ro1">
          <table:table-cell office:value-type="string" calcext:value-type="string">
            <text:p>/wiki/.git/objects/f9/825796c4282a13013c3652df3d7dbf6879c9c6</text:p>
          </table:table-cell>
          <table:table-cell/>
        </table:table-row>
        <table:table-row table:style-name="ro1">
          <table:table-cell office:value-type="string" calcext:value-type="string">
            <text:p>/wiki/.git/objects/f9/d123e04fe6830086b75eb36b7126be57c78717</text:p>
          </table:table-cell>
          <table:table-cell/>
        </table:table-row>
        <table:table-row table:style-name="ro1">
          <table:table-cell office:value-type="string" calcext:value-type="string">
            <text:p>/wiki/.git/objects/f9/4aa22a63e9052d06b714f042da4bd44deed3d9</text:p>
          </table:table-cell>
          <table:table-cell/>
        </table:table-row>
        <table:table-row table:style-name="ro1">
          <table:table-cell office:value-type="string" calcext:value-type="string">
            <text:p>/wiki/.git/objects/f9/7dd227d8aba692eda7cf0fd9c2f8f9c1c54fa0</text:p>
          </table:table-cell>
          <table:table-cell/>
        </table:table-row>
        <table:table-row table:style-name="ro1">
          <table:table-cell office:value-type="string" calcext:value-type="string">
            <text:p>/wiki/.git/objects/f9/a89fcc4e25886b8575d3b55e91c3325d44ab6a</text:p>
          </table:table-cell>
          <table:table-cell/>
        </table:table-row>
        <table:table-row table:style-name="ro1">
          <table:table-cell office:value-type="string" calcext:value-type="string">
            <text:p>/wiki/.git/objects/f9/3931019491a7eb799efe84629fd4cc6f6e3012</text:p>
          </table:table-cell>
          <table:table-cell/>
        </table:table-row>
        <table:table-row table:style-name="ro1">
          <table:table-cell office:value-type="string" calcext:value-type="string">
            <text:p>/wiki/.git/objects/f9/3e3a1a1525fb5b91020da86e44810c87a2d7bc</text:p>
          </table:table-cell>
          <table:table-cell/>
        </table:table-row>
        <table:table-row table:style-name="ro1">
          <table:table-cell office:value-type="string" calcext:value-type="string">
            <text:p>/wiki/.git/objects/f9/832d042829c52c5255e20401608d1caec22536</text:p>
          </table:table-cell>
          <table:table-cell/>
        </table:table-row>
        <table:table-row table:style-name="ro1">
          <table:table-cell office:value-type="string" calcext:value-type="string">
            <text:p>/wiki/.git/objects/f9/71be4cffbd378b9fbe74fec9b5d72dc7b6a5cf</text:p>
          </table:table-cell>
          <table:table-cell/>
        </table:table-row>
        <table:table-row table:style-name="ro1">
          <table:table-cell office:value-type="string" calcext:value-type="string">
            <text:p>/wiki/.git/objects/9d/cf7171a52cd7039b52913a567f6e4b201861f8</text:p>
          </table:table-cell>
          <table:table-cell/>
        </table:table-row>
        <table:table-row table:style-name="ro1">
          <table:table-cell office:value-type="string" calcext:value-type="string">
            <text:p>/wiki/.git/objects/9d/193de534364fe572f40bbe57d59c046aefe0dc</text:p>
          </table:table-cell>
          <table:table-cell/>
        </table:table-row>
        <table:table-row table:style-name="ro1">
          <table:table-cell office:value-type="string" calcext:value-type="string">
            <text:p>/wiki/.git/objects/9d/56ee902fb24931267d4ea87c41c6f8e43ae94f</text:p>
          </table:table-cell>
          <table:table-cell/>
        </table:table-row>
        <table:table-row table:style-name="ro1">
          <table:table-cell office:value-type="string" calcext:value-type="string">
            <text:p>/wiki/.git/objects/9d/d2de49fe9c6831b9d892f00e9c7edb40b541d3</text:p>
          </table:table-cell>
          <table:table-cell/>
        </table:table-row>
        <table:table-row table:style-name="ro1">
          <table:table-cell office:value-type="string" calcext:value-type="string">
            <text:p>/wiki/.git/objects/9d/770892f475715801ae9be32e2519666c80b548</text:p>
          </table:table-cell>
          <table:table-cell/>
        </table:table-row>
        <table:table-row table:style-name="ro1">
          <table:table-cell office:value-type="string" calcext:value-type="string">
            <text:p>/wiki/.git/objects/9d/4f61e09aa62074d1b65aaf7c5bb02f0fbd5aed</text:p>
          </table:table-cell>
          <table:table-cell/>
        </table:table-row>
        <table:table-row table:style-name="ro1">
          <table:table-cell office:value-type="string" calcext:value-type="string">
            <text:p>/wiki/.git/objects/9d/880a37a75bc1615de5b701bea0ba720c52f6ac</text:p>
          </table:table-cell>
          <table:table-cell/>
        </table:table-row>
        <table:table-row table:style-name="ro1">
          <table:table-cell office:value-type="string" calcext:value-type="string">
            <text:p>/wiki/.git/objects/9d/0789d0e2af1716e36521917007c3ee2df9ec9c</text:p>
          </table:table-cell>
          <table:table-cell/>
        </table:table-row>
        <table:table-row table:style-name="ro1">
          <table:table-cell office:value-type="string" calcext:value-type="string">
            <text:p>/wiki/.git/index</text:p>
          </table:table-cell>
          <table:table-cell/>
        </table:table-row>
        <table:table-row table:style-name="ro1">
          <table:table-cell office:value-type="string" calcext:value-type="string">
            <text:p>/wiki/.git/FETCH_HEAD</text:p>
          </table:table-cell>
          <table:table-cell/>
        </table:table-row>
        <table:table-row table:style-name="ro1">
          <table:table-cell office:value-type="string" calcext:value-type="string">
            <text:p>/wiki/.git/HEAD</text:p>
          </table:table-cell>
          <table:table-cell/>
        </table:table-row>
        <table:table-row table:style-name="ro1">
          <table:table-cell office:value-type="string" calcext:value-type="string">
            <text:p>/wiki/.git/description</text:p>
          </table:table-cell>
          <table:table-cell/>
        </table:table-row>
        <table:table-row table:style-name="ro1">
          <table:table-cell office:value-type="string" calcext:value-type="string">
            <text:p>/wiki/.git/logs/refs/heads/11417</text:p>
          </table:table-cell>
          <table:table-cell/>
        </table:table-row>
        <table:table-row table:style-name="ro1">
          <table:table-cell office:value-type="string" calcext:value-type="string">
            <text:p>/wiki/.git/logs/refs/heads/trisfaizal-patch-8</text:p>
          </table:table-cell>
          <table:table-cell/>
        </table:table-row>
        <table:table-row table:style-name="ro1">
          <table:table-cell office:value-type="string" calcext:value-type="string">
            <text:p>/wiki/.git/logs/refs/heads/master</text:p>
          </table:table-cell>
          <table:table-cell/>
        </table:table-row>
        <table:table-row table:style-name="ro1">
          <table:table-cell office:value-type="string" calcext:value-type="string">
            <text:p>/wiki/.git/logs/refs/heads/trisfaizal-patch-9</text:p>
          </table:table-cell>
          <table:table-cell/>
        </table:table-row>
        <table:table-row table:style-name="ro1">
          <table:table-cell office:value-type="string" calcext:value-type="string">
            <text:p>/wiki/.git/logs/refs/heads/satu</text:p>
          </table:table-cell>
          <table:table-cell/>
        </table:table-row>
        <table:table-row table:style-name="ro1">
          <table:table-cell office:value-type="string" calcext:value-type="string">
            <text:p>/wiki/.git/logs/refs/heads/300417</text:p>
          </table:table-cell>
          <table:table-cell/>
        </table:table-row>
        <table:table-row table:style-name="ro1">
          <table:table-cell office:value-type="string" calcext:value-type="string">
            <text:p>/wiki/.git/logs/refs/heads/13417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11417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master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FaiqAminuddin-patch-2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FaiqAminuddin-patch-1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FaiqAminuddin-patch-2-1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satu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300417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HEAD</text:p>
          </table:table-cell>
          <table:table-cell/>
        </table:table-row>
        <table:table-row table:style-name="ro1">
          <table:table-cell office:value-type="string" calcext:value-type="string">
            <text:p>/wiki/.git/logs/HEAD</text:p>
          </table:table-cell>
          <table:table-cell/>
        </table:table-row>
        <table:table-row table:style-name="ro1">
          <table:table-cell office:value-type="string" calcext:value-type="string">
            <text:p>/wiki/Rujukan.txt</text:p>
          </table:table-cell>
          <table:table-cell/>
        </table:table-row>
        <table:table-row table:style-name="ro1">
          <table:table-cell office:value-type="string" calcext:value-type="string">
            <text:p>/wiki/README.md</text:p>
          </table:table-cell>
          <table:table-cell/>
        </table:table-row>
        <table:table-row table:style-name="ro1">
          <table:table-cell office:value-type="string" calcext:value-type="string">
            <text:p>/wiki/MendapatkanBlankOn.md</text:p>
          </table:table-cell>
          <table:table-cell/>
        </table:table-row>
        <table:table-row table:style-name="ro1">
          <table:table-cell office:value-type="string" calcext:value-type="string">
            <text:p>/wiki/Profil/ArmanSatari.md</text:p>
          </table:table-cell>
          <table:table-cell/>
        </table:table-row>
        <table:table-row table:style-name="ro1">
          <table:table-cell office:value-type="string" calcext:value-type="string">
            <text:p>/wiki/Profil/AndikaTriwidada.md</text:p>
          </table:table-cell>
          <table:table-cell/>
        </table:table-row>
        <table:table-row table:style-name="ro1">
          <table:table-cell office:value-type="string" calcext:value-type="string">
            <text:p>/wiki/Profil/AinulHakim.md</text:p>
          </table:table-cell>
          <table:table-cell/>
        </table:table-row>
        <table:table-row table:style-name="ro1">
          <table:table-cell office:value-type="string" calcext:value-type="string">
            <text:p>/wiki/Profil/ArifSyamsudin.md</text:p>
          </table:table-cell>
          <table:table-cell/>
        </table:table-row>
        <table:table-row table:style-name="ro1">
          <table:table-cell office:value-type="string" calcext:value-type="string">
            <text:p>/wiki/Profil/AndiDarmawan.md</text:p>
          </table:table-cell>
          <table:table-cell/>
        </table:table-row>
        <table:table-row table:style-name="ro1">
          <table:table-cell office:value-type="string" calcext:value-type="string">
            <text:p>/wiki/Profil/AldiantoroNugroho.md</text:p>
          </table:table-cell>
          <table:table-cell/>
        </table:table-row>
        <table:table-row table:style-name="ro1">
          <table:table-cell office:value-type="string" calcext:value-type="string">
            <text:p>/wiki/Profil/AliKusnadi.md</text:p>
          </table:table-cell>
          <table:table-cell/>
        </table:table-row>
        <table:table-row table:style-name="ro1">
          <table:table-cell office:value-type="string" calcext:value-type="string">
            <text:p>/wiki/Profil/Yht.md</text:p>
          </table:table-cell>
          <table:table-cell/>
        </table:table-row>
        <table:table-row table:style-name="ro1">
          <table:table-cell office:value-type="string" calcext:value-type="string">
            <text:p>/wiki/Profil/EkoSuhartono.md</text:p>
          </table:table-cell>
          <table:table-cell/>
        </table:table-row>
        <table:table-row table:style-name="ro1">
          <table:table-cell office:value-type="string" calcext:value-type="string">
            <text:p>/wiki/Profil/FajranImanRusadi.md</text:p>
          </table:table-cell>
          <table:table-cell/>
        </table:table-row>
        <table:table-row table:style-name="ro1">
          <table:table-cell office:value-type="string" calcext:value-type="string">
            <text:p>/wiki/Profil/FadlyKasim.md</text:p>
          </table:table-cell>
          <table:table-cell/>
        </table:table-row>
        <table:table-row table:style-name="ro1">
          <table:table-cell office:value-type="string" calcext:value-type="string">
            <text:p>/wiki/Profil/AgusPurnomo.md</text:p>
          </table:table-cell>
          <table:table-cell/>
        </table:table-row>
        <table:table-row table:style-name="ro1">
          <table:table-cell office:value-type="string" calcext:value-type="string">
            <text:p>/wiki/Profil/AndyApdhani.md</text:p>
          </table:table-cell>
          <table:table-cell/>
        </table:table-row>
        <table:table-row table:style-name="ro1">
          <table:table-cell office:value-type="string" calcext:value-type="string">
            <text:p>/wiki/Profil/AdnanMaulana.md</text:p>
          </table:table-cell>
          <table:table-cell/>
        </table:table-row>
        <table:table-row table:style-name="ro1">
          <table:table-cell office:value-type="string" calcext:value-type="string">
            <text:p>/wiki/Profil/ArmanSatary.md</text:p>
          </table:table-cell>
          <table:table-cell/>
        </table:table-row>
        <table:table-row table:style-name="ro1">
          <table:table-cell office:value-type="string" calcext:value-type="string">
            <text:p>/wiki/Profil/AhmadHaris.md</text:p>
          </table:table-cell>
          <table:table-cell/>
        </table:table-row>
        <table:table-row table:style-name="ro1">
          <table:table-cell office:value-type="string" calcext:value-type="string">
            <text:p>/wiki/Acara/ILC2007.md</text:p>
          </table:table-cell>
          <table:table-cell/>
        </table:table-row>
        <table:table-row table:style-name="ro1">
          <table:table-cell office:value-type="string" calcext:value-type="string">
            <text:p>/wiki/Acara/Tantangan/SayembaraMenulisPanduan.md</text:p>
          </table:table-cell>
          <table:table-cell/>
        </table:table-row>
        <table:table-row table:style-name="ro1">
          <table:table-cell office:value-type="string" calcext:value-type="string">
            <text:p>/wiki/Acara/Tantangan/AksaraNusantara.md</text:p>
          </table:table-cell>
          <table:table-cell/>
        </table:table-row>
        <table:table-row table:style-name="ro1">
          <table:table-cell office:value-type="string" calcext:value-type="string">
            <text:p>/wiki/Acara/Tantangan/BukuPanduanBlankOn5.md</text:p>
          </table:table-cell>
          <table:table-cell/>
        </table:table-row>
        <table:table-row table:style-name="ro1">
          <table:table-cell office:value-type="string" calcext:value-type="string">
            <text:p>/wiki/Acara/Tantangan/TantanganBlankOn.md</text:p>
          </table:table-cell>
          <table:table-cell/>
        </table:table-row>
        <table:table-row table:style-name="ro1">
          <table:table-cell office:value-type="string" calcext:value-type="string">
            <text:p>/wiki/Acara/Tantangan/PabrikPaketOtomatis.md</text:p>
          </table:table-cell>
          <table:table-cell/>
        </table:table-row>
        <table:table-row table:style-name="ro1">
          <table:table-cell office:value-type="string" calcext:value-type="string">
            <text:p>/wiki/Acara/Tantangan/PengembanganDaluang.md</text:p>
          </table:table-cell>
          <table:table-cell/>
        </table:table-row>
        <table:table-row table:style-name="ro1">
          <table:table-cell office:value-type="string" calcext:value-type="string">
            <text:p>/wiki/Acara/Tantangan/SayembaraMaskot.md</text:p>
          </table:table-cell>
          <table:table-cell/>
        </table:table-row>
        <table:table-row table:style-name="ro1">
          <table:table-cell office:value-type="string" calcext:value-type="string">
            <text:p>/wiki/Acara/BlanKoding/BlanKoding2013.md</text:p>
          </table:table-cell>
          <table:table-cell/>
        </table:table-row>
        <table:table-row table:style-name="ro1">
          <table:table-cell office:value-type="string" calcext:value-type="string">
            <text:p>/wiki/Acara/BlanKoding/BlanKoding2006.md</text:p>
          </table:table-cell>
          <table:table-cell/>
        </table:table-row>
        <table:table-row table:style-name="ro1">
          <table:table-cell office:value-type="string" calcext:value-type="string">
            <text:p>/wiki/Acara/BlanKoding/BlanKoding2017.md</text:p>
          </table:table-cell>
          <table:table-cell/>
        </table:table-row>
        <table:table-row table:style-name="ro1">
          <table:table-cell office:value-type="string" calcext:value-type="string">
            <text:p>/wiki/Acara/BlanKoding/KandidatTantanganBlankOn.md</text:p>
          </table:table-cell>
          <table:table-cell/>
        </table:table-row>
        <table:table-row table:style-name="ro1">
          <table:table-cell office:value-type="string" calcext:value-type="string">
            <text:p>/wiki/Acara/BlanKoding/BlanKoding2005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BukletSponsor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DiskusiPengembang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DaftarPekerja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Acar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Paniti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AcaraBlanKonf2010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Presentas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Pesert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BukletSponsor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Acar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Penginap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WaktuDanTempat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Pesert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Paniti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HasilRapatPengembang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Transportas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mater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Acar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Paniti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Pesert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Perlengkap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Peralat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BukletSponsor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TargetSponsor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Acar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AcaraBlanKonf2009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Publikas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DaftarPembicaraPaniti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resentas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DaftarPesert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iapanPanitiaLokal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12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06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12KBPRI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07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12TinjauanProyek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12InfrastrukturBlankOn.md</text:p>
          </table:table-cell>
          <table:table-cell/>
        </table:table-row>
        <table:table-row table:style-name="ro1">
          <table:table-cell office:value-type="string" calcext:value-type="string">
            <text:p>/wiki/_config.yml</text:p>
          </table:table-cell>
          <table:table-cell/>
        </table:table-row>
        <table:table-row table:style-name="ro1">
          <table:table-cell office:value-type="string" calcext:value-type="string">
            <text:p>/wiki/gh-md-toc</text:p>
          </table:table-cell>
          <table:table-cell/>
        </table:table-row>
        <table:table-row table:style-name="ro1">
          <table:table-cell office:value-type="string" calcext:value-type="string">
            <text:p>faiq@dell:~/Dropbox/wiki$ </text:p>
          </table:table-cell>
          <table:table-cell/>
        </table:table-row>
      </table:table>
      <table:table table:name="isi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 office:value-type="string" calcext:value-type="string">
            <text:p>/wiki/Acara/</text:p>
          </table:table-cell>
          <table:table-cell table:formula="of:=[.B1]" office:value-type="string" office:string-value="/wiki/Acara/" calcext:value-type="string">
            <text:p>/wiki/Acara/</text:p>
          </table:table-cell>
          <table:table-cell table:formula="of:=&quot;[ &quot;&amp;[.A1]&amp;&quot; ](&quot;&amp;[.C1]&amp;&quot;)&quot;" office:value-type="string" office:string-value="[ /wiki/Acara/ ](/wiki/Acara/)" calcext:value-type="string">
            <text:p>[ /wiki/Acara/ ](/wiki/Acara/)</text:p>
          </table:table-cell>
        </table:table-row>
        <table:table-row table:style-name="ro1">
          <table:table-cell table:number-columns-repeated="2" office:value-type="string" calcext:value-type="string">
            <text:p>BlanKoding</text:p>
          </table:table-cell>
          <table:table-cell table:formula="of:=[.$B$1]&amp;[.B2]" office:value-type="string" office:string-value="/wiki/Acara/BlanKoding" calcext:value-type="string">
            <text:p>/wiki/Acara/BlanKoding</text:p>
          </table:table-cell>
          <table:table-cell table:formula="of:=&quot;[ &quot;&amp;[.A2]&amp;&quot; ](&quot;&amp;[.C2]&amp;&quot;)&quot;" office:value-type="string" office:string-value="[ BlanKoding ](/wiki/Acara/BlanKoding)" calcext:value-type="string">
            <text:p>[ BlanKoding ](/wiki/Acara/BlanKoding)</text:p>
          </table:table-cell>
        </table:table-row>
        <table:table-row table:style-name="ro1">
          <table:table-cell table:number-columns-repeated="2" office:value-type="string" calcext:value-type="string">
            <text:p>BlanKonf</text:p>
          </table:table-cell>
          <table:table-cell table:formula="of:=[.$B$1]&amp;[.B3]" office:value-type="string" office:string-value="/wiki/Acara/BlanKonf" calcext:value-type="string">
            <text:p>/wiki/Acara/BlanKonf</text:p>
          </table:table-cell>
          <table:table-cell table:formula="of:=&quot;[ &quot;&amp;[.A3]&amp;&quot; ](&quot;&amp;[.C3]&amp;&quot;)&quot;" office:value-type="string" office:string-value="[ BlanKonf ](/wiki/Acara/BlanKonf)" calcext:value-type="string">
            <text:p>[ BlanKonf ](/wiki/Acara/BlanKonf)</text:p>
          </table:table-cell>
        </table:table-row>
        <table:table-row table:style-name="ro1">
          <table:table-cell table:number-columns-repeated="2" office:value-type="string" calcext:value-type="string">
            <text:p>BlanKopdar</text:p>
          </table:table-cell>
          <table:table-cell table:formula="of:=[.$B$1]&amp;[.B4]" office:value-type="string" office:string-value="/wiki/Acara/BlanKopdar" calcext:value-type="string">
            <text:p>/wiki/Acara/BlanKopdar</text:p>
          </table:table-cell>
          <table:table-cell table:formula="of:=&quot;[ &quot;&amp;[.A4]&amp;&quot; ](&quot;&amp;[.C4]&amp;&quot;)&quot;" office:value-type="string" office:string-value="[ BlanKopdar ](/wiki/Acara/BlanKopdar)" calcext:value-type="string">
            <text:p>[ BlanKopdar ](/wiki/Acara/BlanKopdar)</text:p>
          </table:table-cell>
        </table:table-row>
        <table:table-row table:style-name="ro1">
          <table:table-cell table:number-columns-repeated="2" office:value-type="string" calcext:value-type="string">
            <text:p>Tantangan</text:p>
          </table:table-cell>
          <table:table-cell table:formula="of:=[.$B$1]&amp;[.B5]" office:value-type="string" office:string-value="/wiki/Acara/Tantangan" calcext:value-type="string">
            <text:p>/wiki/Acara/Tantangan</text:p>
          </table:table-cell>
          <table:table-cell table:formula="of:=&quot;[ &quot;&amp;[.A5]&amp;&quot; ](&quot;&amp;[.C5]&amp;&quot;)&quot;" office:value-type="string" office:string-value="[ Tantangan ](/wiki/Acara/Tantangan)" calcext:value-type="string">
            <text:p>[ Tantangan ](/wiki/Acara/Tantangan)</text:p>
          </table:table-cell>
        </table:table-row>
        <table:table-row table:style-name="ro1">
          <table:table-cell office:value-type="string" calcext:value-type="string">
            <text:p>ILC 2007</text:p>
          </table:table-cell>
          <table:table-cell office:value-type="string" calcext:value-type="string">
            <text:p>ILC2007.md</text:p>
          </table:table-cell>
          <table:table-cell table:formula="of:=[.$B$1]&amp;[.B6]" office:value-type="string" office:string-value="/wiki/Acara/ILC2007.md" calcext:value-type="string">
            <text:p>/wiki/Acara/ILC2007.md</text:p>
          </table:table-cell>
          <table:table-cell table:formula="of:=&quot;[ &quot;&amp;[.A6]&amp;&quot; ](&quot;&amp;[.C6]&amp;&quot;)&quot;" office:value-type="string" office:string-value="[ ILC 2007 ](/wiki/Acara/ILC2007.md)" calcext:value-type="string">
            <text:p>[ ILC 2007 ](/wiki/Acara/ILC2007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nKoding</text:p>
          </table:table-cell>
          <table:table-cell office:value-type="string" calcext:value-type="string">
            <text:p>/wiki/Acara/BlanKoding/</text:p>
          </table:table-cell>
          <table:table-cell table:formula="of:=[.B8]" office:value-type="string" office:string-value="/wiki/Acara/BlanKoding/" calcext:value-type="string">
            <text:p>/wiki/Acara/BlanKoding/</text:p>
          </table:table-cell>
          <table:table-cell table:formula="of:=&quot;[ &quot;&amp;[.A8]&amp;&quot; ](&quot;&amp;[.C8]&amp;&quot;)&quot;" office:value-type="string" office:string-value="[ BlanKoding ](/wiki/Acara/BlanKoding/)" calcext:value-type="string">
            <text:p>[ BlanKoding ](/wiki/Acara/BlanKoding/)</text:p>
          </table:table-cell>
        </table:table-row>
        <table:table-row table:style-name="ro1">
          <table:table-cell office:value-type="string" calcext:value-type="string">
            <text:p>BlanKoding 2005</text:p>
          </table:table-cell>
          <table:table-cell office:value-type="string" calcext:value-type="string">
            <text:p>BlanKoding2005.md</text:p>
          </table:table-cell>
          <table:table-cell table:formula="of:=[.$B$8]&amp;[.B9]" office:value-type="string" office:string-value="/wiki/Acara/BlanKoding/BlanKoding2005.md" calcext:value-type="string">
            <text:p>/wiki/Acara/BlanKoding/BlanKoding2005.md</text:p>
          </table:table-cell>
          <table:table-cell table:formula="of:=&quot;[ &quot;&amp;[.A9]&amp;&quot; ](&quot;&amp;[.C9]&amp;&quot;)&quot;" office:value-type="string" office:string-value="[ BlanKoding 2005 ](/wiki/Acara/BlanKoding/BlanKoding2005.md)" calcext:value-type="string">
            <text:p>[ BlanKoding 2005 ](/wiki/Acara/BlanKoding/BlanKoding2005.md)</text:p>
          </table:table-cell>
        </table:table-row>
        <table:table-row table:style-name="ro1">
          <table:table-cell office:value-type="string" calcext:value-type="string">
            <text:p>BlanKoding 2006</text:p>
          </table:table-cell>
          <table:table-cell office:value-type="string" calcext:value-type="string">
            <text:p>BlanKoding2006.md</text:p>
          </table:table-cell>
          <table:table-cell table:formula="of:=[.$B$8]&amp;[.B10]" office:value-type="string" office:string-value="/wiki/Acara/BlanKoding/BlanKoding2006.md" calcext:value-type="string">
            <text:p>/wiki/Acara/BlanKoding/BlanKoding2006.md</text:p>
          </table:table-cell>
          <table:table-cell table:formula="of:=&quot;[ &quot;&amp;[.A10]&amp;&quot; ](&quot;&amp;[.C10]&amp;&quot;)&quot;" office:value-type="string" office:string-value="[ BlanKoding 2006 ](/wiki/Acara/BlanKoding/BlanKoding2006.md)" calcext:value-type="string">
            <text:p>[ BlanKoding 2006 ](/wiki/Acara/BlanKoding/BlanKoding2006.md)</text:p>
          </table:table-cell>
        </table:table-row>
        <table:table-row table:style-name="ro1">
          <table:table-cell office:value-type="string" calcext:value-type="string">
            <text:p>BlanKoding 2013</text:p>
          </table:table-cell>
          <table:table-cell office:value-type="string" calcext:value-type="string">
            <text:p>BlanKoding2013.md</text:p>
          </table:table-cell>
          <table:table-cell table:formula="of:=[.$B$8]&amp;[.B11]" office:value-type="string" office:string-value="/wiki/Acara/BlanKoding/BlanKoding2013.md" calcext:value-type="string">
            <text:p>/wiki/Acara/BlanKoding/BlanKoding2013.md</text:p>
          </table:table-cell>
          <table:table-cell table:formula="of:=&quot;[ &quot;&amp;[.A11]&amp;&quot; ](&quot;&amp;[.C11]&amp;&quot;)&quot;" office:value-type="string" office:string-value="[ BlanKoding 2013 ](/wiki/Acara/BlanKoding/BlanKoding2013.md)" calcext:value-type="string">
            <text:p>[ BlanKoding 2013 ](/wiki/Acara/BlanKoding/BlanKoding2013.md)</text:p>
          </table:table-cell>
        </table:table-row>
        <table:table-row table:style-name="ro1">
          <table:table-cell office:value-type="string" calcext:value-type="string">
            <text:p>BlanKoding 2017</text:p>
          </table:table-cell>
          <table:table-cell office:value-type="string" calcext:value-type="string">
            <text:p>BlanKoding2017.md</text:p>
          </table:table-cell>
          <table:table-cell table:formula="of:=[.$B$8]&amp;[.B12]" office:value-type="string" office:string-value="/wiki/Acara/BlanKoding/BlanKoding2017.md" calcext:value-type="string">
            <text:p>/wiki/Acara/BlanKoding/BlanKoding2017.md</text:p>
          </table:table-cell>
          <table:table-cell table:formula="of:=&quot;[ &quot;&amp;[.A12]&amp;&quot; ](&quot;&amp;[.C12]&amp;&quot;)&quot;" office:value-type="string" office:string-value="[ BlanKoding 2017 ](/wiki/Acara/BlanKoding/BlanKoding2017.md)" calcext:value-type="string">
            <text:p>[ BlanKoding 2017 ](/wiki/Acara/BlanKoding/BlanKoding2017.md)</text:p>
          </table:table-cell>
        </table:table-row>
        <table:table-row table:style-name="ro1">
          <table:table-cell office:value-type="string" calcext:value-type="string">
            <text:p>KandidatTantanganBlankOn</text:p>
          </table:table-cell>
          <table:table-cell office:value-type="string" calcext:value-type="string">
            <text:p>KandidatTantanganBlankOn.md</text:p>
          </table:table-cell>
          <table:table-cell table:formula="of:=[.$B$8]&amp;[.B13]" office:value-type="string" office:string-value="/wiki/Acara/BlanKoding/KandidatTantanganBlankOn.md" calcext:value-type="string">
            <text:p>/wiki/Acara/BlanKoding/KandidatTantanganBlankOn.md</text:p>
          </table:table-cell>
          <table:table-cell table:formula="of:=&quot;[ &quot;&amp;[.A13]&amp;&quot; ](&quot;&amp;[.C13]&amp;&quot;)&quot;" office:value-type="string" office:string-value="[ KandidatTantanganBlankOn ](/wiki/Acara/BlanKoding/KandidatTantanganBlankOn.md)" calcext:value-type="string">
            <text:p>[ KandidatTantanganBlankOn ](/wiki/Acara/BlanKoding/KandidatTantanganBlankO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nKonf</text:p>
          </table:table-cell>
          <table:table-cell office:value-type="string" calcext:value-type="string">
            <text:p>/wiki/Acara/BlanKonf/</text:p>
          </table:table-cell>
          <table:table-cell table:formula="of:=[.B15]" office:value-type="string" office:string-value="/wiki/Acara/BlanKonf/" calcext:value-type="string">
            <text:p>/wiki/Acara/BlanKonf/</text:p>
          </table:table-cell>
          <table:table-cell table:formula="of:=&quot;[ &quot;&amp;[.A15]&amp;&quot; ](&quot;&amp;[.C15]&amp;&quot;)&quot;" office:value-type="string" office:string-value="[ BlanKonf ](/wiki/Acara/BlanKonf/)" calcext:value-type="string">
            <text:p>[ BlanKonf ](/wiki/Acara/BlanKonf/)</text:p>
          </table:table-cell>
        </table:table-row>
        <table:table-row table:style-name="ro1">
          <table:table-cell office:value-type="string" calcext:value-type="string">
            <text:p>BlanKonf 2009</text:p>
          </table:table-cell>
          <table:table-cell office:value-type="string" calcext:value-type="string">
            <text:p>BlanKonf2009</text:p>
          </table:table-cell>
          <table:table-cell table:formula="of:=[.$B$15]&amp;[.B16]" office:value-type="string" office:string-value="/wiki/Acara/BlanKonf/BlanKonf2009" calcext:value-type="string">
            <text:p>/wiki/Acara/BlanKonf/BlanKonf2009</text:p>
          </table:table-cell>
          <table:table-cell table:formula="of:=&quot;[ &quot;&amp;[.A16]&amp;&quot; ](&quot;&amp;[.C16]&amp;&quot;)&quot;" office:value-type="string" office:string-value="[ BlanKonf 2009 ](/wiki/Acara/BlanKonf/BlanKonf2009)" calcext:value-type="string">
            <text:p>[ BlanKonf 2009 ](/wiki/Acara/BlanKonf/BlanKonf2009)</text:p>
          </table:table-cell>
        </table:table-row>
        <table:table-row table:style-name="ro1">
          <table:table-cell office:value-type="string" calcext:value-type="string">
            <text:p>BlanKonf 2010</text:p>
          </table:table-cell>
          <table:table-cell office:value-type="string" calcext:value-type="string">
            <text:p>BlanKonf2010</text:p>
          </table:table-cell>
          <table:table-cell table:formula="of:=[.$B$15]&amp;[.B17]" office:value-type="string" office:string-value="/wiki/Acara/BlanKonf/BlanKonf2010" calcext:value-type="string">
            <text:p>/wiki/Acara/BlanKonf/BlanKonf2010</text:p>
          </table:table-cell>
          <table:table-cell table:formula="of:=&quot;[ &quot;&amp;[.A17]&amp;&quot; ](&quot;&amp;[.C17]&amp;&quot;)&quot;" office:value-type="string" office:string-value="[ BlanKonf 2010 ](/wiki/Acara/BlanKonf/BlanKonf2010)" calcext:value-type="string">
            <text:p>[ BlanKonf 2010 ](/wiki/Acara/BlanKonf/BlanKonf2010)</text:p>
          </table:table-cell>
        </table:table-row>
        <table:table-row table:style-name="ro1">
          <table:table-cell office:value-type="string" calcext:value-type="string">
            <text:p>BlanKonf 2011</text:p>
          </table:table-cell>
          <table:table-cell office:value-type="string" calcext:value-type="string">
            <text:p>BlanKonf2011</text:p>
          </table:table-cell>
          <table:table-cell table:formula="of:=[.$B$15]&amp;[.B18]" office:value-type="string" office:string-value="/wiki/Acara/BlanKonf/BlanKonf2011" calcext:value-type="string">
            <text:p>/wiki/Acara/BlanKonf/BlanKonf2011</text:p>
          </table:table-cell>
          <table:table-cell table:formula="of:=&quot;[ &quot;&amp;[.A18]&amp;&quot; ](&quot;&amp;[.C18]&amp;&quot;)&quot;" office:value-type="string" office:string-value="[ BlanKonf 2011 ](/wiki/Acara/BlanKonf/BlanKonf2011)" calcext:value-type="string">
            <text:p>[ BlanKonf 2011 ](/wiki/Acara/BlanKonf/BlanKonf2011)</text:p>
          </table:table-cell>
        </table:table-row>
        <table:table-row table:style-name="ro1">
          <table:table-cell office:value-type="string" calcext:value-type="string">
            <text:p>BlanKonf 2012</text:p>
          </table:table-cell>
          <table:table-cell office:value-type="string" calcext:value-type="string">
            <text:p>BlanKonf2012</text:p>
          </table:table-cell>
          <table:table-cell table:formula="of:=[.$B$15]&amp;[.B19]" office:value-type="string" office:string-value="/wiki/Acara/BlanKonf/BlanKonf2012" calcext:value-type="string">
            <text:p>/wiki/Acara/BlanKonf/BlanKonf2012</text:p>
          </table:table-cell>
          <table:table-cell table:formula="of:=&quot;[ &quot;&amp;[.A19]&amp;&quot; ](&quot;&amp;[.C19]&amp;&quot;)&quot;" office:value-type="string" office:string-value="[ BlanKonf 2012 ](/wiki/Acara/BlanKonf/BlanKonf2012)" calcext:value-type="string">
            <text:p>[ BlanKonf 2012 ](/wiki/Acara/BlanKonf/BlanKonf201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nKonf 2009</text:p>
          </table:table-cell>
          <table:table-cell office:value-type="string" calcext:value-type="string">
            <text:p>/wiki/Acara/BlanKonf/BlanKonf2009/</text:p>
          </table:table-cell>
          <table:table-cell table:formula="of:=[.B21]" office:value-type="string" office:string-value="/wiki/Acara/BlanKonf/BlanKonf2009/" calcext:value-type="string">
            <text:p>/wiki/Acara/BlanKonf/BlanKonf2009/</text:p>
          </table:table-cell>
          <table:table-cell table:formula="of:=&quot;[ &quot;&amp;[.A21]&amp;&quot; ](&quot;&amp;[.C21]&amp;&quot;)&quot;" office:value-type="string" office:string-value="[ BlanKonf 2009 ](/wiki/Acara/BlanKonf/BlanKonf2009/)" calcext:value-type="string">
            <text:p>[ BlanKonf 2009 ](/wiki/Acara/BlanKonf/BlanKonf2009/)</text:p>
          </table:table-cell>
        </table:table-row>
        <table:table-row table:style-name="ro1">
          <table:table-cell office:value-type="string" calcext:value-type="string">
            <text:p>Acara BlanKonf 2009</text:p>
          </table:table-cell>
          <table:table-cell office:value-type="string" calcext:value-type="string">
            <text:p>AcaraBlanKonf2009.md</text:p>
          </table:table-cell>
          <table:table-cell table:formula="of:=[.$B$21]&amp;[.B22]" office:value-type="string" office:string-value="/wiki/Acara/BlanKonf/BlanKonf2009/AcaraBlanKonf2009.md" calcext:value-type="string">
            <text:p>/wiki/Acara/BlanKonf/BlanKonf2009/AcaraBlanKonf2009.md</text:p>
          </table:table-cell>
          <table:table-cell table:formula="of:=&quot;[ &quot;&amp;[.A22]&amp;&quot; ](&quot;&amp;[.C22]&amp;&quot;)&quot;" office:value-type="string" office:string-value="[ Acara BlanKonf 2009 ](/wiki/Acara/BlanKonf/BlanKonf2009/AcaraBlanKonf2009.md)" calcext:value-type="string">
            <text:p>[ Acara BlanKonf 2009 ](/wiki/Acara/BlanKonf/BlanKonf2009/AcaraBlanKonf2009.md)</text:p>
          </table:table-cell>
        </table:table-row>
        <table:table-row table:style-name="ro1">
          <table:table-cell office:value-type="string" calcext:value-type="string">
            <text:p>Periapan Panitia Lokal</text:p>
          </table:table-cell>
          <table:table-cell office:value-type="string" calcext:value-type="string">
            <text:p>BlanKonf2009PeriapanPanitiaLokal.md</text:p>
          </table:table-cell>
          <table:table-cell table:formula="of:=[.$B$21]&amp;[.B23]" office:value-type="string" office:string-value="/wiki/Acara/BlanKonf/BlanKonf2009/BlanKonf2009PeriapanPanitiaLokal.md" calcext:value-type="string">
            <text:p>/wiki/Acara/BlanKonf/BlanKonf2009/BlanKonf2009PeriapanPanitiaLokal.md</text:p>
          </table:table-cell>
          <table:table-cell table:formula="of:=&quot;[ &quot;&amp;[.A23]&amp;&quot; ](&quot;&amp;[.C23]&amp;&quot;)&quot;" office:value-type="string" office:string-value="[ Periapan Panitia Lokal ](/wiki/Acara/BlanKonf/BlanKonf2009/BlanKonf2009PeriapanPanitiaLokal.md)" calcext:value-type="string">
            <text:p>[ Periapan Panitia Lokal ](/wiki/Acara/BlanKonf/BlanKonf2009/BlanKonf2009PeriapanPanitiaLokal.md)</text:p>
          </table:table-cell>
        </table:table-row>
        <table:table-row table:style-name="ro1">
          <table:table-cell office:value-type="string" calcext:value-type="string">
            <text:p>Persiapan Acara</text:p>
          </table:table-cell>
          <table:table-cell office:value-type="string" calcext:value-type="string">
            <text:p>BlanKonf2009PersiapanAcara.md</text:p>
          </table:table-cell>
          <table:table-cell table:formula="of:=[.$B$21]&amp;[.B24]" office:value-type="string" office:string-value="/wiki/Acara/BlanKonf/BlanKonf2009/BlanKonf2009PersiapanAcara.md" calcext:value-type="string">
            <text:p>/wiki/Acara/BlanKonf/BlanKonf2009/BlanKonf2009PersiapanAcara.md</text:p>
          </table:table-cell>
          <table:table-cell table:formula="of:=&quot;[ &quot;&amp;[.A24]&amp;&quot; ](&quot;&amp;[.C24]&amp;&quot;)&quot;" office:value-type="string" office:string-value="[ Persiapan Acara ](/wiki/Acara/BlanKonf/BlanKonf2009/BlanKonf2009PersiapanAcara.md)" calcext:value-type="string">
            <text:p>[ Persiapan Acara ](/wiki/Acara/BlanKonf/BlanKonf2009/BlanKonf2009PersiapanAcara.md)</text:p>
          </table:table-cell>
        </table:table-row>
        <table:table-row table:style-name="ro1">
          <table:table-cell office:value-type="string" calcext:value-type="string">
            <text:p>Persiapan Buklet Sponsor</text:p>
          </table:table-cell>
          <table:table-cell office:value-type="string" calcext:value-type="string">
            <text:p>BlanKonf2009PersiapanBukletSponsor.md</text:p>
          </table:table-cell>
          <table:table-cell table:formula="of:=[.$B$21]&amp;[.B25]" office:value-type="string" office:string-value="/wiki/Acara/BlanKonf/BlanKonf2009/BlanKonf2009PersiapanBukletSponsor.md" calcext:value-type="string">
            <text:p>/wiki/Acara/BlanKonf/BlanKonf2009/BlanKonf2009PersiapanBukletSponsor.md</text:p>
          </table:table-cell>
          <table:table-cell table:formula="of:=&quot;[ &quot;&amp;[.A25]&amp;&quot; ](&quot;&amp;[.C25]&amp;&quot;)&quot;" office:value-type="string" office:string-value="[ Persiapan Buklet Sponsor ](/wiki/Acara/BlanKonf/BlanKonf2009/BlanKonf2009PersiapanBukletSponsor.md)" calcext:value-type="string">
            <text:p>[ Persiapan Buklet Sponsor ](/wiki/Acara/BlanKonf/BlanKonf2009/BlanKonf2009PersiapanBukletSponsor.md)</text:p>
          </table:table-cell>
        </table:table-row>
        <table:table-row table:style-name="ro1">
          <table:table-cell office:value-type="string" calcext:value-type="string">
            <text:p>Persiapan Daftar Pembicara Panitia</text:p>
          </table:table-cell>
          <table:table-cell office:value-type="string" calcext:value-type="string">
            <text:p>BlanKonf2009PersiapanDaftarPembicaraPanitia.md</text:p>
          </table:table-cell>
          <table:table-cell table:formula="of:=[.$B$21]&amp;[.B26]" office:value-type="string" office:string-value="/wiki/Acara/BlanKonf/BlanKonf2009/BlanKonf2009PersiapanDaftarPembicaraPanitia.md" calcext:value-type="string">
            <text:p>/wiki/Acara/BlanKonf/BlanKonf2009/BlanKonf2009PersiapanDaftarPembicaraPanitia.md</text:p>
          </table:table-cell>
          <table:table-cell table:formula="of:=&quot;[ &quot;&amp;[.A26]&amp;&quot; ](&quot;&amp;[.C26]&amp;&quot;)&quot;" office:value-type="string" office:string-value="[ Persiapan Daftar Pembicara Panitia ](/wiki/Acara/BlanKonf/BlanKonf2009/BlanKonf2009PersiapanDaftarPembicaraPanitia.md)" calcext:value-type="string">
            <text:p>[ Persiapan Daftar Pembicara Panitia ](/wiki/Acara/BlanKonf/BlanKonf2009/BlanKonf2009PersiapanDaftarPembicaraPanitia.md)</text:p>
          </table:table-cell>
        </table:table-row>
        <table:table-row table:style-name="ro1">
          <table:table-cell office:value-type="string" calcext:value-type="string">
            <text:p>Persiapan Daftar Peserta</text:p>
          </table:table-cell>
          <table:table-cell office:value-type="string" calcext:value-type="string">
            <text:p>BlanKonf2009PersiapanDaftarPeserta.md</text:p>
          </table:table-cell>
          <table:table-cell table:formula="of:=[.$B$21]&amp;[.B27]" office:value-type="string" office:string-value="/wiki/Acara/BlanKonf/BlanKonf2009/BlanKonf2009PersiapanDaftarPeserta.md" calcext:value-type="string">
            <text:p>/wiki/Acara/BlanKonf/BlanKonf2009/BlanKonf2009PersiapanDaftarPeserta.md</text:p>
          </table:table-cell>
          <table:table-cell table:formula="of:=&quot;[ &quot;&amp;[.A27]&amp;&quot; ](&quot;&amp;[.C27]&amp;&quot;)&quot;" office:value-type="string" office:string-value="[ Persiapan Daftar Peserta ](/wiki/Acara/BlanKonf/BlanKonf2009/BlanKonf2009PersiapanDaftarPeserta.md)" calcext:value-type="string">
            <text:p>[ Persiapan Daftar Peserta ](/wiki/Acara/BlanKonf/BlanKonf2009/BlanKonf2009PersiapanDaftarPeserta.md)</text:p>
          </table:table-cell>
        </table:table-row>
        <table:table-row table:style-name="ro1">
          <table:table-cell office:value-type="string" calcext:value-type="string">
            <text:p>Persiapan</text:p>
          </table:table-cell>
          <table:table-cell office:value-type="string" calcext:value-type="string">
            <text:p>BlanKonf2009Persiapan.md</text:p>
          </table:table-cell>
          <table:table-cell table:formula="of:=[.$B$21]&amp;[.B28]" office:value-type="string" office:string-value="/wiki/Acara/BlanKonf/BlanKonf2009/BlanKonf2009Persiapan.md" calcext:value-type="string">
            <text:p>/wiki/Acara/BlanKonf/BlanKonf2009/BlanKonf2009Persiapan.md</text:p>
          </table:table-cell>
          <table:table-cell table:formula="of:=&quot;[ &quot;&amp;[.A28]&amp;&quot; ](&quot;&amp;[.C28]&amp;&quot;)&quot;" office:value-type="string" office:string-value="[ Persiapan ](/wiki/Acara/BlanKonf/BlanKonf2009/BlanKonf2009Persiapan.md)" calcext:value-type="string">
            <text:p>[ Persiapan ](/wiki/Acara/BlanKonf/BlanKonf2009/BlanKonf2009Persiapan.md)</text:p>
          </table:table-cell>
        </table:table-row>
        <table:table-row table:style-name="ro1">
          <table:table-cell office:value-type="string" calcext:value-type="string">
            <text:p>Persiapan Peralatan</text:p>
          </table:table-cell>
          <table:table-cell office:value-type="string" calcext:value-type="string">
            <text:p>BlanKonf2009PersiapanPeralatan.md</text:p>
          </table:table-cell>
          <table:table-cell table:formula="of:=[.$B$21]&amp;[.B29]" office:value-type="string" office:string-value="/wiki/Acara/BlanKonf/BlanKonf2009/BlanKonf2009PersiapanPeralatan.md" calcext:value-type="string">
            <text:p>/wiki/Acara/BlanKonf/BlanKonf2009/BlanKonf2009PersiapanPeralatan.md</text:p>
          </table:table-cell>
          <table:table-cell table:formula="of:=&quot;[ &quot;&amp;[.A29]&amp;&quot; ](&quot;&amp;[.C29]&amp;&quot;)&quot;" office:value-type="string" office:string-value="[ Persiapan Peralatan ](/wiki/Acara/BlanKonf/BlanKonf2009/BlanKonf2009PersiapanPeralatan.md)" calcext:value-type="string">
            <text:p>[ Persiapan Peralatan ](/wiki/Acara/BlanKonf/BlanKonf2009/BlanKonf2009PersiapanPeralatan.md)</text:p>
          </table:table-cell>
        </table:table-row>
        <table:table-row table:style-name="ro1">
          <table:table-cell office:value-type="string" calcext:value-type="string">
            <text:p>Persiapan Publikasi</text:p>
          </table:table-cell>
          <table:table-cell office:value-type="string" calcext:value-type="string">
            <text:p>BlanKonf2009PersiapanPublikasi.md</text:p>
          </table:table-cell>
          <table:table-cell table:formula="of:=[.$B$21]&amp;[.B30]" office:value-type="string" office:string-value="/wiki/Acara/BlanKonf/BlanKonf2009/BlanKonf2009PersiapanPublikasi.md" calcext:value-type="string">
            <text:p>/wiki/Acara/BlanKonf/BlanKonf2009/BlanKonf2009PersiapanPublikasi.md</text:p>
          </table:table-cell>
          <table:table-cell table:formula="of:=&quot;[ &quot;&amp;[.A30]&amp;&quot; ](&quot;&amp;[.C30]&amp;&quot;)&quot;" office:value-type="string" office:string-value="[ Persiapan Publikasi ](/wiki/Acara/BlanKonf/BlanKonf2009/BlanKonf2009PersiapanPublikasi.md)" calcext:value-type="string">
            <text:p>[ Persiapan Publikasi ](/wiki/Acara/BlanKonf/BlanKonf2009/BlanKonf2009PersiapanPublikasi.md)</text:p>
          </table:table-cell>
        </table:table-row>
        <table:table-row table:style-name="ro1">
          <table:table-cell office:value-type="string" calcext:value-type="string">
            <text:p>Persiapan Target Sponsor</text:p>
          </table:table-cell>
          <table:table-cell office:value-type="string" calcext:value-type="string">
            <text:p>BlanKonf2009PersiapanTargetSponsor.md</text:p>
          </table:table-cell>
          <table:table-cell table:formula="of:=[.$B$21]&amp;[.B31]" office:value-type="string" office:string-value="/wiki/Acara/BlanKonf/BlanKonf2009/BlanKonf2009PersiapanTargetSponsor.md" calcext:value-type="string">
            <text:p>/wiki/Acara/BlanKonf/BlanKonf2009/BlanKonf2009PersiapanTargetSponsor.md</text:p>
          </table:table-cell>
          <table:table-cell table:formula="of:=&quot;[ &quot;&amp;[.A31]&amp;&quot; ](&quot;&amp;[.C31]&amp;&quot;)&quot;" office:value-type="string" office:string-value="[ Persiapan Target Sponsor ](/wiki/Acara/BlanKonf/BlanKonf2009/BlanKonf2009PersiapanTargetSponsor.md)" calcext:value-type="string">
            <text:p>[ Persiapan Target Sponsor ](/wiki/Acara/BlanKonf/BlanKonf2009/BlanKonf2009PersiapanTargetSponsor.md)</text:p>
          </table:table-cell>
        </table:table-row>
        <table:table-row table:style-name="ro1">
          <table:table-cell office:value-type="string" calcext:value-type="string">
            <text:p>Presentasi</text:p>
          </table:table-cell>
          <table:table-cell office:value-type="string" calcext:value-type="string">
            <text:p>BlanKonf2009Presentasi.md</text:p>
          </table:table-cell>
          <table:table-cell table:formula="of:=[.$B$21]&amp;[.B32]" office:value-type="string" office:string-value="/wiki/Acara/BlanKonf/BlanKonf2009/BlanKonf2009Presentasi.md" calcext:value-type="string">
            <text:p>/wiki/Acara/BlanKonf/BlanKonf2009/BlanKonf2009Presentasi.md</text:p>
          </table:table-cell>
          <table:table-cell table:formula="of:=&quot;[ &quot;&amp;[.A32]&amp;&quot; ](&quot;&amp;[.C32]&amp;&quot;)&quot;" office:value-type="string" office:string-value="[ Presentasi ](/wiki/Acara/BlanKonf/BlanKonf2009/BlanKonf2009Presentasi.md)" calcext:value-type="string">
            <text:p>[ Presentasi ](/wiki/Acara/BlanKonf/BlanKonf2009/BlanKonf2009Present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nKonf 2010</text:p>
          </table:table-cell>
          <table:table-cell office:value-type="string" calcext:value-type="string">
            <text:p>/wiki/Acara/BlanKonf/BlanKonf2010/</text:p>
          </table:table-cell>
          <table:table-cell table:formula="of:=[.B34]" office:value-type="string" office:string-value="/wiki/Acara/BlanKonf/BlanKonf2010/" calcext:value-type="string">
            <text:p>/wiki/Acara/BlanKonf/BlanKonf2010/</text:p>
          </table:table-cell>
          <table:table-cell table:formula="of:=&quot;[ &quot;&amp;[.A34]&amp;&quot; ](&quot;&amp;[.C34]&amp;&quot;)&quot;" office:value-type="string" office:string-value="[ BlanKonf 2010 ](/wiki/Acara/BlanKonf/BlanKonf2010/)" calcext:value-type="string">
            <text:p>[ BlanKonf 2010 ](/wiki/Acara/BlanKonf/BlanKonf2010/)</text:p>
          </table:table-cell>
        </table:table-row>
        <table:table-row table:style-name="ro1">
          <table:table-cell office:value-type="string" calcext:value-type="string">
            <text:p>Acara</text:p>
          </table:table-cell>
          <table:table-cell office:value-type="string" calcext:value-type="string">
            <text:p>AcaraBlanKonf2010.md</text:p>
          </table:table-cell>
          <table:table-cell table:formula="of:=[.$B$34]&amp;[.B35]" office:value-type="string" office:string-value="/wiki/Acara/BlanKonf/BlanKonf2010/AcaraBlanKonf2010.md" calcext:value-type="string">
            <text:p>/wiki/Acara/BlanKonf/BlanKonf2010/AcaraBlanKonf2010.md</text:p>
          </table:table-cell>
          <table:table-cell table:formula="of:=&quot;[ &quot;&amp;[.A35]&amp;&quot; ](&quot;&amp;[.C35]&amp;&quot;)&quot;" office:value-type="string" office:string-value="[ Acara ](/wiki/Acara/BlanKonf/BlanKonf2010/AcaraBlanKonf2010.md)" calcext:value-type="string">
            <text:p>[ Acara ](/wiki/Acara/BlanKonf/BlanKonf2010/AcaraBlanKonf2010.md)</text:p>
          </table:table-cell>
        </table:table-row>
        <table:table-row table:style-name="ro1">
          <table:table-cell office:value-type="string" calcext:value-type="string">
            <text:p>Acara</text:p>
          </table:table-cell>
          <table:table-cell office:value-type="string" calcext:value-type="string">
            <text:p>BlanKonf2010Acara.md</text:p>
          </table:table-cell>
          <table:table-cell table:formula="of:=[.$B$34]&amp;[.B36]" office:value-type="string" office:string-value="/wiki/Acara/BlanKonf/BlanKonf2010/BlanKonf2010Acara.md" calcext:value-type="string">
            <text:p>/wiki/Acara/BlanKonf/BlanKonf2010/BlanKonf2010Acara.md</text:p>
          </table:table-cell>
          <table:table-cell table:formula="of:=&quot;[ &quot;&amp;[.A36]&amp;&quot; ](&quot;&amp;[.C36]&amp;&quot;)&quot;" office:value-type="string" office:string-value="[ Acara ](/wiki/Acara/BlanKonf/BlanKonf2010/BlanKonf2010Acara.md)" calcext:value-type="string">
            <text:p>[ Acara ](/wiki/Acara/BlanKonf/BlanKonf2010/BlanKonf2010Acara.md)</text:p>
          </table:table-cell>
        </table:table-row>
        <table:table-row table:style-name="ro1">
          <table:table-cell office:value-type="string" calcext:value-type="string">
            <text:p>Buklet Sponsor</text:p>
          </table:table-cell>
          <table:table-cell office:value-type="string" calcext:value-type="string">
            <text:p>BlankOnf2010BukletSponsor.md</text:p>
          </table:table-cell>
          <table:table-cell table:formula="of:=[.$B$34]&amp;[.B37]" office:value-type="string" office:string-value="/wiki/Acara/BlanKonf/BlanKonf2010/BlankOnf2010BukletSponsor.md" calcext:value-type="string">
            <text:p>/wiki/Acara/BlanKonf/BlanKonf2010/BlankOnf2010BukletSponsor.md</text:p>
          </table:table-cell>
          <table:table-cell table:formula="of:=&quot;[ &quot;&amp;[.A37]&amp;&quot; ](&quot;&amp;[.C37]&amp;&quot;)&quot;" office:value-type="string" office:string-value="[ Buklet Sponsor ](/wiki/Acara/BlanKonf/BlanKonf2010/BlankOnf2010BukletSponsor.md)" calcext:value-type="string">
            <text:p>[ Buklet Sponsor ](/wiki/Acara/BlanKonf/BlanKonf2010/BlankOnf2010BukletSponsor.md)</text:p>
          </table:table-cell>
        </table:table-row>
        <table:table-row table:style-name="ro1">
          <table:table-cell office:value-type="string" calcext:value-type="string">
            <text:p>Daftar Pekerjaan</text:p>
          </table:table-cell>
          <table:table-cell office:value-type="string" calcext:value-type="string">
            <text:p>BlanKonf2010DaftarPekerjaan.md</text:p>
          </table:table-cell>
          <table:table-cell table:formula="of:=[.$B$34]&amp;[.B38]" office:value-type="string" office:string-value="/wiki/Acara/BlanKonf/BlanKonf2010/BlanKonf2010DaftarPekerjaan.md" calcext:value-type="string">
            <text:p>/wiki/Acara/BlanKonf/BlanKonf2010/BlanKonf2010DaftarPekerjaan.md</text:p>
          </table:table-cell>
          <table:table-cell table:formula="of:=&quot;[ &quot;&amp;[.A38]&amp;&quot; ](&quot;&amp;[.C38]&amp;&quot;)&quot;" office:value-type="string" office:string-value="[ Daftar Pekerjaan ](/wiki/Acara/BlanKonf/BlanKonf2010/BlanKonf2010DaftarPekerjaan.md)" calcext:value-type="string">
            <text:p>[ Daftar Pekerjaan ](/wiki/Acara/BlanKonf/BlanKonf2010/BlanKonf2010DaftarPekerjaan.md)</text:p>
          </table:table-cell>
        </table:table-row>
        <table:table-row table:style-name="ro1">
          <table:table-cell office:value-type="string" calcext:value-type="string">
            <text:p>Diskusi Pengembangan</text:p>
          </table:table-cell>
          <table:table-cell office:value-type="string" calcext:value-type="string">
            <text:p>BlanKonf2010DiskusiPengembangan.md</text:p>
          </table:table-cell>
          <table:table-cell table:formula="of:=[.$B$34]&amp;[.B39]" office:value-type="string" office:string-value="/wiki/Acara/BlanKonf/BlanKonf2010/BlanKonf2010DiskusiPengembangan.md" calcext:value-type="string">
            <text:p>/wiki/Acara/BlanKonf/BlanKonf2010/BlanKonf2010DiskusiPengembangan.md</text:p>
          </table:table-cell>
          <table:table-cell table:formula="of:=&quot;[ &quot;&amp;[.A39]&amp;&quot; ](&quot;&amp;[.C39]&amp;&quot;)&quot;" office:value-type="string" office:string-value="[ Diskusi Pengembangan ](/wiki/Acara/BlanKonf/BlanKonf2010/BlanKonf2010DiskusiPengembangan.md)" calcext:value-type="string">
            <text:p>[ Diskusi Pengembangan ](/wiki/Acara/BlanKonf/BlanKonf2010/BlanKonf2010DiskusiPengembangan.md)</text:p>
          </table:table-cell>
        </table:table-row>
        <table:table-row table:style-name="ro1">
          <table:table-cell/>
          <table:table-cell office:value-type="string" calcext:value-type="string">
            <text:p>BlanKonf2010.md</text:p>
          </table:table-cell>
          <table:table-cell table:formula="of:=[.$B$34]&amp;[.B40]" office:value-type="string" office:string-value="/wiki/Acara/BlanKonf/BlanKonf2010/BlanKonf2010.md" calcext:value-type="string">
            <text:p>/wiki/Acara/BlanKonf/BlanKonf2010/BlanKonf2010.md</text:p>
          </table:table-cell>
          <table:table-cell table:formula="of:=&quot;[ &quot;&amp;[.A40]&amp;&quot; ](&quot;&amp;[.C40]&amp;&quot;)&quot;" office:value-type="string" office:string-value="[  ](/wiki/Acara/BlanKonf/BlanKonf2010/BlanKonf2010.md)" calcext:value-type="string">
            <text:p>[ <text:s/>](/wiki/Acara/BlanKonf/BlanKonf2010/BlanKonf2010.md)</text:p>
          </table:table-cell>
        </table:table-row>
        <table:table-row table:style-name="ro1">
          <table:table-cell office:value-type="string" calcext:value-type="string">
            <text:p>Panitia</text:p>
          </table:table-cell>
          <table:table-cell office:value-type="string" calcext:value-type="string">
            <text:p>BlanKonf2010Panitia.md</text:p>
          </table:table-cell>
          <table:table-cell table:formula="of:=[.$B$34]&amp;[.B41]" office:value-type="string" office:string-value="/wiki/Acara/BlanKonf/BlanKonf2010/BlanKonf2010Panitia.md" calcext:value-type="string">
            <text:p>/wiki/Acara/BlanKonf/BlanKonf2010/BlanKonf2010Panitia.md</text:p>
          </table:table-cell>
          <table:table-cell table:formula="of:=&quot;[ &quot;&amp;[.A41]&amp;&quot; ](&quot;&amp;[.C41]&amp;&quot;)&quot;" office:value-type="string" office:string-value="[ Panitia ](/wiki/Acara/BlanKonf/BlanKonf2010/BlanKonf2010Panitia.md)" calcext:value-type="string">
            <text:p>[ Panitia ](/wiki/Acara/BlanKonf/BlanKonf2010/BlanKonf2010Panitia.md)</text:p>
          </table:table-cell>
        </table:table-row>
        <table:table-row table:style-name="ro1">
          <table:table-cell office:value-type="string" calcext:value-type="string">
            <text:p>Peserta</text:p>
          </table:table-cell>
          <table:table-cell office:value-type="string" calcext:value-type="string">
            <text:p>BlanKonf2010Peserta.md</text:p>
          </table:table-cell>
          <table:table-cell table:formula="of:=[.$B$34]&amp;[.B42]" office:value-type="string" office:string-value="/wiki/Acara/BlanKonf/BlanKonf2010/BlanKonf2010Peserta.md" calcext:value-type="string">
            <text:p>/wiki/Acara/BlanKonf/BlanKonf2010/BlanKonf2010Peserta.md</text:p>
          </table:table-cell>
          <table:table-cell table:formula="of:=&quot;[ &quot;&amp;[.A42]&amp;&quot; ](&quot;&amp;[.C42]&amp;&quot;)&quot;" office:value-type="string" office:string-value="[ Peserta ](/wiki/Acara/BlanKonf/BlanKonf2010/BlanKonf2010Peserta.md)" calcext:value-type="string">
            <text:p>[ Peserta ](/wiki/Acara/BlanKonf/BlanKonf2010/BlanKonf2010Peserta.md)</text:p>
          </table:table-cell>
        </table:table-row>
        <table:table-row table:style-name="ro1">
          <table:table-cell office:value-type="string" calcext:value-type="string">
            <text:p>Presentasi</text:p>
          </table:table-cell>
          <table:table-cell office:value-type="string" calcext:value-type="string">
            <text:p>BlanKonf2010Presentasi.md</text:p>
          </table:table-cell>
          <table:table-cell table:formula="of:=[.$B$34]&amp;[.B43]" office:value-type="string" office:string-value="/wiki/Acara/BlanKonf/BlanKonf2010/BlanKonf2010Presentasi.md" calcext:value-type="string">
            <text:p>/wiki/Acara/BlanKonf/BlanKonf2010/BlanKonf2010Presentasi.md</text:p>
          </table:table-cell>
          <table:table-cell table:formula="of:=&quot;[ &quot;&amp;[.A43]&amp;&quot; ](&quot;&amp;[.C43]&amp;&quot;)&quot;" office:value-type="string" office:string-value="[ Presentasi ](/wiki/Acara/BlanKonf/BlanKonf2010/BlanKonf2010Presentasi.md)" calcext:value-type="string">
            <text:p>[ Presentasi ](/wiki/Acara/BlanKonf/BlanKonf2010/BlanKonf2010Present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nf/BlanKonf2011/</text:p>
          </table:table-cell>
          <table:table-cell table:formula="of:=[.B45]" office:value-type="string" office:string-value="/wiki/Acara/BlanKonf/BlanKonf2011/" calcext:value-type="string">
            <text:p>/wiki/Acara/BlanKonf/BlanKonf2011/</text:p>
          </table:table-cell>
          <table:table-cell table:formula="of:=&quot;[ &quot;&amp;[.A45]&amp;&quot; ](&quot;&amp;[.C45]&amp;&quot;)&quot;" office:value-type="string" office:string-value="[ /wiki/Acara/BlanKonf/BlanKonf2011/ ](/wiki/Acara/BlanKonf/BlanKonf2011/)" calcext:value-type="string">
            <text:p>[ /wiki/Acara/BlanKonf/BlanKonf2011/ ](/wiki/Acara/BlanKonf/BlanKonf2011/)</text:p>
          </table:table-cell>
        </table:table-row>
        <table:table-row table:style-name="ro1">
          <table:table-cell office:value-type="string" calcext:value-type="string">
            <text:p>BlanKonf2011Acara</text:p>
          </table:table-cell>
          <table:table-cell office:value-type="string" calcext:value-type="string">
            <text:p>BlanKonf2011Acara.md</text:p>
          </table:table-cell>
          <table:table-cell table:formula="of:=[.$B$45]&amp;[.B46]" office:value-type="string" office:string-value="/wiki/Acara/BlanKonf/BlanKonf2011/BlanKonf2011Acara.md" calcext:value-type="string">
            <text:p>/wiki/Acara/BlanKonf/BlanKonf2011/BlanKonf2011Acara.md</text:p>
          </table:table-cell>
          <table:table-cell table:formula="of:=&quot;[ &quot;&amp;[.A46]&amp;&quot; ](&quot;&amp;[.C46]&amp;&quot;)&quot;" office:value-type="string" office:string-value="[ BlanKonf2011Acara ](/wiki/Acara/BlanKonf/BlanKonf2011/BlanKonf2011Acara.md)" calcext:value-type="string">
            <text:p>[ BlanKonf2011Acara ](/wiki/Acara/BlanKonf/BlanKonf2011/BlanKonf2011Acara.md)</text:p>
          </table:table-cell>
        </table:table-row>
        <table:table-row table:style-name="ro1">
          <table:table-cell office:value-type="string" calcext:value-type="string">
            <text:p>BlanKonf2011BukletSponsor</text:p>
          </table:table-cell>
          <table:table-cell office:value-type="string" calcext:value-type="string">
            <text:p>BlanKonf2011BukletSponsor.md</text:p>
          </table:table-cell>
          <table:table-cell table:formula="of:=[.$B$45]&amp;[.B47]" office:value-type="string" office:string-value="/wiki/Acara/BlanKonf/BlanKonf2011/BlanKonf2011BukletSponsor.md" calcext:value-type="string">
            <text:p>/wiki/Acara/BlanKonf/BlanKonf2011/BlanKonf2011BukletSponsor.md</text:p>
          </table:table-cell>
          <table:table-cell table:formula="of:=&quot;[ &quot;&amp;[.A47]&amp;&quot; ](&quot;&amp;[.C47]&amp;&quot;)&quot;" office:value-type="string" office:string-value="[ BlanKonf2011BukletSponsor ](/wiki/Acara/BlanKonf/BlanKonf2011/BlanKonf2011BukletSponsor.md)" calcext:value-type="string">
            <text:p>[ BlanKonf2011BukletSponsor ](/wiki/Acara/BlanKonf/BlanKonf2011/BlanKonf2011BukletSponsor.md)</text:p>
          </table:table-cell>
        </table:table-row>
        <table:table-row table:style-name="ro1">
          <table:table-cell office:value-type="string" calcext:value-type="string">
            <text:p>BlanKonf2011HasilRapatPengembang</text:p>
          </table:table-cell>
          <table:table-cell office:value-type="string" calcext:value-type="string">
            <text:p>BlanKonf2011HasilRapatPengembang.md</text:p>
          </table:table-cell>
          <table:table-cell table:formula="of:=[.$B$45]&amp;[.B48]" office:value-type="string" office:string-value="/wiki/Acara/BlanKonf/BlanKonf2011/BlanKonf2011HasilRapatPengembang.md" calcext:value-type="string">
            <text:p>/wiki/Acara/BlanKonf/BlanKonf2011/BlanKonf2011HasilRapatPengembang.md</text:p>
          </table:table-cell>
          <table:table-cell table:formula="of:=&quot;[ &quot;&amp;[.A48]&amp;&quot; ](&quot;&amp;[.C48]&amp;&quot;)&quot;" office:value-type="string" office:string-value="[ BlanKonf2011HasilRapatPengembang ](/wiki/Acara/BlanKonf/BlanKonf2011/BlanKonf2011HasilRapatPengembang.md)" calcext:value-type="string">
            <text:p>[ BlanKonf2011HasilRapatPengembang ](/wiki/Acara/BlanKonf/BlanKonf2011/BlanKonf2011HasilRapatPengembang.md)</text:p>
          </table:table-cell>
        </table:table-row>
        <table:table-row table:style-name="ro1">
          <table:table-cell office:value-type="string" calcext:value-type="string">
            <text:p>BlanKonf2011materi</text:p>
          </table:table-cell>
          <table:table-cell office:value-type="string" calcext:value-type="string">
            <text:p>BlanKonf2011materi.md</text:p>
          </table:table-cell>
          <table:table-cell table:formula="of:=[.$B$45]&amp;[.B49]" office:value-type="string" office:string-value="/wiki/Acara/BlanKonf/BlanKonf2011/BlanKonf2011materi.md" calcext:value-type="string">
            <text:p>/wiki/Acara/BlanKonf/BlanKonf2011/BlanKonf2011materi.md</text:p>
          </table:table-cell>
          <table:table-cell table:formula="of:=&quot;[ &quot;&amp;[.A49]&amp;&quot; ](&quot;&amp;[.C49]&amp;&quot;)&quot;" office:value-type="string" office:string-value="[ BlanKonf2011materi ](/wiki/Acara/BlanKonf/BlanKonf2011/BlanKonf2011materi.md)" calcext:value-type="string">
            <text:p>[ BlanKonf2011materi ](/wiki/Acara/BlanKonf/BlanKonf2011/BlanKonf2011materi.md)</text:p>
          </table:table-cell>
        </table:table-row>
        <table:table-row table:style-name="ro1">
          <table:table-cell office:value-type="string" calcext:value-type="string">
            <text:p>BlanKonf2011</text:p>
          </table:table-cell>
          <table:table-cell office:value-type="string" calcext:value-type="string">
            <text:p>BlanKonf2011.md</text:p>
          </table:table-cell>
          <table:table-cell table:formula="of:=[.$B$45]&amp;[.B50]" office:value-type="string" office:string-value="/wiki/Acara/BlanKonf/BlanKonf2011/BlanKonf2011.md" calcext:value-type="string">
            <text:p>/wiki/Acara/BlanKonf/BlanKonf2011/BlanKonf2011.md</text:p>
          </table:table-cell>
          <table:table-cell table:formula="of:=&quot;[ &quot;&amp;[.A50]&amp;&quot; ](&quot;&amp;[.C50]&amp;&quot;)&quot;" office:value-type="string" office:string-value="[ BlanKonf2011 ](/wiki/Acara/BlanKonf/BlanKonf2011/BlanKonf2011.md)" calcext:value-type="string">
            <text:p>[ BlanKonf2011 ](/wiki/Acara/BlanKonf/BlanKonf2011/BlanKonf2011.md)</text:p>
          </table:table-cell>
        </table:table-row>
        <table:table-row table:style-name="ro1">
          <table:table-cell office:value-type="string" calcext:value-type="string">
            <text:p>BlanKonf2011Panitia</text:p>
          </table:table-cell>
          <table:table-cell office:value-type="string" calcext:value-type="string">
            <text:p>BlanKonf2011Panitia.md</text:p>
          </table:table-cell>
          <table:table-cell table:formula="of:=[.$B$45]&amp;[.B51]" office:value-type="string" office:string-value="/wiki/Acara/BlanKonf/BlanKonf2011/BlanKonf2011Panitia.md" calcext:value-type="string">
            <text:p>/wiki/Acara/BlanKonf/BlanKonf2011/BlanKonf2011Panitia.md</text:p>
          </table:table-cell>
          <table:table-cell table:formula="of:=&quot;[ &quot;&amp;[.A51]&amp;&quot; ](&quot;&amp;[.C51]&amp;&quot;)&quot;" office:value-type="string" office:string-value="[ BlanKonf2011Panitia ](/wiki/Acara/BlanKonf/BlanKonf2011/BlanKonf2011Panitia.md)" calcext:value-type="string">
            <text:p>[ BlanKonf2011Panitia ](/wiki/Acara/BlanKonf/BlanKonf2011/BlanKonf2011Panitia.md)</text:p>
          </table:table-cell>
        </table:table-row>
        <table:table-row table:style-name="ro1">
          <table:table-cell office:value-type="string" calcext:value-type="string">
            <text:p>BlanKonf2011Penginapan</text:p>
          </table:table-cell>
          <table:table-cell office:value-type="string" calcext:value-type="string">
            <text:p>BlanKonf2011Penginapan.md</text:p>
          </table:table-cell>
          <table:table-cell table:formula="of:=[.$B$45]&amp;[.B52]" office:value-type="string" office:string-value="/wiki/Acara/BlanKonf/BlanKonf2011/BlanKonf2011Penginapan.md" calcext:value-type="string">
            <text:p>/wiki/Acara/BlanKonf/BlanKonf2011/BlanKonf2011Penginapan.md</text:p>
          </table:table-cell>
          <table:table-cell table:formula="of:=&quot;[ &quot;&amp;[.A52]&amp;&quot; ](&quot;&amp;[.C52]&amp;&quot;)&quot;" office:value-type="string" office:string-value="[ BlanKonf2011Penginapan ](/wiki/Acara/BlanKonf/BlanKonf2011/BlanKonf2011Penginapan.md)" calcext:value-type="string">
            <text:p>[ BlanKonf2011Penginapan ](/wiki/Acara/BlanKonf/BlanKonf2011/BlanKonf2011Penginapan.md)</text:p>
          </table:table-cell>
        </table:table-row>
        <table:table-row table:style-name="ro1">
          <table:table-cell office:value-type="string" calcext:value-type="string">
            <text:p>BlanKonf2011Peserta</text:p>
          </table:table-cell>
          <table:table-cell office:value-type="string" calcext:value-type="string">
            <text:p>BlanKonf2011Peserta.md</text:p>
          </table:table-cell>
          <table:table-cell table:formula="of:=[.$B$45]&amp;[.B53]" office:value-type="string" office:string-value="/wiki/Acara/BlanKonf/BlanKonf2011/BlanKonf2011Peserta.md" calcext:value-type="string">
            <text:p>/wiki/Acara/BlanKonf/BlanKonf2011/BlanKonf2011Peserta.md</text:p>
          </table:table-cell>
          <table:table-cell table:formula="of:=&quot;[ &quot;&amp;[.A53]&amp;&quot; ](&quot;&amp;[.C53]&amp;&quot;)&quot;" office:value-type="string" office:string-value="[ BlanKonf2011Peserta ](/wiki/Acara/BlanKonf/BlanKonf2011/BlanKonf2011Peserta.md)" calcext:value-type="string">
            <text:p>[ BlanKonf2011Peserta ](/wiki/Acara/BlanKonf/BlanKonf2011/BlanKonf2011Peserta.md)</text:p>
          </table:table-cell>
        </table:table-row>
        <table:table-row table:style-name="ro1">
          <table:table-cell office:value-type="string" calcext:value-type="string">
            <text:p>BlanKonf2011Transportasi</text:p>
          </table:table-cell>
          <table:table-cell office:value-type="string" calcext:value-type="string">
            <text:p>BlanKonf2011Transportasi.md</text:p>
          </table:table-cell>
          <table:table-cell table:formula="of:=[.$B$45]&amp;[.B54]" office:value-type="string" office:string-value="/wiki/Acara/BlanKonf/BlanKonf2011/BlanKonf2011Transportasi.md" calcext:value-type="string">
            <text:p>/wiki/Acara/BlanKonf/BlanKonf2011/BlanKonf2011Transportasi.md</text:p>
          </table:table-cell>
          <table:table-cell table:formula="of:=&quot;[ &quot;&amp;[.A54]&amp;&quot; ](&quot;&amp;[.C54]&amp;&quot;)&quot;" office:value-type="string" office:string-value="[ BlanKonf2011Transportasi ](/wiki/Acara/BlanKonf/BlanKonf2011/BlanKonf2011Transportasi.md)" calcext:value-type="string">
            <text:p>[ BlanKonf2011Transportasi ](/wiki/Acara/BlanKonf/BlanKonf2011/BlanKonf2011Transportasi.md)</text:p>
          </table:table-cell>
        </table:table-row>
        <table:table-row table:style-name="ro1">
          <table:table-cell office:value-type="string" calcext:value-type="string">
            <text:p>BlanKonf2011WaktuDanTempat</text:p>
          </table:table-cell>
          <table:table-cell office:value-type="string" calcext:value-type="string">
            <text:p>BlanKonf2011WaktuDanTempat.md</text:p>
          </table:table-cell>
          <table:table-cell table:formula="of:=[.$B$45]&amp;[.B55]" office:value-type="string" office:string-value="/wiki/Acara/BlanKonf/BlanKonf2011/BlanKonf2011WaktuDanTempat.md" calcext:value-type="string">
            <text:p>/wiki/Acara/BlanKonf/BlanKonf2011/BlanKonf2011WaktuDanTempat.md</text:p>
          </table:table-cell>
          <table:table-cell table:formula="of:=&quot;[ &quot;&amp;[.A55]&amp;&quot; ](&quot;&amp;[.C55]&amp;&quot;)&quot;" office:value-type="string" office:string-value="[ BlanKonf2011WaktuDanTempat ](/wiki/Acara/BlanKonf/BlanKonf2011/BlanKonf2011WaktuDanTempat.md)" calcext:value-type="string">
            <text:p>[ BlanKonf2011WaktuDanTempat ](/wiki/Acara/BlanKonf/BlanKonf2011/BlanKonf2011WaktuDanTempa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nf/BlanKonf2012/</text:p>
          </table:table-cell>
          <table:table-cell table:formula="of:=[.B57]" office:value-type="string" office:string-value="/wiki/Acara/BlanKonf/BlanKonf2012/" calcext:value-type="string">
            <text:p>/wiki/Acara/BlanKonf/BlanKonf2012/</text:p>
          </table:table-cell>
          <table:table-cell table:formula="of:=&quot;[ &quot;&amp;[.A57]&amp;&quot; ](&quot;&amp;[.C57]&amp;&quot;)&quot;" office:value-type="string" office:string-value="[ /wiki/Acara/BlanKonf/BlanKonf2012/ ](/wiki/Acara/BlanKonf/BlanKonf2012/)" calcext:value-type="string">
            <text:p>[ /wiki/Acara/BlanKonf/BlanKonf2012/ ](/wiki/Acara/BlanKonf/BlanKonf2012/)</text:p>
          </table:table-cell>
        </table:table-row>
        <table:table-row table:style-name="ro1">
          <table:table-cell office:value-type="string" calcext:value-type="string">
            <text:p>BlanKonf2012Acara</text:p>
          </table:table-cell>
          <table:table-cell office:value-type="string" calcext:value-type="string">
            <text:p>BlanKonf2012Acara.md</text:p>
          </table:table-cell>
          <table:table-cell table:formula="of:=[.$B$57]&amp;[.B58]" office:value-type="string" office:string-value="/wiki/Acara/BlanKonf/BlanKonf2012/BlanKonf2012Acara.md" calcext:value-type="string">
            <text:p>/wiki/Acara/BlanKonf/BlanKonf2012/BlanKonf2012Acara.md</text:p>
          </table:table-cell>
          <table:table-cell table:formula="of:=&quot;[ &quot;&amp;[.A58]&amp;&quot; ](&quot;&amp;[.C58]&amp;&quot;)&quot;" office:value-type="string" office:string-value="[ BlanKonf2012Acara ](/wiki/Acara/BlanKonf/BlanKonf2012/BlanKonf2012Acara.md)" calcext:value-type="string">
            <text:p>[ BlanKonf2012Acara ](/wiki/Acara/BlanKonf/BlanKonf2012/BlanKonf2012Acara.md)</text:p>
          </table:table-cell>
        </table:table-row>
        <table:table-row table:style-name="ro1">
          <table:table-cell office:value-type="string" calcext:value-type="string">
            <text:p>BlanKonf2012</text:p>
          </table:table-cell>
          <table:table-cell office:value-type="string" calcext:value-type="string">
            <text:p>BlanKonf2012.md</text:p>
          </table:table-cell>
          <table:table-cell table:formula="of:=[.$B$57]&amp;[.B59]" office:value-type="string" office:string-value="/wiki/Acara/BlanKonf/BlanKonf2012/BlanKonf2012.md" calcext:value-type="string">
            <text:p>/wiki/Acara/BlanKonf/BlanKonf2012/BlanKonf2012.md</text:p>
          </table:table-cell>
          <table:table-cell table:formula="of:=&quot;[ &quot;&amp;[.A59]&amp;&quot; ](&quot;&amp;[.C59]&amp;&quot;)&quot;" office:value-type="string" office:string-value="[ BlanKonf2012 ](/wiki/Acara/BlanKonf/BlanKonf2012/BlanKonf2012.md)" calcext:value-type="string">
            <text:p>[ BlanKonf2012 ](/wiki/Acara/BlanKonf/BlanKonf2012/BlanKonf2012.md)</text:p>
          </table:table-cell>
        </table:table-row>
        <table:table-row table:style-name="ro1">
          <table:table-cell office:value-type="string" calcext:value-type="string">
            <text:p>BlanKonf2012Panitia</text:p>
          </table:table-cell>
          <table:table-cell office:value-type="string" calcext:value-type="string">
            <text:p>BlanKonf2012Panitia.md</text:p>
          </table:table-cell>
          <table:table-cell table:formula="of:=[.$B$57]&amp;[.B60]" office:value-type="string" office:string-value="/wiki/Acara/BlanKonf/BlanKonf2012/BlanKonf2012Panitia.md" calcext:value-type="string">
            <text:p>/wiki/Acara/BlanKonf/BlanKonf2012/BlanKonf2012Panitia.md</text:p>
          </table:table-cell>
          <table:table-cell table:formula="of:=&quot;[ &quot;&amp;[.A60]&amp;&quot; ](&quot;&amp;[.C60]&amp;&quot;)&quot;" office:value-type="string" office:string-value="[ BlanKonf2012Panitia ](/wiki/Acara/BlanKonf/BlanKonf2012/BlanKonf2012Panitia.md)" calcext:value-type="string">
            <text:p>[ BlanKonf2012Panitia ](/wiki/Acara/BlanKonf/BlanKonf2012/BlanKonf2012Panitia.md)</text:p>
          </table:table-cell>
        </table:table-row>
        <table:table-row table:style-name="ro1">
          <table:table-cell office:value-type="string" calcext:value-type="string">
            <text:p>BlanKonf2012Perlengkapan</text:p>
          </table:table-cell>
          <table:table-cell office:value-type="string" calcext:value-type="string">
            <text:p>BlanKonf2012Perlengkapan.md</text:p>
          </table:table-cell>
          <table:table-cell table:formula="of:=[.$B$57]&amp;[.B61]" office:value-type="string" office:string-value="/wiki/Acara/BlanKonf/BlanKonf2012/BlanKonf2012Perlengkapan.md" calcext:value-type="string">
            <text:p>/wiki/Acara/BlanKonf/BlanKonf2012/BlanKonf2012Perlengkapan.md</text:p>
          </table:table-cell>
          <table:table-cell table:formula="of:=&quot;[ &quot;&amp;[.A61]&amp;&quot; ](&quot;&amp;[.C61]&amp;&quot;)&quot;" office:value-type="string" office:string-value="[ BlanKonf2012Perlengkapan ](/wiki/Acara/BlanKonf/BlanKonf2012/BlanKonf2012Perlengkapan.md)" calcext:value-type="string">
            <text:p>[ BlanKonf2012Perlengkapan ](/wiki/Acara/BlanKonf/BlanKonf2012/BlanKonf2012Perlengkapan.md)</text:p>
          </table:table-cell>
        </table:table-row>
        <table:table-row table:style-name="ro1">
          <table:table-cell office:value-type="string" calcext:value-type="string">
            <text:p>BlanKonf2012Peserta</text:p>
          </table:table-cell>
          <table:table-cell office:value-type="string" calcext:value-type="string">
            <text:p>BlanKonf2012Peserta.md</text:p>
          </table:table-cell>
          <table:table-cell table:formula="of:=[.$B$57]&amp;[.B62]" office:value-type="string" office:string-value="/wiki/Acara/BlanKonf/BlanKonf2012/BlanKonf2012Peserta.md" calcext:value-type="string">
            <text:p>/wiki/Acara/BlanKonf/BlanKonf2012/BlanKonf2012Peserta.md</text:p>
          </table:table-cell>
          <table:table-cell table:formula="of:=&quot;[ &quot;&amp;[.A62]&amp;&quot; ](&quot;&amp;[.C62]&amp;&quot;)&quot;" office:value-type="string" office:string-value="[ BlanKonf2012Peserta ](/wiki/Acara/BlanKonf/BlanKonf2012/BlanKonf2012Peserta.md)" calcext:value-type="string">
            <text:p>[ BlanKonf2012Peserta ](/wiki/Acara/BlanKonf/BlanKonf2012/BlanKonf2012Peserta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pdar/</text:p>
          </table:table-cell>
          <table:table-cell table:formula="of:=[.B64]" office:value-type="string" office:string-value="/wiki/Acara/BlanKopdar/" calcext:value-type="string">
            <text:p>/wiki/Acara/BlanKopdar/</text:p>
          </table:table-cell>
          <table:table-cell table:formula="of:=&quot;[ &quot;&amp;[.A64]&amp;&quot; ](&quot;&amp;[.C64]&amp;&quot;)&quot;" office:value-type="string" office:string-value="[ /wiki/Acara/BlanKopdar/ ](/wiki/Acara/BlanKopdar/)" calcext:value-type="string">
            <text:p>[ /wiki/Acara/BlanKopdar/ ](/wiki/Acara/BlanKopdar/)</text:p>
          </table:table-cell>
        </table:table-row>
        <table:table-row table:style-name="ro1">
          <table:table-cell office:value-type="string" calcext:value-type="string">
            <text:p>BlanKopdar2006</text:p>
          </table:table-cell>
          <table:table-cell office:value-type="string" calcext:value-type="string">
            <text:p>BlanKopdar2006.md</text:p>
          </table:table-cell>
          <table:table-cell table:formula="of:=[.$B$64]&amp;[.B65]" office:value-type="string" office:string-value="/wiki/Acara/BlanKopdar/BlanKopdar2006.md" calcext:value-type="string">
            <text:p>/wiki/Acara/BlanKopdar/BlanKopdar2006.md</text:p>
          </table:table-cell>
          <table:table-cell table:formula="of:=&quot;[ &quot;&amp;[.A65]&amp;&quot; ](&quot;&amp;[.C65]&amp;&quot;)&quot;" office:value-type="string" office:string-value="[ BlanKopdar2006 ](/wiki/Acara/BlanKopdar/BlanKopdar2006.md)" calcext:value-type="string">
            <text:p>[ BlanKopdar2006 ](/wiki/Acara/BlanKopdar/BlanKopdar2006.md)</text:p>
          </table:table-cell>
        </table:table-row>
        <table:table-row table:style-name="ro1">
          <table:table-cell office:value-type="string" calcext:value-type="string">
            <text:p>BlanKopdar2007</text:p>
          </table:table-cell>
          <table:table-cell office:value-type="string" calcext:value-type="string">
            <text:p>BlanKopdar2007.md</text:p>
          </table:table-cell>
          <table:table-cell table:formula="of:=[.$B$64]&amp;[.B66]" office:value-type="string" office:string-value="/wiki/Acara/BlanKopdar/BlanKopdar2007.md" calcext:value-type="string">
            <text:p>/wiki/Acara/BlanKopdar/BlanKopdar2007.md</text:p>
          </table:table-cell>
          <table:table-cell table:formula="of:=&quot;[ &quot;&amp;[.A66]&amp;&quot; ](&quot;&amp;[.C66]&amp;&quot;)&quot;" office:value-type="string" office:string-value="[ BlanKopdar2007 ](/wiki/Acara/BlanKopdar/BlanKopdar2007.md)" calcext:value-type="string">
            <text:p>[ BlanKopdar2007 ](/wiki/Acara/BlanKopdar/BlanKopdar2007.md)</text:p>
          </table:table-cell>
        </table:table-row>
        <table:table-row table:style-name="ro1">
          <table:table-cell office:value-type="string" calcext:value-type="string">
            <text:p>BlanKopdar2012InfrastrukturBlankOn</text:p>
          </table:table-cell>
          <table:table-cell office:value-type="string" calcext:value-type="string">
            <text:p>BlanKopdar2012InfrastrukturBlankOn.md</text:p>
          </table:table-cell>
          <table:table-cell table:formula="of:=[.$B$64]&amp;[.B67]" office:value-type="string" office:string-value="/wiki/Acara/BlanKopdar/BlanKopdar2012InfrastrukturBlankOn.md" calcext:value-type="string">
            <text:p>/wiki/Acara/BlanKopdar/BlanKopdar2012InfrastrukturBlankOn.md</text:p>
          </table:table-cell>
          <table:table-cell table:formula="of:=&quot;[ &quot;&amp;[.A67]&amp;&quot; ](&quot;&amp;[.C67]&amp;&quot;)&quot;" office:value-type="string" office:string-value="[ BlanKopdar2012InfrastrukturBlankOn ](/wiki/Acara/BlanKopdar/BlanKopdar2012InfrastrukturBlankOn.md)" calcext:value-type="string">
            <text:p>[ BlanKopdar2012InfrastrukturBlankOn ](/wiki/Acara/BlanKopdar/BlanKopdar2012InfrastrukturBlankOn.md)</text:p>
          </table:table-cell>
        </table:table-row>
        <table:table-row table:style-name="ro1">
          <table:table-cell office:value-type="string" calcext:value-type="string">
            <text:p>BlanKopdar2012KBPRI</text:p>
          </table:table-cell>
          <table:table-cell office:value-type="string" calcext:value-type="string">
            <text:p>BlanKopdar2012KBPRI.md</text:p>
          </table:table-cell>
          <table:table-cell table:formula="of:=[.$B$64]&amp;[.B68]" office:value-type="string" office:string-value="/wiki/Acara/BlanKopdar/BlanKopdar2012KBPRI.md" calcext:value-type="string">
            <text:p>/wiki/Acara/BlanKopdar/BlanKopdar2012KBPRI.md</text:p>
          </table:table-cell>
          <table:table-cell table:formula="of:=&quot;[ &quot;&amp;[.A68]&amp;&quot; ](&quot;&amp;[.C68]&amp;&quot;)&quot;" office:value-type="string" office:string-value="[ BlanKopdar2012KBPRI ](/wiki/Acara/BlanKopdar/BlanKopdar2012KBPRI.md)" calcext:value-type="string">
            <text:p>[ BlanKopdar2012KBPRI ](/wiki/Acara/BlanKopdar/BlanKopdar2012KBPRI.md)</text:p>
          </table:table-cell>
        </table:table-row>
        <table:table-row table:style-name="ro1">
          <table:table-cell office:value-type="string" calcext:value-type="string">
            <text:p>BlanKopdar2012</text:p>
          </table:table-cell>
          <table:table-cell office:value-type="string" calcext:value-type="string">
            <text:p>BlanKopdar2012.md</text:p>
          </table:table-cell>
          <table:table-cell table:formula="of:=[.$B$64]&amp;[.B69]" office:value-type="string" office:string-value="/wiki/Acara/BlanKopdar/BlanKopdar2012.md" calcext:value-type="string">
            <text:p>/wiki/Acara/BlanKopdar/BlanKopdar2012.md</text:p>
          </table:table-cell>
          <table:table-cell table:formula="of:=&quot;[ &quot;&amp;[.A69]&amp;&quot; ](&quot;&amp;[.C69]&amp;&quot;)&quot;" office:value-type="string" office:string-value="[ BlanKopdar2012 ](/wiki/Acara/BlanKopdar/BlanKopdar2012.md)" calcext:value-type="string">
            <text:p>[ BlanKopdar2012 ](/wiki/Acara/BlanKopdar/BlanKopdar2012.md)</text:p>
          </table:table-cell>
        </table:table-row>
        <table:table-row table:style-name="ro1">
          <table:table-cell office:value-type="string" calcext:value-type="string">
            <text:p>BlanKopdar2012TinjauanProyek</text:p>
          </table:table-cell>
          <table:table-cell office:value-type="string" calcext:value-type="string">
            <text:p>BlanKopdar2012TinjauanProyek.md</text:p>
          </table:table-cell>
          <table:table-cell table:formula="of:=[.$B$64]&amp;[.B70]" office:value-type="string" office:string-value="/wiki/Acara/BlanKopdar/BlanKopdar2012TinjauanProyek.md" calcext:value-type="string">
            <text:p>/wiki/Acara/BlanKopdar/BlanKopdar2012TinjauanProyek.md</text:p>
          </table:table-cell>
          <table:table-cell table:formula="of:=&quot;[ &quot;&amp;[.A70]&amp;&quot; ](&quot;&amp;[.C70]&amp;&quot;)&quot;" office:value-type="string" office:string-value="[ BlanKopdar2012TinjauanProyek ](/wiki/Acara/BlanKopdar/BlanKopdar2012TinjauanProyek.md)" calcext:value-type="string">
            <text:p>[ BlanKopdar2012TinjauanProyek ](/wiki/Acara/BlanKopdar/BlanKopdar2012TinjauanProyek.md)</text:p>
          </table:table-cell>
        </table:table-row>
        <table:table-row table:style-name="ro1">
          <table:table-cell office:value-type="string" calcext:value-type="string">
            <text:p>BlanKopdar</text:p>
          </table:table-cell>
          <table:table-cell office:value-type="string" calcext:value-type="string">
            <text:p>BlanKopdar.md</text:p>
          </table:table-cell>
          <table:table-cell table:formula="of:=[.$B$64]&amp;[.B71]" office:value-type="string" office:string-value="/wiki/Acara/BlanKopdar/BlanKopdar.md" calcext:value-type="string">
            <text:p>/wiki/Acara/BlanKopdar/BlanKopdar.md</text:p>
          </table:table-cell>
          <table:table-cell table:formula="of:=&quot;[ &quot;&amp;[.A71]&amp;&quot; ](&quot;&amp;[.C71]&amp;&quot;)&quot;" office:value-type="string" office:string-value="[ BlanKopdar ](/wiki/Acara/BlanKopdar/BlanKopdar.md)" calcext:value-type="string">
            <text:p>[ BlanKopdar ](/wiki/Acara/BlanKopdar/BlanKopda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Tantangan/</text:p>
          </table:table-cell>
          <table:table-cell table:formula="of:=[.B73]" office:value-type="string" office:string-value="/wiki/Acara/Tantangan/" calcext:value-type="string">
            <text:p>/wiki/Acara/Tantangan/</text:p>
          </table:table-cell>
          <table:table-cell table:formula="of:=&quot;[ &quot;&amp;[.A73]&amp;&quot; ](&quot;&amp;[.C73]&amp;&quot;)&quot;" office:value-type="string" office:string-value="[ /wiki/Acara/Tantangan/ ](/wiki/Acara/Tantangan/)" calcext:value-type="string">
            <text:p>[ /wiki/Acara/Tantangan/ ](/wiki/Acara/Tantangan/)</text:p>
          </table:table-cell>
        </table:table-row>
        <table:table-row table:style-name="ro1">
          <table:table-cell office:value-type="string" calcext:value-type="string">
            <text:p>AksaraNusantara</text:p>
          </table:table-cell>
          <table:table-cell office:value-type="string" calcext:value-type="string">
            <text:p>AksaraNusantara.md</text:p>
          </table:table-cell>
          <table:table-cell table:formula="of:=[.$B$73]&amp;[.B74]" office:value-type="string" office:string-value="/wiki/Acara/Tantangan/AksaraNusantara.md" calcext:value-type="string">
            <text:p>/wiki/Acara/Tantangan/AksaraNusantara.md</text:p>
          </table:table-cell>
          <table:table-cell table:formula="of:=&quot;[ &quot;&amp;[.A74]&amp;&quot; ](&quot;&amp;[.C74]&amp;&quot;)&quot;" office:value-type="string" office:string-value="[ AksaraNusantara ](/wiki/Acara/Tantangan/AksaraNusantara.md)" calcext:value-type="string">
            <text:p>[ AksaraNusantara ](/wiki/Acara/Tantangan/AksaraNusantara.md)</text:p>
          </table:table-cell>
        </table:table-row>
        <table:table-row table:style-name="ro1">
          <table:table-cell office:value-type="string" calcext:value-type="string">
            <text:p>BukuPanduanBlankOn5</text:p>
          </table:table-cell>
          <table:table-cell office:value-type="string" calcext:value-type="string">
            <text:p>BukuPanduanBlankOn5.md</text:p>
          </table:table-cell>
          <table:table-cell table:formula="of:=[.$B$73]&amp;[.B75]" office:value-type="string" office:string-value="/wiki/Acara/Tantangan/BukuPanduanBlankOn5.md" calcext:value-type="string">
            <text:p>/wiki/Acara/Tantangan/BukuPanduanBlankOn5.md</text:p>
          </table:table-cell>
          <table:table-cell table:formula="of:=&quot;[ &quot;&amp;[.A75]&amp;&quot; ](&quot;&amp;[.C75]&amp;&quot;)&quot;" office:value-type="string" office:string-value="[ BukuPanduanBlankOn5 ](/wiki/Acara/Tantangan/BukuPanduanBlankOn5.md)" calcext:value-type="string">
            <text:p>[ BukuPanduanBlankOn5 ](/wiki/Acara/Tantangan/BukuPanduanBlankOn5.md)</text:p>
          </table:table-cell>
        </table:table-row>
        <table:table-row table:style-name="ro1">
          <table:table-cell office:value-type="string" calcext:value-type="string">
            <text:p>PabrikPaketOtomatis</text:p>
          </table:table-cell>
          <table:table-cell office:value-type="string" calcext:value-type="string">
            <text:p>PabrikPaketOtomatis.md</text:p>
          </table:table-cell>
          <table:table-cell table:formula="of:=[.$B$73]&amp;[.B76]" office:value-type="string" office:string-value="/wiki/Acara/Tantangan/PabrikPaketOtomatis.md" calcext:value-type="string">
            <text:p>/wiki/Acara/Tantangan/PabrikPaketOtomatis.md</text:p>
          </table:table-cell>
          <table:table-cell table:formula="of:=&quot;[ &quot;&amp;[.A76]&amp;&quot; ](&quot;&amp;[.C76]&amp;&quot;)&quot;" office:value-type="string" office:string-value="[ PabrikPaketOtomatis ](/wiki/Acara/Tantangan/PabrikPaketOtomatis.md)" calcext:value-type="string">
            <text:p>[ PabrikPaketOtomatis ](/wiki/Acara/Tantangan/PabrikPaketOtomatis.md)</text:p>
          </table:table-cell>
        </table:table-row>
        <table:table-row table:style-name="ro1">
          <table:table-cell office:value-type="string" calcext:value-type="string">
            <text:p>PengembanganDaluang</text:p>
          </table:table-cell>
          <table:table-cell office:value-type="string" calcext:value-type="string">
            <text:p>PengembanganDaluang.md</text:p>
          </table:table-cell>
          <table:table-cell table:formula="of:=[.$B$73]&amp;[.B77]" office:value-type="string" office:string-value="/wiki/Acara/Tantangan/PengembanganDaluang.md" calcext:value-type="string">
            <text:p>/wiki/Acara/Tantangan/PengembanganDaluang.md</text:p>
          </table:table-cell>
          <table:table-cell table:formula="of:=&quot;[ &quot;&amp;[.A77]&amp;&quot; ](&quot;&amp;[.C77]&amp;&quot;)&quot;" office:value-type="string" office:string-value="[ PengembanganDaluang ](/wiki/Acara/Tantangan/PengembanganDaluang.md)" calcext:value-type="string">
            <text:p>[ PengembanganDaluang ](/wiki/Acara/Tantangan/PengembanganDaluang.md)</text:p>
          </table:table-cell>
        </table:table-row>
        <table:table-row table:style-name="ro1">
          <table:table-cell office:value-type="string" calcext:value-type="string">
            <text:p>SayembaraMaskot</text:p>
          </table:table-cell>
          <table:table-cell office:value-type="string" calcext:value-type="string">
            <text:p>SayembaraMaskot.md</text:p>
          </table:table-cell>
          <table:table-cell table:formula="of:=[.$B$73]&amp;[.B78]" office:value-type="string" office:string-value="/wiki/Acara/Tantangan/SayembaraMaskot.md" calcext:value-type="string">
            <text:p>/wiki/Acara/Tantangan/SayembaraMaskot.md</text:p>
          </table:table-cell>
          <table:table-cell table:formula="of:=&quot;[ &quot;&amp;[.A78]&amp;&quot; ](&quot;&amp;[.C78]&amp;&quot;)&quot;" office:value-type="string" office:string-value="[ SayembaraMaskot ](/wiki/Acara/Tantangan/SayembaraMaskot.md)" calcext:value-type="string">
            <text:p>[ SayembaraMaskot ](/wiki/Acara/Tantangan/SayembaraMaskot.md)</text:p>
          </table:table-cell>
        </table:table-row>
        <table:table-row table:style-name="ro1">
          <table:table-cell office:value-type="string" calcext:value-type="string">
            <text:p>SayembaraMenulisPanduan</text:p>
          </table:table-cell>
          <table:table-cell office:value-type="string" calcext:value-type="string">
            <text:p>SayembaraMenulisPanduan.md</text:p>
          </table:table-cell>
          <table:table-cell table:formula="of:=[.$B$73]&amp;[.B79]" office:value-type="string" office:string-value="/wiki/Acara/Tantangan/SayembaraMenulisPanduan.md" calcext:value-type="string">
            <text:p>/wiki/Acara/Tantangan/SayembaraMenulisPanduan.md</text:p>
          </table:table-cell>
          <table:table-cell table:formula="of:=&quot;[ &quot;&amp;[.A79]&amp;&quot; ](&quot;&amp;[.C79]&amp;&quot;)&quot;" office:value-type="string" office:string-value="[ SayembaraMenulisPanduan ](/wiki/Acara/Tantangan/SayembaraMenulisPanduan.md)" calcext:value-type="string">
            <text:p>[ SayembaraMenulisPanduan ](/wiki/Acara/Tantangan/SayembaraMenulisPanduan.md)</text:p>
          </table:table-cell>
        </table:table-row>
        <table:table-row table:style-name="ro1">
          <table:table-cell office:value-type="string" calcext:value-type="string">
            <text:p>TantanganBlankOn</text:p>
          </table:table-cell>
          <table:table-cell office:value-type="string" calcext:value-type="string">
            <text:p>TantanganBlankOn.md</text:p>
          </table:table-cell>
          <table:table-cell table:formula="of:=[.$B$73]&amp;[.B80]" office:value-type="string" office:string-value="/wiki/Acara/Tantangan/TantanganBlankOn.md" calcext:value-type="string">
            <text:p>/wiki/Acara/Tantangan/TantanganBlankOn.md</text:p>
          </table:table-cell>
          <table:table-cell table:formula="of:=&quot;[ &quot;&amp;[.A80]&amp;&quot; ](&quot;&amp;[.C80]&amp;&quot;)&quot;" office:value-type="string" office:string-value="[ TantanganBlankOn ](/wiki/Acara/Tantangan/TantanganBlankOn.md)" calcext:value-type="string">
            <text:p>[ TantanganBlankOn ](/wiki/Acara/Tantangan/TantanganBlankO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ssets/</text:p>
          </table:table-cell>
          <table:table-cell table:formula="of:=[.B82]" office:value-type="string" office:string-value="/wiki/Assets/" calcext:value-type="string">
            <text:p>/wiki/Assets/</text:p>
          </table:table-cell>
          <table:table-cell table:formula="of:=&quot;[ &quot;&amp;[.A82]&amp;&quot; ](&quot;&amp;[.C82]&amp;&quot;)&quot;" office:value-type="string" office:string-value="[ /wiki/Assets/ ](/wiki/Assets/)" calcext:value-type="string">
            <text:p>[ /wiki/Assets/ ](/wiki/Assets/)</text:p>
          </table:table-cell>
        </table:table-row>
        <table:table-row table:style-name="ro1">
          <table:table-cell table:number-columns-repeated="2" office:value-type="string" calcext:value-type="string">
            <text:p>Images</text:p>
          </table:table-cell>
          <table:table-cell table:formula="of:=[.$B$82]&amp;[.B83]" office:value-type="string" office:string-value="/wiki/Assets/Images" calcext:value-type="string">
            <text:p>/wiki/Assets/Images</text:p>
          </table:table-cell>
          <table:table-cell table:formula="of:=&quot;[ &quot;&amp;[.A83]&amp;&quot; ](&quot;&amp;[.C83]&amp;&quot;)&quot;" office:value-type="string" office:string-value="[ Images ](/wiki/Assets/Images)" calcext:value-type="string">
            <text:p>[ Images ](/wiki/Assets/Images)</text:p>
          </table:table-cell>
        </table:table-row>
        <table:table-row table:style-name="ro1">
          <table:table-cell table:number-columns-repeated="2" office:value-type="string" calcext:value-type="string">
            <text:p>Others</text:p>
          </table:table-cell>
          <table:table-cell table:formula="of:=[.$B$82]&amp;[.B84]" office:value-type="string" office:string-value="/wiki/Assets/Others" calcext:value-type="string">
            <text:p>/wiki/Assets/Others</text:p>
          </table:table-cell>
          <table:table-cell table:formula="of:=&quot;[ &quot;&amp;[.A84]&amp;&quot; ](&quot;&amp;[.C84]&amp;&quot;)&quot;" office:value-type="string" office:string-value="[ Others ](/wiki/Assets/Others)" calcext:value-type="string">
            <text:p>[ Others ](/wiki/Assets/Other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ssets/Images/</text:p>
          </table:table-cell>
          <table:table-cell table:formula="of:=[.B86]" office:value-type="string" office:string-value="/wiki/Assets/Images/" calcext:value-type="string">
            <text:p>/wiki/Assets/Images/</text:p>
          </table:table-cell>
          <table:table-cell table:formula="of:=&quot;[ &quot;&amp;[.A86]&amp;&quot; ](&quot;&amp;[.C86]&amp;&quot;)&quot;" office:value-type="string" office:string-value="[ /wiki/Assets/Images/ ](/wiki/Assets/Images/)" calcext:value-type="string">
            <text:p>[ /wiki/Assets/Images/ ](/wiki/Assets/Images/)</text:p>
          </table:table-cell>
        </table:table-row>
        <table:table-row table:style-name="ro1">
          <table:table-cell table:number-columns-repeated="2" office:value-type="string" calcext:value-type="string">
            <text:p>Markdown</text:p>
          </table:table-cell>
          <table:table-cell table:formula="of:=[.$B$86]&amp;[.B87]" office:value-type="string" office:string-value="/wiki/Assets/Images/Markdown" calcext:value-type="string">
            <text:p>/wiki/Assets/Images/Markdown</text:p>
          </table:table-cell>
          <table:table-cell table:formula="of:=&quot;[ &quot;&amp;[.A87]&amp;&quot; ](&quot;&amp;[.C87]&amp;&quot;)&quot;" office:value-type="string" office:string-value="[ Markdown ](/wiki/Assets/Images/Markdown)" calcext:value-type="string">
            <text:p>[ Markdown ](/wiki/Assets/Images/Markdown)</text:p>
          </table:table-cell>
        </table:table-row>
        <table:table-row table:style-name="ro1">
          <table:table-cell table:number-columns-repeated="2" office:value-type="string" calcext:value-type="string">
            <text:p>PestaRilisXSurabaya.jpg</text:p>
          </table:table-cell>
          <table:table-cell table:formula="of:=[.$B$86]&amp;[.B88]" office:value-type="string" office:string-value="/wiki/Assets/Images/PestaRilisXSurabaya.jpg" calcext:value-type="string">
            <text:p>/wiki/Assets/Images/PestaRilisXSurabaya.jpg</text:p>
          </table:table-cell>
          <table:table-cell table:formula="of:=&quot;[ &quot;&amp;[.A88]&amp;&quot; ](&quot;&amp;[.C88]&amp;&quot;)&quot;" office:value-type="string" office:string-value="[ PestaRilisXSurabaya.jpg ](/wiki/Assets/Images/PestaRilisXSurabaya.jpg)" calcext:value-type="string">
            <text:p>[ PestaRilisXSurabaya.jpg ](/wiki/Assets/Images/PestaRilisXSurabaya.jpg)</text:p>
          </table:table-cell>
        </table:table-row>
        <table:table-row table:style-name="ro1">
          <table:table-cell table:number-columns-repeated="2" office:value-type="string" calcext:value-type="string">
            <text:p>SampulBuku1.jpg</text:p>
          </table:table-cell>
          <table:table-cell table:formula="of:=[.$B$86]&amp;[.B89]" office:value-type="string" office:string-value="/wiki/Assets/Images/SampulBuku1.jpg" calcext:value-type="string">
            <text:p>/wiki/Assets/Images/SampulBuku1.jpg</text:p>
          </table:table-cell>
          <table:table-cell table:formula="of:=&quot;[ &quot;&amp;[.A89]&amp;&quot; ](&quot;&amp;[.C89]&amp;&quot;)&quot;" office:value-type="string" office:string-value="[ SampulBuku1.jpg ](/wiki/Assets/Images/SampulBuku1.jpg)" calcext:value-type="string">
            <text:p>[ SampulBuku1.jpg ](/wiki/Assets/Images/SampulBuku1.jpg)</text:p>
          </table:table-cell>
        </table:table-row>
        <table:table-row table:style-name="ro1">
          <table:table-cell office:value-type="string" calcext:value-type="string">
            <text:p>DaftarTautanGambar</text:p>
          </table:table-cell>
          <table:table-cell office:value-type="string" calcext:value-type="string">
            <text:p>DaftarTautanGambar.md</text:p>
          </table:table-cell>
          <table:table-cell table:formula="of:=[.$B$86]&amp;[.B90]" office:value-type="string" office:string-value="/wiki/Assets/Images/DaftarTautanGambar.md" calcext:value-type="string">
            <text:p>/wiki/Assets/Images/DaftarTautanGambar.md</text:p>
          </table:table-cell>
          <table:table-cell table:formula="of:=&quot;[ &quot;&amp;[.A90]&amp;&quot; ](&quot;&amp;[.C90]&amp;&quot;)&quot;" office:value-type="string" office:string-value="[ DaftarTautanGambar ](/wiki/Assets/Images/DaftarTautanGambar.md)" calcext:value-type="string">
            <text:p>[ DaftarTautanGambar ](/wiki/Assets/Images/DaftarTautanGambar.md)</text:p>
          </table:table-cell>
        </table:table-row>
        <table:table-row table:style-name="ro1">
          <table:table-cell table:number-columns-repeated="2" office:value-type="string" calcext:value-type="string">
            <text:p>Boni.png</text:p>
          </table:table-cell>
          <table:table-cell table:formula="of:=[.$B$86]&amp;[.B91]" office:value-type="string" office:string-value="/wiki/Assets/Images/Boni.png" calcext:value-type="string">
            <text:p>/wiki/Assets/Images/Boni.png</text:p>
          </table:table-cell>
          <table:table-cell table:formula="of:=&quot;[ &quot;&amp;[.A91]&amp;&quot; ](&quot;&amp;[.C91]&amp;&quot;)&quot;" office:value-type="string" office:string-value="[ Boni.png ](/wiki/Assets/Images/Boni.png)" calcext:value-type="string">
            <text:p>[ Boni.png ](/wiki/Assets/Images/Boni.png)</text:p>
          </table:table-cell>
        </table:table-row>
        <table:table-row table:style-name="ro1">
          <table:table-cell table:number-columns-repeated="2" office:value-type="string" calcext:value-type="string">
            <text:p>Github10.png</text:p>
          </table:table-cell>
          <table:table-cell table:formula="of:=[.$B$86]&amp;[.B92]" office:value-type="string" office:string-value="/wiki/Assets/Images/Github10.png" calcext:value-type="string">
            <text:p>/wiki/Assets/Images/Github10.png</text:p>
          </table:table-cell>
          <table:table-cell table:formula="of:=&quot;[ &quot;&amp;[.A92]&amp;&quot; ](&quot;&amp;[.C92]&amp;&quot;)&quot;" office:value-type="string" office:string-value="[ Github10.png ](/wiki/Assets/Images/Github10.png)" calcext:value-type="string">
            <text:p>[ Github10.png ](/wiki/Assets/Images/Github10.png)</text:p>
          </table:table-cell>
        </table:table-row>
        <table:table-row table:style-name="ro1">
          <table:table-cell table:number-columns-repeated="2" office:value-type="string" calcext:value-type="string">
            <text:p>Github11.png</text:p>
          </table:table-cell>
          <table:table-cell table:formula="of:=[.$B$86]&amp;[.B93]" office:value-type="string" office:string-value="/wiki/Assets/Images/Github11.png" calcext:value-type="string">
            <text:p>/wiki/Assets/Images/Github11.png</text:p>
          </table:table-cell>
          <table:table-cell table:formula="of:=&quot;[ &quot;&amp;[.A93]&amp;&quot; ](&quot;&amp;[.C93]&amp;&quot;)&quot;" office:value-type="string" office:string-value="[ Github11.png ](/wiki/Assets/Images/Github11.png)" calcext:value-type="string">
            <text:p>[ Github11.png ](/wiki/Assets/Images/Github11.png)</text:p>
          </table:table-cell>
        </table:table-row>
        <table:table-row table:style-name="ro1">
          <table:table-cell table:number-columns-repeated="2" office:value-type="string" calcext:value-type="string">
            <text:p>Github12.png</text:p>
          </table:table-cell>
          <table:table-cell table:formula="of:=[.$B$86]&amp;[.B94]" office:value-type="string" office:string-value="/wiki/Assets/Images/Github12.png" calcext:value-type="string">
            <text:p>/wiki/Assets/Images/Github12.png</text:p>
          </table:table-cell>
          <table:table-cell table:formula="of:=&quot;[ &quot;&amp;[.A94]&amp;&quot; ](&quot;&amp;[.C94]&amp;&quot;)&quot;" office:value-type="string" office:string-value="[ Github12.png ](/wiki/Assets/Images/Github12.png)" calcext:value-type="string">
            <text:p>[ Github12.png ](/wiki/Assets/Images/Github12.png)</text:p>
          </table:table-cell>
        </table:table-row>
        <table:table-row table:style-name="ro1">
          <table:table-cell table:number-columns-repeated="2" office:value-type="string" calcext:value-type="string">
            <text:p>Github13.png</text:p>
          </table:table-cell>
          <table:table-cell table:formula="of:=[.$B$86]&amp;[.B95]" office:value-type="string" office:string-value="/wiki/Assets/Images/Github13.png" calcext:value-type="string">
            <text:p>/wiki/Assets/Images/Github13.png</text:p>
          </table:table-cell>
          <table:table-cell table:formula="of:=&quot;[ &quot;&amp;[.A95]&amp;&quot; ](&quot;&amp;[.C95]&amp;&quot;)&quot;" office:value-type="string" office:string-value="[ Github13.png ](/wiki/Assets/Images/Github13.png)" calcext:value-type="string">
            <text:p>[ Github13.png ](/wiki/Assets/Images/Github13.png)</text:p>
          </table:table-cell>
        </table:table-row>
        <table:table-row table:style-name="ro1">
          <table:table-cell table:number-columns-repeated="2" office:value-type="string" calcext:value-type="string">
            <text:p>Github14.png</text:p>
          </table:table-cell>
          <table:table-cell table:formula="of:=[.$B$86]&amp;[.B96]" office:value-type="string" office:string-value="/wiki/Assets/Images/Github14.png" calcext:value-type="string">
            <text:p>/wiki/Assets/Images/Github14.png</text:p>
          </table:table-cell>
          <table:table-cell table:formula="of:=&quot;[ &quot;&amp;[.A96]&amp;&quot; ](&quot;&amp;[.C96]&amp;&quot;)&quot;" office:value-type="string" office:string-value="[ Github14.png ](/wiki/Assets/Images/Github14.png)" calcext:value-type="string">
            <text:p>[ Github14.png ](/wiki/Assets/Images/Github14.png)</text:p>
          </table:table-cell>
        </table:table-row>
        <table:table-row table:style-name="ro1">
          <table:table-cell table:number-columns-repeated="2" office:value-type="string" calcext:value-type="string">
            <text:p>Github15.png</text:p>
          </table:table-cell>
          <table:table-cell table:formula="of:=[.$B$86]&amp;[.B97]" office:value-type="string" office:string-value="/wiki/Assets/Images/Github15.png" calcext:value-type="string">
            <text:p>/wiki/Assets/Images/Github15.png</text:p>
          </table:table-cell>
          <table:table-cell table:formula="of:=&quot;[ &quot;&amp;[.A97]&amp;&quot; ](&quot;&amp;[.C97]&amp;&quot;)&quot;" office:value-type="string" office:string-value="[ Github15.png ](/wiki/Assets/Images/Github15.png)" calcext:value-type="string">
            <text:p>[ Github15.png ](/wiki/Assets/Images/Github15.png)</text:p>
          </table:table-cell>
        </table:table-row>
        <table:table-row table:style-name="ro1">
          <table:table-cell table:number-columns-repeated="2" office:value-type="string" calcext:value-type="string">
            <text:p>Github16.png</text:p>
          </table:table-cell>
          <table:table-cell table:formula="of:=[.$B$86]&amp;[.B98]" office:value-type="string" office:string-value="/wiki/Assets/Images/Github16.png" calcext:value-type="string">
            <text:p>/wiki/Assets/Images/Github16.png</text:p>
          </table:table-cell>
          <table:table-cell table:formula="of:=&quot;[ &quot;&amp;[.A98]&amp;&quot; ](&quot;&amp;[.C98]&amp;&quot;)&quot;" office:value-type="string" office:string-value="[ Github16.png ](/wiki/Assets/Images/Github16.png)" calcext:value-type="string">
            <text:p>[ Github16.png ](/wiki/Assets/Images/Github16.png)</text:p>
          </table:table-cell>
        </table:table-row>
        <table:table-row table:style-name="ro1">
          <table:table-cell table:number-columns-repeated="2" office:value-type="string" calcext:value-type="string">
            <text:p>Github17.png</text:p>
          </table:table-cell>
          <table:table-cell table:formula="of:=[.$B$86]&amp;[.B99]" office:value-type="string" office:string-value="/wiki/Assets/Images/Github17.png" calcext:value-type="string">
            <text:p>/wiki/Assets/Images/Github17.png</text:p>
          </table:table-cell>
          <table:table-cell table:formula="of:=&quot;[ &quot;&amp;[.A99]&amp;&quot; ](&quot;&amp;[.C99]&amp;&quot;)&quot;" office:value-type="string" office:string-value="[ Github17.png ](/wiki/Assets/Images/Github17.png)" calcext:value-type="string">
            <text:p>[ Github17.png ](/wiki/Assets/Images/Github17.png)</text:p>
          </table:table-cell>
        </table:table-row>
        <table:table-row table:style-name="ro1">
          <table:table-cell table:number-columns-repeated="2" office:value-type="string" calcext:value-type="string">
            <text:p>Github18.png</text:p>
          </table:table-cell>
          <table:table-cell table:formula="of:=[.$B$86]&amp;[.B100]" office:value-type="string" office:string-value="/wiki/Assets/Images/Github18.png" calcext:value-type="string">
            <text:p>/wiki/Assets/Images/Github18.png</text:p>
          </table:table-cell>
          <table:table-cell table:formula="of:=&quot;[ &quot;&amp;[.A100]&amp;&quot; ](&quot;&amp;[.C100]&amp;&quot;)&quot;" office:value-type="string" office:string-value="[ Github18.png ](/wiki/Assets/Images/Github18.png)" calcext:value-type="string">
            <text:p>[ Github18.png ](/wiki/Assets/Images/Github18.png)</text:p>
          </table:table-cell>
        </table:table-row>
        <table:table-row table:style-name="ro1">
          <table:table-cell table:number-columns-repeated="2" office:value-type="string" calcext:value-type="string">
            <text:p>Github1.png</text:p>
          </table:table-cell>
          <table:table-cell table:formula="of:=[.$B$86]&amp;[.B101]" office:value-type="string" office:string-value="/wiki/Assets/Images/Github1.png" calcext:value-type="string">
            <text:p>/wiki/Assets/Images/Github1.png</text:p>
          </table:table-cell>
          <table:table-cell table:formula="of:=&quot;[ &quot;&amp;[.A101]&amp;&quot; ](&quot;&amp;[.C101]&amp;&quot;)&quot;" office:value-type="string" office:string-value="[ Github1.png ](/wiki/Assets/Images/Github1.png)" calcext:value-type="string">
            <text:p>[ Github1.png ](/wiki/Assets/Images/Github1.png)</text:p>
          </table:table-cell>
        </table:table-row>
        <table:table-row table:style-name="ro1">
          <table:table-cell table:number-columns-repeated="2" office:value-type="string" calcext:value-type="string">
            <text:p>Github2.png</text:p>
          </table:table-cell>
          <table:table-cell table:formula="of:=[.$B$86]&amp;[.B102]" office:value-type="string" office:string-value="/wiki/Assets/Images/Github2.png" calcext:value-type="string">
            <text:p>/wiki/Assets/Images/Github2.png</text:p>
          </table:table-cell>
          <table:table-cell table:formula="of:=&quot;[ &quot;&amp;[.A102]&amp;&quot; ](&quot;&amp;[.C102]&amp;&quot;)&quot;" office:value-type="string" office:string-value="[ Github2.png ](/wiki/Assets/Images/Github2.png)" calcext:value-type="string">
            <text:p>[ Github2.png ](/wiki/Assets/Images/Github2.png)</text:p>
          </table:table-cell>
        </table:table-row>
        <table:table-row table:style-name="ro1">
          <table:table-cell table:number-columns-repeated="2" office:value-type="string" calcext:value-type="string">
            <text:p>Github3.png</text:p>
          </table:table-cell>
          <table:table-cell table:formula="of:=[.$B$86]&amp;[.B103]" office:value-type="string" office:string-value="/wiki/Assets/Images/Github3.png" calcext:value-type="string">
            <text:p>/wiki/Assets/Images/Github3.png</text:p>
          </table:table-cell>
          <table:table-cell table:formula="of:=&quot;[ &quot;&amp;[.A103]&amp;&quot; ](&quot;&amp;[.C103]&amp;&quot;)&quot;" office:value-type="string" office:string-value="[ Github3.png ](/wiki/Assets/Images/Github3.png)" calcext:value-type="string">
            <text:p>[ Github3.png ](/wiki/Assets/Images/Github3.png)</text:p>
          </table:table-cell>
        </table:table-row>
        <table:table-row table:style-name="ro1">
          <table:table-cell table:number-columns-repeated="2" office:value-type="string" calcext:value-type="string">
            <text:p>Github4.png</text:p>
          </table:table-cell>
          <table:table-cell table:formula="of:=[.$B$86]&amp;[.B104]" office:value-type="string" office:string-value="/wiki/Assets/Images/Github4.png" calcext:value-type="string">
            <text:p>/wiki/Assets/Images/Github4.png</text:p>
          </table:table-cell>
          <table:table-cell table:formula="of:=&quot;[ &quot;&amp;[.A104]&amp;&quot; ](&quot;&amp;[.C104]&amp;&quot;)&quot;" office:value-type="string" office:string-value="[ Github4.png ](/wiki/Assets/Images/Github4.png)" calcext:value-type="string">
            <text:p>[ Github4.png ](/wiki/Assets/Images/Github4.png)</text:p>
          </table:table-cell>
        </table:table-row>
        <table:table-row table:style-name="ro1">
          <table:table-cell table:number-columns-repeated="2" office:value-type="string" calcext:value-type="string">
            <text:p>Github5.png</text:p>
          </table:table-cell>
          <table:table-cell table:formula="of:=[.$B$86]&amp;[.B105]" office:value-type="string" office:string-value="/wiki/Assets/Images/Github5.png" calcext:value-type="string">
            <text:p>/wiki/Assets/Images/Github5.png</text:p>
          </table:table-cell>
          <table:table-cell table:formula="of:=&quot;[ &quot;&amp;[.A105]&amp;&quot; ](&quot;&amp;[.C105]&amp;&quot;)&quot;" office:value-type="string" office:string-value="[ Github5.png ](/wiki/Assets/Images/Github5.png)" calcext:value-type="string">
            <text:p>[ Github5.png ](/wiki/Assets/Images/Github5.png)</text:p>
          </table:table-cell>
        </table:table-row>
        <table:table-row table:style-name="ro1">
          <table:table-cell table:number-columns-repeated="2" office:value-type="string" calcext:value-type="string">
            <text:p>Github6.png</text:p>
          </table:table-cell>
          <table:table-cell table:formula="of:=[.$B$86]&amp;[.B106]" office:value-type="string" office:string-value="/wiki/Assets/Images/Github6.png" calcext:value-type="string">
            <text:p>/wiki/Assets/Images/Github6.png</text:p>
          </table:table-cell>
          <table:table-cell table:formula="of:=&quot;[ &quot;&amp;[.A106]&amp;&quot; ](&quot;&amp;[.C106]&amp;&quot;)&quot;" office:value-type="string" office:string-value="[ Github6.png ](/wiki/Assets/Images/Github6.png)" calcext:value-type="string">
            <text:p>[ Github6.png ](/wiki/Assets/Images/Github6.png)</text:p>
          </table:table-cell>
        </table:table-row>
        <table:table-row table:style-name="ro1">
          <table:table-cell table:number-columns-repeated="2" office:value-type="string" calcext:value-type="string">
            <text:p>Github7.png</text:p>
          </table:table-cell>
          <table:table-cell table:formula="of:=[.$B$86]&amp;[.B107]" office:value-type="string" office:string-value="/wiki/Assets/Images/Github7.png" calcext:value-type="string">
            <text:p>/wiki/Assets/Images/Github7.png</text:p>
          </table:table-cell>
          <table:table-cell table:formula="of:=&quot;[ &quot;&amp;[.A107]&amp;&quot; ](&quot;&amp;[.C107]&amp;&quot;)&quot;" office:value-type="string" office:string-value="[ Github7.png ](/wiki/Assets/Images/Github7.png)" calcext:value-type="string">
            <text:p>[ Github7.png ](/wiki/Assets/Images/Github7.png)</text:p>
          </table:table-cell>
        </table:table-row>
        <table:table-row table:style-name="ro1">
          <table:table-cell table:number-columns-repeated="2" office:value-type="string" calcext:value-type="string">
            <text:p>Github7SkipThisStep.png</text:p>
          </table:table-cell>
          <table:table-cell table:formula="of:=[.$B$86]&amp;[.B108]" office:value-type="string" office:string-value="/wiki/Assets/Images/Github7SkipThisStep.png" calcext:value-type="string">
            <text:p>/wiki/Assets/Images/Github7SkipThisStep.png</text:p>
          </table:table-cell>
          <table:table-cell table:formula="of:=&quot;[ &quot;&amp;[.A108]&amp;&quot; ](&quot;&amp;[.C108]&amp;&quot;)&quot;" office:value-type="string" office:string-value="[ Github7SkipThisStep.png ](/wiki/Assets/Images/Github7SkipThisStep.png)" calcext:value-type="string">
            <text:p>[ Github7SkipThisStep.png ](/wiki/Assets/Images/Github7SkipThisStep.png)</text:p>
          </table:table-cell>
        </table:table-row>
        <table:table-row table:style-name="ro1">
          <table:table-cell table:number-columns-repeated="2" office:value-type="string" calcext:value-type="string">
            <text:p>Github8.png</text:p>
          </table:table-cell>
          <table:table-cell table:formula="of:=[.$B$86]&amp;[.B109]" office:value-type="string" office:string-value="/wiki/Assets/Images/Github8.png" calcext:value-type="string">
            <text:p>/wiki/Assets/Images/Github8.png</text:p>
          </table:table-cell>
          <table:table-cell table:formula="of:=&quot;[ &quot;&amp;[.A109]&amp;&quot; ](&quot;&amp;[.C109]&amp;&quot;)&quot;" office:value-type="string" office:string-value="[ Github8.png ](/wiki/Assets/Images/Github8.png)" calcext:value-type="string">
            <text:p>[ Github8.png ](/wiki/Assets/Images/Github8.png)</text:p>
          </table:table-cell>
        </table:table-row>
        <table:table-row table:style-name="ro1">
          <table:table-cell table:number-columns-repeated="2" office:value-type="string" calcext:value-type="string">
            <text:p>Github9.png</text:p>
          </table:table-cell>
          <table:table-cell table:formula="of:=[.$B$86]&amp;[.B110]" office:value-type="string" office:string-value="/wiki/Assets/Images/Github9.png" calcext:value-type="string">
            <text:p>/wiki/Assets/Images/Github9.png</text:p>
          </table:table-cell>
          <table:table-cell table:formula="of:=&quot;[ &quot;&amp;[.A110]&amp;&quot; ](&quot;&amp;[.C110]&amp;&quot;)&quot;" office:value-type="string" office:string-value="[ Github9.png ](/wiki/Assets/Images/Github9.png)" calcext:value-type="string">
            <text:p>[ Github9.png ](/wiki/Assets/Images/Github9.png)</text:p>
          </table:table-cell>
        </table:table-row>
        <table:table-row table:style-name="ro1">
          <table:table-cell table:number-columns-repeated="2" office:value-type="string" calcext:value-type="string">
            <text:p>Haroopad1.png</text:p>
          </table:table-cell>
          <table:table-cell table:formula="of:=[.$B$86]&amp;[.B111]" office:value-type="string" office:string-value="/wiki/Assets/Images/Haroopad1.png" calcext:value-type="string">
            <text:p>/wiki/Assets/Images/Haroopad1.png</text:p>
          </table:table-cell>
          <table:table-cell table:formula="of:=&quot;[ &quot;&amp;[.A111]&amp;&quot; ](&quot;&amp;[.C111]&amp;&quot;)&quot;" office:value-type="string" office:string-value="[ Haroopad1.png ](/wiki/Assets/Images/Haroopad1.png)" calcext:value-type="string">
            <text:p>[ Haroopad1.png ](/wiki/Assets/Images/Haroopad1.png)</text:p>
          </table:table-cell>
        </table:table-row>
        <table:table-row table:style-name="ro1">
          <table:table-cell table:number-columns-repeated="2" office:value-type="string" calcext:value-type="string">
            <text:p>Infrastruktur.png</text:p>
          </table:table-cell>
          <table:table-cell table:formula="of:=[.$B$86]&amp;[.B112]" office:value-type="string" office:string-value="/wiki/Assets/Images/Infrastruktur.png" calcext:value-type="string">
            <text:p>/wiki/Assets/Images/Infrastruktur.png</text:p>
          </table:table-cell>
          <table:table-cell table:formula="of:=&quot;[ &quot;&amp;[.A112]&amp;&quot; ](&quot;&amp;[.C112]&amp;&quot;)&quot;" office:value-type="string" office:string-value="[ Infrastruktur.png ](/wiki/Assets/Images/Infrastruktur.png)" calcext:value-type="string">
            <text:p>[ Infrastruktur.png ](/wiki/Assets/Images/Infrastruktur.png)</text:p>
          </table:table-cell>
        </table:table-row>
        <table:table-row table:style-name="ro1">
          <table:table-cell table:number-columns-repeated="2" office:value-type="string" calcext:value-type="string">
            <text:p>MigrasiWiki1.png</text:p>
          </table:table-cell>
          <table:table-cell table:formula="of:=[.$B$86]&amp;[.B113]" office:value-type="string" office:string-value="/wiki/Assets/Images/MigrasiWiki1.png" calcext:value-type="string">
            <text:p>/wiki/Assets/Images/MigrasiWiki1.png</text:p>
          </table:table-cell>
          <table:table-cell table:formula="of:=&quot;[ &quot;&amp;[.A113]&amp;&quot; ](&quot;&amp;[.C113]&amp;&quot;)&quot;" office:value-type="string" office:string-value="[ MigrasiWiki1.png ](/wiki/Assets/Images/MigrasiWiki1.png)" calcext:value-type="string">
            <text:p>[ MigrasiWiki1.png ](/wiki/Assets/Images/MigrasiWiki1.png)</text:p>
          </table:table-cell>
        </table:table-row>
        <table:table-row table:style-name="ro1">
          <table:table-cell table:number-columns-repeated="2" office:value-type="string" calcext:value-type="string">
            <text:p>MigrasiWiki2.png</text:p>
          </table:table-cell>
          <table:table-cell table:formula="of:=[.$B$86]&amp;[.B114]" office:value-type="string" office:string-value="/wiki/Assets/Images/MigrasiWiki2.png" calcext:value-type="string">
            <text:p>/wiki/Assets/Images/MigrasiWiki2.png</text:p>
          </table:table-cell>
          <table:table-cell table:formula="of:=&quot;[ &quot;&amp;[.A114]&amp;&quot; ](&quot;&amp;[.C114]&amp;&quot;)&quot;" office:value-type="string" office:string-value="[ MigrasiWiki2.png ](/wiki/Assets/Images/MigrasiWiki2.png)" calcext:value-type="string">
            <text:p>[ MigrasiWiki2.png ](/wiki/Assets/Images/MigrasiWiki2.png)</text:p>
          </table:table-cell>
        </table:table-row>
        <table:table-row table:style-name="ro1">
          <table:table-cell table:number-columns-repeated="2" office:value-type="string" calcext:value-type="string">
            <text:p>MigrasiWiki3.png</text:p>
          </table:table-cell>
          <table:table-cell table:formula="of:=[.$B$86]&amp;[.B115]" office:value-type="string" office:string-value="/wiki/Assets/Images/MigrasiWiki3.png" calcext:value-type="string">
            <text:p>/wiki/Assets/Images/MigrasiWiki3.png</text:p>
          </table:table-cell>
          <table:table-cell table:formula="of:=&quot;[ &quot;&amp;[.A115]&amp;&quot; ](&quot;&amp;[.C115]&amp;&quot;)&quot;" office:value-type="string" office:string-value="[ MigrasiWiki3.png ](/wiki/Assets/Images/MigrasiWiki3.png)" calcext:value-type="string">
            <text:p>[ MigrasiWiki3.png ](/wiki/Assets/Images/MigrasiWiki3.png)</text:p>
          </table:table-cell>
        </table:table-row>
        <table:table-row table:style-name="ro1">
          <table:table-cell table:number-columns-repeated="2" office:value-type="string" calcext:value-type="string">
            <text:p>MigrasiWiki4.png</text:p>
          </table:table-cell>
          <table:table-cell table:formula="of:=[.$B$86]&amp;[.B116]" office:value-type="string" office:string-value="/wiki/Assets/Images/MigrasiWiki4.png" calcext:value-type="string">
            <text:p>/wiki/Assets/Images/MigrasiWiki4.png</text:p>
          </table:table-cell>
          <table:table-cell table:formula="of:=&quot;[ &quot;&amp;[.A116]&amp;&quot; ](&quot;&amp;[.C116]&amp;&quot;)&quot;" office:value-type="string" office:string-value="[ MigrasiWiki4.png ](/wiki/Assets/Images/MigrasiWiki4.png)" calcext:value-type="string">
            <text:p>[ MigrasiWiki4.png ](/wiki/Assets/Images/MigrasiWiki4.png)</text:p>
          </table:table-cell>
        </table:table-row>
        <table:table-row table:style-name="ro1">
          <table:table-cell table:number-columns-repeated="2" office:value-type="string" calcext:value-type="string">
            <text:p>MigrasiWiki5.png</text:p>
          </table:table-cell>
          <table:table-cell table:formula="of:=[.$B$86]&amp;[.B117]" office:value-type="string" office:string-value="/wiki/Assets/Images/MigrasiWiki5.png" calcext:value-type="string">
            <text:p>/wiki/Assets/Images/MigrasiWiki5.png</text:p>
          </table:table-cell>
          <table:table-cell table:formula="of:=&quot;[ &quot;&amp;[.A117]&amp;&quot; ](&quot;&amp;[.C117]&amp;&quot;)&quot;" office:value-type="string" office:string-value="[ MigrasiWiki5.png ](/wiki/Assets/Images/MigrasiWiki5.png)" calcext:value-type="string">
            <text:p>[ MigrasiWiki5.png ](/wiki/Assets/Images/MigrasiWiki5.png)</text:p>
          </table:table-cell>
        </table:table-row>
        <table:table-row table:style-name="ro1">
          <table:table-cell table:number-columns-repeated="2" office:value-type="string" calcext:value-type="string">
            <text:p>MigrasiWiki6.png</text:p>
          </table:table-cell>
          <table:table-cell table:formula="of:=[.$B$86]&amp;[.B118]" office:value-type="string" office:string-value="/wiki/Assets/Images/MigrasiWiki6.png" calcext:value-type="string">
            <text:p>/wiki/Assets/Images/MigrasiWiki6.png</text:p>
          </table:table-cell>
          <table:table-cell table:formula="of:=&quot;[ &quot;&amp;[.A118]&amp;&quot; ](&quot;&amp;[.C118]&amp;&quot;)&quot;" office:value-type="string" office:string-value="[ MigrasiWiki6.png ](/wiki/Assets/Images/MigrasiWiki6.png)" calcext:value-type="string">
            <text:p>[ MigrasiWiki6.png ](/wiki/Assets/Images/MigrasiWiki6.png)</text:p>
          </table:table-cell>
        </table:table-row>
        <table:table-row table:style-name="ro1">
          <table:table-cell table:number-columns-repeated="2" office:value-type="string" calcext:value-type="string">
            <text:p>PreviewWiki.png</text:p>
          </table:table-cell>
          <table:table-cell table:formula="of:=[.$B$86]&amp;[.B119]" office:value-type="string" office:string-value="/wiki/Assets/Images/PreviewWiki.png" calcext:value-type="string">
            <text:p>/wiki/Assets/Images/PreviewWiki.png</text:p>
          </table:table-cell>
          <table:table-cell table:formula="of:=&quot;[ &quot;&amp;[.A119]&amp;&quot; ](&quot;&amp;[.C119]&amp;&quot;)&quot;" office:value-type="string" office:string-value="[ PreviewWiki.png ](/wiki/Assets/Images/PreviewWiki.png)" calcext:value-type="string">
            <text:p>[ PreviewWiki.png ](/wiki/Assets/Images/PreviewWiki.png)</text:p>
          </table:table-cell>
        </table:table-row>
        <table:table-row table:style-name="ro1">
          <table:table-cell table:number-columns-repeated="2" office:value-type="string" calcext:value-type="string">
            <text:p>SimpanWiki2.png</text:p>
          </table:table-cell>
          <table:table-cell table:formula="of:=[.$B$86]&amp;[.B120]" office:value-type="string" office:string-value="/wiki/Assets/Images/SimpanWiki2.png" calcext:value-type="string">
            <text:p>/wiki/Assets/Images/SimpanWiki2.png</text:p>
          </table:table-cell>
          <table:table-cell table:formula="of:=&quot;[ &quot;&amp;[.A120]&amp;&quot; ](&quot;&amp;[.C120]&amp;&quot;)&quot;" office:value-type="string" office:string-value="[ SimpanWiki2.png ](/wiki/Assets/Images/SimpanWiki2.png)" calcext:value-type="string">
            <text:p>[ SimpanWiki2.png ](/wiki/Assets/Images/SimpanWiki2.png)</text:p>
          </table:table-cell>
        </table:table-row>
        <table:table-row table:style-name="ro1">
          <table:table-cell table:number-columns-repeated="2" office:value-type="string" calcext:value-type="string">
            <text:p>SimpanWiki3.png</text:p>
          </table:table-cell>
          <table:table-cell table:formula="of:=[.$B$86]&amp;[.B121]" office:value-type="string" office:string-value="/wiki/Assets/Images/SimpanWiki3.png" calcext:value-type="string">
            <text:p>/wiki/Assets/Images/SimpanWiki3.png</text:p>
          </table:table-cell>
          <table:table-cell table:formula="of:=&quot;[ &quot;&amp;[.A121]&amp;&quot; ](&quot;&amp;[.C121]&amp;&quot;)&quot;" office:value-type="string" office:string-value="[ SimpanWiki3.png ](/wiki/Assets/Images/SimpanWiki3.png)" calcext:value-type="string">
            <text:p>[ SimpanWiki3.png ](/wiki/Assets/Images/SimpanWiki3.png)</text:p>
          </table:table-cell>
        </table:table-row>
        <table:table-row table:style-name="ro1">
          <table:table-cell table:number-columns-repeated="2" office:value-type="string" calcext:value-type="string">
            <text:p>SimpanWiki.png</text:p>
          </table:table-cell>
          <table:table-cell table:formula="of:=[.$B$86]&amp;[.B122]" office:value-type="string" office:string-value="/wiki/Assets/Images/SimpanWiki.png" calcext:value-type="string">
            <text:p>/wiki/Assets/Images/SimpanWiki.png</text:p>
          </table:table-cell>
          <table:table-cell table:formula="of:=&quot;[ &quot;&amp;[.A122]&amp;&quot; ](&quot;&amp;[.C122]&amp;&quot;)&quot;" office:value-type="string" office:string-value="[ SimpanWiki.png ](/wiki/Assets/Images/SimpanWiki.png)" calcext:value-type="string">
            <text:p>[ SimpanWiki.png ](/wiki/Assets/Images/SimpanWiki.png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ssets/Images/Markdown/</text:p>
          </table:table-cell>
          <table:table-cell table:formula="of:=[.B124]" office:value-type="string" office:string-value="/wiki/Assets/Images/Markdown/" calcext:value-type="string">
            <text:p>/wiki/Assets/Images/Markdown/</text:p>
          </table:table-cell>
          <table:table-cell table:formula="of:=&quot;[ &quot;&amp;[.A124]&amp;&quot; ](&quot;&amp;[.C124]&amp;&quot;)&quot;" office:value-type="string" office:string-value="[ /wiki/Assets/Images/Markdown/ ](/wiki/Assets/Images/Markdown/)" calcext:value-type="string">
            <text:p>[ /wiki/Assets/Images/Markdown/ ](/wiki/Assets/Images/Markdown/)</text:p>
          </table:table-cell>
        </table:table-row>
        <table:table-row table:style-name="ro1">
          <table:table-cell table:number-columns-repeated="2" office:value-type="string" calcext:value-type="string">
            <text:p>Daftar.png</text:p>
          </table:table-cell>
          <table:table-cell table:formula="of:=[.$B$124]&amp;[.B125]" office:value-type="string" office:string-value="/wiki/Assets/Images/Markdown/Daftar.png" calcext:value-type="string">
            <text:p>/wiki/Assets/Images/Markdown/Daftar.png</text:p>
          </table:table-cell>
          <table:table-cell table:formula="of:=&quot;[ &quot;&amp;[.A125]&amp;&quot; ](&quot;&amp;[.C125]&amp;&quot;)&quot;" office:value-type="string" office:string-value="[ Daftar.png ](/wiki/Assets/Images/Markdown/Daftar.png)" calcext:value-type="string">
            <text:p>[ Daftar.png ](/wiki/Assets/Images/Markdown/Daftar.png)</text:p>
          </table:table-cell>
        </table:table-row>
        <table:table-row table:style-name="ro1">
          <table:table-cell table:number-columns-repeated="2" office:value-type="string" calcext:value-type="string">
            <text:p>Karakter.png</text:p>
          </table:table-cell>
          <table:table-cell table:formula="of:=[.$B$124]&amp;[.B126]" office:value-type="string" office:string-value="/wiki/Assets/Images/Markdown/Karakter.png" calcext:value-type="string">
            <text:p>/wiki/Assets/Images/Markdown/Karakter.png</text:p>
          </table:table-cell>
          <table:table-cell table:formula="of:=&quot;[ &quot;&amp;[.A126]&amp;&quot; ](&quot;&amp;[.C126]&amp;&quot;)&quot;" office:value-type="string" office:string-value="[ Karakter.png ](/wiki/Assets/Images/Markdown/Karakter.png)" calcext:value-type="string">
            <text:p>[ Karakter.png ](/wiki/Assets/Images/Markdown/Karakter.png)</text:p>
          </table:table-cell>
        </table:table-row>
        <table:table-row table:style-name="ro1">
          <table:table-cell table:number-columns-repeated="2" office:value-type="string" calcext:value-type="string">
            <text:p>Tajuk.png</text:p>
          </table:table-cell>
          <table:table-cell table:formula="of:=[.$B$124]&amp;[.B127]" office:value-type="string" office:string-value="/wiki/Assets/Images/Markdown/Tajuk.png" calcext:value-type="string">
            <text:p>/wiki/Assets/Images/Markdown/Tajuk.png</text:p>
          </table:table-cell>
          <table:table-cell table:formula="of:=&quot;[ &quot;&amp;[.A127]&amp;&quot; ](&quot;&amp;[.C127]&amp;&quot;)&quot;" office:value-type="string" office:string-value="[ Tajuk.png ](/wiki/Assets/Images/Markdown/Tajuk.png)" calcext:value-type="string">
            <text:p>[ Tajuk.png ](/wiki/Assets/Images/Markdown/Tajuk.png)</text:p>
          </table:table-cell>
        </table:table-row>
        <table:table-row table:style-name="ro1">
          <table:table-cell table:number-columns-repeated="2" office:value-type="string" calcext:value-type="string">
            <text:p>TOC.png</text:p>
          </table:table-cell>
          <table:table-cell table:formula="of:=[.$B$124]&amp;[.B128]" office:value-type="string" office:string-value="/wiki/Assets/Images/Markdown/TOC.png" calcext:value-type="string">
            <text:p>/wiki/Assets/Images/Markdown/TOC.png</text:p>
          </table:table-cell>
          <table:table-cell table:formula="of:=&quot;[ &quot;&amp;[.A128]&amp;&quot; ](&quot;&amp;[.C128]&amp;&quot;)&quot;" office:value-type="string" office:string-value="[ TOC.png ](/wiki/Assets/Images/Markdown/TOC.png)" calcext:value-type="string">
            <text:p>[ TOC.png ](/wiki/Assets/Images/Markdown/TOC.png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ssets/Others/</text:p>
          </table:table-cell>
          <table:table-cell table:formula="of:=[.B130]" office:value-type="string" office:string-value="/wiki/Assets/Others/" calcext:value-type="string">
            <text:p>/wiki/Assets/Others/</text:p>
          </table:table-cell>
          <table:table-cell table:formula="of:=&quot;[ &quot;&amp;[.A130]&amp;&quot; ](&quot;&amp;[.C130]&amp;&quot;)&quot;" office:value-type="string" office:string-value="[ /wiki/Assets/Others/ ](/wiki/Assets/Others/)" calcext:value-type="string">
            <text:p>[ /wiki/Assets/Others/ ](/wiki/Assets/Others/)</text:p>
          </table:table-cell>
        </table:table-row>
        <table:table-row table:style-name="ro1">
          <table:table-cell table:number-columns-repeated="2" office:value-type="string" calcext:value-type="string">
            <text:p>DaftarIsiWiki.ods</text:p>
          </table:table-cell>
          <table:table-cell table:formula="of:=[.$B$130]&amp;[.B131]" office:value-type="string" office:string-value="/wiki/Assets/Others/DaftarIsiWiki.ods" calcext:value-type="string">
            <text:p>/wiki/Assets/Others/DaftarIsiWiki.ods</text:p>
          </table:table-cell>
          <table:table-cell table:formula="of:=&quot;[ &quot;&amp;[.A131]&amp;&quot; ](&quot;&amp;[.C131]&amp;&quot;)&quot;" office:value-type="string" office:string-value="[ DaftarIsiWiki.ods ](/wiki/Assets/Others/DaftarIsiWiki.ods)" calcext:value-type="string">
            <text:p>[ DaftarIsiWiki.ods ](/wiki/Assets/Others/DaftarIsiWiki.ods)</text:p>
          </table:table-cell>
        </table:table-row>
        <table:table-row table:style-name="ro1">
          <table:table-cell table:number-columns-repeated="2" office:value-type="string" calcext:value-type="string">
            <text:p>DaftarIsltilah.ods</text:p>
          </table:table-cell>
          <table:table-cell table:formula="of:=[.$B$130]&amp;[.B132]" office:value-type="string" office:string-value="/wiki/Assets/Others/DaftarIsltilah.ods" calcext:value-type="string">
            <text:p>/wiki/Assets/Others/DaftarIsltilah.ods</text:p>
          </table:table-cell>
          <table:table-cell table:formula="of:=&quot;[ &quot;&amp;[.A132]&amp;&quot; ](&quot;&amp;[.C132]&amp;&quot;)&quot;" office:value-type="string" office:string-value="[ DaftarIsltilah.ods ](/wiki/Assets/Others/DaftarIsltilah.ods)" calcext:value-type="string">
            <text:p>[ DaftarIsltilah.ods ](/wiki/Assets/Others/DaftarIsltilah.ods)</text:p>
          </table:table-cell>
        </table:table-row>
        <table:table-row table:style-name="ro1">
          <table:table-cell table:number-columns-repeated="2" office:value-type="string" calcext:value-type="string">
            <text:p>DaftarRapat.ods</text:p>
          </table:table-cell>
          <table:table-cell table:formula="of:=[.$B$130]&amp;[.B133]" office:value-type="string" office:string-value="/wiki/Assets/Others/DaftarRapat.ods" calcext:value-type="string">
            <text:p>/wiki/Assets/Others/DaftarRapat.ods</text:p>
          </table:table-cell>
          <table:table-cell table:formula="of:=&quot;[ &quot;&amp;[.A133]&amp;&quot; ](&quot;&amp;[.C133]&amp;&quot;)&quot;" office:value-type="string" office:string-value="[ DaftarRapat.ods ](/wiki/Assets/Others/DaftarRapat.ods)" calcext:value-type="string">
            <text:p>[ DaftarRapat.ods ](/wiki/Assets/Others/DaftarRapat.ods)</text:p>
          </table:table-cell>
        </table:table-row>
        <table:table-row table:style-name="ro1">
          <table:table-cell table:number-columns-repeated="2" office:value-type="string" calcext:value-type="string">
            <text:p>DaftarSpek.ods</text:p>
          </table:table-cell>
          <table:table-cell table:formula="of:=[.$B$130]&amp;[.B134]" office:value-type="string" office:string-value="/wiki/Assets/Others/DaftarSpek.ods" calcext:value-type="string">
            <text:p>/wiki/Assets/Others/DaftarSpek.ods</text:p>
          </table:table-cell>
          <table:table-cell table:formula="of:=&quot;[ &quot;&amp;[.A134]&amp;&quot; ](&quot;&amp;[.C134]&amp;&quot;)&quot;" office:value-type="string" office:string-value="[ DaftarSpek.ods ](/wiki/Assets/Others/DaftarSpek.ods)" calcext:value-type="string">
            <text:p>[ DaftarSpek.ods ](/wiki/Assets/Others/DaftarSpek.ods)</text:p>
          </table:table-cell>
        </table:table-row>
        <table:table-row table:style-name="ro1">
          <table:table-cell table:number-columns-repeated="2" office:value-type="string" calcext:value-type="string">
            <text:p>JadwalRilis.ods</text:p>
          </table:table-cell>
          <table:table-cell table:formula="of:=[.$B$130]&amp;[.B135]" office:value-type="string" office:string-value="/wiki/Assets/Others/JadwalRilis.ods" calcext:value-type="string">
            <text:p>/wiki/Assets/Others/JadwalRilis.ods</text:p>
          </table:table-cell>
          <table:table-cell table:formula="of:=&quot;[ &quot;&amp;[.A135]&amp;&quot; ](&quot;&amp;[.C135]&amp;&quot;)&quot;" office:value-type="string" office:string-value="[ JadwalRilis.ods ](/wiki/Assets/Others/JadwalRilis.ods)" calcext:value-type="string">
            <text:p>[ JadwalRilis.ods ](/wiki/Assets/Others/JadwalRilis.ods)</text:p>
          </table:table-cell>
        </table:table-row>
        <table:table-row table:style-name="ro1">
          <table:table-cell table:number-columns-repeated="2" office:value-type="string" calcext:value-type="string">
            <text:p>BlankOnReport.pdf</text:p>
          </table:table-cell>
          <table:table-cell table:formula="of:=[.$B$130]&amp;[.B136]" office:value-type="string" office:string-value="/wiki/Assets/Others/BlankOnReport.pdf" calcext:value-type="string">
            <text:p>/wiki/Assets/Others/BlankOnReport.pdf</text:p>
          </table:table-cell>
          <table:table-cell table:formula="of:=&quot;[ &quot;&amp;[.A136]&amp;&quot; ](&quot;&amp;[.C136]&amp;&quot;)&quot;" office:value-type="string" office:string-value="[ BlankOnReport.pdf ](/wiki/Assets/Others/BlankOnReport.pdf)" calcext:value-type="string">
            <text:p>[ BlankOnReport.pdf ](/wiki/Assets/Others/BlankOnReport.pdf)</text:p>
          </table:table-cell>
        </table:table-row>
        <table:table-row table:style-name="ro1">
          <table:table-cell table:number-columns-repeated="2" office:value-type="string" calcext:value-type="string">
            <text:p>BukuPanduanMeuligoe.pdf</text:p>
          </table:table-cell>
          <table:table-cell table:formula="of:=[.$B$130]&amp;[.B137]" office:value-type="string" office:string-value="/wiki/Assets/Others/BukuPanduanMeuligoe.pdf" calcext:value-type="string">
            <text:p>/wiki/Assets/Others/BukuPanduanMeuligoe.pdf</text:p>
          </table:table-cell>
          <table:table-cell table:formula="of:=&quot;[ &quot;&amp;[.A137]&amp;&quot; ](&quot;&amp;[.C137]&amp;&quot;)&quot;" office:value-type="string" office:string-value="[ BukuPanduanMeuligoe.pdf ](/wiki/Assets/Others/BukuPanduanMeuligoe.pdf)" calcext:value-type="string">
            <text:p>[ BukuPanduanMeuligoe.pdf ](/wiki/Assets/Others/BukuPanduanMeuligoe.pdf)</text:p>
          </table:table-cell>
        </table:table-row>
        <table:table-row table:style-name="ro1">
          <table:table-cell table:number-columns-repeated="2" office:value-type="string" calcext:value-type="string">
            <text:p>BukuPanduanRote.pdf</text:p>
          </table:table-cell>
          <table:table-cell table:formula="of:=[.$B$130]&amp;[.B138]" office:value-type="string" office:string-value="/wiki/Assets/Others/BukuPanduanRote.pdf" calcext:value-type="string">
            <text:p>/wiki/Assets/Others/BukuPanduanRote.pdf</text:p>
          </table:table-cell>
          <table:table-cell table:formula="of:=&quot;[ &quot;&amp;[.A138]&amp;&quot; ](&quot;&amp;[.C138]&amp;&quot;)&quot;" office:value-type="string" office:string-value="[ BukuPanduanRote.pdf ](/wiki/Assets/Others/BukuPanduanRote.pdf)" calcext:value-type="string">
            <text:p>[ BukuPanduanRote.pdf ](/wiki/Assets/Others/BukuPanduanRote.pdf)</text:p>
          </table:table-cell>
        </table:table-row>
        <table:table-row table:style-name="ro1">
          <table:table-cell table:number-columns-repeated="2" office:value-type="string" calcext:value-type="string">
            <text:p>LogKelasPembuatanTemplatBukuPanduanBlankOnUluwatuKedua.pdf</text:p>
          </table:table-cell>
          <table:table-cell table:formula="of:=[.$B$130]&amp;[.B139]" office:value-type="string" office:string-value="/wiki/Assets/Others/LogKelasPembuatanTemplatBukuPanduanBlankOnUluwatuKedua.pdf" calcext:value-type="string">
            <text:p>/wiki/Assets/Others/LogKelasPembuatanTemplatBukuPanduanBlankOnUluwatuKedua.pdf</text:p>
          </table:table-cell>
          <table:table-cell table:formula="of:=&quot;[ &quot;&amp;[.A139]&amp;&quot; ](&quot;&amp;[.C139]&amp;&quot;)&quot;" office:value-type="string" office:string-value="[ LogKelasPembuatanTemplatBukuPanduanBlankOnUluwatuKedua.pdf ](/wiki/Assets/Others/LogKelasPembuatanTemplatBukuPanduanBlankOnUluwatuKedua.pdf)" calcext:value-type="string">
            <text:p>[ LogKelasPembuatanTemplatBukuPanduanBlankOnUluwatuKedua.pdf ](/wiki/Assets/Others/LogKelasPembuatanTemplatBukuPanduanBlankOnUluwatuKedua.pdf)</text:p>
          </table:table-cell>
        </table:table-row>
        <table:table-row table:style-name="ro1">
          <table:table-cell table:number-columns-repeated="2" office:value-type="string" calcext:value-type="string">
            <text:p>LogKelasPembuatanTemplatBukuPanduanBlankOnUluwatuPertama.pdf</text:p>
          </table:table-cell>
          <table:table-cell table:formula="of:=[.$B$130]&amp;[.B140]" office:value-type="string" office:string-value="/wiki/Assets/Others/LogKelasPembuatanTemplatBukuPanduanBlankOnUluwatuPertama.pdf" calcext:value-type="string">
            <text:p>/wiki/Assets/Others/LogKelasPembuatanTemplatBukuPanduanBlankOnUluwatuPertama.pdf</text:p>
          </table:table-cell>
          <table:table-cell table:formula="of:=&quot;[ &quot;&amp;[.A140]&amp;&quot; ](&quot;&amp;[.C140]&amp;&quot;)&quot;" office:value-type="string" office:string-value="[ LogKelasPembuatanTemplatBukuPanduanBlankOnUluwatuPertama.pdf ](/wiki/Assets/Others/LogKelasPembuatanTemplatBukuPanduanBlankOnUluwatuPertama.pdf)" calcext:value-type="string">
            <text:p>[ LogKelasPembuatanTemplatBukuPanduanBlankOnUluwatuPertama.pdf ](/wiki/Assets/Others/LogKelasPembuatanTemplatBukuPanduanBlankOnUluwatuPertama.pdf)</text:p>
          </table:table-cell>
        </table:table-row>
        <table:table-row table:style-name="ro1">
          <table:table-cell table:number-columns-repeated="2" office:value-type="string" calcext:value-type="string">
            <text:p>LogLokakaryaMembuatDaftarIsiOtomatis.pdf</text:p>
          </table:table-cell>
          <table:table-cell table:formula="of:=[.$B$130]&amp;[.B141]" office:value-type="string" office:string-value="/wiki/Assets/Others/LogLokakaryaMembuatDaftarIsiOtomatis.pdf" calcext:value-type="string">
            <text:p>/wiki/Assets/Others/LogLokakaryaMembuatDaftarIsiOtomatis.pdf</text:p>
          </table:table-cell>
          <table:table-cell table:formula="of:=&quot;[ &quot;&amp;[.A141]&amp;&quot; ](&quot;&amp;[.C141]&amp;&quot;)&quot;" office:value-type="string" office:string-value="[ LogLokakaryaMembuatDaftarIsiOtomatis.pdf ](/wiki/Assets/Others/LogLokakaryaMembuatDaftarIsiOtomatis.pdf)" calcext:value-type="string">
            <text:p>[ LogLokakaryaMembuatDaftarIsiOtomatis.pdf ](/wiki/Assets/Others/LogLokakaryaMembuatDaftarIsiOtomatis.pdf)</text:p>
          </table:table-cell>
        </table:table-row>
        <table:table-row table:style-name="ro1">
          <table:table-cell table:number-columns-repeated="2" office:value-type="string" calcext:value-type="string">
            <text:p>MenjadiPengembangBlankOn.pdf</text:p>
          </table:table-cell>
          <table:table-cell table:formula="of:=[.$B$130]&amp;[.B142]" office:value-type="string" office:string-value="/wiki/Assets/Others/MenjadiPengembangBlankOn.pdf" calcext:value-type="string">
            <text:p>/wiki/Assets/Others/MenjadiPengembangBlankOn.pdf</text:p>
          </table:table-cell>
          <table:table-cell table:formula="of:=&quot;[ &quot;&amp;[.A142]&amp;&quot; ](&quot;&amp;[.C142]&amp;&quot;)&quot;" office:value-type="string" office:string-value="[ MenjadiPengembangBlankOn.pdf ](/wiki/Assets/Others/MenjadiPengembangBlankOn.pdf)" calcext:value-type="string">
            <text:p>[ MenjadiPengembangBlankOn.pdf ](/wiki/Assets/Others/MenjadiPengembangBlankOn.pdf)</text:p>
          </table:table-cell>
        </table:table-row>
        <table:table-row table:style-name="ro1">
          <table:table-cell table:number-columns-repeated="2" office:value-type="string" calcext:value-type="string">
            <text:p>PedomanPenulisanAksaraJawa.pdf</text:p>
          </table:table-cell>
          <table:table-cell table:formula="of:=[.$B$130]&amp;[.B143]" office:value-type="string" office:string-value="/wiki/Assets/Others/PedomanPenulisanAksaraJawa.pdf" calcext:value-type="string">
            <text:p>/wiki/Assets/Others/PedomanPenulisanAksaraJawa.pdf</text:p>
          </table:table-cell>
          <table:table-cell table:formula="of:=&quot;[ &quot;&amp;[.A143]&amp;&quot; ](&quot;&amp;[.C143]&amp;&quot;)&quot;" office:value-type="string" office:string-value="[ PedomanPenulisanAksaraJawa.pdf ](/wiki/Assets/Others/PedomanPenulisanAksaraJawa.pdf)" calcext:value-type="string">
            <text:p>[ PedomanPenulisanAksaraJawa.pdf ](/wiki/Assets/Others/PedomanPenulisanAksaraJawa.pdf)</text:p>
          </table:table-cell>
        </table:table-row>
        <table:table-row table:style-name="ro1">
          <table:table-cell table:number-columns-repeated="2" office:value-type="string" calcext:value-type="string">
            <text:p>PengenalanProyekBlankOn.pdf</text:p>
          </table:table-cell>
          <table:table-cell table:formula="of:=[.$B$130]&amp;[.B144]" office:value-type="string" office:string-value="/wiki/Assets/Others/PengenalanProyekBlankOn.pdf" calcext:value-type="string">
            <text:p>/wiki/Assets/Others/PengenalanProyekBlankOn.pdf</text:p>
          </table:table-cell>
          <table:table-cell table:formula="of:=&quot;[ &quot;&amp;[.A144]&amp;&quot; ](&quot;&amp;[.C144]&amp;&quot;)&quot;" office:value-type="string" office:string-value="[ PengenalanProyekBlankOn.pdf ](/wiki/Assets/Others/PengenalanProyekBlankOn.pdf)" calcext:value-type="string">
            <text:p>[ PengenalanProyekBlankOn.pdf ](/wiki/Assets/Others/PengenalanProyekBlankOn.pdf)</text:p>
          </table:table-cell>
        </table:table-row>
        <table:table-row table:style-name="ro1">
          <table:table-cell table:number-columns-repeated="2" office:value-type="string" calcext:value-type="string">
            <text:p>UlasanBlankOn1.pdf</text:p>
          </table:table-cell>
          <table:table-cell table:formula="of:=[.$B$130]&amp;[.B145]" office:value-type="string" office:string-value="/wiki/Assets/Others/UlasanBlankOn1.pdf" calcext:value-type="string">
            <text:p>/wiki/Assets/Others/UlasanBlankOn1.pdf</text:p>
          </table:table-cell>
          <table:table-cell table:formula="of:=&quot;[ &quot;&amp;[.A145]&amp;&quot; ](&quot;&amp;[.C145]&amp;&quot;)&quot;" office:value-type="string" office:string-value="[ UlasanBlankOn1.pdf ](/wiki/Assets/Others/UlasanBlankOn1.pdf)" calcext:value-type="string">
            <text:p>[ UlasanBlankOn1.pdf ](/wiki/Assets/Others/UlasanBlankOn1.pdf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CakramPengaya/</text:p>
          </table:table-cell>
          <table:table-cell table:formula="of:=[.B147]" office:value-type="string" office:string-value="/wiki/CakramPengaya/" calcext:value-type="string">
            <text:p>/wiki/CakramPengaya/</text:p>
          </table:table-cell>
          <table:table-cell table:formula="of:=&quot;[ &quot;&amp;[.A147]&amp;&quot; ](&quot;&amp;[.C147]&amp;&quot;)&quot;" office:value-type="string" office:string-value="[ /wiki/CakramPengaya/ ](/wiki/CakramPengaya/)" calcext:value-type="string">
            <text:p>[ /wiki/CakramPengaya/ ](/wiki/CakramPengaya/)</text:p>
          </table:table-cell>
        </table:table-row>
        <table:table-row table:style-name="ro1">
          <table:table-cell office:value-type="string" calcext:value-type="string">
            <text:p>CakramPengaya</text:p>
          </table:table-cell>
          <table:table-cell office:value-type="string" calcext:value-type="string">
            <text:p>CakramPengaya.md</text:p>
          </table:table-cell>
          <table:table-cell table:formula="of:=[.$B$147]&amp;[.B148]" office:value-type="string" office:string-value="/wiki/CakramPengaya/CakramPengaya.md" calcext:value-type="string">
            <text:p>/wiki/CakramPengaya/CakramPengaya.md</text:p>
          </table:table-cell>
          <table:table-cell table:formula="of:=&quot;[ &quot;&amp;[.A148]&amp;&quot; ](&quot;&amp;[.C148]&amp;&quot;)&quot;" office:value-type="string" office:string-value="[ CakramPengaya ](/wiki/CakramPengaya/CakramPengaya.md)" calcext:value-type="string">
            <text:p>[ CakramPengaya ](/wiki/CakramPengaya/CakramPengaya.md)</text:p>
          </table:table-cell>
        </table:table-row>
        <table:table-row table:style-name="ro1">
          <table:table-cell office:value-type="string" calcext:value-type="string">
            <text:p>CD1</text:p>
          </table:table-cell>
          <table:table-cell office:value-type="string" calcext:value-type="string">
            <text:p>CD1.md</text:p>
          </table:table-cell>
          <table:table-cell table:formula="of:=[.$B$147]&amp;[.B149]" office:value-type="string" office:string-value="/wiki/CakramPengaya/CD1.md" calcext:value-type="string">
            <text:p>/wiki/CakramPengaya/CD1.md</text:p>
          </table:table-cell>
          <table:table-cell table:formula="of:=&quot;[ &quot;&amp;[.A149]&amp;&quot; ](&quot;&amp;[.C149]&amp;&quot;)&quot;" office:value-type="string" office:string-value="[ CD1 ](/wiki/CakramPengaya/CD1.md)" calcext:value-type="string">
            <text:p>[ CD1 ](/wiki/CakramPengaya/CD1.md)</text:p>
          </table:table-cell>
        </table:table-row>
        <table:table-row table:style-name="ro1">
          <table:table-cell office:value-type="string" calcext:value-type="string">
            <text:p>CD2</text:p>
          </table:table-cell>
          <table:table-cell office:value-type="string" calcext:value-type="string">
            <text:p>CD2.md</text:p>
          </table:table-cell>
          <table:table-cell table:formula="of:=[.$B$147]&amp;[.B150]" office:value-type="string" office:string-value="/wiki/CakramPengaya/CD2.md" calcext:value-type="string">
            <text:p>/wiki/CakramPengaya/CD2.md</text:p>
          </table:table-cell>
          <table:table-cell table:formula="of:=&quot;[ &quot;&amp;[.A150]&amp;&quot; ](&quot;&amp;[.C150]&amp;&quot;)&quot;" office:value-type="string" office:string-value="[ CD2 ](/wiki/CakramPengaya/CD2.md)" calcext:value-type="string">
            <text:p>[ CD2 ](/wiki/CakramPengaya/CD2.md)</text:p>
          </table:table-cell>
        </table:table-row>
        <table:table-row table:style-name="ro1">
          <table:table-cell office:value-type="string" calcext:value-type="string">
            <text:p>CD3</text:p>
          </table:table-cell>
          <table:table-cell office:value-type="string" calcext:value-type="string">
            <text:p>CD3.md</text:p>
          </table:table-cell>
          <table:table-cell table:formula="of:=[.$B$147]&amp;[.B151]" office:value-type="string" office:string-value="/wiki/CakramPengaya/CD3.md" calcext:value-type="string">
            <text:p>/wiki/CakramPengaya/CD3.md</text:p>
          </table:table-cell>
          <table:table-cell table:formula="of:=&quot;[ &quot;&amp;[.A151]&amp;&quot; ](&quot;&amp;[.C151]&amp;&quot;)&quot;" office:value-type="string" office:string-value="[ CD3 ](/wiki/CakramPengaya/CD3.md)" calcext:value-type="string">
            <text:p>[ CD3 ](/wiki/CakramPengaya/CD3.md)</text:p>
          </table:table-cell>
        </table:table-row>
        <table:table-row table:style-name="ro1">
          <table:table-cell office:value-type="string" calcext:value-type="string">
            <text:p>CD4</text:p>
          </table:table-cell>
          <table:table-cell office:value-type="string" calcext:value-type="string">
            <text:p>CD4.md</text:p>
          </table:table-cell>
          <table:table-cell table:formula="of:=[.$B$147]&amp;[.B152]" office:value-type="string" office:string-value="/wiki/CakramPengaya/CD4.md" calcext:value-type="string">
            <text:p>/wiki/CakramPengaya/CD4.md</text:p>
          </table:table-cell>
          <table:table-cell table:formula="of:=&quot;[ &quot;&amp;[.A152]&amp;&quot; ](&quot;&amp;[.C152]&amp;&quot;)&quot;" office:value-type="string" office:string-value="[ CD4 ](/wiki/CakramPengaya/CD4.md)" calcext:value-type="string">
            <text:p>[ CD4 ](/wiki/CakramPengaya/CD4.md)</text:p>
          </table:table-cell>
        </table:table-row>
        <table:table-row table:style-name="ro1">
          <table:table-cell office:value-type="string" calcext:value-type="string">
            <text:p>Kreatif</text:p>
          </table:table-cell>
          <table:table-cell office:value-type="string" calcext:value-type="string">
            <text:p>Kreatif.md</text:p>
          </table:table-cell>
          <table:table-cell table:formula="of:=[.$B$147]&amp;[.B153]" office:value-type="string" office:string-value="/wiki/CakramPengaya/Kreatif.md" calcext:value-type="string">
            <text:p>/wiki/CakramPengaya/Kreatif.md</text:p>
          </table:table-cell>
          <table:table-cell table:formula="of:=&quot;[ &quot;&amp;[.A153]&amp;&quot; ](&quot;&amp;[.C153]&amp;&quot;)&quot;" office:value-type="string" office:string-value="[ Kreatif ](/wiki/CakramPengaya/Kreatif.md)" calcext:value-type="string">
            <text:p>[ Kreatif ](/wiki/CakramPengaya/Kreatif.md)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ultimedia.md</text:p>
          </table:table-cell>
          <table:table-cell table:formula="of:=[.$B$147]&amp;[.B154]" office:value-type="string" office:string-value="/wiki/CakramPengaya/Multimedia.md" calcext:value-type="string">
            <text:p>/wiki/CakramPengaya/Multimedia.md</text:p>
          </table:table-cell>
          <table:table-cell table:formula="of:=&quot;[ &quot;&amp;[.A154]&amp;&quot; ](&quot;&amp;[.C154]&amp;&quot;)&quot;" office:value-type="string" office:string-value="[ Multimedia ](/wiki/CakramPengaya/Multimedia.md)" calcext:value-type="string">
            <text:p>[ Multimedia ](/wiki/CakramPengaya/Multimedia.md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Request.md</text:p>
          </table:table-cell>
          <table:table-cell table:formula="of:=[.$B$147]&amp;[.B155]" office:value-type="string" office:string-value="/wiki/CakramPengaya/Request.md" calcext:value-type="string">
            <text:p>/wiki/CakramPengaya/Request.md</text:p>
          </table:table-cell>
          <table:table-cell table:formula="of:=&quot;[ &quot;&amp;[.A155]&amp;&quot; ](&quot;&amp;[.C155]&amp;&quot;)&quot;" office:value-type="string" office:string-value="[ Request ](/wiki/CakramPengaya/Request.md)" calcext:value-type="string">
            <text:p>[ Request ](/wiki/CakramPengaya/Reques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DaftarIsi/</text:p>
          </table:table-cell>
          <table:table-cell table:formula="of:=[.B157]" office:value-type="string" office:string-value="/wiki/DaftarIsi/" calcext:value-type="string">
            <text:p>/wiki/DaftarIsi/</text:p>
          </table:table-cell>
          <table:table-cell table:formula="of:=&quot;[ &quot;&amp;[.A157]&amp;&quot; ](&quot;&amp;[.C157]&amp;&quot;)&quot;" office:value-type="string" office:string-value="[ /wiki/DaftarIsi/ ](/wiki/DaftarIsi/)" calcext:value-type="string">
            <text:p>[ /wiki/DaftarIsi/ ](/wiki/DaftarIsi/)</text:p>
          </table:table-cell>
        </table:table-row>
        <table:table-row table:style-name="ro1">
          <table:table-cell office:value-type="string" calcext:value-type="string">
            <text:p>AssetsImages</text:p>
          </table:table-cell>
          <table:table-cell office:value-type="string" calcext:value-type="string">
            <text:p>AssetsImages.md</text:p>
          </table:table-cell>
          <table:table-cell table:formula="of:=[.$B$157]&amp;[.B158]" office:value-type="string" office:string-value="/wiki/DaftarIsi/AssetsImages.md" calcext:value-type="string">
            <text:p>/wiki/DaftarIsi/AssetsImages.md</text:p>
          </table:table-cell>
          <table:table-cell table:formula="of:=&quot;[ &quot;&amp;[.A158]&amp;&quot; ](&quot;&amp;[.C158]&amp;&quot;)&quot;" office:value-type="string" office:string-value="[ AssetsImages ](/wiki/DaftarIsi/AssetsImages.md)" calcext:value-type="string">
            <text:p>[ AssetsImages ](/wiki/DaftarIsi/AssetsImages.md)</text:p>
          </table:table-cell>
        </table:table-row>
        <table:table-row table:style-name="ro1">
          <table:table-cell office:value-type="string" calcext:value-type="string">
            <text:p>AssetsOthers</text:p>
          </table:table-cell>
          <table:table-cell office:value-type="string" calcext:value-type="string">
            <text:p>AssetsOthers.md</text:p>
          </table:table-cell>
          <table:table-cell table:formula="of:=[.$B$157]&amp;[.B159]" office:value-type="string" office:string-value="/wiki/DaftarIsi/AssetsOthers.md" calcext:value-type="string">
            <text:p>/wiki/DaftarIsi/AssetsOthers.md</text:p>
          </table:table-cell>
          <table:table-cell table:formula="of:=&quot;[ &quot;&amp;[.A159]&amp;&quot; ](&quot;&amp;[.C159]&amp;&quot;)&quot;" office:value-type="string" office:string-value="[ AssetsOthers ](/wiki/DaftarIsi/AssetsOthers.md)" calcext:value-type="string">
            <text:p>[ AssetsOthers ](/wiki/DaftarIsi/AssetsOthers.md)</text:p>
          </table:table-cell>
        </table:table-row>
        <table:table-row table:style-name="ro1">
          <table:table-cell office:value-type="string" calcext:value-type="string">
            <text:p>Komunitas</text:p>
          </table:table-cell>
          <table:table-cell office:value-type="string" calcext:value-type="string">
            <text:p>Komunitas.md</text:p>
          </table:table-cell>
          <table:table-cell table:formula="of:=[.$B$157]&amp;[.B160]" office:value-type="string" office:string-value="/wiki/DaftarIsi/Komunitas.md" calcext:value-type="string">
            <text:p>/wiki/DaftarIsi/Komunitas.md</text:p>
          </table:table-cell>
          <table:table-cell table:formula="of:=&quot;[ &quot;&amp;[.A160]&amp;&quot; ](&quot;&amp;[.C160]&amp;&quot;)&quot;" office:value-type="string" office:string-value="[ Komunitas ](/wiki/DaftarIsi/Komunitas.md)" calcext:value-type="string">
            <text:p>[ Komunitas ](/wiki/DaftarIsi/Komunitas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157]&amp;[.B161]" office:value-type="string" office:string-value="/wiki/DaftarIsi/README.md" calcext:value-type="string">
            <text:p>/wiki/DaftarIsi/README.md</text:p>
          </table:table-cell>
          <table:table-cell table:formula="of:=&quot;[ &quot;&amp;[.A161]&amp;&quot; ](&quot;&amp;[.C161]&amp;&quot;)&quot;" office:value-type="string" office:string-value="[ README ](/wiki/DaftarIsi/README.md)" calcext:value-type="string">
            <text:p>[ README ](/wiki/DaftarIsi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Instalasi/</text:p>
          </table:table-cell>
          <table:table-cell table:formula="of:=[.B163]" office:value-type="string" office:string-value="/wiki/Instalasi/" calcext:value-type="string">
            <text:p>/wiki/Instalasi/</text:p>
          </table:table-cell>
          <table:table-cell table:formula="of:=&quot;[ &quot;&amp;[.A163]&amp;&quot; ](&quot;&amp;[.C163]&amp;&quot;)&quot;" office:value-type="string" office:string-value="[ /wiki/Instalasi/ ](/wiki/Instalasi/)" calcext:value-type="string">
            <text:p>[ /wiki/Instalasi/ ](/wiki/Instalasi/)</text:p>
          </table:table-cell>
        </table:table-row>
        <table:table-row table:style-name="ro1">
          <table:table-cell office:value-type="string" calcext:value-type="string">
            <text:p>HPLaserJet1020</text:p>
          </table:table-cell>
          <table:table-cell office:value-type="string" calcext:value-type="string">
            <text:p>HPLaserJet1020.md</text:p>
          </table:table-cell>
          <table:table-cell table:formula="of:=[.$B$163]&amp;[.B164]" office:value-type="string" office:string-value="/wiki/Instalasi/HPLaserJet1020.md" calcext:value-type="string">
            <text:p>/wiki/Instalasi/HPLaserJet1020.md</text:p>
          </table:table-cell>
          <table:table-cell table:formula="of:=&quot;[ &quot;&amp;[.A164]&amp;&quot; ](&quot;&amp;[.C164]&amp;&quot;)&quot;" office:value-type="string" office:string-value="[ HPLaserJet1020 ](/wiki/Instalasi/HPLaserJet1020.md)" calcext:value-type="string">
            <text:p>[ HPLaserJet1020 ](/wiki/Instalasi/HPLaserJet1020.md)</text:p>
          </table:table-cell>
        </table:table-row>
        <table:table-row table:style-name="ro1">
          <table:table-cell office:value-type="string" calcext:value-type="string">
            <text:p>IbmLenovo</text:p>
          </table:table-cell>
          <table:table-cell office:value-type="string" calcext:value-type="string">
            <text:p>IbmLenovo.md</text:p>
          </table:table-cell>
          <table:table-cell table:formula="of:=[.$B$163]&amp;[.B165]" office:value-type="string" office:string-value="/wiki/Instalasi/IbmLenovo.md" calcext:value-type="string">
            <text:p>/wiki/Instalasi/IbmLenovo.md</text:p>
          </table:table-cell>
          <table:table-cell table:formula="of:=&quot;[ &quot;&amp;[.A165]&amp;&quot; ](&quot;&amp;[.C165]&amp;&quot;)&quot;" office:value-type="string" office:string-value="[ IbmLenovo ](/wiki/Instalasi/IbmLenovo.md)" calcext:value-type="string">
            <text:p>[ IbmLenovo ](/wiki/Instalasi/IbmLenovo.md)</text:p>
          </table:table-cell>
        </table:table-row>
        <table:table-row table:style-name="ro1">
          <table:table-cell office:value-type="string" calcext:value-type="string">
            <text:p>Instalasi</text:p>
          </table:table-cell>
          <table:table-cell office:value-type="string" calcext:value-type="string">
            <text:p>Instalasi.md</text:p>
          </table:table-cell>
          <table:table-cell table:formula="of:=[.$B$163]&amp;[.B166]" office:value-type="string" office:string-value="/wiki/Instalasi/Instalasi.md" calcext:value-type="string">
            <text:p>/wiki/Instalasi/Instalasi.md</text:p>
          </table:table-cell>
          <table:table-cell table:formula="of:=&quot;[ &quot;&amp;[.A166]&amp;&quot; ](&quot;&amp;[.C166]&amp;&quot;)&quot;" office:value-type="string" office:string-value="[ Instalasi ](/wiki/Instalasi/Instalasi.md)" calcext:value-type="string">
            <text:p>[ Instalasi ](/wiki/Instalasi/Instalasi.md)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Laptop.md</text:p>
          </table:table-cell>
          <table:table-cell table:formula="of:=[.$B$163]&amp;[.B167]" office:value-type="string" office:string-value="/wiki/Instalasi/Laptop.md" calcext:value-type="string">
            <text:p>/wiki/Instalasi/Laptop.md</text:p>
          </table:table-cell>
          <table:table-cell table:formula="of:=&quot;[ &quot;&amp;[.A167]&amp;&quot; ](&quot;&amp;[.C167]&amp;&quot;)&quot;" office:value-type="string" office:string-value="[ Laptop ](/wiki/Instalasi/Laptop.md)" calcext:value-type="string">
            <text:p>[ Laptop ](/wiki/Instalasi/Laptop.md)</text:p>
          </table:table-cell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Toshiba.md</text:p>
          </table:table-cell>
          <table:table-cell table:formula="of:=[.$B$163]&amp;[.B168]" office:value-type="string" office:string-value="/wiki/Instalasi/Toshiba.md" calcext:value-type="string">
            <text:p>/wiki/Instalasi/Toshiba.md</text:p>
          </table:table-cell>
          <table:table-cell table:formula="of:=&quot;[ &quot;&amp;[.A168]&amp;&quot; ](&quot;&amp;[.C168]&amp;&quot;)&quot;" office:value-type="string" office:string-value="[ Toshiba ](/wiki/Instalasi/Toshiba.md)" calcext:value-type="string">
            <text:p>[ Toshiba ](/wiki/Instalasi/Toshiba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Lainnya/</text:p>
          </table:table-cell>
          <table:table-cell table:formula="of:=[.B170]" office:value-type="string" office:string-value="/wiki/Lainnya/" calcext:value-type="string">
            <text:p>/wiki/Lainnya/</text:p>
          </table:table-cell>
          <table:table-cell table:formula="of:=&quot;[ &quot;&amp;[.A170]&amp;&quot; ](&quot;&amp;[.C170]&amp;&quot;)&quot;" office:value-type="string" office:string-value="[ /wiki/Lainnya/ ](/wiki/Lainnya/)" calcext:value-type="string">
            <text:p>[ /wiki/Lainnya/ ](/wiki/Lainnya/)</text:p>
          </table:table-cell>
        </table:table-row>
        <table:table-row table:style-name="ro1">
          <table:table-cell office:value-type="string" calcext:value-type="string">
            <text:p>DaftarAbsensi</text:p>
          </table:table-cell>
          <table:table-cell office:value-type="string" calcext:value-type="string">
            <text:p>DaftarAbsensi.md</text:p>
          </table:table-cell>
          <table:table-cell table:formula="of:=[.$B$170]&amp;[.B171]" office:value-type="string" office:string-value="/wiki/Lainnya/DaftarAbsensi.md" calcext:value-type="string">
            <text:p>/wiki/Lainnya/DaftarAbsensi.md</text:p>
          </table:table-cell>
          <table:table-cell table:formula="of:=&quot;[ &quot;&amp;[.A171]&amp;&quot; ](&quot;&amp;[.C171]&amp;&quot;)&quot;" office:value-type="string" office:string-value="[ DaftarAbsensi ](/wiki/Lainnya/DaftarAbsensi.md)" calcext:value-type="string">
            <text:p>[ DaftarAbsensi ](/wiki/Lainnya/DaftarAbsensi.md)</text:p>
          </table:table-cell>
        </table:table-row>
        <table:table-row table:style-name="ro1">
          <table:table-cell office:value-type="string" calcext:value-type="string">
            <text:p>DebianCensus</text:p>
          </table:table-cell>
          <table:table-cell office:value-type="string" calcext:value-type="string">
            <text:p>DebianCensus.md</text:p>
          </table:table-cell>
          <table:table-cell table:formula="of:=[.$B$170]&amp;[.B172]" office:value-type="string" office:string-value="/wiki/Lainnya/DebianCensus.md" calcext:value-type="string">
            <text:p>/wiki/Lainnya/DebianCensus.md</text:p>
          </table:table-cell>
          <table:table-cell table:formula="of:=&quot;[ &quot;&amp;[.A172]&amp;&quot; ](&quot;&amp;[.C172]&amp;&quot;)&quot;" office:value-type="string" office:string-value="[ DebianCensus ](/wiki/Lainnya/DebianCensus.md)" calcext:value-type="string">
            <text:p>[ DebianCensus ](/wiki/Lainnya/DebianCensus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</text:p>
          </table:table-cell>
          <table:table-cell table:formula="of:=[.B174]" office:value-type="string" office:string-value="/wiki/ProdukBlankOn/" calcext:value-type="string">
            <text:p>/wiki/ProdukBlankOn/</text:p>
          </table:table-cell>
          <table:table-cell table:formula="of:=&quot;[ &quot;&amp;[.A174]&amp;&quot; ](&quot;&amp;[.C174]&amp;&quot;)&quot;" office:value-type="string" office:string-value="[ /wiki/ProdukBlankOn/ ](/wiki/ProdukBlankOn/)" calcext:value-type="string">
            <text:p>[ /wiki/ProdukBlankOn/ ](/wiki/ProdukBlankOn/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$B$174]&amp;[.B175]" office:value-type="string" office:string-value="/wiki/ProdukBlankOn/1" calcext:value-type="string">
            <text:p>/wiki/ProdukBlankOn/1</text:p>
          </table:table-cell>
          <table:table-cell table:formula="of:=&quot;[ &quot;&amp;[.A175]&amp;&quot; ](&quot;&amp;[.C175]&amp;&quot;)&quot;" office:value-type="string" office:string-value="[ 1 ](/wiki/ProdukBlankOn/1)" calcext:value-type="string">
            <text:p>[ 1 ](/wiki/ProdukBlankOn/1)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$B$174]&amp;[.B176]" office:value-type="string" office:string-value="/wiki/ProdukBlankOn/10" calcext:value-type="string">
            <text:p>/wiki/ProdukBlankOn/10</text:p>
          </table:table-cell>
          <table:table-cell table:formula="of:=&quot;[ &quot;&amp;[.A176]&amp;&quot; ](&quot;&amp;[.C176]&amp;&quot;)&quot;" office:value-type="string" office:string-value="[ 10 ](/wiki/ProdukBlankOn/10)" calcext:value-type="string">
            <text:p>[ 10 ](/wiki/ProdukBlankOn/10)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$B$174]&amp;[.B177]" office:value-type="string" office:string-value="/wiki/ProdukBlankOn/11" calcext:value-type="string">
            <text:p>/wiki/ProdukBlankOn/11</text:p>
          </table:table-cell>
          <table:table-cell table:formula="of:=&quot;[ &quot;&amp;[.A177]&amp;&quot; ](&quot;&amp;[.C177]&amp;&quot;)&quot;" office:value-type="string" office:string-value="[ 11 ](/wiki/ProdukBlankOn/11)" calcext:value-type="string">
            <text:p>[ 11 ](/wiki/ProdukBlankOn/11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$B$174]&amp;[.B178]" office:value-type="string" office:string-value="/wiki/ProdukBlankOn/2" calcext:value-type="string">
            <text:p>/wiki/ProdukBlankOn/2</text:p>
          </table:table-cell>
          <table:table-cell table:formula="of:=&quot;[ &quot;&amp;[.A178]&amp;&quot; ](&quot;&amp;[.C178]&amp;&quot;)&quot;" office:value-type="string" office:string-value="[ 2 ](/wiki/ProdukBlankOn/2)" calcext:value-type="string">
            <text:p>[ 2 ](/wiki/ProdukBlankOn/2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$B$174]&amp;[.B179]" office:value-type="string" office:string-value="/wiki/ProdukBlankOn/3" calcext:value-type="string">
            <text:p>/wiki/ProdukBlankOn/3</text:p>
          </table:table-cell>
          <table:table-cell table:formula="of:=&quot;[ &quot;&amp;[.A179]&amp;&quot; ](&quot;&amp;[.C179]&amp;&quot;)&quot;" office:value-type="string" office:string-value="[ 3 ](/wiki/ProdukBlankOn/3)" calcext:value-type="string">
            <text:p>[ 3 ](/wiki/ProdukBlankOn/3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$B$174]&amp;[.B180]" office:value-type="string" office:string-value="/wiki/ProdukBlankOn/4" calcext:value-type="string">
            <text:p>/wiki/ProdukBlankOn/4</text:p>
          </table:table-cell>
          <table:table-cell table:formula="of:=&quot;[ &quot;&amp;[.A180]&amp;&quot; ](&quot;&amp;[.C180]&amp;&quot;)&quot;" office:value-type="string" office:string-value="[ 4 ](/wiki/ProdukBlankOn/4)" calcext:value-type="string">
            <text:p>[ 4 ](/wiki/ProdukBlankOn/4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$B$174]&amp;[.B181]" office:value-type="string" office:string-value="/wiki/ProdukBlankOn/5" calcext:value-type="string">
            <text:p>/wiki/ProdukBlankOn/5</text:p>
          </table:table-cell>
          <table:table-cell table:formula="of:=&quot;[ &quot;&amp;[.A181]&amp;&quot; ](&quot;&amp;[.C181]&amp;&quot;)&quot;" office:value-type="string" office:string-value="[ 5 ](/wiki/ProdukBlankOn/5)" calcext:value-type="string">
            <text:p>[ 5 ](/wiki/ProdukBlankOn/5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$B$174]&amp;[.B182]" office:value-type="string" office:string-value="/wiki/ProdukBlankOn/6" calcext:value-type="string">
            <text:p>/wiki/ProdukBlankOn/6</text:p>
          </table:table-cell>
          <table:table-cell table:formula="of:=&quot;[ &quot;&amp;[.A182]&amp;&quot; ](&quot;&amp;[.C182]&amp;&quot;)&quot;" office:value-type="string" office:string-value="[ 6 ](/wiki/ProdukBlankOn/6)" calcext:value-type="string">
            <text:p>[ 6 ](/wiki/ProdukBlankOn/6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$B$174]&amp;[.B183]" office:value-type="string" office:string-value="/wiki/ProdukBlankOn/7" calcext:value-type="string">
            <text:p>/wiki/ProdukBlankOn/7</text:p>
          </table:table-cell>
          <table:table-cell table:formula="of:=&quot;[ &quot;&amp;[.A183]&amp;&quot; ](&quot;&amp;[.C183]&amp;&quot;)&quot;" office:value-type="string" office:string-value="[ 7 ](/wiki/ProdukBlankOn/7)" calcext:value-type="string">
            <text:p>[ 7 ](/wiki/ProdukBlankOn/7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$B$174]&amp;[.B184]" office:value-type="string" office:string-value="/wiki/ProdukBlankOn/8" calcext:value-type="string">
            <text:p>/wiki/ProdukBlankOn/8</text:p>
          </table:table-cell>
          <table:table-cell table:formula="of:=&quot;[ &quot;&amp;[.A184]&amp;&quot; ](&quot;&amp;[.C184]&amp;&quot;)&quot;" office:value-type="string" office:string-value="[ 8 ](/wiki/ProdukBlankOn/8)" calcext:value-type="string">
            <text:p>[ 8 ](/wiki/ProdukBlankOn/8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$B$174]&amp;[.B185]" office:value-type="string" office:string-value="/wiki/ProdukBlankOn/9" calcext:value-type="string">
            <text:p>/wiki/ProdukBlankOn/9</text:p>
          </table:table-cell>
          <table:table-cell table:formula="of:=&quot;[ &quot;&amp;[.A185]&amp;&quot; ](&quot;&amp;[.C185]&amp;&quot;)&quot;" office:value-type="string" office:string-value="[ 9 ](/wiki/ProdukBlankOn/9)" calcext:value-type="string">
            <text:p>[ 9 ](/wiki/ProdukBlankOn/9)</text:p>
          </table:table-cell>
        </table:table-row>
        <table:table-row table:style-name="ro1">
          <table:table-cell table:number-columns-repeated="2" office:value-type="string" calcext:value-type="string">
            <text:p>BlankBanana</text:p>
          </table:table-cell>
          <table:table-cell table:formula="of:=[.$B$174]&amp;[.B186]" office:value-type="string" office:string-value="/wiki/ProdukBlankOn/BlankBanana" calcext:value-type="string">
            <text:p>/wiki/ProdukBlankOn/BlankBanana</text:p>
          </table:table-cell>
          <table:table-cell table:formula="of:=&quot;[ &quot;&amp;[.A186]&amp;&quot; ](&quot;&amp;[.C186]&amp;&quot;)&quot;" office:value-type="string" office:string-value="[ BlankBanana ](/wiki/ProdukBlankOn/BlankBanana)" calcext:value-type="string">
            <text:p>[ BlankBanana ](/wiki/ProdukBlankOn/BlankBanana)</text:p>
          </table:table-cell>
        </table:table-row>
        <table:table-row table:style-name="ro1">
          <table:table-cell table:number-columns-repeated="2" office:value-type="string" calcext:value-type="string">
            <text:p>BlankBerry</text:p>
          </table:table-cell>
          <table:table-cell table:formula="of:=[.$B$174]&amp;[.B187]" office:value-type="string" office:string-value="/wiki/ProdukBlankOn/BlankBerry" calcext:value-type="string">
            <text:p>/wiki/ProdukBlankOn/BlankBerry</text:p>
          </table:table-cell>
          <table:table-cell table:formula="of:=&quot;[ &quot;&amp;[.A187]&amp;&quot; ](&quot;&amp;[.C187]&amp;&quot;)&quot;" office:value-type="string" office:string-value="[ BlankBerry ](/wiki/ProdukBlankOn/BlankBerry)" calcext:value-type="string">
            <text:p>[ BlankBerry ](/wiki/ProdukBlankOn/BlankBerry)</text:p>
          </table:table-cell>
        </table:table-row>
        <table:table-row table:style-name="ro1">
          <table:table-cell table:number-columns-repeated="2" office:value-type="string" calcext:value-type="string">
            <text:p>Srimubil</text:p>
          </table:table-cell>
          <table:table-cell table:formula="of:=[.$B$174]&amp;[.B188]" office:value-type="string" office:string-value="/wiki/ProdukBlankOn/Srimubil" calcext:value-type="string">
            <text:p>/wiki/ProdukBlankOn/Srimubil</text:p>
          </table:table-cell>
          <table:table-cell table:formula="of:=&quot;[ &quot;&amp;[.A188]&amp;&quot; ](&quot;&amp;[.C188]&amp;&quot;)&quot;" office:value-type="string" office:string-value="[ Srimubil ](/wiki/ProdukBlankOn/Srimubil)" calcext:value-type="string">
            <text:p>[ Srimubil ](/wiki/ProdukBlankOn/Srimubil)</text:p>
          </table:table-cell>
        </table:table-row>
        <table:table-row table:style-name="ro1">
          <table:table-cell office:value-type="string" calcext:value-type="string">
            <text:p>BlankOnSajadah</text:p>
          </table:table-cell>
          <table:table-cell office:value-type="string" calcext:value-type="string">
            <text:p>BlankOnSajadah.md</text:p>
          </table:table-cell>
          <table:table-cell table:formula="of:=[.$B$174]&amp;[.B189]" office:value-type="string" office:string-value="/wiki/ProdukBlankOn/BlankOnSajadah.md" calcext:value-type="string">
            <text:p>/wiki/ProdukBlankOn/BlankOnSajadah.md</text:p>
          </table:table-cell>
          <table:table-cell table:formula="of:=&quot;[ &quot;&amp;[.A189]&amp;&quot; ](&quot;&amp;[.C189]&amp;&quot;)&quot;" office:value-type="string" office:string-value="[ BlankOnSajadah ](/wiki/ProdukBlankOn/BlankOnSajadah.md)" calcext:value-type="string">
            <text:p>[ BlankOnSajadah ](/wiki/ProdukBlankOn/BlankOnSajadah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174]&amp;[.B190]" office:value-type="string" office:string-value="/wiki/ProdukBlankOn/CatatanRilis.md" calcext:value-type="string">
            <text:p>/wiki/ProdukBlankOn/CatatanRilis.md</text:p>
          </table:table-cell>
          <table:table-cell table:formula="of:=&quot;[ &quot;&amp;[.A190]&amp;&quot; ](&quot;&amp;[.C190]&amp;&quot;)&quot;" office:value-type="string" office:string-value="[ CatatanRilis ](/wiki/ProdukBlankOn/CatatanRilis.md)" calcext:value-type="string">
            <text:p>[ CatatanRilis ](/wiki/ProdukBlankOn/CatatanRilis.md)</text:p>
          </table:table-cell>
        </table:table-row>
        <table:table-row table:style-name="ro1">
          <table:table-cell office:value-type="string" calcext:value-type="string">
            <text:p>Edusantara</text:p>
          </table:table-cell>
          <table:table-cell office:value-type="string" calcext:value-type="string">
            <text:p>Edusantara.md</text:p>
          </table:table-cell>
          <table:table-cell table:formula="of:=[.$B$174]&amp;[.B191]" office:value-type="string" office:string-value="/wiki/ProdukBlankOn/Edusantara.md" calcext:value-type="string">
            <text:p>/wiki/ProdukBlankOn/Edusantara.md</text:p>
          </table:table-cell>
          <table:table-cell table:formula="of:=&quot;[ &quot;&amp;[.A191]&amp;&quot; ](&quot;&amp;[.C191]&amp;&quot;)&quot;" office:value-type="string" office:string-value="[ Edusantara ](/wiki/ProdukBlankOn/Edusantara.md)" calcext:value-type="string">
            <text:p>[ Edusantara ](/wiki/ProdukBlankOn/Edusantara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174]&amp;[.B192]" office:value-type="string" office:string-value="/wiki/ProdukBlankOn/README.md" calcext:value-type="string">
            <text:p>/wiki/ProdukBlankOn/README.md</text:p>
          </table:table-cell>
          <table:table-cell table:formula="of:=&quot;[ &quot;&amp;[.A192]&amp;&quot; ](&quot;&amp;[.C192]&amp;&quot;)&quot;" office:value-type="string" office:string-value="[ README ](/wiki/ProdukBlankOn/README.md)" calcext:value-type="string">
            <text:p>[ README ](/wiki/ProdukBlankOn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1/</text:p>
          </table:table-cell>
          <table:table-cell table:formula="of:=[.B194]" office:value-type="string" office:string-value="/wiki/ProdukBlankOn/1/" calcext:value-type="string">
            <text:p>/wiki/ProdukBlankOn/1/</text:p>
          </table:table-cell>
          <table:table-cell table:formula="of:=&quot;[ &quot;&amp;[.A194]&amp;&quot; ](&quot;&amp;[.C194]&amp;&quot;)&quot;" office:value-type="string" office:string-value="[ /wiki/ProdukBlankOn/1/ ](/wiki/ProdukBlankOn/1/)" calcext:value-type="string">
            <text:p>[ /wiki/ProdukBlankOn/1/ ](/wiki/ProdukBlankOn/1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195]&amp;[.B195]" office:value-type="string" office:string-value="Artwork.mdArtwork.md" calcext:value-type="string">
            <text:p>Artwork.mdArtwork.md</text:p>
          </table:table-cell>
          <table:table-cell table:formula="of:=&quot;[ &quot;&amp;[.A195]&amp;&quot; ](&quot;&amp;[.C195]&amp;&quot;)&quot;" office:value-type="string" office:string-value="[ Artwork ](Artwork.mdArtwork.md)" calcext:value-type="string">
            <text:p>[ Artwork ](Artwork.md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195]&amp;[.B196]" office:value-type="string" office:string-value="Artwork.mdCatatanRilis.md" calcext:value-type="string">
            <text:p>Artwork.mdCatatanRilis.md</text:p>
          </table:table-cell>
          <table:table-cell table:formula="of:=&quot;[ &quot;&amp;[.A196]&amp;&quot; ](&quot;&amp;[.C196]&amp;&quot;)&quot;" office:value-type="string" office:string-value="[ CatatanRilis ](Artwork.mdCatatanRilis.md)" calcext:value-type="string">
            <text:p>[ CatatanRilis ](Artwork.md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195]&amp;[.B197]" office:value-type="string" office:string-value="Artwork.mdDaftarPaket.md" calcext:value-type="string">
            <text:p>Artwork.mdDaftarPaket.md</text:p>
          </table:table-cell>
          <table:table-cell table:formula="of:=&quot;[ &quot;&amp;[.A197]&amp;&quot; ](&quot;&amp;[.C197]&amp;&quot;)&quot;" office:value-type="string" office:string-value="[ DaftarPaket ](Artwork.mdDaftarPaket.md)" calcext:value-type="string">
            <text:p>[ DaftarPaket ](Artwork.md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195]&amp;[.B198]" office:value-type="string" office:string-value="Artwork.mdDaftarPengembang.md" calcext:value-type="string">
            <text:p>Artwork.mdDaftarPengembang.md</text:p>
          </table:table-cell>
          <table:table-cell table:formula="of:=&quot;[ &quot;&amp;[.A198]&amp;&quot; ](&quot;&amp;[.C198]&amp;&quot;)&quot;" office:value-type="string" office:string-value="[ DaftarPengembang ](Artwork.mdDaftarPengembang.md)" calcext:value-type="string">
            <text:p>[ DaftarPengembang ](Artwork.mdDaftarPengembang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195]&amp;[.B199]" office:value-type="string" office:string-value="Artwork.mdREADME.md" calcext:value-type="string">
            <text:p>Artwork.mdREADME.md</text:p>
          </table:table-cell>
          <table:table-cell table:formula="of:=&quot;[ &quot;&amp;[.A199]&amp;&quot; ](&quot;&amp;[.C199]&amp;&quot;)&quot;" office:value-type="string" office:string-value="[ README ](Artwork.mdREADME.md)" calcext:value-type="string">
            <text:p>[ README ](Artwork.mdREADME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195]&amp;[.B200]" office:value-type="string" office:string-value="Artwork.mdSpesifikasi.md" calcext:value-type="string">
            <text:p>Artwork.mdSpesifikasi.md</text:p>
          </table:table-cell>
          <table:table-cell table:formula="of:=&quot;[ &quot;&amp;[.A200]&amp;&quot; ](&quot;&amp;[.C200]&amp;&quot;)&quot;" office:value-type="string" office:string-value="[ Spesifikasi ](Artwork.mdSpesifikasi.md)" calcext:value-type="string">
            <text:p>[ Spesifikasi ](Artwork.md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10/</text:p>
          </table:table-cell>
          <table:table-cell table:formula="of:=[.B202]" office:value-type="string" office:string-value="/wiki/ProdukBlankOn/10/" calcext:value-type="string">
            <text:p>/wiki/ProdukBlankOn/10/</text:p>
          </table:table-cell>
          <table:table-cell table:formula="of:=&quot;[ &quot;&amp;[.A202]&amp;&quot; ](&quot;&amp;[.C202]&amp;&quot;)&quot;" office:value-type="string" office:string-value="[ /wiki/ProdukBlankOn/10/ ](/wiki/ProdukBlankOn/10/)" calcext:value-type="string">
            <text:p>[ /wiki/ProdukBlankOn/10/ ](/wiki/ProdukBlankOn/10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02]&amp;[.B203]" office:value-type="string" office:string-value="/wiki/ProdukBlankOn/10/Artwork.md" calcext:value-type="string">
            <text:p>/wiki/ProdukBlankOn/10/Artwork.md</text:p>
          </table:table-cell>
          <table:table-cell table:formula="of:=&quot;[ &quot;&amp;[.A203]&amp;&quot; ](&quot;&amp;[.C203]&amp;&quot;)&quot;" office:value-type="string" office:string-value="[ Artwork ](/wiki/ProdukBlankOn/10/Artwork.md)" calcext:value-type="string">
            <text:p>[ Artwork ](/wiki/ProdukBlankOn/10/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02]&amp;[.B204]" office:value-type="string" office:string-value="/wiki/ProdukBlankOn/10/CatatanRilis.md" calcext:value-type="string">
            <text:p>/wiki/ProdukBlankOn/10/CatatanRilis.md</text:p>
          </table:table-cell>
          <table:table-cell table:formula="of:=&quot;[ &quot;&amp;[.A204]&amp;&quot; ](&quot;&amp;[.C204]&amp;&quot;)&quot;" office:value-type="string" office:string-value="[ CatatanRilis ](/wiki/ProdukBlankOn/10/CatatanRilis.md)" calcext:value-type="string">
            <text:p>[ CatatanRilis ](/wiki/ProdukBlankOn/10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02]&amp;[.B205]" office:value-type="string" office:string-value="/wiki/ProdukBlankOn/10/DaftarPaket.md" calcext:value-type="string">
            <text:p>/wiki/ProdukBlankOn/10/DaftarPaket.md</text:p>
          </table:table-cell>
          <table:table-cell table:formula="of:=&quot;[ &quot;&amp;[.A205]&amp;&quot; ](&quot;&amp;[.C205]&amp;&quot;)&quot;" office:value-type="string" office:string-value="[ DaftarPaket ](/wiki/ProdukBlankOn/10/DaftarPaket.md)" calcext:value-type="string">
            <text:p>[ DaftarPaket ](/wiki/ProdukBlankOn/10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02]&amp;[.B206]" office:value-type="string" office:string-value="/wiki/ProdukBlankOn/10/DaftarPengembang.md" calcext:value-type="string">
            <text:p>/wiki/ProdukBlankOn/10/DaftarPengembang.md</text:p>
          </table:table-cell>
          <table:table-cell table:formula="of:=&quot;[ &quot;&amp;[.A206]&amp;&quot; ](&quot;&amp;[.C206]&amp;&quot;)&quot;" office:value-type="string" office:string-value="[ DaftarPengembang ](/wiki/ProdukBlankOn/10/DaftarPengembang.md)" calcext:value-type="string">
            <text:p>[ DaftarPengembang ](/wiki/ProdukBlankOn/10/DaftarPengembang.md)</text:p>
          </table:table-cell>
        </table:table-row>
        <table:table-row table:style-name="ro1">
          <table:table-cell office:value-type="string" calcext:value-type="string">
            <text:p>PanduanIkonTebu</text:p>
          </table:table-cell>
          <table:table-cell office:value-type="string" calcext:value-type="string">
            <text:p>PanduanIkonTebu.md</text:p>
          </table:table-cell>
          <table:table-cell table:formula="of:=[.$B$202]&amp;[.B207]" office:value-type="string" office:string-value="/wiki/ProdukBlankOn/10/PanduanIkonTebu.md" calcext:value-type="string">
            <text:p>/wiki/ProdukBlankOn/10/PanduanIkonTebu.md</text:p>
          </table:table-cell>
          <table:table-cell table:formula="of:=&quot;[ &quot;&amp;[.A207]&amp;&quot; ](&quot;&amp;[.C207]&amp;&quot;)&quot;" office:value-type="string" office:string-value="[ PanduanIkonTebu ](/wiki/ProdukBlankOn/10/PanduanIkonTebu.md)" calcext:value-type="string">
            <text:p>[ PanduanIkonTebu ](/wiki/ProdukBlankOn/10/PanduanIkonTebu.md)</text:p>
          </table:table-cell>
        </table:table-row>
        <table:table-row table:style-name="ro1">
          <table:table-cell office:value-type="string" calcext:value-type="string">
            <text:p>PestaRilis</text:p>
          </table:table-cell>
          <table:table-cell office:value-type="string" calcext:value-type="string">
            <text:p>PestaRilis.md</text:p>
          </table:table-cell>
          <table:table-cell table:formula="of:=[.$B$202]&amp;[.B208]" office:value-type="string" office:string-value="/wiki/ProdukBlankOn/10/PestaRilis.md" calcext:value-type="string">
            <text:p>/wiki/ProdukBlankOn/10/PestaRilis.md</text:p>
          </table:table-cell>
          <table:table-cell table:formula="of:=&quot;[ &quot;&amp;[.A208]&amp;&quot; ](&quot;&amp;[.C208]&amp;&quot;)&quot;" office:value-type="string" office:string-value="[ PestaRilis ](/wiki/ProdukBlankOn/10/PestaRilis.md)" calcext:value-type="string">
            <text:p>[ PestaRilis ](/wiki/ProdukBlankOn/10/PestaRilis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02]&amp;[.B209]" office:value-type="string" office:string-value="/wiki/ProdukBlankOn/10/Spesifikasi.md" calcext:value-type="string">
            <text:p>/wiki/ProdukBlankOn/10/Spesifikasi.md</text:p>
          </table:table-cell>
          <table:table-cell table:formula="of:=&quot;[ &quot;&amp;[.A209]&amp;&quot; ](&quot;&amp;[.C209]&amp;&quot;)&quot;" office:value-type="string" office:string-value="[ Spesifikasi ](/wiki/ProdukBlankOn/10/Spesifikasi.md)" calcext:value-type="string">
            <text:p>[ Spesifikasi ](/wiki/ProdukBlankOn/10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11/</text:p>
          </table:table-cell>
          <table:table-cell table:formula="of:=[.B211]" office:value-type="string" office:string-value="/wiki/ProdukBlankOn/11/" calcext:value-type="string">
            <text:p>/wiki/ProdukBlankOn/11/</text:p>
          </table:table-cell>
          <table:table-cell table:formula="of:=&quot;[ &quot;&amp;[.A211]&amp;&quot; ](&quot;&amp;[.C211]&amp;&quot;)&quot;" office:value-type="string" office:string-value="[ /wiki/ProdukBlankOn/11/ ](/wiki/ProdukBlankOn/11/)" calcext:value-type="string">
            <text:p>[ /wiki/ProdukBlankOn/11/ ](/wiki/ProdukBlankOn/11/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11]&amp;[.B212]" office:value-type="string" office:string-value="/wiki/ProdukBlankOn/11/README.md" calcext:value-type="string">
            <text:p>/wiki/ProdukBlankOn/11/README.md</text:p>
          </table:table-cell>
          <table:table-cell table:formula="of:=&quot;[ &quot;&amp;[.A212]&amp;&quot; ](&quot;&amp;[.C212]&amp;&quot;)&quot;" office:value-type="string" office:string-value="[ README ](/wiki/ProdukBlankOn/11/README.md)" calcext:value-type="string">
            <text:p>[ README ](/wiki/ProdukBlankOn/11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2/</text:p>
          </table:table-cell>
          <table:table-cell table:formula="of:=[.B214]" office:value-type="string" office:string-value="/wiki/ProdukBlankOn/2/" calcext:value-type="string">
            <text:p>/wiki/ProdukBlankOn/2/</text:p>
          </table:table-cell>
          <table:table-cell table:formula="of:=&quot;[ &quot;&amp;[.A214]&amp;&quot; ](&quot;&amp;[.C214]&amp;&quot;)&quot;" office:value-type="string" office:string-value="[ /wiki/ProdukBlankOn/2/ ](/wiki/ProdukBlankOn/2/)" calcext:value-type="string">
            <text:p>[ /wiki/ProdukBlankOn/2/ ](/wiki/ProdukBlankOn/2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14]&amp;[.B215]" office:value-type="string" office:string-value="/wiki/ProdukBlankOn/2/Artwork.md" calcext:value-type="string">
            <text:p>/wiki/ProdukBlankOn/2/Artwork.md</text:p>
          </table:table-cell>
          <table:table-cell table:formula="of:=&quot;[ &quot;&amp;[.A215]&amp;&quot; ](&quot;&amp;[.C215]&amp;&quot;)&quot;" office:value-type="string" office:string-value="[ Artwork ](/wiki/ProdukBlankOn/2/Artwork.md)" calcext:value-type="string">
            <text:p>[ Artwork ](/wiki/ProdukBlankOn/2/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14]&amp;[.B216]" office:value-type="string" office:string-value="/wiki/ProdukBlankOn/2/CatatanRilis.md" calcext:value-type="string">
            <text:p>/wiki/ProdukBlankOn/2/CatatanRilis.md</text:p>
          </table:table-cell>
          <table:table-cell table:formula="of:=&quot;[ &quot;&amp;[.A216]&amp;&quot; ](&quot;&amp;[.C216]&amp;&quot;)&quot;" office:value-type="string" office:string-value="[ CatatanRilis ](/wiki/ProdukBlankOn/2/CatatanRilis.md)" calcext:value-type="string">
            <text:p>[ CatatanRilis ](/wiki/ProdukBlankOn/2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14]&amp;[.B217]" office:value-type="string" office:string-value="/wiki/ProdukBlankOn/2/DaftarPaket.md" calcext:value-type="string">
            <text:p>/wiki/ProdukBlankOn/2/DaftarPaket.md</text:p>
          </table:table-cell>
          <table:table-cell table:formula="of:=&quot;[ &quot;&amp;[.A217]&amp;&quot; ](&quot;&amp;[.C217]&amp;&quot;)&quot;" office:value-type="string" office:string-value="[ DaftarPaket ](/wiki/ProdukBlankOn/2/DaftarPaket.md)" calcext:value-type="string">
            <text:p>[ DaftarPaket ](/wiki/ProdukBlankOn/2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14]&amp;[.B218]" office:value-type="string" office:string-value="/wiki/ProdukBlankOn/2/DaftarPengembang.md" calcext:value-type="string">
            <text:p>/wiki/ProdukBlankOn/2/DaftarPengembang.md</text:p>
          </table:table-cell>
          <table:table-cell table:formula="of:=&quot;[ &quot;&amp;[.A218]&amp;&quot; ](&quot;&amp;[.C218]&amp;&quot;)&quot;" office:value-type="string" office:string-value="[ DaftarPengembang ](/wiki/ProdukBlankOn/2/DaftarPengembang.md)" calcext:value-type="string">
            <text:p>[ DaftarPengembang ](/wiki/ProdukBlankOn/2/DaftarPengembang.md)</text:p>
          </table:table-cell>
        </table:table-row>
        <table:table-row table:style-name="ro1">
          <table:table-cell office:value-type="string" calcext:value-type="string">
            <text:p>Dokumentasi</text:p>
          </table:table-cell>
          <table:table-cell office:value-type="string" calcext:value-type="string">
            <text:p>Dokumentasi.md</text:p>
          </table:table-cell>
          <table:table-cell table:formula="of:=[.$B$214]&amp;[.B219]" office:value-type="string" office:string-value="/wiki/ProdukBlankOn/2/Dokumentasi.md" calcext:value-type="string">
            <text:p>/wiki/ProdukBlankOn/2/Dokumentasi.md</text:p>
          </table:table-cell>
          <table:table-cell table:formula="of:=&quot;[ &quot;&amp;[.A219]&amp;&quot; ](&quot;&amp;[.C219]&amp;&quot;)&quot;" office:value-type="string" office:string-value="[ Dokumentasi ](/wiki/ProdukBlankOn/2/Dokumentasi.md)" calcext:value-type="string">
            <text:p>[ Dokumentasi ](/wiki/ProdukBlankOn/2/Dokumentasi.md)</text:p>
          </table:table-cell>
        </table:table-row>
        <table:table-row table:style-name="ro1">
          <table:table-cell office:value-type="string" calcext:value-type="string">
            <text:p>JadwalRilisKonde</text:p>
          </table:table-cell>
          <table:table-cell office:value-type="string" calcext:value-type="string">
            <text:p>JadwalRilisKonde.md</text:p>
          </table:table-cell>
          <table:table-cell table:formula="of:=[.$B$214]&amp;[.B220]" office:value-type="string" office:string-value="/wiki/ProdukBlankOn/2/JadwalRilisKonde.md" calcext:value-type="string">
            <text:p>/wiki/ProdukBlankOn/2/JadwalRilisKonde.md</text:p>
          </table:table-cell>
          <table:table-cell table:formula="of:=&quot;[ &quot;&amp;[.A220]&amp;&quot; ](&quot;&amp;[.C220]&amp;&quot;)&quot;" office:value-type="string" office:string-value="[ JadwalRilisKonde ](/wiki/ProdukBlankOn/2/JadwalRilisKonde.md)" calcext:value-type="string">
            <text:p>[ JadwalRilisKonde ](/wiki/ProdukBlankOn/2/JadwalRilisKonde.md)</text:p>
          </table:table-cell>
        </table:table-row>
        <table:table-row table:style-name="ro1">
          <table:table-cell office:value-type="string" calcext:value-type="string">
            <text:p>KalenderKonde</text:p>
          </table:table-cell>
          <table:table-cell office:value-type="string" calcext:value-type="string">
            <text:p>KalenderKonde.md</text:p>
          </table:table-cell>
          <table:table-cell table:formula="of:=[.$B$214]&amp;[.B221]" office:value-type="string" office:string-value="/wiki/ProdukBlankOn/2/KalenderKonde.md" calcext:value-type="string">
            <text:p>/wiki/ProdukBlankOn/2/KalenderKonde.md</text:p>
          </table:table-cell>
          <table:table-cell table:formula="of:=&quot;[ &quot;&amp;[.A221]&amp;&quot; ](&quot;&amp;[.C221]&amp;&quot;)&quot;" office:value-type="string" office:string-value="[ KalenderKonde ](/wiki/ProdukBlankOn/2/KalenderKonde.md)" calcext:value-type="string">
            <text:p>[ KalenderKonde ](/wiki/ProdukBlankOn/2/KalenderKonde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14]&amp;[.B222]" office:value-type="string" office:string-value="/wiki/ProdukBlankOn/2/README.md" calcext:value-type="string">
            <text:p>/wiki/ProdukBlankOn/2/README.md</text:p>
          </table:table-cell>
          <table:table-cell table:formula="of:=&quot;[ &quot;&amp;[.A222]&amp;&quot; ](&quot;&amp;[.C222]&amp;&quot;)&quot;" office:value-type="string" office:string-value="[ README ](/wiki/ProdukBlankOn/2/README.md)" calcext:value-type="string">
            <text:p>[ README ](/wiki/ProdukBlankOn/2/README.md)</text:p>
          </table:table-cell>
        </table:table-row>
        <table:table-row table:style-name="ro1">
          <table:table-cell office:value-type="string" calcext:value-type="string">
            <text:p>SiaranPersKonde</text:p>
          </table:table-cell>
          <table:table-cell office:value-type="string" calcext:value-type="string">
            <text:p>SiaranPersKonde.md</text:p>
          </table:table-cell>
          <table:table-cell table:formula="of:=[.$B$214]&amp;[.B223]" office:value-type="string" office:string-value="/wiki/ProdukBlankOn/2/SiaranPersKonde.md" calcext:value-type="string">
            <text:p>/wiki/ProdukBlankOn/2/SiaranPersKonde.md</text:p>
          </table:table-cell>
          <table:table-cell table:formula="of:=&quot;[ &quot;&amp;[.A223]&amp;&quot; ](&quot;&amp;[.C223]&amp;&quot;)&quot;" office:value-type="string" office:string-value="[ SiaranPersKonde ](/wiki/ProdukBlankOn/2/SiaranPersKonde.md)" calcext:value-type="string">
            <text:p>[ SiaranPersKonde ](/wiki/ProdukBlankOn/2/SiaranPersKonde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14]&amp;[.B224]" office:value-type="string" office:string-value="/wiki/ProdukBlankOn/2/Spesifikasi.md" calcext:value-type="string">
            <text:p>/wiki/ProdukBlankOn/2/Spesifikasi.md</text:p>
          </table:table-cell>
          <table:table-cell table:formula="of:=&quot;[ &quot;&amp;[.A224]&amp;&quot; ](&quot;&amp;[.C224]&amp;&quot;)&quot;" office:value-type="string" office:string-value="[ Spesifikasi ](/wiki/ProdukBlankOn/2/Spesifikasi.md)" calcext:value-type="string">
            <text:p>[ Spesifikasi ](/wiki/ProdukBlankOn/2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3/</text:p>
          </table:table-cell>
          <table:table-cell table:formula="of:=[.B226]" office:value-type="string" office:string-value="/wiki/ProdukBlankOn/3/" calcext:value-type="string">
            <text:p>/wiki/ProdukBlankOn/3/</text:p>
          </table:table-cell>
          <table:table-cell table:formula="of:=&quot;[ &quot;&amp;[.A226]&amp;&quot; ](&quot;&amp;[.C226]&amp;&quot;)&quot;" office:value-type="string" office:string-value="[ /wiki/ProdukBlankOn/3/ ](/wiki/ProdukBlankOn/3/)" calcext:value-type="string">
            <text:p>[ /wiki/ProdukBlankOn/3/ ](/wiki/ProdukBlankOn/3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28]&amp;[.B227]" office:value-type="string" office:string-value="CatatanRilis.mdArtwork.md" calcext:value-type="string">
            <text:p>CatatanRilis.mdArtwork.md</text:p>
          </table:table-cell>
          <table:table-cell table:formula="of:=&quot;[ &quot;&amp;[.A227]&amp;&quot; ](&quot;&amp;[.C227]&amp;&quot;)&quot;" office:value-type="string" office:string-value="[ Artwork ](CatatanRilis.mdArtwork.md)" calcext:value-type="string">
            <text:p>[ Artwork ](CatatanRilis.md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28]&amp;[.B228]" office:value-type="string" office:string-value="CatatanRilis.mdCatatanRilis.md" calcext:value-type="string">
            <text:p>CatatanRilis.mdCatatanRilis.md</text:p>
          </table:table-cell>
          <table:table-cell table:formula="of:=&quot;[ &quot;&amp;[.A228]&amp;&quot; ](&quot;&amp;[.C228]&amp;&quot;)&quot;" office:value-type="string" office:string-value="[ CatatanRilis ](CatatanRilis.mdCatatanRilis.md)" calcext:value-type="string">
            <text:p>[ CatatanRilis ](CatatanRilis.md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28]&amp;[.B229]" office:value-type="string" office:string-value="CatatanRilis.mdDaftarPaket.md" calcext:value-type="string">
            <text:p>CatatanRilis.mdDaftarPaket.md</text:p>
          </table:table-cell>
          <table:table-cell table:formula="of:=&quot;[ &quot;&amp;[.A229]&amp;&quot; ](&quot;&amp;[.C229]&amp;&quot;)&quot;" office:value-type="string" office:string-value="[ DaftarPaket ](CatatanRilis.mdDaftarPaket.md)" calcext:value-type="string">
            <text:p>[ DaftarPaket ](CatatanRilis.md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28]&amp;[.B230]" office:value-type="string" office:string-value="CatatanRilis.mdDaftarPengembang.md" calcext:value-type="string">
            <text:p>CatatanRilis.mdDaftarPengembang.md</text:p>
          </table:table-cell>
          <table:table-cell table:formula="of:=&quot;[ &quot;&amp;[.A230]&amp;&quot; ](&quot;&amp;[.C230]&amp;&quot;)&quot;" office:value-type="string" office:string-value="[ DaftarPengembang ](CatatanRilis.mdDaftarPengembang.md)" calcext:value-type="string">
            <text:p>[ DaftarPengembang ](CatatanRilis.mdDaftarPengembang.md)</text:p>
          </table:table-cell>
        </table:table-row>
        <table:table-row table:style-name="ro1">
          <table:table-cell office:value-type="string" calcext:value-type="string">
            <text:p>JadwalRilisLontara</text:p>
          </table:table-cell>
          <table:table-cell office:value-type="string" calcext:value-type="string">
            <text:p>JadwalRilisLontara.md</text:p>
          </table:table-cell>
          <table:table-cell table:formula="of:=[.$B$228]&amp;[.B231]" office:value-type="string" office:string-value="CatatanRilis.mdJadwalRilisLontara.md" calcext:value-type="string">
            <text:p>CatatanRilis.mdJadwalRilisLontara.md</text:p>
          </table:table-cell>
          <table:table-cell table:formula="of:=&quot;[ &quot;&amp;[.A231]&amp;&quot; ](&quot;&amp;[.C231]&amp;&quot;)&quot;" office:value-type="string" office:string-value="[ JadwalRilisLontara ](CatatanRilis.mdJadwalRilisLontara.md)" calcext:value-type="string">
            <text:p>[ JadwalRilisLontara ](CatatanRilis.mdJadwalRilisLontara.md)</text:p>
          </table:table-cell>
        </table:table-row>
        <table:table-row table:style-name="ro1">
          <table:table-cell office:value-type="string" calcext:value-type="string">
            <text:p>KalenderLontara</text:p>
          </table:table-cell>
          <table:table-cell office:value-type="string" calcext:value-type="string">
            <text:p>KalenderLontara.md</text:p>
          </table:table-cell>
          <table:table-cell table:formula="of:=[.$B$228]&amp;[.B232]" office:value-type="string" office:string-value="CatatanRilis.mdKalenderLontara.md" calcext:value-type="string">
            <text:p>CatatanRilis.mdKalenderLontara.md</text:p>
          </table:table-cell>
          <table:table-cell table:formula="of:=&quot;[ &quot;&amp;[.A232]&amp;&quot; ](&quot;&amp;[.C232]&amp;&quot;)&quot;" office:value-type="string" office:string-value="[ KalenderLontara ](CatatanRilis.mdKalenderLontara.md)" calcext:value-type="string">
            <text:p>[ KalenderLontara ](CatatanRilis.mdKalenderLontara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28]&amp;[.B233]" office:value-type="string" office:string-value="CatatanRilis.mdREADME.md" calcext:value-type="string">
            <text:p>CatatanRilis.mdREADME.md</text:p>
          </table:table-cell>
          <table:table-cell table:formula="of:=&quot;[ &quot;&amp;[.A233]&amp;&quot; ](&quot;&amp;[.C233]&amp;&quot;)&quot;" office:value-type="string" office:string-value="[ README ](CatatanRilis.mdREADME.md)" calcext:value-type="string">
            <text:p>[ README ](CatatanRilis.mdREADME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28]&amp;[.B234]" office:value-type="string" office:string-value="CatatanRilis.mdSpesifikasi.md" calcext:value-type="string">
            <text:p>CatatanRilis.mdSpesifikasi.md</text:p>
          </table:table-cell>
          <table:table-cell table:formula="of:=&quot;[ &quot;&amp;[.A234]&amp;&quot; ](&quot;&amp;[.C234]&amp;&quot;)&quot;" office:value-type="string" office:string-value="[ Spesifikasi ](CatatanRilis.mdSpesifikasi.md)" calcext:value-type="string">
            <text:p>[ Spesifikasi ](CatatanRilis.md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4/</text:p>
          </table:table-cell>
          <table:table-cell table:formula="of:=[.B236]" office:value-type="string" office:string-value="/wiki/ProdukBlankOn/4/" calcext:value-type="string">
            <text:p>/wiki/ProdukBlankOn/4/</text:p>
          </table:table-cell>
          <table:table-cell table:formula="of:=&quot;[ &quot;&amp;[.A236]&amp;&quot; ](&quot;&amp;[.C236]&amp;&quot;)&quot;" office:value-type="string" office:string-value="[ /wiki/ProdukBlankOn/4/ ](/wiki/ProdukBlankOn/4/)" calcext:value-type="string">
            <text:p>[ /wiki/ProdukBlankOn/4/ ](/wiki/ProdukBlankOn/4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35]&amp;[.B237]" office:value-type="string" office:string-value="Artwork.md" calcext:value-type="string">
            <text:p>Artwork.md</text:p>
          </table:table-cell>
          <table:table-cell table:formula="of:=&quot;[ &quot;&amp;[.A237]&amp;&quot; ](&quot;&amp;[.C237]&amp;&quot;)&quot;" office:value-type="string" office:string-value="[ Artwork ](Artwork.md)" calcext:value-type="string">
            <text:p>[ Artwork ](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35]&amp;[.B238]" office:value-type="string" office:string-value="CatatanRilis.md" calcext:value-type="string">
            <text:p>CatatanRilis.md</text:p>
          </table:table-cell>
          <table:table-cell table:formula="of:=&quot;[ &quot;&amp;[.A238]&amp;&quot; ](&quot;&amp;[.C238]&amp;&quot;)&quot;" office:value-type="string" office:string-value="[ CatatanRilis ](CatatanRilis.md)" calcext:value-type="string">
            <text:p>[ CatatanRilis ](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35]&amp;[.B239]" office:value-type="string" office:string-value="DaftarPaket.md" calcext:value-type="string">
            <text:p>DaftarPaket.md</text:p>
          </table:table-cell>
          <table:table-cell table:formula="of:=&quot;[ &quot;&amp;[.A239]&amp;&quot; ](&quot;&amp;[.C239]&amp;&quot;)&quot;" office:value-type="string" office:string-value="[ DaftarPaket ](DaftarPaket.md)" calcext:value-type="string">
            <text:p>[ DaftarPaket ](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35]&amp;[.B240]" office:value-type="string" office:string-value="DaftarPengembang.md" calcext:value-type="string">
            <text:p>DaftarPengembang.md</text:p>
          </table:table-cell>
          <table:table-cell table:formula="of:=&quot;[ &quot;&amp;[.A240]&amp;&quot; ](&quot;&amp;[.C240]&amp;&quot;)&quot;" office:value-type="string" office:string-value="[ DaftarPengembang ](DaftarPengembang.md)" calcext:value-type="string">
            <text:p>[ DaftarPengembang ](DaftarPengembang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35]&amp;[.B241]" office:value-type="string" office:string-value="README.md" calcext:value-type="string">
            <text:p>README.md</text:p>
          </table:table-cell>
          <table:table-cell table:formula="of:=&quot;[ &quot;&amp;[.A241]&amp;&quot; ](&quot;&amp;[.C241]&amp;&quot;)&quot;" office:value-type="string" office:string-value="[ README ](README.md)" calcext:value-type="string">
            <text:p>[ README ](README.md)</text:p>
          </table:table-cell>
        </table:table-row>
        <table:table-row table:style-name="ro1">
          <table:table-cell office:value-type="string" calcext:value-type="string">
            <text:p>RepositoriBlankOn4</text:p>
          </table:table-cell>
          <table:table-cell office:value-type="string" calcext:value-type="string">
            <text:p>RepositoriBlankOn4.md</text:p>
          </table:table-cell>
          <table:table-cell table:formula="of:=[.$B$235]&amp;[.B242]" office:value-type="string" office:string-value="RepositoriBlankOn4.md" calcext:value-type="string">
            <text:p>RepositoriBlankOn4.md</text:p>
          </table:table-cell>
          <table:table-cell table:formula="of:=&quot;[ &quot;&amp;[.A242]&amp;&quot; ](&quot;&amp;[.C242]&amp;&quot;)&quot;" office:value-type="string" office:string-value="[ RepositoriBlankOn4 ](RepositoriBlankOn4.md)" calcext:value-type="string">
            <text:p>[ RepositoriBlankOn4 ](RepositoriBlankOn4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35]&amp;[.B243]" office:value-type="string" office:string-value="Spesifikasi.md" calcext:value-type="string">
            <text:p>Spesifikasi.md</text:p>
          </table:table-cell>
          <table:table-cell table:formula="of:=&quot;[ &quot;&amp;[.A243]&amp;&quot; ](&quot;&amp;[.C243]&amp;&quot;)&quot;" office:value-type="string" office:string-value="[ Spesifikasi ](Spesifikasi.md)" calcext:value-type="string">
            <text:p>[ Spesifikasi ](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5/</text:p>
          </table:table-cell>
          <table:table-cell table:formula="of:=[.B245]" office:value-type="string" office:string-value="/wiki/ProdukBlankOn/5/" calcext:value-type="string">
            <text:p>/wiki/ProdukBlankOn/5/</text:p>
          </table:table-cell>
          <table:table-cell table:formula="of:=&quot;[ &quot;&amp;[.A245]&amp;&quot; ](&quot;&amp;[.C245]&amp;&quot;)&quot;" office:value-type="string" office:string-value="[ /wiki/ProdukBlankOn/5/ ](/wiki/ProdukBlankOn/5/)" calcext:value-type="string">
            <text:p>[ /wiki/ProdukBlankOn/5/ ](/wiki/ProdukBlankOn/5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45]&amp;[.B246]" office:value-type="string" office:string-value="/wiki/ProdukBlankOn/5/Artwork.md" calcext:value-type="string">
            <text:p>/wiki/ProdukBlankOn/5/Artwork.md</text:p>
          </table:table-cell>
          <table:table-cell table:formula="of:=&quot;[ &quot;&amp;[.A246]&amp;&quot; ](&quot;&amp;[.C246]&amp;&quot;)&quot;" office:value-type="string" office:string-value="[ Artwork ](/wiki/ProdukBlankOn/5/Artwork.md)" calcext:value-type="string">
            <text:p>[ Artwork ](/wiki/ProdukBlankOn/5/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45]&amp;[.B247]" office:value-type="string" office:string-value="/wiki/ProdukBlankOn/5/CatatanRilis.md" calcext:value-type="string">
            <text:p>/wiki/ProdukBlankOn/5/CatatanRilis.md</text:p>
          </table:table-cell>
          <table:table-cell table:formula="of:=&quot;[ &quot;&amp;[.A247]&amp;&quot; ](&quot;&amp;[.C247]&amp;&quot;)&quot;" office:value-type="string" office:string-value="[ CatatanRilis ](/wiki/ProdukBlankOn/5/CatatanRilis.md)" calcext:value-type="string">
            <text:p>[ CatatanRilis ](/wiki/ProdukBlankOn/5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45]&amp;[.B248]" office:value-type="string" office:string-value="/wiki/ProdukBlankOn/5/DaftarPaket.md" calcext:value-type="string">
            <text:p>/wiki/ProdukBlankOn/5/DaftarPaket.md</text:p>
          </table:table-cell>
          <table:table-cell table:formula="of:=&quot;[ &quot;&amp;[.A248]&amp;&quot; ](&quot;&amp;[.C248]&amp;&quot;)&quot;" office:value-type="string" office:string-value="[ DaftarPaket ](/wiki/ProdukBlankOn/5/DaftarPaket.md)" calcext:value-type="string">
            <text:p>[ DaftarPaket ](/wiki/ProdukBlankOn/5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45]&amp;[.B249]" office:value-type="string" office:string-value="/wiki/ProdukBlankOn/5/DaftarPengembang.md" calcext:value-type="string">
            <text:p>/wiki/ProdukBlankOn/5/DaftarPengembang.md</text:p>
          </table:table-cell>
          <table:table-cell table:formula="of:=&quot;[ &quot;&amp;[.A249]&amp;&quot; ](&quot;&amp;[.C249]&amp;&quot;)&quot;" office:value-type="string" office:string-value="[ DaftarPengembang ](/wiki/ProdukBlankOn/5/DaftarPengembang.md)" calcext:value-type="string">
            <text:p>[ DaftarPengembang ](/wiki/ProdukBlankOn/5/DaftarPengembang.md)</text:p>
          </table:table-cell>
        </table:table-row>
        <table:table-row table:style-name="ro1">
          <table:table-cell office:value-type="string" calcext:value-type="string">
            <text:p>JadwalRilisBlankOn5</text:p>
          </table:table-cell>
          <table:table-cell office:value-type="string" calcext:value-type="string">
            <text:p>JadwalRilisBlankOn5.md</text:p>
          </table:table-cell>
          <table:table-cell table:formula="of:=[.$B$245]&amp;[.B250]" office:value-type="string" office:string-value="/wiki/ProdukBlankOn/5/JadwalRilisBlankOn5.md" calcext:value-type="string">
            <text:p>/wiki/ProdukBlankOn/5/JadwalRilisBlankOn5.md</text:p>
          </table:table-cell>
          <table:table-cell table:formula="of:=&quot;[ &quot;&amp;[.A250]&amp;&quot; ](&quot;&amp;[.C250]&amp;&quot;)&quot;" office:value-type="string" office:string-value="[ JadwalRilisBlankOn5 ](/wiki/ProdukBlankOn/5/JadwalRilisBlankOn5.md)" calcext:value-type="string">
            <text:p>[ JadwalRilisBlankOn5 ](/wiki/ProdukBlankOn/5/JadwalRilisBlankOn5.md)</text:p>
          </table:table-cell>
        </table:table-row>
        <table:table-row table:style-name="ro1">
          <table:table-cell office:value-type="string" calcext:value-type="string">
            <text:p>PanduanArtwork</text:p>
          </table:table-cell>
          <table:table-cell office:value-type="string" calcext:value-type="string">
            <text:p>PanduanArtwork.md</text:p>
          </table:table-cell>
          <table:table-cell table:formula="of:=[.$B$245]&amp;[.B251]" office:value-type="string" office:string-value="/wiki/ProdukBlankOn/5/PanduanArtwork.md" calcext:value-type="string">
            <text:p>/wiki/ProdukBlankOn/5/PanduanArtwork.md</text:p>
          </table:table-cell>
          <table:table-cell table:formula="of:=&quot;[ &quot;&amp;[.A251]&amp;&quot; ](&quot;&amp;[.C251]&amp;&quot;)&quot;" office:value-type="string" office:string-value="[ PanduanArtwork ](/wiki/ProdukBlankOn/5/PanduanArtwork.md)" calcext:value-type="string">
            <text:p>[ PanduanArtwork ](/wiki/ProdukBlankOn/5/PanduanArtwork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45]&amp;[.B252]" office:value-type="string" office:string-value="/wiki/ProdukBlankOn/5/Spesifikasi.md" calcext:value-type="string">
            <text:p>/wiki/ProdukBlankOn/5/Spesifikasi.md</text:p>
          </table:table-cell>
          <table:table-cell table:formula="of:=&quot;[ &quot;&amp;[.A252]&amp;&quot; ](&quot;&amp;[.C252]&amp;&quot;)&quot;" office:value-type="string" office:string-value="[ Spesifikasi ](/wiki/ProdukBlankOn/5/Spesifikasi.md)" calcext:value-type="string">
            <text:p>[ Spesifikasi ](/wiki/ProdukBlankOn/5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6/</text:p>
          </table:table-cell>
          <table:table-cell table:formula="of:=[.B254]" office:value-type="string" office:string-value="/wiki/ProdukBlankOn/6/" calcext:value-type="string">
            <text:p>/wiki/ProdukBlankOn/6/</text:p>
          </table:table-cell>
          <table:table-cell table:formula="of:=&quot;[ &quot;&amp;[.A254]&amp;&quot; ](&quot;&amp;[.C254]&amp;&quot;)&quot;" office:value-type="string" office:string-value="[ /wiki/ProdukBlankOn/6/ ](/wiki/ProdukBlankOn/6/)" calcext:value-type="string">
            <text:p>[ /wiki/ProdukBlankOn/6/ ](/wiki/ProdukBlankOn/6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55]&amp;[.B255]" office:value-type="string" office:string-value="Artwork.mdArtwork.md" calcext:value-type="string">
            <text:p>Artwork.mdArtwork.md</text:p>
          </table:table-cell>
          <table:table-cell table:formula="of:=&quot;[ &quot;&amp;[.A255]&amp;&quot; ](&quot;&amp;[.C255]&amp;&quot;)&quot;" office:value-type="string" office:string-value="[ Artwork ](Artwork.mdArtwork.md)" calcext:value-type="string">
            <text:p>[ Artwork ](Artwork.md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55]&amp;[.B256]" office:value-type="string" office:string-value="Artwork.mdCatatanRilis.md" calcext:value-type="string">
            <text:p>Artwork.mdCatatanRilis.md</text:p>
          </table:table-cell>
          <table:table-cell table:formula="of:=&quot;[ &quot;&amp;[.A256]&amp;&quot; ](&quot;&amp;[.C256]&amp;&quot;)&quot;" office:value-type="string" office:string-value="[ CatatanRilis ](Artwork.mdCatatanRilis.md)" calcext:value-type="string">
            <text:p>[ CatatanRilis ](Artwork.md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55]&amp;[.B257]" office:value-type="string" office:string-value="Artwork.mdDaftarPaket.md" calcext:value-type="string">
            <text:p>Artwork.mdDaftarPaket.md</text:p>
          </table:table-cell>
          <table:table-cell table:formula="of:=&quot;[ &quot;&amp;[.A257]&amp;&quot; ](&quot;&amp;[.C257]&amp;&quot;)&quot;" office:value-type="string" office:string-value="[ DaftarPaket ](Artwork.mdDaftarPaket.md)" calcext:value-type="string">
            <text:p>[ DaftarPaket ](Artwork.md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55]&amp;[.B258]" office:value-type="string" office:string-value="Artwork.mdDaftarPengembang.md" calcext:value-type="string">
            <text:p>Artwork.mdDaftarPengembang.md</text:p>
          </table:table-cell>
          <table:table-cell table:formula="of:=&quot;[ &quot;&amp;[.A258]&amp;&quot; ](&quot;&amp;[.C258]&amp;&quot;)&quot;" office:value-type="string" office:string-value="[ DaftarPengembang ](Artwork.mdDaftarPengembang.md)" calcext:value-type="string">
            <text:p>[ DaftarPengembang ](Artwork.mdDaftarPengembang.md)</text:p>
          </table:table-cell>
        </table:table-row>
        <table:table-row table:style-name="ro1">
          <table:table-cell office:value-type="string" calcext:value-type="string">
            <text:p>DokumentasiOmbilin</text:p>
          </table:table-cell>
          <table:table-cell office:value-type="string" calcext:value-type="string">
            <text:p>DokumentasiOmbilin.md</text:p>
          </table:table-cell>
          <table:table-cell table:formula="of:=[.$B$255]&amp;[.B259]" office:value-type="string" office:string-value="Artwork.mdDokumentasiOmbilin.md" calcext:value-type="string">
            <text:p>Artwork.mdDokumentasiOmbilin.md</text:p>
          </table:table-cell>
          <table:table-cell table:formula="of:=&quot;[ &quot;&amp;[.A259]&amp;&quot; ](&quot;&amp;[.C259]&amp;&quot;)&quot;" office:value-type="string" office:string-value="[ DokumentasiOmbilin ](Artwork.mdDokumentasiOmbilin.md)" calcext:value-type="string">
            <text:p>[ DokumentasiOmbilin ](Artwork.mdDokumentasiOmbilin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55]&amp;[.B260]" office:value-type="string" office:string-value="Artwork.mdSpesifikasi.md" calcext:value-type="string">
            <text:p>Artwork.mdSpesifikasi.md</text:p>
          </table:table-cell>
          <table:table-cell table:formula="of:=&quot;[ &quot;&amp;[.A260]&amp;&quot; ](&quot;&amp;[.C260]&amp;&quot;)&quot;" office:value-type="string" office:string-value="[ Spesifikasi ](Artwork.mdSpesifikasi.md)" calcext:value-type="string">
            <text:p>[ Spesifikasi ](Artwork.md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7/</text:p>
          </table:table-cell>
          <table:table-cell table:formula="of:=[.B262]" office:value-type="string" office:string-value="/wiki/ProdukBlankOn/7/" calcext:value-type="string">
            <text:p>/wiki/ProdukBlankOn/7/</text:p>
          </table:table-cell>
          <table:table-cell table:formula="of:=&quot;[ &quot;&amp;[.A262]&amp;&quot; ](&quot;&amp;[.C262]&amp;&quot;)&quot;" office:value-type="string" office:string-value="[ /wiki/ProdukBlankOn/7/ ](/wiki/ProdukBlankOn/7/)" calcext:value-type="string">
            <text:p>[ /wiki/ProdukBlankOn/7/ ](/wiki/ProdukBlankOn/7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64]&amp;[.B263]" office:value-type="string" office:string-value="CatatanRilis.mdArtwork.md" calcext:value-type="string">
            <text:p>CatatanRilis.mdArtwork.md</text:p>
          </table:table-cell>
          <table:table-cell table:formula="of:=&quot;[ &quot;&amp;[.A263]&amp;&quot; ](&quot;&amp;[.C263]&amp;&quot;)&quot;" office:value-type="string" office:string-value="[ Artwork ](CatatanRilis.mdArtwork.md)" calcext:value-type="string">
            <text:p>[ Artwork ](CatatanRilis.md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64]&amp;[.B264]" office:value-type="string" office:string-value="CatatanRilis.mdCatatanRilis.md" calcext:value-type="string">
            <text:p>CatatanRilis.mdCatatanRilis.md</text:p>
          </table:table-cell>
          <table:table-cell table:formula="of:=&quot;[ &quot;&amp;[.A264]&amp;&quot; ](&quot;&amp;[.C264]&amp;&quot;)&quot;" office:value-type="string" office:string-value="[ CatatanRilis ](CatatanRilis.mdCatatanRilis.md)" calcext:value-type="string">
            <text:p>[ CatatanRilis ](CatatanRilis.md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64]&amp;[.B265]" office:value-type="string" office:string-value="CatatanRilis.mdDaftarPaket.md" calcext:value-type="string">
            <text:p>CatatanRilis.mdDaftarPaket.md</text:p>
          </table:table-cell>
          <table:table-cell table:formula="of:=&quot;[ &quot;&amp;[.A265]&amp;&quot; ](&quot;&amp;[.C265]&amp;&quot;)&quot;" office:value-type="string" office:string-value="[ DaftarPaket ](CatatanRilis.mdDaftarPaket.md)" calcext:value-type="string">
            <text:p>[ DaftarPaket ](CatatanRilis.md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64]&amp;[.B266]" office:value-type="string" office:string-value="CatatanRilis.mdDaftarPengembang.md" calcext:value-type="string">
            <text:p>CatatanRilis.mdDaftarPengembang.md</text:p>
          </table:table-cell>
          <table:table-cell table:formula="of:=&quot;[ &quot;&amp;[.A266]&amp;&quot; ](&quot;&amp;[.C266]&amp;&quot;)&quot;" office:value-type="string" office:string-value="[ DaftarPengembang ](CatatanRilis.mdDaftarPengembang.md)" calcext:value-type="string">
            <text:p>[ DaftarPengembang ](CatatanRilis.mdDaftarPengembang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64]&amp;[.B267]" office:value-type="string" office:string-value="CatatanRilis.mdSpesifikasi.md" calcext:value-type="string">
            <text:p>CatatanRilis.mdSpesifikasi.md</text:p>
          </table:table-cell>
          <table:table-cell table:formula="of:=&quot;[ &quot;&amp;[.A267]&amp;&quot; ](&quot;&amp;[.C267]&amp;&quot;)&quot;" office:value-type="string" office:string-value="[ Spesifikasi ](CatatanRilis.mdSpesifikasi.md)" calcext:value-type="string">
            <text:p>[ Spesifikasi ](CatatanRilis.md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8/</text:p>
          </table:table-cell>
          <table:table-cell table:formula="of:=[.B269]" office:value-type="string" office:string-value="/wiki/ProdukBlankOn/8/" calcext:value-type="string">
            <text:p>/wiki/ProdukBlankOn/8/</text:p>
          </table:table-cell>
          <table:table-cell table:formula="of:=&quot;[ &quot;&amp;[.A269]&amp;&quot; ](&quot;&amp;[.C269]&amp;&quot;)&quot;" office:value-type="string" office:string-value="[ /wiki/ProdukBlankOn/8/ ](/wiki/ProdukBlankOn/8/)" calcext:value-type="string">
            <text:p>[ /wiki/ProdukBlankOn/8/ ](/wiki/ProdukBlankOn/8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69]&amp;[.B270]" office:value-type="string" office:string-value="/wiki/ProdukBlankOn/8/Artwork.md" calcext:value-type="string">
            <text:p>/wiki/ProdukBlankOn/8/Artwork.md</text:p>
          </table:table-cell>
          <table:table-cell table:formula="of:=&quot;[ &quot;&amp;[.A270]&amp;&quot; ](&quot;&amp;[.C270]&amp;&quot;)&quot;" office:value-type="string" office:string-value="[ Artwork ](/wiki/ProdukBlankOn/8/Artwork.md)" calcext:value-type="string">
            <text:p>[ Artwork ](/wiki/ProdukBlankOn/8/Artwork.md)</text:p>
          </table:table-cell>
        </table:table-row>
        <table:table-row table:style-name="ro1">
          <table:table-cell office:value-type="string" calcext:value-type="string">
            <text:p>BlankOnPanel</text:p>
          </table:table-cell>
          <table:table-cell office:value-type="string" calcext:value-type="string">
            <text:p>BlankOnPanel.md</text:p>
          </table:table-cell>
          <table:table-cell table:formula="of:=[.$B$269]&amp;[.B271]" office:value-type="string" office:string-value="/wiki/ProdukBlankOn/8/BlankOnPanel.md" calcext:value-type="string">
            <text:p>/wiki/ProdukBlankOn/8/BlankOnPanel.md</text:p>
          </table:table-cell>
          <table:table-cell table:formula="of:=&quot;[ &quot;&amp;[.A271]&amp;&quot; ](&quot;&amp;[.C271]&amp;&quot;)&quot;" office:value-type="string" office:string-value="[ BlankOnPanel ](/wiki/ProdukBlankOn/8/BlankOnPanel.md)" calcext:value-type="string">
            <text:p>[ BlankOnPanel ](/wiki/ProdukBlankOn/8/BlankOnPanel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69]&amp;[.B272]" office:value-type="string" office:string-value="/wiki/ProdukBlankOn/8/CatatanRilis.md" calcext:value-type="string">
            <text:p>/wiki/ProdukBlankOn/8/CatatanRilis.md</text:p>
          </table:table-cell>
          <table:table-cell table:formula="of:=&quot;[ &quot;&amp;[.A272]&amp;&quot; ](&quot;&amp;[.C272]&amp;&quot;)&quot;" office:value-type="string" office:string-value="[ CatatanRilis ](/wiki/ProdukBlankOn/8/CatatanRilis.md)" calcext:value-type="string">
            <text:p>[ CatatanRilis ](/wiki/ProdukBlankOn/8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69]&amp;[.B273]" office:value-type="string" office:string-value="/wiki/ProdukBlankOn/8/DaftarPaket.md" calcext:value-type="string">
            <text:p>/wiki/ProdukBlankOn/8/DaftarPaket.md</text:p>
          </table:table-cell>
          <table:table-cell table:formula="of:=&quot;[ &quot;&amp;[.A273]&amp;&quot; ](&quot;&amp;[.C273]&amp;&quot;)&quot;" office:value-type="string" office:string-value="[ DaftarPaket ](/wiki/ProdukBlankOn/8/DaftarPaket.md)" calcext:value-type="string">
            <text:p>[ DaftarPaket ](/wiki/ProdukBlankOn/8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69]&amp;[.B274]" office:value-type="string" office:string-value="/wiki/ProdukBlankOn/8/DaftarPengembang.md" calcext:value-type="string">
            <text:p>/wiki/ProdukBlankOn/8/DaftarPengembang.md</text:p>
          </table:table-cell>
          <table:table-cell table:formula="of:=&quot;[ &quot;&amp;[.A274]&amp;&quot; ](&quot;&amp;[.C274]&amp;&quot;)&quot;" office:value-type="string" office:string-value="[ DaftarPengembang ](/wiki/ProdukBlankOn/8/DaftarPengembang.md)" calcext:value-type="string">
            <text:p>[ DaftarPengembang ](/wiki/ProdukBlankOn/8/DaftarPengembang.md)</text:p>
          </table:table-cell>
        </table:table-row>
        <table:table-row table:style-name="ro1">
          <table:table-cell office:value-type="string" calcext:value-type="string">
            <text:p>DokumentasiRote</text:p>
          </table:table-cell>
          <table:table-cell office:value-type="string" calcext:value-type="string">
            <text:p>DokumentasiRote.md</text:p>
          </table:table-cell>
          <table:table-cell table:formula="of:=[.$B$269]&amp;[.B275]" office:value-type="string" office:string-value="/wiki/ProdukBlankOn/8/DokumentasiRote.md" calcext:value-type="string">
            <text:p>/wiki/ProdukBlankOn/8/DokumentasiRote.md</text:p>
          </table:table-cell>
          <table:table-cell table:formula="of:=&quot;[ &quot;&amp;[.A275]&amp;&quot; ](&quot;&amp;[.C275]&amp;&quot;)&quot;" office:value-type="string" office:string-value="[ DokumentasiRote ](/wiki/ProdukBlankOn/8/DokumentasiRote.md)" calcext:value-type="string">
            <text:p>[ DokumentasiRote ](/wiki/ProdukBlankOn/8/DokumentasiRote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69]&amp;[.B276]" office:value-type="string" office:string-value="/wiki/ProdukBlankOn/8/Spesifikasi.md" calcext:value-type="string">
            <text:p>/wiki/ProdukBlankOn/8/Spesifikasi.md</text:p>
          </table:table-cell>
          <table:table-cell table:formula="of:=&quot;[ &quot;&amp;[.A276]&amp;&quot; ](&quot;&amp;[.C276]&amp;&quot;)&quot;" office:value-type="string" office:string-value="[ Spesifikasi ](/wiki/ProdukBlankOn/8/Spesifikasi.md)" calcext:value-type="string">
            <text:p>[ Spesifikasi ](/wiki/ProdukBlankOn/8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9/</text:p>
          </table:table-cell>
          <table:table-cell table:formula="of:=[.B278]" office:value-type="string" office:string-value="/wiki/ProdukBlankOn/9/" calcext:value-type="string">
            <text:p>/wiki/ProdukBlankOn/9/</text:p>
          </table:table-cell>
          <table:table-cell table:formula="of:=&quot;[ &quot;&amp;[.A278]&amp;&quot; ](&quot;&amp;[.C278]&amp;&quot;)&quot;" office:value-type="string" office:string-value="[ /wiki/ProdukBlankOn/9/ ](/wiki/ProdukBlankOn/9/)" calcext:value-type="string">
            <text:p>[ /wiki/ProdukBlankOn/9/ ](/wiki/ProdukBlankOn/9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78]&amp;[.B279]" office:value-type="string" office:string-value="/wiki/ProdukBlankOn/9/Artwork.md" calcext:value-type="string">
            <text:p>/wiki/ProdukBlankOn/9/Artwork.md</text:p>
          </table:table-cell>
          <table:table-cell table:formula="of:=&quot;[ &quot;&amp;[.A279]&amp;&quot; ](&quot;&amp;[.C279]&amp;&quot;)&quot;" office:value-type="string" office:string-value="[ Artwork ](/wiki/ProdukBlankOn/9/Artwork.md)" calcext:value-type="string">
            <text:p>[ Artwork ](/wiki/ProdukBlankOn/9/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78]&amp;[.B280]" office:value-type="string" office:string-value="/wiki/ProdukBlankOn/9/CatatanRilis.md" calcext:value-type="string">
            <text:p>/wiki/ProdukBlankOn/9/CatatanRilis.md</text:p>
          </table:table-cell>
          <table:table-cell table:formula="of:=&quot;[ &quot;&amp;[.A280]&amp;&quot; ](&quot;&amp;[.C280]&amp;&quot;)&quot;" office:value-type="string" office:string-value="[ CatatanRilis ](/wiki/ProdukBlankOn/9/CatatanRilis.md)" calcext:value-type="string">
            <text:p>[ CatatanRilis ](/wiki/ProdukBlankOn/9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78]&amp;[.B281]" office:value-type="string" office:string-value="/wiki/ProdukBlankOn/9/DaftarPaket.md" calcext:value-type="string">
            <text:p>/wiki/ProdukBlankOn/9/DaftarPaket.md</text:p>
          </table:table-cell>
          <table:table-cell table:formula="of:=&quot;[ &quot;&amp;[.A281]&amp;&quot; ](&quot;&amp;[.C281]&amp;&quot;)&quot;" office:value-type="string" office:string-value="[ DaftarPaket ](/wiki/ProdukBlankOn/9/DaftarPaket.md)" calcext:value-type="string">
            <text:p>[ DaftarPaket ](/wiki/ProdukBlankOn/9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78]&amp;[.B282]" office:value-type="string" office:string-value="/wiki/ProdukBlankOn/9/DaftarPengembang.md" calcext:value-type="string">
            <text:p>/wiki/ProdukBlankOn/9/DaftarPengembang.md</text:p>
          </table:table-cell>
          <table:table-cell table:formula="of:=&quot;[ &quot;&amp;[.A282]&amp;&quot; ](&quot;&amp;[.C282]&amp;&quot;)&quot;" office:value-type="string" office:string-value="[ DaftarPengembang ](/wiki/ProdukBlankOn/9/DaftarPengembang.md)" calcext:value-type="string">
            <text:p>[ DaftarPengembang ](/wiki/ProdukBlankOn/9/DaftarPengembang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78]&amp;[.B283]" office:value-type="string" office:string-value="/wiki/ProdukBlankOn/9/Spesifikasi.md" calcext:value-type="string">
            <text:p>/wiki/ProdukBlankOn/9/Spesifikasi.md</text:p>
          </table:table-cell>
          <table:table-cell table:formula="of:=&quot;[ &quot;&amp;[.A283]&amp;&quot; ](&quot;&amp;[.C283]&amp;&quot;)&quot;" office:value-type="string" office:string-value="[ Spesifikasi ](/wiki/ProdukBlankOn/9/Spesifikasi.md)" calcext:value-type="string">
            <text:p>[ Spesifikasi ](/wiki/ProdukBlankOn/9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BlankBanana/</text:p>
          </table:table-cell>
          <table:table-cell table:formula="of:=[.B285]" office:value-type="string" office:string-value="/wiki/ProdukBlankOn/BlankBanana/" calcext:value-type="string">
            <text:p>/wiki/ProdukBlankOn/BlankBanana/</text:p>
          </table:table-cell>
          <table:table-cell table:formula="of:=&quot;[ &quot;&amp;[.A285]&amp;&quot; ](&quot;&amp;[.C285]&amp;&quot;)&quot;" office:value-type="string" office:string-value="[ /wiki/ProdukBlankOn/BlankBanana/ ](/wiki/ProdukBlankOn/BlankBanana/)" calcext:value-type="string">
            <text:p>[ /wiki/ProdukBlankOn/BlankBanana/ ](/wiki/ProdukBlankOn/BlankBanana/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85]&amp;[.B286]" office:value-type="string" office:string-value="/wiki/ProdukBlankOn/BlankBanana/README.md" calcext:value-type="string">
            <text:p>/wiki/ProdukBlankOn/BlankBanana/README.md</text:p>
          </table:table-cell>
          <table:table-cell table:formula="of:=&quot;[ &quot;&amp;[.A286]&amp;&quot; ](&quot;&amp;[.C286]&amp;&quot;)&quot;" office:value-type="string" office:string-value="[ README ](/wiki/ProdukBlankOn/BlankBanana/README.md)" calcext:value-type="string">
            <text:p>[ README ](/wiki/ProdukBlankOn/BlankBanana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BlankBerry/</text:p>
          </table:table-cell>
          <table:table-cell table:formula="of:=[.B288]" office:value-type="string" office:string-value="/wiki/ProdukBlankOn/BlankBerry/" calcext:value-type="string">
            <text:p>/wiki/ProdukBlankOn/BlankBerry/</text:p>
          </table:table-cell>
          <table:table-cell table:formula="of:=&quot;[ &quot;&amp;[.A288]&amp;&quot; ](&quot;&amp;[.C288]&amp;&quot;)&quot;" office:value-type="string" office:string-value="[ /wiki/ProdukBlankOn/BlankBerry/ ](/wiki/ProdukBlankOn/BlankBerry/)" calcext:value-type="string">
            <text:p>[ /wiki/ProdukBlankOn/BlankBerry/ ](/wiki/ProdukBlankOn/BlankBerry/)</text:p>
          </table:table-cell>
        </table:table-row>
        <table:table-row table:style-name="ro1">
          <table:table-cell office:value-type="string" calcext:value-type="string">
            <text:p>BlankBerry</text:p>
          </table:table-cell>
          <table:table-cell office:value-type="string" calcext:value-type="string">
            <text:p>BlankBerry.md</text:p>
          </table:table-cell>
          <table:table-cell table:formula="of:=[.$B$288]&amp;[.B289]" office:value-type="string" office:string-value="/wiki/ProdukBlankOn/BlankBerry/BlankBerry.md" calcext:value-type="string">
            <text:p>/wiki/ProdukBlankOn/BlankBerry/BlankBerry.md</text:p>
          </table:table-cell>
          <table:table-cell table:formula="of:=&quot;[ &quot;&amp;[.A289]&amp;&quot; ](&quot;&amp;[.C289]&amp;&quot;)&quot;" office:value-type="string" office:string-value="[ BlankBerry ](/wiki/ProdukBlankOn/BlankBerry/BlankBerry.md)" calcext:value-type="string">
            <text:p>[ BlankBerry ](/wiki/ProdukBlankOn/BlankBerry/BlankBerry.md)</text:p>
          </table:table-cell>
        </table:table-row>
        <table:table-row table:style-name="ro1">
          <table:table-cell office:value-type="string" calcext:value-type="string">
            <text:p>BlankBerryMembangunPaket</text:p>
          </table:table-cell>
          <table:table-cell office:value-type="string" calcext:value-type="string">
            <text:p>BlankBerryMembangunPaket.md</text:p>
          </table:table-cell>
          <table:table-cell table:formula="of:=[.$B$288]&amp;[.B290]" office:value-type="string" office:string-value="/wiki/ProdukBlankOn/BlankBerry/BlankBerryMembangunPaket.md" calcext:value-type="string">
            <text:p>/wiki/ProdukBlankOn/BlankBerry/BlankBerryMembangunPaket.md</text:p>
          </table:table-cell>
          <table:table-cell table:formula="of:=&quot;[ &quot;&amp;[.A290]&amp;&quot; ](&quot;&amp;[.C290]&amp;&quot;)&quot;" office:value-type="string" office:string-value="[ BlankBerryMembangunPaket ](/wiki/ProdukBlankOn/BlankBerry/BlankBerryMembangunPaket.md)" calcext:value-type="string">
            <text:p>[ BlankBerryMembangunPaket ](/wiki/ProdukBlankOn/BlankBerry/BlankBerryMembangunPake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Srimubil/</text:p>
          </table:table-cell>
          <table:table-cell table:formula="of:=[.B292]" office:value-type="string" office:string-value="/wiki/ProdukBlankOn/Srimubil/" calcext:value-type="string">
            <text:p>/wiki/ProdukBlankOn/Srimubil/</text:p>
          </table:table-cell>
          <table:table-cell table:formula="of:=&quot;[ &quot;&amp;[.A292]&amp;&quot; ](&quot;&amp;[.C292]&amp;&quot;)&quot;" office:value-type="string" office:string-value="[ /wiki/ProdukBlankOn/Srimubil/ ](/wiki/ProdukBlankOn/Srimubil/)" calcext:value-type="string">
            <text:p>[ /wiki/ProdukBlankOn/Srimubil/ ](/wiki/ProdukBlankOn/Srimubil/)</text:p>
          </table:table-cell>
        </table:table-row>
        <table:table-row table:style-name="ro1">
          <table:table-cell office:value-type="string" calcext:value-type="string">
            <text:p>DaftarPaketSrimubil</text:p>
          </table:table-cell>
          <table:table-cell office:value-type="string" calcext:value-type="string">
            <text:p>DaftarPaketSrimubil.md</text:p>
          </table:table-cell>
          <table:table-cell table:formula="of:=[.$B$292]&amp;[.B293]" office:value-type="string" office:string-value="/wiki/ProdukBlankOn/Srimubil/DaftarPaketSrimubil.md" calcext:value-type="string">
            <text:p>/wiki/ProdukBlankOn/Srimubil/DaftarPaketSrimubil.md</text:p>
          </table:table-cell>
          <table:table-cell table:formula="of:=&quot;[ &quot;&amp;[.A293]&amp;&quot; ](&quot;&amp;[.C293]&amp;&quot;)&quot;" office:value-type="string" office:string-value="[ DaftarPaketSrimubil ](/wiki/ProdukBlankOn/Srimubil/DaftarPaketSrimubil.md)" calcext:value-type="string">
            <text:p>[ DaftarPaketSrimubil ](/wiki/ProdukBlankOn/Srimubil/DaftarPaketSrimubil.md)</text:p>
          </table:table-cell>
        </table:table-row>
        <table:table-row table:style-name="ro1">
          <table:table-cell office:value-type="string" calcext:value-type="string">
            <text:p>RancanganSrimubil</text:p>
          </table:table-cell>
          <table:table-cell office:value-type="string" calcext:value-type="string">
            <text:p>RancanganSrimubil.md</text:p>
          </table:table-cell>
          <table:table-cell table:formula="of:=[.$B$292]&amp;[.B294]" office:value-type="string" office:string-value="/wiki/ProdukBlankOn/Srimubil/RancanganSrimubil.md" calcext:value-type="string">
            <text:p>/wiki/ProdukBlankOn/Srimubil/RancanganSrimubil.md</text:p>
          </table:table-cell>
          <table:table-cell table:formula="of:=&quot;[ &quot;&amp;[.A294]&amp;&quot; ](&quot;&amp;[.C294]&amp;&quot;)&quot;" office:value-type="string" office:string-value="[ RancanganSrimubil ](/wiki/ProdukBlankOn/Srimubil/RancanganSrimubil.md)" calcext:value-type="string">
            <text:p>[ RancanganSrimubil ](/wiki/ProdukBlankOn/Srimubil/RancanganSrimubil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92]&amp;[.B295]" office:value-type="string" office:string-value="/wiki/ProdukBlankOn/Srimubil/README.md" calcext:value-type="string">
            <text:p>/wiki/ProdukBlankOn/Srimubil/README.md</text:p>
          </table:table-cell>
          <table:table-cell table:formula="of:=&quot;[ &quot;&amp;[.A295]&amp;&quot; ](&quot;&amp;[.C295]&amp;&quot;)&quot;" office:value-type="string" office:string-value="[ README ](/wiki/ProdukBlankOn/Srimubil/README.md)" calcext:value-type="string">
            <text:p>[ README ](/wiki/ProdukBlankOn/Srimubil/README.md)</text:p>
          </table:table-cell>
        </table:table-row>
        <table:table-row table:style-name="ro1">
          <table:table-cell office:value-type="string" calcext:value-type="string">
            <text:p>TimPengembangSrimubil</text:p>
          </table:table-cell>
          <table:table-cell office:value-type="string" calcext:value-type="string">
            <text:p>TimPengembangSrimubil.md</text:p>
          </table:table-cell>
          <table:table-cell table:formula="of:=[.$B$292]&amp;[.B296]" office:value-type="string" office:string-value="/wiki/ProdukBlankOn/Srimubil/TimPengembangSrimubil.md" calcext:value-type="string">
            <text:p>/wiki/ProdukBlankOn/Srimubil/TimPengembangSrimubil.md</text:p>
          </table:table-cell>
          <table:table-cell table:formula="of:=&quot;[ &quot;&amp;[.A296]&amp;&quot; ](&quot;&amp;[.C296]&amp;&quot;)&quot;" office:value-type="string" office:string-value="[ TimPengembangSrimubil ](/wiki/ProdukBlankOn/Srimubil/TimPengembangSrimubil.md)" calcext:value-type="string">
            <text:p>[ TimPengembangSrimubil ](/wiki/ProdukBlankOn/Srimubil/TimPengembangSrimubil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fil/</text:p>
          </table:table-cell>
          <table:table-cell table:formula="of:=[.B298]" office:value-type="string" office:string-value="/wiki/Profil/" calcext:value-type="string">
            <text:p>/wiki/Profil/</text:p>
          </table:table-cell>
          <table:table-cell table:formula="of:=&quot;[ &quot;&amp;[.A298]&amp;&quot; ](&quot;&amp;[.C298]&amp;&quot;)&quot;" office:value-type="string" office:string-value="[ /wiki/Profil/ ](/wiki/Profil/)" calcext:value-type="string">
            <text:p>[ /wiki/Profil/ ](/wiki/Profil/)</text:p>
          </table:table-cell>
        </table:table-row>
        <table:table-row table:style-name="ro1">
          <table:table-cell office:value-type="string" calcext:value-type="string">
            <text:p>AdnanMaulana</text:p>
          </table:table-cell>
          <table:table-cell office:value-type="string" calcext:value-type="string">
            <text:p>AdnanMaulana.md</text:p>
          </table:table-cell>
          <table:table-cell table:formula="of:=[.$B$298]&amp;[.B299]" office:value-type="string" office:string-value="/wiki/Profil/AdnanMaulana.md" calcext:value-type="string">
            <text:p>/wiki/Profil/AdnanMaulana.md</text:p>
          </table:table-cell>
          <table:table-cell table:formula="of:=&quot;[ &quot;&amp;[.A299]&amp;&quot; ](&quot;&amp;[.C299]&amp;&quot;)&quot;" office:value-type="string" office:string-value="[ AdnanMaulana ](/wiki/Profil/AdnanMaulana.md)" calcext:value-type="string">
            <text:p>[ AdnanMaulana ](/wiki/Profil/AdnanMaulana.md)</text:p>
          </table:table-cell>
        </table:table-row>
        <table:table-row table:style-name="ro1">
          <table:table-cell office:value-type="string" calcext:value-type="string">
            <text:p>AgusPurnomo</text:p>
          </table:table-cell>
          <table:table-cell office:value-type="string" calcext:value-type="string">
            <text:p>AgusPurnomo.md</text:p>
          </table:table-cell>
          <table:table-cell table:formula="of:=[.$B$298]&amp;[.B300]" office:value-type="string" office:string-value="/wiki/Profil/AgusPurnomo.md" calcext:value-type="string">
            <text:p>/wiki/Profil/AgusPurnomo.md</text:p>
          </table:table-cell>
          <table:table-cell table:formula="of:=&quot;[ &quot;&amp;[.A300]&amp;&quot; ](&quot;&amp;[.C300]&amp;&quot;)&quot;" office:value-type="string" office:string-value="[ AgusPurnomo ](/wiki/Profil/AgusPurnomo.md)" calcext:value-type="string">
            <text:p>[ AgusPurnomo ](/wiki/Profil/AgusPurnomo.md)</text:p>
          </table:table-cell>
        </table:table-row>
        <table:table-row table:style-name="ro1">
          <table:table-cell office:value-type="string" calcext:value-type="string">
            <text:p>AhmadHaris</text:p>
          </table:table-cell>
          <table:table-cell office:value-type="string" calcext:value-type="string">
            <text:p>AhmadHaris.md</text:p>
          </table:table-cell>
          <table:table-cell table:formula="of:=[.$B$298]&amp;[.B301]" office:value-type="string" office:string-value="/wiki/Profil/AhmadHaris.md" calcext:value-type="string">
            <text:p>/wiki/Profil/AhmadHaris.md</text:p>
          </table:table-cell>
          <table:table-cell table:formula="of:=&quot;[ &quot;&amp;[.A301]&amp;&quot; ](&quot;&amp;[.C301]&amp;&quot;)&quot;" office:value-type="string" office:string-value="[ AhmadHaris ](/wiki/Profil/AhmadHaris.md)" calcext:value-type="string">
            <text:p>[ AhmadHaris ](/wiki/Profil/AhmadHaris.md)</text:p>
          </table:table-cell>
        </table:table-row>
        <table:table-row table:style-name="ro1">
          <table:table-cell office:value-type="string" calcext:value-type="string">
            <text:p>AinulHakim</text:p>
          </table:table-cell>
          <table:table-cell office:value-type="string" calcext:value-type="string">
            <text:p>AinulHakim.md</text:p>
          </table:table-cell>
          <table:table-cell table:formula="of:=[.$B$298]&amp;[.B302]" office:value-type="string" office:string-value="/wiki/Profil/AinulHakim.md" calcext:value-type="string">
            <text:p>/wiki/Profil/AinulHakim.md</text:p>
          </table:table-cell>
          <table:table-cell table:formula="of:=&quot;[ &quot;&amp;[.A302]&amp;&quot; ](&quot;&amp;[.C302]&amp;&quot;)&quot;" office:value-type="string" office:string-value="[ AinulHakim ](/wiki/Profil/AinulHakim.md)" calcext:value-type="string">
            <text:p>[ AinulHakim ](/wiki/Profil/AinulHakim.md)</text:p>
          </table:table-cell>
        </table:table-row>
        <table:table-row table:style-name="ro1">
          <table:table-cell office:value-type="string" calcext:value-type="string">
            <text:p>AldiantoroNugroho</text:p>
          </table:table-cell>
          <table:table-cell office:value-type="string" calcext:value-type="string">
            <text:p>AldiantoroNugroho.md</text:p>
          </table:table-cell>
          <table:table-cell table:formula="of:=[.$B$298]&amp;[.B303]" office:value-type="string" office:string-value="/wiki/Profil/AldiantoroNugroho.md" calcext:value-type="string">
            <text:p>/wiki/Profil/AldiantoroNugroho.md</text:p>
          </table:table-cell>
          <table:table-cell table:formula="of:=&quot;[ &quot;&amp;[.A303]&amp;&quot; ](&quot;&amp;[.C303]&amp;&quot;)&quot;" office:value-type="string" office:string-value="[ AldiantoroNugroho ](/wiki/Profil/AldiantoroNugroho.md)" calcext:value-type="string">
            <text:p>[ AldiantoroNugroho ](/wiki/Profil/AldiantoroNugroho.md)</text:p>
          </table:table-cell>
        </table:table-row>
        <table:table-row table:style-name="ro1">
          <table:table-cell office:value-type="string" calcext:value-type="string">
            <text:p>AliKusnadi</text:p>
          </table:table-cell>
          <table:table-cell office:value-type="string" calcext:value-type="string">
            <text:p>AliKusnadi.md</text:p>
          </table:table-cell>
          <table:table-cell table:formula="of:=[.$B$298]&amp;[.B304]" office:value-type="string" office:string-value="/wiki/Profil/AliKusnadi.md" calcext:value-type="string">
            <text:p>/wiki/Profil/AliKusnadi.md</text:p>
          </table:table-cell>
          <table:table-cell table:formula="of:=&quot;[ &quot;&amp;[.A304]&amp;&quot; ](&quot;&amp;[.C304]&amp;&quot;)&quot;" office:value-type="string" office:string-value="[ AliKusnadi ](/wiki/Profil/AliKusnadi.md)" calcext:value-type="string">
            <text:p>[ AliKusnadi ](/wiki/Profil/AliKusnadi.md)</text:p>
          </table:table-cell>
        </table:table-row>
        <table:table-row table:style-name="ro1">
          <table:table-cell office:value-type="string" calcext:value-type="string">
            <text:p>AndiDarmawan</text:p>
          </table:table-cell>
          <table:table-cell office:value-type="string" calcext:value-type="string">
            <text:p>AndiDarmawan.md</text:p>
          </table:table-cell>
          <table:table-cell table:formula="of:=[.$B$298]&amp;[.B305]" office:value-type="string" office:string-value="/wiki/Profil/AndiDarmawan.md" calcext:value-type="string">
            <text:p>/wiki/Profil/AndiDarmawan.md</text:p>
          </table:table-cell>
          <table:table-cell table:formula="of:=&quot;[ &quot;&amp;[.A305]&amp;&quot; ](&quot;&amp;[.C305]&amp;&quot;)&quot;" office:value-type="string" office:string-value="[ AndiDarmawan ](/wiki/Profil/AndiDarmawan.md)" calcext:value-type="string">
            <text:p>[ AndiDarmawan ](/wiki/Profil/AndiDarmawan.md)</text:p>
          </table:table-cell>
        </table:table-row>
        <table:table-row table:style-name="ro1">
          <table:table-cell office:value-type="string" calcext:value-type="string">
            <text:p>AndikaTriwidada</text:p>
          </table:table-cell>
          <table:table-cell office:value-type="string" calcext:value-type="string">
            <text:p>AndikaTriwidada.md</text:p>
          </table:table-cell>
          <table:table-cell table:formula="of:=[.$B$298]&amp;[.B306]" office:value-type="string" office:string-value="/wiki/Profil/AndikaTriwidada.md" calcext:value-type="string">
            <text:p>/wiki/Profil/AndikaTriwidada.md</text:p>
          </table:table-cell>
          <table:table-cell table:formula="of:=&quot;[ &quot;&amp;[.A306]&amp;&quot; ](&quot;&amp;[.C306]&amp;&quot;)&quot;" office:value-type="string" office:string-value="[ AndikaTriwidada ](/wiki/Profil/AndikaTriwidada.md)" calcext:value-type="string">
            <text:p>[ AndikaTriwidada ](/wiki/Profil/AndikaTriwidada.md)</text:p>
          </table:table-cell>
        </table:table-row>
        <table:table-row table:style-name="ro1">
          <table:table-cell office:value-type="string" calcext:value-type="string">
            <text:p>AndyApdhani</text:p>
          </table:table-cell>
          <table:table-cell office:value-type="string" calcext:value-type="string">
            <text:p>AndyApdhani.md</text:p>
          </table:table-cell>
          <table:table-cell table:formula="of:=[.$B$298]&amp;[.B307]" office:value-type="string" office:string-value="/wiki/Profil/AndyApdhani.md" calcext:value-type="string">
            <text:p>/wiki/Profil/AndyApdhani.md</text:p>
          </table:table-cell>
          <table:table-cell table:formula="of:=&quot;[ &quot;&amp;[.A307]&amp;&quot; ](&quot;&amp;[.C307]&amp;&quot;)&quot;" office:value-type="string" office:string-value="[ AndyApdhani ](/wiki/Profil/AndyApdhani.md)" calcext:value-type="string">
            <text:p>[ AndyApdhani ](/wiki/Profil/AndyApdhani.md)</text:p>
          </table:table-cell>
        </table:table-row>
        <table:table-row table:style-name="ro1">
          <table:table-cell office:value-type="string" calcext:value-type="string">
            <text:p>ArifSyamsudin</text:p>
          </table:table-cell>
          <table:table-cell office:value-type="string" calcext:value-type="string">
            <text:p>ArifSyamsudin.md</text:p>
          </table:table-cell>
          <table:table-cell table:formula="of:=[.$B$298]&amp;[.B308]" office:value-type="string" office:string-value="/wiki/Profil/ArifSyamsudin.md" calcext:value-type="string">
            <text:p>/wiki/Profil/ArifSyamsudin.md</text:p>
          </table:table-cell>
          <table:table-cell table:formula="of:=&quot;[ &quot;&amp;[.A308]&amp;&quot; ](&quot;&amp;[.C308]&amp;&quot;)&quot;" office:value-type="string" office:string-value="[ ArifSyamsudin ](/wiki/Profil/ArifSyamsudin.md)" calcext:value-type="string">
            <text:p>[ ArifSyamsudin ](/wiki/Profil/ArifSyamsudin.md)</text:p>
          </table:table-cell>
        </table:table-row>
        <table:table-row table:style-name="ro1">
          <table:table-cell office:value-type="string" calcext:value-type="string">
            <text:p>ArmanSatari</text:p>
          </table:table-cell>
          <table:table-cell office:value-type="string" calcext:value-type="string">
            <text:p>ArmanSatari.md</text:p>
          </table:table-cell>
          <table:table-cell table:formula="of:=[.$B$298]&amp;[.B309]" office:value-type="string" office:string-value="/wiki/Profil/ArmanSatari.md" calcext:value-type="string">
            <text:p>/wiki/Profil/ArmanSatari.md</text:p>
          </table:table-cell>
          <table:table-cell table:formula="of:=&quot;[ &quot;&amp;[.A309]&amp;&quot; ](&quot;&amp;[.C309]&amp;&quot;)&quot;" office:value-type="string" office:string-value="[ ArmanSatari ](/wiki/Profil/ArmanSatari.md)" calcext:value-type="string">
            <text:p>[ ArmanSatari ](/wiki/Profil/ArmanSatari.md)</text:p>
          </table:table-cell>
        </table:table-row>
        <table:table-row table:style-name="ro1">
          <table:table-cell office:value-type="string" calcext:value-type="string">
            <text:p>ArmanSatary</text:p>
          </table:table-cell>
          <table:table-cell office:value-type="string" calcext:value-type="string">
            <text:p>ArmanSatary.md</text:p>
          </table:table-cell>
          <table:table-cell table:formula="of:=[.$B$298]&amp;[.B310]" office:value-type="string" office:string-value="/wiki/Profil/ArmanSatary.md" calcext:value-type="string">
            <text:p>/wiki/Profil/ArmanSatary.md</text:p>
          </table:table-cell>
          <table:table-cell table:formula="of:=&quot;[ &quot;&amp;[.A310]&amp;&quot; ](&quot;&amp;[.C310]&amp;&quot;)&quot;" office:value-type="string" office:string-value="[ ArmanSatary ](/wiki/Profil/ArmanSatary.md)" calcext:value-type="string">
            <text:p>[ ArmanSatary ](/wiki/Profil/ArmanSatary.md)</text:p>
          </table:table-cell>
        </table:table-row>
        <table:table-row table:style-name="ro1">
          <table:table-cell office:value-type="string" calcext:value-type="string">
            <text:p>EkoSuhartono</text:p>
          </table:table-cell>
          <table:table-cell office:value-type="string" calcext:value-type="string">
            <text:p>EkoSuhartono.md</text:p>
          </table:table-cell>
          <table:table-cell table:formula="of:=[.$B$298]&amp;[.B311]" office:value-type="string" office:string-value="/wiki/Profil/EkoSuhartono.md" calcext:value-type="string">
            <text:p>/wiki/Profil/EkoSuhartono.md</text:p>
          </table:table-cell>
          <table:table-cell table:formula="of:=&quot;[ &quot;&amp;[.A311]&amp;&quot; ](&quot;&amp;[.C311]&amp;&quot;)&quot;" office:value-type="string" office:string-value="[ EkoSuhartono ](/wiki/Profil/EkoSuhartono.md)" calcext:value-type="string">
            <text:p>[ EkoSuhartono ](/wiki/Profil/EkoSuhartono.md)</text:p>
          </table:table-cell>
        </table:table-row>
        <table:table-row table:style-name="ro1">
          <table:table-cell office:value-type="string" calcext:value-type="string">
            <text:p>FadlyKasim</text:p>
          </table:table-cell>
          <table:table-cell office:value-type="string" calcext:value-type="string">
            <text:p>FadlyKasim.md</text:p>
          </table:table-cell>
          <table:table-cell table:formula="of:=[.$B$298]&amp;[.B312]" office:value-type="string" office:string-value="/wiki/Profil/FadlyKasim.md" calcext:value-type="string">
            <text:p>/wiki/Profil/FadlyKasim.md</text:p>
          </table:table-cell>
          <table:table-cell table:formula="of:=&quot;[ &quot;&amp;[.A312]&amp;&quot; ](&quot;&amp;[.C312]&amp;&quot;)&quot;" office:value-type="string" office:string-value="[ FadlyKasim ](/wiki/Profil/FadlyKasim.md)" calcext:value-type="string">
            <text:p>[ FadlyKasim ](/wiki/Profil/FadlyKasim.md)</text:p>
          </table:table-cell>
        </table:table-row>
        <table:table-row table:style-name="ro1">
          <table:table-cell office:value-type="string" calcext:value-type="string">
            <text:p>FajranImanRusadi</text:p>
          </table:table-cell>
          <table:table-cell office:value-type="string" calcext:value-type="string">
            <text:p>FajranImanRusadi.md</text:p>
          </table:table-cell>
          <table:table-cell table:formula="of:=[.$B$298]&amp;[.B313]" office:value-type="string" office:string-value="/wiki/Profil/FajranImanRusadi.md" calcext:value-type="string">
            <text:p>/wiki/Profil/FajranImanRusadi.md</text:p>
          </table:table-cell>
          <table:table-cell table:formula="of:=&quot;[ &quot;&amp;[.A313]&amp;&quot; ](&quot;&amp;[.C313]&amp;&quot;)&quot;" office:value-type="string" office:string-value="[ FajranImanRusadi ](/wiki/Profil/FajranImanRusadi.md)" calcext:value-type="string">
            <text:p>[ FajranImanRusadi ](/wiki/Profil/FajranImanRusadi.md)</text:p>
          </table:table-cell>
        </table:table-row>
        <table:table-row table:style-name="ro1">
          <table:table-cell office:value-type="string" calcext:value-type="string">
            <text:p>Yht</text:p>
          </table:table-cell>
          <table:table-cell office:value-type="string" calcext:value-type="string">
            <text:p>Yht.md</text:p>
          </table:table-cell>
          <table:table-cell table:formula="of:=[.$B$298]&amp;[.B314]" office:value-type="string" office:string-value="/wiki/Profil/Yht.md" calcext:value-type="string">
            <text:p>/wiki/Profil/Yht.md</text:p>
          </table:table-cell>
          <table:table-cell table:formula="of:=&quot;[ &quot;&amp;[.A314]&amp;&quot; ](&quot;&amp;[.C314]&amp;&quot;)&quot;" office:value-type="string" office:string-value="[ Yht ](/wiki/Profil/Yht.md)" calcext:value-type="string">
            <text:p>[ Yht ](/wiki/Profil/Yh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yek/</text:p>
          </table:table-cell>
          <table:table-cell table:formula="of:=[.B316]" office:value-type="string" office:string-value="/wiki/Proyek/" calcext:value-type="string">
            <text:p>/wiki/Proyek/</text:p>
          </table:table-cell>
          <table:table-cell table:formula="of:=&quot;[ &quot;&amp;[.A316]&amp;&quot; ](&quot;&amp;[.C316]&amp;&quot;)&quot;" office:value-type="string" office:string-value="[ /wiki/Proyek/ ](/wiki/Proyek/)" calcext:value-type="string">
            <text:p>[ /wiki/Proyek/ ](/wiki/Proyek/)</text:p>
          </table:table-cell>
        </table:table-row>
        <table:table-row table:style-name="ro1">
          <table:table-cell office:value-type="string" calcext:value-type="string">
            <text:p>AlurKerjaProyekBlankOn</text:p>
          </table:table-cell>
          <table:table-cell office:value-type="string" calcext:value-type="string">
            <text:p>AlurKerjaProyekBlankOn.md</text:p>
          </table:table-cell>
          <table:table-cell table:formula="of:=[.$B$316]&amp;[.B317]" office:value-type="string" office:string-value="/wiki/Proyek/AlurKerjaProyekBlankOn.md" calcext:value-type="string">
            <text:p>/wiki/Proyek/AlurKerjaProyekBlankOn.md</text:p>
          </table:table-cell>
          <table:table-cell table:formula="of:=&quot;[ &quot;&amp;[.A317]&amp;&quot; ](&quot;&amp;[.C317]&amp;&quot;)&quot;" office:value-type="string" office:string-value="[ AlurKerjaProyekBlankOn ](/wiki/Proyek/AlurKerjaProyekBlankOn.md)" calcext:value-type="string">
            <text:p>[ AlurKerjaProyekBlankOn ](/wiki/Proyek/AlurKerjaProyekBlankOn.md)</text:p>
          </table:table-cell>
        </table:table-row>
        <table:table-row table:style-name="ro1">
          <table:table-cell office:value-type="string" calcext:value-type="string">
            <text:p>Misi</text:p>
          </table:table-cell>
          <table:table-cell office:value-type="string" calcext:value-type="string">
            <text:p>Misi.md</text:p>
          </table:table-cell>
          <table:table-cell table:formula="of:=[.$B$316]&amp;[.B318]" office:value-type="string" office:string-value="/wiki/Proyek/Misi.md" calcext:value-type="string">
            <text:p>/wiki/Proyek/Misi.md</text:p>
          </table:table-cell>
          <table:table-cell table:formula="of:=&quot;[ &quot;&amp;[.A318]&amp;&quot; ](&quot;&amp;[.C318]&amp;&quot;)&quot;" office:value-type="string" office:string-value="[ Misi ](/wiki/Proyek/Misi.md)" calcext:value-type="string">
            <text:p>[ Misi ](/wiki/Proyek/Misi.md)</text:p>
          </table:table-cell>
        </table:table-row>
        <table:table-row table:style-name="ro1">
          <table:table-cell office:value-type="string" calcext:value-type="string">
            <text:p>Proyek</text:p>
          </table:table-cell>
          <table:table-cell office:value-type="string" calcext:value-type="string">
            <text:p>Proyek.md</text:p>
          </table:table-cell>
          <table:table-cell table:formula="of:=[.$B$316]&amp;[.B319]" office:value-type="string" office:string-value="/wiki/Proyek/Proyek.md" calcext:value-type="string">
            <text:p>/wiki/Proyek/Proyek.md</text:p>
          </table:table-cell>
          <table:table-cell table:formula="of:=&quot;[ &quot;&amp;[.A319]&amp;&quot; ](&quot;&amp;[.C319]&amp;&quot;)&quot;" office:value-type="string" office:string-value="[ Proyek ](/wiki/Proyek/Proyek.md)" calcext:value-type="string">
            <text:p>[ Proyek ](/wiki/Proyek/Proyek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</text:p>
          </table:table-cell>
          <table:table-cell table:formula="of:=[.B321]" office:value-type="string" office:string-value="/wiki/TimPengembang/" calcext:value-type="string">
            <text:p>/wiki/TimPengembang/</text:p>
          </table:table-cell>
          <table:table-cell table:formula="of:=&quot;[ &quot;&amp;[.A321]&amp;&quot; ](&quot;&amp;[.C321]&amp;&quot;)&quot;" office:value-type="string" office:string-value="[ /wiki/TimPengembang/ ](/wiki/TimPengembang/)" calcext:value-type="string">
            <text:p>[ /wiki/TimPengembang/ ](/wiki/TimPengembang/)</text:p>
          </table:table-cell>
        </table:table-row>
        <table:table-row table:style-name="ro1">
          <table:table-cell table:number-columns-repeated="2" office:value-type="string" calcext:value-type="string">
            <text:p>Dokumentasi</text:p>
          </table:table-cell>
          <table:table-cell table:formula="of:=[.$B$321]&amp;[.B322]" office:value-type="string" office:string-value="/wiki/TimPengembang/Dokumentasi" calcext:value-type="string">
            <text:p>/wiki/TimPengembang/Dokumentasi</text:p>
          </table:table-cell>
          <table:table-cell table:formula="of:=&quot;[ &quot;&amp;[.A322]&amp;&quot; ](&quot;&amp;[.C322]&amp;&quot;)&quot;" office:value-type="string" office:string-value="[ Dokumentasi ](/wiki/TimPengembang/Dokumentasi)" calcext:value-type="string">
            <text:p>[ Dokumentasi ](/wiki/TimPengembang/Dokumentasi)</text:p>
          </table:table-cell>
        </table:table-row>
        <table:table-row table:style-name="ro1">
          <table:table-cell table:number-columns-repeated="2" office:value-type="string" calcext:value-type="string">
            <text:p>Humas</text:p>
          </table:table-cell>
          <table:table-cell table:formula="of:=[.$B$321]&amp;[.B323]" office:value-type="string" office:string-value="/wiki/TimPengembang/Humas" calcext:value-type="string">
            <text:p>/wiki/TimPengembang/Humas</text:p>
          </table:table-cell>
          <table:table-cell table:formula="of:=&quot;[ &quot;&amp;[.A323]&amp;&quot; ](&quot;&amp;[.C323]&amp;&quot;)&quot;" office:value-type="string" office:string-value="[ Humas ](/wiki/TimPengembang/Humas)" calcext:value-type="string">
            <text:p>[ Humas ](/wiki/TimPengembang/Humas)</text:p>
          </table:table-cell>
        </table:table-row>
        <table:table-row table:style-name="ro1">
          <table:table-cell table:number-columns-repeated="2" office:value-type="string" calcext:value-type="string">
            <text:p>Infrastruktur</text:p>
          </table:table-cell>
          <table:table-cell table:formula="of:=[.$B$321]&amp;[.B324]" office:value-type="string" office:string-value="/wiki/TimPengembang/Infrastruktur" calcext:value-type="string">
            <text:p>/wiki/TimPengembang/Infrastruktur</text:p>
          </table:table-cell>
          <table:table-cell table:formula="of:=&quot;[ &quot;&amp;[.A324]&amp;&quot; ](&quot;&amp;[.C324]&amp;&quot;)&quot;" office:value-type="string" office:string-value="[ Infrastruktur ](/wiki/TimPengembang/Infrastruktur)" calcext:value-type="string">
            <text:p>[ Infrastruktur ](/wiki/TimPengembang/Infrastruktur)</text:p>
          </table:table-cell>
        </table:table-row>
        <table:table-row table:style-name="ro1">
          <table:table-cell table:number-columns-repeated="2" office:value-type="string" calcext:value-type="string">
            <text:p>JaminanKualitas</text:p>
          </table:table-cell>
          <table:table-cell table:formula="of:=[.$B$321]&amp;[.B325]" office:value-type="string" office:string-value="/wiki/TimPengembang/JaminanKualitas" calcext:value-type="string">
            <text:p>/wiki/TimPengembang/JaminanKualitas</text:p>
          </table:table-cell>
          <table:table-cell table:formula="of:=&quot;[ &quot;&amp;[.A325]&amp;&quot; ](&quot;&amp;[.C325]&amp;&quot;)&quot;" office:value-type="string" office:string-value="[ JaminanKualitas ](/wiki/TimPengembang/JaminanKualitas)" calcext:value-type="string">
            <text:p>[ JaminanKualitas ](/wiki/TimPengembang/JaminanKualitas)</text:p>
          </table:table-cell>
        </table:table-row>
        <table:table-row table:style-name="ro1">
          <table:table-cell table:number-columns-repeated="2" office:value-type="string" calcext:value-type="string">
            <text:p>Kesenian</text:p>
          </table:table-cell>
          <table:table-cell table:formula="of:=[.$B$321]&amp;[.B326]" office:value-type="string" office:string-value="/wiki/TimPengembang/Kesenian" calcext:value-type="string">
            <text:p>/wiki/TimPengembang/Kesenian</text:p>
          </table:table-cell>
          <table:table-cell table:formula="of:=&quot;[ &quot;&amp;[.A326]&amp;&quot; ](&quot;&amp;[.C326]&amp;&quot;)&quot;" office:value-type="string" office:string-value="[ Kesenian ](/wiki/TimPengembang/Kesenian)" calcext:value-type="string">
            <text:p>[ Kesenian ](/wiki/TimPengembang/Kesenian)</text:p>
          </table:table-cell>
        </table:table-row>
        <table:table-row table:style-name="ro1">
          <table:table-cell table:number-columns-repeated="2" office:value-type="string" calcext:value-type="string">
            <text:p>ManajerRilis</text:p>
          </table:table-cell>
          <table:table-cell table:formula="of:=[.$B$321]&amp;[.B327]" office:value-type="string" office:string-value="/wiki/TimPengembang/ManajerRilis" calcext:value-type="string">
            <text:p>/wiki/TimPengembang/ManajerRilis</text:p>
          </table:table-cell>
          <table:table-cell table:formula="of:=&quot;[ &quot;&amp;[.A327]&amp;&quot; ](&quot;&amp;[.C327]&amp;&quot;)&quot;" office:value-type="string" office:string-value="[ ManajerRilis ](/wiki/TimPengembang/ManajerRilis)" calcext:value-type="string">
            <text:p>[ ManajerRilis ](/wiki/TimPengembang/ManajerRilis)</text:p>
          </table:table-cell>
        </table:table-row>
        <table:table-row table:style-name="ro1">
          <table:table-cell table:number-columns-repeated="2" office:value-type="string" calcext:value-type="string">
            <text:p>Pemaket</text:p>
          </table:table-cell>
          <table:table-cell table:formula="of:=[.$B$321]&amp;[.B328]" office:value-type="string" office:string-value="/wiki/TimPengembang/Pemaket" calcext:value-type="string">
            <text:p>/wiki/TimPengembang/Pemaket</text:p>
          </table:table-cell>
          <table:table-cell table:formula="of:=&quot;[ &quot;&amp;[.A328]&amp;&quot; ](&quot;&amp;[.C328]&amp;&quot;)&quot;" office:value-type="string" office:string-value="[ Pemaket ](/wiki/TimPengembang/Pemaket)" calcext:value-type="string">
            <text:p>[ Pemaket ](/wiki/TimPengembang/Pemaket)</text:p>
          </table:table-cell>
        </table:table-row>
        <table:table-row table:style-name="ro1">
          <table:table-cell table:number-columns-repeated="2" office:value-type="string" calcext:value-type="string">
            <text:p>Riset</text:p>
          </table:table-cell>
          <table:table-cell table:formula="of:=[.$B$321]&amp;[.B329]" office:value-type="string" office:string-value="/wiki/TimPengembang/Riset" calcext:value-type="string">
            <text:p>/wiki/TimPengembang/Riset</text:p>
          </table:table-cell>
          <table:table-cell table:formula="of:=&quot;[ &quot;&amp;[.A329]&amp;&quot; ](&quot;&amp;[.C329]&amp;&quot;)&quot;" office:value-type="string" office:string-value="[ Riset ](/wiki/TimPengembang/Riset)" calcext:value-type="string">
            <text:p>[ Riset ](/wiki/TimPengembang/Riset)</text:p>
          </table:table-cell>
        </table:table-row>
        <table:table-row table:style-name="ro1">
          <table:table-cell office:value-type="string" calcext:value-type="string">
            <text:p>GrupSteering</text:p>
          </table:table-cell>
          <table:table-cell office:value-type="string" calcext:value-type="string">
            <text:p>GrupSteering.md</text:p>
          </table:table-cell>
          <table:table-cell table:formula="of:=[.$B$321]&amp;[.B330]" office:value-type="string" office:string-value="/wiki/TimPengembang/GrupSteering.md" calcext:value-type="string">
            <text:p>/wiki/TimPengembang/GrupSteering.md</text:p>
          </table:table-cell>
          <table:table-cell table:formula="of:=&quot;[ &quot;&amp;[.A330]&amp;&quot; ](&quot;&amp;[.C330]&amp;&quot;)&quot;" office:value-type="string" office:string-value="[ GrupSteering ](/wiki/TimPengembang/GrupSteering.md)" calcext:value-type="string">
            <text:p>[ GrupSteering ](/wiki/TimPengembang/GrupSteering.md)</text:p>
          </table:table-cell>
        </table:table-row>
        <table:table-row table:style-name="ro1">
          <table:table-cell office:value-type="string" calcext:value-type="string">
            <text:p>PedomanKoordinatorTim</text:p>
          </table:table-cell>
          <table:table-cell office:value-type="string" calcext:value-type="string">
            <text:p>PedomanKoordinatorTim.md</text:p>
          </table:table-cell>
          <table:table-cell table:formula="of:=[.$B$321]&amp;[.B331]" office:value-type="string" office:string-value="/wiki/TimPengembang/PedomanKoordinatorTim.md" calcext:value-type="string">
            <text:p>/wiki/TimPengembang/PedomanKoordinatorTim.md</text:p>
          </table:table-cell>
          <table:table-cell table:formula="of:=&quot;[ &quot;&amp;[.A331]&amp;&quot; ](&quot;&amp;[.C331]&amp;&quot;)&quot;" office:value-type="string" office:string-value="[ PedomanKoordinatorTim ](/wiki/TimPengembang/PedomanKoordinatorTim.md)" calcext:value-type="string">
            <text:p>[ PedomanKoordinatorTim ](/wiki/TimPengembang/PedomanKoordinatorTim.md)</text:p>
          </table:table-cell>
        </table:table-row>
        <table:table-row table:style-name="ro1">
          <table:table-cell office:value-type="string" calcext:value-type="string">
            <text:p>TimBisnis</text:p>
          </table:table-cell>
          <table:table-cell office:value-type="string" calcext:value-type="string">
            <text:p>TimBisnis.md</text:p>
          </table:table-cell>
          <table:table-cell table:formula="of:=[.$B$321]&amp;[.B332]" office:value-type="string" office:string-value="/wiki/TimPengembang/TimBisnis.md" calcext:value-type="string">
            <text:p>/wiki/TimPengembang/TimBisnis.md</text:p>
          </table:table-cell>
          <table:table-cell table:formula="of:=&quot;[ &quot;&amp;[.A332]&amp;&quot; ](&quot;&amp;[.C332]&amp;&quot;)&quot;" office:value-type="string" office:string-value="[ TimBisnis ](/wiki/TimPengembang/TimBisnis.md)" calcext:value-type="string">
            <text:p>[ TimBisnis ](/wiki/TimPengembang/TimBisnis.md)</text:p>
          </table:table-cell>
        </table:table-row>
        <table:table-row table:style-name="ro1">
          <table:table-cell office:value-type="string" calcext:value-type="string">
            <text:p>TimBlankOn</text:p>
          </table:table-cell>
          <table:table-cell office:value-type="string" calcext:value-type="string">
            <text:p>TimBlankOn.md</text:p>
          </table:table-cell>
          <table:table-cell table:formula="of:=[.$B$321]&amp;[.B333]" office:value-type="string" office:string-value="/wiki/TimPengembang/TimBlankOn.md" calcext:value-type="string">
            <text:p>/wiki/TimPengembang/TimBlankOn.md</text:p>
          </table:table-cell>
          <table:table-cell table:formula="of:=&quot;[ &quot;&amp;[.A333]&amp;&quot; ](&quot;&amp;[.C333]&amp;&quot;)&quot;" office:value-type="string" office:string-value="[ TimBlankOn ](/wiki/TimPengembang/TimBlankOn.md)" calcext:value-type="string">
            <text:p>[ TimBlankOn ](/wiki/TimPengembang/TimBlankOn.md)</text:p>
          </table:table-cell>
        </table:table-row>
        <table:table-row table:style-name="ro1">
          <table:table-cell office:value-type="string" calcext:value-type="string">
            <text:p>TimProyek</text:p>
          </table:table-cell>
          <table:table-cell office:value-type="string" calcext:value-type="string">
            <text:p>TimProyek.md</text:p>
          </table:table-cell>
          <table:table-cell table:formula="of:=[.$B$321]&amp;[.B334]" office:value-type="string" office:string-value="/wiki/TimPengembang/TimProyek.md" calcext:value-type="string">
            <text:p>/wiki/TimPengembang/TimProyek.md</text:p>
          </table:table-cell>
          <table:table-cell table:formula="of:=&quot;[ &quot;&amp;[.A334]&amp;&quot; ](&quot;&amp;[.C334]&amp;&quot;)&quot;" office:value-type="string" office:string-value="[ TimProyek ](/wiki/TimPengembang/TimProyek.md)" calcext:value-type="string">
            <text:p>[ TimProyek ](/wiki/TimPengembang/TimProyek.md)</text:p>
          </table:table-cell>
        </table:table-row>
        <table:table-row table:style-name="ro1">
          <table:table-cell office:value-type="string" calcext:value-type="string">
            <text:p>TimTester</text:p>
          </table:table-cell>
          <table:table-cell office:value-type="string" calcext:value-type="string">
            <text:p>TimTester.md</text:p>
          </table:table-cell>
          <table:table-cell table:formula="of:=[.$B$321]&amp;[.B335]" office:value-type="string" office:string-value="/wiki/TimPengembang/TimTester.md" calcext:value-type="string">
            <text:p>/wiki/TimPengembang/TimTester.md</text:p>
          </table:table-cell>
          <table:table-cell table:formula="of:=&quot;[ &quot;&amp;[.A335]&amp;&quot; ](&quot;&amp;[.C335]&amp;&quot;)&quot;" office:value-type="string" office:string-value="[ TimTester ](/wiki/TimPengembang/TimTester.md)" calcext:value-type="string">
            <text:p>[ TimTester ](/wiki/TimPengembang/TimTeste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</text:p>
          </table:table-cell>
          <table:table-cell table:formula="of:=[.B337]" office:value-type="string" office:string-value="/wiki/TimPengembang/Dokumentasi/" calcext:value-type="string">
            <text:p>/wiki/TimPengembang/Dokumentasi/</text:p>
          </table:table-cell>
          <table:table-cell table:formula="of:=&quot;[ &quot;&amp;[.A337]&amp;&quot; ](&quot;&amp;[.C337]&amp;&quot;)&quot;" office:value-type="string" office:string-value="[ /wiki/TimPengembang/Dokumentasi/ ](/wiki/TimPengembang/Dokumentasi/)" calcext:value-type="string">
            <text:p>[ /wiki/TimPengembang/Dokumentasi/ ](/wiki/TimPengembang/Dokumentasi/)</text:p>
          </table:table-cell>
        </table:table-row>
        <table:table-row table:style-name="ro1">
          <table:table-cell table:number-columns-repeated="2" office:value-type="string" calcext:value-type="string">
            <text:p>Draf</text:p>
          </table:table-cell>
          <table:table-cell table:formula="of:=[.$B$337]&amp;[.B338]" office:value-type="string" office:string-value="/wiki/TimPengembang/Dokumentasi/Draf" calcext:value-type="string">
            <text:p>/wiki/TimPengembang/Dokumentasi/Draf</text:p>
          </table:table-cell>
          <table:table-cell table:formula="of:=&quot;[ &quot;&amp;[.A338]&amp;&quot; ](&quot;&amp;[.C338]&amp;&quot;)&quot;" office:value-type="string" office:string-value="[ Draf ](/wiki/TimPengembang/Dokumentasi/Draf)" calcext:value-type="string">
            <text:p>[ Draf ](/wiki/TimPengembang/Dokumentasi/Draf)</text:p>
          </table:table-cell>
        </table:table-row>
        <table:table-row table:style-name="ro1">
          <table:table-cell table:number-columns-repeated="2" office:value-type="string" calcext:value-type="string">
            <text:p>Kelas</text:p>
          </table:table-cell>
          <table:table-cell table:formula="of:=[.$B$337]&amp;[.B339]" office:value-type="string" office:string-value="/wiki/TimPengembang/Dokumentasi/Kelas" calcext:value-type="string">
            <text:p>/wiki/TimPengembang/Dokumentasi/Kelas</text:p>
          </table:table-cell>
          <table:table-cell table:formula="of:=&quot;[ &quot;&amp;[.A339]&amp;&quot; ](&quot;&amp;[.C339]&amp;&quot;)&quot;" office:value-type="string" office:string-value="[ Kelas ](/wiki/TimPengembang/Dokumentasi/Kelas)" calcext:value-type="string">
            <text:p>[ Kelas ](/wiki/TimPengembang/Dokumentasi/Kelas)</text:p>
          </table:table-cell>
        </table:table-row>
        <table:table-row table:style-name="ro1">
          <table:table-cell table:number-columns-repeated="2" office:value-type="string" calcext:value-type="string">
            <text:p>Panduan</text:p>
          </table:table-cell>
          <table:table-cell table:formula="of:=[.$B$337]&amp;[.B340]" office:value-type="string" office:string-value="/wiki/TimPengembang/Dokumentasi/Panduan" calcext:value-type="string">
            <text:p>/wiki/TimPengembang/Dokumentasi/Panduan</text:p>
          </table:table-cell>
          <table:table-cell table:formula="of:=&quot;[ &quot;&amp;[.A340]&amp;&quot; ](&quot;&amp;[.C340]&amp;&quot;)&quot;" office:value-type="string" office:string-value="[ Panduan ](/wiki/TimPengembang/Dokumentasi/Panduan)" calcext:value-type="string">
            <text:p>[ Panduan ](/wiki/TimPengembang/Dokumentasi/Panduan)</text:p>
          </table:table-cell>
        </table:table-row>
        <table:table-row table:style-name="ro1">
          <table:table-cell table:number-columns-repeated="2" office:value-type="string" calcext:value-type="string">
            <text:p>Rapat</text:p>
          </table:table-cell>
          <table:table-cell table:formula="of:=[.$B$337]&amp;[.B341]" office:value-type="string" office:string-value="/wiki/TimPengembang/Dokumentasi/Rapat" calcext:value-type="string">
            <text:p>/wiki/TimPengembang/Dokumentasi/Rapat</text:p>
          </table:table-cell>
          <table:table-cell table:formula="of:=&quot;[ &quot;&amp;[.A341]&amp;&quot; ](&quot;&amp;[.C341]&amp;&quot;)&quot;" office:value-type="string" office:string-value="[ Rapat ](/wiki/TimPengembang/Dokumentasi/Rapat)" calcext:value-type="string">
            <text:p>[ Rapat ](/wiki/TimPengembang/Dokumentasi/Rapat)</text:p>
          </table:table-cell>
        </table:table-row>
        <table:table-row table:style-name="ro1">
          <table:table-cell office:value-type="string" calcext:value-type="string">
            <text:p>AlurKerjaTimDokumentasi</text:p>
          </table:table-cell>
          <table:table-cell office:value-type="string" calcext:value-type="string">
            <text:p>AlurKerjaTimDokumentasi.md</text:p>
          </table:table-cell>
          <table:table-cell table:formula="of:=[.$B$337]&amp;[.B342]" office:value-type="string" office:string-value="/wiki/TimPengembang/Dokumentasi/AlurKerjaTimDokumentasi.md" calcext:value-type="string">
            <text:p>/wiki/TimPengembang/Dokumentasi/AlurKerjaTimDokumentasi.md</text:p>
          </table:table-cell>
          <table:table-cell table:formula="of:=&quot;[ &quot;&amp;[.A342]&amp;&quot; ](&quot;&amp;[.C342]&amp;&quot;)&quot;" office:value-type="string" office:string-value="[ AlurKerjaTimDokumentasi ](/wiki/TimPengembang/Dokumentasi/AlurKerjaTimDokumentasi.md)" calcext:value-type="string">
            <text:p>[ AlurKerjaTimDokumentasi ](/wiki/TimPengembang/Dokumentasi/AlurKerjaTimDokumentasi.md)</text:p>
          </table:table-cell>
        </table:table-row>
        <table:table-row table:style-name="ro1">
          <table:table-cell office:value-type="string" calcext:value-type="string">
            <text:p>BedahBlankOn</text:p>
          </table:table-cell>
          <table:table-cell office:value-type="string" calcext:value-type="string">
            <text:p>BedahBlankOn.md</text:p>
          </table:table-cell>
          <table:table-cell table:formula="of:=[.$B$337]&amp;[.B343]" office:value-type="string" office:string-value="/wiki/TimPengembang/Dokumentasi/BedahBlankOn.md" calcext:value-type="string">
            <text:p>/wiki/TimPengembang/Dokumentasi/BedahBlankOn.md</text:p>
          </table:table-cell>
          <table:table-cell table:formula="of:=&quot;[ &quot;&amp;[.A343]&amp;&quot; ](&quot;&amp;[.C343]&amp;&quot;)&quot;" office:value-type="string" office:string-value="[ BedahBlankOn ](/wiki/TimPengembang/Dokumentasi/BedahBlankOn.md)" calcext:value-type="string">
            <text:p>[ BedahBlankOn ](/wiki/TimPengembang/Dokumentasi/BedahBlankOn.md)</text:p>
          </table:table-cell>
        </table:table-row>
        <table:table-row table:style-name="ro1">
          <table:table-cell office:value-type="string" calcext:value-type="string">
            <text:p>DaftarDokumentasi</text:p>
          </table:table-cell>
          <table:table-cell office:value-type="string" calcext:value-type="string">
            <text:p>DaftarDokumentasi.md</text:p>
          </table:table-cell>
          <table:table-cell table:formula="of:=[.$B$337]&amp;[.B344]" office:value-type="string" office:string-value="/wiki/TimPengembang/Dokumentasi/DaftarDokumentasi.md" calcext:value-type="string">
            <text:p>/wiki/TimPengembang/Dokumentasi/DaftarDokumentasi.md</text:p>
          </table:table-cell>
          <table:table-cell table:formula="of:=&quot;[ &quot;&amp;[.A344]&amp;&quot; ](&quot;&amp;[.C344]&amp;&quot;)&quot;" office:value-type="string" office:string-value="[ DaftarDokumentasi ](/wiki/TimPengembang/Dokumentasi/DaftarDokumentasi.md)" calcext:value-type="string">
            <text:p>[ DaftarDokumentasi ](/wiki/TimPengembang/Dokumentasi/DaftarDokumentasi.md)</text:p>
          </table:table-cell>
        </table:table-row>
        <table:table-row table:style-name="ro1">
          <table:table-cell office:value-type="string" calcext:value-type="string">
            <text:p>DaftarRapat</text:p>
          </table:table-cell>
          <table:table-cell office:value-type="string" calcext:value-type="string">
            <text:p>DaftarRapat.md</text:p>
          </table:table-cell>
          <table:table-cell table:formula="of:=[.$B$337]&amp;[.B345]" office:value-type="string" office:string-value="/wiki/TimPengembang/Dokumentasi/DaftarRapat.md" calcext:value-type="string">
            <text:p>/wiki/TimPengembang/Dokumentasi/DaftarRapat.md</text:p>
          </table:table-cell>
          <table:table-cell table:formula="of:=&quot;[ &quot;&amp;[.A345]&amp;&quot; ](&quot;&amp;[.C345]&amp;&quot;)&quot;" office:value-type="string" office:string-value="[ DaftarRapat ](/wiki/TimPengembang/Dokumentasi/DaftarRapat.md)" calcext:value-type="string">
            <text:p>[ DaftarRapat ](/wiki/TimPengembang/Dokumentasi/DaftarRapat.md)</text:p>
          </table:table-cell>
        </table:table-row>
        <table:table-row table:style-name="ro1">
          <table:table-cell office:value-type="string" calcext:value-type="string">
            <text:p>Dokumentasi</text:p>
          </table:table-cell>
          <table:table-cell office:value-type="string" calcext:value-type="string">
            <text:p>Dokumentasi.md</text:p>
          </table:table-cell>
          <table:table-cell table:formula="of:=[.$B$337]&amp;[.B346]" office:value-type="string" office:string-value="/wiki/TimPengembang/Dokumentasi/Dokumentasi.md" calcext:value-type="string">
            <text:p>/wiki/TimPengembang/Dokumentasi/Dokumentasi.md</text:p>
          </table:table-cell>
          <table:table-cell table:formula="of:=&quot;[ &quot;&amp;[.A346]&amp;&quot; ](&quot;&amp;[.C346]&amp;&quot;)&quot;" office:value-type="string" office:string-value="[ Dokumentasi ](/wiki/TimPengembang/Dokumentasi/Dokumentasi.md)" calcext:value-type="string">
            <text:p>[ Dokumentasi ](/wiki/TimPengembang/Dokumentasi/Dokumentasi.md)</text:p>
          </table:table-cell>
        </table:table-row>
        <table:table-row table:style-name="ro1">
          <table:table-cell office:value-type="string" calcext:value-type="string">
            <text:p>FilosofiBlankOn</text:p>
          </table:table-cell>
          <table:table-cell office:value-type="string" calcext:value-type="string">
            <text:p>FilosofiBlankOn.md</text:p>
          </table:table-cell>
          <table:table-cell table:formula="of:=[.$B$337]&amp;[.B347]" office:value-type="string" office:string-value="/wiki/TimPengembang/Dokumentasi/FilosofiBlankOn.md" calcext:value-type="string">
            <text:p>/wiki/TimPengembang/Dokumentasi/FilosofiBlankOn.md</text:p>
          </table:table-cell>
          <table:table-cell table:formula="of:=&quot;[ &quot;&amp;[.A347]&amp;&quot; ](&quot;&amp;[.C347]&amp;&quot;)&quot;" office:value-type="string" office:string-value="[ FilosofiBlankOn ](/wiki/TimPengembang/Dokumentasi/FilosofiBlankOn.md)" calcext:value-type="string">
            <text:p>[ FilosofiBlankOn ](/wiki/TimPengembang/Dokumentasi/FilosofiBlankOn.md)</text:p>
          </table:table-cell>
        </table:table-row>
        <table:table-row table:style-name="ro1">
          <table:table-cell office:value-type="string" calcext:value-type="string">
            <text:p>HubungiKami</text:p>
          </table:table-cell>
          <table:table-cell office:value-type="string" calcext:value-type="string">
            <text:p>HubungiKami.md</text:p>
          </table:table-cell>
          <table:table-cell table:formula="of:=[.$B$337]&amp;[.B348]" office:value-type="string" office:string-value="/wiki/TimPengembang/Dokumentasi/HubungiKami.md" calcext:value-type="string">
            <text:p>/wiki/TimPengembang/Dokumentasi/HubungiKami.md</text:p>
          </table:table-cell>
          <table:table-cell table:formula="of:=&quot;[ &quot;&amp;[.A348]&amp;&quot; ](&quot;&amp;[.C348]&amp;&quot;)&quot;" office:value-type="string" office:string-value="[ HubungiKami ](/wiki/TimPengembang/Dokumentasi/HubungiKami.md)" calcext:value-type="string">
            <text:p>[ HubungiKami ](/wiki/TimPengembang/Dokumentasi/HubungiKami.md)</text:p>
          </table:table-cell>
        </table:table-row>
        <table:table-row table:style-name="ro1">
          <table:table-cell office:value-type="string" calcext:value-type="string">
            <text:p>LisensiDokumen</text:p>
          </table:table-cell>
          <table:table-cell office:value-type="string" calcext:value-type="string">
            <text:p>LisensiDokumen.md</text:p>
          </table:table-cell>
          <table:table-cell table:formula="of:=[.$B$337]&amp;[.B349]" office:value-type="string" office:string-value="/wiki/TimPengembang/Dokumentasi/LisensiDokumen.md" calcext:value-type="string">
            <text:p>/wiki/TimPengembang/Dokumentasi/LisensiDokumen.md</text:p>
          </table:table-cell>
          <table:table-cell table:formula="of:=&quot;[ &quot;&amp;[.A349]&amp;&quot; ](&quot;&amp;[.C349]&amp;&quot;)&quot;" office:value-type="string" office:string-value="[ LisensiDokumen ](/wiki/TimPengembang/Dokumentasi/LisensiDokumen.md)" calcext:value-type="string">
            <text:p>[ LisensiDokumen ](/wiki/TimPengembang/Dokumentasi/LisensiDokumen.md)</text:p>
          </table:table-cell>
        </table:table-row>
        <table:table-row table:style-name="ro1">
          <table:table-cell office:value-type="string" calcext:value-type="string">
            <text:p>MemasangManokwari</text:p>
          </table:table-cell>
          <table:table-cell office:value-type="string" calcext:value-type="string">
            <text:p>MemasangManokwari.md</text:p>
          </table:table-cell>
          <table:table-cell table:formula="of:=[.$B$337]&amp;[.B350]" office:value-type="string" office:string-value="/wiki/TimPengembang/Dokumentasi/MemasangManokwari.md" calcext:value-type="string">
            <text:p>/wiki/TimPengembang/Dokumentasi/MemasangManokwari.md</text:p>
          </table:table-cell>
          <table:table-cell table:formula="of:=&quot;[ &quot;&amp;[.A350]&amp;&quot; ](&quot;&amp;[.C350]&amp;&quot;)&quot;" office:value-type="string" office:string-value="[ MemasangManokwari ](/wiki/TimPengembang/Dokumentasi/MemasangManokwari.md)" calcext:value-type="string">
            <text:p>[ MemasangManokwari ](/wiki/TimPengembang/Dokumentasi/MemasangManokwari.md)</text:p>
          </table:table-cell>
        </table:table-row>
        <table:table-row table:style-name="ro1">
          <table:table-cell office:value-type="string" calcext:value-type="string">
            <text:p>MembuatCertificateAuthorityUtama</text:p>
          </table:table-cell>
          <table:table-cell office:value-type="string" calcext:value-type="string">
            <text:p>MembuatCertificateAuthorityUtama.md</text:p>
          </table:table-cell>
          <table:table-cell table:formula="of:=[.$B$337]&amp;[.B351]" office:value-type="string" office:string-value="/wiki/TimPengembang/Dokumentasi/MembuatCertificateAuthorityUtama.md" calcext:value-type="string">
            <text:p>/wiki/TimPengembang/Dokumentasi/MembuatCertificateAuthorityUtama.md</text:p>
          </table:table-cell>
          <table:table-cell table:formula="of:=&quot;[ &quot;&amp;[.A351]&amp;&quot; ](&quot;&amp;[.C351]&amp;&quot;)&quot;" office:value-type="string" office:string-value="[ MembuatCertificateAuthorityUtama ](/wiki/TimPengembang/Dokumentasi/MembuatCertificateAuthorityUtama.md)" calcext:value-type="string">
            <text:p>[ MembuatCertificateAuthorityUtama ](/wiki/TimPengembang/Dokumentasi/MembuatCertificateAuthorityUtama.md)</text:p>
          </table:table-cell>
        </table:table-row>
        <table:table-row table:style-name="ro1">
          <table:table-cell office:value-type="string" calcext:value-type="string">
            <text:p>MembuatLiveCD</text:p>
          </table:table-cell>
          <table:table-cell office:value-type="string" calcext:value-type="string">
            <text:p>MembuatLiveCD.md</text:p>
          </table:table-cell>
          <table:table-cell table:formula="of:=[.$B$337]&amp;[.B352]" office:value-type="string" office:string-value="/wiki/TimPengembang/Dokumentasi/MembuatLiveCD.md" calcext:value-type="string">
            <text:p>/wiki/TimPengembang/Dokumentasi/MembuatLiveCD.md</text:p>
          </table:table-cell>
          <table:table-cell table:formula="of:=&quot;[ &quot;&amp;[.A352]&amp;&quot; ](&quot;&amp;[.C352]&amp;&quot;)&quot;" office:value-type="string" office:string-value="[ MembuatLiveCD ](/wiki/TimPengembang/Dokumentasi/MembuatLiveCD.md)" calcext:value-type="string">
            <text:p>[ MembuatLiveCD ](/wiki/TimPengembang/Dokumentasi/MembuatLiveCD.md)</text:p>
          </table:table-cell>
        </table:table-row>
        <table:table-row table:style-name="ro1">
          <table:table-cell office:value-type="string" calcext:value-type="string">
            <text:p>Memulai</text:p>
          </table:table-cell>
          <table:table-cell office:value-type="string" calcext:value-type="string">
            <text:p>Memulai.md</text:p>
          </table:table-cell>
          <table:table-cell table:formula="of:=[.$B$337]&amp;[.B353]" office:value-type="string" office:string-value="/wiki/TimPengembang/Dokumentasi/Memulai.md" calcext:value-type="string">
            <text:p>/wiki/TimPengembang/Dokumentasi/Memulai.md</text:p>
          </table:table-cell>
          <table:table-cell table:formula="of:=&quot;[ &quot;&amp;[.A353]&amp;&quot; ](&quot;&amp;[.C353]&amp;&quot;)&quot;" office:value-type="string" office:string-value="[ Memulai ](/wiki/TimPengembang/Dokumentasi/Memulai.md)" calcext:value-type="string">
            <text:p>[ Memulai ](/wiki/TimPengembang/Dokumentasi/Memulai.md)</text:p>
          </table:table-cell>
        </table:table-row>
        <table:table-row table:style-name="ro1">
          <table:table-cell office:value-type="string" calcext:value-type="string">
            <text:p>MenuBar</text:p>
          </table:table-cell>
          <table:table-cell office:value-type="string" calcext:value-type="string">
            <text:p>MenuBar.md</text:p>
          </table:table-cell>
          <table:table-cell table:formula="of:=[.$B$337]&amp;[.B354]" office:value-type="string" office:string-value="/wiki/TimPengembang/Dokumentasi/MenuBar.md" calcext:value-type="string">
            <text:p>/wiki/TimPengembang/Dokumentasi/MenuBar.md</text:p>
          </table:table-cell>
          <table:table-cell table:formula="of:=&quot;[ &quot;&amp;[.A354]&amp;&quot; ](&quot;&amp;[.C354]&amp;&quot;)&quot;" office:value-type="string" office:string-value="[ MenuBar ](/wiki/TimPengembang/Dokumentasi/MenuBar.md)" calcext:value-type="string">
            <text:p>[ MenuBar ](/wiki/TimPengembang/Dokumentasi/MenuBar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337]&amp;[.B355]" office:value-type="string" office:string-value="/wiki/TimPengembang/Dokumentasi/README.md" calcext:value-type="string">
            <text:p>/wiki/TimPengembang/Dokumentasi/README.md</text:p>
          </table:table-cell>
          <table:table-cell table:formula="of:=&quot;[ &quot;&amp;[.A355]&amp;&quot; ](&quot;&amp;[.C355]&amp;&quot;)&quot;" office:value-type="string" office:string-value="[ README ](/wiki/TimPengembang/Dokumentasi/README.md)" calcext:value-type="string">
            <text:p>[ README ](/wiki/TimPengembang/Dokumentasi/README.md)</text:p>
          </table:table-cell>
        </table:table-row>
        <table:table-row table:style-name="ro1">
          <table:table-cell office:value-type="string" calcext:value-type="string">
            <text:p>SayembaraMenulis</text:p>
          </table:table-cell>
          <table:table-cell office:value-type="string" calcext:value-type="string">
            <text:p>SayembaraMenulis.md</text:p>
          </table:table-cell>
          <table:table-cell table:formula="of:=[.$B$337]&amp;[.B356]" office:value-type="string" office:string-value="/wiki/TimPengembang/Dokumentasi/SayembaraMenulis.md" calcext:value-type="string">
            <text:p>/wiki/TimPengembang/Dokumentasi/SayembaraMenulis.md</text:p>
          </table:table-cell>
          <table:table-cell table:formula="of:=&quot;[ &quot;&amp;[.A356]&amp;&quot; ](&quot;&amp;[.C356]&amp;&quot;)&quot;" office:value-type="string" office:string-value="[ SayembaraMenulis ](/wiki/TimPengembang/Dokumentasi/SayembaraMenulis.md)" calcext:value-type="string">
            <text:p>[ SayembaraMenulis ](/wiki/TimPengembang/Dokumentasi/SayembaraMenulis.md)</text:p>
          </table:table-cell>
        </table:table-row>
        <table:table-row table:style-name="ro1">
          <table:table-cell office:value-type="string" calcext:value-type="string">
            <text:p>SejarahBlankOn</text:p>
          </table:table-cell>
          <table:table-cell office:value-type="string" calcext:value-type="string">
            <text:p>SejarahBlankOn.md</text:p>
          </table:table-cell>
          <table:table-cell table:formula="of:=[.$B$337]&amp;[.B357]" office:value-type="string" office:string-value="/wiki/TimPengembang/Dokumentasi/SejarahBlankOn.md" calcext:value-type="string">
            <text:p>/wiki/TimPengembang/Dokumentasi/SejarahBlankOn.md</text:p>
          </table:table-cell>
          <table:table-cell table:formula="of:=&quot;[ &quot;&amp;[.A357]&amp;&quot; ](&quot;&amp;[.C357]&amp;&quot;)&quot;" office:value-type="string" office:string-value="[ SejarahBlankOn ](/wiki/TimPengembang/Dokumentasi/SejarahBlankOn.md)" calcext:value-type="string">
            <text:p>[ SejarahBlankOn ](/wiki/TimPengembang/Dokumentasi/SejarahBlankOn.md)</text:p>
          </table:table-cell>
        </table:table-row>
        <table:table-row table:style-name="ro1">
          <table:table-cell office:value-type="string" calcext:value-type="string">
            <text:p>Yelp</text:p>
          </table:table-cell>
          <table:table-cell office:value-type="string" calcext:value-type="string">
            <text:p>Yelp.md</text:p>
          </table:table-cell>
          <table:table-cell table:formula="of:=[.$B$337]&amp;[.B358]" office:value-type="string" office:string-value="/wiki/TimPengembang/Dokumentasi/Yelp.md" calcext:value-type="string">
            <text:p>/wiki/TimPengembang/Dokumentasi/Yelp.md</text:p>
          </table:table-cell>
          <table:table-cell table:formula="of:=&quot;[ &quot;&amp;[.A358]&amp;&quot; ](&quot;&amp;[.C358]&amp;&quot;)&quot;" office:value-type="string" office:string-value="[ Yelp ](/wiki/TimPengembang/Dokumentasi/Yelp.md)" calcext:value-type="string">
            <text:p>[ Yelp ](/wiki/TimPengembang/Dokumentasi/Yelp.md)</text:p>
          </table:table-cell>
        </table:table-row>
        <table:table-row table:style-name="ro1">
          <table:table-cell table:number-columns-repeated="2" office:value-type="string" calcext:value-type="string">
            <text:p>RekapTulisanDiPanduanBlankOn.ods</text:p>
          </table:table-cell>
          <table:table-cell table:formula="of:=[.$B$337]&amp;[.B359]" office:value-type="string" office:string-value="/wiki/TimPengembang/Dokumentasi/RekapTulisanDiPanduanBlankOn.ods" calcext:value-type="string">
            <text:p>/wiki/TimPengembang/Dokumentasi/RekapTulisanDiPanduanBlankOn.ods</text:p>
          </table:table-cell>
          <table:table-cell table:formula="of:=&quot;[ &quot;&amp;[.A359]&amp;&quot; ](&quot;&amp;[.C359]&amp;&quot;)&quot;" office:value-type="string" office:string-value="[ RekapTulisanDiPanduanBlankOn.ods ](/wiki/TimPengembang/Dokumentasi/RekapTulisanDiPanduanBlankOn.ods)" calcext:value-type="string">
            <text:p>[ RekapTulisanDiPanduanBlankOn.ods ](/wiki/TimPengembang/Dokumentasi/RekapTulisanDiPanduanBlankOn.od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Draf/</text:p>
          </table:table-cell>
          <table:table-cell table:formula="of:=[.B361]" office:value-type="string" office:string-value="/wiki/TimPengembang/Dokumentasi/Draf/" calcext:value-type="string">
            <text:p>/wiki/TimPengembang/Dokumentasi/Draf/</text:p>
          </table:table-cell>
          <table:table-cell table:formula="of:=&quot;[ &quot;&amp;[.A361]&amp;&quot; ](&quot;&amp;[.C361]&amp;&quot;)&quot;" office:value-type="string" office:string-value="[ /wiki/TimPengembang/Dokumentasi/Draf/ ](/wiki/TimPengembang/Dokumentasi/Draf/)" calcext:value-type="string">
            <text:p>[ /wiki/TimPengembang/Dokumentasi/Draf/ ](/wiki/TimPengembang/Dokumentasi/Draf/)</text:p>
          </table:table-cell>
        </table:table-row>
        <table:table-row table:style-name="ro1">
          <table:table-cell office:value-type="string" calcext:value-type="string">
            <text:p>BeliCDBlankOn</text:p>
          </table:table-cell>
          <table:table-cell office:value-type="string" calcext:value-type="string">
            <text:p>BeliCDBlankOn.md</text:p>
          </table:table-cell>
          <table:table-cell table:formula="of:=[.$B$361]&amp;[.B362]" office:value-type="string" office:string-value="/wiki/TimPengembang/Dokumentasi/Draf/BeliCDBlankOn.md" calcext:value-type="string">
            <text:p>/wiki/TimPengembang/Dokumentasi/Draf/BeliCDBlankOn.md</text:p>
          </table:table-cell>
          <table:table-cell table:formula="of:=&quot;[ &quot;&amp;[.A362]&amp;&quot; ](&quot;&amp;[.C362]&amp;&quot;)&quot;" office:value-type="string" office:string-value="[ BeliCDBlankOn ](/wiki/TimPengembang/Dokumentasi/Draf/BeliCDBlankOn.md)" calcext:value-type="string">
            <text:p>[ BeliCDBlankOn ](/wiki/TimPengembang/Dokumentasi/Draf/BeliCDBlankOn.md)</text:p>
          </table:table-cell>
        </table:table-row>
        <table:table-row table:style-name="ro1">
          <table:table-cell office:value-type="string" calcext:value-type="string">
            <text:p>BurningISO</text:p>
          </table:table-cell>
          <table:table-cell office:value-type="string" calcext:value-type="string">
            <text:p>BurningISO.md</text:p>
          </table:table-cell>
          <table:table-cell table:formula="of:=[.$B$361]&amp;[.B363]" office:value-type="string" office:string-value="/wiki/TimPengembang/Dokumentasi/Draf/BurningISO.md" calcext:value-type="string">
            <text:p>/wiki/TimPengembang/Dokumentasi/Draf/BurningISO.md</text:p>
          </table:table-cell>
          <table:table-cell table:formula="of:=&quot;[ &quot;&amp;[.A363]&amp;&quot; ](&quot;&amp;[.C363]&amp;&quot;)&quot;" office:value-type="string" office:string-value="[ BurningISO ](/wiki/TimPengembang/Dokumentasi/Draf/BurningISO.md)" calcext:value-type="string">
            <text:p>[ BurningISO ](/wiki/TimPengembang/Dokumentasi/Draf/BurningISO.md)</text:p>
          </table:table-cell>
        </table:table-row>
        <table:table-row table:style-name="ro1">
          <table:table-cell office:value-type="string" calcext:value-type="string">
            <text:p>DariGutsyKeKonde</text:p>
          </table:table-cell>
          <table:table-cell office:value-type="string" calcext:value-type="string">
            <text:p>DariGutsyKeKonde.md</text:p>
          </table:table-cell>
          <table:table-cell table:formula="of:=[.$B$361]&amp;[.B364]" office:value-type="string" office:string-value="/wiki/TimPengembang/Dokumentasi/Draf/DariGutsyKeKonde.md" calcext:value-type="string">
            <text:p>/wiki/TimPengembang/Dokumentasi/Draf/DariGutsyKeKonde.md</text:p>
          </table:table-cell>
          <table:table-cell table:formula="of:=&quot;[ &quot;&amp;[.A364]&amp;&quot; ](&quot;&amp;[.C364]&amp;&quot;)&quot;" office:value-type="string" office:string-value="[ DariGutsyKeKonde ](/wiki/TimPengembang/Dokumentasi/Draf/DariGutsyKeKonde.md)" calcext:value-type="string">
            <text:p>[ DariGutsyKeKonde ](/wiki/TimPengembang/Dokumentasi/Draf/DariGutsyKeKonde.md)</text:p>
          </table:table-cell>
        </table:table-row>
        <table:table-row table:style-name="ro1">
          <table:table-cell office:value-type="string" calcext:value-type="string">
            <text:p>DualBoot</text:p>
          </table:table-cell>
          <table:table-cell office:value-type="string" calcext:value-type="string">
            <text:p>DualBoot.md</text:p>
          </table:table-cell>
          <table:table-cell table:formula="of:=[.$B$361]&amp;[.B365]" office:value-type="string" office:string-value="/wiki/TimPengembang/Dokumentasi/Draf/DualBoot.md" calcext:value-type="string">
            <text:p>/wiki/TimPengembang/Dokumentasi/Draf/DualBoot.md</text:p>
          </table:table-cell>
          <table:table-cell table:formula="of:=&quot;[ &quot;&amp;[.A365]&amp;&quot; ](&quot;&amp;[.C365]&amp;&quot;)&quot;" office:value-type="string" office:string-value="[ DualBoot ](/wiki/TimPengembang/Dokumentasi/Draf/DualBoot.md)" calcext:value-type="string">
            <text:p>[ DualBoot ](/wiki/TimPengembang/Dokumentasi/Draf/DualBoot.md)</text:p>
          </table:table-cell>
        </table:table-row>
        <table:table-row table:style-name="ro1">
          <table:table-cell office:value-type="string" calcext:value-type="string">
            <text:p>IhwalBlankOn</text:p>
          </table:table-cell>
          <table:table-cell office:value-type="string" calcext:value-type="string">
            <text:p>IhwalBlankOn.md</text:p>
          </table:table-cell>
          <table:table-cell table:formula="of:=[.$B$361]&amp;[.B366]" office:value-type="string" office:string-value="/wiki/TimPengembang/Dokumentasi/Draf/IhwalBlankOn.md" calcext:value-type="string">
            <text:p>/wiki/TimPengembang/Dokumentasi/Draf/IhwalBlankOn.md</text:p>
          </table:table-cell>
          <table:table-cell table:formula="of:=&quot;[ &quot;&amp;[.A366]&amp;&quot; ](&quot;&amp;[.C366]&amp;&quot;)&quot;" office:value-type="string" office:string-value="[ IhwalBlankOn ](/wiki/TimPengembang/Dokumentasi/Draf/IhwalBlankOn.md)" calcext:value-type="string">
            <text:p>[ IhwalBlankOn ](/wiki/TimPengembang/Dokumentasi/Draf/IhwalBlankOn.md)</text:p>
          </table:table-cell>
        </table:table-row>
        <table:table-row table:style-name="ro1">
          <table:table-cell office:value-type="string" calcext:value-type="string">
            <text:p>InstallProgramApt</text:p>
          </table:table-cell>
          <table:table-cell office:value-type="string" calcext:value-type="string">
            <text:p>InstallProgramApt.md</text:p>
          </table:table-cell>
          <table:table-cell table:formula="of:=[.$B$361]&amp;[.B367]" office:value-type="string" office:string-value="/wiki/TimPengembang/Dokumentasi/Draf/InstallProgramApt.md" calcext:value-type="string">
            <text:p>/wiki/TimPengembang/Dokumentasi/Draf/InstallProgramApt.md</text:p>
          </table:table-cell>
          <table:table-cell table:formula="of:=&quot;[ &quot;&amp;[.A367]&amp;&quot; ](&quot;&amp;[.C367]&amp;&quot;)&quot;" office:value-type="string" office:string-value="[ InstallProgramApt ](/wiki/TimPengembang/Dokumentasi/Draf/InstallProgramApt.md)" calcext:value-type="string">
            <text:p>[ InstallProgramApt ](/wiki/TimPengembang/Dokumentasi/Draf/InstallProgramApt.md)</text:p>
          </table:table-cell>
        </table:table-row>
        <table:table-row table:style-name="ro1">
          <table:table-cell office:value-type="string" calcext:value-type="string">
            <text:p>InstallProgramDeb</text:p>
          </table:table-cell>
          <table:table-cell office:value-type="string" calcext:value-type="string">
            <text:p>InstallProgramDeb.md</text:p>
          </table:table-cell>
          <table:table-cell table:formula="of:=[.$B$361]&amp;[.B368]" office:value-type="string" office:string-value="/wiki/TimPengembang/Dokumentasi/Draf/InstallProgramDeb.md" calcext:value-type="string">
            <text:p>/wiki/TimPengembang/Dokumentasi/Draf/InstallProgramDeb.md</text:p>
          </table:table-cell>
          <table:table-cell table:formula="of:=&quot;[ &quot;&amp;[.A368]&amp;&quot; ](&quot;&amp;[.C368]&amp;&quot;)&quot;" office:value-type="string" office:string-value="[ InstallProgramDeb ](/wiki/TimPengembang/Dokumentasi/Draf/InstallProgramDeb.md)" calcext:value-type="string">
            <text:p>[ InstallProgramDeb ](/wiki/TimPengembang/Dokumentasi/Draf/InstallProgramDeb.md)</text:p>
          </table:table-cell>
        </table:table-row>
        <table:table-row table:style-name="ro1">
          <table:table-cell office:value-type="string" calcext:value-type="string">
            <text:p>InstallProgramDpkg</text:p>
          </table:table-cell>
          <table:table-cell office:value-type="string" calcext:value-type="string">
            <text:p>InstallProgramDpkg.md</text:p>
          </table:table-cell>
          <table:table-cell table:formula="of:=[.$B$361]&amp;[.B369]" office:value-type="string" office:string-value="/wiki/TimPengembang/Dokumentasi/Draf/InstallProgramDpkg.md" calcext:value-type="string">
            <text:p>/wiki/TimPengembang/Dokumentasi/Draf/InstallProgramDpkg.md</text:p>
          </table:table-cell>
          <table:table-cell table:formula="of:=&quot;[ &quot;&amp;[.A369]&amp;&quot; ](&quot;&amp;[.C369]&amp;&quot;)&quot;" office:value-type="string" office:string-value="[ InstallProgramDpkg ](/wiki/TimPengembang/Dokumentasi/Draf/InstallProgramDpkg.md)" calcext:value-type="string">
            <text:p>[ InstallProgramDpkg ](/wiki/TimPengembang/Dokumentasi/Draf/InstallProgramDpkg.md)</text:p>
          </table:table-cell>
        </table:table-row>
        <table:table-row table:style-name="ro1">
          <table:table-cell office:value-type="string" calcext:value-type="string">
            <text:p>InstallProgram</text:p>
          </table:table-cell>
          <table:table-cell office:value-type="string" calcext:value-type="string">
            <text:p>InstallProgram.md</text:p>
          </table:table-cell>
          <table:table-cell table:formula="of:=[.$B$361]&amp;[.B370]" office:value-type="string" office:string-value="/wiki/TimPengembang/Dokumentasi/Draf/InstallProgram.md" calcext:value-type="string">
            <text:p>/wiki/TimPengembang/Dokumentasi/Draf/InstallProgram.md</text:p>
          </table:table-cell>
          <table:table-cell table:formula="of:=&quot;[ &quot;&amp;[.A370]&amp;&quot; ](&quot;&amp;[.C370]&amp;&quot;)&quot;" office:value-type="string" office:string-value="[ InstallProgram ](/wiki/TimPengembang/Dokumentasi/Draf/InstallProgram.md)" calcext:value-type="string">
            <text:p>[ InstallProgram ](/wiki/TimPengembang/Dokumentasi/Draf/InstallProgram.md)</text:p>
          </table:table-cell>
        </table:table-row>
        <table:table-row table:style-name="ro1">
          <table:table-cell office:value-type="string" calcext:value-type="string">
            <text:p>InstallProgramTarBz2</text:p>
          </table:table-cell>
          <table:table-cell office:value-type="string" calcext:value-type="string">
            <text:p>InstallProgramTarBz2.md</text:p>
          </table:table-cell>
          <table:table-cell table:formula="of:=[.$B$361]&amp;[.B371]" office:value-type="string" office:string-value="/wiki/TimPengembang/Dokumentasi/Draf/InstallProgramTarBz2.md" calcext:value-type="string">
            <text:p>/wiki/TimPengembang/Dokumentasi/Draf/InstallProgramTarBz2.md</text:p>
          </table:table-cell>
          <table:table-cell table:formula="of:=&quot;[ &quot;&amp;[.A371]&amp;&quot; ](&quot;&amp;[.C371]&amp;&quot;)&quot;" office:value-type="string" office:string-value="[ InstallProgramTarBz2 ](/wiki/TimPengembang/Dokumentasi/Draf/InstallProgramTarBz2.md)" calcext:value-type="string">
            <text:p>[ InstallProgramTarBz2 ](/wiki/TimPengembang/Dokumentasi/Draf/InstallProgramTarBz2.md)</text:p>
          </table:table-cell>
        </table:table-row>
        <table:table-row table:style-name="ro1">
          <table:table-cell office:value-type="string" calcext:value-type="string">
            <text:p>InstallProgramTarGz</text:p>
          </table:table-cell>
          <table:table-cell office:value-type="string" calcext:value-type="string">
            <text:p>InstallProgramTarGz.md</text:p>
          </table:table-cell>
          <table:table-cell table:formula="of:=[.$B$361]&amp;[.B372]" office:value-type="string" office:string-value="/wiki/TimPengembang/Dokumentasi/Draf/InstallProgramTarGz.md" calcext:value-type="string">
            <text:p>/wiki/TimPengembang/Dokumentasi/Draf/InstallProgramTarGz.md</text:p>
          </table:table-cell>
          <table:table-cell table:formula="of:=&quot;[ &quot;&amp;[.A372]&amp;&quot; ](&quot;&amp;[.C372]&amp;&quot;)&quot;" office:value-type="string" office:string-value="[ InstallProgramTarGz ](/wiki/TimPengembang/Dokumentasi/Draf/InstallProgramTarGz.md)" calcext:value-type="string">
            <text:p>[ InstallProgramTarGz ](/wiki/TimPengembang/Dokumentasi/Draf/InstallProgramTarGz.md)</text:p>
          </table:table-cell>
        </table:table-row>
        <table:table-row table:style-name="ro1">
          <table:table-cell office:value-type="string" calcext:value-type="string">
            <text:p>MendapatkanBlankOn</text:p>
          </table:table-cell>
          <table:table-cell office:value-type="string" calcext:value-type="string">
            <text:p>MendapatkanBlankOn.md</text:p>
          </table:table-cell>
          <table:table-cell table:formula="of:=[.$B$361]&amp;[.B373]" office:value-type="string" office:string-value="/wiki/TimPengembang/Dokumentasi/Draf/MendapatkanBlankOn.md" calcext:value-type="string">
            <text:p>/wiki/TimPengembang/Dokumentasi/Draf/MendapatkanBlankOn.md</text:p>
          </table:table-cell>
          <table:table-cell table:formula="of:=&quot;[ &quot;&amp;[.A373]&amp;&quot; ](&quot;&amp;[.C373]&amp;&quot;)&quot;" office:value-type="string" office:string-value="[ MendapatkanBlankOn ](/wiki/TimPengembang/Dokumentasi/Draf/MendapatkanBlankOn.md)" calcext:value-type="string">
            <text:p>[ MendapatkanBlankOn ](/wiki/TimPengembang/Dokumentasi/Draf/MendapatkanBlankOn.md)</text:p>
          </table:table-cell>
        </table:table-row>
        <table:table-row table:style-name="ro1">
          <table:table-cell office:value-type="string" calcext:value-type="string">
            <text:p>PengaturanDesktopCompiz</text:p>
          </table:table-cell>
          <table:table-cell office:value-type="string" calcext:value-type="string">
            <text:p>PengaturanDesktopCompiz.md</text:p>
          </table:table-cell>
          <table:table-cell table:formula="of:=[.$B$361]&amp;[.B374]" office:value-type="string" office:string-value="/wiki/TimPengembang/Dokumentasi/Draf/PengaturanDesktopCompiz.md" calcext:value-type="string">
            <text:p>/wiki/TimPengembang/Dokumentasi/Draf/PengaturanDesktopCompiz.md</text:p>
          </table:table-cell>
          <table:table-cell table:formula="of:=&quot;[ &quot;&amp;[.A374]&amp;&quot; ](&quot;&amp;[.C374]&amp;&quot;)&quot;" office:value-type="string" office:string-value="[ PengaturanDesktopCompiz ](/wiki/TimPengembang/Dokumentasi/Draf/PengaturanDesktopCompiz.md)" calcext:value-type="string">
            <text:p>[ PengaturanDesktopCompiz ](/wiki/TimPengembang/Dokumentasi/Draf/PengaturanDesktopCompiz.md)</text:p>
          </table:table-cell>
        </table:table-row>
        <table:table-row table:style-name="ro1">
          <table:table-cell office:value-type="string" calcext:value-type="string">
            <text:p>PengaturanDesktopInternet</text:p>
          </table:table-cell>
          <table:table-cell office:value-type="string" calcext:value-type="string">
            <text:p>PengaturanDesktopInternet.md</text:p>
          </table:table-cell>
          <table:table-cell table:formula="of:=[.$B$361]&amp;[.B375]" office:value-type="string" office:string-value="/wiki/TimPengembang/Dokumentasi/Draf/PengaturanDesktopInternet.md" calcext:value-type="string">
            <text:p>/wiki/TimPengembang/Dokumentasi/Draf/PengaturanDesktopInternet.md</text:p>
          </table:table-cell>
          <table:table-cell table:formula="of:=&quot;[ &quot;&amp;[.A375]&amp;&quot; ](&quot;&amp;[.C375]&amp;&quot;)&quot;" office:value-type="string" office:string-value="[ PengaturanDesktopInternet ](/wiki/TimPengembang/Dokumentasi/Draf/PengaturanDesktopInternet.md)" calcext:value-type="string">
            <text:p>[ PengaturanDesktopInternet ](/wiki/TimPengembang/Dokumentasi/Draf/PengaturanDesktopInternet.md)</text:p>
          </table:table-cell>
        </table:table-row>
        <table:table-row table:style-name="ro1">
          <table:table-cell office:value-type="string" calcext:value-type="string">
            <text:p>PengaturanDesktopMultimedia</text:p>
          </table:table-cell>
          <table:table-cell office:value-type="string" calcext:value-type="string">
            <text:p>PengaturanDesktopMultimedia.md</text:p>
          </table:table-cell>
          <table:table-cell table:formula="of:=[.$B$361]&amp;[.B376]" office:value-type="string" office:string-value="/wiki/TimPengembang/Dokumentasi/Draf/PengaturanDesktopMultimedia.md" calcext:value-type="string">
            <text:p>/wiki/TimPengembang/Dokumentasi/Draf/PengaturanDesktopMultimedia.md</text:p>
          </table:table-cell>
          <table:table-cell table:formula="of:=&quot;[ &quot;&amp;[.A376]&amp;&quot; ](&quot;&amp;[.C376]&amp;&quot;)&quot;" office:value-type="string" office:string-value="[ PengaturanDesktopMultimedia ](/wiki/TimPengembang/Dokumentasi/Draf/PengaturanDesktopMultimedia.md)" calcext:value-type="string">
            <text:p>[ PengaturanDesktopMultimedia ](/wiki/TimPengembang/Dokumentasi/Draf/PengaturanDesktopMultimedia.md)</text:p>
          </table:table-cell>
        </table:table-row>
        <table:table-row table:style-name="ro1">
          <table:table-cell office:value-type="string" calcext:value-type="string">
            <text:p>PengaturanDesktopPeralatan</text:p>
          </table:table-cell>
          <table:table-cell office:value-type="string" calcext:value-type="string">
            <text:p>PengaturanDesktopPeralatan.md</text:p>
          </table:table-cell>
          <table:table-cell table:formula="of:=[.$B$361]&amp;[.B377]" office:value-type="string" office:string-value="/wiki/TimPengembang/Dokumentasi/Draf/PengaturanDesktopPeralatan.md" calcext:value-type="string">
            <text:p>/wiki/TimPengembang/Dokumentasi/Draf/PengaturanDesktopPeralatan.md</text:p>
          </table:table-cell>
          <table:table-cell table:formula="of:=&quot;[ &quot;&amp;[.A377]&amp;&quot; ](&quot;&amp;[.C377]&amp;&quot;)&quot;" office:value-type="string" office:string-value="[ PengaturanDesktopPeralatan ](/wiki/TimPengembang/Dokumentasi/Draf/PengaturanDesktopPeralatan.md)" calcext:value-type="string">
            <text:p>[ PengaturanDesktopPeralatan ](/wiki/TimPengembang/Dokumentasi/Draf/PengaturanDesktopPeralatan.md)</text:p>
          </table:table-cell>
        </table:table-row>
        <table:table-row table:style-name="ro1">
          <table:table-cell office:value-type="string" calcext:value-type="string">
            <text:p>PengaturanDesktopVirtualisasi</text:p>
          </table:table-cell>
          <table:table-cell office:value-type="string" calcext:value-type="string">
            <text:p>PengaturanDesktopVirtualisasi.md</text:p>
          </table:table-cell>
          <table:table-cell table:formula="of:=[.$B$361]&amp;[.B378]" office:value-type="string" office:string-value="/wiki/TimPengembang/Dokumentasi/Draf/PengaturanDesktopVirtualisasi.md" calcext:value-type="string">
            <text:p>/wiki/TimPengembang/Dokumentasi/Draf/PengaturanDesktopVirtualisasi.md</text:p>
          </table:table-cell>
          <table:table-cell table:formula="of:=&quot;[ &quot;&amp;[.A378]&amp;&quot; ](&quot;&amp;[.C378]&amp;&quot;)&quot;" office:value-type="string" office:string-value="[ PengaturanDesktopVirtualisasi ](/wiki/TimPengembang/Dokumentasi/Draf/PengaturanDesktopVirtualisasi.md)" calcext:value-type="string">
            <text:p>[ PengaturanDesktopVirtualisasi ](/wiki/TimPengembang/Dokumentasi/Draf/PengaturanDesktopVirtualisasi.md)</text:p>
          </table:table-cell>
        </table:table-row>
        <table:table-row table:style-name="ro1">
          <table:table-cell office:value-type="string" calcext:value-type="string">
            <text:p>PengaturanInternetDialUp</text:p>
          </table:table-cell>
          <table:table-cell office:value-type="string" calcext:value-type="string">
            <text:p>PengaturanInternetDialUp.md</text:p>
          </table:table-cell>
          <table:table-cell table:formula="of:=[.$B$361]&amp;[.B379]" office:value-type="string" office:string-value="/wiki/TimPengembang/Dokumentasi/Draf/PengaturanInternetDialUp.md" calcext:value-type="string">
            <text:p>/wiki/TimPengembang/Dokumentasi/Draf/PengaturanInternetDialUp.md</text:p>
          </table:table-cell>
          <table:table-cell table:formula="of:=&quot;[ &quot;&amp;[.A379]&amp;&quot; ](&quot;&amp;[.C379]&amp;&quot;)&quot;" office:value-type="string" office:string-value="[ PengaturanInternetDialUp ](/wiki/TimPengembang/Dokumentasi/Draf/PengaturanInternetDialUp.md)" calcext:value-type="string">
            <text:p>[ PengaturanInternetDialUp ](/wiki/TimPengembang/Dokumentasi/Draf/PengaturanInternetDialUp.md)</text:p>
          </table:table-cell>
        </table:table-row>
        <table:table-row table:style-name="ro1">
          <table:table-cell office:value-type="string" calcext:value-type="string">
            <text:p>PerbedaanMinimalisdanRegularOmbilin</text:p>
          </table:table-cell>
          <table:table-cell office:value-type="string" calcext:value-type="string">
            <text:p>PerbedaanMinimalisdanRegularOmbilin.md</text:p>
          </table:table-cell>
          <table:table-cell table:formula="of:=[.$B$361]&amp;[.B380]" office:value-type="string" office:string-value="/wiki/TimPengembang/Dokumentasi/Draf/PerbedaanMinimalisdanRegularOmbilin.md" calcext:value-type="string">
            <text:p>/wiki/TimPengembang/Dokumentasi/Draf/PerbedaanMinimalisdanRegularOmbilin.md</text:p>
          </table:table-cell>
          <table:table-cell table:formula="of:=&quot;[ &quot;&amp;[.A380]&amp;&quot; ](&quot;&amp;[.C380]&amp;&quot;)&quot;" office:value-type="string" office:string-value="[ PerbedaanMinimalisdanRegularOmbilin ](/wiki/TimPengembang/Dokumentasi/Draf/PerbedaanMinimalisdanRegularOmbilin.md)" calcext:value-type="string">
            <text:p>[ PerbedaanMinimalisdanRegularOmbilin ](/wiki/TimPengembang/Dokumentasi/Draf/PerbedaanMinimalisdanRegularOmbilin.md)</text:p>
          </table:table-cell>
        </table:table-row>
        <table:table-row table:style-name="ro1">
          <table:table-cell office:value-type="string" calcext:value-type="string">
            <text:p>RKOmbilinEnglish</text:p>
          </table:table-cell>
          <table:table-cell office:value-type="string" calcext:value-type="string">
            <text:p>RKOmbilinEnglish.md</text:p>
          </table:table-cell>
          <table:table-cell table:formula="of:=[.$B$361]&amp;[.B381]" office:value-type="string" office:string-value="/wiki/TimPengembang/Dokumentasi/Draf/RKOmbilinEnglish.md" calcext:value-type="string">
            <text:p>/wiki/TimPengembang/Dokumentasi/Draf/RKOmbilinEnglish.md</text:p>
          </table:table-cell>
          <table:table-cell table:formula="of:=&quot;[ &quot;&amp;[.A381]&amp;&quot; ](&quot;&amp;[.C381]&amp;&quot;)&quot;" office:value-type="string" office:string-value="[ RKOmbilinEnglish ](/wiki/TimPengembang/Dokumentasi/Draf/RKOmbilinEnglish.md)" calcext:value-type="string">
            <text:p>[ RKOmbilinEnglish ](/wiki/TimPengembang/Dokumentasi/Draf/RKOmbilinEnglish.md)</text:p>
          </table:table-cell>
        </table:table-row>
        <table:table-row table:style-name="ro1">
          <table:table-cell office:value-type="string" calcext:value-type="string">
            <text:p>SettingModemHaier</text:p>
          </table:table-cell>
          <table:table-cell office:value-type="string" calcext:value-type="string">
            <text:p>SettingModemHaier.md</text:p>
          </table:table-cell>
          <table:table-cell table:formula="of:=[.$B$361]&amp;[.B382]" office:value-type="string" office:string-value="/wiki/TimPengembang/Dokumentasi/Draf/SettingModemHaier.md" calcext:value-type="string">
            <text:p>/wiki/TimPengembang/Dokumentasi/Draf/SettingModemHaier.md</text:p>
          </table:table-cell>
          <table:table-cell table:formula="of:=&quot;[ &quot;&amp;[.A382]&amp;&quot; ](&quot;&amp;[.C382]&amp;&quot;)&quot;" office:value-type="string" office:string-value="[ SettingModemHaier ](/wiki/TimPengembang/Dokumentasi/Draf/SettingModemHaier.md)" calcext:value-type="string">
            <text:p>[ SettingModemHaier ](/wiki/TimPengembang/Dokumentasi/Draf/SettingModemHaier.md)</text:p>
          </table:table-cell>
        </table:table-row>
        <table:table-row table:style-name="ro1">
          <table:table-cell office:value-type="string" calcext:value-type="string">
            <text:p>TangkapanLayar</text:p>
          </table:table-cell>
          <table:table-cell office:value-type="string" calcext:value-type="string">
            <text:p>TangkapanLayar.md</text:p>
          </table:table-cell>
          <table:table-cell table:formula="of:=[.$B$361]&amp;[.B383]" office:value-type="string" office:string-value="/wiki/TimPengembang/Dokumentasi/Draf/TangkapanLayar.md" calcext:value-type="string">
            <text:p>/wiki/TimPengembang/Dokumentasi/Draf/TangkapanLayar.md</text:p>
          </table:table-cell>
          <table:table-cell table:formula="of:=&quot;[ &quot;&amp;[.A383]&amp;&quot; ](&quot;&amp;[.C383]&amp;&quot;)&quot;" office:value-type="string" office:string-value="[ TangkapanLayar ](/wiki/TimPengembang/Dokumentasi/Draf/TangkapanLayar.md)" calcext:value-type="string">
            <text:p>[ TangkapanLayar ](/wiki/TimPengembang/Dokumentasi/Draf/TangkapanLayar.md)</text:p>
          </table:table-cell>
        </table:table-row>
        <table:table-row table:style-name="ro1">
          <table:table-cell office:value-type="string" calcext:value-type="string">
            <text:p>WifiAtheros</text:p>
          </table:table-cell>
          <table:table-cell office:value-type="string" calcext:value-type="string">
            <text:p>WifiAtheros.md</text:p>
          </table:table-cell>
          <table:table-cell table:formula="of:=[.$B$361]&amp;[.B384]" office:value-type="string" office:string-value="/wiki/TimPengembang/Dokumentasi/Draf/WifiAtheros.md" calcext:value-type="string">
            <text:p>/wiki/TimPengembang/Dokumentasi/Draf/WifiAtheros.md</text:p>
          </table:table-cell>
          <table:table-cell table:formula="of:=&quot;[ &quot;&amp;[.A384]&amp;&quot; ](&quot;&amp;[.C384]&amp;&quot;)&quot;" office:value-type="string" office:string-value="[ WifiAtheros ](/wiki/TimPengembang/Dokumentasi/Draf/WifiAtheros.md)" calcext:value-type="string">
            <text:p>[ WifiAtheros ](/wiki/TimPengembang/Dokumentasi/Draf/WifiAtheros.md)</text:p>
          </table:table-cell>
        </table:table-row>
        <table:table-row table:style-name="ro1">
          <table:table-cell office:value-type="string" calcext:value-type="string">
            <text:p>PengaturanDesktopCompiz.save</text:p>
          </table:table-cell>
          <table:table-cell office:value-type="string" calcext:value-type="string">
            <text:p>PengaturanDesktopCompiz.md.save</text:p>
          </table:table-cell>
          <table:table-cell table:formula="of:=[.$B$361]&amp;[.B385]" office:value-type="string" office:string-value="/wiki/TimPengembang/Dokumentasi/Draf/PengaturanDesktopCompiz.md.save" calcext:value-type="string">
            <text:p>/wiki/TimPengembang/Dokumentasi/Draf/PengaturanDesktopCompiz.md.save</text:p>
          </table:table-cell>
          <table:table-cell table:formula="of:=&quot;[ &quot;&amp;[.A385]&amp;&quot; ](&quot;&amp;[.C385]&amp;&quot;)&quot;" office:value-type="string" office:string-value="[ PengaturanDesktopCompiz.save ](/wiki/TimPengembang/Dokumentasi/Draf/PengaturanDesktopCompiz.md.save)" calcext:value-type="string">
            <text:p>[ PengaturanDesktopCompiz.save ](/wiki/TimPengembang/Dokumentasi/Draf/PengaturanDesktopCompiz.md.save)</text:p>
          </table:table-cell>
        </table:table-row>
        <table:table-row table:style-name="ro1">
          <table:table-cell office:value-type="string" calcext:value-type="string">
            <text:p>PengaturanInternetDialUp.save</text:p>
          </table:table-cell>
          <table:table-cell office:value-type="string" calcext:value-type="string">
            <text:p>PengaturanInternetDialUp.md.save</text:p>
          </table:table-cell>
          <table:table-cell table:formula="of:=[.$B$361]&amp;[.B386]" office:value-type="string" office:string-value="/wiki/TimPengembang/Dokumentasi/Draf/PengaturanInternetDialUp.md.save" calcext:value-type="string">
            <text:p>/wiki/TimPengembang/Dokumentasi/Draf/PengaturanInternetDialUp.md.save</text:p>
          </table:table-cell>
          <table:table-cell table:formula="of:=&quot;[ &quot;&amp;[.A386]&amp;&quot; ](&quot;&amp;[.C386]&amp;&quot;)&quot;" office:value-type="string" office:string-value="[ PengaturanInternetDialUp.save ](/wiki/TimPengembang/Dokumentasi/Draf/PengaturanInternetDialUp.md.save)" calcext:value-type="string">
            <text:p>[ PengaturanInternetDialUp.save ](/wiki/TimPengembang/Dokumentasi/Draf/PengaturanInternetDialUp.md.save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Kelas/</text:p>
          </table:table-cell>
          <table:table-cell table:formula="of:=[.B388]" office:value-type="string" office:string-value="/wiki/TimPengembang/Dokumentasi/Kelas/" calcext:value-type="string">
            <text:p>/wiki/TimPengembang/Dokumentasi/Kelas/</text:p>
          </table:table-cell>
          <table:table-cell table:formula="of:=&quot;[ &quot;&amp;[.A388]&amp;&quot; ](&quot;&amp;[.C388]&amp;&quot;)&quot;" office:value-type="string" office:string-value="[ /wiki/TimPengembang/Dokumentasi/Kelas/ ](/wiki/TimPengembang/Dokumentasi/Kelas/)" calcext:value-type="string">
            <text:p>[ /wiki/TimPengembang/Dokumentasi/Kelas/ ](/wiki/TimPengembang/Dokumentasi/Kelas/)</text:p>
          </table:table-cell>
        </table:table-row>
        <table:table-row table:style-name="ro1">
          <table:table-cell office:value-type="string" calcext:value-type="string">
            <text:p>AgendaLokakarya1012PanduanPemaket</text:p>
          </table:table-cell>
          <table:table-cell office:value-type="string" calcext:value-type="string">
            <text:p>AgendaLokakarya1012PanduanPemaket.md</text:p>
          </table:table-cell>
          <table:table-cell table:formula="of:=[.$B$388]&amp;[.B389]" office:value-type="string" office:string-value="/wiki/TimPengembang/Dokumentasi/Kelas/AgendaLokakarya1012PanduanPemaket.md" calcext:value-type="string">
            <text:p>/wiki/TimPengembang/Dokumentasi/Kelas/AgendaLokakarya1012PanduanPemaket.md</text:p>
          </table:table-cell>
          <table:table-cell table:formula="of:=&quot;[ &quot;&amp;[.A389]&amp;&quot; ](&quot;&amp;[.C389]&amp;&quot;)&quot;" office:value-type="string" office:string-value="[ AgendaLokakarya1012PanduanPemaket ](/wiki/TimPengembang/Dokumentasi/Kelas/AgendaLokakarya1012PanduanPemaket.md)" calcext:value-type="string">
            <text:p>[ AgendaLokakarya1012PanduanPemaket ](/wiki/TimPengembang/Dokumentasi/Kelas/AgendaLokakarya1012PanduanPemaket.md)</text:p>
          </table:table-cell>
        </table:table-row>
        <table:table-row table:style-name="ro1">
          <table:table-cell office:value-type="string" calcext:value-type="string">
            <text:p>BlankOnUjiPenetrasi</text:p>
          </table:table-cell>
          <table:table-cell office:value-type="string" calcext:value-type="string">
            <text:p>BlankOnUjiPenetrasi.md</text:p>
          </table:table-cell>
          <table:table-cell table:formula="of:=[.$B$388]&amp;[.B390]" office:value-type="string" office:string-value="/wiki/TimPengembang/Dokumentasi/Kelas/BlankOnUjiPenetrasi.md" calcext:value-type="string">
            <text:p>/wiki/TimPengembang/Dokumentasi/Kelas/BlankOnUjiPenetrasi.md</text:p>
          </table:table-cell>
          <table:table-cell table:formula="of:=&quot;[ &quot;&amp;[.A390]&amp;&quot; ](&quot;&amp;[.C390]&amp;&quot;)&quot;" office:value-type="string" office:string-value="[ BlankOnUjiPenetrasi ](/wiki/TimPengembang/Dokumentasi/Kelas/BlankOnUjiPenetrasi.md)" calcext:value-type="string">
            <text:p>[ BlankOnUjiPenetrasi ](/wiki/TimPengembang/Dokumentasi/Kelas/BlankOnUjiPenetrasi.md)</text:p>
          </table:table-cell>
        </table:table-row>
        <table:table-row table:style-name="ro1">
          <table:table-cell office:value-type="string" calcext:value-type="string">
            <text:p>ContohMembuatRepositoryBlankon</text:p>
          </table:table-cell>
          <table:table-cell office:value-type="string" calcext:value-type="string">
            <text:p>ContohMembuatRepositoryBlankon.md</text:p>
          </table:table-cell>
          <table:table-cell table:formula="of:=[.$B$388]&amp;[.B391]" office:value-type="string" office:string-value="/wiki/TimPengembang/Dokumentasi/Kelas/ContohMembuatRepositoryBlankon.md" calcext:value-type="string">
            <text:p>/wiki/TimPengembang/Dokumentasi/Kelas/ContohMembuatRepositoryBlankon.md</text:p>
          </table:table-cell>
          <table:table-cell table:formula="of:=&quot;[ &quot;&amp;[.A391]&amp;&quot; ](&quot;&amp;[.C391]&amp;&quot;)&quot;" office:value-type="string" office:string-value="[ ContohMembuatRepositoryBlankon ](/wiki/TimPengembang/Dokumentasi/Kelas/ContohMembuatRepositoryBlankon.md)" calcext:value-type="string">
            <text:p>[ ContohMembuatRepositoryBlankon ](/wiki/TimPengembang/Dokumentasi/Kelas/ContohMembuatRepositoryBlankon.md)</text:p>
          </table:table-cell>
        </table:table-row>
        <table:table-row table:style-name="ro1">
          <table:table-cell office:value-type="string" calcext:value-type="string">
            <text:p>GelarLokakaryaPengembanganBlankOn</text:p>
          </table:table-cell>
          <table:table-cell office:value-type="string" calcext:value-type="string">
            <text:p>GelarLokakaryaPengembanganBlankOn.md</text:p>
          </table:table-cell>
          <table:table-cell table:formula="of:=[.$B$388]&amp;[.B392]" office:value-type="string" office:string-value="/wiki/TimPengembang/Dokumentasi/Kelas/GelarLokakaryaPengembanganBlankOn.md" calcext:value-type="string">
            <text:p>/wiki/TimPengembang/Dokumentasi/Kelas/GelarLokakaryaPengembanganBlankOn.md</text:p>
          </table:table-cell>
          <table:table-cell table:formula="of:=&quot;[ &quot;&amp;[.A392]&amp;&quot; ](&quot;&amp;[.C392]&amp;&quot;)&quot;" office:value-type="string" office:string-value="[ GelarLokakaryaPengembanganBlankOn ](/wiki/TimPengembang/Dokumentasi/Kelas/GelarLokakaryaPengembanganBlankOn.md)" calcext:value-type="string">
            <text:p>[ GelarLokakaryaPengembanganBlankOn ](/wiki/TimPengembang/Dokumentasi/Kelas/GelarLokakaryaPengembanganBlankOn.md)</text:p>
          </table:table-cell>
        </table:table-row>
        <table:table-row table:style-name="ro1">
          <table:table-cell office:value-type="string" calcext:value-type="string">
            <text:p>InstalasiBootloader</text:p>
          </table:table-cell>
          <table:table-cell office:value-type="string" calcext:value-type="string">
            <text:p>InstalasiBootloader.md</text:p>
          </table:table-cell>
          <table:table-cell table:formula="of:=[.$B$388]&amp;[.B393]" office:value-type="string" office:string-value="/wiki/TimPengembang/Dokumentasi/Kelas/InstalasiBootloader.md" calcext:value-type="string">
            <text:p>/wiki/TimPengembang/Dokumentasi/Kelas/InstalasiBootloader.md</text:p>
          </table:table-cell>
          <table:table-cell table:formula="of:=&quot;[ &quot;&amp;[.A393]&amp;&quot; ](&quot;&amp;[.C393]&amp;&quot;)&quot;" office:value-type="string" office:string-value="[ InstalasiBootloader ](/wiki/TimPengembang/Dokumentasi/Kelas/InstalasiBootloader.md)" calcext:value-type="string">
            <text:p>[ InstalasiBootloader ](/wiki/TimPengembang/Dokumentasi/Kelas/InstalasiBootloader.md)</text:p>
          </table:table-cell>
        </table:table-row>
        <table:table-row table:style-name="ro1">
          <table:table-cell office:value-type="string" calcext:value-type="string">
            <text:p>InstalasiKernel</text:p>
          </table:table-cell>
          <table:table-cell office:value-type="string" calcext:value-type="string">
            <text:p>InstalasiKernel.md</text:p>
          </table:table-cell>
          <table:table-cell table:formula="of:=[.$B$388]&amp;[.B394]" office:value-type="string" office:string-value="/wiki/TimPengembang/Dokumentasi/Kelas/InstalasiKernel.md" calcext:value-type="string">
            <text:p>/wiki/TimPengembang/Dokumentasi/Kelas/InstalasiKernel.md</text:p>
          </table:table-cell>
          <table:table-cell table:formula="of:=&quot;[ &quot;&amp;[.A394]&amp;&quot; ](&quot;&amp;[.C394]&amp;&quot;)&quot;" office:value-type="string" office:string-value="[ InstalasiKernel ](/wiki/TimPengembang/Dokumentasi/Kelas/InstalasiKernel.md)" calcext:value-type="string">
            <text:p>[ InstalasiKernel ](/wiki/TimPengembang/Dokumentasi/Kelas/InstalasiKernel.md)</text:p>
          </table:table-cell>
        </table:table-row>
        <table:table-row table:style-name="ro1">
          <table:table-cell office:value-type="string" calcext:value-type="string">
            <text:p>InstalasiPaketMeta</text:p>
          </table:table-cell>
          <table:table-cell office:value-type="string" calcext:value-type="string">
            <text:p>InstalasiPaketMeta.md</text:p>
          </table:table-cell>
          <table:table-cell table:formula="of:=[.$B$388]&amp;[.B395]" office:value-type="string" office:string-value="/wiki/TimPengembang/Dokumentasi/Kelas/InstalasiPaketMeta.md" calcext:value-type="string">
            <text:p>/wiki/TimPengembang/Dokumentasi/Kelas/InstalasiPaketMeta.md</text:p>
          </table:table-cell>
          <table:table-cell table:formula="of:=&quot;[ &quot;&amp;[.A395]&amp;&quot; ](&quot;&amp;[.C395]&amp;&quot;)&quot;" office:value-type="string" office:string-value="[ InstalasiPaketMeta ](/wiki/TimPengembang/Dokumentasi/Kelas/InstalasiPaketMeta.md)" calcext:value-type="string">
            <text:p>[ InstalasiPaketMeta ](/wiki/TimPengembang/Dokumentasi/Kelas/InstalasiPaketMeta.md)</text:p>
          </table:table-cell>
        </table:table-row>
        <table:table-row table:style-name="ro1">
          <table:table-cell office:value-type="string" calcext:value-type="string">
            <text:p>KelasDarat2009</text:p>
          </table:table-cell>
          <table:table-cell office:value-type="string" calcext:value-type="string">
            <text:p>KelasDarat2009.md</text:p>
          </table:table-cell>
          <table:table-cell table:formula="of:=[.$B$388]&amp;[.B396]" office:value-type="string" office:string-value="/wiki/TimPengembang/Dokumentasi/Kelas/KelasDarat2009.md" calcext:value-type="string">
            <text:p>/wiki/TimPengembang/Dokumentasi/Kelas/KelasDarat2009.md</text:p>
          </table:table-cell>
          <table:table-cell table:formula="of:=&quot;[ &quot;&amp;[.A396]&amp;&quot; ](&quot;&amp;[.C396]&amp;&quot;)&quot;" office:value-type="string" office:string-value="[ KelasDarat2009 ](/wiki/TimPengembang/Dokumentasi/Kelas/KelasDarat2009.md)" calcext:value-type="string">
            <text:p>[ KelasDarat2009 ](/wiki/TimPengembang/Dokumentasi/Kelas/KelasDarat2009.md)</text:p>
          </table:table-cell>
        </table:table-row>
        <table:table-row table:style-name="ro1">
          <table:table-cell office:value-type="string" calcext:value-type="string">
            <text:p>KelasGitDua</text:p>
          </table:table-cell>
          <table:table-cell office:value-type="string" calcext:value-type="string">
            <text:p>KelasGitDua.md</text:p>
          </table:table-cell>
          <table:table-cell table:formula="of:=[.$B$388]&amp;[.B397]" office:value-type="string" office:string-value="/wiki/TimPengembang/Dokumentasi/Kelas/KelasGitDua.md" calcext:value-type="string">
            <text:p>/wiki/TimPengembang/Dokumentasi/Kelas/KelasGitDua.md</text:p>
          </table:table-cell>
          <table:table-cell table:formula="of:=&quot;[ &quot;&amp;[.A397]&amp;&quot; ](&quot;&amp;[.C397]&amp;&quot;)&quot;" office:value-type="string" office:string-value="[ KelasGitDua ](/wiki/TimPengembang/Dokumentasi/Kelas/KelasGitDua.md)" calcext:value-type="string">
            <text:p>[ KelasGitDua ](/wiki/TimPengembang/Dokumentasi/Kelas/KelasGitDua.md)</text:p>
          </table:table-cell>
        </table:table-row>
        <table:table-row table:style-name="ro1">
          <table:table-cell office:value-type="string" calcext:value-type="string">
            <text:p>KelasGitSatu</text:p>
          </table:table-cell>
          <table:table-cell office:value-type="string" calcext:value-type="string">
            <text:p>KelasGitSatu.md</text:p>
          </table:table-cell>
          <table:table-cell table:formula="of:=[.$B$388]&amp;[.B398]" office:value-type="string" office:string-value="/wiki/TimPengembang/Dokumentasi/Kelas/KelasGitSatu.md" calcext:value-type="string">
            <text:p>/wiki/TimPengembang/Dokumentasi/Kelas/KelasGitSatu.md</text:p>
          </table:table-cell>
          <table:table-cell table:formula="of:=&quot;[ &quot;&amp;[.A398]&amp;&quot; ](&quot;&amp;[.C398]&amp;&quot;)&quot;" office:value-type="string" office:string-value="[ KelasGitSatu ](/wiki/TimPengembang/Dokumentasi/Kelas/KelasGitSatu.md)" calcext:value-type="string">
            <text:p>[ KelasGitSatu ](/wiki/TimPengembang/Dokumentasi/Kelas/KelasGitSatu.md)</text:p>
          </table:table-cell>
        </table:table-row>
        <table:table-row table:style-name="ro1">
          <table:table-cell office:value-type="string" calcext:value-type="string">
            <text:p>KelasPemaket070801</text:p>
          </table:table-cell>
          <table:table-cell office:value-type="string" calcext:value-type="string">
            <text:p>KelasPemaket070801.md</text:p>
          </table:table-cell>
          <table:table-cell table:formula="of:=[.$B$388]&amp;[.B399]" office:value-type="string" office:string-value="/wiki/TimPengembang/Dokumentasi/Kelas/KelasPemaket070801.md" calcext:value-type="string">
            <text:p>/wiki/TimPengembang/Dokumentasi/Kelas/KelasPemaket070801.md</text:p>
          </table:table-cell>
          <table:table-cell table:formula="of:=&quot;[ &quot;&amp;[.A399]&amp;&quot; ](&quot;&amp;[.C399]&amp;&quot;)&quot;" office:value-type="string" office:string-value="[ KelasPemaket070801 ](/wiki/TimPengembang/Dokumentasi/Kelas/KelasPemaket070801.md)" calcext:value-type="string">
            <text:p>[ KelasPemaket070801 ](/wiki/TimPengembang/Dokumentasi/Kelas/KelasPemaket070801.md)</text:p>
          </table:table-cell>
        </table:table-row>
        <table:table-row table:style-name="ro1">
          <table:table-cell office:value-type="string" calcext:value-type="string">
            <text:p>KelasPemaket070802</text:p>
          </table:table-cell>
          <table:table-cell office:value-type="string" calcext:value-type="string">
            <text:p>KelasPemaket070802.md</text:p>
          </table:table-cell>
          <table:table-cell table:formula="of:=[.$B$388]&amp;[.B400]" office:value-type="string" office:string-value="/wiki/TimPengembang/Dokumentasi/Kelas/KelasPemaket070802.md" calcext:value-type="string">
            <text:p>/wiki/TimPengembang/Dokumentasi/Kelas/KelasPemaket070802.md</text:p>
          </table:table-cell>
          <table:table-cell table:formula="of:=&quot;[ &quot;&amp;[.A400]&amp;&quot; ](&quot;&amp;[.C400]&amp;&quot;)&quot;" office:value-type="string" office:string-value="[ KelasPemaket070802 ](/wiki/TimPengembang/Dokumentasi/Kelas/KelasPemaket070802.md)" calcext:value-type="string">
            <text:p>[ KelasPemaket070802 ](/wiki/TimPengembang/Dokumentasi/Kelas/KelasPemaket070802.md)</text:p>
          </table:table-cell>
        </table:table-row>
        <table:table-row table:style-name="ro1">
          <table:table-cell office:value-type="string" calcext:value-type="string">
            <text:p>KelasPemaket080608</text:p>
          </table:table-cell>
          <table:table-cell office:value-type="string" calcext:value-type="string">
            <text:p>KelasPemaket080608.md</text:p>
          </table:table-cell>
          <table:table-cell table:formula="of:=[.$B$388]&amp;[.B401]" office:value-type="string" office:string-value="/wiki/TimPengembang/Dokumentasi/Kelas/KelasPemaket080608.md" calcext:value-type="string">
            <text:p>/wiki/TimPengembang/Dokumentasi/Kelas/KelasPemaket080608.md</text:p>
          </table:table-cell>
          <table:table-cell table:formula="of:=&quot;[ &quot;&amp;[.A401]&amp;&quot; ](&quot;&amp;[.C401]&amp;&quot;)&quot;" office:value-type="string" office:string-value="[ KelasPemaket080608 ](/wiki/TimPengembang/Dokumentasi/Kelas/KelasPemaket080608.md)" calcext:value-type="string">
            <text:p>[ KelasPemaket080608 ](/wiki/TimPengembang/Dokumentasi/Kelas/KelasPemaket080608.md)</text:p>
          </table:table-cell>
        </table:table-row>
        <table:table-row table:style-name="ro1">
          <table:table-cell office:value-type="string" calcext:value-type="string">
            <text:p>KelasPenyegaranPemaket2</text:p>
          </table:table-cell>
          <table:table-cell office:value-type="string" calcext:value-type="string">
            <text:p>KelasPenyegaranPemaket2.md</text:p>
          </table:table-cell>
          <table:table-cell table:formula="of:=[.$B$388]&amp;[.B402]" office:value-type="string" office:string-value="/wiki/TimPengembang/Dokumentasi/Kelas/KelasPenyegaranPemaket2.md" calcext:value-type="string">
            <text:p>/wiki/TimPengembang/Dokumentasi/Kelas/KelasPenyegaranPemaket2.md</text:p>
          </table:table-cell>
          <table:table-cell table:formula="of:=&quot;[ &quot;&amp;[.A402]&amp;&quot; ](&quot;&amp;[.C402]&amp;&quot;)&quot;" office:value-type="string" office:string-value="[ KelasPenyegaranPemaket2 ](/wiki/TimPengembang/Dokumentasi/Kelas/KelasPenyegaranPemaket2.md)" calcext:value-type="string">
            <text:p>[ KelasPenyegaranPemaket2 ](/wiki/TimPengembang/Dokumentasi/Kelas/KelasPenyegaranPemaket2.md)</text:p>
          </table:table-cell>
        </table:table-row>
        <table:table-row table:style-name="ro1">
          <table:table-cell office:value-type="string" calcext:value-type="string">
            <text:p>KelasPenyegaranPemaketan</text:p>
          </table:table-cell>
          <table:table-cell office:value-type="string" calcext:value-type="string">
            <text:p>KelasPenyegaranPemaketan.md</text:p>
          </table:table-cell>
          <table:table-cell table:formula="of:=[.$B$388]&amp;[.B403]" office:value-type="string" office:string-value="/wiki/TimPengembang/Dokumentasi/Kelas/KelasPenyegaranPemaketan.md" calcext:value-type="string">
            <text:p>/wiki/TimPengembang/Dokumentasi/Kelas/KelasPenyegaranPemaketan.md</text:p>
          </table:table-cell>
          <table:table-cell table:formula="of:=&quot;[ &quot;&amp;[.A403]&amp;&quot; ](&quot;&amp;[.C403]&amp;&quot;)&quot;" office:value-type="string" office:string-value="[ KelasPenyegaranPemaketan ](/wiki/TimPengembang/Dokumentasi/Kelas/KelasPenyegaranPemaketan.md)" calcext:value-type="string">
            <text:p>[ KelasPenyegaranPemaketan ](/wiki/TimPengembang/Dokumentasi/Kelas/KelasPenyegaranPemaketan.md)</text:p>
          </table:table-cell>
        </table:table-row>
        <table:table-row table:style-name="ro1">
          <table:table-cell office:value-type="string" calcext:value-type="string">
            <text:p>KelasPerkenalanLisensi070901</text:p>
          </table:table-cell>
          <table:table-cell office:value-type="string" calcext:value-type="string">
            <text:p>KelasPerkenalanLisensi070901.md</text:p>
          </table:table-cell>
          <table:table-cell table:formula="of:=[.$B$388]&amp;[.B404]" office:value-type="string" office:string-value="/wiki/TimPengembang/Dokumentasi/Kelas/KelasPerkenalanLisensi070901.md" calcext:value-type="string">
            <text:p>/wiki/TimPengembang/Dokumentasi/Kelas/KelasPerkenalanLisensi070901.md</text:p>
          </table:table-cell>
          <table:table-cell table:formula="of:=&quot;[ &quot;&amp;[.A404]&amp;&quot; ](&quot;&amp;[.C404]&amp;&quot;)&quot;" office:value-type="string" office:string-value="[ KelasPerkenalanLisensi070901 ](/wiki/TimPengembang/Dokumentasi/Kelas/KelasPerkenalanLisensi070901.md)" calcext:value-type="string">
            <text:p>[ KelasPerkenalanLisensi070901 ](/wiki/TimPengembang/Dokumentasi/Kelas/KelasPerkenalanLisensi070901.md)</text:p>
          </table:table-cell>
        </table:table-row>
        <table:table-row table:style-name="ro1">
          <table:table-cell office:value-type="string" calcext:value-type="string">
            <text:p>LogKelasPemaket20071823</text:p>
          </table:table-cell>
          <table:table-cell office:value-type="string" calcext:value-type="string">
            <text:p>LogKelasPemaket20071823.md</text:p>
          </table:table-cell>
          <table:table-cell table:formula="of:=[.$B$388]&amp;[.B405]" office:value-type="string" office:string-value="/wiki/TimPengembang/Dokumentasi/Kelas/LogKelasPemaket20071823.md" calcext:value-type="string">
            <text:p>/wiki/TimPengembang/Dokumentasi/Kelas/LogKelasPemaket20071823.md</text:p>
          </table:table-cell>
          <table:table-cell table:formula="of:=&quot;[ &quot;&amp;[.A405]&amp;&quot; ](&quot;&amp;[.C405]&amp;&quot;)&quot;" office:value-type="string" office:string-value="[ LogKelasPemaket20071823 ](/wiki/TimPengembang/Dokumentasi/Kelas/LogKelasPemaket20071823.md)" calcext:value-type="string">
            <text:p>[ LogKelasPemaket20071823 ](/wiki/TimPengembang/Dokumentasi/Kelas/LogKelasPemaket20071823.md)</text:p>
          </table:table-cell>
        </table:table-row>
        <table:table-row table:style-name="ro1">
          <table:table-cell office:value-type="string" calcext:value-type="string">
            <text:p>LogKelasPemaket20100408</text:p>
          </table:table-cell>
          <table:table-cell office:value-type="string" calcext:value-type="string">
            <text:p>LogKelasPemaket20100408.md</text:p>
          </table:table-cell>
          <table:table-cell table:formula="of:=[.$B$388]&amp;[.B406]" office:value-type="string" office:string-value="/wiki/TimPengembang/Dokumentasi/Kelas/LogKelasPemaket20100408.md" calcext:value-type="string">
            <text:p>/wiki/TimPengembang/Dokumentasi/Kelas/LogKelasPemaket20100408.md</text:p>
          </table:table-cell>
          <table:table-cell table:formula="of:=&quot;[ &quot;&amp;[.A406]&amp;&quot; ](&quot;&amp;[.C406]&amp;&quot;)&quot;" office:value-type="string" office:string-value="[ LogKelasPemaket20100408 ](/wiki/TimPengembang/Dokumentasi/Kelas/LogKelasPemaket20100408.md)" calcext:value-type="string">
            <text:p>[ LogKelasPemaket20100408 ](/wiki/TimPengembang/Dokumentasi/Kelas/LogKelasPemaket20100408.md)</text:p>
          </table:table-cell>
        </table:table-row>
        <table:table-row table:style-name="ro1">
          <table:table-cell office:value-type="string" calcext:value-type="string">
            <text:p>LogKelasPemaket20131008</text:p>
          </table:table-cell>
          <table:table-cell office:value-type="string" calcext:value-type="string">
            <text:p>LogKelasPemaket20131008.md</text:p>
          </table:table-cell>
          <table:table-cell table:formula="of:=[.$B$388]&amp;[.B407]" office:value-type="string" office:string-value="/wiki/TimPengembang/Dokumentasi/Kelas/LogKelasPemaket20131008.md" calcext:value-type="string">
            <text:p>/wiki/TimPengembang/Dokumentasi/Kelas/LogKelasPemaket20131008.md</text:p>
          </table:table-cell>
          <table:table-cell table:formula="of:=&quot;[ &quot;&amp;[.A407]&amp;&quot; ](&quot;&amp;[.C407]&amp;&quot;)&quot;" office:value-type="string" office:string-value="[ LogKelasPemaket20131008 ](/wiki/TimPengembang/Dokumentasi/Kelas/LogKelasPemaket20131008.md)" calcext:value-type="string">
            <text:p>[ LogKelasPemaket20131008 ](/wiki/TimPengembang/Dokumentasi/Kelas/LogKelasPemaket20131008.md)</text:p>
          </table:table-cell>
        </table:table-row>
        <table:table-row table:style-name="ro1">
          <table:table-cell office:value-type="string" calcext:value-type="string">
            <text:p>LogKelasPemaketBzr20091022</text:p>
          </table:table-cell>
          <table:table-cell office:value-type="string" calcext:value-type="string">
            <text:p>LogKelasPemaketBzr20091022.md</text:p>
          </table:table-cell>
          <table:table-cell table:formula="of:=[.$B$388]&amp;[.B408]" office:value-type="string" office:string-value="/wiki/TimPengembang/Dokumentasi/Kelas/LogKelasPemaketBzr20091022.md" calcext:value-type="string">
            <text:p>/wiki/TimPengembang/Dokumentasi/Kelas/LogKelasPemaketBzr20091022.md</text:p>
          </table:table-cell>
          <table:table-cell table:formula="of:=&quot;[ &quot;&amp;[.A408]&amp;&quot; ](&quot;&amp;[.C408]&amp;&quot;)&quot;" office:value-type="string" office:string-value="[ LogKelasPemaketBzr20091022 ](/wiki/TimPengembang/Dokumentasi/Kelas/LogKelasPemaketBzr20091022.md)" calcext:value-type="string">
            <text:p>[ LogKelasPemaketBzr20091022 ](/wiki/TimPengembang/Dokumentasi/Kelas/LogKelasPemaketBzr20091022.md)</text:p>
          </table:table-cell>
        </table:table-row>
        <table:table-row table:style-name="ro1">
          <table:table-cell office:value-type="string" calcext:value-type="string">
            <text:p>LokakaryaDasarJQuery</text:p>
          </table:table-cell>
          <table:table-cell office:value-type="string" calcext:value-type="string">
            <text:p>LokakaryaDasarJQuery.md</text:p>
          </table:table-cell>
          <table:table-cell table:formula="of:=[.$B$388]&amp;[.B409]" office:value-type="string" office:string-value="/wiki/TimPengembang/Dokumentasi/Kelas/LokakaryaDasarJQuery.md" calcext:value-type="string">
            <text:p>/wiki/TimPengembang/Dokumentasi/Kelas/LokakaryaDasarJQuery.md</text:p>
          </table:table-cell>
          <table:table-cell table:formula="of:=&quot;[ &quot;&amp;[.A409]&amp;&quot; ](&quot;&amp;[.C409]&amp;&quot;)&quot;" office:value-type="string" office:string-value="[ LokakaryaDasarJQuery ](/wiki/TimPengembang/Dokumentasi/Kelas/LokakaryaDasarJQuery.md)" calcext:value-type="string">
            <text:p>[ LokakaryaDasarJQuery ](/wiki/TimPengembang/Dokumentasi/Kelas/LokakaryaDasarJQuery.md)</text:p>
          </table:table-cell>
        </table:table-row>
        <table:table-row table:style-name="ro1">
          <table:table-cell office:value-type="string" calcext:value-type="string">
            <text:p>LokakaryaMenulisWiki</text:p>
          </table:table-cell>
          <table:table-cell office:value-type="string" calcext:value-type="string">
            <text:p>LokakaryaMenulisWiki.md</text:p>
          </table:table-cell>
          <table:table-cell table:formula="of:=[.$B$388]&amp;[.B410]" office:value-type="string" office:string-value="/wiki/TimPengembang/Dokumentasi/Kelas/LokakaryaMenulisWiki.md" calcext:value-type="string">
            <text:p>/wiki/TimPengembang/Dokumentasi/Kelas/LokakaryaMenulisWiki.md</text:p>
          </table:table-cell>
          <table:table-cell table:formula="of:=&quot;[ &quot;&amp;[.A410]&amp;&quot; ](&quot;&amp;[.C410]&amp;&quot;)&quot;" office:value-type="string" office:string-value="[ LokakaryaMenulisWiki ](/wiki/TimPengembang/Dokumentasi/Kelas/LokakaryaMenulisWiki.md)" calcext:value-type="string">
            <text:p>[ LokakaryaMenulisWiki ](/wiki/TimPengembang/Dokumentasi/Kelas/LokakaryaMenulisWiki.md)</text:p>
          </table:table-cell>
        </table:table-row>
        <table:table-row table:style-name="ro1">
          <table:table-cell office:value-type="string" calcext:value-type="string">
            <text:p>MembuatPallete</text:p>
          </table:table-cell>
          <table:table-cell office:value-type="string" calcext:value-type="string">
            <text:p>MembuatPallete.md</text:p>
          </table:table-cell>
          <table:table-cell table:formula="of:=[.$B$388]&amp;[.B411]" office:value-type="string" office:string-value="/wiki/TimPengembang/Dokumentasi/Kelas/MembuatPallete.md" calcext:value-type="string">
            <text:p>/wiki/TimPengembang/Dokumentasi/Kelas/MembuatPallete.md</text:p>
          </table:table-cell>
          <table:table-cell table:formula="of:=&quot;[ &quot;&amp;[.A411]&amp;&quot; ](&quot;&amp;[.C411]&amp;&quot;)&quot;" office:value-type="string" office:string-value="[ MembuatPallete ](/wiki/TimPengembang/Dokumentasi/Kelas/MembuatPallete.md)" calcext:value-type="string">
            <text:p>[ MembuatPallete ](/wiki/TimPengembang/Dokumentasi/Kelas/MembuatPallete.md)</text:p>
          </table:table-cell>
        </table:table-row>
        <table:table-row table:style-name="ro1">
          <table:table-cell office:value-type="string" calcext:value-type="string">
            <text:p>MembuatRepositoryBlankon</text:p>
          </table:table-cell>
          <table:table-cell office:value-type="string" calcext:value-type="string">
            <text:p>MembuatRepositoryBlankon.md</text:p>
          </table:table-cell>
          <table:table-cell table:formula="of:=[.$B$388]&amp;[.B412]" office:value-type="string" office:string-value="/wiki/TimPengembang/Dokumentasi/Kelas/MembuatRepositoryBlankon.md" calcext:value-type="string">
            <text:p>/wiki/TimPengembang/Dokumentasi/Kelas/MembuatRepositoryBlankon.md</text:p>
          </table:table-cell>
          <table:table-cell table:formula="of:=&quot;[ &quot;&amp;[.A412]&amp;&quot; ](&quot;&amp;[.C412]&amp;&quot;)&quot;" office:value-type="string" office:string-value="[ MembuatRepositoryBlankon ](/wiki/TimPengembang/Dokumentasi/Kelas/MembuatRepositoryBlankon.md)" calcext:value-type="string">
            <text:p>[ MembuatRepositoryBlankon ](/wiki/TimPengembang/Dokumentasi/Kelas/MembuatRepositoryBlankon.md)</text:p>
          </table:table-cell>
        </table:table-row>
        <table:table-row table:style-name="ro1">
          <table:table-cell office:value-type="string" calcext:value-type="string">
            <text:p>MembuatSquashfs</text:p>
          </table:table-cell>
          <table:table-cell office:value-type="string" calcext:value-type="string">
            <text:p>MembuatSquashfs.md</text:p>
          </table:table-cell>
          <table:table-cell table:formula="of:=[.$B$388]&amp;[.B413]" office:value-type="string" office:string-value="/wiki/TimPengembang/Dokumentasi/Kelas/MembuatSquashfs.md" calcext:value-type="string">
            <text:p>/wiki/TimPengembang/Dokumentasi/Kelas/MembuatSquashfs.md</text:p>
          </table:table-cell>
          <table:table-cell table:formula="of:=&quot;[ &quot;&amp;[.A413]&amp;&quot; ](&quot;&amp;[.C413]&amp;&quot;)&quot;" office:value-type="string" office:string-value="[ MembuatSquashfs ](/wiki/TimPengembang/Dokumentasi/Kelas/MembuatSquashfs.md)" calcext:value-type="string">
            <text:p>[ MembuatSquashfs ](/wiki/TimPengembang/Dokumentasi/Kelas/MembuatSquashfs.md)</text:p>
          </table:table-cell>
        </table:table-row>
        <table:table-row table:style-name="ro1">
          <table:table-cell office:value-type="string" calcext:value-type="string">
            <text:p>MengenalBerkasPadaDirektoriDebian</text:p>
          </table:table-cell>
          <table:table-cell office:value-type="string" calcext:value-type="string">
            <text:p>MengenalBerkasPadaDirektoriDebian.md</text:p>
          </table:table-cell>
          <table:table-cell table:formula="of:=[.$B$388]&amp;[.B414]" office:value-type="string" office:string-value="/wiki/TimPengembang/Dokumentasi/Kelas/MengenalBerkasPadaDirektoriDebian.md" calcext:value-type="string">
            <text:p>/wiki/TimPengembang/Dokumentasi/Kelas/MengenalBerkasPadaDirektoriDebian.md</text:p>
          </table:table-cell>
          <table:table-cell table:formula="of:=&quot;[ &quot;&amp;[.A414]&amp;&quot; ](&quot;&amp;[.C414]&amp;&quot;)&quot;" office:value-type="string" office:string-value="[ MengenalBerkasPadaDirektoriDebian ](/wiki/TimPengembang/Dokumentasi/Kelas/MengenalBerkasPadaDirektoriDebian.md)" calcext:value-type="string">
            <text:p>[ MengenalBerkasPadaDirektoriDebian ](/wiki/TimPengembang/Dokumentasi/Kelas/MengenalBerkasPadaDirektoriDebian.md)</text:p>
          </table:table-cell>
        </table:table-row>
        <table:table-row table:style-name="ro1">
          <table:table-cell office:value-type="string" calcext:value-type="string">
            <text:p>MengenalPerkakas</text:p>
          </table:table-cell>
          <table:table-cell office:value-type="string" calcext:value-type="string">
            <text:p>MengenalPerkakas.md</text:p>
          </table:table-cell>
          <table:table-cell table:formula="of:=[.$B$388]&amp;[.B415]" office:value-type="string" office:string-value="/wiki/TimPengembang/Dokumentasi/Kelas/MengenalPerkakas.md" calcext:value-type="string">
            <text:p>/wiki/TimPengembang/Dokumentasi/Kelas/MengenalPerkakas.md</text:p>
          </table:table-cell>
          <table:table-cell table:formula="of:=&quot;[ &quot;&amp;[.A415]&amp;&quot; ](&quot;&amp;[.C415]&amp;&quot;)&quot;" office:value-type="string" office:string-value="[ MengenalPerkakas ](/wiki/TimPengembang/Dokumentasi/Kelas/MengenalPerkakas.md)" calcext:value-type="string">
            <text:p>[ MengenalPerkakas ](/wiki/TimPengembang/Dokumentasi/Kelas/MengenalPerkakas.md)</text:p>
          </table:table-cell>
        </table:table-row>
        <table:table-row table:style-name="ro1">
          <table:table-cell office:value-type="string" calcext:value-type="string">
            <text:p>PemaketanKernel</text:p>
          </table:table-cell>
          <table:table-cell office:value-type="string" calcext:value-type="string">
            <text:p>PemaketanKernel.md</text:p>
          </table:table-cell>
          <table:table-cell table:formula="of:=[.$B$388]&amp;[.B416]" office:value-type="string" office:string-value="/wiki/TimPengembang/Dokumentasi/Kelas/PemaketanKernel.md" calcext:value-type="string">
            <text:p>/wiki/TimPengembang/Dokumentasi/Kelas/PemaketanKernel.md</text:p>
          </table:table-cell>
          <table:table-cell table:formula="of:=&quot;[ &quot;&amp;[.A416]&amp;&quot; ](&quot;&amp;[.C416]&amp;&quot;)&quot;" office:value-type="string" office:string-value="[ PemaketanKernel ](/wiki/TimPengembang/Dokumentasi/Kelas/PemaketanKernel.md)" calcext:value-type="string">
            <text:p>[ PemaketanKernel ](/wiki/TimPengembang/Dokumentasi/Kelas/PemaketanKernel.md)</text:p>
          </table:table-cell>
        </table:table-row>
        <table:table-row table:style-name="ro1">
          <table:table-cell office:value-type="string" calcext:value-type="string">
            <text:p>Pemaketan</text:p>
          </table:table-cell>
          <table:table-cell office:value-type="string" calcext:value-type="string">
            <text:p>Pemaketan.md</text:p>
          </table:table-cell>
          <table:table-cell table:formula="of:=[.$B$388]&amp;[.B417]" office:value-type="string" office:string-value="/wiki/TimPengembang/Dokumentasi/Kelas/Pemaketan.md" calcext:value-type="string">
            <text:p>/wiki/TimPengembang/Dokumentasi/Kelas/Pemaketan.md</text:p>
          </table:table-cell>
          <table:table-cell table:formula="of:=&quot;[ &quot;&amp;[.A417]&amp;&quot; ](&quot;&amp;[.C417]&amp;&quot;)&quot;" office:value-type="string" office:string-value="[ Pemaketan ](/wiki/TimPengembang/Dokumentasi/Kelas/Pemaketan.md)" calcext:value-type="string">
            <text:p>[ Pemaketan ](/wiki/TimPengembang/Dokumentasi/Kelas/Pemaketan.md)</text:p>
          </table:table-cell>
        </table:table-row>
        <table:table-row table:style-name="ro1">
          <table:table-cell office:value-type="string" calcext:value-type="string">
            <text:p>PembuatanISO</text:p>
          </table:table-cell>
          <table:table-cell office:value-type="string" calcext:value-type="string">
            <text:p>PembuatanISO.md</text:p>
          </table:table-cell>
          <table:table-cell table:formula="of:=[.$B$388]&amp;[.B418]" office:value-type="string" office:string-value="/wiki/TimPengembang/Dokumentasi/Kelas/PembuatanISO.md" calcext:value-type="string">
            <text:p>/wiki/TimPengembang/Dokumentasi/Kelas/PembuatanISO.md</text:p>
          </table:table-cell>
          <table:table-cell table:formula="of:=&quot;[ &quot;&amp;[.A418]&amp;&quot; ](&quot;&amp;[.C418]&amp;&quot;)&quot;" office:value-type="string" office:string-value="[ PembuatanISO ](/wiki/TimPengembang/Dokumentasi/Kelas/PembuatanISO.md)" calcext:value-type="string">
            <text:p>[ PembuatanISO ](/wiki/TimPengembang/Dokumentasi/Kelas/PembuatanISO.md)</text:p>
          </table:table-cell>
        </table:table-row>
        <table:table-row table:style-name="ro1">
          <table:table-cell office:value-type="string" calcext:value-type="string">
            <text:p>PenerjemahanAplikasi</text:p>
          </table:table-cell>
          <table:table-cell office:value-type="string" calcext:value-type="string">
            <text:p>PenerjemahanAplikasi.md</text:p>
          </table:table-cell>
          <table:table-cell table:formula="of:=[.$B$388]&amp;[.B419]" office:value-type="string" office:string-value="/wiki/TimPengembang/Dokumentasi/Kelas/PenerjemahanAplikasi.md" calcext:value-type="string">
            <text:p>/wiki/TimPengembang/Dokumentasi/Kelas/PenerjemahanAplikasi.md</text:p>
          </table:table-cell>
          <table:table-cell table:formula="of:=&quot;[ &quot;&amp;[.A419]&amp;&quot; ](&quot;&amp;[.C419]&amp;&quot;)&quot;" office:value-type="string" office:string-value="[ PenerjemahanAplikasi ](/wiki/TimPengembang/Dokumentasi/Kelas/PenerjemahanAplikasi.md)" calcext:value-type="string">
            <text:p>[ PenerjemahanAplikasi ](/wiki/TimPengembang/Dokumentasi/Kelas/PenerjemahanAplikasi.md)</text:p>
          </table:table-cell>
        </table:table-row>
        <table:table-row table:style-name="ro1">
          <table:table-cell office:value-type="string" calcext:value-type="string">
            <text:p>PenerjemahanTransifex</text:p>
          </table:table-cell>
          <table:table-cell office:value-type="string" calcext:value-type="string">
            <text:p>PenerjemahanTransifex.md</text:p>
          </table:table-cell>
          <table:table-cell table:formula="of:=[.$B$388]&amp;[.B420]" office:value-type="string" office:string-value="/wiki/TimPengembang/Dokumentasi/Kelas/PenerjemahanTransifex.md" calcext:value-type="string">
            <text:p>/wiki/TimPengembang/Dokumentasi/Kelas/PenerjemahanTransifex.md</text:p>
          </table:table-cell>
          <table:table-cell table:formula="of:=&quot;[ &quot;&amp;[.A420]&amp;&quot; ](&quot;&amp;[.C420]&amp;&quot;)&quot;" office:value-type="string" office:string-value="[ PenerjemahanTransifex ](/wiki/TimPengembang/Dokumentasi/Kelas/PenerjemahanTransifex.md)" calcext:value-type="string">
            <text:p>[ PenerjemahanTransifex ](/wiki/TimPengembang/Dokumentasi/Kelas/PenerjemahanTransifex.md)</text:p>
          </table:table-cell>
        </table:table-row>
        <table:table-row table:style-name="ro1">
          <table:table-cell office:value-type="string" calcext:value-type="string">
            <text:p>PengantarGit</text:p>
          </table:table-cell>
          <table:table-cell office:value-type="string" calcext:value-type="string">
            <text:p>PengantarGit.md</text:p>
          </table:table-cell>
          <table:table-cell table:formula="of:=[.$B$388]&amp;[.B421]" office:value-type="string" office:string-value="/wiki/TimPengembang/Dokumentasi/Kelas/PengantarGit.md" calcext:value-type="string">
            <text:p>/wiki/TimPengembang/Dokumentasi/Kelas/PengantarGit.md</text:p>
          </table:table-cell>
          <table:table-cell table:formula="of:=&quot;[ &quot;&amp;[.A421]&amp;&quot; ](&quot;&amp;[.C421]&amp;&quot;)&quot;" office:value-type="string" office:string-value="[ PengantarGit ](/wiki/TimPengembang/Dokumentasi/Kelas/PengantarGit.md)" calcext:value-type="string">
            <text:p>[ PengantarGit ](/wiki/TimPengembang/Dokumentasi/Kelas/PengantarGit.md)</text:p>
          </table:table-cell>
        </table:table-row>
        <table:table-row table:style-name="ro1">
          <table:table-cell office:value-type="string" calcext:value-type="string">
            <text:p>PenyiapanSistemDasar</text:p>
          </table:table-cell>
          <table:table-cell office:value-type="string" calcext:value-type="string">
            <text:p>PenyiapanSistemDasar.md</text:p>
          </table:table-cell>
          <table:table-cell table:formula="of:=[.$B$388]&amp;[.B422]" office:value-type="string" office:string-value="/wiki/TimPengembang/Dokumentasi/Kelas/PenyiapanSistemDasar.md" calcext:value-type="string">
            <text:p>/wiki/TimPengembang/Dokumentasi/Kelas/PenyiapanSistemDasar.md</text:p>
          </table:table-cell>
          <table:table-cell table:formula="of:=&quot;[ &quot;&amp;[.A422]&amp;&quot; ](&quot;&amp;[.C422]&amp;&quot;)&quot;" office:value-type="string" office:string-value="[ PenyiapanSistemDasar ](/wiki/TimPengembang/Dokumentasi/Kelas/PenyiapanSistemDasar.md)" calcext:value-type="string">
            <text:p>[ PenyiapanSistemDasar ](/wiki/TimPengembang/Dokumentasi/Kelas/PenyiapanSistemDasar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388]&amp;[.B423]" office:value-type="string" office:string-value="/wiki/TimPengembang/Dokumentasi/Kelas/README.md" calcext:value-type="string">
            <text:p>/wiki/TimPengembang/Dokumentasi/Kelas/README.md</text:p>
          </table:table-cell>
          <table:table-cell table:formula="of:=&quot;[ &quot;&amp;[.A423]&amp;&quot; ](&quot;&amp;[.C423]&amp;&quot;)&quot;" office:value-type="string" office:string-value="[ README ](/wiki/TimPengembang/Dokumentasi/Kelas/README.md)" calcext:value-type="string">
            <text:p>[ README ](/wiki/TimPengembang/Dokumentasi/Kelas/README.md)</text:p>
          </table:table-cell>
        </table:table-row>
        <table:table-row table:style-name="ro1">
          <table:table-cell office:value-type="string" calcext:value-type="string">
            <text:p>TataLaksanaDaya</text:p>
          </table:table-cell>
          <table:table-cell office:value-type="string" calcext:value-type="string">
            <text:p>TataLaksanaDaya.md</text:p>
          </table:table-cell>
          <table:table-cell table:formula="of:=[.$B$388]&amp;[.B424]" office:value-type="string" office:string-value="/wiki/TimPengembang/Dokumentasi/Kelas/TataLaksanaDaya.md" calcext:value-type="string">
            <text:p>/wiki/TimPengembang/Dokumentasi/Kelas/TataLaksanaDaya.md</text:p>
          </table:table-cell>
          <table:table-cell table:formula="of:=&quot;[ &quot;&amp;[.A424]&amp;&quot; ](&quot;&amp;[.C424]&amp;&quot;)&quot;" office:value-type="string" office:string-value="[ TataLaksanaDaya ](/wiki/TimPengembang/Dokumentasi/Kelas/TataLaksanaDaya.md)" calcext:value-type="string">
            <text:p>[ TataLaksanaDaya ](/wiki/TimPengembang/Dokumentasi/Kelas/TataLaksanaDaya.md)</text:p>
          </table:table-cell>
        </table:table-row>
        <table:table-row table:style-name="ro1">
          <table:table-cell table:number-columns-repeated="2" office:value-type="string" calcext:value-type="string">
            <text:p>CatatanKelasGit14Oktober2016.pdf</text:p>
          </table:table-cell>
          <table:table-cell table:formula="of:=[.$B$388]&amp;[.B425]" office:value-type="string" office:string-value="/wiki/TimPengembang/Dokumentasi/Kelas/CatatanKelasGit14Oktober2016.pdf" calcext:value-type="string">
            <text:p>/wiki/TimPengembang/Dokumentasi/Kelas/CatatanKelasGit14Oktober2016.pdf</text:p>
          </table:table-cell>
          <table:table-cell table:formula="of:=&quot;[ &quot;&amp;[.A425]&amp;&quot; ](&quot;&amp;[.C425]&amp;&quot;)&quot;" office:value-type="string" office:string-value="[ CatatanKelasGit14Oktober2016.pdf ](/wiki/TimPengembang/Dokumentasi/Kelas/CatatanKelasGit14Oktober2016.pdf)" calcext:value-type="string">
            <text:p>[ CatatanKelasGit14Oktober2016.pdf ](/wiki/TimPengembang/Dokumentasi/Kelas/CatatanKelasGit14Oktober2016.pdf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</text:p>
          </table:table-cell>
          <table:table-cell table:formula="of:=[.B427]" office:value-type="string" office:string-value="/wiki/TimPengembang/Dokumentasi/Panduan/" calcext:value-type="string">
            <text:p>/wiki/TimPengembang/Dokumentasi/Panduan/</text:p>
          </table:table-cell>
          <table:table-cell table:formula="of:=&quot;[ &quot;&amp;[.A427]&amp;&quot; ](&quot;&amp;[.C427]&amp;&quot;)&quot;" office:value-type="string" office:string-value="[ /wiki/TimPengembang/Dokumentasi/Panduan/ ](/wiki/TimPengembang/Dokumentasi/Panduan/)" calcext:value-type="string">
            <text:p>[ /wiki/TimPengembang/Dokumentasi/Panduan/ ](/wiki/TimPengembang/Dokumentasi/Panduan/)</text:p>
          </table:table-cell>
        </table:table-row>
        <table:table-row table:style-name="ro1">
          <table:table-cell table:number-columns-repeated="2" office:value-type="string" calcext:value-type="string">
            <text:p>PanduanAplikasi</text:p>
          </table:table-cell>
          <table:table-cell table:formula="of:=[.$B$427]&amp;[.B428]" office:value-type="string" office:string-value="/wiki/TimPengembang/Dokumentasi/Panduan/PanduanAplikasi" calcext:value-type="string">
            <text:p>/wiki/TimPengembang/Dokumentasi/Panduan/PanduanAplikasi</text:p>
          </table:table-cell>
          <table:table-cell table:formula="of:=&quot;[ &quot;&amp;[.A428]&amp;&quot; ](&quot;&amp;[.C428]&amp;&quot;)&quot;" office:value-type="string" office:string-value="[ PanduanAplikasi ](/wiki/TimPengembang/Dokumentasi/Panduan/PanduanAplikasi)" calcext:value-type="string">
            <text:p>[ PanduanAplikasi ](/wiki/TimPengembang/Dokumentasi/Panduan/PanduanAplikasi)</text:p>
          </table:table-cell>
        </table:table-row>
        <table:table-row table:style-name="ro1">
          <table:table-cell table:number-columns-repeated="2" office:value-type="string" calcext:value-type="string">
            <text:p>PanduanDistribusi</text:p>
          </table:table-cell>
          <table:table-cell table:formula="of:=[.$B$427]&amp;[.B429]" office:value-type="string" office:string-value="/wiki/TimPengembang/Dokumentasi/Panduan/PanduanDistribusi" calcext:value-type="string">
            <text:p>/wiki/TimPengembang/Dokumentasi/Panduan/PanduanDistribusi</text:p>
          </table:table-cell>
          <table:table-cell table:formula="of:=&quot;[ &quot;&amp;[.A429]&amp;&quot; ](&quot;&amp;[.C429]&amp;&quot;)&quot;" office:value-type="string" office:string-value="[ PanduanDistribusi ](/wiki/TimPengembang/Dokumentasi/Panduan/PanduanDistribusi)" calcext:value-type="string">
            <text:p>[ PanduanDistribusi ](/wiki/TimPengembang/Dokumentasi/Panduan/PanduanDistribusi)</text:p>
          </table:table-cell>
        </table:table-row>
        <table:table-row table:style-name="ro1">
          <table:table-cell table:number-columns-repeated="2" office:value-type="string" calcext:value-type="string">
            <text:p>PanduanInkscape</text:p>
          </table:table-cell>
          <table:table-cell table:formula="of:=[.$B$427]&amp;[.B430]" office:value-type="string" office:string-value="/wiki/TimPengembang/Dokumentasi/Panduan/PanduanInkscape" calcext:value-type="string">
            <text:p>/wiki/TimPengembang/Dokumentasi/Panduan/PanduanInkscape</text:p>
          </table:table-cell>
          <table:table-cell table:formula="of:=&quot;[ &quot;&amp;[.A430]&amp;&quot; ](&quot;&amp;[.C430]&amp;&quot;)&quot;" office:value-type="string" office:string-value="[ PanduanInkscape ](/wiki/TimPengembang/Dokumentasi/Panduan/PanduanInkscape)" calcext:value-type="string">
            <text:p>[ PanduanInkscape ](/wiki/TimPengembang/Dokumentasi/Panduan/PanduanInkscape)</text:p>
          </table:table-cell>
        </table:table-row>
        <table:table-row table:style-name="ro1">
          <table:table-cell table:number-columns-repeated="2" office:value-type="string" calcext:value-type="string">
            <text:p>PanduanPemutakhiran</text:p>
          </table:table-cell>
          <table:table-cell table:formula="of:=[.$B$427]&amp;[.B431]" office:value-type="string" office:string-value="/wiki/TimPengembang/Dokumentasi/Panduan/PanduanPemutakhiran" calcext:value-type="string">
            <text:p>/wiki/TimPengembang/Dokumentasi/Panduan/PanduanPemutakhiran</text:p>
          </table:table-cell>
          <table:table-cell table:formula="of:=&quot;[ &quot;&amp;[.A431]&amp;&quot; ](&quot;&amp;[.C431]&amp;&quot;)&quot;" office:value-type="string" office:string-value="[ PanduanPemutakhiran ](/wiki/TimPengembang/Dokumentasi/Panduan/PanduanPemutakhiran)" calcext:value-type="string">
            <text:p>[ PanduanPemutakhiran ](/wiki/TimPengembang/Dokumentasi/Panduan/PanduanPemutakhiran)</text:p>
          </table:table-cell>
        </table:table-row>
        <table:table-row table:style-name="ro1">
          <table:table-cell table:number-columns-repeated="2" office:value-type="string" calcext:value-type="string">
            <text:p>PanduanWiki</text:p>
          </table:table-cell>
          <table:table-cell table:formula="of:=[.$B$427]&amp;[.B432]" office:value-type="string" office:string-value="/wiki/TimPengembang/Dokumentasi/Panduan/PanduanWiki" calcext:value-type="string">
            <text:p>/wiki/TimPengembang/Dokumentasi/Panduan/PanduanWiki</text:p>
          </table:table-cell>
          <table:table-cell table:formula="of:=&quot;[ &quot;&amp;[.A432]&amp;&quot; ](&quot;&amp;[.C432]&amp;&quot;)&quot;" office:value-type="string" office:string-value="[ PanduanWiki ](/wiki/TimPengembang/Dokumentasi/Panduan/PanduanWiki)" calcext:value-type="string">
            <text:p>[ PanduanWiki ](/wiki/TimPengembang/Dokumentasi/Panduan/PanduanWiki)</text:p>
          </table:table-cell>
        </table:table-row>
        <table:table-row table:style-name="ro1">
          <table:table-cell table:number-columns-repeated="2" office:value-type="string" calcext:value-type="string">
            <text:p>Pengguna</text:p>
          </table:table-cell>
          <table:table-cell table:formula="of:=[.$B$427]&amp;[.B433]" office:value-type="string" office:string-value="/wiki/TimPengembang/Dokumentasi/Panduan/Pengguna" calcext:value-type="string">
            <text:p>/wiki/TimPengembang/Dokumentasi/Panduan/Pengguna</text:p>
          </table:table-cell>
          <table:table-cell table:formula="of:=&quot;[ &quot;&amp;[.A433]&amp;&quot; ](&quot;&amp;[.C433]&amp;&quot;)&quot;" office:value-type="string" office:string-value="[ Pengguna ](/wiki/TimPengembang/Dokumentasi/Panduan/Pengguna)" calcext:value-type="string">
            <text:p>[ Pengguna ](/wiki/TimPengembang/Dokumentasi/Panduan/Pengguna)</text:p>
          </table:table-cell>
        </table:table-row>
        <table:table-row table:style-name="ro1">
          <table:table-cell office:value-type="string" calcext:value-type="string">
            <text:p>ArsipPanduanBlankOn</text:p>
          </table:table-cell>
          <table:table-cell office:value-type="string" calcext:value-type="string">
            <text:p>ArsipPanduanBlankOn.md</text:p>
          </table:table-cell>
          <table:table-cell table:formula="of:=[.$B$427]&amp;[.B434]" office:value-type="string" office:string-value="/wiki/TimPengembang/Dokumentasi/Panduan/ArsipPanduanBlankOn.md" calcext:value-type="string">
            <text:p>/wiki/TimPengembang/Dokumentasi/Panduan/ArsipPanduanBlankOn.md</text:p>
          </table:table-cell>
          <table:table-cell table:formula="of:=&quot;[ &quot;&amp;[.A434]&amp;&quot; ](&quot;&amp;[.C434]&amp;&quot;)&quot;" office:value-type="string" office:string-value="[ ArsipPanduanBlankOn ](/wiki/TimPengembang/Dokumentasi/Panduan/ArsipPanduanBlankOn.md)" calcext:value-type="string">
            <text:p>[ ArsipPanduanBlankOn ](/wiki/TimPengembang/Dokumentasi/Panduan/ArsipPanduanBlankOn.md)</text:p>
          </table:table-cell>
        </table:table-row>
        <table:table-row table:style-name="ro1">
          <table:table-cell office:value-type="string" calcext:value-type="string">
            <text:p>ArsipProyekBukuBlankOn3</text:p>
          </table:table-cell>
          <table:table-cell office:value-type="string" calcext:value-type="string">
            <text:p>ArsipProyekBukuBlankOn3.md</text:p>
          </table:table-cell>
          <table:table-cell table:formula="of:=[.$B$427]&amp;[.B435]" office:value-type="string" office:string-value="/wiki/TimPengembang/Dokumentasi/Panduan/ArsipProyekBukuBlankOn3.md" calcext:value-type="string">
            <text:p>/wiki/TimPengembang/Dokumentasi/Panduan/ArsipProyekBukuBlankOn3.md</text:p>
          </table:table-cell>
          <table:table-cell table:formula="of:=&quot;[ &quot;&amp;[.A435]&amp;&quot; ](&quot;&amp;[.C435]&amp;&quot;)&quot;" office:value-type="string" office:string-value="[ ArsipProyekBukuBlankOn3 ](/wiki/TimPengembang/Dokumentasi/Panduan/ArsipProyekBukuBlankOn3.md)" calcext:value-type="string">
            <text:p>[ ArsipProyekBukuBlankOn3 ](/wiki/TimPengembang/Dokumentasi/Panduan/ArsipProyekBukuBlankOn3.md)</text:p>
          </table:table-cell>
        </table:table-row>
        <table:table-row table:style-name="ro1">
          <table:table-cell office:value-type="string" calcext:value-type="string">
            <text:p>BantuanPengembang</text:p>
          </table:table-cell>
          <table:table-cell office:value-type="string" calcext:value-type="string">
            <text:p>BantuanPengembang.md</text:p>
          </table:table-cell>
          <table:table-cell table:formula="of:=[.$B$427]&amp;[.B436]" office:value-type="string" office:string-value="/wiki/TimPengembang/Dokumentasi/Panduan/BantuanPengembang.md" calcext:value-type="string">
            <text:p>/wiki/TimPengembang/Dokumentasi/Panduan/BantuanPengembang.md</text:p>
          </table:table-cell>
          <table:table-cell table:formula="of:=&quot;[ &quot;&amp;[.A436]&amp;&quot; ](&quot;&amp;[.C436]&amp;&quot;)&quot;" office:value-type="string" office:string-value="[ BantuanPengembang ](/wiki/TimPengembang/Dokumentasi/Panduan/BantuanPengembang.md)" calcext:value-type="string">
            <text:p>[ BantuanPengembang ](/wiki/TimPengembang/Dokumentasi/Panduan/BantuanPengembang.md)</text:p>
          </table:table-cell>
        </table:table-row>
        <table:table-row table:style-name="ro1">
          <table:table-cell office:value-type="string" calcext:value-type="string">
            <text:p>BantuanPengguna</text:p>
          </table:table-cell>
          <table:table-cell office:value-type="string" calcext:value-type="string">
            <text:p>BantuanPengguna.md</text:p>
          </table:table-cell>
          <table:table-cell table:formula="of:=[.$B$427]&amp;[.B437]" office:value-type="string" office:string-value="/wiki/TimPengembang/Dokumentasi/Panduan/BantuanPengguna.md" calcext:value-type="string">
            <text:p>/wiki/TimPengembang/Dokumentasi/Panduan/BantuanPengguna.md</text:p>
          </table:table-cell>
          <table:table-cell table:formula="of:=&quot;[ &quot;&amp;[.A437]&amp;&quot; ](&quot;&amp;[.C437]&amp;&quot;)&quot;" office:value-type="string" office:string-value="[ BantuanPengguna ](/wiki/TimPengembang/Dokumentasi/Panduan/BantuanPengguna.md)" calcext:value-type="string">
            <text:p>[ BantuanPengguna ](/wiki/TimPengembang/Dokumentasi/Panduan/BantuanPengguna.md)</text:p>
          </table:table-cell>
        </table:table-row>
        <table:table-row table:style-name="ro1">
          <table:table-cell office:value-type="string" calcext:value-type="string">
            <text:p>Buku</text:p>
          </table:table-cell>
          <table:table-cell office:value-type="string" calcext:value-type="string">
            <text:p>Buku.md</text:p>
          </table:table-cell>
          <table:table-cell table:formula="of:=[.$B$427]&amp;[.B438]" office:value-type="string" office:string-value="/wiki/TimPengembang/Dokumentasi/Panduan/Buku.md" calcext:value-type="string">
            <text:p>/wiki/TimPengembang/Dokumentasi/Panduan/Buku.md</text:p>
          </table:table-cell>
          <table:table-cell table:formula="of:=&quot;[ &quot;&amp;[.A438]&amp;&quot; ](&quot;&amp;[.C438]&amp;&quot;)&quot;" office:value-type="string" office:string-value="[ Buku ](/wiki/TimPengembang/Dokumentasi/Panduan/Buku.md)" calcext:value-type="string">
            <text:p>[ Buku ](/wiki/TimPengembang/Dokumentasi/Panduan/Buku.md)</text:p>
          </table:table-cell>
        </table:table-row>
        <table:table-row table:style-name="ro1">
          <table:table-cell office:value-type="string" calcext:value-type="string">
            <text:p>CdDvdBurning</text:p>
          </table:table-cell>
          <table:table-cell office:value-type="string" calcext:value-type="string">
            <text:p>CdDvdBurning.md</text:p>
          </table:table-cell>
          <table:table-cell table:formula="of:=[.$B$427]&amp;[.B439]" office:value-type="string" office:string-value="/wiki/TimPengembang/Dokumentasi/Panduan/CdDvdBurning.md" calcext:value-type="string">
            <text:p>/wiki/TimPengembang/Dokumentasi/Panduan/CdDvdBurning.md</text:p>
          </table:table-cell>
          <table:table-cell table:formula="of:=&quot;[ &quot;&amp;[.A439]&amp;&quot; ](&quot;&amp;[.C439]&amp;&quot;)&quot;" office:value-type="string" office:string-value="[ CdDvdBurning ](/wiki/TimPengembang/Dokumentasi/Panduan/CdDvdBurning.md)" calcext:value-type="string">
            <text:p>[ CdDvdBurning ](/wiki/TimPengembang/Dokumentasi/Panduan/CdDvdBurning.md)</text:p>
          </table:table-cell>
        </table:table-row>
        <table:table-row table:style-name="ro1">
          <table:table-cell office:value-type="string" calcext:value-type="string">
            <text:p>MemutusRangkaianKetergantungan</text:p>
          </table:table-cell>
          <table:table-cell office:value-type="string" calcext:value-type="string">
            <text:p>MemutusRangkaianKetergantungan.md</text:p>
          </table:table-cell>
          <table:table-cell table:formula="of:=[.$B$427]&amp;[.B440]" office:value-type="string" office:string-value="/wiki/TimPengembang/Dokumentasi/Panduan/MemutusRangkaianKetergantungan.md" calcext:value-type="string">
            <text:p>/wiki/TimPengembang/Dokumentasi/Panduan/MemutusRangkaianKetergantungan.md</text:p>
          </table:table-cell>
          <table:table-cell table:formula="of:=&quot;[ &quot;&amp;[.A440]&amp;&quot; ](&quot;&amp;[.C440]&amp;&quot;)&quot;" office:value-type="string" office:string-value="[ MemutusRangkaianKetergantungan ](/wiki/TimPengembang/Dokumentasi/Panduan/MemutusRangkaianKetergantungan.md)" calcext:value-type="string">
            <text:p>[ MemutusRangkaianKetergantungan ](/wiki/TimPengembang/Dokumentasi/Panduan/MemutusRangkaianKetergantungan.md)</text:p>
          </table:table-cell>
        </table:table-row>
        <table:table-row table:style-name="ro1">
          <table:table-cell office:value-type="string" calcext:value-type="string">
            <text:p>Panduan5</text:p>
          </table:table-cell>
          <table:table-cell office:value-type="string" calcext:value-type="string">
            <text:p>Panduan5.md</text:p>
          </table:table-cell>
          <table:table-cell table:formula="of:=[.$B$427]&amp;[.B441]" office:value-type="string" office:string-value="/wiki/TimPengembang/Dokumentasi/Panduan/Panduan5.md" calcext:value-type="string">
            <text:p>/wiki/TimPengembang/Dokumentasi/Panduan/Panduan5.md</text:p>
          </table:table-cell>
          <table:table-cell table:formula="of:=&quot;[ &quot;&amp;[.A441]&amp;&quot; ](&quot;&amp;[.C441]&amp;&quot;)&quot;" office:value-type="string" office:string-value="[ Panduan5 ](/wiki/TimPengembang/Dokumentasi/Panduan/Panduan5.md)" calcext:value-type="string">
            <text:p>[ Panduan5 ](/wiki/TimPengembang/Dokumentasi/Panduan/Panduan5.md)</text:p>
          </table:table-cell>
        </table:table-row>
        <table:table-row table:style-name="ro1">
          <table:table-cell office:value-type="string" calcext:value-type="string">
            <text:p>Panduan6</text:p>
          </table:table-cell>
          <table:table-cell office:value-type="string" calcext:value-type="string">
            <text:p>Panduan6.md</text:p>
          </table:table-cell>
          <table:table-cell table:formula="of:=[.$B$427]&amp;[.B442]" office:value-type="string" office:string-value="/wiki/TimPengembang/Dokumentasi/Panduan/Panduan6.md" calcext:value-type="string">
            <text:p>/wiki/TimPengembang/Dokumentasi/Panduan/Panduan6.md</text:p>
          </table:table-cell>
          <table:table-cell table:formula="of:=&quot;[ &quot;&amp;[.A442]&amp;&quot; ](&quot;&amp;[.C442]&amp;&quot;)&quot;" office:value-type="string" office:string-value="[ Panduan6 ](/wiki/TimPengembang/Dokumentasi/Panduan/Panduan6.md)" calcext:value-type="string">
            <text:p>[ Panduan6 ](/wiki/TimPengembang/Dokumentasi/Panduan/Panduan6.md)</text:p>
          </table:table-cell>
        </table:table-row>
        <table:table-row table:style-name="ro1">
          <table:table-cell office:value-type="string" calcext:value-type="string">
            <text:p>Panduan7</text:p>
          </table:table-cell>
          <table:table-cell office:value-type="string" calcext:value-type="string">
            <text:p>Panduan7.md</text:p>
          </table:table-cell>
          <table:table-cell table:formula="of:=[.$B$427]&amp;[.B443]" office:value-type="string" office:string-value="/wiki/TimPengembang/Dokumentasi/Panduan/Panduan7.md" calcext:value-type="string">
            <text:p>/wiki/TimPengembang/Dokumentasi/Panduan/Panduan7.md</text:p>
          </table:table-cell>
          <table:table-cell table:formula="of:=&quot;[ &quot;&amp;[.A443]&amp;&quot; ](&quot;&amp;[.C443]&amp;&quot;)&quot;" office:value-type="string" office:string-value="[ Panduan7 ](/wiki/TimPengembang/Dokumentasi/Panduan/Panduan7.md)" calcext:value-type="string">
            <text:p>[ Panduan7 ](/wiki/TimPengembang/Dokumentasi/Panduan/Panduan7.md)</text:p>
          </table:table-cell>
        </table:table-row>
        <table:table-row table:style-name="ro1">
          <table:table-cell office:value-type="string" calcext:value-type="string">
            <text:p>Panduan8</text:p>
          </table:table-cell>
          <table:table-cell office:value-type="string" calcext:value-type="string">
            <text:p>Panduan8.md</text:p>
          </table:table-cell>
          <table:table-cell table:formula="of:=[.$B$427]&amp;[.B444]" office:value-type="string" office:string-value="/wiki/TimPengembang/Dokumentasi/Panduan/Panduan8.md" calcext:value-type="string">
            <text:p>/wiki/TimPengembang/Dokumentasi/Panduan/Panduan8.md</text:p>
          </table:table-cell>
          <table:table-cell table:formula="of:=&quot;[ &quot;&amp;[.A444]&amp;&quot; ](&quot;&amp;[.C444]&amp;&quot;)&quot;" office:value-type="string" office:string-value="[ Panduan8 ](/wiki/TimPengembang/Dokumentasi/Panduan/Panduan8.md)" calcext:value-type="string">
            <text:p>[ Panduan8 ](/wiki/TimPengembang/Dokumentasi/Panduan/Panduan8.md)</text:p>
          </table:table-cell>
        </table:table-row>
        <table:table-row table:style-name="ro1">
          <table:table-cell office:value-type="string" calcext:value-type="string">
            <text:p>PanduanApaItuBlankOn</text:p>
          </table:table-cell>
          <table:table-cell office:value-type="string" calcext:value-type="string">
            <text:p>PanduanApaItuBlankOn.md</text:p>
          </table:table-cell>
          <table:table-cell table:formula="of:=[.$B$427]&amp;[.B445]" office:value-type="string" office:string-value="/wiki/TimPengembang/Dokumentasi/Panduan/PanduanApaItuBlankOn.md" calcext:value-type="string">
            <text:p>/wiki/TimPengembang/Dokumentasi/Panduan/PanduanApaItuBlankOn.md</text:p>
          </table:table-cell>
          <table:table-cell table:formula="of:=&quot;[ &quot;&amp;[.A445]&amp;&quot; ](&quot;&amp;[.C445]&amp;&quot;)&quot;" office:value-type="string" office:string-value="[ PanduanApaItuBlankOn ](/wiki/TimPengembang/Dokumentasi/Panduan/PanduanApaItuBlankOn.md)" calcext:value-type="string">
            <text:p>[ PanduanApaItuBlankOn ](/wiki/TimPengembang/Dokumentasi/Panduan/PanduanApaItuBlankOn.md)</text:p>
          </table:table-cell>
        </table:table-row>
        <table:table-row table:style-name="ro1">
          <table:table-cell office:value-type="string" calcext:value-type="string">
            <text:p>PanduanAplikasiGrafis</text:p>
          </table:table-cell>
          <table:table-cell office:value-type="string" calcext:value-type="string">
            <text:p>PanduanAplikasiGrafis.md</text:p>
          </table:table-cell>
          <table:table-cell table:formula="of:=[.$B$427]&amp;[.B446]" office:value-type="string" office:string-value="/wiki/TimPengembang/Dokumentasi/Panduan/PanduanAplikasiGrafis.md" calcext:value-type="string">
            <text:p>/wiki/TimPengembang/Dokumentasi/Panduan/PanduanAplikasiGrafis.md</text:p>
          </table:table-cell>
          <table:table-cell table:formula="of:=&quot;[ &quot;&amp;[.A446]&amp;&quot; ](&quot;&amp;[.C446]&amp;&quot;)&quot;" office:value-type="string" office:string-value="[ PanduanAplikasiGrafis ](/wiki/TimPengembang/Dokumentasi/Panduan/PanduanAplikasiGrafis.md)" calcext:value-type="string">
            <text:p>[ PanduanAplikasiGrafis ](/wiki/TimPengembang/Dokumentasi/Panduan/PanduanAplikasiGrafis.md)</text:p>
          </table:table-cell>
        </table:table-row>
        <table:table-row table:style-name="ro1">
          <table:table-cell office:value-type="string" calcext:value-type="string">
            <text:p>PanduanAplikasi</text:p>
          </table:table-cell>
          <table:table-cell office:value-type="string" calcext:value-type="string">
            <text:p>PanduanAplikasi.md</text:p>
          </table:table-cell>
          <table:table-cell table:formula="of:=[.$B$427]&amp;[.B447]" office:value-type="string" office:string-value="/wiki/TimPengembang/Dokumentasi/Panduan/PanduanAplikasi.md" calcext:value-type="string">
            <text:p>/wiki/TimPengembang/Dokumentasi/Panduan/PanduanAplikasi.md</text:p>
          </table:table-cell>
          <table:table-cell table:formula="of:=&quot;[ &quot;&amp;[.A447]&amp;&quot; ](&quot;&amp;[.C447]&amp;&quot;)&quot;" office:value-type="string" office:string-value="[ PanduanAplikasi ](/wiki/TimPengembang/Dokumentasi/Panduan/PanduanAplikasi.md)" calcext:value-type="string">
            <text:p>[ PanduanAplikasi ](/wiki/TimPengembang/Dokumentasi/Panduan/PanduanAplikasi.md)</text:p>
          </table:table-cell>
        </table:table-row>
        <table:table-row table:style-name="ro1">
          <table:table-cell office:value-type="string" calcext:value-type="string">
            <text:p>PanduanBlankOn</text:p>
          </table:table-cell>
          <table:table-cell office:value-type="string" calcext:value-type="string">
            <text:p>PanduanBlankOn.md</text:p>
          </table:table-cell>
          <table:table-cell table:formula="of:=[.$B$427]&amp;[.B448]" office:value-type="string" office:string-value="/wiki/TimPengembang/Dokumentasi/Panduan/PanduanBlankOn.md" calcext:value-type="string">
            <text:p>/wiki/TimPengembang/Dokumentasi/Panduan/PanduanBlankOn.md</text:p>
          </table:table-cell>
          <table:table-cell table:formula="of:=&quot;[ &quot;&amp;[.A448]&amp;&quot; ](&quot;&amp;[.C448]&amp;&quot;)&quot;" office:value-type="string" office:string-value="[ PanduanBlankOn ](/wiki/TimPengembang/Dokumentasi/Panduan/PanduanBlankOn.md)" calcext:value-type="string">
            <text:p>[ PanduanBlankOn ](/wiki/TimPengembang/Dokumentasi/Panduan/PanduanBlankOn.md)</text:p>
          </table:table-cell>
        </table:table-row>
        <table:table-row table:style-name="ro1">
          <table:table-cell office:value-type="string" calcext:value-type="string">
            <text:p>PanduanChromium</text:p>
          </table:table-cell>
          <table:table-cell office:value-type="string" calcext:value-type="string">
            <text:p>PanduanChromium.md</text:p>
          </table:table-cell>
          <table:table-cell table:formula="of:=[.$B$427]&amp;[.B449]" office:value-type="string" office:string-value="/wiki/TimPengembang/Dokumentasi/Panduan/PanduanChromium.md" calcext:value-type="string">
            <text:p>/wiki/TimPengembang/Dokumentasi/Panduan/PanduanChromium.md</text:p>
          </table:table-cell>
          <table:table-cell table:formula="of:=&quot;[ &quot;&amp;[.A449]&amp;&quot; ](&quot;&amp;[.C449]&amp;&quot;)&quot;" office:value-type="string" office:string-value="[ PanduanChromium ](/wiki/TimPengembang/Dokumentasi/Panduan/PanduanChromium.md)" calcext:value-type="string">
            <text:p>[ PanduanChromium ](/wiki/TimPengembang/Dokumentasi/Panduan/PanduanChromium.md)</text:p>
          </table:table-cell>
        </table:table-row>
        <table:table-row table:style-name="ro1">
          <table:table-cell office:value-type="string" calcext:value-type="string">
            <text:p>PanduanDestopBlankOn</text:p>
          </table:table-cell>
          <table:table-cell office:value-type="string" calcext:value-type="string">
            <text:p>PanduanDestopBlankOn.md</text:p>
          </table:table-cell>
          <table:table-cell table:formula="of:=[.$B$427]&amp;[.B450]" office:value-type="string" office:string-value="/wiki/TimPengembang/Dokumentasi/Panduan/PanduanDestopBlankOn.md" calcext:value-type="string">
            <text:p>/wiki/TimPengembang/Dokumentasi/Panduan/PanduanDestopBlankOn.md</text:p>
          </table:table-cell>
          <table:table-cell table:formula="of:=&quot;[ &quot;&amp;[.A450]&amp;&quot; ](&quot;&amp;[.C450]&amp;&quot;)&quot;" office:value-type="string" office:string-value="[ PanduanDestopBlankOn ](/wiki/TimPengembang/Dokumentasi/Panduan/PanduanDestopBlankOn.md)" calcext:value-type="string">
            <text:p>[ PanduanDestopBlankOn ](/wiki/TimPengembang/Dokumentasi/Panduan/PanduanDestopBlankOn.md)</text:p>
          </table:table-cell>
        </table:table-row>
        <table:table-row table:style-name="ro1">
          <table:table-cell office:value-type="string" calcext:value-type="string">
            <text:p>PanduanFlashplayer</text:p>
          </table:table-cell>
          <table:table-cell office:value-type="string" calcext:value-type="string">
            <text:p>PanduanFlashplayer.md</text:p>
          </table:table-cell>
          <table:table-cell table:formula="of:=[.$B$427]&amp;[.B451]" office:value-type="string" office:string-value="/wiki/TimPengembang/Dokumentasi/Panduan/PanduanFlashplayer.md" calcext:value-type="string">
            <text:p>/wiki/TimPengembang/Dokumentasi/Panduan/PanduanFlashplayer.md</text:p>
          </table:table-cell>
          <table:table-cell table:formula="of:=&quot;[ &quot;&amp;[.A451]&amp;&quot; ](&quot;&amp;[.C451]&amp;&quot;)&quot;" office:value-type="string" office:string-value="[ PanduanFlashplayer ](/wiki/TimPengembang/Dokumentasi/Panduan/PanduanFlashplayer.md)" calcext:value-type="string">
            <text:p>[ PanduanFlashplayer ](/wiki/TimPengembang/Dokumentasi/Panduan/PanduanFlashplayer.md)</text:p>
          </table:table-cell>
        </table:table-row>
        <table:table-row table:style-name="ro1">
          <table:table-cell office:value-type="string" calcext:value-type="string">
            <text:p>PanduanInternet</text:p>
          </table:table-cell>
          <table:table-cell office:value-type="string" calcext:value-type="string">
            <text:p>PanduanInternet.md</text:p>
          </table:table-cell>
          <table:table-cell table:formula="of:=[.$B$427]&amp;[.B452]" office:value-type="string" office:string-value="/wiki/TimPengembang/Dokumentasi/Panduan/PanduanInternet.md" calcext:value-type="string">
            <text:p>/wiki/TimPengembang/Dokumentasi/Panduan/PanduanInternet.md</text:p>
          </table:table-cell>
          <table:table-cell table:formula="of:=&quot;[ &quot;&amp;[.A452]&amp;&quot; ](&quot;&amp;[.C452]&amp;&quot;)&quot;" office:value-type="string" office:string-value="[ PanduanInternet ](/wiki/TimPengembang/Dokumentasi/Panduan/PanduanInternet.md)" calcext:value-type="string">
            <text:p>[ PanduanInternet ](/wiki/TimPengembang/Dokumentasi/Panduan/PanduanInternet.md)</text:p>
          </table:table-cell>
        </table:table-row>
        <table:table-row table:style-name="ro1">
          <table:table-cell office:value-type="string" calcext:value-type="string">
            <text:p>PanduanMenerjemah</text:p>
          </table:table-cell>
          <table:table-cell office:value-type="string" calcext:value-type="string">
            <text:p>PanduanMenerjemah.md</text:p>
          </table:table-cell>
          <table:table-cell table:formula="of:=[.$B$427]&amp;[.B453]" office:value-type="string" office:string-value="/wiki/TimPengembang/Dokumentasi/Panduan/PanduanMenerjemah.md" calcext:value-type="string">
            <text:p>/wiki/TimPengembang/Dokumentasi/Panduan/PanduanMenerjemah.md</text:p>
          </table:table-cell>
          <table:table-cell table:formula="of:=&quot;[ &quot;&amp;[.A453]&amp;&quot; ](&quot;&amp;[.C453]&amp;&quot;)&quot;" office:value-type="string" office:string-value="[ PanduanMenerjemah ](/wiki/TimPengembang/Dokumentasi/Panduan/PanduanMenerjemah.md)" calcext:value-type="string">
            <text:p>[ PanduanMenerjemah ](/wiki/TimPengembang/Dokumentasi/Panduan/PanduanMenerjemah.md)</text:p>
          </table:table-cell>
        </table:table-row>
        <table:table-row table:style-name="ro1">
          <table:table-cell office:value-type="string" calcext:value-type="string">
            <text:p>PanduanMenulisAksaraBali</text:p>
          </table:table-cell>
          <table:table-cell office:value-type="string" calcext:value-type="string">
            <text:p>PanduanMenulisAksaraBali.md</text:p>
          </table:table-cell>
          <table:table-cell table:formula="of:=[.$B$427]&amp;[.B454]" office:value-type="string" office:string-value="/wiki/TimPengembang/Dokumentasi/Panduan/PanduanMenulisAksaraBali.md" calcext:value-type="string">
            <text:p>/wiki/TimPengembang/Dokumentasi/Panduan/PanduanMenulisAksaraBali.md</text:p>
          </table:table-cell>
          <table:table-cell table:formula="of:=&quot;[ &quot;&amp;[.A454]&amp;&quot; ](&quot;&amp;[.C454]&amp;&quot;)&quot;" office:value-type="string" office:string-value="[ PanduanMenulisAksaraBali ](/wiki/TimPengembang/Dokumentasi/Panduan/PanduanMenulisAksaraBali.md)" calcext:value-type="string">
            <text:p>[ PanduanMenulisAksaraBali ](/wiki/TimPengembang/Dokumentasi/Panduan/PanduanMenulisAksaraBali.md)</text:p>
          </table:table-cell>
        </table:table-row>
        <table:table-row table:style-name="ro1">
          <table:table-cell office:value-type="string" calcext:value-type="string">
            <text:p>PanduanMenulisTiket</text:p>
          </table:table-cell>
          <table:table-cell office:value-type="string" calcext:value-type="string">
            <text:p>PanduanMenulisTiket.md</text:p>
          </table:table-cell>
          <table:table-cell table:formula="of:=[.$B$427]&amp;[.B455]" office:value-type="string" office:string-value="/wiki/TimPengembang/Dokumentasi/Panduan/PanduanMenulisTiket.md" calcext:value-type="string">
            <text:p>/wiki/TimPengembang/Dokumentasi/Panduan/PanduanMenulisTiket.md</text:p>
          </table:table-cell>
          <table:table-cell table:formula="of:=&quot;[ &quot;&amp;[.A455]&amp;&quot; ](&quot;&amp;[.C455]&amp;&quot;)&quot;" office:value-type="string" office:string-value="[ PanduanMenulisTiket ](/wiki/TimPengembang/Dokumentasi/Panduan/PanduanMenulisTiket.md)" calcext:value-type="string">
            <text:p>[ PanduanMenulisTiket ](/wiki/TimPengembang/Dokumentasi/Panduan/PanduanMenulisTiket.md)</text:p>
          </table:table-cell>
        </table:table-row>
        <table:table-row table:style-name="ro1">
          <table:table-cell office:value-type="string" calcext:value-type="string">
            <text:p>PanduanPasangUnetbootin</text:p>
          </table:table-cell>
          <table:table-cell office:value-type="string" calcext:value-type="string">
            <text:p>PanduanPasangUnetbootin.md</text:p>
          </table:table-cell>
          <table:table-cell table:formula="of:=[.$B$427]&amp;[.B456]" office:value-type="string" office:string-value="/wiki/TimPengembang/Dokumentasi/Panduan/PanduanPasangUnetbootin.md" calcext:value-type="string">
            <text:p>/wiki/TimPengembang/Dokumentasi/Panduan/PanduanPasangUnetbootin.md</text:p>
          </table:table-cell>
          <table:table-cell table:formula="of:=&quot;[ &quot;&amp;[.A456]&amp;&quot; ](&quot;&amp;[.C456]&amp;&quot;)&quot;" office:value-type="string" office:string-value="[ PanduanPasangUnetbootin ](/wiki/TimPengembang/Dokumentasi/Panduan/PanduanPasangUnetbootin.md)" calcext:value-type="string">
            <text:p>[ PanduanPasangUnetbootin ](/wiki/TimPengembang/Dokumentasi/Panduan/PanduanPasangUnetbootin.md)</text:p>
          </table:table-cell>
        </table:table-row>
        <table:table-row table:style-name="ro1">
          <table:table-cell office:value-type="string" calcext:value-type="string">
            <text:p>PanduanUnduh</text:p>
          </table:table-cell>
          <table:table-cell office:value-type="string" calcext:value-type="string">
            <text:p>PanduanUnduh.md</text:p>
          </table:table-cell>
          <table:table-cell table:formula="of:=[.$B$427]&amp;[.B457]" office:value-type="string" office:string-value="/wiki/TimPengembang/Dokumentasi/Panduan/PanduanUnduh.md" calcext:value-type="string">
            <text:p>/wiki/TimPengembang/Dokumentasi/Panduan/PanduanUnduh.md</text:p>
          </table:table-cell>
          <table:table-cell table:formula="of:=&quot;[ &quot;&amp;[.A457]&amp;&quot; ](&quot;&amp;[.C457]&amp;&quot;)&quot;" office:value-type="string" office:string-value="[ PanduanUnduh ](/wiki/TimPengembang/Dokumentasi/Panduan/PanduanUnduh.md)" calcext:value-type="string">
            <text:p>[ PanduanUnduh ](/wiki/TimPengembang/Dokumentasi/Panduan/PanduanUnduh.md)</text:p>
          </table:table-cell>
        </table:table-row>
        <table:table-row table:style-name="ro1">
          <table:table-cell office:value-type="string" calcext:value-type="string">
            <text:p>SenaraiPadananIstilahIndonesia</text:p>
          </table:table-cell>
          <table:table-cell office:value-type="string" calcext:value-type="string">
            <text:p>SenaraiPadananIstilahIndonesia.md</text:p>
          </table:table-cell>
          <table:table-cell table:formula="of:=[.$B$427]&amp;[.B458]" office:value-type="string" office:string-value="/wiki/TimPengembang/Dokumentasi/Panduan/SenaraiPadananIstilahIndonesia.md" calcext:value-type="string">
            <text:p>/wiki/TimPengembang/Dokumentasi/Panduan/SenaraiPadananIstilahIndonesia.md</text:p>
          </table:table-cell>
          <table:table-cell table:formula="of:=&quot;[ &quot;&amp;[.A458]&amp;&quot; ](&quot;&amp;[.C458]&amp;&quot;)&quot;" office:value-type="string" office:string-value="[ SenaraiPadananIstilahIndonesia ](/wiki/TimPengembang/Dokumentasi/Panduan/SenaraiPadananIstilahIndonesia.md)" calcext:value-type="string">
            <text:p>[ SenaraiPadananIstilahIndonesia ](/wiki/TimPengembang/Dokumentasi/Panduan/SenaraiPadananIstilahIndonesia.md)</text:p>
          </table:table-cell>
        </table:table-row>
        <table:table-row table:style-name="ro1">
          <table:table-cell office:value-type="string" calcext:value-type="string">
            <text:p>SenaraiPadananIstilah</text:p>
          </table:table-cell>
          <table:table-cell office:value-type="string" calcext:value-type="string">
            <text:p>SenaraiPadananIstilah.md</text:p>
          </table:table-cell>
          <table:table-cell table:formula="of:=[.$B$427]&amp;[.B459]" office:value-type="string" office:string-value="/wiki/TimPengembang/Dokumentasi/Panduan/SenaraiPadananIstilah.md" calcext:value-type="string">
            <text:p>/wiki/TimPengembang/Dokumentasi/Panduan/SenaraiPadananIstilah.md</text:p>
          </table:table-cell>
          <table:table-cell table:formula="of:=&quot;[ &quot;&amp;[.A459]&amp;&quot; ](&quot;&amp;[.C459]&amp;&quot;)&quot;" office:value-type="string" office:string-value="[ SenaraiPadananIstilah ](/wiki/TimPengembang/Dokumentasi/Panduan/SenaraiPadananIstilah.md)" calcext:value-type="string">
            <text:p>[ SenaraiPadananIstilah ](/wiki/TimPengembang/Dokumentasi/Panduan/SenaraiPadananIstilah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Aplikasi/</text:p>
          </table:table-cell>
          <table:table-cell table:formula="of:=[.B461]" office:value-type="string" office:string-value="/wiki/TimPengembang/Dokumentasi/Panduan/PanduanAplikasi/" calcext:value-type="string">
            <text:p>/wiki/TimPengembang/Dokumentasi/Panduan/PanduanAplikasi/</text:p>
          </table:table-cell>
          <table:table-cell table:formula="of:=&quot;[ &quot;&amp;[.A461]&amp;&quot; ](&quot;&amp;[.C461]&amp;&quot;)&quot;" office:value-type="string" office:string-value="[ /wiki/TimPengembang/Dokumentasi/Panduan/PanduanAplikasi/ ](/wiki/TimPengembang/Dokumentasi/Panduan/PanduanAplikasi/)" calcext:value-type="string">
            <text:p>[ /wiki/TimPengembang/Dokumentasi/Panduan/PanduanAplikasi/ ](/wiki/TimPengembang/Dokumentasi/Panduan/PanduanAplikasi/)</text:p>
          </table:table-cell>
        </table:table-row>
        <table:table-row table:style-name="ro1">
          <table:table-cell office:value-type="string" calcext:value-type="string">
            <text:p>PanduanCalc</text:p>
          </table:table-cell>
          <table:table-cell office:value-type="string" calcext:value-type="string">
            <text:p>PanduanCalc.md</text:p>
          </table:table-cell>
          <table:table-cell table:formula="of:=[.$B$461]&amp;[.B462]" office:value-type="string" office:string-value="/wiki/TimPengembang/Dokumentasi/Panduan/PanduanAplikasi/PanduanCalc.md" calcext:value-type="string">
            <text:p>/wiki/TimPengembang/Dokumentasi/Panduan/PanduanAplikasi/PanduanCalc.md</text:p>
          </table:table-cell>
          <table:table-cell table:formula="of:=&quot;[ &quot;&amp;[.A462]&amp;&quot; ](&quot;&amp;[.C462]&amp;&quot;)&quot;" office:value-type="string" office:string-value="[ PanduanCalc ](/wiki/TimPengembang/Dokumentasi/Panduan/PanduanAplikasi/PanduanCalc.md)" calcext:value-type="string">
            <text:p>[ PanduanCalc ](/wiki/TimPengembang/Dokumentasi/Panduan/PanduanAplikasi/PanduanCalc.md)</text:p>
          </table:table-cell>
        </table:table-row>
        <table:table-row table:style-name="ro1">
          <table:table-cell office:value-type="string" calcext:value-type="string">
            <text:p>PanduanManajemenAplikasi</text:p>
          </table:table-cell>
          <table:table-cell office:value-type="string" calcext:value-type="string">
            <text:p>PanduanManajemenAplikasi.md</text:p>
          </table:table-cell>
          <table:table-cell table:formula="of:=[.$B$461]&amp;[.B463]" office:value-type="string" office:string-value="/wiki/TimPengembang/Dokumentasi/Panduan/PanduanAplikasi/PanduanManajemenAplikasi.md" calcext:value-type="string">
            <text:p>/wiki/TimPengembang/Dokumentasi/Panduan/PanduanAplikasi/PanduanManajemenAplikasi.md</text:p>
          </table:table-cell>
          <table:table-cell table:formula="of:=&quot;[ &quot;&amp;[.A463]&amp;&quot; ](&quot;&amp;[.C463]&amp;&quot;)&quot;" office:value-type="string" office:string-value="[ PanduanManajemenAplikasi ](/wiki/TimPengembang/Dokumentasi/Panduan/PanduanAplikasi/PanduanManajemenAplikasi.md)" calcext:value-type="string">
            <text:p>[ PanduanManajemenAplikasi ](/wiki/TimPengembang/Dokumentasi/Panduan/PanduanAplikasi/PanduanManajemenAplikasi.md)</text:p>
          </table:table-cell>
        </table:table-row>
        <table:table-row table:style-name="ro1">
          <table:table-cell office:value-type="string" calcext:value-type="string">
            <text:p>PanduanMemasangBlankOn</text:p>
          </table:table-cell>
          <table:table-cell office:value-type="string" calcext:value-type="string">
            <text:p>PanduanMemasangBlankOn.md</text:p>
          </table:table-cell>
          <table:table-cell table:formula="of:=[.$B$461]&amp;[.B464]" office:value-type="string" office:string-value="/wiki/TimPengembang/Dokumentasi/Panduan/PanduanAplikasi/PanduanMemasangBlankOn.md" calcext:value-type="string">
            <text:p>/wiki/TimPengembang/Dokumentasi/Panduan/PanduanAplikasi/PanduanMemasangBlankOn.md</text:p>
          </table:table-cell>
          <table:table-cell table:formula="of:=&quot;[ &quot;&amp;[.A464]&amp;&quot; ](&quot;&amp;[.C464]&amp;&quot;)&quot;" office:value-type="string" office:string-value="[ PanduanMemasangBlankOn ](/wiki/TimPengembang/Dokumentasi/Panduan/PanduanAplikasi/PanduanMemasangBlankOn.md)" calcext:value-type="string">
            <text:p>[ PanduanMemasangBlankOn ](/wiki/TimPengembang/Dokumentasi/Panduan/PanduanAplikasi/PanduanMemasangBlankOn.md)</text:p>
          </table:table-cell>
        </table:table-row>
        <table:table-row table:style-name="ro1">
          <table:table-cell office:value-type="string" calcext:value-type="string">
            <text:p>PanduanPerambanBerkas</text:p>
          </table:table-cell>
          <table:table-cell office:value-type="string" calcext:value-type="string">
            <text:p>PanduanPerambanBerkas.md</text:p>
          </table:table-cell>
          <table:table-cell table:formula="of:=[.$B$461]&amp;[.B465]" office:value-type="string" office:string-value="/wiki/TimPengembang/Dokumentasi/Panduan/PanduanAplikasi/PanduanPerambanBerkas.md" calcext:value-type="string">
            <text:p>/wiki/TimPengembang/Dokumentasi/Panduan/PanduanAplikasi/PanduanPerambanBerkas.md</text:p>
          </table:table-cell>
          <table:table-cell table:formula="of:=&quot;[ &quot;&amp;[.A465]&amp;&quot; ](&quot;&amp;[.C465]&amp;&quot;)&quot;" office:value-type="string" office:string-value="[ PanduanPerambanBerkas ](/wiki/TimPengembang/Dokumentasi/Panduan/PanduanAplikasi/PanduanPerambanBerkas.md)" calcext:value-type="string">
            <text:p>[ PanduanPerambanBerkas ](/wiki/TimPengembang/Dokumentasi/Panduan/PanduanAplikasi/PanduanPerambanBerkas.md)</text:p>
          </table:table-cell>
        </table:table-row>
        <table:table-row table:style-name="ro1">
          <table:table-cell office:value-type="string" calcext:value-type="string">
            <text:p>PanduanPerangkatKeras</text:p>
          </table:table-cell>
          <table:table-cell office:value-type="string" calcext:value-type="string">
            <text:p>PanduanPerangkatKeras.md</text:p>
          </table:table-cell>
          <table:table-cell table:formula="of:=[.$B$461]&amp;[.B466]" office:value-type="string" office:string-value="/wiki/TimPengembang/Dokumentasi/Panduan/PanduanAplikasi/PanduanPerangkatKeras.md" calcext:value-type="string">
            <text:p>/wiki/TimPengembang/Dokumentasi/Panduan/PanduanAplikasi/PanduanPerangkatKeras.md</text:p>
          </table:table-cell>
          <table:table-cell table:formula="of:=&quot;[ &quot;&amp;[.A466]&amp;&quot; ](&quot;&amp;[.C466]&amp;&quot;)&quot;" office:value-type="string" office:string-value="[ PanduanPerangkatKeras ](/wiki/TimPengembang/Dokumentasi/Panduan/PanduanAplikasi/PanduanPerangkatKeras.md)" calcext:value-type="string">
            <text:p>[ PanduanPerangkatKeras ](/wiki/TimPengembang/Dokumentasi/Panduan/PanduanAplikasi/PanduanPerangkatKeras.md)</text:p>
          </table:table-cell>
        </table:table-row>
        <table:table-row table:style-name="ro1">
          <table:table-cell office:value-type="string" calcext:value-type="string">
            <text:p>PanduanPerkantoran</text:p>
          </table:table-cell>
          <table:table-cell office:value-type="string" calcext:value-type="string">
            <text:p>PanduanPerkantoran.md</text:p>
          </table:table-cell>
          <table:table-cell table:formula="of:=[.$B$461]&amp;[.B467]" office:value-type="string" office:string-value="/wiki/TimPengembang/Dokumentasi/Panduan/PanduanAplikasi/PanduanPerkantoran.md" calcext:value-type="string">
            <text:p>/wiki/TimPengembang/Dokumentasi/Panduan/PanduanAplikasi/PanduanPerkantoran.md</text:p>
          </table:table-cell>
          <table:table-cell table:formula="of:=&quot;[ &quot;&amp;[.A467]&amp;&quot; ](&quot;&amp;[.C467]&amp;&quot;)&quot;" office:value-type="string" office:string-value="[ PanduanPerkantoran ](/wiki/TimPengembang/Dokumentasi/Panduan/PanduanAplikasi/PanduanPerkantoran.md)" calcext:value-type="string">
            <text:p>[ PanduanPerkantoran ](/wiki/TimPengembang/Dokumentasi/Panduan/PanduanAplikasi/PanduanPerkantoran.md)</text:p>
          </table:table-cell>
        </table:table-row>
        <table:table-row table:style-name="ro1">
          <table:table-cell office:value-type="string" calcext:value-type="string">
            <text:p>PanduanSyslogInstalasi</text:p>
          </table:table-cell>
          <table:table-cell office:value-type="string" calcext:value-type="string">
            <text:p>PanduanSyslogInstalasi.md</text:p>
          </table:table-cell>
          <table:table-cell table:formula="of:=[.$B$461]&amp;[.B468]" office:value-type="string" office:string-value="/wiki/TimPengembang/Dokumentasi/Panduan/PanduanAplikasi/PanduanSyslogInstalasi.md" calcext:value-type="string">
            <text:p>/wiki/TimPengembang/Dokumentasi/Panduan/PanduanAplikasi/PanduanSyslogInstalasi.md</text:p>
          </table:table-cell>
          <table:table-cell table:formula="of:=&quot;[ &quot;&amp;[.A468]&amp;&quot; ](&quot;&amp;[.C468]&amp;&quot;)&quot;" office:value-type="string" office:string-value="[ PanduanSyslogInstalasi ](/wiki/TimPengembang/Dokumentasi/Panduan/PanduanAplikasi/PanduanSyslogInstalasi.md)" calcext:value-type="string">
            <text:p>[ PanduanSyslogInstalasi ](/wiki/TimPengembang/Dokumentasi/Panduan/PanduanAplikasi/PanduanSyslogInstalasi.md)</text:p>
          </table:table-cell>
        </table:table-row>
        <table:table-row table:style-name="ro1">
          <table:table-cell office:value-type="string" calcext:value-type="string">
            <text:p>PanduanWriter</text:p>
          </table:table-cell>
          <table:table-cell office:value-type="string" calcext:value-type="string">
            <text:p>PanduanWriter.md</text:p>
          </table:table-cell>
          <table:table-cell table:formula="of:=[.$B$461]&amp;[.B469]" office:value-type="string" office:string-value="/wiki/TimPengembang/Dokumentasi/Panduan/PanduanAplikasi/PanduanWriter.md" calcext:value-type="string">
            <text:p>/wiki/TimPengembang/Dokumentasi/Panduan/PanduanAplikasi/PanduanWriter.md</text:p>
          </table:table-cell>
          <table:table-cell table:formula="of:=&quot;[ &quot;&amp;[.A469]&amp;&quot; ](&quot;&amp;[.C469]&amp;&quot;)&quot;" office:value-type="string" office:string-value="[ PanduanWriter ](/wiki/TimPengembang/Dokumentasi/Panduan/PanduanAplikasi/PanduanWriter.md)" calcext:value-type="string">
            <text:p>[ PanduanWriter ](/wiki/TimPengembang/Dokumentasi/Panduan/PanduanAplikasi/PanduanWrite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</text:p>
          </table:table-cell>
          <table:table-cell table:formula="of:=[.B47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&quot;[ &quot;&amp;[.A471]&amp;&quot; ](&quot;&amp;[.C471]&amp;&quot;)&quot;" office:value-type="string" office:string-value="[ /wiki/TimPengembang/Dokumentasi/Panduan/PanduanDistribusi/ ](/wiki/TimPengembang/Dokumentasi/Panduan/PanduanDistribusi/)" calcext:value-type="string">
            <text:p>[ /wiki/TimPengembang/Dokumentasi/Panduan/PanduanDistribusi/ ](/wiki/TimPengembang/Dokumentasi/Panduan/PanduanDistribusi/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$B$471]&amp;[.B472]" office:value-type="string" office:string-value="/wiki/TimPengembang/Dokumentasi/Panduan/PanduanDistribusi/5" calcext:value-type="string">
            <text:p>/wiki/TimPengembang/Dokumentasi/Panduan/PanduanDistribusi/5</text:p>
          </table:table-cell>
          <table:table-cell table:formula="of:=&quot;[ &quot;&amp;[.A472]&amp;&quot; ](&quot;&amp;[.C472]&amp;&quot;)&quot;" office:value-type="string" office:string-value="[ 5 ](/wiki/TimPengembang/Dokumentasi/Panduan/PanduanDistribusi/5)" calcext:value-type="string">
            <text:p>[ 5 ](/wiki/TimPengembang/Dokumentasi/Panduan/PanduanDistribusi/5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$B$471]&amp;[.B473]" office:value-type="string" office:string-value="/wiki/TimPengembang/Dokumentasi/Panduan/PanduanDistribusi/6" calcext:value-type="string">
            <text:p>/wiki/TimPengembang/Dokumentasi/Panduan/PanduanDistribusi/6</text:p>
          </table:table-cell>
          <table:table-cell table:formula="of:=&quot;[ &quot;&amp;[.A473]&amp;&quot; ](&quot;&amp;[.C473]&amp;&quot;)&quot;" office:value-type="string" office:string-value="[ 6 ](/wiki/TimPengembang/Dokumentasi/Panduan/PanduanDistribusi/6)" calcext:value-type="string">
            <text:p>[ 6 ](/wiki/TimPengembang/Dokumentasi/Panduan/PanduanDistribusi/6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$B$471]&amp;[.B474]" office:value-type="string" office:string-value="/wiki/TimPengembang/Dokumentasi/Panduan/PanduanDistribusi/7" calcext:value-type="string">
            <text:p>/wiki/TimPengembang/Dokumentasi/Panduan/PanduanDistribusi/7</text:p>
          </table:table-cell>
          <table:table-cell table:formula="of:=&quot;[ &quot;&amp;[.A474]&amp;&quot; ](&quot;&amp;[.C474]&amp;&quot;)&quot;" office:value-type="string" office:string-value="[ 7 ](/wiki/TimPengembang/Dokumentasi/Panduan/PanduanDistribusi/7)" calcext:value-type="string">
            <text:p>[ 7 ](/wiki/TimPengembang/Dokumentasi/Panduan/PanduanDistribusi/7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$B$471]&amp;[.B475]" office:value-type="string" office:string-value="/wiki/TimPengembang/Dokumentasi/Panduan/PanduanDistribusi/8" calcext:value-type="string">
            <text:p>/wiki/TimPengembang/Dokumentasi/Panduan/PanduanDistribusi/8</text:p>
          </table:table-cell>
          <table:table-cell table:formula="of:=&quot;[ &quot;&amp;[.A475]&amp;&quot; ](&quot;&amp;[.C475]&amp;&quot;)&quot;" office:value-type="string" office:string-value="[ 8 ](/wiki/TimPengembang/Dokumentasi/Panduan/PanduanDistribusi/8)" calcext:value-type="string">
            <text:p>[ 8 ](/wiki/TimPengembang/Dokumentasi/Panduan/PanduanDistribusi/8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$B$471]&amp;[.B476]" office:value-type="string" office:string-value="/wiki/TimPengembang/Dokumentasi/Panduan/PanduanDistribusi/9" calcext:value-type="string">
            <text:p>/wiki/TimPengembang/Dokumentasi/Panduan/PanduanDistribusi/9</text:p>
          </table:table-cell>
          <table:table-cell table:formula="of:=&quot;[ &quot;&amp;[.A476]&amp;&quot; ](&quot;&amp;[.C476]&amp;&quot;)&quot;" office:value-type="string" office:string-value="[ 9 ](/wiki/TimPengembang/Dokumentasi/Panduan/PanduanDistribusi/9)" calcext:value-type="string">
            <text:p>[ 9 ](/wiki/TimPengembang/Dokumentasi/Panduan/PanduanDistribusi/9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5/</text:p>
          </table:table-cell>
          <table:table-cell table:formula="of:=[.B478]" office:value-type="string" office:string-value="/wiki/TimPengembang/Dokumentasi/Panduan/PanduanDistribusi/5/" calcext:value-type="string">
            <text:p>/wiki/TimPengembang/Dokumentasi/Panduan/PanduanDistribusi/5/</text:p>
          </table:table-cell>
          <table:table-cell table:formula="of:=&quot;[ &quot;&amp;[.A478]&amp;&quot; ](&quot;&amp;[.C478]&amp;&quot;)&quot;" office:value-type="string" office:string-value="[ /wiki/TimPengembang/Dokumentasi/Panduan/PanduanDistribusi/5/ ](/wiki/TimPengembang/Dokumentasi/Panduan/PanduanDistribusi/5/)" calcext:value-type="string">
            <text:p>[ /wiki/TimPengembang/Dokumentasi/Panduan/PanduanDistribusi/5/ ](/wiki/TimPengembang/Dokumentasi/Panduan/PanduanDistribusi/5/)</text:p>
          </table:table-cell>
        </table:table-row>
        <table:table-row table:style-name="ro1">
          <table:table-cell office:value-type="string" calcext:value-type="string">
            <text:p>Panduan5Bab10</text:p>
          </table:table-cell>
          <table:table-cell office:value-type="string" calcext:value-type="string">
            <text:p>Panduan5Bab10.md</text:p>
          </table:table-cell>
          <table:table-cell table:formula="of:=[.$B$478]&amp;[.B479]" office:value-type="string" office:string-value="/wiki/TimPengembang/Dokumentasi/Panduan/PanduanDistribusi/5/Panduan5Bab10.md" calcext:value-type="string">
            <text:p>/wiki/TimPengembang/Dokumentasi/Panduan/PanduanDistribusi/5/Panduan5Bab10.md</text:p>
          </table:table-cell>
          <table:table-cell table:formula="of:=&quot;[ &quot;&amp;[.A479]&amp;&quot; ](&quot;&amp;[.C479]&amp;&quot;)&quot;" office:value-type="string" office:string-value="[ Panduan5Bab10 ](/wiki/TimPengembang/Dokumentasi/Panduan/PanduanDistribusi/5/Panduan5Bab10.md)" calcext:value-type="string">
            <text:p>[ Panduan5Bab10 ](/wiki/TimPengembang/Dokumentasi/Panduan/PanduanDistribusi/5/Panduan5Bab10.md)</text:p>
          </table:table-cell>
        </table:table-row>
        <table:table-row table:style-name="ro1">
          <table:table-cell office:value-type="string" calcext:value-type="string">
            <text:p>Panduan5Bab11</text:p>
          </table:table-cell>
          <table:table-cell office:value-type="string" calcext:value-type="string">
            <text:p>Panduan5Bab11.md</text:p>
          </table:table-cell>
          <table:table-cell table:formula="of:=[.$B$478]&amp;[.B480]" office:value-type="string" office:string-value="/wiki/TimPengembang/Dokumentasi/Panduan/PanduanDistribusi/5/Panduan5Bab11.md" calcext:value-type="string">
            <text:p>/wiki/TimPengembang/Dokumentasi/Panduan/PanduanDistribusi/5/Panduan5Bab11.md</text:p>
          </table:table-cell>
          <table:table-cell table:formula="of:=&quot;[ &quot;&amp;[.A480]&amp;&quot; ](&quot;&amp;[.C480]&amp;&quot;)&quot;" office:value-type="string" office:string-value="[ Panduan5Bab11 ](/wiki/TimPengembang/Dokumentasi/Panduan/PanduanDistribusi/5/Panduan5Bab11.md)" calcext:value-type="string">
            <text:p>[ Panduan5Bab11 ](/wiki/TimPengembang/Dokumentasi/Panduan/PanduanDistribusi/5/Panduan5Bab11.md)</text:p>
          </table:table-cell>
        </table:table-row>
        <table:table-row table:style-name="ro1">
          <table:table-cell office:value-type="string" calcext:value-type="string">
            <text:p>Panduan5Bab12</text:p>
          </table:table-cell>
          <table:table-cell office:value-type="string" calcext:value-type="string">
            <text:p>Panduan5Bab12.md</text:p>
          </table:table-cell>
          <table:table-cell table:formula="of:=[.$B$478]&amp;[.B481]" office:value-type="string" office:string-value="/wiki/TimPengembang/Dokumentasi/Panduan/PanduanDistribusi/5/Panduan5Bab12.md" calcext:value-type="string">
            <text:p>/wiki/TimPengembang/Dokumentasi/Panduan/PanduanDistribusi/5/Panduan5Bab12.md</text:p>
          </table:table-cell>
          <table:table-cell table:formula="of:=&quot;[ &quot;&amp;[.A481]&amp;&quot; ](&quot;&amp;[.C481]&amp;&quot;)&quot;" office:value-type="string" office:string-value="[ Panduan5Bab12 ](/wiki/TimPengembang/Dokumentasi/Panduan/PanduanDistribusi/5/Panduan5Bab12.md)" calcext:value-type="string">
            <text:p>[ Panduan5Bab12 ](/wiki/TimPengembang/Dokumentasi/Panduan/PanduanDistribusi/5/Panduan5Bab12.md)</text:p>
          </table:table-cell>
        </table:table-row>
        <table:table-row table:style-name="ro1">
          <table:table-cell office:value-type="string" calcext:value-type="string">
            <text:p>Panduan5Bab13</text:p>
          </table:table-cell>
          <table:table-cell office:value-type="string" calcext:value-type="string">
            <text:p>Panduan5Bab13.md</text:p>
          </table:table-cell>
          <table:table-cell table:formula="of:=[.$B$478]&amp;[.B482]" office:value-type="string" office:string-value="/wiki/TimPengembang/Dokumentasi/Panduan/PanduanDistribusi/5/Panduan5Bab13.md" calcext:value-type="string">
            <text:p>/wiki/TimPengembang/Dokumentasi/Panduan/PanduanDistribusi/5/Panduan5Bab13.md</text:p>
          </table:table-cell>
          <table:table-cell table:formula="of:=&quot;[ &quot;&amp;[.A482]&amp;&quot; ](&quot;&amp;[.C482]&amp;&quot;)&quot;" office:value-type="string" office:string-value="[ Panduan5Bab13 ](/wiki/TimPengembang/Dokumentasi/Panduan/PanduanDistribusi/5/Panduan5Bab13.md)" calcext:value-type="string">
            <text:p>[ Panduan5Bab13 ](/wiki/TimPengembang/Dokumentasi/Panduan/PanduanDistribusi/5/Panduan5Bab13.md)</text:p>
          </table:table-cell>
        </table:table-row>
        <table:table-row table:style-name="ro1">
          <table:table-cell office:value-type="string" calcext:value-type="string">
            <text:p>Panduan5Bab14</text:p>
          </table:table-cell>
          <table:table-cell office:value-type="string" calcext:value-type="string">
            <text:p>Panduan5Bab14.md</text:p>
          </table:table-cell>
          <table:table-cell table:formula="of:=[.$B$478]&amp;[.B483]" office:value-type="string" office:string-value="/wiki/TimPengembang/Dokumentasi/Panduan/PanduanDistribusi/5/Panduan5Bab14.md" calcext:value-type="string">
            <text:p>/wiki/TimPengembang/Dokumentasi/Panduan/PanduanDistribusi/5/Panduan5Bab14.md</text:p>
          </table:table-cell>
          <table:table-cell table:formula="of:=&quot;[ &quot;&amp;[.A483]&amp;&quot; ](&quot;&amp;[.C483]&amp;&quot;)&quot;" office:value-type="string" office:string-value="[ Panduan5Bab14 ](/wiki/TimPengembang/Dokumentasi/Panduan/PanduanDistribusi/5/Panduan5Bab14.md)" calcext:value-type="string">
            <text:p>[ Panduan5Bab14 ](/wiki/TimPengembang/Dokumentasi/Panduan/PanduanDistribusi/5/Panduan5Bab14.md)</text:p>
          </table:table-cell>
        </table:table-row>
        <table:table-row table:style-name="ro1">
          <table:table-cell office:value-type="string" calcext:value-type="string">
            <text:p>Panduan5Bab15</text:p>
          </table:table-cell>
          <table:table-cell office:value-type="string" calcext:value-type="string">
            <text:p>Panduan5Bab15.md</text:p>
          </table:table-cell>
          <table:table-cell table:formula="of:=[.$B$478]&amp;[.B484]" office:value-type="string" office:string-value="/wiki/TimPengembang/Dokumentasi/Panduan/PanduanDistribusi/5/Panduan5Bab15.md" calcext:value-type="string">
            <text:p>/wiki/TimPengembang/Dokumentasi/Panduan/PanduanDistribusi/5/Panduan5Bab15.md</text:p>
          </table:table-cell>
          <table:table-cell table:formula="of:=&quot;[ &quot;&amp;[.A484]&amp;&quot; ](&quot;&amp;[.C484]&amp;&quot;)&quot;" office:value-type="string" office:string-value="[ Panduan5Bab15 ](/wiki/TimPengembang/Dokumentasi/Panduan/PanduanDistribusi/5/Panduan5Bab15.md)" calcext:value-type="string">
            <text:p>[ Panduan5Bab15 ](/wiki/TimPengembang/Dokumentasi/Panduan/PanduanDistribusi/5/Panduan5Bab15.md)</text:p>
          </table:table-cell>
        </table:table-row>
        <table:table-row table:style-name="ro1">
          <table:table-cell office:value-type="string" calcext:value-type="string">
            <text:p>Panduan5Bab1</text:p>
          </table:table-cell>
          <table:table-cell office:value-type="string" calcext:value-type="string">
            <text:p>Panduan5Bab1.md</text:p>
          </table:table-cell>
          <table:table-cell table:formula="of:=[.$B$478]&amp;[.B485]" office:value-type="string" office:string-value="/wiki/TimPengembang/Dokumentasi/Panduan/PanduanDistribusi/5/Panduan5Bab1.md" calcext:value-type="string">
            <text:p>/wiki/TimPengembang/Dokumentasi/Panduan/PanduanDistribusi/5/Panduan5Bab1.md</text:p>
          </table:table-cell>
          <table:table-cell table:formula="of:=&quot;[ &quot;&amp;[.A485]&amp;&quot; ](&quot;&amp;[.C485]&amp;&quot;)&quot;" office:value-type="string" office:string-value="[ Panduan5Bab1 ](/wiki/TimPengembang/Dokumentasi/Panduan/PanduanDistribusi/5/Panduan5Bab1.md)" calcext:value-type="string">
            <text:p>[ Panduan5Bab1 ](/wiki/TimPengembang/Dokumentasi/Panduan/PanduanDistribusi/5/Panduan5Bab1.md)</text:p>
          </table:table-cell>
        </table:table-row>
        <table:table-row table:style-name="ro1">
          <table:table-cell office:value-type="string" calcext:value-type="string">
            <text:p>Panduan5Bab2</text:p>
          </table:table-cell>
          <table:table-cell office:value-type="string" calcext:value-type="string">
            <text:p>Panduan5Bab2.md</text:p>
          </table:table-cell>
          <table:table-cell table:formula="of:=[.$B$478]&amp;[.B486]" office:value-type="string" office:string-value="/wiki/TimPengembang/Dokumentasi/Panduan/PanduanDistribusi/5/Panduan5Bab2.md" calcext:value-type="string">
            <text:p>/wiki/TimPengembang/Dokumentasi/Panduan/PanduanDistribusi/5/Panduan5Bab2.md</text:p>
          </table:table-cell>
          <table:table-cell table:formula="of:=&quot;[ &quot;&amp;[.A486]&amp;&quot; ](&quot;&amp;[.C486]&amp;&quot;)&quot;" office:value-type="string" office:string-value="[ Panduan5Bab2 ](/wiki/TimPengembang/Dokumentasi/Panduan/PanduanDistribusi/5/Panduan5Bab2.md)" calcext:value-type="string">
            <text:p>[ Panduan5Bab2 ](/wiki/TimPengembang/Dokumentasi/Panduan/PanduanDistribusi/5/Panduan5Bab2.md)</text:p>
          </table:table-cell>
        </table:table-row>
        <table:table-row table:style-name="ro1">
          <table:table-cell office:value-type="string" calcext:value-type="string">
            <text:p>Panduan5Bab3</text:p>
          </table:table-cell>
          <table:table-cell office:value-type="string" calcext:value-type="string">
            <text:p>Panduan5Bab3.md</text:p>
          </table:table-cell>
          <table:table-cell table:formula="of:=[.$B$478]&amp;[.B487]" office:value-type="string" office:string-value="/wiki/TimPengembang/Dokumentasi/Panduan/PanduanDistribusi/5/Panduan5Bab3.md" calcext:value-type="string">
            <text:p>/wiki/TimPengembang/Dokumentasi/Panduan/PanduanDistribusi/5/Panduan5Bab3.md</text:p>
          </table:table-cell>
          <table:table-cell table:formula="of:=&quot;[ &quot;&amp;[.A487]&amp;&quot; ](&quot;&amp;[.C487]&amp;&quot;)&quot;" office:value-type="string" office:string-value="[ Panduan5Bab3 ](/wiki/TimPengembang/Dokumentasi/Panduan/PanduanDistribusi/5/Panduan5Bab3.md)" calcext:value-type="string">
            <text:p>[ Panduan5Bab3 ](/wiki/TimPengembang/Dokumentasi/Panduan/PanduanDistribusi/5/Panduan5Bab3.md)</text:p>
          </table:table-cell>
        </table:table-row>
        <table:table-row table:style-name="ro1">
          <table:table-cell office:value-type="string" calcext:value-type="string">
            <text:p>Panduan5Bab4</text:p>
          </table:table-cell>
          <table:table-cell office:value-type="string" calcext:value-type="string">
            <text:p>Panduan5Bab4.md</text:p>
          </table:table-cell>
          <table:table-cell table:formula="of:=[.$B$478]&amp;[.B488]" office:value-type="string" office:string-value="/wiki/TimPengembang/Dokumentasi/Panduan/PanduanDistribusi/5/Panduan5Bab4.md" calcext:value-type="string">
            <text:p>/wiki/TimPengembang/Dokumentasi/Panduan/PanduanDistribusi/5/Panduan5Bab4.md</text:p>
          </table:table-cell>
          <table:table-cell table:formula="of:=&quot;[ &quot;&amp;[.A488]&amp;&quot; ](&quot;&amp;[.C488]&amp;&quot;)&quot;" office:value-type="string" office:string-value="[ Panduan5Bab4 ](/wiki/TimPengembang/Dokumentasi/Panduan/PanduanDistribusi/5/Panduan5Bab4.md)" calcext:value-type="string">
            <text:p>[ Panduan5Bab4 ](/wiki/TimPengembang/Dokumentasi/Panduan/PanduanDistribusi/5/Panduan5Bab4.md)</text:p>
          </table:table-cell>
        </table:table-row>
        <table:table-row table:style-name="ro1">
          <table:table-cell office:value-type="string" calcext:value-type="string">
            <text:p>Panduan5Bab5</text:p>
          </table:table-cell>
          <table:table-cell office:value-type="string" calcext:value-type="string">
            <text:p>Panduan5Bab5.md</text:p>
          </table:table-cell>
          <table:table-cell table:formula="of:=[.$B$478]&amp;[.B489]" office:value-type="string" office:string-value="/wiki/TimPengembang/Dokumentasi/Panduan/PanduanDistribusi/5/Panduan5Bab5.md" calcext:value-type="string">
            <text:p>/wiki/TimPengembang/Dokumentasi/Panduan/PanduanDistribusi/5/Panduan5Bab5.md</text:p>
          </table:table-cell>
          <table:table-cell table:formula="of:=&quot;[ &quot;&amp;[.A489]&amp;&quot; ](&quot;&amp;[.C489]&amp;&quot;)&quot;" office:value-type="string" office:string-value="[ Panduan5Bab5 ](/wiki/TimPengembang/Dokumentasi/Panduan/PanduanDistribusi/5/Panduan5Bab5.md)" calcext:value-type="string">
            <text:p>[ Panduan5Bab5 ](/wiki/TimPengembang/Dokumentasi/Panduan/PanduanDistribusi/5/Panduan5Bab5.md)</text:p>
          </table:table-cell>
        </table:table-row>
        <table:table-row table:style-name="ro1">
          <table:table-cell office:value-type="string" calcext:value-type="string">
            <text:p>Panduan5Bab6</text:p>
          </table:table-cell>
          <table:table-cell office:value-type="string" calcext:value-type="string">
            <text:p>Panduan5Bab6.md</text:p>
          </table:table-cell>
          <table:table-cell table:formula="of:=[.$B$478]&amp;[.B490]" office:value-type="string" office:string-value="/wiki/TimPengembang/Dokumentasi/Panduan/PanduanDistribusi/5/Panduan5Bab6.md" calcext:value-type="string">
            <text:p>/wiki/TimPengembang/Dokumentasi/Panduan/PanduanDistribusi/5/Panduan5Bab6.md</text:p>
          </table:table-cell>
          <table:table-cell table:formula="of:=&quot;[ &quot;&amp;[.A490]&amp;&quot; ](&quot;&amp;[.C490]&amp;&quot;)&quot;" office:value-type="string" office:string-value="[ Panduan5Bab6 ](/wiki/TimPengembang/Dokumentasi/Panduan/PanduanDistribusi/5/Panduan5Bab6.md)" calcext:value-type="string">
            <text:p>[ Panduan5Bab6 ](/wiki/TimPengembang/Dokumentasi/Panduan/PanduanDistribusi/5/Panduan5Bab6.md)</text:p>
          </table:table-cell>
        </table:table-row>
        <table:table-row table:style-name="ro1">
          <table:table-cell office:value-type="string" calcext:value-type="string">
            <text:p>Panduan5Bab7</text:p>
          </table:table-cell>
          <table:table-cell office:value-type="string" calcext:value-type="string">
            <text:p>Panduan5Bab7.md</text:p>
          </table:table-cell>
          <table:table-cell table:formula="of:=[.$B$478]&amp;[.B491]" office:value-type="string" office:string-value="/wiki/TimPengembang/Dokumentasi/Panduan/PanduanDistribusi/5/Panduan5Bab7.md" calcext:value-type="string">
            <text:p>/wiki/TimPengembang/Dokumentasi/Panduan/PanduanDistribusi/5/Panduan5Bab7.md</text:p>
          </table:table-cell>
          <table:table-cell table:formula="of:=&quot;[ &quot;&amp;[.A491]&amp;&quot; ](&quot;&amp;[.C491]&amp;&quot;)&quot;" office:value-type="string" office:string-value="[ Panduan5Bab7 ](/wiki/TimPengembang/Dokumentasi/Panduan/PanduanDistribusi/5/Panduan5Bab7.md)" calcext:value-type="string">
            <text:p>[ Panduan5Bab7 ](/wiki/TimPengembang/Dokumentasi/Panduan/PanduanDistribusi/5/Panduan5Bab7.md)</text:p>
          </table:table-cell>
        </table:table-row>
        <table:table-row table:style-name="ro1">
          <table:table-cell office:value-type="string" calcext:value-type="string">
            <text:p>Panduan5Bab8</text:p>
          </table:table-cell>
          <table:table-cell office:value-type="string" calcext:value-type="string">
            <text:p>Panduan5Bab8.md</text:p>
          </table:table-cell>
          <table:table-cell table:formula="of:=[.$B$478]&amp;[.B492]" office:value-type="string" office:string-value="/wiki/TimPengembang/Dokumentasi/Panduan/PanduanDistribusi/5/Panduan5Bab8.md" calcext:value-type="string">
            <text:p>/wiki/TimPengembang/Dokumentasi/Panduan/PanduanDistribusi/5/Panduan5Bab8.md</text:p>
          </table:table-cell>
          <table:table-cell table:formula="of:=&quot;[ &quot;&amp;[.A492]&amp;&quot; ](&quot;&amp;[.C492]&amp;&quot;)&quot;" office:value-type="string" office:string-value="[ Panduan5Bab8 ](/wiki/TimPengembang/Dokumentasi/Panduan/PanduanDistribusi/5/Panduan5Bab8.md)" calcext:value-type="string">
            <text:p>[ Panduan5Bab8 ](/wiki/TimPengembang/Dokumentasi/Panduan/PanduanDistribusi/5/Panduan5Bab8.md)</text:p>
          </table:table-cell>
        </table:table-row>
        <table:table-row table:style-name="ro1">
          <table:table-cell office:value-type="string" calcext:value-type="string">
            <text:p>Panduan5Bab9</text:p>
          </table:table-cell>
          <table:table-cell office:value-type="string" calcext:value-type="string">
            <text:p>Panduan5Bab9.md</text:p>
          </table:table-cell>
          <table:table-cell table:formula="of:=[.$B$478]&amp;[.B493]" office:value-type="string" office:string-value="/wiki/TimPengembang/Dokumentasi/Panduan/PanduanDistribusi/5/Panduan5Bab9.md" calcext:value-type="string">
            <text:p>/wiki/TimPengembang/Dokumentasi/Panduan/PanduanDistribusi/5/Panduan5Bab9.md</text:p>
          </table:table-cell>
          <table:table-cell table:formula="of:=&quot;[ &quot;&amp;[.A493]&amp;&quot; ](&quot;&amp;[.C493]&amp;&quot;)&quot;" office:value-type="string" office:string-value="[ Panduan5Bab9 ](/wiki/TimPengembang/Dokumentasi/Panduan/PanduanDistribusi/5/Panduan5Bab9.md)" calcext:value-type="string">
            <text:p>[ Panduan5Bab9 ](/wiki/TimPengembang/Dokumentasi/Panduan/PanduanDistribusi/5/Panduan5Bab9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478]&amp;[.B494]" office:value-type="string" office:string-value="/wiki/TimPengembang/Dokumentasi/Panduan/PanduanDistribusi/5/README.md" calcext:value-type="string">
            <text:p>/wiki/TimPengembang/Dokumentasi/Panduan/PanduanDistribusi/5/README.md</text:p>
          </table:table-cell>
          <table:table-cell table:formula="of:=&quot;[ &quot;&amp;[.A494]&amp;&quot; ](&quot;&amp;[.C494]&amp;&quot;)&quot;" office:value-type="string" office:string-value="[ README ](/wiki/TimPengembang/Dokumentasi/Panduan/PanduanDistribusi/5/README.md)" calcext:value-type="string">
            <text:p>[ README ](/wiki/TimPengembang/Dokumentasi/Panduan/PanduanDistribusi/5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6/</text:p>
          </table:table-cell>
          <table:table-cell table:formula="of:=[.B496]" office:value-type="string" office:string-value="/wiki/TimPengembang/Dokumentasi/Panduan/PanduanDistribusi/6/" calcext:value-type="string">
            <text:p>/wiki/TimPengembang/Dokumentasi/Panduan/PanduanDistribusi/6/</text:p>
          </table:table-cell>
          <table:table-cell table:formula="of:=&quot;[ &quot;&amp;[.A496]&amp;&quot; ](&quot;&amp;[.C496]&amp;&quot;)&quot;" office:value-type="string" office:string-value="[ /wiki/TimPengembang/Dokumentasi/Panduan/PanduanDistribusi/6/ ](/wiki/TimPengembang/Dokumentasi/Panduan/PanduanDistribusi/6/)" calcext:value-type="string">
            <text:p>[ /wiki/TimPengembang/Dokumentasi/Panduan/PanduanDistribusi/6/ ](/wiki/TimPengembang/Dokumentasi/Panduan/PanduanDistribusi/6/)</text:p>
          </table:table-cell>
        </table:table-row>
        <table:table-row table:style-name="ro1">
          <table:table-cell office:value-type="string" calcext:value-type="string">
            <text:p>Panduan6Bab10</text:p>
          </table:table-cell>
          <table:table-cell office:value-type="string" calcext:value-type="string">
            <text:p>Panduan6Bab10.md</text:p>
          </table:table-cell>
          <table:table-cell table:formula="of:=[.$B$496]&amp;[.B497]" office:value-type="string" office:string-value="/wiki/TimPengembang/Dokumentasi/Panduan/PanduanDistribusi/6/Panduan6Bab10.md" calcext:value-type="string">
            <text:p>/wiki/TimPengembang/Dokumentasi/Panduan/PanduanDistribusi/6/Panduan6Bab10.md</text:p>
          </table:table-cell>
          <table:table-cell table:formula="of:=&quot;[ &quot;&amp;[.A497]&amp;&quot; ](&quot;&amp;[.C497]&amp;&quot;)&quot;" office:value-type="string" office:string-value="[ Panduan6Bab10 ](/wiki/TimPengembang/Dokumentasi/Panduan/PanduanDistribusi/6/Panduan6Bab10.md)" calcext:value-type="string">
            <text:p>[ Panduan6Bab10 ](/wiki/TimPengembang/Dokumentasi/Panduan/PanduanDistribusi/6/Panduan6Bab10.md)</text:p>
          </table:table-cell>
        </table:table-row>
        <table:table-row table:style-name="ro1">
          <table:table-cell office:value-type="string" calcext:value-type="string">
            <text:p>Panduan6Bab11</text:p>
          </table:table-cell>
          <table:table-cell office:value-type="string" calcext:value-type="string">
            <text:p>Panduan6Bab11.md</text:p>
          </table:table-cell>
          <table:table-cell table:formula="of:=[.$B$496]&amp;[.B498]" office:value-type="string" office:string-value="/wiki/TimPengembang/Dokumentasi/Panduan/PanduanDistribusi/6/Panduan6Bab11.md" calcext:value-type="string">
            <text:p>/wiki/TimPengembang/Dokumentasi/Panduan/PanduanDistribusi/6/Panduan6Bab11.md</text:p>
          </table:table-cell>
          <table:table-cell table:formula="of:=&quot;[ &quot;&amp;[.A498]&amp;&quot; ](&quot;&amp;[.C498]&amp;&quot;)&quot;" office:value-type="string" office:string-value="[ Panduan6Bab11 ](/wiki/TimPengembang/Dokumentasi/Panduan/PanduanDistribusi/6/Panduan6Bab11.md)" calcext:value-type="string">
            <text:p>[ Panduan6Bab11 ](/wiki/TimPengembang/Dokumentasi/Panduan/PanduanDistribusi/6/Panduan6Bab11.md)</text:p>
          </table:table-cell>
        </table:table-row>
        <table:table-row table:style-name="ro1">
          <table:table-cell office:value-type="string" calcext:value-type="string">
            <text:p>Panduan6Bab12</text:p>
          </table:table-cell>
          <table:table-cell office:value-type="string" calcext:value-type="string">
            <text:p>Panduan6Bab12.md</text:p>
          </table:table-cell>
          <table:table-cell table:formula="of:=[.$B$496]&amp;[.B499]" office:value-type="string" office:string-value="/wiki/TimPengembang/Dokumentasi/Panduan/PanduanDistribusi/6/Panduan6Bab12.md" calcext:value-type="string">
            <text:p>/wiki/TimPengembang/Dokumentasi/Panduan/PanduanDistribusi/6/Panduan6Bab12.md</text:p>
          </table:table-cell>
          <table:table-cell table:formula="of:=&quot;[ &quot;&amp;[.A499]&amp;&quot; ](&quot;&amp;[.C499]&amp;&quot;)&quot;" office:value-type="string" office:string-value="[ Panduan6Bab12 ](/wiki/TimPengembang/Dokumentasi/Panduan/PanduanDistribusi/6/Panduan6Bab12.md)" calcext:value-type="string">
            <text:p>[ Panduan6Bab12 ](/wiki/TimPengembang/Dokumentasi/Panduan/PanduanDistribusi/6/Panduan6Bab12.md)</text:p>
          </table:table-cell>
        </table:table-row>
        <table:table-row table:style-name="ro1">
          <table:table-cell office:value-type="string" calcext:value-type="string">
            <text:p>Panduan6Bab13</text:p>
          </table:table-cell>
          <table:table-cell office:value-type="string" calcext:value-type="string">
            <text:p>Panduan6Bab13.md</text:p>
          </table:table-cell>
          <table:table-cell table:formula="of:=[.$B$496]&amp;[.B500]" office:value-type="string" office:string-value="/wiki/TimPengembang/Dokumentasi/Panduan/PanduanDistribusi/6/Panduan6Bab13.md" calcext:value-type="string">
            <text:p>/wiki/TimPengembang/Dokumentasi/Panduan/PanduanDistribusi/6/Panduan6Bab13.md</text:p>
          </table:table-cell>
          <table:table-cell table:formula="of:=&quot;[ &quot;&amp;[.A500]&amp;&quot; ](&quot;&amp;[.C500]&amp;&quot;)&quot;" office:value-type="string" office:string-value="[ Panduan6Bab13 ](/wiki/TimPengembang/Dokumentasi/Panduan/PanduanDistribusi/6/Panduan6Bab13.md)" calcext:value-type="string">
            <text:p>[ Panduan6Bab13 ](/wiki/TimPengembang/Dokumentasi/Panduan/PanduanDistribusi/6/Panduan6Bab13.md)</text:p>
          </table:table-cell>
        </table:table-row>
        <table:table-row table:style-name="ro1">
          <table:table-cell office:value-type="string" calcext:value-type="string">
            <text:p>Panduan6Bab14</text:p>
          </table:table-cell>
          <table:table-cell office:value-type="string" calcext:value-type="string">
            <text:p>Panduan6Bab14.md</text:p>
          </table:table-cell>
          <table:table-cell table:formula="of:=[.$B$496]&amp;[.B501]" office:value-type="string" office:string-value="/wiki/TimPengembang/Dokumentasi/Panduan/PanduanDistribusi/6/Panduan6Bab14.md" calcext:value-type="string">
            <text:p>/wiki/TimPengembang/Dokumentasi/Panduan/PanduanDistribusi/6/Panduan6Bab14.md</text:p>
          </table:table-cell>
          <table:table-cell table:formula="of:=&quot;[ &quot;&amp;[.A501]&amp;&quot; ](&quot;&amp;[.C501]&amp;&quot;)&quot;" office:value-type="string" office:string-value="[ Panduan6Bab14 ](/wiki/TimPengembang/Dokumentasi/Panduan/PanduanDistribusi/6/Panduan6Bab14.md)" calcext:value-type="string">
            <text:p>[ Panduan6Bab14 ](/wiki/TimPengembang/Dokumentasi/Panduan/PanduanDistribusi/6/Panduan6Bab14.md)</text:p>
          </table:table-cell>
        </table:table-row>
        <table:table-row table:style-name="ro1">
          <table:table-cell office:value-type="string" calcext:value-type="string">
            <text:p>Panduan6Bab2</text:p>
          </table:table-cell>
          <table:table-cell office:value-type="string" calcext:value-type="string">
            <text:p>Panduan6Bab2.md</text:p>
          </table:table-cell>
          <table:table-cell table:formula="of:=[.$B$496]&amp;[.B502]" office:value-type="string" office:string-value="/wiki/TimPengembang/Dokumentasi/Panduan/PanduanDistribusi/6/Panduan6Bab2.md" calcext:value-type="string">
            <text:p>/wiki/TimPengembang/Dokumentasi/Panduan/PanduanDistribusi/6/Panduan6Bab2.md</text:p>
          </table:table-cell>
          <table:table-cell table:formula="of:=&quot;[ &quot;&amp;[.A502]&amp;&quot; ](&quot;&amp;[.C502]&amp;&quot;)&quot;" office:value-type="string" office:string-value="[ Panduan6Bab2 ](/wiki/TimPengembang/Dokumentasi/Panduan/PanduanDistribusi/6/Panduan6Bab2.md)" calcext:value-type="string">
            <text:p>[ Panduan6Bab2 ](/wiki/TimPengembang/Dokumentasi/Panduan/PanduanDistribusi/6/Panduan6Bab2.md)</text:p>
          </table:table-cell>
        </table:table-row>
        <table:table-row table:style-name="ro1">
          <table:table-cell office:value-type="string" calcext:value-type="string">
            <text:p>Panduan6Bab3</text:p>
          </table:table-cell>
          <table:table-cell office:value-type="string" calcext:value-type="string">
            <text:p>Panduan6Bab3.md</text:p>
          </table:table-cell>
          <table:table-cell table:formula="of:=[.$B$496]&amp;[.B503]" office:value-type="string" office:string-value="/wiki/TimPengembang/Dokumentasi/Panduan/PanduanDistribusi/6/Panduan6Bab3.md" calcext:value-type="string">
            <text:p>/wiki/TimPengembang/Dokumentasi/Panduan/PanduanDistribusi/6/Panduan6Bab3.md</text:p>
          </table:table-cell>
          <table:table-cell table:formula="of:=&quot;[ &quot;&amp;[.A503]&amp;&quot; ](&quot;&amp;[.C503]&amp;&quot;)&quot;" office:value-type="string" office:string-value="[ Panduan6Bab3 ](/wiki/TimPengembang/Dokumentasi/Panduan/PanduanDistribusi/6/Panduan6Bab3.md)" calcext:value-type="string">
            <text:p>[ Panduan6Bab3 ](/wiki/TimPengembang/Dokumentasi/Panduan/PanduanDistribusi/6/Panduan6Bab3.md)</text:p>
          </table:table-cell>
        </table:table-row>
        <table:table-row table:style-name="ro1">
          <table:table-cell office:value-type="string" calcext:value-type="string">
            <text:p>Panduan6Bab4</text:p>
          </table:table-cell>
          <table:table-cell office:value-type="string" calcext:value-type="string">
            <text:p>Panduan6Bab4.md</text:p>
          </table:table-cell>
          <table:table-cell table:formula="of:=[.$B$496]&amp;[.B504]" office:value-type="string" office:string-value="/wiki/TimPengembang/Dokumentasi/Panduan/PanduanDistribusi/6/Panduan6Bab4.md" calcext:value-type="string">
            <text:p>/wiki/TimPengembang/Dokumentasi/Panduan/PanduanDistribusi/6/Panduan6Bab4.md</text:p>
          </table:table-cell>
          <table:table-cell table:formula="of:=&quot;[ &quot;&amp;[.A504]&amp;&quot; ](&quot;&amp;[.C504]&amp;&quot;)&quot;" office:value-type="string" office:string-value="[ Panduan6Bab4 ](/wiki/TimPengembang/Dokumentasi/Panduan/PanduanDistribusi/6/Panduan6Bab4.md)" calcext:value-type="string">
            <text:p>[ Panduan6Bab4 ](/wiki/TimPengembang/Dokumentasi/Panduan/PanduanDistribusi/6/Panduan6Bab4.md)</text:p>
          </table:table-cell>
        </table:table-row>
        <table:table-row table:style-name="ro1">
          <table:table-cell office:value-type="string" calcext:value-type="string">
            <text:p>Panduan6Bab5</text:p>
          </table:table-cell>
          <table:table-cell office:value-type="string" calcext:value-type="string">
            <text:p>Panduan6Bab5.md</text:p>
          </table:table-cell>
          <table:table-cell table:formula="of:=[.$B$496]&amp;[.B505]" office:value-type="string" office:string-value="/wiki/TimPengembang/Dokumentasi/Panduan/PanduanDistribusi/6/Panduan6Bab5.md" calcext:value-type="string">
            <text:p>/wiki/TimPengembang/Dokumentasi/Panduan/PanduanDistribusi/6/Panduan6Bab5.md</text:p>
          </table:table-cell>
          <table:table-cell table:formula="of:=&quot;[ &quot;&amp;[.A505]&amp;&quot; ](&quot;&amp;[.C505]&amp;&quot;)&quot;" office:value-type="string" office:string-value="[ Panduan6Bab5 ](/wiki/TimPengembang/Dokumentasi/Panduan/PanduanDistribusi/6/Panduan6Bab5.md)" calcext:value-type="string">
            <text:p>[ Panduan6Bab5 ](/wiki/TimPengembang/Dokumentasi/Panduan/PanduanDistribusi/6/Panduan6Bab5.md)</text:p>
          </table:table-cell>
        </table:table-row>
        <table:table-row table:style-name="ro1">
          <table:table-cell office:value-type="string" calcext:value-type="string">
            <text:p>Panduan6Bab6</text:p>
          </table:table-cell>
          <table:table-cell office:value-type="string" calcext:value-type="string">
            <text:p>Panduan6Bab6.md</text:p>
          </table:table-cell>
          <table:table-cell table:formula="of:=[.$B$496]&amp;[.B506]" office:value-type="string" office:string-value="/wiki/TimPengembang/Dokumentasi/Panduan/PanduanDistribusi/6/Panduan6Bab6.md" calcext:value-type="string">
            <text:p>/wiki/TimPengembang/Dokumentasi/Panduan/PanduanDistribusi/6/Panduan6Bab6.md</text:p>
          </table:table-cell>
          <table:table-cell table:formula="of:=&quot;[ &quot;&amp;[.A506]&amp;&quot; ](&quot;&amp;[.C506]&amp;&quot;)&quot;" office:value-type="string" office:string-value="[ Panduan6Bab6 ](/wiki/TimPengembang/Dokumentasi/Panduan/PanduanDistribusi/6/Panduan6Bab6.md)" calcext:value-type="string">
            <text:p>[ Panduan6Bab6 ](/wiki/TimPengembang/Dokumentasi/Panduan/PanduanDistribusi/6/Panduan6Bab6.md)</text:p>
          </table:table-cell>
        </table:table-row>
        <table:table-row table:style-name="ro1">
          <table:table-cell office:value-type="string" calcext:value-type="string">
            <text:p>Panduan6Bab7</text:p>
          </table:table-cell>
          <table:table-cell office:value-type="string" calcext:value-type="string">
            <text:p>Panduan6Bab7.md</text:p>
          </table:table-cell>
          <table:table-cell table:formula="of:=[.$B$496]&amp;[.B507]" office:value-type="string" office:string-value="/wiki/TimPengembang/Dokumentasi/Panduan/PanduanDistribusi/6/Panduan6Bab7.md" calcext:value-type="string">
            <text:p>/wiki/TimPengembang/Dokumentasi/Panduan/PanduanDistribusi/6/Panduan6Bab7.md</text:p>
          </table:table-cell>
          <table:table-cell table:formula="of:=&quot;[ &quot;&amp;[.A507]&amp;&quot; ](&quot;&amp;[.C507]&amp;&quot;)&quot;" office:value-type="string" office:string-value="[ Panduan6Bab7 ](/wiki/TimPengembang/Dokumentasi/Panduan/PanduanDistribusi/6/Panduan6Bab7.md)" calcext:value-type="string">
            <text:p>[ Panduan6Bab7 ](/wiki/TimPengembang/Dokumentasi/Panduan/PanduanDistribusi/6/Panduan6Bab7.md)</text:p>
          </table:table-cell>
        </table:table-row>
        <table:table-row table:style-name="ro1">
          <table:table-cell office:value-type="string" calcext:value-type="string">
            <text:p>Panduan6Bab8</text:p>
          </table:table-cell>
          <table:table-cell office:value-type="string" calcext:value-type="string">
            <text:p>Panduan6Bab8.md</text:p>
          </table:table-cell>
          <table:table-cell table:formula="of:=[.$B$496]&amp;[.B508]" office:value-type="string" office:string-value="/wiki/TimPengembang/Dokumentasi/Panduan/PanduanDistribusi/6/Panduan6Bab8.md" calcext:value-type="string">
            <text:p>/wiki/TimPengembang/Dokumentasi/Panduan/PanduanDistribusi/6/Panduan6Bab8.md</text:p>
          </table:table-cell>
          <table:table-cell table:formula="of:=&quot;[ &quot;&amp;[.A508]&amp;&quot; ](&quot;&amp;[.C508]&amp;&quot;)&quot;" office:value-type="string" office:string-value="[ Panduan6Bab8 ](/wiki/TimPengembang/Dokumentasi/Panduan/PanduanDistribusi/6/Panduan6Bab8.md)" calcext:value-type="string">
            <text:p>[ Panduan6Bab8 ](/wiki/TimPengembang/Dokumentasi/Panduan/PanduanDistribusi/6/Panduan6Bab8.md)</text:p>
          </table:table-cell>
        </table:table-row>
        <table:table-row table:style-name="ro1">
          <table:table-cell office:value-type="string" calcext:value-type="string">
            <text:p>Panduan6Bab9</text:p>
          </table:table-cell>
          <table:table-cell office:value-type="string" calcext:value-type="string">
            <text:p>Panduan6Bab9.md</text:p>
          </table:table-cell>
          <table:table-cell table:formula="of:=[.$B$496]&amp;[.B509]" office:value-type="string" office:string-value="/wiki/TimPengembang/Dokumentasi/Panduan/PanduanDistribusi/6/Panduan6Bab9.md" calcext:value-type="string">
            <text:p>/wiki/TimPengembang/Dokumentasi/Panduan/PanduanDistribusi/6/Panduan6Bab9.md</text:p>
          </table:table-cell>
          <table:table-cell table:formula="of:=&quot;[ &quot;&amp;[.A509]&amp;&quot; ](&quot;&amp;[.C509]&amp;&quot;)&quot;" office:value-type="string" office:string-value="[ Panduan6Bab9 ](/wiki/TimPengembang/Dokumentasi/Panduan/PanduanDistribusi/6/Panduan6Bab9.md)" calcext:value-type="string">
            <text:p>[ Panduan6Bab9 ](/wiki/TimPengembang/Dokumentasi/Panduan/PanduanDistribusi/6/Panduan6Bab9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7/</text:p>
          </table:table-cell>
          <table:table-cell table:formula="of:=[.B511]" office:value-type="string" office:string-value="/wiki/TimPengembang/Dokumentasi/Panduan/PanduanDistribusi/7/" calcext:value-type="string">
            <text:p>/wiki/TimPengembang/Dokumentasi/Panduan/PanduanDistribusi/7/</text:p>
          </table:table-cell>
          <table:table-cell table:formula="of:=&quot;[ &quot;&amp;[.A511]&amp;&quot; ](&quot;&amp;[.C511]&amp;&quot;)&quot;" office:value-type="string" office:string-value="[ /wiki/TimPengembang/Dokumentasi/Panduan/PanduanDistribusi/7/ ](/wiki/TimPengembang/Dokumentasi/Panduan/PanduanDistribusi/7/)" calcext:value-type="string">
            <text:p>[ /wiki/TimPengembang/Dokumentasi/Panduan/PanduanDistribusi/7/ ](/wiki/TimPengembang/Dokumentasi/Panduan/PanduanDistribusi/7/)</text:p>
          </table:table-cell>
        </table:table-row>
        <table:table-row table:style-name="ro1">
          <table:table-cell table:number-columns-repeated="2" office:value-type="string" calcext:value-type="string">
            <text:p>Panduan7Bab2md</text:p>
          </table:table-cell>
          <table:table-cell table:formula="of:=[.$B$511]&amp;[.B512]" office:value-type="string" office:string-value="/wiki/TimPengembang/Dokumentasi/Panduan/PanduanDistribusi/7/Panduan7Bab2md" calcext:value-type="string">
            <text:p>/wiki/TimPengembang/Dokumentasi/Panduan/PanduanDistribusi/7/Panduan7Bab2md</text:p>
          </table:table-cell>
          <table:table-cell table:formula="of:=&quot;[ &quot;&amp;[.A512]&amp;&quot; ](&quot;&amp;[.C512]&amp;&quot;)&quot;" office:value-type="string" office:string-value="[ Panduan7Bab2md ](/wiki/TimPengembang/Dokumentasi/Panduan/PanduanDistribusi/7/Panduan7Bab2md)" calcext:value-type="string">
            <text:p>[ Panduan7Bab2md ](/wiki/TimPengembang/Dokumentasi/Panduan/PanduanDistribusi/7/Panduan7Bab2md)</text:p>
          </table:table-cell>
        </table:table-row>
        <table:table-row table:style-name="ro1">
          <table:table-cell office:value-type="string" calcext:value-type="string">
            <text:p>Panduan7Bab10</text:p>
          </table:table-cell>
          <table:table-cell office:value-type="string" calcext:value-type="string">
            <text:p>Panduan7Bab10.md</text:p>
          </table:table-cell>
          <table:table-cell table:formula="of:=[.$B$511]&amp;[.B513]" office:value-type="string" office:string-value="/wiki/TimPengembang/Dokumentasi/Panduan/PanduanDistribusi/7/Panduan7Bab10.md" calcext:value-type="string">
            <text:p>/wiki/TimPengembang/Dokumentasi/Panduan/PanduanDistribusi/7/Panduan7Bab10.md</text:p>
          </table:table-cell>
          <table:table-cell table:formula="of:=&quot;[ &quot;&amp;[.A513]&amp;&quot; ](&quot;&amp;[.C513]&amp;&quot;)&quot;" office:value-type="string" office:string-value="[ Panduan7Bab10 ](/wiki/TimPengembang/Dokumentasi/Panduan/PanduanDistribusi/7/Panduan7Bab10.md)" calcext:value-type="string">
            <text:p>[ Panduan7Bab10 ](/wiki/TimPengembang/Dokumentasi/Panduan/PanduanDistribusi/7/Panduan7Bab10.md)</text:p>
          </table:table-cell>
        </table:table-row>
        <table:table-row table:style-name="ro1">
          <table:table-cell office:value-type="string" calcext:value-type="string">
            <text:p>Panduan7Bab11</text:p>
          </table:table-cell>
          <table:table-cell office:value-type="string" calcext:value-type="string">
            <text:p>Panduan7Bab11.md</text:p>
          </table:table-cell>
          <table:table-cell table:formula="of:=[.$B$511]&amp;[.B514]" office:value-type="string" office:string-value="/wiki/TimPengembang/Dokumentasi/Panduan/PanduanDistribusi/7/Panduan7Bab11.md" calcext:value-type="string">
            <text:p>/wiki/TimPengembang/Dokumentasi/Panduan/PanduanDistribusi/7/Panduan7Bab11.md</text:p>
          </table:table-cell>
          <table:table-cell table:formula="of:=&quot;[ &quot;&amp;[.A514]&amp;&quot; ](&quot;&amp;[.C514]&amp;&quot;)&quot;" office:value-type="string" office:string-value="[ Panduan7Bab11 ](/wiki/TimPengembang/Dokumentasi/Panduan/PanduanDistribusi/7/Panduan7Bab11.md)" calcext:value-type="string">
            <text:p>[ Panduan7Bab11 ](/wiki/TimPengembang/Dokumentasi/Panduan/PanduanDistribusi/7/Panduan7Bab11.md)</text:p>
          </table:table-cell>
        </table:table-row>
        <table:table-row table:style-name="ro1">
          <table:table-cell office:value-type="string" calcext:value-type="string">
            <text:p>Panduan7Bab12</text:p>
          </table:table-cell>
          <table:table-cell office:value-type="string" calcext:value-type="string">
            <text:p>Panduan7Bab12.md</text:p>
          </table:table-cell>
          <table:table-cell table:formula="of:=[.$B$511]&amp;[.B515]" office:value-type="string" office:string-value="/wiki/TimPengembang/Dokumentasi/Panduan/PanduanDistribusi/7/Panduan7Bab12.md" calcext:value-type="string">
            <text:p>/wiki/TimPengembang/Dokumentasi/Panduan/PanduanDistribusi/7/Panduan7Bab12.md</text:p>
          </table:table-cell>
          <table:table-cell table:formula="of:=&quot;[ &quot;&amp;[.A515]&amp;&quot; ](&quot;&amp;[.C515]&amp;&quot;)&quot;" office:value-type="string" office:string-value="[ Panduan7Bab12 ](/wiki/TimPengembang/Dokumentasi/Panduan/PanduanDistribusi/7/Panduan7Bab12.md)" calcext:value-type="string">
            <text:p>[ Panduan7Bab12 ](/wiki/TimPengembang/Dokumentasi/Panduan/PanduanDistribusi/7/Panduan7Bab12.md)</text:p>
          </table:table-cell>
        </table:table-row>
        <table:table-row table:style-name="ro1">
          <table:table-cell office:value-type="string" calcext:value-type="string">
            <text:p>Panduan7Bab13</text:p>
          </table:table-cell>
          <table:table-cell office:value-type="string" calcext:value-type="string">
            <text:p>Panduan7Bab13.md</text:p>
          </table:table-cell>
          <table:table-cell table:formula="of:=[.$B$511]&amp;[.B516]" office:value-type="string" office:string-value="/wiki/TimPengembang/Dokumentasi/Panduan/PanduanDistribusi/7/Panduan7Bab13.md" calcext:value-type="string">
            <text:p>/wiki/TimPengembang/Dokumentasi/Panduan/PanduanDistribusi/7/Panduan7Bab13.md</text:p>
          </table:table-cell>
          <table:table-cell table:formula="of:=&quot;[ &quot;&amp;[.A516]&amp;&quot; ](&quot;&amp;[.C516]&amp;&quot;)&quot;" office:value-type="string" office:string-value="[ Panduan7Bab13 ](/wiki/TimPengembang/Dokumentasi/Panduan/PanduanDistribusi/7/Panduan7Bab13.md)" calcext:value-type="string">
            <text:p>[ Panduan7Bab13 ](/wiki/TimPengembang/Dokumentasi/Panduan/PanduanDistribusi/7/Panduan7Bab13.md)</text:p>
          </table:table-cell>
        </table:table-row>
        <table:table-row table:style-name="ro1">
          <table:table-cell office:value-type="string" calcext:value-type="string">
            <text:p>Panduan7Bab1</text:p>
          </table:table-cell>
          <table:table-cell office:value-type="string" calcext:value-type="string">
            <text:p>Panduan7Bab1.md</text:p>
          </table:table-cell>
          <table:table-cell table:formula="of:=[.$B$511]&amp;[.B517]" office:value-type="string" office:string-value="/wiki/TimPengembang/Dokumentasi/Panduan/PanduanDistribusi/7/Panduan7Bab1.md" calcext:value-type="string">
            <text:p>/wiki/TimPengembang/Dokumentasi/Panduan/PanduanDistribusi/7/Panduan7Bab1.md</text:p>
          </table:table-cell>
          <table:table-cell table:formula="of:=&quot;[ &quot;&amp;[.A517]&amp;&quot; ](&quot;&amp;[.C517]&amp;&quot;)&quot;" office:value-type="string" office:string-value="[ Panduan7Bab1 ](/wiki/TimPengembang/Dokumentasi/Panduan/PanduanDistribusi/7/Panduan7Bab1.md)" calcext:value-type="string">
            <text:p>[ Panduan7Bab1 ](/wiki/TimPengembang/Dokumentasi/Panduan/PanduanDistribusi/7/Panduan7Bab1.md)</text:p>
          </table:table-cell>
        </table:table-row>
        <table:table-row table:style-name="ro1">
          <table:table-cell office:value-type="string" calcext:value-type="string">
            <text:p>Panduan7Bab3.2</text:p>
          </table:table-cell>
          <table:table-cell office:value-type="string" calcext:value-type="string">
            <text:p>Panduan7Bab3.2.md</text:p>
          </table:table-cell>
          <table:table-cell table:formula="of:=[.$B$511]&amp;[.B518]" office:value-type="string" office:string-value="/wiki/TimPengembang/Dokumentasi/Panduan/PanduanDistribusi/7/Panduan7Bab3.2.md" calcext:value-type="string">
            <text:p>/wiki/TimPengembang/Dokumentasi/Panduan/PanduanDistribusi/7/Panduan7Bab3.2.md</text:p>
          </table:table-cell>
          <table:table-cell table:formula="of:=&quot;[ &quot;&amp;[.A518]&amp;&quot; ](&quot;&amp;[.C518]&amp;&quot;)&quot;" office:value-type="string" office:string-value="[ Panduan7Bab3.2 ](/wiki/TimPengembang/Dokumentasi/Panduan/PanduanDistribusi/7/Panduan7Bab3.2.md)" calcext:value-type="string">
            <text:p>[ Panduan7Bab3.2 ](/wiki/TimPengembang/Dokumentasi/Panduan/PanduanDistribusi/7/Panduan7Bab3.2.md)</text:p>
          </table:table-cell>
        </table:table-row>
        <table:table-row table:style-name="ro1">
          <table:table-cell office:value-type="string" calcext:value-type="string">
            <text:p>Panduan7Bab4</text:p>
          </table:table-cell>
          <table:table-cell office:value-type="string" calcext:value-type="string">
            <text:p>Panduan7Bab4.md</text:p>
          </table:table-cell>
          <table:table-cell table:formula="of:=[.$B$511]&amp;[.B519]" office:value-type="string" office:string-value="/wiki/TimPengembang/Dokumentasi/Panduan/PanduanDistribusi/7/Panduan7Bab4.md" calcext:value-type="string">
            <text:p>/wiki/TimPengembang/Dokumentasi/Panduan/PanduanDistribusi/7/Panduan7Bab4.md</text:p>
          </table:table-cell>
          <table:table-cell table:formula="of:=&quot;[ &quot;&amp;[.A519]&amp;&quot; ](&quot;&amp;[.C519]&amp;&quot;)&quot;" office:value-type="string" office:string-value="[ Panduan7Bab4 ](/wiki/TimPengembang/Dokumentasi/Panduan/PanduanDistribusi/7/Panduan7Bab4.md)" calcext:value-type="string">
            <text:p>[ Panduan7Bab4 ](/wiki/TimPengembang/Dokumentasi/Panduan/PanduanDistribusi/7/Panduan7Bab4.md)</text:p>
          </table:table-cell>
        </table:table-row>
        <table:table-row table:style-name="ro1">
          <table:table-cell office:value-type="string" calcext:value-type="string">
            <text:p>Panduan7Bab5</text:p>
          </table:table-cell>
          <table:table-cell office:value-type="string" calcext:value-type="string">
            <text:p>Panduan7Bab5.md</text:p>
          </table:table-cell>
          <table:table-cell table:formula="of:=[.$B$511]&amp;[.B520]" office:value-type="string" office:string-value="/wiki/TimPengembang/Dokumentasi/Panduan/PanduanDistribusi/7/Panduan7Bab5.md" calcext:value-type="string">
            <text:p>/wiki/TimPengembang/Dokumentasi/Panduan/PanduanDistribusi/7/Panduan7Bab5.md</text:p>
          </table:table-cell>
          <table:table-cell table:formula="of:=&quot;[ &quot;&amp;[.A520]&amp;&quot; ](&quot;&amp;[.C520]&amp;&quot;)&quot;" office:value-type="string" office:string-value="[ Panduan7Bab5 ](/wiki/TimPengembang/Dokumentasi/Panduan/PanduanDistribusi/7/Panduan7Bab5.md)" calcext:value-type="string">
            <text:p>[ Panduan7Bab5 ](/wiki/TimPengembang/Dokumentasi/Panduan/PanduanDistribusi/7/Panduan7Bab5.md)</text:p>
          </table:table-cell>
        </table:table-row>
        <table:table-row table:style-name="ro1">
          <table:table-cell office:value-type="string" calcext:value-type="string">
            <text:p>Panduan7Bab6</text:p>
          </table:table-cell>
          <table:table-cell office:value-type="string" calcext:value-type="string">
            <text:p>Panduan7Bab6.md</text:p>
          </table:table-cell>
          <table:table-cell table:formula="of:=[.$B$511]&amp;[.B521]" office:value-type="string" office:string-value="/wiki/TimPengembang/Dokumentasi/Panduan/PanduanDistribusi/7/Panduan7Bab6.md" calcext:value-type="string">
            <text:p>/wiki/TimPengembang/Dokumentasi/Panduan/PanduanDistribusi/7/Panduan7Bab6.md</text:p>
          </table:table-cell>
          <table:table-cell table:formula="of:=&quot;[ &quot;&amp;[.A521]&amp;&quot; ](&quot;&amp;[.C521]&amp;&quot;)&quot;" office:value-type="string" office:string-value="[ Panduan7Bab6 ](/wiki/TimPengembang/Dokumentasi/Panduan/PanduanDistribusi/7/Panduan7Bab6.md)" calcext:value-type="string">
            <text:p>[ Panduan7Bab6 ](/wiki/TimPengembang/Dokumentasi/Panduan/PanduanDistribusi/7/Panduan7Bab6.md)</text:p>
          </table:table-cell>
        </table:table-row>
        <table:table-row table:style-name="ro1">
          <table:table-cell office:value-type="string" calcext:value-type="string">
            <text:p>Panduan7Bab7</text:p>
          </table:table-cell>
          <table:table-cell office:value-type="string" calcext:value-type="string">
            <text:p>Panduan7Bab7.md</text:p>
          </table:table-cell>
          <table:table-cell table:formula="of:=[.$B$511]&amp;[.B522]" office:value-type="string" office:string-value="/wiki/TimPengembang/Dokumentasi/Panduan/PanduanDistribusi/7/Panduan7Bab7.md" calcext:value-type="string">
            <text:p>/wiki/TimPengembang/Dokumentasi/Panduan/PanduanDistribusi/7/Panduan7Bab7.md</text:p>
          </table:table-cell>
          <table:table-cell table:formula="of:=&quot;[ &quot;&amp;[.A522]&amp;&quot; ](&quot;&amp;[.C522]&amp;&quot;)&quot;" office:value-type="string" office:string-value="[ Panduan7Bab7 ](/wiki/TimPengembang/Dokumentasi/Panduan/PanduanDistribusi/7/Panduan7Bab7.md)" calcext:value-type="string">
            <text:p>[ Panduan7Bab7 ](/wiki/TimPengembang/Dokumentasi/Panduan/PanduanDistribusi/7/Panduan7Bab7.md)</text:p>
          </table:table-cell>
        </table:table-row>
        <table:table-row table:style-name="ro1">
          <table:table-cell office:value-type="string" calcext:value-type="string">
            <text:p>Panduan7Bab8</text:p>
          </table:table-cell>
          <table:table-cell office:value-type="string" calcext:value-type="string">
            <text:p>Panduan7Bab8.md</text:p>
          </table:table-cell>
          <table:table-cell table:formula="of:=[.$B$511]&amp;[.B523]" office:value-type="string" office:string-value="/wiki/TimPengembang/Dokumentasi/Panduan/PanduanDistribusi/7/Panduan7Bab8.md" calcext:value-type="string">
            <text:p>/wiki/TimPengembang/Dokumentasi/Panduan/PanduanDistribusi/7/Panduan7Bab8.md</text:p>
          </table:table-cell>
          <table:table-cell table:formula="of:=&quot;[ &quot;&amp;[.A523]&amp;&quot; ](&quot;&amp;[.C523]&amp;&quot;)&quot;" office:value-type="string" office:string-value="[ Panduan7Bab8 ](/wiki/TimPengembang/Dokumentasi/Panduan/PanduanDistribusi/7/Panduan7Bab8.md)" calcext:value-type="string">
            <text:p>[ Panduan7Bab8 ](/wiki/TimPengembang/Dokumentasi/Panduan/PanduanDistribusi/7/Panduan7Bab8.md)</text:p>
          </table:table-cell>
        </table:table-row>
        <table:table-row table:style-name="ro1">
          <table:table-cell office:value-type="string" calcext:value-type="string">
            <text:p>Panduan7Bab9</text:p>
          </table:table-cell>
          <table:table-cell office:value-type="string" calcext:value-type="string">
            <text:p>Panduan7Bab9.md</text:p>
          </table:table-cell>
          <table:table-cell table:formula="of:=[.$B$511]&amp;[.B524]" office:value-type="string" office:string-value="/wiki/TimPengembang/Dokumentasi/Panduan/PanduanDistribusi/7/Panduan7Bab9.md" calcext:value-type="string">
            <text:p>/wiki/TimPengembang/Dokumentasi/Panduan/PanduanDistribusi/7/Panduan7Bab9.md</text:p>
          </table:table-cell>
          <table:table-cell table:formula="of:=&quot;[ &quot;&amp;[.A524]&amp;&quot; ](&quot;&amp;[.C524]&amp;&quot;)&quot;" office:value-type="string" office:string-value="[ Panduan7Bab9 ](/wiki/TimPengembang/Dokumentasi/Panduan/PanduanDistribusi/7/Panduan7Bab9.md)" calcext:value-type="string">
            <text:p>[ Panduan7Bab9 ](/wiki/TimPengembang/Dokumentasi/Panduan/PanduanDistribusi/7/Panduan7Bab9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8/</text:p>
          </table:table-cell>
          <table:table-cell table:formula="of:=[.B526]" office:value-type="string" office:string-value="/wiki/TimPengembang/Dokumentasi/Panduan/PanduanDistribusi/8/" calcext:value-type="string">
            <text:p>/wiki/TimPengembang/Dokumentasi/Panduan/PanduanDistribusi/8/</text:p>
          </table:table-cell>
          <table:table-cell table:formula="of:=&quot;[ &quot;&amp;[.A526]&amp;&quot; ](&quot;&amp;[.C526]&amp;&quot;)&quot;" office:value-type="string" office:string-value="[ /wiki/TimPengembang/Dokumentasi/Panduan/PanduanDistribusi/8/ ](/wiki/TimPengembang/Dokumentasi/Panduan/PanduanDistribusi/8/)" calcext:value-type="string">
            <text:p>[ /wiki/TimPengembang/Dokumentasi/Panduan/PanduanDistribusi/8/ ](/wiki/TimPengembang/Dokumentasi/Panduan/PanduanDistribusi/8/)</text:p>
          </table:table-cell>
        </table:table-row>
        <table:table-row table:style-name="ro1">
          <table:table-cell office:value-type="string" calcext:value-type="string">
            <text:p>Panduan8Bab10</text:p>
          </table:table-cell>
          <table:table-cell office:value-type="string" calcext:value-type="string">
            <text:p>Panduan8Bab10.md</text:p>
          </table:table-cell>
          <table:table-cell table:formula="of:=[.$B$526]&amp;[.B527]" office:value-type="string" office:string-value="/wiki/TimPengembang/Dokumentasi/Panduan/PanduanDistribusi/8/Panduan8Bab10.md" calcext:value-type="string">
            <text:p>/wiki/TimPengembang/Dokumentasi/Panduan/PanduanDistribusi/8/Panduan8Bab10.md</text:p>
          </table:table-cell>
          <table:table-cell table:formula="of:=&quot;[ &quot;&amp;[.A527]&amp;&quot; ](&quot;&amp;[.C527]&amp;&quot;)&quot;" office:value-type="string" office:string-value="[ Panduan8Bab10 ](/wiki/TimPengembang/Dokumentasi/Panduan/PanduanDistribusi/8/Panduan8Bab10.md)" calcext:value-type="string">
            <text:p>[ Panduan8Bab10 ](/wiki/TimPengembang/Dokumentasi/Panduan/PanduanDistribusi/8/Panduan8Bab10.md)</text:p>
          </table:table-cell>
        </table:table-row>
        <table:table-row table:style-name="ro1">
          <table:table-cell office:value-type="string" calcext:value-type="string">
            <text:p>Panduan8Bab11</text:p>
          </table:table-cell>
          <table:table-cell office:value-type="string" calcext:value-type="string">
            <text:p>Panduan8Bab11.md</text:p>
          </table:table-cell>
          <table:table-cell table:formula="of:=[.$B$526]&amp;[.B528]" office:value-type="string" office:string-value="/wiki/TimPengembang/Dokumentasi/Panduan/PanduanDistribusi/8/Panduan8Bab11.md" calcext:value-type="string">
            <text:p>/wiki/TimPengembang/Dokumentasi/Panduan/PanduanDistribusi/8/Panduan8Bab11.md</text:p>
          </table:table-cell>
          <table:table-cell table:formula="of:=&quot;[ &quot;&amp;[.A528]&amp;&quot; ](&quot;&amp;[.C528]&amp;&quot;)&quot;" office:value-type="string" office:string-value="[ Panduan8Bab11 ](/wiki/TimPengembang/Dokumentasi/Panduan/PanduanDistribusi/8/Panduan8Bab11.md)" calcext:value-type="string">
            <text:p>[ Panduan8Bab11 ](/wiki/TimPengembang/Dokumentasi/Panduan/PanduanDistribusi/8/Panduan8Bab11.md)</text:p>
          </table:table-cell>
        </table:table-row>
        <table:table-row table:style-name="ro1">
          <table:table-cell office:value-type="string" calcext:value-type="string">
            <text:p>Panduan8Bab12</text:p>
          </table:table-cell>
          <table:table-cell office:value-type="string" calcext:value-type="string">
            <text:p>Panduan8Bab12.md</text:p>
          </table:table-cell>
          <table:table-cell table:formula="of:=[.$B$526]&amp;[.B529]" office:value-type="string" office:string-value="/wiki/TimPengembang/Dokumentasi/Panduan/PanduanDistribusi/8/Panduan8Bab12.md" calcext:value-type="string">
            <text:p>/wiki/TimPengembang/Dokumentasi/Panduan/PanduanDistribusi/8/Panduan8Bab12.md</text:p>
          </table:table-cell>
          <table:table-cell table:formula="of:=&quot;[ &quot;&amp;[.A529]&amp;&quot; ](&quot;&amp;[.C529]&amp;&quot;)&quot;" office:value-type="string" office:string-value="[ Panduan8Bab12 ](/wiki/TimPengembang/Dokumentasi/Panduan/PanduanDistribusi/8/Panduan8Bab12.md)" calcext:value-type="string">
            <text:p>[ Panduan8Bab12 ](/wiki/TimPengembang/Dokumentasi/Panduan/PanduanDistribusi/8/Panduan8Bab12.md)</text:p>
          </table:table-cell>
        </table:table-row>
        <table:table-row table:style-name="ro1">
          <table:table-cell office:value-type="string" calcext:value-type="string">
            <text:p>Panduan8Bab13</text:p>
          </table:table-cell>
          <table:table-cell office:value-type="string" calcext:value-type="string">
            <text:p>Panduan8Bab13.md</text:p>
          </table:table-cell>
          <table:table-cell table:formula="of:=[.$B$526]&amp;[.B530]" office:value-type="string" office:string-value="/wiki/TimPengembang/Dokumentasi/Panduan/PanduanDistribusi/8/Panduan8Bab13.md" calcext:value-type="string">
            <text:p>/wiki/TimPengembang/Dokumentasi/Panduan/PanduanDistribusi/8/Panduan8Bab13.md</text:p>
          </table:table-cell>
          <table:table-cell table:formula="of:=&quot;[ &quot;&amp;[.A530]&amp;&quot; ](&quot;&amp;[.C530]&amp;&quot;)&quot;" office:value-type="string" office:string-value="[ Panduan8Bab13 ](/wiki/TimPengembang/Dokumentasi/Panduan/PanduanDistribusi/8/Panduan8Bab13.md)" calcext:value-type="string">
            <text:p>[ Panduan8Bab13 ](/wiki/TimPengembang/Dokumentasi/Panduan/PanduanDistribusi/8/Panduan8Bab13.md)</text:p>
          </table:table-cell>
        </table:table-row>
        <table:table-row table:style-name="ro1">
          <table:table-cell office:value-type="string" calcext:value-type="string">
            <text:p>Panduan8Bab14</text:p>
          </table:table-cell>
          <table:table-cell office:value-type="string" calcext:value-type="string">
            <text:p>Panduan8Bab14.md</text:p>
          </table:table-cell>
          <table:table-cell table:formula="of:=[.$B$526]&amp;[.B531]" office:value-type="string" office:string-value="/wiki/TimPengembang/Dokumentasi/Panduan/PanduanDistribusi/8/Panduan8Bab14.md" calcext:value-type="string">
            <text:p>/wiki/TimPengembang/Dokumentasi/Panduan/PanduanDistribusi/8/Panduan8Bab14.md</text:p>
          </table:table-cell>
          <table:table-cell table:formula="of:=&quot;[ &quot;&amp;[.A531]&amp;&quot; ](&quot;&amp;[.C531]&amp;&quot;)&quot;" office:value-type="string" office:string-value="[ Panduan8Bab14 ](/wiki/TimPengembang/Dokumentasi/Panduan/PanduanDistribusi/8/Panduan8Bab14.md)" calcext:value-type="string">
            <text:p>[ Panduan8Bab14 ](/wiki/TimPengembang/Dokumentasi/Panduan/PanduanDistribusi/8/Panduan8Bab14.md)</text:p>
          </table:table-cell>
        </table:table-row>
        <table:table-row table:style-name="ro1">
          <table:table-cell office:value-type="string" calcext:value-type="string">
            <text:p>Panduan8Bab1</text:p>
          </table:table-cell>
          <table:table-cell office:value-type="string" calcext:value-type="string">
            <text:p>Panduan8Bab1.md</text:p>
          </table:table-cell>
          <table:table-cell table:formula="of:=[.$B$526]&amp;[.B532]" office:value-type="string" office:string-value="/wiki/TimPengembang/Dokumentasi/Panduan/PanduanDistribusi/8/Panduan8Bab1.md" calcext:value-type="string">
            <text:p>/wiki/TimPengembang/Dokumentasi/Panduan/PanduanDistribusi/8/Panduan8Bab1.md</text:p>
          </table:table-cell>
          <table:table-cell table:formula="of:=&quot;[ &quot;&amp;[.A532]&amp;&quot; ](&quot;&amp;[.C532]&amp;&quot;)&quot;" office:value-type="string" office:string-value="[ Panduan8Bab1 ](/wiki/TimPengembang/Dokumentasi/Panduan/PanduanDistribusi/8/Panduan8Bab1.md)" calcext:value-type="string">
            <text:p>[ Panduan8Bab1 ](/wiki/TimPengembang/Dokumentasi/Panduan/PanduanDistribusi/8/Panduan8Bab1.md)</text:p>
          </table:table-cell>
        </table:table-row>
        <table:table-row table:style-name="ro1">
          <table:table-cell office:value-type="string" calcext:value-type="string">
            <text:p>Panduan8Bab2</text:p>
          </table:table-cell>
          <table:table-cell office:value-type="string" calcext:value-type="string">
            <text:p>Panduan8Bab2.md</text:p>
          </table:table-cell>
          <table:table-cell table:formula="of:=[.$B$526]&amp;[.B533]" office:value-type="string" office:string-value="/wiki/TimPengembang/Dokumentasi/Panduan/PanduanDistribusi/8/Panduan8Bab2.md" calcext:value-type="string">
            <text:p>/wiki/TimPengembang/Dokumentasi/Panduan/PanduanDistribusi/8/Panduan8Bab2.md</text:p>
          </table:table-cell>
          <table:table-cell table:formula="of:=&quot;[ &quot;&amp;[.A533]&amp;&quot; ](&quot;&amp;[.C533]&amp;&quot;)&quot;" office:value-type="string" office:string-value="[ Panduan8Bab2 ](/wiki/TimPengembang/Dokumentasi/Panduan/PanduanDistribusi/8/Panduan8Bab2.md)" calcext:value-type="string">
            <text:p>[ Panduan8Bab2 ](/wiki/TimPengembang/Dokumentasi/Panduan/PanduanDistribusi/8/Panduan8Bab2.md)</text:p>
          </table:table-cell>
        </table:table-row>
        <table:table-row table:style-name="ro1">
          <table:table-cell office:value-type="string" calcext:value-type="string">
            <text:p>Panduan8Bab3</text:p>
          </table:table-cell>
          <table:table-cell office:value-type="string" calcext:value-type="string">
            <text:p>Panduan8Bab3.md</text:p>
          </table:table-cell>
          <table:table-cell table:formula="of:=[.$B$526]&amp;[.B534]" office:value-type="string" office:string-value="/wiki/TimPengembang/Dokumentasi/Panduan/PanduanDistribusi/8/Panduan8Bab3.md" calcext:value-type="string">
            <text:p>/wiki/TimPengembang/Dokumentasi/Panduan/PanduanDistribusi/8/Panduan8Bab3.md</text:p>
          </table:table-cell>
          <table:table-cell table:formula="of:=&quot;[ &quot;&amp;[.A534]&amp;&quot; ](&quot;&amp;[.C534]&amp;&quot;)&quot;" office:value-type="string" office:string-value="[ Panduan8Bab3 ](/wiki/TimPengembang/Dokumentasi/Panduan/PanduanDistribusi/8/Panduan8Bab3.md)" calcext:value-type="string">
            <text:p>[ Panduan8Bab3 ](/wiki/TimPengembang/Dokumentasi/Panduan/PanduanDistribusi/8/Panduan8Bab3.md)</text:p>
          </table:table-cell>
        </table:table-row>
        <table:table-row table:style-name="ro1">
          <table:table-cell office:value-type="string" calcext:value-type="string">
            <text:p>Panduan8Bab4</text:p>
          </table:table-cell>
          <table:table-cell office:value-type="string" calcext:value-type="string">
            <text:p>Panduan8Bab4.md</text:p>
          </table:table-cell>
          <table:table-cell table:formula="of:=[.$B$526]&amp;[.B535]" office:value-type="string" office:string-value="/wiki/TimPengembang/Dokumentasi/Panduan/PanduanDistribusi/8/Panduan8Bab4.md" calcext:value-type="string">
            <text:p>/wiki/TimPengembang/Dokumentasi/Panduan/PanduanDistribusi/8/Panduan8Bab4.md</text:p>
          </table:table-cell>
          <table:table-cell table:formula="of:=&quot;[ &quot;&amp;[.A535]&amp;&quot; ](&quot;&amp;[.C535]&amp;&quot;)&quot;" office:value-type="string" office:string-value="[ Panduan8Bab4 ](/wiki/TimPengembang/Dokumentasi/Panduan/PanduanDistribusi/8/Panduan8Bab4.md)" calcext:value-type="string">
            <text:p>[ Panduan8Bab4 ](/wiki/TimPengembang/Dokumentasi/Panduan/PanduanDistribusi/8/Panduan8Bab4.md)</text:p>
          </table:table-cell>
        </table:table-row>
        <table:table-row table:style-name="ro1">
          <table:table-cell office:value-type="string" calcext:value-type="string">
            <text:p>Panduan8Bab5</text:p>
          </table:table-cell>
          <table:table-cell office:value-type="string" calcext:value-type="string">
            <text:p>Panduan8Bab5.md</text:p>
          </table:table-cell>
          <table:table-cell table:formula="of:=[.$B$526]&amp;[.B536]" office:value-type="string" office:string-value="/wiki/TimPengembang/Dokumentasi/Panduan/PanduanDistribusi/8/Panduan8Bab5.md" calcext:value-type="string">
            <text:p>/wiki/TimPengembang/Dokumentasi/Panduan/PanduanDistribusi/8/Panduan8Bab5.md</text:p>
          </table:table-cell>
          <table:table-cell table:formula="of:=&quot;[ &quot;&amp;[.A536]&amp;&quot; ](&quot;&amp;[.C536]&amp;&quot;)&quot;" office:value-type="string" office:string-value="[ Panduan8Bab5 ](/wiki/TimPengembang/Dokumentasi/Panduan/PanduanDistribusi/8/Panduan8Bab5.md)" calcext:value-type="string">
            <text:p>[ Panduan8Bab5 ](/wiki/TimPengembang/Dokumentasi/Panduan/PanduanDistribusi/8/Panduan8Bab5.md)</text:p>
          </table:table-cell>
        </table:table-row>
        <table:table-row table:style-name="ro1">
          <table:table-cell office:value-type="string" calcext:value-type="string">
            <text:p>Panduan8Bab6</text:p>
          </table:table-cell>
          <table:table-cell office:value-type="string" calcext:value-type="string">
            <text:p>Panduan8Bab6.md</text:p>
          </table:table-cell>
          <table:table-cell table:formula="of:=[.$B$526]&amp;[.B537]" office:value-type="string" office:string-value="/wiki/TimPengembang/Dokumentasi/Panduan/PanduanDistribusi/8/Panduan8Bab6.md" calcext:value-type="string">
            <text:p>/wiki/TimPengembang/Dokumentasi/Panduan/PanduanDistribusi/8/Panduan8Bab6.md</text:p>
          </table:table-cell>
          <table:table-cell table:formula="of:=&quot;[ &quot;&amp;[.A537]&amp;&quot; ](&quot;&amp;[.C537]&amp;&quot;)&quot;" office:value-type="string" office:string-value="[ Panduan8Bab6 ](/wiki/TimPengembang/Dokumentasi/Panduan/PanduanDistribusi/8/Panduan8Bab6.md)" calcext:value-type="string">
            <text:p>[ Panduan8Bab6 ](/wiki/TimPengembang/Dokumentasi/Panduan/PanduanDistribusi/8/Panduan8Bab6.md)</text:p>
          </table:table-cell>
        </table:table-row>
        <table:table-row table:style-name="ro1">
          <table:table-cell office:value-type="string" calcext:value-type="string">
            <text:p>Panduan8Bab7</text:p>
          </table:table-cell>
          <table:table-cell office:value-type="string" calcext:value-type="string">
            <text:p>Panduan8Bab7.md</text:p>
          </table:table-cell>
          <table:table-cell table:formula="of:=[.$B$526]&amp;[.B538]" office:value-type="string" office:string-value="/wiki/TimPengembang/Dokumentasi/Panduan/PanduanDistribusi/8/Panduan8Bab7.md" calcext:value-type="string">
            <text:p>/wiki/TimPengembang/Dokumentasi/Panduan/PanduanDistribusi/8/Panduan8Bab7.md</text:p>
          </table:table-cell>
          <table:table-cell table:formula="of:=&quot;[ &quot;&amp;[.A538]&amp;&quot; ](&quot;&amp;[.C538]&amp;&quot;)&quot;" office:value-type="string" office:string-value="[ Panduan8Bab7 ](/wiki/TimPengembang/Dokumentasi/Panduan/PanduanDistribusi/8/Panduan8Bab7.md)" calcext:value-type="string">
            <text:p>[ Panduan8Bab7 ](/wiki/TimPengembang/Dokumentasi/Panduan/PanduanDistribusi/8/Panduan8Bab7.md)</text:p>
          </table:table-cell>
        </table:table-row>
        <table:table-row table:style-name="ro1">
          <table:table-cell office:value-type="string" calcext:value-type="string">
            <text:p>Panduan8Bab8</text:p>
          </table:table-cell>
          <table:table-cell office:value-type="string" calcext:value-type="string">
            <text:p>Panduan8Bab8.md</text:p>
          </table:table-cell>
          <table:table-cell table:formula="of:=[.$B$526]&amp;[.B539]" office:value-type="string" office:string-value="/wiki/TimPengembang/Dokumentasi/Panduan/PanduanDistribusi/8/Panduan8Bab8.md" calcext:value-type="string">
            <text:p>/wiki/TimPengembang/Dokumentasi/Panduan/PanduanDistribusi/8/Panduan8Bab8.md</text:p>
          </table:table-cell>
          <table:table-cell table:formula="of:=&quot;[ &quot;&amp;[.A539]&amp;&quot; ](&quot;&amp;[.C539]&amp;&quot;)&quot;" office:value-type="string" office:string-value="[ Panduan8Bab8 ](/wiki/TimPengembang/Dokumentasi/Panduan/PanduanDistribusi/8/Panduan8Bab8.md)" calcext:value-type="string">
            <text:p>[ Panduan8Bab8 ](/wiki/TimPengembang/Dokumentasi/Panduan/PanduanDistribusi/8/Panduan8Bab8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9/</text:p>
          </table:table-cell>
          <table:table-cell table:formula="of:=[.B541]" office:value-type="string" office:string-value="/wiki/TimPengembang/Dokumentasi/Panduan/PanduanDistribusi/9/" calcext:value-type="string">
            <text:p>/wiki/TimPengembang/Dokumentasi/Panduan/PanduanDistribusi/9/</text:p>
          </table:table-cell>
          <table:table-cell table:formula="of:=&quot;[ &quot;&amp;[.A541]&amp;&quot; ](&quot;&amp;[.C541]&amp;&quot;)&quot;" office:value-type="string" office:string-value="[ /wiki/TimPengembang/Dokumentasi/Panduan/PanduanDistribusi/9/ ](/wiki/TimPengembang/Dokumentasi/Panduan/PanduanDistribusi/9/)" calcext:value-type="string">
            <text:p>[ /wiki/TimPengembang/Dokumentasi/Panduan/PanduanDistribusi/9/ ](/wiki/TimPengembang/Dokumentasi/Panduan/PanduanDistribusi/9/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Inkscape/</text:p>
          </table:table-cell>
          <table:table-cell table:formula="of:=[.B543]" office:value-type="string" office:string-value="/wiki/TimPengembang/Dokumentasi/Panduan/PanduanInkscape/" calcext:value-type="string">
            <text:p>/wiki/TimPengembang/Dokumentasi/Panduan/PanduanInkscape/</text:p>
          </table:table-cell>
          <table:table-cell table:formula="of:=&quot;[ &quot;&amp;[.A543]&amp;&quot; ](&quot;&amp;[.C543]&amp;&quot;)&quot;" office:value-type="string" office:string-value="[ /wiki/TimPengembang/Dokumentasi/Panduan/PanduanInkscape/ ](/wiki/TimPengembang/Dokumentasi/Panduan/PanduanInkscape/)" calcext:value-type="string">
            <text:p>[ /wiki/TimPengembang/Dokumentasi/Panduan/PanduanInkscape/ ](/wiki/TimPengembang/Dokumentasi/Panduan/PanduanInkscape/)</text:p>
          </table:table-cell>
        </table:table-row>
        <table:table-row table:style-name="ro1">
          <table:table-cell office:value-type="string" calcext:value-type="string">
            <text:p>PanduanInkscapeBab1.4</text:p>
          </table:table-cell>
          <table:table-cell office:value-type="string" calcext:value-type="string">
            <text:p>PanduanInkscapeBab1.4.md</text:p>
          </table:table-cell>
          <table:table-cell table:formula="of:=[.$B$543]&amp;[.B544]" office:value-type="string" office:string-value="/wiki/TimPengembang/Dokumentasi/Panduan/PanduanInkscape/PanduanInkscapeBab1.4.md" calcext:value-type="string">
            <text:p>/wiki/TimPengembang/Dokumentasi/Panduan/PanduanInkscape/PanduanInkscapeBab1.4.md</text:p>
          </table:table-cell>
          <table:table-cell table:formula="of:=&quot;[ &quot;&amp;[.A544]&amp;&quot; ](&quot;&amp;[.C544]&amp;&quot;)&quot;" office:value-type="string" office:string-value="[ PanduanInkscapeBab1.4 ](/wiki/TimPengembang/Dokumentasi/Panduan/PanduanInkscape/PanduanInkscapeBab1.4.md)" calcext:value-type="string">
            <text:p>[ PanduanInkscapeBab1.4 ](/wiki/TimPengembang/Dokumentasi/Panduan/PanduanInkscape/PanduanInkscapeBab1.4.md)</text:p>
          </table:table-cell>
        </table:table-row>
        <table:table-row table:style-name="ro1">
          <table:table-cell office:value-type="string" calcext:value-type="string">
            <text:p>PanduanInkscapeBab3.4</text:p>
          </table:table-cell>
          <table:table-cell office:value-type="string" calcext:value-type="string">
            <text:p>PanduanInkscapeBab3.4.md</text:p>
          </table:table-cell>
          <table:table-cell table:formula="of:=[.$B$543]&amp;[.B545]" office:value-type="string" office:string-value="/wiki/TimPengembang/Dokumentasi/Panduan/PanduanInkscape/PanduanInkscapeBab3.4.md" calcext:value-type="string">
            <text:p>/wiki/TimPengembang/Dokumentasi/Panduan/PanduanInkscape/PanduanInkscapeBab3.4.md</text:p>
          </table:table-cell>
          <table:table-cell table:formula="of:=&quot;[ &quot;&amp;[.A545]&amp;&quot; ](&quot;&amp;[.C545]&amp;&quot;)&quot;" office:value-type="string" office:string-value="[ PanduanInkscapeBab3.4 ](/wiki/TimPengembang/Dokumentasi/Panduan/PanduanInkscape/PanduanInkscapeBab3.4.md)" calcext:value-type="string">
            <text:p>[ PanduanInkscapeBab3.4 ](/wiki/TimPengembang/Dokumentasi/Panduan/PanduanInkscape/PanduanInkscapeBab3.4.md)</text:p>
          </table:table-cell>
        </table:table-row>
        <table:table-row table:style-name="ro1">
          <table:table-cell office:value-type="string" calcext:value-type="string">
            <text:p>PanduanInkscapeBab4-3DBoxTool</text:p>
          </table:table-cell>
          <table:table-cell office:value-type="string" calcext:value-type="string">
            <text:p>PanduanInkscapeBab4-3DBoxTool.md</text:p>
          </table:table-cell>
          <table:table-cell table:formula="of:=[.$B$543]&amp;[.B546]" office:value-type="string" office:string-value="/wiki/TimPengembang/Dokumentasi/Panduan/PanduanInkscape/PanduanInkscapeBab4-3DBoxTool.md" calcext:value-type="string">
            <text:p>/wiki/TimPengembang/Dokumentasi/Panduan/PanduanInkscape/PanduanInkscapeBab4-3DBoxTool.md</text:p>
          </table:table-cell>
          <table:table-cell table:formula="of:=&quot;[ &quot;&amp;[.A546]&amp;&quot; ](&quot;&amp;[.C546]&amp;&quot;)&quot;" office:value-type="string" office:string-value="[ PanduanInkscapeBab4-3DBoxTool ](/wiki/TimPengembang/Dokumentasi/Panduan/PanduanInkscape/PanduanInkscapeBab4-3DBoxTool.md)" calcext:value-type="string">
            <text:p>[ PanduanInkscapeBab4-3DBoxTool ](/wiki/TimPengembang/Dokumentasi/Panduan/PanduanInkscape/PanduanInkscapeBab4-3DBoxTool.md)</text:p>
          </table:table-cell>
        </table:table-row>
        <table:table-row table:style-name="ro1">
          <table:table-cell office:value-type="string" calcext:value-type="string">
            <text:p>PanduanInkscapeBab4-BezierTool</text:p>
          </table:table-cell>
          <table:table-cell office:value-type="string" calcext:value-type="string">
            <text:p>PanduanInkscapeBab4-BezierTool.md</text:p>
          </table:table-cell>
          <table:table-cell table:formula="of:=[.$B$543]&amp;[.B547]" office:value-type="string" office:string-value="/wiki/TimPengembang/Dokumentasi/Panduan/PanduanInkscape/PanduanInkscapeBab4-BezierTool.md" calcext:value-type="string">
            <text:p>/wiki/TimPengembang/Dokumentasi/Panduan/PanduanInkscape/PanduanInkscapeBab4-BezierTool.md</text:p>
          </table:table-cell>
          <table:table-cell table:formula="of:=&quot;[ &quot;&amp;[.A547]&amp;&quot; ](&quot;&amp;[.C547]&amp;&quot;)&quot;" office:value-type="string" office:string-value="[ PanduanInkscapeBab4-BezierTool ](/wiki/TimPengembang/Dokumentasi/Panduan/PanduanInkscape/PanduanInkscapeBab4-BezierTool.md)" calcext:value-type="string">
            <text:p>[ PanduanInkscapeBab4-BezierTool ](/wiki/TimPengembang/Dokumentasi/Panduan/PanduanInkscape/PanduanInkscapeBab4-BezierTool.md)</text:p>
          </table:table-cell>
        </table:table-row>
        <table:table-row table:style-name="ro1">
          <table:table-cell office:value-type="string" calcext:value-type="string">
            <text:p>PanduanInkscapeBab4-BucketFillTool</text:p>
          </table:table-cell>
          <table:table-cell office:value-type="string" calcext:value-type="string">
            <text:p>PanduanInkscapeBab4-BucketFillTool.md</text:p>
          </table:table-cell>
          <table:table-cell table:formula="of:=[.$B$543]&amp;[.B548]" office:value-type="string" office:string-value="/wiki/TimPengembang/Dokumentasi/Panduan/PanduanInkscape/PanduanInkscapeBab4-BucketFillTool.md" calcext:value-type="string">
            <text:p>/wiki/TimPengembang/Dokumentasi/Panduan/PanduanInkscape/PanduanInkscapeBab4-BucketFillTool.md</text:p>
          </table:table-cell>
          <table:table-cell table:formula="of:=&quot;[ &quot;&amp;[.A548]&amp;&quot; ](&quot;&amp;[.C548]&amp;&quot;)&quot;" office:value-type="string" office:string-value="[ PanduanInkscapeBab4-BucketFillTool ](/wiki/TimPengembang/Dokumentasi/Panduan/PanduanInkscape/PanduanInkscapeBab4-BucketFillTool.md)" calcext:value-type="string">
            <text:p>[ PanduanInkscapeBab4-BucketFillTool ](/wiki/TimPengembang/Dokumentasi/Panduan/PanduanInkscape/PanduanInkscapeBab4-BucketFillTool.md)</text:p>
          </table:table-cell>
        </table:table-row>
        <table:table-row table:style-name="ro1">
          <table:table-cell office:value-type="string" calcext:value-type="string">
            <text:p>PanduanInkscapeBab4-CalligraphyTool</text:p>
          </table:table-cell>
          <table:table-cell office:value-type="string" calcext:value-type="string">
            <text:p>PanduanInkscapeBab4-CalligraphyTool.md</text:p>
          </table:table-cell>
          <table:table-cell table:formula="of:=[.$B$543]&amp;[.B549]" office:value-type="string" office:string-value="/wiki/TimPengembang/Dokumentasi/Panduan/PanduanInkscape/PanduanInkscapeBab4-CalligraphyTool.md" calcext:value-type="string">
            <text:p>/wiki/TimPengembang/Dokumentasi/Panduan/PanduanInkscape/PanduanInkscapeBab4-CalligraphyTool.md</text:p>
          </table:table-cell>
          <table:table-cell table:formula="of:=&quot;[ &quot;&amp;[.A549]&amp;&quot; ](&quot;&amp;[.C549]&amp;&quot;)&quot;" office:value-type="string" office:string-value="[ PanduanInkscapeBab4-CalligraphyTool ](/wiki/TimPengembang/Dokumentasi/Panduan/PanduanInkscape/PanduanInkscapeBab4-CalligraphyTool.md)" calcext:value-type="string">
            <text:p>[ PanduanInkscapeBab4-CalligraphyTool ](/wiki/TimPengembang/Dokumentasi/Panduan/PanduanInkscape/PanduanInkscapeBab4-CalligraphyTool.md)</text:p>
          </table:table-cell>
        </table:table-row>
        <table:table-row table:style-name="ro1">
          <table:table-cell office:value-type="string" calcext:value-type="string">
            <text:p>PanduanInkscapeBab4-ConnectorTool</text:p>
          </table:table-cell>
          <table:table-cell office:value-type="string" calcext:value-type="string">
            <text:p>PanduanInkscapeBab4-ConnectorTool.md</text:p>
          </table:table-cell>
          <table:table-cell table:formula="of:=[.$B$543]&amp;[.B550]" office:value-type="string" office:string-value="/wiki/TimPengembang/Dokumentasi/Panduan/PanduanInkscape/PanduanInkscapeBab4-ConnectorTool.md" calcext:value-type="string">
            <text:p>/wiki/TimPengembang/Dokumentasi/Panduan/PanduanInkscape/PanduanInkscapeBab4-ConnectorTool.md</text:p>
          </table:table-cell>
          <table:table-cell table:formula="of:=&quot;[ &quot;&amp;[.A550]&amp;&quot; ](&quot;&amp;[.C550]&amp;&quot;)&quot;" office:value-type="string" office:string-value="[ PanduanInkscapeBab4-ConnectorTool ](/wiki/TimPengembang/Dokumentasi/Panduan/PanduanInkscape/PanduanInkscapeBab4-ConnectorTool.md)" calcext:value-type="string">
            <text:p>[ PanduanInkscapeBab4-ConnectorTool ](/wiki/TimPengembang/Dokumentasi/Panduan/PanduanInkscape/PanduanInkscapeBab4-ConnectorTool.md)</text:p>
          </table:table-cell>
        </table:table-row>
        <table:table-row table:style-name="ro1">
          <table:table-cell office:value-type="string" calcext:value-type="string">
            <text:p>PanduanInkscapeBab4-DropperTool</text:p>
          </table:table-cell>
          <table:table-cell office:value-type="string" calcext:value-type="string">
            <text:p>PanduanInkscapeBab4-DropperTool.md</text:p>
          </table:table-cell>
          <table:table-cell table:formula="of:=[.$B$543]&amp;[.B551]" office:value-type="string" office:string-value="/wiki/TimPengembang/Dokumentasi/Panduan/PanduanInkscape/PanduanInkscapeBab4-DropperTool.md" calcext:value-type="string">
            <text:p>/wiki/TimPengembang/Dokumentasi/Panduan/PanduanInkscape/PanduanInkscapeBab4-DropperTool.md</text:p>
          </table:table-cell>
          <table:table-cell table:formula="of:=&quot;[ &quot;&amp;[.A551]&amp;&quot; ](&quot;&amp;[.C551]&amp;&quot;)&quot;" office:value-type="string" office:string-value="[ PanduanInkscapeBab4-DropperTool ](/wiki/TimPengembang/Dokumentasi/Panduan/PanduanInkscape/PanduanInkscapeBab4-DropperTool.md)" calcext:value-type="string">
            <text:p>[ PanduanInkscapeBab4-DropperTool ](/wiki/TimPengembang/Dokumentasi/Panduan/PanduanInkscape/PanduanInkscapeBab4-DropperTool.md)</text:p>
          </table:table-cell>
        </table:table-row>
        <table:table-row table:style-name="ro1">
          <table:table-cell office:value-type="string" calcext:value-type="string">
            <text:p>PanduanInkscapeBab4-EllipseTool</text:p>
          </table:table-cell>
          <table:table-cell office:value-type="string" calcext:value-type="string">
            <text:p>PanduanInkscapeBab4-EllipseTool.md</text:p>
          </table:table-cell>
          <table:table-cell table:formula="of:=[.$B$543]&amp;[.B552]" office:value-type="string" office:string-value="/wiki/TimPengembang/Dokumentasi/Panduan/PanduanInkscape/PanduanInkscapeBab4-EllipseTool.md" calcext:value-type="string">
            <text:p>/wiki/TimPengembang/Dokumentasi/Panduan/PanduanInkscape/PanduanInkscapeBab4-EllipseTool.md</text:p>
          </table:table-cell>
          <table:table-cell table:formula="of:=&quot;[ &quot;&amp;[.A552]&amp;&quot; ](&quot;&amp;[.C552]&amp;&quot;)&quot;" office:value-type="string" office:string-value="[ PanduanInkscapeBab4-EllipseTool ](/wiki/TimPengembang/Dokumentasi/Panduan/PanduanInkscape/PanduanInkscapeBab4-EllipseTool.md)" calcext:value-type="string">
            <text:p>[ PanduanInkscapeBab4-EllipseTool ](/wiki/TimPengembang/Dokumentasi/Panduan/PanduanInkscape/PanduanInkscapeBab4-EllipseTool.md)</text:p>
          </table:table-cell>
        </table:table-row>
        <table:table-row table:style-name="ro1">
          <table:table-cell office:value-type="string" calcext:value-type="string">
            <text:p>PanduanInkscapeBab4-EraserTool</text:p>
          </table:table-cell>
          <table:table-cell office:value-type="string" calcext:value-type="string">
            <text:p>PanduanInkscapeBab4-EraserTool.md</text:p>
          </table:table-cell>
          <table:table-cell table:formula="of:=[.$B$543]&amp;[.B553]" office:value-type="string" office:string-value="/wiki/TimPengembang/Dokumentasi/Panduan/PanduanInkscape/PanduanInkscapeBab4-EraserTool.md" calcext:value-type="string">
            <text:p>/wiki/TimPengembang/Dokumentasi/Panduan/PanduanInkscape/PanduanInkscapeBab4-EraserTool.md</text:p>
          </table:table-cell>
          <table:table-cell table:formula="of:=&quot;[ &quot;&amp;[.A553]&amp;&quot; ](&quot;&amp;[.C553]&amp;&quot;)&quot;" office:value-type="string" office:string-value="[ PanduanInkscapeBab4-EraserTool ](/wiki/TimPengembang/Dokumentasi/Panduan/PanduanInkscape/PanduanInkscapeBab4-EraserTool.md)" calcext:value-type="string">
            <text:p>[ PanduanInkscapeBab4-EraserTool ](/wiki/TimPengembang/Dokumentasi/Panduan/PanduanInkscape/PanduanInkscapeBab4-EraserTool.md)</text:p>
          </table:table-cell>
        </table:table-row>
        <table:table-row table:style-name="ro1">
          <table:table-cell office:value-type="string" calcext:value-type="string">
            <text:p>PanduanInkscapeBab4-Gradients</text:p>
          </table:table-cell>
          <table:table-cell office:value-type="string" calcext:value-type="string">
            <text:p>PanduanInkscapeBab4-Gradients.md</text:p>
          </table:table-cell>
          <table:table-cell table:formula="of:=[.$B$543]&amp;[.B554]" office:value-type="string" office:string-value="/wiki/TimPengembang/Dokumentasi/Panduan/PanduanInkscape/PanduanInkscapeBab4-Gradients.md" calcext:value-type="string">
            <text:p>/wiki/TimPengembang/Dokumentasi/Panduan/PanduanInkscape/PanduanInkscapeBab4-Gradients.md</text:p>
          </table:table-cell>
          <table:table-cell table:formula="of:=&quot;[ &quot;&amp;[.A554]&amp;&quot; ](&quot;&amp;[.C554]&amp;&quot;)&quot;" office:value-type="string" office:string-value="[ PanduanInkscapeBab4-Gradients ](/wiki/TimPengembang/Dokumentasi/Panduan/PanduanInkscape/PanduanInkscapeBab4-Gradients.md)" calcext:value-type="string">
            <text:p>[ PanduanInkscapeBab4-Gradients ](/wiki/TimPengembang/Dokumentasi/Panduan/PanduanInkscape/PanduanInkscapeBab4-Gradients.md)</text:p>
          </table:table-cell>
        </table:table-row>
        <table:table-row table:style-name="ro1">
          <table:table-cell office:value-type="string" calcext:value-type="string">
            <text:p>PanduanInkscapeBab4</text:p>
          </table:table-cell>
          <table:table-cell office:value-type="string" calcext:value-type="string">
            <text:p>PanduanInkscapeBab4.md</text:p>
          </table:table-cell>
          <table:table-cell table:formula="of:=[.$B$543]&amp;[.B555]" office:value-type="string" office:string-value="/wiki/TimPengembang/Dokumentasi/Panduan/PanduanInkscape/PanduanInkscapeBab4.md" calcext:value-type="string">
            <text:p>/wiki/TimPengembang/Dokumentasi/Panduan/PanduanInkscape/PanduanInkscapeBab4.md</text:p>
          </table:table-cell>
          <table:table-cell table:formula="of:=&quot;[ &quot;&amp;[.A555]&amp;&quot; ](&quot;&amp;[.C555]&amp;&quot;)&quot;" office:value-type="string" office:string-value="[ PanduanInkscapeBab4 ](/wiki/TimPengembang/Dokumentasi/Panduan/PanduanInkscape/PanduanInkscapeBab4.md)" calcext:value-type="string">
            <text:p>[ PanduanInkscapeBab4 ](/wiki/TimPengembang/Dokumentasi/Panduan/PanduanInkscape/PanduanInkscapeBab4.md)</text:p>
          </table:table-cell>
        </table:table-row>
        <table:table-row table:style-name="ro1">
          <table:table-cell office:value-type="string" calcext:value-type="string">
            <text:p>PanduanInkscapeBab4-NodeTool</text:p>
          </table:table-cell>
          <table:table-cell office:value-type="string" calcext:value-type="string">
            <text:p>PanduanInkscapeBab4-NodeTool.md</text:p>
          </table:table-cell>
          <table:table-cell table:formula="of:=[.$B$543]&amp;[.B556]" office:value-type="string" office:string-value="/wiki/TimPengembang/Dokumentasi/Panduan/PanduanInkscape/PanduanInkscapeBab4-NodeTool.md" calcext:value-type="string">
            <text:p>/wiki/TimPengembang/Dokumentasi/Panduan/PanduanInkscape/PanduanInkscapeBab4-NodeTool.md</text:p>
          </table:table-cell>
          <table:table-cell table:formula="of:=&quot;[ &quot;&amp;[.A556]&amp;&quot; ](&quot;&amp;[.C556]&amp;&quot;)&quot;" office:value-type="string" office:string-value="[ PanduanInkscapeBab4-NodeTool ](/wiki/TimPengembang/Dokumentasi/Panduan/PanduanInkscape/PanduanInkscapeBab4-NodeTool.md)" calcext:value-type="string">
            <text:p>[ PanduanInkscapeBab4-NodeTool ](/wiki/TimPengembang/Dokumentasi/Panduan/PanduanInkscape/PanduanInkscapeBab4-NodeTool.md)</text:p>
          </table:table-cell>
        </table:table-row>
        <table:table-row table:style-name="ro1">
          <table:table-cell office:value-type="string" calcext:value-type="string">
            <text:p>PanduanInkscapeBab4-PencilTool</text:p>
          </table:table-cell>
          <table:table-cell office:value-type="string" calcext:value-type="string">
            <text:p>PanduanInkscapeBab4-PencilTool.md</text:p>
          </table:table-cell>
          <table:table-cell table:formula="of:=[.$B$543]&amp;[.B557]" office:value-type="string" office:string-value="/wiki/TimPengembang/Dokumentasi/Panduan/PanduanInkscape/PanduanInkscapeBab4-PencilTool.md" calcext:value-type="string">
            <text:p>/wiki/TimPengembang/Dokumentasi/Panduan/PanduanInkscape/PanduanInkscapeBab4-PencilTool.md</text:p>
          </table:table-cell>
          <table:table-cell table:formula="of:=&quot;[ &quot;&amp;[.A557]&amp;&quot; ](&quot;&amp;[.C557]&amp;&quot;)&quot;" office:value-type="string" office:string-value="[ PanduanInkscapeBab4-PencilTool ](/wiki/TimPengembang/Dokumentasi/Panduan/PanduanInkscape/PanduanInkscapeBab4-PencilTool.md)" calcext:value-type="string">
            <text:p>[ PanduanInkscapeBab4-PencilTool ](/wiki/TimPengembang/Dokumentasi/Panduan/PanduanInkscape/PanduanInkscapeBab4-PencilTool.md)</text:p>
          </table:table-cell>
        </table:table-row>
        <table:table-row table:style-name="ro1">
          <table:table-cell office:value-type="string" calcext:value-type="string">
            <text:p>PanduanInkscapeBab4-RectangleTool</text:p>
          </table:table-cell>
          <table:table-cell office:value-type="string" calcext:value-type="string">
            <text:p>PanduanInkscapeBab4-RectangleTool.md</text:p>
          </table:table-cell>
          <table:table-cell table:formula="of:=[.$B$543]&amp;[.B558]" office:value-type="string" office:string-value="/wiki/TimPengembang/Dokumentasi/Panduan/PanduanInkscape/PanduanInkscapeBab4-RectangleTool.md" calcext:value-type="string">
            <text:p>/wiki/TimPengembang/Dokumentasi/Panduan/PanduanInkscape/PanduanInkscapeBab4-RectangleTool.md</text:p>
          </table:table-cell>
          <table:table-cell table:formula="of:=&quot;[ &quot;&amp;[.A558]&amp;&quot; ](&quot;&amp;[.C558]&amp;&quot;)&quot;" office:value-type="string" office:string-value="[ PanduanInkscapeBab4-RectangleTool ](/wiki/TimPengembang/Dokumentasi/Panduan/PanduanInkscape/PanduanInkscapeBab4-RectangleTool.md)" calcext:value-type="string">
            <text:p>[ PanduanInkscapeBab4-RectangleTool ](/wiki/TimPengembang/Dokumentasi/Panduan/PanduanInkscape/PanduanInkscapeBab4-RectangleTool.md)</text:p>
          </table:table-cell>
        </table:table-row>
        <table:table-row table:style-name="ro1">
          <table:table-cell office:value-type="string" calcext:value-type="string">
            <text:p>PanduanInkscapeBab4-SelectorTool</text:p>
          </table:table-cell>
          <table:table-cell office:value-type="string" calcext:value-type="string">
            <text:p>PanduanInkscapeBab4-SelectorTool.md</text:p>
          </table:table-cell>
          <table:table-cell table:formula="of:=[.$B$543]&amp;[.B559]" office:value-type="string" office:string-value="/wiki/TimPengembang/Dokumentasi/Panduan/PanduanInkscape/PanduanInkscapeBab4-SelectorTool.md" calcext:value-type="string">
            <text:p>/wiki/TimPengembang/Dokumentasi/Panduan/PanduanInkscape/PanduanInkscapeBab4-SelectorTool.md</text:p>
          </table:table-cell>
          <table:table-cell table:formula="of:=&quot;[ &quot;&amp;[.A559]&amp;&quot; ](&quot;&amp;[.C559]&amp;&quot;)&quot;" office:value-type="string" office:string-value="[ PanduanInkscapeBab4-SelectorTool ](/wiki/TimPengembang/Dokumentasi/Panduan/PanduanInkscape/PanduanInkscapeBab4-SelectorTool.md)" calcext:value-type="string">
            <text:p>[ PanduanInkscapeBab4-SelectorTool ](/wiki/TimPengembang/Dokumentasi/Panduan/PanduanInkscape/PanduanInkscapeBab4-SelectorTool.md)</text:p>
          </table:table-cell>
        </table:table-row>
        <table:table-row table:style-name="ro1">
          <table:table-cell office:value-type="string" calcext:value-type="string">
            <text:p>PanduanInkscapeBab4-SpiralTool</text:p>
          </table:table-cell>
          <table:table-cell office:value-type="string" calcext:value-type="string">
            <text:p>PanduanInkscapeBab4-SpiralTool.md</text:p>
          </table:table-cell>
          <table:table-cell table:formula="of:=[.$B$543]&amp;[.B560]" office:value-type="string" office:string-value="/wiki/TimPengembang/Dokumentasi/Panduan/PanduanInkscape/PanduanInkscapeBab4-SpiralTool.md" calcext:value-type="string">
            <text:p>/wiki/TimPengembang/Dokumentasi/Panduan/PanduanInkscape/PanduanInkscapeBab4-SpiralTool.md</text:p>
          </table:table-cell>
          <table:table-cell table:formula="of:=&quot;[ &quot;&amp;[.A560]&amp;&quot; ](&quot;&amp;[.C560]&amp;&quot;)&quot;" office:value-type="string" office:string-value="[ PanduanInkscapeBab4-SpiralTool ](/wiki/TimPengembang/Dokumentasi/Panduan/PanduanInkscape/PanduanInkscapeBab4-SpiralTool.md)" calcext:value-type="string">
            <text:p>[ PanduanInkscapeBab4-SpiralTool ](/wiki/TimPengembang/Dokumentasi/Panduan/PanduanInkscape/PanduanInkscapeBab4-SpiralTool.md)</text:p>
          </table:table-cell>
        </table:table-row>
        <table:table-row table:style-name="ro1">
          <table:table-cell office:value-type="string" calcext:value-type="string">
            <text:p>PanduanInkscapeBab4-SprayTool</text:p>
          </table:table-cell>
          <table:table-cell office:value-type="string" calcext:value-type="string">
            <text:p>PanduanInkscapeBab4-SprayTool.md</text:p>
          </table:table-cell>
          <table:table-cell table:formula="of:=[.$B$543]&amp;[.B561]" office:value-type="string" office:string-value="/wiki/TimPengembang/Dokumentasi/Panduan/PanduanInkscape/PanduanInkscapeBab4-SprayTool.md" calcext:value-type="string">
            <text:p>/wiki/TimPengembang/Dokumentasi/Panduan/PanduanInkscape/PanduanInkscapeBab4-SprayTool.md</text:p>
          </table:table-cell>
          <table:table-cell table:formula="of:=&quot;[ &quot;&amp;[.A561]&amp;&quot; ](&quot;&amp;[.C561]&amp;&quot;)&quot;" office:value-type="string" office:string-value="[ PanduanInkscapeBab4-SprayTool ](/wiki/TimPengembang/Dokumentasi/Panduan/PanduanInkscape/PanduanInkscapeBab4-SprayTool.md)" calcext:value-type="string">
            <text:p>[ PanduanInkscapeBab4-SprayTool ](/wiki/TimPengembang/Dokumentasi/Panduan/PanduanInkscape/PanduanInkscapeBab4-SprayTool.md)</text:p>
          </table:table-cell>
        </table:table-row>
        <table:table-row table:style-name="ro1">
          <table:table-cell office:value-type="string" calcext:value-type="string">
            <text:p>PanduanInkscapeBab4-StarTool</text:p>
          </table:table-cell>
          <table:table-cell office:value-type="string" calcext:value-type="string">
            <text:p>PanduanInkscapeBab4-StarTool.md</text:p>
          </table:table-cell>
          <table:table-cell table:formula="of:=[.$B$543]&amp;[.B562]" office:value-type="string" office:string-value="/wiki/TimPengembang/Dokumentasi/Panduan/PanduanInkscape/PanduanInkscapeBab4-StarTool.md" calcext:value-type="string">
            <text:p>/wiki/TimPengembang/Dokumentasi/Panduan/PanduanInkscape/PanduanInkscapeBab4-StarTool.md</text:p>
          </table:table-cell>
          <table:table-cell table:formula="of:=&quot;[ &quot;&amp;[.A562]&amp;&quot; ](&quot;&amp;[.C562]&amp;&quot;)&quot;" office:value-type="string" office:string-value="[ PanduanInkscapeBab4-StarTool ](/wiki/TimPengembang/Dokumentasi/Panduan/PanduanInkscape/PanduanInkscapeBab4-StarTool.md)" calcext:value-type="string">
            <text:p>[ PanduanInkscapeBab4-StarTool ](/wiki/TimPengembang/Dokumentasi/Panduan/PanduanInkscape/PanduanInkscapeBab4-StarTool.md)</text:p>
          </table:table-cell>
        </table:table-row>
        <table:table-row table:style-name="ro1">
          <table:table-cell office:value-type="string" calcext:value-type="string">
            <text:p>PanduanInkscapeBab4-TextTool</text:p>
          </table:table-cell>
          <table:table-cell office:value-type="string" calcext:value-type="string">
            <text:p>PanduanInkscapeBab4-TextTool.md</text:p>
          </table:table-cell>
          <table:table-cell table:formula="of:=[.$B$543]&amp;[.B563]" office:value-type="string" office:string-value="/wiki/TimPengembang/Dokumentasi/Panduan/PanduanInkscape/PanduanInkscapeBab4-TextTool.md" calcext:value-type="string">
            <text:p>/wiki/TimPengembang/Dokumentasi/Panduan/PanduanInkscape/PanduanInkscapeBab4-TextTool.md</text:p>
          </table:table-cell>
          <table:table-cell table:formula="of:=&quot;[ &quot;&amp;[.A563]&amp;&quot; ](&quot;&amp;[.C563]&amp;&quot;)&quot;" office:value-type="string" office:string-value="[ PanduanInkscapeBab4-TextTool ](/wiki/TimPengembang/Dokumentasi/Panduan/PanduanInkscape/PanduanInkscapeBab4-TextTool.md)" calcext:value-type="string">
            <text:p>[ PanduanInkscapeBab4-TextTool ](/wiki/TimPengembang/Dokumentasi/Panduan/PanduanInkscape/PanduanInkscapeBab4-TextTool.md)</text:p>
          </table:table-cell>
        </table:table-row>
        <table:table-row table:style-name="ro1">
          <table:table-cell office:value-type="string" calcext:value-type="string">
            <text:p>PanduanInkscapeBab4-TweakTool</text:p>
          </table:table-cell>
          <table:table-cell office:value-type="string" calcext:value-type="string">
            <text:p>PanduanInkscapeBab4-TweakTool.md</text:p>
          </table:table-cell>
          <table:table-cell table:formula="of:=[.$B$543]&amp;[.B564]" office:value-type="string" office:string-value="/wiki/TimPengembang/Dokumentasi/Panduan/PanduanInkscape/PanduanInkscapeBab4-TweakTool.md" calcext:value-type="string">
            <text:p>/wiki/TimPengembang/Dokumentasi/Panduan/PanduanInkscape/PanduanInkscapeBab4-TweakTool.md</text:p>
          </table:table-cell>
          <table:table-cell table:formula="of:=&quot;[ &quot;&amp;[.A564]&amp;&quot; ](&quot;&amp;[.C564]&amp;&quot;)&quot;" office:value-type="string" office:string-value="[ PanduanInkscapeBab4-TweakTool ](/wiki/TimPengembang/Dokumentasi/Panduan/PanduanInkscape/PanduanInkscapeBab4-TweakTool.md)" calcext:value-type="string">
            <text:p>[ PanduanInkscapeBab4-TweakTool ](/wiki/TimPengembang/Dokumentasi/Panduan/PanduanInkscape/PanduanInkscapeBab4-TweakTool.md)</text:p>
          </table:table-cell>
        </table:table-row>
        <table:table-row table:style-name="ro1">
          <table:table-cell office:value-type="string" calcext:value-type="string">
            <text:p>PanduanInkscapeBab4-ZoomTool</text:p>
          </table:table-cell>
          <table:table-cell office:value-type="string" calcext:value-type="string">
            <text:p>PanduanInkscapeBab4-ZoomTool.md</text:p>
          </table:table-cell>
          <table:table-cell table:formula="of:=[.$B$543]&amp;[.B565]" office:value-type="string" office:string-value="/wiki/TimPengembang/Dokumentasi/Panduan/PanduanInkscape/PanduanInkscapeBab4-ZoomTool.md" calcext:value-type="string">
            <text:p>/wiki/TimPengembang/Dokumentasi/Panduan/PanduanInkscape/PanduanInkscapeBab4-ZoomTool.md</text:p>
          </table:table-cell>
          <table:table-cell table:formula="of:=&quot;[ &quot;&amp;[.A565]&amp;&quot; ](&quot;&amp;[.C565]&amp;&quot;)&quot;" office:value-type="string" office:string-value="[ PanduanInkscapeBab4-ZoomTool ](/wiki/TimPengembang/Dokumentasi/Panduan/PanduanInkscape/PanduanInkscapeBab4-ZoomTool.md)" calcext:value-type="string">
            <text:p>[ PanduanInkscapeBab4-ZoomTool ](/wiki/TimPengembang/Dokumentasi/Panduan/PanduanInkscape/PanduanInkscapeBab4-ZoomTool.md)</text:p>
          </table:table-cell>
        </table:table-row>
        <table:table-row table:style-name="ro1">
          <table:table-cell office:value-type="string" calcext:value-type="string">
            <text:p>PanduanInkscapeBab5-ColorSwatches</text:p>
          </table:table-cell>
          <table:table-cell office:value-type="string" calcext:value-type="string">
            <text:p>PanduanInkscapeBab5-ColorSwatches.md</text:p>
          </table:table-cell>
          <table:table-cell table:formula="of:=[.$B$543]&amp;[.B566]" office:value-type="string" office:string-value="/wiki/TimPengembang/Dokumentasi/Panduan/PanduanInkscape/PanduanInkscapeBab5-ColorSwatches.md" calcext:value-type="string">
            <text:p>/wiki/TimPengembang/Dokumentasi/Panduan/PanduanInkscape/PanduanInkscapeBab5-ColorSwatches.md</text:p>
          </table:table-cell>
          <table:table-cell table:formula="of:=&quot;[ &quot;&amp;[.A566]&amp;&quot; ](&quot;&amp;[.C566]&amp;&quot;)&quot;" office:value-type="string" office:string-value="[ PanduanInkscapeBab5-ColorSwatches ](/wiki/TimPengembang/Dokumentasi/Panduan/PanduanInkscape/PanduanInkscapeBab5-ColorSwatches.md)" calcext:value-type="string">
            <text:p>[ PanduanInkscapeBab5-ColorSwatches ](/wiki/TimPengembang/Dokumentasi/Panduan/PanduanInkscape/PanduanInkscapeBab5-ColorSwatches.md)</text:p>
          </table:table-cell>
        </table:table-row>
        <table:table-row table:style-name="ro1">
          <table:table-cell office:value-type="string" calcext:value-type="string">
            <text:p>PanduanInkscapeBab5-FiilAndStroke</text:p>
          </table:table-cell>
          <table:table-cell office:value-type="string" calcext:value-type="string">
            <text:p>PanduanInkscapeBab5-FiilAndStroke.md</text:p>
          </table:table-cell>
          <table:table-cell table:formula="of:=[.$B$543]&amp;[.B567]" office:value-type="string" office:string-value="/wiki/TimPengembang/Dokumentasi/Panduan/PanduanInkscape/PanduanInkscapeBab5-FiilAndStroke.md" calcext:value-type="string">
            <text:p>/wiki/TimPengembang/Dokumentasi/Panduan/PanduanInkscape/PanduanInkscapeBab5-FiilAndStroke.md</text:p>
          </table:table-cell>
          <table:table-cell table:formula="of:=&quot;[ &quot;&amp;[.A567]&amp;&quot; ](&quot;&amp;[.C567]&amp;&quot;)&quot;" office:value-type="string" office:string-value="[ PanduanInkscapeBab5-FiilAndStroke ](/wiki/TimPengembang/Dokumentasi/Panduan/PanduanInkscape/PanduanInkscapeBab5-FiilAndStroke.md)" calcext:value-type="string">
            <text:p>[ PanduanInkscapeBab5-FiilAndStroke ](/wiki/TimPengembang/Dokumentasi/Panduan/PanduanInkscape/PanduanInkscapeBab5-FiilAndStroke.md)</text:p>
          </table:table-cell>
        </table:table-row>
        <table:table-row table:style-name="ro1">
          <table:table-cell office:value-type="string" calcext:value-type="string">
            <text:p>PanduanInkscapeBab5-FlatColors</text:p>
          </table:table-cell>
          <table:table-cell office:value-type="string" calcext:value-type="string">
            <text:p>PanduanInkscapeBab5-FlatColors.md</text:p>
          </table:table-cell>
          <table:table-cell table:formula="of:=[.$B$543]&amp;[.B568]" office:value-type="string" office:string-value="/wiki/TimPengembang/Dokumentasi/Panduan/PanduanInkscape/PanduanInkscapeBab5-FlatColors.md" calcext:value-type="string">
            <text:p>/wiki/TimPengembang/Dokumentasi/Panduan/PanduanInkscape/PanduanInkscapeBab5-FlatColors.md</text:p>
          </table:table-cell>
          <table:table-cell table:formula="of:=&quot;[ &quot;&amp;[.A568]&amp;&quot; ](&quot;&amp;[.C568]&amp;&quot;)&quot;" office:value-type="string" office:string-value="[ PanduanInkscapeBab5-FlatColors ](/wiki/TimPengembang/Dokumentasi/Panduan/PanduanInkscape/PanduanInkscapeBab5-FlatColors.md)" calcext:value-type="string">
            <text:p>[ PanduanInkscapeBab5-FlatColors ](/wiki/TimPengembang/Dokumentasi/Panduan/PanduanInkscape/PanduanInkscapeBab5-FlatColors.md)</text:p>
          </table:table-cell>
        </table:table-row>
        <table:table-row table:style-name="ro1">
          <table:table-cell office:value-type="string" calcext:value-type="string">
            <text:p>PanduanInkscapeBab5-Pattern</text:p>
          </table:table-cell>
          <table:table-cell office:value-type="string" calcext:value-type="string">
            <text:p>PanduanInkscapeBab5-Pattern.md</text:p>
          </table:table-cell>
          <table:table-cell table:formula="of:=[.$B$543]&amp;[.B569]" office:value-type="string" office:string-value="/wiki/TimPengembang/Dokumentasi/Panduan/PanduanInkscape/PanduanInkscapeBab5-Pattern.md" calcext:value-type="string">
            <text:p>/wiki/TimPengembang/Dokumentasi/Panduan/PanduanInkscape/PanduanInkscapeBab5-Pattern.md</text:p>
          </table:table-cell>
          <table:table-cell table:formula="of:=&quot;[ &quot;&amp;[.A569]&amp;&quot; ](&quot;&amp;[.C569]&amp;&quot;)&quot;" office:value-type="string" office:string-value="[ PanduanInkscapeBab5-Pattern ](/wiki/TimPengembang/Dokumentasi/Panduan/PanduanInkscape/PanduanInkscapeBab5-Pattern.md)" calcext:value-type="string">
            <text:p>[ PanduanInkscapeBab5-Pattern ](/wiki/TimPengembang/Dokumentasi/Panduan/PanduanInkscape/PanduanInkscapeBab5-Pattern.md)</text:p>
          </table:table-cell>
        </table:table-row>
        <table:table-row table:style-name="ro1">
          <table:table-cell office:value-type="string" calcext:value-type="string">
            <text:p>PanduanInkscapeBab5-StrokeStyle</text:p>
          </table:table-cell>
          <table:table-cell office:value-type="string" calcext:value-type="string">
            <text:p>PanduanInkscapeBab5-StrokeStyle.md</text:p>
          </table:table-cell>
          <table:table-cell table:formula="of:=[.$B$543]&amp;[.B570]" office:value-type="string" office:string-value="/wiki/TimPengembang/Dokumentasi/Panduan/PanduanInkscape/PanduanInkscapeBab5-StrokeStyle.md" calcext:value-type="string">
            <text:p>/wiki/TimPengembang/Dokumentasi/Panduan/PanduanInkscape/PanduanInkscapeBab5-StrokeStyle.md</text:p>
          </table:table-cell>
          <table:table-cell table:formula="of:=&quot;[ &quot;&amp;[.A570]&amp;&quot; ](&quot;&amp;[.C570]&amp;&quot;)&quot;" office:value-type="string" office:string-value="[ PanduanInkscapeBab5-StrokeStyle ](/wiki/TimPengembang/Dokumentasi/Panduan/PanduanInkscape/PanduanInkscapeBab5-StrokeStyle.md)" calcext:value-type="string">
            <text:p>[ PanduanInkscapeBab5-StrokeStyle ](/wiki/TimPengembang/Dokumentasi/Panduan/PanduanInkscape/PanduanInkscapeBab5-StrokeStyle.md)</text:p>
          </table:table-cell>
        </table:table-row>
        <table:table-row table:style-name="ro1">
          <table:table-cell office:value-type="string" calcext:value-type="string">
            <text:p>PanduanInkscapeBab6.4</text:p>
          </table:table-cell>
          <table:table-cell office:value-type="string" calcext:value-type="string">
            <text:p>PanduanInkscapeBab6.4.md</text:p>
          </table:table-cell>
          <table:table-cell table:formula="of:=[.$B$543]&amp;[.B571]" office:value-type="string" office:string-value="/wiki/TimPengembang/Dokumentasi/Panduan/PanduanInkscape/PanduanInkscapeBab6.4.md" calcext:value-type="string">
            <text:p>/wiki/TimPengembang/Dokumentasi/Panduan/PanduanInkscape/PanduanInkscapeBab6.4.md</text:p>
          </table:table-cell>
          <table:table-cell table:formula="of:=&quot;[ &quot;&amp;[.A571]&amp;&quot; ](&quot;&amp;[.C571]&amp;&quot;)&quot;" office:value-type="string" office:string-value="[ PanduanInkscapeBab6.4 ](/wiki/TimPengembang/Dokumentasi/Panduan/PanduanInkscape/PanduanInkscapeBab6.4.md)" calcext:value-type="string">
            <text:p>[ PanduanInkscapeBab6.4 ](/wiki/TimPengembang/Dokumentasi/Panduan/PanduanInkscape/PanduanInkscapeBab6.4.md)</text:p>
          </table:table-cell>
        </table:table-row>
        <table:table-row table:style-name="ro1">
          <table:table-cell office:value-type="string" calcext:value-type="string">
            <text:p>PanduanInkscapeBab6-ExtensionsText</text:p>
          </table:table-cell>
          <table:table-cell office:value-type="string" calcext:value-type="string">
            <text:p>PanduanInkscapeBab6-ExtensionsText.md</text:p>
          </table:table-cell>
          <table:table-cell table:formula="of:=[.$B$543]&amp;[.B572]" office:value-type="string" office:string-value="/wiki/TimPengembang/Dokumentasi/Panduan/PanduanInkscape/PanduanInkscapeBab6-ExtensionsText.md" calcext:value-type="string">
            <text:p>/wiki/TimPengembang/Dokumentasi/Panduan/PanduanInkscape/PanduanInkscapeBab6-ExtensionsText.md</text:p>
          </table:table-cell>
          <table:table-cell table:formula="of:=&quot;[ &quot;&amp;[.A572]&amp;&quot; ](&quot;&amp;[.C572]&amp;&quot;)&quot;" office:value-type="string" office:string-value="[ PanduanInkscapeBab6-ExtensionsText ](/wiki/TimPengembang/Dokumentasi/Panduan/PanduanInkscape/PanduanInkscapeBab6-ExtensionsText.md)" calcext:value-type="string">
            <text:p>[ PanduanInkscapeBab6-ExtensionsText ](/wiki/TimPengembang/Dokumentasi/Panduan/PanduanInkscape/PanduanInkscapeBab6-ExtensionsText.md)</text:p>
          </table:table-cell>
        </table:table-row>
        <table:table-row table:style-name="ro1">
          <table:table-cell office:value-type="string" calcext:value-type="string">
            <text:p>PanduanInkscapeBab6-SpellChecking</text:p>
          </table:table-cell>
          <table:table-cell office:value-type="string" calcext:value-type="string">
            <text:p>PanduanInkscapeBab6-SpellChecking.md</text:p>
          </table:table-cell>
          <table:table-cell table:formula="of:=[.$B$543]&amp;[.B573]" office:value-type="string" office:string-value="/wiki/TimPengembang/Dokumentasi/Panduan/PanduanInkscape/PanduanInkscapeBab6-SpellChecking.md" calcext:value-type="string">
            <text:p>/wiki/TimPengembang/Dokumentasi/Panduan/PanduanInkscape/PanduanInkscapeBab6-SpellChecking.md</text:p>
          </table:table-cell>
          <table:table-cell table:formula="of:=&quot;[ &quot;&amp;[.A573]&amp;&quot; ](&quot;&amp;[.C573]&amp;&quot;)&quot;" office:value-type="string" office:string-value="[ PanduanInkscapeBab6-SpellChecking ](/wiki/TimPengembang/Dokumentasi/Panduan/PanduanInkscape/PanduanInkscapeBab6-SpellChecking.md)" calcext:value-type="string">
            <text:p>[ PanduanInkscapeBab6-SpellChecking ](/wiki/TimPengembang/Dokumentasi/Panduan/PanduanInkscape/PanduanInkscapeBab6-SpellChecking.md)</text:p>
          </table:table-cell>
        </table:table-row>
        <table:table-row table:style-name="ro1">
          <table:table-cell office:value-type="string" calcext:value-type="string">
            <text:p>PanduanInkscapeBab6-TextAndPaths</text:p>
          </table:table-cell>
          <table:table-cell office:value-type="string" calcext:value-type="string">
            <text:p>PanduanInkscapeBab6-TextAndPaths.md</text:p>
          </table:table-cell>
          <table:table-cell table:formula="of:=[.$B$543]&amp;[.B574]" office:value-type="string" office:string-value="/wiki/TimPengembang/Dokumentasi/Panduan/PanduanInkscape/PanduanInkscapeBab6-TextAndPaths.md" calcext:value-type="string">
            <text:p>/wiki/TimPengembang/Dokumentasi/Panduan/PanduanInkscape/PanduanInkscapeBab6-TextAndPaths.md</text:p>
          </table:table-cell>
          <table:table-cell table:formula="of:=&quot;[ &quot;&amp;[.A574]&amp;&quot; ](&quot;&amp;[.C574]&amp;&quot;)&quot;" office:value-type="string" office:string-value="[ PanduanInkscapeBab6-TextAndPaths ](/wiki/TimPengembang/Dokumentasi/Panduan/PanduanInkscape/PanduanInkscapeBab6-TextAndPaths.md)" calcext:value-type="string">
            <text:p>[ PanduanInkscapeBab6-TextAndPaths ](/wiki/TimPengembang/Dokumentasi/Panduan/PanduanInkscape/PanduanInkscapeBab6-TextAndPaths.md)</text:p>
          </table:table-cell>
        </table:table-row>
        <table:table-row table:style-name="ro1">
          <table:table-cell office:value-type="string" calcext:value-type="string">
            <text:p>PanduanInkscapeBab7Clone</text:p>
          </table:table-cell>
          <table:table-cell office:value-type="string" calcext:value-type="string">
            <text:p>PanduanInkscapeBab7Clone.md</text:p>
          </table:table-cell>
          <table:table-cell table:formula="of:=[.$B$543]&amp;[.B575]" office:value-type="string" office:string-value="/wiki/TimPengembang/Dokumentasi/Panduan/PanduanInkscape/PanduanInkscapeBab7Clone.md" calcext:value-type="string">
            <text:p>/wiki/TimPengembang/Dokumentasi/Panduan/PanduanInkscape/PanduanInkscapeBab7Clone.md</text:p>
          </table:table-cell>
          <table:table-cell table:formula="of:=&quot;[ &quot;&amp;[.A575]&amp;&quot; ](&quot;&amp;[.C575]&amp;&quot;)&quot;" office:value-type="string" office:string-value="[ PanduanInkscapeBab7Clone ](/wiki/TimPengembang/Dokumentasi/Panduan/PanduanInkscape/PanduanInkscapeBab7Clone.md)" calcext:value-type="string">
            <text:p>[ PanduanInkscapeBab7Clone ](/wiki/TimPengembang/Dokumentasi/Panduan/PanduanInkscape/PanduanInkscapeBab7Clone.md)</text:p>
          </table:table-cell>
        </table:table-row>
        <table:table-row table:style-name="ro1">
          <table:table-cell office:value-type="string" calcext:value-type="string">
            <text:p>PanduanInkscapeBab7-CopyCutAndPaste</text:p>
          </table:table-cell>
          <table:table-cell office:value-type="string" calcext:value-type="string">
            <text:p>PanduanInkscapeBab7-CopyCutAndPaste.md</text:p>
          </table:table-cell>
          <table:table-cell table:formula="of:=[.$B$543]&amp;[.B576]" office:value-type="string" office:string-value="/wiki/TimPengembang/Dokumentasi/Panduan/PanduanInkscape/PanduanInkscapeBab7-CopyCutAndPaste.md" calcext:value-type="string">
            <text:p>/wiki/TimPengembang/Dokumentasi/Panduan/PanduanInkscape/PanduanInkscapeBab7-CopyCutAndPaste.md</text:p>
          </table:table-cell>
          <table:table-cell table:formula="of:=&quot;[ &quot;&amp;[.A576]&amp;&quot; ](&quot;&amp;[.C576]&amp;&quot;)&quot;" office:value-type="string" office:string-value="[ PanduanInkscapeBab7-CopyCutAndPaste ](/wiki/TimPengembang/Dokumentasi/Panduan/PanduanInkscape/PanduanInkscapeBab7-CopyCutAndPaste.md)" calcext:value-type="string">
            <text:p>[ PanduanInkscapeBab7-CopyCutAndPaste ](/wiki/TimPengembang/Dokumentasi/Panduan/PanduanInkscape/PanduanInkscapeBab7-CopyCutAndPaste.md)</text:p>
          </table:table-cell>
        </table:table-row>
        <table:table-row table:style-name="ro1">
          <table:table-cell office:value-type="string" calcext:value-type="string">
            <text:p>PanduanInkscapeBab7</text:p>
          </table:table-cell>
          <table:table-cell office:value-type="string" calcext:value-type="string">
            <text:p>PanduanInkscapeBab7.md</text:p>
          </table:table-cell>
          <table:table-cell table:formula="of:=[.$B$543]&amp;[.B577]" office:value-type="string" office:string-value="/wiki/TimPengembang/Dokumentasi/Panduan/PanduanInkscape/PanduanInkscapeBab7.md" calcext:value-type="string">
            <text:p>/wiki/TimPengembang/Dokumentasi/Panduan/PanduanInkscape/PanduanInkscapeBab7.md</text:p>
          </table:table-cell>
          <table:table-cell table:formula="of:=&quot;[ &quot;&amp;[.A577]&amp;&quot; ](&quot;&amp;[.C577]&amp;&quot;)&quot;" office:value-type="string" office:string-value="[ PanduanInkscapeBab7 ](/wiki/TimPengembang/Dokumentasi/Panduan/PanduanInkscape/PanduanInkscapeBab7.md)" calcext:value-type="string">
            <text:p>[ PanduanInkscapeBab7 ](/wiki/TimPengembang/Dokumentasi/Panduan/PanduanInkscape/PanduanInkscapeBab7.md)</text:p>
          </table:table-cell>
        </table:table-row>
        <table:table-row table:style-name="ro1">
          <table:table-cell office:value-type="string" calcext:value-type="string">
            <text:p>PanduanInkscapeBab7UndoAndRedo</text:p>
          </table:table-cell>
          <table:table-cell office:value-type="string" calcext:value-type="string">
            <text:p>PanduanInkscapeBab7UndoAndRedo.md</text:p>
          </table:table-cell>
          <table:table-cell table:formula="of:=[.$B$543]&amp;[.B578]" office:value-type="string" office:string-value="/wiki/TimPengembang/Dokumentasi/Panduan/PanduanInkscape/PanduanInkscapeBab7UndoAndRedo.md" calcext:value-type="string">
            <text:p>/wiki/TimPengembang/Dokumentasi/Panduan/PanduanInkscape/PanduanInkscapeBab7UndoAndRedo.md</text:p>
          </table:table-cell>
          <table:table-cell table:formula="of:=&quot;[ &quot;&amp;[.A578]&amp;&quot; ](&quot;&amp;[.C578]&amp;&quot;)&quot;" office:value-type="string" office:string-value="[ PanduanInkscapeBab7UndoAndRedo ](/wiki/TimPengembang/Dokumentasi/Panduan/PanduanInkscape/PanduanInkscapeBab7UndoAndRedo.md)" calcext:value-type="string">
            <text:p>[ PanduanInkscapeBab7UndoAndRedo ](/wiki/TimPengembang/Dokumentasi/Panduan/PanduanInkscape/PanduanInkscapeBab7UndoAndRedo.md)</text:p>
          </table:table-cell>
        </table:table-row>
        <table:table-row table:style-name="ro1">
          <table:table-cell office:value-type="string" calcext:value-type="string">
            <text:p>PanduanInkscapeDaftarTautanArsip</text:p>
          </table:table-cell>
          <table:table-cell office:value-type="string" calcext:value-type="string">
            <text:p>PanduanInkscapeDaftarTautanArsip.md</text:p>
          </table:table-cell>
          <table:table-cell table:formula="of:=[.$B$543]&amp;[.B579]" office:value-type="string" office:string-value="/wiki/TimPengembang/Dokumentasi/Panduan/PanduanInkscape/PanduanInkscapeDaftarTautanArsip.md" calcext:value-type="string">
            <text:p>/wiki/TimPengembang/Dokumentasi/Panduan/PanduanInkscape/PanduanInkscapeDaftarTautanArsip.md</text:p>
          </table:table-cell>
          <table:table-cell table:formula="of:=&quot;[ &quot;&amp;[.A579]&amp;&quot; ](&quot;&amp;[.C579]&amp;&quot;)&quot;" office:value-type="string" office:string-value="[ PanduanInkscapeDaftarTautanArsip ](/wiki/TimPengembang/Dokumentasi/Panduan/PanduanInkscape/PanduanInkscapeDaftarTautanArsip.md)" calcext:value-type="string">
            <text:p>[ PanduanInkscapeDaftarTautanArsip ](/wiki/TimPengembang/Dokumentasi/Panduan/PanduanInkscape/PanduanInkscapeDaftarTautanArsip.md)</text:p>
          </table:table-cell>
        </table:table-row>
        <table:table-row table:style-name="ro1">
          <table:table-cell office:value-type="string" calcext:value-type="string">
            <text:p>PanduanInscapeBab2</text:p>
          </table:table-cell>
          <table:table-cell office:value-type="string" calcext:value-type="string">
            <text:p>PanduanInscapeBab2.md</text:p>
          </table:table-cell>
          <table:table-cell table:formula="of:=[.$B$543]&amp;[.B580]" office:value-type="string" office:string-value="/wiki/TimPengembang/Dokumentasi/Panduan/PanduanInkscape/PanduanInscapeBab2.md" calcext:value-type="string">
            <text:p>/wiki/TimPengembang/Dokumentasi/Panduan/PanduanInkscape/PanduanInscapeBab2.md</text:p>
          </table:table-cell>
          <table:table-cell table:formula="of:=&quot;[ &quot;&amp;[.A580]&amp;&quot; ](&quot;&amp;[.C580]&amp;&quot;)&quot;" office:value-type="string" office:string-value="[ PanduanInscapeBab2 ](/wiki/TimPengembang/Dokumentasi/Panduan/PanduanInkscape/PanduanInscapeBab2.md)" calcext:value-type="string">
            <text:p>[ PanduanInscapeBab2 ](/wiki/TimPengembang/Dokumentasi/Panduan/PanduanInkscape/PanduanInscapeBab2.md)</text:p>
          </table:table-cell>
        </table:table-row>
        <table:table-row table:style-name="ro1">
          <table:table-cell office:value-type="string" calcext:value-type="string">
            <text:p>PanduanInscapeBab5.4</text:p>
          </table:table-cell>
          <table:table-cell office:value-type="string" calcext:value-type="string">
            <text:p>PanduanInscapeBab5.4.md</text:p>
          </table:table-cell>
          <table:table-cell table:formula="of:=[.$B$543]&amp;[.B581]" office:value-type="string" office:string-value="/wiki/TimPengembang/Dokumentasi/Panduan/PanduanInkscape/PanduanInscapeBab5.4.md" calcext:value-type="string">
            <text:p>/wiki/TimPengembang/Dokumentasi/Panduan/PanduanInkscape/PanduanInscapeBab5.4.md</text:p>
          </table:table-cell>
          <table:table-cell table:formula="of:=&quot;[ &quot;&amp;[.A581]&amp;&quot; ](&quot;&amp;[.C581]&amp;&quot;)&quot;" office:value-type="string" office:string-value="[ PanduanInscapeBab5.4 ](/wiki/TimPengembang/Dokumentasi/Panduan/PanduanInkscape/PanduanInscapeBab5.4.md)" calcext:value-type="string">
            <text:p>[ PanduanInscapeBab5.4 ](/wiki/TimPengembang/Dokumentasi/Panduan/PanduanInkscape/PanduanInscapeBab5.4.md)</text:p>
          </table:table-cell>
        </table:table-row>
        <table:table-row table:style-name="ro1">
          <table:table-cell office:value-type="string" calcext:value-type="string">
            <text:p>PanduanInscapeBab6-SelectingText</text:p>
          </table:table-cell>
          <table:table-cell office:value-type="string" calcext:value-type="string">
            <text:p>PanduanInscapeBab6-SelectingText.md</text:p>
          </table:table-cell>
          <table:table-cell table:formula="of:=[.$B$543]&amp;[.B582]" office:value-type="string" office:string-value="/wiki/TimPengembang/Dokumentasi/Panduan/PanduanInkscape/PanduanInscapeBab6-SelectingText.md" calcext:value-type="string">
            <text:p>/wiki/TimPengembang/Dokumentasi/Panduan/PanduanInkscape/PanduanInscapeBab6-SelectingText.md</text:p>
          </table:table-cell>
          <table:table-cell table:formula="of:=&quot;[ &quot;&amp;[.A582]&amp;&quot; ](&quot;&amp;[.C582]&amp;&quot;)&quot;" office:value-type="string" office:string-value="[ PanduanInscapeBab6-SelectingText ](/wiki/TimPengembang/Dokumentasi/Panduan/PanduanInkscape/PanduanInscapeBab6-SelectingText.md)" calcext:value-type="string">
            <text:p>[ PanduanInscapeBab6-SelectingText ](/wiki/TimPengembang/Dokumentasi/Panduan/PanduanInkscape/PanduanInscapeBab6-SelectingTex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Pemutakhiran/</text:p>
          </table:table-cell>
          <table:table-cell table:formula="of:=[.B584]" office:value-type="string" office:string-value="/wiki/TimPengembang/Dokumentasi/Panduan/PanduanPemutakhiran/" calcext:value-type="string">
            <text:p>/wiki/TimPengembang/Dokumentasi/Panduan/PanduanPemutakhiran/</text:p>
          </table:table-cell>
          <table:table-cell table:formula="of:=&quot;[ &quot;&amp;[.A584]&amp;&quot; ](&quot;&amp;[.C584]&amp;&quot;)&quot;" office:value-type="string" office:string-value="[ /wiki/TimPengembang/Dokumentasi/Panduan/PanduanPemutakhiran/ ](/wiki/TimPengembang/Dokumentasi/Panduan/PanduanPemutakhiran/)" calcext:value-type="string">
            <text:p>[ /wiki/TimPengembang/Dokumentasi/Panduan/PanduanPemutakhiran/ ](/wiki/TimPengembang/Dokumentasi/Panduan/PanduanPemutakhiran/)</text:p>
          </table:table-cell>
        </table:table-row>
        <table:table-row table:style-name="ro1">
          <table:table-cell office:value-type="string" calcext:value-type="string">
            <text:p>GutsyKeKonde</text:p>
          </table:table-cell>
          <table:table-cell office:value-type="string" calcext:value-type="string">
            <text:p>GutsyKeKonde.md</text:p>
          </table:table-cell>
          <table:table-cell table:formula="of:=[.$B$584]&amp;[.B585]" office:value-type="string" office:string-value="/wiki/TimPengembang/Dokumentasi/Panduan/PanduanPemutakhiran/GutsyKeKonde.md" calcext:value-type="string">
            <text:p>/wiki/TimPengembang/Dokumentasi/Panduan/PanduanPemutakhiran/GutsyKeKonde.md</text:p>
          </table:table-cell>
          <table:table-cell table:formula="of:=&quot;[ &quot;&amp;[.A585]&amp;&quot; ](&quot;&amp;[.C585]&amp;&quot;)&quot;" office:value-type="string" office:string-value="[ GutsyKeKonde ](/wiki/TimPengembang/Dokumentasi/Panduan/PanduanPemutakhiran/GutsyKeKonde.md)" calcext:value-type="string">
            <text:p>[ GutsyKeKonde ](/wiki/TimPengembang/Dokumentasi/Panduan/PanduanPemutakhiran/GutsyKeKonde.md)</text:p>
          </table:table-cell>
        </table:table-row>
        <table:table-row table:style-name="ro1">
          <table:table-cell office:value-type="string" calcext:value-type="string">
            <text:p>HardyKeLontara</text:p>
          </table:table-cell>
          <table:table-cell office:value-type="string" calcext:value-type="string">
            <text:p>HardyKeLontara.md</text:p>
          </table:table-cell>
          <table:table-cell table:formula="of:=[.$B$584]&amp;[.B586]" office:value-type="string" office:string-value="/wiki/TimPengembang/Dokumentasi/Panduan/PanduanPemutakhiran/HardyKeLontara.md" calcext:value-type="string">
            <text:p>/wiki/TimPengembang/Dokumentasi/Panduan/PanduanPemutakhiran/HardyKeLontara.md</text:p>
          </table:table-cell>
          <table:table-cell table:formula="of:=&quot;[ &quot;&amp;[.A586]&amp;&quot; ](&quot;&amp;[.C586]&amp;&quot;)&quot;" office:value-type="string" office:string-value="[ HardyKeLontara ](/wiki/TimPengembang/Dokumentasi/Panduan/PanduanPemutakhiran/HardyKeLontara.md)" calcext:value-type="string">
            <text:p>[ HardyKeLontara ](/wiki/TimPengembang/Dokumentasi/Panduan/PanduanPemutakhiran/HardyKeLontara.md)</text:p>
          </table:table-cell>
        </table:table-row>
        <table:table-row table:style-name="ro1">
          <table:table-cell office:value-type="string" calcext:value-type="string">
            <text:p>IntrepidKeMeuligoe</text:p>
          </table:table-cell>
          <table:table-cell office:value-type="string" calcext:value-type="string">
            <text:p>IntrepidKeMeuligoe.md</text:p>
          </table:table-cell>
          <table:table-cell table:formula="of:=[.$B$584]&amp;[.B587]" office:value-type="string" office:string-value="/wiki/TimPengembang/Dokumentasi/Panduan/PanduanPemutakhiran/IntrepidKeMeuligoe.md" calcext:value-type="string">
            <text:p>/wiki/TimPengembang/Dokumentasi/Panduan/PanduanPemutakhiran/IntrepidKeMeuligoe.md</text:p>
          </table:table-cell>
          <table:table-cell table:formula="of:=&quot;[ &quot;&amp;[.A587]&amp;&quot; ](&quot;&amp;[.C587]&amp;&quot;)&quot;" office:value-type="string" office:string-value="[ IntrepidKeMeuligoe ](/wiki/TimPengembang/Dokumentasi/Panduan/PanduanPemutakhiran/IntrepidKeMeuligoe.md)" calcext:value-type="string">
            <text:p>[ IntrepidKeMeuligoe ](/wiki/TimPengembang/Dokumentasi/Panduan/PanduanPemutakhiran/IntrepidKeMeuligoe.md)</text:p>
          </table:table-cell>
        </table:table-row>
        <table:table-row table:style-name="ro1">
          <table:table-cell office:value-type="string" calcext:value-type="string">
            <text:p>JauntyKeNanggar</text:p>
          </table:table-cell>
          <table:table-cell office:value-type="string" calcext:value-type="string">
            <text:p>JauntyKeNanggar.md</text:p>
          </table:table-cell>
          <table:table-cell table:formula="of:=[.$B$584]&amp;[.B588]" office:value-type="string" office:string-value="/wiki/TimPengembang/Dokumentasi/Panduan/PanduanPemutakhiran/JauntyKeNanggar.md" calcext:value-type="string">
            <text:p>/wiki/TimPengembang/Dokumentasi/Panduan/PanduanPemutakhiran/JauntyKeNanggar.md</text:p>
          </table:table-cell>
          <table:table-cell table:formula="of:=&quot;[ &quot;&amp;[.A588]&amp;&quot; ](&quot;&amp;[.C588]&amp;&quot;)&quot;" office:value-type="string" office:string-value="[ JauntyKeNanggar ](/wiki/TimPengembang/Dokumentasi/Panduan/PanduanPemutakhiran/JauntyKeNanggar.md)" calcext:value-type="string">
            <text:p>[ JauntyKeNanggar ](/wiki/TimPengembang/Dokumentasi/Panduan/PanduanPemutakhiran/JauntyKeNanggar.md)</text:p>
          </table:table-cell>
        </table:table-row>
        <table:table-row table:style-name="ro1">
          <table:table-cell office:value-type="string" calcext:value-type="string">
            <text:p>KondeKeLontara</text:p>
          </table:table-cell>
          <table:table-cell office:value-type="string" calcext:value-type="string">
            <text:p>KondeKeLontara.md</text:p>
          </table:table-cell>
          <table:table-cell table:formula="of:=[.$B$584]&amp;[.B589]" office:value-type="string" office:string-value="/wiki/TimPengembang/Dokumentasi/Panduan/PanduanPemutakhiran/KondeKeLontara.md" calcext:value-type="string">
            <text:p>/wiki/TimPengembang/Dokumentasi/Panduan/PanduanPemutakhiran/KondeKeLontara.md</text:p>
          </table:table-cell>
          <table:table-cell table:formula="of:=&quot;[ &quot;&amp;[.A589]&amp;&quot; ](&quot;&amp;[.C589]&amp;&quot;)&quot;" office:value-type="string" office:string-value="[ KondeKeLontara ](/wiki/TimPengembang/Dokumentasi/Panduan/PanduanPemutakhiran/KondeKeLontara.md)" calcext:value-type="string">
            <text:p>[ KondeKeLontara ](/wiki/TimPengembang/Dokumentasi/Panduan/PanduanPemutakhiran/KondeKeLontara.md)</text:p>
          </table:table-cell>
        </table:table-row>
        <table:table-row table:style-name="ro1">
          <table:table-cell office:value-type="string" calcext:value-type="string">
            <text:p>LontaraKeMeuligoe</text:p>
          </table:table-cell>
          <table:table-cell office:value-type="string" calcext:value-type="string">
            <text:p>LontaraKeMeuligoe.md</text:p>
          </table:table-cell>
          <table:table-cell table:formula="of:=[.$B$584]&amp;[.B590]" office:value-type="string" office:string-value="/wiki/TimPengembang/Dokumentasi/Panduan/PanduanPemutakhiran/LontaraKeMeuligoe.md" calcext:value-type="string">
            <text:p>/wiki/TimPengembang/Dokumentasi/Panduan/PanduanPemutakhiran/LontaraKeMeuligoe.md</text:p>
          </table:table-cell>
          <table:table-cell table:formula="of:=&quot;[ &quot;&amp;[.A590]&amp;&quot; ](&quot;&amp;[.C590]&amp;&quot;)&quot;" office:value-type="string" office:string-value="[ LontaraKeMeuligoe ](/wiki/TimPengembang/Dokumentasi/Panduan/PanduanPemutakhiran/LontaraKeMeuligoe.md)" calcext:value-type="string">
            <text:p>[ LontaraKeMeuligoe ](/wiki/TimPengembang/Dokumentasi/Panduan/PanduanPemutakhiran/LontaraKeMeuligoe.md)</text:p>
          </table:table-cell>
        </table:table-row>
        <table:table-row table:style-name="ro1">
          <table:table-cell office:value-type="string" calcext:value-type="string">
            <text:p>LucidkeOmbilin</text:p>
          </table:table-cell>
          <table:table-cell office:value-type="string" calcext:value-type="string">
            <text:p>LucidkeOmbilin.md</text:p>
          </table:table-cell>
          <table:table-cell table:formula="of:=[.$B$584]&amp;[.B591]" office:value-type="string" office:string-value="/wiki/TimPengembang/Dokumentasi/Panduan/PanduanPemutakhiran/LucidkeOmbilin.md" calcext:value-type="string">
            <text:p>/wiki/TimPengembang/Dokumentasi/Panduan/PanduanPemutakhiran/LucidkeOmbilin.md</text:p>
          </table:table-cell>
          <table:table-cell table:formula="of:=&quot;[ &quot;&amp;[.A591]&amp;&quot; ](&quot;&amp;[.C591]&amp;&quot;)&quot;" office:value-type="string" office:string-value="[ LucidkeOmbilin ](/wiki/TimPengembang/Dokumentasi/Panduan/PanduanPemutakhiran/LucidkeOmbilin.md)" calcext:value-type="string">
            <text:p>[ LucidkeOmbilin ](/wiki/TimPengembang/Dokumentasi/Panduan/PanduanPemutakhiran/LucidkeOmbilin.md)</text:p>
          </table:table-cell>
        </table:table-row>
        <table:table-row table:style-name="ro1">
          <table:table-cell office:value-type="string" calcext:value-type="string">
            <text:p>MeuligoeKeNanggar</text:p>
          </table:table-cell>
          <table:table-cell office:value-type="string" calcext:value-type="string">
            <text:p>MeuligoeKeNanggar.md</text:p>
          </table:table-cell>
          <table:table-cell table:formula="of:=[.$B$584]&amp;[.B592]" office:value-type="string" office:string-value="/wiki/TimPengembang/Dokumentasi/Panduan/PanduanPemutakhiran/MeuligoeKeNanggar.md" calcext:value-type="string">
            <text:p>/wiki/TimPengembang/Dokumentasi/Panduan/PanduanPemutakhiran/MeuligoeKeNanggar.md</text:p>
          </table:table-cell>
          <table:table-cell table:formula="of:=&quot;[ &quot;&amp;[.A592]&amp;&quot; ](&quot;&amp;[.C592]&amp;&quot;)&quot;" office:value-type="string" office:string-value="[ MeuligoeKeNanggar ](/wiki/TimPengembang/Dokumentasi/Panduan/PanduanPemutakhiran/MeuligoeKeNanggar.md)" calcext:value-type="string">
            <text:p>[ MeuligoeKeNanggar ](/wiki/TimPengembang/Dokumentasi/Panduan/PanduanPemutakhiran/MeuligoeKeNanggar.md)</text:p>
          </table:table-cell>
        </table:table-row>
        <table:table-row table:style-name="ro1">
          <table:table-cell office:value-type="string" calcext:value-type="string">
            <text:p>NanggarKeOmbilin</text:p>
          </table:table-cell>
          <table:table-cell office:value-type="string" calcext:value-type="string">
            <text:p>NanggarKeOmbilin.md</text:p>
          </table:table-cell>
          <table:table-cell table:formula="of:=[.$B$584]&amp;[.B593]" office:value-type="string" office:string-value="/wiki/TimPengembang/Dokumentasi/Panduan/PanduanPemutakhiran/NanggarKeOmbilin.md" calcext:value-type="string">
            <text:p>/wiki/TimPengembang/Dokumentasi/Panduan/PanduanPemutakhiran/NanggarKeOmbilin.md</text:p>
          </table:table-cell>
          <table:table-cell table:formula="of:=&quot;[ &quot;&amp;[.A593]&amp;&quot; ](&quot;&amp;[.C593]&amp;&quot;)&quot;" office:value-type="string" office:string-value="[ NanggarKeOmbilin ](/wiki/TimPengembang/Dokumentasi/Panduan/PanduanPemutakhiran/NanggarKeOmbilin.md)" calcext:value-type="string">
            <text:p>[ NanggarKeOmbilin ](/wiki/TimPengembang/Dokumentasi/Panduan/PanduanPemutakhiran/NanggarKeOmbilin.md)</text:p>
          </table:table-cell>
        </table:table-row>
        <table:table-row table:style-name="ro1">
          <table:table-cell office:value-type="string" calcext:value-type="string">
            <text:p>OmbilinKePattimura</text:p>
          </table:table-cell>
          <table:table-cell office:value-type="string" calcext:value-type="string">
            <text:p>OmbilinKePattimura.md</text:p>
          </table:table-cell>
          <table:table-cell table:formula="of:=[.$B$584]&amp;[.B594]" office:value-type="string" office:string-value="/wiki/TimPengembang/Dokumentasi/Panduan/PanduanPemutakhiran/OmbilinKePattimura.md" calcext:value-type="string">
            <text:p>/wiki/TimPengembang/Dokumentasi/Panduan/PanduanPemutakhiran/OmbilinKePattimura.md</text:p>
          </table:table-cell>
          <table:table-cell table:formula="of:=&quot;[ &quot;&amp;[.A594]&amp;&quot; ](&quot;&amp;[.C594]&amp;&quot;)&quot;" office:value-type="string" office:string-value="[ OmbilinKePattimura ](/wiki/TimPengembang/Dokumentasi/Panduan/PanduanPemutakhiran/OmbilinKePattimura.md)" calcext:value-type="string">
            <text:p>[ OmbilinKePattimura ](/wiki/TimPengembang/Dokumentasi/Panduan/PanduanPemutakhiran/OmbilinKePattimura.md)</text:p>
          </table:table-cell>
        </table:table-row>
        <table:table-row table:style-name="ro1">
          <table:table-cell office:value-type="string" calcext:value-type="string">
            <text:p>SuroboyoKeTambora</text:p>
          </table:table-cell>
          <table:table-cell office:value-type="string" calcext:value-type="string">
            <text:p>SuroboyoKeTambora.md</text:p>
          </table:table-cell>
          <table:table-cell table:formula="of:=[.$B$584]&amp;[.B595]" office:value-type="string" office:string-value="/wiki/TimPengembang/Dokumentasi/Panduan/PanduanPemutakhiran/SuroboyoKeTambora.md" calcext:value-type="string">
            <text:p>/wiki/TimPengembang/Dokumentasi/Panduan/PanduanPemutakhiran/SuroboyoKeTambora.md</text:p>
          </table:table-cell>
          <table:table-cell table:formula="of:=&quot;[ &quot;&amp;[.A595]&amp;&quot; ](&quot;&amp;[.C595]&amp;&quot;)&quot;" office:value-type="string" office:string-value="[ SuroboyoKeTambora ](/wiki/TimPengembang/Dokumentasi/Panduan/PanduanPemutakhiran/SuroboyoKeTambora.md)" calcext:value-type="string">
            <text:p>[ SuroboyoKeTambora ](/wiki/TimPengembang/Dokumentasi/Panduan/PanduanPemutakhiran/SuroboyoKeTambora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Wiki/</text:p>
          </table:table-cell>
          <table:table-cell table:formula="of:=[.B597]" office:value-type="string" office:string-value="/wiki/TimPengembang/Dokumentasi/Panduan/PanduanWiki/" calcext:value-type="string">
            <text:p>/wiki/TimPengembang/Dokumentasi/Panduan/PanduanWiki/</text:p>
          </table:table-cell>
          <table:table-cell table:formula="of:=&quot;[ &quot;&amp;[.A597]&amp;&quot; ](&quot;&amp;[.C597]&amp;&quot;)&quot;" office:value-type="string" office:string-value="[ /wiki/TimPengembang/Dokumentasi/Panduan/PanduanWiki/ ](/wiki/TimPengembang/Dokumentasi/Panduan/PanduanWiki/)" calcext:value-type="string">
            <text:p>[ /wiki/TimPengembang/Dokumentasi/Panduan/PanduanWiki/ ](/wiki/TimPengembang/Dokumentasi/Panduan/PanduanWiki/)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string" calcext:value-type="string">
            <text:p>CamelCase.md</text:p>
          </table:table-cell>
          <table:table-cell table:formula="of:=[.$B$597]&amp;[.B598]" office:value-type="string" office:string-value="/wiki/TimPengembang/Dokumentasi/Panduan/PanduanWiki/CamelCase.md" calcext:value-type="string">
            <text:p>/wiki/TimPengembang/Dokumentasi/Panduan/PanduanWiki/CamelCase.md</text:p>
          </table:table-cell>
          <table:table-cell table:formula="of:=&quot;[ &quot;&amp;[.A598]&amp;&quot; ](&quot;&amp;[.C598]&amp;&quot;)&quot;" office:value-type="string" office:string-value="[ CamelCase ](/wiki/TimPengembang/Dokumentasi/Panduan/PanduanWiki/CamelCase.md)" calcext:value-type="string">
            <text:p>[ CamelCase ](/wiki/TimPengembang/Dokumentasi/Panduan/PanduanWiki/CamelCase.md)</text:p>
          </table:table-cell>
        </table:table-row>
        <table:table-row table:style-name="ro1">
          <table:table-cell office:value-type="string" calcext:value-type="string">
            <text:p>FormatHtml</text:p>
          </table:table-cell>
          <table:table-cell office:value-type="string" calcext:value-type="string">
            <text:p>FormatHtml.md</text:p>
          </table:table-cell>
          <table:table-cell table:formula="of:=[.$B$597]&amp;[.B599]" office:value-type="string" office:string-value="/wiki/TimPengembang/Dokumentasi/Panduan/PanduanWiki/FormatHtml.md" calcext:value-type="string">
            <text:p>/wiki/TimPengembang/Dokumentasi/Panduan/PanduanWiki/FormatHtml.md</text:p>
          </table:table-cell>
          <table:table-cell table:formula="of:=&quot;[ &quot;&amp;[.A599]&amp;&quot; ](&quot;&amp;[.C599]&amp;&quot;)&quot;" office:value-type="string" office:string-value="[ FormatHtml ](/wiki/TimPengembang/Dokumentasi/Panduan/PanduanWiki/FormatHtml.md)" calcext:value-type="string">
            <text:p>[ FormatHtml ](/wiki/TimPengembang/Dokumentasi/Panduan/PanduanWiki/FormatHtml.md)</text:p>
          </table:table-cell>
        </table:table-row>
        <table:table-row table:style-name="ro1">
          <table:table-cell office:value-type="string" calcext:value-type="string">
            <text:p>FormatMarkdown</text:p>
          </table:table-cell>
          <table:table-cell office:value-type="string" calcext:value-type="string">
            <text:p>FormatMarkdown.md</text:p>
          </table:table-cell>
          <table:table-cell table:formula="of:=[.$B$597]&amp;[.B600]" office:value-type="string" office:string-value="/wiki/TimPengembang/Dokumentasi/Panduan/PanduanWiki/FormatMarkdown.md" calcext:value-type="string">
            <text:p>/wiki/TimPengembang/Dokumentasi/Panduan/PanduanWiki/FormatMarkdown.md</text:p>
          </table:table-cell>
          <table:table-cell table:formula="of:=&quot;[ &quot;&amp;[.A600]&amp;&quot; ](&quot;&amp;[.C600]&amp;&quot;)&quot;" office:value-type="string" office:string-value="[ FormatMarkdown ](/wiki/TimPengembang/Dokumentasi/Panduan/PanduanWiki/FormatMarkdown.md)" calcext:value-type="string">
            <text:p>[ FormatMarkdown ](/wiki/TimPengembang/Dokumentasi/Panduan/PanduanWiki/FormatMarkdown.md)</text:p>
          </table:table-cell>
        </table:table-row>
        <table:table-row table:style-name="ro1">
          <table:table-cell office:value-type="string" calcext:value-type="string">
            <text:p>FormatWikiHtml</text:p>
          </table:table-cell>
          <table:table-cell office:value-type="string" calcext:value-type="string">
            <text:p>FormatWikiHtml.md</text:p>
          </table:table-cell>
          <table:table-cell table:formula="of:=[.$B$597]&amp;[.B601]" office:value-type="string" office:string-value="/wiki/TimPengembang/Dokumentasi/Panduan/PanduanWiki/FormatWikiHtml.md" calcext:value-type="string">
            <text:p>/wiki/TimPengembang/Dokumentasi/Panduan/PanduanWiki/FormatWikiHtml.md</text:p>
          </table:table-cell>
          <table:table-cell table:formula="of:=&quot;[ &quot;&amp;[.A601]&amp;&quot; ](&quot;&amp;[.C601]&amp;&quot;)&quot;" office:value-type="string" office:string-value="[ FormatWikiHtml ](/wiki/TimPengembang/Dokumentasi/Panduan/PanduanWiki/FormatWikiHtml.md)" calcext:value-type="string">
            <text:p>[ FormatWikiHtml ](/wiki/TimPengembang/Dokumentasi/Panduan/PanduanWiki/FormatWikiHtml.md)</text:p>
          </table:table-cell>
        </table:table-row>
        <table:table-row table:style-name="ro1">
          <table:table-cell office:value-type="string" calcext:value-type="string">
            <text:p>FormatWiki</text:p>
          </table:table-cell>
          <table:table-cell office:value-type="string" calcext:value-type="string">
            <text:p>FormatWiki.md</text:p>
          </table:table-cell>
          <table:table-cell table:formula="of:=[.$B$597]&amp;[.B602]" office:value-type="string" office:string-value="/wiki/TimPengembang/Dokumentasi/Panduan/PanduanWiki/FormatWiki.md" calcext:value-type="string">
            <text:p>/wiki/TimPengembang/Dokumentasi/Panduan/PanduanWiki/FormatWiki.md</text:p>
          </table:table-cell>
          <table:table-cell table:formula="of:=&quot;[ &quot;&amp;[.A602]&amp;&quot; ](&quot;&amp;[.C602]&amp;&quot;)&quot;" office:value-type="string" office:string-value="[ FormatWiki ](/wiki/TimPengembang/Dokumentasi/Panduan/PanduanWiki/FormatWiki.md)" calcext:value-type="string">
            <text:p>[ FormatWiki ](/wiki/TimPengembang/Dokumentasi/Panduan/PanduanWiki/FormatWiki.md)</text:p>
          </table:table-cell>
        </table:table-row>
        <table:table-row table:style-name="ro1">
          <table:table-cell office:value-type="string" calcext:value-type="string">
            <text:p>InterMapTxt</text:p>
          </table:table-cell>
          <table:table-cell office:value-type="string" calcext:value-type="string">
            <text:p>InterMapTxt.md</text:p>
          </table:table-cell>
          <table:table-cell table:formula="of:=[.$B$597]&amp;[.B603]" office:value-type="string" office:string-value="/wiki/TimPengembang/Dokumentasi/Panduan/PanduanWiki/InterMapTxt.md" calcext:value-type="string">
            <text:p>/wiki/TimPengembang/Dokumentasi/Panduan/PanduanWiki/InterMapTxt.md</text:p>
          </table:table-cell>
          <table:table-cell table:formula="of:=&quot;[ &quot;&amp;[.A603]&amp;&quot; ](&quot;&amp;[.C603]&amp;&quot;)&quot;" office:value-type="string" office:string-value="[ InterMapTxt ](/wiki/TimPengembang/Dokumentasi/Panduan/PanduanWiki/InterMapTxt.md)" calcext:value-type="string">
            <text:p>[ InterMapTxt ](/wiki/TimPengembang/Dokumentasi/Panduan/PanduanWiki/InterMapTxt.md)</text:p>
          </table:table-cell>
        </table:table-row>
        <table:table-row table:style-name="ro1">
          <table:table-cell office:value-type="string" calcext:value-type="string">
            <text:p>InterTrac</text:p>
          </table:table-cell>
          <table:table-cell office:value-type="string" calcext:value-type="string">
            <text:p>InterTrac.md</text:p>
          </table:table-cell>
          <table:table-cell table:formula="of:=[.$B$597]&amp;[.B604]" office:value-type="string" office:string-value="/wiki/TimPengembang/Dokumentasi/Panduan/PanduanWiki/InterTrac.md" calcext:value-type="string">
            <text:p>/wiki/TimPengembang/Dokumentasi/Panduan/PanduanWiki/InterTrac.md</text:p>
          </table:table-cell>
          <table:table-cell table:formula="of:=&quot;[ &quot;&amp;[.A604]&amp;&quot; ](&quot;&amp;[.C604]&amp;&quot;)&quot;" office:value-type="string" office:string-value="[ InterTrac ](/wiki/TimPengembang/Dokumentasi/Panduan/PanduanWiki/InterTrac.md)" calcext:value-type="string">
            <text:p>[ InterTrac ](/wiki/TimPengembang/Dokumentasi/Panduan/PanduanWiki/InterTrac.md)</text:p>
          </table:table-cell>
        </table:table-row>
        <table:table-row table:style-name="ro1">
          <table:table-cell office:value-type="string" calcext:value-type="string">
            <text:p>InterWiki</text:p>
          </table:table-cell>
          <table:table-cell office:value-type="string" calcext:value-type="string">
            <text:p>InterWiki.md</text:p>
          </table:table-cell>
          <table:table-cell table:formula="of:=[.$B$597]&amp;[.B605]" office:value-type="string" office:string-value="/wiki/TimPengembang/Dokumentasi/Panduan/PanduanWiki/InterWiki.md" calcext:value-type="string">
            <text:p>/wiki/TimPengembang/Dokumentasi/Panduan/PanduanWiki/InterWiki.md</text:p>
          </table:table-cell>
          <table:table-cell table:formula="of:=&quot;[ &quot;&amp;[.A605]&amp;&quot; ](&quot;&amp;[.C605]&amp;&quot;)&quot;" office:value-type="string" office:string-value="[ InterWiki ](/wiki/TimPengembang/Dokumentasi/Panduan/PanduanWiki/InterWiki.md)" calcext:value-type="string">
            <text:p>[ InterWiki ](/wiki/TimPengembang/Dokumentasi/Panduan/PanduanWiki/InterWiki.md)</text:p>
          </table:table-cell>
        </table:table-row>
        <table:table-row table:style-name="ro1">
          <table:table-cell office:value-type="string" calcext:value-type="string">
            <text:p>KamusBlankOn</text:p>
          </table:table-cell>
          <table:table-cell office:value-type="string" calcext:value-type="string">
            <text:p>KamusBlankOn.md</text:p>
          </table:table-cell>
          <table:table-cell table:formula="of:=[.$B$597]&amp;[.B606]" office:value-type="string" office:string-value="/wiki/TimPengembang/Dokumentasi/Panduan/PanduanWiki/KamusBlankOn.md" calcext:value-type="string">
            <text:p>/wiki/TimPengembang/Dokumentasi/Panduan/PanduanWiki/KamusBlankOn.md</text:p>
          </table:table-cell>
          <table:table-cell table:formula="of:=&quot;[ &quot;&amp;[.A606]&amp;&quot; ](&quot;&amp;[.C606]&amp;&quot;)&quot;" office:value-type="string" office:string-value="[ KamusBlankOn ](/wiki/TimPengembang/Dokumentasi/Panduan/PanduanWiki/KamusBlankOn.md)" calcext:value-type="string">
            <text:p>[ KamusBlankOn ](/wiki/TimPengembang/Dokumentasi/Panduan/PanduanWiki/KamusBlankOn.md)</text:p>
          </table:table-cell>
        </table:table-row>
        <table:table-row table:style-name="ro1">
          <table:table-cell office:value-type="string" calcext:value-type="string">
            <text:p>MarkdownKarakter</text:p>
          </table:table-cell>
          <table:table-cell office:value-type="string" calcext:value-type="string">
            <text:p>MarkdownKarakter.md</text:p>
          </table:table-cell>
          <table:table-cell table:formula="of:=[.$B$597]&amp;[.B607]" office:value-type="string" office:string-value="/wiki/TimPengembang/Dokumentasi/Panduan/PanduanWiki/MarkdownKarakter.md" calcext:value-type="string">
            <text:p>/wiki/TimPengembang/Dokumentasi/Panduan/PanduanWiki/MarkdownKarakter.md</text:p>
          </table:table-cell>
          <table:table-cell table:formula="of:=&quot;[ &quot;&amp;[.A607]&amp;&quot; ](&quot;&amp;[.C607]&amp;&quot;)&quot;" office:value-type="string" office:string-value="[ MarkdownKarakter ](/wiki/TimPengembang/Dokumentasi/Panduan/PanduanWiki/MarkdownKarakter.md)" calcext:value-type="string">
            <text:p>[ MarkdownKarakter ](/wiki/TimPengembang/Dokumentasi/Panduan/PanduanWiki/MarkdownKarakter.md)</text:p>
          </table:table-cell>
        </table:table-row>
        <table:table-row table:style-name="ro1">
          <table:table-cell office:value-type="string" calcext:value-type="string">
            <text:p>Markdown</text:p>
          </table:table-cell>
          <table:table-cell office:value-type="string" calcext:value-type="string">
            <text:p>Markdown.md</text:p>
          </table:table-cell>
          <table:table-cell table:formula="of:=[.$B$597]&amp;[.B608]" office:value-type="string" office:string-value="/wiki/TimPengembang/Dokumentasi/Panduan/PanduanWiki/Markdown.md" calcext:value-type="string">
            <text:p>/wiki/TimPengembang/Dokumentasi/Panduan/PanduanWiki/Markdown.md</text:p>
          </table:table-cell>
          <table:table-cell table:formula="of:=&quot;[ &quot;&amp;[.A608]&amp;&quot; ](&quot;&amp;[.C608]&amp;&quot;)&quot;" office:value-type="string" office:string-value="[ Markdown ](/wiki/TimPengembang/Dokumentasi/Panduan/PanduanWiki/Markdown.md)" calcext:value-type="string">
            <text:p>[ Markdown ](/wiki/TimPengembang/Dokumentasi/Panduan/PanduanWiki/Markdown.md)</text:p>
          </table:table-cell>
        </table:table-row>
        <table:table-row table:style-name="ro1">
          <table:table-cell office:value-type="string" calcext:value-type="string">
            <text:p>MarkdownTajuk</text:p>
          </table:table-cell>
          <table:table-cell office:value-type="string" calcext:value-type="string">
            <text:p>MarkdownTajuk.md</text:p>
          </table:table-cell>
          <table:table-cell table:formula="of:=[.$B$597]&amp;[.B609]" office:value-type="string" office:string-value="/wiki/TimPengembang/Dokumentasi/Panduan/PanduanWiki/MarkdownTajuk.md" calcext:value-type="string">
            <text:p>/wiki/TimPengembang/Dokumentasi/Panduan/PanduanWiki/MarkdownTajuk.md</text:p>
          </table:table-cell>
          <table:table-cell table:formula="of:=&quot;[ &quot;&amp;[.A609]&amp;&quot; ](&quot;&amp;[.C609]&amp;&quot;)&quot;" office:value-type="string" office:string-value="[ MarkdownTajuk ](/wiki/TimPengembang/Dokumentasi/Panduan/PanduanWiki/MarkdownTajuk.md)" calcext:value-type="string">
            <text:p>[ MarkdownTajuk ](/wiki/TimPengembang/Dokumentasi/Panduan/PanduanWiki/MarkdownTajuk.md)</text:p>
          </table:table-cell>
        </table:table-row>
        <table:table-row table:style-name="ro1">
          <table:table-cell office:value-type="string" calcext:value-type="string">
            <text:p>PanduanMenulisWikiLama</text:p>
          </table:table-cell>
          <table:table-cell office:value-type="string" calcext:value-type="string">
            <text:p>PanduanMenulisWikiLama.md</text:p>
          </table:table-cell>
          <table:table-cell table:formula="of:=[.$B$597]&amp;[.B610]" office:value-type="string" office:string-value="/wiki/TimPengembang/Dokumentasi/Panduan/PanduanWiki/PanduanMenulisWikiLama.md" calcext:value-type="string">
            <text:p>/wiki/TimPengembang/Dokumentasi/Panduan/PanduanWiki/PanduanMenulisWikiLama.md</text:p>
          </table:table-cell>
          <table:table-cell table:formula="of:=&quot;[ &quot;&amp;[.A610]&amp;&quot; ](&quot;&amp;[.C610]&amp;&quot;)&quot;" office:value-type="string" office:string-value="[ PanduanMenulisWikiLama ](/wiki/TimPengembang/Dokumentasi/Panduan/PanduanWiki/PanduanMenulisWikiLama.md)" calcext:value-type="string">
            <text:p>[ PanduanMenulisWikiLama ](/wiki/TimPengembang/Dokumentasi/Panduan/PanduanWiki/PanduanMenulisWikiLama.md)</text:p>
          </table:table-cell>
        </table:table-row>
        <table:table-row table:style-name="ro1">
          <table:table-cell office:value-type="string" calcext:value-type="string">
            <text:p>PanduanMenulisWiki</text:p>
          </table:table-cell>
          <table:table-cell office:value-type="string" calcext:value-type="string">
            <text:p>PanduanMenulisWiki.md</text:p>
          </table:table-cell>
          <table:table-cell table:formula="of:=[.$B$597]&amp;[.B611]" office:value-type="string" office:string-value="/wiki/TimPengembang/Dokumentasi/Panduan/PanduanWiki/PanduanMenulisWiki.md" calcext:value-type="string">
            <text:p>/wiki/TimPengembang/Dokumentasi/Panduan/PanduanWiki/PanduanMenulisWiki.md</text:p>
          </table:table-cell>
          <table:table-cell table:formula="of:=&quot;[ &quot;&amp;[.A611]&amp;&quot; ](&quot;&amp;[.C611]&amp;&quot;)&quot;" office:value-type="string" office:string-value="[ PanduanMenulisWiki ](/wiki/TimPengembang/Dokumentasi/Panduan/PanduanWiki/PanduanMenulisWiki.md)" calcext:value-type="string">
            <text:p>[ PanduanMenulisWiki ](/wiki/TimPengembang/Dokumentasi/Panduan/PanduanWiki/PanduanMenulisWiki.md)</text:p>
          </table:table-cell>
        </table:table-row>
        <table:table-row table:style-name="ro1">
          <table:table-cell office:value-type="string" calcext:value-type="string">
            <text:p>PanduanMigrasiWiki</text:p>
          </table:table-cell>
          <table:table-cell office:value-type="string" calcext:value-type="string">
            <text:p>PanduanMigrasiWiki.md</text:p>
          </table:table-cell>
          <table:table-cell table:formula="of:=[.$B$597]&amp;[.B612]" office:value-type="string" office:string-value="/wiki/TimPengembang/Dokumentasi/Panduan/PanduanWiki/PanduanMigrasiWiki.md" calcext:value-type="string">
            <text:p>/wiki/TimPengembang/Dokumentasi/Panduan/PanduanWiki/PanduanMigrasiWiki.md</text:p>
          </table:table-cell>
          <table:table-cell table:formula="of:=&quot;[ &quot;&amp;[.A612]&amp;&quot; ](&quot;&amp;[.C612]&amp;&quot;)&quot;" office:value-type="string" office:string-value="[ PanduanMigrasiWiki ](/wiki/TimPengembang/Dokumentasi/Panduan/PanduanWiki/PanduanMigrasiWiki.md)" calcext:value-type="string">
            <text:p>[ PanduanMigrasiWiki ](/wiki/TimPengembang/Dokumentasi/Panduan/PanduanWiki/PanduanMigrasiWiki.md)</text:p>
          </table:table-cell>
        </table:table-row>
        <table:table-row table:style-name="ro1">
          <table:table-cell office:value-type="string" calcext:value-type="string">
            <text:p>PanduanPembakuanIstilahKomputer</text:p>
          </table:table-cell>
          <table:table-cell office:value-type="string" calcext:value-type="string">
            <text:p>PanduanPembakuanIstilahKomputer.md</text:p>
          </table:table-cell>
          <table:table-cell table:formula="of:=[.$B$597]&amp;[.B613]" office:value-type="string" office:string-value="/wiki/TimPengembang/Dokumentasi/Panduan/PanduanWiki/PanduanPembakuanIstilahKomputer.md" calcext:value-type="string">
            <text:p>/wiki/TimPengembang/Dokumentasi/Panduan/PanduanWiki/PanduanPembakuanIstilahKomputer.md</text:p>
          </table:table-cell>
          <table:table-cell table:formula="of:=&quot;[ &quot;&amp;[.A613]&amp;&quot; ](&quot;&amp;[.C613]&amp;&quot;)&quot;" office:value-type="string" office:string-value="[ PanduanPembakuanIstilahKomputer ](/wiki/TimPengembang/Dokumentasi/Panduan/PanduanWiki/PanduanPembakuanIstilahKomputer.md)" calcext:value-type="string">
            <text:p>[ PanduanPembakuanIstilahKomputer ](/wiki/TimPengembang/Dokumentasi/Panduan/PanduanWiki/PanduanPembakuanIstilahKompute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Rapat/</text:p>
          </table:table-cell>
          <table:table-cell table:formula="of:=[.B615]" office:value-type="string" office:string-value="/wiki/TimPengembang/Dokumentasi/Rapat/" calcext:value-type="string">
            <text:p>/wiki/TimPengembang/Dokumentasi/Rapat/</text:p>
          </table:table-cell>
          <table:table-cell table:formula="of:=&quot;[ &quot;&amp;[.A615]&amp;&quot; ](&quot;&amp;[.C615]&amp;&quot;)&quot;" office:value-type="string" office:string-value="[ /wiki/TimPengembang/Dokumentasi/Rapat/ ](/wiki/TimPengembang/Dokumentasi/Rapat/)" calcext:value-type="string">
            <text:p>[ /wiki/TimPengembang/Dokumentasi/Rapat/ ](/wiki/TimPengembang/Dokumentasi/Rapat/)</text:p>
          </table:table-cell>
        </table:table-row>
        <table:table-row table:style-name="ro1">
          <table:table-cell office:value-type="string" calcext:value-type="string">
            <text:p>CatatanRapat01032017</text:p>
          </table:table-cell>
          <table:table-cell office:value-type="string" calcext:value-type="string">
            <text:p>CatatanRapat01032017.md</text:p>
          </table:table-cell>
          <table:table-cell table:formula="of:=[.$B$615]&amp;[.B616]" office:value-type="string" office:string-value="/wiki/TimPengembang/Dokumentasi/Rapat/CatatanRapat01032017.md" calcext:value-type="string">
            <text:p>/wiki/TimPengembang/Dokumentasi/Rapat/CatatanRapat01032017.md</text:p>
          </table:table-cell>
          <table:table-cell table:formula="of:=&quot;[ &quot;&amp;[.A616]&amp;&quot; ](&quot;&amp;[.C616]&amp;&quot;)&quot;" office:value-type="string" office:string-value="[ CatatanRapat01032017 ](/wiki/TimPengembang/Dokumentasi/Rapat/CatatanRapat01032017.md)" calcext:value-type="string">
            <text:p>[ CatatanRapat01032017 ](/wiki/TimPengembang/Dokumentasi/Rapat/CatatanRapat01032017.md)</text:p>
          </table:table-cell>
        </table:table-row>
        <table:table-row table:style-name="ro1">
          <table:table-cell office:value-type="string" calcext:value-type="string">
            <text:p>CatatanRapat03052017</text:p>
          </table:table-cell>
          <table:table-cell office:value-type="string" calcext:value-type="string">
            <text:p>CatatanRapat03052017.md</text:p>
          </table:table-cell>
          <table:table-cell table:formula="of:=[.$B$615]&amp;[.B617]" office:value-type="string" office:string-value="/wiki/TimPengembang/Dokumentasi/Rapat/CatatanRapat03052017.md" calcext:value-type="string">
            <text:p>/wiki/TimPengembang/Dokumentasi/Rapat/CatatanRapat03052017.md</text:p>
          </table:table-cell>
          <table:table-cell table:formula="of:=&quot;[ &quot;&amp;[.A617]&amp;&quot; ](&quot;&amp;[.C617]&amp;&quot;)&quot;" office:value-type="string" office:string-value="[ CatatanRapat03052017 ](/wiki/TimPengembang/Dokumentasi/Rapat/CatatanRapat03052017.md)" calcext:value-type="string">
            <text:p>[ CatatanRapat03052017 ](/wiki/TimPengembang/Dokumentasi/Rapat/CatatanRapat03052017.md)</text:p>
          </table:table-cell>
        </table:table-row>
        <table:table-row table:style-name="ro1">
          <table:table-cell office:value-type="string" calcext:value-type="string">
            <text:p>CatatanRapat05042017</text:p>
          </table:table-cell>
          <table:table-cell office:value-type="string" calcext:value-type="string">
            <text:p>CatatanRapat05042017.md</text:p>
          </table:table-cell>
          <table:table-cell table:formula="of:=[.$B$615]&amp;[.B618]" office:value-type="string" office:string-value="/wiki/TimPengembang/Dokumentasi/Rapat/CatatanRapat05042017.md" calcext:value-type="string">
            <text:p>/wiki/TimPengembang/Dokumentasi/Rapat/CatatanRapat05042017.md</text:p>
          </table:table-cell>
          <table:table-cell table:formula="of:=&quot;[ &quot;&amp;[.A618]&amp;&quot; ](&quot;&amp;[.C618]&amp;&quot;)&quot;" office:value-type="string" office:string-value="[ CatatanRapat05042017 ](/wiki/TimPengembang/Dokumentasi/Rapat/CatatanRapat05042017.md)" calcext:value-type="string">
            <text:p>[ CatatanRapat05042017 ](/wiki/TimPengembang/Dokumentasi/Rapat/CatatanRapat05042017.md)</text:p>
          </table:table-cell>
        </table:table-row>
        <table:table-row table:style-name="ro1">
          <table:table-cell office:value-type="string" calcext:value-type="string">
            <text:p>CatatanRapat09102008</text:p>
          </table:table-cell>
          <table:table-cell office:value-type="string" calcext:value-type="string">
            <text:p>CatatanRapat09102008.md</text:p>
          </table:table-cell>
          <table:table-cell table:formula="of:=[.$B$615]&amp;[.B619]" office:value-type="string" office:string-value="/wiki/TimPengembang/Dokumentasi/Rapat/CatatanRapat09102008.md" calcext:value-type="string">
            <text:p>/wiki/TimPengembang/Dokumentasi/Rapat/CatatanRapat09102008.md</text:p>
          </table:table-cell>
          <table:table-cell table:formula="of:=&quot;[ &quot;&amp;[.A619]&amp;&quot; ](&quot;&amp;[.C619]&amp;&quot;)&quot;" office:value-type="string" office:string-value="[ CatatanRapat09102008 ](/wiki/TimPengembang/Dokumentasi/Rapat/CatatanRapat09102008.md)" calcext:value-type="string">
            <text:p>[ CatatanRapat09102008 ](/wiki/TimPengembang/Dokumentasi/Rapat/CatatanRapat09102008.md)</text:p>
          </table:table-cell>
        </table:table-row>
        <table:table-row table:style-name="ro1">
          <table:table-cell office:value-type="string" calcext:value-type="string">
            <text:p>CatatanRapat15012017</text:p>
          </table:table-cell>
          <table:table-cell office:value-type="string" calcext:value-type="string">
            <text:p>CatatanRapat15012017.md</text:p>
          </table:table-cell>
          <table:table-cell table:formula="of:=[.$B$615]&amp;[.B620]" office:value-type="string" office:string-value="/wiki/TimPengembang/Dokumentasi/Rapat/CatatanRapat15012017.md" calcext:value-type="string">
            <text:p>/wiki/TimPengembang/Dokumentasi/Rapat/CatatanRapat15012017.md</text:p>
          </table:table-cell>
          <table:table-cell table:formula="of:=&quot;[ &quot;&amp;[.A620]&amp;&quot; ](&quot;&amp;[.C620]&amp;&quot;)&quot;" office:value-type="string" office:string-value="[ CatatanRapat15012017 ](/wiki/TimPengembang/Dokumentasi/Rapat/CatatanRapat15012017.md)" calcext:value-type="string">
            <text:p>[ CatatanRapat15012017 ](/wiki/TimPengembang/Dokumentasi/Rapat/CatatanRapat15012017.md)</text:p>
          </table:table-cell>
        </table:table-row>
        <table:table-row table:style-name="ro1">
          <table:table-cell office:value-type="string" calcext:value-type="string">
            <text:p>CatatanRapat15032017</text:p>
          </table:table-cell>
          <table:table-cell office:value-type="string" calcext:value-type="string">
            <text:p>CatatanRapat15032017.md</text:p>
          </table:table-cell>
          <table:table-cell table:formula="of:=[.$B$615]&amp;[.B621]" office:value-type="string" office:string-value="/wiki/TimPengembang/Dokumentasi/Rapat/CatatanRapat15032017.md" calcext:value-type="string">
            <text:p>/wiki/TimPengembang/Dokumentasi/Rapat/CatatanRapat15032017.md</text:p>
          </table:table-cell>
          <table:table-cell table:formula="of:=&quot;[ &quot;&amp;[.A621]&amp;&quot; ](&quot;&amp;[.C621]&amp;&quot;)&quot;" office:value-type="string" office:string-value="[ CatatanRapat15032017 ](/wiki/TimPengembang/Dokumentasi/Rapat/CatatanRapat15032017.md)" calcext:value-type="string">
            <text:p>[ CatatanRapat15032017 ](/wiki/TimPengembang/Dokumentasi/Rapat/CatatanRapat15032017.md)</text:p>
          </table:table-cell>
        </table:table-row>
        <table:table-row table:style-name="ro1">
          <table:table-cell office:value-type="string" calcext:value-type="string">
            <text:p>CatatanRapat15052017</text:p>
          </table:table-cell>
          <table:table-cell office:value-type="string" calcext:value-type="string">
            <text:p>CatatanRapat15052017.md</text:p>
          </table:table-cell>
          <table:table-cell table:formula="of:=[.$B$615]&amp;[.B622]" office:value-type="string" office:string-value="/wiki/TimPengembang/Dokumentasi/Rapat/CatatanRapat15052017.md" calcext:value-type="string">
            <text:p>/wiki/TimPengembang/Dokumentasi/Rapat/CatatanRapat15052017.md</text:p>
          </table:table-cell>
          <table:table-cell table:formula="of:=&quot;[ &quot;&amp;[.A622]&amp;&quot; ](&quot;&amp;[.C622]&amp;&quot;)&quot;" office:value-type="string" office:string-value="[ CatatanRapat15052017 ](/wiki/TimPengembang/Dokumentasi/Rapat/CatatanRapat15052017.md)" calcext:value-type="string">
            <text:p>[ CatatanRapat15052017 ](/wiki/TimPengembang/Dokumentasi/Rapat/CatatanRapat15052017.md)</text:p>
          </table:table-cell>
        </table:table-row>
        <table:table-row table:style-name="ro1">
          <table:table-cell office:value-type="string" calcext:value-type="string">
            <text:p>CatatanRapat210807</text:p>
          </table:table-cell>
          <table:table-cell office:value-type="string" calcext:value-type="string">
            <text:p>CatatanRapat210807.md</text:p>
          </table:table-cell>
          <table:table-cell table:formula="of:=[.$B$615]&amp;[.B623]" office:value-type="string" office:string-value="/wiki/TimPengembang/Dokumentasi/Rapat/CatatanRapat210807.md" calcext:value-type="string">
            <text:p>/wiki/TimPengembang/Dokumentasi/Rapat/CatatanRapat210807.md</text:p>
          </table:table-cell>
          <table:table-cell table:formula="of:=&quot;[ &quot;&amp;[.A623]&amp;&quot; ](&quot;&amp;[.C623]&amp;&quot;)&quot;" office:value-type="string" office:string-value="[ CatatanRapat210807 ](/wiki/TimPengembang/Dokumentasi/Rapat/CatatanRapat210807.md)" calcext:value-type="string">
            <text:p>[ CatatanRapat210807 ](/wiki/TimPengembang/Dokumentasi/Rapat/CatatanRapat210807.md)</text:p>
          </table:table-cell>
        </table:table-row>
        <table:table-row table:style-name="ro1">
          <table:table-cell office:value-type="string" calcext:value-type="string">
            <text:p>CatatanRapatHumas15052017</text:p>
          </table:table-cell>
          <table:table-cell office:value-type="string" calcext:value-type="string">
            <text:p>CatatanRapatHumas15052017.md</text:p>
          </table:table-cell>
          <table:table-cell table:formula="of:=[.$B$615]&amp;[.B624]" office:value-type="string" office:string-value="/wiki/TimPengembang/Dokumentasi/Rapat/CatatanRapatHumas15052017.md" calcext:value-type="string">
            <text:p>/wiki/TimPengembang/Dokumentasi/Rapat/CatatanRapatHumas15052017.md</text:p>
          </table:table-cell>
          <table:table-cell table:formula="of:=&quot;[ &quot;&amp;[.A624]&amp;&quot; ](&quot;&amp;[.C624]&amp;&quot;)&quot;" office:value-type="string" office:string-value="[ CatatanRapatHumas15052017 ](/wiki/TimPengembang/Dokumentasi/Rapat/CatatanRapatHumas15052017.md)" calcext:value-type="string">
            <text:p>[ CatatanRapatHumas15052017 ](/wiki/TimPengembang/Dokumentasi/Rapat/CatatanRapatHumas15052017.md)</text:p>
          </table:table-cell>
        </table:table-row>
        <table:table-row table:style-name="ro1">
          <table:table-cell office:value-type="string" calcext:value-type="string">
            <text:p>CatatanRapatTimDokumemtasi200807</text:p>
          </table:table-cell>
          <table:table-cell office:value-type="string" calcext:value-type="string">
            <text:p>CatatanRapatTimDokumemtasi200807.md</text:p>
          </table:table-cell>
          <table:table-cell table:formula="of:=[.$B$615]&amp;[.B625]" office:value-type="string" office:string-value="/wiki/TimPengembang/Dokumentasi/Rapat/CatatanRapatTimDokumemtasi200807.md" calcext:value-type="string">
            <text:p>/wiki/TimPengembang/Dokumentasi/Rapat/CatatanRapatTimDokumemtasi200807.md</text:p>
          </table:table-cell>
          <table:table-cell table:formula="of:=&quot;[ &quot;&amp;[.A625]&amp;&quot; ](&quot;&amp;[.C625]&amp;&quot;)&quot;" office:value-type="string" office:string-value="[ CatatanRapatTimDokumemtasi200807 ](/wiki/TimPengembang/Dokumentasi/Rapat/CatatanRapatTimDokumemtasi200807.md)" calcext:value-type="string">
            <text:p>[ CatatanRapatTimDokumemtasi200807 ](/wiki/TimPengembang/Dokumentasi/Rapat/CatatanRapatTimDokumemtasi200807.md)</text:p>
          </table:table-cell>
        </table:table-row>
        <table:table-row table:style-name="ro1">
          <table:table-cell office:value-type="string" calcext:value-type="string">
            <text:p>CatatanRapatTimDokumentasi030907</text:p>
          </table:table-cell>
          <table:table-cell office:value-type="string" calcext:value-type="string">
            <text:p>CatatanRapatTimDokumentasi030907.md</text:p>
          </table:table-cell>
          <table:table-cell table:formula="of:=[.$B$615]&amp;[.B626]" office:value-type="string" office:string-value="/wiki/TimPengembang/Dokumentasi/Rapat/CatatanRapatTimDokumentasi030907.md" calcext:value-type="string">
            <text:p>/wiki/TimPengembang/Dokumentasi/Rapat/CatatanRapatTimDokumentasi030907.md</text:p>
          </table:table-cell>
          <table:table-cell table:formula="of:=&quot;[ &quot;&amp;[.A626]&amp;&quot; ](&quot;&amp;[.C626]&amp;&quot;)&quot;" office:value-type="string" office:string-value="[ CatatanRapatTimDokumentasi030907 ](/wiki/TimPengembang/Dokumentasi/Rapat/CatatanRapatTimDokumentasi030907.md)" calcext:value-type="string">
            <text:p>[ CatatanRapatTimDokumentasi030907 ](/wiki/TimPengembang/Dokumentasi/Rapat/CatatanRapatTimDokumentasi030907.md)</text:p>
          </table:table-cell>
        </table:table-row>
        <table:table-row table:style-name="ro1">
          <table:table-cell office:value-type="string" calcext:value-type="string">
            <text:p>CatatanRapatTimDokumentasi10122007</text:p>
          </table:table-cell>
          <table:table-cell office:value-type="string" calcext:value-type="string">
            <text:p>CatatanRapatTimDokumentasi10122007.md</text:p>
          </table:table-cell>
          <table:table-cell table:formula="of:=[.$B$615]&amp;[.B627]" office:value-type="string" office:string-value="/wiki/TimPengembang/Dokumentasi/Rapat/CatatanRapatTimDokumentasi10122007.md" calcext:value-type="string">
            <text:p>/wiki/TimPengembang/Dokumentasi/Rapat/CatatanRapatTimDokumentasi10122007.md</text:p>
          </table:table-cell>
          <table:table-cell table:formula="of:=&quot;[ &quot;&amp;[.A627]&amp;&quot; ](&quot;&amp;[.C627]&amp;&quot;)&quot;" office:value-type="string" office:string-value="[ CatatanRapatTimDokumentasi10122007 ](/wiki/TimPengembang/Dokumentasi/Rapat/CatatanRapatTimDokumentasi10122007.md)" calcext:value-type="string">
            <text:p>[ CatatanRapatTimDokumentasi10122007 ](/wiki/TimPengembang/Dokumentasi/Rapat/CatatanRapatTimDokumentasi10122007.md)</text:p>
          </table:table-cell>
        </table:table-row>
        <table:table-row table:style-name="ro1">
          <table:table-cell office:value-type="string" calcext:value-type="string">
            <text:p>NotulensiRapat01022017PaskaRilisTamboraKedua</text:p>
          </table:table-cell>
          <table:table-cell office:value-type="string" calcext:value-type="string">
            <text:p>NotulensiRapat01022017PaskaRilisTamboraKedua.md</text:p>
          </table:table-cell>
          <table:table-cell table:formula="of:=[.$B$615]&amp;[.B628]" office:value-type="string" office:string-value="/wiki/TimPengembang/Dokumentasi/Rapat/NotulensiRapat01022017PaskaRilisTamboraKedua.md" calcext:value-type="string">
            <text:p>/wiki/TimPengembang/Dokumentasi/Rapat/NotulensiRapat01022017PaskaRilisTamboraKedua.md</text:p>
          </table:table-cell>
          <table:table-cell table:formula="of:=&quot;[ &quot;&amp;[.A628]&amp;&quot; ](&quot;&amp;[.C628]&amp;&quot;)&quot;" office:value-type="string" office:string-value="[ NotulensiRapat01022017PaskaRilisTamboraKedua ](/wiki/TimPengembang/Dokumentasi/Rapat/NotulensiRapat01022017PaskaRilisTamboraKedua.md)" calcext:value-type="string">
            <text:p>[ NotulensiRapat01022017PaskaRilisTamboraKedua ](/wiki/TimPengembang/Dokumentasi/Rapat/NotulensiRapat01022017PaskaRilisTamboraKedua.md)</text:p>
          </table:table-cell>
        </table:table-row>
        <table:table-row table:style-name="ro1">
          <table:table-cell office:value-type="string" calcext:value-type="string">
            <text:p>NotulensiRapat01032017LaporanUluwatu</text:p>
          </table:table-cell>
          <table:table-cell office:value-type="string" calcext:value-type="string">
            <text:p>NotulensiRapat01032017LaporanUluwatu.md</text:p>
          </table:table-cell>
          <table:table-cell table:formula="of:=[.$B$615]&amp;[.B629]" office:value-type="string" office:string-value="/wiki/TimPengembang/Dokumentasi/Rapat/NotulensiRapat01032017LaporanUluwatu.md" calcext:value-type="string">
            <text:p>/wiki/TimPengembang/Dokumentasi/Rapat/NotulensiRapat01032017LaporanUluwatu.md</text:p>
          </table:table-cell>
          <table:table-cell table:formula="of:=&quot;[ &quot;&amp;[.A629]&amp;&quot; ](&quot;&amp;[.C629]&amp;&quot;)&quot;" office:value-type="string" office:string-value="[ NotulensiRapat01032017LaporanUluwatu ](/wiki/TimPengembang/Dokumentasi/Rapat/NotulensiRapat01032017LaporanUluwatu.md)" calcext:value-type="string">
            <text:p>[ NotulensiRapat01032017LaporanUluwatu ](/wiki/TimPengembang/Dokumentasi/Rapat/NotulensiRapat01032017LaporanUluwatu.md)</text:p>
          </table:table-cell>
        </table:table-row>
        <table:table-row table:style-name="ro1">
          <table:table-cell office:value-type="string" calcext:value-type="string">
            <text:p>NotulensiRapat01032017</text:p>
          </table:table-cell>
          <table:table-cell office:value-type="string" calcext:value-type="string">
            <text:p>NotulensiRapat01032017.md</text:p>
          </table:table-cell>
          <table:table-cell table:formula="of:=[.$B$615]&amp;[.B630]" office:value-type="string" office:string-value="/wiki/TimPengembang/Dokumentasi/Rapat/NotulensiRapat01032017.md" calcext:value-type="string">
            <text:p>/wiki/TimPengembang/Dokumentasi/Rapat/NotulensiRapat01032017.md</text:p>
          </table:table-cell>
          <table:table-cell table:formula="of:=&quot;[ &quot;&amp;[.A630]&amp;&quot; ](&quot;&amp;[.C630]&amp;&quot;)&quot;" office:value-type="string" office:string-value="[ NotulensiRapat01032017 ](/wiki/TimPengembang/Dokumentasi/Rapat/NotulensiRapat01032017.md)" calcext:value-type="string">
            <text:p>[ NotulensiRapat01032017 ](/wiki/TimPengembang/Dokumentasi/Rapat/NotulensiRapat01032017.md)</text:p>
          </table:table-cell>
        </table:table-row>
        <table:table-row table:style-name="ro1">
          <table:table-cell office:value-type="string" calcext:value-type="string">
            <text:p>NotulensiRapat03052017LaporanUluwatu</text:p>
          </table:table-cell>
          <table:table-cell office:value-type="string" calcext:value-type="string">
            <text:p>NotulensiRapat03052017LaporanUluwatu.md</text:p>
          </table:table-cell>
          <table:table-cell table:formula="of:=[.$B$615]&amp;[.B631]" office:value-type="string" office:string-value="/wiki/TimPengembang/Dokumentasi/Rapat/NotulensiRapat03052017LaporanUluwatu.md" calcext:value-type="string">
            <text:p>/wiki/TimPengembang/Dokumentasi/Rapat/NotulensiRapat03052017LaporanUluwatu.md</text:p>
          </table:table-cell>
          <table:table-cell table:formula="of:=&quot;[ &quot;&amp;[.A631]&amp;&quot; ](&quot;&amp;[.C631]&amp;&quot;)&quot;" office:value-type="string" office:string-value="[ NotulensiRapat03052017LaporanUluwatu ](/wiki/TimPengembang/Dokumentasi/Rapat/NotulensiRapat03052017LaporanUluwatu.md)" calcext:value-type="string">
            <text:p>[ NotulensiRapat03052017LaporanUluwatu ](/wiki/TimPengembang/Dokumentasi/Rapat/NotulensiRapat03052017LaporanUluwatu.md)</text:p>
          </table:table-cell>
        </table:table-row>
        <table:table-row table:style-name="ro1">
          <table:table-cell office:value-type="string" calcext:value-type="string">
            <text:p>NotulensiRapat05042017LaporanUluwatu</text:p>
          </table:table-cell>
          <table:table-cell office:value-type="string" calcext:value-type="string">
            <text:p>NotulensiRapat05042017LaporanUluwatu.md</text:p>
          </table:table-cell>
          <table:table-cell table:formula="of:=[.$B$615]&amp;[.B632]" office:value-type="string" office:string-value="/wiki/TimPengembang/Dokumentasi/Rapat/NotulensiRapat05042017LaporanUluwatu.md" calcext:value-type="string">
            <text:p>/wiki/TimPengembang/Dokumentasi/Rapat/NotulensiRapat05042017LaporanUluwatu.md</text:p>
          </table:table-cell>
          <table:table-cell table:formula="of:=&quot;[ &quot;&amp;[.A632]&amp;&quot; ](&quot;&amp;[.C632]&amp;&quot;)&quot;" office:value-type="string" office:string-value="[ NotulensiRapat05042017LaporanUluwatu ](/wiki/TimPengembang/Dokumentasi/Rapat/NotulensiRapat05042017LaporanUluwatu.md)" calcext:value-type="string">
            <text:p>[ NotulensiRapat05042017LaporanUluwatu ](/wiki/TimPengembang/Dokumentasi/Rapat/NotulensiRapat05042017LaporanUluwatu.md)</text:p>
          </table:table-cell>
        </table:table-row>
        <table:table-row table:style-name="ro1">
          <table:table-cell office:value-type="string" calcext:value-type="string">
            <text:p>NotulensiRapat08032017LaporanUluwatu</text:p>
          </table:table-cell>
          <table:table-cell office:value-type="string" calcext:value-type="string">
            <text:p>NotulensiRapat08032017LaporanUluwatu.md</text:p>
          </table:table-cell>
          <table:table-cell table:formula="of:=[.$B$615]&amp;[.B633]" office:value-type="string" office:string-value="/wiki/TimPengembang/Dokumentasi/Rapat/NotulensiRapat08032017LaporanUluwatu.md" calcext:value-type="string">
            <text:p>/wiki/TimPengembang/Dokumentasi/Rapat/NotulensiRapat08032017LaporanUluwatu.md</text:p>
          </table:table-cell>
          <table:table-cell table:formula="of:=&quot;[ &quot;&amp;[.A633]&amp;&quot; ](&quot;&amp;[.C633]&amp;&quot;)&quot;" office:value-type="string" office:string-value="[ NotulensiRapat08032017LaporanUluwatu ](/wiki/TimPengembang/Dokumentasi/Rapat/NotulensiRapat08032017LaporanUluwatu.md)" calcext:value-type="string">
            <text:p>[ NotulensiRapat08032017LaporanUluwatu ](/wiki/TimPengembang/Dokumentasi/Rapat/NotulensiRapat08032017LaporanUluwatu.md)</text:p>
          </table:table-cell>
        </table:table-row>
        <table:table-row table:style-name="ro1">
          <table:table-cell office:value-type="string" calcext:value-type="string">
            <text:p>NotulensiRapat15012017PaskaRilisTambora</text:p>
          </table:table-cell>
          <table:table-cell office:value-type="string" calcext:value-type="string">
            <text:p>NotulensiRapat15012017PaskaRilisTambora.md</text:p>
          </table:table-cell>
          <table:table-cell table:formula="of:=[.$B$615]&amp;[.B634]" office:value-type="string" office:string-value="/wiki/TimPengembang/Dokumentasi/Rapat/NotulensiRapat15012017PaskaRilisTambora.md" calcext:value-type="string">
            <text:p>/wiki/TimPengembang/Dokumentasi/Rapat/NotulensiRapat15012017PaskaRilisTambora.md</text:p>
          </table:table-cell>
          <table:table-cell table:formula="of:=&quot;[ &quot;&amp;[.A634]&amp;&quot; ](&quot;&amp;[.C634]&amp;&quot;)&quot;" office:value-type="string" office:string-value="[ NotulensiRapat15012017PaskaRilisTambora ](/wiki/TimPengembang/Dokumentasi/Rapat/NotulensiRapat15012017PaskaRilisTambora.md)" calcext:value-type="string">
            <text:p>[ NotulensiRapat15012017PaskaRilisTambora ](/wiki/TimPengembang/Dokumentasi/Rapat/NotulensiRapat15012017PaskaRilisTambora.md)</text:p>
          </table:table-cell>
        </table:table-row>
        <table:table-row table:style-name="ro1">
          <table:table-cell office:value-type="string" calcext:value-type="string">
            <text:p>NotulensiRapat22022017LaporanUluwatu</text:p>
          </table:table-cell>
          <table:table-cell office:value-type="string" calcext:value-type="string">
            <text:p>NotulensiRapat22022017LaporanUluwatu.md</text:p>
          </table:table-cell>
          <table:table-cell table:formula="of:=[.$B$615]&amp;[.B635]" office:value-type="string" office:string-value="/wiki/TimPengembang/Dokumentasi/Rapat/NotulensiRapat22022017LaporanUluwatu.md" calcext:value-type="string">
            <text:p>/wiki/TimPengembang/Dokumentasi/Rapat/NotulensiRapat22022017LaporanUluwatu.md</text:p>
          </table:table-cell>
          <table:table-cell table:formula="of:=&quot;[ &quot;&amp;[.A635]&amp;&quot; ](&quot;&amp;[.C635]&amp;&quot;)&quot;" office:value-type="string" office:string-value="[ NotulensiRapat22022017LaporanUluwatu ](/wiki/TimPengembang/Dokumentasi/Rapat/NotulensiRapat22022017LaporanUluwatu.md)" calcext:value-type="string">
            <text:p>[ NotulensiRapat22022017LaporanUluwatu ](/wiki/TimPengembang/Dokumentasi/Rapat/NotulensiRapat22022017LaporanUluwatu.md)</text:p>
          </table:table-cell>
        </table:table-row>
        <table:table-row table:style-name="ro1">
          <table:table-cell office:value-type="string" calcext:value-type="string">
            <text:p>NotulensiRapat26022017PembekalanTimDokumentasiUluwatu</text:p>
          </table:table-cell>
          <table:table-cell office:value-type="string" calcext:value-type="string">
            <text:p>NotulensiRapat26022017PembekalanTimDokumentasiUluwatu.md</text:p>
          </table:table-cell>
          <table:table-cell table:formula="of:=[.$B$615]&amp;[.B636]" office:value-type="string" office:string-value="/wiki/TimPengembang/Dokumentasi/Rapat/NotulensiRapat26022017PembekalanTimDokumentasiUluwatu.md" calcext:value-type="string">
            <text:p>/wiki/TimPengembang/Dokumentasi/Rapat/NotulensiRapat26022017PembekalanTimDokumentasiUluwatu.md</text:p>
          </table:table-cell>
          <table:table-cell table:formula="of:=&quot;[ &quot;&amp;[.A636]&amp;&quot; ](&quot;&amp;[.C636]&amp;&quot;)&quot;" office:value-type="string" office:string-value="[ NotulensiRapat26022017PembekalanTimDokumentasiUluwatu ](/wiki/TimPengembang/Dokumentasi/Rapat/NotulensiRapat26022017PembekalanTimDokumentasiUluwatu.md)" calcext:value-type="string">
            <text:p>[ NotulensiRapat26022017PembekalanTimDokumentasiUluwatu ](/wiki/TimPengembang/Dokumentasi/Rapat/NotulensiRapat26022017PembekalanTimDokumentasiUluwatu.md)</text:p>
          </table:table-cell>
        </table:table-row>
        <table:table-row table:style-name="ro1">
          <table:table-cell office:value-type="string" calcext:value-type="string">
            <text:p>NotulensiRapat(LupaTanggal)</text:p>
          </table:table-cell>
          <table:table-cell office:value-type="string" calcext:value-type="string">
            <text:p>NotulensiRapat(LupaTanggal).md</text:p>
          </table:table-cell>
          <table:table-cell table:formula="of:=[.$B$615]&amp;[.B637]" office:value-type="string" office:string-value="/wiki/TimPengembang/Dokumentasi/Rapat/NotulensiRapat(LupaTanggal).md" calcext:value-type="string">
            <text:p>/wiki/TimPengembang/Dokumentasi/Rapat/NotulensiRapat(LupaTanggal).md</text:p>
          </table:table-cell>
          <table:table-cell table:formula="of:=&quot;[ &quot;&amp;[.A637]&amp;&quot; ](&quot;&amp;[.C637]&amp;&quot;)&quot;" office:value-type="string" office:string-value="[ NotulensiRapat(LupaTanggal) ](/wiki/TimPengembang/Dokumentasi/Rapat/NotulensiRapat(LupaTanggal).md)" calcext:value-type="string">
            <text:p>[ NotulensiRapat(LupaTanggal) ](/wiki/TimPengembang/Dokumentasi/Rapat/NotulensiRapat(LupaTanggal)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615]&amp;[.B638]" office:value-type="string" office:string-value="/wiki/TimPengembang/Dokumentasi/Rapat/README.md" calcext:value-type="string">
            <text:p>/wiki/TimPengembang/Dokumentasi/Rapat/README.md</text:p>
          </table:table-cell>
          <table:table-cell table:formula="of:=&quot;[ &quot;&amp;[.A638]&amp;&quot; ](&quot;&amp;[.C638]&amp;&quot;)&quot;" office:value-type="string" office:string-value="[ README ](/wiki/TimPengembang/Dokumentasi/Rapat/README.md)" calcext:value-type="string">
            <text:p>[ README ](/wiki/TimPengembang/Dokumentasi/Rapat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Humas/</text:p>
          </table:table-cell>
          <table:table-cell table:formula="of:=[.B640]" office:value-type="string" office:string-value="/wiki/TimPengembang/Humas/" calcext:value-type="string">
            <text:p>/wiki/TimPengembang/Humas/</text:p>
          </table:table-cell>
          <table:table-cell table:formula="of:=&quot;[ &quot;&amp;[.A640]&amp;&quot; ](&quot;&amp;[.C640]&amp;&quot;)&quot;" office:value-type="string" office:string-value="[ /wiki/TimPengembang/Humas/ ](/wiki/TimPengembang/Humas/)" calcext:value-type="string">
            <text:p>[ /wiki/TimPengembang/Humas/ ](/wiki/TimPengembang/Humas/)</text:p>
          </table:table-cell>
        </table:table-row>
        <table:table-row table:style-name="ro1">
          <table:table-cell table:number-columns-repeated="2" office:value-type="string" calcext:value-type="string">
            <text:p>KelompokPengguna</text:p>
          </table:table-cell>
          <table:table-cell table:formula="of:=[.$B$640]&amp;[.B641]" office:value-type="string" office:string-value="/wiki/TimPengembang/Humas/KelompokPengguna" calcext:value-type="string">
            <text:p>/wiki/TimPengembang/Humas/KelompokPengguna</text:p>
          </table:table-cell>
          <table:table-cell table:formula="of:=&quot;[ &quot;&amp;[.A641]&amp;&quot; ](&quot;&amp;[.C641]&amp;&quot;)&quot;" office:value-type="string" office:string-value="[ KelompokPengguna ](/wiki/TimPengembang/Humas/KelompokPengguna)" calcext:value-type="string">
            <text:p>[ KelompokPengguna ](/wiki/TimPengembang/Humas/KelompokPengguna)</text:p>
          </table:table-cell>
        </table:table-row>
        <table:table-row table:style-name="ro1">
          <table:table-cell table:number-columns-repeated="2" office:value-type="string" calcext:value-type="string">
            <text:p>PresentasiPemasaran</text:p>
          </table:table-cell>
          <table:table-cell table:formula="of:=[.$B$640]&amp;[.B642]" office:value-type="string" office:string-value="/wiki/TimPengembang/Humas/PresentasiPemasaran" calcext:value-type="string">
            <text:p>/wiki/TimPengembang/Humas/PresentasiPemasaran</text:p>
          </table:table-cell>
          <table:table-cell table:formula="of:=&quot;[ &quot;&amp;[.A642]&amp;&quot; ](&quot;&amp;[.C642]&amp;&quot;)&quot;" office:value-type="string" office:string-value="[ PresentasiPemasaran ](/wiki/TimPengembang/Humas/PresentasiPemasaran)" calcext:value-type="string">
            <text:p>[ PresentasiPemasaran ](/wiki/TimPengembang/Humas/PresentasiPemasaran)</text:p>
          </table:table-cell>
        </table:table-row>
        <table:table-row table:style-name="ro1">
          <table:table-cell office:value-type="string" calcext:value-type="string">
            <text:p>Donasi</text:p>
          </table:table-cell>
          <table:table-cell office:value-type="string" calcext:value-type="string">
            <text:p>Donasi.md</text:p>
          </table:table-cell>
          <table:table-cell table:formula="of:=[.$B$640]&amp;[.B643]" office:value-type="string" office:string-value="/wiki/TimPengembang/Humas/Donasi.md" calcext:value-type="string">
            <text:p>/wiki/TimPengembang/Humas/Donasi.md</text:p>
          </table:table-cell>
          <table:table-cell table:formula="of:=&quot;[ &quot;&amp;[.A643]&amp;&quot; ](&quot;&amp;[.C643]&amp;&quot;)&quot;" office:value-type="string" office:string-value="[ Donasi ](/wiki/TimPengembang/Humas/Donasi.md)" calcext:value-type="string">
            <text:p>[ Donasi ](/wiki/TimPengembang/Humas/Donasi.md)</text:p>
          </table:table-cell>
        </table:table-row>
        <table:table-row table:style-name="ro1">
          <table:table-cell office:value-type="string" calcext:value-type="string">
            <text:p>DonasiYPLI</text:p>
          </table:table-cell>
          <table:table-cell office:value-type="string" calcext:value-type="string">
            <text:p>DonasiYPLI.md</text:p>
          </table:table-cell>
          <table:table-cell table:formula="of:=[.$B$640]&amp;[.B644]" office:value-type="string" office:string-value="/wiki/TimPengembang/Humas/DonasiYPLI.md" calcext:value-type="string">
            <text:p>/wiki/TimPengembang/Humas/DonasiYPLI.md</text:p>
          </table:table-cell>
          <table:table-cell table:formula="of:=&quot;[ &quot;&amp;[.A644]&amp;&quot; ](&quot;&amp;[.C644]&amp;&quot;)&quot;" office:value-type="string" office:string-value="[ DonasiYPLI ](/wiki/TimPengembang/Humas/DonasiYPLI.md)" calcext:value-type="string">
            <text:p>[ DonasiYPLI ](/wiki/TimPengembang/Humas/DonasiYPLI.md)</text:p>
          </table:table-cell>
        </table:table-row>
        <table:table-row table:style-name="ro1">
          <table:table-cell office:value-type="string" calcext:value-type="string">
            <text:p>EtikaMilis</text:p>
          </table:table-cell>
          <table:table-cell office:value-type="string" calcext:value-type="string">
            <text:p>EtikaMilis.md</text:p>
          </table:table-cell>
          <table:table-cell table:formula="of:=[.$B$640]&amp;[.B645]" office:value-type="string" office:string-value="/wiki/TimPengembang/Humas/EtikaMilis.md" calcext:value-type="string">
            <text:p>/wiki/TimPengembang/Humas/EtikaMilis.md</text:p>
          </table:table-cell>
          <table:table-cell table:formula="of:=&quot;[ &quot;&amp;[.A645]&amp;&quot; ](&quot;&amp;[.C645]&amp;&quot;)&quot;" office:value-type="string" office:string-value="[ EtikaMilis ](/wiki/TimPengembang/Humas/EtikaMilis.md)" calcext:value-type="string">
            <text:p>[ EtikaMilis ](/wiki/TimPengembang/Humas/EtikaMilis.md)</text:p>
          </table:table-cell>
        </table:table-row>
        <table:table-row table:style-name="ro1">
          <table:table-cell office:value-type="string" calcext:value-type="string">
            <text:p>HalamanPemasaran</text:p>
          </table:table-cell>
          <table:table-cell office:value-type="string" calcext:value-type="string">
            <text:p>HalamanPemasaran.md</text:p>
          </table:table-cell>
          <table:table-cell table:formula="of:=[.$B$640]&amp;[.B646]" office:value-type="string" office:string-value="/wiki/TimPengembang/Humas/HalamanPemasaran.md" calcext:value-type="string">
            <text:p>/wiki/TimPengembang/Humas/HalamanPemasaran.md</text:p>
          </table:table-cell>
          <table:table-cell table:formula="of:=&quot;[ &quot;&amp;[.A646]&amp;&quot; ](&quot;&amp;[.C646]&amp;&quot;)&quot;" office:value-type="string" office:string-value="[ HalamanPemasaran ](/wiki/TimPengembang/Humas/HalamanPemasaran.md)" calcext:value-type="string">
            <text:p>[ HalamanPemasaran ](/wiki/TimPengembang/Humas/HalamanPemasaran.md)</text:p>
          </table:table-cell>
        </table:table-row>
        <table:table-row table:style-name="ro1">
          <table:table-cell office:value-type="string" calcext:value-type="string">
            <text:p>Humas</text:p>
          </table:table-cell>
          <table:table-cell office:value-type="string" calcext:value-type="string">
            <text:p>Humas.md</text:p>
          </table:table-cell>
          <table:table-cell table:formula="of:=[.$B$640]&amp;[.B647]" office:value-type="string" office:string-value="/wiki/TimPengembang/Humas/Humas.md" calcext:value-type="string">
            <text:p>/wiki/TimPengembang/Humas/Humas.md</text:p>
          </table:table-cell>
          <table:table-cell table:formula="of:=&quot;[ &quot;&amp;[.A647]&amp;&quot; ](&quot;&amp;[.C647]&amp;&quot;)&quot;" office:value-type="string" office:string-value="[ Humas ](/wiki/TimPengembang/Humas/Humas.md)" calcext:value-type="string">
            <text:p>[ Humas ](/wiki/TimPengembang/Humas/Humas.md)</text:p>
          </table:table-cell>
        </table:table-row>
        <table:table-row table:style-name="ro1">
          <table:table-cell office:value-type="string" calcext:value-type="string">
            <text:p>IRC</text:p>
          </table:table-cell>
          <table:table-cell office:value-type="string" calcext:value-type="string">
            <text:p>IRC.md</text:p>
          </table:table-cell>
          <table:table-cell table:formula="of:=[.$B$640]&amp;[.B648]" office:value-type="string" office:string-value="/wiki/TimPengembang/Humas/IRC.md" calcext:value-type="string">
            <text:p>/wiki/TimPengembang/Humas/IRC.md</text:p>
          </table:table-cell>
          <table:table-cell table:formula="of:=&quot;[ &quot;&amp;[.A648]&amp;&quot; ](&quot;&amp;[.C648]&amp;&quot;)&quot;" office:value-type="string" office:string-value="[ IRC ](/wiki/TimPengembang/Humas/IRC.md)" calcext:value-type="string">
            <text:p>[ IRC ](/wiki/TimPengembang/Humas/IRC.md)</text:p>
          </table:table-cell>
        </table:table-row>
        <table:table-row table:style-name="ro1">
          <table:table-cell office:value-type="string" calcext:value-type="string">
            <text:p>LogRapat20170515</text:p>
          </table:table-cell>
          <table:table-cell office:value-type="string" calcext:value-type="string">
            <text:p>LogRapat20170515.md</text:p>
          </table:table-cell>
          <table:table-cell table:formula="of:=[.$B$640]&amp;[.B649]" office:value-type="string" office:string-value="/wiki/TimPengembang/Humas/LogRapat20170515.md" calcext:value-type="string">
            <text:p>/wiki/TimPengembang/Humas/LogRapat20170515.md</text:p>
          </table:table-cell>
          <table:table-cell table:formula="of:=&quot;[ &quot;&amp;[.A649]&amp;&quot; ](&quot;&amp;[.C649]&amp;&quot;)&quot;" office:value-type="string" office:string-value="[ LogRapat20170515 ](/wiki/TimPengembang/Humas/LogRapat20170515.md)" calcext:value-type="string">
            <text:p>[ LogRapat20170515 ](/wiki/TimPengembang/Humas/LogRapat20170515.md)</text:p>
          </table:table-cell>
        </table:table-row>
        <table:table-row table:style-name="ro1">
          <table:table-cell office:value-type="string" calcext:value-type="string">
            <text:p>MediaSosial</text:p>
          </table:table-cell>
          <table:table-cell office:value-type="string" calcext:value-type="string">
            <text:p>MediaSosial.md</text:p>
          </table:table-cell>
          <table:table-cell table:formula="of:=[.$B$640]&amp;[.B650]" office:value-type="string" office:string-value="/wiki/TimPengembang/Humas/MediaSosial.md" calcext:value-type="string">
            <text:p>/wiki/TimPengembang/Humas/MediaSosial.md</text:p>
          </table:table-cell>
          <table:table-cell table:formula="of:=&quot;[ &quot;&amp;[.A650]&amp;&quot; ](&quot;&amp;[.C650]&amp;&quot;)&quot;" office:value-type="string" office:string-value="[ MediaSosial ](/wiki/TimPengembang/Humas/MediaSosial.md)" calcext:value-type="string">
            <text:p>[ MediaSosial ](/wiki/TimPengembang/Humas/MediaSosial.md)</text:p>
          </table:table-cell>
        </table:table-row>
        <table:table-row table:style-name="ro1">
          <table:table-cell office:value-type="string" calcext:value-type="string">
            <text:p>PedomanAlihMerek</text:p>
          </table:table-cell>
          <table:table-cell office:value-type="string" calcext:value-type="string">
            <text:p>PedomanAlihMerek.md</text:p>
          </table:table-cell>
          <table:table-cell table:formula="of:=[.$B$640]&amp;[.B651]" office:value-type="string" office:string-value="/wiki/TimPengembang/Humas/PedomanAlihMerek.md" calcext:value-type="string">
            <text:p>/wiki/TimPengembang/Humas/PedomanAlihMerek.md</text:p>
          </table:table-cell>
          <table:table-cell table:formula="of:=&quot;[ &quot;&amp;[.A651]&amp;&quot; ](&quot;&amp;[.C651]&amp;&quot;)&quot;" office:value-type="string" office:string-value="[ PedomanAlihMerek ](/wiki/TimPengembang/Humas/PedomanAlihMerek.md)" calcext:value-type="string">
            <text:p>[ PedomanAlihMerek ](/wiki/TimPengembang/Humas/PedomanAlihMerek.md)</text:p>
          </table:table-cell>
        </table:table-row>
        <table:table-row table:style-name="ro1">
          <table:table-cell office:value-type="string" calcext:value-type="string">
            <text:p>Pejuang</text:p>
          </table:table-cell>
          <table:table-cell office:value-type="string" calcext:value-type="string">
            <text:p>Pejuang.md</text:p>
          </table:table-cell>
          <table:table-cell table:formula="of:=[.$B$640]&amp;[.B652]" office:value-type="string" office:string-value="/wiki/TimPengembang/Humas/Pejuang.md" calcext:value-type="string">
            <text:p>/wiki/TimPengembang/Humas/Pejuang.md</text:p>
          </table:table-cell>
          <table:table-cell table:formula="of:=&quot;[ &quot;&amp;[.A652]&amp;&quot; ](&quot;&amp;[.C652]&amp;&quot;)&quot;" office:value-type="string" office:string-value="[ Pejuang ](/wiki/TimPengembang/Humas/Pejuang.md)" calcext:value-type="string">
            <text:p>[ Pejuang ](/wiki/TimPengembang/Humas/Pejuang.md)</text:p>
          </table:table-cell>
        </table:table-row>
        <table:table-row table:style-name="ro1">
          <table:table-cell office:value-type="string" calcext:value-type="string">
            <text:p>Pemasaran</text:p>
          </table:table-cell>
          <table:table-cell office:value-type="string" calcext:value-type="string">
            <text:p>Pemasaran.md</text:p>
          </table:table-cell>
          <table:table-cell table:formula="of:=[.$B$640]&amp;[.B653]" office:value-type="string" office:string-value="/wiki/TimPengembang/Humas/Pemasaran.md" calcext:value-type="string">
            <text:p>/wiki/TimPengembang/Humas/Pemasaran.md</text:p>
          </table:table-cell>
          <table:table-cell table:formula="of:=&quot;[ &quot;&amp;[.A653]&amp;&quot; ](&quot;&amp;[.C653]&amp;&quot;)&quot;" office:value-type="string" office:string-value="[ Pemasaran ](/wiki/TimPengembang/Humas/Pemasaran.md)" calcext:value-type="string">
            <text:p>[ Pemasaran ](/wiki/TimPengembang/Humas/Pemasaran.md)</text:p>
          </table:table-cell>
        </table:table-row>
        <table:table-row table:style-name="ro1">
          <table:table-cell office:value-type="string" calcext:value-type="string">
            <text:p>PendaftaranAnggota</text:p>
          </table:table-cell>
          <table:table-cell office:value-type="string" calcext:value-type="string">
            <text:p>PendaftaranAnggota.md</text:p>
          </table:table-cell>
          <table:table-cell table:formula="of:=[.$B$640]&amp;[.B654]" office:value-type="string" office:string-value="/wiki/TimPengembang/Humas/PendaftaranAnggota.md" calcext:value-type="string">
            <text:p>/wiki/TimPengembang/Humas/PendaftaranAnggota.md</text:p>
          </table:table-cell>
          <table:table-cell table:formula="of:=&quot;[ &quot;&amp;[.A654]&amp;&quot; ](&quot;&amp;[.C654]&amp;&quot;)&quot;" office:value-type="string" office:string-value="[ PendaftaranAnggota ](/wiki/TimPengembang/Humas/PendaftaranAnggota.md)" calcext:value-type="string">
            <text:p>[ PendaftaranAnggota ](/wiki/TimPengembang/Humas/PendaftaranAnggota.md)</text:p>
          </table:table-cell>
        </table:table-row>
        <table:table-row table:style-name="ro1">
          <table:table-cell office:value-type="string" calcext:value-type="string">
            <text:p>PresentasiBlankon</text:p>
          </table:table-cell>
          <table:table-cell office:value-type="string" calcext:value-type="string">
            <text:p>PresentasiBlankon.md</text:p>
          </table:table-cell>
          <table:table-cell table:formula="of:=[.$B$640]&amp;[.B655]" office:value-type="string" office:string-value="/wiki/TimPengembang/Humas/PresentasiBlankon.md" calcext:value-type="string">
            <text:p>/wiki/TimPengembang/Humas/PresentasiBlankon.md</text:p>
          </table:table-cell>
          <table:table-cell table:formula="of:=&quot;[ &quot;&amp;[.A655]&amp;&quot; ](&quot;&amp;[.C655]&amp;&quot;)&quot;" office:value-type="string" office:string-value="[ PresentasiBlankon ](/wiki/TimPengembang/Humas/PresentasiBlankon.md)" calcext:value-type="string">
            <text:p>[ PresentasiBlankon ](/wiki/TimPengembang/Humas/PresentasiBlankon.md)</text:p>
          </table:table-cell>
        </table:table-row>
        <table:table-row table:style-name="ro1">
          <table:table-cell office:value-type="string" calcext:value-type="string">
            <text:p>Proposal</text:p>
          </table:table-cell>
          <table:table-cell office:value-type="string" calcext:value-type="string">
            <text:p>Proposal.md</text:p>
          </table:table-cell>
          <table:table-cell table:formula="of:=[.$B$640]&amp;[.B656]" office:value-type="string" office:string-value="/wiki/TimPengembang/Humas/Proposal.md" calcext:value-type="string">
            <text:p>/wiki/TimPengembang/Humas/Proposal.md</text:p>
          </table:table-cell>
          <table:table-cell table:formula="of:=&quot;[ &quot;&amp;[.A656]&amp;&quot; ](&quot;&amp;[.C656]&amp;&quot;)&quot;" office:value-type="string" office:string-value="[ Proposal ](/wiki/TimPengembang/Humas/Proposal.md)" calcext:value-type="string">
            <text:p>[ Proposal ](/wiki/TimPengembang/Humas/Proposal.md)</text:p>
          </table:table-cell>
        </table:table-row>
        <table:table-row table:style-name="ro1">
          <table:table-cell office:value-type="string" calcext:value-type="string">
            <text:p>Sertifikasi</text:p>
          </table:table-cell>
          <table:table-cell office:value-type="string" calcext:value-type="string">
            <text:p>Sertifikasi.md</text:p>
          </table:table-cell>
          <table:table-cell table:formula="of:=[.$B$640]&amp;[.B657]" office:value-type="string" office:string-value="/wiki/TimPengembang/Humas/Sertifikasi.md" calcext:value-type="string">
            <text:p>/wiki/TimPengembang/Humas/Sertifikasi.md</text:p>
          </table:table-cell>
          <table:table-cell table:formula="of:=&quot;[ &quot;&amp;[.A657]&amp;&quot; ](&quot;&amp;[.C657]&amp;&quot;)&quot;" office:value-type="string" office:string-value="[ Sertifikasi ](/wiki/TimPengembang/Humas/Sertifikasi.md)" calcext:value-type="string">
            <text:p>[ Sertifikasi ](/wiki/TimPengembang/Humas/Sertifikasi.md)</text:p>
          </table:table-cell>
        </table:table-row>
        <table:table-row table:style-name="ro1">
          <table:table-cell office:value-type="string" calcext:value-type="string">
            <text:p>TimPemasaran</text:p>
          </table:table-cell>
          <table:table-cell office:value-type="string" calcext:value-type="string">
            <text:p>TimPemasaran.md</text:p>
          </table:table-cell>
          <table:table-cell table:formula="of:=[.$B$640]&amp;[.B658]" office:value-type="string" office:string-value="/wiki/TimPengembang/Humas/TimPemasaran.md" calcext:value-type="string">
            <text:p>/wiki/TimPengembang/Humas/TimPemasaran.md</text:p>
          </table:table-cell>
          <table:table-cell table:formula="of:=&quot;[ &quot;&amp;[.A658]&amp;&quot; ](&quot;&amp;[.C658]&amp;&quot;)&quot;" office:value-type="string" office:string-value="[ TimPemasaran ](/wiki/TimPengembang/Humas/TimPemasaran.md)" calcext:value-type="string">
            <text:p>[ TimPemasaran ](/wiki/TimPengembang/Humas/TimPemasara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Humas/KelompokPengguna/</text:p>
          </table:table-cell>
          <table:table-cell table:formula="of:=[.B660]" office:value-type="string" office:string-value="/wiki/TimPengembang/Humas/KelompokPengguna/" calcext:value-type="string">
            <text:p>/wiki/TimPengembang/Humas/KelompokPengguna/</text:p>
          </table:table-cell>
          <table:table-cell table:formula="of:=&quot;[ &quot;&amp;[.A660]&amp;&quot; ](&quot;&amp;[.C660]&amp;&quot;)&quot;" office:value-type="string" office:string-value="[ /wiki/TimPengembang/Humas/KelompokPengguna/ ](/wiki/TimPengembang/Humas/KelompokPengguna/)" calcext:value-type="string">
            <text:p>[ /wiki/TimPengembang/Humas/KelompokPengguna/ ](/wiki/TimPengembang/Humas/KelompokPengguna/)</text:p>
          </table:table-cell>
        </table:table-row>
        <table:table-row table:style-name="ro1">
          <table:table-cell office:value-type="string" calcext:value-type="string">
            <text:p>Aceh</text:p>
          </table:table-cell>
          <table:table-cell office:value-type="string" calcext:value-type="string">
            <text:p>Aceh.md</text:p>
          </table:table-cell>
          <table:table-cell table:formula="of:=[.$B$660]&amp;[.B661]" office:value-type="string" office:string-value="/wiki/TimPengembang/Humas/KelompokPengguna/Aceh.md" calcext:value-type="string">
            <text:p>/wiki/TimPengembang/Humas/KelompokPengguna/Aceh.md</text:p>
          </table:table-cell>
          <table:table-cell table:formula="of:=&quot;[ &quot;&amp;[.A661]&amp;&quot; ](&quot;&amp;[.C661]&amp;&quot;)&quot;" office:value-type="string" office:string-value="[ Aceh ](/wiki/TimPengembang/Humas/KelompokPengguna/Aceh.md)" calcext:value-type="string">
            <text:p>[ Aceh ](/wiki/TimPengembang/Humas/KelompokPengguna/Aceh.md)</text:p>
          </table:table-cell>
        </table:table-row>
        <table:table-row table:style-name="ro1">
          <table:table-cell office:value-type="string" calcext:value-type="string">
            <text:p>Atjeh</text:p>
          </table:table-cell>
          <table:table-cell office:value-type="string" calcext:value-type="string">
            <text:p>Atjeh.md</text:p>
          </table:table-cell>
          <table:table-cell table:formula="of:=[.$B$660]&amp;[.B662]" office:value-type="string" office:string-value="/wiki/TimPengembang/Humas/KelompokPengguna/Atjeh.md" calcext:value-type="string">
            <text:p>/wiki/TimPengembang/Humas/KelompokPengguna/Atjeh.md</text:p>
          </table:table-cell>
          <table:table-cell table:formula="of:=&quot;[ &quot;&amp;[.A662]&amp;&quot; ](&quot;&amp;[.C662]&amp;&quot;)&quot;" office:value-type="string" office:string-value="[ Atjeh ](/wiki/TimPengembang/Humas/KelompokPengguna/Atjeh.md)" calcext:value-type="string">
            <text:p>[ Atjeh ](/wiki/TimPengembang/Humas/KelompokPengguna/Atjeh.md)</text:p>
          </table:table-cell>
        </table:table-row>
        <table:table-row table:style-name="ro1">
          <table:table-cell office:value-type="string" calcext:value-type="string">
            <text:p>Banyumas</text:p>
          </table:table-cell>
          <table:table-cell office:value-type="string" calcext:value-type="string">
            <text:p>Banyumas.md</text:p>
          </table:table-cell>
          <table:table-cell table:formula="of:=[.$B$660]&amp;[.B663]" office:value-type="string" office:string-value="/wiki/TimPengembang/Humas/KelompokPengguna/Banyumas.md" calcext:value-type="string">
            <text:p>/wiki/TimPengembang/Humas/KelompokPengguna/Banyumas.md</text:p>
          </table:table-cell>
          <table:table-cell table:formula="of:=&quot;[ &quot;&amp;[.A663]&amp;&quot; ](&quot;&amp;[.C663]&amp;&quot;)&quot;" office:value-type="string" office:string-value="[ Banyumas ](/wiki/TimPengembang/Humas/KelompokPengguna/Banyumas.md)" calcext:value-type="string">
            <text:p>[ Banyumas ](/wiki/TimPengembang/Humas/KelompokPengguna/Banyumas.md)</text:p>
          </table:table-cell>
        </table:table-row>
        <table:table-row table:style-name="ro1">
          <table:table-cell office:value-type="string" calcext:value-type="string">
            <text:p>Bekasi</text:p>
          </table:table-cell>
          <table:table-cell office:value-type="string" calcext:value-type="string">
            <text:p>Bekasi.md</text:p>
          </table:table-cell>
          <table:table-cell table:formula="of:=[.$B$660]&amp;[.B664]" office:value-type="string" office:string-value="/wiki/TimPengembang/Humas/KelompokPengguna/Bekasi.md" calcext:value-type="string">
            <text:p>/wiki/TimPengembang/Humas/KelompokPengguna/Bekasi.md</text:p>
          </table:table-cell>
          <table:table-cell table:formula="of:=&quot;[ &quot;&amp;[.A664]&amp;&quot; ](&quot;&amp;[.C664]&amp;&quot;)&quot;" office:value-type="string" office:string-value="[ Bekasi ](/wiki/TimPengembang/Humas/KelompokPengguna/Bekasi.md)" calcext:value-type="string">
            <text:p>[ Bekasi ](/wiki/TimPengembang/Humas/KelompokPengguna/Bekasi.md)</text:p>
          </table:table-cell>
        </table:table-row>
        <table:table-row table:style-name="ro1">
          <table:table-cell office:value-type="string" calcext:value-type="string">
            <text:p>Bogor</text:p>
          </table:table-cell>
          <table:table-cell office:value-type="string" calcext:value-type="string">
            <text:p>Bogor.md</text:p>
          </table:table-cell>
          <table:table-cell table:formula="of:=[.$B$660]&amp;[.B665]" office:value-type="string" office:string-value="/wiki/TimPengembang/Humas/KelompokPengguna/Bogor.md" calcext:value-type="string">
            <text:p>/wiki/TimPengembang/Humas/KelompokPengguna/Bogor.md</text:p>
          </table:table-cell>
          <table:table-cell table:formula="of:=&quot;[ &quot;&amp;[.A665]&amp;&quot; ](&quot;&amp;[.C665]&amp;&quot;)&quot;" office:value-type="string" office:string-value="[ Bogor ](/wiki/TimPengembang/Humas/KelompokPengguna/Bogor.md)" calcext:value-type="string">
            <text:p>[ Bogor ](/wiki/TimPengembang/Humas/KelompokPengguna/Bogor.md)</text:p>
          </table:table-cell>
        </table:table-row>
        <table:table-row table:style-name="ro1">
          <table:table-cell office:value-type="string" calcext:value-type="string">
            <text:p>Cirebon</text:p>
          </table:table-cell>
          <table:table-cell office:value-type="string" calcext:value-type="string">
            <text:p>Cirebon.md</text:p>
          </table:table-cell>
          <table:table-cell table:formula="of:=[.$B$660]&amp;[.B666]" office:value-type="string" office:string-value="/wiki/TimPengembang/Humas/KelompokPengguna/Cirebon.md" calcext:value-type="string">
            <text:p>/wiki/TimPengembang/Humas/KelompokPengguna/Cirebon.md</text:p>
          </table:table-cell>
          <table:table-cell table:formula="of:=&quot;[ &quot;&amp;[.A666]&amp;&quot; ](&quot;&amp;[.C666]&amp;&quot;)&quot;" office:value-type="string" office:string-value="[ Cirebon ](/wiki/TimPengembang/Humas/KelompokPengguna/Cirebon.md)" calcext:value-type="string">
            <text:p>[ Cirebon ](/wiki/TimPengembang/Humas/KelompokPengguna/Cirebon.md)</text:p>
          </table:table-cell>
        </table:table-row>
        <table:table-row table:style-name="ro1">
          <table:table-cell office:value-type="string" calcext:value-type="string">
            <text:p>Gresik</text:p>
          </table:table-cell>
          <table:table-cell office:value-type="string" calcext:value-type="string">
            <text:p>Gresik.md</text:p>
          </table:table-cell>
          <table:table-cell table:formula="of:=[.$B$660]&amp;[.B667]" office:value-type="string" office:string-value="/wiki/TimPengembang/Humas/KelompokPengguna/Gresik.md" calcext:value-type="string">
            <text:p>/wiki/TimPengembang/Humas/KelompokPengguna/Gresik.md</text:p>
          </table:table-cell>
          <table:table-cell table:formula="of:=&quot;[ &quot;&amp;[.A667]&amp;&quot; ](&quot;&amp;[.C667]&amp;&quot;)&quot;" office:value-type="string" office:string-value="[ Gresik ](/wiki/TimPengembang/Humas/KelompokPengguna/Gresik.md)" calcext:value-type="string">
            <text:p>[ Gresik ](/wiki/TimPengembang/Humas/KelompokPengguna/Gresik.md)</text:p>
          </table:table-cell>
        </table:table-row>
        <table:table-row table:style-name="ro1">
          <table:table-cell office:value-type="string" calcext:value-type="string">
            <text:p>Jakarta</text:p>
          </table:table-cell>
          <table:table-cell office:value-type="string" calcext:value-type="string">
            <text:p>Jakarta.md</text:p>
          </table:table-cell>
          <table:table-cell table:formula="of:=[.$B$660]&amp;[.B668]" office:value-type="string" office:string-value="/wiki/TimPengembang/Humas/KelompokPengguna/Jakarta.md" calcext:value-type="string">
            <text:p>/wiki/TimPengembang/Humas/KelompokPengguna/Jakarta.md</text:p>
          </table:table-cell>
          <table:table-cell table:formula="of:=&quot;[ &quot;&amp;[.A668]&amp;&quot; ](&quot;&amp;[.C668]&amp;&quot;)&quot;" office:value-type="string" office:string-value="[ Jakarta ](/wiki/TimPengembang/Humas/KelompokPengguna/Jakarta.md)" calcext:value-type="string">
            <text:p>[ Jakarta ](/wiki/TimPengembang/Humas/KelompokPengguna/Jakarta.md)</text:p>
          </table:table-cell>
        </table:table-row>
        <table:table-row table:style-name="ro1">
          <table:table-cell office:value-type="string" calcext:value-type="string">
            <text:p>Jambi</text:p>
          </table:table-cell>
          <table:table-cell office:value-type="string" calcext:value-type="string">
            <text:p>Jambi.md</text:p>
          </table:table-cell>
          <table:table-cell table:formula="of:=[.$B$660]&amp;[.B669]" office:value-type="string" office:string-value="/wiki/TimPengembang/Humas/KelompokPengguna/Jambi.md" calcext:value-type="string">
            <text:p>/wiki/TimPengembang/Humas/KelompokPengguna/Jambi.md</text:p>
          </table:table-cell>
          <table:table-cell table:formula="of:=&quot;[ &quot;&amp;[.A669]&amp;&quot; ](&quot;&amp;[.C669]&amp;&quot;)&quot;" office:value-type="string" office:string-value="[ Jambi ](/wiki/TimPengembang/Humas/KelompokPengguna/Jambi.md)" calcext:value-type="string">
            <text:p>[ Jambi ](/wiki/TimPengembang/Humas/KelompokPengguna/Jambi.md)</text:p>
          </table:table-cell>
        </table:table-row>
        <table:table-row table:style-name="ro1">
          <table:table-cell office:value-type="string" calcext:value-type="string">
            <text:p>Jateng</text:p>
          </table:table-cell>
          <table:table-cell office:value-type="string" calcext:value-type="string">
            <text:p>Jateng.md</text:p>
          </table:table-cell>
          <table:table-cell table:formula="of:=[.$B$660]&amp;[.B670]" office:value-type="string" office:string-value="/wiki/TimPengembang/Humas/KelompokPengguna/Jateng.md" calcext:value-type="string">
            <text:p>/wiki/TimPengembang/Humas/KelompokPengguna/Jateng.md</text:p>
          </table:table-cell>
          <table:table-cell table:formula="of:=&quot;[ &quot;&amp;[.A670]&amp;&quot; ](&quot;&amp;[.C670]&amp;&quot;)&quot;" office:value-type="string" office:string-value="[ Jateng ](/wiki/TimPengembang/Humas/KelompokPengguna/Jateng.md)" calcext:value-type="string">
            <text:p>[ Jateng ](/wiki/TimPengembang/Humas/KelompokPengguna/Jateng.md)</text:p>
          </table:table-cell>
        </table:table-row>
        <table:table-row table:style-name="ro1">
          <table:table-cell office:value-type="string" calcext:value-type="string">
            <text:p>KelompokPengguna</text:p>
          </table:table-cell>
          <table:table-cell office:value-type="string" calcext:value-type="string">
            <text:p>KelompokPengguna.md</text:p>
          </table:table-cell>
          <table:table-cell table:formula="of:=[.$B$660]&amp;[.B671]" office:value-type="string" office:string-value="/wiki/TimPengembang/Humas/KelompokPengguna/KelompokPengguna.md" calcext:value-type="string">
            <text:p>/wiki/TimPengembang/Humas/KelompokPengguna/KelompokPengguna.md</text:p>
          </table:table-cell>
          <table:table-cell table:formula="of:=&quot;[ &quot;&amp;[.A671]&amp;&quot; ](&quot;&amp;[.C671]&amp;&quot;)&quot;" office:value-type="string" office:string-value="[ KelompokPengguna ](/wiki/TimPengembang/Humas/KelompokPengguna/KelompokPengguna.md)" calcext:value-type="string">
            <text:p>[ KelompokPengguna ](/wiki/TimPengembang/Humas/KelompokPengguna/KelompokPengguna.md)</text:p>
          </table:table-cell>
        </table:table-row>
        <table:table-row table:style-name="ro1">
          <table:table-cell office:value-type="string" calcext:value-type="string">
            <text:p>Makasar</text:p>
          </table:table-cell>
          <table:table-cell office:value-type="string" calcext:value-type="string">
            <text:p>Makasar.md</text:p>
          </table:table-cell>
          <table:table-cell table:formula="of:=[.$B$660]&amp;[.B672]" office:value-type="string" office:string-value="/wiki/TimPengembang/Humas/KelompokPengguna/Makasar.md" calcext:value-type="string">
            <text:p>/wiki/TimPengembang/Humas/KelompokPengguna/Makasar.md</text:p>
          </table:table-cell>
          <table:table-cell table:formula="of:=&quot;[ &quot;&amp;[.A672]&amp;&quot; ](&quot;&amp;[.C672]&amp;&quot;)&quot;" office:value-type="string" office:string-value="[ Makasar ](/wiki/TimPengembang/Humas/KelompokPengguna/Makasar.md)" calcext:value-type="string">
            <text:p>[ Makasar ](/wiki/TimPengembang/Humas/KelompokPengguna/Makasar.md)</text:p>
          </table:table-cell>
        </table:table-row>
        <table:table-row table:style-name="ro1">
          <table:table-cell office:value-type="string" calcext:value-type="string">
            <text:p>Malang</text:p>
          </table:table-cell>
          <table:table-cell office:value-type="string" calcext:value-type="string">
            <text:p>Malang.md</text:p>
          </table:table-cell>
          <table:table-cell table:formula="of:=[.$B$660]&amp;[.B673]" office:value-type="string" office:string-value="/wiki/TimPengembang/Humas/KelompokPengguna/Malang.md" calcext:value-type="string">
            <text:p>/wiki/TimPengembang/Humas/KelompokPengguna/Malang.md</text:p>
          </table:table-cell>
          <table:table-cell table:formula="of:=&quot;[ &quot;&amp;[.A673]&amp;&quot; ](&quot;&amp;[.C673]&amp;&quot;)&quot;" office:value-type="string" office:string-value="[ Malang ](/wiki/TimPengembang/Humas/KelompokPengguna/Malang.md)" calcext:value-type="string">
            <text:p>[ Malang ](/wiki/TimPengembang/Humas/KelompokPengguna/Malang.md)</text:p>
          </table:table-cell>
        </table:table-row>
        <table:table-row table:style-name="ro1">
          <table:table-cell office:value-type="string" calcext:value-type="string">
            <text:p>Nganjuk</text:p>
          </table:table-cell>
          <table:table-cell office:value-type="string" calcext:value-type="string">
            <text:p>Nganjuk.md</text:p>
          </table:table-cell>
          <table:table-cell table:formula="of:=[.$B$660]&amp;[.B674]" office:value-type="string" office:string-value="/wiki/TimPengembang/Humas/KelompokPengguna/Nganjuk.md" calcext:value-type="string">
            <text:p>/wiki/TimPengembang/Humas/KelompokPengguna/Nganjuk.md</text:p>
          </table:table-cell>
          <table:table-cell table:formula="of:=&quot;[ &quot;&amp;[.A674]&amp;&quot; ](&quot;&amp;[.C674]&amp;&quot;)&quot;" office:value-type="string" office:string-value="[ Nganjuk ](/wiki/TimPengembang/Humas/KelompokPengguna/Nganjuk.md)" calcext:value-type="string">
            <text:p>[ Nganjuk ](/wiki/TimPengembang/Humas/KelompokPengguna/Nganjuk.md)</text:p>
          </table:table-cell>
        </table:table-row>
        <table:table-row table:style-name="ro1">
          <table:table-cell office:value-type="string" calcext:value-type="string">
            <text:p>Semarang</text:p>
          </table:table-cell>
          <table:table-cell office:value-type="string" calcext:value-type="string">
            <text:p>Semarang.md</text:p>
          </table:table-cell>
          <table:table-cell table:formula="of:=[.$B$660]&amp;[.B675]" office:value-type="string" office:string-value="/wiki/TimPengembang/Humas/KelompokPengguna/Semarang.md" calcext:value-type="string">
            <text:p>/wiki/TimPengembang/Humas/KelompokPengguna/Semarang.md</text:p>
          </table:table-cell>
          <table:table-cell table:formula="of:=&quot;[ &quot;&amp;[.A675]&amp;&quot; ](&quot;&amp;[.C675]&amp;&quot;)&quot;" office:value-type="string" office:string-value="[ Semarang ](/wiki/TimPengembang/Humas/KelompokPengguna/Semarang.md)" calcext:value-type="string">
            <text:p>[ Semarang ](/wiki/TimPengembang/Humas/KelompokPengguna/Semarang.md)</text:p>
          </table:table-cell>
        </table:table-row>
        <table:table-row table:style-name="ro1">
          <table:table-cell office:value-type="string" calcext:value-type="string">
            <text:p>Surabaya</text:p>
          </table:table-cell>
          <table:table-cell office:value-type="string" calcext:value-type="string">
            <text:p>Surabaya.md</text:p>
          </table:table-cell>
          <table:table-cell table:formula="of:=[.$B$660]&amp;[.B676]" office:value-type="string" office:string-value="/wiki/TimPengembang/Humas/KelompokPengguna/Surabaya.md" calcext:value-type="string">
            <text:p>/wiki/TimPengembang/Humas/KelompokPengguna/Surabaya.md</text:p>
          </table:table-cell>
          <table:table-cell table:formula="of:=&quot;[ &quot;&amp;[.A676]&amp;&quot; ](&quot;&amp;[.C676]&amp;&quot;)&quot;" office:value-type="string" office:string-value="[ Surabaya ](/wiki/TimPengembang/Humas/KelompokPengguna/Surabaya.md)" calcext:value-type="string">
            <text:p>[ Surabaya ](/wiki/TimPengembang/Humas/KelompokPengguna/Surabaya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Humas/PresentasiPemasaran/</text:p>
          </table:table-cell>
          <table:table-cell table:formula="of:=[.B678]" office:value-type="string" office:string-value="/wiki/TimPengembang/Humas/PresentasiPemasaran/" calcext:value-type="string">
            <text:p>/wiki/TimPengembang/Humas/PresentasiPemasaran/</text:p>
          </table:table-cell>
          <table:table-cell table:formula="of:=&quot;[ &quot;&amp;[.A678]&amp;&quot; ](&quot;&amp;[.C678]&amp;&quot;)&quot;" office:value-type="string" office:string-value="[ /wiki/TimPengembang/Humas/PresentasiPemasaran/ ](/wiki/TimPengembang/Humas/PresentasiPemasaran/)" calcext:value-type="string">
            <text:p>[ /wiki/TimPengembang/Humas/PresentasiPemasaran/ ](/wiki/TimPengembang/Humas/PresentasiPemasaran/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678]&amp;[.B679]" office:value-type="string" office:string-value="/wiki/TimPengembang/Humas/PresentasiPemasaran/README.md" calcext:value-type="string">
            <text:p>/wiki/TimPengembang/Humas/PresentasiPemasaran/README.md</text:p>
          </table:table-cell>
          <table:table-cell table:formula="of:=&quot;[ &quot;&amp;[.A679]&amp;&quot; ](&quot;&amp;[.C679]&amp;&quot;)&quot;" office:value-type="string" office:string-value="[ README ](/wiki/TimPengembang/Humas/PresentasiPemasaran/README.md)" calcext:value-type="string">
            <text:p>[ README ](/wiki/TimPengembang/Humas/PresentasiPemasaran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Infrastruktur/</text:p>
          </table:table-cell>
          <table:table-cell table:formula="of:=[.B681]" office:value-type="string" office:string-value="/wiki/TimPengembang/Infrastruktur/" calcext:value-type="string">
            <text:p>/wiki/TimPengembang/Infrastruktur/</text:p>
          </table:table-cell>
          <table:table-cell table:formula="of:=&quot;[ &quot;&amp;[.A681]&amp;&quot; ](&quot;&amp;[.C681]&amp;&quot;)&quot;" office:value-type="string" office:string-value="[ /wiki/TimPengembang/Infrastruktur/ ](/wiki/TimPengembang/Infrastruktur/)" calcext:value-type="string">
            <text:p>[ /wiki/TimPengembang/Infrastruktur/ ](/wiki/TimPengembang/Infrastruktur/)</text:p>
          </table:table-cell>
        </table:table-row>
        <table:table-row table:style-name="ro1">
          <table:table-cell table:number-columns-repeated="2" office:value-type="float" office:value="2009" calcext:value-type="float">
            <text:p>2009</text:p>
          </table:table-cell>
          <table:table-cell table:formula="of:=[.$B$681]&amp;[.B682]" office:value-type="string" office:string-value="/wiki/TimPengembang/Infrastruktur/2009" calcext:value-type="string">
            <text:p>/wiki/TimPengembang/Infrastruktur/2009</text:p>
          </table:table-cell>
          <table:table-cell table:formula="of:=&quot;[ &quot;&amp;[.A682]&amp;&quot; ](&quot;&amp;[.C682]&amp;&quot;)&quot;" office:value-type="string" office:string-value="[ 2009 ](/wiki/TimPengembang/Infrastruktur/2009)" calcext:value-type="string">
            <text:p>[ 2009 ](/wiki/TimPengembang/Infrastruktur/2009)</text:p>
          </table:table-cell>
        </table:table-row>
        <table:table-row table:style-name="ro1">
          <table:table-cell table:number-columns-repeated="2" office:value-type="string" calcext:value-type="string">
            <text:p>Administratif</text:p>
          </table:table-cell>
          <table:table-cell table:formula="of:=[.$B$681]&amp;[.B683]" office:value-type="string" office:string-value="/wiki/TimPengembang/Infrastruktur/Administratif" calcext:value-type="string">
            <text:p>/wiki/TimPengembang/Infrastruktur/Administratif</text:p>
          </table:table-cell>
          <table:table-cell table:formula="of:=&quot;[ &quot;&amp;[.A683]&amp;&quot; ](&quot;&amp;[.C683]&amp;&quot;)&quot;" office:value-type="string" office:string-value="[ Administratif ](/wiki/TimPengembang/Infrastruktur/Administratif)" calcext:value-type="string">
            <text:p>[ Administratif ](/wiki/TimPengembang/Infrastruktur/Administratif)</text:p>
          </table:table-cell>
        </table:table-row>
        <table:table-row table:style-name="ro1">
          <table:table-cell table:number-columns-repeated="2" office:value-type="string" calcext:value-type="string">
            <text:p>help</text:p>
          </table:table-cell>
          <table:table-cell table:formula="of:=[.$B$681]&amp;[.B684]" office:value-type="string" office:string-value="/wiki/TimPengembang/Infrastruktur/help" calcext:value-type="string">
            <text:p>/wiki/TimPengembang/Infrastruktur/help</text:p>
          </table:table-cell>
          <table:table-cell table:formula="of:=&quot;[ &quot;&amp;[.A684]&amp;&quot; ](&quot;&amp;[.C684]&amp;&quot;)&quot;" office:value-type="string" office:string-value="[ help ](/wiki/TimPengembang/Infrastruktur/help)" calcext:value-type="string">
            <text:p>[ help ](/wiki/TimPengembang/Infrastruktur/help)</text:p>
          </table:table-cell>
        </table:table-row>
        <table:table-row table:style-name="ro1">
          <table:table-cell table:number-columns-repeated="2" office:value-type="string" calcext:value-type="string">
            <text:p>PabrikPaket</text:p>
          </table:table-cell>
          <table:table-cell table:formula="of:=[.$B$681]&amp;[.B685]" office:value-type="string" office:string-value="/wiki/TimPengembang/Infrastruktur/PabrikPaket" calcext:value-type="string">
            <text:p>/wiki/TimPengembang/Infrastruktur/PabrikPaket</text:p>
          </table:table-cell>
          <table:table-cell table:formula="of:=&quot;[ &quot;&amp;[.A685]&amp;&quot; ](&quot;&amp;[.C685]&amp;&quot;)&quot;" office:value-type="string" office:string-value="[ PabrikPaket ](/wiki/TimPengembang/Infrastruktur/PabrikPaket)" calcext:value-type="string">
            <text:p>[ PabrikPaket ](/wiki/TimPengembang/Infrastruktur/PabrikPaket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011.md</text:p>
          </table:table-cell>
          <table:table-cell table:formula="of:=[.$B$681]&amp;[.B686]" office:value-type="string" office:string-value="/wiki/TimPengembang/Infrastruktur/2011.md" calcext:value-type="string">
            <text:p>/wiki/TimPengembang/Infrastruktur/2011.md</text:p>
          </table:table-cell>
          <table:table-cell table:formula="of:=&quot;[ &quot;&amp;[.A686]&amp;&quot; ](&quot;&amp;[.C686]&amp;&quot;)&quot;" office:value-type="string" office:string-value="[ 2011 ](/wiki/TimPengembang/Infrastruktur/2011.md)" calcext:value-type="string">
            <text:p>[ 2011 ](/wiki/TimPengembang/Infrastruktur/2011.md)</text:p>
          </table:table-cell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ACL.md</text:p>
          </table:table-cell>
          <table:table-cell table:formula="of:=[.$B$681]&amp;[.B687]" office:value-type="string" office:string-value="/wiki/TimPengembang/Infrastruktur/ACL.md" calcext:value-type="string">
            <text:p>/wiki/TimPengembang/Infrastruktur/ACL.md</text:p>
          </table:table-cell>
          <table:table-cell table:formula="of:=&quot;[ &quot;&amp;[.A687]&amp;&quot; ](&quot;&amp;[.C687]&amp;&quot;)&quot;" office:value-type="string" office:string-value="[ ACL ](/wiki/TimPengembang/Infrastruktur/ACL.md)" calcext:value-type="string">
            <text:p>[ ACL ](/wiki/TimPengembang/Infrastruktur/ACL.md)</text:p>
          </table:table-cell>
        </table:table-row>
        <table:table-row table:style-name="ro1">
          <table:table-cell office:value-type="string" calcext:value-type="string">
            <text:p>Administratif</text:p>
          </table:table-cell>
          <table:table-cell office:value-type="string" calcext:value-type="string">
            <text:p>Administratif.md</text:p>
          </table:table-cell>
          <table:table-cell table:formula="of:=[.$B$681]&amp;[.B688]" office:value-type="string" office:string-value="/wiki/TimPengembang/Infrastruktur/Administratif.md" calcext:value-type="string">
            <text:p>/wiki/TimPengembang/Infrastruktur/Administratif.md</text:p>
          </table:table-cell>
          <table:table-cell table:formula="of:=&quot;[ &quot;&amp;[.A688]&amp;&quot; ](&quot;&amp;[.C688]&amp;&quot;)&quot;" office:value-type="string" office:string-value="[ Administratif ](/wiki/TimPengembang/Infrastruktur/Administratif.md)" calcext:value-type="string">
            <text:p>[ Administratif ](/wiki/TimPengembang/Infrastruktur/Administratif.md)</text:p>
          </table:table-cell>
        </table:table-row>
        <table:table-row table:style-name="ro1">
          <table:table-cell office:value-type="string" calcext:value-type="string">
            <text:p>Anggota</text:p>
          </table:table-cell>
          <table:table-cell office:value-type="string" calcext:value-type="string">
            <text:p>Anggota.md</text:p>
          </table:table-cell>
          <table:table-cell table:formula="of:=[.$B$681]&amp;[.B689]" office:value-type="string" office:string-value="/wiki/TimPengembang/Infrastruktur/Anggota.md" calcext:value-type="string">
            <text:p>/wiki/TimPengembang/Infrastruktur/Anggota.md</text:p>
          </table:table-cell>
          <table:table-cell table:formula="of:=&quot;[ &quot;&amp;[.A689]&amp;&quot; ](&quot;&amp;[.C689]&amp;&quot;)&quot;" office:value-type="string" office:string-value="[ Anggota ](/wiki/TimPengembang/Infrastruktur/Anggota.md)" calcext:value-type="string">
            <text:p>[ Anggota ](/wiki/TimPengembang/Infrastruktur/Anggota.md)</text:p>
          </table:table-cell>
        </table:table-row>
        <table:table-row table:style-name="ro1">
          <table:table-cell office:value-type="string" calcext:value-type="string">
            <text:p>Arsitektur</text:p>
          </table:table-cell>
          <table:table-cell office:value-type="string" calcext:value-type="string">
            <text:p>Arsitektur.md</text:p>
          </table:table-cell>
          <table:table-cell table:formula="of:=[.$B$681]&amp;[.B690]" office:value-type="string" office:string-value="/wiki/TimPengembang/Infrastruktur/Arsitektur.md" calcext:value-type="string">
            <text:p>/wiki/TimPengembang/Infrastruktur/Arsitektur.md</text:p>
          </table:table-cell>
          <table:table-cell table:formula="of:=&quot;[ &quot;&amp;[.A690]&amp;&quot; ](&quot;&amp;[.C690]&amp;&quot;)&quot;" office:value-type="string" office:string-value="[ Arsitektur ](/wiki/TimPengembang/Infrastruktur/Arsitektur.md)" calcext:value-type="string">
            <text:p>[ Arsitektur ](/wiki/TimPengembang/Infrastruktur/Arsitektur.md)</text:p>
          </table:table-cell>
        </table:table-row>
        <table:table-row table:style-name="ro1">
          <table:table-cell office:value-type="string" calcext:value-type="string">
            <text:p>BasisData</text:p>
          </table:table-cell>
          <table:table-cell office:value-type="string" calcext:value-type="string">
            <text:p>BasisData.md</text:p>
          </table:table-cell>
          <table:table-cell table:formula="of:=[.$B$681]&amp;[.B691]" office:value-type="string" office:string-value="/wiki/TimPengembang/Infrastruktur/BasisData.md" calcext:value-type="string">
            <text:p>/wiki/TimPengembang/Infrastruktur/BasisData.md</text:p>
          </table:table-cell>
          <table:table-cell table:formula="of:=&quot;[ &quot;&amp;[.A691]&amp;&quot; ](&quot;&amp;[.C691]&amp;&quot;)&quot;" office:value-type="string" office:string-value="[ BasisData ](/wiki/TimPengembang/Infrastruktur/BasisData.md)" calcext:value-type="string">
            <text:p>[ BasisData ](/wiki/TimPengembang/Infrastruktur/BasisData.md)</text:p>
          </table:table-cell>
        </table:table-row>
        <table:table-row table:style-name="ro1">
          <table:table-cell office:value-type="string" calcext:value-type="string">
            <text:p>BlanKonf</text:p>
          </table:table-cell>
          <table:table-cell office:value-type="string" calcext:value-type="string">
            <text:p>BlanKonf.md</text:p>
          </table:table-cell>
          <table:table-cell table:formula="of:=[.$B$681]&amp;[.B692]" office:value-type="string" office:string-value="/wiki/TimPengembang/Infrastruktur/BlanKonf.md" calcext:value-type="string">
            <text:p>/wiki/TimPengembang/Infrastruktur/BlanKonf.md</text:p>
          </table:table-cell>
          <table:table-cell table:formula="of:=&quot;[ &quot;&amp;[.A692]&amp;&quot; ](&quot;&amp;[.C692]&amp;&quot;)&quot;" office:value-type="string" office:string-value="[ BlanKonf ](/wiki/TimPengembang/Infrastruktur/BlanKonf.md)" calcext:value-type="string">
            <text:p>[ BlanKonf ](/wiki/TimPengembang/Infrastruktur/BlanKonf.md)</text:p>
          </table:table-cell>
        </table:table-row>
        <table:table-row table:style-name="ro1">
          <table:table-cell office:value-type="string" calcext:value-type="string">
            <text:p>Boi</text:p>
          </table:table-cell>
          <table:table-cell office:value-type="string" calcext:value-type="string">
            <text:p>Boi.md</text:p>
          </table:table-cell>
          <table:table-cell table:formula="of:=[.$B$681]&amp;[.B693]" office:value-type="string" office:string-value="/wiki/TimPengembang/Infrastruktur/Boi.md" calcext:value-type="string">
            <text:p>/wiki/TimPengembang/Infrastruktur/Boi.md</text:p>
          </table:table-cell>
          <table:table-cell table:formula="of:=&quot;[ &quot;&amp;[.A693]&amp;&quot; ](&quot;&amp;[.C693]&amp;&quot;)&quot;" office:value-type="string" office:string-value="[ Boi ](/wiki/TimPengembang/Infrastruktur/Boi.md)" calcext:value-type="string">
            <text:p>[ Boi ](/wiki/TimPengembang/Infrastruktur/Boi.md)</text:p>
          </table:table-cell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ermin.md</text:p>
          </table:table-cell>
          <table:table-cell table:formula="of:=[.$B$681]&amp;[.B694]" office:value-type="string" office:string-value="/wiki/TimPengembang/Infrastruktur/Cermin.md" calcext:value-type="string">
            <text:p>/wiki/TimPengembang/Infrastruktur/Cermin.md</text:p>
          </table:table-cell>
          <table:table-cell table:formula="of:=&quot;[ &quot;&amp;[.A694]&amp;&quot; ](&quot;&amp;[.C694]&amp;&quot;)&quot;" office:value-type="string" office:string-value="[ Cermin ](/wiki/TimPengembang/Infrastruktur/Cermin.md)" calcext:value-type="string">
            <text:p>[ Cermin ](/wiki/TimPengembang/Infrastruktur/Cermin.md)</text:p>
          </table:table-cell>
        </table:table-row>
        <table:table-row table:style-name="ro1">
          <table:table-cell office:value-type="string" calcext:value-type="string">
            <text:p>DaftarCA</text:p>
          </table:table-cell>
          <table:table-cell office:value-type="string" calcext:value-type="string">
            <text:p>DaftarCA.md</text:p>
          </table:table-cell>
          <table:table-cell table:formula="of:=[.$B$681]&amp;[.B695]" office:value-type="string" office:string-value="/wiki/TimPengembang/Infrastruktur/DaftarCA.md" calcext:value-type="string">
            <text:p>/wiki/TimPengembang/Infrastruktur/DaftarCA.md</text:p>
          </table:table-cell>
          <table:table-cell table:formula="of:=&quot;[ &quot;&amp;[.A695]&amp;&quot; ](&quot;&amp;[.C695]&amp;&quot;)&quot;" office:value-type="string" office:string-value="[ DaftarCA ](/wiki/TimPengembang/Infrastruktur/DaftarCA.md)" calcext:value-type="string">
            <text:p>[ DaftarCA ](/wiki/TimPengembang/Infrastruktur/DaftarCA.md)</text:p>
          </table:table-cell>
        </table:table-row>
        <table:table-row table:style-name="ro1">
          <table:table-cell office:value-type="string" calcext:value-type="string">
            <text:p>DaftarCermin</text:p>
          </table:table-cell>
          <table:table-cell office:value-type="string" calcext:value-type="string">
            <text:p>DaftarCermin.md</text:p>
          </table:table-cell>
          <table:table-cell table:formula="of:=[.$B$681]&amp;[.B696]" office:value-type="string" office:string-value="/wiki/TimPengembang/Infrastruktur/DaftarCermin.md" calcext:value-type="string">
            <text:p>/wiki/TimPengembang/Infrastruktur/DaftarCermin.md</text:p>
          </table:table-cell>
          <table:table-cell table:formula="of:=&quot;[ &quot;&amp;[.A696]&amp;&quot; ](&quot;&amp;[.C696]&amp;&quot;)&quot;" office:value-type="string" office:string-value="[ DaftarCermin ](/wiki/TimPengembang/Infrastruktur/DaftarCermin.md)" calcext:value-type="string">
            <text:p>[ DaftarCermin ](/wiki/TimPengembang/Infrastruktur/DaftarCermin.md)</text:p>
          </table:table-cell>
        </table:table-row>
        <table:table-row table:style-name="ro1">
          <table:table-cell office:value-type="string" calcext:value-type="string">
            <text:p>Daftar</text:p>
          </table:table-cell>
          <table:table-cell office:value-type="string" calcext:value-type="string">
            <text:p>Daftar.md</text:p>
          </table:table-cell>
          <table:table-cell table:formula="of:=[.$B$681]&amp;[.B697]" office:value-type="string" office:string-value="/wiki/TimPengembang/Infrastruktur/Daftar.md" calcext:value-type="string">
            <text:p>/wiki/TimPengembang/Infrastruktur/Daftar.md</text:p>
          </table:table-cell>
          <table:table-cell table:formula="of:=&quot;[ &quot;&amp;[.A697]&amp;&quot; ](&quot;&amp;[.C697]&amp;&quot;)&quot;" office:value-type="string" office:string-value="[ Daftar ](/wiki/TimPengembang/Infrastruktur/Daftar.md)" calcext:value-type="string">
            <text:p>[ Daftar ](/wiki/TimPengembang/Infrastruktur/Daftar.md)</text:p>
          </table:table-cell>
        </table:table-row>
        <table:table-row table:style-name="ro1">
          <table:table-cell office:value-type="string" calcext:value-type="string">
            <text:p>DaftarMesin</text:p>
          </table:table-cell>
          <table:table-cell office:value-type="string" calcext:value-type="string">
            <text:p>DaftarMesin.md</text:p>
          </table:table-cell>
          <table:table-cell table:formula="of:=[.$B$681]&amp;[.B698]" office:value-type="string" office:string-value="/wiki/TimPengembang/Infrastruktur/DaftarMesin.md" calcext:value-type="string">
            <text:p>/wiki/TimPengembang/Infrastruktur/DaftarMesin.md</text:p>
          </table:table-cell>
          <table:table-cell table:formula="of:=&quot;[ &quot;&amp;[.A698]&amp;&quot; ](&quot;&amp;[.C698]&amp;&quot;)&quot;" office:value-type="string" office:string-value="[ DaftarMesin ](/wiki/TimPengembang/Infrastruktur/DaftarMesin.md)" calcext:value-type="string">
            <text:p>[ DaftarMesin ](/wiki/TimPengembang/Infrastruktur/DaftarMesin.md)</text:p>
          </table:table-cell>
        </table:table-row>
        <table:table-row table:style-name="ro1">
          <table:table-cell office:value-type="string" calcext:value-type="string">
            <text:p>DVDRepo</text:p>
          </table:table-cell>
          <table:table-cell office:value-type="string" calcext:value-type="string">
            <text:p>DVDRepo.md</text:p>
          </table:table-cell>
          <table:table-cell table:formula="of:=[.$B$681]&amp;[.B699]" office:value-type="string" office:string-value="/wiki/TimPengembang/Infrastruktur/DVDRepo.md" calcext:value-type="string">
            <text:p>/wiki/TimPengembang/Infrastruktur/DVDRepo.md</text:p>
          </table:table-cell>
          <table:table-cell table:formula="of:=&quot;[ &quot;&amp;[.A699]&amp;&quot; ](&quot;&amp;[.C699]&amp;&quot;)&quot;" office:value-type="string" office:string-value="[ DVDRepo ](/wiki/TimPengembang/Infrastruktur/DVDRepo.md)" calcext:value-type="string">
            <text:p>[ DVDRepo ](/wiki/TimPengembang/Infrastruktur/DVDRepo.md)</text:p>
          </table:table-cell>
        </table:table-row>
        <table:table-row table:style-name="ro1">
          <table:table-cell office:value-type="string" calcext:value-type="string">
            <text:p>FastCGI</text:p>
          </table:table-cell>
          <table:table-cell office:value-type="string" calcext:value-type="string">
            <text:p>FastCGI.md</text:p>
          </table:table-cell>
          <table:table-cell table:formula="of:=[.$B$681]&amp;[.B700]" office:value-type="string" office:string-value="/wiki/TimPengembang/Infrastruktur/FastCGI.md" calcext:value-type="string">
            <text:p>/wiki/TimPengembang/Infrastruktur/FastCGI.md</text:p>
          </table:table-cell>
          <table:table-cell table:formula="of:=&quot;[ &quot;&amp;[.A700]&amp;&quot; ](&quot;&amp;[.C700]&amp;&quot;)&quot;" office:value-type="string" office:string-value="[ FastCGI ](/wiki/TimPengembang/Infrastruktur/FastCGI.md)" calcext:value-type="string">
            <text:p>[ FastCGI ](/wiki/TimPengembang/Infrastruktur/FastCGI.md)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Forum.md</text:p>
          </table:table-cell>
          <table:table-cell table:formula="of:=[.$B$681]&amp;[.B701]" office:value-type="string" office:string-value="/wiki/TimPengembang/Infrastruktur/Forum.md" calcext:value-type="string">
            <text:p>/wiki/TimPengembang/Infrastruktur/Forum.md</text:p>
          </table:table-cell>
          <table:table-cell table:formula="of:=&quot;[ &quot;&amp;[.A701]&amp;&quot; ](&quot;&amp;[.C701]&amp;&quot;)&quot;" office:value-type="string" office:string-value="[ Forum ](/wiki/TimPengembang/Infrastruktur/Forum.md)" calcext:value-type="string">
            <text:p>[ Forum ](/wiki/TimPengembang/Infrastruktur/Forum.md)</text:p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Git.md</text:p>
          </table:table-cell>
          <table:table-cell table:formula="of:=[.$B$681]&amp;[.B702]" office:value-type="string" office:string-value="/wiki/TimPengembang/Infrastruktur/Git.md" calcext:value-type="string">
            <text:p>/wiki/TimPengembang/Infrastruktur/Git.md</text:p>
          </table:table-cell>
          <table:table-cell table:formula="of:=&quot;[ &quot;&amp;[.A702]&amp;&quot; ](&quot;&amp;[.C702]&amp;&quot;)&quot;" office:value-type="string" office:string-value="[ Git ](/wiki/TimPengembang/Infrastruktur/Git.md)" calcext:value-type="string">
            <text:p>[ Git ](/wiki/TimPengembang/Infrastruktur/Git.md)</text:p>
          </table:table-cell>
        </table:table-row>
        <table:table-row table:style-name="ro1">
          <table:table-cell office:value-type="string" calcext:value-type="string">
            <text:p>GPG</text:p>
          </table:table-cell>
          <table:table-cell office:value-type="string" calcext:value-type="string">
            <text:p>GPG.md</text:p>
          </table:table-cell>
          <table:table-cell table:formula="of:=[.$B$681]&amp;[.B703]" office:value-type="string" office:string-value="/wiki/TimPengembang/Infrastruktur/GPG.md" calcext:value-type="string">
            <text:p>/wiki/TimPengembang/Infrastruktur/GPG.md</text:p>
          </table:table-cell>
          <table:table-cell table:formula="of:=&quot;[ &quot;&amp;[.A703]&amp;&quot; ](&quot;&amp;[.C703]&amp;&quot;)&quot;" office:value-type="string" office:string-value="[ GPG ](/wiki/TimPengembang/Infrastruktur/GPG.md)" calcext:value-type="string">
            <text:p>[ GPG ](/wiki/TimPengembang/Infrastruktur/GPG.md)</text:p>
          </table:table-cell>
        </table:table-row>
        <table:table-row table:style-name="ro1">
          <table:table-cell office:value-type="string" calcext:value-type="string">
            <text:p>GrupInfrastruktur</text:p>
          </table:table-cell>
          <table:table-cell office:value-type="string" calcext:value-type="string">
            <text:p>GrupInfrastruktur.md</text:p>
          </table:table-cell>
          <table:table-cell table:formula="of:=[.$B$681]&amp;[.B704]" office:value-type="string" office:string-value="/wiki/TimPengembang/Infrastruktur/GrupInfrastruktur.md" calcext:value-type="string">
            <text:p>/wiki/TimPengembang/Infrastruktur/GrupInfrastruktur.md</text:p>
          </table:table-cell>
          <table:table-cell table:formula="of:=&quot;[ &quot;&amp;[.A704]&amp;&quot; ](&quot;&amp;[.C704]&amp;&quot;)&quot;" office:value-type="string" office:string-value="[ GrupInfrastruktur ](/wiki/TimPengembang/Infrastruktur/GrupInfrastruktur.md)" calcext:value-type="string">
            <text:p>[ GrupInfrastruktur ](/wiki/TimPengembang/Infrastruktur/GrupInfrastruktur.md)</text:p>
          </table:table-cell>
        </table:table-row>
        <table:table-row table:style-name="ro1">
          <table:table-cell office:value-type="string" calcext:value-type="string">
            <text:p>GudangKode</text:p>
          </table:table-cell>
          <table:table-cell office:value-type="string" calcext:value-type="string">
            <text:p>GudangKode.md</text:p>
          </table:table-cell>
          <table:table-cell table:formula="of:=[.$B$681]&amp;[.B705]" office:value-type="string" office:string-value="/wiki/TimPengembang/Infrastruktur/GudangKode.md" calcext:value-type="string">
            <text:p>/wiki/TimPengembang/Infrastruktur/GudangKode.md</text:p>
          </table:table-cell>
          <table:table-cell table:formula="of:=&quot;[ &quot;&amp;[.A705]&amp;&quot; ](&quot;&amp;[.C705]&amp;&quot;)&quot;" office:value-type="string" office:string-value="[ GudangKode ](/wiki/TimPengembang/Infrastruktur/GudangKode.md)" calcext:value-type="string">
            <text:p>[ GudangKode ](/wiki/TimPengembang/Infrastruktur/GudangKode.md)</text:p>
          </table:table-cell>
        </table:table-row>
        <table:table-row table:style-name="ro1">
          <table:table-cell office:value-type="string" calcext:value-type="string">
            <text:p>HalamanInfra</text:p>
          </table:table-cell>
          <table:table-cell office:value-type="string" calcext:value-type="string">
            <text:p>HalamanInfra.md</text:p>
          </table:table-cell>
          <table:table-cell table:formula="of:=[.$B$681]&amp;[.B706]" office:value-type="string" office:string-value="/wiki/TimPengembang/Infrastruktur/HalamanInfra.md" calcext:value-type="string">
            <text:p>/wiki/TimPengembang/Infrastruktur/HalamanInfra.md</text:p>
          </table:table-cell>
          <table:table-cell table:formula="of:=&quot;[ &quot;&amp;[.A706]&amp;&quot; ](&quot;&amp;[.C706]&amp;&quot;)&quot;" office:value-type="string" office:string-value="[ HalamanInfra ](/wiki/TimPengembang/Infrastruktur/HalamanInfra.md)" calcext:value-type="string">
            <text:p>[ HalamanInfra ](/wiki/TimPengembang/Infrastruktur/HalamanInfra.md)</text:p>
          </table:table-cell>
        </table:table-row>
        <table:table-row table:style-name="ro1">
          <table:table-cell office:value-type="string" calcext:value-type="string">
            <text:p>ImplementasiLayananTorrent</text:p>
          </table:table-cell>
          <table:table-cell office:value-type="string" calcext:value-type="string">
            <text:p>ImplementasiLayananTorrent.md</text:p>
          </table:table-cell>
          <table:table-cell table:formula="of:=[.$B$681]&amp;[.B707]" office:value-type="string" office:string-value="/wiki/TimPengembang/Infrastruktur/ImplementasiLayananTorrent.md" calcext:value-type="string">
            <text:p>/wiki/TimPengembang/Infrastruktur/ImplementasiLayananTorrent.md</text:p>
          </table:table-cell>
          <table:table-cell table:formula="of:=&quot;[ &quot;&amp;[.A707]&amp;&quot; ](&quot;&amp;[.C707]&amp;&quot;)&quot;" office:value-type="string" office:string-value="[ ImplementasiLayananTorrent ](/wiki/TimPengembang/Infrastruktur/ImplementasiLayananTorrent.md)" calcext:value-type="string">
            <text:p>[ ImplementasiLayananTorrent ](/wiki/TimPengembang/Infrastruktur/ImplementasiLayananTorrent.md)</text:p>
          </table:table-cell>
        </table:table-row>
        <table:table-row table:style-name="ro1">
          <table:table-cell office:value-type="string" calcext:value-type="string">
            <text:p>ImplementasiMesinKompilasi</text:p>
          </table:table-cell>
          <table:table-cell office:value-type="string" calcext:value-type="string">
            <text:p>ImplementasiMesinKompilasi.md</text:p>
          </table:table-cell>
          <table:table-cell table:formula="of:=[.$B$681]&amp;[.B708]" office:value-type="string" office:string-value="/wiki/TimPengembang/Infrastruktur/ImplementasiMesinKompilasi.md" calcext:value-type="string">
            <text:p>/wiki/TimPengembang/Infrastruktur/ImplementasiMesinKompilasi.md</text:p>
          </table:table-cell>
          <table:table-cell table:formula="of:=&quot;[ &quot;&amp;[.A708]&amp;&quot; ](&quot;&amp;[.C708]&amp;&quot;)&quot;" office:value-type="string" office:string-value="[ ImplementasiMesinKompilasi ](/wiki/TimPengembang/Infrastruktur/ImplementasiMesinKompilasi.md)" calcext:value-type="string">
            <text:p>[ ImplementasiMesinKompilasi ](/wiki/TimPengembang/Infrastruktur/ImplementasiMesinKompilasi.md)</text:p>
          </table:table-cell>
        </table:table-row>
        <table:table-row table:style-name="ro1">
          <table:table-cell office:value-type="string" calcext:value-type="string">
            <text:p>ImplementasiPabrikCD</text:p>
          </table:table-cell>
          <table:table-cell office:value-type="string" calcext:value-type="string">
            <text:p>ImplementasiPabrikCD.md</text:p>
          </table:table-cell>
          <table:table-cell table:formula="of:=[.$B$681]&amp;[.B709]" office:value-type="string" office:string-value="/wiki/TimPengembang/Infrastruktur/ImplementasiPabrikCD.md" calcext:value-type="string">
            <text:p>/wiki/TimPengembang/Infrastruktur/ImplementasiPabrikCD.md</text:p>
          </table:table-cell>
          <table:table-cell table:formula="of:=&quot;[ &quot;&amp;[.A709]&amp;&quot; ](&quot;&amp;[.C709]&amp;&quot;)&quot;" office:value-type="string" office:string-value="[ ImplementasiPabrikCD ](/wiki/TimPengembang/Infrastruktur/ImplementasiPabrikCD.md)" calcext:value-type="string">
            <text:p>[ ImplementasiPabrikCD ](/wiki/TimPengembang/Infrastruktur/ImplementasiPabrikCD.md)</text:p>
          </table:table-cell>
        </table:table-row>
        <table:table-row table:style-name="ro1">
          <table:table-cell office:value-type="string" calcext:value-type="string">
            <text:p>ImplementasiPabrikPaketCabang</text:p>
          </table:table-cell>
          <table:table-cell office:value-type="string" calcext:value-type="string">
            <text:p>ImplementasiPabrikPaketCabang.md</text:p>
          </table:table-cell>
          <table:table-cell table:formula="of:=[.$B$681]&amp;[.B710]" office:value-type="string" office:string-value="/wiki/TimPengembang/Infrastruktur/ImplementasiPabrikPaketCabang.md" calcext:value-type="string">
            <text:p>/wiki/TimPengembang/Infrastruktur/ImplementasiPabrikPaketCabang.md</text:p>
          </table:table-cell>
          <table:table-cell table:formula="of:=&quot;[ &quot;&amp;[.A710]&amp;&quot; ](&quot;&amp;[.C710]&amp;&quot;)&quot;" office:value-type="string" office:string-value="[ ImplementasiPabrikPaketCabang ](/wiki/TimPengembang/Infrastruktur/ImplementasiPabrikPaketCabang.md)" calcext:value-type="string">
            <text:p>[ ImplementasiPabrikPaketCabang ](/wiki/TimPengembang/Infrastruktur/ImplementasiPabrikPaketCabang.md)</text:p>
          </table:table-cell>
        </table:table-row>
        <table:table-row table:style-name="ro1">
          <table:table-cell office:value-type="string" calcext:value-type="string">
            <text:p>ImplementasiPabrikPaket</text:p>
          </table:table-cell>
          <table:table-cell office:value-type="string" calcext:value-type="string">
            <text:p>ImplementasiPabrikPaket.md</text:p>
          </table:table-cell>
          <table:table-cell table:formula="of:=[.$B$681]&amp;[.B711]" office:value-type="string" office:string-value="/wiki/TimPengembang/Infrastruktur/ImplementasiPabrikPaket.md" calcext:value-type="string">
            <text:p>/wiki/TimPengembang/Infrastruktur/ImplementasiPabrikPaket.md</text:p>
          </table:table-cell>
          <table:table-cell table:formula="of:=&quot;[ &quot;&amp;[.A711]&amp;&quot; ](&quot;&amp;[.C711]&amp;&quot;)&quot;" office:value-type="string" office:string-value="[ ImplementasiPabrikPaket ](/wiki/TimPengembang/Infrastruktur/ImplementasiPabrikPaket.md)" calcext:value-type="string">
            <text:p>[ ImplementasiPabrikPaket ](/wiki/TimPengembang/Infrastruktur/ImplementasiPabrikPaket.md)</text:p>
          </table:table-cell>
        </table:table-row>
        <table:table-row table:style-name="ro1">
          <table:table-cell office:value-type="string" calcext:value-type="string">
            <text:p>Infrastruktur</text:p>
          </table:table-cell>
          <table:table-cell office:value-type="string" calcext:value-type="string">
            <text:p>Infrastruktur.md</text:p>
          </table:table-cell>
          <table:table-cell table:formula="of:=[.$B$681]&amp;[.B712]" office:value-type="string" office:string-value="/wiki/TimPengembang/Infrastruktur/Infrastruktur.md" calcext:value-type="string">
            <text:p>/wiki/TimPengembang/Infrastruktur/Infrastruktur.md</text:p>
          </table:table-cell>
          <table:table-cell table:formula="of:=&quot;[ &quot;&amp;[.A712]&amp;&quot; ](&quot;&amp;[.C712]&amp;&quot;)&quot;" office:value-type="string" office:string-value="[ Infrastruktur ](/wiki/TimPengembang/Infrastruktur/Infrastruktur.md)" calcext:value-type="string">
            <text:p>[ Infrastruktur ](/wiki/TimPengembang/Infrastruktur/Infrastruktur.md)</text:p>
          </table:table-cell>
        </table:table-row>
        <table:table-row table:style-name="ro1">
          <table:table-cell office:value-type="string" calcext:value-type="string">
            <text:p>irgshCA</text:p>
          </table:table-cell>
          <table:table-cell office:value-type="string" calcext:value-type="string">
            <text:p>irgshCA.md</text:p>
          </table:table-cell>
          <table:table-cell table:formula="of:=[.$B$681]&amp;[.B713]" office:value-type="string" office:string-value="/wiki/TimPengembang/Infrastruktur/irgshCA.md" calcext:value-type="string">
            <text:p>/wiki/TimPengembang/Infrastruktur/irgshCA.md</text:p>
          </table:table-cell>
          <table:table-cell table:formula="of:=&quot;[ &quot;&amp;[.A713]&amp;&quot; ](&quot;&amp;[.C713]&amp;&quot;)&quot;" office:value-type="string" office:string-value="[ irgshCA ](/wiki/TimPengembang/Infrastruktur/irgshCA.md)" calcext:value-type="string">
            <text:p>[ irgshCA ](/wiki/TimPengembang/Infrastruktur/irgshCA.md)</text:p>
          </table:table-cell>
        </table:table-row>
        <table:table-row table:style-name="ro1">
          <table:table-cell office:value-type="string" calcext:value-type="string">
            <text:p>Jedough</text:p>
          </table:table-cell>
          <table:table-cell office:value-type="string" calcext:value-type="string">
            <text:p>Jedough.md</text:p>
          </table:table-cell>
          <table:table-cell table:formula="of:=[.$B$681]&amp;[.B714]" office:value-type="string" office:string-value="/wiki/TimPengembang/Infrastruktur/Jedough.md" calcext:value-type="string">
            <text:p>/wiki/TimPengembang/Infrastruktur/Jedough.md</text:p>
          </table:table-cell>
          <table:table-cell table:formula="of:=&quot;[ &quot;&amp;[.A714]&amp;&quot; ](&quot;&amp;[.C714]&amp;&quot;)&quot;" office:value-type="string" office:string-value="[ Jedough ](/wiki/TimPengembang/Infrastruktur/Jedough.md)" calcext:value-type="string">
            <text:p>[ Jedough ](/wiki/TimPengembang/Infrastruktur/Jedough.md)</text:p>
          </table:table-cell>
        </table:table-row>
        <table:table-row table:style-name="ro1">
          <table:table-cell office:value-type="string" calcext:value-type="string">
            <text:p>Jigdo</text:p>
          </table:table-cell>
          <table:table-cell office:value-type="string" calcext:value-type="string">
            <text:p>Jigdo.md</text:p>
          </table:table-cell>
          <table:table-cell table:formula="of:=[.$B$681]&amp;[.B715]" office:value-type="string" office:string-value="/wiki/TimPengembang/Infrastruktur/Jigdo.md" calcext:value-type="string">
            <text:p>/wiki/TimPengembang/Infrastruktur/Jigdo.md</text:p>
          </table:table-cell>
          <table:table-cell table:formula="of:=&quot;[ &quot;&amp;[.A715]&amp;&quot; ](&quot;&amp;[.C715]&amp;&quot;)&quot;" office:value-type="string" office:string-value="[ Jigdo ](/wiki/TimPengembang/Infrastruktur/Jigdo.md)" calcext:value-type="string">
            <text:p>[ Jigdo ](/wiki/TimPengembang/Infrastruktur/Jigdo.md)</text:p>
          </table:table-cell>
        </table:table-row>
        <table:table-row table:style-name="ro1">
          <table:table-cell office:value-type="string" calcext:value-type="string">
            <text:p>Kompetensi</text:p>
          </table:table-cell>
          <table:table-cell office:value-type="string" calcext:value-type="string">
            <text:p>Kompetensi.md</text:p>
          </table:table-cell>
          <table:table-cell table:formula="of:=[.$B$681]&amp;[.B716]" office:value-type="string" office:string-value="/wiki/TimPengembang/Infrastruktur/Kompetensi.md" calcext:value-type="string">
            <text:p>/wiki/TimPengembang/Infrastruktur/Kompetensi.md</text:p>
          </table:table-cell>
          <table:table-cell table:formula="of:=&quot;[ &quot;&amp;[.A716]&amp;&quot; ](&quot;&amp;[.C716]&amp;&quot;)&quot;" office:value-type="string" office:string-value="[ Kompetensi ](/wiki/TimPengembang/Infrastruktur/Kompetensi.md)" calcext:value-type="string">
            <text:p>[ Kompetensi ](/wiki/TimPengembang/Infrastruktur/Kompetensi.md)</text:p>
          </table:table-cell>
        </table:table-row>
        <table:table-row table:style-name="ro1">
          <table:table-cell office:value-type="string" calcext:value-type="string">
            <text:p>Konf</text:p>
          </table:table-cell>
          <table:table-cell office:value-type="string" calcext:value-type="string">
            <text:p>Konf.md</text:p>
          </table:table-cell>
          <table:table-cell table:formula="of:=[.$B$681]&amp;[.B717]" office:value-type="string" office:string-value="/wiki/TimPengembang/Infrastruktur/Konf.md" calcext:value-type="string">
            <text:p>/wiki/TimPengembang/Infrastruktur/Konf.md</text:p>
          </table:table-cell>
          <table:table-cell table:formula="of:=&quot;[ &quot;&amp;[.A717]&amp;&quot; ](&quot;&amp;[.C717]&amp;&quot;)&quot;" office:value-type="string" office:string-value="[ Konf ](/wiki/TimPengembang/Infrastruktur/Konf.md)" calcext:value-type="string">
            <text:p>[ Konf ](/wiki/TimPengembang/Infrastruktur/Konf.md)</text:p>
          </table:table-cell>
        </table:table-row>
        <table:table-row table:style-name="ro1">
          <table:table-cell office:value-type="string" calcext:value-type="string">
            <text:p>KontakISP</text:p>
          </table:table-cell>
          <table:table-cell office:value-type="string" calcext:value-type="string">
            <text:p>KontakISP.md</text:p>
          </table:table-cell>
          <table:table-cell table:formula="of:=[.$B$681]&amp;[.B718]" office:value-type="string" office:string-value="/wiki/TimPengembang/Infrastruktur/KontakISP.md" calcext:value-type="string">
            <text:p>/wiki/TimPengembang/Infrastruktur/KontakISP.md</text:p>
          </table:table-cell>
          <table:table-cell table:formula="of:=&quot;[ &quot;&amp;[.A718]&amp;&quot; ](&quot;&amp;[.C718]&amp;&quot;)&quot;" office:value-type="string" office:string-value="[ KontakISP ](/wiki/TimPengembang/Infrastruktur/KontakISP.md)" calcext:value-type="string">
            <text:p>[ KontakISP ](/wiki/TimPengembang/Infrastruktur/KontakISP.md)</text:p>
          </table:table-cell>
        </table:table-row>
        <table:table-row table:style-name="ro1">
          <table:table-cell office:value-type="string" calcext:value-type="string">
            <text:p>ManajemenArsipDenganReprepro</text:p>
          </table:table-cell>
          <table:table-cell office:value-type="string" calcext:value-type="string">
            <text:p>ManajemenArsipDenganReprepro.md</text:p>
          </table:table-cell>
          <table:table-cell table:formula="of:=[.$B$681]&amp;[.B719]" office:value-type="string" office:string-value="/wiki/TimPengembang/Infrastruktur/ManajemenArsipDenganReprepro.md" calcext:value-type="string">
            <text:p>/wiki/TimPengembang/Infrastruktur/ManajemenArsipDenganReprepro.md</text:p>
          </table:table-cell>
          <table:table-cell table:formula="of:=&quot;[ &quot;&amp;[.A719]&amp;&quot; ](&quot;&amp;[.C719]&amp;&quot;)&quot;" office:value-type="string" office:string-value="[ ManajemenArsipDenganReprepro ](/wiki/TimPengembang/Infrastruktur/ManajemenArsipDenganReprepro.md)" calcext:value-type="string">
            <text:p>[ ManajemenArsipDenganReprepro ](/wiki/TimPengembang/Infrastruktur/ManajemenArsipDenganReprepro.md)</text:p>
          </table:table-cell>
        </table:table-row>
        <table:table-row table:style-name="ro1">
          <table:table-cell office:value-type="string" calcext:value-type="string">
            <text:p>Marya</text:p>
          </table:table-cell>
          <table:table-cell office:value-type="string" calcext:value-type="string">
            <text:p>Marya.md</text:p>
          </table:table-cell>
          <table:table-cell table:formula="of:=[.$B$681]&amp;[.B720]" office:value-type="string" office:string-value="/wiki/TimPengembang/Infrastruktur/Marya.md" calcext:value-type="string">
            <text:p>/wiki/TimPengembang/Infrastruktur/Marya.md</text:p>
          </table:table-cell>
          <table:table-cell table:formula="of:=&quot;[ &quot;&amp;[.A720]&amp;&quot; ](&quot;&amp;[.C720]&amp;&quot;)&quot;" office:value-type="string" office:string-value="[ Marya ](/wiki/TimPengembang/Infrastruktur/Marya.md)" calcext:value-type="string">
            <text:p>[ Marya ](/wiki/TimPengembang/Infrastruktur/Marya.md)</text:p>
          </table:table-cell>
        </table:table-row>
        <table:table-row table:style-name="ro1">
          <table:table-cell office:value-type="string" calcext:value-type="string">
            <text:p>MembuatCerminBlankOn</text:p>
          </table:table-cell>
          <table:table-cell office:value-type="string" calcext:value-type="string">
            <text:p>MembuatCerminBlankOn.md</text:p>
          </table:table-cell>
          <table:table-cell table:formula="of:=[.$B$681]&amp;[.B721]" office:value-type="string" office:string-value="/wiki/TimPengembang/Infrastruktur/MembuatCerminBlankOn.md" calcext:value-type="string">
            <text:p>/wiki/TimPengembang/Infrastruktur/MembuatCerminBlankOn.md</text:p>
          </table:table-cell>
          <table:table-cell table:formula="of:=&quot;[ &quot;&amp;[.A721]&amp;&quot; ](&quot;&amp;[.C721]&amp;&quot;)&quot;" office:value-type="string" office:string-value="[ MembuatCerminBlankOn ](/wiki/TimPengembang/Infrastruktur/MembuatCerminBlankOn.md)" calcext:value-type="string">
            <text:p>[ MembuatCerminBlankOn ](/wiki/TimPengembang/Infrastruktur/MembuatCerminBlankOn.md)</text:p>
          </table:table-cell>
        </table:table-row>
        <table:table-row table:style-name="ro1">
          <table:table-cell office:value-type="string" calcext:value-type="string">
            <text:p>MenyalakanBotTwitter</text:p>
          </table:table-cell>
          <table:table-cell office:value-type="string" calcext:value-type="string">
            <text:p>MenyalakanBotTwitter.md</text:p>
          </table:table-cell>
          <table:table-cell table:formula="of:=[.$B$681]&amp;[.B722]" office:value-type="string" office:string-value="/wiki/TimPengembang/Infrastruktur/MenyalakanBotTwitter.md" calcext:value-type="string">
            <text:p>/wiki/TimPengembang/Infrastruktur/MenyalakanBotTwitter.md</text:p>
          </table:table-cell>
          <table:table-cell table:formula="of:=&quot;[ &quot;&amp;[.A722]&amp;&quot; ](&quot;&amp;[.C722]&amp;&quot;)&quot;" office:value-type="string" office:string-value="[ MenyalakanBotTwitter ](/wiki/TimPengembang/Infrastruktur/MenyalakanBotTwitter.md)" calcext:value-type="string">
            <text:p>[ MenyalakanBotTwitter ](/wiki/TimPengembang/Infrastruktur/MenyalakanBotTwitter.md)</text:p>
          </table:table-cell>
        </table:table-row>
        <table:table-row table:style-name="ro1">
          <table:table-cell office:value-type="string" calcext:value-type="string">
            <text:p>MenyalakanIrgshSupyBot</text:p>
          </table:table-cell>
          <table:table-cell office:value-type="string" calcext:value-type="string">
            <text:p>MenyalakanIrgshSupyBot.md</text:p>
          </table:table-cell>
          <table:table-cell table:formula="of:=[.$B$681]&amp;[.B723]" office:value-type="string" office:string-value="/wiki/TimPengembang/Infrastruktur/MenyalakanIrgshSupyBot.md" calcext:value-type="string">
            <text:p>/wiki/TimPengembang/Infrastruktur/MenyalakanIrgshSupyBot.md</text:p>
          </table:table-cell>
          <table:table-cell table:formula="of:=&quot;[ &quot;&amp;[.A723]&amp;&quot; ](&quot;&amp;[.C723]&amp;&quot;)&quot;" office:value-type="string" office:string-value="[ MenyalakanIrgshSupyBot ](/wiki/TimPengembang/Infrastruktur/MenyalakanIrgshSupyBot.md)" calcext:value-type="string">
            <text:p>[ MenyalakanIrgshSupyBot ](/wiki/TimPengembang/Infrastruktur/MenyalakanIrgshSupyBot.md)</text:p>
          </table:table-cell>
        </table:table-row>
        <table:table-row table:style-name="ro1">
          <table:table-cell office:value-type="string" calcext:value-type="string">
            <text:p>MenyalakanPabrikPaketV2</text:p>
          </table:table-cell>
          <table:table-cell office:value-type="string" calcext:value-type="string">
            <text:p>MenyalakanPabrikPaketV2.md</text:p>
          </table:table-cell>
          <table:table-cell table:formula="of:=[.$B$681]&amp;[.B724]" office:value-type="string" office:string-value="/wiki/TimPengembang/Infrastruktur/MenyalakanPabrikPaketV2.md" calcext:value-type="string">
            <text:p>/wiki/TimPengembang/Infrastruktur/MenyalakanPabrikPaketV2.md</text:p>
          </table:table-cell>
          <table:table-cell table:formula="of:=&quot;[ &quot;&amp;[.A724]&amp;&quot; ](&quot;&amp;[.C724]&amp;&quot;)&quot;" office:value-type="string" office:string-value="[ MenyalakanPabrikPaketV2 ](/wiki/TimPengembang/Infrastruktur/MenyalakanPabrikPaketV2.md)" calcext:value-type="string">
            <text:p>[ MenyalakanPabrikPaketV2 ](/wiki/TimPengembang/Infrastruktur/MenyalakanPabrikPaketV2.md)</text:p>
          </table:table-cell>
        </table:table-row>
        <table:table-row table:style-name="ro1">
          <table:table-cell office:value-type="string" calcext:value-type="string">
            <text:p>MesinKompilasi</text:p>
          </table:table-cell>
          <table:table-cell office:value-type="string" calcext:value-type="string">
            <text:p>MesinKompilasi.md</text:p>
          </table:table-cell>
          <table:table-cell table:formula="of:=[.$B$681]&amp;[.B725]" office:value-type="string" office:string-value="/wiki/TimPengembang/Infrastruktur/MesinKompilasi.md" calcext:value-type="string">
            <text:p>/wiki/TimPengembang/Infrastruktur/MesinKompilasi.md</text:p>
          </table:table-cell>
          <table:table-cell table:formula="of:=&quot;[ &quot;&amp;[.A725]&amp;&quot; ](&quot;&amp;[.C725]&amp;&quot;)&quot;" office:value-type="string" office:string-value="[ MesinKompilasi ](/wiki/TimPengembang/Infrastruktur/MesinKompilasi.md)" calcext:value-type="string">
            <text:p>[ MesinKompilasi ](/wiki/TimPengembang/Infrastruktur/MesinKompilasi.md)</text:p>
          </table:table-cell>
        </table:table-row>
        <table:table-row table:style-name="ro1">
          <table:table-cell office:value-type="string" calcext:value-type="string">
            <text:p>MesinPabrikPaket</text:p>
          </table:table-cell>
          <table:table-cell office:value-type="string" calcext:value-type="string">
            <text:p>MesinPabrikPaket.md</text:p>
          </table:table-cell>
          <table:table-cell table:formula="of:=[.$B$681]&amp;[.B726]" office:value-type="string" office:string-value="/wiki/TimPengembang/Infrastruktur/MesinPabrikPaket.md" calcext:value-type="string">
            <text:p>/wiki/TimPengembang/Infrastruktur/MesinPabrikPaket.md</text:p>
          </table:table-cell>
          <table:table-cell table:formula="of:=&quot;[ &quot;&amp;[.A726]&amp;&quot; ](&quot;&amp;[.C726]&amp;&quot;)&quot;" office:value-type="string" office:string-value="[ MesinPabrikPaket ](/wiki/TimPengembang/Infrastruktur/MesinPabrikPaket.md)" calcext:value-type="string">
            <text:p>[ MesinPabrikPaket ](/wiki/TimPengembang/Infrastruktur/MesinPabrikPaket.md)</text:p>
          </table:table-cell>
        </table:table-row>
        <table:table-row table:style-name="ro1">
          <table:table-cell office:value-type="string" calcext:value-type="string">
            <text:p>MesinPengembangan</text:p>
          </table:table-cell>
          <table:table-cell office:value-type="string" calcext:value-type="string">
            <text:p>MesinPengembangan.md</text:p>
          </table:table-cell>
          <table:table-cell table:formula="of:=[.$B$681]&amp;[.B727]" office:value-type="string" office:string-value="/wiki/TimPengembang/Infrastruktur/MesinPengembangan.md" calcext:value-type="string">
            <text:p>/wiki/TimPengembang/Infrastruktur/MesinPengembangan.md</text:p>
          </table:table-cell>
          <table:table-cell table:formula="of:=&quot;[ &quot;&amp;[.A727]&amp;&quot; ](&quot;&amp;[.C727]&amp;&quot;)&quot;" office:value-type="string" office:string-value="[ MesinPengembangan ](/wiki/TimPengembang/Infrastruktur/MesinPengembangan.md)" calcext:value-type="string">
            <text:p>[ MesinPengembangan ](/wiki/TimPengembang/Infrastruktur/MesinPengembangan.md)</text:p>
          </table:table-cell>
        </table:table-row>
        <table:table-row table:style-name="ro1">
          <table:table-cell office:value-type="string" calcext:value-type="string">
            <text:p>Milis</text:p>
          </table:table-cell>
          <table:table-cell office:value-type="string" calcext:value-type="string">
            <text:p>Milis.md</text:p>
          </table:table-cell>
          <table:table-cell table:formula="of:=[.$B$681]&amp;[.B728]" office:value-type="string" office:string-value="/wiki/TimPengembang/Infrastruktur/Milis.md" calcext:value-type="string">
            <text:p>/wiki/TimPengembang/Infrastruktur/Milis.md</text:p>
          </table:table-cell>
          <table:table-cell table:formula="of:=&quot;[ &quot;&amp;[.A728]&amp;&quot; ](&quot;&amp;[.C728]&amp;&quot;)&quot;" office:value-type="string" office:string-value="[ Milis ](/wiki/TimPengembang/Infrastruktur/Milis.md)" calcext:value-type="string">
            <text:p>[ Milis ](/wiki/TimPengembang/Infrastruktur/Milis.md)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Monitor.md</text:p>
          </table:table-cell>
          <table:table-cell table:formula="of:=[.$B$681]&amp;[.B729]" office:value-type="string" office:string-value="/wiki/TimPengembang/Infrastruktur/Monitor.md" calcext:value-type="string">
            <text:p>/wiki/TimPengembang/Infrastruktur/Monitor.md</text:p>
          </table:table-cell>
          <table:table-cell table:formula="of:=&quot;[ &quot;&amp;[.A729]&amp;&quot; ](&quot;&amp;[.C729]&amp;&quot;)&quot;" office:value-type="string" office:string-value="[ Monitor ](/wiki/TimPengembang/Infrastruktur/Monitor.md)" calcext:value-type="string">
            <text:p>[ Monitor ](/wiki/TimPengembang/Infrastruktur/Monitor.md)</text:p>
          </table:table-cell>
        </table:table-row>
        <table:table-row table:style-name="ro1">
          <table:table-cell office:value-type="string" calcext:value-type="string">
            <text:p>Nginx</text:p>
          </table:table-cell>
          <table:table-cell office:value-type="string" calcext:value-type="string">
            <text:p>Nginx.md</text:p>
          </table:table-cell>
          <table:table-cell table:formula="of:=[.$B$681]&amp;[.B730]" office:value-type="string" office:string-value="/wiki/TimPengembang/Infrastruktur/Nginx.md" calcext:value-type="string">
            <text:p>/wiki/TimPengembang/Infrastruktur/Nginx.md</text:p>
          </table:table-cell>
          <table:table-cell table:formula="of:=&quot;[ &quot;&amp;[.A730]&amp;&quot; ](&quot;&amp;[.C730]&amp;&quot;)&quot;" office:value-type="string" office:string-value="[ Nginx ](/wiki/TimPengembang/Infrastruktur/Nginx.md)" calcext:value-type="string">
            <text:p>[ Nginx ](/wiki/TimPengembang/Infrastruktur/Nginx.md)</text:p>
          </table:table-cell>
        </table:table-row>
        <table:table-row table:style-name="ro1">
          <table:table-cell office:value-type="string" calcext:value-type="string">
            <text:p>PabrikCD</text:p>
          </table:table-cell>
          <table:table-cell office:value-type="string" calcext:value-type="string">
            <text:p>PabrikCD.md</text:p>
          </table:table-cell>
          <table:table-cell table:formula="of:=[.$B$681]&amp;[.B731]" office:value-type="string" office:string-value="/wiki/TimPengembang/Infrastruktur/PabrikCD.md" calcext:value-type="string">
            <text:p>/wiki/TimPengembang/Infrastruktur/PabrikCD.md</text:p>
          </table:table-cell>
          <table:table-cell table:formula="of:=&quot;[ &quot;&amp;[.A731]&amp;&quot; ](&quot;&amp;[.C731]&amp;&quot;)&quot;" office:value-type="string" office:string-value="[ PabrikCD ](/wiki/TimPengembang/Infrastruktur/PabrikCD.md)" calcext:value-type="string">
            <text:p>[ PabrikCD ](/wiki/TimPengembang/Infrastruktur/PabrikCD.md)</text:p>
          </table:table-cell>
        </table:table-row>
        <table:table-row table:style-name="ro1">
          <table:table-cell office:value-type="string" calcext:value-type="string">
            <text:p>PabrikPaket</text:p>
          </table:table-cell>
          <table:table-cell office:value-type="string" calcext:value-type="string">
            <text:p>PabrikPaket.md</text:p>
          </table:table-cell>
          <table:table-cell table:formula="of:=[.$B$681]&amp;[.B732]" office:value-type="string" office:string-value="/wiki/TimPengembang/Infrastruktur/PabrikPaket.md" calcext:value-type="string">
            <text:p>/wiki/TimPengembang/Infrastruktur/PabrikPaket.md</text:p>
          </table:table-cell>
          <table:table-cell table:formula="of:=&quot;[ &quot;&amp;[.A732]&amp;&quot; ](&quot;&amp;[.C732]&amp;&quot;)&quot;" office:value-type="string" office:string-value="[ PabrikPaket ](/wiki/TimPengembang/Infrastruktur/PabrikPaket.md)" calcext:value-type="string">
            <text:p>[ PabrikPaket ](/wiki/TimPengembang/Infrastruktur/PabrikPaket.md)</text:p>
          </table:table-cell>
        </table:table-row>
        <table:table-row table:style-name="ro1">
          <table:table-cell office:value-type="string" calcext:value-type="string">
            <text:p>Pemaket</text:p>
          </table:table-cell>
          <table:table-cell office:value-type="string" calcext:value-type="string">
            <text:p>Pemaket.md</text:p>
          </table:table-cell>
          <table:table-cell table:formula="of:=[.$B$681]&amp;[.B733]" office:value-type="string" office:string-value="/wiki/TimPengembang/Infrastruktur/Pemaket.md" calcext:value-type="string">
            <text:p>/wiki/TimPengembang/Infrastruktur/Pemaket.md</text:p>
          </table:table-cell>
          <table:table-cell table:formula="of:=&quot;[ &quot;&amp;[.A733]&amp;&quot; ](&quot;&amp;[.C733]&amp;&quot;)&quot;" office:value-type="string" office:string-value="[ Pemaket ](/wiki/TimPengembang/Infrastruktur/Pemaket.md)" calcext:value-type="string">
            <text:p>[ Pemaket ](/wiki/TimPengembang/Infrastruktur/Pemaket.md)</text:p>
          </table:table-cell>
        </table:table-row>
        <table:table-row table:style-name="ro1">
          <table:table-cell office:value-type="string" calcext:value-type="string">
            <text:p>PetaMesin</text:p>
          </table:table-cell>
          <table:table-cell office:value-type="string" calcext:value-type="string">
            <text:p>PetaMesin.md</text:p>
          </table:table-cell>
          <table:table-cell table:formula="of:=[.$B$681]&amp;[.B734]" office:value-type="string" office:string-value="/wiki/TimPengembang/Infrastruktur/PetaMesin.md" calcext:value-type="string">
            <text:p>/wiki/TimPengembang/Infrastruktur/PetaMesin.md</text:p>
          </table:table-cell>
          <table:table-cell table:formula="of:=&quot;[ &quot;&amp;[.A734]&amp;&quot; ](&quot;&amp;[.C734]&amp;&quot;)&quot;" office:value-type="string" office:string-value="[ PetaMesin ](/wiki/TimPengembang/Infrastruktur/PetaMesin.md)" calcext:value-type="string">
            <text:p>[ PetaMesin ](/wiki/TimPengembang/Infrastruktur/PetaMesin.md)</text:p>
          </table:table-cell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Planet.md</text:p>
          </table:table-cell>
          <table:table-cell table:formula="of:=[.$B$681]&amp;[.B735]" office:value-type="string" office:string-value="/wiki/TimPengembang/Infrastruktur/Planet.md" calcext:value-type="string">
            <text:p>/wiki/TimPengembang/Infrastruktur/Planet.md</text:p>
          </table:table-cell>
          <table:table-cell table:formula="of:=&quot;[ &quot;&amp;[.A735]&amp;&quot; ](&quot;&amp;[.C735]&amp;&quot;)&quot;" office:value-type="string" office:string-value="[ Planet ](/wiki/TimPengembang/Infrastruktur/Planet.md)" calcext:value-type="string">
            <text:p>[ Planet ](/wiki/TimPengembang/Infrastruktur/Planet.md)</text:p>
          </table:table-cell>
        </table:table-row>
        <table:table-row table:style-name="ro1">
          <table:table-cell office:value-type="string" calcext:value-type="string">
            <text:p>ProsedurPemaketanDiPabrik</text:p>
          </table:table-cell>
          <table:table-cell office:value-type="string" calcext:value-type="string">
            <text:p>ProsedurPemaketanDiPabrik.md</text:p>
          </table:table-cell>
          <table:table-cell table:formula="of:=[.$B$681]&amp;[.B736]" office:value-type="string" office:string-value="/wiki/TimPengembang/Infrastruktur/ProsedurPemaketanDiPabrik.md" calcext:value-type="string">
            <text:p>/wiki/TimPengembang/Infrastruktur/ProsedurPemaketanDiPabrik.md</text:p>
          </table:table-cell>
          <table:table-cell table:formula="of:=&quot;[ &quot;&amp;[.A736]&amp;&quot; ](&quot;&amp;[.C736]&amp;&quot;)&quot;" office:value-type="string" office:string-value="[ ProsedurPemaketanDiPabrik ](/wiki/TimPengembang/Infrastruktur/ProsedurPemaketanDiPabrik.md)" calcext:value-type="string">
            <text:p>[ ProsedurPemaketanDiPabrik ](/wiki/TimPengembang/Infrastruktur/ProsedurPemaketanDiPabrik.md)</text:p>
          </table:table-cell>
        </table:table-row>
        <table:table-row table:style-name="ro1">
          <table:table-cell office:value-type="string" calcext:value-type="string">
            <text:p>Racikan</text:p>
          </table:table-cell>
          <table:table-cell office:value-type="string" calcext:value-type="string">
            <text:p>Racikan.md</text:p>
          </table:table-cell>
          <table:table-cell table:formula="of:=[.$B$681]&amp;[.B737]" office:value-type="string" office:string-value="/wiki/TimPengembang/Infrastruktur/Racikan.md" calcext:value-type="string">
            <text:p>/wiki/TimPengembang/Infrastruktur/Racikan.md</text:p>
          </table:table-cell>
          <table:table-cell table:formula="of:=&quot;[ &quot;&amp;[.A737]&amp;&quot; ](&quot;&amp;[.C737]&amp;&quot;)&quot;" office:value-type="string" office:string-value="[ Racikan ](/wiki/TimPengembang/Infrastruktur/Racikan.md)" calcext:value-type="string">
            <text:p>[ Racikan ](/wiki/TimPengembang/Infrastruktur/Racikan.md)</text:p>
          </table:table-cell>
        </table:table-row>
        <table:table-row table:style-name="ro1">
          <table:table-cell office:value-type="string" calcext:value-type="string">
            <text:p>RencanaKerja</text:p>
          </table:table-cell>
          <table:table-cell office:value-type="string" calcext:value-type="string">
            <text:p>RencanaKerja.md</text:p>
          </table:table-cell>
          <table:table-cell table:formula="of:=[.$B$681]&amp;[.B738]" office:value-type="string" office:string-value="/wiki/TimPengembang/Infrastruktur/RencanaKerja.md" calcext:value-type="string">
            <text:p>/wiki/TimPengembang/Infrastruktur/RencanaKerja.md</text:p>
          </table:table-cell>
          <table:table-cell table:formula="of:=&quot;[ &quot;&amp;[.A738]&amp;&quot; ](&quot;&amp;[.C738]&amp;&quot;)&quot;" office:value-type="string" office:string-value="[ RencanaKerja ](/wiki/TimPengembang/Infrastruktur/RencanaKerja.md)" calcext:value-type="string">
            <text:p>[ RencanaKerja ](/wiki/TimPengembang/Infrastruktur/RencanaKerja.md)</text:p>
          </table:table-cell>
        </table:table-row>
        <table:table-row table:style-name="ro1">
          <table:table-cell office:value-type="string" calcext:value-type="string">
            <text:p>Repositori</text:p>
          </table:table-cell>
          <table:table-cell office:value-type="string" calcext:value-type="string">
            <text:p>Repositori.md</text:p>
          </table:table-cell>
          <table:table-cell table:formula="of:=[.$B$681]&amp;[.B739]" office:value-type="string" office:string-value="/wiki/TimPengembang/Infrastruktur/Repositori.md" calcext:value-type="string">
            <text:p>/wiki/TimPengembang/Infrastruktur/Repositori.md</text:p>
          </table:table-cell>
          <table:table-cell table:formula="of:=&quot;[ &quot;&amp;[.A739]&amp;&quot; ](&quot;&amp;[.C739]&amp;&quot;)&quot;" office:value-type="string" office:string-value="[ Repositori ](/wiki/TimPengembang/Infrastruktur/Repositori.md)" calcext:value-type="string">
            <text:p>[ Repositori ](/wiki/TimPengembang/Infrastruktur/Repositori.md)</text:p>
          </table:table-cell>
        </table:table-row>
        <table:table-row table:style-name="ro1">
          <table:table-cell office:value-type="string" calcext:value-type="string">
            <text:p>RepositoriPengembangan</text:p>
          </table:table-cell>
          <table:table-cell office:value-type="string" calcext:value-type="string">
            <text:p>RepositoriPengembangan.md</text:p>
          </table:table-cell>
          <table:table-cell table:formula="of:=[.$B$681]&amp;[.B740]" office:value-type="string" office:string-value="/wiki/TimPengembang/Infrastruktur/RepositoriPengembangan.md" calcext:value-type="string">
            <text:p>/wiki/TimPengembang/Infrastruktur/RepositoriPengembangan.md</text:p>
          </table:table-cell>
          <table:table-cell table:formula="of:=&quot;[ &quot;&amp;[.A740]&amp;&quot; ](&quot;&amp;[.C740]&amp;&quot;)&quot;" office:value-type="string" office:string-value="[ RepositoriPengembangan ](/wiki/TimPengembang/Infrastruktur/RepositoriPengembangan.md)" calcext:value-type="string">
            <text:p>[ RepositoriPengembangan ](/wiki/TimPengembang/Infrastruktur/RepositoriPengembangan.md)</text:p>
          </table:table-cell>
        </table:table-row>
        <table:table-row table:style-name="ro1">
          <table:table-cell office:value-type="string" calcext:value-type="string">
            <text:p>RilisCD</text:p>
          </table:table-cell>
          <table:table-cell office:value-type="string" calcext:value-type="string">
            <text:p>RilisCD.md</text:p>
          </table:table-cell>
          <table:table-cell table:formula="of:=[.$B$681]&amp;[.B741]" office:value-type="string" office:string-value="/wiki/TimPengembang/Infrastruktur/RilisCD.md" calcext:value-type="string">
            <text:p>/wiki/TimPengembang/Infrastruktur/RilisCD.md</text:p>
          </table:table-cell>
          <table:table-cell table:formula="of:=&quot;[ &quot;&amp;[.A741]&amp;&quot; ](&quot;&amp;[.C741]&amp;&quot;)&quot;" office:value-type="string" office:string-value="[ RilisCD ](/wiki/TimPengembang/Infrastruktur/RilisCD.md)" calcext:value-type="string">
            <text:p>[ RilisCD ](/wiki/TimPengembang/Infrastruktur/RilisCD.md)</text:p>
          </table:table-cell>
        </table:table-row>
        <table:table-row table:style-name="ro1">
          <table:table-cell office:value-type="string" calcext:value-type="string">
            <text:p>RootCA</text:p>
          </table:table-cell>
          <table:table-cell office:value-type="string" calcext:value-type="string">
            <text:p>RootCA.md</text:p>
          </table:table-cell>
          <table:table-cell table:formula="of:=[.$B$681]&amp;[.B742]" office:value-type="string" office:string-value="/wiki/TimPengembang/Infrastruktur/RootCA.md" calcext:value-type="string">
            <text:p>/wiki/TimPengembang/Infrastruktur/RootCA.md</text:p>
          </table:table-cell>
          <table:table-cell table:formula="of:=&quot;[ &quot;&amp;[.A742]&amp;&quot; ](&quot;&amp;[.C742]&amp;&quot;)&quot;" office:value-type="string" office:string-value="[ RootCA ](/wiki/TimPengembang/Infrastruktur/RootCA.md)" calcext:value-type="string">
            <text:p>[ RootCA ](/wiki/TimPengembang/Infrastruktur/RootCA.md)</text:p>
          </table:table-cell>
        </table:table-row>
        <table:table-row table:style-name="ro1">
          <table:table-cell office:value-type="string" calcext:value-type="string">
            <text:p>Selang</text:p>
          </table:table-cell>
          <table:table-cell office:value-type="string" calcext:value-type="string">
            <text:p>Selang.md</text:p>
          </table:table-cell>
          <table:table-cell table:formula="of:=[.$B$681]&amp;[.B743]" office:value-type="string" office:string-value="/wiki/TimPengembang/Infrastruktur/Selang.md" calcext:value-type="string">
            <text:p>/wiki/TimPengembang/Infrastruktur/Selang.md</text:p>
          </table:table-cell>
          <table:table-cell table:formula="of:=&quot;[ &quot;&amp;[.A743]&amp;&quot; ](&quot;&amp;[.C743]&amp;&quot;)&quot;" office:value-type="string" office:string-value="[ Selang ](/wiki/TimPengembang/Infrastruktur/Selang.md)" calcext:value-type="string">
            <text:p>[ Selang ](/wiki/TimPengembang/Infrastruktur/Selang.md)</text:p>
          </table:table-cell>
        </table:table-row>
        <table:table-row table:style-name="ro1">
          <table:table-cell office:value-type="string" calcext:value-type="string">
            <text:p>Smart-hdd</text:p>
          </table:table-cell>
          <table:table-cell office:value-type="string" calcext:value-type="string">
            <text:p>Smart-hdd.md</text:p>
          </table:table-cell>
          <table:table-cell table:formula="of:=[.$B$681]&amp;[.B744]" office:value-type="string" office:string-value="/wiki/TimPengembang/Infrastruktur/Smart-hdd.md" calcext:value-type="string">
            <text:p>/wiki/TimPengembang/Infrastruktur/Smart-hdd.md</text:p>
          </table:table-cell>
          <table:table-cell table:formula="of:=&quot;[ &quot;&amp;[.A744]&amp;&quot; ](&quot;&amp;[.C744]&amp;&quot;)&quot;" office:value-type="string" office:string-value="[ Smart-hdd ](/wiki/TimPengembang/Infrastruktur/Smart-hdd.md)" calcext:value-type="string">
            <text:p>[ Smart-hdd ](/wiki/TimPengembang/Infrastruktur/Smart-hdd.md)</text:p>
          </table:table-cell>
        </table:table-row>
        <table:table-row table:style-name="ro1">
          <table:table-cell office:value-type="string" calcext:value-type="string">
            <text:p>Trac</text:p>
          </table:table-cell>
          <table:table-cell office:value-type="string" calcext:value-type="string">
            <text:p>Trac.md</text:p>
          </table:table-cell>
          <table:table-cell table:formula="of:=[.$B$681]&amp;[.B745]" office:value-type="string" office:string-value="/wiki/TimPengembang/Infrastruktur/Trac.md" calcext:value-type="string">
            <text:p>/wiki/TimPengembang/Infrastruktur/Trac.md</text:p>
          </table:table-cell>
          <table:table-cell table:formula="of:=&quot;[ &quot;&amp;[.A745]&amp;&quot; ](&quot;&amp;[.C745]&amp;&quot;)&quot;" office:value-type="string" office:string-value="[ Trac ](/wiki/TimPengembang/Infrastruktur/Trac.md)" calcext:value-type="string">
            <text:p>[ Trac ](/wiki/TimPengembang/Infrastruktur/Trac.md)</text:p>
          </table:table-cell>
        </table:table-row>
        <table:table-row table:style-name="ro1">
          <table:table-cell office:value-type="string" calcext:value-type="string">
            <text:p>Umum</text:p>
          </table:table-cell>
          <table:table-cell office:value-type="string" calcext:value-type="string">
            <text:p>Umum.md</text:p>
          </table:table-cell>
          <table:table-cell table:formula="of:=[.$B$681]&amp;[.B746]" office:value-type="string" office:string-value="/wiki/TimPengembang/Infrastruktur/Umum.md" calcext:value-type="string">
            <text:p>/wiki/TimPengembang/Infrastruktur/Umum.md</text:p>
          </table:table-cell>
          <table:table-cell table:formula="of:=&quot;[ &quot;&amp;[.A746]&amp;&quot; ](&quot;&amp;[.C746]&amp;&quot;)&quot;" office:value-type="string" office:string-value="[ Umum ](/wiki/TimPengembang/Infrastruktur/Umum.md)" calcext:value-type="string">
            <text:p>[ Umum ](/wiki/TimPengembang/Infrastruktur/Umum.md)</text:p>
          </table:table-cell>
        </table:table-row>
        <table:table-row table:style-name="ro1">
          <table:table-cell office:value-type="string" calcext:value-type="string">
            <text:p>Unhas</text:p>
          </table:table-cell>
          <table:table-cell office:value-type="string" calcext:value-type="string">
            <text:p>Unhas.md</text:p>
          </table:table-cell>
          <table:table-cell table:formula="of:=[.$B$681]&amp;[.B747]" office:value-type="string" office:string-value="/wiki/TimPengembang/Infrastruktur/Unhas.md" calcext:value-type="string">
            <text:p>/wiki/TimPengembang/Infrastruktur/Unhas.md</text:p>
          </table:table-cell>
          <table:table-cell table:formula="of:=&quot;[ &quot;&amp;[.A747]&amp;&quot; ](&quot;&amp;[.C747]&amp;&quot;)&quot;" office:value-type="string" office:string-value="[ Unhas ](/wiki/TimPengembang/Infrastruktur/Unhas.md)" calcext:value-type="string">
            <text:p>[ Unhas ](/wiki/TimPengembang/Infrastruktur/Unhas.md)</text:p>
          </table:table-cell>
        </table:table-row>
        <table:table-row table:style-name="ro1">
          <table:table-cell office:value-type="string" calcext:value-type="string">
            <text:p>Utang</text:p>
          </table:table-cell>
          <table:table-cell office:value-type="string" calcext:value-type="string">
            <text:p>Utang.md</text:p>
          </table:table-cell>
          <table:table-cell table:formula="of:=[.$B$681]&amp;[.B748]" office:value-type="string" office:string-value="/wiki/TimPengembang/Infrastruktur/Utang.md" calcext:value-type="string">
            <text:p>/wiki/TimPengembang/Infrastruktur/Utang.md</text:p>
          </table:table-cell>
          <table:table-cell table:formula="of:=&quot;[ &quot;&amp;[.A748]&amp;&quot; ](&quot;&amp;[.C748]&amp;&quot;)&quot;" office:value-type="string" office:string-value="[ Utang ](/wiki/TimPengembang/Infrastruktur/Utang.md)" calcext:value-type="string">
            <text:p>[ Utang ](/wiki/TimPengembang/Infrastruktur/Utang.md)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string" calcext:value-type="string">
            <text:p>Wiki.md</text:p>
          </table:table-cell>
          <table:table-cell table:formula="of:=[.$B$681]&amp;[.B749]" office:value-type="string" office:string-value="/wiki/TimPengembang/Infrastruktur/Wiki.md" calcext:value-type="string">
            <text:p>/wiki/TimPengembang/Infrastruktur/Wiki.md</text:p>
          </table:table-cell>
          <table:table-cell table:formula="of:=&quot;[ &quot;&amp;[.A749]&amp;&quot; ](&quot;&amp;[.C749]&amp;&quot;)&quot;" office:value-type="string" office:string-value="[ Wiki ](/wiki/TimPengembang/Infrastruktur/Wiki.md)" calcext:value-type="string">
            <text:p>[ Wiki ](/wiki/TimPengembang/Infrastruktur/Wiki.md)</text:p>
          </table:table-cell>
        </table:table-row>
        <table:table-row table:style-name="ro1">
          <table:table-cell office:value-type="string" calcext:value-type="string">
            <text:p>Yeyen</text:p>
          </table:table-cell>
          <table:table-cell office:value-type="string" calcext:value-type="string">
            <text:p>Yeyen.md</text:p>
          </table:table-cell>
          <table:table-cell table:formula="of:=[.$B$681]&amp;[.B750]" office:value-type="string" office:string-value="/wiki/TimPengembang/Infrastruktur/Yeyen.md" calcext:value-type="string">
            <text:p>/wiki/TimPengembang/Infrastruktur/Yeyen.md</text:p>
          </table:table-cell>
          <table:table-cell table:formula="of:=&quot;[ &quot;&amp;[.A750]&amp;&quot; ](&quot;&amp;[.C750]&amp;&quot;)&quot;" office:value-type="string" office:string-value="[ Yeyen ](/wiki/TimPengembang/Infrastruktur/Yeyen.md)" calcext:value-type="string">
            <text:p>[ Yeyen ](/wiki/TimPengembang/Infrastruktur/Yeye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Infrastruktur/2009/</text:p>
          </table:table-cell>
          <table:table-cell table:formula="of:=[.B752]" office:value-type="string" office:string-value="/wiki/TimPengembang/Infrastruktur/2009/" calcext:value-type="string">
            <text:p>/wiki/TimPengembang/Infrastruktur/2009/</text:p>
          </table:table-cell>
          <table:table-cell table:formula="of:=&quot;[ &quot;&amp;[.A752]&amp;&quot; ](&quot;&amp;[.C752]&amp;&quot;)&quot;" office:value-type="string" office:string-value="[ /wiki/TimPengembang/Infrastruktur/2009/ ](/wiki/TimPengembang/Infrastruktur/2009/)" calcext:value-type="string">
            <text:p>[ /wiki/TimPengembang/Infrastruktur/2009/ ](/wiki/TimPengembang/Infrastruktur/2009/)</text:p>
          </table:table-cell>
        </table:table-row>
        <table:table-row table:style-name="ro1">
          <table:table-cell office:value-type="string" calcext:value-type="string">
            <text:p>Diskusi</text:p>
          </table:table-cell>
          <table:table-cell office:value-type="string" calcext:value-type="string">
            <text:p>Diskusi.md</text:p>
          </table:table-cell>
          <table:table-cell table:formula="of:=[.$B$752]&amp;[.B753]" office:value-type="string" office:string-value="/wiki/TimPengembang/Infrastruktur/2009/Diskusi.md" calcext:value-type="string">
            <text:p>/wiki/TimPengembang/Infrastruktur/2009/Diskusi.md</text:p>
          </table:table-cell>
          <table:table-cell table:formula="of:=&quot;[ &quot;&amp;[.A753]&amp;&quot; ](&quot;&amp;[.C753]&amp;&quot;)&quot;" office:value-type="string" office:string-value="[ Diskusi ](/wiki/TimPengembang/Infrastruktur/2009/Diskusi.md)" calcext:value-type="string">
            <text:p>[ Diskusi ](/wiki/TimPengembang/Infrastruktur/2009/Diskusi.md)</text:p>
          </table:table-cell>
        </table:table-row>
        <table:table-row table:style-name="ro1">
          <table:table-cell office:value-type="string" calcext:value-type="string">
            <text:p>HttpUpload</text:p>
          </table:table-cell>
          <table:table-cell office:value-type="string" calcext:value-type="string">
            <text:p>HttpUpload.md</text:p>
          </table:table-cell>
          <table:table-cell table:formula="of:=[.$B$752]&amp;[.B754]" office:value-type="string" office:string-value="/wiki/TimPengembang/Infrastruktur/2009/HttpUpload.md" calcext:value-type="string">
            <text:p>/wiki/TimPengembang/Infrastruktur/2009/HttpUpload.md</text:p>
          </table:table-cell>
          <table:table-cell table:formula="of:=&quot;[ &quot;&amp;[.A754]&amp;&quot; ](&quot;&amp;[.C754]&amp;&quot;)&quot;" office:value-type="string" office:string-value="[ HttpUpload ](/wiki/TimPengembang/Infrastruktur/2009/HttpUpload.md)" calcext:value-type="string">
            <text:p>[ HttpUpload ](/wiki/TimPengembang/Infrastruktur/2009/HttpUpload.md)</text:p>
          </table:table-cell>
        </table:table-row>
        <table:table-row table:style-name="ro1">
          <table:table-cell office:value-type="string" calcext:value-type="string">
            <text:p>Rancangan</text:p>
          </table:table-cell>
          <table:table-cell office:value-type="string" calcext:value-type="string">
            <text:p>Rancangan.md</text:p>
          </table:table-cell>
          <table:table-cell table:formula="of:=[.$B$752]&amp;[.B755]" office:value-type="string" office:string-value="/wiki/TimPengembang/Infrastruktur/2009/Rancangan.md" calcext:value-type="string">
            <text:p>/wiki/TimPengembang/Infrastruktur/2009/Rancangan.md</text:p>
          </table:table-cell>
          <table:table-cell table:formula="of:=&quot;[ &quot;&amp;[.A755]&amp;&quot; ](&quot;&amp;[.C755]&amp;&quot;)&quot;" office:value-type="string" office:string-value="[ Rancangan ](/wiki/TimPengembang/Infrastruktur/2009/Rancangan.md)" calcext:value-type="string">
            <text:p>[ Rancangan ](/wiki/TimPengembang/Infrastruktur/2009/Rancanga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Infrastruktur/Administratif/</text:p>
          </table:table-cell>
          <table:table-cell table:formula="of:=[.B757]" office:value-type="string" office:string-value="/wiki/TimPengembang/Infrastruktur/Administratif/" calcext:value-type="string">
            <text:p>/wiki/TimPengembang/Infrastruktur/Administratif/</text:p>
          </table:table-cell>
          <table:table-cell table:formula="of:=&quot;[ &quot;&amp;[.A757]&amp;&quot; ](&quot;&amp;[.C757]&amp;&quot;)&quot;" office:value-type="string" office:string-value="[ /wiki/TimPengembang/Infrastruktur/Administratif/ ](/wiki/TimPengembang/Infrastruktur/Administratif/)" calcext:value-type="string">
            <text:p>[ /wiki/TimPengembang/Infrastruktur/Administratif/ ](/wiki/TimPengembang/Infrastruktur/Administratif/)</text:p>
          </table:table-cell>
        </table:table-row>
        <table:table-row table:style-name="ro1">
          <table:table-cell office:value-type="string" calcext:value-type="string">
            <text:p>Cecunguk</text:p>
          </table:table-cell>
          <table:table-cell office:value-type="string" calcext:value-type="string">
            <text:p>Cecunguk.md</text:p>
          </table:table-cell>
          <table:table-cell table:formula="of:=[.$B$757]&amp;[.B758]" office:value-type="string" office:string-value="/wiki/TimPengembang/Infrastruktur/Administratif/Cecunguk.md" calcext:value-type="string">
            <text:p>/wiki/TimPengembang/Infrastruktur/Administratif/Cecunguk.md</text:p>
          </table:table-cell>
          <table:table-cell table:formula="of:=&quot;[ &quot;&amp;[.A758]&amp;&quot; ](&quot;&amp;[.C758]&amp;&quot;)&quot;" office:value-type="string" office:string-value="[ Cecunguk ](/wiki/TimPengembang/Infrastruktur/Administratif/Cecunguk.md)" calcext:value-type="string">
            <text:p>[ Cecunguk ](/wiki/TimPengembang/Infrastruktur/Administratif/Cecunguk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Infrastruktur/PabrikPaket/</text:p>
          </table:table-cell>
          <table:table-cell table:formula="of:=[.B760]" office:value-type="string" office:string-value="/wiki/TimPengembang/Infrastruktur/PabrikPaket/" calcext:value-type="string">
            <text:p>/wiki/TimPengembang/Infrastruktur/PabrikPaket/</text:p>
          </table:table-cell>
          <table:table-cell table:formula="of:=&quot;[ &quot;&amp;[.A760]&amp;&quot; ](&quot;&amp;[.C760]&amp;&quot;)&quot;" office:value-type="string" office:string-value="[ /wiki/TimPengembang/Infrastruktur/PabrikPaket/ ](/wiki/TimPengembang/Infrastruktur/PabrikPaket/)" calcext:value-type="string">
            <text:p>[ /wiki/TimPengembang/Infrastruktur/PabrikPaket/ ](/wiki/TimPengembang/Infrastruktur/PabrikPaket/)</text:p>
          </table:table-cell>
        </table:table-row>
        <table:table-row table:style-name="ro1">
          <table:table-cell office:value-type="string" calcext:value-type="string">
            <text:p>MenejemenRepo</text:p>
          </table:table-cell>
          <table:table-cell office:value-type="string" calcext:value-type="string">
            <text:p>MenejemenRepo.md</text:p>
          </table:table-cell>
          <table:table-cell table:formula="of:=[.$B$760]&amp;[.B761]" office:value-type="string" office:string-value="/wiki/TimPengembang/Infrastruktur/PabrikPaket/MenejemenRepo.md" calcext:value-type="string">
            <text:p>/wiki/TimPengembang/Infrastruktur/PabrikPaket/MenejemenRepo.md</text:p>
          </table:table-cell>
          <table:table-cell table:formula="of:=&quot;[ &quot;&amp;[.A761]&amp;&quot; ](&quot;&amp;[.C761]&amp;&quot;)&quot;" office:value-type="string" office:string-value="[ MenejemenRepo ](/wiki/TimPengembang/Infrastruktur/PabrikPaket/MenejemenRepo.md)" calcext:value-type="string">
            <text:p>[ MenejemenRepo ](/wiki/TimPengembang/Infrastruktur/PabrikPaket/MenejemenRepo.md)</text:p>
          </table:table-cell>
        </table:table-row>
        <table:table-row table:style-name="ro1">
          <table:table-cell office:value-type="string" calcext:value-type="string">
            <text:p>MenggantiAlamatRepo</text:p>
          </table:table-cell>
          <table:table-cell office:value-type="string" calcext:value-type="string">
            <text:p>MenggantiAlamatRepo.md</text:p>
          </table:table-cell>
          <table:table-cell table:formula="of:=[.B762]" office:value-type="string" office:string-value="MenggantiAlamatRepo.md" calcext:value-type="string">
            <text:p>MenggantiAlamatRepo.md</text:p>
          </table:table-cell>
          <table:table-cell table:formula="of:=&quot;[ &quot;&amp;[.A762]&amp;&quot; ](&quot;&amp;[.C762]&amp;&quot;)&quot;" office:value-type="string" office:string-value="[ MenggantiAlamatRepo ](MenggantiAlamatRepo.md)" calcext:value-type="string">
            <text:p>[ MenggantiAlamatRepo ](MenggantiAlamatRepo.md)</text:p>
          </table:table-cell>
        </table:table-row>
        <table:table-row table:style-name="ro1">
          <table:table-cell office:value-type="string" calcext:value-type="string">
            <text:p>MenghidupkanPelayanV1</text:p>
          </table:table-cell>
          <table:table-cell office:value-type="string" calcext:value-type="string">
            <text:p>MenghidupkanPelayanV1.md</text:p>
          </table:table-cell>
          <table:table-cell table:formula="of:=[.$B$760]&amp;[.B763]" office:value-type="string" office:string-value="/wiki/TimPengembang/Infrastruktur/PabrikPaket/MenghidupkanPelayanV1.md" calcext:value-type="string">
            <text:p>/wiki/TimPengembang/Infrastruktur/PabrikPaket/MenghidupkanPelayanV1.md</text:p>
          </table:table-cell>
          <table:table-cell table:formula="of:=&quot;[ &quot;&amp;[.A763]&amp;&quot; ](&quot;&amp;[.C763]&amp;&quot;)&quot;" office:value-type="string" office:string-value="[ MenghidupkanPelayanV1 ](/wiki/TimPengembang/Infrastruktur/PabrikPaket/MenghidupkanPelayanV1.md)" calcext:value-type="string">
            <text:p>[ MenghidupkanPelayanV1 ](/wiki/TimPengembang/Infrastruktur/PabrikPaket/MenghidupkanPelayanV1.md)</text:p>
          </table:table-cell>
        </table:table-row>
        <table:table-row table:style-name="ro1">
          <table:table-cell office:value-type="string" calcext:value-type="string">
            <text:p>Menyalakan</text:p>
          </table:table-cell>
          <table:table-cell office:value-type="string" calcext:value-type="string">
            <text:p>Menyalakan.md</text:p>
          </table:table-cell>
          <table:table-cell table:formula="of:=[.B764]" office:value-type="string" office:string-value="Menyalakan.md" calcext:value-type="string">
            <text:p>Menyalakan.md</text:p>
          </table:table-cell>
          <table:table-cell table:formula="of:=&quot;[ &quot;&amp;[.A764]&amp;&quot; ](&quot;&amp;[.C764]&amp;&quot;)&quot;" office:value-type="string" office:string-value="[ Menyalakan ](Menyalakan.md)" calcext:value-type="string">
            <text:p>[ Menyalakan ](Menyalakan.md)</text:p>
          </table:table-cell>
        </table:table-row>
        <table:table-row table:style-name="ro1">
          <table:table-cell office:value-type="string" calcext:value-type="string">
            <text:p>Pekerja</text:p>
          </table:table-cell>
          <table:table-cell office:value-type="string" calcext:value-type="string">
            <text:p>Pekerja.md</text:p>
          </table:table-cell>
          <table:table-cell table:formula="of:=[.$B$760]&amp;[.B765]" office:value-type="string" office:string-value="/wiki/TimPengembang/Infrastruktur/PabrikPaket/Pekerja.md" calcext:value-type="string">
            <text:p>/wiki/TimPengembang/Infrastruktur/PabrikPaket/Pekerja.md</text:p>
          </table:table-cell>
          <table:table-cell table:formula="of:=&quot;[ &quot;&amp;[.A765]&amp;&quot; ](&quot;&amp;[.C765]&amp;&quot;)&quot;" office:value-type="string" office:string-value="[ Pekerja ](/wiki/TimPengembang/Infrastruktur/PabrikPaket/Pekerja.md)" calcext:value-type="string">
            <text:p>[ Pekerja ](/wiki/TimPengembang/Infrastruktur/PabrikPaket/Pekerja.md)</text:p>
          </table:table-cell>
        </table:table-row>
        <table:table-row table:style-name="ro1">
          <table:table-cell office:value-type="string" calcext:value-type="string">
            <text:p>PekerjaV2</text:p>
          </table:table-cell>
          <table:table-cell office:value-type="string" calcext:value-type="string">
            <text:p>PekerjaV2.md</text:p>
          </table:table-cell>
          <table:table-cell table:formula="of:=[.B766]" office:value-type="string" office:string-value="PekerjaV2.md" calcext:value-type="string">
            <text:p>PekerjaV2.md</text:p>
          </table:table-cell>
          <table:table-cell table:formula="of:=&quot;[ &quot;&amp;[.A766]&amp;&quot; ](&quot;&amp;[.C766]&amp;&quot;)&quot;" office:value-type="string" office:string-value="[ PekerjaV2 ](PekerjaV2.md)" calcext:value-type="string">
            <text:p>[ PekerjaV2 ](PekerjaV2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JaminanKualitas/</text:p>
          </table:table-cell>
          <table:table-cell table:formula="of:=[.B768]" office:value-type="string" office:string-value="/wiki/TimPengembang/JaminanKualitas/" calcext:value-type="string">
            <text:p>/wiki/TimPengembang/JaminanKualitas/</text:p>
          </table:table-cell>
          <table:table-cell table:formula="of:=&quot;[ &quot;&amp;[.A768]&amp;&quot; ](&quot;&amp;[.C768]&amp;&quot;)&quot;" office:value-type="string" office:string-value="[ /wiki/TimPengembang/JaminanKualitas/ ](/wiki/TimPengembang/JaminanKualitas/)" calcext:value-type="string">
            <text:p>[ /wiki/TimPengembang/JaminanKualitas/ ](/wiki/TimPengembang/JaminanKualitas/)</text:p>
          </table:table-cell>
        </table:table-row>
        <table:table-row table:style-name="ro1">
          <table:table-cell office:value-type="float" office:value="14112008" calcext:value-type="float">
            <text:p>14112008</text:p>
          </table:table-cell>
          <table:table-cell office:value-type="string" calcext:value-type="string">
            <text:p>14112008.md</text:p>
          </table:table-cell>
          <table:table-cell table:formula="of:=[.$B$768]&amp;[.B769]" office:value-type="string" office:string-value="/wiki/TimPengembang/JaminanKualitas/14112008.md" calcext:value-type="string">
            <text:p>/wiki/TimPengembang/JaminanKualitas/14112008.md</text:p>
          </table:table-cell>
          <table:table-cell table:formula="of:=&quot;[ &quot;&amp;[.A769]&amp;&quot; ](&quot;&amp;[.C769]&amp;&quot;)&quot;" office:value-type="string" office:string-value="[ 14112008 ](/wiki/TimPengembang/JaminanKualitas/14112008.md)" calcext:value-type="string">
            <text:p>[ 14112008 ](/wiki/TimPengembang/JaminanKualitas/14112008.md)</text:p>
          </table:table-cell>
        </table:table-row>
        <table:table-row table:style-name="ro1">
          <table:table-cell office:value-type="string" calcext:value-type="string">
            <text:p>ArsipTesterLontara1</text:p>
          </table:table-cell>
          <table:table-cell office:value-type="string" calcext:value-type="string">
            <text:p>ArsipTesterLontara1.md</text:p>
          </table:table-cell>
          <table:table-cell table:formula="of:=[.$B$768]&amp;[.B770]" office:value-type="string" office:string-value="/wiki/TimPengembang/JaminanKualitas/ArsipTesterLontara1.md" calcext:value-type="string">
            <text:p>/wiki/TimPengembang/JaminanKualitas/ArsipTesterLontara1.md</text:p>
          </table:table-cell>
          <table:table-cell table:formula="of:=&quot;[ &quot;&amp;[.A770]&amp;&quot; ](&quot;&amp;[.C770]&amp;&quot;)&quot;" office:value-type="string" office:string-value="[ ArsipTesterLontara1 ](/wiki/TimPengembang/JaminanKualitas/ArsipTesterLontara1.md)" calcext:value-type="string">
            <text:p>[ ArsipTesterLontara1 ](/wiki/TimPengembang/JaminanKualitas/ArsipTesterLontara1.md)</text:p>
          </table:table-cell>
        </table:table-row>
        <table:table-row table:style-name="ro1">
          <table:table-cell office:value-type="string" calcext:value-type="string">
            <text:p>ArsipTesterLontara2</text:p>
          </table:table-cell>
          <table:table-cell office:value-type="string" calcext:value-type="string">
            <text:p>ArsipTesterLontara2.md</text:p>
          </table:table-cell>
          <table:table-cell table:formula="of:=[.$B$768]&amp;[.B771]" office:value-type="string" office:string-value="/wiki/TimPengembang/JaminanKualitas/ArsipTesterLontara2.md" calcext:value-type="string">
            <text:p>/wiki/TimPengembang/JaminanKualitas/ArsipTesterLontara2.md</text:p>
          </table:table-cell>
          <table:table-cell table:formula="of:=&quot;[ &quot;&amp;[.A771]&amp;&quot; ](&quot;&amp;[.C771]&amp;&quot;)&quot;" office:value-type="string" office:string-value="[ ArsipTesterLontara2 ](/wiki/TimPengembang/JaminanKualitas/ArsipTesterLontara2.md)" calcext:value-type="string">
            <text:p>[ ArsipTesterLontara2 ](/wiki/TimPengembang/JaminanKualitas/ArsipTesterLontara2.md)</text:p>
          </table:table-cell>
        </table:table-row>
        <table:table-row table:style-name="ro1">
          <table:table-cell office:value-type="string" calcext:value-type="string">
            <text:p>ArsipTesterLontara3</text:p>
          </table:table-cell>
          <table:table-cell office:value-type="string" calcext:value-type="string">
            <text:p>ArsipTesterLontara3.md</text:p>
          </table:table-cell>
          <table:table-cell table:formula="of:=[.$B$768]&amp;[.B772]" office:value-type="string" office:string-value="/wiki/TimPengembang/JaminanKualitas/ArsipTesterLontara3.md" calcext:value-type="string">
            <text:p>/wiki/TimPengembang/JaminanKualitas/ArsipTesterLontara3.md</text:p>
          </table:table-cell>
          <table:table-cell table:formula="of:=&quot;[ &quot;&amp;[.A772]&amp;&quot; ](&quot;&amp;[.C772]&amp;&quot;)&quot;" office:value-type="string" office:string-value="[ ArsipTesterLontara3 ](/wiki/TimPengembang/JaminanKualitas/ArsipTesterLontara3.md)" calcext:value-type="string">
            <text:p>[ ArsipTesterLontara3 ](/wiki/TimPengembang/JaminanKualitas/ArsipTesterLontara3.md)</text:p>
          </table:table-cell>
        </table:table-row>
        <table:table-row table:style-name="ro1">
          <table:table-cell office:value-type="string" calcext:value-type="string">
            <text:p>Bergabung</text:p>
          </table:table-cell>
          <table:table-cell office:value-type="string" calcext:value-type="string">
            <text:p>Bergabung.md</text:p>
          </table:table-cell>
          <table:table-cell table:formula="of:=[.$B$768]&amp;[.B773]" office:value-type="string" office:string-value="/wiki/TimPengembang/JaminanKualitas/Bergabung.md" calcext:value-type="string">
            <text:p>/wiki/TimPengembang/JaminanKualitas/Bergabung.md</text:p>
          </table:table-cell>
          <table:table-cell table:formula="of:=&quot;[ &quot;&amp;[.A773]&amp;&quot; ](&quot;&amp;[.C773]&amp;&quot;)&quot;" office:value-type="string" office:string-value="[ Bergabung ](/wiki/TimPengembang/JaminanKualitas/Bergabung.md)" calcext:value-type="string">
            <text:p>[ Bergabung ](/wiki/TimPengembang/JaminanKualitas/Bergabung.md)</text:p>
          </table:table-cell>
        </table:table-row>
        <table:table-row table:style-name="ro1">
          <table:table-cell office:value-type="string" calcext:value-type="string">
            <text:p>JaminanKualitas</text:p>
          </table:table-cell>
          <table:table-cell office:value-type="string" calcext:value-type="string">
            <text:p>JaminanKualitas.md</text:p>
          </table:table-cell>
          <table:table-cell table:formula="of:=[.$B$768]&amp;[.B774]" office:value-type="string" office:string-value="/wiki/TimPengembang/JaminanKualitas/JaminanKualitas.md" calcext:value-type="string">
            <text:p>/wiki/TimPengembang/JaminanKualitas/JaminanKualitas.md</text:p>
          </table:table-cell>
          <table:table-cell table:formula="of:=&quot;[ &quot;&amp;[.A774]&amp;&quot; ](&quot;&amp;[.C774]&amp;&quot;)&quot;" office:value-type="string" office:string-value="[ JaminanKualitas ](/wiki/TimPengembang/JaminanKualitas/JaminanKualitas.md)" calcext:value-type="string">
            <text:p>[ JaminanKualitas ](/wiki/TimPengembang/JaminanKualitas/JaminanKualitas.md)</text:p>
          </table:table-cell>
        </table:table-row>
        <table:table-row table:style-name="ro1">
          <table:table-cell office:value-type="string" calcext:value-type="string">
            <text:p>PanduanMengunduh</text:p>
          </table:table-cell>
          <table:table-cell office:value-type="string" calcext:value-type="string">
            <text:p>PanduanMengunduh.md</text:p>
          </table:table-cell>
          <table:table-cell table:formula="of:=[.$B$768]&amp;[.B775]" office:value-type="string" office:string-value="/wiki/TimPengembang/JaminanKualitas/PanduanMengunduh.md" calcext:value-type="string">
            <text:p>/wiki/TimPengembang/JaminanKualitas/PanduanMengunduh.md</text:p>
          </table:table-cell>
          <table:table-cell table:formula="of:=&quot;[ &quot;&amp;[.A775]&amp;&quot; ](&quot;&amp;[.C775]&amp;&quot;)&quot;" office:value-type="string" office:string-value="[ PanduanMengunduh ](/wiki/TimPengembang/JaminanKualitas/PanduanMengunduh.md)" calcext:value-type="string">
            <text:p>[ PanduanMengunduh ](/wiki/TimPengembang/JaminanKualitas/PanduanMengunduh.md)</text:p>
          </table:table-cell>
        </table:table-row>
        <table:table-row table:style-name="ro1">
          <table:table-cell office:value-type="string" calcext:value-type="string">
            <text:p>Prosedur</text:p>
          </table:table-cell>
          <table:table-cell office:value-type="string" calcext:value-type="string">
            <text:p>Prosedur.md</text:p>
          </table:table-cell>
          <table:table-cell table:formula="of:=[.$B$768]&amp;[.B776]" office:value-type="string" office:string-value="/wiki/TimPengembang/JaminanKualitas/Prosedur.md" calcext:value-type="string">
            <text:p>/wiki/TimPengembang/JaminanKualitas/Prosedur.md</text:p>
          </table:table-cell>
          <table:table-cell table:formula="of:=&quot;[ &quot;&amp;[.A776]&amp;&quot; ](&quot;&amp;[.C776]&amp;&quot;)&quot;" office:value-type="string" office:string-value="[ Prosedur ](/wiki/TimPengembang/JaminanKualitas/Prosedur.md)" calcext:value-type="string">
            <text:p>[ Prosedur ](/wiki/TimPengembang/JaminanKualitas/Prosedur.md)</text:p>
          </table:table-cell>
        </table:table-row>
        <table:table-row table:style-name="ro1">
          <table:table-cell office:value-type="string" calcext:value-type="string">
            <text:p>ReferensiKode</text:p>
          </table:table-cell>
          <table:table-cell office:value-type="string" calcext:value-type="string">
            <text:p>ReferensiKode.md</text:p>
          </table:table-cell>
          <table:table-cell table:formula="of:=[.$B$768]&amp;[.B777]" office:value-type="string" office:string-value="/wiki/TimPengembang/JaminanKualitas/ReferensiKode.md" calcext:value-type="string">
            <text:p>/wiki/TimPengembang/JaminanKualitas/ReferensiKode.md</text:p>
          </table:table-cell>
          <table:table-cell table:formula="of:=&quot;[ &quot;&amp;[.A777]&amp;&quot; ](&quot;&amp;[.C777]&amp;&quot;)&quot;" office:value-type="string" office:string-value="[ ReferensiKode ](/wiki/TimPengembang/JaminanKualitas/ReferensiKode.md)" calcext:value-type="string">
            <text:p>[ ReferensiKode ](/wiki/TimPengembang/JaminanKualitas/ReferensiKod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Kesenian/</text:p>
          </table:table-cell>
          <table:table-cell table:formula="of:=[.B779]" office:value-type="string" office:string-value="/wiki/TimPengembang/Kesenian/" calcext:value-type="string">
            <text:p>/wiki/TimPengembang/Kesenian/</text:p>
          </table:table-cell>
          <table:table-cell table:formula="of:=&quot;[ &quot;&amp;[.A779]&amp;&quot; ](&quot;&amp;[.C779]&amp;&quot;)&quot;" office:value-type="string" office:string-value="[ /wiki/TimPengembang/Kesenian/ ](/wiki/TimPengembang/Kesenian/)" calcext:value-type="string">
            <text:p>[ /wiki/TimPengembang/Kesenian/ ](/wiki/TimPengembang/Kesenian/)</text:p>
          </table:table-cell>
        </table:table-row>
        <table:table-row table:style-name="ro1">
          <table:table-cell table:number-columns-repeated="2" office:value-type="string" calcext:value-type="string">
            <text:p>Publikasi</text:p>
          </table:table-cell>
          <table:table-cell table:formula="of:=[.$B$779]&amp;[.B780]" office:value-type="string" office:string-value="/wiki/TimPengembang/Kesenian/Publikasi" calcext:value-type="string">
            <text:p>/wiki/TimPengembang/Kesenian/Publikasi</text:p>
          </table:table-cell>
          <table:table-cell table:formula="of:=&quot;[ &quot;&amp;[.A780]&amp;&quot; ](&quot;&amp;[.C780]&amp;&quot;)&quot;" office:value-type="string" office:string-value="[ Publikasi ](/wiki/TimPengembang/Kesenian/Publikasi)" calcext:value-type="string">
            <text:p>[ Publikasi ](/wiki/TimPengembang/Kesenian/Publikasi)</text:p>
          </table:table-cell>
        </table:table-row>
        <table:table-row table:style-name="ro1">
          <table:table-cell office:value-type="string" calcext:value-type="string">
            <text:p>AcuanDesktop</text:p>
          </table:table-cell>
          <table:table-cell office:value-type="string" calcext:value-type="string">
            <text:p>AcuanDesktop.md</text:p>
          </table:table-cell>
          <table:table-cell table:formula="of:=[.$B$779]&amp;[.B781]" office:value-type="string" office:string-value="/wiki/TimPengembang/Kesenian/AcuanDesktop.md" calcext:value-type="string">
            <text:p>/wiki/TimPengembang/Kesenian/AcuanDesktop.md</text:p>
          </table:table-cell>
          <table:table-cell table:formula="of:=&quot;[ &quot;&amp;[.A781]&amp;&quot; ](&quot;&amp;[.C781]&amp;&quot;)&quot;" office:value-type="string" office:string-value="[ AcuanDesktop ](/wiki/TimPengembang/Kesenian/AcuanDesktop.md)" calcext:value-type="string">
            <text:p>[ AcuanDesktop ](/wiki/TimPengembang/Kesenian/AcuanDesktop.md)</text:p>
          </table:table-cell>
        </table:table-row>
        <table:table-row table:style-name="ro1">
          <table:table-cell office:value-type="string" calcext:value-type="string">
            <text:p>DaftarIcon</text:p>
          </table:table-cell>
          <table:table-cell office:value-type="string" calcext:value-type="string">
            <text:p>DaftarIcon.md</text:p>
          </table:table-cell>
          <table:table-cell table:formula="of:=[.$B$779]&amp;[.B782]" office:value-type="string" office:string-value="/wiki/TimPengembang/Kesenian/DaftarIcon.md" calcext:value-type="string">
            <text:p>/wiki/TimPengembang/Kesenian/DaftarIcon.md</text:p>
          </table:table-cell>
          <table:table-cell table:formula="of:=&quot;[ &quot;&amp;[.A782]&amp;&quot; ](&quot;&amp;[.C782]&amp;&quot;)&quot;" office:value-type="string" office:string-value="[ DaftarIcon ](/wiki/TimPengembang/Kesenian/DaftarIcon.md)" calcext:value-type="string">
            <text:p>[ DaftarIcon ](/wiki/TimPengembang/Kesenian/DaftarIcon.md)</text:p>
          </table:table-cell>
        </table:table-row>
        <table:table-row table:style-name="ro1">
          <table:table-cell office:value-type="string" calcext:value-type="string">
            <text:p>DokumentasiLokakaryaKesenian</text:p>
          </table:table-cell>
          <table:table-cell office:value-type="string" calcext:value-type="string">
            <text:p>DokumentasiLokakaryaKesenian.md</text:p>
          </table:table-cell>
          <table:table-cell table:formula="of:=[.$B$779]&amp;[.B783]" office:value-type="string" office:string-value="/wiki/TimPengembang/Kesenian/DokumentasiLokakaryaKesenian.md" calcext:value-type="string">
            <text:p>/wiki/TimPengembang/Kesenian/DokumentasiLokakaryaKesenian.md</text:p>
          </table:table-cell>
          <table:table-cell table:formula="of:=&quot;[ &quot;&amp;[.A783]&amp;&quot; ](&quot;&amp;[.C783]&amp;&quot;)&quot;" office:value-type="string" office:string-value="[ DokumentasiLokakaryaKesenian ](/wiki/TimPengembang/Kesenian/DokumentasiLokakaryaKesenian.md)" calcext:value-type="string">
            <text:p>[ DokumentasiLokakaryaKesenian ](/wiki/TimPengembang/Kesenian/DokumentasiLokakaryaKesenian.md)</text:p>
          </table:table-cell>
        </table:table-row>
        <table:table-row table:style-name="ro1">
          <table:table-cell office:value-type="string" calcext:value-type="string">
            <text:p>Lisensi</text:p>
          </table:table-cell>
          <table:table-cell office:value-type="string" calcext:value-type="string">
            <text:p>Lisensi.md</text:p>
          </table:table-cell>
          <table:table-cell table:formula="of:=[.$B$779]&amp;[.B784]" office:value-type="string" office:string-value="/wiki/TimPengembang/Kesenian/Lisensi.md" calcext:value-type="string">
            <text:p>/wiki/TimPengembang/Kesenian/Lisensi.md</text:p>
          </table:table-cell>
          <table:table-cell table:formula="of:=&quot;[ &quot;&amp;[.A784]&amp;&quot; ](&quot;&amp;[.C784]&amp;&quot;)&quot;" office:value-type="string" office:string-value="[ Lisensi ](/wiki/TimPengembang/Kesenian/Lisensi.md)" calcext:value-type="string">
            <text:p>[ Lisensi ](/wiki/TimPengembang/Kesenian/Lisensi.md)</text:p>
          </table:table-cell>
        </table:table-row>
        <table:table-row table:style-name="ro1">
          <table:table-cell office:value-type="string" calcext:value-type="string">
            <text:p>PaletWarna</text:p>
          </table:table-cell>
          <table:table-cell office:value-type="string" calcext:value-type="string">
            <text:p>PaletWarna.md</text:p>
          </table:table-cell>
          <table:table-cell table:formula="of:=[.$B$779]&amp;[.B785]" office:value-type="string" office:string-value="/wiki/TimPengembang/Kesenian/PaletWarna.md" calcext:value-type="string">
            <text:p>/wiki/TimPengembang/Kesenian/PaletWarna.md</text:p>
          </table:table-cell>
          <table:table-cell table:formula="of:=&quot;[ &quot;&amp;[.A785]&amp;&quot; ](&quot;&amp;[.C785]&amp;&quot;)&quot;" office:value-type="string" office:string-value="[ PaletWarna ](/wiki/TimPengembang/Kesenian/PaletWarna.md)" calcext:value-type="string">
            <text:p>[ PaletWarna ](/wiki/TimPengembang/Kesenian/PaletWarna.md)</text:p>
          </table:table-cell>
        </table:table-row>
        <table:table-row table:style-name="ro1">
          <table:table-cell office:value-type="string" calcext:value-type="string">
            <text:p>PedomanIkon</text:p>
          </table:table-cell>
          <table:table-cell office:value-type="string" calcext:value-type="string">
            <text:p>PedomanIkon.md</text:p>
          </table:table-cell>
          <table:table-cell table:formula="of:=[.$B$779]&amp;[.B786]" office:value-type="string" office:string-value="/wiki/TimPengembang/Kesenian/PedomanIkon.md" calcext:value-type="string">
            <text:p>/wiki/TimPengembang/Kesenian/PedomanIkon.md</text:p>
          </table:table-cell>
          <table:table-cell table:formula="of:=&quot;[ &quot;&amp;[.A786]&amp;&quot; ](&quot;&amp;[.C786]&amp;&quot;)&quot;" office:value-type="string" office:string-value="[ PedomanIkon ](/wiki/TimPengembang/Kesenian/PedomanIkon.md)" calcext:value-type="string">
            <text:p>[ PedomanIkon ](/wiki/TimPengembang/Kesenian/PedomanIkon.md)</text:p>
          </table:table-cell>
        </table:table-row>
        <table:table-row table:style-name="ro1">
          <table:table-cell office:value-type="string" calcext:value-type="string">
            <text:p>PedomanKesenian</text:p>
          </table:table-cell>
          <table:table-cell office:value-type="string" calcext:value-type="string">
            <text:p>PedomanKesenian.md</text:p>
          </table:table-cell>
          <table:table-cell table:formula="of:=[.$B$779]&amp;[.B787]" office:value-type="string" office:string-value="/wiki/TimPengembang/Kesenian/PedomanKesenian.md" calcext:value-type="string">
            <text:p>/wiki/TimPengembang/Kesenian/PedomanKesenian.md</text:p>
          </table:table-cell>
          <table:table-cell table:formula="of:=&quot;[ &quot;&amp;[.A787]&amp;&quot; ](&quot;&amp;[.C787]&amp;&quot;)&quot;" office:value-type="string" office:string-value="[ PedomanKesenian ](/wiki/TimPengembang/Kesenian/PedomanKesenian.md)" calcext:value-type="string">
            <text:p>[ PedomanKesenian ](/wiki/TimPengembang/Kesenian/PedomanKesenian.md)</text:p>
          </table:table-cell>
        </table:table-row>
        <table:table-row table:style-name="ro1">
          <table:table-cell office:value-type="string" calcext:value-type="string">
            <text:p>Permintaan</text:p>
          </table:table-cell>
          <table:table-cell office:value-type="string" calcext:value-type="string">
            <text:p>Permintaan.md</text:p>
          </table:table-cell>
          <table:table-cell table:formula="of:=[.$B$779]&amp;[.B788]" office:value-type="string" office:string-value="/wiki/TimPengembang/Kesenian/Permintaan.md" calcext:value-type="string">
            <text:p>/wiki/TimPengembang/Kesenian/Permintaan.md</text:p>
          </table:table-cell>
          <table:table-cell table:formula="of:=&quot;[ &quot;&amp;[.A788]&amp;&quot; ](&quot;&amp;[.C788]&amp;&quot;)&quot;" office:value-type="string" office:string-value="[ Permintaan ](/wiki/TimPengembang/Kesenian/Permintaan.md)" calcext:value-type="string">
            <text:p>[ Permintaan ](/wiki/TimPengembang/Kesenian/Permintaan.md)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stock.md</text:p>
          </table:table-cell>
          <table:table-cell table:formula="of:=[.$B$779]&amp;[.B789]" office:value-type="string" office:string-value="/wiki/TimPengembang/Kesenian/stock.md" calcext:value-type="string">
            <text:p>/wiki/TimPengembang/Kesenian/stock.md</text:p>
          </table:table-cell>
          <table:table-cell table:formula="of:=&quot;[ &quot;&amp;[.A789]&amp;&quot; ](&quot;&amp;[.C789]&amp;&quot;)&quot;" office:value-type="string" office:string-value="[ stock ](/wiki/TimPengembang/Kesenian/stock.md)" calcext:value-type="string">
            <text:p>[ stock ](/wiki/TimPengembang/Kesenian/stock.md)</text:p>
          </table:table-cell>
        </table:table-row>
        <table:table-row table:style-name="ro1">
          <table:table-cell office:value-type="string" calcext:value-type="string">
            <text:p>TombolWeb</text:p>
          </table:table-cell>
          <table:table-cell office:value-type="string" calcext:value-type="string">
            <text:p>TombolWeb.md</text:p>
          </table:table-cell>
          <table:table-cell table:formula="of:=[.$B$779]&amp;[.B790]" office:value-type="string" office:string-value="/wiki/TimPengembang/Kesenian/TombolWeb.md" calcext:value-type="string">
            <text:p>/wiki/TimPengembang/Kesenian/TombolWeb.md</text:p>
          </table:table-cell>
          <table:table-cell table:formula="of:=&quot;[ &quot;&amp;[.A790]&amp;&quot; ](&quot;&amp;[.C790]&amp;&quot;)&quot;" office:value-type="string" office:string-value="[ TombolWeb ](/wiki/TimPengembang/Kesenian/TombolWeb.md)" calcext:value-type="string">
            <text:p>[ TombolWeb ](/wiki/TimPengembang/Kesenian/TombolWeb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Kesenian/Publikasi/</text:p>
          </table:table-cell>
          <table:table-cell table:formula="of:=[.B792]" office:value-type="string" office:string-value="/wiki/TimPengembang/Kesenian/Publikasi/" calcext:value-type="string">
            <text:p>/wiki/TimPengembang/Kesenian/Publikasi/</text:p>
          </table:table-cell>
          <table:table-cell table:formula="of:=&quot;[ &quot;&amp;[.A792]&amp;&quot; ](&quot;&amp;[.C792]&amp;&quot;)&quot;" office:value-type="string" office:string-value="[ /wiki/TimPengembang/Kesenian/Publikasi/ ](/wiki/TimPengembang/Kesenian/Publikasi/)" calcext:value-type="string">
            <text:p>[ /wiki/TimPengembang/Kesenian/Publikasi/ ](/wiki/TimPengembang/Kesenian/Publikasi/)</text:p>
          </table:table-cell>
        </table:table-row>
        <table:table-row table:style-name="ro1">
          <table:table-cell office:value-type="string" calcext:value-type="string">
            <text:p>banner</text:p>
          </table:table-cell>
          <table:table-cell office:value-type="string" calcext:value-type="string">
            <text:p>banner.md</text:p>
          </table:table-cell>
          <table:table-cell table:formula="of:=[.$B$792]&amp;[.B793]" office:value-type="string" office:string-value="/wiki/TimPengembang/Kesenian/Publikasi/banner.md" calcext:value-type="string">
            <text:p>/wiki/TimPengembang/Kesenian/Publikasi/banner.md</text:p>
          </table:table-cell>
          <table:table-cell table:formula="of:=&quot;[ &quot;&amp;[.A793]&amp;&quot; ](&quot;&amp;[.C793]&amp;&quot;)&quot;" office:value-type="string" office:string-value="[ banner ](/wiki/TimPengembang/Kesenian/Publikasi/banner.md)" calcext:value-type="string">
            <text:p>[ banner ](/wiki/TimPengembang/Kesenian/Publikasi/banner.md)</text:p>
          </table:table-cell>
        </table:table-row>
        <table:table-row table:style-name="ro1">
          <table:table-cell office:value-type="string" calcext:value-type="string">
            <text:p>kaos</text:p>
          </table:table-cell>
          <table:table-cell office:value-type="string" calcext:value-type="string">
            <text:p>kaos.md</text:p>
          </table:table-cell>
          <table:table-cell table:formula="of:=[.$B$792]&amp;[.B794]" office:value-type="string" office:string-value="/wiki/TimPengembang/Kesenian/Publikasi/kaos.md" calcext:value-type="string">
            <text:p>/wiki/TimPengembang/Kesenian/Publikasi/kaos.md</text:p>
          </table:table-cell>
          <table:table-cell table:formula="of:=&quot;[ &quot;&amp;[.A794]&amp;&quot; ](&quot;&amp;[.C794]&amp;&quot;)&quot;" office:value-type="string" office:string-value="[ kaos ](/wiki/TimPengembang/Kesenian/Publikasi/kaos.md)" calcext:value-type="string">
            <text:p>[ kaos ](/wiki/TimPengembang/Kesenian/Publikasi/kaos.md)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.md</text:p>
          </table:table-cell>
          <table:table-cell table:formula="of:=[.$B$792]&amp;[.B795]" office:value-type="string" office:string-value="/wiki/TimPengembang/Kesenian/Publikasi/pin.md" calcext:value-type="string">
            <text:p>/wiki/TimPengembang/Kesenian/Publikasi/pin.md</text:p>
          </table:table-cell>
          <table:table-cell table:formula="of:=&quot;[ &quot;&amp;[.A795]&amp;&quot; ](&quot;&amp;[.C795]&amp;&quot;)&quot;" office:value-type="string" office:string-value="[ pin ](/wiki/TimPengembang/Kesenian/Publikasi/pin.md)" calcext:value-type="string">
            <text:p>[ pin ](/wiki/TimPengembang/Kesenian/Publikasi/pin.md)</text:p>
          </table:table-cell>
        </table:table-row>
        <table:table-row table:style-name="ro1">
          <table:table-cell office:value-type="string" calcext:value-type="string">
            <text:p>Publikasi</text:p>
          </table:table-cell>
          <table:table-cell office:value-type="string" calcext:value-type="string">
            <text:p>Publikasi.md</text:p>
          </table:table-cell>
          <table:table-cell table:formula="of:=[.$B$792]&amp;[.B796]" office:value-type="string" office:string-value="/wiki/TimPengembang/Kesenian/Publikasi/Publikasi.md" calcext:value-type="string">
            <text:p>/wiki/TimPengembang/Kesenian/Publikasi/Publikasi.md</text:p>
          </table:table-cell>
          <table:table-cell table:formula="of:=&quot;[ &quot;&amp;[.A796]&amp;&quot; ](&quot;&amp;[.C796]&amp;&quot;)&quot;" office:value-type="string" office:string-value="[ Publikasi ](/wiki/TimPengembang/Kesenian/Publikasi/Publikasi.md)" calcext:value-type="string">
            <text:p>[ Publikasi ](/wiki/TimPengembang/Kesenian/Publikasi/Publikasi.md)</text:p>
          </table:table-cell>
        </table:table-row>
        <table:table-row table:style-name="ro1">
          <table:table-cell office:value-type="string" calcext:value-type="string">
            <text:p>sticker</text:p>
          </table:table-cell>
          <table:table-cell office:value-type="string" calcext:value-type="string">
            <text:p>sticker.md</text:p>
          </table:table-cell>
          <table:table-cell table:formula="of:=[.$B$792]&amp;[.B797]" office:value-type="string" office:string-value="/wiki/TimPengembang/Kesenian/Publikasi/sticker.md" calcext:value-type="string">
            <text:p>/wiki/TimPengembang/Kesenian/Publikasi/sticker.md</text:p>
          </table:table-cell>
          <table:table-cell table:formula="of:=&quot;[ &quot;&amp;[.A797]&amp;&quot; ](&quot;&amp;[.C797]&amp;&quot;)&quot;" office:value-type="string" office:string-value="[ sticker ](/wiki/TimPengembang/Kesenian/Publikasi/sticker.md)" calcext:value-type="string">
            <text:p>[ sticker ](/wiki/TimPengembang/Kesenian/Publikasi/sticke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ManajerRilis/</text:p>
          </table:table-cell>
          <table:table-cell table:formula="of:=[.B799]" office:value-type="string" office:string-value="/wiki/TimPengembang/ManajerRilis/" calcext:value-type="string">
            <text:p>/wiki/TimPengembang/ManajerRilis/</text:p>
          </table:table-cell>
          <table:table-cell table:formula="of:=&quot;[ &quot;&amp;[.A799]&amp;&quot; ](&quot;&amp;[.C799]&amp;&quot;)&quot;" office:value-type="string" office:string-value="[ /wiki/TimPengembang/ManajerRilis/ ](/wiki/TimPengembang/ManajerRilis/)" calcext:value-type="string">
            <text:p>[ /wiki/TimPengembang/ManajerRilis/ ](/wiki/TimPengembang/ManajerRilis/)</text:p>
          </table:table-cell>
        </table:table-row>
        <table:table-row table:style-name="ro1">
          <table:table-cell office:value-type="string" calcext:value-type="string">
            <text:p>ManajerRilis</text:p>
          </table:table-cell>
          <table:table-cell office:value-type="string" calcext:value-type="string">
            <text:p>ManajerRilis.md</text:p>
          </table:table-cell>
          <table:table-cell table:formula="of:=[.$B$799]&amp;[.B800]" office:value-type="string" office:string-value="/wiki/TimPengembang/ManajerRilis/ManajerRilis.md" calcext:value-type="string">
            <text:p>/wiki/TimPengembang/ManajerRilis/ManajerRilis.md</text:p>
          </table:table-cell>
          <table:table-cell table:formula="of:=&quot;[ &quot;&amp;[.A800]&amp;&quot; ](&quot;&amp;[.C800]&amp;&quot;)&quot;" office:value-type="string" office:string-value="[ ManajerRilis ](/wiki/TimPengembang/ManajerRilis/ManajerRilis.md)" calcext:value-type="string">
            <text:p>[ ManajerRilis ](/wiki/TimPengembang/ManajerRilis/ManajerRilis.md)</text:p>
          </table:table-cell>
        </table:table-row>
        <table:table-row table:style-name="ro1">
          <table:table-cell office:value-type="string" calcext:value-type="string">
            <text:p>ProsesRilis</text:p>
          </table:table-cell>
          <table:table-cell office:value-type="string" calcext:value-type="string">
            <text:p>ProsesRilis.md</text:p>
          </table:table-cell>
          <table:table-cell table:formula="of:=[.$B$799]&amp;[.B801]" office:value-type="string" office:string-value="/wiki/TimPengembang/ManajerRilis/ProsesRilis.md" calcext:value-type="string">
            <text:p>/wiki/TimPengembang/ManajerRilis/ProsesRilis.md</text:p>
          </table:table-cell>
          <table:table-cell table:formula="of:=&quot;[ &quot;&amp;[.A801]&amp;&quot; ](&quot;&amp;[.C801]&amp;&quot;)&quot;" office:value-type="string" office:string-value="[ ProsesRilis ](/wiki/TimPengembang/ManajerRilis/ProsesRilis.md)" calcext:value-type="string">
            <text:p>[ ProsesRilis ](/wiki/TimPengembang/ManajerRilis/ProsesRilis.md)</text:p>
          </table:table-cell>
        </table:table-row>
        <table:table-row table:style-name="ro1">
          <table:table-cell office:value-type="string" calcext:value-type="string">
            <text:p>SejarahRilis</text:p>
          </table:table-cell>
          <table:table-cell office:value-type="string" calcext:value-type="string">
            <text:p>SejarahRilis.md</text:p>
          </table:table-cell>
          <table:table-cell table:formula="of:=[.$B$799]&amp;[.B802]" office:value-type="string" office:string-value="/wiki/TimPengembang/ManajerRilis/SejarahRilis.md" calcext:value-type="string">
            <text:p>/wiki/TimPengembang/ManajerRilis/SejarahRilis.md</text:p>
          </table:table-cell>
          <table:table-cell table:formula="of:=&quot;[ &quot;&amp;[.A802]&amp;&quot; ](&quot;&amp;[.C802]&amp;&quot;)&quot;" office:value-type="string" office:string-value="[ SejarahRilis ](/wiki/TimPengembang/ManajerRilis/SejarahRilis.md)" calcext:value-type="string">
            <text:p>[ SejarahRilis ](/wiki/TimPengembang/ManajerRilis/SejarahRilis.md)</text:p>
          </table:table-cell>
        </table:table-row>
        <table:table-row table:style-name="ro1">
          <table:table-cell office:value-type="string" calcext:value-type="string">
            <text:p>TahapanRilis</text:p>
          </table:table-cell>
          <table:table-cell office:value-type="string" calcext:value-type="string">
            <text:p>TahapanRilis.md</text:p>
          </table:table-cell>
          <table:table-cell table:formula="of:=[.$B$799]&amp;[.B803]" office:value-type="string" office:string-value="/wiki/TimPengembang/ManajerRilis/TahapanRilis.md" calcext:value-type="string">
            <text:p>/wiki/TimPengembang/ManajerRilis/TahapanRilis.md</text:p>
          </table:table-cell>
          <table:table-cell table:formula="of:=&quot;[ &quot;&amp;[.A803]&amp;&quot; ](&quot;&amp;[.C803]&amp;&quot;)&quot;" office:value-type="string" office:string-value="[ TahapanRilis ](/wiki/TimPengembang/ManajerRilis/TahapanRilis.md)" calcext:value-type="string">
            <text:p>[ TahapanRilis ](/wiki/TimPengembang/ManajerRilis/TahapanRilis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</text:p>
          </table:table-cell>
          <table:table-cell table:formula="of:=[.B805]" office:value-type="string" office:string-value="/wiki/TimPengembang/Pemaket/" calcext:value-type="string">
            <text:p>/wiki/TimPengembang/Pemaket/</text:p>
          </table:table-cell>
          <table:table-cell table:formula="of:=&quot;[ &quot;&amp;[.A805]&amp;&quot; ](&quot;&amp;[.C805]&amp;&quot;)&quot;" office:value-type="string" office:string-value="[ /wiki/TimPengembang/Pemaket/ ](/wiki/TimPengembang/Pemaket/)" calcext:value-type="string">
            <text:p>[ /wiki/TimPengembang/Pemaket/ ](/wiki/TimPengembang/Pemaket/)</text:p>
          </table:table-cell>
        </table:table-row>
        <table:table-row table:style-name="ro1">
          <table:table-cell table:number-columns-repeated="2" office:value-type="string" calcext:value-type="string">
            <text:p>BibitPaket</text:p>
          </table:table-cell>
          <table:table-cell table:formula="of:=[.$B$805]&amp;[.B806]" office:value-type="string" office:string-value="/wiki/TimPengembang/Pemaket/BibitPaket" calcext:value-type="string">
            <text:p>/wiki/TimPengembang/Pemaket/BibitPaket</text:p>
          </table:table-cell>
          <table:table-cell table:formula="of:=&quot;[ &quot;&amp;[.A806]&amp;&quot; ](&quot;&amp;[.C806]&amp;&quot;)&quot;" office:value-type="string" office:string-value="[ BibitPaket ](/wiki/TimPengembang/Pemaket/BibitPaket)" calcext:value-type="string">
            <text:p>[ BibitPaket ](/wiki/TimPengembang/Pemaket/BibitPaket)</text:p>
          </table:table-cell>
        </table:table-row>
        <table:table-row table:style-name="ro1">
          <table:table-cell table:number-columns-repeated="2" office:value-type="string" calcext:value-type="string">
            <text:p>Komponen</text:p>
          </table:table-cell>
          <table:table-cell table:formula="of:=[.$B$805]&amp;[.B807]" office:value-type="string" office:string-value="/wiki/TimPengembang/Pemaket/Komponen" calcext:value-type="string">
            <text:p>/wiki/TimPengembang/Pemaket/Komponen</text:p>
          </table:table-cell>
          <table:table-cell table:formula="of:=&quot;[ &quot;&amp;[.A807]&amp;&quot; ](&quot;&amp;[.C807]&amp;&quot;)&quot;" office:value-type="string" office:string-value="[ Komponen ](/wiki/TimPengembang/Pemaket/Komponen)" calcext:value-type="string">
            <text:p>[ Komponen ](/wiki/TimPengembang/Pemaket/Komponen)</text:p>
          </table:table-cell>
        </table:table-row>
        <table:table-row table:style-name="ro1">
          <table:table-cell table:number-columns-repeated="2" office:value-type="string" calcext:value-type="string">
            <text:p>Panduan</text:p>
          </table:table-cell>
          <table:table-cell table:formula="of:=[.$B$805]&amp;[.B808]" office:value-type="string" office:string-value="/wiki/TimPengembang/Pemaket/Panduan" calcext:value-type="string">
            <text:p>/wiki/TimPengembang/Pemaket/Panduan</text:p>
          </table:table-cell>
          <table:table-cell table:formula="of:=&quot;[ &quot;&amp;[.A808]&amp;&quot; ](&quot;&amp;[.C808]&amp;&quot;)&quot;" office:value-type="string" office:string-value="[ Panduan ](/wiki/TimPengembang/Pemaket/Panduan)" calcext:value-type="string">
            <text:p>[ Panduan ](/wiki/TimPengembang/Pemaket/Panduan)</text:p>
          </table:table-cell>
        </table:table-row>
        <table:table-row table:style-name="ro1">
          <table:table-cell table:number-columns-repeated="2" office:value-type="string" calcext:value-type="string">
            <text:p>PanduanPaketImpor</text:p>
          </table:table-cell>
          <table:table-cell table:formula="of:=[.$B$805]&amp;[.B809]" office:value-type="string" office:string-value="/wiki/TimPengembang/Pemaket/PanduanPaketImpor" calcext:value-type="string">
            <text:p>/wiki/TimPengembang/Pemaket/PanduanPaketImpor</text:p>
          </table:table-cell>
          <table:table-cell table:formula="of:=&quot;[ &quot;&amp;[.A809]&amp;&quot; ](&quot;&amp;[.C809]&amp;&quot;)&quot;" office:value-type="string" office:string-value="[ PanduanPaketImpor ](/wiki/TimPengembang/Pemaket/PanduanPaketImpor)" calcext:value-type="string">
            <text:p>[ PanduanPaketImpor ](/wiki/TimPengembang/Pemaket/PanduanPaketImpor)</text:p>
          </table:table-cell>
        </table:table-row>
        <table:table-row table:style-name="ro1">
          <table:table-cell table:number-columns-repeated="2" office:value-type="string" calcext:value-type="string">
            <text:p>Perkembangan</text:p>
          </table:table-cell>
          <table:table-cell table:formula="of:=[.$B$805]&amp;[.B810]" office:value-type="string" office:string-value="/wiki/TimPengembang/Pemaket/Perkembangan" calcext:value-type="string">
            <text:p>/wiki/TimPengembang/Pemaket/Perkembangan</text:p>
          </table:table-cell>
          <table:table-cell table:formula="of:=&quot;[ &quot;&amp;[.A810]&amp;&quot; ](&quot;&amp;[.C810]&amp;&quot;)&quot;" office:value-type="string" office:string-value="[ Perkembangan ](/wiki/TimPengembang/Pemaket/Perkembangan)" calcext:value-type="string">
            <text:p>[ Perkembangan ](/wiki/TimPengembang/Pemaket/Perkembangan)</text:p>
          </table:table-cell>
        </table:table-row>
        <table:table-row table:style-name="ro1">
          <table:table-cell table:number-columns-repeated="2" office:value-type="string" calcext:value-type="string">
            <text:p>Tutorial</text:p>
          </table:table-cell>
          <table:table-cell table:formula="of:=[.$B$805]&amp;[.B811]" office:value-type="string" office:string-value="/wiki/TimPengembang/Pemaket/Tutorial" calcext:value-type="string">
            <text:p>/wiki/TimPengembang/Pemaket/Tutorial</text:p>
          </table:table-cell>
          <table:table-cell table:formula="of:=&quot;[ &quot;&amp;[.A811]&amp;&quot; ](&quot;&amp;[.C811]&amp;&quot;)&quot;" office:value-type="string" office:string-value="[ Tutorial ](/wiki/TimPengembang/Pemaket/Tutorial)" calcext:value-type="string">
            <text:p>[ Tutorial ](/wiki/TimPengembang/Pemaket/Tutorial)</text:p>
          </table:table-cell>
        </table:table-row>
        <table:table-row table:style-name="ro1">
          <table:table-cell office:value-type="string" calcext:value-type="string">
            <text:p>AlamatSurelPemaket</text:p>
          </table:table-cell>
          <table:table-cell office:value-type="string" calcext:value-type="string">
            <text:p>AlamatSurelPemaket.md</text:p>
          </table:table-cell>
          <table:table-cell table:formula="of:=[.$B$805]&amp;[.B812]" office:value-type="string" office:string-value="/wiki/TimPengembang/Pemaket/AlamatSurelPemaket.md" calcext:value-type="string">
            <text:p>/wiki/TimPengembang/Pemaket/AlamatSurelPemaket.md</text:p>
          </table:table-cell>
          <table:table-cell table:formula="of:=&quot;[ &quot;&amp;[.A812]&amp;&quot; ](&quot;&amp;[.C812]&amp;&quot;)&quot;" office:value-type="string" office:string-value="[ AlamatSurelPemaket ](/wiki/TimPengembang/Pemaket/AlamatSurelPemaket.md)" calcext:value-type="string">
            <text:p>[ AlamatSurelPemaket ](/wiki/TimPengembang/Pemaket/AlamatSurelPemaket.md)</text:p>
          </table:table-cell>
        </table:table-row>
        <table:table-row table:style-name="ro1">
          <table:table-cell office:value-type="string" calcext:value-type="string">
            <text:p>DaftarPaketImpor</text:p>
          </table:table-cell>
          <table:table-cell office:value-type="string" calcext:value-type="string">
            <text:p>DaftarPaketImpor.md</text:p>
          </table:table-cell>
          <table:table-cell table:formula="of:=[.$B$805]&amp;[.B813]" office:value-type="string" office:string-value="/wiki/TimPengembang/Pemaket/DaftarPaketImpor.md" calcext:value-type="string">
            <text:p>/wiki/TimPengembang/Pemaket/DaftarPaketImpor.md</text:p>
          </table:table-cell>
          <table:table-cell table:formula="of:=&quot;[ &quot;&amp;[.A813]&amp;&quot; ](&quot;&amp;[.C813]&amp;&quot;)&quot;" office:value-type="string" office:string-value="[ DaftarPaketImpor ](/wiki/TimPengembang/Pemaket/DaftarPaketImpor.md)" calcext:value-type="string">
            <text:p>[ DaftarPaketImpor ](/wiki/TimPengembang/Pemaket/DaftarPaketImpor.md)</text:p>
          </table:table-cell>
        </table:table-row>
        <table:table-row table:style-name="ro1">
          <table:table-cell office:value-type="string" calcext:value-type="string">
            <text:p>DaftarPaketKhas</text:p>
          </table:table-cell>
          <table:table-cell office:value-type="string" calcext:value-type="string">
            <text:p>DaftarPaketKhas.md</text:p>
          </table:table-cell>
          <table:table-cell table:formula="of:=[.$B$805]&amp;[.B814]" office:value-type="string" office:string-value="/wiki/TimPengembang/Pemaket/DaftarPaketKhas.md" calcext:value-type="string">
            <text:p>/wiki/TimPengembang/Pemaket/DaftarPaketKhas.md</text:p>
          </table:table-cell>
          <table:table-cell table:formula="of:=&quot;[ &quot;&amp;[.A814]&amp;&quot; ](&quot;&amp;[.C814]&amp;&quot;)&quot;" office:value-type="string" office:string-value="[ DaftarPaketKhas ](/wiki/TimPengembang/Pemaket/DaftarPaketKhas.md)" calcext:value-type="string">
            <text:p>[ DaftarPaketKhas ](/wiki/TimPengembang/Pemaket/DaftarPaketKhas.md)</text:p>
          </table:table-cell>
        </table:table-row>
        <table:table-row table:style-name="ro1">
          <table:table-cell office:value-type="string" calcext:value-type="string">
            <text:p>Debtree</text:p>
          </table:table-cell>
          <table:table-cell office:value-type="string" calcext:value-type="string">
            <text:p>Debtree.md</text:p>
          </table:table-cell>
          <table:table-cell table:formula="of:=[.$B$805]&amp;[.B815]" office:value-type="string" office:string-value="/wiki/TimPengembang/Pemaket/Debtree.md" calcext:value-type="string">
            <text:p>/wiki/TimPengembang/Pemaket/Debtree.md</text:p>
          </table:table-cell>
          <table:table-cell table:formula="of:=&quot;[ &quot;&amp;[.A815]&amp;&quot; ](&quot;&amp;[.C815]&amp;&quot;)&quot;" office:value-type="string" office:string-value="[ Debtree ](/wiki/TimPengembang/Pemaket/Debtree.md)" calcext:value-type="string">
            <text:p>[ Debtree ](/wiki/TimPengembang/Pemaket/Debtree.md)</text:p>
          </table:table-cell>
        </table:table-row>
        <table:table-row table:style-name="ro1">
          <table:table-cell office:value-type="string" calcext:value-type="string">
            <text:p>dep5</text:p>
          </table:table-cell>
          <table:table-cell office:value-type="string" calcext:value-type="string">
            <text:p>dep5.md</text:p>
          </table:table-cell>
          <table:table-cell table:formula="of:=[.$B$805]&amp;[.B816]" office:value-type="string" office:string-value="/wiki/TimPengembang/Pemaket/dep5.md" calcext:value-type="string">
            <text:p>/wiki/TimPengembang/Pemaket/dep5.md</text:p>
          </table:table-cell>
          <table:table-cell table:formula="of:=&quot;[ &quot;&amp;[.A816]&amp;&quot; ](&quot;&amp;[.C816]&amp;&quot;)&quot;" office:value-type="string" office:string-value="[ dep5 ](/wiki/TimPengembang/Pemaket/dep5.md)" calcext:value-type="string">
            <text:p>[ dep5 ](/wiki/TimPengembang/Pemaket/dep5.md)</text:p>
          </table:table-cell>
        </table:table-row>
        <table:table-row table:style-name="ro1">
          <table:table-cell office:value-type="string" calcext:value-type="string">
            <text:p>gfxboot-theme-dist</text:p>
          </table:table-cell>
          <table:table-cell office:value-type="string" calcext:value-type="string">
            <text:p>gfxboot-theme-dist.md</text:p>
          </table:table-cell>
          <table:table-cell table:formula="of:=[.$B$805]&amp;[.B817]" office:value-type="string" office:string-value="/wiki/TimPengembang/Pemaket/gfxboot-theme-dist.md" calcext:value-type="string">
            <text:p>/wiki/TimPengembang/Pemaket/gfxboot-theme-dist.md</text:p>
          </table:table-cell>
          <table:table-cell table:formula="of:=&quot;[ &quot;&amp;[.A817]&amp;&quot; ](&quot;&amp;[.C817]&amp;&quot;)&quot;" office:value-type="string" office:string-value="[ gfxboot-theme-dist ](/wiki/TimPengembang/Pemaket/gfxboot-theme-dist.md)" calcext:value-type="string">
            <text:p>[ gfxboot-theme-dist ](/wiki/TimPengembang/Pemaket/gfxboot-theme-dist.md)</text:p>
          </table:table-cell>
        </table:table-row>
        <table:table-row table:style-name="ro1">
          <table:table-cell office:value-type="string" calcext:value-type="string">
            <text:p>KurikulumPemaket</text:p>
          </table:table-cell>
          <table:table-cell office:value-type="string" calcext:value-type="string">
            <text:p>KurikulumPemaket.md</text:p>
          </table:table-cell>
          <table:table-cell table:formula="of:=[.$B$805]&amp;[.B818]" office:value-type="string" office:string-value="/wiki/TimPengembang/Pemaket/KurikulumPemaket.md" calcext:value-type="string">
            <text:p>/wiki/TimPengembang/Pemaket/KurikulumPemaket.md</text:p>
          </table:table-cell>
          <table:table-cell table:formula="of:=&quot;[ &quot;&amp;[.A818]&amp;&quot; ](&quot;&amp;[.C818]&amp;&quot;)&quot;" office:value-type="string" office:string-value="[ KurikulumPemaket ](/wiki/TimPengembang/Pemaket/KurikulumPemaket.md)" calcext:value-type="string">
            <text:p>[ KurikulumPemaket ](/wiki/TimPengembang/Pemaket/KurikulumPemaket.md)</text:p>
          </table:table-cell>
        </table:table-row>
        <table:table-row table:style-name="ro1">
          <table:table-cell office:value-type="string" calcext:value-type="string">
            <text:p>LogsPertemuanPemaket</text:p>
          </table:table-cell>
          <table:table-cell office:value-type="string" calcext:value-type="string">
            <text:p>LogsPertemuanPemaket.md</text:p>
          </table:table-cell>
          <table:table-cell table:formula="of:=[.$B$805]&amp;[.B819]" office:value-type="string" office:string-value="/wiki/TimPengembang/Pemaket/LogsPertemuanPemaket.md" calcext:value-type="string">
            <text:p>/wiki/TimPengembang/Pemaket/LogsPertemuanPemaket.md</text:p>
          </table:table-cell>
          <table:table-cell table:formula="of:=&quot;[ &quot;&amp;[.A819]&amp;&quot; ](&quot;&amp;[.C819]&amp;&quot;)&quot;" office:value-type="string" office:string-value="[ LogsPertemuanPemaket ](/wiki/TimPengembang/Pemaket/LogsPertemuanPemaket.md)" calcext:value-type="string">
            <text:p>[ LogsPertemuanPemaket ](/wiki/TimPengembang/Pemaket/LogsPertemuanPemaket.md)</text:p>
          </table:table-cell>
        </table:table-row>
        <table:table-row table:style-name="ro1">
          <table:table-cell office:value-type="string" calcext:value-type="string">
            <text:p>MasalahYangSeringDihadapi</text:p>
          </table:table-cell>
          <table:table-cell office:value-type="string" calcext:value-type="string">
            <text:p>MasalahYangSeringDihadapi.md</text:p>
          </table:table-cell>
          <table:table-cell table:formula="of:=[.$B$805]&amp;[.B820]" office:value-type="string" office:string-value="/wiki/TimPengembang/Pemaket/MasalahYangSeringDihadapi.md" calcext:value-type="string">
            <text:p>/wiki/TimPengembang/Pemaket/MasalahYangSeringDihadapi.md</text:p>
          </table:table-cell>
          <table:table-cell table:formula="of:=&quot;[ &quot;&amp;[.A820]&amp;&quot; ](&quot;&amp;[.C820]&amp;&quot;)&quot;" office:value-type="string" office:string-value="[ MasalahYangSeringDihadapi ](/wiki/TimPengembang/Pemaket/MasalahYangSeringDihadapi.md)" calcext:value-type="string">
            <text:p>[ MasalahYangSeringDihadapi ](/wiki/TimPengembang/Pemaket/MasalahYangSeringDihadapi.md)</text:p>
          </table:table-cell>
        </table:table-row>
        <table:table-row table:style-name="ro1">
          <table:table-cell office:value-type="string" calcext:value-type="string">
            <text:p>MelihatPerubahanPaketImpor</text:p>
          </table:table-cell>
          <table:table-cell office:value-type="string" calcext:value-type="string">
            <text:p>MelihatPerubahanPaketImpor.md</text:p>
          </table:table-cell>
          <table:table-cell table:formula="of:=[.$B$805]&amp;[.B821]" office:value-type="string" office:string-value="/wiki/TimPengembang/Pemaket/MelihatPerubahanPaketImpor.md" calcext:value-type="string">
            <text:p>/wiki/TimPengembang/Pemaket/MelihatPerubahanPaketImpor.md</text:p>
          </table:table-cell>
          <table:table-cell table:formula="of:=&quot;[ &quot;&amp;[.A821]&amp;&quot; ](&quot;&amp;[.C821]&amp;&quot;)&quot;" office:value-type="string" office:string-value="[ MelihatPerubahanPaketImpor ](/wiki/TimPengembang/Pemaket/MelihatPerubahanPaketImpor.md)" calcext:value-type="string">
            <text:p>[ MelihatPerubahanPaketImpor ](/wiki/TimPengembang/Pemaket/MelihatPerubahanPaketImpor.md)</text:p>
          </table:table-cell>
        </table:table-row>
        <table:table-row table:style-name="ro1">
          <table:table-cell office:value-type="string" calcext:value-type="string">
            <text:p>MembuatPaketDebian</text:p>
          </table:table-cell>
          <table:table-cell office:value-type="string" calcext:value-type="string">
            <text:p>MembuatPaketDebian.md</text:p>
          </table:table-cell>
          <table:table-cell table:formula="of:=[.$B$805]&amp;[.B822]" office:value-type="string" office:string-value="/wiki/TimPengembang/Pemaket/MembuatPaketDebian.md" calcext:value-type="string">
            <text:p>/wiki/TimPengembang/Pemaket/MembuatPaketDebian.md</text:p>
          </table:table-cell>
          <table:table-cell table:formula="of:=&quot;[ &quot;&amp;[.A822]&amp;&quot; ](&quot;&amp;[.C822]&amp;&quot;)&quot;" office:value-type="string" office:string-value="[ MembuatPaketDebian ](/wiki/TimPengembang/Pemaket/MembuatPaketDebian.md)" calcext:value-type="string">
            <text:p>[ MembuatPaketDebian ](/wiki/TimPengembang/Pemaket/MembuatPaketDebian.md)</text:p>
          </table:table-cell>
        </table:table-row>
        <table:table-row table:style-name="ro1">
          <table:table-cell office:value-type="string" calcext:value-type="string">
            <text:p>MenanganiPaketImpor</text:p>
          </table:table-cell>
          <table:table-cell office:value-type="string" calcext:value-type="string">
            <text:p>MenanganiPaketImpor.md</text:p>
          </table:table-cell>
          <table:table-cell table:formula="of:=[.$B$805]&amp;[.B823]" office:value-type="string" office:string-value="/wiki/TimPengembang/Pemaket/MenanganiPaketImpor.md" calcext:value-type="string">
            <text:p>/wiki/TimPengembang/Pemaket/MenanganiPaketImpor.md</text:p>
          </table:table-cell>
          <table:table-cell table:formula="of:=&quot;[ &quot;&amp;[.A823]&amp;&quot; ](&quot;&amp;[.C823]&amp;&quot;)&quot;" office:value-type="string" office:string-value="[ MenanganiPaketImpor ](/wiki/TimPengembang/Pemaket/MenanganiPaketImpor.md)" calcext:value-type="string">
            <text:p>[ MenanganiPaketImpor ](/wiki/TimPengembang/Pemaket/MenanganiPaketImpor.md)</text:p>
          </table:table-cell>
        </table:table-row>
        <table:table-row table:style-name="ro1">
          <table:table-cell office:value-type="string" calcext:value-type="string">
            <text:p>MenanganiPaketRestricted</text:p>
          </table:table-cell>
          <table:table-cell office:value-type="string" calcext:value-type="string">
            <text:p>MenanganiPaketRestricted.md</text:p>
          </table:table-cell>
          <table:table-cell table:formula="of:=[.$B$805]&amp;[.B824]" office:value-type="string" office:string-value="/wiki/TimPengembang/Pemaket/MenanganiPaketRestricted.md" calcext:value-type="string">
            <text:p>/wiki/TimPengembang/Pemaket/MenanganiPaketRestricted.md</text:p>
          </table:table-cell>
          <table:table-cell table:formula="of:=&quot;[ &quot;&amp;[.A824]&amp;&quot; ](&quot;&amp;[.C824]&amp;&quot;)&quot;" office:value-type="string" office:string-value="[ MenanganiPaketRestricted ](/wiki/TimPengembang/Pemaket/MenanganiPaketRestricted.md)" calcext:value-type="string">
            <text:p>[ MenanganiPaketRestricted ](/wiki/TimPengembang/Pemaket/MenanganiPaketRestricted.md)</text:p>
          </table:table-cell>
        </table:table-row>
        <table:table-row table:style-name="ro1">
          <table:table-cell office:value-type="string" calcext:value-type="string">
            <text:p>MengirimPaketKePabrik</text:p>
          </table:table-cell>
          <table:table-cell office:value-type="string" calcext:value-type="string">
            <text:p>MengirimPaketKePabrik.md</text:p>
          </table:table-cell>
          <table:table-cell table:formula="of:=[.$B$805]&amp;[.B825]" office:value-type="string" office:string-value="/wiki/TimPengembang/Pemaket/MengirimPaketKePabrik.md" calcext:value-type="string">
            <text:p>/wiki/TimPengembang/Pemaket/MengirimPaketKePabrik.md</text:p>
          </table:table-cell>
          <table:table-cell table:formula="of:=&quot;[ &quot;&amp;[.A825]&amp;&quot; ](&quot;&amp;[.C825]&amp;&quot;)&quot;" office:value-type="string" office:string-value="[ MengirimPaketKePabrik ](/wiki/TimPengembang/Pemaket/MengirimPaketKePabrik.md)" calcext:value-type="string">
            <text:p>[ MengirimPaketKePabrik ](/wiki/TimPengembang/Pemaket/MengirimPaketKePabrik.md)</text:p>
          </table:table-cell>
        </table:table-row>
        <table:table-row table:style-name="ro1">
          <table:table-cell office:value-type="string" calcext:value-type="string">
            <text:p>PaketImporRobot</text:p>
          </table:table-cell>
          <table:table-cell office:value-type="string" calcext:value-type="string">
            <text:p>PaketImporRobot.md</text:p>
          </table:table-cell>
          <table:table-cell table:formula="of:=[.$B$805]&amp;[.B826]" office:value-type="string" office:string-value="/wiki/TimPengembang/Pemaket/PaketImporRobot.md" calcext:value-type="string">
            <text:p>/wiki/TimPengembang/Pemaket/PaketImporRobot.md</text:p>
          </table:table-cell>
          <table:table-cell table:formula="of:=&quot;[ &quot;&amp;[.A826]&amp;&quot; ](&quot;&amp;[.C826]&amp;&quot;)&quot;" office:value-type="string" office:string-value="[ PaketImporRobot ](/wiki/TimPengembang/Pemaket/PaketImporRobot.md)" calcext:value-type="string">
            <text:p>[ PaketImporRobot ](/wiki/TimPengembang/Pemaket/PaketImporRobot.md)</text:p>
          </table:table-cell>
        </table:table-row>
        <table:table-row table:style-name="ro1">
          <table:table-cell office:value-type="string" calcext:value-type="string">
            <text:p>PanduanMengirimPaketKePabrikPaketVersi1</text:p>
          </table:table-cell>
          <table:table-cell office:value-type="string" calcext:value-type="string">
            <text:p>PanduanMengirimPaketKePabrikPaketVersi1.md</text:p>
          </table:table-cell>
          <table:table-cell table:formula="of:=[.$B$805]&amp;[.B827]" office:value-type="string" office:string-value="/wiki/TimPengembang/Pemaket/PanduanMengirimPaketKePabrikPaketVersi1.md" calcext:value-type="string">
            <text:p>/wiki/TimPengembang/Pemaket/PanduanMengirimPaketKePabrikPaketVersi1.md</text:p>
          </table:table-cell>
          <table:table-cell table:formula="of:=&quot;[ &quot;&amp;[.A827]&amp;&quot; ](&quot;&amp;[.C827]&amp;&quot;)&quot;" office:value-type="string" office:string-value="[ PanduanMengirimPaketKePabrikPaketVersi1 ](/wiki/TimPengembang/Pemaket/PanduanMengirimPaketKePabrikPaketVersi1.md)" calcext:value-type="string">
            <text:p>[ PanduanMengirimPaketKePabrikPaketVersi1 ](/wiki/TimPengembang/Pemaket/PanduanMengirimPaketKePabrikPaketVersi1.md)</text:p>
          </table:table-cell>
        </table:table-row>
        <table:table-row table:style-name="ro1">
          <table:table-cell office:value-type="string" calcext:value-type="string">
            <text:p>PanduanPaketFonts</text:p>
          </table:table-cell>
          <table:table-cell office:value-type="string" calcext:value-type="string">
            <text:p>PanduanPaketFonts.md</text:p>
          </table:table-cell>
          <table:table-cell table:formula="of:=[.$B$805]&amp;[.B828]" office:value-type="string" office:string-value="/wiki/TimPengembang/Pemaket/PanduanPaketFonts.md" calcext:value-type="string">
            <text:p>/wiki/TimPengembang/Pemaket/PanduanPaketFonts.md</text:p>
          </table:table-cell>
          <table:table-cell table:formula="of:=&quot;[ &quot;&amp;[.A828]&amp;&quot; ](&quot;&amp;[.C828]&amp;&quot;)&quot;" office:value-type="string" office:string-value="[ PanduanPaketFonts ](/wiki/TimPengembang/Pemaket/PanduanPaketFonts.md)" calcext:value-type="string">
            <text:p>[ PanduanPaketFonts ](/wiki/TimPengembang/Pemaket/PanduanPaketFonts.md)</text:p>
          </table:table-cell>
        </table:table-row>
        <table:table-row table:style-name="ro1">
          <table:table-cell office:value-type="string" calcext:value-type="string">
            <text:p>PanduanPaketKhasBlankOnAvatar</text:p>
          </table:table-cell>
          <table:table-cell office:value-type="string" calcext:value-type="string">
            <text:p>PanduanPaketKhasBlankOnAvatar.md</text:p>
          </table:table-cell>
          <table:table-cell table:formula="of:=[.$B$805]&amp;[.B829]" office:value-type="string" office:string-value="/wiki/TimPengembang/Pemaket/PanduanPaketKhasBlankOnAvatar.md" calcext:value-type="string">
            <text:p>/wiki/TimPengembang/Pemaket/PanduanPaketKhasBlankOnAvatar.md</text:p>
          </table:table-cell>
          <table:table-cell table:formula="of:=&quot;[ &quot;&amp;[.A829]&amp;&quot; ](&quot;&amp;[.C829]&amp;&quot;)&quot;" office:value-type="string" office:string-value="[ PanduanPaketKhasBlankOnAvatar ](/wiki/TimPengembang/Pemaket/PanduanPaketKhasBlankOnAvatar.md)" calcext:value-type="string">
            <text:p>[ PanduanPaketKhasBlankOnAvatar ](/wiki/TimPengembang/Pemaket/PanduanPaketKhasBlankOnAvatar.md)</text:p>
          </table:table-cell>
        </table:table-row>
        <table:table-row table:style-name="ro1">
          <table:table-cell office:value-type="string" calcext:value-type="string">
            <text:p>PanduanPaketKhasBlankOnBranding</text:p>
          </table:table-cell>
          <table:table-cell office:value-type="string" calcext:value-type="string">
            <text:p>PanduanPaketKhasBlankOnBranding.md</text:p>
          </table:table-cell>
          <table:table-cell table:formula="of:=[.$B$805]&amp;[.B830]" office:value-type="string" office:string-value="/wiki/TimPengembang/Pemaket/PanduanPaketKhasBlankOnBranding.md" calcext:value-type="string">
            <text:p>/wiki/TimPengembang/Pemaket/PanduanPaketKhasBlankOnBranding.md</text:p>
          </table:table-cell>
          <table:table-cell table:formula="of:=&quot;[ &quot;&amp;[.A830]&amp;&quot; ](&quot;&amp;[.C830]&amp;&quot;)&quot;" office:value-type="string" office:string-value="[ PanduanPaketKhasBlankOnBranding ](/wiki/TimPengembang/Pemaket/PanduanPaketKhasBlankOnBranding.md)" calcext:value-type="string">
            <text:p>[ PanduanPaketKhasBlankOnBranding ](/wiki/TimPengembang/Pemaket/PanduanPaketKhasBlankOnBranding.md)</text:p>
          </table:table-cell>
        </table:table-row>
        <table:table-row table:style-name="ro1">
          <table:table-cell office:value-type="string" calcext:value-type="string">
            <text:p>PanduanPaketKhasBlankOnDesktop</text:p>
          </table:table-cell>
          <table:table-cell office:value-type="string" calcext:value-type="string">
            <text:p>PanduanPaketKhasBlankOnDesktop.md</text:p>
          </table:table-cell>
          <table:table-cell table:formula="of:=[.$B$805]&amp;[.B831]" office:value-type="string" office:string-value="/wiki/TimPengembang/Pemaket/PanduanPaketKhasBlankOnDesktop.md" calcext:value-type="string">
            <text:p>/wiki/TimPengembang/Pemaket/PanduanPaketKhasBlankOnDesktop.md</text:p>
          </table:table-cell>
          <table:table-cell table:formula="of:=&quot;[ &quot;&amp;[.A831]&amp;&quot; ](&quot;&amp;[.C831]&amp;&quot;)&quot;" office:value-type="string" office:string-value="[ PanduanPaketKhasBlankOnDesktop ](/wiki/TimPengembang/Pemaket/PanduanPaketKhasBlankOnDesktop.md)" calcext:value-type="string">
            <text:p>[ PanduanPaketKhasBlankOnDesktop ](/wiki/TimPengembang/Pemaket/PanduanPaketKhasBlankOnDesktop.md)</text:p>
          </table:table-cell>
        </table:table-row>
        <table:table-row table:style-name="ro1">
          <table:table-cell office:value-type="string" calcext:value-type="string">
            <text:p>PanduanPaketKhasBlankOnThemeGreeter</text:p>
          </table:table-cell>
          <table:table-cell office:value-type="string" calcext:value-type="string">
            <text:p>PanduanPaketKhasBlankOnThemeGreeter.md</text:p>
          </table:table-cell>
          <table:table-cell table:formula="of:=[.$B$805]&amp;[.B832]" office:value-type="string" office:string-value="/wiki/TimPengembang/Pemaket/PanduanPaketKhasBlankOnThemeGreeter.md" calcext:value-type="string">
            <text:p>/wiki/TimPengembang/Pemaket/PanduanPaketKhasBlankOnThemeGreeter.md</text:p>
          </table:table-cell>
          <table:table-cell table:formula="of:=&quot;[ &quot;&amp;[.A832]&amp;&quot; ](&quot;&amp;[.C832]&amp;&quot;)&quot;" office:value-type="string" office:string-value="[ PanduanPaketKhasBlankOnThemeGreeter ](/wiki/TimPengembang/Pemaket/PanduanPaketKhasBlankOnThemeGreeter.md)" calcext:value-type="string">
            <text:p>[ PanduanPaketKhasBlankOnThemeGreeter ](/wiki/TimPengembang/Pemaket/PanduanPaketKhasBlankOnThemeGreeter.md)</text:p>
          </table:table-cell>
        </table:table-row>
        <table:table-row table:style-name="ro1">
          <table:table-cell office:value-type="string" calcext:value-type="string">
            <text:p>PanduanPaketKhasBlankOnWallpapers</text:p>
          </table:table-cell>
          <table:table-cell office:value-type="string" calcext:value-type="string">
            <text:p>PanduanPaketKhasBlankOnWallpapers.md</text:p>
          </table:table-cell>
          <table:table-cell table:formula="of:=[.$B$805]&amp;[.B833]" office:value-type="string" office:string-value="/wiki/TimPengembang/Pemaket/PanduanPaketKhasBlankOnWallpapers.md" calcext:value-type="string">
            <text:p>/wiki/TimPengembang/Pemaket/PanduanPaketKhasBlankOnWallpapers.md</text:p>
          </table:table-cell>
          <table:table-cell table:formula="of:=&quot;[ &quot;&amp;[.A833]&amp;&quot; ](&quot;&amp;[.C833]&amp;&quot;)&quot;" office:value-type="string" office:string-value="[ PanduanPaketKhasBlankOnWallpapers ](/wiki/TimPengembang/Pemaket/PanduanPaketKhasBlankOnWallpapers.md)" calcext:value-type="string">
            <text:p>[ PanduanPaketKhasBlankOnWallpapers ](/wiki/TimPengembang/Pemaket/PanduanPaketKhasBlankOnWallpapers.md)</text:p>
          </table:table-cell>
        </table:table-row>
        <table:table-row table:style-name="ro1">
          <table:table-cell office:value-type="string" calcext:value-type="string">
            <text:p>PanduanPaketKhasBromoTheme</text:p>
          </table:table-cell>
          <table:table-cell office:value-type="string" calcext:value-type="string">
            <text:p>PanduanPaketKhasBromoTheme.md</text:p>
          </table:table-cell>
          <table:table-cell table:formula="of:=[.$B$805]&amp;[.B834]" office:value-type="string" office:string-value="/wiki/TimPengembang/Pemaket/PanduanPaketKhasBromoTheme.md" calcext:value-type="string">
            <text:p>/wiki/TimPengembang/Pemaket/PanduanPaketKhasBromoTheme.md</text:p>
          </table:table-cell>
          <table:table-cell table:formula="of:=&quot;[ &quot;&amp;[.A834]&amp;&quot; ](&quot;&amp;[.C834]&amp;&quot;)&quot;" office:value-type="string" office:string-value="[ PanduanPaketKhasBromoTheme ](/wiki/TimPengembang/Pemaket/PanduanPaketKhasBromoTheme.md)" calcext:value-type="string">
            <text:p>[ PanduanPaketKhasBromoTheme ](/wiki/TimPengembang/Pemaket/PanduanPaketKhasBromoTheme.md)</text:p>
          </table:table-cell>
        </table:table-row>
        <table:table-row table:style-name="ro1">
          <table:table-cell office:value-type="string" calcext:value-type="string">
            <text:p>PanduanPaketKhasMaleo</text:p>
          </table:table-cell>
          <table:table-cell office:value-type="string" calcext:value-type="string">
            <text:p>PanduanPaketKhasMaleo.md</text:p>
          </table:table-cell>
          <table:table-cell table:formula="of:=[.$B$805]&amp;[.B835]" office:value-type="string" office:string-value="/wiki/TimPengembang/Pemaket/PanduanPaketKhasMaleo.md" calcext:value-type="string">
            <text:p>/wiki/TimPengembang/Pemaket/PanduanPaketKhasMaleo.md</text:p>
          </table:table-cell>
          <table:table-cell table:formula="of:=&quot;[ &quot;&amp;[.A835]&amp;&quot; ](&quot;&amp;[.C835]&amp;&quot;)&quot;" office:value-type="string" office:string-value="[ PanduanPaketKhasMaleo ](/wiki/TimPengembang/Pemaket/PanduanPaketKhasMaleo.md)" calcext:value-type="string">
            <text:p>[ PanduanPaketKhasMaleo ](/wiki/TimPengembang/Pemaket/PanduanPaketKhasMaleo.md)</text:p>
          </table:table-cell>
        </table:table-row>
        <table:table-row table:style-name="ro1">
          <table:table-cell office:value-type="string" calcext:value-type="string">
            <text:p>PanduanPaketKhasManokwari</text:p>
          </table:table-cell>
          <table:table-cell office:value-type="string" calcext:value-type="string">
            <text:p>PanduanPaketKhasManokwari.md</text:p>
          </table:table-cell>
          <table:table-cell table:formula="of:=[.$B$805]&amp;[.B836]" office:value-type="string" office:string-value="/wiki/TimPengembang/Pemaket/PanduanPaketKhasManokwari.md" calcext:value-type="string">
            <text:p>/wiki/TimPengembang/Pemaket/PanduanPaketKhasManokwari.md</text:p>
          </table:table-cell>
          <table:table-cell table:formula="of:=&quot;[ &quot;&amp;[.A836]&amp;&quot; ](&quot;&amp;[.C836]&amp;&quot;)&quot;" office:value-type="string" office:string-value="[ PanduanPaketKhasManokwari ](/wiki/TimPengembang/Pemaket/PanduanPaketKhasManokwari.md)" calcext:value-type="string">
            <text:p>[ PanduanPaketKhasManokwari ](/wiki/TimPengembang/Pemaket/PanduanPaketKhasManokwari.md)</text:p>
          </table:table-cell>
        </table:table-row>
        <table:table-row table:style-name="ro1">
          <table:table-cell office:value-type="string" calcext:value-type="string">
            <text:p>PanduanPaketKhas</text:p>
          </table:table-cell>
          <table:table-cell office:value-type="string" calcext:value-type="string">
            <text:p>PanduanPaketKhas.md</text:p>
          </table:table-cell>
          <table:table-cell table:formula="of:=[.$B$805]&amp;[.B837]" office:value-type="string" office:string-value="/wiki/TimPengembang/Pemaket/PanduanPaketKhas.md" calcext:value-type="string">
            <text:p>/wiki/TimPengembang/Pemaket/PanduanPaketKhas.md</text:p>
          </table:table-cell>
          <table:table-cell table:formula="of:=&quot;[ &quot;&amp;[.A837]&amp;&quot; ](&quot;&amp;[.C837]&amp;&quot;)&quot;" office:value-type="string" office:string-value="[ PanduanPaketKhas ](/wiki/TimPengembang/Pemaket/PanduanPaketKhas.md)" calcext:value-type="string">
            <text:p>[ PanduanPaketKhas ](/wiki/TimPengembang/Pemaket/PanduanPaketKhas.md)</text:p>
          </table:table-cell>
        </table:table-row>
        <table:table-row table:style-name="ro1">
          <table:table-cell office:value-type="string" calcext:value-type="string">
            <text:p>PanduanPaketKhasTebuFlatIconTheme</text:p>
          </table:table-cell>
          <table:table-cell office:value-type="string" calcext:value-type="string">
            <text:p>PanduanPaketKhasTebuFlatIconTheme.md</text:p>
          </table:table-cell>
          <table:table-cell table:formula="of:=[.$B$805]&amp;[.B838]" office:value-type="string" office:string-value="/wiki/TimPengembang/Pemaket/PanduanPaketKhasTebuFlatIconTheme.md" calcext:value-type="string">
            <text:p>/wiki/TimPengembang/Pemaket/PanduanPaketKhasTebuFlatIconTheme.md</text:p>
          </table:table-cell>
          <table:table-cell table:formula="of:=&quot;[ &quot;&amp;[.A838]&amp;&quot; ](&quot;&amp;[.C838]&amp;&quot;)&quot;" office:value-type="string" office:string-value="[ PanduanPaketKhasTebuFlatIconTheme ](/wiki/TimPengembang/Pemaket/PanduanPaketKhasTebuFlatIconTheme.md)" calcext:value-type="string">
            <text:p>[ PanduanPaketKhasTebuFlatIconTheme ](/wiki/TimPengembang/Pemaket/PanduanPaketKhasTebuFlatIconTheme.md)</text:p>
          </table:table-cell>
        </table:table-row>
        <table:table-row table:style-name="ro1">
          <table:table-cell office:value-type="string" calcext:value-type="string">
            <text:p>PanduanPaketKhasTebuIconTheme</text:p>
          </table:table-cell>
          <table:table-cell office:value-type="string" calcext:value-type="string">
            <text:p>PanduanPaketKhasTebuIconTheme.md</text:p>
          </table:table-cell>
          <table:table-cell table:formula="of:=[.$B$805]&amp;[.B839]" office:value-type="string" office:string-value="/wiki/TimPengembang/Pemaket/PanduanPaketKhasTebuIconTheme.md" calcext:value-type="string">
            <text:p>/wiki/TimPengembang/Pemaket/PanduanPaketKhasTebuIconTheme.md</text:p>
          </table:table-cell>
          <table:table-cell table:formula="of:=&quot;[ &quot;&amp;[.A839]&amp;&quot; ](&quot;&amp;[.C839]&amp;&quot;)&quot;" office:value-type="string" office:string-value="[ PanduanPaketKhasTebuIconTheme ](/wiki/TimPengembang/Pemaket/PanduanPaketKhasTebuIconTheme.md)" calcext:value-type="string">
            <text:p>[ PanduanPaketKhasTebuIconTheme ](/wiki/TimPengembang/Pemaket/PanduanPaketKhasTebuIconTheme.md)</text:p>
          </table:table-cell>
        </table:table-row>
        <table:table-row table:style-name="ro1">
          <table:table-cell office:value-type="string" calcext:value-type="string">
            <text:p>PanduanPbuilderMultiARCH</text:p>
          </table:table-cell>
          <table:table-cell office:value-type="string" calcext:value-type="string">
            <text:p>PanduanPbuilderMultiARCH.md</text:p>
          </table:table-cell>
          <table:table-cell table:formula="of:=[.$B$805]&amp;[.B840]" office:value-type="string" office:string-value="/wiki/TimPengembang/Pemaket/PanduanPbuilderMultiARCH.md" calcext:value-type="string">
            <text:p>/wiki/TimPengembang/Pemaket/PanduanPbuilderMultiARCH.md</text:p>
          </table:table-cell>
          <table:table-cell table:formula="of:=&quot;[ &quot;&amp;[.A840]&amp;&quot; ](&quot;&amp;[.C840]&amp;&quot;)&quot;" office:value-type="string" office:string-value="[ PanduanPbuilderMultiARCH ](/wiki/TimPengembang/Pemaket/PanduanPbuilderMultiARCH.md)" calcext:value-type="string">
            <text:p>[ PanduanPbuilderMultiARCH ](/wiki/TimPengembang/Pemaket/PanduanPbuilderMultiARCH.md)</text:p>
          </table:table-cell>
        </table:table-row>
        <table:table-row table:style-name="ro1">
          <table:table-cell office:value-type="string" calcext:value-type="string">
            <text:p>PanduanPembuatanPaket</text:p>
          </table:table-cell>
          <table:table-cell office:value-type="string" calcext:value-type="string">
            <text:p>PanduanPembuatanPaket.md</text:p>
          </table:table-cell>
          <table:table-cell table:formula="of:=[.$B$805]&amp;[.B841]" office:value-type="string" office:string-value="/wiki/TimPengembang/Pemaket/PanduanPembuatanPaket.md" calcext:value-type="string">
            <text:p>/wiki/TimPengembang/Pemaket/PanduanPembuatanPaket.md</text:p>
          </table:table-cell>
          <table:table-cell table:formula="of:=&quot;[ &quot;&amp;[.A841]&amp;&quot; ](&quot;&amp;[.C841]&amp;&quot;)&quot;" office:value-type="string" office:string-value="[ PanduanPembuatanPaket ](/wiki/TimPengembang/Pemaket/PanduanPembuatanPaket.md)" calcext:value-type="string">
            <text:p>[ PanduanPembuatanPaket ](/wiki/TimPengembang/Pemaket/PanduanPembuatanPaket.md)</text:p>
          </table:table-cell>
        </table:table-row>
        <table:table-row table:style-name="ro1">
          <table:table-cell office:value-type="string" calcext:value-type="string">
            <text:p>PanduanPembuatanPaketMotu</text:p>
          </table:table-cell>
          <table:table-cell office:value-type="string" calcext:value-type="string">
            <text:p>PanduanPembuatanPaketMotu.md</text:p>
          </table:table-cell>
          <table:table-cell table:formula="of:=[.$B$805]&amp;[.B842]" office:value-type="string" office:string-value="/wiki/TimPengembang/Pemaket/PanduanPembuatanPaketMotu.md" calcext:value-type="string">
            <text:p>/wiki/TimPengembang/Pemaket/PanduanPembuatanPaketMotu.md</text:p>
          </table:table-cell>
          <table:table-cell table:formula="of:=&quot;[ &quot;&amp;[.A842]&amp;&quot; ](&quot;&amp;[.C842]&amp;&quot;)&quot;" office:value-type="string" office:string-value="[ PanduanPembuatanPaketMotu ](/wiki/TimPengembang/Pemaket/PanduanPembuatanPaketMotu.md)" calcext:value-type="string">
            <text:p>[ PanduanPembuatanPaketMotu ](/wiki/TimPengembang/Pemaket/PanduanPembuatanPaketMotu.md)</text:p>
          </table:table-cell>
        </table:table-row>
        <table:table-row table:style-name="ro1">
          <table:table-cell office:value-type="string" calcext:value-type="string">
            <text:p>PanduanUmumPemaket</text:p>
          </table:table-cell>
          <table:table-cell office:value-type="string" calcext:value-type="string">
            <text:p>PanduanUmumPemaket.md</text:p>
          </table:table-cell>
          <table:table-cell table:formula="of:=[.$B$805]&amp;[.B843]" office:value-type="string" office:string-value="/wiki/TimPengembang/Pemaket/PanduanUmumPemaket.md" calcext:value-type="string">
            <text:p>/wiki/TimPengembang/Pemaket/PanduanUmumPemaket.md</text:p>
          </table:table-cell>
          <table:table-cell table:formula="of:=&quot;[ &quot;&amp;[.A843]&amp;&quot; ](&quot;&amp;[.C843]&amp;&quot;)&quot;" office:value-type="string" office:string-value="[ PanduanUmumPemaket ](/wiki/TimPengembang/Pemaket/PanduanUmumPemaket.md)" calcext:value-type="string">
            <text:p>[ PanduanUmumPemaket ](/wiki/TimPengembang/Pemaket/PanduanUmumPemaket.md)</text:p>
          </table:table-cell>
        </table:table-row>
        <table:table-row table:style-name="ro1">
          <table:table-cell office:value-type="string" calcext:value-type="string">
            <text:p>PatchingLocale</text:p>
          </table:table-cell>
          <table:table-cell office:value-type="string" calcext:value-type="string">
            <text:p>PatchingLocale.md</text:p>
          </table:table-cell>
          <table:table-cell table:formula="of:=[.$B$805]&amp;[.B844]" office:value-type="string" office:string-value="/wiki/TimPengembang/Pemaket/PatchingLocale.md" calcext:value-type="string">
            <text:p>/wiki/TimPengembang/Pemaket/PatchingLocale.md</text:p>
          </table:table-cell>
          <table:table-cell table:formula="of:=&quot;[ &quot;&amp;[.A844]&amp;&quot; ](&quot;&amp;[.C844]&amp;&quot;)&quot;" office:value-type="string" office:string-value="[ PatchingLocale ](/wiki/TimPengembang/Pemaket/PatchingLocale.md)" calcext:value-type="string">
            <text:p>[ PatchingLocale ](/wiki/TimPengembang/Pemaket/PatchingLocale.md)</text:p>
          </table:table-cell>
        </table:table-row>
        <table:table-row table:style-name="ro1">
          <table:table-cell office:value-type="string" calcext:value-type="string">
            <text:p>Pemaket</text:p>
          </table:table-cell>
          <table:table-cell office:value-type="string" calcext:value-type="string">
            <text:p>Pemaket.md</text:p>
          </table:table-cell>
          <table:table-cell table:formula="of:=[.$B$805]&amp;[.B845]" office:value-type="string" office:string-value="/wiki/TimPengembang/Pemaket/Pemaket.md" calcext:value-type="string">
            <text:p>/wiki/TimPengembang/Pemaket/Pemaket.md</text:p>
          </table:table-cell>
          <table:table-cell table:formula="of:=&quot;[ &quot;&amp;[.A845]&amp;&quot; ](&quot;&amp;[.C845]&amp;&quot;)&quot;" office:value-type="string" office:string-value="[ Pemaket ](/wiki/TimPengembang/Pemaket/Pemaket.md)" calcext:value-type="string">
            <text:p>[ Pemaket ](/wiki/TimPengembang/Pemaket/Pemaket.md)</text:p>
          </table:table-cell>
        </table:table-row>
        <table:table-row table:style-name="ro1">
          <table:table-cell office:value-type="string" calcext:value-type="string">
            <text:p>PembuatanPaketArmhf</text:p>
          </table:table-cell>
          <table:table-cell office:value-type="string" calcext:value-type="string">
            <text:p>PembuatanPaketArmhf.md</text:p>
          </table:table-cell>
          <table:table-cell table:formula="of:=[.$B$805]&amp;[.B846]" office:value-type="string" office:string-value="/wiki/TimPengembang/Pemaket/PembuatanPaketArmhf.md" calcext:value-type="string">
            <text:p>/wiki/TimPengembang/Pemaket/PembuatanPaketArmhf.md</text:p>
          </table:table-cell>
          <table:table-cell table:formula="of:=&quot;[ &quot;&amp;[.A846]&amp;&quot; ](&quot;&amp;[.C846]&amp;&quot;)&quot;" office:value-type="string" office:string-value="[ PembuatanPaketArmhf ](/wiki/TimPengembang/Pemaket/PembuatanPaketArmhf.md)" calcext:value-type="string">
            <text:p>[ PembuatanPaketArmhf ](/wiki/TimPengembang/Pemaket/PembuatanPaketArmhf.md)</text:p>
          </table:table-cell>
        </table:table-row>
        <table:table-row table:style-name="ro1">
          <table:table-cell office:value-type="string" calcext:value-type="string">
            <text:p>Pemversian</text:p>
          </table:table-cell>
          <table:table-cell office:value-type="string" calcext:value-type="string">
            <text:p>Pemversian.md</text:p>
          </table:table-cell>
          <table:table-cell table:formula="of:=[.$B$805]&amp;[.B847]" office:value-type="string" office:string-value="/wiki/TimPengembang/Pemaket/Pemversian.md" calcext:value-type="string">
            <text:p>/wiki/TimPengembang/Pemaket/Pemversian.md</text:p>
          </table:table-cell>
          <table:table-cell table:formula="of:=&quot;[ &quot;&amp;[.A847]&amp;&quot; ](&quot;&amp;[.C847]&amp;&quot;)&quot;" office:value-type="string" office:string-value="[ Pemversian ](/wiki/TimPengembang/Pemaket/Pemversian.md)" calcext:value-type="string">
            <text:p>[ Pemversian ](/wiki/TimPengembang/Pemaket/Pemversian.md)</text:p>
          </table:table-cell>
        </table:table-row>
        <table:table-row table:style-name="ro1">
          <table:table-cell office:value-type="string" calcext:value-type="string">
            <text:p>ProsedurPembuatanPaket</text:p>
          </table:table-cell>
          <table:table-cell office:value-type="string" calcext:value-type="string">
            <text:p>ProsedurPembuatanPaket.md</text:p>
          </table:table-cell>
          <table:table-cell table:formula="of:=[.$B$805]&amp;[.B848]" office:value-type="string" office:string-value="/wiki/TimPengembang/Pemaket/ProsedurPembuatanPaket.md" calcext:value-type="string">
            <text:p>/wiki/TimPengembang/Pemaket/ProsedurPembuatanPaket.md</text:p>
          </table:table-cell>
          <table:table-cell table:formula="of:=&quot;[ &quot;&amp;[.A848]&amp;&quot; ](&quot;&amp;[.C848]&amp;&quot;)&quot;" office:value-type="string" office:string-value="[ ProsedurPembuatanPaket ](/wiki/TimPengembang/Pemaket/ProsedurPembuatanPaket.md)" calcext:value-type="string">
            <text:p>[ ProsedurPembuatanPaket ](/wiki/TimPengembang/Pemaket/ProsedurPembuatanPaket.md)</text:p>
          </table:table-cell>
        </table:table-row>
        <table:table-row table:style-name="ro1">
          <table:table-cell office:value-type="string" calcext:value-type="string">
            <text:p>RapatPemaket08062008</text:p>
          </table:table-cell>
          <table:table-cell office:value-type="string" calcext:value-type="string">
            <text:p>RapatPemaket08062008.md</text:p>
          </table:table-cell>
          <table:table-cell table:formula="of:=[.$B$805]&amp;[.B849]" office:value-type="string" office:string-value="/wiki/TimPengembang/Pemaket/RapatPemaket08062008.md" calcext:value-type="string">
            <text:p>/wiki/TimPengembang/Pemaket/RapatPemaket08062008.md</text:p>
          </table:table-cell>
          <table:table-cell table:formula="of:=&quot;[ &quot;&amp;[.A849]&amp;&quot; ](&quot;&amp;[.C849]&amp;&quot;)&quot;" office:value-type="string" office:string-value="[ RapatPemaket08062008 ](/wiki/TimPengembang/Pemaket/RapatPemaket08062008.md)" calcext:value-type="string">
            <text:p>[ RapatPemaket08062008 ](/wiki/TimPengembang/Pemaket/RapatPemaket08062008.md)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TODO.md</text:p>
          </table:table-cell>
          <table:table-cell table:formula="of:=[.$B$805]&amp;[.B850]" office:value-type="string" office:string-value="/wiki/TimPengembang/Pemaket/TODO.md" calcext:value-type="string">
            <text:p>/wiki/TimPengembang/Pemaket/TODO.md</text:p>
          </table:table-cell>
          <table:table-cell table:formula="of:=&quot;[ &quot;&amp;[.A850]&amp;&quot; ](&quot;&amp;[.C850]&amp;&quot;)&quot;" office:value-type="string" office:string-value="[ TODO ](/wiki/TimPengembang/Pemaket/TODO.md)" calcext:value-type="string">
            <text:p>[ TODO ](/wiki/TimPengembang/Pemaket/TODO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BibitPaket/</text:p>
          </table:table-cell>
          <table:table-cell table:formula="of:=[.B852]" office:value-type="string" office:string-value="/wiki/TimPengembang/Pemaket/BibitPaket/" calcext:value-type="string">
            <text:p>/wiki/TimPengembang/Pemaket/BibitPaket/</text:p>
          </table:table-cell>
          <table:table-cell table:formula="of:=&quot;[ &quot;&amp;[.A852]&amp;&quot; ](&quot;&amp;[.C852]&amp;&quot;)&quot;" office:value-type="string" office:string-value="[ /wiki/TimPengembang/Pemaket/BibitPaket/ ](/wiki/TimPengembang/Pemaket/BibitPaket/)" calcext:value-type="string">
            <text:p>[ /wiki/TimPengembang/Pemaket/BibitPaket/ ](/wiki/TimPengembang/Pemaket/BibitPaket/)</text:p>
          </table:table-cell>
        </table:table-row>
        <table:table-row table:style-name="ro1">
          <table:table-cell office:value-type="string" calcext:value-type="string">
            <text:p>BibitPaket</text:p>
          </table:table-cell>
          <table:table-cell office:value-type="string" calcext:value-type="string">
            <text:p>BibitPaket.md</text:p>
          </table:table-cell>
          <table:table-cell table:formula="of:=[.$B$852]&amp;[.B853]" office:value-type="string" office:string-value="/wiki/TimPengembang/Pemaket/BibitPaket/BibitPaket.md" calcext:value-type="string">
            <text:p>/wiki/TimPengembang/Pemaket/BibitPaket/BibitPaket.md</text:p>
          </table:table-cell>
          <table:table-cell table:formula="of:=&quot;[ &quot;&amp;[.A853]&amp;&quot; ](&quot;&amp;[.C853]&amp;&quot;)&quot;" office:value-type="string" office:string-value="[ BibitPaket ](/wiki/TimPengembang/Pemaket/BibitPaket/BibitPaket.md)" calcext:value-type="string">
            <text:p>[ BibitPaket ](/wiki/TimPengembang/Pemaket/BibitPaket/BibitPaket.md)</text:p>
          </table:table-cell>
        </table:table-row>
        <table:table-row table:style-name="ro1">
          <table:table-cell office:value-type="string" calcext:value-type="string">
            <text:p>Blacklist</text:p>
          </table:table-cell>
          <table:table-cell office:value-type="string" calcext:value-type="string">
            <text:p>Blacklist.md</text:p>
          </table:table-cell>
          <table:table-cell table:formula="of:=[.$B$852]&amp;[.B854]" office:value-type="string" office:string-value="/wiki/TimPengembang/Pemaket/BibitPaket/Blacklist.md" calcext:value-type="string">
            <text:p>/wiki/TimPengembang/Pemaket/BibitPaket/Blacklist.md</text:p>
          </table:table-cell>
          <table:table-cell table:formula="of:=&quot;[ &quot;&amp;[.A854]&amp;&quot; ](&quot;&amp;[.C854]&amp;&quot;)&quot;" office:value-type="string" office:string-value="[ Blacklist ](/wiki/TimPengembang/Pemaket/BibitPaket/Blacklist.md)" calcext:value-type="string">
            <text:p>[ Blacklist ](/wiki/TimPengembang/Pemaket/BibitPaket/Blacklist.md)</text:p>
          </table:table-cell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Boot.md</text:p>
          </table:table-cell>
          <table:table-cell table:formula="of:=[.$B$852]&amp;[.B855]" office:value-type="string" office:string-value="/wiki/TimPengembang/Pemaket/BibitPaket/Boot.md" calcext:value-type="string">
            <text:p>/wiki/TimPengembang/Pemaket/BibitPaket/Boot.md</text:p>
          </table:table-cell>
          <table:table-cell table:formula="of:=&quot;[ &quot;&amp;[.A855]&amp;&quot; ](&quot;&amp;[.C855]&amp;&quot;)&quot;" office:value-type="string" office:string-value="[ Boot ](/wiki/TimPengembang/Pemaket/BibitPaket/Boot.md)" calcext:value-type="string">
            <text:p>[ Boot ](/wiki/TimPengembang/Pemaket/BibitPaket/Boot.md)</text:p>
          </table:table-cell>
        </table:table-row>
        <table:table-row table:style-name="ro1">
          <table:table-cell office:value-type="string" calcext:value-type="string">
            <text:p>BuildEssential</text:p>
          </table:table-cell>
          <table:table-cell office:value-type="string" calcext:value-type="string">
            <text:p>BuildEssential.md</text:p>
          </table:table-cell>
          <table:table-cell table:formula="of:=[.$B$852]&amp;[.B856]" office:value-type="string" office:string-value="/wiki/TimPengembang/Pemaket/BibitPaket/BuildEssential.md" calcext:value-type="string">
            <text:p>/wiki/TimPengembang/Pemaket/BibitPaket/BuildEssential.md</text:p>
          </table:table-cell>
          <table:table-cell table:formula="of:=&quot;[ &quot;&amp;[.A856]&amp;&quot; ](&quot;&amp;[.C856]&amp;&quot;)&quot;" office:value-type="string" office:string-value="[ BuildEssential ](/wiki/TimPengembang/Pemaket/BibitPaket/BuildEssential.md)" calcext:value-type="string">
            <text:p>[ BuildEssential ](/wiki/TimPengembang/Pemaket/BibitPaket/BuildEssential.md)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Desktop.md</text:p>
          </table:table-cell>
          <table:table-cell table:formula="of:=[.$B$852]&amp;[.B857]" office:value-type="string" office:string-value="/wiki/TimPengembang/Pemaket/BibitPaket/Desktop.md" calcext:value-type="string">
            <text:p>/wiki/TimPengembang/Pemaket/BibitPaket/Desktop.md</text:p>
          </table:table-cell>
          <table:table-cell table:formula="of:=&quot;[ &quot;&amp;[.A857]&amp;&quot; ](&quot;&amp;[.C857]&amp;&quot;)&quot;" office:value-type="string" office:string-value="[ Desktop ](/wiki/TimPengembang/Pemaket/BibitPaket/Desktop.md)" calcext:value-type="string">
            <text:p>[ Desktop ](/wiki/TimPengembang/Pemaket/BibitPaket/Desktop.md)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.md</text:p>
          </table:table-cell>
          <table:table-cell table:formula="of:=[.$B$852]&amp;[.B858]" office:value-type="string" office:string-value="/wiki/TimPengembang/Pemaket/BibitPaket/Development.md" calcext:value-type="string">
            <text:p>/wiki/TimPengembang/Pemaket/BibitPaket/Development.md</text:p>
          </table:table-cell>
          <table:table-cell table:formula="of:=&quot;[ &quot;&amp;[.A858]&amp;&quot; ](&quot;&amp;[.C858]&amp;&quot;)&quot;" office:value-type="string" office:string-value="[ Development ](/wiki/TimPengembang/Pemaket/BibitPaket/Development.md)" calcext:value-type="string">
            <text:p>[ Development ](/wiki/TimPengembang/Pemaket/BibitPaket/Development.md)</text:p>
          </table:table-cell>
        </table:table-row>
        <table:table-row table:style-name="ro1">
          <table:table-cell office:value-type="string" calcext:value-type="string">
            <text:p>DnsServer</text:p>
          </table:table-cell>
          <table:table-cell office:value-type="string" calcext:value-type="string">
            <text:p>DnsServer.md</text:p>
          </table:table-cell>
          <table:table-cell table:formula="of:=[.$B$852]&amp;[.B859]" office:value-type="string" office:string-value="/wiki/TimPengembang/Pemaket/BibitPaket/DnsServer.md" calcext:value-type="string">
            <text:p>/wiki/TimPengembang/Pemaket/BibitPaket/DnsServer.md</text:p>
          </table:table-cell>
          <table:table-cell table:formula="of:=&quot;[ &quot;&amp;[.A859]&amp;&quot; ](&quot;&amp;[.C859]&amp;&quot;)&quot;" office:value-type="string" office:string-value="[ DnsServer ](/wiki/TimPengembang/Pemaket/BibitPaket/DnsServer.md)" calcext:value-type="string">
            <text:p>[ DnsServer ](/wiki/TimPengembang/Pemaket/BibitPaket/DnsServer.md)</text:p>
          </table:table-cell>
        </table:table-row>
        <table:table-row table:style-name="ro1">
          <table:table-cell office:value-type="string" calcext:value-type="string">
            <text:p>Installer</text:p>
          </table:table-cell>
          <table:table-cell office:value-type="string" calcext:value-type="string">
            <text:p>Installer.md</text:p>
          </table:table-cell>
          <table:table-cell table:formula="of:=[.$B$852]&amp;[.B860]" office:value-type="string" office:string-value="/wiki/TimPengembang/Pemaket/BibitPaket/Installer.md" calcext:value-type="string">
            <text:p>/wiki/TimPengembang/Pemaket/BibitPaket/Installer.md</text:p>
          </table:table-cell>
          <table:table-cell table:formula="of:=&quot;[ &quot;&amp;[.A860]&amp;&quot; ](&quot;&amp;[.C860]&amp;&quot;)&quot;" office:value-type="string" office:string-value="[ Installer ](/wiki/TimPengembang/Pemaket/BibitPaket/Installer.md)" calcext:value-type="string">
            <text:p>[ Installer ](/wiki/TimPengembang/Pemaket/BibitPaket/Installer.md)</text:p>
          </table:table-cell>
        </table:table-row>
        <table:table-row table:style-name="ro1">
          <table:table-cell office:value-type="string" calcext:value-type="string">
            <text:p>LampServer</text:p>
          </table:table-cell>
          <table:table-cell office:value-type="string" calcext:value-type="string">
            <text:p>LampServer.md</text:p>
          </table:table-cell>
          <table:table-cell table:formula="of:=[.$B$852]&amp;[.B861]" office:value-type="string" office:string-value="/wiki/TimPengembang/Pemaket/BibitPaket/LampServer.md" calcext:value-type="string">
            <text:p>/wiki/TimPengembang/Pemaket/BibitPaket/LampServer.md</text:p>
          </table:table-cell>
          <table:table-cell table:formula="of:=&quot;[ &quot;&amp;[.A861]&amp;&quot; ](&quot;&amp;[.C861]&amp;&quot;)&quot;" office:value-type="string" office:string-value="[ LampServer ](/wiki/TimPengembang/Pemaket/BibitPaket/LampServer.md)" calcext:value-type="string">
            <text:p>[ LampServer ](/wiki/TimPengembang/Pemaket/BibitPaket/LampServer.md)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Live.md</text:p>
          </table:table-cell>
          <table:table-cell table:formula="of:=[.$B$852]&amp;[.B862]" office:value-type="string" office:string-value="/wiki/TimPengembang/Pemaket/BibitPaket/Live.md" calcext:value-type="string">
            <text:p>/wiki/TimPengembang/Pemaket/BibitPaket/Live.md</text:p>
          </table:table-cell>
          <table:table-cell table:formula="of:=&quot;[ &quot;&amp;[.A862]&amp;&quot; ](&quot;&amp;[.C862]&amp;&quot;)&quot;" office:value-type="string" office:string-value="[ Live ](/wiki/TimPengembang/Pemaket/BibitPaket/Live.md)" calcext:value-type="string">
            <text:p>[ Live ](/wiki/TimPengembang/Pemaket/BibitPaket/Live.md)</text:p>
          </table:table-cell>
        </table:table-row>
        <table:table-row table:style-name="ro1">
          <table:table-cell office:value-type="string" calcext:value-type="string">
            <text:p>MailServer</text:p>
          </table:table-cell>
          <table:table-cell office:value-type="string" calcext:value-type="string">
            <text:p>MailServer.md</text:p>
          </table:table-cell>
          <table:table-cell table:formula="of:=[.$B$852]&amp;[.B863]" office:value-type="string" office:string-value="/wiki/TimPengembang/Pemaket/BibitPaket/MailServer.md" calcext:value-type="string">
            <text:p>/wiki/TimPengembang/Pemaket/BibitPaket/MailServer.md</text:p>
          </table:table-cell>
          <table:table-cell table:formula="of:=&quot;[ &quot;&amp;[.A863]&amp;&quot; ](&quot;&amp;[.C863]&amp;&quot;)&quot;" office:value-type="string" office:string-value="[ MailServer ](/wiki/TimPengembang/Pemaket/BibitPaket/MailServer.md)" calcext:value-type="string">
            <text:p>[ MailServer ](/wiki/TimPengembang/Pemaket/BibitPaket/MailServer.md)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Minimal.md</text:p>
          </table:table-cell>
          <table:table-cell table:formula="of:=[.$B$852]&amp;[.B864]" office:value-type="string" office:string-value="/wiki/TimPengembang/Pemaket/BibitPaket/Minimal.md" calcext:value-type="string">
            <text:p>/wiki/TimPengembang/Pemaket/BibitPaket/Minimal.md</text:p>
          </table:table-cell>
          <table:table-cell table:formula="of:=&quot;[ &quot;&amp;[.A864]&amp;&quot; ](&quot;&amp;[.C864]&amp;&quot;)&quot;" office:value-type="string" office:string-value="[ Minimal ](/wiki/TimPengembang/Pemaket/BibitPaket/Minimal.md)" calcext:value-type="string">
            <text:p>[ Minimal ](/wiki/TimPengembang/Pemaket/BibitPaket/Minimal.md)</text:p>
          </table:table-cell>
        </table:table-row>
        <table:table-row table:style-name="ro1">
          <table:table-cell office:value-type="string" calcext:value-type="string">
            <text:p>MobileDev</text:p>
          </table:table-cell>
          <table:table-cell office:value-type="string" calcext:value-type="string">
            <text:p>MobileDev.md</text:p>
          </table:table-cell>
          <table:table-cell table:formula="of:=[.$B$852]&amp;[.B865]" office:value-type="string" office:string-value="/wiki/TimPengembang/Pemaket/BibitPaket/MobileDev.md" calcext:value-type="string">
            <text:p>/wiki/TimPengembang/Pemaket/BibitPaket/MobileDev.md</text:p>
          </table:table-cell>
          <table:table-cell table:formula="of:=&quot;[ &quot;&amp;[.A865]&amp;&quot; ](&quot;&amp;[.C865]&amp;&quot;)&quot;" office:value-type="string" office:string-value="[ MobileDev ](/wiki/TimPengembang/Pemaket/BibitPaket/MobileDev.md)" calcext:value-type="string">
            <text:p>[ MobileDev ](/wiki/TimPengembang/Pemaket/BibitPaket/MobileDev.md)</text:p>
          </table:table-cell>
        </table:table-row>
        <table:table-row table:style-name="ro1">
          <table:table-cell office:value-type="string" calcext:value-type="string">
            <text:p>OpenSSHServer</text:p>
          </table:table-cell>
          <table:table-cell office:value-type="string" calcext:value-type="string">
            <text:p>OpenSSHServer.md</text:p>
          </table:table-cell>
          <table:table-cell table:formula="of:=[.$B$852]&amp;[.B866]" office:value-type="string" office:string-value="/wiki/TimPengembang/Pemaket/BibitPaket/OpenSSHServer.md" calcext:value-type="string">
            <text:p>/wiki/TimPengembang/Pemaket/BibitPaket/OpenSSHServer.md</text:p>
          </table:table-cell>
          <table:table-cell table:formula="of:=&quot;[ &quot;&amp;[.A866]&amp;&quot; ](&quot;&amp;[.C866]&amp;&quot;)&quot;" office:value-type="string" office:string-value="[ OpenSSHServer ](/wiki/TimPengembang/Pemaket/BibitPaket/OpenSSHServer.md)" calcext:value-type="string">
            <text:p>[ OpenSSHServer ](/wiki/TimPengembang/Pemaket/BibitPaket/OpenSSHServer.md)</text:p>
          </table:table-cell>
        </table:table-row>
        <table:table-row table:style-name="ro1">
          <table:table-cell office:value-type="string" calcext:value-type="string">
            <text:p>PostgresqlServer</text:p>
          </table:table-cell>
          <table:table-cell office:value-type="string" calcext:value-type="string">
            <text:p>PostgresqlServer.md</text:p>
          </table:table-cell>
          <table:table-cell table:formula="of:=[.$B$852]&amp;[.B867]" office:value-type="string" office:string-value="/wiki/TimPengembang/Pemaket/BibitPaket/PostgresqlServer.md" calcext:value-type="string">
            <text:p>/wiki/TimPengembang/Pemaket/BibitPaket/PostgresqlServer.md</text:p>
          </table:table-cell>
          <table:table-cell table:formula="of:=&quot;[ &quot;&amp;[.A867]&amp;&quot; ](&quot;&amp;[.C867]&amp;&quot;)&quot;" office:value-type="string" office:string-value="[ PostgresqlServer ](/wiki/TimPengembang/Pemaket/BibitPaket/PostgresqlServer.md)" calcext:value-type="string">
            <text:p>[ PostgresqlServer ](/wiki/TimPengembang/Pemaket/BibitPaket/PostgresqlServer.md)</text:p>
          </table:table-cell>
        </table:table-row>
        <table:table-row table:style-name="ro1">
          <table:table-cell office:value-type="string" calcext:value-type="string">
            <text:p>PrintServer</text:p>
          </table:table-cell>
          <table:table-cell office:value-type="string" calcext:value-type="string">
            <text:p>PrintServer.md</text:p>
          </table:table-cell>
          <table:table-cell table:formula="of:=[.$B$852]&amp;[.B868]" office:value-type="string" office:string-value="/wiki/TimPengembang/Pemaket/BibitPaket/PrintServer.md" calcext:value-type="string">
            <text:p>/wiki/TimPengembang/Pemaket/BibitPaket/PrintServer.md</text:p>
          </table:table-cell>
          <table:table-cell table:formula="of:=&quot;[ &quot;&amp;[.A868]&amp;&quot; ](&quot;&amp;[.C868]&amp;&quot;)&quot;" office:value-type="string" office:string-value="[ PrintServer ](/wiki/TimPengembang/Pemaket/BibitPaket/PrintServer.md)" calcext:value-type="string">
            <text:p>[ PrintServer ](/wiki/TimPengembang/Pemaket/BibitPaket/PrintServer.md)</text:p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Required.md</text:p>
          </table:table-cell>
          <table:table-cell table:formula="of:=[.$B$852]&amp;[.B869]" office:value-type="string" office:string-value="/wiki/TimPengembang/Pemaket/BibitPaket/Required.md" calcext:value-type="string">
            <text:p>/wiki/TimPengembang/Pemaket/BibitPaket/Required.md</text:p>
          </table:table-cell>
          <table:table-cell table:formula="of:=&quot;[ &quot;&amp;[.A869]&amp;&quot; ](&quot;&amp;[.C869]&amp;&quot;)&quot;" office:value-type="string" office:string-value="[ Required ](/wiki/TimPengembang/Pemaket/BibitPaket/Required.md)" calcext:value-type="string">
            <text:p>[ Required ](/wiki/TimPengembang/Pemaket/BibitPaket/Required.md)</text:p>
          </table:table-cell>
        </table:table-row>
        <table:table-row table:style-name="ro1">
          <table:table-cell office:value-type="string" calcext:value-type="string">
            <text:p>SambaServer</text:p>
          </table:table-cell>
          <table:table-cell office:value-type="string" calcext:value-type="string">
            <text:p>SambaServer.md</text:p>
          </table:table-cell>
          <table:table-cell table:formula="of:=[.$B$852]&amp;[.B870]" office:value-type="string" office:string-value="/wiki/TimPengembang/Pemaket/BibitPaket/SambaServer.md" calcext:value-type="string">
            <text:p>/wiki/TimPengembang/Pemaket/BibitPaket/SambaServer.md</text:p>
          </table:table-cell>
          <table:table-cell table:formula="of:=&quot;[ &quot;&amp;[.A870]&amp;&quot; ](&quot;&amp;[.C870]&amp;&quot;)&quot;" office:value-type="string" office:string-value="[ SambaServer ](/wiki/TimPengembang/Pemaket/BibitPaket/SambaServer.md)" calcext:value-type="string">
            <text:p>[ SambaServer ](/wiki/TimPengembang/Pemaket/BibitPaket/SambaServer.md)</text:p>
          </table:table-cell>
        </table:table-row>
        <table:table-row table:style-name="ro1">
          <table:table-cell office:value-type="string" calcext:value-type="string">
            <text:p>ServerShip</text:p>
          </table:table-cell>
          <table:table-cell office:value-type="string" calcext:value-type="string">
            <text:p>ServerShip.md</text:p>
          </table:table-cell>
          <table:table-cell table:formula="of:=[.$B$852]&amp;[.B871]" office:value-type="string" office:string-value="/wiki/TimPengembang/Pemaket/BibitPaket/ServerShip.md" calcext:value-type="string">
            <text:p>/wiki/TimPengembang/Pemaket/BibitPaket/ServerShip.md</text:p>
          </table:table-cell>
          <table:table-cell table:formula="of:=&quot;[ &quot;&amp;[.A871]&amp;&quot; ](&quot;&amp;[.C871]&amp;&quot;)&quot;" office:value-type="string" office:string-value="[ ServerShip ](/wiki/TimPengembang/Pemaket/BibitPaket/ServerShip.md)" calcext:value-type="string">
            <text:p>[ ServerShip ](/wiki/TimPengembang/Pemaket/BibitPaket/ServerShip.md)</text:p>
          </table:table-cell>
        </table:table-row>
        <table:table-row table:style-name="ro1">
          <table:table-cell office:value-type="string" calcext:value-type="string">
            <text:p>ShipLive</text:p>
          </table:table-cell>
          <table:table-cell office:value-type="string" calcext:value-type="string">
            <text:p>ShipLive.md</text:p>
          </table:table-cell>
          <table:table-cell table:formula="of:=[.$B$852]&amp;[.B872]" office:value-type="string" office:string-value="/wiki/TimPengembang/Pemaket/BibitPaket/ShipLive.md" calcext:value-type="string">
            <text:p>/wiki/TimPengembang/Pemaket/BibitPaket/ShipLive.md</text:p>
          </table:table-cell>
          <table:table-cell table:formula="of:=&quot;[ &quot;&amp;[.A872]&amp;&quot; ](&quot;&amp;[.C872]&amp;&quot;)&quot;" office:value-type="string" office:string-value="[ ShipLive ](/wiki/TimPengembang/Pemaket/BibitPaket/ShipLive.md)" calcext:value-type="string">
            <text:p>[ ShipLive ](/wiki/TimPengembang/Pemaket/BibitPaket/ShipLive.md)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Ship.md</text:p>
          </table:table-cell>
          <table:table-cell table:formula="of:=[.$B$852]&amp;[.B873]" office:value-type="string" office:string-value="/wiki/TimPengembang/Pemaket/BibitPaket/Ship.md" calcext:value-type="string">
            <text:p>/wiki/TimPengembang/Pemaket/BibitPaket/Ship.md</text:p>
          </table:table-cell>
          <table:table-cell table:formula="of:=&quot;[ &quot;&amp;[.A873]&amp;&quot; ](&quot;&amp;[.C873]&amp;&quot;)&quot;" office:value-type="string" office:string-value="[ Ship ](/wiki/TimPengembang/Pemaket/BibitPaket/Ship.md)" calcext:value-type="string">
            <text:p>[ Ship ](/wiki/TimPengembang/Pemaket/BibitPaket/Ship.md)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Standard.md</text:p>
          </table:table-cell>
          <table:table-cell table:formula="of:=[.$B$852]&amp;[.B874]" office:value-type="string" office:string-value="/wiki/TimPengembang/Pemaket/BibitPaket/Standard.md" calcext:value-type="string">
            <text:p>/wiki/TimPengembang/Pemaket/BibitPaket/Standard.md</text:p>
          </table:table-cell>
          <table:table-cell table:formula="of:=&quot;[ &quot;&amp;[.A874]&amp;&quot; ](&quot;&amp;[.C874]&amp;&quot;)&quot;" office:value-type="string" office:string-value="[ Standard ](/wiki/TimPengembang/Pemaket/BibitPaket/Standard.md)" calcext:value-type="string">
            <text:p>[ Standard ](/wiki/TimPengembang/Pemaket/BibitPaket/Standard.md)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Structure.md</text:p>
          </table:table-cell>
          <table:table-cell table:formula="of:=[.$B$852]&amp;[.B875]" office:value-type="string" office:string-value="/wiki/TimPengembang/Pemaket/BibitPaket/Structure.md" calcext:value-type="string">
            <text:p>/wiki/TimPengembang/Pemaket/BibitPaket/Structure.md</text:p>
          </table:table-cell>
          <table:table-cell table:formula="of:=&quot;[ &quot;&amp;[.A875]&amp;&quot; ](&quot;&amp;[.C875]&amp;&quot;)&quot;" office:value-type="string" office:string-value="[ Structure ](/wiki/TimPengembang/Pemaket/BibitPaket/Structure.md)" calcext:value-type="string">
            <text:p>[ Structure ](/wiki/TimPengembang/Pemaket/BibitPaket/Structure.md)</text:p>
          </table:table-cell>
        </table:table-row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Supported.md</text:p>
          </table:table-cell>
          <table:table-cell table:formula="of:=[.$B$852]&amp;[.B876]" office:value-type="string" office:string-value="/wiki/TimPengembang/Pemaket/BibitPaket/Supported.md" calcext:value-type="string">
            <text:p>/wiki/TimPengembang/Pemaket/BibitPaket/Supported.md</text:p>
          </table:table-cell>
          <table:table-cell table:formula="of:=&quot;[ &quot;&amp;[.A876]&amp;&quot; ](&quot;&amp;[.C876]&amp;&quot;)&quot;" office:value-type="string" office:string-value="[ Supported ](/wiki/TimPengembang/Pemaket/BibitPaket/Supported.md)" calcext:value-type="string">
            <text:p>[ Supported ](/wiki/TimPengembang/Pemaket/BibitPaket/Supported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Komponen/</text:p>
          </table:table-cell>
          <table:table-cell table:formula="of:=[.B878]" office:value-type="string" office:string-value="/wiki/TimPengembang/Pemaket/Komponen/" calcext:value-type="string">
            <text:p>/wiki/TimPengembang/Pemaket/Komponen/</text:p>
          </table:table-cell>
          <table:table-cell table:formula="of:=&quot;[ &quot;&amp;[.A878]&amp;&quot; ](&quot;&amp;[.C878]&amp;&quot;)&quot;" office:value-type="string" office:string-value="[ /wiki/TimPengembang/Pemaket/Komponen/ ](/wiki/TimPengembang/Pemaket/Komponen/)" calcext:value-type="string">
            <text:p>[ /wiki/TimPengembang/Pemaket/Komponen/ ](/wiki/TimPengembang/Pemaket/Komponen/)</text:p>
          </table:table-cell>
        </table:table-row>
        <table:table-row table:style-name="ro1">
          <table:table-cell office:value-type="string" calcext:value-type="string">
            <text:p>BlankOnDesktop</text:p>
          </table:table-cell>
          <table:table-cell office:value-type="string" calcext:value-type="string">
            <text:p>BlankOnDesktop.md</text:p>
          </table:table-cell>
          <table:table-cell table:formula="of:=[.$B$878]&amp;[.B879]" office:value-type="string" office:string-value="/wiki/TimPengembang/Pemaket/Komponen/BlankOnDesktop.md" calcext:value-type="string">
            <text:p>/wiki/TimPengembang/Pemaket/Komponen/BlankOnDesktop.md</text:p>
          </table:table-cell>
          <table:table-cell table:formula="of:=&quot;[ &quot;&amp;[.A879]&amp;&quot; ](&quot;&amp;[.C879]&amp;&quot;)&quot;" office:value-type="string" office:string-value="[ BlankOnDesktop ](/wiki/TimPengembang/Pemaket/Komponen/BlankOnDesktop.md)" calcext:value-type="string">
            <text:p>[ BlankOnDesktop ](/wiki/TimPengembang/Pemaket/Komponen/BlankOnDesktop.md)</text:p>
          </table:table-cell>
        </table:table-row>
        <table:table-row table:style-name="ro1">
          <table:table-cell office:value-type="string" calcext:value-type="string">
            <text:p>BlankOnKhas</text:p>
          </table:table-cell>
          <table:table-cell office:value-type="string" calcext:value-type="string">
            <text:p>BlankOnKhas.md</text:p>
          </table:table-cell>
          <table:table-cell table:formula="of:=[.$B$878]&amp;[.B880]" office:value-type="string" office:string-value="/wiki/TimPengembang/Pemaket/Komponen/BlankOnKhas.md" calcext:value-type="string">
            <text:p>/wiki/TimPengembang/Pemaket/Komponen/BlankOnKhas.md</text:p>
          </table:table-cell>
          <table:table-cell table:formula="of:=&quot;[ &quot;&amp;[.A880]&amp;&quot; ](&quot;&amp;[.C880]&amp;&quot;)&quot;" office:value-type="string" office:string-value="[ BlankOnKhas ](/wiki/TimPengembang/Pemaket/Komponen/BlankOnKhas.md)" calcext:value-type="string">
            <text:p>[ BlankOnKhas ](/wiki/TimPengembang/Pemaket/Komponen/BlankOnKhas.md)</text:p>
          </table:table-cell>
        </table:table-row>
        <table:table-row table:style-name="ro1">
          <table:table-cell office:value-type="string" calcext:value-type="string">
            <text:p>BlankOnMinimal</text:p>
          </table:table-cell>
          <table:table-cell office:value-type="string" calcext:value-type="string">
            <text:p>BlankOnMinimal.md</text:p>
          </table:table-cell>
          <table:table-cell table:formula="of:=[.$B$878]&amp;[.B881]" office:value-type="string" office:string-value="/wiki/TimPengembang/Pemaket/Komponen/BlankOnMinimal.md" calcext:value-type="string">
            <text:p>/wiki/TimPengembang/Pemaket/Komponen/BlankOnMinimal.md</text:p>
          </table:table-cell>
          <table:table-cell table:formula="of:=&quot;[ &quot;&amp;[.A881]&amp;&quot; ](&quot;&amp;[.C881]&amp;&quot;)&quot;" office:value-type="string" office:string-value="[ BlankOnMinimal ](/wiki/TimPengembang/Pemaket/Komponen/BlankOnMinimal.md)" calcext:value-type="string">
            <text:p>[ BlankOnMinimal ](/wiki/TimPengembang/Pemaket/Komponen/BlankOnMinimal.md)</text:p>
          </table:table-cell>
        </table:table-row>
        <table:table-row table:style-name="ro1">
          <table:table-cell office:value-type="string" calcext:value-type="string">
            <text:p>BlankOnSelebihnya</text:p>
          </table:table-cell>
          <table:table-cell office:value-type="string" calcext:value-type="string">
            <text:p>BlankOnSelebihnya.md</text:p>
          </table:table-cell>
          <table:table-cell table:formula="of:=[.$B$878]&amp;[.B882]" office:value-type="string" office:string-value="/wiki/TimPengembang/Pemaket/Komponen/BlankOnSelebihnya.md" calcext:value-type="string">
            <text:p>/wiki/TimPengembang/Pemaket/Komponen/BlankOnSelebihnya.md</text:p>
          </table:table-cell>
          <table:table-cell table:formula="of:=&quot;[ &quot;&amp;[.A882]&amp;&quot; ](&quot;&amp;[.C882]&amp;&quot;)&quot;" office:value-type="string" office:string-value="[ BlankOnSelebihnya ](/wiki/TimPengembang/Pemaket/Komponen/BlankOnSelebihnya.md)" calcext:value-type="string">
            <text:p>[ BlankOnSelebihnya ](/wiki/TimPengembang/Pemaket/Komponen/BlankOnSelebihnya.md)</text:p>
          </table:table-cell>
        </table:table-row>
        <table:table-row table:style-name="ro1">
          <table:table-cell office:value-type="string" calcext:value-type="string">
            <text:p>BlankOnStandard</text:p>
          </table:table-cell>
          <table:table-cell office:value-type="string" calcext:value-type="string">
            <text:p>BlankOnStandard.md</text:p>
          </table:table-cell>
          <table:table-cell table:formula="of:=[.$B$878]&amp;[.B883]" office:value-type="string" office:string-value="/wiki/TimPengembang/Pemaket/Komponen/BlankOnStandard.md" calcext:value-type="string">
            <text:p>/wiki/TimPengembang/Pemaket/Komponen/BlankOnStandard.md</text:p>
          </table:table-cell>
          <table:table-cell table:formula="of:=&quot;[ &quot;&amp;[.A883]&amp;&quot; ](&quot;&amp;[.C883]&amp;&quot;)&quot;" office:value-type="string" office:string-value="[ BlankOnStandard ](/wiki/TimPengembang/Pemaket/Komponen/BlankOnStandard.md)" calcext:value-type="string">
            <text:p>[ BlankOnStandard ](/wiki/TimPengembang/Pemaket/Komponen/BlankOnStandard.md)</text:p>
          </table:table-cell>
        </table:table-row>
        <table:table-row table:style-name="ro1">
          <table:table-cell office:value-type="string" calcext:value-type="string">
            <text:p>BlankOnWikipedia-id</text:p>
          </table:table-cell>
          <table:table-cell office:value-type="string" calcext:value-type="string">
            <text:p>BlankOnWikipedia-id.md</text:p>
          </table:table-cell>
          <table:table-cell table:formula="of:=[.$B$878]&amp;[.B884]" office:value-type="string" office:string-value="/wiki/TimPengembang/Pemaket/Komponen/BlankOnWikipedia-id.md" calcext:value-type="string">
            <text:p>/wiki/TimPengembang/Pemaket/Komponen/BlankOnWikipedia-id.md</text:p>
          </table:table-cell>
          <table:table-cell table:formula="of:=&quot;[ &quot;&amp;[.A884]&amp;&quot; ](&quot;&amp;[.C884]&amp;&quot;)&quot;" office:value-type="string" office:string-value="[ BlankOnWikipedia-id ](/wiki/TimPengembang/Pemaket/Komponen/BlankOnWikipedia-id.md)" calcext:value-type="string">
            <text:p>[ BlankOnWikipedia-id ](/wiki/TimPengembang/Pemaket/Komponen/BlankOnWikipedia-id.md)</text:p>
          </table:table-cell>
        </table:table-row>
        <table:table-row table:style-name="ro1">
          <table:table-cell office:value-type="string" calcext:value-type="string">
            <text:p>KomponenKonde</text:p>
          </table:table-cell>
          <table:table-cell office:value-type="string" calcext:value-type="string">
            <text:p>KomponenKonde.md</text:p>
          </table:table-cell>
          <table:table-cell table:formula="of:=[.$B$878]&amp;[.B885]" office:value-type="string" office:string-value="/wiki/TimPengembang/Pemaket/Komponen/KomponenKonde.md" calcext:value-type="string">
            <text:p>/wiki/TimPengembang/Pemaket/Komponen/KomponenKonde.md</text:p>
          </table:table-cell>
          <table:table-cell table:formula="of:=&quot;[ &quot;&amp;[.A885]&amp;&quot; ](&quot;&amp;[.C885]&amp;&quot;)&quot;" office:value-type="string" office:string-value="[ KomponenKonde ](/wiki/TimPengembang/Pemaket/Komponen/KomponenKonde.md)" calcext:value-type="string">
            <text:p>[ KomponenKonde ](/wiki/TimPengembang/Pemaket/Komponen/KomponenKond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Panduan/</text:p>
          </table:table-cell>
          <table:table-cell table:formula="of:=[.B887]" office:value-type="string" office:string-value="/wiki/TimPengembang/Pemaket/Panduan/" calcext:value-type="string">
            <text:p>/wiki/TimPengembang/Pemaket/Panduan/</text:p>
          </table:table-cell>
          <table:table-cell table:formula="of:=&quot;[ &quot;&amp;[.A887]&amp;&quot; ](&quot;&amp;[.C887]&amp;&quot;)&quot;" office:value-type="string" office:string-value="[ /wiki/TimPengembang/Pemaket/Panduan/ ](/wiki/TimPengembang/Pemaket/Panduan/)" calcext:value-type="string">
            <text:p>[ /wiki/TimPengembang/Pemaket/Panduan/ ](/wiki/TimPengembang/Pemaket/Panduan/)</text:p>
          </table:table-cell>
        </table:table-row>
        <table:table-row table:style-name="ro1">
          <table:table-cell office:value-type="string" calcext:value-type="string">
            <text:p>MembuatPaketDebian</text:p>
          </table:table-cell>
          <table:table-cell office:value-type="string" calcext:value-type="string">
            <text:p>MembuatPaketDebian.md</text:p>
          </table:table-cell>
          <table:table-cell table:formula="of:=[.$B$887]&amp;[.B888]" office:value-type="string" office:string-value="/wiki/TimPengembang/Pemaket/Panduan/MembuatPaketDebian.md" calcext:value-type="string">
            <text:p>/wiki/TimPengembang/Pemaket/Panduan/MembuatPaketDebian.md</text:p>
          </table:table-cell>
          <table:table-cell table:formula="of:=&quot;[ &quot;&amp;[.A888]&amp;&quot; ](&quot;&amp;[.C888]&amp;&quot;)&quot;" office:value-type="string" office:string-value="[ MembuatPaketDebian ](/wiki/TimPengembang/Pemaket/Panduan/MembuatPaketDebian.md)" calcext:value-type="string">
            <text:p>[ MembuatPaketDebian ](/wiki/TimPengembang/Pemaket/Panduan/MembuatPaketDebian.md)</text:p>
          </table:table-cell>
        </table:table-row>
        <table:table-row table:style-name="ro1">
          <table:table-cell office:value-type="string" calcext:value-type="string">
            <text:p>ProsedurPembuatanPaket</text:p>
          </table:table-cell>
          <table:table-cell office:value-type="string" calcext:value-type="string">
            <text:p>ProsedurPembuatanPaket.md</text:p>
          </table:table-cell>
          <table:table-cell table:formula="of:=[.$B$887]&amp;[.B889]" office:value-type="string" office:string-value="/wiki/TimPengembang/Pemaket/Panduan/ProsedurPembuatanPaket.md" calcext:value-type="string">
            <text:p>/wiki/TimPengembang/Pemaket/Panduan/ProsedurPembuatanPaket.md</text:p>
          </table:table-cell>
          <table:table-cell table:formula="of:=&quot;[ &quot;&amp;[.A889]&amp;&quot; ](&quot;&amp;[.C889]&amp;&quot;)&quot;" office:value-type="string" office:string-value="[ ProsedurPembuatanPaket ](/wiki/TimPengembang/Pemaket/Panduan/ProsedurPembuatanPaket.md)" calcext:value-type="string">
            <text:p>[ ProsedurPembuatanPaket ](/wiki/TimPengembang/Pemaket/Panduan/ProsedurPembuatanPake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PanduanPaketImpor/</text:p>
          </table:table-cell>
          <table:table-cell table:formula="of:=[.B891]" office:value-type="string" office:string-value="/wiki/TimPengembang/Pemaket/PanduanPaketImpor/" calcext:value-type="string">
            <text:p>/wiki/TimPengembang/Pemaket/PanduanPaketImpor/</text:p>
          </table:table-cell>
          <table:table-cell table:formula="of:=&quot;[ &quot;&amp;[.A891]&amp;&quot; ](&quot;&amp;[.C891]&amp;&quot;)&quot;" office:value-type="string" office:string-value="[ /wiki/TimPengembang/Pemaket/PanduanPaketImpor/ ](/wiki/TimPengembang/Pemaket/PanduanPaketImpor/)" calcext:value-type="string">
            <text:p>[ /wiki/TimPengembang/Pemaket/PanduanPaketImpor/ ](/wiki/TimPengembang/Pemaket/PanduanPaketImpor/)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apt.md</text:p>
          </table:table-cell>
          <table:table-cell table:formula="of:=[.$B$891]&amp;[.B892]" office:value-type="string" office:string-value="/wiki/TimPengembang/Pemaket/PanduanPaketImpor/apt.md" calcext:value-type="string">
            <text:p>/wiki/TimPengembang/Pemaket/PanduanPaketImpor/apt.md</text:p>
          </table:table-cell>
          <table:table-cell table:formula="of:=&quot;[ &quot;&amp;[.A892]&amp;&quot; ](&quot;&amp;[.C892]&amp;&quot;)&quot;" office:value-type="string" office:string-value="[ apt ](/wiki/TimPengembang/Pemaket/PanduanPaketImpor/apt.md)" calcext:value-type="string">
            <text:p>[ apt ](/wiki/TimPengembang/Pemaket/PanduanPaketImpor/apt.md)</text:p>
          </table:table-cell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base-files.md</text:p>
          </table:table-cell>
          <table:table-cell table:formula="of:=[.$B$891]&amp;[.B893]" office:value-type="string" office:string-value="/wiki/TimPengembang/Pemaket/PanduanPaketImpor/base-files.md" calcext:value-type="string">
            <text:p>/wiki/TimPengembang/Pemaket/PanduanPaketImpor/base-files.md</text:p>
          </table:table-cell>
          <table:table-cell table:formula="of:=&quot;[ &quot;&amp;[.A893]&amp;&quot; ](&quot;&amp;[.C893]&amp;&quot;)&quot;" office:value-type="string" office:string-value="[ base-files ](/wiki/TimPengembang/Pemaket/PanduanPaketImpor/base-files.md)" calcext:value-type="string">
            <text:p>[ base-files ](/wiki/TimPengembang/Pemaket/PanduanPaketImpor/base-files.md)</text:p>
          </table:table-cell>
        </table:table-row>
        <table:table-row table:style-name="ro1">
          <table:table-cell office:value-type="string" calcext:value-type="string">
            <text:p>blankonfirefox</text:p>
          </table:table-cell>
          <table:table-cell office:value-type="string" calcext:value-type="string">
            <text:p>blankonfirefox.md</text:p>
          </table:table-cell>
          <table:table-cell table:formula="of:=[.$B$891]&amp;[.B894]" office:value-type="string" office:string-value="/wiki/TimPengembang/Pemaket/PanduanPaketImpor/blankonfirefox.md" calcext:value-type="string">
            <text:p>/wiki/TimPengembang/Pemaket/PanduanPaketImpor/blankonfirefox.md</text:p>
          </table:table-cell>
          <table:table-cell table:formula="of:=&quot;[ &quot;&amp;[.A894]&amp;&quot; ](&quot;&amp;[.C894]&amp;&quot;)&quot;" office:value-type="string" office:string-value="[ blankonfirefox ](/wiki/TimPengembang/Pemaket/PanduanPaketImpor/blankonfirefox.md)" calcext:value-type="string">
            <text:p>[ blankonfirefox ](/wiki/TimPengembang/Pemaket/PanduanPaketImpor/blankonfirefox.md)</text:p>
          </table:table-cell>
        </table:table-row>
        <table:table-row table:style-name="ro1">
          <table:table-cell office:value-type="string" calcext:value-type="string">
            <text:p>chromium-browser</text:p>
          </table:table-cell>
          <table:table-cell office:value-type="string" calcext:value-type="string">
            <text:p>chromium-browser.md</text:p>
          </table:table-cell>
          <table:table-cell table:formula="of:=[.$B$891]&amp;[.B895]" office:value-type="string" office:string-value="/wiki/TimPengembang/Pemaket/PanduanPaketImpor/chromium-browser.md" calcext:value-type="string">
            <text:p>/wiki/TimPengembang/Pemaket/PanduanPaketImpor/chromium-browser.md</text:p>
          </table:table-cell>
          <table:table-cell table:formula="of:=&quot;[ &quot;&amp;[.A895]&amp;&quot; ](&quot;&amp;[.C895]&amp;&quot;)&quot;" office:value-type="string" office:string-value="[ chromium-browser ](/wiki/TimPengembang/Pemaket/PanduanPaketImpor/chromium-browser.md)" calcext:value-type="string">
            <text:p>[ chromium-browser ](/wiki/TimPengembang/Pemaket/PanduanPaketImpor/chromium-browser.md)</text:p>
          </table:table-cell>
        </table:table-row>
        <table:table-row table:style-name="ro1">
          <table:table-cell office:value-type="string" calcext:value-type="string">
            <text:p>debootstrap</text:p>
          </table:table-cell>
          <table:table-cell office:value-type="string" calcext:value-type="string">
            <text:p>debootstrap.md</text:p>
          </table:table-cell>
          <table:table-cell table:formula="of:=[.$B$891]&amp;[.B896]" office:value-type="string" office:string-value="/wiki/TimPengembang/Pemaket/PanduanPaketImpor/debootstrap.md" calcext:value-type="string">
            <text:p>/wiki/TimPengembang/Pemaket/PanduanPaketImpor/debootstrap.md</text:p>
          </table:table-cell>
          <table:table-cell table:formula="of:=&quot;[ &quot;&amp;[.A896]&amp;&quot; ](&quot;&amp;[.C896]&amp;&quot;)&quot;" office:value-type="string" office:string-value="[ debootstrap ](/wiki/TimPengembang/Pemaket/PanduanPaketImpor/debootstrap.md)" calcext:value-type="string">
            <text:p>[ debootstrap ](/wiki/TimPengembang/Pemaket/PanduanPaketImpor/debootstrap.md)</text:p>
          </table:table-cell>
        </table:table-row>
        <table:table-row table:style-name="ro1">
          <table:table-cell office:value-type="string" calcext:value-type="string">
            <text:p>firefox-3.0</text:p>
          </table:table-cell>
          <table:table-cell office:value-type="string" calcext:value-type="string">
            <text:p>firefox-3.0.md</text:p>
          </table:table-cell>
          <table:table-cell table:formula="of:=[.$B$891]&amp;[.B897]" office:value-type="string" office:string-value="/wiki/TimPengembang/Pemaket/PanduanPaketImpor/firefox-3.0.md" calcext:value-type="string">
            <text:p>/wiki/TimPengembang/Pemaket/PanduanPaketImpor/firefox-3.0.md</text:p>
          </table:table-cell>
          <table:table-cell table:formula="of:=&quot;[ &quot;&amp;[.A897]&amp;&quot; ](&quot;&amp;[.C897]&amp;&quot;)&quot;" office:value-type="string" office:string-value="[ firefox-3.0 ](/wiki/TimPengembang/Pemaket/PanduanPaketImpor/firefox-3.0.md)" calcext:value-type="string">
            <text:p>[ firefox-3.0 ](/wiki/TimPengembang/Pemaket/PanduanPaketImpor/firefox-3.0.md)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firefox.md</text:p>
          </table:table-cell>
          <table:table-cell table:formula="of:=[.$B$891]&amp;[.B898]" office:value-type="string" office:string-value="/wiki/TimPengembang/Pemaket/PanduanPaketImpor/firefox.md" calcext:value-type="string">
            <text:p>/wiki/TimPengembang/Pemaket/PanduanPaketImpor/firefox.md</text:p>
          </table:table-cell>
          <table:table-cell table:formula="of:=&quot;[ &quot;&amp;[.A898]&amp;&quot; ](&quot;&amp;[.C898]&amp;&quot;)&quot;" office:value-type="string" office:string-value="[ firefox ](/wiki/TimPengembang/Pemaket/PanduanPaketImpor/firefox.md)" calcext:value-type="string">
            <text:p>[ firefox ](/wiki/TimPengembang/Pemaket/PanduanPaketImpor/firefox.md)</text:p>
          </table:table-cell>
        </table:table-row>
        <table:table-row table:style-name="ro1">
          <table:table-cell office:value-type="string" calcext:value-type="string">
            <text:p>gnome-panel</text:p>
          </table:table-cell>
          <table:table-cell office:value-type="string" calcext:value-type="string">
            <text:p>gnome-panel.md</text:p>
          </table:table-cell>
          <table:table-cell table:formula="of:=[.$B$891]&amp;[.B899]" office:value-type="string" office:string-value="/wiki/TimPengembang/Pemaket/PanduanPaketImpor/gnome-panel.md" calcext:value-type="string">
            <text:p>/wiki/TimPengembang/Pemaket/PanduanPaketImpor/gnome-panel.md</text:p>
          </table:table-cell>
          <table:table-cell table:formula="of:=&quot;[ &quot;&amp;[.A899]&amp;&quot; ](&quot;&amp;[.C899]&amp;&quot;)&quot;" office:value-type="string" office:string-value="[ gnome-panel ](/wiki/TimPengembang/Pemaket/PanduanPaketImpor/gnome-panel.md)" calcext:value-type="string">
            <text:p>[ gnome-panel ](/wiki/TimPengembang/Pemaket/PanduanPaketImpor/gnome-panel.md)</text:p>
          </table:table-cell>
        </table:table-row>
        <table:table-row table:style-name="ro1">
          <table:table-cell office:value-type="string" calcext:value-type="string">
            <text:p>gnome-session</text:p>
          </table:table-cell>
          <table:table-cell office:value-type="string" calcext:value-type="string">
            <text:p>gnome-session.md</text:p>
          </table:table-cell>
          <table:table-cell table:formula="of:=[.$B$891]&amp;[.B900]" office:value-type="string" office:string-value="/wiki/TimPengembang/Pemaket/PanduanPaketImpor/gnome-session.md" calcext:value-type="string">
            <text:p>/wiki/TimPengembang/Pemaket/PanduanPaketImpor/gnome-session.md</text:p>
          </table:table-cell>
          <table:table-cell table:formula="of:=&quot;[ &quot;&amp;[.A900]&amp;&quot; ](&quot;&amp;[.C900]&amp;&quot;)&quot;" office:value-type="string" office:string-value="[ gnome-session ](/wiki/TimPengembang/Pemaket/PanduanPaketImpor/gnome-session.md)" calcext:value-type="string">
            <text:p>[ gnome-session ](/wiki/TimPengembang/Pemaket/PanduanPaketImpor/gnome-session.md)</text:p>
          </table:table-cell>
        </table:table-row>
        <table:table-row table:style-name="ro1">
          <table:table-cell office:value-type="string" calcext:value-type="string">
            <text:p>human-icon-theme</text:p>
          </table:table-cell>
          <table:table-cell office:value-type="string" calcext:value-type="string">
            <text:p>human-icon-theme.md</text:p>
          </table:table-cell>
          <table:table-cell table:formula="of:=[.$B$891]&amp;[.B901]" office:value-type="string" office:string-value="/wiki/TimPengembang/Pemaket/PanduanPaketImpor/human-icon-theme.md" calcext:value-type="string">
            <text:p>/wiki/TimPengembang/Pemaket/PanduanPaketImpor/human-icon-theme.md</text:p>
          </table:table-cell>
          <table:table-cell table:formula="of:=&quot;[ &quot;&amp;[.A901]&amp;&quot; ](&quot;&amp;[.C901]&amp;&quot;)&quot;" office:value-type="string" office:string-value="[ human-icon-theme ](/wiki/TimPengembang/Pemaket/PanduanPaketImpor/human-icon-theme.md)" calcext:value-type="string">
            <text:p>[ human-icon-theme ](/wiki/TimPengembang/Pemaket/PanduanPaketImpor/human-icon-theme.md)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Kernel.md</text:p>
          </table:table-cell>
          <table:table-cell table:formula="of:=[.$B$891]&amp;[.B902]" office:value-type="string" office:string-value="/wiki/TimPengembang/Pemaket/PanduanPaketImpor/Kernel.md" calcext:value-type="string">
            <text:p>/wiki/TimPengembang/Pemaket/PanduanPaketImpor/Kernel.md</text:p>
          </table:table-cell>
          <table:table-cell table:formula="of:=&quot;[ &quot;&amp;[.A902]&amp;&quot; ](&quot;&amp;[.C902]&amp;&quot;)&quot;" office:value-type="string" office:string-value="[ Kernel ](/wiki/TimPengembang/Pemaket/PanduanPaketImpor/Kernel.md)" calcext:value-type="string">
            <text:p>[ Kernel ](/wiki/TimPengembang/Pemaket/PanduanPaketImpor/Kernel.md)</text:p>
          </table:table-cell>
        </table:table-row>
        <table:table-row table:style-name="ro1">
          <table:table-cell office:value-type="string" calcext:value-type="string">
            <text:p>liberation-fonts</text:p>
          </table:table-cell>
          <table:table-cell office:value-type="string" calcext:value-type="string">
            <text:p>liberation-fonts.md</text:p>
          </table:table-cell>
          <table:table-cell table:formula="of:=[.$B$891]&amp;[.B903]" office:value-type="string" office:string-value="/wiki/TimPengembang/Pemaket/PanduanPaketImpor/liberation-fonts.md" calcext:value-type="string">
            <text:p>/wiki/TimPengembang/Pemaket/PanduanPaketImpor/liberation-fonts.md</text:p>
          </table:table-cell>
          <table:table-cell table:formula="of:=&quot;[ &quot;&amp;[.A903]&amp;&quot; ](&quot;&amp;[.C903]&amp;&quot;)&quot;" office:value-type="string" office:string-value="[ liberation-fonts ](/wiki/TimPengembang/Pemaket/PanduanPaketImpor/liberation-fonts.md)" calcext:value-type="string">
            <text:p>[ liberation-fonts ](/wiki/TimPengembang/Pemaket/PanduanPaketImpor/liberation-fonts.md)</text:p>
          </table:table-cell>
        </table:table-row>
        <table:table-row table:style-name="ro1">
          <table:table-cell office:value-type="string" calcext:value-type="string">
            <text:p>localechooser</text:p>
          </table:table-cell>
          <table:table-cell office:value-type="string" calcext:value-type="string">
            <text:p>localechooser.md</text:p>
          </table:table-cell>
          <table:table-cell table:formula="of:=[.$B$891]&amp;[.B904]" office:value-type="string" office:string-value="/wiki/TimPengembang/Pemaket/PanduanPaketImpor/localechooser.md" calcext:value-type="string">
            <text:p>/wiki/TimPengembang/Pemaket/PanduanPaketImpor/localechooser.md</text:p>
          </table:table-cell>
          <table:table-cell table:formula="of:=&quot;[ &quot;&amp;[.A904]&amp;&quot; ](&quot;&amp;[.C904]&amp;&quot;)&quot;" office:value-type="string" office:string-value="[ localechooser ](/wiki/TimPengembang/Pemaket/PanduanPaketImpor/localechooser.md)" calcext:value-type="string">
            <text:p>[ localechooser ](/wiki/TimPengembang/Pemaket/PanduanPaketImpor/localechooser.md)</text:p>
          </table:table-cell>
        </table:table-row>
        <table:table-row table:style-name="ro1">
          <table:table-cell office:value-type="string" calcext:value-type="string">
            <text:p>main-menu</text:p>
          </table:table-cell>
          <table:table-cell office:value-type="string" calcext:value-type="string">
            <text:p>main-menu.md</text:p>
          </table:table-cell>
          <table:table-cell table:formula="of:=[.$B$891]&amp;[.B905]" office:value-type="string" office:string-value="/wiki/TimPengembang/Pemaket/PanduanPaketImpor/main-menu.md" calcext:value-type="string">
            <text:p>/wiki/TimPengembang/Pemaket/PanduanPaketImpor/main-menu.md</text:p>
          </table:table-cell>
          <table:table-cell table:formula="of:=&quot;[ &quot;&amp;[.A905]&amp;&quot; ](&quot;&amp;[.C905]&amp;&quot;)&quot;" office:value-type="string" office:string-value="[ main-menu ](/wiki/TimPengembang/Pemaket/PanduanPaketImpor/main-menu.md)" calcext:value-type="string">
            <text:p>[ main-menu ](/wiki/TimPengembang/Pemaket/PanduanPaketImpor/main-menu.md)</text:p>
          </table:table-cell>
        </table:table-row>
        <table:table-row table:style-name="ro1">
          <table:table-cell office:value-type="string" calcext:value-type="string">
            <text:p>openoffice.org</text:p>
          </table:table-cell>
          <table:table-cell office:value-type="string" calcext:value-type="string">
            <text:p>openoffice.org.md</text:p>
          </table:table-cell>
          <table:table-cell table:formula="of:=[.$B$891]&amp;[.B906]" office:value-type="string" office:string-value="/wiki/TimPengembang/Pemaket/PanduanPaketImpor/openoffice.org.md" calcext:value-type="string">
            <text:p>/wiki/TimPengembang/Pemaket/PanduanPaketImpor/openoffice.org.md</text:p>
          </table:table-cell>
          <table:table-cell table:formula="of:=&quot;[ &quot;&amp;[.A906]&amp;&quot; ](&quot;&amp;[.C906]&amp;&quot;)&quot;" office:value-type="string" office:string-value="[ openoffice.org ](/wiki/TimPengembang/Pemaket/PanduanPaketImpor/openoffice.org.md)" calcext:value-type="string">
            <text:p>[ openoffice.org ](/wiki/TimPengembang/Pemaket/PanduanPaketImpor/openoffice.org.md)</text:p>
          </table:table-cell>
        </table:table-row>
        <table:table-row table:style-name="ro1">
          <table:table-cell office:value-type="string" calcext:value-type="string">
            <text:p>PanduanPaketImpor</text:p>
          </table:table-cell>
          <table:table-cell office:value-type="string" calcext:value-type="string">
            <text:p>PanduanPaketImpor.md</text:p>
          </table:table-cell>
          <table:table-cell table:formula="of:=[.$B$891]&amp;[.B907]" office:value-type="string" office:string-value="/wiki/TimPengembang/Pemaket/PanduanPaketImpor/PanduanPaketImpor.md" calcext:value-type="string">
            <text:p>/wiki/TimPengembang/Pemaket/PanduanPaketImpor/PanduanPaketImpor.md</text:p>
          </table:table-cell>
          <table:table-cell table:formula="of:=&quot;[ &quot;&amp;[.A907]&amp;&quot; ](&quot;&amp;[.C907]&amp;&quot;)&quot;" office:value-type="string" office:string-value="[ PanduanPaketImpor ](/wiki/TimPengembang/Pemaket/PanduanPaketImpor/PanduanPaketImpor.md)" calcext:value-type="string">
            <text:p>[ PanduanPaketImpor ](/wiki/TimPengembang/Pemaket/PanduanPaketImpor/PanduanPaketImpor.md)</text:p>
          </table:table-cell>
        </table:table-row>
        <table:table-row table:style-name="ro1">
          <table:table-cell office:value-type="string" calcext:value-type="string">
            <text:p>python-apt</text:p>
          </table:table-cell>
          <table:table-cell office:value-type="string" calcext:value-type="string">
            <text:p>python-apt.md</text:p>
          </table:table-cell>
          <table:table-cell table:formula="of:=[.$B$891]&amp;[.B908]" office:value-type="string" office:string-value="/wiki/TimPengembang/Pemaket/PanduanPaketImpor/python-apt.md" calcext:value-type="string">
            <text:p>/wiki/TimPengembang/Pemaket/PanduanPaketImpor/python-apt.md</text:p>
          </table:table-cell>
          <table:table-cell table:formula="of:=&quot;[ &quot;&amp;[.A908]&amp;&quot; ](&quot;&amp;[.C908]&amp;&quot;)&quot;" office:value-type="string" office:string-value="[ python-apt ](/wiki/TimPengembang/Pemaket/PanduanPaketImpor/python-apt.md)" calcext:value-type="string">
            <text:p>[ python-apt ](/wiki/TimPengembang/Pemaket/PanduanPaketImpor/python-apt.md)</text:p>
          </table:table-cell>
        </table:table-row>
        <table:table-row table:style-name="ro1">
          <table:table-cell office:value-type="string" calcext:value-type="string">
            <text:p>python-django</text:p>
          </table:table-cell>
          <table:table-cell office:value-type="string" calcext:value-type="string">
            <text:p>python-django.md</text:p>
          </table:table-cell>
          <table:table-cell table:formula="of:=[.$B$891]&amp;[.B909]" office:value-type="string" office:string-value="/wiki/TimPengembang/Pemaket/PanduanPaketImpor/python-django.md" calcext:value-type="string">
            <text:p>/wiki/TimPengembang/Pemaket/PanduanPaketImpor/python-django.md</text:p>
          </table:table-cell>
          <table:table-cell table:formula="of:=&quot;[ &quot;&amp;[.A909]&amp;&quot; ](&quot;&amp;[.C909]&amp;&quot;)&quot;" office:value-type="string" office:string-value="[ python-django ](/wiki/TimPengembang/Pemaket/PanduanPaketImpor/python-django.md)" calcext:value-type="string">
            <text:p>[ python-django ](/wiki/TimPengembang/Pemaket/PanduanPaketImpor/python-django.md)</text:p>
          </table:table-cell>
        </table:table-row>
        <table:table-row table:style-name="ro1">
          <table:table-cell office:value-type="string" calcext:value-type="string">
            <text:p>tango-icon-theme</text:p>
          </table:table-cell>
          <table:table-cell office:value-type="string" calcext:value-type="string">
            <text:p>tango-icon-theme.md</text:p>
          </table:table-cell>
          <table:table-cell table:formula="of:=[.$B$891]&amp;[.B910]" office:value-type="string" office:string-value="/wiki/TimPengembang/Pemaket/PanduanPaketImpor/tango-icon-theme.md" calcext:value-type="string">
            <text:p>/wiki/TimPengembang/Pemaket/PanduanPaketImpor/tango-icon-theme.md</text:p>
          </table:table-cell>
          <table:table-cell table:formula="of:=&quot;[ &quot;&amp;[.A910]&amp;&quot; ](&quot;&amp;[.C910]&amp;&quot;)&quot;" office:value-type="string" office:string-value="[ tango-icon-theme ](/wiki/TimPengembang/Pemaket/PanduanPaketImpor/tango-icon-theme.md)" calcext:value-type="string">
            <text:p>[ tango-icon-theme ](/wiki/TimPengembang/Pemaket/PanduanPaketImpor/tango-icon-theme.md)</text:p>
          </table:table-cell>
        </table:table-row>
        <table:table-row table:style-name="ro1">
          <table:table-cell office:value-type="string" calcext:value-type="string">
            <text:p>tasksel</text:p>
          </table:table-cell>
          <table:table-cell office:value-type="string" calcext:value-type="string">
            <text:p>tasksel.md</text:p>
          </table:table-cell>
          <table:table-cell table:formula="of:=[.$B$891]&amp;[.B911]" office:value-type="string" office:string-value="/wiki/TimPengembang/Pemaket/PanduanPaketImpor/tasksel.md" calcext:value-type="string">
            <text:p>/wiki/TimPengembang/Pemaket/PanduanPaketImpor/tasksel.md</text:p>
          </table:table-cell>
          <table:table-cell table:formula="of:=&quot;[ &quot;&amp;[.A911]&amp;&quot; ](&quot;&amp;[.C911]&amp;&quot;)&quot;" office:value-type="string" office:string-value="[ tasksel ](/wiki/TimPengembang/Pemaket/PanduanPaketImpor/tasksel.md)" calcext:value-type="string">
            <text:p>[ tasksel ](/wiki/TimPengembang/Pemaket/PanduanPaketImpor/tasksel.md)</text:p>
          </table:table-cell>
        </table:table-row>
        <table:table-row table:style-name="ro1">
          <table:table-cell office:value-type="string" calcext:value-type="string">
            <text:p>ubiquity</text:p>
          </table:table-cell>
          <table:table-cell office:value-type="string" calcext:value-type="string">
            <text:p>ubiquity.md</text:p>
          </table:table-cell>
          <table:table-cell table:formula="of:=[.$B$891]&amp;[.B912]" office:value-type="string" office:string-value="/wiki/TimPengembang/Pemaket/PanduanPaketImpor/ubiquity.md" calcext:value-type="string">
            <text:p>/wiki/TimPengembang/Pemaket/PanduanPaketImpor/ubiquity.md</text:p>
          </table:table-cell>
          <table:table-cell table:formula="of:=&quot;[ &quot;&amp;[.A912]&amp;&quot; ](&quot;&amp;[.C912]&amp;&quot;)&quot;" office:value-type="string" office:string-value="[ ubiquity ](/wiki/TimPengembang/Pemaket/PanduanPaketImpor/ubiquity.md)" calcext:value-type="string">
            <text:p>[ ubiquity ](/wiki/TimPengembang/Pemaket/PanduanPaketImpor/ubiquity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Perkembangan/</text:p>
          </table:table-cell>
          <table:table-cell table:formula="of:=[.B914]" office:value-type="string" office:string-value="/wiki/TimPengembang/Pemaket/Perkembangan/" calcext:value-type="string">
            <text:p>/wiki/TimPengembang/Pemaket/Perkembangan/</text:p>
          </table:table-cell>
          <table:table-cell table:formula="of:=&quot;[ &quot;&amp;[.A914]&amp;&quot; ](&quot;&amp;[.C914]&amp;&quot;)&quot;" office:value-type="string" office:string-value="[ /wiki/TimPengembang/Pemaket/Perkembangan/ ](/wiki/TimPengembang/Pemaket/Perkembangan/)" calcext:value-type="string">
            <text:p>[ /wiki/TimPengembang/Pemaket/Perkembangan/ ](/wiki/TimPengembang/Pemaket/Perkembangan/)</text:p>
          </table:table-cell>
        </table:table-row>
        <table:table-row table:style-name="ro1">
          <table:table-cell office:value-type="string" calcext:value-type="string">
            <text:p>blankon-artwork</text:p>
          </table:table-cell>
          <table:table-cell office:value-type="string" calcext:value-type="string">
            <text:p>blankon-artwork.md</text:p>
          </table:table-cell>
          <table:table-cell table:formula="of:=[.$B$814]&amp;[.B915]" office:value-type="string" office:string-value="DaftarPaketKhas.mdblankon-artwork.md" calcext:value-type="string">
            <text:p>DaftarPaketKhas.mdblankon-artwork.md</text:p>
          </table:table-cell>
          <table:table-cell table:formula="of:=&quot;[ &quot;&amp;[.A915]&amp;&quot; ](&quot;&amp;[.C915]&amp;&quot;)&quot;" office:value-type="string" office:string-value="[ blankon-artwork ](DaftarPaketKhas.mdblankon-artwork.md)" calcext:value-type="string">
            <text:p>[ blankon-artwork ](DaftarPaketKhas.mdblankon-artwork.md)</text:p>
          </table:table-cell>
        </table:table-row>
        <table:table-row table:style-name="ro1">
          <table:table-cell office:value-type="string" calcext:value-type="string">
            <text:p>liberation</text:p>
          </table:table-cell>
          <table:table-cell office:value-type="string" calcext:value-type="string">
            <text:p>liberation.md</text:p>
          </table:table-cell>
          <table:table-cell table:formula="of:=[.$B$814]&amp;[.B916]" office:value-type="string" office:string-value="DaftarPaketKhas.mdliberation.md" calcext:value-type="string">
            <text:p>DaftarPaketKhas.mdliberation.md</text:p>
          </table:table-cell>
          <table:table-cell table:formula="of:=&quot;[ &quot;&amp;[.A916]&amp;&quot; ](&quot;&amp;[.C916]&amp;&quot;)&quot;" office:value-type="string" office:string-value="[ liberation ](DaftarPaketKhas.mdliberation.md)" calcext:value-type="string">
            <text:p>[ liberation ](DaftarPaketKhas.mdliberation.md)</text:p>
          </table:table-cell>
        </table:table-row>
        <table:table-row table:style-name="ro1">
          <table:table-cell office:value-type="string" calcext:value-type="string">
            <text:p>Perkembangan</text:p>
          </table:table-cell>
          <table:table-cell office:value-type="string" calcext:value-type="string">
            <text:p>Perkembangan.md</text:p>
          </table:table-cell>
          <table:table-cell table:formula="of:=[.$B$814]&amp;[.B917]" office:value-type="string" office:string-value="DaftarPaketKhas.mdPerkembangan.md" calcext:value-type="string">
            <text:p>DaftarPaketKhas.mdPerkembangan.md</text:p>
          </table:table-cell>
          <table:table-cell table:formula="of:=&quot;[ &quot;&amp;[.A917]&amp;&quot; ](&quot;&amp;[.C917]&amp;&quot;)&quot;" office:value-type="string" office:string-value="[ Perkembangan ](DaftarPaketKhas.mdPerkembangan.md)" calcext:value-type="string">
            <text:p>[ Perkembangan ](DaftarPaketKhas.mdPerkembangan.md)</text:p>
          </table:table-cell>
        </table:table-row>
        <table:table-row table:style-name="ro1">
          <table:table-cell office:value-type="string" calcext:value-type="string">
            <text:p>pidgin</text:p>
          </table:table-cell>
          <table:table-cell office:value-type="string" calcext:value-type="string">
            <text:p>pidgin.md</text:p>
          </table:table-cell>
          <table:table-cell table:formula="of:=[.$B$814]&amp;[.B918]" office:value-type="string" office:string-value="DaftarPaketKhas.mdpidgin.md" calcext:value-type="string">
            <text:p>DaftarPaketKhas.mdpidgin.md</text:p>
          </table:table-cell>
          <table:table-cell table:formula="of:=&quot;[ &quot;&amp;[.A918]&amp;&quot; ](&quot;&amp;[.C918]&amp;&quot;)&quot;" office:value-type="string" office:string-value="[ pidgin ](DaftarPaketKhas.mdpidgin.md)" calcext:value-type="string">
            <text:p>[ pidgin ](DaftarPaketKhas.mdpidgi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Tutorial/</text:p>
          </table:table-cell>
          <table:table-cell table:formula="of:=[.B920]" office:value-type="string" office:string-value="/wiki/TimPengembang/Pemaket/Tutorial/" calcext:value-type="string">
            <text:p>/wiki/TimPengembang/Pemaket/Tutorial/</text:p>
          </table:table-cell>
          <table:table-cell table:formula="of:=&quot;[ &quot;&amp;[.A920]&amp;&quot; ](&quot;&amp;[.C920]&amp;&quot;)&quot;" office:value-type="string" office:string-value="[ /wiki/TimPengembang/Pemaket/Tutorial/ ](/wiki/TimPengembang/Pemaket/Tutorial/)" calcext:value-type="string">
            <text:p>[ /wiki/TimPengembang/Pemaket/Tutorial/ ](/wiki/TimPengembang/Pemaket/Tutorial/)</text:p>
          </table:table-cell>
        </table:table-row>
        <table:table-row table:style-name="ro1">
          <table:table-cell office:value-type="string" calcext:value-type="string">
            <text:p>MencariNamaAplikasi</text:p>
          </table:table-cell>
          <table:table-cell office:value-type="string" calcext:value-type="string">
            <text:p>MencariNamaAplikasi.md</text:p>
          </table:table-cell>
          <table:table-cell table:formula="of:=[.$B$920]&amp;[.B921]" office:value-type="string" office:string-value="/wiki/TimPengembang/Pemaket/Tutorial/MencariNamaAplikasi.md" calcext:value-type="string">
            <text:p>/wiki/TimPengembang/Pemaket/Tutorial/MencariNamaAplikasi.md</text:p>
          </table:table-cell>
          <table:table-cell table:formula="of:=&quot;[ &quot;&amp;[.A921]&amp;&quot; ](&quot;&amp;[.C921]&amp;&quot;)&quot;" office:value-type="string" office:string-value="[ MencariNamaAplikasi ](/wiki/TimPengembang/Pemaket/Tutorial/MencariNamaAplikasi.md)" calcext:value-type="string">
            <text:p>[ MencariNamaAplikasi ](/wiki/TimPengembang/Pemaket/Tutorial/MencariNamaAplikasi.md)</text:p>
          </table:table-cell>
        </table:table-row>
        <table:table-row table:style-name="ro1">
          <table:table-cell office:value-type="string" calcext:value-type="string">
            <text:p>PengenalanBazaar</text:p>
          </table:table-cell>
          <table:table-cell office:value-type="string" calcext:value-type="string">
            <text:p>PengenalanBazaar.md</text:p>
          </table:table-cell>
          <table:table-cell table:formula="of:=[.$B$920]&amp;[.B922]" office:value-type="string" office:string-value="/wiki/TimPengembang/Pemaket/Tutorial/PengenalanBazaar.md" calcext:value-type="string">
            <text:p>/wiki/TimPengembang/Pemaket/Tutorial/PengenalanBazaar.md</text:p>
          </table:table-cell>
          <table:table-cell table:formula="of:=&quot;[ &quot;&amp;[.A922]&amp;&quot; ](&quot;&amp;[.C922]&amp;&quot;)&quot;" office:value-type="string" office:string-value="[ PengenalanBazaar ](/wiki/TimPengembang/Pemaket/Tutorial/PengenalanBazaar.md)" calcext:value-type="string">
            <text:p>[ PengenalanBazaar ](/wiki/TimPengembang/Pemaket/Tutorial/PengenalanBazaar.md)</text:p>
          </table:table-cell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Tutorial.md</text:p>
          </table:table-cell>
          <table:table-cell table:formula="of:=[.$B$920]&amp;[.B923]" office:value-type="string" office:string-value="/wiki/TimPengembang/Pemaket/Tutorial/Tutorial.md" calcext:value-type="string">
            <text:p>/wiki/TimPengembang/Pemaket/Tutorial/Tutorial.md</text:p>
          </table:table-cell>
          <table:table-cell table:formula="of:=&quot;[ &quot;&amp;[.A923]&amp;&quot; ](&quot;&amp;[.C923]&amp;&quot;)&quot;" office:value-type="string" office:string-value="[ Tutorial ](/wiki/TimPengembang/Pemaket/Tutorial/Tutorial.md)" calcext:value-type="string">
            <text:p>[ Tutorial ](/wiki/TimPengembang/Pemaket/Tutorial/Tutorial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Riset/</text:p>
          </table:table-cell>
          <table:table-cell table:formula="of:=[.B925]" office:value-type="string" office:string-value="/wiki/TimPengembang/Riset/" calcext:value-type="string">
            <text:p>/wiki/TimPengembang/Riset/</text:p>
          </table:table-cell>
          <table:table-cell table:formula="of:=&quot;[ &quot;&amp;[.A925]&amp;&quot; ](&quot;&amp;[.C925]&amp;&quot;)&quot;" office:value-type="string" office:string-value="[ /wiki/TimPengembang/Riset/ ](/wiki/TimPengembang/Riset/)" calcext:value-type="string">
            <text:p>[ /wiki/TimPengembang/Riset/ ](/wiki/TimPengembang/Riset/)</text:p>
          </table:table-cell>
        </table:table-row>
        <table:table-row table:style-name="ro1">
          <table:table-cell office:value-type="string" calcext:value-type="string">
            <text:p>Log2012101</text:p>
          </table:table-cell>
          <table:table-cell office:value-type="string" calcext:value-type="string">
            <text:p>Log2012101.md</text:p>
          </table:table-cell>
          <table:table-cell table:formula="of:=[.$B$925]&amp;[.B926]" office:value-type="string" office:string-value="/wiki/TimPengembang/Riset/Log2012101.md" calcext:value-type="string">
            <text:p>/wiki/TimPengembang/Riset/Log2012101.md</text:p>
          </table:table-cell>
          <table:table-cell table:formula="of:=&quot;[ &quot;&amp;[.A926]&amp;&quot; ](&quot;&amp;[.C926]&amp;&quot;)&quot;" office:value-type="string" office:string-value="[ Log2012101 ](/wiki/TimPengembang/Riset/Log2012101.md)" calcext:value-type="string">
            <text:p>[ Log2012101 ](/wiki/TimPengembang/Riset/Log2012101.md)</text:p>
          </table:table-cell>
        </table:table-row>
        <table:table-row table:style-name="ro1">
          <table:table-cell office:value-type="string" calcext:value-type="string">
            <text:p>LokakaryaDasarJQuery</text:p>
          </table:table-cell>
          <table:table-cell office:value-type="string" calcext:value-type="string">
            <text:p>LokakaryaDasarJQuery.md</text:p>
          </table:table-cell>
          <table:table-cell table:formula="of:=[.$B$925]&amp;[.B927]" office:value-type="string" office:string-value="/wiki/TimPengembang/Riset/LokakaryaDasarJQuery.md" calcext:value-type="string">
            <text:p>/wiki/TimPengembang/Riset/LokakaryaDasarJQuery.md</text:p>
          </table:table-cell>
          <table:table-cell table:formula="of:=&quot;[ &quot;&amp;[.A927]&amp;&quot; ](&quot;&amp;[.C927]&amp;&quot;)&quot;" office:value-type="string" office:string-value="[ LokakaryaDasarJQuery ](/wiki/TimPengembang/Riset/LokakaryaDasarJQuery.md)" calcext:value-type="string">
            <text:p>[ LokakaryaDasarJQuery ](/wiki/TimPengembang/Riset/LokakaryaDasarJQuery.md)</text:p>
          </table:table-cell>
        </table:table-row>
        <table:table-row table:style-name="ro1">
          <table:table-cell office:value-type="string" calcext:value-type="string">
            <text:p>Riset</text:p>
          </table:table-cell>
          <table:table-cell office:value-type="string" calcext:value-type="string">
            <text:p>Riset.md</text:p>
          </table:table-cell>
          <table:table-cell table:formula="of:=[.$B$925]&amp;[.B928]" office:value-type="string" office:string-value="/wiki/TimPengembang/Riset/Riset.md" calcext:value-type="string">
            <text:p>/wiki/TimPengembang/Riset/Riset.md</text:p>
          </table:table-cell>
          <table:table-cell table:formula="of:=&quot;[ &quot;&amp;[.A928]&amp;&quot; ](&quot;&amp;[.C928]&amp;&quot;)&quot;" office:value-type="string" office:string-value="[ Riset ](/wiki/TimPengembang/Riset/Riset.md)" calcext:value-type="string">
            <text:p>[ Riset ](/wiki/TimPengembang/Riset/Riset.md)</text:p>
          </table:table-cell>
        </table:table-row>
        <table:table-row table:style-name="ro1">
          <table:table-cell office:value-type="string" calcext:value-type="string">
            <text:p>faiq@dell/~/Dropbox/wiki$ ls -R -X -1</text:p>
          </table:table-cell>
          <table:table-cell table:number-columns-repeated="3"/>
        </table:table-row>
      </table:table>
      <table:table table:name="Kategori" table:style-name="ta1">
        <table:table-column table:style-name="co4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 text:c="2"/>* [ BlanKonf ](/wiki/Acara/BlanKon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* [ BlanKopdar ](/wiki/Acara/BlanKopd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* [ Tantangan ](/wiki/Acara/Tantanga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* [ ILC2007 ](/wiki/Acara/ILC2007.md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[ /wiki/Acara/ ](/wiki/Acara/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* <text:s/>[ /wiki/Acara/BlanKoding/ ](/wiki/Acara/BlanKoding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ding2005 ](/wiki/Acara/BlanKoding/BlanKoding2005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ding2006 ](/wiki/Acara/BlanKoding/BlanKoding2006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ding2013 ](/wiki/Acara/BlanKoding/BlanKoding2013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ding2017 ](/wiki/Acara/BlanKoding/BlanKoding2017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andidatTantanganBlankOn ](/wiki/Acara/BlanKoding/KandidatTantanganBlankO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cara/BlanKonf/ ](/wiki/Acara/BlanKonf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/wiki/Acara/BlanKonf/BlanKonf2009/ ](/wiki/Acara/BlanKonf/BlanKonf2009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caraBlanKonf2009 ](/wiki/Acara/BlanKonf/BlanKonf2009/AcaraBlanKonf2009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iapanPanitiaLokal ](/wiki/Acara/BlanKonf/BlanKonf2009/BlanKonf2009PeriapanPanitiaLoka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Acara ](/wiki/Acara/BlanKonf/BlanKonf2009/BlanKonf2009PersiapanAc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BukletSponsor ](/wiki/Acara/BlanKonf/BlanKonf2009/BlanKonf2009PersiapanBukletSpons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DaftarPembicaraPanitia ](/wiki/Acara/BlanKonf/BlanKonf2009/BlanKonf2009PersiapanDaftarPembicaraPanit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DaftarPeserta ](/wiki/Acara/BlanKonf/BlanKonf2009/BlanKonf2009PersiapanDaftarPeserta.md) <text:s/>*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 ](/wiki/Acara/BlanKonf/BlanKonf2009/BlanKonf2009Persiap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Peralatan ](/wiki/Acara/BlanKonf/BlanKonf2009/BlanKonf2009PersiapanPeralat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Publikasi ](/wiki/Acara/BlanKonf/BlanKonf2009/BlanKonf2009PersiapanPublik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TargetSponsor ](/wiki/Acara/BlanKonf/BlanKonf2009/BlanKonf2009PersiapanTargetSpons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resentasi ](/wiki/Acara/BlanKonf/BlanKonf2009/BlanKonf2009Present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Acara/BlanKonf/BlanKonf2010/ ](/wiki/Acara/BlanKonf/BlanKonf2010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caraBlanKonf2010 ](/wiki/Acara/BlanKonf/BlanKonf2010/AcaraBlanKonf2010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Acara ](/wiki/Acara/BlanKonf/BlanKonf2010/BlanKonf2010Ac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BukletSponsor ](/wiki/Acara/BlanKonf/BlanKonf2010/BlankOnf2010BukletSpons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DaftarPekerjaan ](/wiki/Acara/BlanKonf/BlanKonf2010/BlanKonf2010DaftarPekerja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DiskusiPengembangan ](/wiki/Acara/BlanKonf/BlanKonf2010/BlanKonf2010DiskusiPengembang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 ](/wiki/Acara/BlanKonf/BlanKonf2010/BlanKonf2010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Panitia ](/wiki/Acara/BlanKonf/BlanKonf2010/BlanKonf2010Panit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Peserta ](/wiki/Acara/BlanKonf/BlanKonf2010/BlanKonf2010Pesert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Presentasi ](/wiki/Acara/BlanKonf/BlanKonf2010/BlanKonf2010Present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Acara/BlanKonf/BlanKonf2011/ ](/wiki/Acara/BlanKonf/BlanKonf2011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Acara ](/wiki/Acara/BlanKonf/BlanKonf2011/BlanKonf2011Ac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BukletSponsor ](/wiki/Acara/BlanKonf/BlanKonf2011/BlanKonf2011BukletSpons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HasilRapatPengembang ](/wiki/Acara/BlanKonf/BlanKonf2011/BlanKonf2011HasilRapat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materi ](/wiki/Acara/BlanKonf/BlanKonf2011/BlanKonf2011mater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 ](/wiki/Acara/BlanKonf/BlanKonf2011/BlanKonf2011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Panitia ](/wiki/Acara/BlanKonf/BlanKonf2011/BlanKonf2011Panit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Penginapan ](/wiki/Acara/BlanKonf/BlanKonf2011/BlanKonf2011Penginap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Peserta ](/wiki/Acara/BlanKonf/BlanKonf2011/BlanKonf2011Pesert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Transportasi ](/wiki/Acara/BlanKonf/BlanKonf2011/BlanKonf2011Transport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WaktuDanTempat ](/wiki/Acara/BlanKonf/BlanKonf2011/BlanKonf2011WaktuDanTempat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Acara/BlanKonf/BlanKonf2012/ ](/wiki/Acara/BlanKonf/BlanKonf2012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Acara ](/wiki/Acara/BlanKonf/BlanKonf2012/BlanKonf2012Ac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 ](/wiki/Acara/BlanKonf/BlanKonf2012/BlanKonf201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Panitia ](/wiki/Acara/BlanKonf/BlanKonf2012/BlanKonf2012Panit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Perlengkapan ](/wiki/Acara/BlanKonf/BlanKonf2012/BlanKonf2012Perlengkap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Peserta ](/wiki/Acara/BlanKonf/BlanKonf2012/BlanKonf2012Peserta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cara/BlanKopdar/ ](/wiki/Acara/BlanKopdar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pdar2006 ](/wiki/Acara/BlanKopdar/BlanKopdar2006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07 ](/wiki/Acara/BlanKopdar/BlanKopdar2007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12InfrastrukturBlankOn ](/wiki/Acara/BlanKopdar/BlanKopdar2012Infrastruktur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12KBPRI ](/wiki/Acara/BlanKopdar/BlanKopdar2012KBP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12 ](/wiki/Acara/BlanKopdar/BlanKopdar2012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12TinjauanProyek ](/wiki/Acara/BlanKopdar/BlanKopdar2012TinjauanProye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 ](/wiki/Acara/BlanKopdar/BlanKopdar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cara/Tantangan/ ](/wiki/Acara/Tantanga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ksaraNusantara ](/wiki/Acara/Tantangan/AksaraNusantar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ukuPanduanBlankOn5 ](/wiki/Acara/Tantangan/BukuPanduanBlankOn5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brikPaketOtomatis ](/wiki/Acara/Tantangan/PabrikPaketOtomat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ngembanganDaluang ](/wiki/Acara/Tantangan/PengembanganDalu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yembaraMaskot ](/wiki/Acara/Tantangan/SayembaraMasko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yembaraMenulisPanduan ](/wiki/Acara/Tantangan/SayembaraMenulisPandu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antanganBlankOn ](/wiki/Acara/Tantangan/TantanganBlankO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ssets/ ](/wiki/Asset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/wiki/Assets/Images/ ](/wiki/Assets/Images/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rkdown ](/wiki/Assets/Images/Markdow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staRilisXSurabaya.jpg ](/wiki/Assets/Images/PestaRilisXSurabaya.jp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mpulBuku1.jpg ](/wiki/Assets/Images/SampulBuku1.jp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TautanGambar ](/wiki/Assets/Images/DaftarTautanGamb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oni.png ](/wiki/Assets/Images/Boni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0.png ](/wiki/Assets/Images/Github10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1.png ](/wiki/Assets/Images/Github11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2.png ](/wiki/Assets/Images/Github12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3.png ](/wiki/Assets/Images/Github13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4.png ](/wiki/Assets/Images/Github14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5.png ](/wiki/Assets/Images/Github15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6.png ](/wiki/Assets/Images/Github16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7.png ](/wiki/Assets/Images/Github17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8.png ](/wiki/Assets/Images/Github18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.png ](/wiki/Assets/Images/Github1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2.png ](/wiki/Assets/Images/Github2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3.png ](/wiki/Assets/Images/Github3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4.png ](/wiki/Assets/Images/Github4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5.png ](/wiki/Assets/Images/Github5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6.png ](/wiki/Assets/Images/Github6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7.png ](/wiki/Assets/Images/Github7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7SkipThisStep.png ](/wiki/Assets/Images/Github7SkipThisStep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8.png ](/wiki/Assets/Images/Github8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9.png ](/wiki/Assets/Images/Github9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aroopad1.png ](/wiki/Assets/Images/Haroopad1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nfrastruktur.png ](/wiki/Assets/Images/Infrastruktur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1.png ](/wiki/Assets/Images/MigrasiWiki1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2.png ](/wiki/Assets/Images/MigrasiWiki2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3.png ](/wiki/Assets/Images/MigrasiWiki3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4.png ](/wiki/Assets/Images/MigrasiWiki4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5.png ](/wiki/Assets/Images/MigrasiWiki5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6.png ](/wiki/Assets/Images/MigrasiWiki6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eviewWiki.png ](/wiki/Assets/Images/PreviewWiki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impanWiki2.png ](/wiki/Assets/Images/SimpanWiki2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impanWiki3.png ](/wiki/Assets/Images/SimpanWiki3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impanWiki.png ](/wiki/Assets/Images/SimpanWiki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/wiki/Assets/Images/Markdown/ ](/wiki/Assets/Images/Markdown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Daftar.png ](/wiki/Assets/Images/Markdown/Daftar.pn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arakter.png ](/wiki/Assets/Images/Markdown/Karakter.pn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ajuk.png ](/wiki/Assets/Images/Markdown/Tajuk.pn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OC.png ](/wiki/Assets/Images/Markdown/TOC.png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ssets/Others/ ](/wiki/Assets/Other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DaftarIsiWiki.ods ](/wiki/Assets/Others/DaftarIsiWiki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Isltilah.ods ](/wiki/Assets/Others/DaftarIsltilah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Rapat.ods ](/wiki/Assets/Others/DaftarRapat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Spek.ods ](/wiki/Assets/Others/DaftarSpek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JadwalRilis.ods ](/wiki/Assets/Others/JadwalRilis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Report.pdf ](/wiki/Assets/Others/BlankOnReport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ukuPanduanMeuligoe.pdf ](/wiki/Assets/Others/BukuPanduanMeuligoe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ukuPanduanRote.pdf ](/wiki/Assets/Others/BukuPanduanRote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KelasPembuatanTemplatBukuPanduanBlankOnUluwatuKedua.pdf ](/wiki/Assets/Others/LogKelasPembuatanTemplatBukuPanduanBlankOnUluwatuKedua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KelasPembuatanTemplatBukuPanduanBlankOnUluwatuPertama.pdf ](/wiki/Assets/Others/LogKelasPembuatanTemplatBukuPanduanBlankOnUluwatuPertama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LokakaryaMembuatDaftarIsiOtomatis.pdf ](/wiki/Assets/Others/LogLokakaryaMembuatDaftarIsiOtomatis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jadiPengembangBlankOn.pdf ](/wiki/Assets/Others/MenjadiPengembangBlankOn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PenulisanAksaraJawa.pdf ](/wiki/Assets/Others/PedomanPenulisanAksaraJawa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ngenalanProyekBlankOn.pdf ](/wiki/Assets/Others/PengenalanProyekBlankOn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lasanBlankOn1.pdf ](/wiki/Assets/Others/UlasanBlankOn1.pdf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CakramPengaya/ ](/wiki/CakramPengaya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CakramPengaya ](/wiki/CakramPengaya/CakramPengay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D1 ](/wiki/CakramPengaya/CD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D2 ](/wiki/CakramPengaya/CD2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D3 ](/wiki/CakramPengaya/CD3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D4 ](/wiki/CakramPengaya/CD4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reatif ](/wiki/CakramPengaya/Kreati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ultimedia ](/wiki/CakramPengaya/Multimedi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quest ](/wiki/CakramPengaya/Request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DaftarIsi/ ](/wiki/DaftarIsi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ssetsImages ](/wiki/DaftarIsi/AssetsImage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ssetsOthers ](/wiki/DaftarIsi/AssetsOther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munitas ](/wiki/DaftarIsi/Komunit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ADME ](/wiki/DaftarIsi/README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Instalasi/ ](/wiki/Instalasi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HPLaserJet1020 ](/wiki/Instalasi/HPLaserJet1020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bmLenovo ](/wiki/Instalasi/IbmLenov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nstalasi ](/wiki/Instalasi/Instal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aptop ](/wiki/Instalasi/Lap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oshiba ](/wiki/Instalasi/Toshiba.md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 text:c="2"/>* [ /wiki/ProdukBlankOn/ ](/wiki/ProdukBlankO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nSajadah ](/wiki/ProdukBlankOn/BlankOnSajadah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atatanRilis ](/wiki/ProdukBlankOn/CatatanR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Edusantara ](/wiki/ProdukBlankOn/Edusantar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ADME ](/wiki/ProdukBlankOn/README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BlankBanana/ ](/wiki/ProdukBlankOn/BlankBanana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ProdukBlankOn/BlankBanana/README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BlankBerry/ ](/wiki/ProdukBlankOn/BlankBerry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BlankBerry ](/wiki/ProdukBlankOn/BlankBerry/BlankBerry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BerryMembangunPaket ](/wiki/ProdukBlankOn/BlankBerry/BlankBerryMembangunPaket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Srimubil/ ](/wiki/ProdukBlankOn/Srimubil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Srimubil ](/wiki/ProdukBlankOn/Srimubil/DaftarPaketSrimubi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ancanganSrimubil ](/wiki/ProdukBlankOn/Srimubil/RancanganSrimubi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ProdukBlankOn/Srimubil/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imPengembangSrimubil ](/wiki/ProdukBlankOn/Srimubil/TimPengembangSrimubil.m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* [ /wiki/ProdukBlankOn/1/ ](/wiki/ProdukBlankOn/1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Artwork.md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Artwork.md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Artwork.md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Artwork.md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Artwork.md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Artwork.md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2/ ](/wiki/ProdukBlankOn/2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2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2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2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2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okumentasi ](/wiki/ProdukBlankOn/2/Dokument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dwalRilisKonde ](/wiki/ProdukBlankOn/2/JadwalRilisKond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alenderKonde ](/wiki/ProdukBlankOn/2/KalenderKond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ProdukBlankOn/2/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iaranPersKonde ](/wiki/ProdukBlankOn/2/SiaranPersKond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2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3/ ](/wiki/ProdukBlankOn/3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CatatanRilis.md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CatatanRilis.md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CatatanRilis.md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CatatanRilis.md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dwalRilisLontara ](CatatanRilis.mdJadwalRilisLont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alenderLontara ](CatatanRilis.mdKalenderLont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CatatanRilis.md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CatatanRilis.md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4/ ](/wiki/ProdukBlankOn/4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positoriBlankOn4 ](RepositoriBlankOn4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5/ ](/wiki/ProdukBlankOn/5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5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5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5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5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dwalRilisBlankOn5 ](/wiki/ProdukBlankOn/5/JadwalRilisBlankOn5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Artwork ](/wiki/ProdukBlankOn/5/Panduan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5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6/ ](/wiki/ProdukBlankOn/6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Artwork.md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Artwork.md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Artwork.md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Artwork.md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okumentasiOmbilin ](Artwork.mdDokumentasiOmbili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Artwork.md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7/ ](/wiki/ProdukBlankOn/7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CatatanRilis.md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CatatanRilis.md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CatatanRilis.md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CatatanRilis.md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CatatanRilis.md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8/ ](/wiki/ProdukBlankOn/8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8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Panel ](/wiki/ProdukBlankOn/8/BlankOnPane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8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8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8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okumentasiRote ](/wiki/ProdukBlankOn/8/DokumentasiRot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8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9/ ](/wiki/ProdukBlankOn/9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9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9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9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9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9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10/ ](/wiki/ProdukBlankOn/10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10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10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10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10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IkonTebu ](/wiki/ProdukBlankOn/10/PanduanIkonTeb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staRilis ](/wiki/ProdukBlankOn/10/Pesta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10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11/ ](/wiki/ProdukBlankOn/11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ProdukBlankOn/11/README.md)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 text:c="2"/>* [ /wiki/Profil/ ](/wiki/Profil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dnanMaulana ](/wiki/Profil/AdnanMaulan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gusPurnomo ](/wiki/Profil/AgusPurnom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hmadHaris ](/wiki/Profil/AhmadHar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inulHakim ](/wiki/Profil/AinulHaki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ldiantoroNugroho ](/wiki/Profil/AldiantoroNugroh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liKusnadi ](/wiki/Profil/AliKusnad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ndiDarmawan ](/wiki/Profil/AndiDarmaw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ndikaTriwidada ](/wiki/Profil/AndikaTriwidad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ndyApdhani ](/wiki/Profil/AndyApdhan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ifSyamsudin ](/wiki/Profil/ArifSyamsud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manSatari ](/wiki/Profil/ArmanSata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manSatary ](/wiki/Profil/ArmanSatary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EkoSuhartono ](/wiki/Profil/EkoSuharton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adlyKasim ](/wiki/Profil/FadlyKasi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ajranImanRusadi ](/wiki/Profil/FajranImanRusad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Yht ](/wiki/Profil/Yht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Proyek/ ](/wiki/Proyek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lurKerjaProyekBlankOn ](/wiki/Proyek/AlurKerjaProyek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si ](/wiki/Proyek/Mi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yek ](/wiki/Proyek/Proyek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 ](/wiki/TimPengembang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GrupSteering ](/wiki/TimPengembang/GrupSteeri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KoordinatorTim ](/wiki/TimPengembang/PedomanKoordinatorTi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Bisnis ](/wiki/TimPengembang/TimBisn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BlankOn ](/wiki/TimPengembang/Tim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Proyek ](/wiki/TimPengembang/TimProye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Tester ](/wiki/TimPengembang/TimTester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Dokumentasi/ ](/wiki/TimPengembang/Dokumentasi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lurKerjaTimDokumentasi ](/wiki/TimPengembang/Dokumentasi/AlurKerjaTimDokument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edahBlankOn ](/wiki/TimPengembang/Dokumentasi/Bedah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Dokumentasi ](/wiki/TimPengembang/Dokumentasi/DaftarDokument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Rapat ](/wiki/TimPengembang/Dokumentasi/DaftarRapa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okumentasi ](/wiki/TimPengembang/Dokumentasi/Dokument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ilosofiBlankOn ](/wiki/TimPengembang/Dokumentasi/Filosofi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ubungiKami ](/wiki/TimPengembang/Dokumentasi/HubungiKam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sensiDokumen ](/wiki/TimPengembang/Dokumentasi/LisensiDokume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asangManokwari ](/wiki/TimPengembang/Dokumentasi/MemasangManokwa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buatCertificateAuthorityUtama ](/wiki/TimPengembang/Dokumentasi/MembuatCertificateAuthorityUtam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buatLiveCD ](/wiki/TimPengembang/Dokumentasi/MembuatLiveC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ulai ](/wiki/TimPengembang/Dokumentasi/Memula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uBar ](/wiki/TimPengembang/Dokumentasi/MenuB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ADME ](/wiki/TimPengembang/Dokumentasi/READ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yembaraMenulis ](/wiki/TimPengembang/Dokumentasi/SayembaraMenu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jarahBlankOn ](/wiki/TimPengembang/Dokumentasi/Sejarah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Yelp ](/wiki/TimPengembang/Dokumentasi/Yel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kapTulisanDiPanduanBlankOn.ods ](/wiki/TimPengembang/Dokumentasi/RekapTulisanDiPanduanBlankOn.od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Dokumentasi/Draf/ ](/wiki/TimPengembang/Dokumentasi/Draf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BeliCDBlankOn ](/wiki/TimPengembang/Dokumentasi/Draf/BeliCD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urningISO ](/wiki/TimPengembang/Dokumentasi/Draf/BurningISO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riGutsyKeKonde ](/wiki/TimPengembang/Dokumentasi/Draf/DariGutsyKeKond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ualBoot ](/wiki/TimPengembang/Dokumentasi/Draf/DualBoo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hwalBlankOn ](/wiki/TimPengembang/Dokumentasi/Draf/Ihwal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Apt ](/wiki/TimPengembang/Dokumentasi/Draf/InstallProgramAp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Deb ](/wiki/TimPengembang/Dokumentasi/Draf/InstallProgramDeb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Dpkg ](/wiki/TimPengembang/Dokumentasi/Draf/InstallProgramDpk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 ](/wiki/TimPengembang/Dokumentasi/Draf/InstallProgram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TarBz2 ](/wiki/TimPengembang/Dokumentasi/Draf/InstallProgramTarBz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TarGz ](/wiki/TimPengembang/Dokumentasi/Draf/InstallProgramTarGz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ndapatkanBlankOn ](/wiki/TimPengembang/Dokumentasi/Draf/Mendapatkan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Compiz ](/wiki/TimPengembang/Dokumentasi/Draf/PengaturanDesktopCompiz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Internet ](/wiki/TimPengembang/Dokumentasi/Draf/PengaturanDesktopIntern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Multimedia ](/wiki/TimPengembang/Dokumentasi/Draf/PengaturanDesktopMultimed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Peralatan ](/wiki/TimPengembang/Dokumentasi/Draf/PengaturanDesktopPeralat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Virtualisasi ](/wiki/TimPengembang/Dokumentasi/Draf/PengaturanDesktopVirtualis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InternetDialUp ](/wiki/TimPengembang/Dokumentasi/Draf/PengaturanInternetDialUp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rbedaanMinimalisdanRegularOmbilin ](/wiki/TimPengembang/Dokumentasi/Draf/PerbedaanMinimalisdanRegularOmbili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KOmbilinEnglish ](/wiki/TimPengembang/Dokumentasi/Draf/RKOmbilinEnglis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ettingModemHaier ](/wiki/TimPengembang/Dokumentasi/Draf/SettingModemHaie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angkapanLayar ](/wiki/TimPengembang/Dokumentasi/Draf/TangkapanLaya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WifiAtheros ](/wiki/TimPengembang/Dokumentasi/Draf/WifiAthero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Compiz.save ](/wiki/TimPengembang/Dokumentasi/Draf/PengaturanDesktopCompiz.md.sav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InternetDialUp.save ](/wiki/TimPengembang/Dokumentasi/Draf/PengaturanInternetDialUp.md.save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Dokumentasi/Kelas/ ](/wiki/TimPengembang/Dokumentasi/Kelas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gendaLokakarya1012PanduanPemaket ](/wiki/TimPengembang/Dokumentasi/Kelas/AgendaLokakarya1012PanduanPem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UjiPenetrasi ](/wiki/TimPengembang/Dokumentasi/Kelas/BlankOnUjiPenetr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ontohMembuatRepositoryBlankon ](/wiki/TimPengembang/Dokumentasi/Kelas/ContohMembuatRepository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GelarLokakaryaPengembanganBlankOn ](/wiki/TimPengembang/Dokumentasi/Kelas/GelarLokakaryaPengembangan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asiBootloader ](/wiki/TimPengembang/Dokumentasi/Kelas/InstalasiBootloade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asiKernel ](/wiki/TimPengembang/Dokumentasi/Kelas/InstalasiKerne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asiPaketMeta ](/wiki/TimPengembang/Dokumentasi/Kelas/InstalasiPaketMet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Darat2009 ](/wiki/TimPengembang/Dokumentasi/Kelas/KelasDarat2009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GitDua ](/wiki/TimPengembang/Dokumentasi/Kelas/KelasGitDu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GitSatu ](/wiki/TimPengembang/Dokumentasi/Kelas/KelasGitS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maket070801 ](/wiki/TimPengembang/Dokumentasi/Kelas/KelasPemaket070801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maket070802 ](/wiki/TimPengembang/Dokumentasi/Kelas/KelasPemaket07080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maket080608 ](/wiki/TimPengembang/Dokumentasi/Kelas/KelasPemaket08060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nyegaranPemaket2 ](/wiki/TimPengembang/Dokumentasi/Kelas/KelasPenyegaranPemaket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nyegaranPemaketan ](/wiki/TimPengembang/Dokumentasi/Kelas/KelasPenyegaranPemaket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rkenalanLisensi070901 ](/wiki/TimPengembang/Dokumentasi/Kelas/KelasPerkenalanLisensi070901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gKelasPemaket20071823 ](/wiki/TimPengembang/Dokumentasi/Kelas/LogKelasPemaket20071823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gKelasPemaket20100408 ](/wiki/TimPengembang/Dokumentasi/Kelas/LogKelasPemaket2010040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gKelasPemaket20131008 ](/wiki/TimPengembang/Dokumentasi/Kelas/LogKelasPemaket2013100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gKelasPemaketBzr20091022 ](/wiki/TimPengembang/Dokumentasi/Kelas/LogKelasPemaketBzr2009102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kakaryaDasarJQuery ](/wiki/TimPengembang/Dokumentasi/Kelas/LokakaryaDasarJQuery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kakaryaMenulisWiki ](/wiki/TimPengembang/Dokumentasi/Kelas/LokakaryaMenulisWik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mbuatPallete ](/wiki/TimPengembang/Dokumentasi/Kelas/MembuatPallet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mbuatRepositoryBlankon ](/wiki/TimPengembang/Dokumentasi/Kelas/MembuatRepository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mbuatSquashfs ](/wiki/TimPengembang/Dokumentasi/Kelas/MembuatSquashf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ngenalBerkasPadaDirektoriDebian ](/wiki/TimPengembang/Dokumentasi/Kelas/MengenalBerkasPadaDirektoriDebi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ngenalPerkakas ](/wiki/TimPengembang/Dokumentasi/Kelas/MengenalPerkaka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maketanKernel ](/wiki/TimPengembang/Dokumentasi/Kelas/PemaketanKerne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maketan ](/wiki/TimPengembang/Dokumentasi/Kelas/Pemaket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mbuatanISO ](/wiki/TimPengembang/Dokumentasi/Kelas/PembuatanISO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erjemahanAplikasi ](/wiki/TimPengembang/Dokumentasi/Kelas/PenerjemahanAplik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erjemahanTransifex ](/wiki/TimPengembang/Dokumentasi/Kelas/PenerjemahanTransifex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ntarGit ](/wiki/TimPengembang/Dokumentasi/Kelas/PengantarGi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yiapanSistemDasar ](/wiki/TimPengembang/Dokumentasi/Kelas/PenyiapanSistemDasa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TimPengembang/Dokumentasi/Kelas/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ataLaksanaDaya ](/wiki/TimPengembang/Dokumentasi/Kelas/TataLaksanaDay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KelasGit14Oktober2016.pdf ](/wiki/TimPengembang/Dokumentasi/Kelas/CatatanKelasGit14Oktober2016.pdf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Dokumentasi/Panduan/ ](/wiki/TimPengembang/Dokumentasi/Panduan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sipPanduanBlankOn ](/wiki/TimPengembang/Dokumentasi/Panduan/ArsipPanduan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ArsipProyekBukuBlankOn3 ](/wiki/TimPengembang/Dokumentasi/Panduan/ArsipProyekBukuBlankOn3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antuanPengembang ](/wiki/TimPengembang/Dokumentasi/Panduan/Bantuan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antuanPengguna ](/wiki/TimPengembang/Dokumentasi/Panduan/BantuanPenggun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uku ](/wiki/TimPengembang/Dokumentasi/Panduan/Buk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dDvdBurning ](/wiki/TimPengembang/Dokumentasi/Panduan/CdDvdBurni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mutusRangkaianKetergantungan ](/wiki/TimPengembang/Dokumentasi/Panduan/MemutusRangkaianKetergantung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5 ](/wiki/TimPengembang/Dokumentasi/Panduan/Panduan5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6 ](/wiki/TimPengembang/Dokumentasi/Panduan/Panduan6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7 ](/wiki/TimPengembang/Dokumentasi/Panduan/Panduan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8 ](/wiki/TimPengembang/Dokumentasi/Panduan/Panduan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ApaItuBlankOn ](/wiki/TimPengembang/Dokumentasi/Panduan/PanduanApaItu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AplikasiGrafis ](/wiki/TimPengembang/Dokumentasi/Panduan/PanduanAplikasiGraf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Aplikasi ](/wiki/TimPengembang/Dokumentasi/Panduan/PanduanAplik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BlankOn ](/wiki/TimPengembang/Dokumentasi/Panduan/Panduan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Chromium ](/wiki/TimPengembang/Dokumentasi/Panduan/PanduanChromium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DestopBlankOn ](/wiki/TimPengembang/Dokumentasi/Panduan/PanduanDestop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Flashplayer ](/wiki/TimPengembang/Dokumentasi/Panduan/PanduanFlashplaye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Internet ](/wiki/TimPengembang/Dokumentasi/Panduan/PanduanIntern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Menerjemah ](/wiki/TimPengembang/Dokumentasi/Panduan/PanduanMenerjema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MenulisAksaraBali ](/wiki/TimPengembang/Dokumentasi/Panduan/PanduanMenulisAksaraBal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MenulisTiket ](/wiki/TimPengembang/Dokumentasi/Panduan/PanduanMenulisTi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PasangUnetbootin ](/wiki/TimPengembang/Dokumentasi/Panduan/PanduanPasangUnetbooti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Unduh ](/wiki/TimPengembang/Dokumentasi/Panduan/PanduanUndu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enaraiPadananIstilahIndonesia ](/wiki/TimPengembang/Dokumentasi/Panduan/SenaraiPadananIstilahIndones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enaraiPadananIstilah ](/wiki/TimPengembang/Dokumentasi/Panduan/SenaraiPadananIstilah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Aplikasi/ ](/wiki/TimPengembang/Dokumentasi/Panduan/PanduanAplikasi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PanduanCalc ](/wiki/TimPengembang/Dokumentasi/Panduan/PanduanAplikasi/PanduanCalc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anajemenAplikasi ](/wiki/TimPengembang/Dokumentasi/Panduan/PanduanAplikasi/PanduanManajemenAplikas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emasangBlankOn ](/wiki/TimPengembang/Dokumentasi/Panduan/PanduanAplikasi/PanduanMemasangBlankO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PerambanBerkas ](/wiki/TimPengembang/Dokumentasi/Panduan/PanduanAplikasi/PanduanPerambanBerka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PerangkatKeras ](/wiki/TimPengembang/Dokumentasi/Panduan/PanduanAplikasi/PanduanPerangkatKera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Perkantoran ](/wiki/TimPengembang/Dokumentasi/Panduan/PanduanAplikasi/PanduanPerkantora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SyslogInstalasi ](/wiki/TimPengembang/Dokumentasi/Panduan/PanduanAplikasi/PanduanSyslogInstalas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Writer ](/wiki/TimPengembang/Dokumentasi/Panduan/PanduanAplikasi/PanduanWriter.m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Distribusi/ ](/wiki/TimPengembang/Dokumentasi/Panduan/PanduanDistribusi/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Distribusi/5/ ](/wiki/TimPengembang/Dokumentasi/Panduan/PanduanDistribusi/5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Panduan5Bab10 ](/wiki/TimPengembang/Dokumentasi/Panduan/PanduanDistribusi/5/Panduan5Bab10.md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1 ](/wiki/TimPengembang/Dokumentasi/Panduan/PanduanDistribusi/5/Panduan5Bab1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2 ](/wiki/TimPengembang/Dokumentasi/Panduan/PanduanDistribusi/5/Panduan5Bab1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3 ](/wiki/TimPengembang/Dokumentasi/Panduan/PanduanDistribusi/5/Panduan5Bab1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4 ](/wiki/TimPengembang/Dokumentasi/Panduan/PanduanDistribusi/5/Panduan5Bab1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5 ](/wiki/TimPengembang/Dokumentasi/Panduan/PanduanDistribusi/5/Panduan5Bab1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 ](/wiki/TimPengembang/Dokumentasi/Panduan/PanduanDistribusi/5/Panduan5Bab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2 ](/wiki/TimPengembang/Dokumentasi/Panduan/PanduanDistribusi/5/Panduan5Bab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3 ](/wiki/TimPengembang/Dokumentasi/Panduan/PanduanDistribusi/5/Panduan5Bab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4 ](/wiki/TimPengembang/Dokumentasi/Panduan/PanduanDistribusi/5/Panduan5Bab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5 ](/wiki/TimPengembang/Dokumentasi/Panduan/PanduanDistribusi/5/Panduan5Bab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6 ](/wiki/TimPengembang/Dokumentasi/Panduan/PanduanDistribusi/5/Panduan5Bab6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7 ](/wiki/TimPengembang/Dokumentasi/Panduan/PanduanDistribusi/5/Panduan5Bab7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8 ](/wiki/TimPengembang/Dokumentasi/Panduan/PanduanDistribusi/5/Panduan5Bab8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9 ](/wiki/TimPengembang/Dokumentasi/Panduan/PanduanDistribusi/5/Panduan5Bab9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README ](/wiki/TimPengembang/Dokumentasi/Panduan/PanduanDistribusi/5/README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* [ /wiki/TimPengembang/Dokumentasi/Panduan/PanduanDistribusi/6/ ](/wiki/TimPengembang/Dokumentasi/Panduan/PanduanDistribusi/6/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0 ](/wiki/TimPengembang/Dokumentasi/Panduan/PanduanDistribusi/6/Panduan6Bab10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1 ](/wiki/TimPengembang/Dokumentasi/Panduan/PanduanDistribusi/6/Panduan6Bab1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2 ](/wiki/TimPengembang/Dokumentasi/Panduan/PanduanDistribusi/6/Panduan6Bab1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3 ](/wiki/TimPengembang/Dokumentasi/Panduan/PanduanDistribusi/6/Panduan6Bab1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4 ](/wiki/TimPengembang/Dokumentasi/Panduan/PanduanDistribusi/6/Panduan6Bab1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2 ](/wiki/TimPengembang/Dokumentasi/Panduan/PanduanDistribusi/6/Panduan6Bab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3 ](/wiki/TimPengembang/Dokumentasi/Panduan/PanduanDistribusi/6/Panduan6Bab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4 ](/wiki/TimPengembang/Dokumentasi/Panduan/PanduanDistribusi/6/Panduan6Bab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5 ](/wiki/TimPengembang/Dokumentasi/Panduan/PanduanDistribusi/6/Panduan6Bab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6 ](/wiki/TimPengembang/Dokumentasi/Panduan/PanduanDistribusi/6/Panduan6Bab6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7 ](/wiki/TimPengembang/Dokumentasi/Panduan/PanduanDistribusi/6/Panduan6Bab7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8 ](/wiki/TimPengembang/Dokumentasi/Panduan/PanduanDistribusi/6/Panduan6Bab8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9 ](/wiki/TimPengembang/Dokumentasi/Panduan/PanduanDistribusi/6/Panduan6Bab9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* [ /wiki/TimPengembang/Dokumentasi/Panduan/PanduanDistribusi/7/ ](/wiki/TimPengembang/Dokumentasi/Panduan/PanduanDistribusi/7/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2md ](/wiki/TimPengembang/Dokumentasi/Panduan/PanduanDistribusi/7/Panduan7Bab2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0 ](/wiki/TimPengembang/Dokumentasi/Panduan/PanduanDistribusi/7/Panduan7Bab10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1 ](/wiki/TimPengembang/Dokumentasi/Panduan/PanduanDistribusi/7/Panduan7Bab1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2 ](/wiki/TimPengembang/Dokumentasi/Panduan/PanduanDistribusi/7/Panduan7Bab1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3 ](/wiki/TimPengembang/Dokumentasi/Panduan/PanduanDistribusi/7/Panduan7Bab1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 ](/wiki/TimPengembang/Dokumentasi/Panduan/PanduanDistribusi/7/Panduan7Bab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3.2 ](/wiki/TimPengembang/Dokumentasi/Panduan/PanduanDistribusi/7/Panduan7Bab3.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4 ](/wiki/TimPengembang/Dokumentasi/Panduan/PanduanDistribusi/7/Panduan7Bab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5 ](/wiki/TimPengembang/Dokumentasi/Panduan/PanduanDistribusi/7/Panduan7Bab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6 ](/wiki/TimPengembang/Dokumentasi/Panduan/PanduanDistribusi/7/Panduan7Bab6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7 ](/wiki/TimPengembang/Dokumentasi/Panduan/PanduanDistribusi/7/Panduan7Bab7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8 ](/wiki/TimPengembang/Dokumentasi/Panduan/PanduanDistribusi/7/Panduan7Bab8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9 ](/wiki/TimPengembang/Dokumentasi/Panduan/PanduanDistribusi/7/Panduan7Bab9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* [ /wiki/TimPengembang/Dokumentasi/Panduan/PanduanDistribusi/8/ ](/wiki/TimPengembang/Dokumentasi/Panduan/PanduanDistribusi/8/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0 ](/wiki/TimPengembang/Dokumentasi/Panduan/PanduanDistribusi/8/Panduan8Bab10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1 ](/wiki/TimPengembang/Dokumentasi/Panduan/PanduanDistribusi/8/Panduan8Bab1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2 ](/wiki/TimPengembang/Dokumentasi/Panduan/PanduanDistribusi/8/Panduan8Bab1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3 ](/wiki/TimPengembang/Dokumentasi/Panduan/PanduanDistribusi/8/Panduan8Bab1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4 ](/wiki/TimPengembang/Dokumentasi/Panduan/PanduanDistribusi/8/Panduan8Bab1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 ](/wiki/TimPengembang/Dokumentasi/Panduan/PanduanDistribusi/8/Panduan8Bab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2 ](/wiki/TimPengembang/Dokumentasi/Panduan/PanduanDistribusi/8/Panduan8Bab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3 ](/wiki/TimPengembang/Dokumentasi/Panduan/PanduanDistribusi/8/Panduan8Bab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4 ](/wiki/TimPengembang/Dokumentasi/Panduan/PanduanDistribusi/8/Panduan8Bab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5 ](/wiki/TimPengembang/Dokumentasi/Panduan/PanduanDistribusi/8/Panduan8Bab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6 ](/wiki/TimPengembang/Dokumentasi/Panduan/PanduanDistribusi/8/Panduan8Bab6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7 ](/wiki/TimPengembang/Dokumentasi/Panduan/PanduanDistribusi/8/Panduan8Bab7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8 ](/wiki/TimPengembang/Dokumentasi/Panduan/PanduanDistribusi/8/Panduan8Bab8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* [ /wiki/TimPengembang/Dokumentasi/Panduan/PanduanDistribusi/9/ ](/wiki/TimPengembang/Dokumentasi/Panduan/PanduanDistribusi/9/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Inkscape/ ](/wiki/TimPengembang/Dokumentasi/Panduan/PanduanInkscape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1.4 ](/wiki/TimPengembang/Dokumentasi/Panduan/PanduanInkscape/PanduanInkscapeBab1.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3.4 ](/wiki/TimPengembang/Dokumentasi/Panduan/PanduanInkscape/PanduanInkscapeBab3.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3DBoxTool ](/wiki/TimPengembang/Dokumentasi/Panduan/PanduanInkscape/PanduanInkscapeBab4-3DBox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BezierTool ](/wiki/TimPengembang/Dokumentasi/Panduan/PanduanInkscape/PanduanInkscapeBab4-Bezie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BucketFillTool ](/wiki/TimPengembang/Dokumentasi/Panduan/PanduanInkscape/PanduanInkscapeBab4-BucketFill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CalligraphyTool ](/wiki/TimPengembang/Dokumentasi/Panduan/PanduanInkscape/PanduanInkscapeBab4-Calligraphy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ConnectorTool ](/wiki/TimPengembang/Dokumentasi/Panduan/PanduanInkscape/PanduanInkscapeBab4-Connecto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DropperTool ](/wiki/TimPengembang/Dokumentasi/Panduan/PanduanInkscape/PanduanInkscapeBab4-Droppe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EllipseTool ](/wiki/TimPengembang/Dokumentasi/Panduan/PanduanInkscape/PanduanInkscapeBab4-Ellipse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EraserTool ](/wiki/TimPengembang/Dokumentasi/Panduan/PanduanInkscape/PanduanInkscapeBab4-Erase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Gradients ](/wiki/TimPengembang/Dokumentasi/Panduan/PanduanInkscape/PanduanInkscapeBab4-Gradient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 ](/wiki/TimPengembang/Dokumentasi/Panduan/PanduanInkscape/PanduanInkscapeBab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NodeTool ](/wiki/TimPengembang/Dokumentasi/Panduan/PanduanInkscape/PanduanInkscapeBab4-Node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PencilTool ](/wiki/TimPengembang/Dokumentasi/Panduan/PanduanInkscape/PanduanInkscapeBab4-Pencil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RectangleTool ](/wiki/TimPengembang/Dokumentasi/Panduan/PanduanInkscape/PanduanInkscapeBab4-Rectangle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SelectorTool ](/wiki/TimPengembang/Dokumentasi/Panduan/PanduanInkscape/PanduanInkscapeBab4-Selecto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SpiralTool ](/wiki/TimPengembang/Dokumentasi/Panduan/PanduanInkscape/PanduanInkscapeBab4-Spiral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SprayTool ](/wiki/TimPengembang/Dokumentasi/Panduan/PanduanInkscape/PanduanInkscapeBab4-Spray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StarTool ](/wiki/TimPengembang/Dokumentasi/Panduan/PanduanInkscape/PanduanInkscapeBab4-Sta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TextTool ](/wiki/TimPengembang/Dokumentasi/Panduan/PanduanInkscape/PanduanInkscapeBab4-Text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TweakTool ](/wiki/TimPengembang/Dokumentasi/Panduan/PanduanInkscape/PanduanInkscapeBab4-Tweak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ZoomTool ](/wiki/TimPengembang/Dokumentasi/Panduan/PanduanInkscape/PanduanInkscapeBab4-Zoom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ColorSwatches ](/wiki/TimPengembang/Dokumentasi/Panduan/PanduanInkscape/PanduanInkscapeBab5-ColorSwatche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FiilAndStroke ](/wiki/TimPengembang/Dokumentasi/Panduan/PanduanInkscape/PanduanInkscapeBab5-FiilAndStrok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FlatColors ](/wiki/TimPengembang/Dokumentasi/Panduan/PanduanInkscape/PanduanInkscapeBab5-FlatColor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Pattern ](/wiki/TimPengembang/Dokumentasi/Panduan/PanduanInkscape/PanduanInkscapeBab5-Patter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StrokeStyle ](/wiki/TimPengembang/Dokumentasi/Panduan/PanduanInkscape/PanduanInkscapeBab5-StrokeStyl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6.4 ](/wiki/TimPengembang/Dokumentasi/Panduan/PanduanInkscape/PanduanInkscapeBab6.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6-ExtensionsText ](/wiki/TimPengembang/Dokumentasi/Panduan/PanduanInkscape/PanduanInkscapeBab6-ExtensionsText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6-SpellChecking ](/wiki/TimPengembang/Dokumentasi/Panduan/PanduanInkscape/PanduanInkscapeBab6-SpellChecking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6-TextAndPaths ](/wiki/TimPengembang/Dokumentasi/Panduan/PanduanInkscape/PanduanInkscapeBab6-TextAndPath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7Clone ](/wiki/TimPengembang/Dokumentasi/Panduan/PanduanInkscape/PanduanInkscapeBab7Clon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7-CopyCutAndPaste ](/wiki/TimPengembang/Dokumentasi/Panduan/PanduanInkscape/PanduanInkscapeBab7-CopyCutAndPast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7 ](/wiki/TimPengembang/Dokumentasi/Panduan/PanduanInkscape/PanduanInkscapeBab7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7UndoAndRedo ](/wiki/TimPengembang/Dokumentasi/Panduan/PanduanInkscape/PanduanInkscapeBab7UndoAndRedo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DaftarTautanArsip ](/wiki/TimPengembang/Dokumentasi/Panduan/PanduanInkscape/PanduanInkscapeDaftarTautanArsip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scapeBab2 ](/wiki/TimPengembang/Dokumentasi/Panduan/PanduanInkscape/PanduanInscapeBab2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scapeBab5.4 ](/wiki/TimPengembang/Dokumentasi/Panduan/PanduanInkscape/PanduanInscapeBab5.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scapeBab6-SelectingText ](/wiki/TimPengembang/Dokumentasi/Panduan/PanduanInkscape/PanduanInscapeBab6-SelectingText.m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Pemutakhiran/ ](/wiki/TimPengembang/Dokumentasi/Panduan/PanduanPemutakhiran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GutsyKeKonde ](/wiki/TimPengembang/Dokumentasi/Panduan/PanduanPemutakhiran/GutsyKeKond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HardyKeLontara ](/wiki/TimPengembang/Dokumentasi/Panduan/PanduanPemutakhiran/HardyKeLontara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IntrepidKeMeuligoe ](/wiki/TimPengembang/Dokumentasi/Panduan/PanduanPemutakhiran/IntrepidKeMeuligo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JauntyKeNanggar ](/wiki/TimPengembang/Dokumentasi/Panduan/PanduanPemutakhiran/JauntyKeNanggar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KondeKeLontara ](/wiki/TimPengembang/Dokumentasi/Panduan/PanduanPemutakhiran/KondeKeLontara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LontaraKeMeuligoe ](/wiki/TimPengembang/Dokumentasi/Panduan/PanduanPemutakhiran/LontaraKeMeuligo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LucidkeOmbilin ](/wiki/TimPengembang/Dokumentasi/Panduan/PanduanPemutakhiran/LucidkeOmbili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MeuligoeKeNanggar ](/wiki/TimPengembang/Dokumentasi/Panduan/PanduanPemutakhiran/MeuligoeKeNanggar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NanggarKeOmbilin ](/wiki/TimPengembang/Dokumentasi/Panduan/PanduanPemutakhiran/NanggarKeOmbili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OmbilinKePattimura ](/wiki/TimPengembang/Dokumentasi/Panduan/PanduanPemutakhiran/OmbilinKePattimura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SuroboyoKeTambora ](/wiki/TimPengembang/Dokumentasi/Panduan/PanduanPemutakhiran/SuroboyoKeTambora.m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Wiki/ ](/wiki/TimPengembang/Dokumentasi/Panduan/PanduanWiki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CamelCase ](/wiki/TimPengembang/Dokumentasi/Panduan/PanduanWiki/CamelCas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FormatHtml ](/wiki/TimPengembang/Dokumentasi/Panduan/PanduanWiki/FormatHtm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FormatMarkdown ](/wiki/TimPengembang/Dokumentasi/Panduan/PanduanWiki/FormatMarkdow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FormatWikiHtml ](/wiki/TimPengembang/Dokumentasi/Panduan/PanduanWiki/FormatWikiHtm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FormatWiki ](/wiki/TimPengembang/Dokumentasi/Panduan/PanduanWiki/FormatWik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InterMapTxt ](/wiki/TimPengembang/Dokumentasi/Panduan/PanduanWiki/InterMapTxt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InterTrac ](/wiki/TimPengembang/Dokumentasi/Panduan/PanduanWiki/InterTrac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InterWiki ](/wiki/TimPengembang/Dokumentasi/Panduan/PanduanWiki/InterWik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KamusBlankOn ](/wiki/TimPengembang/Dokumentasi/Panduan/PanduanWiki/KamusBlankO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MarkdownKarakter ](/wiki/TimPengembang/Dokumentasi/Panduan/PanduanWiki/MarkdownKarakter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Markdown ](/wiki/TimPengembang/Dokumentasi/Panduan/PanduanWiki/Markdow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MarkdownTajuk ](/wiki/TimPengembang/Dokumentasi/Panduan/PanduanWiki/MarkdownTajuk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enulisWikiLama ](/wiki/TimPengembang/Dokumentasi/Panduan/PanduanWiki/PanduanMenulisWikiLama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enulisWiki ](/wiki/TimPengembang/Dokumentasi/Panduan/PanduanWiki/PanduanMenulisWik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igrasiWiki ](/wiki/TimPengembang/Dokumentasi/Panduan/PanduanWiki/PanduanMigrasiWik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PembakuanIstilahKomputer ](/wiki/TimPengembang/Dokumentasi/Panduan/PanduanWiki/PanduanPembakuanIstilahKomputer.m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Dokumentasi/Rapat/ ](/wiki/TimPengembang/Dokumentasi/Rapat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01032017 ](/wiki/TimPengembang/Dokumentasi/Rapat/CatatanRapat0103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03052017 ](/wiki/TimPengembang/Dokumentasi/Rapat/CatatanRapat0305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05042017 ](/wiki/TimPengembang/Dokumentasi/Rapat/CatatanRapat0504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09102008 ](/wiki/TimPengembang/Dokumentasi/Rapat/CatatanRapat0910200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15012017 ](/wiki/TimPengembang/Dokumentasi/Rapat/CatatanRapat1501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15032017 ](/wiki/TimPengembang/Dokumentasi/Rapat/CatatanRapat1503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15052017 ](/wiki/TimPengembang/Dokumentasi/Rapat/CatatanRapat1505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210807 ](/wiki/TimPengembang/Dokumentasi/Rapat/CatatanRapat21080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Humas15052017 ](/wiki/TimPengembang/Dokumentasi/Rapat/CatatanRapatHumas1505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TimDokumemtasi200807 ](/wiki/TimPengembang/Dokumentasi/Rapat/CatatanRapatTimDokumemtasi20080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TimDokumentasi030907 ](/wiki/TimPengembang/Dokumentasi/Rapat/CatatanRapatTimDokumentasi03090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TimDokumentasi10122007 ](/wiki/TimPengembang/Dokumentasi/Rapat/CatatanRapatTimDokumentasi1012200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1022017PaskaRilisTamboraKedua ](/wiki/TimPengembang/Dokumentasi/Rapat/NotulensiRapat01022017PaskaRilisTamboraKedu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1032017LaporanUluwatu ](/wiki/TimPengembang/Dokumentasi/Rapat/NotulensiRapat0103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1032017 ](/wiki/TimPengembang/Dokumentasi/Rapat/NotulensiRapat0103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3052017LaporanUluwatu ](/wiki/TimPengembang/Dokumentasi/Rapat/NotulensiRapat0305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5042017LaporanUluwatu ](/wiki/TimPengembang/Dokumentasi/Rapat/NotulensiRapat0504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8032017LaporanUluwatu ](/wiki/TimPengembang/Dokumentasi/Rapat/NotulensiRapat0803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15012017PaskaRilisTambora ](/wiki/TimPengembang/Dokumentasi/Rapat/NotulensiRapat15012017PaskaRilisTambo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22022017LaporanUluwatu ](/wiki/TimPengembang/Dokumentasi/Rapat/NotulensiRapat2202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26022017PembekalanTimDokumentasiUluwatu ](/wiki/TimPengembang/Dokumentasi/Rapat/NotulensiRapat26022017PembekalanTimDokumentasi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(LupaTanggal) ](/wiki/TimPengembang/Dokumentasi/Rapat/NotulensiRapat(LupaTanggal)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TimPengembang/Dokumentasi/Rapat/README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Humas/ ](/wiki/TimPengembang/Huma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Donasi ](/wiki/TimPengembang/Humas/Don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onasiYPLI ](/wiki/TimPengembang/Humas/DonasiYPL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EtikaMilis ](/wiki/TimPengembang/Humas/EtikaM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alamanPemasaran ](/wiki/TimPengembang/Humas/HalamanPemasar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umas ](/wiki/TimPengembang/Humas/Hum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RC ](/wiki/TimPengembang/Humas/IRC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Rapat20170515 ](/wiki/TimPengembang/Humas/LogRapat20170515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diaSosial ](/wiki/TimPengembang/Humas/MediaSosi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AlihMerek ](/wiki/TimPengembang/Humas/PedomanAlihMere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juang ](/wiki/TimPengembang/Humas/Peju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asaran ](/wiki/TimPengembang/Humas/Pemasar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ndaftaranAnggota ](/wiki/TimPengembang/Humas/PendaftaranAnggot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esentasiBlankon ](/wiki/TimPengembang/Humas/Presentasi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posal ](/wiki/TimPengembang/Humas/Propos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rtifikasi ](/wiki/TimPengembang/Humas/Sertifik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Pemasaran ](/wiki/TimPengembang/Humas/TimPemasara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Humas/KelompokPengguna/ ](/wiki/TimPengembang/Humas/KelompokPengguna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ceh ](/wiki/TimPengembang/Humas/KelompokPengguna/Ace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Atjeh ](/wiki/TimPengembang/Humas/KelompokPengguna/Atje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anyumas ](/wiki/TimPengembang/Humas/KelompokPengguna/Banyuma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ekasi ](/wiki/TimPengembang/Humas/KelompokPengguna/Bek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ogor ](/wiki/TimPengembang/Humas/KelompokPengguna/Bog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irebon ](/wiki/TimPengembang/Humas/KelompokPengguna/Cireb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Gresik ](/wiki/TimPengembang/Humas/KelompokPengguna/Gresi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karta ](/wiki/TimPengembang/Humas/KelompokPengguna/Jakart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mbi ](/wiki/TimPengembang/Humas/KelompokPengguna/Jamb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teng ](/wiki/TimPengembang/Humas/KelompokPengguna/Jate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ompokPengguna ](/wiki/TimPengembang/Humas/KelompokPengguna/KelompokPenggun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akasar ](/wiki/TimPengembang/Humas/KelompokPengguna/Makasa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alang ](/wiki/TimPengembang/Humas/KelompokPengguna/Mal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ganjuk ](/wiki/TimPengembang/Humas/KelompokPengguna/Nganju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emarang ](/wiki/TimPengembang/Humas/KelompokPengguna/Semar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urabaya ](/wiki/TimPengembang/Humas/KelompokPengguna/Surabaya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Humas/PresentasiPemasaran/ ](/wiki/TimPengembang/Humas/PresentasiPemasaran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TimPengembang/Humas/PresentasiPemasaran/README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Infrastruktur/ ](/wiki/TimPengembang/Infrastruktur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2011 ](/wiki/TimPengembang/Infrastruktur/201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CL ](/wiki/TimPengembang/Infrastruktur/AC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dministratif ](/wiki/TimPengembang/Infrastruktur/Administrati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nggota ](/wiki/TimPengembang/Infrastruktur/Anggot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sitektur ](/wiki/TimPengembang/Infrastruktur/Arsitektu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asisData ](/wiki/TimPengembang/Infrastruktur/BasisDat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f ](/wiki/TimPengembang/Infrastruktur/BlanKon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oi ](/wiki/TimPengembang/Infrastruktur/Bo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ermin ](/wiki/TimPengembang/Infrastruktur/Cerm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CA ](/wiki/TimPengembang/Infrastruktur/DaftarC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Cermin ](/wiki/TimPengembang/Infrastruktur/DaftarCerm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 ](/wiki/TimPengembang/Infrastruktur/Daft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Mesin ](/wiki/TimPengembang/Infrastruktur/DaftarMes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VDRepo ](/wiki/TimPengembang/Infrastruktur/DVDRep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astCGI ](/wiki/TimPengembang/Infrastruktur/FastCG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orum ](/wiki/TimPengembang/Infrastruktur/Foru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 ](/wiki/TimPengembang/Infrastruktur/Gi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PG ](/wiki/TimPengembang/Infrastruktur/GP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rupInfrastruktur ](/wiki/TimPengembang/Infrastruktur/GrupInfrastruktu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udangKode ](/wiki/TimPengembang/Infrastruktur/GudangKod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alamanInfra ](/wiki/TimPengembang/Infrastruktur/HalamanInfr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LayananTorrent ](/wiki/TimPengembang/Infrastruktur/ImplementasiLayananTorren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MesinKompilasi ](/wiki/TimPengembang/Infrastruktur/ImplementasiMesinKompil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PabrikCD ](/wiki/TimPengembang/Infrastruktur/ImplementasiPabrikC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PabrikPaketCabang ](/wiki/TimPengembang/Infrastruktur/ImplementasiPabrikPaketCab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PabrikPaket ](/wiki/TimPengembang/Infrastruktur/ImplementasiPabrik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nfrastruktur ](/wiki/TimPengembang/Infrastruktur/Infrastruktu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rgshCA ](/wiki/TimPengembang/Infrastruktur/irgshC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Jedough ](/wiki/TimPengembang/Infrastruktur/Jedough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Jigdo ](/wiki/TimPengembang/Infrastruktur/Jigd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mpetensi ](/wiki/TimPengembang/Infrastruktur/Kompeten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nf ](/wiki/TimPengembang/Infrastruktur/Kon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ntakISP ](/wiki/TimPengembang/Infrastruktur/KontakIS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najemenArsipDenganReprepro ](/wiki/TimPengembang/Infrastruktur/ManajemenArsipDenganReprepr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rya ](/wiki/TimPengembang/Infrastruktur/Mary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buatCerminBlankOn ](/wiki/TimPengembang/Infrastruktur/MembuatCermin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yalakanBotTwitter ](/wiki/TimPengembang/Infrastruktur/MenyalakanBotTwitt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yalakanIrgshSupyBot ](/wiki/TimPengembang/Infrastruktur/MenyalakanIrgshSupyBo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yalakanPabrikPaketV2 ](/wiki/TimPengembang/Infrastruktur/MenyalakanPabrikPaketV2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sinKompilasi ](/wiki/TimPengembang/Infrastruktur/MesinKompil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sinPabrikPaket ](/wiki/TimPengembang/Infrastruktur/MesinPabrik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sinPengembangan ](/wiki/TimPengembang/Infrastruktur/MesinPengembang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lis ](/wiki/TimPengembang/Infrastruktur/M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onitor ](/wiki/TimPengembang/Infrastruktur/Monit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Nginx ](/wiki/TimPengembang/Infrastruktur/Nginx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brikCD ](/wiki/TimPengembang/Infrastruktur/PabrikC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brikPaket ](/wiki/TimPengembang/Infrastruktur/Pabrik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aket ](/wiki/TimPengembang/Infrastruktur/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taMesin ](/wiki/TimPengembang/Infrastruktur/PetaMes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lanet ](/wiki/TimPengembang/Infrastruktur/Plan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durPemaketanDiPabrik ](/wiki/TimPengembang/Infrastruktur/ProsedurPemaketanDiPabri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acikan ](/wiki/TimPengembang/Infrastruktur/Racik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ncanaKerja ](/wiki/TimPengembang/Infrastruktur/RencanaKerj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positori ](/wiki/TimPengembang/Infrastruktur/Reposito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positoriPengembangan ](/wiki/TimPengembang/Infrastruktur/RepositoriPengembang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ilisCD ](/wiki/TimPengembang/Infrastruktur/RilisC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ootCA ](/wiki/TimPengembang/Infrastruktur/RootC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lang ](/wiki/TimPengembang/Infrastruktur/Sel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mart-hdd ](/wiki/TimPengembang/Infrastruktur/Smart-hd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rac ](/wiki/TimPengembang/Infrastruktur/Trac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mum ](/wiki/TimPengembang/Infrastruktur/Umu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nhas ](/wiki/TimPengembang/Infrastruktur/Unh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tang ](/wiki/TimPengembang/Infrastruktur/Ut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Wiki ](/wiki/TimPengembang/Infrastruktur/Wik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Yeyen ](/wiki/TimPengembang/Infrastruktur/Yeye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Infrastruktur/2009/ ](/wiki/TimPengembang/Infrastruktur/2009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Diskusi ](/wiki/TimPengembang/Infrastruktur/2009/Disku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HttpUpload ](/wiki/TimPengembang/Infrastruktur/2009/HttpUpload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ancangan ](/wiki/TimPengembang/Infrastruktur/2009/Rancangan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Infrastruktur/Administratif/ ](/wiki/TimPengembang/Infrastruktur/Administratif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Cecunguk ](/wiki/TimPengembang/Infrastruktur/Administratif/Cecunguk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Infrastruktur/PabrikPaket/ ](/wiki/TimPengembang/Infrastruktur/PabrikPaket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MenejemenRepo ](/wiki/TimPengembang/Infrastruktur/PabrikPaket/MenejemenRep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ggantiAlamatRepo ](MenggantiAlamatRep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ghidupkanPelayanV1 ](/wiki/TimPengembang/Infrastruktur/PabrikPaket/MenghidupkanPelayanV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yalakan ](Menyalak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kerja ](/wiki/TimPengembang/Infrastruktur/PabrikPaket/Pekerj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kerjaV2 ](PekerjaV2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JaminanKualitas/ ](/wiki/TimPengembang/JaminanKualita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14112008 ](/wiki/TimPengembang/JaminanKualitas/14112008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sipTesterLontara1 ](/wiki/TimPengembang/JaminanKualitas/ArsipTesterLontara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sipTesterLontara2 ](/wiki/TimPengembang/JaminanKualitas/ArsipTesterLontara2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sipTesterLontara3 ](/wiki/TimPengembang/JaminanKualitas/ArsipTesterLontara3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ergabung ](/wiki/TimPengembang/JaminanKualitas/Bergabu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JaminanKualitas ](/wiki/TimPengembang/JaminanKualitas/JaminanKualit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Mengunduh ](/wiki/TimPengembang/JaminanKualitas/PanduanMengunduh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dur ](/wiki/TimPengembang/JaminanKualitas/Prosedu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ferensiKode ](/wiki/TimPengembang/JaminanKualitas/ReferensiKode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Kesenian/ ](/wiki/TimPengembang/Kesenia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cuanDesktop ](/wiki/TimPengembang/Kesenian/AcuanDesk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Icon ](/wiki/TimPengembang/Kesenian/DaftarIc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okumentasiLokakaryaKesenian ](/wiki/TimPengembang/Kesenian/DokumentasiLokakaryaKesen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sensi ](/wiki/TimPengembang/Kesenian/Lisen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letWarna ](/wiki/TimPengembang/Kesenian/PaletWarn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Ikon ](/wiki/TimPengembang/Kesenian/PedomanI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Kesenian ](/wiki/TimPengembang/Kesenian/PedomanKesen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rmintaan ](/wiki/TimPengembang/Kesenian/Perminta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tock ](/wiki/TimPengembang/Kesenian/stoc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ombolWeb ](/wiki/TimPengembang/Kesenian/TombolWeb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Kesenian/Publikasi/ ](/wiki/TimPengembang/Kesenian/Publikasi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anner ](/wiki/TimPengembang/Kesenian/Publikasi/bann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aos ](/wiki/TimPengembang/Kesenian/Publikasi/kao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in ](/wiki/TimPengembang/Kesenian/Publikasi/p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ublikasi ](/wiki/TimPengembang/Kesenian/Publikasi/Publik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ticker ](/wiki/TimPengembang/Kesenian/Publikasi/sticker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ManajerRilis/ ](/wiki/TimPengembang/ManajerRili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ManajerRilis ](/wiki/TimPengembang/ManajerRilis/ManajerR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sRilis ](/wiki/TimPengembang/ManajerRilis/ProsesR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jarahRilis ](/wiki/TimPengembang/ManajerRilis/SejarahR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ahapanRilis ](/wiki/TimPengembang/ManajerRilis/TahapanRilis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 ](/wiki/TimPengembang/Pemaket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ibitPaket ](/wiki/TimPengembang/Pemaket/BibitPake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mponen ](/wiki/TimPengembang/Pemaket/Kompone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 ](/wiki/TimPengembang/Pemaket/Pandua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Impor ](/wiki/TimPengembang/Pemaket/PanduanPaketImpo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rkembangan ](/wiki/TimPengembang/Pemaket/Perkembanga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utorial ](/wiki/TimPengembang/Pemaket/Tutorial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lamatSurelPemaket ](/wiki/TimPengembang/Pemaket/AlamatSurel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PaketImpor ](/wiki/TimPengembang/Pemaket/DaftarPaketImp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PaketKhas ](/wiki/TimPengembang/Pemaket/DaftarPaketKh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btree ](/wiki/TimPengembang/Pemaket/Debtre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p5 ](/wiki/TimPengembang/Pemaket/dep5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fxboot-theme-dist ](/wiki/TimPengembang/Pemaket/gfxboot-theme-dis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urikulumPemaket ](/wiki/TimPengembang/Pemaket/Kurikulum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sPertemuanPemaket ](/wiki/TimPengembang/Pemaket/LogsPertemuan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salahYangSeringDihadapi ](/wiki/TimPengembang/Pemaket/MasalahYangSeringDihadap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lihatPerubahanPaketImpor ](/wiki/TimPengembang/Pemaket/MelihatPerubahanPaketImp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buatPaketDebian ](/wiki/TimPengembang/Pemaket/MembuatPaketDeb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anganiPaketImpor ](/wiki/TimPengembang/Pemaket/MenanganiPaketImp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anganiPaketRestricted ](/wiki/TimPengembang/Pemaket/MenanganiPaketRestricte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girimPaketKePabrik ](/wiki/TimPengembang/Pemaket/MengirimPaketKePabri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ketImporRobot ](/wiki/TimPengembang/Pemaket/PaketImporRobo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MengirimPaketKePabrikPaketVersi1 ](/wiki/TimPengembang/Pemaket/PanduanMengirimPaketKePabrikPaketVersi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Fonts ](/wiki/TimPengembang/Pemaket/PanduanPaketFont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Avatar ](/wiki/TimPengembang/Pemaket/PanduanPaketKhasBlankOnAvat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Branding ](/wiki/TimPengembang/Pemaket/PanduanPaketKhasBlankOnBrandi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Desktop ](/wiki/TimPengembang/Pemaket/PanduanPaketKhasBlankOnDesk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ThemeGreeter ](/wiki/TimPengembang/Pemaket/PanduanPaketKhasBlankOnThemeGreet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Wallpapers ](/wiki/TimPengembang/Pemaket/PanduanPaketKhasBlankOnWallpaper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romoTheme ](/wiki/TimPengembang/Pemaket/PanduanPaketKhasBromo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Maleo ](/wiki/TimPengembang/Pemaket/PanduanPaketKhasMale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Manokwari ](/wiki/TimPengembang/Pemaket/PanduanPaketKhasManokwa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 ](/wiki/TimPengembang/Pemaket/PanduanPaketKh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TebuFlatIconTheme ](/wiki/TimPengembang/Pemaket/PanduanPaketKhasTebuFlatIcon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TebuIconTheme ](/wiki/TimPengembang/Pemaket/PanduanPaketKhasTebuIcon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builderMultiARCH ](/wiki/TimPengembang/Pemaket/PanduanPbuilderMultiARCH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embuatanPaket ](/wiki/TimPengembang/Pemaket/PanduanPembuatan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embuatanPaketMotu ](/wiki/TimPengembang/Pemaket/PanduanPembuatanPaketMotu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UmumPemaket ](/wiki/TimPengembang/Pemaket/PanduanUmum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tchingLocale ](/wiki/TimPengembang/Pemaket/PatchingLocal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aket ](/wiki/TimPengembang/Pemaket/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buatanPaketArmhf ](/wiki/TimPengembang/Pemaket/PembuatanPaketArmh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versian ](/wiki/TimPengembang/Pemaket/Pemvers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durPembuatanPaket ](/wiki/TimPengembang/Pemaket/ProsedurPembuatan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apatPemaket08062008 ](/wiki/TimPengembang/Pemaket/RapatPemaket08062008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ODO ](/wiki/TimPengembang/Pemaket/TODO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BibitPaket/ ](/wiki/TimPengembang/Pemaket/BibitPaket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ibitPaket ](/wiki/TimPengembang/Pemaket/BibitPaket/Bibit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cklist ](/wiki/TimPengembang/Pemaket/BibitPaket/Blacklis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oot ](/wiki/TimPengembang/Pemaket/BibitPaket/Boo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uildEssential ](/wiki/TimPengembang/Pemaket/BibitPaket/BuildEssenti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sktop ](/wiki/TimPengembang/Pemaket/BibitPaket/Desk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velopment ](/wiki/TimPengembang/Pemaket/BibitPaket/Developmen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nsServer ](/wiki/TimPengembang/Pemaket/BibitPaket/Dns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nstaller ](/wiki/TimPengembang/Pemaket/BibitPaket/Install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ampServer ](/wiki/TimPengembang/Pemaket/BibitPaket/Lamp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ve ](/wiki/TimPengembang/Pemaket/BibitPaket/Liv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ilServer ](/wiki/TimPengembang/Pemaket/BibitPaket/Mail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nimal ](/wiki/TimPengembang/Pemaket/BibitPaket/Minim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obileDev ](/wiki/TimPengembang/Pemaket/BibitPaket/MobileDev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OpenSSHServer ](/wiki/TimPengembang/Pemaket/BibitPaket/OpenSSH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ostgresqlServer ](/wiki/TimPengembang/Pemaket/BibitPaket/Postgresql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intServer ](/wiki/TimPengembang/Pemaket/BibitPaket/Print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quired ](/wiki/TimPengembang/Pemaket/BibitPaket/Require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mbaServer ](/wiki/TimPengembang/Pemaket/BibitPaket/Samba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rverShip ](/wiki/TimPengembang/Pemaket/BibitPaket/ServerShi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hipLive ](/wiki/TimPengembang/Pemaket/BibitPaket/ShipLiv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hip ](/wiki/TimPengembang/Pemaket/BibitPaket/Shi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tandard ](/wiki/TimPengembang/Pemaket/BibitPaket/Standar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tructure ](/wiki/TimPengembang/Pemaket/BibitPaket/Structur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upported ](/wiki/TimPengembang/Pemaket/BibitPaket/Supported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Komponen/ ](/wiki/TimPengembang/Pemaket/Kompone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nDesktop ](/wiki/TimPengembang/Pemaket/Komponen/BlankOnDesk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Khas ](/wiki/TimPengembang/Pemaket/Komponen/BlankOnKh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Minimal ](/wiki/TimPengembang/Pemaket/Komponen/BlankOnMinim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Selebihnya ](/wiki/TimPengembang/Pemaket/Komponen/BlankOnSelebihny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Standard ](/wiki/TimPengembang/Pemaket/Komponen/BlankOnStandar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Wikipedia-id ](/wiki/TimPengembang/Pemaket/Komponen/BlankOnWikipedia-i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mponenKonde ](/wiki/TimPengembang/Pemaket/Komponen/KomponenKonde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Panduan/ ](/wiki/TimPengembang/Pemaket/Pandua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MembuatPaketDebian ](/wiki/TimPengembang/Pemaket/Panduan/MembuatPaketDeb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durPembuatanPaket ](/wiki/TimPengembang/Pemaket/Panduan/ProsedurPembuatanPaket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PanduanPaketImpor/ ](/wiki/TimPengembang/Pemaket/PanduanPaketImpor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pt ](/wiki/TimPengembang/Pemaket/PanduanPaketImpor/ap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ase-files ](/wiki/TimPengembang/Pemaket/PanduanPaketImpor/base-file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firefox ](/wiki/TimPengembang/Pemaket/PanduanPaketImpor/blankonfirefox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hromium-browser ](/wiki/TimPengembang/Pemaket/PanduanPaketImpor/chromium-brows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bootstrap ](/wiki/TimPengembang/Pemaket/PanduanPaketImpor/debootstra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irefox-3.0 ](/wiki/TimPengembang/Pemaket/PanduanPaketImpor/firefox-3.0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irefox ](/wiki/TimPengembang/Pemaket/PanduanPaketImpor/firefox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nome-panel ](/wiki/TimPengembang/Pemaket/PanduanPaketImpor/gnome-pane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nome-session ](/wiki/TimPengembang/Pemaket/PanduanPaketImpor/gnome-sessi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uman-icon-theme ](/wiki/TimPengembang/Pemaket/PanduanPaketImpor/human-icon-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ernel ](/wiki/TimPengembang/Pemaket/PanduanPaketImpor/Kerne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beration-fonts ](/wiki/TimPengembang/Pemaket/PanduanPaketImpor/liberation-font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calechooser ](/wiki/TimPengembang/Pemaket/PanduanPaketImpor/localechoos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in-menu ](/wiki/TimPengembang/Pemaket/PanduanPaketImpor/main-menu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openoffice.org ](/wiki/TimPengembang/Pemaket/PanduanPaketImpor/openoffice.or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Impor ](/wiki/TimPengembang/Pemaket/PanduanPaketImpor/PanduanPaketImp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ython-apt ](/wiki/TimPengembang/Pemaket/PanduanPaketImpor/python-ap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ython-django ](/wiki/TimPengembang/Pemaket/PanduanPaketImpor/python-djang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ango-icon-theme ](/wiki/TimPengembang/Pemaket/PanduanPaketImpor/tango-icon-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asksel ](/wiki/TimPengembang/Pemaket/PanduanPaketImpor/taskse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biquity ](/wiki/TimPengembang/Pemaket/PanduanPaketImpor/ubiquity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Perkembangan/ ](/wiki/TimPengembang/Pemaket/Perkembanga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n-artwork ](DaftarPaketKhas.mdblankon-artwor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beration ](DaftarPaketKhas.mdliberati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rkembangan ](DaftarPaketKhas.mdPerkembang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idgin ](DaftarPaketKhas.mdpidgi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Tutorial/ ](/wiki/TimPengembang/Pemaket/Tutorial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MencariNamaAplikasi ](/wiki/TimPengembang/Pemaket/Tutorial/MencariNamaAplik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ngenalanBazaar ](/wiki/TimPengembang/Pemaket/Tutorial/PengenalanBaza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utorial ](/wiki/TimPengembang/Pemaket/Tutorial/Tutorial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Riset/ ](/wiki/TimPengembang/Riset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Log2012101 ](/wiki/TimPengembang/Riset/Log201210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kakaryaDasarJQuery ](/wiki/TimPengembang/Riset/LokakaryaDasarJQuery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iset ](/wiki/TimPengembang/Riset/Riset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Lainnya/ ](/wiki/Lainnya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DaftarAbsensi ](/wiki/Lainnya/DaftarAbsen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bianCensus ](/wiki/Lainnya/DebianCensus.md)</text:p>
          </table:table-cell>
          <table:table-cell table:number-columns-repeated="3"/>
        </table:table-row>
      </table:table>
      <table:table table:name="Abjad" table:style-name="ta1">
        <table:table-column table:style-name="co4" table:default-cell-style-name="Default"/>
        <table:table-row table:style-name="ro1">
          <table:table-cell office:value-type="string" calcext:value-type="string">
            <text:p><text:s text:c="2"/>* [ /wiki/Acara/ ](/wiki/Acara/)</text:p>
          </table:table-cell>
        </table:table-row>
        <table:table-row table:style-name="ro1">
          <table:table-cell office:value-type="string" calcext:value-type="string">
            <text:p><text:s text:c="2"/>* [ /wiki/Acara/BlanKoding/ ](/wiki/Acara/BlanKoding/)</text:p>
          </table:table-cell>
        </table:table-row>
        <table:table-row table:style-name="ro1">
          <table:table-cell office:value-type="string" calcext:value-type="string">
            <text:p><text:s text:c="2"/>* [ /wiki/Acara/BlanKonf/ ](/wiki/Acara/BlanKonf/)</text:p>
          </table:table-cell>
        </table:table-row>
        <table:table-row table:style-name="ro1">
          <table:table-cell office:value-type="string" calcext:value-type="string">
            <text:p><text:s text:c="2"/>* [ /wiki/Acara/BlanKonf/BlanKonf2009/ ](/wiki/Acara/BlanKonf/BlanKonf2009/)</text:p>
          </table:table-cell>
        </table:table-row>
        <table:table-row table:style-name="ro1">
          <table:table-cell office:value-type="string" calcext:value-type="string">
            <text:p><text:s text:c="2"/>* [ /wiki/Acara/BlanKonf/BlanKonf2010/ ](/wiki/Acara/BlanKonf/BlanKonf2010/)</text:p>
          </table:table-cell>
        </table:table-row>
        <table:table-row table:style-name="ro1">
          <table:table-cell office:value-type="string" calcext:value-type="string">
            <text:p><text:s text:c="2"/>* [ /wiki/Acara/BlanKonf/BlanKonf2011/ ](/wiki/Acara/BlanKonf/BlanKonf2011/)</text:p>
          </table:table-cell>
        </table:table-row>
        <table:table-row table:style-name="ro1">
          <table:table-cell office:value-type="string" calcext:value-type="string">
            <text:p><text:s text:c="2"/>* [ /wiki/Acara/BlanKonf/BlanKonf2012/ ](/wiki/Acara/BlanKonf/BlanKonf2012/)</text:p>
          </table:table-cell>
        </table:table-row>
        <table:table-row table:style-name="ro1">
          <table:table-cell office:value-type="string" calcext:value-type="string">
            <text:p><text:s text:c="2"/>* [ /wiki/Acara/BlanKopdar/ ](/wiki/Acara/BlanKopdar/)</text:p>
          </table:table-cell>
        </table:table-row>
        <table:table-row table:style-name="ro1">
          <table:table-cell office:value-type="string" calcext:value-type="string">
            <text:p><text:s text:c="2"/>* [ /wiki/Acara/Tantangan/ ](/wiki/Acara/Tantangan/)</text:p>
          </table:table-cell>
        </table:table-row>
        <table:table-row table:style-name="ro1">
          <table:table-cell office:value-type="string" calcext:value-type="string">
            <text:p><text:s text:c="2"/>* [ /wiki/Assets/ ](/wiki/Assets/)</text:p>
          </table:table-cell>
        </table:table-row>
        <table:table-row table:style-name="ro1">
          <table:table-cell office:value-type="string" calcext:value-type="string">
            <text:p><text:s text:c="2"/>* [ /wiki/Assets/Images/ ](/wiki/Assets/Images/)</text:p>
          </table:table-cell>
        </table:table-row>
        <table:table-row table:style-name="ro1">
          <table:table-cell office:value-type="string" calcext:value-type="string">
            <text:p><text:s text:c="2"/>* [ /wiki/Assets/Images/Markdown/ ](/wiki/Assets/Images/Markdown/)</text:p>
          </table:table-cell>
        </table:table-row>
        <table:table-row table:style-name="ro1">
          <table:table-cell office:value-type="string" calcext:value-type="string">
            <text:p><text:s text:c="2"/>* [ /wiki/Assets/Others/ ](/wiki/Assets/Others/)</text:p>
          </table:table-cell>
        </table:table-row>
        <table:table-row table:style-name="ro1">
          <table:table-cell office:value-type="string" calcext:value-type="string">
            <text:p><text:s text:c="2"/>* [ /wiki/CakramPengaya/ ](/wiki/CakramPengaya/)</text:p>
          </table:table-cell>
        </table:table-row>
        <table:table-row table:style-name="ro1">
          <table:table-cell office:value-type="string" calcext:value-type="string">
            <text:p><text:s text:c="2"/>* [ /wiki/DaftarIsi/ ](/wiki/DaftarIsi/)</text:p>
          </table:table-cell>
        </table:table-row>
        <table:table-row table:style-name="ro1">
          <table:table-cell office:value-type="string" calcext:value-type="string">
            <text:p><text:s text:c="2"/>* [ /wiki/Instalasi/ ](/wiki/Instalasi/)</text:p>
          </table:table-cell>
        </table:table-row>
        <table:table-row table:style-name="ro1">
          <table:table-cell office:value-type="string" calcext:value-type="string">
            <text:p><text:s text:c="2"/>* [ /wiki/Lainnya/ ](/wiki/Lainnya/)</text:p>
          </table:table-cell>
        </table:table-row>
        <table:table-row table:style-name="ro1">
          <table:table-cell office:value-type="string" calcext:value-type="string">
            <text:p><text:s text:c="2"/>* [ /wiki/ProdukBlankOn/ ](/wiki/ProdukBlankOn/)</text:p>
          </table:table-cell>
        </table:table-row>
        <table:table-row table:style-name="ro1">
          <table:table-cell office:value-type="string" calcext:value-type="string">
            <text:p><text:s text:c="2"/>* [ /wiki/ProdukBlankOn/1/ ](/wiki/ProdukBlankOn/1/)</text:p>
          </table:table-cell>
        </table:table-row>
        <table:table-row table:style-name="ro1">
          <table:table-cell office:value-type="string" calcext:value-type="string">
            <text:p><text:s text:c="2"/>* [ /wiki/ProdukBlankOn/10/ ](/wiki/ProdukBlankOn/10/)</text:p>
          </table:table-cell>
        </table:table-row>
        <table:table-row table:style-name="ro1">
          <table:table-cell office:value-type="string" calcext:value-type="string">
            <text:p><text:s text:c="2"/>* [ /wiki/ProdukBlankOn/11/ ](/wiki/ProdukBlankOn/11/)</text:p>
          </table:table-cell>
        </table:table-row>
        <table:table-row table:style-name="ro1">
          <table:table-cell office:value-type="string" calcext:value-type="string">
            <text:p><text:s text:c="2"/>* [ /wiki/ProdukBlankOn/2/ ](/wiki/ProdukBlankOn/2/)</text:p>
          </table:table-cell>
        </table:table-row>
        <table:table-row table:style-name="ro1">
          <table:table-cell office:value-type="string" calcext:value-type="string">
            <text:p><text:s text:c="2"/>* [ /wiki/ProdukBlankOn/3/ ](/wiki/ProdukBlankOn/3/)</text:p>
          </table:table-cell>
        </table:table-row>
        <table:table-row table:style-name="ro1">
          <table:table-cell office:value-type="string" calcext:value-type="string">
            <text:p><text:s text:c="2"/>* [ /wiki/ProdukBlankOn/4/ ](/wiki/ProdukBlankOn/4/)</text:p>
          </table:table-cell>
        </table:table-row>
        <table:table-row table:style-name="ro1">
          <table:table-cell office:value-type="string" calcext:value-type="string">
            <text:p><text:s text:c="2"/>* [ /wiki/ProdukBlankOn/5/ ](/wiki/ProdukBlankOn/5/)</text:p>
          </table:table-cell>
        </table:table-row>
        <table:table-row table:style-name="ro1">
          <table:table-cell office:value-type="string" calcext:value-type="string">
            <text:p><text:s text:c="2"/>* [ /wiki/ProdukBlankOn/6/ ](/wiki/ProdukBlankOn/6/)</text:p>
          </table:table-cell>
        </table:table-row>
        <table:table-row table:style-name="ro1">
          <table:table-cell office:value-type="string" calcext:value-type="string">
            <text:p><text:s text:c="2"/>* [ /wiki/ProdukBlankOn/7/ ](/wiki/ProdukBlankOn/7/)</text:p>
          </table:table-cell>
        </table:table-row>
        <table:table-row table:style-name="ro1">
          <table:table-cell office:value-type="string" calcext:value-type="string">
            <text:p><text:s text:c="2"/>* [ /wiki/ProdukBlankOn/8/ ](/wiki/ProdukBlankOn/8/)</text:p>
          </table:table-cell>
        </table:table-row>
        <table:table-row table:style-name="ro1">
          <table:table-cell office:value-type="string" calcext:value-type="string">
            <text:p><text:s text:c="2"/>* [ /wiki/ProdukBlankOn/9/ ](/wiki/ProdukBlankOn/9/)</text:p>
          </table:table-cell>
        </table:table-row>
        <table:table-row table:style-name="ro1">
          <table:table-cell office:value-type="string" calcext:value-type="string">
            <text:p><text:s text:c="2"/>* [ /wiki/ProdukBlankOn/BlankBanana/ ](/wiki/ProdukBlankOn/BlankBanana/)</text:p>
          </table:table-cell>
        </table:table-row>
        <table:table-row table:style-name="ro1">
          <table:table-cell office:value-type="string" calcext:value-type="string">
            <text:p><text:s text:c="2"/>* [ /wiki/ProdukBlankOn/BlankBerry/ ](/wiki/ProdukBlankOn/BlankBerry/)</text:p>
          </table:table-cell>
        </table:table-row>
        <table:table-row table:style-name="ro1">
          <table:table-cell office:value-type="string" calcext:value-type="string">
            <text:p><text:s text:c="2"/>* [ /wiki/ProdukBlankOn/Srimubil/ ](/wiki/ProdukBlankOn/Srimubil/)</text:p>
          </table:table-cell>
        </table:table-row>
        <table:table-row table:style-name="ro1">
          <table:table-cell office:value-type="string" calcext:value-type="string">
            <text:p><text:s text:c="2"/>* [ /wiki/Profil/ ](/wiki/Profil/)</text:p>
          </table:table-cell>
        </table:table-row>
        <table:table-row table:style-name="ro1">
          <table:table-cell office:value-type="string" calcext:value-type="string">
            <text:p><text:s text:c="2"/>* [ /wiki/Proyek/ ](/wiki/Proyek/)</text:p>
          </table:table-cell>
        </table:table-row>
        <table:table-row table:style-name="ro1">
          <table:table-cell office:value-type="string" calcext:value-type="string">
            <text:p><text:s text:c="2"/>* [ /wiki/TimPengembang/ ](/wiki/TimPengembang/)</text:p>
          </table:table-cell>
        </table:table-row>
        <table:table-row table:style-name="ro1">
          <table:table-cell office:value-type="string" calcext:value-type="string">
            <text:p><text:s text:c="2"/>* [ /wiki/TimPengembang/Dokumentasi/ ](/wiki/TimPengembang/Dokumentasi/)</text:p>
          </table:table-cell>
        </table:table-row>
        <table:table-row table:style-name="ro1">
          <table:table-cell office:value-type="string" calcext:value-type="string">
            <text:p><text:s text:c="2"/>* [ /wiki/TimPengembang/Dokumentasi/Draf/ ](/wiki/TimPengembang/Dokumentasi/Draf/)</text:p>
          </table:table-cell>
        </table:table-row>
        <table:table-row table:style-name="ro1">
          <table:table-cell office:value-type="string" calcext:value-type="string">
            <text:p><text:s text:c="2"/>* [ /wiki/TimPengembang/Dokumentasi/Kelas/ ](/wiki/TimPengembang/Dokumentasi/Kelas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 ](/wiki/TimPengembang/Dokumentasi/Panduan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Aplikasi/ ](/wiki/TimPengembang/Dokumentasi/Panduan/PanduanAplikasi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 ](/wiki/TimPengembang/Dokumentasi/Panduan/PanduanDistribusi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5/ ](/wiki/TimPengembang/Dokumentasi/Panduan/PanduanDistribusi/5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6/ ](/wiki/TimPengembang/Dokumentasi/Panduan/PanduanDistribusi/6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7/ ](/wiki/TimPengembang/Dokumentasi/Panduan/PanduanDistribusi/7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8/ ](/wiki/TimPengembang/Dokumentasi/Panduan/PanduanDistribusi/8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9/ ](/wiki/TimPengembang/Dokumentasi/Panduan/PanduanDistribusi/9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Inkscape/ ](/wiki/TimPengembang/Dokumentasi/Panduan/PanduanInkscape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Pemutakhiran/ ](/wiki/TimPengembang/Dokumentasi/Panduan/PanduanPemutakhiran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Wiki/ ](/wiki/TimPengembang/Dokumentasi/Panduan/PanduanWiki/)</text:p>
          </table:table-cell>
        </table:table-row>
        <table:table-row table:style-name="ro1">
          <table:table-cell office:value-type="string" calcext:value-type="string">
            <text:p><text:s text:c="2"/>* [ /wiki/TimPengembang/Dokumentasi/Rapat/ ](/wiki/TimPengembang/Dokumentasi/Rapat/)</text:p>
          </table:table-cell>
        </table:table-row>
        <table:table-row table:style-name="ro1">
          <table:table-cell office:value-type="string" calcext:value-type="string">
            <text:p><text:s text:c="2"/>* [ /wiki/TimPengembang/Humas/ ](/wiki/TimPengembang/Humas/)</text:p>
          </table:table-cell>
        </table:table-row>
        <table:table-row table:style-name="ro1">
          <table:table-cell office:value-type="string" calcext:value-type="string">
            <text:p><text:s text:c="2"/>* [ /wiki/TimPengembang/Humas/KelompokPengguna/ ](/wiki/TimPengembang/Humas/KelompokPengguna/)</text:p>
          </table:table-cell>
        </table:table-row>
        <table:table-row table:style-name="ro1">
          <table:table-cell office:value-type="string" calcext:value-type="string">
            <text:p><text:s text:c="2"/>* [ /wiki/TimPengembang/Humas/PresentasiPemasaran/ ](/wiki/TimPengembang/Humas/PresentasiPemasaran/)</text:p>
          </table:table-cell>
        </table:table-row>
        <table:table-row table:style-name="ro1">
          <table:table-cell office:value-type="string" calcext:value-type="string">
            <text:p><text:s text:c="2"/>* [ /wiki/TimPengembang/Infrastruktur/ ](/wiki/TimPengembang/Infrastruktur/)</text:p>
          </table:table-cell>
        </table:table-row>
        <table:table-row table:style-name="ro1">
          <table:table-cell office:value-type="string" calcext:value-type="string">
            <text:p><text:s text:c="2"/>* [ /wiki/TimPengembang/Infrastruktur/2009/ ](/wiki/TimPengembang/Infrastruktur/2009/)</text:p>
          </table:table-cell>
        </table:table-row>
        <table:table-row table:style-name="ro1">
          <table:table-cell office:value-type="string" calcext:value-type="string">
            <text:p><text:s text:c="2"/>* [ /wiki/TimPengembang/Infrastruktur/Administratif/ ](/wiki/TimPengembang/Infrastruktur/Administratif/)</text:p>
          </table:table-cell>
        </table:table-row>
        <table:table-row table:style-name="ro1">
          <table:table-cell office:value-type="string" calcext:value-type="string">
            <text:p><text:s text:c="2"/>* [ /wiki/TimPengembang/Infrastruktur/PabrikPaket/ ](/wiki/TimPengembang/Infrastruktur/PabrikPaket/)</text:p>
          </table:table-cell>
        </table:table-row>
        <table:table-row table:style-name="ro1">
          <table:table-cell office:value-type="string" calcext:value-type="string">
            <text:p><text:s text:c="2"/>* [ /wiki/TimPengembang/JaminanKualitas/ ](/wiki/TimPengembang/JaminanKualitas/)</text:p>
          </table:table-cell>
        </table:table-row>
        <table:table-row table:style-name="ro1">
          <table:table-cell office:value-type="string" calcext:value-type="string">
            <text:p><text:s text:c="2"/>* [ /wiki/TimPengembang/Kesenian/ ](/wiki/TimPengembang/Kesenian/)</text:p>
          </table:table-cell>
        </table:table-row>
        <table:table-row table:style-name="ro1">
          <table:table-cell office:value-type="string" calcext:value-type="string">
            <text:p><text:s text:c="2"/>* [ /wiki/TimPengembang/Kesenian/Publikasi/ ](/wiki/TimPengembang/Kesenian/Publikasi/)</text:p>
          </table:table-cell>
        </table:table-row>
        <table:table-row table:style-name="ro1">
          <table:table-cell office:value-type="string" calcext:value-type="string">
            <text:p><text:s text:c="2"/>* [ /wiki/TimPengembang/ManajerRilis/ ](/wiki/TimPengembang/ManajerRilis/)</text:p>
          </table:table-cell>
        </table:table-row>
        <table:table-row table:style-name="ro1">
          <table:table-cell office:value-type="string" calcext:value-type="string">
            <text:p><text:s text:c="2"/>* [ /wiki/TimPengembang/Pemaket/ ](/wiki/TimPengembang/Pemaket/)</text:p>
          </table:table-cell>
        </table:table-row>
        <table:table-row table:style-name="ro1">
          <table:table-cell office:value-type="string" calcext:value-type="string">
            <text:p><text:s text:c="2"/>* [ /wiki/TimPengembang/Pemaket/BibitPaket/ ](/wiki/TimPengembang/Pemaket/BibitPaket/)</text:p>
          </table:table-cell>
        </table:table-row>
        <table:table-row table:style-name="ro1">
          <table:table-cell office:value-type="string" calcext:value-type="string">
            <text:p><text:s text:c="2"/>* [ /wiki/TimPengembang/Pemaket/Komponen/ ](/wiki/TimPengembang/Pemaket/Komponen/)</text:p>
          </table:table-cell>
        </table:table-row>
        <table:table-row table:style-name="ro1">
          <table:table-cell office:value-type="string" calcext:value-type="string">
            <text:p><text:s text:c="2"/>* [ /wiki/TimPengembang/Pemaket/Panduan/ ](/wiki/TimPengembang/Pemaket/Panduan/)</text:p>
          </table:table-cell>
        </table:table-row>
        <table:table-row table:style-name="ro1">
          <table:table-cell office:value-type="string" calcext:value-type="string">
            <text:p><text:s text:c="2"/>* [ /wiki/TimPengembang/Pemaket/PanduanPaketImpor/ ](/wiki/TimPengembang/Pemaket/PanduanPaketImpor/)</text:p>
          </table:table-cell>
        </table:table-row>
        <table:table-row table:style-name="ro1">
          <table:table-cell office:value-type="string" calcext:value-type="string">
            <text:p><text:s text:c="2"/>* [ /wiki/TimPengembang/Pemaket/Perkembangan/ ](/wiki/TimPengembang/Pemaket/Perkembangan/)</text:p>
          </table:table-cell>
        </table:table-row>
        <table:table-row table:style-name="ro1">
          <table:table-cell office:value-type="string" calcext:value-type="string">
            <text:p><text:s text:c="2"/>* [ /wiki/TimPengembang/Pemaket/Tutorial/ ](/wiki/TimPengembang/Pemaket/Tutorial/)</text:p>
          </table:table-cell>
        </table:table-row>
        <table:table-row table:style-name="ro1">
          <table:table-cell office:value-type="string" calcext:value-type="string">
            <text:p><text:s text:c="2"/>* [ /wiki/TimPengembang/Riset/ ](/wiki/TimPengembang/Riset/)</text:p>
          </table:table-cell>
        </table:table-row>
        <table:table-row table:style-name="ro1">
          <table:table-cell office:value-type="string" calcext:value-type="string">
            <text:p><text:s text:c="2"/>* [ 1 ](/wiki/ProdukBlankOn/1)</text:p>
          </table:table-cell>
        </table:table-row>
        <table:table-row table:style-name="ro1">
          <table:table-cell office:value-type="string" calcext:value-type="string">
            <text:p><text:s text:c="2"/>* [ 10 ](/wiki/ProdukBlankOn/10)</text:p>
          </table:table-cell>
        </table:table-row>
        <table:table-row table:style-name="ro1">
          <table:table-cell office:value-type="string" calcext:value-type="string">
            <text:p><text:s text:c="2"/>* [ 11 ](/wiki/ProdukBlankOn/11)</text:p>
          </table:table-cell>
        </table:table-row>
        <table:table-row table:style-name="ro1">
          <table:table-cell office:value-type="string" calcext:value-type="string">
            <text:p><text:s text:c="2"/>* [ 14112008 ](/wiki/TimPengembang/JaminanKualitas/14112008.md)</text:p>
          </table:table-cell>
        </table:table-row>
        <table:table-row table:style-name="ro1">
          <table:table-cell office:value-type="string" calcext:value-type="string">
            <text:p><text:s text:c="2"/>* [ 2 ](/wiki/ProdukBlankOn/2)</text:p>
          </table:table-cell>
        </table:table-row>
        <table:table-row table:style-name="ro1">
          <table:table-cell office:value-type="string" calcext:value-type="string">
            <text:p><text:s text:c="2"/>* [ 2009 ](/wiki/TimPengembang/Infrastruktur/2009)</text:p>
          </table:table-cell>
        </table:table-row>
        <table:table-row table:style-name="ro1">
          <table:table-cell office:value-type="string" calcext:value-type="string">
            <text:p><text:s text:c="2"/>* [ 2011 ](/wiki/TimPengembang/Infrastruktur/2011.md)</text:p>
          </table:table-cell>
        </table:table-row>
        <table:table-row table:style-name="ro1">
          <table:table-cell office:value-type="string" calcext:value-type="string">
            <text:p><text:s text:c="2"/>* [ 3 ](/wiki/ProdukBlankOn/3)</text:p>
          </table:table-cell>
        </table:table-row>
        <table:table-row table:style-name="ro1">
          <table:table-cell office:value-type="string" calcext:value-type="string">
            <text:p><text:s text:c="2"/>* [ 4 ](/wiki/ProdukBlankOn/4)</text:p>
          </table:table-cell>
        </table:table-row>
        <table:table-row table:style-name="ro1">
          <table:table-cell office:value-type="string" calcext:value-type="string">
            <text:p><text:s text:c="2"/>* [ 5 ](/wiki/ProdukBlankOn/5)</text:p>
          </table:table-cell>
        </table:table-row>
        <table:table-row table:style-name="ro1">
          <table:table-cell office:value-type="string" calcext:value-type="string">
            <text:p><text:s text:c="2"/>* [ 5 ](/wiki/TimPengembang/Dokumentasi/Panduan/PanduanDistribusi/5)</text:p>
          </table:table-cell>
        </table:table-row>
        <table:table-row table:style-name="ro1">
          <table:table-cell office:value-type="string" calcext:value-type="string">
            <text:p><text:s text:c="2"/>* [ 6 ](/wiki/ProdukBlankOn/6)</text:p>
          </table:table-cell>
        </table:table-row>
        <table:table-row table:style-name="ro1">
          <table:table-cell office:value-type="string" calcext:value-type="string">
            <text:p><text:s text:c="2"/>* [ 6 ](/wiki/TimPengembang/Dokumentasi/Panduan/PanduanDistribusi/6)</text:p>
          </table:table-cell>
        </table:table-row>
        <table:table-row table:style-name="ro1">
          <table:table-cell office:value-type="string" calcext:value-type="string">
            <text:p><text:s text:c="2"/>* [ 7 ](/wiki/ProdukBlankOn/7)</text:p>
          </table:table-cell>
        </table:table-row>
        <table:table-row table:style-name="ro1">
          <table:table-cell office:value-type="string" calcext:value-type="string">
            <text:p><text:s text:c="2"/>* [ 7 ](/wiki/TimPengembang/Dokumentasi/Panduan/PanduanDistribusi/7)</text:p>
          </table:table-cell>
        </table:table-row>
        <table:table-row table:style-name="ro1">
          <table:table-cell office:value-type="string" calcext:value-type="string">
            <text:p><text:s text:c="2"/>* [ 8 ](/wiki/ProdukBlankOn/8)</text:p>
          </table:table-cell>
        </table:table-row>
        <table:table-row table:style-name="ro1">
          <table:table-cell office:value-type="string" calcext:value-type="string">
            <text:p><text:s text:c="2"/>* [ 8 ](/wiki/TimPengembang/Dokumentasi/Panduan/PanduanDistribusi/8)</text:p>
          </table:table-cell>
        </table:table-row>
        <table:table-row table:style-name="ro1">
          <table:table-cell office:value-type="string" calcext:value-type="string">
            <text:p><text:s text:c="2"/>* [ 9 ](/wiki/ProdukBlankOn/9)</text:p>
          </table:table-cell>
        </table:table-row>
        <table:table-row table:style-name="ro1">
          <table:table-cell office:value-type="string" calcext:value-type="string">
            <text:p><text:s text:c="2"/>* [ 9 ](/wiki/TimPengembang/Dokumentasi/Panduan/PanduanDistribusi/9)</text:p>
          </table:table-cell>
        </table:table-row>
        <table:table-row table:style-name="ro1">
          <table:table-cell office:value-type="string" calcext:value-type="string">
            <text:p><text:s text:c="2"/>* [ AcaraBlanKonf2009 ](/wiki/Acara/BlanKonf/AcaraBlanKonf2009.md)</text:p>
          </table:table-cell>
        </table:table-row>
        <table:table-row table:style-name="ro1">
          <table:table-cell office:value-type="string" calcext:value-type="string">
            <text:p><text:s text:c="2"/>* [ AcaraBlanKonf2010 ](/wiki/Acara/BlanKonf/BlanKonf2010/AcaraBlanKonf2010.md)</text:p>
          </table:table-cell>
        </table:table-row>
        <table:table-row table:style-name="ro1">
          <table:table-cell office:value-type="string" calcext:value-type="string">
            <text:p><text:s text:c="2"/>* [ Aceh ](/wiki/TimPengembang/Humas/KelompokPengguna/Aceh.md)</text:p>
          </table:table-cell>
        </table:table-row>
        <table:table-row table:style-name="ro1">
          <table:table-cell office:value-type="string" calcext:value-type="string">
            <text:p><text:s text:c="2"/>* [ ACL ](/wiki/TimPengembang/Infrastruktur/ACL.md)</text:p>
          </table:table-cell>
        </table:table-row>
        <table:table-row table:style-name="ro1">
          <table:table-cell office:value-type="string" calcext:value-type="string">
            <text:p><text:s text:c="2"/>* [ AcuanDesktop ](/wiki/TimPengembang/Kesenian/AcuanDesktop.md)</text:p>
          </table:table-cell>
        </table:table-row>
        <table:table-row table:style-name="ro1">
          <table:table-cell office:value-type="string" calcext:value-type="string">
            <text:p><text:s text:c="2"/>* [ Administratif ](/wiki/TimPengembang/Infrastruktur/Administratif.md)</text:p>
          </table:table-cell>
        </table:table-row>
        <table:table-row table:style-name="ro1">
          <table:table-cell office:value-type="string" calcext:value-type="string">
            <text:p><text:s text:c="2"/>* [ Administratif ](/wiki/TimPengembang/Infrastruktur/Administratif)</text:p>
          </table:table-cell>
        </table:table-row>
        <table:table-row table:style-name="ro1">
          <table:table-cell office:value-type="string" calcext:value-type="string">
            <text:p><text:s text:c="2"/>* [ AdnanMaulana ](/wiki/Profil/AdnanMaulana.md)</text:p>
          </table:table-cell>
        </table:table-row>
        <table:table-row table:style-name="ro1">
          <table:table-cell office:value-type="string" calcext:value-type="string">
            <text:p><text:s text:c="2"/>* [ AgendaLokakarya1012PanduanPemaket ](/wiki/TimPengembang/Dokumentasi/Kelas/AgendaLokakarya1012PanduanPemaket.md)</text:p>
          </table:table-cell>
        </table:table-row>
        <table:table-row table:style-name="ro1">
          <table:table-cell office:value-type="string" calcext:value-type="string">
            <text:p><text:s text:c="2"/>* [ AgusPurnomo ](/wiki/Profil/AgusPurnomo.md)</text:p>
          </table:table-cell>
        </table:table-row>
        <table:table-row table:style-name="ro1">
          <table:table-cell office:value-type="string" calcext:value-type="string">
            <text:p><text:s text:c="2"/>* [ AhmadHaris ](/wiki/Profil/AhmadHaris.md)</text:p>
          </table:table-cell>
        </table:table-row>
        <table:table-row table:style-name="ro1">
          <table:table-cell office:value-type="string" calcext:value-type="string">
            <text:p><text:s text:c="2"/>* [ AinulHakim ](/wiki/Profil/AinulHakim.md)</text:p>
          </table:table-cell>
        </table:table-row>
        <table:table-row table:style-name="ro1">
          <table:table-cell office:value-type="string" calcext:value-type="string">
            <text:p><text:s text:c="2"/>* [ AksaraNusantara ](/wiki/Acara/Tantangan/AksaraNusantara.md)</text:p>
          </table:table-cell>
        </table:table-row>
        <table:table-row table:style-name="ro1">
          <table:table-cell office:value-type="string" calcext:value-type="string">
            <text:p><text:s text:c="2"/>* [ AlamatSurelPemaket ](/wiki/TimPengembang/Pemaket/AlamatSurelPemaket.md)</text:p>
          </table:table-cell>
        </table:table-row>
        <table:table-row table:style-name="ro1">
          <table:table-cell office:value-type="string" calcext:value-type="string">
            <text:p><text:s text:c="2"/>* [ AldiantoroNugroho ](/wiki/Profil/AldiantoroNugroho.md)</text:p>
          </table:table-cell>
        </table:table-row>
        <table:table-row table:style-name="ro1">
          <table:table-cell office:value-type="string" calcext:value-type="string">
            <text:p><text:s text:c="2"/>* [ AliKusnadi ](/wiki/Profil/AliKusnadi.md)</text:p>
          </table:table-cell>
        </table:table-row>
        <table:table-row table:style-name="ro1">
          <table:table-cell office:value-type="string" calcext:value-type="string">
            <text:p><text:s text:c="2"/>* [ AlurKerjaProyekBlankOn ](/wiki/Proyek/AlurKerjaProyekBlankOn.md)</text:p>
          </table:table-cell>
        </table:table-row>
        <table:table-row table:style-name="ro1">
          <table:table-cell office:value-type="string" calcext:value-type="string">
            <text:p><text:s text:c="2"/>* [ AlurKerjaTimDokumentasi ](/wiki/TimPengembang/Dokumentasi/AlurKerjaTimDokumentasi.md)</text:p>
          </table:table-cell>
        </table:table-row>
        <table:table-row table:style-name="ro1">
          <table:table-cell office:value-type="string" calcext:value-type="string">
            <text:p><text:s text:c="2"/>* [ AndiDarmawan ](/wiki/Profil/AndiDarmawan.md)</text:p>
          </table:table-cell>
        </table:table-row>
        <table:table-row table:style-name="ro1">
          <table:table-cell office:value-type="string" calcext:value-type="string">
            <text:p><text:s text:c="2"/>* [ AndikaTriwidada ](/wiki/Profil/AndikaTriwidada.md)</text:p>
          </table:table-cell>
        </table:table-row>
        <table:table-row table:style-name="ro1">
          <table:table-cell office:value-type="string" calcext:value-type="string">
            <text:p><text:s text:c="2"/>* [ AndyApdhani ](/wiki/Profil/AndyApdhani.md)</text:p>
          </table:table-cell>
        </table:table-row>
        <table:table-row table:style-name="ro1">
          <table:table-cell office:value-type="string" calcext:value-type="string">
            <text:p><text:s text:c="2"/>* [ Anggota ](/wiki/TimPengembang/Infrastruktur/Anggota.md)</text:p>
          </table:table-cell>
        </table:table-row>
        <table:table-row table:style-name="ro1">
          <table:table-cell office:value-type="string" calcext:value-type="string">
            <text:p><text:s text:c="2"/>* [ apt ](/wiki/TimPengembang/Pemaket/PanduanPaketImpor/apt.md)</text:p>
          </table:table-cell>
        </table:table-row>
        <table:table-row table:style-name="ro1">
          <table:table-cell office:value-type="string" calcext:value-type="string">
            <text:p><text:s text:c="2"/>* [ ArifSyamsudin ](/wiki/Profil/ArifSyamsudin.md)</text:p>
          </table:table-cell>
        </table:table-row>
        <table:table-row table:style-name="ro1">
          <table:table-cell office:value-type="string" calcext:value-type="string">
            <text:p><text:s text:c="2"/>* [ ArmanSatari ](/wiki/Profil/ArmanSatari.md)</text:p>
          </table:table-cell>
        </table:table-row>
        <table:table-row table:style-name="ro1">
          <table:table-cell office:value-type="string" calcext:value-type="string">
            <text:p><text:s text:c="2"/>* [ ArmanSatary ](/wiki/Profil/ArmanSatary.md)</text:p>
          </table:table-cell>
        </table:table-row>
        <table:table-row table:style-name="ro1">
          <table:table-cell office:value-type="string" calcext:value-type="string">
            <text:p><text:s text:c="2"/>* [ ArsipPanduanBlankOn ](/wiki/TimPengembang/Dokumentasi/Panduan/ArsipPanduanBlankOn.md)</text:p>
          </table:table-cell>
        </table:table-row>
        <table:table-row table:style-name="ro1">
          <table:table-cell office:value-type="string" calcext:value-type="string">
            <text:p><text:s text:c="2"/>* [ ArsipProyekBukuBlankOn3 ](/wiki/TimPengembang/Dokumentasi/Panduan/ArsipProyekBukuBlankOn3.md)</text:p>
          </table:table-cell>
        </table:table-row>
        <table:table-row table:style-name="ro1">
          <table:table-cell office:value-type="string" calcext:value-type="string">
            <text:p><text:s text:c="2"/>* [ ArsipTesterLontara1 ](/wiki/TimPengembang/JaminanKualitas/ArsipTesterLontara1.md)</text:p>
          </table:table-cell>
        </table:table-row>
        <table:table-row table:style-name="ro1">
          <table:table-cell office:value-type="string" calcext:value-type="string">
            <text:p><text:s text:c="2"/>* [ ArsipTesterLontara2 ](/wiki/TimPengembang/JaminanKualitas/ArsipTesterLontara2.md)</text:p>
          </table:table-cell>
        </table:table-row>
        <table:table-row table:style-name="ro1">
          <table:table-cell office:value-type="string" calcext:value-type="string">
            <text:p><text:s text:c="2"/>* [ ArsipTesterLontara3 ](/wiki/TimPengembang/JaminanKualitas/ArsipTesterLontara3.md)</text:p>
          </table:table-cell>
        </table:table-row>
        <table:table-row table:style-name="ro1">
          <table:table-cell office:value-type="string" calcext:value-type="string">
            <text:p><text:s text:c="2"/>* [ Arsitektur ](/wiki/TimPengembang/Infrastruktur/Arsitektur.md)</text:p>
          </table:table-cell>
        </table:table-row>
        <table:table-row table:style-name="ro1">
          <table:table-cell office:value-type="string" calcext:value-type="string">
            <text:p><text:s text:c="2"/>* [ Artwork ](/wiki/ProdukBlankOn/10/Artwork.md)</text:p>
          </table:table-cell>
        </table:table-row>
        <table:table-row table:style-name="ro1">
          <table:table-cell office:value-type="string" calcext:value-type="string">
            <text:p><text:s text:c="2"/>* [ Artwork ](/wiki/ProdukBlankOn/2/Artwork.md)</text:p>
          </table:table-cell>
        </table:table-row>
        <table:table-row table:style-name="ro1">
          <table:table-cell office:value-type="string" calcext:value-type="string">
            <text:p><text:s text:c="2"/>* [ Artwork ](/wiki/ProdukBlankOn/5/Artwork.md)</text:p>
          </table:table-cell>
        </table:table-row>
        <table:table-row table:style-name="ro1">
          <table:table-cell office:value-type="string" calcext:value-type="string">
            <text:p><text:s text:c="2"/>* [ Artwork ](/wiki/ProdukBlankOn/8/Artwork.md)</text:p>
          </table:table-cell>
        </table:table-row>
        <table:table-row table:style-name="ro1">
          <table:table-cell office:value-type="string" calcext:value-type="string">
            <text:p><text:s text:c="2"/>* [ Artwork ](/wiki/ProdukBlankOn/9/Artwork.md)</text:p>
          </table:table-cell>
        </table:table-row>
        <table:table-row table:style-name="ro1">
          <table:table-cell office:value-type="string" calcext:value-type="string">
            <text:p><text:s text:c="2"/>* [ Artwork ](Artwork.md)</text:p>
          </table:table-cell>
        </table:table-row>
        <table:table-row table:style-name="ro1">
          <table:table-cell office:value-type="string" calcext:value-type="string">
            <text:p><text:s text:c="2"/>* [ Artwork ](Artwork.mdArtwork.md)</text:p>
          </table:table-cell>
        </table:table-row>
        <table:table-row table:style-name="ro1">
          <table:table-cell office:value-type="string" calcext:value-type="string">
            <text:p><text:s text:c="2"/>* [ Artwork ](Artwork.mdArtwork.md)</text:p>
          </table:table-cell>
        </table:table-row>
        <table:table-row table:style-name="ro1">
          <table:table-cell office:value-type="string" calcext:value-type="string">
            <text:p><text:s text:c="2"/>* [ Artwork ](CatatanRilis.mdArtwork.md)</text:p>
          </table:table-cell>
        </table:table-row>
        <table:table-row table:style-name="ro1">
          <table:table-cell office:value-type="string" calcext:value-type="string">
            <text:p><text:s text:c="2"/>* [ Artwork ](CatatanRilis.mdArtwork.md)</text:p>
          </table:table-cell>
        </table:table-row>
        <table:table-row table:style-name="ro1">
          <table:table-cell office:value-type="string" calcext:value-type="string">
            <text:p><text:s text:c="2"/>* [ AssetsImages ](/wiki/DaftarIsi/AssetsImages.md)</text:p>
          </table:table-cell>
        </table:table-row>
        <table:table-row table:style-name="ro1">
          <table:table-cell office:value-type="string" calcext:value-type="string">
            <text:p><text:s text:c="2"/>* [ AssetsOthers ](/wiki/DaftarIsi/AssetsOthers.md)</text:p>
          </table:table-cell>
        </table:table-row>
        <table:table-row table:style-name="ro1">
          <table:table-cell office:value-type="string" calcext:value-type="string">
            <text:p><text:s text:c="2"/>* [ Atjeh ](/wiki/TimPengembang/Humas/KelompokPengguna/Atjeh.md)</text:p>
          </table:table-cell>
        </table:table-row>
        <table:table-row table:style-name="ro1">
          <table:table-cell office:value-type="string" calcext:value-type="string">
            <text:p><text:s text:c="2"/>* [ banner ](/wiki/TimPengembang/Kesenian/Publikasi/banner.md)</text:p>
          </table:table-cell>
        </table:table-row>
        <table:table-row table:style-name="ro1">
          <table:table-cell office:value-type="string" calcext:value-type="string">
            <text:p><text:s text:c="2"/>* [ BantuanPengembang ](/wiki/TimPengembang/Dokumentasi/Panduan/BantuanPengembang.md)</text:p>
          </table:table-cell>
        </table:table-row>
        <table:table-row table:style-name="ro1">
          <table:table-cell office:value-type="string" calcext:value-type="string">
            <text:p><text:s text:c="2"/>* [ BantuanPengguna ](/wiki/TimPengembang/Dokumentasi/Panduan/BantuanPengguna.md)</text:p>
          </table:table-cell>
        </table:table-row>
        <table:table-row table:style-name="ro1">
          <table:table-cell office:value-type="string" calcext:value-type="string">
            <text:p><text:s text:c="2"/>* [ Banyumas ](/wiki/TimPengembang/Humas/KelompokPengguna/Banyumas.md)</text:p>
          </table:table-cell>
        </table:table-row>
        <table:table-row table:style-name="ro1">
          <table:table-cell office:value-type="string" calcext:value-type="string">
            <text:p><text:s text:c="2"/>* [ base-files ](/wiki/TimPengembang/Pemaket/PanduanPaketImpor/base-files.md)</text:p>
          </table:table-cell>
        </table:table-row>
        <table:table-row table:style-name="ro1">
          <table:table-cell office:value-type="string" calcext:value-type="string">
            <text:p><text:s text:c="2"/>* [ BasisData ](/wiki/TimPengembang/Infrastruktur/BasisData.md)</text:p>
          </table:table-cell>
        </table:table-row>
        <table:table-row table:style-name="ro1">
          <table:table-cell office:value-type="string" calcext:value-type="string">
            <text:p><text:s text:c="2"/>* [ BedahBlankOn ](/wiki/TimPengembang/Dokumentasi/BedahBlankOn.md)</text:p>
          </table:table-cell>
        </table:table-row>
        <table:table-row table:style-name="ro1">
          <table:table-cell office:value-type="string" calcext:value-type="string">
            <text:p><text:s text:c="2"/>* [ Bekasi ](/wiki/TimPengembang/Humas/KelompokPengguna/Bekasi.md)</text:p>
          </table:table-cell>
        </table:table-row>
        <table:table-row table:style-name="ro1">
          <table:table-cell office:value-type="string" calcext:value-type="string">
            <text:p><text:s text:c="2"/>* [ BeliCDBlankOn ](/wiki/TimPengembang/Dokumentasi/Draf/BeliCDBlankOn.md)</text:p>
          </table:table-cell>
        </table:table-row>
        <table:table-row table:style-name="ro1">
          <table:table-cell office:value-type="string" calcext:value-type="string">
            <text:p><text:s text:c="2"/>* [ Bergabung ](/wiki/TimPengembang/JaminanKualitas/Bergabung.md)</text:p>
          </table:table-cell>
        </table:table-row>
        <table:table-row table:style-name="ro1">
          <table:table-cell office:value-type="string" calcext:value-type="string">
            <text:p><text:s text:c="2"/>* [ BibitPaket ](/wiki/TimPengembang/Pemaket/BibitPaket)</text:p>
          </table:table-cell>
        </table:table-row>
        <table:table-row table:style-name="ro1">
          <table:table-cell office:value-type="string" calcext:value-type="string">
            <text:p><text:s text:c="2"/>* [ BibitPaket ](/wiki/TimPengembang/Pemaket/BibitPaket/BibitPaket.md)</text:p>
          </table:table-cell>
        </table:table-row>
        <table:table-row table:style-name="ro1">
          <table:table-cell office:value-type="string" calcext:value-type="string">
            <text:p><text:s text:c="2"/>* [ Blacklist ](/wiki/TimPengembang/Pemaket/BibitPaket/Blacklist.md)</text:p>
          </table:table-cell>
        </table:table-row>
        <table:table-row table:style-name="ro1">
          <table:table-cell office:value-type="string" calcext:value-type="string">
            <text:p><text:s text:c="2"/>* [ BlankBanana ](/wiki/ProdukBlankOn/BlankBanana)</text:p>
          </table:table-cell>
        </table:table-row>
        <table:table-row table:style-name="ro1">
          <table:table-cell office:value-type="string" calcext:value-type="string">
            <text:p><text:s text:c="2"/>* [ BlankBerry ](/wiki/ProdukBlankOn/BlankBerry)</text:p>
          </table:table-cell>
        </table:table-row>
        <table:table-row table:style-name="ro1">
          <table:table-cell office:value-type="string" calcext:value-type="string">
            <text:p><text:s text:c="2"/>* [ BlankBerry ](/wiki/ProdukBlankOn/BlankBerry/BlankBerry.md)</text:p>
          </table:table-cell>
        </table:table-row>
        <table:table-row table:style-name="ro1">
          <table:table-cell office:value-type="string" calcext:value-type="string">
            <text:p><text:s text:c="2"/>* [ BlankBerryMembangunPaket ](/wiki/ProdukBlankOn/BlankBerry/BlankBerryMembangunPaket.md)</text:p>
          </table:table-cell>
        </table:table-row>
        <table:table-row table:style-name="ro1">
          <table:table-cell office:value-type="string" calcext:value-type="string">
            <text:p><text:s text:c="2"/>* [ BlanKoding ](/wiki/Acara/BlanKoding)</text:p>
          </table:table-cell>
        </table:table-row>
        <table:table-row table:style-name="ro1">
          <table:table-cell office:value-type="string" calcext:value-type="string">
            <text:p><text:s text:c="2"/>* [ BlanKoding2005 ](/wiki/Acara/BlanKoding/BlanKoding2005.md)</text:p>
          </table:table-cell>
        </table:table-row>
        <table:table-row table:style-name="ro1">
          <table:table-cell office:value-type="string" calcext:value-type="string">
            <text:p><text:s text:c="2"/>* [ BlanKoding2006 ](/wiki/Acara/BlanKoding/BlanKoding2006.md)</text:p>
          </table:table-cell>
        </table:table-row>
        <table:table-row table:style-name="ro1">
          <table:table-cell office:value-type="string" calcext:value-type="string">
            <text:p><text:s text:c="2"/>* [ BlanKoding2013 ](/wiki/Acara/BlanKoding/BlanKoding2013.md)</text:p>
          </table:table-cell>
        </table:table-row>
        <table:table-row table:style-name="ro1">
          <table:table-cell office:value-type="string" calcext:value-type="string">
            <text:p><text:s text:c="2"/>* [ BlanKoding2017 ](/wiki/Acara/BlanKoding/BlanKoding2017.md)</text:p>
          </table:table-cell>
        </table:table-row>
        <table:table-row table:style-name="ro1">
          <table:table-cell office:value-type="string" calcext:value-type="string">
            <text:p><text:s text:c="2"/>* [ blankon-artwork ](DaftarPaketKhas.mdblankon-artwork.md)</text:p>
          </table:table-cell>
        </table:table-row>
        <table:table-row table:style-name="ro1">
          <table:table-cell office:value-type="string" calcext:value-type="string">
            <text:p><text:s text:c="2"/>* [ BlankOnDesktop ](/wiki/TimPengembang/Pemaket/Komponen/BlankOnDesktop.md)</text:p>
          </table:table-cell>
        </table:table-row>
        <table:table-row table:style-name="ro1">
          <table:table-cell office:value-type="string" calcext:value-type="string">
            <text:p><text:s text:c="2"/>* [ BlanKonf ](/wiki/Acara/BlanKonf)</text:p>
          </table:table-cell>
        </table:table-row>
        <table:table-row table:style-name="ro1">
          <table:table-cell office:value-type="string" calcext:value-type="string">
            <text:p><text:s text:c="2"/>* [ BlanKonf ](/wiki/TimPengembang/Infrastruktur/BlanKonf.md)</text:p>
          </table:table-cell>
        </table:table-row>
        <table:table-row table:style-name="ro1">
          <table:table-cell office:value-type="string" calcext:value-type="string">
            <text:p><text:s text:c="2"/>* [ BlanKonf2009 ](/wiki/Acara/BlanKonf/BlanKonf2009)</text:p>
          </table:table-cell>
        </table:table-row>
        <table:table-row table:style-name="ro1">
          <table:table-cell office:value-type="string" calcext:value-type="string">
            <text:p><text:s text:c="2"/>* [ BlanKonf2009PeriapanPanitiaLokal ](/wiki/Acara/BlanKonf/BlanKonf2009PeriapanPanitiaLokal.md)</text:p>
          </table:table-cell>
        </table:table-row>
        <table:table-row table:style-name="ro1">
          <table:table-cell office:value-type="string" calcext:value-type="string">
            <text:p><text:s text:c="2"/>* [ BlanKonf2009Persiapan ](/wiki/Acara/BlanKonf/BlanKonf2009Persiapan.md)</text:p>
          </table:table-cell>
        </table:table-row>
        <table:table-row table:style-name="ro1">
          <table:table-cell office:value-type="string" calcext:value-type="string">
            <text:p><text:s text:c="2"/>* [ BlanKonf2009PersiapanAcara ](/wiki/Acara/BlanKonf/BlanKonf2009PersiapanAcara.md)</text:p>
          </table:table-cell>
        </table:table-row>
        <table:table-row table:style-name="ro1">
          <table:table-cell office:value-type="string" calcext:value-type="string">
            <text:p><text:s text:c="2"/>* [ BlanKonf2009PersiapanBukletSponsor ](/wiki/Acara/BlanKonf/BlanKonf2009PersiapanBukletSponsor.md)</text:p>
          </table:table-cell>
        </table:table-row>
        <table:table-row table:style-name="ro1">
          <table:table-cell office:value-type="string" calcext:value-type="string">
            <text:p><text:s text:c="2"/>* [ BlanKonf2009PersiapanDaftarPembicaraPanitia ](/wiki/Acara/BlanKonf/BlanKonf2009PersiapanDaftarPembicaraPanitia.md)</text:p>
          </table:table-cell>
        </table:table-row>
        <table:table-row table:style-name="ro1">
          <table:table-cell office:value-type="string" calcext:value-type="string">
            <text:p><text:s text:c="2"/>* [ BlanKonf2009PersiapanDaftarPeserta ](/wiki/Acara/BlanKonf/BlanKonf2009PersiapanDaftarPeserta.md)</text:p>
          </table:table-cell>
        </table:table-row>
        <table:table-row table:style-name="ro1">
          <table:table-cell office:value-type="string" calcext:value-type="string">
            <text:p><text:s text:c="2"/>* [ BlanKonf2009PersiapanPeralatan ](/wiki/Acara/BlanKonf/BlanKonf2009PersiapanPeralatan.md)</text:p>
          </table:table-cell>
        </table:table-row>
        <table:table-row table:style-name="ro1">
          <table:table-cell office:value-type="string" calcext:value-type="string">
            <text:p><text:s text:c="2"/>* [ BlanKonf2009PersiapanPublikasi ](/wiki/Acara/BlanKonf/BlanKonf2009PersiapanPublikasi.md)</text:p>
          </table:table-cell>
        </table:table-row>
        <table:table-row table:style-name="ro1">
          <table:table-cell office:value-type="string" calcext:value-type="string">
            <text:p><text:s text:c="2"/>* [ BlanKonf2009PersiapanTargetSponsor ](/wiki/Acara/BlanKonf/BlanKonf2009PersiapanTargetSponsor.md)</text:p>
          </table:table-cell>
        </table:table-row>
        <table:table-row table:style-name="ro1">
          <table:table-cell office:value-type="string" calcext:value-type="string">
            <text:p><text:s text:c="2"/>* [ BlanKonf2009Presentasi ](/wiki/Acara/BlanKonf/BlanKonf2009Presentasi.md)</text:p>
          </table:table-cell>
        </table:table-row>
        <table:table-row table:style-name="ro1">
          <table:table-cell office:value-type="string" calcext:value-type="string">
            <text:p><text:s text:c="2"/>* [ BlanKonf2010 ](/wiki/Acara/BlanKonf/BlanKonf2010)</text:p>
          </table:table-cell>
        </table:table-row>
        <table:table-row table:style-name="ro1">
          <table:table-cell office:value-type="string" calcext:value-type="string">
            <text:p><text:s text:c="2"/>* [ BlanKonf2010 ](/wiki/Acara/BlanKonf/BlanKonf2010/BlanKonf2010.md)</text:p>
          </table:table-cell>
        </table:table-row>
        <table:table-row table:style-name="ro1">
          <table:table-cell office:value-type="string" calcext:value-type="string">
            <text:p><text:s text:c="2"/>* [ BlanKonf2010Acara ](/wiki/Acara/BlanKonf/BlanKonf2010/BlanKonf2010Acara.md)</text:p>
          </table:table-cell>
        </table:table-row>
        <table:table-row table:style-name="ro1">
          <table:table-cell office:value-type="string" calcext:value-type="string">
            <text:p><text:s text:c="2"/>* [ BlankOnf2010BukletSponsor ](/wiki/Acara/BlanKonf/BlanKonf2010/BlankOnf2010BukletSponsor.md)</text:p>
          </table:table-cell>
        </table:table-row>
        <table:table-row table:style-name="ro1">
          <table:table-cell office:value-type="string" calcext:value-type="string">
            <text:p><text:s text:c="2"/>* [ BlanKonf2010DaftarPekerjaan ](/wiki/Acara/BlanKonf/BlanKonf2010/BlanKonf2010DaftarPekerjaan.md)</text:p>
          </table:table-cell>
        </table:table-row>
        <table:table-row table:style-name="ro1">
          <table:table-cell office:value-type="string" calcext:value-type="string">
            <text:p><text:s text:c="2"/>* [ BlanKonf2010DiskusiPengembangan ](/wiki/Acara/BlanKonf/BlanKonf2010/BlanKonf2010DiskusiPengembangan.md)</text:p>
          </table:table-cell>
        </table:table-row>
        <table:table-row table:style-name="ro1">
          <table:table-cell office:value-type="string" calcext:value-type="string">
            <text:p><text:s text:c="2"/>* [ BlanKonf2010Panitia ](/wiki/Acara/BlanKonf/BlanKonf2010/BlanKonf2010Panitia.md)</text:p>
          </table:table-cell>
        </table:table-row>
        <table:table-row table:style-name="ro1">
          <table:table-cell office:value-type="string" calcext:value-type="string">
            <text:p><text:s text:c="2"/>* [ BlanKonf2010Peserta ](/wiki/Acara/BlanKonf/BlanKonf2010/BlanKonf2010Peserta.md)</text:p>
          </table:table-cell>
        </table:table-row>
        <table:table-row table:style-name="ro1">
          <table:table-cell office:value-type="string" calcext:value-type="string">
            <text:p><text:s text:c="2"/>* [ BlanKonf2010Presentasi ](/wiki/Acara/BlanKonf/BlanKonf2010/BlanKonf2010Presentasi.md)</text:p>
          </table:table-cell>
        </table:table-row>
        <table:table-row table:style-name="ro1">
          <table:table-cell office:value-type="string" calcext:value-type="string">
            <text:p><text:s text:c="2"/>* [ BlanKonf2011 ](/wiki/Acara/BlanKonf/BlanKonf2011)</text:p>
          </table:table-cell>
        </table:table-row>
        <table:table-row table:style-name="ro1">
          <table:table-cell office:value-type="string" calcext:value-type="string">
            <text:p><text:s text:c="2"/>* [ BlanKonf2011 ](/wiki/Acara/BlanKonf/BlanKonf2011/BlanKonf2011.md)</text:p>
          </table:table-cell>
        </table:table-row>
        <table:table-row table:style-name="ro1">
          <table:table-cell office:value-type="string" calcext:value-type="string">
            <text:p><text:s text:c="2"/>* [ BlanKonf2011Acara ](/wiki/Acara/BlanKonf/BlanKonf2011/BlanKonf2011Acara.md)</text:p>
          </table:table-cell>
        </table:table-row>
        <table:table-row table:style-name="ro1">
          <table:table-cell office:value-type="string" calcext:value-type="string">
            <text:p><text:s text:c="2"/>* [ BlanKonf2011BukletSponsor ](/wiki/Acara/BlanKonf/BlanKonf2011/BlanKonf2011BukletSponsor.md)</text:p>
          </table:table-cell>
        </table:table-row>
        <table:table-row table:style-name="ro1">
          <table:table-cell office:value-type="string" calcext:value-type="string">
            <text:p><text:s text:c="2"/>* [ BlanKonf2011HasilRapatPengembang ](/wiki/Acara/BlanKonf/BlanKonf2011/BlanKonf2011HasilRapatPengembang.md)</text:p>
          </table:table-cell>
        </table:table-row>
        <table:table-row table:style-name="ro1">
          <table:table-cell office:value-type="string" calcext:value-type="string">
            <text:p><text:s text:c="2"/>* [ BlanKonf2011materi ](/wiki/Acara/BlanKonf/BlanKonf2011/BlanKonf2011materi.md)</text:p>
          </table:table-cell>
        </table:table-row>
        <table:table-row table:style-name="ro1">
          <table:table-cell office:value-type="string" calcext:value-type="string">
            <text:p><text:s text:c="2"/>* [ BlanKonf2011Panitia ](/wiki/Acara/BlanKonf/BlanKonf2011/BlanKonf2011Panitia.md)</text:p>
          </table:table-cell>
        </table:table-row>
        <table:table-row table:style-name="ro1">
          <table:table-cell office:value-type="string" calcext:value-type="string">
            <text:p><text:s text:c="2"/>* [ BlanKonf2011Penginapan ](/wiki/Acara/BlanKonf/BlanKonf2011/BlanKonf2011Penginapan.md)</text:p>
          </table:table-cell>
        </table:table-row>
        <table:table-row table:style-name="ro1">
          <table:table-cell office:value-type="string" calcext:value-type="string">
            <text:p><text:s text:c="2"/>* [ BlanKonf2011Peserta ](/wiki/Acara/BlanKonf/BlanKonf2011/BlanKonf2011Peserta.md)</text:p>
          </table:table-cell>
        </table:table-row>
        <table:table-row table:style-name="ro1">
          <table:table-cell office:value-type="string" calcext:value-type="string">
            <text:p><text:s text:c="2"/>* [ BlanKonf2011Transportasi ](/wiki/Acara/BlanKonf/BlanKonf2011/BlanKonf2011Transportasi.md)</text:p>
          </table:table-cell>
        </table:table-row>
        <table:table-row table:style-name="ro1">
          <table:table-cell office:value-type="string" calcext:value-type="string">
            <text:p><text:s text:c="2"/>* [ BlanKonf2011WaktuDanTempat ](/wiki/Acara/BlanKonf/BlanKonf2011/BlanKonf2011WaktuDanTempat.md)</text:p>
          </table:table-cell>
        </table:table-row>
        <table:table-row table:style-name="ro1">
          <table:table-cell office:value-type="string" calcext:value-type="string">
            <text:p><text:s text:c="2"/>* [ BlanKonf2012 ](/wiki/Acara/BlanKonf/BlanKonf2012)</text:p>
          </table:table-cell>
        </table:table-row>
        <table:table-row table:style-name="ro1">
          <table:table-cell office:value-type="string" calcext:value-type="string">
            <text:p><text:s text:c="2"/>* [ BlanKonf2012 ](/wiki/Acara/BlanKonf/BlanKonf2012/BlanKonf2012.md)</text:p>
          </table:table-cell>
        </table:table-row>
        <table:table-row table:style-name="ro1">
          <table:table-cell office:value-type="string" calcext:value-type="string">
            <text:p><text:s text:c="2"/>* [ BlanKonf2012Acara ](/wiki/Acara/BlanKonf/BlanKonf2012/BlanKonf2012Acara.md)</text:p>
          </table:table-cell>
        </table:table-row>
        <table:table-row table:style-name="ro1">
          <table:table-cell office:value-type="string" calcext:value-type="string">
            <text:p><text:s text:c="2"/>* [ BlanKonf2012Panitia ](/wiki/Acara/BlanKonf/BlanKonf2012/BlanKonf2012Panitia.md)</text:p>
          </table:table-cell>
        </table:table-row>
        <table:table-row table:style-name="ro1">
          <table:table-cell office:value-type="string" calcext:value-type="string">
            <text:p><text:s text:c="2"/>* [ BlanKonf2012Perlengkapan ](/wiki/Acara/BlanKonf/BlanKonf2012/BlanKonf2012Perlengkapan.md)</text:p>
          </table:table-cell>
        </table:table-row>
        <table:table-row table:style-name="ro1">
          <table:table-cell office:value-type="string" calcext:value-type="string">
            <text:p><text:s text:c="2"/>* [ BlanKonf2012Peserta ](/wiki/Acara/BlanKonf/BlanKonf2012/BlanKonf2012Peserta.md)</text:p>
          </table:table-cell>
        </table:table-row>
        <table:table-row table:style-name="ro1">
          <table:table-cell office:value-type="string" calcext:value-type="string">
            <text:p><text:s text:c="2"/>* [ blankonfirefox ](/wiki/TimPengembang/Pemaket/PanduanPaketImpor/blankonfirefox.md)</text:p>
          </table:table-cell>
        </table:table-row>
        <table:table-row table:style-name="ro1">
          <table:table-cell office:value-type="string" calcext:value-type="string">
            <text:p><text:s text:c="2"/>* [ BlankOnKhas ](/wiki/TimPengembang/Pemaket/Komponen/BlankOnKhas.md)</text:p>
          </table:table-cell>
        </table:table-row>
        <table:table-row table:style-name="ro1">
          <table:table-cell office:value-type="string" calcext:value-type="string">
            <text:p><text:s text:c="2"/>* [ BlankOnMinimal ](/wiki/TimPengembang/Pemaket/Komponen/BlankOnMinimal.md)</text:p>
          </table:table-cell>
        </table:table-row>
        <table:table-row table:style-name="ro1">
          <table:table-cell office:value-type="string" calcext:value-type="string">
            <text:p><text:s text:c="2"/>* [ BlankOnPanel ](/wiki/ProdukBlankOn/8/BlankOnPanel.md)</text:p>
          </table:table-cell>
        </table:table-row>
        <table:table-row table:style-name="ro1">
          <table:table-cell office:value-type="string" calcext:value-type="string">
            <text:p><text:s text:c="2"/>* [ BlankOnReport.pdf ](/wiki/Assets/Others/BlankOnReport.pdf)</text:p>
          </table:table-cell>
        </table:table-row>
        <table:table-row table:style-name="ro1">
          <table:table-cell office:value-type="string" calcext:value-type="string">
            <text:p><text:s text:c="2"/>* [ BlankOnSajadah ](/wiki/ProdukBlankOn/BlankOnSajadah.md)</text:p>
          </table:table-cell>
        </table:table-row>
        <table:table-row table:style-name="ro1">
          <table:table-cell office:value-type="string" calcext:value-type="string">
            <text:p><text:s text:c="2"/>* [ BlankOnSelebihnya ](/wiki/TimPengembang/Pemaket/Komponen/BlankOnSelebihnya.md)</text:p>
          </table:table-cell>
        </table:table-row>
        <table:table-row table:style-name="ro1">
          <table:table-cell office:value-type="string" calcext:value-type="string">
            <text:p><text:s text:c="2"/>* [ BlankOnStandard ](/wiki/TimPengembang/Pemaket/Komponen/BlankOnStandard.md)</text:p>
          </table:table-cell>
        </table:table-row>
        <table:table-row table:style-name="ro1">
          <table:table-cell office:value-type="string" calcext:value-type="string">
            <text:p><text:s text:c="2"/>* [ BlankOnUjiPenetrasi ](/wiki/TimPengembang/Dokumentasi/Kelas/BlankOnUjiPenetrasi.md)</text:p>
          </table:table-cell>
        </table:table-row>
        <table:table-row table:style-name="ro1">
          <table:table-cell office:value-type="string" calcext:value-type="string">
            <text:p><text:s text:c="2"/>* [ BlankOnWikipedia-id ](/wiki/TimPengembang/Pemaket/Komponen/BlankOnWikipedia-id.md)</text:p>
          </table:table-cell>
        </table:table-row>
        <table:table-row table:style-name="ro1">
          <table:table-cell office:value-type="string" calcext:value-type="string">
            <text:p><text:s text:c="2"/>* [ BlanKopdar ](/wiki/Acara/BlanKopdar)</text:p>
          </table:table-cell>
        </table:table-row>
        <table:table-row table:style-name="ro1">
          <table:table-cell office:value-type="string" calcext:value-type="string">
            <text:p><text:s text:c="2"/>* [ BlanKopdar ](/wiki/Acara/BlanKopdar/BlanKopdar.md)</text:p>
          </table:table-cell>
        </table:table-row>
        <table:table-row table:style-name="ro1">
          <table:table-cell office:value-type="string" calcext:value-type="string">
            <text:p><text:s text:c="2"/>* [ BlanKopdar2006 ](/wiki/Acara/BlanKopdar/BlanKopdar2006.md)</text:p>
          </table:table-cell>
        </table:table-row>
        <table:table-row table:style-name="ro1">
          <table:table-cell office:value-type="string" calcext:value-type="string">
            <text:p><text:s text:c="2"/>* [ BlanKopdar2007 ](/wiki/Acara/BlanKopdar/BlanKopdar2007.md)</text:p>
          </table:table-cell>
        </table:table-row>
        <table:table-row table:style-name="ro1">
          <table:table-cell office:value-type="string" calcext:value-type="string">
            <text:p><text:s text:c="2"/>* [ BlanKopdar2012 ](/wiki/Acara/BlanKopdar/BlanKopdar2012.md)</text:p>
          </table:table-cell>
        </table:table-row>
        <table:table-row table:style-name="ro1">
          <table:table-cell office:value-type="string" calcext:value-type="string">
            <text:p><text:s text:c="2"/>* [ BlanKopdar2012InfrastrukturBlankOn ](/wiki/Acara/BlanKopdar/BlanKopdar2012InfrastrukturBlankOn.md)</text:p>
          </table:table-cell>
        </table:table-row>
        <table:table-row table:style-name="ro1">
          <table:table-cell office:value-type="string" calcext:value-type="string">
            <text:p><text:s text:c="2"/>* [ BlanKopdar2012KBPRI ](/wiki/Acara/BlanKopdar/BlanKopdar2012KBPRI.md)</text:p>
          </table:table-cell>
        </table:table-row>
        <table:table-row table:style-name="ro1">
          <table:table-cell office:value-type="string" calcext:value-type="string">
            <text:p><text:s text:c="2"/>* [ BlanKopdar2012TinjauanProyek ](/wiki/Acara/BlanKopdar/BlanKopdar2012TinjauanProyek.md)</text:p>
          </table:table-cell>
        </table:table-row>
        <table:table-row table:style-name="ro1">
          <table:table-cell office:value-type="string" calcext:value-type="string">
            <text:p><text:s text:c="2"/>* [ Bogor ](/wiki/TimPengembang/Humas/KelompokPengguna/Bogor.md)</text:p>
          </table:table-cell>
        </table:table-row>
        <table:table-row table:style-name="ro1">
          <table:table-cell office:value-type="string" calcext:value-type="string">
            <text:p><text:s text:c="2"/>* [ Boi ](/wiki/TimPengembang/Infrastruktur/Boi.md)</text:p>
          </table:table-cell>
        </table:table-row>
        <table:table-row table:style-name="ro1">
          <table:table-cell office:value-type="string" calcext:value-type="string">
            <text:p><text:s text:c="2"/>* [ Boni.png ](/wiki/Assets/Images/Boni.png)</text:p>
          </table:table-cell>
        </table:table-row>
        <table:table-row table:style-name="ro1">
          <table:table-cell office:value-type="string" calcext:value-type="string">
            <text:p><text:s text:c="2"/>* [ Boot ](/wiki/TimPengembang/Pemaket/BibitPaket/Boot.md)</text:p>
          </table:table-cell>
        </table:table-row>
        <table:table-row table:style-name="ro1">
          <table:table-cell office:value-type="string" calcext:value-type="string">
            <text:p><text:s text:c="2"/>* [ BuildEssential ](/wiki/TimPengembang/Pemaket/BibitPaket/BuildEssential.md)</text:p>
          </table:table-cell>
        </table:table-row>
        <table:table-row table:style-name="ro1">
          <table:table-cell office:value-type="string" calcext:value-type="string">
            <text:p><text:s text:c="2"/>* [ Buku ](/wiki/TimPengembang/Dokumentasi/Panduan/Buku.md)</text:p>
          </table:table-cell>
        </table:table-row>
        <table:table-row table:style-name="ro1">
          <table:table-cell office:value-type="string" calcext:value-type="string">
            <text:p><text:s text:c="2"/>* [ BukuPanduanBlankOn5 ](/wiki/Acara/Tantangan/BukuPanduanBlankOn5.md)</text:p>
          </table:table-cell>
        </table:table-row>
        <table:table-row table:style-name="ro1">
          <table:table-cell office:value-type="string" calcext:value-type="string">
            <text:p><text:s text:c="2"/>* [ BukuPanduanMeuligoe.pdf ](/wiki/Assets/Others/BukuPanduanMeuligoe.pdf)</text:p>
          </table:table-cell>
        </table:table-row>
        <table:table-row table:style-name="ro1">
          <table:table-cell office:value-type="string" calcext:value-type="string">
            <text:p><text:s text:c="2"/>* [ BukuPanduanRote.pdf ](/wiki/Assets/Others/BukuPanduanRote.pdf)</text:p>
          </table:table-cell>
        </table:table-row>
        <table:table-row table:style-name="ro1">
          <table:table-cell office:value-type="string" calcext:value-type="string">
            <text:p><text:s text:c="2"/>* [ BurningISO ](/wiki/TimPengembang/Dokumentasi/Draf/BurningISO.md)</text:p>
          </table:table-cell>
        </table:table-row>
        <table:table-row table:style-name="ro1">
          <table:table-cell office:value-type="string" calcext:value-type="string">
            <text:p><text:s text:c="2"/>* [ CakramPengaya ](/wiki/CakramPengaya/CakramPengaya.md)</text:p>
          </table:table-cell>
        </table:table-row>
        <table:table-row table:style-name="ro1">
          <table:table-cell office:value-type="string" calcext:value-type="string">
            <text:p><text:s text:c="2"/>* [ CamelCase ](/wiki/TimPengembang/Dokumentasi/Panduan/PanduanWiki/CamelCase.md)</text:p>
          </table:table-cell>
        </table:table-row>
        <table:table-row table:style-name="ro1">
          <table:table-cell office:value-type="string" calcext:value-type="string">
            <text:p><text:s text:c="2"/>* [ CatatanKelasGit14Oktober2016.pdf ](/wiki/TimPengembang/Dokumentasi/Kelas/CatatanKelasGit14Oktober2016.pdf)</text:p>
          </table:table-cell>
        </table:table-row>
        <table:table-row table:style-name="ro1">
          <table:table-cell office:value-type="string" calcext:value-type="string">
            <text:p><text:s text:c="2"/>* [ CatatanRapat01032017 ](/wiki/TimPengembang/Dokumentasi/Rapat/CatatanRapat01032017.md)</text:p>
          </table:table-cell>
        </table:table-row>
        <table:table-row table:style-name="ro1">
          <table:table-cell office:value-type="string" calcext:value-type="string">
            <text:p><text:s text:c="2"/>* [ CatatanRapat03052017 ](/wiki/TimPengembang/Dokumentasi/Rapat/CatatanRapat03052017.md)</text:p>
          </table:table-cell>
        </table:table-row>
        <table:table-row table:style-name="ro1">
          <table:table-cell office:value-type="string" calcext:value-type="string">
            <text:p><text:s text:c="2"/>* [ CatatanRapat05042017 ](/wiki/TimPengembang/Dokumentasi/Rapat/CatatanRapat05042017.md)</text:p>
          </table:table-cell>
        </table:table-row>
        <table:table-row table:style-name="ro1">
          <table:table-cell office:value-type="string" calcext:value-type="string">
            <text:p><text:s text:c="2"/>* [ CatatanRapat09102008 ](/wiki/TimPengembang/Dokumentasi/Rapat/CatatanRapat09102008.md)</text:p>
          </table:table-cell>
        </table:table-row>
        <table:table-row table:style-name="ro1">
          <table:table-cell office:value-type="string" calcext:value-type="string">
            <text:p><text:s text:c="2"/>* [ CatatanRapat15012017 ](/wiki/TimPengembang/Dokumentasi/Rapat/CatatanRapat15012017.md)</text:p>
          </table:table-cell>
        </table:table-row>
        <table:table-row table:style-name="ro1">
          <table:table-cell office:value-type="string" calcext:value-type="string">
            <text:p><text:s text:c="2"/>* [ CatatanRapat15032017 ](/wiki/TimPengembang/Dokumentasi/Rapat/CatatanRapat15032017.md)</text:p>
          </table:table-cell>
        </table:table-row>
        <table:table-row table:style-name="ro1">
          <table:table-cell office:value-type="string" calcext:value-type="string">
            <text:p><text:s text:c="2"/>* [ CatatanRapat15052017 ](/wiki/TimPengembang/Dokumentasi/Rapat/CatatanRapat15052017.md)</text:p>
          </table:table-cell>
        </table:table-row>
        <table:table-row table:style-name="ro1">
          <table:table-cell office:value-type="string" calcext:value-type="string">
            <text:p><text:s text:c="2"/>* [ CatatanRapat210807 ](/wiki/TimPengembang/Dokumentasi/Rapat/CatatanRapat210807.md)</text:p>
          </table:table-cell>
        </table:table-row>
        <table:table-row table:style-name="ro1">
          <table:table-cell office:value-type="string" calcext:value-type="string">
            <text:p><text:s text:c="2"/>* [ CatatanRapatHumas15052017 ](/wiki/TimPengembang/Dokumentasi/Rapat/CatatanRapatHumas15052017.md)</text:p>
          </table:table-cell>
        </table:table-row>
        <table:table-row table:style-name="ro1">
          <table:table-cell office:value-type="string" calcext:value-type="string">
            <text:p><text:s text:c="2"/>* [ CatatanRapatTimDokumemtasi200807 ](/wiki/TimPengembang/Dokumentasi/Rapat/CatatanRapatTimDokumemtasi200807.md)</text:p>
          </table:table-cell>
        </table:table-row>
        <table:table-row table:style-name="ro1">
          <table:table-cell office:value-type="string" calcext:value-type="string">
            <text:p><text:s text:c="2"/>* [ CatatanRapatTimDokumentasi030907 ](/wiki/TimPengembang/Dokumentasi/Rapat/CatatanRapatTimDokumentasi030907.md)</text:p>
          </table:table-cell>
        </table:table-row>
        <table:table-row table:style-name="ro1">
          <table:table-cell office:value-type="string" calcext:value-type="string">
            <text:p><text:s text:c="2"/>* [ CatatanRapatTimDokumentasi10122007 ](/wiki/TimPengembang/Dokumentasi/Rapat/CatatanRapatTimDokumentasi10122007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10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2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5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8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9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CatatanRilis.md)</text:p>
          </table:table-cell>
        </table:table-row>
        <table:table-row table:style-name="ro1">
          <table:table-cell office:value-type="string" calcext:value-type="string">
            <text:p><text:s text:c="2"/>* [ CatatanRilis ](Artwork.mdCatatanRilis.md)</text:p>
          </table:table-cell>
        </table:table-row>
        <table:table-row table:style-name="ro1">
          <table:table-cell office:value-type="string" calcext:value-type="string">
            <text:p><text:s text:c="2"/>* [ CatatanRilis ](Artwork.mdCatatanRilis.md)</text:p>
          </table:table-cell>
        </table:table-row>
        <table:table-row table:style-name="ro1">
          <table:table-cell office:value-type="string" calcext:value-type="string">
            <text:p><text:s text:c="2"/>* [ CatatanRilis ](CatatanRilis.md)</text:p>
          </table:table-cell>
        </table:table-row>
        <table:table-row table:style-name="ro1">
          <table:table-cell office:value-type="string" calcext:value-type="string">
            <text:p><text:s text:c="2"/>* [ CatatanRilis ](CatatanRilis.mdCatatanRilis.md)</text:p>
          </table:table-cell>
        </table:table-row>
        <table:table-row table:style-name="ro1">
          <table:table-cell office:value-type="string" calcext:value-type="string">
            <text:p><text:s text:c="2"/>* [ CatatanRilis ](CatatanRilis.mdCatatanRilis.md)</text:p>
          </table:table-cell>
        </table:table-row>
        <table:table-row table:style-name="ro1">
          <table:table-cell office:value-type="string" calcext:value-type="string">
            <text:p><text:s text:c="2"/>* [ CD1 ](/wiki/CakramPengaya/CD1.md)</text:p>
          </table:table-cell>
        </table:table-row>
        <table:table-row table:style-name="ro1">
          <table:table-cell office:value-type="string" calcext:value-type="string">
            <text:p><text:s text:c="2"/>* [ CD2 ](/wiki/CakramPengaya/CD2.md)</text:p>
          </table:table-cell>
        </table:table-row>
        <table:table-row table:style-name="ro1">
          <table:table-cell office:value-type="string" calcext:value-type="string">
            <text:p><text:s text:c="2"/>* [ CD3 ](/wiki/CakramPengaya/CD3.md)</text:p>
          </table:table-cell>
        </table:table-row>
        <table:table-row table:style-name="ro1">
          <table:table-cell office:value-type="string" calcext:value-type="string">
            <text:p><text:s text:c="2"/>* [ CD4 ](/wiki/CakramPengaya/CD4.md)</text:p>
          </table:table-cell>
        </table:table-row>
        <table:table-row table:style-name="ro1">
          <table:table-cell office:value-type="string" calcext:value-type="string">
            <text:p><text:s text:c="2"/>* [ CdDvdBurning ](/wiki/TimPengembang/Dokumentasi/Panduan/CdDvdBurning.md)</text:p>
          </table:table-cell>
        </table:table-row>
        <table:table-row table:style-name="ro1">
          <table:table-cell office:value-type="string" calcext:value-type="string">
            <text:p><text:s text:c="2"/>* [ Cecunguk ](/wiki/TimPengembang/Infrastruktur/Administratif/Cecunguk.md)</text:p>
          </table:table-cell>
        </table:table-row>
        <table:table-row table:style-name="ro1">
          <table:table-cell office:value-type="string" calcext:value-type="string">
            <text:p><text:s text:c="2"/>* [ Cermin ](/wiki/TimPengembang/Infrastruktur/Cermin.md)</text:p>
          </table:table-cell>
        </table:table-row>
        <table:table-row table:style-name="ro1">
          <table:table-cell office:value-type="string" calcext:value-type="string">
            <text:p><text:s text:c="2"/>* [ chromium-browser ](/wiki/TimPengembang/Pemaket/PanduanPaketImpor/chromium-browser.md)</text:p>
          </table:table-cell>
        </table:table-row>
        <table:table-row table:style-name="ro1">
          <table:table-cell office:value-type="string" calcext:value-type="string">
            <text:p><text:s text:c="2"/>* [ Cirebon ](/wiki/TimPengembang/Humas/KelompokPengguna/Cirebon.md)</text:p>
          </table:table-cell>
        </table:table-row>
        <table:table-row table:style-name="ro1">
          <table:table-cell office:value-type="string" calcext:value-type="string">
            <text:p><text:s text:c="2"/>* [ ContohMembuatRepositoryBlankon ](/wiki/TimPengembang/Dokumentasi/Kelas/ContohMembuatRepositoryBlankon.md)</text:p>
          </table:table-cell>
        </table:table-row>
        <table:table-row table:style-name="ro1">
          <table:table-cell office:value-type="string" calcext:value-type="string">
            <text:p><text:s text:c="2"/>* [ Daftar ](/wiki/TimPengembang/Infrastruktur/Daftar.md)</text:p>
          </table:table-cell>
        </table:table-row>
        <table:table-row table:style-name="ro1">
          <table:table-cell office:value-type="string" calcext:value-type="string">
            <text:p><text:s text:c="2"/>* [ Daftar.png ](/wiki/Assets/Images/Markdown/Daftar.png)</text:p>
          </table:table-cell>
        </table:table-row>
        <table:table-row table:style-name="ro1">
          <table:table-cell office:value-type="string" calcext:value-type="string">
            <text:p><text:s text:c="2"/>* [ DaftarAbsensi ](/wiki/Lainnya/DaftarAbsensi.md)</text:p>
          </table:table-cell>
        </table:table-row>
        <table:table-row table:style-name="ro1">
          <table:table-cell office:value-type="string" calcext:value-type="string">
            <text:p><text:s text:c="2"/>* [ DaftarCA ](/wiki/TimPengembang/Infrastruktur/DaftarCA.md)</text:p>
          </table:table-cell>
        </table:table-row>
        <table:table-row table:style-name="ro1">
          <table:table-cell office:value-type="string" calcext:value-type="string">
            <text:p><text:s text:c="2"/>* [ DaftarCermin ](/wiki/TimPengembang/Infrastruktur/DaftarCermin.md)</text:p>
          </table:table-cell>
        </table:table-row>
        <table:table-row table:style-name="ro1">
          <table:table-cell office:value-type="string" calcext:value-type="string">
            <text:p><text:s text:c="2"/>* [ DaftarDokumentasi ](/wiki/TimPengembang/Dokumentasi/DaftarDokumentasi.md)</text:p>
          </table:table-cell>
        </table:table-row>
        <table:table-row table:style-name="ro1">
          <table:table-cell office:value-type="string" calcext:value-type="string">
            <text:p><text:s text:c="2"/>* [ DaftarIcon ](/wiki/TimPengembang/Kesenian/DaftarIcon.md)</text:p>
          </table:table-cell>
        </table:table-row>
        <table:table-row table:style-name="ro1">
          <table:table-cell office:value-type="string" calcext:value-type="string">
            <text:p><text:s text:c="2"/>* [ DaftarIsiWiki.ods ](/wiki/Assets/Others/DaftarIsiWiki.ods)</text:p>
          </table:table-cell>
        </table:table-row>
        <table:table-row table:style-name="ro1">
          <table:table-cell office:value-type="string" calcext:value-type="string">
            <text:p><text:s text:c="2"/>* [ DaftarIsltilah.ods ](/wiki/Assets/Others/DaftarIsltilah.ods)</text:p>
          </table:table-cell>
        </table:table-row>
        <table:table-row table:style-name="ro1">
          <table:table-cell office:value-type="string" calcext:value-type="string">
            <text:p><text:s text:c="2"/>* [ DaftarMesin ](/wiki/TimPengembang/Infrastruktur/DaftarMesin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10/DaftarPaket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2/DaftarPaket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5/DaftarPaket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8/DaftarPaket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9/DaftarPaket.md)</text:p>
          </table:table-cell>
        </table:table-row>
        <table:table-row table:style-name="ro1">
          <table:table-cell office:value-type="string" calcext:value-type="string">
            <text:p><text:s text:c="2"/>* [ DaftarPaket ](Artwork.mdDaftarPaket.md)</text:p>
          </table:table-cell>
        </table:table-row>
        <table:table-row table:style-name="ro1">
          <table:table-cell office:value-type="string" calcext:value-type="string">
            <text:p><text:s text:c="2"/>* [ DaftarPaket ](Artwork.mdDaftarPaket.md)</text:p>
          </table:table-cell>
        </table:table-row>
        <table:table-row table:style-name="ro1">
          <table:table-cell office:value-type="string" calcext:value-type="string">
            <text:p><text:s text:c="2"/>* [ DaftarPaket ](CatatanRilis.mdDaftarPaket.md)</text:p>
          </table:table-cell>
        </table:table-row>
        <table:table-row table:style-name="ro1">
          <table:table-cell office:value-type="string" calcext:value-type="string">
            <text:p><text:s text:c="2"/>* [ DaftarPaket ](CatatanRilis.mdDaftarPaket.md)</text:p>
          </table:table-cell>
        </table:table-row>
        <table:table-row table:style-name="ro1">
          <table:table-cell office:value-type="string" calcext:value-type="string">
            <text:p><text:s text:c="2"/>* [ DaftarPaket ](DaftarPaket.md)</text:p>
          </table:table-cell>
        </table:table-row>
        <table:table-row table:style-name="ro1">
          <table:table-cell office:value-type="string" calcext:value-type="string">
            <text:p><text:s text:c="2"/>* [ DaftarPaketImpor ](/wiki/TimPengembang/Pemaket/DaftarPaketImpor.md)</text:p>
          </table:table-cell>
        </table:table-row>
        <table:table-row table:style-name="ro1">
          <table:table-cell office:value-type="string" calcext:value-type="string">
            <text:p><text:s text:c="2"/>* [ DaftarPaketKhas ](/wiki/TimPengembang/Pemaket/DaftarPaketKhas.md)</text:p>
          </table:table-cell>
        </table:table-row>
        <table:table-row table:style-name="ro1">
          <table:table-cell office:value-type="string" calcext:value-type="string">
            <text:p><text:s text:c="2"/>* [ DaftarPaketSrimubil ](/wiki/ProdukBlankOn/Srimubil/DaftarPaketSrimubil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10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2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5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8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9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Artwork.md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Artwork.md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CatatanRilis.md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CatatanRilis.md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DaftarPengembang.md)</text:p>
          </table:table-cell>
        </table:table-row>
        <table:table-row table:style-name="ro1">
          <table:table-cell office:value-type="string" calcext:value-type="string">
            <text:p><text:s text:c="2"/>* [ DaftarRapat ](/wiki/TimPengembang/Dokumentasi/DaftarRapat.md)</text:p>
          </table:table-cell>
        </table:table-row>
        <table:table-row table:style-name="ro1">
          <table:table-cell office:value-type="string" calcext:value-type="string">
            <text:p><text:s text:c="2"/>* [ DaftarRapat.ods ](/wiki/Assets/Others/DaftarRapat.ods)</text:p>
          </table:table-cell>
        </table:table-row>
        <table:table-row table:style-name="ro1">
          <table:table-cell office:value-type="string" calcext:value-type="string">
            <text:p><text:s text:c="2"/>* [ DaftarSpek.ods ](/wiki/Assets/Others/DaftarSpek.ods)</text:p>
          </table:table-cell>
        </table:table-row>
        <table:table-row table:style-name="ro1">
          <table:table-cell office:value-type="string" calcext:value-type="string">
            <text:p><text:s text:c="2"/>* [ DaftarTautanGambar ](/wiki/Assets/Images/DaftarTautanGambar.md)</text:p>
          </table:table-cell>
        </table:table-row>
        <table:table-row table:style-name="ro1">
          <table:table-cell office:value-type="string" calcext:value-type="string">
            <text:p><text:s text:c="2"/>* [ DariGutsyKeKonde ](/wiki/TimPengembang/Dokumentasi/Draf/DariGutsyKeKonde.md)</text:p>
          </table:table-cell>
        </table:table-row>
        <table:table-row table:style-name="ro1">
          <table:table-cell office:value-type="string" calcext:value-type="string">
            <text:p><text:s text:c="2"/>* [ DebianCensus ](/wiki/Lainnya/DebianCensus.md)</text:p>
          </table:table-cell>
        </table:table-row>
        <table:table-row table:style-name="ro1">
          <table:table-cell office:value-type="string" calcext:value-type="string">
            <text:p><text:s text:c="2"/>* [ debootstrap ](/wiki/TimPengembang/Pemaket/PanduanPaketImpor/debootstrap.md)</text:p>
          </table:table-cell>
        </table:table-row>
        <table:table-row table:style-name="ro1">
          <table:table-cell office:value-type="string" calcext:value-type="string">
            <text:p><text:s text:c="2"/>* [ Debtree ](/wiki/TimPengembang/Pemaket/Debtree.md)</text:p>
          </table:table-cell>
        </table:table-row>
        <table:table-row table:style-name="ro1">
          <table:table-cell office:value-type="string" calcext:value-type="string">
            <text:p><text:s text:c="2"/>* [ dep5 ](/wiki/TimPengembang/Pemaket/dep5.md)</text:p>
          </table:table-cell>
        </table:table-row>
        <table:table-row table:style-name="ro1">
          <table:table-cell office:value-type="string" calcext:value-type="string">
            <text:p><text:s text:c="2"/>* [ Desktop ](/wiki/TimPengembang/Pemaket/BibitPaket/Desktop.md)</text:p>
          </table:table-cell>
        </table:table-row>
        <table:table-row table:style-name="ro1">
          <table:table-cell office:value-type="string" calcext:value-type="string">
            <text:p><text:s text:c="2"/>* [ Development ](/wiki/TimPengembang/Pemaket/BibitPaket/Development.md)</text:p>
          </table:table-cell>
        </table:table-row>
        <table:table-row table:style-name="ro1">
          <table:table-cell office:value-type="string" calcext:value-type="string">
            <text:p><text:s text:c="2"/>* [ Diskusi ](/wiki/TimPengembang/Infrastruktur/2009/Diskusi.md)</text:p>
          </table:table-cell>
        </table:table-row>
        <table:table-row table:style-name="ro1">
          <table:table-cell office:value-type="string" calcext:value-type="string">
            <text:p><text:s text:c="2"/>* [ DnsServer ](/wiki/TimPengembang/Pemaket/BibitPaket/DnsServer.md)</text:p>
          </table:table-cell>
        </table:table-row>
        <table:table-row table:style-name="ro1">
          <table:table-cell office:value-type="string" calcext:value-type="string">
            <text:p><text:s text:c="2"/>* [ Dokumentasi ](/wiki/ProdukBlankOn/2/Dokumentasi.md)</text:p>
          </table:table-cell>
        </table:table-row>
        <table:table-row table:style-name="ro1">
          <table:table-cell office:value-type="string" calcext:value-type="string">
            <text:p><text:s text:c="2"/>* [ Dokumentasi ](/wiki/TimPengembang/Dokumentasi)</text:p>
          </table:table-cell>
        </table:table-row>
        <table:table-row table:style-name="ro1">
          <table:table-cell office:value-type="string" calcext:value-type="string">
            <text:p><text:s text:c="2"/>* [ Dokumentasi ](/wiki/TimPengembang/Dokumentasi/Dokumentasi.md)</text:p>
          </table:table-cell>
        </table:table-row>
        <table:table-row table:style-name="ro1">
          <table:table-cell office:value-type="string" calcext:value-type="string">
            <text:p><text:s text:c="2"/>* [ DokumentasiLokakaryaKesenian ](/wiki/TimPengembang/Kesenian/DokumentasiLokakaryaKesenian.md)</text:p>
          </table:table-cell>
        </table:table-row>
        <table:table-row table:style-name="ro1">
          <table:table-cell office:value-type="string" calcext:value-type="string">
            <text:p><text:s text:c="2"/>* [ DokumentasiOmbilin ](Artwork.mdDokumentasiOmbilin.md)</text:p>
          </table:table-cell>
        </table:table-row>
        <table:table-row table:style-name="ro1">
          <table:table-cell office:value-type="string" calcext:value-type="string">
            <text:p><text:s text:c="2"/>* [ DokumentasiRote ](/wiki/ProdukBlankOn/8/DokumentasiRote.md)</text:p>
          </table:table-cell>
        </table:table-row>
        <table:table-row table:style-name="ro1">
          <table:table-cell office:value-type="string" calcext:value-type="string">
            <text:p><text:s text:c="2"/>* [ Donasi ](/wiki/TimPengembang/Humas/Donasi.md)</text:p>
          </table:table-cell>
        </table:table-row>
        <table:table-row table:style-name="ro1">
          <table:table-cell office:value-type="string" calcext:value-type="string">
            <text:p><text:s text:c="2"/>* [ DonasiYPLI ](/wiki/TimPengembang/Humas/DonasiYPLI.md)</text:p>
          </table:table-cell>
        </table:table-row>
        <table:table-row table:style-name="ro1">
          <table:table-cell office:value-type="string" calcext:value-type="string">
            <text:p><text:s text:c="2"/>* [ Draf ](/wiki/TimPengembang/Dokumentasi/Draf)</text:p>
          </table:table-cell>
        </table:table-row>
        <table:table-row table:style-name="ro1">
          <table:table-cell office:value-type="string" calcext:value-type="string">
            <text:p><text:s text:c="2"/>* [ DualBoot ](/wiki/TimPengembang/Dokumentasi/Draf/DualBoot.md)</text:p>
          </table:table-cell>
        </table:table-row>
        <table:table-row table:style-name="ro1">
          <table:table-cell office:value-type="string" calcext:value-type="string">
            <text:p><text:s text:c="2"/>* [ DVDRepo ](/wiki/TimPengembang/Infrastruktur/DVDRepo.md)</text:p>
          </table:table-cell>
        </table:table-row>
        <table:table-row table:style-name="ro1">
          <table:table-cell office:value-type="string" calcext:value-type="string">
            <text:p><text:s text:c="2"/>* [ Edusantara ](/wiki/ProdukBlankOn/Edusantara.md)</text:p>
          </table:table-cell>
        </table:table-row>
        <table:table-row table:style-name="ro1">
          <table:table-cell office:value-type="string" calcext:value-type="string">
            <text:p><text:s text:c="2"/>* [ EkoSuhartono ](/wiki/Profil/EkoSuhartono.md)</text:p>
          </table:table-cell>
        </table:table-row>
        <table:table-row table:style-name="ro1">
          <table:table-cell office:value-type="string" calcext:value-type="string">
            <text:p><text:s text:c="2"/>* [ EtikaMilis ](/wiki/TimPengembang/Humas/EtikaMilis.md)</text:p>
          </table:table-cell>
        </table:table-row>
        <table:table-row table:style-name="ro1">
          <table:table-cell office:value-type="string" calcext:value-type="string">
            <text:p><text:s text:c="2"/>* [ FadlyKasim ](/wiki/Profil/FadlyKasim.md)</text:p>
          </table:table-cell>
        </table:table-row>
        <table:table-row table:style-name="ro1">
          <table:table-cell office:value-type="string" calcext:value-type="string">
            <text:p><text:s text:c="2"/>* [ FajranImanRusadi ](/wiki/Profil/FajranImanRusadi.md)</text:p>
          </table:table-cell>
        </table:table-row>
        <table:table-row table:style-name="ro1">
          <table:table-cell office:value-type="string" calcext:value-type="string">
            <text:p><text:s text:c="2"/>* [ FastCGI ](/wiki/TimPengembang/Infrastruktur/FastCGI.md)</text:p>
          </table:table-cell>
        </table:table-row>
        <table:table-row table:style-name="ro1">
          <table:table-cell office:value-type="string" calcext:value-type="string">
            <text:p><text:s text:c="2"/>* [ FilosofiBlankOn ](/wiki/TimPengembang/Dokumentasi/FilosofiBlankOn.md)</text:p>
          </table:table-cell>
        </table:table-row>
        <table:table-row table:style-name="ro1">
          <table:table-cell office:value-type="string" calcext:value-type="string">
            <text:p><text:s text:c="2"/>* [ firefox ](/wiki/TimPengembang/Pemaket/PanduanPaketImpor/firefox.md)</text:p>
          </table:table-cell>
        </table:table-row>
        <table:table-row table:style-name="ro1">
          <table:table-cell office:value-type="string" calcext:value-type="string">
            <text:p><text:s text:c="2"/>* [ firefox-3.0 ](/wiki/TimPengembang/Pemaket/PanduanPaketImpor/firefox-3.0.md)</text:p>
          </table:table-cell>
        </table:table-row>
        <table:table-row table:style-name="ro1">
          <table:table-cell office:value-type="string" calcext:value-type="string">
            <text:p><text:s text:c="2"/>* [ FormatHtml ](/wiki/TimPengembang/Dokumentasi/Panduan/PanduanWiki/FormatHtml.md)</text:p>
          </table:table-cell>
        </table:table-row>
        <table:table-row table:style-name="ro1">
          <table:table-cell office:value-type="string" calcext:value-type="string">
            <text:p><text:s text:c="2"/>* [ FormatMarkdown ](/wiki/TimPengembang/Dokumentasi/Panduan/PanduanWiki/FormatMarkdown.md)</text:p>
          </table:table-cell>
        </table:table-row>
        <table:table-row table:style-name="ro1">
          <table:table-cell office:value-type="string" calcext:value-type="string">
            <text:p><text:s text:c="2"/>* [ FormatWiki ](/wiki/TimPengembang/Dokumentasi/Panduan/PanduanWiki/FormatWiki.md)</text:p>
          </table:table-cell>
        </table:table-row>
        <table:table-row table:style-name="ro1">
          <table:table-cell office:value-type="string" calcext:value-type="string">
            <text:p><text:s text:c="2"/>* [ FormatWikiHtml ](/wiki/TimPengembang/Dokumentasi/Panduan/PanduanWiki/FormatWikiHtml.md)</text:p>
          </table:table-cell>
        </table:table-row>
        <table:table-row table:style-name="ro1">
          <table:table-cell office:value-type="string" calcext:value-type="string">
            <text:p><text:s text:c="2"/>* [ Forum ](/wiki/TimPengembang/Infrastruktur/Forum.md)</text:p>
          </table:table-cell>
        </table:table-row>
        <table:table-row table:style-name="ro1">
          <table:table-cell office:value-type="string" calcext:value-type="string">
            <text:p><text:s text:c="2"/>* [ GelarLokakaryaPengembanganBlankOn ](/wiki/TimPengembang/Dokumentasi/Kelas/GelarLokakaryaPengembanganBlankOn.md)</text:p>
          </table:table-cell>
        </table:table-row>
        <table:table-row table:style-name="ro1">
          <table:table-cell office:value-type="string" calcext:value-type="string">
            <text:p><text:s text:c="2"/>* [ gfxboot-theme-dist ](/wiki/TimPengembang/Pemaket/gfxboot-theme-dist.md)</text:p>
          </table:table-cell>
        </table:table-row>
        <table:table-row table:style-name="ro1">
          <table:table-cell office:value-type="string" calcext:value-type="string">
            <text:p><text:s text:c="2"/>* [ Git ](/wiki/TimPengembang/Infrastruktur/Git.md)</text:p>
          </table:table-cell>
        </table:table-row>
        <table:table-row table:style-name="ro1">
          <table:table-cell office:value-type="string" calcext:value-type="string">
            <text:p><text:s text:c="2"/>* [ Github1.png ](/wiki/Assets/Images/Github1.png)</text:p>
          </table:table-cell>
        </table:table-row>
        <table:table-row table:style-name="ro1">
          <table:table-cell office:value-type="string" calcext:value-type="string">
            <text:p><text:s text:c="2"/>* [ Github10.png ](/wiki/Assets/Images/Github10.png)</text:p>
          </table:table-cell>
        </table:table-row>
        <table:table-row table:style-name="ro1">
          <table:table-cell office:value-type="string" calcext:value-type="string">
            <text:p><text:s text:c="2"/>* [ Github11.png ](/wiki/Assets/Images/Github11.png)</text:p>
          </table:table-cell>
        </table:table-row>
        <table:table-row table:style-name="ro1">
          <table:table-cell office:value-type="string" calcext:value-type="string">
            <text:p><text:s text:c="2"/>* [ Github12.png ](/wiki/Assets/Images/Github12.png)</text:p>
          </table:table-cell>
        </table:table-row>
        <table:table-row table:style-name="ro1">
          <table:table-cell office:value-type="string" calcext:value-type="string">
            <text:p><text:s text:c="2"/>* [ Github13.png ](/wiki/Assets/Images/Github13.png)</text:p>
          </table:table-cell>
        </table:table-row>
        <table:table-row table:style-name="ro1">
          <table:table-cell office:value-type="string" calcext:value-type="string">
            <text:p><text:s text:c="2"/>* [ Github14.png ](/wiki/Assets/Images/Github14.png)</text:p>
          </table:table-cell>
        </table:table-row>
        <table:table-row table:style-name="ro1">
          <table:table-cell office:value-type="string" calcext:value-type="string">
            <text:p><text:s text:c="2"/>* [ Github15.png ](/wiki/Assets/Images/Github15.png)</text:p>
          </table:table-cell>
        </table:table-row>
        <table:table-row table:style-name="ro1">
          <table:table-cell office:value-type="string" calcext:value-type="string">
            <text:p><text:s text:c="2"/>* [ Github16.png ](/wiki/Assets/Images/Github16.png)</text:p>
          </table:table-cell>
        </table:table-row>
        <table:table-row table:style-name="ro1">
          <table:table-cell office:value-type="string" calcext:value-type="string">
            <text:p><text:s text:c="2"/>* [ Github17.png ](/wiki/Assets/Images/Github17.png)</text:p>
          </table:table-cell>
        </table:table-row>
        <table:table-row table:style-name="ro1">
          <table:table-cell office:value-type="string" calcext:value-type="string">
            <text:p><text:s text:c="2"/>* [ Github18.png ](/wiki/Assets/Images/Github18.png)</text:p>
          </table:table-cell>
        </table:table-row>
        <table:table-row table:style-name="ro1">
          <table:table-cell office:value-type="string" calcext:value-type="string">
            <text:p><text:s text:c="2"/>* [ Github2.png ](/wiki/Assets/Images/Github2.png)</text:p>
          </table:table-cell>
        </table:table-row>
        <table:table-row table:style-name="ro1">
          <table:table-cell office:value-type="string" calcext:value-type="string">
            <text:p><text:s text:c="2"/>* [ Github3.png ](/wiki/Assets/Images/Github3.png)</text:p>
          </table:table-cell>
        </table:table-row>
        <table:table-row table:style-name="ro1">
          <table:table-cell office:value-type="string" calcext:value-type="string">
            <text:p><text:s text:c="2"/>* [ Github4.png ](/wiki/Assets/Images/Github4.png)</text:p>
          </table:table-cell>
        </table:table-row>
        <table:table-row table:style-name="ro1">
          <table:table-cell office:value-type="string" calcext:value-type="string">
            <text:p><text:s text:c="2"/>* [ Github5.png ](/wiki/Assets/Images/Github5.png)</text:p>
          </table:table-cell>
        </table:table-row>
        <table:table-row table:style-name="ro1">
          <table:table-cell office:value-type="string" calcext:value-type="string">
            <text:p><text:s text:c="2"/>* [ Github6.png ](/wiki/Assets/Images/Github6.png)</text:p>
          </table:table-cell>
        </table:table-row>
        <table:table-row table:style-name="ro1">
          <table:table-cell office:value-type="string" calcext:value-type="string">
            <text:p><text:s text:c="2"/>* [ Github7.png ](/wiki/Assets/Images/Github7.png)</text:p>
          </table:table-cell>
        </table:table-row>
        <table:table-row table:style-name="ro1">
          <table:table-cell office:value-type="string" calcext:value-type="string">
            <text:p><text:s text:c="2"/>* [ Github7SkipThisStep.png ](/wiki/Assets/Images/Github7SkipThisStep.png)</text:p>
          </table:table-cell>
        </table:table-row>
        <table:table-row table:style-name="ro1">
          <table:table-cell office:value-type="string" calcext:value-type="string">
            <text:p><text:s text:c="2"/>* [ Github8.png ](/wiki/Assets/Images/Github8.png)</text:p>
          </table:table-cell>
        </table:table-row>
        <table:table-row table:style-name="ro1">
          <table:table-cell office:value-type="string" calcext:value-type="string">
            <text:p><text:s text:c="2"/>* [ Github9.png ](/wiki/Assets/Images/Github9.png)</text:p>
          </table:table-cell>
        </table:table-row>
        <table:table-row table:style-name="ro1">
          <table:table-cell office:value-type="string" calcext:value-type="string">
            <text:p><text:s text:c="2"/>* [ gnome-panel ](/wiki/TimPengembang/Pemaket/PanduanPaketImpor/gnome-panel.md)</text:p>
          </table:table-cell>
        </table:table-row>
        <table:table-row table:style-name="ro1">
          <table:table-cell office:value-type="string" calcext:value-type="string">
            <text:p><text:s text:c="2"/>* [ gnome-session ](/wiki/TimPengembang/Pemaket/PanduanPaketImpor/gnome-session.md)</text:p>
          </table:table-cell>
        </table:table-row>
        <table:table-row table:style-name="ro1">
          <table:table-cell office:value-type="string" calcext:value-type="string">
            <text:p><text:s text:c="2"/>* [ GPG ](/wiki/TimPengembang/Infrastruktur/GPG.md)</text:p>
          </table:table-cell>
        </table:table-row>
        <table:table-row table:style-name="ro1">
          <table:table-cell office:value-type="string" calcext:value-type="string">
            <text:p><text:s text:c="2"/>* [ Gresik ](/wiki/TimPengembang/Humas/KelompokPengguna/Gresik.md)</text:p>
          </table:table-cell>
        </table:table-row>
        <table:table-row table:style-name="ro1">
          <table:table-cell office:value-type="string" calcext:value-type="string">
            <text:p><text:s text:c="2"/>* [ GrupInfrastruktur ](/wiki/TimPengembang/Infrastruktur/GrupInfrastruktur.md)</text:p>
          </table:table-cell>
        </table:table-row>
        <table:table-row table:style-name="ro1">
          <table:table-cell office:value-type="string" calcext:value-type="string">
            <text:p><text:s text:c="2"/>* [ GrupSteering ](/wiki/TimPengembang/GrupSteering.md)</text:p>
          </table:table-cell>
        </table:table-row>
        <table:table-row table:style-name="ro1">
          <table:table-cell office:value-type="string" calcext:value-type="string">
            <text:p><text:s text:c="2"/>* [ GudangKode ](/wiki/TimPengembang/Infrastruktur/GudangKode.md)</text:p>
          </table:table-cell>
        </table:table-row>
        <table:table-row table:style-name="ro1">
          <table:table-cell office:value-type="string" calcext:value-type="string">
            <text:p><text:s text:c="2"/>* [ GutsyKeKonde ](/wiki/TimPengembang/Dokumentasi/Panduan/PanduanPemutakhiran/GutsyKeKonde.md)</text:p>
          </table:table-cell>
        </table:table-row>
        <table:table-row table:style-name="ro1">
          <table:table-cell office:value-type="string" calcext:value-type="string">
            <text:p><text:s text:c="2"/>* [ HalamanInfra ](/wiki/TimPengembang/Infrastruktur/HalamanInfra.md)</text:p>
          </table:table-cell>
        </table:table-row>
        <table:table-row table:style-name="ro1">
          <table:table-cell office:value-type="string" calcext:value-type="string">
            <text:p><text:s text:c="2"/>* [ HalamanPemasaran ](/wiki/TimPengembang/Humas/HalamanPemasaran.md)</text:p>
          </table:table-cell>
        </table:table-row>
        <table:table-row table:style-name="ro1">
          <table:table-cell office:value-type="string" calcext:value-type="string">
            <text:p><text:s text:c="2"/>* [ HardyKeLontara ](/wiki/TimPengembang/Dokumentasi/Panduan/PanduanPemutakhiran/HardyKeLontara.md)</text:p>
          </table:table-cell>
        </table:table-row>
        <table:table-row table:style-name="ro1">
          <table:table-cell office:value-type="string" calcext:value-type="string">
            <text:p><text:s text:c="2"/>* [ Haroopad1.png ](/wiki/Assets/Images/Haroopad1.png)</text:p>
          </table:table-cell>
        </table:table-row>
        <table:table-row table:style-name="ro1">
          <table:table-cell office:value-type="string" calcext:value-type="string">
            <text:p><text:s text:c="2"/>* [ help ](/wiki/TimPengembang/Infrastruktur/help)</text:p>
          </table:table-cell>
        </table:table-row>
        <table:table-row table:style-name="ro1">
          <table:table-cell office:value-type="string" calcext:value-type="string">
            <text:p><text:s text:c="2"/>* [ HPLaserJet1020 ](/wiki/Instalasi/HPLaserJet1020.md)</text:p>
          </table:table-cell>
        </table:table-row>
        <table:table-row table:style-name="ro1">
          <table:table-cell office:value-type="string" calcext:value-type="string">
            <text:p><text:s text:c="2"/>* [ HttpUpload ](/wiki/TimPengembang/Infrastruktur/2009/HttpUpload.md)</text:p>
          </table:table-cell>
        </table:table-row>
        <table:table-row table:style-name="ro1">
          <table:table-cell office:value-type="string" calcext:value-type="string">
            <text:p><text:s text:c="2"/>* [ HubungiKami ](/wiki/TimPengembang/Dokumentasi/HubungiKami.md)</text:p>
          </table:table-cell>
        </table:table-row>
        <table:table-row table:style-name="ro1">
          <table:table-cell office:value-type="string" calcext:value-type="string">
            <text:p><text:s text:c="2"/>* [ human-icon-theme ](/wiki/TimPengembang/Pemaket/PanduanPaketImpor/human-icon-theme.md)</text:p>
          </table:table-cell>
        </table:table-row>
        <table:table-row table:style-name="ro1">
          <table:table-cell office:value-type="string" calcext:value-type="string">
            <text:p><text:s text:c="2"/>* [ Humas ](/wiki/TimPengembang/Humas)</text:p>
          </table:table-cell>
        </table:table-row>
        <table:table-row table:style-name="ro1">
          <table:table-cell office:value-type="string" calcext:value-type="string">
            <text:p><text:s text:c="2"/>* [ Humas ](/wiki/TimPengembang/Humas/Humas.md)</text:p>
          </table:table-cell>
        </table:table-row>
        <table:table-row table:style-name="ro1">
          <table:table-cell office:value-type="string" calcext:value-type="string">
            <text:p><text:s text:c="2"/>* [ IbmLenovo ](/wiki/Instalasi/IbmLenovo.md)</text:p>
          </table:table-cell>
        </table:table-row>
        <table:table-row table:style-name="ro1">
          <table:table-cell office:value-type="string" calcext:value-type="string">
            <text:p><text:s text:c="2"/>* [ IhwalBlankOn ](/wiki/TimPengembang/Dokumentasi/Draf/IhwalBlankOn.md)</text:p>
          </table:table-cell>
        </table:table-row>
        <table:table-row table:style-name="ro1">
          <table:table-cell office:value-type="string" calcext:value-type="string">
            <text:p><text:s text:c="2"/>* [ ILC2007 ](/wiki/Acara/ILC2007.md)</text:p>
          </table:table-cell>
        </table:table-row>
        <table:table-row table:style-name="ro1">
          <table:table-cell office:value-type="string" calcext:value-type="string">
            <text:p><text:s text:c="2"/>* [ Images ](/wiki/Assets/Images)</text:p>
          </table:table-cell>
        </table:table-row>
        <table:table-row table:style-name="ro1">
          <table:table-cell office:value-type="string" calcext:value-type="string">
            <text:p><text:s text:c="2"/>* [ ImplementasiLayananTorrent ](/wiki/TimPengembang/Infrastruktur/ImplementasiLayananTorrent.md)</text:p>
          </table:table-cell>
        </table:table-row>
        <table:table-row table:style-name="ro1">
          <table:table-cell office:value-type="string" calcext:value-type="string">
            <text:p><text:s text:c="2"/>* [ ImplementasiMesinKompilasi ](/wiki/TimPengembang/Infrastruktur/ImplementasiMesinKompilasi.md)</text:p>
          </table:table-cell>
        </table:table-row>
        <table:table-row table:style-name="ro1">
          <table:table-cell office:value-type="string" calcext:value-type="string">
            <text:p><text:s text:c="2"/>* [ ImplementasiPabrikCD ](/wiki/TimPengembang/Infrastruktur/ImplementasiPabrikCD.md)</text:p>
          </table:table-cell>
        </table:table-row>
        <table:table-row table:style-name="ro1">
          <table:table-cell office:value-type="string" calcext:value-type="string">
            <text:p><text:s text:c="2"/>* [ ImplementasiPabrikPaket ](/wiki/TimPengembang/Infrastruktur/ImplementasiPabrikPaket.md)</text:p>
          </table:table-cell>
        </table:table-row>
        <table:table-row table:style-name="ro1">
          <table:table-cell office:value-type="string" calcext:value-type="string">
            <text:p><text:s text:c="2"/>* [ ImplementasiPabrikPaketCabang ](/wiki/TimPengembang/Infrastruktur/ImplementasiPabrikPaketCabang.md)</text:p>
          </table:table-cell>
        </table:table-row>
        <table:table-row table:style-name="ro1">
          <table:table-cell office:value-type="string" calcext:value-type="string">
            <text:p><text:s text:c="2"/>* [ Infrastruktur ](/wiki/TimPengembang/Infrastruktur)</text:p>
          </table:table-cell>
        </table:table-row>
        <table:table-row table:style-name="ro1">
          <table:table-cell office:value-type="string" calcext:value-type="string">
            <text:p><text:s text:c="2"/>* [ Infrastruktur ](/wiki/TimPengembang/Infrastruktur/Infrastruktur.md)</text:p>
          </table:table-cell>
        </table:table-row>
        <table:table-row table:style-name="ro1">
          <table:table-cell office:value-type="string" calcext:value-type="string">
            <text:p><text:s text:c="2"/>* [ Infrastruktur.png ](/wiki/Assets/Images/Infrastruktur.png)</text:p>
          </table:table-cell>
        </table:table-row>
        <table:table-row table:style-name="ro1">
          <table:table-cell office:value-type="string" calcext:value-type="string">
            <text:p><text:s text:c="2"/>* [ Instalasi ](/wiki/Instalasi/Instalasi.md)</text:p>
          </table:table-cell>
        </table:table-row>
        <table:table-row table:style-name="ro1">
          <table:table-cell office:value-type="string" calcext:value-type="string">
            <text:p><text:s text:c="2"/>* [ InstalasiBootloader ](/wiki/TimPengembang/Dokumentasi/Kelas/InstalasiBootloader.md)</text:p>
          </table:table-cell>
        </table:table-row>
        <table:table-row table:style-name="ro1">
          <table:table-cell office:value-type="string" calcext:value-type="string">
            <text:p><text:s text:c="2"/>* [ InstalasiKernel ](/wiki/TimPengembang/Dokumentasi/Kelas/InstalasiKernel.md)</text:p>
          </table:table-cell>
        </table:table-row>
        <table:table-row table:style-name="ro1">
          <table:table-cell office:value-type="string" calcext:value-type="string">
            <text:p><text:s text:c="2"/>* [ InstalasiPaketMeta ](/wiki/TimPengembang/Dokumentasi/Kelas/InstalasiPaketMeta.md)</text:p>
          </table:table-cell>
        </table:table-row>
        <table:table-row table:style-name="ro1">
          <table:table-cell office:value-type="string" calcext:value-type="string">
            <text:p><text:s text:c="2"/>* [ Installer ](/wiki/TimPengembang/Pemaket/BibitPaket/Installer.md)</text:p>
          </table:table-cell>
        </table:table-row>
        <table:table-row table:style-name="ro1">
          <table:table-cell office:value-type="string" calcext:value-type="string">
            <text:p><text:s text:c="2"/>* [ InstallProgram ](/wiki/TimPengembang/Dokumentasi/Draf/InstallProgram.md)</text:p>
          </table:table-cell>
        </table:table-row>
        <table:table-row table:style-name="ro1">
          <table:table-cell office:value-type="string" calcext:value-type="string">
            <text:p><text:s text:c="2"/>* [ InstallProgramApt ](/wiki/TimPengembang/Dokumentasi/Draf/InstallProgramApt.md)</text:p>
          </table:table-cell>
        </table:table-row>
        <table:table-row table:style-name="ro1">
          <table:table-cell office:value-type="string" calcext:value-type="string">
            <text:p><text:s text:c="2"/>* [ InstallProgramDeb ](/wiki/TimPengembang/Dokumentasi/Draf/InstallProgramDeb.md)</text:p>
          </table:table-cell>
        </table:table-row>
        <table:table-row table:style-name="ro1">
          <table:table-cell office:value-type="string" calcext:value-type="string">
            <text:p><text:s text:c="2"/>* [ InstallProgramDpkg ](/wiki/TimPengembang/Dokumentasi/Draf/InstallProgramDpkg.md)</text:p>
          </table:table-cell>
        </table:table-row>
        <table:table-row table:style-name="ro1">
          <table:table-cell office:value-type="string" calcext:value-type="string">
            <text:p><text:s text:c="2"/>* [ InstallProgramTarBz2 ](/wiki/TimPengembang/Dokumentasi/Draf/InstallProgramTarBz2.md)</text:p>
          </table:table-cell>
        </table:table-row>
        <table:table-row table:style-name="ro1">
          <table:table-cell office:value-type="string" calcext:value-type="string">
            <text:p><text:s text:c="2"/>* [ InstallProgramTarGz ](/wiki/TimPengembang/Dokumentasi/Draf/InstallProgramTarGz.md)</text:p>
          </table:table-cell>
        </table:table-row>
        <table:table-row table:style-name="ro1">
          <table:table-cell office:value-type="string" calcext:value-type="string">
            <text:p><text:s text:c="2"/>* [ InterMapTxt ](/wiki/TimPengembang/Dokumentasi/Panduan/PanduanWiki/InterMapTxt.md)</text:p>
          </table:table-cell>
        </table:table-row>
        <table:table-row table:style-name="ro1">
          <table:table-cell office:value-type="string" calcext:value-type="string">
            <text:p><text:s text:c="2"/>* [ InterTrac ](/wiki/TimPengembang/Dokumentasi/Panduan/PanduanWiki/InterTrac.md)</text:p>
          </table:table-cell>
        </table:table-row>
        <table:table-row table:style-name="ro1">
          <table:table-cell office:value-type="string" calcext:value-type="string">
            <text:p><text:s text:c="2"/>* [ InterWiki ](/wiki/TimPengembang/Dokumentasi/Panduan/PanduanWiki/InterWiki.md)</text:p>
          </table:table-cell>
        </table:table-row>
        <table:table-row table:style-name="ro1">
          <table:table-cell office:value-type="string" calcext:value-type="string">
            <text:p><text:s text:c="2"/>* [ IntrepidKeMeuligoe ](/wiki/TimPengembang/Dokumentasi/Panduan/PanduanPemutakhiran/IntrepidKeMeuligoe.md)</text:p>
          </table:table-cell>
        </table:table-row>
        <table:table-row table:style-name="ro1">
          <table:table-cell office:value-type="string" calcext:value-type="string">
            <text:p><text:s text:c="2"/>* [ IRC ](/wiki/TimPengembang/Humas/IRC.md)</text:p>
          </table:table-cell>
        </table:table-row>
        <table:table-row table:style-name="ro1">
          <table:table-cell office:value-type="string" calcext:value-type="string">
            <text:p><text:s text:c="2"/>* [ irgshCA ](/wiki/TimPengembang/Infrastruktur/irgshCA.md)</text:p>
          </table:table-cell>
        </table:table-row>
        <table:table-row table:style-name="ro1">
          <table:table-cell office:value-type="string" calcext:value-type="string">
            <text:p><text:s text:c="2"/>* [ JadwalRilis.ods ](/wiki/Assets/Others/JadwalRilis.ods)</text:p>
          </table:table-cell>
        </table:table-row>
        <table:table-row table:style-name="ro1">
          <table:table-cell office:value-type="string" calcext:value-type="string">
            <text:p><text:s text:c="2"/>* [ JadwalRilisBlankOn5 ](/wiki/ProdukBlankOn/5/JadwalRilisBlankOn5.md)</text:p>
          </table:table-cell>
        </table:table-row>
        <table:table-row table:style-name="ro1">
          <table:table-cell office:value-type="string" calcext:value-type="string">
            <text:p><text:s text:c="2"/>* [ JadwalRilisKonde ](/wiki/ProdukBlankOn/2/JadwalRilisKonde.md)</text:p>
          </table:table-cell>
        </table:table-row>
        <table:table-row table:style-name="ro1">
          <table:table-cell office:value-type="string" calcext:value-type="string">
            <text:p><text:s text:c="2"/>* [ JadwalRilisLontara ](CatatanRilis.mdJadwalRilisLontara.md)</text:p>
          </table:table-cell>
        </table:table-row>
        <table:table-row table:style-name="ro1">
          <table:table-cell office:value-type="string" calcext:value-type="string">
            <text:p><text:s text:c="2"/>* [ Jakarta ](/wiki/TimPengembang/Humas/KelompokPengguna/Jakarta.md)</text:p>
          </table:table-cell>
        </table:table-row>
        <table:table-row table:style-name="ro1">
          <table:table-cell office:value-type="string" calcext:value-type="string">
            <text:p><text:s text:c="2"/>* [ Jambi ](/wiki/TimPengembang/Humas/KelompokPengguna/Jambi.md)</text:p>
          </table:table-cell>
        </table:table-row>
        <table:table-row table:style-name="ro1">
          <table:table-cell office:value-type="string" calcext:value-type="string">
            <text:p><text:s text:c="2"/>* [ JaminanKualitas ](/wiki/TimPengembang/JaminanKualitas)</text:p>
          </table:table-cell>
        </table:table-row>
        <table:table-row table:style-name="ro1">
          <table:table-cell office:value-type="string" calcext:value-type="string">
            <text:p><text:s text:c="2"/>* [ JaminanKualitas ](/wiki/TimPengembang/JaminanKualitas/JaminanKualitas.md)</text:p>
          </table:table-cell>
        </table:table-row>
        <table:table-row table:style-name="ro1">
          <table:table-cell office:value-type="string" calcext:value-type="string">
            <text:p><text:s text:c="2"/>* [ Jateng ](/wiki/TimPengembang/Humas/KelompokPengguna/Jateng.md)</text:p>
          </table:table-cell>
        </table:table-row>
        <table:table-row table:style-name="ro1">
          <table:table-cell office:value-type="string" calcext:value-type="string">
            <text:p><text:s text:c="2"/>* [ JauntyKeNanggar ](/wiki/TimPengembang/Dokumentasi/Panduan/PanduanPemutakhiran/JauntyKeNanggar.md)</text:p>
          </table:table-cell>
        </table:table-row>
        <table:table-row table:style-name="ro1">
          <table:table-cell office:value-type="string" calcext:value-type="string">
            <text:p><text:s text:c="2"/>* [ Jedough ](/wiki/TimPengembang/Infrastruktur/Jedough.md)</text:p>
          </table:table-cell>
        </table:table-row>
        <table:table-row table:style-name="ro1">
          <table:table-cell office:value-type="string" calcext:value-type="string">
            <text:p><text:s text:c="2"/>* [ Jigdo ](/wiki/TimPengembang/Infrastruktur/Jigdo.md)</text:p>
          </table:table-cell>
        </table:table-row>
        <table:table-row table:style-name="ro1">
          <table:table-cell office:value-type="string" calcext:value-type="string">
            <text:p><text:s text:c="2"/>* [ KalenderKonde ](/wiki/ProdukBlankOn/2/KalenderKonde.md)</text:p>
          </table:table-cell>
        </table:table-row>
        <table:table-row table:style-name="ro1">
          <table:table-cell office:value-type="string" calcext:value-type="string">
            <text:p><text:s text:c="2"/>* [ KalenderLontara ](CatatanRilis.mdKalenderLontara.md)</text:p>
          </table:table-cell>
        </table:table-row>
        <table:table-row table:style-name="ro1">
          <table:table-cell office:value-type="string" calcext:value-type="string">
            <text:p><text:s text:c="2"/>* [ KamusBlankOn ](/wiki/TimPengembang/Dokumentasi/Panduan/PanduanWiki/KamusBlankOn.md)</text:p>
          </table:table-cell>
        </table:table-row>
        <table:table-row table:style-name="ro1">
          <table:table-cell office:value-type="string" calcext:value-type="string">
            <text:p><text:s text:c="2"/>* [ KandidatTantanganBlankOn ](/wiki/Acara/BlanKoding/KandidatTantanganBlankOn.md)</text:p>
          </table:table-cell>
        </table:table-row>
        <table:table-row table:style-name="ro1">
          <table:table-cell office:value-type="string" calcext:value-type="string">
            <text:p><text:s text:c="2"/>* [ kaos ](/wiki/TimPengembang/Kesenian/Publikasi/kaos.md)</text:p>
          </table:table-cell>
        </table:table-row>
        <table:table-row table:style-name="ro1">
          <table:table-cell office:value-type="string" calcext:value-type="string">
            <text:p><text:s text:c="2"/>* [ Karakter.png ](/wiki/Assets/Images/Markdown/Karakter.png)</text:p>
          </table:table-cell>
        </table:table-row>
        <table:table-row table:style-name="ro1">
          <table:table-cell office:value-type="string" calcext:value-type="string">
            <text:p><text:s text:c="2"/>* [ Kelas ](/wiki/TimPengembang/Dokumentasi/Kelas)</text:p>
          </table:table-cell>
        </table:table-row>
        <table:table-row table:style-name="ro1">
          <table:table-cell office:value-type="string" calcext:value-type="string">
            <text:p><text:s text:c="2"/>* [ KelasDarat2009 ](/wiki/TimPengembang/Dokumentasi/Kelas/KelasDarat2009.md)</text:p>
          </table:table-cell>
        </table:table-row>
        <table:table-row table:style-name="ro1">
          <table:table-cell office:value-type="string" calcext:value-type="string">
            <text:p><text:s text:c="2"/>* [ KelasGitDua ](/wiki/TimPengembang/Dokumentasi/Kelas/KelasGitDua.md)</text:p>
          </table:table-cell>
        </table:table-row>
        <table:table-row table:style-name="ro1">
          <table:table-cell office:value-type="string" calcext:value-type="string">
            <text:p><text:s text:c="2"/>* [ KelasGitSatu ](/wiki/TimPengembang/Dokumentasi/Kelas/KelasGitSatu.md)</text:p>
          </table:table-cell>
        </table:table-row>
        <table:table-row table:style-name="ro1">
          <table:table-cell office:value-type="string" calcext:value-type="string">
            <text:p><text:s text:c="2"/>* [ KelasPemaket070801 ](/wiki/TimPengembang/Dokumentasi/Kelas/KelasPemaket070801.md)</text:p>
          </table:table-cell>
        </table:table-row>
        <table:table-row table:style-name="ro1">
          <table:table-cell office:value-type="string" calcext:value-type="string">
            <text:p><text:s text:c="2"/>* [ KelasPemaket070802 ](/wiki/TimPengembang/Dokumentasi/Kelas/KelasPemaket070802.md)</text:p>
          </table:table-cell>
        </table:table-row>
        <table:table-row table:style-name="ro1">
          <table:table-cell office:value-type="string" calcext:value-type="string">
            <text:p><text:s text:c="2"/>* [ KelasPemaket080608 ](/wiki/TimPengembang/Dokumentasi/Kelas/KelasPemaket080608.md)</text:p>
          </table:table-cell>
        </table:table-row>
        <table:table-row table:style-name="ro1">
          <table:table-cell office:value-type="string" calcext:value-type="string">
            <text:p><text:s text:c="2"/>* [ KelasPenyegaranPemaket2 ](/wiki/TimPengembang/Dokumentasi/Kelas/KelasPenyegaranPemaket2.md)</text:p>
          </table:table-cell>
        </table:table-row>
        <table:table-row table:style-name="ro1">
          <table:table-cell office:value-type="string" calcext:value-type="string">
            <text:p><text:s text:c="2"/>* [ KelasPenyegaranPemaketan ](/wiki/TimPengembang/Dokumentasi/Kelas/KelasPenyegaranPemaketan.md)</text:p>
          </table:table-cell>
        </table:table-row>
        <table:table-row table:style-name="ro1">
          <table:table-cell office:value-type="string" calcext:value-type="string">
            <text:p><text:s text:c="2"/>* [ KelasPerkenalanLisensi070901 ](/wiki/TimPengembang/Dokumentasi/Kelas/KelasPerkenalanLisensi070901.md)</text:p>
          </table:table-cell>
        </table:table-row>
        <table:table-row table:style-name="ro1">
          <table:table-cell office:value-type="string" calcext:value-type="string">
            <text:p><text:s text:c="2"/>* [ KelompokPengguna ](/wiki/TimPengembang/Humas/KelompokPengguna)</text:p>
          </table:table-cell>
        </table:table-row>
        <table:table-row table:style-name="ro1">
          <table:table-cell office:value-type="string" calcext:value-type="string">
            <text:p><text:s text:c="2"/>* [ KelompokPengguna ](/wiki/TimPengembang/Humas/KelompokPengguna/KelompokPengguna.md)</text:p>
          </table:table-cell>
        </table:table-row>
        <table:table-row table:style-name="ro1">
          <table:table-cell office:value-type="string" calcext:value-type="string">
            <text:p><text:s text:c="2"/>* [ Kernel ](/wiki/TimPengembang/Pemaket/PanduanPaketImpor/Kernel.md)</text:p>
          </table:table-cell>
        </table:table-row>
        <table:table-row table:style-name="ro1">
          <table:table-cell office:value-type="string" calcext:value-type="string">
            <text:p><text:s text:c="2"/>* [ Kesenian ](/wiki/TimPengembang/Kesenian)</text:p>
          </table:table-cell>
        </table:table-row>
        <table:table-row table:style-name="ro1">
          <table:table-cell office:value-type="string" calcext:value-type="string">
            <text:p><text:s text:c="2"/>* [ Kompetensi ](/wiki/TimPengembang/Infrastruktur/Kompetensi.md)</text:p>
          </table:table-cell>
        </table:table-row>
        <table:table-row table:style-name="ro1">
          <table:table-cell office:value-type="string" calcext:value-type="string">
            <text:p><text:s text:c="2"/>* [ Komponen ](/wiki/TimPengembang/Pemaket/Komponen)</text:p>
          </table:table-cell>
        </table:table-row>
        <table:table-row table:style-name="ro1">
          <table:table-cell office:value-type="string" calcext:value-type="string">
            <text:p><text:s text:c="2"/>* [ KomponenKonde ](/wiki/TimPengembang/Pemaket/Komponen/KomponenKonde.md)</text:p>
          </table:table-cell>
        </table:table-row>
        <table:table-row table:style-name="ro1">
          <table:table-cell office:value-type="string" calcext:value-type="string">
            <text:p><text:s text:c="2"/>* [ Komunitas ](/wiki/DaftarIsi/Komunitas.md)</text:p>
          </table:table-cell>
        </table:table-row>
        <table:table-row table:style-name="ro1">
          <table:table-cell office:value-type="string" calcext:value-type="string">
            <text:p><text:s text:c="2"/>* [ KondeKeLontara ](/wiki/TimPengembang/Dokumentasi/Panduan/PanduanPemutakhiran/KondeKeLontara.md)</text:p>
          </table:table-cell>
        </table:table-row>
        <table:table-row table:style-name="ro1">
          <table:table-cell office:value-type="string" calcext:value-type="string">
            <text:p><text:s text:c="2"/>* [ Konf ](/wiki/TimPengembang/Infrastruktur/Konf.md)</text:p>
          </table:table-cell>
        </table:table-row>
        <table:table-row table:style-name="ro1">
          <table:table-cell office:value-type="string" calcext:value-type="string">
            <text:p><text:s text:c="2"/>* [ KontakISP ](/wiki/TimPengembang/Infrastruktur/KontakISP.md)</text:p>
          </table:table-cell>
        </table:table-row>
        <table:table-row table:style-name="ro1">
          <table:table-cell office:value-type="string" calcext:value-type="string">
            <text:p><text:s text:c="2"/>* [ Kreatif ](/wiki/CakramPengaya/Kreatif.md)</text:p>
          </table:table-cell>
        </table:table-row>
        <table:table-row table:style-name="ro1">
          <table:table-cell office:value-type="string" calcext:value-type="string">
            <text:p><text:s text:c="2"/>* [ KurikulumPemaket ](/wiki/TimPengembang/Pemaket/KurikulumPemaket.md)</text:p>
          </table:table-cell>
        </table:table-row>
        <table:table-row table:style-name="ro1">
          <table:table-cell office:value-type="string" calcext:value-type="string">
            <text:p><text:s text:c="2"/>* [ LampServer ](/wiki/TimPengembang/Pemaket/BibitPaket/LampServer.md)</text:p>
          </table:table-cell>
        </table:table-row>
        <table:table-row table:style-name="ro1">
          <table:table-cell office:value-type="string" calcext:value-type="string">
            <text:p><text:s text:c="2"/>* [ Laptop ](/wiki/Instalasi/Laptop.md)</text:p>
          </table:table-cell>
        </table:table-row>
        <table:table-row table:style-name="ro1">
          <table:table-cell office:value-type="string" calcext:value-type="string">
            <text:p><text:s text:c="2"/>* [ liberation ](DaftarPaketKhas.mdliberation.md)</text:p>
          </table:table-cell>
        </table:table-row>
        <table:table-row table:style-name="ro1">
          <table:table-cell office:value-type="string" calcext:value-type="string">
            <text:p><text:s text:c="2"/>* [ liberation-fonts ](/wiki/TimPengembang/Pemaket/PanduanPaketImpor/liberation-fonts.md)</text:p>
          </table:table-cell>
        </table:table-row>
        <table:table-row table:style-name="ro1">
          <table:table-cell office:value-type="string" calcext:value-type="string">
            <text:p><text:s text:c="2"/>* [ Lisensi ](/wiki/TimPengembang/Kesenian/Lisensi.md)</text:p>
          </table:table-cell>
        </table:table-row>
        <table:table-row table:style-name="ro1">
          <table:table-cell office:value-type="string" calcext:value-type="string">
            <text:p><text:s text:c="2"/>* [ LisensiDokumen ](/wiki/TimPengembang/Dokumentasi/LisensiDokumen.md)</text:p>
          </table:table-cell>
        </table:table-row>
        <table:table-row table:style-name="ro1">
          <table:table-cell office:value-type="string" calcext:value-type="string">
            <text:p><text:s text:c="2"/>* [ Live ](/wiki/TimPengembang/Pemaket/BibitPaket/Live.md)</text:p>
          </table:table-cell>
        </table:table-row>
        <table:table-row table:style-name="ro1">
          <table:table-cell office:value-type="string" calcext:value-type="string">
            <text:p><text:s text:c="2"/>* [ localechooser ](/wiki/TimPengembang/Pemaket/PanduanPaketImpor/localechooser.md)</text:p>
          </table:table-cell>
        </table:table-row>
        <table:table-row table:style-name="ro1">
          <table:table-cell office:value-type="string" calcext:value-type="string">
            <text:p><text:s text:c="2"/>* [ Log2012101 ](/wiki/TimPengembang/Riset/Log2012101.md)</text:p>
          </table:table-cell>
        </table:table-row>
        <table:table-row table:style-name="ro1">
          <table:table-cell office:value-type="string" calcext:value-type="string">
            <text:p><text:s text:c="2"/>* [ LogKelasPemaket20071823 ](/wiki/TimPengembang/Dokumentasi/Kelas/LogKelasPemaket20071823.md)</text:p>
          </table:table-cell>
        </table:table-row>
        <table:table-row table:style-name="ro1">
          <table:table-cell office:value-type="string" calcext:value-type="string">
            <text:p><text:s text:c="2"/>* [ LogKelasPemaket20100408 ](/wiki/TimPengembang/Dokumentasi/Kelas/LogKelasPemaket20100408.md)</text:p>
          </table:table-cell>
        </table:table-row>
        <table:table-row table:style-name="ro1">
          <table:table-cell office:value-type="string" calcext:value-type="string">
            <text:p><text:s text:c="2"/>* [ LogKelasPemaket20131008 ](/wiki/TimPengembang/Dokumentasi/Kelas/LogKelasPemaket20131008.md)</text:p>
          </table:table-cell>
        </table:table-row>
        <table:table-row table:style-name="ro1">
          <table:table-cell office:value-type="string" calcext:value-type="string">
            <text:p><text:s text:c="2"/>* [ LogKelasPemaketBzr20091022 ](/wiki/TimPengembang/Dokumentasi/Kelas/LogKelasPemaketBzr20091022.md)</text:p>
          </table:table-cell>
        </table:table-row>
        <table:table-row table:style-name="ro1">
          <table:table-cell office:value-type="string" calcext:value-type="string">
            <text:p><text:s text:c="2"/>* [ LogKelasPembuatanTemplatBukuPanduanBlankOnUluwatuKedua.pdf ](/wiki/Assets/Others/LogKelasPembuatanTemplatBukuPanduanBlankOnUluwatuKedua.pdf)</text:p>
          </table:table-cell>
        </table:table-row>
        <table:table-row table:style-name="ro1">
          <table:table-cell office:value-type="string" calcext:value-type="string">
            <text:p><text:s text:c="2"/>* [ LogKelasPembuatanTemplatBukuPanduanBlankOnUluwatuPertama.pdf ](/wiki/Assets/Others/LogKelasPembuatanTemplatBukuPanduanBlankOnUluwatuPertama.pdf)</text:p>
          </table:table-cell>
        </table:table-row>
        <table:table-row table:style-name="ro1">
          <table:table-cell office:value-type="string" calcext:value-type="string">
            <text:p><text:s text:c="2"/>* [ LogLokakaryaMembuatDaftarIsiOtomatis.pdf ](/wiki/Assets/Others/LogLokakaryaMembuatDaftarIsiOtomatis.pdf)</text:p>
          </table:table-cell>
        </table:table-row>
        <table:table-row table:style-name="ro1">
          <table:table-cell office:value-type="string" calcext:value-type="string">
            <text:p><text:s text:c="2"/>* [ LogRapat20170515 ](/wiki/TimPengembang/Humas/LogRapat20170515.md)</text:p>
          </table:table-cell>
        </table:table-row>
        <table:table-row table:style-name="ro1">
          <table:table-cell office:value-type="string" calcext:value-type="string">
            <text:p><text:s text:c="2"/>* [ LogsPertemuanPemaket ](/wiki/TimPengembang/Pemaket/LogsPertemuanPemaket.md)</text:p>
          </table:table-cell>
        </table:table-row>
        <table:table-row table:style-name="ro1">
          <table:table-cell office:value-type="string" calcext:value-type="string">
            <text:p><text:s text:c="2"/>* [ LokakaryaDasarJQuery ](/wiki/TimPengembang/Dokumentasi/Kelas/LokakaryaDasarJQuery.md)</text:p>
          </table:table-cell>
        </table:table-row>
        <table:table-row table:style-name="ro1">
          <table:table-cell office:value-type="string" calcext:value-type="string">
            <text:p><text:s text:c="2"/>* [ LokakaryaDasarJQuery ](/wiki/TimPengembang/Riset/LokakaryaDasarJQuery.md)</text:p>
          </table:table-cell>
        </table:table-row>
        <table:table-row table:style-name="ro1">
          <table:table-cell office:value-type="string" calcext:value-type="string">
            <text:p><text:s text:c="2"/>* [ LokakaryaMenulisWiki ](/wiki/TimPengembang/Dokumentasi/Kelas/LokakaryaMenulisWiki.md)</text:p>
          </table:table-cell>
        </table:table-row>
        <table:table-row table:style-name="ro1">
          <table:table-cell office:value-type="string" calcext:value-type="string">
            <text:p><text:s text:c="2"/>* [ LontaraKeMeuligoe ](/wiki/TimPengembang/Dokumentasi/Panduan/PanduanPemutakhiran/LontaraKeMeuligoe.md)</text:p>
          </table:table-cell>
        </table:table-row>
        <table:table-row table:style-name="ro1">
          <table:table-cell office:value-type="string" calcext:value-type="string">
            <text:p><text:s text:c="2"/>* [ LucidkeOmbilin ](/wiki/TimPengembang/Dokumentasi/Panduan/PanduanPemutakhiran/LucidkeOmbilin.md)</text:p>
          </table:table-cell>
        </table:table-row>
        <table:table-row table:style-name="ro1">
          <table:table-cell office:value-type="string" calcext:value-type="string">
            <text:p><text:s text:c="2"/>* [ MailServer ](/wiki/TimPengembang/Pemaket/BibitPaket/MailServer.md)</text:p>
          </table:table-cell>
        </table:table-row>
        <table:table-row table:style-name="ro1">
          <table:table-cell office:value-type="string" calcext:value-type="string">
            <text:p><text:s text:c="2"/>* [ main-menu ](/wiki/TimPengembang/Pemaket/PanduanPaketImpor/main-menu.md)</text:p>
          </table:table-cell>
        </table:table-row>
        <table:table-row table:style-name="ro1">
          <table:table-cell office:value-type="string" calcext:value-type="string">
            <text:p><text:s text:c="2"/>* [ Makasar ](/wiki/TimPengembang/Humas/KelompokPengguna/Makasar.md)</text:p>
          </table:table-cell>
        </table:table-row>
        <table:table-row table:style-name="ro1">
          <table:table-cell office:value-type="string" calcext:value-type="string">
            <text:p><text:s text:c="2"/>* [ Malang ](/wiki/TimPengembang/Humas/KelompokPengguna/Malang.md)</text:p>
          </table:table-cell>
        </table:table-row>
        <table:table-row table:style-name="ro1">
          <table:table-cell office:value-type="string" calcext:value-type="string">
            <text:p><text:s text:c="2"/>* [ ManajemenArsipDenganReprepro ](/wiki/TimPengembang/Infrastruktur/ManajemenArsipDenganReprepro.md)</text:p>
          </table:table-cell>
        </table:table-row>
        <table:table-row table:style-name="ro1">
          <table:table-cell office:value-type="string" calcext:value-type="string">
            <text:p><text:s text:c="2"/>* [ ManajerRilis ](/wiki/TimPengembang/ManajerRilis)</text:p>
          </table:table-cell>
        </table:table-row>
        <table:table-row table:style-name="ro1">
          <table:table-cell office:value-type="string" calcext:value-type="string">
            <text:p><text:s text:c="2"/>* [ ManajerRilis ](/wiki/TimPengembang/ManajerRilis/ManajerRilis.md)</text:p>
          </table:table-cell>
        </table:table-row>
        <table:table-row table:style-name="ro1">
          <table:table-cell office:value-type="string" calcext:value-type="string">
            <text:p><text:s text:c="2"/>* [ Markdown ](/wiki/Assets/Images/Markdown)</text:p>
          </table:table-cell>
        </table:table-row>
        <table:table-row table:style-name="ro1">
          <table:table-cell office:value-type="string" calcext:value-type="string">
            <text:p><text:s text:c="2"/>* [ Markdown ](/wiki/TimPengembang/Dokumentasi/Panduan/PanduanWiki/Markdown.md)</text:p>
          </table:table-cell>
        </table:table-row>
        <table:table-row table:style-name="ro1">
          <table:table-cell office:value-type="string" calcext:value-type="string">
            <text:p><text:s text:c="2"/>* [ MarkdownKarakter ](/wiki/TimPengembang/Dokumentasi/Panduan/PanduanWiki/MarkdownKarakter.md)</text:p>
          </table:table-cell>
        </table:table-row>
        <table:table-row table:style-name="ro1">
          <table:table-cell office:value-type="string" calcext:value-type="string">
            <text:p><text:s text:c="2"/>* [ MarkdownTajuk ](/wiki/TimPengembang/Dokumentasi/Panduan/PanduanWiki/MarkdownTajuk.md)</text:p>
          </table:table-cell>
        </table:table-row>
        <table:table-row table:style-name="ro1">
          <table:table-cell office:value-type="string" calcext:value-type="string">
            <text:p><text:s text:c="2"/>* [ Marya ](/wiki/TimPengembang/Infrastruktur/Marya.md)</text:p>
          </table:table-cell>
        </table:table-row>
        <table:table-row table:style-name="ro1">
          <table:table-cell office:value-type="string" calcext:value-type="string">
            <text:p><text:s text:c="2"/>* [ MasalahYangSeringDihadapi ](/wiki/TimPengembang/Pemaket/MasalahYangSeringDihadapi.md)</text:p>
          </table:table-cell>
        </table:table-row>
        <table:table-row table:style-name="ro1">
          <table:table-cell office:value-type="string" calcext:value-type="string">
            <text:p><text:s text:c="2"/>* [ MediaSosial ](/wiki/TimPengembang/Humas/MediaSosial.md)</text:p>
          </table:table-cell>
        </table:table-row>
        <table:table-row table:style-name="ro1">
          <table:table-cell office:value-type="string" calcext:value-type="string">
            <text:p><text:s text:c="2"/>* [ MelihatPerubahanPaketImpor ](/wiki/TimPengembang/Pemaket/MelihatPerubahanPaketImpor.md)</text:p>
          </table:table-cell>
        </table:table-row>
        <table:table-row table:style-name="ro1">
          <table:table-cell office:value-type="string" calcext:value-type="string">
            <text:p><text:s text:c="2"/>* [ MemasangManokwari ](/wiki/TimPengembang/Dokumentasi/MemasangManokwari.md)</text:p>
          </table:table-cell>
        </table:table-row>
        <table:table-row table:style-name="ro1">
          <table:table-cell office:value-type="string" calcext:value-type="string">
            <text:p><text:s text:c="2"/>* [ MembuatCerminBlankOn ](/wiki/TimPengembang/Infrastruktur/MembuatCerminBlankOn.md)</text:p>
          </table:table-cell>
        </table:table-row>
        <table:table-row table:style-name="ro1">
          <table:table-cell office:value-type="string" calcext:value-type="string">
            <text:p><text:s text:c="2"/>* [ MembuatCertificateAuthorityUtama ](/wiki/TimPengembang/Dokumentasi/MembuatCertificateAuthorityUtama.md)</text:p>
          </table:table-cell>
        </table:table-row>
        <table:table-row table:style-name="ro1">
          <table:table-cell office:value-type="string" calcext:value-type="string">
            <text:p><text:s text:c="2"/>* [ MembuatLiveCD ](/wiki/TimPengembang/Dokumentasi/MembuatLiveCD.md)</text:p>
          </table:table-cell>
        </table:table-row>
        <table:table-row table:style-name="ro1">
          <table:table-cell office:value-type="string" calcext:value-type="string">
            <text:p><text:s text:c="2"/>* [ MembuatPaketDebian ](/wiki/TimPengembang/Pemaket/MembuatPaketDebian.md)</text:p>
          </table:table-cell>
        </table:table-row>
        <table:table-row table:style-name="ro1">
          <table:table-cell office:value-type="string" calcext:value-type="string">
            <text:p><text:s text:c="2"/>* [ MembuatPaketDebian ](/wiki/TimPengembang/Pemaket/Panduan/MembuatPaketDebian.md)</text:p>
          </table:table-cell>
        </table:table-row>
        <table:table-row table:style-name="ro1">
          <table:table-cell office:value-type="string" calcext:value-type="string">
            <text:p><text:s text:c="2"/>* [ MembuatPallete ](/wiki/TimPengembang/Dokumentasi/Kelas/MembuatPallete.md)</text:p>
          </table:table-cell>
        </table:table-row>
        <table:table-row table:style-name="ro1">
          <table:table-cell office:value-type="string" calcext:value-type="string">
            <text:p><text:s text:c="2"/>* [ MembuatRepositoryBlankon ](/wiki/TimPengembang/Dokumentasi/Kelas/MembuatRepositoryBlankon.md)</text:p>
          </table:table-cell>
        </table:table-row>
        <table:table-row table:style-name="ro1">
          <table:table-cell office:value-type="string" calcext:value-type="string">
            <text:p><text:s text:c="2"/>* [ MembuatSquashfs ](/wiki/TimPengembang/Dokumentasi/Kelas/MembuatSquashfs.md)</text:p>
          </table:table-cell>
        </table:table-row>
        <table:table-row table:style-name="ro1">
          <table:table-cell office:value-type="string" calcext:value-type="string">
            <text:p><text:s text:c="2"/>* [ Memulai ](/wiki/TimPengembang/Dokumentasi/Memulai.md)</text:p>
          </table:table-cell>
        </table:table-row>
        <table:table-row table:style-name="ro1">
          <table:table-cell office:value-type="string" calcext:value-type="string">
            <text:p><text:s text:c="2"/>* [ MemutusRangkaianKetergantungan ](/wiki/TimPengembang/Dokumentasi/Panduan/MemutusRangkaianKetergantungan.md)</text:p>
          </table:table-cell>
        </table:table-row>
        <table:table-row table:style-name="ro1">
          <table:table-cell office:value-type="string" calcext:value-type="string">
            <text:p><text:s text:c="2"/>* [ MenanganiPaketImpor ](/wiki/TimPengembang/Pemaket/MenanganiPaketImpor.md)</text:p>
          </table:table-cell>
        </table:table-row>
        <table:table-row table:style-name="ro1">
          <table:table-cell office:value-type="string" calcext:value-type="string">
            <text:p><text:s text:c="2"/>* [ MenanganiPaketRestricted ](/wiki/TimPengembang/Pemaket/MenanganiPaketRestricted.md)</text:p>
          </table:table-cell>
        </table:table-row>
        <table:table-row table:style-name="ro1">
          <table:table-cell office:value-type="string" calcext:value-type="string">
            <text:p><text:s text:c="2"/>* [ MencariNamaAplikasi ](/wiki/TimPengembang/Pemaket/Tutorial/MencariNamaAplikasi.md)</text:p>
          </table:table-cell>
        </table:table-row>
        <table:table-row table:style-name="ro1">
          <table:table-cell office:value-type="string" calcext:value-type="string">
            <text:p><text:s text:c="2"/>* [ MendapatkanBlankOn ](/wiki/TimPengembang/Dokumentasi/Draf/MendapatkanBlankOn.md)</text:p>
          </table:table-cell>
        </table:table-row>
        <table:table-row table:style-name="ro1">
          <table:table-cell office:value-type="string" calcext:value-type="string">
            <text:p><text:s text:c="2"/>* [ MenejemenRepo ](/wiki/TimPengembang/Infrastruktur/PabrikPaket/MenejemenRepo.md)</text:p>
          </table:table-cell>
        </table:table-row>
        <table:table-row table:style-name="ro1">
          <table:table-cell office:value-type="string" calcext:value-type="string">
            <text:p><text:s text:c="2"/>* [ MengenalBerkasPadaDirektoriDebian ](/wiki/TimPengembang/Dokumentasi/Kelas/MengenalBerkasPadaDirektoriDebian.md)</text:p>
          </table:table-cell>
        </table:table-row>
        <table:table-row table:style-name="ro1">
          <table:table-cell office:value-type="string" calcext:value-type="string">
            <text:p><text:s text:c="2"/>* [ MengenalPerkakas ](/wiki/TimPengembang/Dokumentasi/Kelas/MengenalPerkakas.md)</text:p>
          </table:table-cell>
        </table:table-row>
        <table:table-row table:style-name="ro1">
          <table:table-cell office:value-type="string" calcext:value-type="string">
            <text:p><text:s text:c="2"/>* [ MenggantiAlamatRepo ](MenggantiAlamatRepo.md)</text:p>
          </table:table-cell>
        </table:table-row>
        <table:table-row table:style-name="ro1">
          <table:table-cell office:value-type="string" calcext:value-type="string">
            <text:p><text:s text:c="2"/>* [ MenghidupkanPelayanV1 ](/wiki/TimPengembang/Infrastruktur/PabrikPaket/MenghidupkanPelayanV1.md)</text:p>
          </table:table-cell>
        </table:table-row>
        <table:table-row table:style-name="ro1">
          <table:table-cell office:value-type="string" calcext:value-type="string">
            <text:p><text:s text:c="2"/>* [ MengirimPaketKePabrik ](/wiki/TimPengembang/Pemaket/MengirimPaketKePabrik.md)</text:p>
          </table:table-cell>
        </table:table-row>
        <table:table-row table:style-name="ro1">
          <table:table-cell office:value-type="string" calcext:value-type="string">
            <text:p><text:s text:c="2"/>* [ MenjadiPengembangBlankOn.pdf ](/wiki/Assets/Others/MenjadiPengembangBlankOn.pdf)</text:p>
          </table:table-cell>
        </table:table-row>
        <table:table-row table:style-name="ro1">
          <table:table-cell office:value-type="string" calcext:value-type="string">
            <text:p><text:s text:c="2"/>* [ MenuBar ](/wiki/TimPengembang/Dokumentasi/MenuBar.md)</text:p>
          </table:table-cell>
        </table:table-row>
        <table:table-row table:style-name="ro1">
          <table:table-cell office:value-type="string" calcext:value-type="string">
            <text:p><text:s text:c="2"/>* [ Menyalakan ](Menyalakan.md)</text:p>
          </table:table-cell>
        </table:table-row>
        <table:table-row table:style-name="ro1">
          <table:table-cell office:value-type="string" calcext:value-type="string">
            <text:p><text:s text:c="2"/>* [ MenyalakanBotTwitter ](/wiki/TimPengembang/Infrastruktur/MenyalakanBotTwitter.md)</text:p>
          </table:table-cell>
        </table:table-row>
        <table:table-row table:style-name="ro1">
          <table:table-cell office:value-type="string" calcext:value-type="string">
            <text:p><text:s text:c="2"/>* [ MenyalakanIrgshSupyBot ](/wiki/TimPengembang/Infrastruktur/MenyalakanIrgshSupyBot.md)</text:p>
          </table:table-cell>
        </table:table-row>
        <table:table-row table:style-name="ro1">
          <table:table-cell office:value-type="string" calcext:value-type="string">
            <text:p><text:s text:c="2"/>* [ MenyalakanPabrikPaketV2 ](/wiki/TimPengembang/Infrastruktur/MenyalakanPabrikPaketV2.md)</text:p>
          </table:table-cell>
        </table:table-row>
        <table:table-row table:style-name="ro1">
          <table:table-cell office:value-type="string" calcext:value-type="string">
            <text:p><text:s text:c="2"/>* [ MesinKompilasi ](/wiki/TimPengembang/Infrastruktur/MesinKompilasi.md)</text:p>
          </table:table-cell>
        </table:table-row>
        <table:table-row table:style-name="ro1">
          <table:table-cell office:value-type="string" calcext:value-type="string">
            <text:p><text:s text:c="2"/>* [ MesinPabrikPaket ](/wiki/TimPengembang/Infrastruktur/MesinPabrikPaket.md)</text:p>
          </table:table-cell>
        </table:table-row>
        <table:table-row table:style-name="ro1">
          <table:table-cell office:value-type="string" calcext:value-type="string">
            <text:p><text:s text:c="2"/>* [ MesinPengembangan ](/wiki/TimPengembang/Infrastruktur/MesinPengembangan.md)</text:p>
          </table:table-cell>
        </table:table-row>
        <table:table-row table:style-name="ro1">
          <table:table-cell office:value-type="string" calcext:value-type="string">
            <text:p><text:s text:c="2"/>* [ MeuligoeKeNanggar ](/wiki/TimPengembang/Dokumentasi/Panduan/PanduanPemutakhiran/MeuligoeKeNanggar.md)</text:p>
          </table:table-cell>
        </table:table-row>
        <table:table-row table:style-name="ro1">
          <table:table-cell office:value-type="string" calcext:value-type="string">
            <text:p><text:s text:c="2"/>* [ MigrasiWiki1.png ](/wiki/Assets/Images/MigrasiWiki1.png)</text:p>
          </table:table-cell>
        </table:table-row>
        <table:table-row table:style-name="ro1">
          <table:table-cell office:value-type="string" calcext:value-type="string">
            <text:p><text:s text:c="2"/>* [ MigrasiWiki2.png ](/wiki/Assets/Images/MigrasiWiki2.png)</text:p>
          </table:table-cell>
        </table:table-row>
        <table:table-row table:style-name="ro1">
          <table:table-cell office:value-type="string" calcext:value-type="string">
            <text:p><text:s text:c="2"/>* [ MigrasiWiki3.png ](/wiki/Assets/Images/MigrasiWiki3.png)</text:p>
          </table:table-cell>
        </table:table-row>
        <table:table-row table:style-name="ro1">
          <table:table-cell office:value-type="string" calcext:value-type="string">
            <text:p><text:s text:c="2"/>* [ MigrasiWiki4.png ](/wiki/Assets/Images/MigrasiWiki4.png)</text:p>
          </table:table-cell>
        </table:table-row>
        <table:table-row table:style-name="ro1">
          <table:table-cell office:value-type="string" calcext:value-type="string">
            <text:p><text:s text:c="2"/>* [ MigrasiWiki5.png ](/wiki/Assets/Images/MigrasiWiki5.png)</text:p>
          </table:table-cell>
        </table:table-row>
        <table:table-row table:style-name="ro1">
          <table:table-cell office:value-type="string" calcext:value-type="string">
            <text:p><text:s text:c="2"/>* [ MigrasiWiki6.png ](/wiki/Assets/Images/MigrasiWiki6.png)</text:p>
          </table:table-cell>
        </table:table-row>
        <table:table-row table:style-name="ro1">
          <table:table-cell office:value-type="string" calcext:value-type="string">
            <text:p><text:s text:c="2"/>* [ Milis ](/wiki/TimPengembang/Infrastruktur/Milis.md)</text:p>
          </table:table-cell>
        </table:table-row>
        <table:table-row table:style-name="ro1">
          <table:table-cell office:value-type="string" calcext:value-type="string">
            <text:p><text:s text:c="2"/>* [ Minimal ](/wiki/TimPengembang/Pemaket/BibitPaket/Minimal.md)</text:p>
          </table:table-cell>
        </table:table-row>
        <table:table-row table:style-name="ro1">
          <table:table-cell office:value-type="string" calcext:value-type="string">
            <text:p><text:s text:c="2"/>* [ Misi ](/wiki/Proyek/Misi.md)</text:p>
          </table:table-cell>
        </table:table-row>
        <table:table-row table:style-name="ro1">
          <table:table-cell office:value-type="string" calcext:value-type="string">
            <text:p><text:s text:c="2"/>* [ MobileDev ](/wiki/TimPengembang/Pemaket/BibitPaket/MobileDev.md)</text:p>
          </table:table-cell>
        </table:table-row>
        <table:table-row table:style-name="ro1">
          <table:table-cell office:value-type="string" calcext:value-type="string">
            <text:p><text:s text:c="2"/>* [ Monitor ](/wiki/TimPengembang/Infrastruktur/Monitor.md)</text:p>
          </table:table-cell>
        </table:table-row>
        <table:table-row table:style-name="ro1">
          <table:table-cell office:value-type="string" calcext:value-type="string">
            <text:p><text:s text:c="2"/>* [ Multimedia ](/wiki/CakramPengaya/Multimedia.md)</text:p>
          </table:table-cell>
        </table:table-row>
        <table:table-row table:style-name="ro1">
          <table:table-cell office:value-type="string" calcext:value-type="string">
            <text:p><text:s text:c="2"/>* [ NanggarKeOmbilin ](/wiki/TimPengembang/Dokumentasi/Panduan/PanduanPemutakhiran/NanggarKeOmbilin.md)</text:p>
          </table:table-cell>
        </table:table-row>
        <table:table-row table:style-name="ro1">
          <table:table-cell office:value-type="string" calcext:value-type="string">
            <text:p><text:s text:c="2"/>* [ Nganjuk ](/wiki/TimPengembang/Humas/KelompokPengguna/Nganjuk.md)</text:p>
          </table:table-cell>
        </table:table-row>
        <table:table-row table:style-name="ro1">
          <table:table-cell office:value-type="string" calcext:value-type="string">
            <text:p><text:s text:c="2"/>* [ Nginx ](/wiki/TimPengembang/Infrastruktur/Nginx.md)</text:p>
          </table:table-cell>
        </table:table-row>
        <table:table-row table:style-name="ro1">
          <table:table-cell office:value-type="string" calcext:value-type="string">
            <text:p><text:s text:c="2"/>* [ NotulensiRapat(LupaTanggal) ](/wiki/TimPengembang/Dokumentasi/Rapat/NotulensiRapat(LupaTanggal).md)</text:p>
          </table:table-cell>
        </table:table-row>
        <table:table-row table:style-name="ro1">
          <table:table-cell office:value-type="string" calcext:value-type="string">
            <text:p><text:s text:c="2"/>* [ NotulensiRapat01022017PaskaRilisTamboraKedua ](/wiki/TimPengembang/Dokumentasi/Rapat/NotulensiRapat01022017PaskaRilisTamboraKedua.md)</text:p>
          </table:table-cell>
        </table:table-row>
        <table:table-row table:style-name="ro1">
          <table:table-cell office:value-type="string" calcext:value-type="string">
            <text:p><text:s text:c="2"/>* [ NotulensiRapat01032017 ](/wiki/TimPengembang/Dokumentasi/Rapat/NotulensiRapat01032017.md)</text:p>
          </table:table-cell>
        </table:table-row>
        <table:table-row table:style-name="ro1">
          <table:table-cell office:value-type="string" calcext:value-type="string">
            <text:p><text:s text:c="2"/>* [ NotulensiRapat01032017LaporanUluwatu ](/wiki/TimPengembang/Dokumentasi/Rapat/NotulensiRapat0103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03052017LaporanUluwatu ](/wiki/TimPengembang/Dokumentasi/Rapat/NotulensiRapat0305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05042017LaporanUluwatu ](/wiki/TimPengembang/Dokumentasi/Rapat/NotulensiRapat0504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08032017LaporanUluwatu ](/wiki/TimPengembang/Dokumentasi/Rapat/NotulensiRapat0803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15012017PaskaRilisTambora ](/wiki/TimPengembang/Dokumentasi/Rapat/NotulensiRapat15012017PaskaRilisTambora.md)</text:p>
          </table:table-cell>
        </table:table-row>
        <table:table-row table:style-name="ro1">
          <table:table-cell office:value-type="string" calcext:value-type="string">
            <text:p><text:s text:c="2"/>* [ NotulensiRapat22022017LaporanUluwatu ](/wiki/TimPengembang/Dokumentasi/Rapat/NotulensiRapat2202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26022017PembekalanTimDokumentasiUluwatu ](/wiki/TimPengembang/Dokumentasi/Rapat/NotulensiRapat26022017PembekalanTimDokumentasiUluwatu.md)</text:p>
          </table:table-cell>
        </table:table-row>
        <table:table-row table:style-name="ro1">
          <table:table-cell office:value-type="string" calcext:value-type="string">
            <text:p><text:s text:c="2"/>* [ OmbilinKePattimura ](/wiki/TimPengembang/Dokumentasi/Panduan/PanduanPemutakhiran/OmbilinKePattimura.md)</text:p>
          </table:table-cell>
        </table:table-row>
        <table:table-row table:style-name="ro1">
          <table:table-cell office:value-type="string" calcext:value-type="string">
            <text:p><text:s text:c="2"/>* [ openoffice.org ](/wiki/TimPengembang/Pemaket/PanduanPaketImpor/openoffice.org.md)</text:p>
          </table:table-cell>
        </table:table-row>
        <table:table-row table:style-name="ro1">
          <table:table-cell office:value-type="string" calcext:value-type="string">
            <text:p><text:s text:c="2"/>* [ OpenSSHServer ](/wiki/TimPengembang/Pemaket/BibitPaket/OpenSSHServer.md)</text:p>
          </table:table-cell>
        </table:table-row>
        <table:table-row table:style-name="ro1">
          <table:table-cell office:value-type="string" calcext:value-type="string">
            <text:p><text:s text:c="2"/>* [ Others ](/wiki/Assets/Others)</text:p>
          </table:table-cell>
        </table:table-row>
        <table:table-row table:style-name="ro1">
          <table:table-cell office:value-type="string" calcext:value-type="string">
            <text:p><text:s text:c="2"/>* [ PabrikCD ](/wiki/TimPengembang/Infrastruktur/PabrikCD.md)</text:p>
          </table:table-cell>
        </table:table-row>
        <table:table-row table:style-name="ro1">
          <table:table-cell office:value-type="string" calcext:value-type="string">
            <text:p><text:s text:c="2"/>* [ PabrikPaket ](/wiki/TimPengembang/Infrastruktur/PabrikPaket.md)</text:p>
          </table:table-cell>
        </table:table-row>
        <table:table-row table:style-name="ro1">
          <table:table-cell office:value-type="string" calcext:value-type="string">
            <text:p><text:s text:c="2"/>* [ PabrikPaket ](/wiki/TimPengembang/Infrastruktur/PabrikPaket)</text:p>
          </table:table-cell>
        </table:table-row>
        <table:table-row table:style-name="ro1">
          <table:table-cell office:value-type="string" calcext:value-type="string">
            <text:p><text:s text:c="2"/>* [ PabrikPaketOtomatis ](/wiki/Acara/Tantangan/PabrikPaketOtomatis.md)</text:p>
          </table:table-cell>
        </table:table-row>
        <table:table-row table:style-name="ro1">
          <table:table-cell office:value-type="string" calcext:value-type="string">
            <text:p><text:s text:c="2"/>* [ PaketImporRobot ](/wiki/TimPengembang/Pemaket/PaketImporRobot.md)</text:p>
          </table:table-cell>
        </table:table-row>
        <table:table-row table:style-name="ro1">
          <table:table-cell office:value-type="string" calcext:value-type="string">
            <text:p><text:s text:c="2"/>* [ PaletWarna ](/wiki/TimPengembang/Kesenian/PaletWarna.md)</text:p>
          </table:table-cell>
        </table:table-row>
        <table:table-row table:style-name="ro1">
          <table:table-cell office:value-type="string" calcext:value-type="string">
            <text:p><text:s text:c="2"/>* [ Panduan ](/wiki/TimPengembang/Dokumentasi/Panduan)</text:p>
          </table:table-cell>
        </table:table-row>
        <table:table-row table:style-name="ro1">
          <table:table-cell office:value-type="string" calcext:value-type="string">
            <text:p><text:s text:c="2"/>* [ Panduan ](/wiki/TimPengembang/Pemaket/Panduan)</text:p>
          </table:table-cell>
        </table:table-row>
        <table:table-row table:style-name="ro1">
          <table:table-cell office:value-type="string" calcext:value-type="string">
            <text:p><text:s text:c="2"/>* [ Panduan5 ](/wiki/TimPengembang/Dokumentasi/Panduan/Panduan5.md)</text:p>
          </table:table-cell>
        </table:table-row>
        <table:table-row table:style-name="ro1">
          <table:table-cell office:value-type="string" calcext:value-type="string">
            <text:p><text:s text:c="2"/>* [ Panduan5Bab1 ](/wiki/TimPengembang/Dokumentasi/Panduan/PanduanDistribusi/5/Panduan5Bab1.md)</text:p>
          </table:table-cell>
        </table:table-row>
        <table:table-row table:style-name="ro1">
          <table:table-cell office:value-type="string" calcext:value-type="string">
            <text:p><text:s text:c="2"/>* [ Panduan5Bab10 ](/wiki/TimPengembang/Dokumentasi/Panduan/PanduanDistribusi/5/Panduan5Bab10.md)</text:p>
          </table:table-cell>
        </table:table-row>
        <table:table-row table:style-name="ro1">
          <table:table-cell office:value-type="string" calcext:value-type="string">
            <text:p><text:s text:c="2"/>* [ Panduan5Bab11 ](/wiki/TimPengembang/Dokumentasi/Panduan/PanduanDistribusi/5/Panduan5Bab11.md)</text:p>
          </table:table-cell>
        </table:table-row>
        <table:table-row table:style-name="ro1">
          <table:table-cell office:value-type="string" calcext:value-type="string">
            <text:p><text:s text:c="2"/>* [ Panduan5Bab12 ](/wiki/TimPengembang/Dokumentasi/Panduan/PanduanDistribusi/5/Panduan5Bab12.md)</text:p>
          </table:table-cell>
        </table:table-row>
        <table:table-row table:style-name="ro1">
          <table:table-cell office:value-type="string" calcext:value-type="string">
            <text:p><text:s text:c="2"/>* [ Panduan5Bab13 ](/wiki/TimPengembang/Dokumentasi/Panduan/PanduanDistribusi/5/Panduan5Bab13.md)</text:p>
          </table:table-cell>
        </table:table-row>
        <table:table-row table:style-name="ro1">
          <table:table-cell office:value-type="string" calcext:value-type="string">
            <text:p><text:s text:c="2"/>* [ Panduan5Bab14 ](/wiki/TimPengembang/Dokumentasi/Panduan/PanduanDistribusi/5/Panduan5Bab14.md)</text:p>
          </table:table-cell>
        </table:table-row>
        <table:table-row table:style-name="ro1">
          <table:table-cell office:value-type="string" calcext:value-type="string">
            <text:p><text:s text:c="2"/>* [ Panduan5Bab15 ](/wiki/TimPengembang/Dokumentasi/Panduan/PanduanDistribusi/5/Panduan5Bab15.md)</text:p>
          </table:table-cell>
        </table:table-row>
        <table:table-row table:style-name="ro1">
          <table:table-cell office:value-type="string" calcext:value-type="string">
            <text:p><text:s text:c="2"/>* [ Panduan5Bab2 ](/wiki/TimPengembang/Dokumentasi/Panduan/PanduanDistribusi/5/Panduan5Bab2.md)</text:p>
          </table:table-cell>
        </table:table-row>
        <table:table-row table:style-name="ro1">
          <table:table-cell office:value-type="string" calcext:value-type="string">
            <text:p><text:s text:c="2"/>* [ Panduan5Bab3 ](/wiki/TimPengembang/Dokumentasi/Panduan/PanduanDistribusi/5/Panduan5Bab3.md)</text:p>
          </table:table-cell>
        </table:table-row>
        <table:table-row table:style-name="ro1">
          <table:table-cell office:value-type="string" calcext:value-type="string">
            <text:p><text:s text:c="2"/>* [ Panduan5Bab4 ](/wiki/TimPengembang/Dokumentasi/Panduan/PanduanDistribusi/5/Panduan5Bab4.md)</text:p>
          </table:table-cell>
        </table:table-row>
        <table:table-row table:style-name="ro1">
          <table:table-cell office:value-type="string" calcext:value-type="string">
            <text:p><text:s text:c="2"/>* [ Panduan5Bab5 ](/wiki/TimPengembang/Dokumentasi/Panduan/PanduanDistribusi/5/Panduan5Bab5.md)</text:p>
          </table:table-cell>
        </table:table-row>
        <table:table-row table:style-name="ro1">
          <table:table-cell office:value-type="string" calcext:value-type="string">
            <text:p><text:s text:c="2"/>* [ Panduan5Bab6 ](/wiki/TimPengembang/Dokumentasi/Panduan/PanduanDistribusi/5/Panduan5Bab6.md)</text:p>
          </table:table-cell>
        </table:table-row>
        <table:table-row table:style-name="ro1">
          <table:table-cell office:value-type="string" calcext:value-type="string">
            <text:p><text:s text:c="2"/>* [ Panduan5Bab7 ](/wiki/TimPengembang/Dokumentasi/Panduan/PanduanDistribusi/5/Panduan5Bab7.md)</text:p>
          </table:table-cell>
        </table:table-row>
        <table:table-row table:style-name="ro1">
          <table:table-cell office:value-type="string" calcext:value-type="string">
            <text:p><text:s text:c="2"/>* [ Panduan5Bab8 ](/wiki/TimPengembang/Dokumentasi/Panduan/PanduanDistribusi/5/Panduan5Bab8.md)</text:p>
          </table:table-cell>
        </table:table-row>
        <table:table-row table:style-name="ro1">
          <table:table-cell office:value-type="string" calcext:value-type="string">
            <text:p><text:s text:c="2"/>* [ Panduan5Bab9 ](/wiki/TimPengembang/Dokumentasi/Panduan/PanduanDistribusi/5/Panduan5Bab9.md)</text:p>
          </table:table-cell>
        </table:table-row>
        <table:table-row table:style-name="ro1">
          <table:table-cell office:value-type="string" calcext:value-type="string">
            <text:p><text:s text:c="2"/>* [ Panduan6 ](/wiki/TimPengembang/Dokumentasi/Panduan/Panduan6.md)</text:p>
          </table:table-cell>
        </table:table-row>
        <table:table-row table:style-name="ro1">
          <table:table-cell office:value-type="string" calcext:value-type="string">
            <text:p><text:s text:c="2"/>* [ Panduan6Bab10 ](/wiki/TimPengembang/Dokumentasi/Panduan/PanduanDistribusi/6/Panduan6Bab10.md)</text:p>
          </table:table-cell>
        </table:table-row>
        <table:table-row table:style-name="ro1">
          <table:table-cell office:value-type="string" calcext:value-type="string">
            <text:p><text:s text:c="2"/>* [ Panduan6Bab11 ](/wiki/TimPengembang/Dokumentasi/Panduan/PanduanDistribusi/6/Panduan6Bab11.md)</text:p>
          </table:table-cell>
        </table:table-row>
        <table:table-row table:style-name="ro1">
          <table:table-cell office:value-type="string" calcext:value-type="string">
            <text:p><text:s text:c="2"/>* [ Panduan6Bab12 ](/wiki/TimPengembang/Dokumentasi/Panduan/PanduanDistribusi/6/Panduan6Bab12.md)</text:p>
          </table:table-cell>
        </table:table-row>
        <table:table-row table:style-name="ro1">
          <table:table-cell office:value-type="string" calcext:value-type="string">
            <text:p><text:s text:c="2"/>* [ Panduan6Bab13 ](/wiki/TimPengembang/Dokumentasi/Panduan/PanduanDistribusi/6/Panduan6Bab13.md)</text:p>
          </table:table-cell>
        </table:table-row>
        <table:table-row table:style-name="ro1">
          <table:table-cell office:value-type="string" calcext:value-type="string">
            <text:p><text:s text:c="2"/>* [ Panduan6Bab14 ](/wiki/TimPengembang/Dokumentasi/Panduan/PanduanDistribusi/6/Panduan6Bab14.md)</text:p>
          </table:table-cell>
        </table:table-row>
        <table:table-row table:style-name="ro1">
          <table:table-cell office:value-type="string" calcext:value-type="string">
            <text:p><text:s text:c="2"/>* [ Panduan6Bab2 ](/wiki/TimPengembang/Dokumentasi/Panduan/PanduanDistribusi/6/Panduan6Bab2.md)</text:p>
          </table:table-cell>
        </table:table-row>
        <table:table-row table:style-name="ro1">
          <table:table-cell office:value-type="string" calcext:value-type="string">
            <text:p><text:s text:c="2"/>* [ Panduan6Bab3 ](/wiki/TimPengembang/Dokumentasi/Panduan/PanduanDistribusi/6/Panduan6Bab3.md)</text:p>
          </table:table-cell>
        </table:table-row>
        <table:table-row table:style-name="ro1">
          <table:table-cell office:value-type="string" calcext:value-type="string">
            <text:p><text:s text:c="2"/>* [ Panduan6Bab4 ](/wiki/TimPengembang/Dokumentasi/Panduan/PanduanDistribusi/6/Panduan6Bab4.md)</text:p>
          </table:table-cell>
        </table:table-row>
        <table:table-row table:style-name="ro1">
          <table:table-cell office:value-type="string" calcext:value-type="string">
            <text:p><text:s text:c="2"/>* [ Panduan6Bab5 ](/wiki/TimPengembang/Dokumentasi/Panduan/PanduanDistribusi/6/Panduan6Bab5.md)</text:p>
          </table:table-cell>
        </table:table-row>
        <table:table-row table:style-name="ro1">
          <table:table-cell office:value-type="string" calcext:value-type="string">
            <text:p><text:s text:c="2"/>* [ Panduan6Bab6 ](/wiki/TimPengembang/Dokumentasi/Panduan/PanduanDistribusi/6/Panduan6Bab6.md)</text:p>
          </table:table-cell>
        </table:table-row>
        <table:table-row table:style-name="ro1">
          <table:table-cell office:value-type="string" calcext:value-type="string">
            <text:p><text:s text:c="2"/>* [ Panduan6Bab7 ](/wiki/TimPengembang/Dokumentasi/Panduan/PanduanDistribusi/6/Panduan6Bab7.md)</text:p>
          </table:table-cell>
        </table:table-row>
        <table:table-row table:style-name="ro1">
          <table:table-cell office:value-type="string" calcext:value-type="string">
            <text:p><text:s text:c="2"/>* [ Panduan6Bab8 ](/wiki/TimPengembang/Dokumentasi/Panduan/PanduanDistribusi/6/Panduan6Bab8.md)</text:p>
          </table:table-cell>
        </table:table-row>
        <table:table-row table:style-name="ro1">
          <table:table-cell office:value-type="string" calcext:value-type="string">
            <text:p><text:s text:c="2"/>* [ Panduan6Bab9 ](/wiki/TimPengembang/Dokumentasi/Panduan/PanduanDistribusi/6/Panduan6Bab9.md)</text:p>
          </table:table-cell>
        </table:table-row>
        <table:table-row table:style-name="ro1">
          <table:table-cell office:value-type="string" calcext:value-type="string">
            <text:p><text:s text:c="2"/>* [ Panduan7 ](/wiki/TimPengembang/Dokumentasi/Panduan/Panduan7.md)</text:p>
          </table:table-cell>
        </table:table-row>
        <table:table-row table:style-name="ro1">
          <table:table-cell office:value-type="string" calcext:value-type="string">
            <text:p><text:s text:c="2"/>* [ Panduan7Bab1 ](/wiki/TimPengembang/Dokumentasi/Panduan/PanduanDistribusi/7/Panduan7Bab1.md)</text:p>
          </table:table-cell>
        </table:table-row>
        <table:table-row table:style-name="ro1">
          <table:table-cell office:value-type="string" calcext:value-type="string">
            <text:p><text:s text:c="2"/>* [ Panduan7Bab10 ](/wiki/TimPengembang/Dokumentasi/Panduan/PanduanDistribusi/7/Panduan7Bab10.md)</text:p>
          </table:table-cell>
        </table:table-row>
        <table:table-row table:style-name="ro1">
          <table:table-cell office:value-type="string" calcext:value-type="string">
            <text:p><text:s text:c="2"/>* [ Panduan7Bab11 ](/wiki/TimPengembang/Dokumentasi/Panduan/PanduanDistribusi/7/Panduan7Bab11.md)</text:p>
          </table:table-cell>
        </table:table-row>
        <table:table-row table:style-name="ro1">
          <table:table-cell office:value-type="string" calcext:value-type="string">
            <text:p><text:s text:c="2"/>* [ Panduan7Bab12 ](/wiki/TimPengembang/Dokumentasi/Panduan/PanduanDistribusi/7/Panduan7Bab12.md)</text:p>
          </table:table-cell>
        </table:table-row>
        <table:table-row table:style-name="ro1">
          <table:table-cell office:value-type="string" calcext:value-type="string">
            <text:p><text:s text:c="2"/>* [ Panduan7Bab13 ](/wiki/TimPengembang/Dokumentasi/Panduan/PanduanDistribusi/7/Panduan7Bab13.md)</text:p>
          </table:table-cell>
        </table:table-row>
        <table:table-row table:style-name="ro1">
          <table:table-cell office:value-type="string" calcext:value-type="string">
            <text:p><text:s text:c="2"/>* [ Panduan7Bab2md ](/wiki/TimPengembang/Dokumentasi/Panduan/PanduanDistribusi/7/Panduan7Bab2md)</text:p>
          </table:table-cell>
        </table:table-row>
        <table:table-row table:style-name="ro1">
          <table:table-cell office:value-type="string" calcext:value-type="string">
            <text:p><text:s text:c="2"/>* [ Panduan7Bab3.2 ](/wiki/TimPengembang/Dokumentasi/Panduan/PanduanDistribusi/7/Panduan7Bab3.2.md)</text:p>
          </table:table-cell>
        </table:table-row>
        <table:table-row table:style-name="ro1">
          <table:table-cell office:value-type="string" calcext:value-type="string">
            <text:p><text:s text:c="2"/>* [ Panduan7Bab4 ](/wiki/TimPengembang/Dokumentasi/Panduan/PanduanDistribusi/7/Panduan7Bab4.md)</text:p>
          </table:table-cell>
        </table:table-row>
        <table:table-row table:style-name="ro1">
          <table:table-cell office:value-type="string" calcext:value-type="string">
            <text:p><text:s text:c="2"/>* [ Panduan7Bab5 ](/wiki/TimPengembang/Dokumentasi/Panduan/PanduanDistribusi/7/Panduan7Bab5.md)</text:p>
          </table:table-cell>
        </table:table-row>
        <table:table-row table:style-name="ro1">
          <table:table-cell office:value-type="string" calcext:value-type="string">
            <text:p><text:s text:c="2"/>* [ Panduan7Bab6 ](/wiki/TimPengembang/Dokumentasi/Panduan/PanduanDistribusi/7/Panduan7Bab6.md)</text:p>
          </table:table-cell>
        </table:table-row>
        <table:table-row table:style-name="ro1">
          <table:table-cell office:value-type="string" calcext:value-type="string">
            <text:p><text:s text:c="2"/>* [ Panduan7Bab7 ](/wiki/TimPengembang/Dokumentasi/Panduan/PanduanDistribusi/7/Panduan7Bab7.md)</text:p>
          </table:table-cell>
        </table:table-row>
        <table:table-row table:style-name="ro1">
          <table:table-cell office:value-type="string" calcext:value-type="string">
            <text:p><text:s text:c="2"/>* [ Panduan7Bab8 ](/wiki/TimPengembang/Dokumentasi/Panduan/PanduanDistribusi/7/Panduan7Bab8.md)</text:p>
          </table:table-cell>
        </table:table-row>
        <table:table-row table:style-name="ro1">
          <table:table-cell office:value-type="string" calcext:value-type="string">
            <text:p><text:s text:c="2"/>* [ Panduan7Bab9 ](/wiki/TimPengembang/Dokumentasi/Panduan/PanduanDistribusi/7/Panduan7Bab9.md)</text:p>
          </table:table-cell>
        </table:table-row>
        <table:table-row table:style-name="ro1">
          <table:table-cell office:value-type="string" calcext:value-type="string">
            <text:p><text:s text:c="2"/>* [ Panduan8 ](/wiki/TimPengembang/Dokumentasi/Panduan/Panduan8.md)</text:p>
          </table:table-cell>
        </table:table-row>
        <table:table-row table:style-name="ro1">
          <table:table-cell office:value-type="string" calcext:value-type="string">
            <text:p><text:s text:c="2"/>* [ Panduan8Bab1 ](/wiki/TimPengembang/Dokumentasi/Panduan/PanduanDistribusi/8/Panduan8Bab1.md)</text:p>
          </table:table-cell>
        </table:table-row>
        <table:table-row table:style-name="ro1">
          <table:table-cell office:value-type="string" calcext:value-type="string">
            <text:p><text:s text:c="2"/>* [ Panduan8Bab10 ](/wiki/TimPengembang/Dokumentasi/Panduan/PanduanDistribusi/8/Panduan8Bab10.md)</text:p>
          </table:table-cell>
        </table:table-row>
        <table:table-row table:style-name="ro1">
          <table:table-cell office:value-type="string" calcext:value-type="string">
            <text:p><text:s text:c="2"/>* [ Panduan8Bab11 ](/wiki/TimPengembang/Dokumentasi/Panduan/PanduanDistribusi/8/Panduan8Bab11.md)</text:p>
          </table:table-cell>
        </table:table-row>
        <table:table-row table:style-name="ro1">
          <table:table-cell office:value-type="string" calcext:value-type="string">
            <text:p><text:s text:c="2"/>* [ Panduan8Bab12 ](/wiki/TimPengembang/Dokumentasi/Panduan/PanduanDistribusi/8/Panduan8Bab12.md)</text:p>
          </table:table-cell>
        </table:table-row>
        <table:table-row table:style-name="ro1">
          <table:table-cell office:value-type="string" calcext:value-type="string">
            <text:p><text:s text:c="2"/>* [ Panduan8Bab13 ](/wiki/TimPengembang/Dokumentasi/Panduan/PanduanDistribusi/8/Panduan8Bab13.md)</text:p>
          </table:table-cell>
        </table:table-row>
        <table:table-row table:style-name="ro1">
          <table:table-cell office:value-type="string" calcext:value-type="string">
            <text:p><text:s text:c="2"/>* [ Panduan8Bab14 ](/wiki/TimPengembang/Dokumentasi/Panduan/PanduanDistribusi/8/Panduan8Bab14.md)</text:p>
          </table:table-cell>
        </table:table-row>
        <table:table-row table:style-name="ro1">
          <table:table-cell office:value-type="string" calcext:value-type="string">
            <text:p><text:s text:c="2"/>* [ Panduan8Bab2 ](/wiki/TimPengembang/Dokumentasi/Panduan/PanduanDistribusi/8/Panduan8Bab2.md)</text:p>
          </table:table-cell>
        </table:table-row>
        <table:table-row table:style-name="ro1">
          <table:table-cell office:value-type="string" calcext:value-type="string">
            <text:p><text:s text:c="2"/>* [ Panduan8Bab3 ](/wiki/TimPengembang/Dokumentasi/Panduan/PanduanDistribusi/8/Panduan8Bab3.md)</text:p>
          </table:table-cell>
        </table:table-row>
        <table:table-row table:style-name="ro1">
          <table:table-cell office:value-type="string" calcext:value-type="string">
            <text:p><text:s text:c="2"/>* [ Panduan8Bab4 ](/wiki/TimPengembang/Dokumentasi/Panduan/PanduanDistribusi/8/Panduan8Bab4.md)</text:p>
          </table:table-cell>
        </table:table-row>
        <table:table-row table:style-name="ro1">
          <table:table-cell office:value-type="string" calcext:value-type="string">
            <text:p><text:s text:c="2"/>* [ Panduan8Bab5 ](/wiki/TimPengembang/Dokumentasi/Panduan/PanduanDistribusi/8/Panduan8Bab5.md)</text:p>
          </table:table-cell>
        </table:table-row>
        <table:table-row table:style-name="ro1">
          <table:table-cell office:value-type="string" calcext:value-type="string">
            <text:p><text:s text:c="2"/>* [ Panduan8Bab6 ](/wiki/TimPengembang/Dokumentasi/Panduan/PanduanDistribusi/8/Panduan8Bab6.md)</text:p>
          </table:table-cell>
        </table:table-row>
        <table:table-row table:style-name="ro1">
          <table:table-cell office:value-type="string" calcext:value-type="string">
            <text:p><text:s text:c="2"/>* [ Panduan8Bab7 ](/wiki/TimPengembang/Dokumentasi/Panduan/PanduanDistribusi/8/Panduan8Bab7.md)</text:p>
          </table:table-cell>
        </table:table-row>
        <table:table-row table:style-name="ro1">
          <table:table-cell office:value-type="string" calcext:value-type="string">
            <text:p><text:s text:c="2"/>* [ Panduan8Bab8 ](/wiki/TimPengembang/Dokumentasi/Panduan/PanduanDistribusi/8/Panduan8Bab8.md)</text:p>
          </table:table-cell>
        </table:table-row>
        <table:table-row table:style-name="ro1">
          <table:table-cell office:value-type="string" calcext:value-type="string">
            <text:p><text:s text:c="2"/>* [ PanduanApaItuBlankOn ](/wiki/TimPengembang/Dokumentasi/Panduan/PanduanApaItuBlankOn.md)</text:p>
          </table:table-cell>
        </table:table-row>
        <table:table-row table:style-name="ro1">
          <table:table-cell office:value-type="string" calcext:value-type="string">
            <text:p><text:s text:c="2"/>* [ PanduanAplikasi ](/wiki/TimPengembang/Dokumentasi/Panduan/PanduanAplikasi.md)</text:p>
          </table:table-cell>
        </table:table-row>
        <table:table-row table:style-name="ro1">
          <table:table-cell office:value-type="string" calcext:value-type="string">
            <text:p><text:s text:c="2"/>* [ PanduanAplikasi ](/wiki/TimPengembang/Dokumentasi/Panduan/PanduanAplikasi)</text:p>
          </table:table-cell>
        </table:table-row>
        <table:table-row table:style-name="ro1">
          <table:table-cell office:value-type="string" calcext:value-type="string">
            <text:p><text:s text:c="2"/>* [ PanduanAplikasiGrafis ](/wiki/TimPengembang/Dokumentasi/Panduan/PanduanAplikasiGrafis.md)</text:p>
          </table:table-cell>
        </table:table-row>
        <table:table-row table:style-name="ro1">
          <table:table-cell office:value-type="string" calcext:value-type="string">
            <text:p><text:s text:c="2"/>* [ PanduanArtwork ](/wiki/ProdukBlankOn/5/PanduanArtwork.md)</text:p>
          </table:table-cell>
        </table:table-row>
        <table:table-row table:style-name="ro1">
          <table:table-cell office:value-type="string" calcext:value-type="string">
            <text:p><text:s text:c="2"/>* [ PanduanBlankOn ](/wiki/TimPengembang/Dokumentasi/Panduan/PanduanBlankOn.md)</text:p>
          </table:table-cell>
        </table:table-row>
        <table:table-row table:style-name="ro1">
          <table:table-cell office:value-type="string" calcext:value-type="string">
            <text:p><text:s text:c="2"/>* [ PanduanCalc ](/wiki/TimPengembang/Dokumentasi/Panduan/PanduanAplikasi/PanduanCalc.md)</text:p>
          </table:table-cell>
        </table:table-row>
        <table:table-row table:style-name="ro1">
          <table:table-cell office:value-type="string" calcext:value-type="string">
            <text:p><text:s text:c="2"/>* [ PanduanChromium ](/wiki/TimPengembang/Dokumentasi/Panduan/PanduanChromium.md)</text:p>
          </table:table-cell>
        </table:table-row>
        <table:table-row table:style-name="ro1">
          <table:table-cell office:value-type="string" calcext:value-type="string">
            <text:p><text:s text:c="2"/>* [ PanduanDestopBlankOn ](/wiki/TimPengembang/Dokumentasi/Panduan/PanduanDestopBlankOn.md)</text:p>
          </table:table-cell>
        </table:table-row>
        <table:table-row table:style-name="ro1">
          <table:table-cell office:value-type="string" calcext:value-type="string">
            <text:p><text:s text:c="2"/>* [ PanduanDistribusi ](/wiki/TimPengembang/Dokumentasi/Panduan/PanduanDistribusi)</text:p>
          </table:table-cell>
        </table:table-row>
        <table:table-row table:style-name="ro1">
          <table:table-cell office:value-type="string" calcext:value-type="string">
            <text:p><text:s text:c="2"/>* [ PanduanFlashplayer ](/wiki/TimPengembang/Dokumentasi/Panduan/PanduanFlashplayer.md)</text:p>
          </table:table-cell>
        </table:table-row>
        <table:table-row table:style-name="ro1">
          <table:table-cell office:value-type="string" calcext:value-type="string">
            <text:p><text:s text:c="2"/>* [ PanduanIkonTebu ](/wiki/ProdukBlankOn/10/PanduanIkonTebu.md)</text:p>
          </table:table-cell>
        </table:table-row>
        <table:table-row table:style-name="ro1">
          <table:table-cell office:value-type="string" calcext:value-type="string">
            <text:p><text:s text:c="2"/>* [ PanduanInkscape ](/wiki/TimPengembang/Dokumentasi/Panduan/PanduanInkscape)</text:p>
          </table:table-cell>
        </table:table-row>
        <table:table-row table:style-name="ro1">
          <table:table-cell office:value-type="string" calcext:value-type="string">
            <text:p><text:s text:c="2"/>* [ PanduanInkscapeBab1.4 ](/wiki/TimPengembang/Dokumentasi/Panduan/PanduanInkscape/PanduanInkscapeBab1.4.md)</text:p>
          </table:table-cell>
        </table:table-row>
        <table:table-row table:style-name="ro1">
          <table:table-cell office:value-type="string" calcext:value-type="string">
            <text:p><text:s text:c="2"/>* [ PanduanInkscapeBab3.4 ](/wiki/TimPengembang/Dokumentasi/Panduan/PanduanInkscape/PanduanInkscapeBab3.4.md)</text:p>
          </table:table-cell>
        </table:table-row>
        <table:table-row table:style-name="ro1">
          <table:table-cell office:value-type="string" calcext:value-type="string">
            <text:p><text:s text:c="2"/>* [ PanduanInkscapeBab4 ](/wiki/TimPengembang/Dokumentasi/Panduan/PanduanInkscape/PanduanInkscapeBab4.md)</text:p>
          </table:table-cell>
        </table:table-row>
        <table:table-row table:style-name="ro1">
          <table:table-cell office:value-type="string" calcext:value-type="string">
            <text:p><text:s text:c="2"/>* [ PanduanInkscapeBab4-3DBoxTool ](/wiki/TimPengembang/Dokumentasi/Panduan/PanduanInkscape/PanduanInkscapeBab4-3DBoxTool.md)</text:p>
          </table:table-cell>
        </table:table-row>
        <table:table-row table:style-name="ro1">
          <table:table-cell office:value-type="string" calcext:value-type="string">
            <text:p><text:s text:c="2"/>* [ PanduanInkscapeBab4-BezierTool ](/wiki/TimPengembang/Dokumentasi/Panduan/PanduanInkscape/PanduanInkscapeBab4-BezierTool.md)</text:p>
          </table:table-cell>
        </table:table-row>
        <table:table-row table:style-name="ro1">
          <table:table-cell office:value-type="string" calcext:value-type="string">
            <text:p><text:s text:c="2"/>* [ PanduanInkscapeBab4-BucketFillTool ](/wiki/TimPengembang/Dokumentasi/Panduan/PanduanInkscape/PanduanInkscapeBab4-BucketFillTool.md)</text:p>
          </table:table-cell>
        </table:table-row>
        <table:table-row table:style-name="ro1">
          <table:table-cell office:value-type="string" calcext:value-type="string">
            <text:p><text:s text:c="2"/>* [ PanduanInkscapeBab4-CalligraphyTool ](/wiki/TimPengembang/Dokumentasi/Panduan/PanduanInkscape/PanduanInkscapeBab4-CalligraphyTool.md)</text:p>
          </table:table-cell>
        </table:table-row>
        <table:table-row table:style-name="ro1">
          <table:table-cell office:value-type="string" calcext:value-type="string">
            <text:p><text:s text:c="2"/>* [ PanduanInkscapeBab4-ConnectorTool ](/wiki/TimPengembang/Dokumentasi/Panduan/PanduanInkscape/PanduanInkscapeBab4-ConnectorTool.md)</text:p>
          </table:table-cell>
        </table:table-row>
        <table:table-row table:style-name="ro1">
          <table:table-cell office:value-type="string" calcext:value-type="string">
            <text:p><text:s text:c="2"/>* [ PanduanInkscapeBab4-DropperTool ](/wiki/TimPengembang/Dokumentasi/Panduan/PanduanInkscape/PanduanInkscapeBab4-DropperTool.md)</text:p>
          </table:table-cell>
        </table:table-row>
        <table:table-row table:style-name="ro1">
          <table:table-cell office:value-type="string" calcext:value-type="string">
            <text:p><text:s text:c="2"/>* [ PanduanInkscapeBab4-EllipseTool ](/wiki/TimPengembang/Dokumentasi/Panduan/PanduanInkscape/PanduanInkscapeBab4-EllipseTool.md)</text:p>
          </table:table-cell>
        </table:table-row>
        <table:table-row table:style-name="ro1">
          <table:table-cell office:value-type="string" calcext:value-type="string">
            <text:p><text:s text:c="2"/>* [ PanduanInkscapeBab4-EraserTool ](/wiki/TimPengembang/Dokumentasi/Panduan/PanduanInkscape/PanduanInkscapeBab4-EraserTool.md)</text:p>
          </table:table-cell>
        </table:table-row>
        <table:table-row table:style-name="ro1">
          <table:table-cell office:value-type="string" calcext:value-type="string">
            <text:p><text:s text:c="2"/>* [ PanduanInkscapeBab4-Gradients ](/wiki/TimPengembang/Dokumentasi/Panduan/PanduanInkscape/PanduanInkscapeBab4-Gradients.md)</text:p>
          </table:table-cell>
        </table:table-row>
        <table:table-row table:style-name="ro1">
          <table:table-cell office:value-type="string" calcext:value-type="string">
            <text:p><text:s text:c="2"/>* [ PanduanInkscapeBab4-NodeTool ](/wiki/TimPengembang/Dokumentasi/Panduan/PanduanInkscape/PanduanInkscapeBab4-NodeTool.md)</text:p>
          </table:table-cell>
        </table:table-row>
        <table:table-row table:style-name="ro1">
          <table:table-cell office:value-type="string" calcext:value-type="string">
            <text:p><text:s text:c="2"/>* [ PanduanInkscapeBab4-PencilTool ](/wiki/TimPengembang/Dokumentasi/Panduan/PanduanInkscape/PanduanInkscapeBab4-PencilTool.md)</text:p>
          </table:table-cell>
        </table:table-row>
        <table:table-row table:style-name="ro1">
          <table:table-cell office:value-type="string" calcext:value-type="string">
            <text:p><text:s text:c="2"/>* [ PanduanInkscapeBab4-RectangleTool ](/wiki/TimPengembang/Dokumentasi/Panduan/PanduanInkscape/PanduanInkscapeBab4-RectangleTool.md)</text:p>
          </table:table-cell>
        </table:table-row>
        <table:table-row table:style-name="ro1">
          <table:table-cell office:value-type="string" calcext:value-type="string">
            <text:p><text:s text:c="2"/>* [ PanduanInkscapeBab4-SelectorTool ](/wiki/TimPengembang/Dokumentasi/Panduan/PanduanInkscape/PanduanInkscapeBab4-SelectorTool.md)</text:p>
          </table:table-cell>
        </table:table-row>
        <table:table-row table:style-name="ro1">
          <table:table-cell office:value-type="string" calcext:value-type="string">
            <text:p><text:s text:c="2"/>* [ PanduanInkscapeBab4-SpiralTool ](/wiki/TimPengembang/Dokumentasi/Panduan/PanduanInkscape/PanduanInkscapeBab4-SpiralTool.md)</text:p>
          </table:table-cell>
        </table:table-row>
        <table:table-row table:style-name="ro1">
          <table:table-cell office:value-type="string" calcext:value-type="string">
            <text:p><text:s text:c="2"/>* [ PanduanInkscapeBab4-SprayTool ](/wiki/TimPengembang/Dokumentasi/Panduan/PanduanInkscape/PanduanInkscapeBab4-SprayTool.md)</text:p>
          </table:table-cell>
        </table:table-row>
        <table:table-row table:style-name="ro1">
          <table:table-cell office:value-type="string" calcext:value-type="string">
            <text:p><text:s text:c="2"/>* [ PanduanInkscapeBab4-StarTool ](/wiki/TimPengembang/Dokumentasi/Panduan/PanduanInkscape/PanduanInkscapeBab4-StarTool.md)</text:p>
          </table:table-cell>
        </table:table-row>
        <table:table-row table:style-name="ro1">
          <table:table-cell office:value-type="string" calcext:value-type="string">
            <text:p><text:s text:c="2"/>* [ PanduanInkscapeBab4-TextTool ](/wiki/TimPengembang/Dokumentasi/Panduan/PanduanInkscape/PanduanInkscapeBab4-TextTool.md)</text:p>
          </table:table-cell>
        </table:table-row>
        <table:table-row table:style-name="ro1">
          <table:table-cell office:value-type="string" calcext:value-type="string">
            <text:p><text:s text:c="2"/>* [ PanduanInkscapeBab4-TweakTool ](/wiki/TimPengembang/Dokumentasi/Panduan/PanduanInkscape/PanduanInkscapeBab4-TweakTool.md)</text:p>
          </table:table-cell>
        </table:table-row>
        <table:table-row table:style-name="ro1">
          <table:table-cell office:value-type="string" calcext:value-type="string">
            <text:p><text:s text:c="2"/>* [ PanduanInkscapeBab4-ZoomTool ](/wiki/TimPengembang/Dokumentasi/Panduan/PanduanInkscape/PanduanInkscapeBab4-ZoomTool.md)</text:p>
          </table:table-cell>
        </table:table-row>
        <table:table-row table:style-name="ro1">
          <table:table-cell office:value-type="string" calcext:value-type="string">
            <text:p><text:s text:c="2"/>* [ PanduanInkscapeBab5-ColorSwatches ](/wiki/TimPengembang/Dokumentasi/Panduan/PanduanInkscape/PanduanInkscapeBab5-ColorSwatches.md)</text:p>
          </table:table-cell>
        </table:table-row>
        <table:table-row table:style-name="ro1">
          <table:table-cell office:value-type="string" calcext:value-type="string">
            <text:p><text:s text:c="2"/>* [ PanduanInkscapeBab5-FiilAndStroke ](/wiki/TimPengembang/Dokumentasi/Panduan/PanduanInkscape/PanduanInkscapeBab5-FiilAndStroke.md)</text:p>
          </table:table-cell>
        </table:table-row>
        <table:table-row table:style-name="ro1">
          <table:table-cell office:value-type="string" calcext:value-type="string">
            <text:p><text:s text:c="2"/>* [ PanduanInkscapeBab5-FlatColors ](/wiki/TimPengembang/Dokumentasi/Panduan/PanduanInkscape/PanduanInkscapeBab5-FlatColors.md)</text:p>
          </table:table-cell>
        </table:table-row>
        <table:table-row table:style-name="ro1">
          <table:table-cell office:value-type="string" calcext:value-type="string">
            <text:p><text:s text:c="2"/>* [ PanduanInkscapeBab5-Pattern ](/wiki/TimPengembang/Dokumentasi/Panduan/PanduanInkscape/PanduanInkscapeBab5-Pattern.md)</text:p>
          </table:table-cell>
        </table:table-row>
        <table:table-row table:style-name="ro1">
          <table:table-cell office:value-type="string" calcext:value-type="string">
            <text:p><text:s text:c="2"/>* [ PanduanInkscapeBab5-StrokeStyle ](/wiki/TimPengembang/Dokumentasi/Panduan/PanduanInkscape/PanduanInkscapeBab5-StrokeStyle.md)</text:p>
          </table:table-cell>
        </table:table-row>
        <table:table-row table:style-name="ro1">
          <table:table-cell office:value-type="string" calcext:value-type="string">
            <text:p><text:s text:c="2"/>* [ PanduanInkscapeBab6-ExtensionsText ](/wiki/TimPengembang/Dokumentasi/Panduan/PanduanInkscape/PanduanInkscapeBab6-ExtensionsText.md)</text:p>
          </table:table-cell>
        </table:table-row>
        <table:table-row table:style-name="ro1">
          <table:table-cell office:value-type="string" calcext:value-type="string">
            <text:p><text:s text:c="2"/>* [ PanduanInkscapeBab6-SpellChecking ](/wiki/TimPengembang/Dokumentasi/Panduan/PanduanInkscape/PanduanInkscapeBab6-SpellChecking.md)</text:p>
          </table:table-cell>
        </table:table-row>
        <table:table-row table:style-name="ro1">
          <table:table-cell office:value-type="string" calcext:value-type="string">
            <text:p><text:s text:c="2"/>* [ PanduanInkscapeBab6-TextAndPaths ](/wiki/TimPengembang/Dokumentasi/Panduan/PanduanInkscape/PanduanInkscapeBab6-TextAndPaths.md)</text:p>
          </table:table-cell>
        </table:table-row>
        <table:table-row table:style-name="ro1">
          <table:table-cell office:value-type="string" calcext:value-type="string">
            <text:p><text:s text:c="2"/>* [ PanduanInkscapeBab6.4 ](/wiki/TimPengembang/Dokumentasi/Panduan/PanduanInkscape/PanduanInkscapeBab6.4.md)</text:p>
          </table:table-cell>
        </table:table-row>
        <table:table-row table:style-name="ro1">
          <table:table-cell office:value-type="string" calcext:value-type="string">
            <text:p><text:s text:c="2"/>* [ PanduanInkscapeBab7 ](/wiki/TimPengembang/Dokumentasi/Panduan/PanduanInkscape/PanduanInkscapeBab7.md)</text:p>
          </table:table-cell>
        </table:table-row>
        <table:table-row table:style-name="ro1">
          <table:table-cell office:value-type="string" calcext:value-type="string">
            <text:p><text:s text:c="2"/>* [ PanduanInkscapeBab7-CopyCutAndPaste ](/wiki/TimPengembang/Dokumentasi/Panduan/PanduanInkscape/PanduanInkscapeBab7-CopyCutAndPaste.md)</text:p>
          </table:table-cell>
        </table:table-row>
        <table:table-row table:style-name="ro1">
          <table:table-cell office:value-type="string" calcext:value-type="string">
            <text:p><text:s text:c="2"/>* [ PanduanInkscapeBab7Clone ](/wiki/TimPengembang/Dokumentasi/Panduan/PanduanInkscape/PanduanInkscapeBab7Clone.md)</text:p>
          </table:table-cell>
        </table:table-row>
        <table:table-row table:style-name="ro1">
          <table:table-cell office:value-type="string" calcext:value-type="string">
            <text:p><text:s text:c="2"/>* [ PanduanInkscapeBab7UndoAndRedo ](/wiki/TimPengembang/Dokumentasi/Panduan/PanduanInkscape/PanduanInkscapeBab7UndoAndRedo.md)</text:p>
          </table:table-cell>
        </table:table-row>
        <table:table-row table:style-name="ro1">
          <table:table-cell office:value-type="string" calcext:value-type="string">
            <text:p><text:s text:c="2"/>* [ PanduanInkscapeDaftarTautanArsip ](/wiki/TimPengembang/Dokumentasi/Panduan/PanduanInkscape/PanduanInkscapeDaftarTautanArsip.md)</text:p>
          </table:table-cell>
        </table:table-row>
        <table:table-row table:style-name="ro1">
          <table:table-cell office:value-type="string" calcext:value-type="string">
            <text:p><text:s text:c="2"/>* [ PanduanInscapeBab2 ](/wiki/TimPengembang/Dokumentasi/Panduan/PanduanInkscape/PanduanInscapeBab2.md)</text:p>
          </table:table-cell>
        </table:table-row>
        <table:table-row table:style-name="ro1">
          <table:table-cell office:value-type="string" calcext:value-type="string">
            <text:p><text:s text:c="2"/>* [ PanduanInscapeBab5.4 ](/wiki/TimPengembang/Dokumentasi/Panduan/PanduanInkscape/PanduanInscapeBab5.4.md)</text:p>
          </table:table-cell>
        </table:table-row>
        <table:table-row table:style-name="ro1">
          <table:table-cell office:value-type="string" calcext:value-type="string">
            <text:p><text:s text:c="2"/>* [ PanduanInscapeBab6-SelectingText ](/wiki/TimPengembang/Dokumentasi/Panduan/PanduanInkscape/PanduanInscapeBab6-SelectingText.md)</text:p>
          </table:table-cell>
        </table:table-row>
        <table:table-row table:style-name="ro1">
          <table:table-cell office:value-type="string" calcext:value-type="string">
            <text:p><text:s text:c="2"/>* [ PanduanInternet ](/wiki/TimPengembang/Dokumentasi/Panduan/PanduanInternet.md)</text:p>
          </table:table-cell>
        </table:table-row>
        <table:table-row table:style-name="ro1">
          <table:table-cell office:value-type="string" calcext:value-type="string">
            <text:p><text:s text:c="2"/>* [ PanduanManajemenAplikasi ](/wiki/TimPengembang/Dokumentasi/Panduan/PanduanAplikasi/PanduanManajemenAplikasi.md)</text:p>
          </table:table-cell>
        </table:table-row>
        <table:table-row table:style-name="ro1">
          <table:table-cell office:value-type="string" calcext:value-type="string">
            <text:p><text:s text:c="2"/>* [ PanduanMemasangBlankOn ](/wiki/TimPengembang/Dokumentasi/Panduan/PanduanAplikasi/PanduanMemasangBlankOn.md)</text:p>
          </table:table-cell>
        </table:table-row>
        <table:table-row table:style-name="ro1">
          <table:table-cell office:value-type="string" calcext:value-type="string">
            <text:p><text:s text:c="2"/>* [ PanduanMenerjemah ](/wiki/TimPengembang/Dokumentasi/Panduan/PanduanMenerjemah.md)</text:p>
          </table:table-cell>
        </table:table-row>
        <table:table-row table:style-name="ro1">
          <table:table-cell office:value-type="string" calcext:value-type="string">
            <text:p><text:s text:c="2"/>* [ PanduanMengirimPaketKePabrikPaketVersi1 ](/wiki/TimPengembang/Pemaket/PanduanMengirimPaketKePabrikPaketVersi1.md)</text:p>
          </table:table-cell>
        </table:table-row>
        <table:table-row table:style-name="ro1">
          <table:table-cell office:value-type="string" calcext:value-type="string">
            <text:p><text:s text:c="2"/>* [ PanduanMengunduh ](/wiki/TimPengembang/JaminanKualitas/PanduanMengunduh.md)</text:p>
          </table:table-cell>
        </table:table-row>
        <table:table-row table:style-name="ro1">
          <table:table-cell office:value-type="string" calcext:value-type="string">
            <text:p><text:s text:c="2"/>* [ PanduanMenulisAksaraBali ](/wiki/TimPengembang/Dokumentasi/Panduan/PanduanMenulisAksaraBali.md)</text:p>
          </table:table-cell>
        </table:table-row>
        <table:table-row table:style-name="ro1">
          <table:table-cell office:value-type="string" calcext:value-type="string">
            <text:p><text:s text:c="2"/>* [ PanduanMenulisTiket ](/wiki/TimPengembang/Dokumentasi/Panduan/PanduanMenulisTiket.md)</text:p>
          </table:table-cell>
        </table:table-row>
        <table:table-row table:style-name="ro1">
          <table:table-cell office:value-type="string" calcext:value-type="string">
            <text:p><text:s text:c="2"/>* [ PanduanMenulisWiki ](/wiki/TimPengembang/Dokumentasi/Panduan/PanduanWiki/PanduanMenulisWiki.md)</text:p>
          </table:table-cell>
        </table:table-row>
        <table:table-row table:style-name="ro1">
          <table:table-cell office:value-type="string" calcext:value-type="string">
            <text:p><text:s text:c="2"/>* [ PanduanMenulisWikiLama ](/wiki/TimPengembang/Dokumentasi/Panduan/PanduanWiki/PanduanMenulisWikiLama.md)</text:p>
          </table:table-cell>
        </table:table-row>
        <table:table-row table:style-name="ro1">
          <table:table-cell office:value-type="string" calcext:value-type="string">
            <text:p><text:s text:c="2"/>* [ PanduanMigrasiWiki ](/wiki/TimPengembang/Dokumentasi/Panduan/PanduanWiki/PanduanMigrasiWiki.md)</text:p>
          </table:table-cell>
        </table:table-row>
        <table:table-row table:style-name="ro1">
          <table:table-cell office:value-type="string" calcext:value-type="string">
            <text:p><text:s text:c="2"/>* [ PanduanPaketFonts ](/wiki/TimPengembang/Pemaket/PanduanPaketFonts.md)</text:p>
          </table:table-cell>
        </table:table-row>
        <table:table-row table:style-name="ro1">
          <table:table-cell office:value-type="string" calcext:value-type="string">
            <text:p><text:s text:c="2"/>* [ PanduanPaketImpor ](/wiki/TimPengembang/Pemaket/PanduanPaketImpor)</text:p>
          </table:table-cell>
        </table:table-row>
        <table:table-row table:style-name="ro1">
          <table:table-cell office:value-type="string" calcext:value-type="string">
            <text:p><text:s text:c="2"/>* [ PanduanPaketImpor ](/wiki/TimPengembang/Pemaket/PanduanPaketImpor/PanduanPaketImpor.md)</text:p>
          </table:table-cell>
        </table:table-row>
        <table:table-row table:style-name="ro1">
          <table:table-cell office:value-type="string" calcext:value-type="string">
            <text:p><text:s text:c="2"/>* [ PanduanPaketKhas ](/wiki/TimPengembang/Pemaket/PanduanPaketKhas.md)</text:p>
          </table:table-cell>
        </table:table-row>
        <table:table-row table:style-name="ro1">
          <table:table-cell office:value-type="string" calcext:value-type="string">
            <text:p><text:s text:c="2"/>* [ PanduanPaketKhasBlankOnAvatar ](/wiki/TimPengembang/Pemaket/PanduanPaketKhasBlankOnAvatar.md)</text:p>
          </table:table-cell>
        </table:table-row>
        <table:table-row table:style-name="ro1">
          <table:table-cell office:value-type="string" calcext:value-type="string">
            <text:p><text:s text:c="2"/>* [ PanduanPaketKhasBlankOnBranding ](/wiki/TimPengembang/Pemaket/PanduanPaketKhasBlankOnBranding.md)</text:p>
          </table:table-cell>
        </table:table-row>
        <table:table-row table:style-name="ro1">
          <table:table-cell office:value-type="string" calcext:value-type="string">
            <text:p><text:s text:c="2"/>* [ PanduanPaketKhasBlankOnDesktop ](/wiki/TimPengembang/Pemaket/PanduanPaketKhasBlankOnDesktop.md)</text:p>
          </table:table-cell>
        </table:table-row>
        <table:table-row table:style-name="ro1">
          <table:table-cell office:value-type="string" calcext:value-type="string">
            <text:p><text:s text:c="2"/>* [ PanduanPaketKhasBlankOnThemeGreeter ](/wiki/TimPengembang/Pemaket/PanduanPaketKhasBlankOnThemeGreeter.md)</text:p>
          </table:table-cell>
        </table:table-row>
        <table:table-row table:style-name="ro1">
          <table:table-cell office:value-type="string" calcext:value-type="string">
            <text:p><text:s text:c="2"/>* [ PanduanPaketKhasBlankOnWallpapers ](/wiki/TimPengembang/Pemaket/PanduanPaketKhasBlankOnWallpapers.md)</text:p>
          </table:table-cell>
        </table:table-row>
        <table:table-row table:style-name="ro1">
          <table:table-cell office:value-type="string" calcext:value-type="string">
            <text:p><text:s text:c="2"/>* [ PanduanPaketKhasBromoTheme ](/wiki/TimPengembang/Pemaket/PanduanPaketKhasBromoTheme.md)</text:p>
          </table:table-cell>
        </table:table-row>
        <table:table-row table:style-name="ro1">
          <table:table-cell office:value-type="string" calcext:value-type="string">
            <text:p><text:s text:c="2"/>* [ PanduanPaketKhasMaleo ](/wiki/TimPengembang/Pemaket/PanduanPaketKhasMaleo.md)</text:p>
          </table:table-cell>
        </table:table-row>
        <table:table-row table:style-name="ro1">
          <table:table-cell office:value-type="string" calcext:value-type="string">
            <text:p><text:s text:c="2"/>* [ PanduanPaketKhasManokwari ](/wiki/TimPengembang/Pemaket/PanduanPaketKhasManokwari.md)</text:p>
          </table:table-cell>
        </table:table-row>
        <table:table-row table:style-name="ro1">
          <table:table-cell office:value-type="string" calcext:value-type="string">
            <text:p><text:s text:c="2"/>* [ PanduanPaketKhasTebuFlatIconTheme ](/wiki/TimPengembang/Pemaket/PanduanPaketKhasTebuFlatIconTheme.md)</text:p>
          </table:table-cell>
        </table:table-row>
        <table:table-row table:style-name="ro1">
          <table:table-cell office:value-type="string" calcext:value-type="string">
            <text:p><text:s text:c="2"/>* [ PanduanPaketKhasTebuIconTheme ](/wiki/TimPengembang/Pemaket/PanduanPaketKhasTebuIconTheme.md)</text:p>
          </table:table-cell>
        </table:table-row>
        <table:table-row table:style-name="ro1">
          <table:table-cell office:value-type="string" calcext:value-type="string">
            <text:p><text:s text:c="2"/>* [ PanduanPasangUnetbootin ](/wiki/TimPengembang/Dokumentasi/Panduan/PanduanPasangUnetbootin.md)</text:p>
          </table:table-cell>
        </table:table-row>
        <table:table-row table:style-name="ro1">
          <table:table-cell office:value-type="string" calcext:value-type="string">
            <text:p><text:s text:c="2"/>* [ PanduanPbuilderMultiARCH ](/wiki/TimPengembang/Pemaket/PanduanPbuilderMultiARCH.md)</text:p>
          </table:table-cell>
        </table:table-row>
        <table:table-row table:style-name="ro1">
          <table:table-cell office:value-type="string" calcext:value-type="string">
            <text:p><text:s text:c="2"/>* [ PanduanPembakuanIstilahKomputer ](/wiki/TimPengembang/Dokumentasi/Panduan/PanduanWiki/PanduanPembakuanIstilahKomputer.md)</text:p>
          </table:table-cell>
        </table:table-row>
        <table:table-row table:style-name="ro1">
          <table:table-cell office:value-type="string" calcext:value-type="string">
            <text:p><text:s text:c="2"/>* [ PanduanPembuatanPaket ](/wiki/TimPengembang/Pemaket/PanduanPembuatanPaket.md)</text:p>
          </table:table-cell>
        </table:table-row>
        <table:table-row table:style-name="ro1">
          <table:table-cell office:value-type="string" calcext:value-type="string">
            <text:p><text:s text:c="2"/>* [ PanduanPembuatanPaketMotu ](/wiki/TimPengembang/Pemaket/PanduanPembuatanPaketMotu.md)</text:p>
          </table:table-cell>
        </table:table-row>
        <table:table-row table:style-name="ro1">
          <table:table-cell office:value-type="string" calcext:value-type="string">
            <text:p><text:s text:c="2"/>* [ PanduanPemutakhiran ](/wiki/TimPengembang/Dokumentasi/Panduan/PanduanPemutakhiran)</text:p>
          </table:table-cell>
        </table:table-row>
        <table:table-row table:style-name="ro1">
          <table:table-cell office:value-type="string" calcext:value-type="string">
            <text:p><text:s text:c="2"/>* [ PanduanPerambanBerkas ](/wiki/TimPengembang/Dokumentasi/Panduan/PanduanAplikasi/PanduanPerambanBerkas.md)</text:p>
          </table:table-cell>
        </table:table-row>
        <table:table-row table:style-name="ro1">
          <table:table-cell office:value-type="string" calcext:value-type="string">
            <text:p><text:s text:c="2"/>* [ PanduanPerangkatKeras ](/wiki/TimPengembang/Dokumentasi/Panduan/PanduanAplikasi/PanduanPerangkatKeras.md)</text:p>
          </table:table-cell>
        </table:table-row>
        <table:table-row table:style-name="ro1">
          <table:table-cell office:value-type="string" calcext:value-type="string">
            <text:p><text:s text:c="2"/>* [ PanduanPerkantoran ](/wiki/TimPengembang/Dokumentasi/Panduan/PanduanAplikasi/PanduanPerkantoran.md)</text:p>
          </table:table-cell>
        </table:table-row>
        <table:table-row table:style-name="ro1">
          <table:table-cell office:value-type="string" calcext:value-type="string">
            <text:p><text:s text:c="2"/>* [ PanduanSyslogInstalasi ](/wiki/TimPengembang/Dokumentasi/Panduan/PanduanAplikasi/PanduanSyslogInstalasi.md)</text:p>
          </table:table-cell>
        </table:table-row>
        <table:table-row table:style-name="ro1">
          <table:table-cell office:value-type="string" calcext:value-type="string">
            <text:p><text:s text:c="2"/>* [ PanduanUmumPemaket ](/wiki/TimPengembang/Pemaket/PanduanUmumPemaket.md)</text:p>
          </table:table-cell>
        </table:table-row>
        <table:table-row table:style-name="ro1">
          <table:table-cell office:value-type="string" calcext:value-type="string">
            <text:p><text:s text:c="2"/>* [ PanduanUnduh ](/wiki/TimPengembang/Dokumentasi/Panduan/PanduanUnduh.md)</text:p>
          </table:table-cell>
        </table:table-row>
        <table:table-row table:style-name="ro1">
          <table:table-cell office:value-type="string" calcext:value-type="string">
            <text:p><text:s text:c="2"/>* [ PanduanWiki ](/wiki/TimPengembang/Dokumentasi/Panduan/PanduanWiki)</text:p>
          </table:table-cell>
        </table:table-row>
        <table:table-row table:style-name="ro1">
          <table:table-cell office:value-type="string" calcext:value-type="string">
            <text:p><text:s text:c="2"/>* [ PanduanWriter ](/wiki/TimPengembang/Dokumentasi/Panduan/PanduanAplikasi/PanduanWriter.md)</text:p>
          </table:table-cell>
        </table:table-row>
        <table:table-row table:style-name="ro1">
          <table:table-cell office:value-type="string" calcext:value-type="string">
            <text:p><text:s text:c="2"/>* [ PatchingLocale ](/wiki/TimPengembang/Pemaket/PatchingLocale.md)</text:p>
          </table:table-cell>
        </table:table-row>
        <table:table-row table:style-name="ro1">
          <table:table-cell office:value-type="string" calcext:value-type="string">
            <text:p><text:s text:c="2"/>* [ PedomanAlihMerek ](/wiki/TimPengembang/Humas/PedomanAlihMerek.md)</text:p>
          </table:table-cell>
        </table:table-row>
        <table:table-row table:style-name="ro1">
          <table:table-cell office:value-type="string" calcext:value-type="string">
            <text:p><text:s text:c="2"/>* [ PedomanIkon ](/wiki/TimPengembang/Kesenian/PedomanIkon.md)</text:p>
          </table:table-cell>
        </table:table-row>
        <table:table-row table:style-name="ro1">
          <table:table-cell office:value-type="string" calcext:value-type="string">
            <text:p><text:s text:c="2"/>* [ PedomanKesenian ](/wiki/TimPengembang/Kesenian/PedomanKesenian.md)</text:p>
          </table:table-cell>
        </table:table-row>
        <table:table-row table:style-name="ro1">
          <table:table-cell office:value-type="string" calcext:value-type="string">
            <text:p><text:s text:c="2"/>* [ PedomanKoordinatorTim ](/wiki/TimPengembang/PedomanKoordinatorTim.md)</text:p>
          </table:table-cell>
        </table:table-row>
        <table:table-row table:style-name="ro1">
          <table:table-cell office:value-type="string" calcext:value-type="string">
            <text:p><text:s text:c="2"/>* [ PedomanPenulisanAksaraJawa.pdf ](/wiki/Assets/Others/PedomanPenulisanAksaraJawa.pdf)</text:p>
          </table:table-cell>
        </table:table-row>
        <table:table-row table:style-name="ro1">
          <table:table-cell office:value-type="string" calcext:value-type="string">
            <text:p><text:s text:c="2"/>* [ Pejuang ](/wiki/TimPengembang/Humas/Pejuang.md)</text:p>
          </table:table-cell>
        </table:table-row>
        <table:table-row table:style-name="ro1">
          <table:table-cell office:value-type="string" calcext:value-type="string">
            <text:p><text:s text:c="2"/>* [ Pekerja ](/wiki/TimPengembang/Infrastruktur/PabrikPaket/Pekerja.md)</text:p>
          </table:table-cell>
        </table:table-row>
        <table:table-row table:style-name="ro1">
          <table:table-cell office:value-type="string" calcext:value-type="string">
            <text:p><text:s text:c="2"/>* [ PekerjaV2 ](PekerjaV2.md)</text:p>
          </table:table-cell>
        </table:table-row>
        <table:table-row table:style-name="ro1">
          <table:table-cell office:value-type="string" calcext:value-type="string">
            <text:p><text:s text:c="2"/>* [ Pemaket ](/wiki/TimPengembang/Infrastruktur/Pemaket.md)</text:p>
          </table:table-cell>
        </table:table-row>
        <table:table-row table:style-name="ro1">
          <table:table-cell office:value-type="string" calcext:value-type="string">
            <text:p><text:s text:c="2"/>* [ Pemaket ](/wiki/TimPengembang/Pemaket)</text:p>
          </table:table-cell>
        </table:table-row>
        <table:table-row table:style-name="ro1">
          <table:table-cell office:value-type="string" calcext:value-type="string">
            <text:p><text:s text:c="2"/>* [ Pemaket ](/wiki/TimPengembang/Pemaket/Pemaket.md)</text:p>
          </table:table-cell>
        </table:table-row>
        <table:table-row table:style-name="ro1">
          <table:table-cell office:value-type="string" calcext:value-type="string">
            <text:p><text:s text:c="2"/>* [ Pemaketan ](/wiki/TimPengembang/Dokumentasi/Kelas/Pemaketan.md)</text:p>
          </table:table-cell>
        </table:table-row>
        <table:table-row table:style-name="ro1">
          <table:table-cell office:value-type="string" calcext:value-type="string">
            <text:p><text:s text:c="2"/>* [ PemaketanKernel ](/wiki/TimPengembang/Dokumentasi/Kelas/PemaketanKernel.md)</text:p>
          </table:table-cell>
        </table:table-row>
        <table:table-row table:style-name="ro1">
          <table:table-cell office:value-type="string" calcext:value-type="string">
            <text:p><text:s text:c="2"/>* [ Pemasaran ](/wiki/TimPengembang/Humas/Pemasaran.md)</text:p>
          </table:table-cell>
        </table:table-row>
        <table:table-row table:style-name="ro1">
          <table:table-cell office:value-type="string" calcext:value-type="string">
            <text:p><text:s text:c="2"/>* [ PembuatanISO ](/wiki/TimPengembang/Dokumentasi/Kelas/PembuatanISO.md)</text:p>
          </table:table-cell>
        </table:table-row>
        <table:table-row table:style-name="ro1">
          <table:table-cell office:value-type="string" calcext:value-type="string">
            <text:p><text:s text:c="2"/>* [ PembuatanPaketArmhf ](/wiki/TimPengembang/Pemaket/PembuatanPaketArmhf.md)</text:p>
          </table:table-cell>
        </table:table-row>
        <table:table-row table:style-name="ro1">
          <table:table-cell office:value-type="string" calcext:value-type="string">
            <text:p><text:s text:c="2"/>* [ Pemversian ](/wiki/TimPengembang/Pemaket/Pemversian.md)</text:p>
          </table:table-cell>
        </table:table-row>
        <table:table-row table:style-name="ro1">
          <table:table-cell office:value-type="string" calcext:value-type="string">
            <text:p><text:s text:c="2"/>* [ PendaftaranAnggota ](/wiki/TimPengembang/Humas/PendaftaranAnggota.md)</text:p>
          </table:table-cell>
        </table:table-row>
        <table:table-row table:style-name="ro1">
          <table:table-cell office:value-type="string" calcext:value-type="string">
            <text:p><text:s text:c="2"/>* [ PenerjemahanAplikasi ](/wiki/TimPengembang/Dokumentasi/Kelas/PenerjemahanAplikasi.md)</text:p>
          </table:table-cell>
        </table:table-row>
        <table:table-row table:style-name="ro1">
          <table:table-cell office:value-type="string" calcext:value-type="string">
            <text:p><text:s text:c="2"/>* [ PenerjemahanTransifex ](/wiki/TimPengembang/Dokumentasi/Kelas/PenerjemahanTransifex.md)</text:p>
          </table:table-cell>
        </table:table-row>
        <table:table-row table:style-name="ro1">
          <table:table-cell office:value-type="string" calcext:value-type="string">
            <text:p><text:s text:c="2"/>* [ PengantarGit ](/wiki/TimPengembang/Dokumentasi/Kelas/PengantarGit.md)</text:p>
          </table:table-cell>
        </table:table-row>
        <table:table-row table:style-name="ro1">
          <table:table-cell office:value-type="string" calcext:value-type="string">
            <text:p><text:s text:c="2"/>* [ PengaturanDesktopCompiz ](/wiki/TimPengembang/Dokumentasi/Draf/PengaturanDesktopCompiz.md)</text:p>
          </table:table-cell>
        </table:table-row>
        <table:table-row table:style-name="ro1">
          <table:table-cell office:value-type="string" calcext:value-type="string">
            <text:p><text:s text:c="2"/>* [ PengaturanDesktopCompiz.save ](/wiki/TimPengembang/Dokumentasi/Draf/PengaturanDesktopCompiz.md.save)</text:p>
          </table:table-cell>
        </table:table-row>
        <table:table-row table:style-name="ro1">
          <table:table-cell office:value-type="string" calcext:value-type="string">
            <text:p><text:s text:c="2"/>* [ PengaturanDesktopInternet ](/wiki/TimPengembang/Dokumentasi/Draf/PengaturanDesktopInternet.md)</text:p>
          </table:table-cell>
        </table:table-row>
        <table:table-row table:style-name="ro1">
          <table:table-cell office:value-type="string" calcext:value-type="string">
            <text:p><text:s text:c="2"/>* [ PengaturanDesktopMultimedia ](/wiki/TimPengembang/Dokumentasi/Draf/PengaturanDesktopMultimedia.md)</text:p>
          </table:table-cell>
        </table:table-row>
        <table:table-row table:style-name="ro1">
          <table:table-cell office:value-type="string" calcext:value-type="string">
            <text:p><text:s text:c="2"/>* [ PengaturanDesktopPeralatan ](/wiki/TimPengembang/Dokumentasi/Draf/PengaturanDesktopPeralatan.md)</text:p>
          </table:table-cell>
        </table:table-row>
        <table:table-row table:style-name="ro1">
          <table:table-cell office:value-type="string" calcext:value-type="string">
            <text:p><text:s text:c="2"/>* [ PengaturanDesktopVirtualisasi ](/wiki/TimPengembang/Dokumentasi/Draf/PengaturanDesktopVirtualisasi.md)</text:p>
          </table:table-cell>
        </table:table-row>
        <table:table-row table:style-name="ro1">
          <table:table-cell office:value-type="string" calcext:value-type="string">
            <text:p><text:s text:c="2"/>* [ PengaturanInternetDialUp ](/wiki/TimPengembang/Dokumentasi/Draf/PengaturanInternetDialUp.md)</text:p>
          </table:table-cell>
        </table:table-row>
        <table:table-row table:style-name="ro1">
          <table:table-cell office:value-type="string" calcext:value-type="string">
            <text:p><text:s text:c="2"/>* [ PengaturanInternetDialUp.save ](/wiki/TimPengembang/Dokumentasi/Draf/PengaturanInternetDialUp.md.save)</text:p>
          </table:table-cell>
        </table:table-row>
        <table:table-row table:style-name="ro1">
          <table:table-cell office:value-type="string" calcext:value-type="string">
            <text:p><text:s text:c="2"/>* [ PengembanganDaluang ](/wiki/Acara/Tantangan/PengembanganDaluang.md)</text:p>
          </table:table-cell>
        </table:table-row>
        <table:table-row table:style-name="ro1">
          <table:table-cell office:value-type="string" calcext:value-type="string">
            <text:p><text:s text:c="2"/>* [ PengenalanBazaar ](/wiki/TimPengembang/Pemaket/Tutorial/PengenalanBazaar.md)</text:p>
          </table:table-cell>
        </table:table-row>
        <table:table-row table:style-name="ro1">
          <table:table-cell office:value-type="string" calcext:value-type="string">
            <text:p><text:s text:c="2"/>* [ PengenalanProyekBlankOn.pdf ](/wiki/Assets/Others/PengenalanProyekBlankOn.pdf)</text:p>
          </table:table-cell>
        </table:table-row>
        <table:table-row table:style-name="ro1">
          <table:table-cell office:value-type="string" calcext:value-type="string">
            <text:p><text:s text:c="2"/>* [ Pengguna ](/wiki/TimPengembang/Dokumentasi/Panduan/Pengguna)</text:p>
          </table:table-cell>
        </table:table-row>
        <table:table-row table:style-name="ro1">
          <table:table-cell office:value-type="string" calcext:value-type="string">
            <text:p><text:s text:c="2"/>* [ PenyiapanSistemDasar ](/wiki/TimPengembang/Dokumentasi/Kelas/PenyiapanSistemDasar.md)</text:p>
          </table:table-cell>
        </table:table-row>
        <table:table-row table:style-name="ro1">
          <table:table-cell office:value-type="string" calcext:value-type="string">
            <text:p><text:s text:c="2"/>* [ PerbedaanMinimalisdanRegularOmbilin ](/wiki/TimPengembang/Dokumentasi/Draf/PerbedaanMinimalisdanRegularOmbilin.md)</text:p>
          </table:table-cell>
        </table:table-row>
        <table:table-row table:style-name="ro1">
          <table:table-cell office:value-type="string" calcext:value-type="string">
            <text:p><text:s text:c="2"/>* [ Perkembangan ](/wiki/TimPengembang/Pemaket/Perkembangan)</text:p>
          </table:table-cell>
        </table:table-row>
        <table:table-row table:style-name="ro1">
          <table:table-cell office:value-type="string" calcext:value-type="string">
            <text:p><text:s text:c="2"/>* [ Perkembangan ](DaftarPaketKhas.mdPerkembangan.md)</text:p>
          </table:table-cell>
        </table:table-row>
        <table:table-row table:style-name="ro1">
          <table:table-cell office:value-type="string" calcext:value-type="string">
            <text:p><text:s text:c="2"/>* [ Permintaan ](/wiki/TimPengembang/Kesenian/Permintaan.md)</text:p>
          </table:table-cell>
        </table:table-row>
        <table:table-row table:style-name="ro1">
          <table:table-cell office:value-type="string" calcext:value-type="string">
            <text:p><text:s text:c="2"/>* [ PestaRilis ](/wiki/ProdukBlankOn/10/PestaRilis.md)</text:p>
          </table:table-cell>
        </table:table-row>
        <table:table-row table:style-name="ro1">
          <table:table-cell office:value-type="string" calcext:value-type="string">
            <text:p><text:s text:c="2"/>* [ PestaRilisXSurabaya.jpg ](/wiki/Assets/Images/PestaRilisXSurabaya.jpg)</text:p>
          </table:table-cell>
        </table:table-row>
        <table:table-row table:style-name="ro1">
          <table:table-cell office:value-type="string" calcext:value-type="string">
            <text:p><text:s text:c="2"/>* [ PetaMesin ](/wiki/TimPengembang/Infrastruktur/PetaMesin.md)</text:p>
          </table:table-cell>
        </table:table-row>
        <table:table-row table:style-name="ro1">
          <table:table-cell office:value-type="string" calcext:value-type="string">
            <text:p><text:s text:c="2"/>* [ pidgin ](DaftarPaketKhas.mdpidgin.md)</text:p>
          </table:table-cell>
        </table:table-row>
        <table:table-row table:style-name="ro1">
          <table:table-cell office:value-type="string" calcext:value-type="string">
            <text:p><text:s text:c="2"/>* [ pin ](/wiki/TimPengembang/Kesenian/Publikasi/pin.md)</text:p>
          </table:table-cell>
        </table:table-row>
        <table:table-row table:style-name="ro1">
          <table:table-cell office:value-type="string" calcext:value-type="string">
            <text:p><text:s text:c="2"/>* [ Planet ](/wiki/TimPengembang/Infrastruktur/Planet.md)</text:p>
          </table:table-cell>
        </table:table-row>
        <table:table-row table:style-name="ro1">
          <table:table-cell office:value-type="string" calcext:value-type="string">
            <text:p><text:s text:c="2"/>* [ PostgresqlServer ](/wiki/TimPengembang/Pemaket/BibitPaket/PostgresqlServer.md)</text:p>
          </table:table-cell>
        </table:table-row>
        <table:table-row table:style-name="ro1">
          <table:table-cell office:value-type="string" calcext:value-type="string">
            <text:p><text:s text:c="2"/>* [ PresentasiBlankon ](/wiki/TimPengembang/Humas/PresentasiBlankon.md)</text:p>
          </table:table-cell>
        </table:table-row>
        <table:table-row table:style-name="ro1">
          <table:table-cell office:value-type="string" calcext:value-type="string">
            <text:p><text:s text:c="2"/>* [ PresentasiPemasaran ](/wiki/TimPengembang/Humas/PresentasiPemasaran)</text:p>
          </table:table-cell>
        </table:table-row>
        <table:table-row table:style-name="ro1">
          <table:table-cell office:value-type="string" calcext:value-type="string">
            <text:p><text:s text:c="2"/>* [ PreviewWiki.png ](/wiki/Assets/Images/PreviewWiki.png)</text:p>
          </table:table-cell>
        </table:table-row>
        <table:table-row table:style-name="ro1">
          <table:table-cell office:value-type="string" calcext:value-type="string">
            <text:p><text:s text:c="2"/>* [ PrintServer ](/wiki/TimPengembang/Pemaket/BibitPaket/PrintServer.md)</text:p>
          </table:table-cell>
        </table:table-row>
        <table:table-row table:style-name="ro1">
          <table:table-cell office:value-type="string" calcext:value-type="string">
            <text:p><text:s text:c="2"/>* [ Proposal ](/wiki/TimPengembang/Humas/Proposal.md)</text:p>
          </table:table-cell>
        </table:table-row>
        <table:table-row table:style-name="ro1">
          <table:table-cell office:value-type="string" calcext:value-type="string">
            <text:p><text:s text:c="2"/>* [ Prosedur ](/wiki/TimPengembang/JaminanKualitas/Prosedur.md)</text:p>
          </table:table-cell>
        </table:table-row>
        <table:table-row table:style-name="ro1">
          <table:table-cell office:value-type="string" calcext:value-type="string">
            <text:p><text:s text:c="2"/>* [ ProsedurPemaketanDiPabrik ](/wiki/TimPengembang/Infrastruktur/ProsedurPemaketanDiPabrik.md)</text:p>
          </table:table-cell>
        </table:table-row>
        <table:table-row table:style-name="ro1">
          <table:table-cell office:value-type="string" calcext:value-type="string">
            <text:p><text:s text:c="2"/>* [ ProsedurPembuatanPaket ](/wiki/TimPengembang/Pemaket/Panduan/ProsedurPembuatanPaket.md)</text:p>
          </table:table-cell>
        </table:table-row>
        <table:table-row table:style-name="ro1">
          <table:table-cell office:value-type="string" calcext:value-type="string">
            <text:p><text:s text:c="2"/>* [ ProsedurPembuatanPaket ](/wiki/TimPengembang/Pemaket/ProsedurPembuatanPaket.md)</text:p>
          </table:table-cell>
        </table:table-row>
        <table:table-row table:style-name="ro1">
          <table:table-cell office:value-type="string" calcext:value-type="string">
            <text:p><text:s text:c="2"/>* [ ProsesRilis ](/wiki/TimPengembang/ManajerRilis/ProsesRilis.md)</text:p>
          </table:table-cell>
        </table:table-row>
        <table:table-row table:style-name="ro1">
          <table:table-cell office:value-type="string" calcext:value-type="string">
            <text:p><text:s text:c="2"/>* [ Proyek ](/wiki/Proyek/Proyek.md)</text:p>
          </table:table-cell>
        </table:table-row>
        <table:table-row table:style-name="ro1">
          <table:table-cell office:value-type="string" calcext:value-type="string">
            <text:p><text:s text:c="2"/>* [ Publikasi ](/wiki/TimPengembang/Kesenian/Publikasi)</text:p>
          </table:table-cell>
        </table:table-row>
        <table:table-row table:style-name="ro1">
          <table:table-cell office:value-type="string" calcext:value-type="string">
            <text:p><text:s text:c="2"/>* [ Publikasi ](/wiki/TimPengembang/Kesenian/Publikasi/Publikasi.md)</text:p>
          </table:table-cell>
        </table:table-row>
        <table:table-row table:style-name="ro1">
          <table:table-cell office:value-type="string" calcext:value-type="string">
            <text:p><text:s text:c="2"/>* [ python-apt ](/wiki/TimPengembang/Pemaket/PanduanPaketImpor/python-apt.md)</text:p>
          </table:table-cell>
        </table:table-row>
        <table:table-row table:style-name="ro1">
          <table:table-cell office:value-type="string" calcext:value-type="string">
            <text:p><text:s text:c="2"/>* [ python-django ](/wiki/TimPengembang/Pemaket/PanduanPaketImpor/python-django.md)</text:p>
          </table:table-cell>
        </table:table-row>
        <table:table-row table:style-name="ro1">
          <table:table-cell office:value-type="string" calcext:value-type="string">
            <text:p><text:s text:c="2"/>* [ Racikan ](/wiki/TimPengembang/Infrastruktur/Racikan.md)</text:p>
          </table:table-cell>
        </table:table-row>
        <table:table-row table:style-name="ro1">
          <table:table-cell office:value-type="string" calcext:value-type="string">
            <text:p><text:s text:c="2"/>* [ Rancangan ](/wiki/TimPengembang/Infrastruktur/2009/Rancangan.md)</text:p>
          </table:table-cell>
        </table:table-row>
        <table:table-row table:style-name="ro1">
          <table:table-cell office:value-type="string" calcext:value-type="string">
            <text:p><text:s text:c="2"/>* [ RancanganSrimubil ](/wiki/ProdukBlankOn/Srimubil/RancanganSrimubil.md)</text:p>
          </table:table-cell>
        </table:table-row>
        <table:table-row table:style-name="ro1">
          <table:table-cell office:value-type="string" calcext:value-type="string">
            <text:p><text:s text:c="2"/>* [ Rapat ](/wiki/TimPengembang/Dokumentasi/Rapat)</text:p>
          </table:table-cell>
        </table:table-row>
        <table:table-row table:style-name="ro1">
          <table:table-cell office:value-type="string" calcext:value-type="string">
            <text:p><text:s text:c="2"/>* [ RapatPemaket08062008 ](/wiki/TimPengembang/Pemaket/RapatPemaket08062008.md)</text:p>
          </table:table-cell>
        </table:table-row>
        <table:table-row table:style-name="ro1">
          <table:table-cell office:value-type="string" calcext:value-type="string">
            <text:p><text:s text:c="2"/>* [ README ](/wiki/DaftarIsi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11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2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BlankBanana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Srimubil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Dokumentasi/Kelas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Dokumentasi/Panduan/PanduanDistribusi/5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Dokumentasi/Rapat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Dokumentasi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Humas/PresentasiPemasaran/README.md)</text:p>
          </table:table-cell>
        </table:table-row>
        <table:table-row table:style-name="ro1">
          <table:table-cell office:value-type="string" calcext:value-type="string">
            <text:p><text:s text:c="2"/>* [ README ](Artwork.mdREADME.md)</text:p>
          </table:table-cell>
        </table:table-row>
        <table:table-row table:style-name="ro1">
          <table:table-cell office:value-type="string" calcext:value-type="string">
            <text:p><text:s text:c="2"/>* [ README ](CatatanRilis.mdREADME.md)</text:p>
          </table:table-cell>
        </table:table-row>
        <table:table-row table:style-name="ro1">
          <table:table-cell office:value-type="string" calcext:value-type="string">
            <text:p><text:s text:c="2"/>* [ README ](README.md)</text:p>
          </table:table-cell>
        </table:table-row>
        <table:table-row table:style-name="ro1">
          <table:table-cell office:value-type="string" calcext:value-type="string">
            <text:p><text:s text:c="2"/>* [ ReferensiKode ](/wiki/TimPengembang/JaminanKualitas/ReferensiKode.md)</text:p>
          </table:table-cell>
        </table:table-row>
        <table:table-row table:style-name="ro1">
          <table:table-cell office:value-type="string" calcext:value-type="string">
            <text:p><text:s text:c="2"/>* [ RekapTulisanDiPanduanBlankOn.ods ](/wiki/TimPengembang/Dokumentasi/RekapTulisanDiPanduanBlankOn.ods)</text:p>
          </table:table-cell>
        </table:table-row>
        <table:table-row table:style-name="ro1">
          <table:table-cell office:value-type="string" calcext:value-type="string">
            <text:p><text:s text:c="2"/>* [ RencanaKerja ](/wiki/TimPengembang/Infrastruktur/RencanaKerja.md)</text:p>
          </table:table-cell>
        </table:table-row>
        <table:table-row table:style-name="ro1">
          <table:table-cell office:value-type="string" calcext:value-type="string">
            <text:p><text:s text:c="2"/>* [ Repositori ](/wiki/TimPengembang/Infrastruktur/Repositori.md)</text:p>
          </table:table-cell>
        </table:table-row>
        <table:table-row table:style-name="ro1">
          <table:table-cell office:value-type="string" calcext:value-type="string">
            <text:p><text:s text:c="2"/>* [ RepositoriBlankOn4 ](RepositoriBlankOn4.md)</text:p>
          </table:table-cell>
        </table:table-row>
        <table:table-row table:style-name="ro1">
          <table:table-cell office:value-type="string" calcext:value-type="string">
            <text:p><text:s text:c="2"/>* [ RepositoriPengembangan ](/wiki/TimPengembang/Infrastruktur/RepositoriPengembangan.md)</text:p>
          </table:table-cell>
        </table:table-row>
        <table:table-row table:style-name="ro1">
          <table:table-cell office:value-type="string" calcext:value-type="string">
            <text:p><text:s text:c="2"/>* [ Request ](/wiki/CakramPengaya/Request.md)</text:p>
          </table:table-cell>
        </table:table-row>
        <table:table-row table:style-name="ro1">
          <table:table-cell office:value-type="string" calcext:value-type="string">
            <text:p><text:s text:c="2"/>* [ Required ](/wiki/TimPengembang/Pemaket/BibitPaket/Required.md)</text:p>
          </table:table-cell>
        </table:table-row>
        <table:table-row table:style-name="ro1">
          <table:table-cell office:value-type="string" calcext:value-type="string">
            <text:p><text:s text:c="2"/>* [ RilisCD ](/wiki/TimPengembang/Infrastruktur/RilisCD.md)</text:p>
          </table:table-cell>
        </table:table-row>
        <table:table-row table:style-name="ro1">
          <table:table-cell office:value-type="string" calcext:value-type="string">
            <text:p><text:s text:c="2"/>* [ Riset ](/wiki/TimPengembang/Riset)</text:p>
          </table:table-cell>
        </table:table-row>
        <table:table-row table:style-name="ro1">
          <table:table-cell office:value-type="string" calcext:value-type="string">
            <text:p><text:s text:c="2"/>* [ Riset ](/wiki/TimPengembang/Riset/Riset.md)</text:p>
          </table:table-cell>
        </table:table-row>
        <table:table-row table:style-name="ro1">
          <table:table-cell office:value-type="string" calcext:value-type="string">
            <text:p><text:s text:c="2"/>* [ RKOmbilinEnglish ](/wiki/TimPengembang/Dokumentasi/Draf/RKOmbilinEnglish.md)</text:p>
          </table:table-cell>
        </table:table-row>
        <table:table-row table:style-name="ro1">
          <table:table-cell office:value-type="string" calcext:value-type="string">
            <text:p><text:s text:c="2"/>* [ RootCA ](/wiki/TimPengembang/Infrastruktur/RootCA.md)</text:p>
          </table:table-cell>
        </table:table-row>
        <table:table-row table:style-name="ro1">
          <table:table-cell office:value-type="string" calcext:value-type="string">
            <text:p><text:s text:c="2"/>* [ SambaServer ](/wiki/TimPengembang/Pemaket/BibitPaket/SambaServer.md)</text:p>
          </table:table-cell>
        </table:table-row>
        <table:table-row table:style-name="ro1">
          <table:table-cell office:value-type="string" calcext:value-type="string">
            <text:p><text:s text:c="2"/>* [ SampulBuku1.jpg ](/wiki/Assets/Images/SampulBuku1.jpg)</text:p>
          </table:table-cell>
        </table:table-row>
        <table:table-row table:style-name="ro1">
          <table:table-cell office:value-type="string" calcext:value-type="string">
            <text:p><text:s text:c="2"/>* [ SayembaraMaskot ](/wiki/Acara/Tantangan/SayembaraMaskot.md)</text:p>
          </table:table-cell>
        </table:table-row>
        <table:table-row table:style-name="ro1">
          <table:table-cell office:value-type="string" calcext:value-type="string">
            <text:p><text:s text:c="2"/>* [ SayembaraMenulis ](/wiki/TimPengembang/Dokumentasi/SayembaraMenulis.md)</text:p>
          </table:table-cell>
        </table:table-row>
        <table:table-row table:style-name="ro1">
          <table:table-cell office:value-type="string" calcext:value-type="string">
            <text:p><text:s text:c="2"/>* [ SayembaraMenulisPanduan ](/wiki/Acara/Tantangan/SayembaraMenulisPanduan.md)</text:p>
          </table:table-cell>
        </table:table-row>
        <table:table-row table:style-name="ro1">
          <table:table-cell office:value-type="string" calcext:value-type="string">
            <text:p><text:s text:c="2"/>* [ SejarahBlankOn ](/wiki/TimPengembang/Dokumentasi/SejarahBlankOn.md)</text:p>
          </table:table-cell>
        </table:table-row>
        <table:table-row table:style-name="ro1">
          <table:table-cell office:value-type="string" calcext:value-type="string">
            <text:p><text:s text:c="2"/>* [ SejarahRilis ](/wiki/TimPengembang/ManajerRilis/SejarahRilis.md)</text:p>
          </table:table-cell>
        </table:table-row>
        <table:table-row table:style-name="ro1">
          <table:table-cell office:value-type="string" calcext:value-type="string">
            <text:p><text:s text:c="2"/>* [ Selang ](/wiki/TimPengembang/Infrastruktur/Selang.md)</text:p>
          </table:table-cell>
        </table:table-row>
        <table:table-row table:style-name="ro1">
          <table:table-cell office:value-type="string" calcext:value-type="string">
            <text:p><text:s text:c="2"/>* [ Semarang ](/wiki/TimPengembang/Humas/KelompokPengguna/Semarang.md)</text:p>
          </table:table-cell>
        </table:table-row>
        <table:table-row table:style-name="ro1">
          <table:table-cell office:value-type="string" calcext:value-type="string">
            <text:p><text:s text:c="2"/>* [ SenaraiPadananIstilah ](/wiki/TimPengembang/Dokumentasi/Panduan/SenaraiPadananIstilah.md)</text:p>
          </table:table-cell>
        </table:table-row>
        <table:table-row table:style-name="ro1">
          <table:table-cell office:value-type="string" calcext:value-type="string">
            <text:p><text:s text:c="2"/>* [ SenaraiPadananIstilahIndonesia ](/wiki/TimPengembang/Dokumentasi/Panduan/SenaraiPadananIstilahIndonesia.md)</text:p>
          </table:table-cell>
        </table:table-row>
        <table:table-row table:style-name="ro1">
          <table:table-cell office:value-type="string" calcext:value-type="string">
            <text:p><text:s text:c="2"/>* [ Sertifikasi ](/wiki/TimPengembang/Humas/Sertifikasi.md)</text:p>
          </table:table-cell>
        </table:table-row>
        <table:table-row table:style-name="ro1">
          <table:table-cell office:value-type="string" calcext:value-type="string">
            <text:p><text:s text:c="2"/>* [ ServerShip ](/wiki/TimPengembang/Pemaket/BibitPaket/ServerShip.md)</text:p>
          </table:table-cell>
        </table:table-row>
        <table:table-row table:style-name="ro1">
          <table:table-cell office:value-type="string" calcext:value-type="string">
            <text:p><text:s text:c="2"/>* [ SettingModemHaier ](/wiki/TimPengembang/Dokumentasi/Draf/SettingModemHaier.md)</text:p>
          </table:table-cell>
        </table:table-row>
        <table:table-row table:style-name="ro1">
          <table:table-cell office:value-type="string" calcext:value-type="string">
            <text:p><text:s text:c="2"/>* [ Ship ](/wiki/TimPengembang/Pemaket/BibitPaket/Ship.md)</text:p>
          </table:table-cell>
        </table:table-row>
        <table:table-row table:style-name="ro1">
          <table:table-cell office:value-type="string" calcext:value-type="string">
            <text:p><text:s text:c="2"/>* [ ShipLive ](/wiki/TimPengembang/Pemaket/BibitPaket/ShipLive.md)</text:p>
          </table:table-cell>
        </table:table-row>
        <table:table-row table:style-name="ro1">
          <table:table-cell office:value-type="string" calcext:value-type="string">
            <text:p><text:s text:c="2"/>* [ SiaranPersKonde ](/wiki/ProdukBlankOn/2/SiaranPersKonde.md)</text:p>
          </table:table-cell>
        </table:table-row>
        <table:table-row table:style-name="ro1">
          <table:table-cell office:value-type="string" calcext:value-type="string">
            <text:p><text:s text:c="2"/>* [ SimpanWiki.png ](/wiki/Assets/Images/SimpanWiki.png)</text:p>
          </table:table-cell>
        </table:table-row>
        <table:table-row table:style-name="ro1">
          <table:table-cell office:value-type="string" calcext:value-type="string">
            <text:p><text:s text:c="2"/>* [ SimpanWiki2.png ](/wiki/Assets/Images/SimpanWiki2.png)</text:p>
          </table:table-cell>
        </table:table-row>
        <table:table-row table:style-name="ro1">
          <table:table-cell office:value-type="string" calcext:value-type="string">
            <text:p><text:s text:c="2"/>* [ SimpanWiki3.png ](/wiki/Assets/Images/SimpanWiki3.png)</text:p>
          </table:table-cell>
        </table:table-row>
        <table:table-row table:style-name="ro1">
          <table:table-cell office:value-type="string" calcext:value-type="string">
            <text:p><text:s text:c="2"/>* [ Smart-hdd ](/wiki/TimPengembang/Infrastruktur/Smart-hdd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10/Spesifikasi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2/Spesifikasi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5/Spesifikasi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8/Spesifikasi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9/Spesifikasi.md)</text:p>
          </table:table-cell>
        </table:table-row>
        <table:table-row table:style-name="ro1">
          <table:table-cell office:value-type="string" calcext:value-type="string">
            <text:p><text:s text:c="2"/>* [ Spesifikasi ](Artwork.mdSpesifikasi.md)</text:p>
          </table:table-cell>
        </table:table-row>
        <table:table-row table:style-name="ro1">
          <table:table-cell office:value-type="string" calcext:value-type="string">
            <text:p><text:s text:c="2"/>* [ Spesifikasi ](Artwork.mdSpesifikasi.md)</text:p>
          </table:table-cell>
        </table:table-row>
        <table:table-row table:style-name="ro1">
          <table:table-cell office:value-type="string" calcext:value-type="string">
            <text:p><text:s text:c="2"/>* [ Spesifikasi ](CatatanRilis.mdSpesifikasi.md)</text:p>
          </table:table-cell>
        </table:table-row>
        <table:table-row table:style-name="ro1">
          <table:table-cell office:value-type="string" calcext:value-type="string">
            <text:p><text:s text:c="2"/>* [ Spesifikasi ](CatatanRilis.mdSpesifikasi.md)</text:p>
          </table:table-cell>
        </table:table-row>
        <table:table-row table:style-name="ro1">
          <table:table-cell office:value-type="string" calcext:value-type="string">
            <text:p><text:s text:c="2"/>* [ Spesifikasi ](Spesifikasi.md)</text:p>
          </table:table-cell>
        </table:table-row>
        <table:table-row table:style-name="ro1">
          <table:table-cell office:value-type="string" calcext:value-type="string">
            <text:p><text:s text:c="2"/>* [ Srimubil ](/wiki/ProdukBlankOn/Srimubil)</text:p>
          </table:table-cell>
        </table:table-row>
        <table:table-row table:style-name="ro1">
          <table:table-cell office:value-type="string" calcext:value-type="string">
            <text:p><text:s text:c="2"/>* [ Standard ](/wiki/TimPengembang/Pemaket/BibitPaket/Standard.md)</text:p>
          </table:table-cell>
        </table:table-row>
        <table:table-row table:style-name="ro1">
          <table:table-cell office:value-type="string" calcext:value-type="string">
            <text:p><text:s text:c="2"/>* [ sticker ](/wiki/TimPengembang/Kesenian/Publikasi/sticker.md)</text:p>
          </table:table-cell>
        </table:table-row>
        <table:table-row table:style-name="ro1">
          <table:table-cell office:value-type="string" calcext:value-type="string">
            <text:p><text:s text:c="2"/>* [ stock ](/wiki/TimPengembang/Kesenian/stock.md)</text:p>
          </table:table-cell>
        </table:table-row>
        <table:table-row table:style-name="ro1">
          <table:table-cell office:value-type="string" calcext:value-type="string">
            <text:p><text:s text:c="2"/>* [ Structure ](/wiki/TimPengembang/Pemaket/BibitPaket/Structure.md)</text:p>
          </table:table-cell>
        </table:table-row>
        <table:table-row table:style-name="ro1">
          <table:table-cell office:value-type="string" calcext:value-type="string">
            <text:p><text:s text:c="2"/>* [ Supported ](/wiki/TimPengembang/Pemaket/BibitPaket/Supported.md)</text:p>
          </table:table-cell>
        </table:table-row>
        <table:table-row table:style-name="ro1">
          <table:table-cell office:value-type="string" calcext:value-type="string">
            <text:p><text:s text:c="2"/>* [ Surabaya ](/wiki/TimPengembang/Humas/KelompokPengguna/Surabaya.md)</text:p>
          </table:table-cell>
        </table:table-row>
        <table:table-row table:style-name="ro1">
          <table:table-cell office:value-type="string" calcext:value-type="string">
            <text:p><text:s text:c="2"/>* [ SuroboyoKeTambora ](/wiki/TimPengembang/Dokumentasi/Panduan/PanduanPemutakhiran/SuroboyoKeTambora.md)</text:p>
          </table:table-cell>
        </table:table-row>
        <table:table-row table:style-name="ro1">
          <table:table-cell office:value-type="string" calcext:value-type="string">
            <text:p><text:s text:c="2"/>* [ TahapanRilis ](/wiki/TimPengembang/ManajerRilis/TahapanRilis.md)</text:p>
          </table:table-cell>
        </table:table-row>
        <table:table-row table:style-name="ro1">
          <table:table-cell office:value-type="string" calcext:value-type="string">
            <text:p><text:s text:c="2"/>* [ Tajuk.png ](/wiki/Assets/Images/Markdown/Tajuk.png)</text:p>
          </table:table-cell>
        </table:table-row>
        <table:table-row table:style-name="ro1">
          <table:table-cell office:value-type="string" calcext:value-type="string">
            <text:p><text:s text:c="2"/>* [ TangkapanLayar ](/wiki/TimPengembang/Dokumentasi/Draf/TangkapanLayar.md)</text:p>
          </table:table-cell>
        </table:table-row>
        <table:table-row table:style-name="ro1">
          <table:table-cell office:value-type="string" calcext:value-type="string">
            <text:p><text:s text:c="2"/>* [ tango-icon-theme ](/wiki/TimPengembang/Pemaket/PanduanPaketImpor/tango-icon-theme.md)</text:p>
          </table:table-cell>
        </table:table-row>
        <table:table-row table:style-name="ro1">
          <table:table-cell office:value-type="string" calcext:value-type="string">
            <text:p><text:s text:c="2"/>* [ Tantangan ](/wiki/Acara/Tantangan)</text:p>
          </table:table-cell>
        </table:table-row>
        <table:table-row table:style-name="ro1">
          <table:table-cell office:value-type="string" calcext:value-type="string">
            <text:p><text:s text:c="2"/>* [ TantanganBlankOn ](/wiki/Acara/Tantangan/TantanganBlankOn.md)</text:p>
          </table:table-cell>
        </table:table-row>
        <table:table-row table:style-name="ro1">
          <table:table-cell office:value-type="string" calcext:value-type="string">
            <text:p><text:s text:c="2"/>* [ tasksel ](/wiki/TimPengembang/Pemaket/PanduanPaketImpor/tasksel.md)</text:p>
          </table:table-cell>
        </table:table-row>
        <table:table-row table:style-name="ro1">
          <table:table-cell office:value-type="string" calcext:value-type="string">
            <text:p><text:s text:c="2"/>* [ TataLaksanaDaya ](/wiki/TimPengembang/Dokumentasi/Kelas/TataLaksanaDaya.md)</text:p>
          </table:table-cell>
        </table:table-row>
        <table:table-row table:style-name="ro1">
          <table:table-cell office:value-type="string" calcext:value-type="string">
            <text:p><text:s text:c="2"/>* [ TimBisnis ](/wiki/TimPengembang/TimBisnis.md)</text:p>
          </table:table-cell>
        </table:table-row>
        <table:table-row table:style-name="ro1">
          <table:table-cell office:value-type="string" calcext:value-type="string">
            <text:p><text:s text:c="2"/>* [ TimBlankOn ](/wiki/TimPengembang/TimBlankOn.md)</text:p>
          </table:table-cell>
        </table:table-row>
        <table:table-row table:style-name="ro1">
          <table:table-cell office:value-type="string" calcext:value-type="string">
            <text:p><text:s text:c="2"/>* [ TimPemasaran ](/wiki/TimPengembang/Humas/TimPemasaran.md)</text:p>
          </table:table-cell>
        </table:table-row>
        <table:table-row table:style-name="ro1">
          <table:table-cell office:value-type="string" calcext:value-type="string">
            <text:p><text:s text:c="2"/>* [ TimPengembangSrimubil ](/wiki/ProdukBlankOn/Srimubil/TimPengembangSrimubil.md)</text:p>
          </table:table-cell>
        </table:table-row>
        <table:table-row table:style-name="ro1">
          <table:table-cell office:value-type="string" calcext:value-type="string">
            <text:p><text:s text:c="2"/>* [ TimProyek ](/wiki/TimPengembang/TimProyek.md)</text:p>
          </table:table-cell>
        </table:table-row>
        <table:table-row table:style-name="ro1">
          <table:table-cell office:value-type="string" calcext:value-type="string">
            <text:p><text:s text:c="2"/>* [ TimTester ](/wiki/TimPengembang/TimTester.md)</text:p>
          </table:table-cell>
        </table:table-row>
        <table:table-row table:style-name="ro1">
          <table:table-cell office:value-type="string" calcext:value-type="string">
            <text:p><text:s text:c="2"/>* [ TOC.png ](/wiki/Assets/Images/Markdown/TOC.png)</text:p>
          </table:table-cell>
        </table:table-row>
        <table:table-row table:style-name="ro1">
          <table:table-cell office:value-type="string" calcext:value-type="string">
            <text:p><text:s text:c="2"/>* [ TODO ](/wiki/TimPengembang/Pemaket/TODO.md)</text:p>
          </table:table-cell>
        </table:table-row>
        <table:table-row table:style-name="ro1">
          <table:table-cell office:value-type="string" calcext:value-type="string">
            <text:p><text:s text:c="2"/>* [ TombolWeb ](/wiki/TimPengembang/Kesenian/TombolWeb.md)</text:p>
          </table:table-cell>
        </table:table-row>
        <table:table-row table:style-name="ro1">
          <table:table-cell office:value-type="string" calcext:value-type="string">
            <text:p><text:s text:c="2"/>* [ Toshiba ](/wiki/Instalasi/Toshiba.md)</text:p>
          </table:table-cell>
        </table:table-row>
        <table:table-row table:style-name="ro1">
          <table:table-cell office:value-type="string" calcext:value-type="string">
            <text:p><text:s text:c="2"/>* [ Trac ](/wiki/TimPengembang/Infrastruktur/Trac.md)</text:p>
          </table:table-cell>
        </table:table-row>
        <table:table-row table:style-name="ro1">
          <table:table-cell office:value-type="string" calcext:value-type="string">
            <text:p><text:s text:c="2"/>* [ Tutorial ](/wiki/TimPengembang/Pemaket/Tutorial)</text:p>
          </table:table-cell>
        </table:table-row>
        <table:table-row table:style-name="ro1">
          <table:table-cell office:value-type="string" calcext:value-type="string">
            <text:p><text:s text:c="2"/>* [ Tutorial ](/wiki/TimPengembang/Pemaket/Tutorial/Tutorial.md)</text:p>
          </table:table-cell>
        </table:table-row>
        <table:table-row table:style-name="ro1">
          <table:table-cell office:value-type="string" calcext:value-type="string">
            <text:p><text:s text:c="2"/>* [ ubiquity ](/wiki/TimPengembang/Pemaket/PanduanPaketImpor/ubiquity.md)</text:p>
          </table:table-cell>
        </table:table-row>
        <table:table-row table:style-name="ro1">
          <table:table-cell office:value-type="string" calcext:value-type="string">
            <text:p><text:s text:c="2"/>* [ UlasanBlankOn1.pdf ](/wiki/Assets/Others/UlasanBlankOn1.pdf)</text:p>
          </table:table-cell>
        </table:table-row>
        <table:table-row table:style-name="ro1">
          <table:table-cell office:value-type="string" calcext:value-type="string">
            <text:p><text:s text:c="2"/>* [ Umum ](/wiki/TimPengembang/Infrastruktur/Umum.md)</text:p>
          </table:table-cell>
        </table:table-row>
        <table:table-row table:style-name="ro1">
          <table:table-cell office:value-type="string" calcext:value-type="string">
            <text:p><text:s text:c="2"/>* [ Unhas ](/wiki/TimPengembang/Infrastruktur/Unhas.md)</text:p>
          </table:table-cell>
        </table:table-row>
        <table:table-row table:style-name="ro1">
          <table:table-cell office:value-type="string" calcext:value-type="string">
            <text:p><text:s text:c="2"/>* [ Utang ](/wiki/TimPengembang/Infrastruktur/Utang.md)</text:p>
          </table:table-cell>
        </table:table-row>
        <table:table-row table:style-name="ro1">
          <table:table-cell office:value-type="string" calcext:value-type="string">
            <text:p><text:s text:c="2"/>* [ WifiAtheros ](/wiki/TimPengembang/Dokumentasi/Draf/WifiAtheros.md)</text:p>
          </table:table-cell>
        </table:table-row>
        <table:table-row table:style-name="ro1">
          <table:table-cell office:value-type="string" calcext:value-type="string">
            <text:p><text:s text:c="2"/>* [ Wiki ](/wiki/TimPengembang/Infrastruktur/Wiki.md)</text:p>
          </table:table-cell>
        </table:table-row>
        <table:table-row table:style-name="ro1">
          <table:table-cell office:value-type="string" calcext:value-type="string">
            <text:p><text:s text:c="2"/>* [ Yelp ](/wiki/TimPengembang/Dokumentasi/Yelp.md)</text:p>
          </table:table-cell>
        </table:table-row>
        <table:table-row table:style-name="ro1">
          <table:table-cell office:value-type="string" calcext:value-type="string">
            <text:p><text:s text:c="2"/>* [ Yeyen ](/wiki/TimPengembang/Infrastruktur/Yeyen.md)</text:p>
          </table:table-cell>
        </table:table-row>
        <table:table-row table:style-name="ro1">
          <table:table-cell office:value-type="string" calcext:value-type="string">
            <text:p><text:s text:c="2"/>* [ Yht ](/wiki/Profil/Yht.md)</text:p>
          </table:table-cell>
        </table:table-row>
      </table:table>
      <table:named-expressions/>
      <table:database-ranges>
        <table:database-range table:name="__Anonymous_Sheet_DB__1" table:target-range-address="PanduanDistribusi.A1:PanduanDistribusi.A1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bjad.A1:Abjad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7:34:30.249584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09T14:25:00.113568012</meta:creation-date>
    <dc:date>2017-08-29T17:43:51.773541555</dc:date>
    <dc:creator>Faiq Aminuddin</dc:creator>
    <meta:editing-duration>PT3H24M41S</meta:editing-duration>
    <meta:editing-cycles>25</meta:editing-cycles>
    <meta:generator>LibreOffice/5.3.0.3$Linux_x86 LibreOffice_project/7074905676c47b82bbcfbea1aeefc84afe1c50e1</meta:generator>
    <meta:document-statistic meta:table-count="7" meta:cell-count="9264" meta:object-count="0"/>
  </office:meta>
</office:document-meta>
</file>